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302cm"/>
    </style:style>
    <style:style style:name="co2" style:family="table-column">
      <style:table-column-properties fo:break-before="auto" style:column-width="2.401cm"/>
    </style:style>
    <style:style style:name="co3" style:family="table-column">
      <style:table-column-properties fo:break-before="auto" style:column-width="3.441cm"/>
    </style:style>
    <style:style style:name="co4" style:family="table-column">
      <style:table-column-properties fo:break-before="auto" style:column-width="9.559cm"/>
    </style:style>
    <style:style style:name="co5" style:family="table-column">
      <style:table-column-properties fo:break-before="auto" style:column-width="27.536cm"/>
    </style:style>
    <style:style style:name="co6" style:family="table-column">
      <style:table-column-properties fo:break-before="auto" style:column-width="28cm"/>
    </style:style>
    <style:style style:name="co7" style:family="table-column">
      <style:table-column-properties fo:break-before="auto" style:column-width="1.861cm"/>
    </style:style>
    <style:style style:name="co8" style:family="table-column">
      <style:table-column-properties fo:break-before="auto" style:column-width="6.76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72cm" fo:break-before="auto" style:use-optimal-row-height="true"/>
    </style:style>
    <style:style style:name="ro3" style:family="table-row">
      <style:table-row-properties style:row-height="1.736cm" fo:break-before="auto" style:use-optimal-row-height="true"/>
    </style:style>
    <style:style style:name="ro4" style:family="table-row">
      <style:table-row-properties style:row-height="1.679cm" fo:break-before="auto" style:use-optimal-row-height="true"/>
    </style:style>
    <style:style style:name="ro5" style:family="table-row">
      <style:table-row-properties style:row-height="0.864cm" fo:break-before="auto" style:use-optimal-row-height="true"/>
    </style:style>
    <style:style style:name="ro6" style:family="table-row">
      <style:table-row-properties style:row-height="0.4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table-cell-properties fo:wrap-option="no-wrap"/>
      <style:text-properties fo:font-weight="bold" style:font-weight-asian="bold" style:font-weight-complex="bold"/>
    </style:style>
    <style:style style:name="ce5" style:family="table-cell" style:parent-style-name="Default">
      <style:table-cell-properties fo:wrap-option="no-wrap"/>
    </style:style>
  </office:automatic-styles>
  <office:body>
    <office:spreadsheet>
      <table:calculation-settings table:automatic-find-labels="false" table:use-regular-expressions="false" table:use-wildcards="true"/>
      <table:table table:name="labelling_shee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column table:style-name="co6" table:default-cell-style-name="ce5"/>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kode1</text:p>
          </table:table-cell>
          <table:table-cell table:style-name="ce1" office:value-type="string" calcext:value-type="string">
            <text:p>kode2</text:p>
          </table:table-cell>
          <table:table-cell table:style-name="ce1" office:value-type="string" calcext:value-type="string">
            <text:p>kode3</text:p>
          </table:table-cell>
          <table:table-cell table:style-name="ce2" office:value-type="string" calcext:value-type="string">
            <text:p>tittel</text:p>
          </table:table-cell>
          <table:table-cell table:style-name="ce2" office:value-type="string" calcext:value-type="string">
            <text:p>korttekst</text:p>
          </table:table-cell>
          <table:table-cell table:style-name="ce4" office:value-type="string" calcext:value-type="string">
            <text:p>fulltekst</text:p>
          </table:table-cell>
          <table:table-cell table:style-name="ce1" office:value-type="string" calcext:value-type="string">
            <text:p>kommune</text:p>
          </table:table-cell>
          <table:table-cell table:style-name="ce1" office:value-type="string" calcext:value-type="string">
            <text:p>dokument_id</text:p>
          </table:table-cell>
          <table:table-cell table:style-name="ce1" table:number-columns-repeated="16376"/>
        </table:table-row>
        <table:table-row table:style-name="ro2">
          <table:table-cell office:value-type="string" calcext:value-type="string">
            <text:p>vedlegg</text:p>
          </table:table-cell>
          <table:table-cell office:value-type="string" calcext:value-type="string">
            <text:p>internt notat</text:p>
          </table:table-cell>
          <table:table-cell office:value-type="string" calcext:value-type="string">
            <text:p>klima, miljø, samfunn</text:p>
          </table:table-cell>
          <table:table-cell office:value-type="string" calcext:value-type="string">
            <text:p>Bymiljøetatens (Klimaetatens) innspill til - Forslag om hjemmel til kommunale klimakrav til byggeplasser eller bygge- og anleggsplasser</text:p>
          </table:table-cell>
          <table:table-cell office:value-type="string" calcext:value-type="string">
            <text:p><text:s/>Klimaetaten Til Intern korrespondanse BBU - Seksjon klima, miljø og samfunn Vår referanse: 2024/126443-9 (Arbeidssted) v/Ulrikke Christina Kjær Saksbehandler: Elisabeth Skancke Sørheim Dato: 26. september 2024 Fra Klimaetaten Klimaetatens innspill til - Forslag om hjemmel til kommunale klimakrav til byggeplasser eller bygge- og anleggsplasser I denne høringen sender Miljødirektoratet på vegne av Klima- og miljødepartementet forslag om å gi kommunene lovhjemmel til å utarbeide lokal forskrift fo</text:p>
          </table:table-cell>
          <table:table-cell office:value-type="string" calcext:value-type="string">
            <text:p><text:s/>Klimaetaten Til Intern korrespondanse BBU - Seksjon klima, miljø og samfunn Vår referanse: 2024/126443-9 (Arbeidssted) v/Ulrikke Christina Kjær Saksbehandler: Elisabeth Skancke Sørheim Dato: 26. september 2024 Fra Klimaetaten Klimaetatens innspill til - Forslag om hjemmel til kommunale klimakrav til byggeplasser eller bygge- og anleggsplasser I denne høringen sender Miljødirektoratet på vegne av Klima- og miljødepartementet forslag om å gi kommunene lovhjemmel til å utarbeide lokal forskrift for å stille klimakrav til byggeplasser eller til bygge- og anleggsplasser. Bergen kommune har ventet på muligheten til å kunne stille klimakrav til bygge- og anleggsplasser i arbeidet med å redusere klimagassutslipp fra bygge- og anleggssektoren. Bergen kommune er en av storbyene bak storbyerklæringen om at alle bygge- og anleggsplasser i kommunens prosjekter skal være utslippsfrie i 2025, og med mål om at alle bygge- og anleggsplasser innenfor kommunens grenser skal være utslippsfrie innen 2030. Det er foreslått tre ulike modeller for hvilke typer prosjekter kommunen skal kunne stille klimakrav til. Modell 2A: Kommunene kan stille klimakrav til alle typer bygge- og anleggsprosjekter innenfor kommunegrensen for alle typer byggherrer. Begrunnelse: Dette gir den største klimaeffekten, men det vil også være mest overlappende med andre virkemiddel Modell 2B: Kommunene kan stille klimakrav til alle bygge og anleggsaktiviteter innenfor kommunegrensen men bare for private aktører. Statlige og andre offentlige prosjekter er unntatt. Begrunnelse: Offentlige aktører kan reguleres mer treffsikkert og kostnadseffektivt gjennom andre eksisterende og nye virkemiddel. Modell 2C: Kommunene kan stille klimakrav til alle typer byggeprosjekter innenfor kommunegrensen, men ikke til anleggsprosjekter. Det gjelder for alle typer byggherrer Begrunnelse: Anleggsplasser er ofte større, foregår i grisgrente strøk og kan strekke seg over flere kommuner. Man er redd det kan føre til forsinket utbygging av ladeinfrastruktur og omlegging til nullutslippsløsninger for transport. Forslaget gjelder direkte utslipp fra energibruk som skjer inne på bygge- og anleggsplasser og omfatter ikke utslipp fra transport til og fra byggeplass eller arealbruksendringer. Det åpnes ikke opp for mellomløsninger med bruk av biodrivstoff. Det er også forutsatt at kommunen innarbeider en unntaksbestemmelse i den lokale forskriften som gjør at bygge og anleggsplasser kan unntas fra kravene under visse forutsetninger. Klimaetatens anbefaling I Storbyerklæringen, der Bergen kommune har vært en pådriver for en samordning mellom storbykommunene, ligger målsetningen at overgangen til nullutslippsløsninger skal gjelde alle typer bygge- og anleggsplasser og alle typer aktører. Klimaetaten anbefaler Modell 2A basert på at dette alternativet: a) Gir størst reduksjon i klimagassutslippene b) Bidrar til størst grad av forutsigbarhet og rettferdighet c) Er enklest å både kommunisere og håndheve d) Vil bidra til nødvendig innovasjon klimaomstillingen Kommunene kjenner både den lokale byggenæringen og det lokale energisystemet godt, og langt bedre enn statlige myndigheter, derfor bør det være opp til den enkelte kommune å vurdere om og når en lokal forskrift skal innføres, hvilke krav til utslippsreduksjon som stilles og hvilket geografisk område forskriften skal gjelde for. Under følger en mer utfyllende begrunnelse for anbefalingen: Størst reduksjon i klimagassutslippene Som det vises til i konsekvensutredningen til høringen, vil modell 2A gi størst reduksjon i klimagassutslippene. Anleggsplasser står for en stor andel av klimagassutslippene. I Bergen kommune har klimagassutslippene fra bygg- og anleggsmaskiner økt med rundt 20 % siden 2009. Bergen kommune har sammen med de andre norske storbyene satt seg ambisiøse klimamål frem mot 2030, og jobber systematisk for å kunne nå egne klimamål, men trenger virkemidler for å få dette til. Norge er allerede det landet som ligger lengst fremme i verden når det gjelder erfaringer med utslippsfrie bygge- og anleggsplasser. Både Bergen kommune og andre utbyggere har gjennomført flere vellykkede bygge- og anleggsprosjekter med nullutslippsteknologi i Bergen. Så lenge det vil være krav om unntaksbestemmelser i en lokal forskrift, vurderer Klimaetaten at det er nødvendig å inkludere alle aktører og både bygge- og anleggsplasser. Størst grad av forutsigbarhet og likhet På tross av at det innføres andre virkemidler, blant annet kravet om 30% vekting av miljø i det offentlige anskaffelsesregelverket, mener Klimaetaten at det er avgjørende at regelverket som foreslås oppleves så forutsigbart og rettferdig som mulig. Derfor bør det være vesentlig å unngå at regelverk utformes på en måte der det kan gis inntrykk av at private eller offentlige aktører behandles ulikt. Internt i kommunen vil man være avhengig av gode innkjøpsrutiner og til en viss grad enkeltinnkjøperes erfaringer med å stille og vurdere klimakrav. I tillegg blir vi som kommune prisgitt den enkelte aktørs vilje til å kreve utslippsfri bygge- og anleggsvirksomhet. Her mener Klimaetaten at Klima- og miljødepartementet i forskriften bør være tydelig når man ser for seg et generelt forbud mot bruk av fossile energikilder. Lettest å kommunisere, forstå og håndheve. I Bergen kommune vil vi også peke på at å skille mellom offentlige og private bygge- og anleggsprosjekter i enkelte tilfeller vil kunne være utfordrende. Det pågår en betydelig grad av koordinering og samarbeid på tvers av offentlige og private aktører. I Bergen gjelder det særlig anleggsprosjekter i sentrum samarbeidet «Graveklubben». Klimaetaten erfarer også at skillet mellom hva som er en byggeplass, og hva som er en anleggsplass ikke nødvendigvis er så entydig som det i utredningen legges opp til. Viktig for innovasjon og innføring av nye løsninger Klimaetaten erkjenner at det særlig på en del anleggsplasser med dagens tilgjengelige løsninger vil kunne være krevende både økonomisk og teknisk å få til nullutslippsløsninger. Men nettopp av den grunn er innovasjon og utprøving av ny teknologi og nye løsninger viktig. Det at kommunen har mulighet til å stille krav og samtidig gjøre unntak når det er nødvendig, vil kunne drive utviklingen. Dette er noe kommunen kan regulere gjennom utformingen av lokal forskrift. Hjemmelen foreslått i Modell 2A vil gi Bergen kommune mulighet til å vedta en lokal forskrift for å regulere utslipp fra bygge- og anleggsplasser innenfor kommunens grenser og ikke et krav til å innføre slike reguleringer. Med hilsen Klimaetaten Stina Ellevseth Oseland - leder Elisabeth Sørheim - saksbehandler Dokumentet er godkjent elektronisk. Kopi: Juridisk seksjon (Arbeidssted) </text:p>
          </table:table-cell>
          <table:table-cell office:value-type="float" office:value="4601" calcext:value-type="float">
            <text:p>4601</text:p>
          </table:table-cell>
          <table:table-cell office:value-type="string" calcext:value-type="string">
            <text:p>573bc1e7-7e46-5cca-8835-7af06e0100ab</text:p>
          </table:table-cell>
          <table:table-cell table:number-columns-repeated="16376"/>
        </table:table-row>
        <table:table-row table:style-name="ro2">
          <table:table-cell office:value-type="string" calcext:value-type="string">
            <text:p>saksfremlegg</text:p>
          </table:table-cell>
          <table:table-cell office:value-type="string" calcext:value-type="string">
            <text:p>forslag</text:p>
          </table:table-cell>
          <table:table-cell office:value-type="string" calcext:value-type="string">
            <text:p>klima, miljø, samfunn</text:p>
          </table:table-cell>
          <table:table-cell office:value-type="string" calcext:value-type="string">
            <text:p>Forvaltningsplan for grågås i Bergen kommune 2023 - 2027, og forslag til lovtekst for lokal forskrift om utvidet jakttid på grågås i Bergen kommune</text:p>
          </table:table-cell>
          <table:table-cell office:value-type="string" calcext:value-type="string">
            <text:p><text:s/>BYRÅDET Byrådssak /24 Saksframstilling Vår referanse: 2024/05344-27 Forvaltningsplan for grågås i Bergen kommune 2023 – 2027, og forslag til lovtekst for lokal forskrift om utvidet jakttid på grågås i Bergen kommune Hva saken gjelder: Byrådet legger i denne saken frem Forvaltningsplan for grågås i Bergen kommune 2023 – 2027, og tilhørende forslag til lokal forskrift om utvidet jakttid på grågås i Bergen kommune for behandling i bystyret. Både forvaltningsplanen og lokal forskrift skal behandles</text:p>
          </table:table-cell>
          <table:table-cell office:value-type="string" calcext:value-type="string">
            <text:p><text:s/>BYRÅDET Byrådssak /24 Saksframstilling Vår referanse: 2024/05344-27 Forvaltningsplan for grågås i Bergen kommune 2023 – 2027, og forslag til lovtekst for lokal forskrift om utvidet jakttid på grågås i Bergen kommune Hva saken gjelder: Byrådet legger i denne saken frem Forvaltningsplan for grågås i Bergen kommune 2023 – 2027, og tilhørende forslag til lokal forskrift om utvidet jakttid på grågås i Bergen kommune for behandling i bystyret. Både forvaltningsplanen og lokal forskrift skal behandles og godkjennes av Statsforvalteren i Vestland (jf. Forskrift om jakt- og fangsttider samt sanking av egg og dun for jaktsesongene fra og med 1. april 2022 til og med 31. mars 2028, § 3) i etterkant av bystyrets vedtak. Bakgrunn Utfordringer med grågås er et stadig økende problem for jordbruket på Vestlandet, også i Bergen. Grågås er klimavinnere, og bestanden er økende. Gjessene foretrekker ofte å beite på dyrket mark, fremfor naturlige beiteområder. Videre legger de igjen store mengder avføring som forringer fôret. Skadeomfanget varierer mellom vekstsesonger og mellom områder, men det er typisk at enkelte gårdbrukere får en uforholdsmessig stor del av ulempene. Det kan også forekomme konflikter knyttet til friluftsliv, særlig på badeplasser, samt utfordringer for flysikkerheten. Det er ingen bestandsregulering av grågås i Bergen, og liten tradisjon for jakt. Normal jakttid for grågås er 10. august – 23. desember. Et aktuelt bestandsregulerende tiltak er å begynne jakten tidligere, slik at avlinger i mindre grad blir ødelagt. Statsforvalter kan, gjennom lokal forskrift, utvide jakttiden (og eventuelt skadefelling). For at Statsforvalter skal kunne fastsette en lokal forskrift, må det ligge en lokal forvaltningsplan til grunn. En forvaltningsplan og forskrift om utvidet jakttid er en systematisk tilnærming til problemet. Formål Formålet med forvaltningsplanen er en mer helhetlig og samkjørt forvaltning av grågås. Gjennom økt kunnskap, avsetting av friområder for gjess, rolle- og ansvarsavklaring i forvaltningen, samt bedre organisert jakt, skal planen bidra til en bestandsregulering mot et mer bærekraftig bestandsnivå. Både hensynet til grågås som stedegen art, og hensynet til landbruksdrift uten uforholdsmessig høye avlingstap skal ivaretas. Prosess og medvirkning Byrådet besluttet i møtet 01.02.2024 i sak 1019/24 å starte opp arbeid med Forvaltningsplan for grågås og lokal forskrift om utvidet jakttid. 1 Planforslaget er utarbeidet av Bymiljøetaten i samarbeid med berørte bønder i Bergen nord. I forkant av høringsperioden ble det arrangert fysiske oppstarts- og oppfølgingsmøter, befaringer ved de berørte eiendommene og løpende dialog rundt status og resultat for tellingene gjennomført i perioden 2020 – 2023. Underveis i arbeidet har også bønder i Bergen sørvest blitt koblet på, og invitert inn i det årlige tellearbeidet for kartlegging av beiteskadeproblematikken. Bymiljøetaten har også vært i kontakt med Osterøy kommune, Bergen og Omlands Friluftsråd (BOF), Avinor avd. Flesland, Bondelaget lokalt, samt lokale jegerforeninger for innspill og avklaring rundt involveringsbehovet. Det ble gjennomført intern dialog med fagpersoner med ansvar for landbruk i Bergen kommune, samt kontakt med smittevernoverlegen for avklaringer vedrørende temaet smitterisiko. Byrådet besluttet i møtet 22.02.2024 i sak 1036/24 å legge utkast til Forvaltningsplan for grågås og forslag til lovtekst for «Forskrift om utvidet jakttid på grågås, Bergen kommune» ut på høring i seks uker. Høringsperioden var 26.02.2024 – 08.04.2024. Det kom syv høringsinnspill i saken. Høringsinnspill og Bymiljøetatens kommentarer er oppsummert i vedlagt merknadsskjema. Som følge av innspillene ble det avholdt møter med Avinor AS og Byrådsavdeling for næring, kultur og idrett (BNKI) ved landbruk i etterkant av høringsperioden. Det er gjort enkelte endringer i plandokumentet etter høring, omtalt under Endringer i planforslaget etter høring. Innhold i planen Forvaltningsplanen gir en gjennomgang av biologi og bestandsstatus for grågås i Bergen, samt en skildring av hvilke skader og utfordringer vi står overfor. Planforslaget beskriver hvordan de nevnte problemene skal løses i kommunen gjennom forebyggende og avbøtende tiltak, samt bedre grunneierorganisert jakt. Overordnet mål Følgende er foreslått som overordnet mål i planen: Forvalte den naturlig stedegne arten grågås på en økologisk bærekraftig måte, med hensyn til grågås som en etablert lokal hekkende art, men på et bestandsnivå som ikke går på bekostning av øvrig biologisk mangfold, og som samtidig ivaretar landbruksøkonomiske-, frilufts- og rekreasjonsinteresser. Hovedmål Følgende er foreslått som hovedmål i planen: 1. Gjennom aktiv og hensiktsmessig organisert jakt sørge for en bestandsregulering av lokal grågåsbestand til et nivå som er forenlig med den aktive landbruksnæringen. 2. Øke kunnskapsgrunnlaget om lokal grågåsbestand for videre bærekraftig forvaltning, inkl. gjennomføre et pilotprosjekt med etablering av friområder og økonomisk støtteordning for kunnskap og erfaring med en slik løsning for kommunens lokale forhold. 3. Fremme grågås som viltressurs; både som jaktobjekt og som verdifull matressurs. Til hvert hovedmål er det tilhørende delmål og liste med virkemidler. Det vises til plandokumentet for disse i sin helhet. 2 Tiltak og prioriteringer Med bakgrunn i den lokale situasjonen med grågås, telle-, sanke- og fellingsdata, samt lokale utfordringer, behov og erfaringer med utprøvde avbøtende tiltak, vil følgende tema bli prioritert i forvaltningen av grågås i planperioden: • Øke grunneiersamarbeidet for etablering av "gåsevald" og mer effektiv jakt med økt jaktutbytte. o Jakten bør organiseres i jaktfelt og grunneiere i jaktfeltene går sammen om koordinering av skremmetiltak og jakt, deriblant gjennom å etablere jaktfrie soner, og dager uten jakt. • Øke dialogen mellom grunneiere i de berørte områdene for mer erfaringsutveksling og kommunikasjon rundt driftsplaner som vil kunne ha innvirkning på gjessenes områdebruk kommende sesonger. • Søke Statsforvalteren om godkjenning av lokal forskrift om utvidet jakttid på grågås, jf. Forskrift om jakt- og fangsttider § 3. • Fortsette arbeidet med å vurdere behovet og eventuelt etablere friområder for gjess innenfor de totalt seks områdene som er identifisert som berørt av gås i kommunen. • Fortsette kartlegging av hekkelokaliteter i kommunen, og øke oppmerksomheten på sanking av egg, både som matressurs og som et bestandsregulerende tiltak. Vurdere behov for utvidet tid for eggsanking. • Gjennomføre ROS analyse i sone 5/ved Bergen Lufthavn for å vurdere påvirkningen utvidet jakttid eventuelt kan ha for flysikkerhet. • Fortsette med årlige gåsetellinger for å øke kunnskapen om grågås i kommunen, samt for å kunne tallfeste eventuelle bestandsendringer og evaluere effekten av tiltak som gjennomføres. Forslag til lovtekst til lokal forskrift om utvidet jakttid Vedlagt ligger forslag til lovtekst til lokal forskrift om utvidet jakttid. Forslaget innebærer utvidet jakttid i følgende periode: Dager Tid på døgnet Vilkår 21. juli – 25. juli Kl. 04.00 – 10.00 Jakten er begrenset til flyvende fugl over aktivt drevne innmarksareal, og inntil 30 meter fra slike areal. 26. juli – 9. august Kl. 04.00 – 10.00 Jakten er begrenset til aktivt drevne innmarksareal og gjødslet beite, og inntil 30 meter fra slike areal. Ordinær jakttid starter 10. august. Endringer i planforslaget etter høring Avinor AS spilte i sitt høringssvar inn behov for gjennomføring av ROS-analyse for sone 5 (ved Bergen Lufthavn) for å avdekke potensielle endringer i risikobildet på lufthavnen, samt friområde ved lufthavnen og registrering av lokale trekk knyttet til jakt i sone 5. Bymiljøetaten og Avinor har i samarbeid blitt enige om nødvendige endringer i planforslaget for å ivareta Avinors innspill. Som en følge av dette er det i plandokumentet under hovedmål 2 om økt 3 kunnskapsgrunnlag lagt til et nytt delmål om ROS-analyse for å avdekke risikobildet for flyplassen, sett i forhold til utvidet jakttid. Etter innspill fra BNKI er det gjort henvisning til Rundskriv 2021/18 - kommentarer til § 5 i forskrift for spesielle tiltak i jordbruket i avsnitt om SMIL-midler i plan-dokumentet, side 38, samt tilført et nytt avsnitt om regionalt miljøtilskudd i jordbruket (RMP) i plandokumentet. I tabellen over tiltak er det lagt til et nytt tiltak vedrørende RMP. Utover det nevnte er det kun gjort mindre tekstlige endringer i plandokumentet i etterkant av høring. Det er ikke gjort endringer i forslag til lokal forskrift etter høring. Fagetatens vurdering og anbefaling: Bymiljøetaten har levert fagnotat i saken (vedlagt). Bymiljøetaten har gjennomgått og vurdert innspill og kommentarer i forbindelse med høring av forvaltningsplan og forslag til lovtekst til lokal forskrift. Etatens helhetsinntrykk er at det er bred støtte rundt foreslått hoved- og delmål, samt at det i stor grad er felles forståelse for nødvendige tiltak for å oppnå målene. Bymiljøetaten anbefaler at Forvaltningsplan for grågås i Bergen kommune 2023 – 2027 fastsettes ved vedtak i bystyret. Vedtatt plan vil oversendes Statsforvalter i Vestland for endelig godkjenning. Bymiljøetaten anbefaler at lovtekst for «Forskrift om utvidet jakttid for grågås, Bergen kommune» vedtas. Vedtatt forskrift vil oversendes til Statsforvalteren i Vestland for endelig fastsetting. Forskrift trer i kraft når den er kunngjort i Norsk Lovtidend. Økonomiske konsekvenser: Saken har ingen økonomiske konsekvenser. Det er tatt høyde for planens foreslåtte pilotprosjekt og kostnader knyttet til dette innenfor Bymiljøetatens eksisterende driftsmidler (50 000,- i 2023). Det er ikke behov for nye bevilgninger. Byrådets vurdering og anbefaling/konklusjon: Byrådet ser at det i Bergen, på lik linje med mange andre vestlandskommuner, er utfordringer med en økende grågåsbestand. Gjessene beiter på avlinger og skaper store problemer for landbruket i kommunen. Byrådet mener en systematisk tilnærming til problemet er riktig vei å gå, gjennom en forvaltningsplan og oppfølgende lokal forskrift om utvidet jakttid. Det har vært en svært aktiv medvirkningsprosess i arbeidet med forvaltningsplanen. Byrådet ser at aktuelle aktører har vært godt involvert, og at planen har bred forankring. Byrådet mener at forslaget til forvaltningsplan og lokal forskrift bygger på et godt faglig grunnlag. Byrådet støtter Bymiljøetatens vurderinger, og anbefaler at Forvaltningsplan for grågås 2023 – 2027 og forslag til lovtekst for «Forskrift om utvidet jakttid for grågås, Bergen kommune» vedtas og oversendes Statsforvalteren i Vestland for endelig godkjenning og fastsettelse. Begrunnelse for framleggelse til bystyret: Reglement for Bergen bystyre og utvalgene 2023-2027 Vedtatt av Bergen bystyre 18.10.23 i B-sak 368-23: 5.8.1 Bystyret behandler selv saker om kommunale planer a) Planer som fastsetter mål og strategier for politikkområder og utforming av tjenesteproduksjon b) Temaplaner og andre overordnete planer og strategier 4 Byrådet innstiller til bystyret å fatte følgende vedtak: 1. Forvaltningsplan for grågås i Bergen kommune 2023 – 2027 vedtas. Vedtatt plan oversendes Statsforvalteren i Vestland for endelig godkjenning. 2. Forslag til lovtekst for «Forskrift om utvidet jakttid for grågås, Bergen kommune» vedtas. Forskriften oversendes Statsforvalteren i Vestland for endelig fastsettelse. Dato: 7. mai 2024 Christine B. Meyer Christine Kahrs Byrådsleder Byråd for byutvikling Dokumentet er godkjent elektronisk. Vedlegg: Fagnotat, datert 18.04.2024 Forvaltningsplan for grågås i Bergen kommune 2023 – 2027 Forslag til lovtekst «Forskrift for utvidet jakttid for grågås, Bergen kommune» Merknadsskjema, innspill og kommentarer Forvaltningsplan for grågås 5 </text:p>
          </table:table-cell>
          <table:table-cell office:value-type="float" office:value="4601" calcext:value-type="float">
            <text:p>4601</text:p>
          </table:table-cell>
          <table:table-cell office:value-type="string" calcext:value-type="string">
            <text:p>1cd3386d-18c4-5bed-8e8c-65236502d129</text:p>
          </table:table-cell>
          <table:table-cell table:number-columns-repeated="16376"/>
        </table:table-row>
        <table:table-row table:style-name="ro2">
          <table:table-cell office:value-type="string" calcext:value-type="string">
            <text:p>vedlegg</text:p>
          </table:table-cell>
          <table:table-cell office:value-type="string" calcext:value-type="string">
            <text:p>utgående brev</text:p>
          </table:table-cell>
          <table:table-cell office:value-type="string" calcext:value-type="string">
            <text:p>byggesak</text:p>
          </table:table-cell>
          <table:table-cell office:value-type="string" calcext:value-type="string">
            <text:p>17 TK Tilbakemelding støy</text:p>
          </table:table-cell>
          <table:table-cell office:value-type="string" calcext:value-type="string">
            <text:p><text:s/>Byplan 13.11.2023 DETALJREGULERING 1939 SOLNESET – TILBAKEMELDING ANG. STØY T-1442 er tydelig på at bruk av dempet fasade bare skal brukes unntaksvis og i situasjoner der det ikke er mulig å oppnå stille side gjennom andre plangrep. Man bør ha som utgangspunkt å etterstrebe at alle boenheter har tilgang til minst en stille side og at uteoppholdsareal har gode støyforhold. Av det vi kan se av støyrapport, bør det være mulig å få til at alle boenheter har tilgang til stille side, og bruk av dempe</text:p>
          </table:table-cell>
          <table:table-cell office:value-type="string" calcext:value-type="string">
            <text:p><text:s/>Byplan 13.11.2023 DETALJREGULERING 1939 SOLNESET – TILBAKEMELDING ANG. STØY T-1442 er tydelig på at bruk av dempet fasade bare skal brukes unntaksvis og i situasjoner der det ikke er mulig å oppnå stille side gjennom andre plangrep. Man bør ha som utgangspunkt å etterstrebe at alle boenheter har tilgang til minst en stille side og at uteoppholdsareal har gode støyforhold. Av det vi kan se av støyrapport, bør det være mulig å få til at alle boenheter har tilgang til stille side, og bruk av dempet fasade vil ikke være nødvending. Støyrapporten har gjort to beregninger for flystøy: dagens situasjon (2017) og en fremskrevet situasjon (2035). Vi mener dagens situasjon må legges til grunn, da det er knyttet mye usikkerhet rundt fremtidig situasjon. Støyrapporten viser at gul flystøysone vil berøre en fasade på to blokker (D2 og D3). Vegstøy vil berøre en fasade på fire blokker (B2, B3, C1 og C3). Flystøysone og vegstøysone er ikke overlappende. Dette gjør støysituasjonen enklere å løse. Støyrapporten skriver følgende i konklusjonen om flystøy: Med utforming av boenheter som har fasader med støynivå over grenseverdi må man prosjektere at minimum ett soverom med tilgang til stille side for å oppfylle kommuneplanenes bestemmelser. Og om vegstøy: Boenheter med overskridelser må prosjekteres slik at boenhetene har minst ett soverom vendt mot stille side for å overholde krav i kommuneplanen. Byplan viser til pkt. 3.2 i T-1442, som sier følgende: Utredningen skal gi tilstrekkelig kunnskap om støysituasjonen og synliggjøre behovet for tiltak mot støy. Støyutredningen skal bidra til at det utarbeides konkrete og hensiktsmessige reguleringsbestemmelser tilpasset planområdet og støysituasjonen, og gi kommunen et tilstrekkelig grunnlag for å vurdere om planen kan vedtas. Videre i pkt. 3.2.2 står følgende: Bestemmelser skal tilpasses den enkelte reguleringsplan og angi støygrenser og hvilke grenseverdier og kvalitetskriterier som gjelder for støyfølsom bebyggelse. Slik vi leser nåværende støybestemmelse i planen (2.1.1 d), svarer den ikke ut hva T-1442 etterspør. Nåværende støybestemmelse skyver på avklaringer rundt støy til rammesøknaden. Avklaring rundt støy må være gjort i reguleringsplanen. Vi ber forslagsstiller utforme nye bestemmelser på støy, som også sikrer at alle boenheter i blokkene B2, B3, C1, C3, D2 og D3 får minst et soverom mot stille side samt at uteoppholdsareal/ lekeareal ligger utenfor gul støysone. Vi stiller oss spørrende til hensynssone H-220. Etter det vi kan se er det en videreføring av den generelle støysonekartleggingen for flystøy for Tromsø kommune. Beregningene gjort i støyrapporten viser at flystøysone (dagens situasjon) er betydelig redusert. Vi tenker at denne flystøysonen skal ligge til grunn som hensynssone i plankartet. Samtidig merker vi oss at det ikke er tegnet inn en hensynssone for trafikkstøy. </text:p>
          </table:table-cell>
          <table:table-cell office:value-type="float" office:value="5501" calcext:value-type="float">
            <text:p>5501</text:p>
          </table:table-cell>
          <table:table-cell office:value-type="string" calcext:value-type="string">
            <text:p>1f29602e-2149-535c-8a85-48b08fe2edbe</text:p>
          </table:table-cell>
          <table:table-cell table:number-columns-repeated="16376"/>
        </table:table-row>
        <table:table-row table:style-name="ro2">
          <table:table-cell office:value-type="string" calcext:value-type="string">
            <text:p>protokoll</text:p>
          </table:table-cell>
          <table:table-cell office:value-type="string" calcext:value-type="string">
            <text:p>møteprotokoll</text:p>
          </table:table-cell>
          <table:table-cell office:value-type="string" calcext:value-type="string">
            <text:p>oppvekst</text:p>
          </table:table-cell>
          <table:table-cell office:value-type="string" calcext:value-type="string">
            <text:p>Saksprotokoll Bystyret, 31012024, Sak 3/24, Interpellasjon nr. 3 (tidligere nr.3/23) fra Even Sørland (A) om barnehageplass i eget nærområde. Bystyret 31.01.2024</text:p>
          </table:table-cell>
          <table:table-cell office:value-type="string" calcext:value-type="string">
            <text:p>Interpellasjon nr. 3 (tidligere nr.3/23) fra Even Sørland (A) om barnehageplass i eget nærområde. Bystyret 31.01.2024 Bergen bystyre behandlet saken i møtet 31.01.2024 sak 3/24: Det ble ikke fattet vedtak i saken. Bergen bystyres behandling Følgende representanter tok ordet: Even Oleson Sørland (A), Vasan Singaravel (H), Johanna Kästel Sandal Fond (A), Kuberan Thurairajah (SV), Per-Arne Hvidsten Larsen (V), Andreas Madsen Berg (SV). Spørsmål: Hva vil byråden gjøre for at alle barn skal få tilbud</text:p>
          </table:table-cell>
          <table:table-cell office:value-type="string" calcext:value-type="string">
            <text:p>Interpellasjon nr. 3 (tidligere nr.3/23) fra Even Sørland (A) om barnehageplass i eget nærområde. Bystyret 31.01.2024 Bergen bystyre behandlet saken i møtet 31.01.2024 sak 3/24: Det ble ikke fattet vedtak i saken. Bergen bystyres behandling Følgende representanter tok ordet: Even Oleson Sørland (A), Vasan Singaravel (H), Johanna Kästel Sandal Fond (A), Kuberan Thurairajah (SV), Per-Arne Hvidsten Larsen (V), Andreas Madsen Berg (SV). Spørsmål: Hva vil byråden gjøre for at alle barn skal få tilbud om barnehageplass i nærområdet sitt? Byråd Daniel C. E. Hägglund besvarte spørsmålet. </text:p>
          </table:table-cell>
          <table:table-cell office:value-type="float" office:value="4601" calcext:value-type="float">
            <text:p>4601</text:p>
          </table:table-cell>
          <table:table-cell office:value-type="string" calcext:value-type="string">
            <text:p>db4ff197-9bbc-5e72-8b18-6a32a82f1a18</text:p>
          </table:table-cell>
          <table:table-cell table:number-columns-repeated="16376"/>
        </table:table-row>
        <table:table-row table:style-name="ro2">
          <table:table-cell office:value-type="string" calcext:value-type="string">
            <text:p>vedlegg</text:p>
          </table:table-cell>
          <table:table-cell office:value-type="string" calcext:value-type="string">
            <text:p>internt notat</text:p>
          </table:table-cell>
          <table:table-cell office:value-type="string" calcext:value-type="string">
            <text:p>bymiljø</text:p>
          </table:table-cell>
          <table:table-cell office:value-type="string" calcext:value-type="string">
            <text:p>Notat_Problemstillinger_sentralt_på_Wergeland_09-11-2017</text:p>
          </table:table-cell>
          <table:table-cell office:value-type="string" calcext:value-type="string">
            <text:p>Notat – Problemstillinger sentralt på Wergeland Prosjekt: Fv. 582 Storetveitvegen og fv. 253 Minde allé. Anlegg for gående og syklende mellom Hagerups vei og Kanalveien Dato: 09.11.17 _____________________________________________________________________________________________________ Innhold Innledning...................................................................................................................................................... 2 Kollektivløsning...........................</text:p>
          </table:table-cell>
          <table:table-cell office:value-type="string" calcext:value-type="string">
            <text:p>Notat – Problemstillinger sentralt på Wergeland Prosjekt: Fv. 582 Storetveitvegen og fv. 253 Minde allé. Anlegg for gående og syklende mellom Hagerups vei og Kanalveien Dato: 09.11.17 _____________________________________________________________________________________________________ Innhold Innledning...................................................................................................................................................... 2 Kollektivløsning........................................................................................................................................... 2 Rundkjøring til Fageråsveien ................................................................................................................. 5 Kryss til Eikeveien ...................................................................................................................................... 7 Arealinngrep på regulerte byggeområder ........................................................................................ 8 Planforslag til 2. gangsbehandling, mai 2024 Dette notatet er utarbeidet i en tidlig fase av planarbeidet. Vær oppmerksom på at utforming av veganlegget er endret siden 2017. ConStrada AS Nesttunvegen 102 - 5221 NESTTUN - www.constrada.no 1 Innledning På oppdrag fra Statens vegvesen, jobber ConStrada med planlegging av anlegg for gående og syklende mellom Hagerups vei og Kanalveien. Som en del av dette arbeidet, skal ulike sykkelsystem vurderes på strekningen. Det er forutsatt at en i minst mulig grad skal ut over det som i dag er regulert til samferdsarealer i gjeldende områdeplan for Wergeland. I tillegg har planprosjektet en forutsetning om å ikke bryte med intensjonene i inngått utbyggingsavtale for Wergeland terrasse. Utbyggingsavtalen dekker blant annet opparbeidelse av torgarealer øst for Storetveitvegen nord for rundkjøring til Fageråsveien. Problemstillingene i området, knyttet blant annet til utforming av det helhetlige transportsystemet på Wergeland, gir særlige utfordringer for planleggingen innenfor gitte rammer. Disse gjelder uavhengig av hvilket sykkelsystem en anlegger på Wergeland. Dette notatet redegjør for sentrale problemstillinger. Notatet skal danne et beslutningsgrunnlag for å avklare hvilke løsninger planarbeidet skal legge til grunn i sentrale deler av Wergeland, med hensyn til: - Hvilken kollektivløsning som skal legges til grunn - Kryssløsning ved Fageråsveien - Kryssløsning og kjøremønster ved og i Eikeveien - Hvor store arealinngrep som kan innarbeides Figur 1; Oversiktsbilde av området og omtalte problemstillinger. ConStrada AS Nesttunvegen 102 - 5221 NESTTUN - www.constrada.no 2 Kollektivløsning Wergeland er et viktig byttepunkt mellom bybane og buss, samt endeholdeplass for linje 10 og 82. I tillegg betjenes Wergeland av linje 25 og 83. Disse har samlet 10 avganger i nordlig retning og 10 avganger i sørlig retning i løpet av den travleste timen av dagen. Wergeland er også et sentralt overgangspunkt ved buss for bane, noe som trolig vil bli mer aktuelt fremover på grunn av blant annet byggearbeider og vedlikehold på bybanen. I dag er det en busslomme i sørgående retning like sør for rundkjøring til Fageråsveien (oppstillingslengde ca. 21m, tilsvarende én buss), ett kantstopp i nordgående retning (oppstillingslengde 20m) og en reguleringslomme i Minde allé, ved Tine Meierier. Figur 2; Dagens holdeplasser og reguleringslomme vist med brun skravur. I gjeldende plan, 61160000 Wergeland sentrum, er busstoppene samlet på nordsiden av rundkjøringen. Planen viser ett kantstopp i begge retninger (oppstillingslengde 20m, tilsvarende én buss) i tillegg til en reguleringslomme foran Tine Meierier. Reguleringslommen er senere regulert vekk i plan for bybanen til Fyllingsdalen. Figur 3; Gjeldende plan på Wergeland, 61160000 Wergeland sentrum. ConStrada AS Nesttunvegen 102 - 5221 NESTTUN - www.constrada.no 3 Skyss og HFK har i tidligere arbeidsmøter signalisert at det må tilrettelegges for to samtidige leddbusser i hver retning, i tillegg til reguleringsplasser, for å tilfredsstille fremtidige behov på Wergeland. Ut fra prosjektets føringer med hensyn til arealinngrep og forhold til gjeldende utbyggingsavtaler, er det vanskelig å tilfredsstille kollektivtrafikkens fulle behov sentralt på Wergeland. Situasjonen med buss for bane vil være spesielt arealkrevende og vanskelig å dimensjonere for sentralt på Wergeland. Prosjektet foreslår at det legges til grunn en ny løsning for kollektiv på Wergeland. Denne viser plass til to samtidige busser (40 m oppstilling) i nordgående retning, samt en buss (20 m oppstilling) i sørgående retning. I tillegg er det vist en lomme for regulering like sør for rundkjøring til Fageråsveien (21 m oppstilling). Denne skal ikke fungere som holdeplass og det er derfor ikke kritisk at bussen kommer helt inntil kantsteinen, kun ut av kjørebanen. Det er heller ikke plattform mellom sykkelveg og busslomme, kun en refuge på 0,5 meter. Kollektivløsningen er lik for samtlige sykkelsystem. Figur 4; Forslag til ny kollektivløsning sentralt på Wergeland, her vist ved sykkelfelt. Dersom totalbehovet for kollektiv i området skal løses, med plass til fire leddbusser, reguleringsplasser og endeplassfasiliteter, vil en måtte gå utover de forutsetninger som er lagt til grunn i prosjektet så langt. ConStrada AS Nesttunvegen 102 - 5221 NESTTUN - www.constrada.no 4 Rundkjøring til Fageråsveien Rundkjøringen til Fageråsveien håndterer i dag busser som har endestopp på Wergeland og snur her for å starte ruten i nordgående retning. Det er også en del trafikk fra Kanalveien som snur i rundkjøringen for å fortsette nordover i Inndalsveien. Eksisterende rundkjøring i Kanalveien skal bygges om til signalregulert X-kryss i forbindelse med bybaneutbyggingen. Da stenges det for venstresving i Minde allé. Dette innebærer at trafikk fra Minde allé vest som skal mot Kanalveien nord, også må snu i rundkjøringen til Fageråsveien. Eksisterende rundkjøring har en ytre diameter på ca. 27,5 meter. I vedtatt områdeplan for Wergeland sentrum, er rundkjøringen flyttet noen meter mot sør og den ytre diameteren redusert med 2,5 meter, til 25 meter. Ved sporing med dimensjonerende buss etter håndbok N100 (lengde 15m), klarer en ikke snu i den regulerte rundkjøringen. Det er også kjørt sporing med en buss med lengde 12m. Denne klarer å snu, men med svært knapp margin. Figur 5; Sporing med buss (15m) i regulert rundkjøring på Wergeland. ConStrada AS Nesttunvegen 102 - 5221 NESTTUN - www.constrada.no 5 Prosjektet har vurdert en ny rundkjøring med justert plassering, men med diameter 28 meter. Plassering av rundkjøring er gjort med utgangspunkt i å komme minst mulig i konflikt med arealene knyttet til utbyggingsavtalen øst for Storetveitvegen. Figur 6; Rundkjøring med diameter 28 meter. Ortofoto under viser eksisterende situasjon. Rundkjøringen, slik den er vist i skissen over, sikrer fortsatt snumulighet for buss i dette punktet. Neste snualternativ for buss og vogntog er i rundkjøringen til Hagerups vei, 400 meter lengre sør. Dette gir en ekstra kjørelengde på 800 meter for busser som i dag snur på Wergeland. Til sammenligning har vi også sporet dagens rundkjøring med buss på 15m. Dette går også bra, men med knapp margin. Det er derfor planlagt rundkjøring med diameter på 28 meter. Ytre Snumulighet for buss Snumulighet for buss diameter (12m) (15m) Dagens rundkjøring 27,5 m Ja Ja* Regulert rundkjøring 25 m Ja* Nei Planlagt rundkjøring 28 m Ja Ja * Med knapp margin. ConStrada AS Nesttunvegen 102 - 5221 NESTTUN - www.constrada.no 6 Kryss til Eikeveien I områdeplan for Wergeland sentrum er det planlagt nytt, kanalisert kryss til Eikeveien. Forbindelsen mellom Storetveitvegen og Inndalsveien øst for Fanahallkvartalet stenges, og trafikken føres via Eikeveien til Inndalsveien. Figur 7; Vegsystem lagt til grunn for reguleringsplan 61160000 Wergeland sentrum (hentet fra notat Vegsystem vedlagt planen). Tine meierier er regulert til bevaring i plan for Mindemyren. Det overbygde inngangspartiet er ikke medtatt i hensynssonen for bevaring i reguleringsplanen. HFK har spilt inn følgende til oppstart av planarbeidet med gang- og sykkelanlegg mellom Hagerups vei og Kanalveien (dette prosjektet): «Ut frå plangrensa ved oppstart kan det virke som omsynsona for Tines administrasjonsbygg ved ein teknisk feil i plankartet ikkje har tatt med seg inngangspartiet til bygningen. Omsynsona er lagt heilt i vegglivet. Vi gjer merksam på at denne kan kome i konflikt med gang og sykkelvegen.» I områdeplanen for Wergeland er det regulert fortau og sykkelfelt over inngangspartiet. I planen for bybanen er det regulert fortau over inngangspartiet. Dette er gjeldende plan forbi bygningen. Det må forutsettes at inngangspartiet ikke kan rives. I figuren på neste side er vegglivet og inngangspartiet fra kartet vist med blå strek over gjeldende reguleringsplaner. ConStrada AS Nesttunvegen 102 - 5221 NESTTUN - www.constrada.no 7 Figur 8; Gjeldende planer ved Tines administrasjonsbygg. Blå strek viser bygningsfasaden. Rød sirkel markerer konflikten mellom veganlegget og bygningen. Konsekvensen av dette er at venstresvingefeltet som er planlagt i Minde allé, for trafikk til Eikeveien, ikke kan bli like langt som vist i plan for Wergeland sentrum. Foreløpige skisser viser at det maksimalt kan bli ca. 20 meter langt. Det utføres nå trafikktellinger og -analyser for å vurdere eventuell effekt av et slikt kort venstresvingefelt og andre mulige kryssløsninger. Det kan være aktuelt å fjerne muligheten for venstresving her, og lede trafikken til rundkjøringen ved Fageråsveien for å snu, som i dag. Arealinngrep på regulerte byggeområder I forhold til gjeldende plan for Wergeland, er den foreslåtte kollektivløsningen mer arealkrevende og rundkjøringen utvidet til å sikre snumulighet for buss og større kjøretøy. Dette skaper behov for å utvide samferdselsarealene utover det regulerte, uavhengig av sykkelsystem. Omfanget av beslaget er illustrert i de to vedlagte skissene. Her er ny kollektivløsning og rundkjøring med diameter på 28 meter tegnet ut for sykkelsystemene sykkelfelt og sykkelveg. For systemet med sykkelfelt er beslaget av regulerte byggeområder på ca. 380 m2. For sykkelveg beslaglegges ca. 270 m2. Prosjektet foreslår å gå videre med den beskrevne løsningen for kollektiv, samt rundkjøringen med diameter 28 m. Kollektivtrafikkens resterende behov for arealer må sikres utenfor Wergeland sentrum. ConStrada AS Maria Instanes Jebran ConStrada AS Nesttunvegen 102 - 5221 NESTTUN - www.constrada.no 8 ● ● ● ● ● ● ○ ○ ○ ○ ○ ○ ○○○ ○ ○○○ ○ ○ ○ ○ ○ ○ ○ ○ ● ○ ○ ○ ○ ○ ○ ○○○ ○ ○○○ ○ ○ ○ ○ ○ ○ ○ ○ </text:p>
          </table:table-cell>
          <table:table-cell office:value-type="float" office:value="4601" calcext:value-type="float">
            <text:p>4601</text:p>
          </table:table-cell>
          <table:table-cell office:value-type="string" calcext:value-type="string">
            <text:p>c1d9ae5e-7b10-5769-ae7e-15dbbc3f8257</text:p>
          </table:table-cell>
          <table:table-cell table:number-columns-repeated="16376"/>
        </table:table-row>
        <table:table-row table:style-name="ro2">
          <table:table-cell office:value-type="string" calcext:value-type="string">
            <text:p>vedlegg</text:p>
          </table:table-cell>
          <table:table-cell office:value-type="string" calcext:value-type="string">
            <text:p>internt notat</text:p>
          </table:table-cell>
          <table:table-cell/>
          <table:table-cell office:value-type="string" calcext:value-type="string">
            <text:p>Deloitte si statusoppdatering til møte i kontrollutvalet 23. januar 2024</text:p>
          </table:table-cell>
          <table:table-cell office:value-type="string" calcext:value-type="string">
            <text:p><text:s/>Deloitte AS Lars Hilles gate 30 Postboks 6013 Postterminalen NO-5892 Bergen Norway Tel: +47 55 21 81 00 www.deloitte.no Kontrollutvalget i Bergen v/sekretariatet 16. januar 2024 Status i pågående forvaltningsrevisjoner januar 2024 Tabellen nedenfor viser status i de ulike prosjektene sortert etter den møtedatoen vi per i dag mener vi vil kunne ha rapporter og prosjektplaner klar til behandling Dato for behandling av prosjekt/bestillinger 21. januar 2024 Deloitte AS and Deloitte Advokatfirma AS </text:p>
          </table:table-cell>
          <table:table-cell office:value-type="string" calcext:value-type="string">
            <text:p><text:s/>Deloitte AS Lars Hilles gate 30 Postboks 6013 Postterminalen NO-5892 Bergen Norway Tel: +47 55 21 81 00 www.deloitte.no Kontrollutvalget i Bergen v/sekretariatet 16. januar 2024 Status i pågående forvaltningsrevisjoner januar 2024 Tabellen nedenfor viser status i de ulike prosjektene sortert etter den møtedatoen vi per i dag mener vi vil kunne ha rapporter og prosjektplaner klar til behandling Dato for behandling av prosjekt/bestillinger 21. januar 2024 Deloitte AS and Deloitte Advokatfirma AS are the Norwegian affiliates of Deloitte NWE LLP, a member firm of Deloitte Touche Registrert i Foretaksregisteret Tohmatsu Limited ("DTTL"), its network of member firms, and their related entities. DTTL and each of its member firms are Medlemmer av Den norske Revisorforening legally separate and independent entities. DTTL (also referred to as "Deloitte Global") does not provide services to clients. Organisasjonsnummer: 980 211 282 Please see www.deloitte.no for a more detailed description of DTTL and its member firms. © Deloitte AS side 2 Forvaltningsrevisjon av Formålet med denne forvaltningsrevisjonen er å undersøke om Bergen legevakten legevakt er organisert på en hensiktsmessig måte for å sikre befolkningen et forsvarlig tilbud om øyeblikkelig hjelp, samt om Bergen kommune har en tilfredsstillende internkontroll med tjenesten. Det er også et formål å undersøke om Bergen kommune har tilfredsstillende system og rutiner for å forebygge og håndtere vold og trusler mot ansatte ved legevakten. Vedtatt prosjektplan finner du her. Status: Rapport legges frem til behandling i møtet 20. februar 2024 Forvaltningsrevisjon av barn som Formålet med denne forvaltningsrevisjonen er å undersøke om Bergen pårørende kommunen har etablert system og rutiner som ivaretar kommunens ansvar for barn som pårørende gjennom informasjon, veiledning og oppfølging. Vedtatt prosjektplan finner du her Status: Rapporten er på verifisering med frist 22. januar. Vi forventer at rapporten legges frem til behandling i møtet. 12. mars 2024 Formålet med forvaltningsrevisjonen er å undersøke kommunens Forvaltningsrevisjon av beredskap innenfor fire utvalgte områder, plutselige livstruende beredskap: Delrapport om hendelser i grunnskolen (delrapport levert), beredskap for atomberedskap cyberhendelser (delrapport levert), atomhendelser og tilfluktsrom. side 3 Vedtatt prosjektplan finner du her Justeringer knyttet til prosjektplanen er omtalt her Status: Vi har mottatt dokumentasjon og gjennomført to intervju i dette prosjektet. Vi har gjennomført dokumentanalyse og holder på å gjennomføre en kontroll av eventuelle oppdateringer av dokumentasjonen vi har mottatt. På nåværende tidspunkt ser vi det som mest hensiktsmessig å sende en skriftlig forespørsel til berørte etatsdirektører for å stille noen oppfølgingsspørsmål knyttet til deres beredskapsarbeid på området i stedet for å gjennomføre intervju. Dersom etatsdirektørene foretrekker å bli intervjuet, vil vi likevel gjennomføre intervju. Mens vi tidligere i prosjektgjennomføringen har vært noe i tvil om det var hensiktsmessig å gjennomføre en kort spørreundersøkelse til ledere i etater med ansvar for tjenestemottakere, har vi nå landet på at vi vil gjennomføre dette. Vi hadde behov for å gjennomgå ytterligere dokumentasjon før spørreundersøkelsen blir sendt ut, men den vil nå bli sendt ut om kort tid. Formålet med spørreundersøkelsen er å få oversikt over om lederne opplever at de har tilstrekkelige planer for å ivareta tjenestemottakere ved atom/ radioaktiv hendelse, om planene er tilstrekkelig kjent og om de har øvet på planene. I gjennomføringen av prosjektet har vi til nå avgrenset undersøkelsen til å gjelde tre byrådsavdelinger: byrådsleders avdeling, byrådsavdeling for eldre, helse og omsorg og byrådsavdeling for barnevern, sosiale tjenester og mangfold. side 4 Vi vil derfor gjøre oppmerksom på at vi derfor ikke har lagt opp til å undersøke eventuelle beredskapsplaner som omtaler atomhendelser innenfor andre byrådsavdelinger som f.eks. byutvikling eller barnehage og skole Prosessmøte 2 i kontrollutvalgets Formålet med dette prosjektet er å etablere nye planer for planarbeid: forvaltningsrevisjon og eierskapskontroll for perioden 2024-2027 Vedtatt prosjektplan finner du her I dette planlegger vi at kontrollutvalget skal behandle analysedokument med risiko- og vesentlighetsvurderinger (ROV) og prioritere prosjekter for forvaltningsrevisjon og eierskapskontroll for planperioden 24. april 2024 Kontrollutvalgets planarbeid Formålet med dette prosjektet er å etablere nye planer for forvaltningsrevisjon og eierskapskontroll for perioden 2024-2027 Vedtatt prosjektplan finner du her I dette planlegger vi at kontrollutvalget skal vedta planer for eierskapskontroll og forvaltningsrevisjon Forvaltningsrevisjon av innkjøp Formålet med denne forvaltningsrevisjonen er å undersøke om organiseringen av innkjøpsarbeidet i utvalgte byrådsavdelinger i Bergen kommune er hensiktsmessig, om system og rutiner for innkjøpsarbeid er i samsvar med krav i regelverket og kommunens egne retningslinjer, og om regelverket blir etterlevd i innkjøpsprosesser og oppfølgingen av kontrakter. side 5 Vedtatt prosjektplan finner du her Status: Rapport forventes å være klar til behandling i dette møtet. Som tidligere rapportert har det vært noe forsinkelser i oppstarten av prosjektet (utsatt frist for dokumentasjon fordi kommunen trengte tid til å skrive høringsuttalelse i et annet forvaltningsrevisjonsprosjekt, videre har prosjektplanen blitt revidert to ganger). Det ble også fattet vedtak om en ytterligere problemstilling relatert til NAV og enkeltkjøp av midlertidige botilbud i kontrollutvalgets møte i september 2023. Vi har på bakgrunn av dette hatt behov for å etterspørre noe mer dokumentasjon fra kommunen. Vi gjennomførte oppstartsmøte med hver av de tre involverte byrådsavdelingene i juni, og har fått tilsendt relativt store mengder dokumentasjon. Vi har valgt ut følgende etater der vi per starten av desember gjennomfører intervju (i tillegg til intervju med rep. fra innkjøp konsern og seksjonsnivå i byrådsavdelingene): Byrådsavdeling for klima, miljø og byutvikling: • Bergen vann • Bymiljøetaten Byrådsavdeling for barnevern, sosiale tjenester og mangfold: • Etat for sosiale tjenester • Etat for psykisk helse og rustjenester Byrådsavdeling for finans: • Etat for utbygging • Etat for bygg og eiendom side 6 Vi vil gjennomføre stikkprøvekontroll i januar, slik at vi kan få med regnskap fra 2023. Bestille prosjektplaner? I dette møtet kan det være aktuelt å bestille prosjektplaner for nye prosjekter under forutsetning av at bystyret vedtar planene. Dette vil bidra til å sikre kontrollutvalget jevn levering av rapporter til møtene i slutten av 2024 og våren 2025. 21. mai 2024 Eierskapskontroll av Formålet med eierskapskontrollen er å undersøke om Bergen kommune arbeidsmarkedsbedriftene har etablert en eierstyring av arbeidsmarkedsbedriftene i samsvar med lovkrav og etablerte normer for eierskapsforvaltning, samt egne vedtak og rutiner. Vedtatt prosjektplan finner du her. Status: Prosjektet forventes fremdeles klart til dette møtet, men det er risiko for at det blir forsinket (grunnet tre ukers forsinket oppstart, som rapportert til forrige møte). Revisjonen har nå mottatt og gjennomgått all etterspurt dokumentasjonen fra kommunen. Videre har vi startet arbeidet med å analysere dokumentasjonen og lage intervjuguider. Det er planlagt intervjuer med kommunen i uke 7, og vi tar sikte på å gjennomføre intervjuer med selskapene i løpet av uke 7 og 8. Kommunens boligsosiale arbeid Formålet med denne forvaltningsrevisjonen er å undersøke om kommunen sikrer tilstrekkelig antall og trygge boliger til de mest vanskeligstilte på boligmarkedet side 7 Vedtatt prosjektplan finner du her Status: De ble sendt oppstartsbrev i dette prosjektet 7. oktober. Feilsendt svar fra kommunen samt utfordringer med å finne dato som passet alle, medførte at oppstartsmøte først ble gjennomført 17. november, og deretter et oppfølgende møte den 28. november. Rapport fra statsforvalters tilsyn med kommunens arbeid med midlertidig botilbud var klar før jul. Vår vurdering er at dette prosjektet ikke vil overlappe med statsforvalters rapport, men gi utfyllende informasjon. Som varslet i kontrollutvalgsmøtet i desember har vi nå avgrenset prosjektet til å på overordnet nivå omhandle boliger som tildeles av NAV, kommunens psykiske helsetjenester og av boligetaten. Dokumentforespørsel er sendt til kommunen og vi vil få svar innen 24. januar. Omfanget av dokumentasjon og i hvilken grad kommunen kan stille til intervju, vil avgjøre om rapport vil kunne være klar til dette møtet. Bestille prosjekter I dette møtet kan det være aktuelt å vedta bestillinger av nye prosjekter under forutsetning av at bystyret vedtar de nye planene. Dette vil bidra til å sikre kontrollutvalget jevn levering av rapporter til møtene i slutten av 2024 og våren 2025. 11. juni 2024 Forvaltningsrevisjon av sosiale Formålet med denne forvaltningsrevisjonen er å undersøke om tjenester kommunen sikrer tilgjengelig informasjon og god kommunikasjon om side 8 kommunens sosiale tjenester. Videre er det et formål å undersøke om kvalifiseringsprogrammet blir gjennomført i samsvar med de mål som er satt for programmet, gjeldende regelverk og Bergen kommune sine retningslinjer Vedtatt prosjektplan finner du her Status: Det ble sendt oppstartsbrev i dette prosjektet 7. oktober. Feilsendt svar fra kommunen, samt utfordringer med å finne dato som passet alle, har medført at det først ble gjennomført oppstartsmøte med kommunen 17. november. Dokumentforespørsel ble sendt til kommunen 28. november med svarfrist 15. desember. Vi mottok dokumentasjon fra kommunen på denne forespørselen før jul. Dokumentanalyse og forberedelser av intervjuer og andre undersøkelser (stikkprøver, kartlegging av tilgjengelighet på telefon) pågår. Intervjuer er planlagt gjennomført fra slutten av januar og videre fremover. Prosjektet har dermed akseptabel fremdrift, og vi planlegger fremdeles å levere rapport til dette møtet. 20. august 2024 Forvaltningsrevisjon av kjøp og Formålet med prosjektet er å undersøke kommunens rutiner, prosedyrer vedlikehold av eiendom (tidligere og praksis når det gjelder kjøp, drift og vedlikehold av eiendom og forvaltning av eiendom) tomter. Dette vil bidra til å danne et bilde av hvordan kommunen forvalter sin eiendomsmasse. Vedtatt prosjektplan finner du her side 9 Status: Vi har avholdt oppstartsmøte og sendt kommunen dokumentforespørsel. Når vi har fått oversendt etterspurt dokumentasjon vil vi kalle inn til intervjuer og velge ut case til gjennomgang. 24. september 2024 Forvaltningsrevisjon av Formålet med denne forvaltningsrevisjonen er å undersøke om sykefravær kommunen både på et overordnet nivå og på utvalgte arbeidsplasser arbeider på en hensiktsmessig måte for å forebygge sykefravær. Vedtatt prosjektplan finner du her. Status: Det er gjennomført oppstartsmøte med kommunen, samt møter med flere hovedtillitsvalgte. Deloitte har etterspurt tilgang til sykefraværsstatistikk, og venter på systemtilgang. Vi har ikke ferdigstilt utvalget av hvilke arbeidsplasser vi skal undersøke nærmere, men vi har fått noen innspill fra de hovedtillitsvalgte. Vi vil vurdere utvalget nærmere når vi har fått tilgang til sykefraværsstatistikken, og vil da komme tilbake til kontrollutvalget dersom det er nødvendig å justere utvalgskriteriene ift. det vi skisserte i prosjektplanen. 22. oktober 2024 Ingen planlagte leveranser 19. november 2024 Ingen planlagte leveranser 10. desember 2024 Ingen planlagte leveranser </text:p>
          </table:table-cell>
          <table:table-cell office:value-type="float" office:value="4601" calcext:value-type="float">
            <text:p>4601</text:p>
          </table:table-cell>
          <table:table-cell office:value-type="string" calcext:value-type="string">
            <text:p>55f3d603-c0d6-5c29-9798-af81be7d6a66</text:p>
          </table:table-cell>
          <table:table-cell table:number-columns-repeated="16376"/>
        </table:table-row>
        <table:table-row table:style-name="ro2">
          <table:table-cell office:value-type="string" calcext:value-type="string">
            <text:p>protokoll</text:p>
          </table:table-cell>
          <table:table-cell office:value-type="string" calcext:value-type="string">
            <text:p>vedtak I sak</text:p>
          </table:table-cell>
          <table:table-cell/>
          <table:table-cell office:value-type="string" calcext:value-type="string">
            <text:p>Vedtak</text:p>
          </table:table-cell>
          <table:table-cell office:value-type="string" calcext:value-type="string">
            <text:p><text:s/>Saksprotokoll Utvalg: Kommune- og byutviklingsutvalget Arkivsaknr. 24/04074 Saksbehandler Agnete Evertsen Ingvardsen Behandlet av Møtedato Saknr 1 Kommune- og byutviklingsutvalget 06.05.2024 24/24 2 Miljø-, idrett-, kultur- og 03.05.2024 62/24 samfunnsutviklingsutvalget Akvakultursøknad, lokalitet 35838 Vengsøy Kommune- og byutviklingsutvalget har behandlet saken i møte 06.05.2024 sak 24/24 Møtebehandling Matias Hogne Kjerstad (SV) foreslo: Alternativforslag Støttet av: SV, Rødt, MDG Forslag: S</text:p>
          </table:table-cell>
          <table:table-cell office:value-type="string" calcext:value-type="string">
            <text:p><text:s/>Saksprotokoll Utvalg: Kommune- og byutviklingsutvalget Arkivsaknr. 24/04074 Saksbehandler Agnete Evertsen Ingvardsen Behandlet av Møtedato Saknr 1 Kommune- og byutviklingsutvalget 06.05.2024 24/24 2 Miljø-, idrett-, kultur- og 03.05.2024 62/24 samfunnsutviklingsutvalget Akvakultursøknad, lokalitet 35838 Vengsøy Kommune- og byutviklingsutvalget har behandlet saken i møte 06.05.2024 sak 24/24 Møtebehandling Matias Hogne Kjerstad (SV) foreslo: Alternativforslag Støttet av: SV, Rødt, MDG Forslag: Som et alternativforslag endres første setning til: Tromsø kommune mener at endringen av akvakultursøknaden ikke bør tillattes. Dersom alternativforslaget vedtas, blir vedtaket da samlet: Tromsø kommune mener at endringen av akvakultursøknaden ikke bør tillattes. Kommunen fremmer at ankerlinene ligger tett på areal avsatt til fiske, og det er viktig at det ved strekk ikke går ut av flerbruksarealet. Tromsø kommune forventer at det til enhver tid benyttes beste miljømessige løsning for å hindre utslipp, lus og rømming, jf. vedtak i kommunestyrets sak 34/19. Votering Flervalgs votering: Forslag mot innstilling • Innstilling: 8 stemmer, 3Ap (Marit Sollie Aukland, Regine Røvik, Viljar Hanssen), 2FrP (Eirik Johansen, Kristian Wilsgård), 2H (Guro Tjosaas Mortensen, Markus Halftan Akselbo), 1V (Håvard Pedersen) • Alternativforslag: 3 stemmer, 1MDG (Sigurd Salberg Pedersen), 1Rødt (Jens Ingvald Olsen), 1SV (Matias Hogne Kjerstad) Kommune- og byutviklingsutvalgets vedtak Tiltaket anses å være i tråd med gjeldende arealplan, jf. PLAN-0143 Kystsoneplan for Tromsøregionen. Kommunen fremmer at ankerlinene ligger tett på areal avsatt til fiske, og det er viktig at det ved strekk ikke går ut av flerbruksarealet. Tromsø kommune forventer at det til enhver tid benyttes beste miljømessige løsning for å hindre utslipp, lus og rømming, jf. vedtak i kommunestyrets sak 34/19. 1 </text:p>
          </table:table-cell>
          <table:table-cell office:value-type="float" office:value="5501" calcext:value-type="float">
            <text:p>5501</text:p>
          </table:table-cell>
          <table:table-cell office:value-type="string" calcext:value-type="string">
            <text:p>f2bd2058-8180-5658-b57a-1ba133e6df47</text:p>
          </table:table-cell>
          <table:table-cell table:number-columns-repeated="16376"/>
        </table:table-row>
        <table:table-row table:style-name="ro2">
          <table:table-cell table:number-columns-repeated="3"/>
          <table:table-cell office:value-type="string" calcext:value-type="string">
            <text:p>Kulturminnedokumentasjon datert 13.12.2019 og godkjenning datert 07.01.2020</text:p>
          </table:table-cell>
          <table:table-cell office:value-type="string" calcext:value-type="string">
            <text:p><text:s/>www.abo-ark.no post@abo-ark.no Avdeling Os Hamnevegen 53, PB. 291, 5203 Os Tlf: 56 57 00 70 Avdeling Stord Torgbakken 9 PB. 667, 5404 Stord Tlf: 53 40 37 80 Kulturminnerapport for Sandbrekkevegen 10, Paradis Gnr. 12, bnr. 44 m.fl. Bergen kommune Planid: 64070000 Dato: 13.12.2019 F:\Prosjekt\Fana brannstasjon og boligtun\6 Tegninger og beskrivelse\6.2 Reguleringsplan\6.2.7 Kulturminnedokumentasjon\Kulturminnedokumentasjon 13.12.2019.docx 2 Innhold 1. Innledning ..................................</text:p>
          </table:table-cell>
          <table:table-cell office:value-type="string" calcext:value-type="string">
            <text:p><text:s/>www.abo-ark.no post@abo-ark.no Avdeling Os Hamnevegen 53, PB. 291, 5203 Os Tlf: 56 57 00 70 Avdeling Stord Torgbakken 9 PB. 667, 5404 Stord Tlf: 53 40 37 80 Kulturminnerapport for Sandbrekkevegen 10, Paradis Gnr. 12, bnr. 44 m.fl. Bergen kommune Planid: 64070000 Dato: 13.12.2019 F:\Prosjekt\Fana brannstasjon og boligtun\6 Tegninger og beskrivelse\6.2 Reguleringsplan\6.2.7 Kulturminnedokumentasjon\Kulturminnedokumentasjon 13.12.2019.docx 2 Innhold 1. Innledning ............................................................................................................................... 4 2. Mål og metoder ....................................................................................................................... 4 2.1 Mål for dokumentasjonen ..................................................................................................... 4 2.2 Metoder benyttet under dokumentasjonen ............................................................................ 4 3. Områdebeskrivelse .................................................................................................................. 5 3.1 Dagens situasjon ................................................................................................................... 7 3.2 Topografi/landskapstrekk ..................................................................................................... 7 3.3 Naturmangfold og vegetasjon ............................................................................................... 7 4. Områdets historie .................................................................................................................... 9 5. Bygningsmiljø ....................................................................................................................... 11 6. Avslutning ............................................................................................................................. 22 7. Kilder .................................................................................................................................... 26 3 1. Innledning Kulturminnedokumentasjonen er utarbeidet i forbindelse med detaljregulering for Fana brannstasjon og boligtun, gnr.12 bnr. 44 mfl.- Bergen kommune. Bakgrunn for planarbeidet er at Etat for utbygging i Bergen kommune ønsker å bygge bosenter og kommunale utleieboliger på tomten til Fana Brannstasjon i Sandbrekkevegen 10. Planforslaget legger til rette for å bygge bosenter med ni enheter og åtte kommunale utleieenheter. Brannstasjonen skal videreføres i samsvar med eksisterende bruk. Planområdet er på 11,6 daa. Byantikvaren laget i 2015 en antikvarisk dokumentasjon for Fana brannstasjon. (Skriftserienr: 2015- 2/32). For utfyllende informasjon om bygningens historie og bygningens beskrivelse viser vi til denne. Tiltakshaver for planarbeidet er Bergen kommune v/ Etat for utbygging. Utførende plankonsulent er ABO Plan &amp; Arkitektur AS. Kulturminnedokumentasjonen er utarbeidet av ABO Plan &amp; Arkitektur. Tidligere utkast til kulturminnedokumentasjon, utearbeidet av Lund og Laastad Arkitekter AS, er benyttet som utgangspunkt for rapporten og oppdatert i henhold til dagens situasjon og med nytt forlag til utbyggingsløsning. 2. Mål og metoder 2.1 Mål for dokumentasjonen Målet med kulturminedokumentasjonen er å belyse eventuelle kulturmiljø og kulturminner i tilknytning til planområdet som blir berørt av det planlagte tiltaket. 2.2 Metoder benyttet under dokumentasjonen - Befaringer - Gjennomgang av eksisterende planer og registreringer i området - Foto av dagens situasjon 4 3. Områdebeskrivelse Planområdet ligger mellom Sandbrekkeveien og Birkelundsbakken på Paradis, i Fana bydel, Bergen kommune, ca. 200 meter fra dagens bydelssenter. Tomten ligger i Sandbrekkevegen 10, og avgrenses av Birkelundsbakken i nord og vest, og Sandbrekkevegen i sør. Både Birkelundsbakken og Sandbrekkevegen er kommunale veger. Birkelunds bakken Akasia Paradis barnehage Paradis Sandbrekkeveien n Bybanestopp Eikelundstjørna Figur 1: plassering av planområdet markert med rød sirkel. 5 Planområdet Figur 2: Oversiktskart som viser planområdet. (www.1881.no) 6 Planområdet Figur 3: Plankart (utkast datert 04.12.2019) 3.1 Dagens situasjon I planområdet er det i dag en brannstasjon, vegareal og grøntareal. Formålet med reguleringsplanen er å omregulere området til bosenter og utleieboliger, samt å bevare den eksisterende Fana Brannstasjon. Ingen av bygningene i planområdet planlegges å rives. 3.2 Topografi/landskapstrekk Planområdet er et skrånende terreng som har sitt høyeste punkt i nordøst. Herfra skråner tomten mot vest og mot sør. Bebyggelsen i øst ligger høyere enn planområdet. Brannstasjon ligger på flatt område med terrengform i øst. 3.3 Naturmangfold og vegetasjon Den østre del av eiendommen, der man ønsker å plassere den nye bebyggelsen, ligger i dag som grøntstruktur, og det er spor etter sti som trolig har fungert som snarvei mellom Sandbrekkevegen og Birkelundsbakken. Denne stien er i dag lite bruk siden støyskjerm stenger for passasje i nord. Sør-øst i planområdet står et eiketre. Treet er ca. 20 meter høyt og antas til å være ca. 100 år gammelt. Treet omfattes av den utvalgte naturtypen «hule eiker» etter Naturmangfoldloven og skal som følge bevares. Området rundt eksisterende brannstasjon består av plen og noen mindre tre og hagevegetasjon. 7 Figur 4 Eiketreet som skal bevares 8 4. Områdets historie Fana brannstasjon ligger i krysset mellom Birkelundsbakken og Sandbrekkevegen. Like øst for eiendommen gikk engang Den Stavangerske postveg, opprettet som postrute etter innføringen av postvesenet i 1647. Ruten til Stavanger ble regelmessig fra 1786, og en parsell av veien gikk ned gjennom veifaret som i dag heter Natlandsbotn, og fortsatte sørover langs Sandbrekkevegen til Midtun. Figur 5: Historisk foto fra 1951, før brannstasjonen ble bygget. www.kart.1881.no Figur 6: Historisk foto fra 1970. www.kart.1881.no 9 Figur 7: Historisk foto fra 1980. www.kart.1881.no Figur 8: Foto fra 2016. www.kart.1881.no 10 5. Bygningsmiljø Bebyggelsen på tomten består av brannstasjonens hovedbygg samt en bod/uthus. Fana Brannstasjon er oppført 1954- 56 og ble tegnet av kommunearkitektene O.E. Krokeide/ Øystein Nestaas. Den nye brannstasjonen var svært moderne og velutstyrt for sin tid. I garasjefløyen var det plass til fire store biler og i hovedfløyen var det to tjenesteboliger, mannskapsrom, kjøkken og kontor. Det er et monumentalbygg med et enkelt modernistisk uttrykk, hvor tårnet og fargen er det eneste som indikerer byggets funksjon. Først og fremst er bygget tidstypisk og historiefortellende ved at valg av tomt til brannstasjon forteller om de kommunale valgene og mulighetene man har hatt i en viss periode. Bygget innehar arkitektoniske kvaliteter og er et godt eksempel på etterkrigsmodernismen. Bygningen er vurdert som verneverdig. Brannstasjonen blir ikke direkte berørt av det planlagte tiltaket. Hovedbygningskroppen er i 1- 2 etasjer, og bygget er i dag i bruk som brannstasjon. Figur 9: Fana brannstasjon sett fra krysset mellom Sandbrekkevegen og Birkelundsbakken (google.no/maps) Figur 10: Brannstasjonen sett fra Sandbrekkevegen 11 Figur 11: Brannstasjon sett fra nordsiden Figur 12: Eiketreet som skal bevares til høyre i bildet, brannstasjonen i bakgrunnen. 12 Omkringliggende bebyggelse: I dag preges området rundt brannstasjonen av villaer fra 1950- årene. I tillegg er det oppført et nytt næringsbygg og det er en større boligblokk er under oppføring i Eikåsen 1. Ingen av bygningene i planområdet eller de omkringliggende byggene er bygget før 1850, og omfattes ikke av Kulturminneloven § 25, andre ledd. Ingen av bygningene er registrert i SEFRAK-registeret. Figur 13 Numrene på kartet viser til bygningene som er dokumentert videre i rapporten. Figur 14: Oversiktskart over planområdet og området rundt. www.kart.1881.no 13 1. Eikåsen 1, gnr. 12, bnr. 72, Enebolig, oppført 1954, BRA 244m2 - revet Arkitekt: Tore Tryti Her sto det en 1-etasjes enebolig i et etablert boligområde, sentralt på Paradis. Dette er den første av tre eneboliger i Eikåsen som er tegnet av Tore Tryti. Det er en tidstypisk villa, preget av senmodernismen og” paviljongarkitektur”, et saltakshus med knappe detaljer og karakteristisk liggende vestlandspanel på yttersiden av den vinkelformede boligen. Fasadene mot det intime hagerommet er kled med naturstein og stående trekledning, og der er en iøynefallende vinterhage i naturstein og glass. Eneboligen ble godkjent for riving/brenning i 2017, og i 2018 ble det godkjent leilighetsbygg på eiendommen. Dette er nå under oppføring. Figur 15 Paradisbuen Kilde Kaland &amp; Partners prosjektmegling 14 2. Eikåsen 3B, gnr. 12, bnr. 12 Enebolig, oppført 1934, BRA 237m2 3. Eikåsen 5A, gnr. 12, bnr. 100 Enebolig, oppført 1958, BRA 234m2 15 4. Birkelundsbakken 8, gnr. 12, bnr 99 Arkitekt: Halfdan B. Grieg Enebolig, oppført 1958, BRA 359m2 5. Birkelundsbakken 1D, gnr. 12, bnr. 64 Enebolig, oppført 1957, BRA 237m2 16 6. Birkelundsbakken 3B, gnr. 12, bnr. 63 Enebolig, oppført 1958, BRA 216m2 7. Sandbrekkevegen 18, gnr. 12, bnr. 34, Næringsbygg/verksted, BRA 1307m 17 8. Sandbrekkevgen 19, gnr. 12, bnr. 219 Arkitekt: Jørgen Djurhus og Erik Fersum Enebolig m/sokkelleilighet, oppført 1969, BRA 282m2 9. Sandbrekkevegen 17, gnr. 12, bnr. 224 Arkitekt: Bjørn Simonnæs Enebolig, oppført 1966, BRA 189m2. 18 10. Sandbrekkevegen 15, gnr. 12, bnr. 70 Enebolig, oppført 1900, BRA 113m2 Sandbrekkevegen 15 19 11. Sandbrekkevegen 13, gnr.12, bnr. 43 Arkitekt: Jon Johannesen Enebolig, oppført 1952, BRA 296 – revet Sandbrekkevegen 13 Eneboligen er nå revet og det er oppført et nytt næringsbygg på eiendommen. 20 Figur 16 Nytt næringsbygg Sandbrekkevegen 13 21 6. Avslutning I det nye planforslaget legges det til rette for etablering av bosenter med ni enheter og åtte kommunale utleieenheter. Tilpasning til den hule eiken og tilstrekkelig felles uteoppholdsareal og parkeringsdekning setter begrensninger på hvor mange boenheter som kan etableres. I dag: Brannstasjon + grønn haug Ny: Brannstasjon + blokkbebyggelse Figur 17: Foreløpig situasjonsplan. Bosenteret vender mot Sandbrekkevegen og de kommunale utleieboligene vender mot brannstasjonen. Ved å legge bebyggelsen slik som vist i illustrasjonsplanen får en etablert et gatemiljø mot Sandbrekkevegen med kort vei til hovedinngang. Samtidig gir denne løsningen rom for et sammenhengende uteoppholdsareal, skjermet for støy og innsyn i bakkant av bebyggelsen. Høyden på bebyggelsen overstiger ikke tårnet på brannstasjonen. Bebyggelsen mot vest er vist i varierende høyde med to og tre etasjer. Mot øst er det foreslått tre og fire etasjer. Det er laget 3D illustrajsoner og fotomontasje av forslag til utbygging som viser hvordan bebyggelsen forholder seg til omkringliggende bebyggelse: 22 Figur 18 Fotomontasje i fugleperspektiv av utbyggingsforslag. Figur 19 Utbyggingsforslag sett fra vest, Eikhaugen. 23 Figur 20 Utbyggingsforslag sett fra øst, i Sandbrekkevegen. Figur 21 Utbyggingsforslag sett fra innkjøring til Sandbrekkevegen 15 og 17. 24 Figur 22: Bildet illustrerer fremtidig bebyggelse på tomten. Byantikvaren vurderer planområdets tålegrense for endring av arealutnyttelse til middels Planområdet er markert med rød linje. Planområdet ligger i et flott og veletablert villaområde på Paradis som delvis er under transformasjon til mer urban utbygging med blokker og næringsbygg. I byantikvarens vurdering i rapporten” Kulturminnegrunnlag for Paradis senterområde” fremstår det som et område som tåler middels endring av arealutnytting i forhold til kulturminnemiljø og landskap. Det planlagte tiltaket, vil bidra til en viss fortetting av området. Byantikvaren skriver i samme rapport:” For alle områdene gjelder at det langs hovedveiene er muligheter for en høyere utnyttelse enn i de bakenforliggende villaområdene. Her er det ønskelig med en mer urban karakter, der næring har en framtredende plass.” Sandbrekkevegen/Birkelundsbakken er en av hovedveiene mellom Paradis og Nattland, Landås og Haukeland. Tomten i Sandbrekkevegen 10 grenser til hovedveien, Birkelundsbakken, og ligger dermed i et område hvor byantikvaren åpner opp for større fortetting. Tomten, Sandbrekkevegen 10, er en stor tomt der bare vestlige halvdelen benyttes i dag. De planlagte bygningene vil ligge med god avstand fra den eksisterende brannstasjonen, og vil tilpasse seg bygningsmiljøet når det gjelder utforming og materialvalg. Fana brannstasjon skal fortsatt fremstå som et monumentalbygg, mens de planlagte byggene skal tilpasses den omkringliggende villabebyggelsen. 25 7. Kilder - Kulturminnegrunnlag for Paradis senterområde, Byantikvaren 2008 - Bergenskart.no - Kulturminnedokumentasjon for Eikåsen 1, Paradis - Antikvarisk dokumentasjon for Fana brannstasjon, Sandbrekkevegen 10, Byantikvaren 2015 26 Åshild Blomdal Fra: Huus, Rigmor &lt;Rigmor.Huus@bergen.kommune.no&gt; Sendt: tirsdag 7. januar 2020 10:48 Til: Åshild Blomdal Kopi: Jørgensen, Stian; Postmottak planogbygg; Seim, Kari; Postmottak Byantikvaren Emne: 2018/38557-3 - Fana, gnr. 12, bnr. 44 m.fl., Fana brannstasjon og boligtun - Kulturminnedokumentasjon Hei Kulturminnedokumentasjonen er godkjent. Det er positivt at nybygg skal tilpasse seg den omkringliggende villabebyggelsen, men det kommer ikke frem av illustrasjonene/bildene i kulturminnedokumentasjonen, så vi antar at det blir fokus på dette før planen skal på høring. Brannstasjonen må reguleres til hensynssone kulturmiljø (H570), dette må vises i plankart og i bestemmelser. Ta gjerne kontakt om dere trenger hjelp til formulering av bestemmelser til hensynssonen. mvh Rigmor Huus BYANTIKVAREN Skostredet 5 5017 Bergen BYANTIKVAREN Byrådsavdeling for klima, miljø og byutvikling (BKMB) Bergen kommune 40816106/ 55 56 65 08 rigmor.huus@bergen.kommune.no www.bergen.kommune.no/byantikvaren Rigmor Huus Fra: Åshild Blomdal &lt;ashild@abo-ark.no&gt; Sendt: fredag 13. desember 2019 16:07 Til: Postmottak Byantikvaren &lt;Byantikvaren@bergen.kommune.no&gt; Kopi: Seim, Kari &lt;Kari.Seim@bergen.kommune.no&gt;; Postmottak planogbygg &lt;postmottak.planogbygg@bergen.kommune.no&gt;; Jørgensen, Stian &lt;Stian.Jorgensen@bergen.kommune.no&gt; Emne: Sak nr 201816594 Fana, gnr. 12, bnr. 44, mfl. Fana brannstasjon og boligtun Arealplan-ID 1201_64070000 - Kulturminnedokumentasjon Hei Vi viser til deres uttale datert 25.09.2018 til varsel om utviding av plangrense for Fana, gnr. 12, bnr. 44, mfl. Fana brannstasjon og boligtun (deres ref: 2018/38557) og sender vedlagt utkast til Kulturminnedokumentasjon for gjennomsyn. Ber om tilbakemelding på om dere har kommentarer til rapporten. Vennlig hilsen Åshild Blomdal 1 Arealplanlegger 99 76 97 16 Hamnevegen 53 Pb.291 5203 OS Ashild@abo-ark.no www.abo-ark.no 2 </text:p>
          </table:table-cell>
          <table:table-cell office:value-type="float" office:value="4601" calcext:value-type="float">
            <text:p>4601</text:p>
          </table:table-cell>
          <table:table-cell office:value-type="string" calcext:value-type="string">
            <text:p>07e16098-b452-5b69-9321-5d792186a03a</text:p>
          </table:table-cell>
          <table:table-cell table:number-columns-repeated="16376"/>
        </table:table-row>
        <table:table-row table:style-name="ro3">
          <table:table-cell table:number-columns-repeated="3"/>
          <table:table-cell office:value-type="string" calcext:value-type="string">
            <text:p>Bemanningssituasjonen i kommunale behandlingssentre og på sykehjem</text:p>
          </table:table-cell>
          <table:table-cell office:value-type="string" calcext:value-type="string">
            <text:p>Eldrerådet/Kommunalt råd for personer med funksjonsnedsettelse Saksframstilling Vår referanse: 2023/283884-211 Saksbehandler: Ragnhild Hvoslef Krüger Bemanningssituasjonen i kommunale behandlingssentre og på sykehjem Hva saken gjelder: Byrådet har lagt frem en sak om bemanningssituasjonen i kommunale behandlingssentre og på sykehjem. I saken foreslås det at etaten skal arbeide videre med fem innsatsområder med prioriterte tiltak 1. Bemanning a. Styrke grunnbemanningen og vurdere hvordan ordning</text:p>
          </table:table-cell>
          <table:table-cell office:value-type="string" calcext:value-type="string">
            <text:p><text:s/>Eldrerådet/Kommunalt råd for personer med funksjonsnedsettelse Saksframstilling Vår referanse: 2023/283884-211 Saksbehandler: Ragnhild Hvoslef Krüger Bemanningssituasjonen i kommunale behandlingssentre og på sykehjem Hva saken gjelder: Byrådet har lagt frem en sak om bemanningssituasjonen i kommunale behandlingssentre og på sykehjem. I saken foreslås det at etaten skal arbeide videre med fem innsatsområder med prioriterte tiltak 1. Bemanning a. Styrke grunnbemanningen og vurdere hvordan ordningen med servicemedarbeidere kan videreutvikles b. Øke kunnskapen rundt sammenhengen mellom økt bemanning, sykefravær og utgifter til vikarbruk 2. Ledelse og nærværsarbeid a. Gjennomføre nærværsprosjektet med pilot i Etat for behandlingssentre og sykehjem b. Kompetanseheving for ledere i god personalforvaltning og krevende personalsaker c. Vurdere organiseringen av ledelse for å sikre mer støtte og frigjøre tid til personaloppfølging 3. Rekruttere og beholde ansatte a. Implementering av digitale verktøy basert på bruk av kunstig intelligens i arbeidstidsplanlegging. b. Satse på kompetanseutvikling, og bedre oppfølging av sykepleier- og vernepleierstudenter med tilbud om fast ansettelse under utdanningsløp c. Pensjonister: Kartlegge potensielt omfang og mulighet for tilrettelegging slik at pensjonert helsepersonell fortsatt kan være yrkesaktive. For stillinger med rekrutteringsutfordringer har partene i arbeidslivet inngått utvidet avtale (SGS 2020) som gir adgang til høyere avlønning enn ordinær pensjonistavlønning. Det er viktig at tilgjengelige lønns- og kompensasjonsordninger i avtaleverket utnyttes fullt ut slik at man får hentet ut en mulig gevinst. d. Bergen kommune vil arbeide for at det nye regelverket blir kjent blant våre tidligere arbeidstakere som nå er pensjonister ved å aktivt henvende seg til denne gruppen. e. Personer med redusert arbeidsevne: Iverksette ytterligere tiltak for økt inkludering og utnyttelse arbeidskraftpotensialet som gruppen representerer. 1 4. Smart ressursbruk a. Effektiv utnyttelse av knappe helsepersonellressurser o Servicemedarbeidere: Evaluere ordningen for å avdekke gevinster og mulighet for videreutvikling, herunder kartlegge hvilke oppgaver i sykehjemmene det kan være hensiktsmessig at servicemedarbeidere utfører. Det er også aktuelt å gi servicemedarbeidere tilbud om helsefaglig utdanning. o Oppgaveglidning: Videre utforsking av potensialet som ligger i oppgaveglidning mellom faggrupper og annet personell, blant annet gjennom deltakelse i KS Tørn. o Sykepleierteam: Igangsette utprøving av en modell med sykepleierteam som fordeler og koordinerer oppgaver i sykehjem ved Fantoft Omsorgssenter. Hensikten er å sikre mer effektiv bruk av sykepleierkompetansen og bedre arbeidsorganisering. o Kompetanseheving og økt stillingsstørrelse: Iverksette målrettede kompetansehevende tiltak for assistenter/ufaglært personell med mål om å bli helsefagarbeidere i større/faste stillinger. (I dag har kommunen i overkant av 4000 assistenter, hvorav nesten 2000 er ansatte i ulike stillingsstørrelser b. Bedre utnyttelse av personell på tvers av avdelinger og enheter o Sambruk av ressurser: Potensialet for bruk av helsepersonell på tvers av avdelinger enheter og tjenester må utvikles. Målsettingen skal være bedre ressursutnyttelse. Det vises til ordningen med sykepleierteam hvor Etat for behandlingsentre og sykehjem prøver ut sambruk av sykepleiere på natt mellom to enheter. Andre tiltak som vurderes er etablering av et sykepleierteam på natt som ambulerer mellom enheter i Etat for behandlingsentre og sykehjem og Etat for hjemmebaserte tjenester. Et eksempel er pilotprosjekt ved Skjoldtunet behandlingssenter og Odinsvei bosenter som har samme enhetsleder. Evaluering etter ett års utprøving viser positive synergigevinster som følge av en større og mer robust enhet. Man ser f.eks. at sykepleierteamet ved Skjoldtunet kan styrke Odinsvei bosenter på natt. Videre kan administrative stillinger benyttes på tvers av enhetene. Typisk vil dette være sykepleierfaglig konsulent og en større og mer robust ledergruppe med mulighet for å bistå hverandre innen personalledelse og drift. c. Digitale løsninger og velferdsteknologi o Personellbesparende teknologi: Strategisk og målrettet innføring av velferdsteknologi. Eksempelvis digitalt tilsyn og fjernkontroll av A/B-preparater via videolink, for å spare helsepersonellressurser. Utprøving/pilotering av RoomMate-systemet på forsterket avdeling i Fyllingsdalen. RoomMate er en såkalt passiv varslingssensor som varsler om fall eller andre mulige farlige hendelser uten at brukeren må bære utstyr på kroppen eller utløse alarmen selv. o Bedre elektroniske verktøy: Innføre bedre og mer brukervennlige journalløsninger (EPJ) som kan møte fremtidens behov. d. Bedre arbeidsplanlegging og ressursstyring o Bruk av KI i planlegging: Vurdering av potensialet i dagens ressursstyringssystemer og muligheter for å innføre kunstig intelligens i planleggingen. Det vil redusere gi kraftig reduksjon i tid medgått til turnusplanlegging, og sikre at turnusene som legges gir mest mulig optimal drift. 5. Ta alle gode krefter i bruk Saken skal til politisk behandling og rådene kan velge å komme med forslag til vedtak og/eller merknader før saken går til behandling i utvalg og bystyre 2 Forslag til vedtak: Sak om bemanningsituasjonen på kommunale behandlingssentre og sykehjem tas til orientering. Dato: 19. november 2024 Ragnhild Hvoslef Krüger - seniorrådgiver Dokumentet er godkjent elektronisk. Vedlegg: Byrådssak Innspill fra arbeidstakersiden Innspill fra eldrerådet 3 </text:p>
          </table:table-cell>
          <table:table-cell office:value-type="float" office:value="4601" calcext:value-type="float">
            <text:p>4601</text:p>
          </table:table-cell>
          <table:table-cell office:value-type="string" calcext:value-type="string">
            <text:p>3749ef0b-d2ae-52ea-a994-e5b9e2b8d57b</text:p>
          </table:table-cell>
          <table:table-cell table:number-columns-repeated="16376"/>
        </table:table-row>
        <table:table-row table:style-name="ro2">
          <table:table-cell table:number-columns-repeated="3"/>
          <table:table-cell office:value-type="string" calcext:value-type="string">
            <text:p>Saksprotokoll UMBY, 05122024, Sak 415/24, Årstad, Gnr. 13, Bnr. 1132, Sykkelvei fra Hagerupsvei til Mindemyren, Offentlig reguleringsplan, 2. gangs behandling</text:p>
          </table:table-cell>
          <table:table-cell office:value-type="string" calcext:value-type="string">
            <text:p>Årstad, Gnr. 13, Bnr. 1132, Sykkelvei fra Hagerupsvei til Mindemyren, Offentlig reguleringsplan, 2. gangs behandling Utvalg for miljø og byutvikling behandlet saken i møtet 05.12.2024 sak 415/24 og avga følgende innstilling: a. Årstad, Gnr. 13, Bnr. 1132, Sykkelvei fra Hagerupsvei til Mindemyren, arealplanID 65150000, vist på plankart, sist datert 10.06.2024, med følgende endring: - Felt som i plankart av 10.06.2024 er benevnt BBB2, tilbakeføres til formål BFS, i samsvar med formålet på plankart</text:p>
          </table:table-cell>
          <table:table-cell office:value-type="string" calcext:value-type="string">
            <text:p>Årstad, Gnr. 13, Bnr. 1132, Sykkelvei fra Hagerupsvei til Mindemyren, Offentlig reguleringsplan, 2. gangs behandling Utvalg for miljø og byutvikling behandlet saken i møtet 05.12.2024 sak 415/24 og avga følgende innstilling: a. Årstad, Gnr. 13, Bnr. 1132, Sykkelvei fra Hagerupsvei til Mindemyren, arealplanID 65150000, vist på plankart, sist datert 10.06.2024, med følgende endring: - Felt som i plankart av 10.06.2024 er benevnt BBB2, tilbakeføres til formål BFS, i samsvar med formålet på plankart datert 15.12.2020 som var på høring i perioden 27.08.2022-11.10.2022. Tidligere BBB2 får ny benevnelse BFS4. I BFS4 fjernes kryss som utgjør symbol for «Bebyggelse som forutsettes fjernet». b. Tilhørende reguleringsbestemmelser, sist datert 13.06.2024, med følgende endringer: • Nytt punkt 3.5.2, 2. avsnitt skal lyde: «Bredde på gang- og sykkelveganlegg kan utføres inntil den bredde som fremgår av plankartet. Av hensyn til kostnadseffektivitet kan bredde på fortau (SF) og sykkelanlegg (SS) reduseres i forhold til plankartets løsning i forbindelse med detaljprosjektering, der fylkesvegmyndighet anser dette å være trafikksikkerhetsmessig forsvarlig. Tiltakshaver må avklare med bygningsmyndighetene om dette krever byggesaksbehandling før gjennomføring av tiltaket. • Punkt 3.5.3, 2. avsnitt endres til å lyde: «Fortau, torg, gatetun og sykkelveg i sonen Wergeland lokalsenter kan etableres med natursteinsdekke. Annet materialvalg kan gjøres i forbindelse med detaljprosjektering dersom ekstrakostnaden ved naturstein etter fylkesvegmyndighetens vurdering ikke står i forhold til nytten, eller naturstein av sikkerhetsmessige eller andre årsaker anses uegnet av fylkeskommunal vegmyndighet.» • Punkt 3.2 endres slik at punktet kommer i samsvar med punkt 3.4 i forslag til planbestemmelser datert 22.03.2024som var på begrenset høring i mars/april 2024, og blir lydende: «§ 3.2 Frittliggende småhusbebyggelse (BFS) Område regulert til frittliggende småhusbebyggelse skal nyttes til bolig med dagens byggehøyde og utnyttelsesgrad” • Punkt 6.4 fjernes. Punkt 6.5 blir nytt punkt 6.4. Merknader 1 Bystyret forutsetter at denne reguleringsplanen, og gang- og sykkelvegtiltaket isolert sett, ikke gjør det naturlig å utløse ekspropriasjon av private eiendommer, da denne problemstillingen vil aktualiseres i fremtidig reguleringsplan for bolig, ref. plan-ID 4601_65230000 – detaljregulering Nyhaugvegen. Merknad 2 Bystyret anmoder at fylkeskommunen realiserer prosjektet etappevis, og at rekkefølgekrav knyttet til o_SF15, slik at fortauet på østsiden av Storetveitvegen ikke trengs realiseres før dette evt anses hensiktsmessig på et senere stadium. Og videre at det av samme grunn ikke er nødvendig å gjøre tiltak på eksisterende kjøreveg mellom Storetveitvegen 35 og Storetveitvegen 23. Også disse to momentene vil innebære kostnadsbesparelser for prosjektet. Utvalg for miljø og byutviklings behandling Følgende representanter tok ordet: Chris Jørgen Knudsen Rødland (H), Reidar Staalesen (A), Torstein Gya (SV), Katrine Berg Nødtvedt (MDG), Trond Tystad (BL), Mailiss Solheim-Åkerblom (R), Thomas Modulv Flesland (Sp), Lars Selmar Alsaker (H), Helge Stormoen (FrP), Grete Line Simonsen (V), Geir Steinar Dale (A), Lillian Blom (SV). Forslag fremsatt i utvalget: Chris Jørgen Knudsen Rødland (H) fremsatte på vegne av H, FrP, BL, INP og Sp følgende alternative forslag: a. Årstad, Gnr. 13, Bnr. 1132, Sykkelvei fra Hagerupsvei til Mindemyren, arealplanID 65150000, vist på plankart, sist datert 10.06.2024, med følgende endring: - Felt som i plankart av 10.06.2024 er benevnt BBB2, tilbakeføres til formål BFS, i samsvar med formålet på plankart datert 15.12.2020 som var på høring i perioden 27.08.2022-11.10.2022. Tidligere BBB2 får ny benevnelse BFS4. I BFS4 fjernes kryss som utgjør symbol for «Bebyggelse som forutsettes fjernet». b. Tilhørende reguleringsbestemmelser, sist datert 13.06.2024, med følgende endringer: • Nytt punkt 3.5.2, 2. avsnitt skal lyde: «Bredde på gang- og sykkelveganlegg kan utføres inntil den bredde som fremgår av plankartet. Av hensyn til kostnadseffektivitet kan bredde på fortau (SF) og sykkelanlegg (SS) reduseres i forhold til plankartets løsning i forbindelse med detaljprosjektering, der fylkesvegmyndighet anser dette å være trafikksikkerhetsmessig forsvarlig. Tiltakshaver må avklare med bygningsmyndighetene om dette krever byggesaksbehandling før gjennomføring av tiltaket. • Punkt 3.5.3, 2. avsnitt endres til å lyde: «Fortau, torg, gatetun og sykkelveg i sonen Wergeland lokalsenter kan etableres med natursteinsdekke. Annet materialvalg kan gjøres i forbindelse med detaljprosjektering dersom ekstrakostnaden ved naturstein etter fylkesvegmyndighetens vurdering ikke står i forhold til nytten, eller naturstein av sikkerhetsmessige eller andre årsaker anses uegnet av fylkeskommunal vegmyndighet.» • Punkt 3.2 endres slik at punktet kommer i samsvar med punkt 3.4 i forslag til planbestemmelser datert 22.03.2024som var på begrenset høring i mars/april 2024, og blir lydende: «§ 3.2 Frittliggende småhusbebyggelse (BFS) Område regulert til frittliggende småhusbebyggelse skal nyttes til bolig med dagens byggehøyde og utnyttelsesgrad” • Punkt 6.4 fjernes. Punkt 6.5 blir nytt punkt 6.4. Reidar Staalesen (A) fremsatte på vegne av A følgende alternative forslag: I medhold av plan- og bygningsloven §§ 12-12, jf. 12-11, vedtar Bergen bystyre følgende forslag til detaljregulering: 1. Årstad, Gnr. 13, Bnr. 1132, Sykkelvei fra Hagerupsvei til Mindemyren, arealplanID 65150000, vist på plankart, sist datert 10.06.2024, med følgende 2 endring: a. Felt som i plankart av 10.06.2024 er benevnt BBB2, tilbakeføres til formål BFS, i samsvar med formålet på plankart datert 15.12.2020 som var på høring i perioden 27.08.2022-11.10.2022. Tidligere BBB2 får ny benevnelse BFS4 2. Tilhørende reguleringsbestemmelser, sist datert 13.06.2024, med følgende endringer: a. Nytt punkt 3.5.2, 2. avsnitt: «Bredde på gang- og sykkelveganlegg kan utføres inntil den bredde som fremgår av plankartet. Av hensyn til kostnadseffektivitet kan bredde på fortau (SF) og sykkelanlegg (SS) reduseres i forhold til plankartets løsning i forbindelse med detaljprosjektering, der fylkesvegmyndighet anser dette å være trafikksikkerhetsmessig forsvarlig. Tiltakshaver må avklare med bygningsmyndighetene om endring krever byggesaksbehandling før gjennomføring av tiltaket». b. Punkt 3.5.3, 2. avsnitt endres til: «Fortau, torg, gatetun og sykkelveg i sonen Wergeland lokalsenter kan etableres med natursteinsdekke. Annet materialvalg kan gjøres i forbindelse med detaljprosjektering dersom ekstrakostnaden ved naturstein etter fylkesvegmyndighetens vurdering ikke står i forhold til nytten, eller naturstein av sikkerhetsmessige eller andre årsaker anses uegnet av fylkeskommunal vegmyndighet.» c. Punkt 3.2, 2. avsnitt strykes «Eksisterende bebyggelse innenfor BBB2 er regulert fjernet. Arealet i BBB2 skal nyttes til boligformål og uteoppholdsareal og reguleres i egen detaljregulering» Saksnr: 2022/82227-33 Side 4 av 4 d. Nytt punkt 3.4 med reguleringsformål frittliggende småhusbebyggelse (BFS), endres til samme ordlyd som ved 1. gang offentlig ettersyn (27/08-11/10-2022) og blir lydende: «Frittliggende småhusbebyggelse (BFS) Område regulert til frittliggende småhusbebyggelse skal nyttes til bolig med dagens byggehøyde og utnyttelsesgrad.» Dette innebærer at eksisterende punkter i bestemmelsene 3.4-3.7, endres til 3.5-3.8. e. Punkt 6.4 fjernes. Punkt 6.5 blir nytt punkt 6.4 Merknader fremsatt i utvalget: Chris Jørgen Knudsen Rødland (H) fremsatte på vegne av H, FrP, BL, INP og Sp følgende merknad: Merknad 1 Bystyret forutsetter at denne reguleringsplanen, og gang- og sykkelvegtiltaket isolert sett, ikke gjør det naturlig å utløse ekspropriasjon av private eiendommer, da denne problemstillingen vil aktualiseres i fremtidig reguleringsplan for bolig, ref. plan-ID 4601_65230000 – detaljregulering Nyhaugvegen. Merknad 2 Bystyret anmoder at fylkeskommunen realiserer prosjektet etappevis, og at rekkefølgekrav knyttet til o_SF15, slik at fortauet på østsiden av Storetveitvegen ikke trengs realiseres før dette evt anses hensiktsmessig på et senere stadium. Og videre at det av samme grunn ikke er nødvendig å gjøre tiltak på eksisterende kjøreveg mellom Storetveitvegen 35 og Storetveitvegen 23. Også disse to momentene vil innebære kostnadsbesparelser for prosjektet. Votering: Innstillingen fikk 5 stemmer (SV, MDG, V, R). Alternativt forslag fra A, fremsatt av Reidar Staalesen (A), fikk 8 stemmer (A, SV, MDG, V, R). Alternativt forslag fra H, FrP, BL, INP og Sp, fremsatt av Chris Jørgen Knudsen Rødland (H), ble tiltrådt med 9 stemmer (H, FrP, BL, INP, Sp). Utvalg for miljø og byutvikling behandlet saken i møtet 14.11.2024 sak 380/24 og fattet følgende vedtak: Saken utsettes. 3 Utvalg for miljø og byutvikling behandlet saken i møtet 23.10.2024 sak 341/24 og fattet følgende vedtak: Saken utsettes. Byrådet behandlet saken i møtet 26.09.2024 sak 285/24 Byrådet innstiller til bystyret å fatte følgende vedtak: I medhold av plan- og bygningsloven §§ 12-12, jf. 12-11, vedtas følgende forslag til detaljregulering: a. Årstad, Gnr. 13, Bnr. 1132, Sykkelvei fra Hagerupsvei til Mindemyren, arealplan- ID 65150000, vist på plankart, sist datert 10.06.2024 b. Tilhørende reguleringsbestemmelser, sist datert 13.06.2024 c. Formingsveilederen oppdateres med bygulv/belegningsstein i Eikeveien 4 </text:p>
          </table:table-cell>
          <table:table-cell office:value-type="float" office:value="4601" calcext:value-type="float">
            <text:p>4601</text:p>
          </table:table-cell>
          <table:table-cell office:value-type="string" calcext:value-type="string">
            <text:p>ed5fca2e-47d9-5cc0-b4d1-24807fd6c27d</text:p>
          </table:table-cell>
          <table:table-cell table:number-columns-repeated="16376"/>
        </table:table-row>
        <table:table-row table:style-name="ro4">
          <table:table-cell table:number-columns-repeated="3"/>
          <table:table-cell office:value-type="string" calcext:value-type="string">
            <text:p>Framforhandla hovudavtale mellom BIR, grunneigarane og Bergen kommune inkl. vedlegg, per 31.5.2024</text:p>
          </table:table-cell>
          <table:table-cell office:value-type="string" calcext:value-type="string">
            <text:p>AVTALE OM BOSSNETT – MINDEMYREN mellom BIR AS, GRUNNEIERE OG BERGEN KOMMUNE Side 1 av 15 1. PARTER Denne avtalen («Avtalen») gjelder mellom (1) BIR AS, organisasjonsnr. 983 495 400 («BIR»), (2) Bergen kommune, organisasjonsnr. 964 338 531 («BK»), (3) Grunneiere henhold til liste i Vedlegg 1 enkeltvis benevnt som en «Part» og i fellesskap som «Partene». Part (3) benevnes i fellesskap som «Grunneierne» og enkeltvis som «Grunneier». 2. GEOGRAFISK OMRÅDE Grunneierne eier, og/eller har utbyggingsrett</text:p>
          </table:table-cell>
          <table:table-cell office:value-type="string" calcext:value-type="string">
            <text:p>AVTALE OM BOSSNETT – MINDEMYREN mellom BIR AS, GRUNNEIERE OG BERGEN KOMMUNE Side 1 av 15 1. PARTER Denne avtalen («Avtalen») gjelder mellom (1) BIR AS, organisasjonsnr. 983 495 400 («BIR»), (2) Bergen kommune, organisasjonsnr. 964 338 531 («BK»), (3) Grunneiere henhold til liste i Vedlegg 1 enkeltvis benevnt som en «Part» og i fellesskap som «Partene». Part (3) benevnes i fellesskap som «Grunneierne» og enkeltvis som «Grunneier». 2. GEOGRAFISK OMRÅDE Grunneierne eier, og/eller har utbyggingsrettighetene til, eiendommer som befinner seg innenfor eller i nærheten av områdereguleringsplan for Mindemyren med planid. 61140000 («Områdereguleringen»). De aktuelle eiendommer er spesifisert i Vedlegg 2, og betegnes samlet som «Eiendommene» og enkeltvis som «Eiendom». 3. BAKGRUNN OG FORMÅL Bestemmelsen § 1.17 i Områdereguleringen gjelder renovasjon, hvor § 1.17.1 fastsetter at: «For avfall fra boliger og kontor/tjenesteyting skal det legges til rette for rørbaserte avfallssystem. Forretning, hotell mv. kan ha egne system for håndtering av avfall.» Bakgrunnen for Avtalen er Partenes ønske om å etablere et felles bossnettanlegg for Eiendommene, for blant annet å imøtekomme kravet i den siterte bestemmelsen. Etableringen vil innebære at avfall som kastes i nedkast på Eiendommene, blir fraktet i rør i bakken ved hjelp av luft, til en felles terminal hvor avfallet samles og blir hentet av renovasjonskjøretøy. I forbindelse med bybaneutbyggingen over Mindemyren har BIR besørget og bekostet nedlegging av en del rør som vil inngå i det felles bossnettanlegget. Etablerte rør fremgår av kart i Vedlegg 3. Ferdigstilling av et fungerende bossnett for Eiendommene fordrer etablering av en felles terminal («Terminalen»), et styringssystem, ytterligere fellesrør som knytter sammen de ulike Eiendommene, samt stikkrørledningene fra fellesrørene til den enkelte Eiendom inkludert nedkast. FAV Gruppen AS har tilbudt BIR lokaler for etablering av Terminalen i fjellhallene under Leaparken, som henger sammen med område S13 i Områdereguleringen. Formålet med Avtalen er således å oppfylle Områdereguleringens vilkår om rørbasert avfallshåndtering, sikre etableringen av et felles bossnett for Eiendommene, fordele byrdene forholdsmessig, og regulere Partene sine rettigheter og forpliktelser knyttet til dette. Side 2 av 15 4. AVTALENS IKRAFTTREDELSE 4.1 Inngåelse og ikrafttredelse av Avtalen Avtalen er inngått så snart alle Partene, ved signaturberettigede eller fullmaktshavere, har signert. Partene er bundet ved sin signering. BIR og Grunneierne signerer Avtalen, før den så snart som mulig fremlegges for politisk behandling i BK. BK kan ikke signere Avtalen før den er godkjent av kompetent politisk organ. Øvrige betingelser for at Avtalen skal tre i kraft: - BK og BIR må inngå forskutteringsavtale, jf. pkt. 5.5. - BIR må inngå avtale med relevant part som sikrer at Terminalen etableres. - Avtalen og de to øvrige avtalene nevnt over, må være inngått før 15.10.2024. 4.2 Virkninger av at Avtalen trer i kraft Når Avtalen trer i kraft, jf. pkt. 4.1, inntrer følgende virkning: Tidligere avtaler fra 2019 mellom daværende BIR Nett AS og de aktuelle Grunneierne, om utbygging av bossnett innenfor Områdereguleringen, bortfaller med endelig virkning. 4.3 Virkninger av at Avtalen ikke trer i kraft Dersom betingelsene for at Avtalen skal tre i kraft ikke inntrer, jf. pkt. 4.1, er virkningen at Avtalen ikke tar til å gjelde. Konsekvensen er at Avtalen ikke innebærer noen rettigheter eller plikter for Partene. Partene skal heller ikke kunne kreve økonomisk kompensasjon som følge av at Avtalen ikke blir realisert, uavhengig av årsaken til bortfallet. 5. FELLESDELEN AV BOSSNETTANLEGGET – PARTENES RETTIGHETER OG PLIKTER 5.1 BIRs plikt til planlegging og realisering BIR har ansvar for å planlegge og realisere den delen av bossnettanlegget som er felles for Grunneierne, i det videre omtalt som «Fellesdelen av bossnettanlegget». Ansvaret omfatter all nødvendig infrastruktur som skal til for å få Fellesdelen av bossnettanlegget til å fungere, så som felles rørføringer/- deler og Terminalen med tømmesystem. BIR skal også tilrettelegge for at Grunneierne kan knytte seg til Fellesdelen av bossnettanlegget, ved å etablere ett påkoblingspunkt for stikkrør til den enkelte Eiendom. Skisse over Fellesdelen av bossnettanlegget fremgår av Vedlegg 3. Plassering av påkoblingspunktet skal så langt mulig avklares med den enkelte Grunneier. Dersom en Grunneier ønsker flere påkoblingspunkter må dette avtales spesielt med BIR, og Grunneier må selv bære eventuelle merkostnader. Fellesdelen av bossnettanlegget skal - ha kapasitet til minst å kunne håndtere avfallet fra Eiendommene til Grunneierne, som angitt i vedlegg 2 - minimum håndtere avfallsfraksjonene matavfall, papir, papp, plast og restavfall - stå ferdig, være testet og klar til bruk senest 30.06.2026. Side 3 av 15 5.2 Grunneiers rett og plikt til tilknytning og bruk Grunneier har rett og plikt til å knytte sin Eiendom som angitt i Vedlegg 2 til Fellesdelen av bossnettanlegget, og benytte anlegget med alle etablerte avfallsfraksjoner. Plikt til tilknytning gjelder oppføring av bygning samt hovedombygging, slik begrepene er forstått etter plan- og bygningsloven. Tiltak som utløser tilknytningsplikt etter bestemmelsen her benevnes heretter som «Tilknytningspliktige tiltak». Tilknytningsplikten inntrer fra brukstillatelse for tiltaket er gitt. Unntak fra tidspunkt for tilknytningsplikt følger av pkt. 6.1 siste avsnitt. 5.3 Rettigheter til grunn Er det mest fordelaktig for Fellesdelen av bossnettanlegget at anlegget krysser Grunneier sin Eiendom, skal Grunneier vederlagsfritt gi BIR nødvendige rettigheter til å legge og ha anlegget liggende over sin Eiendom. På samme måte skal Grunneier gi BIR nødvendige rettigheter for tilkomst til testing, drift, vedlikehold og eventuelle utskiftninger av Fellesdelen av bossnettanlegget. Særlige forhold knyttet til kryssing av og gjennomføring av arbeid på enkelteiendommer avklares mellom BIR og aktuell Grunneier. Fellesdelen av bossnettanlegget skal tilpasses planlagt utbygging, og eventuell eksisterende bygningsmasse og infrastruktur på Grunneiers Eiendom. BIR er ansvarlig for at anlegget så langt mulig lar seg vedlikeholde uten ulemper for eiere og brukere av bygningsmassen på Eiendommen. Ved arbeider på anlegget plikter BIR å sette terrenget i anleggstraséen tilbake i den stand det var før arbeidet ble satt i gang, så langt det er mulig. BIR dekker alle kostnader forbundet med vedlikeholds- og reparasjonsarbeider, samt eventuell flytting og fjerning av anlegget som ikke er utløst, eller en nødvendig følge, av eier eller brukers tiltak på Eiendommen. BIR sine rettigheter etter dette punktet skal tinglyses av Grunneier, senest én – 1 – måned etter at avtalen er trådt i kraft. 5.4 Investeringskostnad. Kostnadsfordeling og -ansvar. BIR har estimert samlet investeringskostnad for Fellesdelen av bossnettanlegget til NOK 135 327 141,- ekskl. mva. («Investeringskostnaden»), jf. kostnadsoppstillingen i Vedlegg 4. I samsvar med Bergen bystyres vedtak i sak 107/19 skal nåværende BIR Husholdning AS sin kostnadsreduksjon ved bruk av bossnett inkluderes som inntekt for utbygging av Fellesdelen av bossnettanlegget. BIR Husholdning AS sin kostnadsreduksjon for Mindemyren mv. er estimert til NOK 31 990 000,- ekskl. mva. Investeringskostnaden fratrukket BIRs estimerte kostnadsreduksjon utgjør NOK 103 337 141 ekskl. mva. og skal bekostes av Grunneierne («Grunneierkostnaden») slik det følger av pkt. 5.6 flg. 5.5 Forskuttering Grunneierkostnaden– Ansvar BIR og BK er ansvarlig for å forskuttere Grunneierkostnaden for Fellesdelen av bossnettanlegget, i henhold til avtalen omtalt i pkt. 4.1, uavhengig av om kostnaden skulle overstige estimatene som fremkommer av kostnadsoppstillingen i Vedlegg 4. Side 4 av 15 5.6 Grunneiers betalingsforpliktelse - Kontantbidraget 5.6.1 Økonomisk omfang Grunneierkostnaden danner grunnlaget for beregningen av Grunneiernes betalingsforpliktelse, heretter benevnt «Kontantbidrag(et)». Grunneierne skal betale Kontantbidrag til BIR på NOK 30 960,- ekskl. mva. per boligekvivalent multiplisert med antall boligekvivalenter som etableres på den enkelte Grunneiers Eiendom, med tillegg av renter som fastsatt i pkt. 5.6.3. Grunnlaget for beregningen av Kontantbidraget er inntatt i pkt. 5.6.2 Grunneierne skal ikke betale Kontantbidrag flere ganger for samme BRA, med mindre det gjennomføres tiltak som tilfører nye boligekvivalenter innenfor det aktuelle arealet. Det samme gjelder for ny bygningsmasse som erstatter bygningsmasse det allerede er betalt Kontantbidrag for. Tilføres nye boligekvivalenter, skal Grunneier betale Kontantbidrag etter pkt. 5.6.1 for det økte antall boligekvivalenter tiltaket medfører. For påbygg og tilbygg på eksisterende bygg som ikke allerede er tilknyttet Fellesdelen av bossnettanlegget, skal Grunneier ikke betale Kontantbidrag med mindre det er et Tilknytningspliktig tiltak i henhold til punkt 5.2. Eksisterende boliger som er forutsatt videreført, ut fra reguleringsplan for aktuell Eiendom, skal ikke betale Kontantbidrag selv om boligene er forutsatt tilknyttet bossnettanlegget. 5.6.2 Grunnlaget for beregningen Beregningen av Kontantbidraget tar utgangspunkt i at Grunneierne samlet skal dekke Grunneierkostnaden, jf. pkt. 5.4, gjennom Tilknytningspliktige tiltak. Beregningen tar derfor utgangspunkt i Grunneierkostnaden, fordelt på det totale antall boligekvivalenter som Grunneierne samlet planlegger og forventer å få bygge ut – 3 338 boligekvivalenter, og tilknytte Fellesdelen av bossnettanlegget. En boligekvivalent utgjør: - For boligareal: én boenhet. - For annet areal, heretter benevnt i fellesskap som «næringsareal»: 422 m2 BRA. 1 Parkeringsareal skal ikke medregnes i grunnlaget. Ettersom flere faktorer er usikre, kan det samlede Kontantbidraget bli både høyere og lavere enn Grunneierkostnaden, avhengig av hva det gis igangsettingstillatelse til. Kontantbidraget skal ikke etterreguleres. Vedlegg 5 viser antatt utbygging og beregning av Kontantbidraget. 5.6.3 Renteregulering av Grunneierkostnaden Kontantbidraget for den enkelte Grunneier reguleres med selvkostrenten innenfor avfalls- /renovasjonsområdet 2, beregnet fra dateringen av Vedlegg 4 og til faktisk oppgjørstidspunkt. 1 I henhold til enighet mellom Grunneierne 2 Forskrift om beregning av samlet selvkost for kommunale og fylkeskommunale gebyrer (FOR-2019-12-11-1731 «selvkostforskriften») § 5 fjerde ledd annet punktum, er gjeldende på tidspunktet avtalen ble fremforhandlet. Side 5 av 15 5.7 Forfall og oppgjør 5.7.1 Forfall for Kontantbidrag for Tilknytningspliktige tiltak Kontantbidraget for det enkelte Tilknytningspliktige tiltak forfaller til betaling før søknad om igangsettingstillatelse. Kontantbidraget forfaller bare for det antallet boligekvivalenter det til enhver tid søkes om igangsettingstillatelse for. Grunneier skal senest tre – 3 – uker før søknad om nevnte igangsettingstillatelse skriftlig be BIR om faktura for korrekt Kontantbidrag. BIR skal senest én – 1 – uke etter Grunneiers forespørsel sende Grunneier faktura med to – 2 – ukers betalingsfrist. Dersom det ikke gis igangsettingstillatelse i henhold til det antallet boligekvivalenter som er omfattet av anmodningen om faktura, og Grunneier har betalt for det omsøkte antall, skal Kontantbidrag for boligekvivalenter det ikke gis igangsettingstillatelse for tilbakebetales til Grunneier etter påkrav. Dersom Grunneier ikke har betalt fakturert Kontantbidrag når igangsettingstillatelsen gis, skal BIR etter påkrav isteden utstede kreditnota for det overskytende beløp. 5.7.2 Forfall ved midlertidige løsninger Ved midlertidige løsninger i henhold til pkt. 5.9 andre avsnitt, forfaller Kontantbidraget ved idriftsettelse av bossnettanlegget. 5.7.3 Forfall ved frivillig tilknytning Dersom Grunneier velger å benytte retten til å knytte eksisterende boligekvivalenter til det Felles bossnettanlegget skal det betales Kontantbidrag etter pkt. 5.6.1 for det antall boligekvivalenter som faktisk knyttes til anlegget. Grunneier skal i et slikt tilfelle varsle BIR minimum 3 uker før planlagt tilknytning/oppstart, og be om faktura for det aktuelle antall boligekvivalenter. BIR renteberegner Kontantbidraget i henhold til pkt. 5.6.3 og utsteder faktura med to – 2 – ukers betalingsfrist. Grunneier kan ikke ta anlegget i bruk før fakturaen er betalt. 5.8 Eierskap, drift og vedlikehold BIR er eier av Fellesdelen av bossnettanlegget, og følgelig ansvarlig for drift, vedlikehold og eventuelle utskiftninger i anlegget. Eierrådigheten innebærer rett til å tilby overskuddskapasitet i Fellesdelen av bossnettanlegget til tredjepersoner. BIR garanterer imidlertid for at det til enhver tid er tilstrekkelig kapasitet i anlegget til å håndtere avfallet fra Grunneierne. 5.9 Midlertidig avfallsløsning Dersom Fellesdelen av bossnettanlegget ikke er klart til bruk i henhold til fristen fastsatt i pkt. 5.1, og det gjør at Grunneier må ha en midlertidig avfallsløsning, skal BIR dekke alle kostnader med etablering og drift av løsningen, og kostnadsfritt bistå Grunneier i etableringen. BIR skal så langt mulig bidra til å legge til rette for at det kan etableres en midlertidig avfallsløsning som kan aksepteres av kommunal bygningsmyndighet. Grunneier plikter så langt mulig å stille areal til rådighet for midlertidig avfallsløsning. Den midlertidige løsningen må være trafikksikker og relativt enkel å etablere og reversere. Nødvendige avklaringer av forhold knyttet til midlertidig avfallsløsning, ut over det som følger av denne Avtalen, gjøres direkte mellom BIR og den enkelte Grunneier. Side 6 av 15 6. INDIVUDUELL DEL AV BOSSNETTANLEGGET – PARTENES RETTIGHETER OG PLIKTER 6.1 Grunneier sin plikt til planlegging og realisering. Kostnadsansvar. Som ledd i å oppfylle Tilknytningsplikten fastsatt i pkt. 5.2 har Grunneier ansvar for å planlegge, realisere og bekoste nødvendige nedkast for avfall på egen Eiendom, og eget/egne stikkrør derfra til og med påkoblingspunktet til Fellesdelen av bossnettanlegget. I det videre omtales Grunneier sine nedkast og stikkrør med tilhørende infrastruktur som «Individuell del av bossnettanlegget». Grunneier står fritt til å velge leverandør, nedkasttype og -antall på egen eiendom, så lenge de valgte løsningene er kompatible med Fellesdelen av bossnettanlegget. Grunneier skal som hovedregel ferdigstille Individuell del av bossnettanlegget i forbindelse med utbygging av egen Eiendom, og senest på tidspunktet for aktuelle brukstillatelser i tråd med pkt. 5.2. På Eiendommer med flere nedkast omfatter begrepet den Individuelle del av bossnettanlegget i dette punktet ikke alle nedkast, men kun nedkast som realiseres i eller for det aktuelle byggetrinn. Dersom Grunneier har en Eiendom som bygges ut i flere trinn, og nedkast for bossnettet blir bygd ut i forbindelse med et senere byggetrinn, eller nedkast skal samlokaliseres med en eller flere andre Eiendommer, inntrer plikten til ferdigstillelse av den Individuelle del av bossnettanlegget først samtidig med brukstillatelse for det senere byggetrinn eller ved senere etablering av nedkast på annen Eiendom. Tilknytningsplikten i henhold til pkt. 5.2 utsettes tilsvarende. Reguleringen av den midlertidige løsningen, fastsatt i pkt. 5.9 gjelder i slike tilfeller tilsvarende. 6.2 BIRs veiledningsplikt overfor Grunneier BIR skal på forespørsel fra Grunneier, og innen rimelig tid, gi Grunneier inntil ti – 10 – timer vederlagsfri veiledning per S-område innenfor Områdereguleringen og per utbyggingsfelt utenfor Områdereguleringen. Veiledningen er avgrenset til løsningene beskrevet i Avtalen pkt. 6.1. BIR fakturerer Grunneier selvkostpris for veiledning utover ti – 10 – timer. 6.3 Testing – Plikt til tilrettelegging, varsling og testing. Rett til tilstedeværelse. Grunneier skal varsle BIR med tre ukers skriftlig varsel når Individuell del av bossnettanlegget er klart for testing, og tilrettelegge for at BIR kan gjennomføre testing. BIR plikter deretter å teste at Individuell del av bossnettanlegget fungerer sammen med Fellesdelen av bossnettanlegget. Grunneier har rett til å være til stede ved BIRs testing. 6.4 Rett og plikt til å overdra og overta anlegget. Betingelser. Særlige rettigheter og forpliktelser. Når Grunneier har etablert Individuell del av bossnettanlegget, og anlegget er klart til å settes i drift, har Grunneier rett og plikt til å overdra anlegget til BIR. BIR har på sin side rett og plikt til å overta anlegget vederlagsfritt fra Grunneier på de betingelser som fremkommer nedenfor i dette pkt. 6.4. Grunneier skal senest i forbindelse med overdragelse etter dette punktet, sikre BIR nødvendige rettigheter til å ha nedkast og stikkrør liggende over aktuell Eiendom. På samme måte skal Grunneier gi BIR nødvendige rettigheter til tilkomst for testing, drift, vedlikehold og eventuelle utskiftinger i anlegget. Grunneier skal tinglyse BIRs rettigheter senest i forbindelse med overdragelse av anlegget. Løsning for nedkast og plassering av disse kan variere mellom Eiendommene. Er det nødvendig eller Side 7 av 15 hensiktsmessig å overdra eller stifte særlige rettigheter og forpliktelser på enkelte av Eiendommene, reguleres dette i særskilt avtale mellom BIR og den enkelte Grunneier. Overdragelsen innebærer at BIR garanterer for at det til enhver tid er tilstrekkelig kapasitet i Individuell del av anlegget til å håndtere avfallet fra Grunneier sin Eiendom, som angitt i vedlegg 2 og vedlegg 5. Dersom boligekvivalenter fra andre eiendommer skal tilknyttes Individuell del av anlegget, her under ved å bruke nedkast, og tilgang må skje over privat grunn som ikke er regulert til offentlig formål, krever tilknytningen avtale med aktuell Grunneier. 6.5 Overlevering av anlegget 6.5.1 Ferdigbefaring Grunneier skal varsle og gi BIR anledning til å delta på Grunneier sin ferdigbefaring av Individuell del av bossnettanlegget, sammen med Grunneier sine leverandører. Grunneier skal skriftliggjøre eventuelle mangler som avdekkes på befaringen, og sende mangelsdokumentet til BIR. 6.5.2 FDV-dokumentasjon Grunneier skal levere forvaltnings-, drifts- og vedlikeholdsdokumentasjon (FDV-dokumentasjon) for Individuell del av bossnettanlegget til BIR. 6.5.3 Overtakelsesforretning Grunneier skal kalle BIR inn til overtakelsesforretning for Individuell del av bossnettanlegget med minimum to ukers skriftlig varsel. I forkant av overtakelsesforretningen skal BIR ha fått anledning til å gjennomføre testing, i tråd med forutsetningene i pkt. 6.3. BIR skal delta på overtakelsesforretningen med Grunneier sine leverandører. På overtakelsesforretningen skal Grunneier fremlegge oversikt over de mangler som ble notert ved ferdigbefaring, med angivelse av hvilke mangler som er utbedret. BIR overtar Individuell del av bossnettanlegget fra Grunneier samtidig med at Grunneier overtar anlegget fra sine leverandører. Grunneier skal føre protokoll fra overtakelsesforretningen, hvor følgende skal angis: a) alle som er til stede b) mangler/feil som påvises, og om partene er uenige om disse c) frist for utbedring av påviste mangler/feil og tidspunkt for eventuell ny forretning d) om Individuell del av bossnettanlegget overtas eller nektes overtatt e) BIRs begrunnelse for eventuelt å nekte overtakelse, og Grunneier sin begrunnelse dersom han ikke godtar BIRs nektelse. BIR kan ikke nekte overtakelse av anlegget uten saklig grunn. Protokoll fra overtakelsesforretningen undertegnes av de tilstedeværende representanter fra BIR, Grunneiers leverandører og Grunneier. Grunneier sender BIR kopi av signert protoll senest tre dager etter at overtakelsesforretningen ble avholdt. Side 8 av 15 6.5.4 Virkninger av overtakelse Overtakelse har følgende virkninger: a) Eiendomsretten til Individuell del av bossnettanlegget går over fra Grunneier til BIR. b) BIR overtar risikoen for anlegget. c) BIR har rett og plikt til å sette anlegget i drift. d) BIR overtar Grunneier sine rettigheter overfor Grunneiers leverandører. 7. OVERDRAGELSE AV RETTIGHETER OG FORPLIKTELSER ETTER AVTALEN. TINGLYSING. Grunneiers rettigheter og forpliktelser etter Avtalen skal følge Grunneiers Eiendom og skal så langt mulig tinglyses på aktuell Eiendom. Ved overdragelse av hele eller deler av Grunneiers Eiendom skal en forholdsmessig andel av rettigheter og forpliktelser etter Avtalen følge med den delen av Eiendommen som overdras. Som overdragelse gjelder også fisjon/fusjon og andre selskapsmessige endringer som innebærer at hele eller deler av Eiendommen overføres til nytt rettssubjekt (nytt organisasjonsnummer). Dette gjelder imidlertid ikke overdragelse av boenheter til sluttkunder for bolig eller næringsareal som er tilknyttet bossnettanlegget dersom dette arealet omsettes uten at grunneierselskapet også overdras. Disposisjoner etter dette avsnittet skal varsles til BIR. BIR har rett til å overdra sine rettigheter og forpliktelser etter Avtalen til annet selskap i samme konsern, herunder gjennom fisjoner og fusjoner. 8. MERVERDIAVGIFT Partene håndterer som utgangspunkt egen merverdiavgift på egen hånd. I den grad Kontantbidraget må faktureres fra BIR med mva. etter gjeldende regelverk, gjøres det. For Individuell del av bossnettanlegget som bygges ut av Grunneier etter pkt. 6.1, skal BIR og Grunneier inngå en egen avtale. Formålet med avtalen er at merverdiavgiftsbelastningen på Individuell del av bossnettanlegget ikke skal bli en risiko for BIR eller en endelig kostnad for Grunneier, gjennom bruk av justeringsreglene for fast eiendom og/eller at BIR overtar Grunneier sin tilbakeførings- /justeringsforpliktelse overfor staten. Ved overføringen av justeringsretten eller -plikten skal det skje i samsvar med gjeldende mva.-regelverk, og grunnlaget skal være bekreftet av revisor. Så lenge det til enhver tid gjeldende regelverk tillater det, skal BIR kreve oppjustering av merverdiavgiften Grunneier har betalt i forbindelse med utbyggingen av renovasjonsinfrastrukturen som BIR overtar, og overføre 90 % av reelt oppnådd oppjustering til Grunneier. 9. MISLIGHOLD Dersom en Part misligholder Avtalen, og en annen Part lider økonomisk tap som følge av misligholdet, kan den skadelidende Part kreve skaden erstattet fra misligholdende Part. Part som vil gjøre gjeldende misligholdsvirkninger må reklamere skriftlig overfor den misligholdende Part innen rimelig tid etter at Parten oppdaget eller burde oppdaget misligholdet. For sent fremsatt reklamasjon medfører at Parten taper sin rett til å gjøre misligholdet gjeldende. For øvrig gjelder alminnelige avtalerettslige regler. Side 9 av 15 10. LOVVALG OG TVISTELØSNING Avtalen reguleres av norsk rett. Tvister vedrørende Avtalen skal søkes løst i minnelighet. Rettstvister løses for de alminnelige domstoler med Hordaland tingrett som eksklusivt verneting. 11. VEDLEGG Avtalen har følgende vedlegg: 1. Liste over Grunneierne, med navn og org. nr. 2. Oversikt over Grunneierens Eiendommer 3. Kartutsnitt over bossnettrør – nedlagte og veiledende rørtraséer 4. Kostnadsoppstilling Investeringskostnaden 5. Antatt utbygging og beregning av Kontantbidraget Ved motstrid mellom denne avtaleteksten og vedleggene går avtaleteksten foran vedleggene. 12. SIGNATURER Denne avtalen signeres elektronisk av BIR og Grunneierne, og manuelt av BK. For BIR AS: Aslak Sverdrup styreleder For Bergen kommune: For Conrad Mohrs veg 15 AS: Lars Clementsen Pedersen Atle Sylvarnes styreleder styremedlem For Frydenbø Kristianborg AS: Christine Flataker Johannessen Tore Botnen styreleder Styremedlem Side 10 av 15 For Frydenbø Boligutvikling AS: Christine Flataker Johannessen Tore Botnen styreleder styremedlem For Kanalveien 103 AS: Birgit Nistad Sivert Nistad styreleder varamedlem For Kanalveien 98 AS: Trond Aasgård Tore Brattøy Haugnes styreleder styremedlem For FG Newco 1 AS: Trond Aasgård styreleder For Elvebakken 1-3 AS: Trond Aasgård Tore Brattøy Haugnes styreleder styremedlem For Conrad Mohrs veg 4b AS: Stein Arne Aadland Frode Sekkingstad styreleder styremedlem Side 11 av 15 For Kanalveien 90 AS: Lars Clementsen Pedersen Torbjørn Hovland styremedlem styremedlem For Minde Allé 10 AS: Christopher John Karlsen Jan Kjeran Kolsrud styreleder styremedlem For Meierigarasjen AS: Ingunn Andersen Randa Jorunn Nerheim styreleder styremedlem For Tapperiet AS: Stein Olaf Onarheim Kjetil Sjursen styreleder styremedlem For Minde Alle 39 AS: Lars Fredrik Frønsdal Jørgensen styreleder For Bane Nor Eiendom AS: Jon-Erik Lunøe administrerende direktør Side 12 av 15 For Kanalveien 54 Eiendom AS: Haakon Jard Veidung styreleder For Kanalveien 51-53 AS: Paal Christian Mowinckel Christian Flølo Geithus styreleder styremedlem For Kanalveien Utbygging AS: Per Gunnar Strømberg Rasmussen Tore Grimstad styreleder styremedlem Erik Lie Arnt Eriksen styremedlem styremedlem For Kanalveien 50 AS: Lars Jørgensen styreleder For Kanalveien 52B AS: Øystein Fykse styreleder Side 13 av 15 For Kanalveien Utvikling AS: Lars Fredrik Frønsdal Jørgensen Christian Flølo Geithus styreleder styremedlem For Luna AS: Jorunn Nerheim styreleder For Kronstadaasen AS: Nils Eirik Wenaas John Erik Nilsen styreleder styremedlem Harald Skibenes Tore Brattøy Haugnes styremedlem styremedlem For Boetablering AS: Svein Erik Engelsen styreleder For Minde Allé 4 AS: Ole Jan Strønen styreleder Side 14 av 15 For MIA Fjøsanger AS: Peder Stavnes Karlsen styremedlem For Nåbo AS: Baard Schumann styreleder Side 15 av 15 Vedlegg 1 Liste over parter - Grunneierne PART ORG.NR Conrad Mohrs veg 15 AS 912 134 377 Frydenbø Kristianborg AS 975 793 214 Frydenbø Boligutvikling AS 830 477 632 Kanalveien 103 AS 985 392 463 Kanalveien 98 AS 969 018 322 FG Newco 1 AS 930 812 218 Elvebakken 1-3 AS 923 456 686 Conrad Mohrs veg 4b AS 918 893 857 Kanalveien 90 AS 919 981 903 Minde Allé 10 AS 926 330 632 Meierigarasjen AS 928 767 434 Tapperiet AS 921 182 910 Minde Alle 39 AS 916 169 205 Bane Nor Eiendom AS 980 374 505 Kanalveien 54 Eiendom AS 914 252 527 Kanalveien 51-53 AS 924 783 826 Kanalveien Utbygging AS 921 898 762 Kanalveien 50 AS 885 842 232 Kanalveien 52B AS 889 660 902 Kanalveien Utvikling AS 923 174 508 Luna AS 932 986 930 Kronstadaasen AS 887 055 572 Boetablering AS 857 611 772 Minde Allé 4 AS 914 235 723 MIA Fjøsanger AS 916 695 071 Nåbo AS 980 390 020 28.05.2024 Vedlegg 2 Oversikt over Grunneiernes eiendommer - alle i Bergen kommune FELTNAVN (planID 61140000 om PART ikke annet spesifisert) GNR. BNR 15 468 Conrad Mohrs veg 15 AS S1 og S2 157 17 204 15 19 27 Frydenbø Kristianborg AS S3 17 38 196 197 201 147 Frydenbø Boligutvikling AS S4 15 185 Kanalveien 103 AS S5 15 302 Kanalveien 98 AS S6 15 66 FG Newco 1 AS S6 15 92 93 Elvebakken1-3 AS S6 15 228 Conrad Mohrs veg 4B AS S6 15 40 191 Kanalveien 90 AS S7 15 422 429 Minde Allé 10 AS S10 15 606 210 211 212 330 S8/S10 15 337 Meierigarasjen AS 339 341 382 502 Nyhaugen Barnehage planID 15 430 70540000 Tapperiet AS S10 15 609 54 Minde Alle 39 AS S11 159 55 Bane Nor Eiendom AS S11 159 133 Kanalveien 54 Eiendom AS S13 159 131 128 Kanalveien 51-53 AS S14 159 130 Kanalveien Utbygging AS S15 159 190 127 Kanalveien 50 AS S16 159 129 Kanalveien 52B AS S16 159 943 126 127 Kanalveien Utvikling AS S17 159 959 993 994 40 S19 159 Luna AS 81 S20 159 82 91 Kronstadaasen AS S23 159 92 233 Boetablering AS Nyhaugen planID 71200000 13 261 13 642 163 Minde Allé 4 AS Nyhaugen planID 71200000 214 15 346 364 3 79 111 134 15 207 215 MIA Fjøsanger AS Løbergsalléen planID 66150000 475 539 10 14 17 18 195 18 124 Nåbo AS S2 Meieritaket planID 61160000 15 612 28.05.2024 159/671 159/666 Vedlegg 3 97A 31 159/613 159/320 61 100B 95F 159/651 159/665 159/375 97A 159/321 29 159/419 71 159/442 97B 33 63 25 100C 159/614 159/622 159/63 97B 159/322 159/377 35 159/441 27 65 159/617 159/623 97C 90 25 23 159/440 100D 159/64 159/438 159/624 159/664 67 159/379 159/649 97E 46 23 159/615 97C 97D 159/843 159/323 159/55 159/439 22 37 73 159/616 159/663 21 159/662 97F 159/191 159/324 159/131 97D 159/618 159/437 159/964 21 39 114 159/65 19 159/436 69 102 159/381 20 99 159/691 159/66 19 20 159/200 159/325 159/383 71 101B 159/435 159/202 20A 159/434 159/661 159/326 101A 41 97E 159/625 101C 77 64 55 73 159/419 159/649 52 159/659 18A 66 159/327 18 43 97F 75B 75 18 102A 57 17 159/433 159/620 159/693 159/328 159/385 75C 159/432 77 159/660 159/67 159/192 101D 75A 15 159/555 159/626 159/193 159/61 159/134 159/329 159/70 101F 79 159/844 159/194 101E 159/195 159/629 159/431159/428159/426159/425 159/658 54 59 159/196 159/420 159/330 81 16A 66A 159/627 159/671 159/657 159/147 56 16 16 118 58 103A 159/198 104 159/203 159/430 17 15 13 11 60 159/429 159/71 62 159/205 103B 103 61 159/427 159/656 159/420 14 68B a 159/72 159/420 68A S11 79 83 159/632 159/633 159/206 159/270 159/969 68C 159/351 120 159/266 68 159/351 c 159/632 159/331 106A 65 105 b 12 159/210 68D 159/333 d 159/633 159/332 159/143 159/630 159/208 159/390 107 106B 159/207 60 159/656 68 68E 159/268 5 e 84 85 159/634 82 159/201 121 159/698 106C 51 159/650 159/208 159/205 f 68F 7 159/143 159/333 81 67 159/266 86 159/72 106D 159/639 159/209 159/212 53 107 159/964 8 159/268 109 159/635 159/204 87 159/636 159/655 159/334 159/229 70 3 159/214 159/392 108A 159/336 a 69 159/631 84 88 159/74 108 111T 72 159/335 12 2 83 159/557 159/211 123 b 159/264 159/1016 90 159/654 159/267 6 108B 159/845 159/215 159/694 74D 159/996 159/640 159/696 159/637 6 159/337 71 91 159/73 74 159/213 159/339 86 E 92 110A 59 159/846 159/213 159/847 124 159/396 4 107A 159/695 88 159/216 159/269 125A 94 159/262 a 159/138 159/218 159/638 110 125B 159/699 159/653 159/338 159/342 62 159/643 107B 12T 159/398 4 159/133 96 b 85 159/134 159/263 8 159/848 76 43 159/262 125C 159/343 125 c 159/849 159/398 98 125D 61 109 159/851 112A d 159/641 159/642 126 2 159/850 159/217 159/265 159/697 61A 159/644 159/261/*/2 159/135 159/344 159/645 159/652 159/61 159/223 159/399 75 87 S12 159/852 127A 111 89 a 159/856 159/261 159/341 114 127B 66A 159/853 159/700 93 b 73 78 115B a 128A 159/701 115A 127C 127 159/854 128 159/69 c 159/646 159/647 159/227 93A 63 90 159/857 b 127D 128B 159/76 159/340 d 159/75 159/68 159/260 c 80A 159/855 92 113 128C 91 159/648 159/401 116 77 159/858 80 64 159/702 27 8 159/228 117B 159/703 159/28 117A 18/48 159/402/*/1 68A 159/30 159/219 159/402 65A 1 159/134 159/256 18/108 159/79 159/402/*/2 159/69 159/231 159/403 1 69 66 18/5,9 159/78 159/259 2 18/114 3B 159/220 159/224 1A 6 18/75 159/402/*/16 82 B 159/77 159/402/*/3 18/271 18/76 159/31 82 A 18/352 159/964 18/148 77A 71 79 18/109 159/257 2 159/402/*/17 76 15/307 159/258 159/145 159/402/*/11 4 4 159 3 15/597 159/225 /146 159/233 18/140 159/241 73 159/221 159/405 3 15/27 84 18/132 159/352 3 79A 159/406 159/402/*/12 5A 18/14 15/28 159/350 86 159/250 159/255 121 15/14 77B 159/235 79B 159/530 88 6 26B 5B 15/562 9B 18/40 15/12 159/253 159/237 80 18/38 15/592 159/254 159/226 18/141 15/563 18/133 5 18/8 18/27 /250 18/306 159/252 159/145 5 77 18/198 81 C 15/308 83 18/107 18/73 18/72 18/21 15/128 159/230 85 7 159/222 159/147 15/210 S9b 6 159/232 8 87 4 9C 159/234 15/596 15/551 89 15/564 159/236 15/559 159/530 15/358 159/222 18/326 159/239 159/238 7 15/2 10A 3C 15/476 125D 15/41 3D 125A 15/149 15/153 123 18/324 13/8 10B 18/165 6 18/199 E 18/26,41 13/403 125 125B 18/109 15/212 13/460 14 S9a 9 15/292 9D 18/29 125F 13/461 C 3B 125 18/88 36 15/117 1 13/861 13/428 2 S10 13/429 12A 18/138 15/129 18/166 9 15/140 15/232 1 15/83 13/425 15/157 4 8 16 15/232 15/597 15/607 (a) 15/565 15/605 14C 18/258 3 15/514 5 13/497 10 13/494 11 18/30 15/162 15/168 15/210 13/465 18/298 15/355 127 13/495 15/356 15/397 12B 15/172 15/606 89 18/8 13/430 15/211 18/110 10 11 15/266 15/196 13/140 15/609 15/519 15/139 15/267 15/515 13/193 12 129 18/81 5 6 12C 13 18/139 15/477 3 14B 13 15/366 15/554 15/337 18/197 15/173 15/341 15/480 4 18/28 15/346 12 15/2 15/364 13/267 15/212 15/163 15/516 S5b 15A 48 15/518 a 2 15 40 15B 18/106 15/143 15/214 12D b 13/642 15 15C 18/15 15/141 15/337 c 5 13/265 15D 15/517 15/184 d a 14A 11 88 18/233 133 15/339 9 14B b 14 17A 8 18/222 S8 14 2 3 3 11 14C 13/266 17 5 c 42 15/382 S2 18/18 15/339 15 13 a 17A d 14D 131 15/183 17B 23 b 15/249 31 9 17B 135A 18/155 15/160 21 3 15/182 15/133 19 29 10 17 18/308 27 37 17C 35 13/233 13/96 c 15/178 17D 15/186 d 15 16 135 19A 19C 12 15/480 43 B a 3A 105 16A 18/225 15/262 15/181 19D 15/502 19B 3B 16 b 16B 15 20 19A 18/37 13/261 5A a c 15/559 13/713 16C 17 A 105 15/91 19A 18 19B 16D 137 d 5B b 15/502 S5a 19 19C 15/32 15/359 15/155 c 15/158 15/339 13/943 21 18/341 7C 19D d 9A 18A 18/44 13/5 107 15/554 15/543 19B 139 18/355 15/4 9B 7B 18/222 15/97 18/350 17 15/175 G 18B 19 15/177 11A 15/259 19 7A 13/1132 19F 15/429 11B 22 23 13/5 141 21A a C 15/37 19 18/196 15/542 103 21B 18/305 13/206 b 15/302 15/208 15/429 20 1 21 19 20 15/422 13/774 21C 15/470 18/352 c 15/510 22 109 19D 15/430 21D 13/212 18/170 d 13/202 13/543 21 13/575 24 A 18/158 13/565 143 18/194 5 143B 13/530 18/304 26 18/352 13 1 13/338 13/544 S7 13/1125 21 15/79 15/557 23A 13/531 3 3B 15/176 15/303 13/533 a 18/4 22 2 24 3 18/223 28 18/22 b 13/33 28B 13/257 23 111 15/171 145 5B 15/170 /816 c 18/333 18/161 23 18/334 15/207 13/511 30 13/1134 13/182 15/537 90 23 5 15/559 13/176 26 18/149 13/303 18/117 18/156 1 18/221 15/195 13/259 13/177 D 11 6 25 147 15/600 4 25 18/210 15/534 1A 13/284 9A 18/272 13/258 15/532 2 15/539 15/93 18/118 25 15/536 13/240 18/288 15/456 15/191 32 18/124 15/134 18/119 15/558 113 18/32 15/215 27 18/337 3 1 15/429 13/207 18/327 28 27 18/ 11C 31 15/228 10 12B 18/164 15/77 13/232 6 18/134 15/455 3E 15/610 4 9B 3C 8 15/475 5B 15/200 5A 13/97 18/352 3B 31 /498 15/535 92 3D 13/221 29 26 5 15/192 12A 7B 7A 7C 15/533 7D 15/253 18/31 18/23 18/352 7E 7F 18/162 15/511 13/69 15/540 149 6 30 27 13/236 94 18/49 11A 15/303 B 15/111 26 15/454 8 15/556 15/218 9A 11B 12 31 15/40 /496 15/92 15/82 10 9 1A 18/95 S6 15/179 15/166,206 96 33 13/1134 32 15/544 8 15/148 13/768 18/309 13/98 13/145 15/156 15/174 4B 13/230 14 A 18/137 18/43 27 18/103 7 15/441 15/497 1B 11 33 29 15/3 A 98 11 15/66 B 15/127 15/560 18/86 13/387 32 15/131 9 18/147 18/13 15/24 15/34 3 6E 13/227 17/10 15/39 15/132 1 13/1095 13 29 18/134 6F 10 6D 15/436 13/184 34 30 10 6G 6C 15/94 15/217 13/190 15C 153 11 18/352 6H 13/161 C 11 31B 18/128 13/100 6B 28 15/73,86 1C D 15/453 15/499 18/146 31A 13/141 6I 6A 36 18/17 17/133 13/223 15B 17/10 6J 15/123 12A 12 35 3 15/7 15/39 13/226 A 18/291 5B 31 13/1094 11 13 38 15/66 117A 18/135 11 15/531 15/573 15/590 12 18/130 17/198 13 5A 15/528 15/561 13/100 15/1983B 15/353 13/65 13/940 13/5 13/308 28 20 B 117 18/66 18/290 40 13/856 5 17/197 15/526 13/556 13/883 155 37 13/555 13/139 15/260 33 15/185 3C 13/379 18/24 15/199 5D 13/314 42 17/18 13/216 14 18/86 17/19 17/15 15/150 16 15/94 14C 13 5E 15/531 14A 18/143 13/388 17/14 15/574 14 2D 4 7 18 39 13/65 19 33 44 18/86 18/25 13/27 5F 157 15/159 13/1018 15/106 13/99,204 15 35 12 16 15/263 15/527 9A 46 13/1019 15/147 13/94 13/936 14B 6A 7 16 18 18/172 15/246 A 119 21 15/506 15/43 18 17/27 6B B 2M 15/167 2N 13/345 13/73 41 17/195 18 13/278 1A C 13/81 2I 6C 8 15/525 2K 2J 2L 15/608 2E 20 37 17/198 2F 6D 15/524 2H 2G 35 15/265 11 2 9B 18E 9 18/59 S4 18/42 15/159 6E 1 20 A 13/383 18/171 15/531 18/352 17/196 15/523 15/105 18 13/971 13/868 6F D 13/450 18/100 15/522 18/352 15/104 2C 3A 13/510 2D 13/297 15/521 15/264 13/318 13/299 13/989 13/1041 18/3 13/300 15/101 13/552 9C 22 15/531 15/520 15/50 17 2A 2B 5 2G 19 13/787 3 159 6 22 39 15/102 20 1 3 A 17/52 B 13/829 35 13/1123 18/126 87 15/236 15/261 13/22 18/93 18/46 15/384 13/9 S3 17/185 10 2 18/58 15/531 17/65 2H 11 15/309 22 13/80 24 13/346 15/486 5 13/1134 13/1052 13/540 13/280 7 18/127 1 13/301 161 4 17/201 15/494 15/7 17/38 15/80 4 13/64 39 18/91-92 15/107 18/94,99 15/88 22 15/531 C 6 7A 3 18/142 18/62 13/298 17/2,8 15/495 21 5 13/268 39A 17/103 4 26 9A 17/204 13/311 24 17/157 13/277 13/22 13/311 2C 18/60 5 13/361 15/87 15/461 13/344 13/332 8 17/204 13/1134 4 18/55,61 15/509 13/268 13/363 2 9 18/152 13/342 15/107 13/704 13/562 50 15/531 15/70 13/269 2A 13/254 4B 11 13/296 13/703 15/434 13/374,562 41 28 3 167 18/56 17/73 13/269 13/360 6 13/374 15/115 4 7 13/364 9B 13/275 2B 15/462 6 26 13/312 13/343 6 15/348 13/340 13/395 30A 1 17/59 B 28 11 23 169 18/262 30B A 11 15/7 8 13/827 13/341 13/362 18/263 18/63 30C 18/151 13/276 13/399 C 17/57 15/78 8 11 13 10 18/264 13/79 30D 13/1134 7A 18/150 18/265 1 30E 15/7 13/1040 13/437 13/27 13/339 11 18/266 17/37 171 13B 17/43 15/460 30F 17/17 12 43 17/152 15/237 18/267 15/531 30G 13/406 15/571 15 7 18/268 13/400 13/637 30H 8 18/269 13 13/1089 13/561 8B 3 25 13/558 12B 10 173 2 18/6 17/13 13/376 9 5A 13/560 2B 17/198 18/314 13/988 15/234 27 /42 13/414 13/1011 17/28 15/503 13/124 5 14 8A 13/857 13/988 2A 12 13/412 10 15/255 18/12 2C 15 A 15/587 175 S1 1 13/1005 13/1008 13/413 S2 13/271 7 11 13/1004 17/16 13/124 13/991 2 13/1007 17/12 13/551 16 13/466 175 13/1143 5 13/302 3 13/157 17 13/409 13/559 45 13 17/49 45A 16B 17/64 13/426 17/183 4 16B 13/431 17/23 Mindemyren bossnett, 01.02.2024 13/355 4 13/519 17/22,48 15/81 1A 16 13/433 2 15/468 17/157 13/882 4A 15/600 17/4 47 13/270 13/459 13/464 Merknad: 18 16A 13/472 6B 13/126 177 19 13/453 6 15/7 /359 17/51 17/157 15/282 Alle planlagte traseer må anses som 6 13/1015 13/1021 7 13/483 20 17/24 17/7 17/47 13/138 13/563 veiledende 18 49 21 13/158 20 179 14 13/427 8 15/85 4 13/159 13/545 11 17/25,34 13/564 Tegnforklaring 13/541 15/6 15/221 8 16 17/26 00 10 20A 13/453 1 18 13/502 10 13/327 13 13/196 /1 13/620 51 13 Som bygget felllesledning 4 13/1134 17 17/68 13/384 18 1 20B 17/76 13/550 25 Som bygget stikkledning 3 13/337 9 18 13/696 B 13/1002 183 Planlagt fellesledning 12/260 9B A 15/7 183 13/208 18B Planlagt stikkledning 17/69 13/1045 17/63 17/9 13/113 17/127 13/1092 13/846 13/1045 13/993 13/823 1 Tilpassing på eks. bossnett B E 11 20 185 15/125 13/165 185 13/247 15/547 12/2 13/186 /833 17/198 21 159/1017 159/93 C 54 159/1008 23 159/1017 C 159/19 8 12 23 D 159/23 159/35 159/95 159/25 6 159/24 159/108 159/96 159/97 159/966 159/80 159/98 159/109 14 159/99 16 159/980 19 18 5 20 7 22 21 159/555 3 159/110 159/80 A 7C 14 159/999 9 65A 7D 26 159/85 1 159/81 159/89 159/452 159/83 159/80 S21 159/112 11 7B 159/86 1 159/91 159/36 159/82 7A S23 11A 13 159/111 159/94 159/114 3 159/92 159/116 5 159/1187 159/964 159/120 159/38 9 159/122 11 13 159/113 159/1014 159/124 159/115 159/111 2 159/117 S22 4 5 159/119 8 6 159/1014 159/121 159/123 10 12 14 159/41 159/456 3 S20 159/125 S19 5A 5B 159/138 8 7 6 159/455 159/457 159/42 159/82 S24 9 7A 10 S18b 159/461 159/988 159/946 159/459 7C 159/40 7D 159/462 159/943 22 11 159/43 C 159/555 159/28 12 159/444 159/138 159/460 159/136 159/451 13 159/136 46 14 159/463 5 159/994 S25 15 159/44 159/464 159/993 159/126 159/39 17 159/989 S17 159/465 159/555 159/466 19 159/127 159/136 7 159/987 21 48 159/467 159/959 23 159/959 159/127 159/126 159/468 159/990 159/136 159/38 S18a 11 159/986 159/943 159/444 159/46 159/136 28 162/1286 68B 28 159/469 159/470 159/469 27 50 27A 159/47 159/28 159/136 159/471 29 159/138 159/528 159/127 159/529 159/472 29A 159/451 159/128 159/473 31 159/150 159/476 159/129 159/136 159/149 a1A b 1B 159/474 1 159/155 33 3C 159/45 159/148 159/154 159/152 159/156 159/475 67 3B 37 159/50 1 35 3 5 3A 159/49 159/153 159/140 69A 68 159/47 69 159/527 159/147 2 159/157 S16 30 159/151 7 159/1019 41 159/49 159/943 159/158 9 159/555 4 159/477 159/159 11 159/272 32 52B 159/478 13 159/160 6 159/38 43 159/136 8 71 3 71 10 159/161 51 159/479 159/38 5 12 45 15 159/981 159/162 159/481 S14 7 159/128 17 159/51 14 47A 19 9 162/1290 16 70A 159/163 159/28 159/480 11 36C 18 159/444 159/164 47 47B 13 20A 20 47C 13A 159/166 21 159/527 159/270 159/52 159/345 159/167 159/345 23 159/971 5 159/51 159/280 3 159/189 159/274 159/483 25 4E S14 38 159/275 162/1291 22 27 159/187 24 6 162/1279 15 26 159/189 159/279 159/276 159/273 162/1280 159/186 159/349 49A 159/185 159/168 8 4A 28 162/1272 159/184 10 159/136 12 33D 162/1292 30 33C 159/183 33B 49 33A 4B 2 17 32 159/277 159/982 34 40 159/182 159/282 159/482 159/169 E 159/53 31 159/170 159/278 4C 162/1270 14 D 31 3 159/346 A 51 29 3 19 C 159/172 51 31 162/1271 5 16 159/284 159/484 B 159/964 159/347 29 159/181 159/348 159/973 B 31 159/173 159/527 1 C 162/1273 29 159/180 159/281 159/486 4D 159/171 1A 159/445 18 3 159/174 159/485 D 29 159/165 159/527 159/179 159/172 9 159/487 11 162/1293 51C E 51B 29 13 53A 159/175 159/173 15 L 29 159/998 159/283 F 53B 29 159/178 159/174 159/248 42A 159/176 159/270 159/488 G 20C 53C 162/1294 29 159/246 159/493 159/494 159/492 42B 159/136 159/147 159/489 159/497 159/496 159/495 53D H 159/177 29 159/285 17 8 159/490 159/247 53E 159/603 159/242 I 159/961 29 159/555 162/1295 53I 53F 6 159/491 53L 53K 53H 53G 159/245 159/190 159/446 44A 159/286 20 159/419 4 159/498 159/356 20A 159/244 44B 159/354 S15 159/177 159/38 2 162/1296 159/130 159/931 159/249 159/243 37 159/138 159/964 55 159/249 1 20B 3 159/356 159/934 159/147 159/599 53 22 159/350 159/240 159/288 159/355 159/289 159/287 35 24 57 159/602 159/242 88 159/291 21 26 5C 86 2 55A 159/35 5 159/293 159/499 28 23 159/419 5B 5A 159/444 159/607 159/500 0 159/1015 159/685 159/295 30 159/290 25 159/358 159/689 159/53 59A 61A 159/297 69 159/292 159/52 159/360 27 59B 4 67 159/683 32 159/299 159/684 159/294 159/501 29 159/688 52C 7A 34 159/964 159/357 159/444 159/687 61 59A 159/296 31 7B 159/301 36 65 59 61 33 159/298 63 159/682 159/303 159/361 159/359 38 159/603 159/686 159/300 159/502 35 6 159/190 159/305 159/681 159/679 159/132 40 159/302 37 8 159/307 159/362 53 57 10 89D 42 159/503 39 159/304 159/363 55 51 159/240 159/309 12 40 159/678 159/680 159/306 63 41 159/364 159/677 159/504 14 159/1000 159/190 159/311 65 159/649 159/308 43 49 159/505 91 159/419 159/365 67 159/310 47 35 45 159/676 159/312 159/506 69 44 16 159/56 91 159/675 159/366 47 9 159/313 159/507 18 71 159/670 45 159/953 159/314 159/1019 159/367 159/508 73 43 49 159/270 20 159/604 159/315 159/58 159/674 159/952 159/509 159/57 159/368 75 26 22 159/669 51 93A 159/316 159/369 159/510 77 159/673 159/271 53 33 24 159/138 41 93B 159/370 159/511 93 159/619 159/370 79 159/407 31 159/28 159/418 159/59 159/131 159/407 159/606 159/512 81 159/60 39 159/415/*/1 24 159/668 S13 159/605 159/608 16 14 12 159/54 22 20 18 10 159/513 98 83 54 159/611 159/317 159/667 95A 159/371 85 29 95A 26 159/609 55 159/692 159/133 159/415/*/1 159/415 159/417 159/414159/413 159/416 159/412 159/411 95B 95D 28 159/318 159/514 57 159/610 27 159/62 159/372 159/930 95C 159/690 159/270 159/410 95E 159/319 30 159/649 100A 159/621 59 159/443 159/671 159/666 159/373 97A 31 6 159/613 32 159/320 61 100B 95F 159/651 159/665 159/375 159/374 4 97A 159/321 29 159/419 71 34 159/442 97B 33 2 63 25 100C 159/614 159/622 159/63 159/409 159/376 97B 159/322 159/377 159/515 35 36 159/441 27 65 159/408 87 159/617 159/623 159/378 97C 90 25 23 38 159/440 159/516 100D 159/64 159/438 159/624 159/664 159/444 67 159/379 89 159/649 97E 46 159/380 23 159/615 97C 97D 159/843 159/323 159/517 Mindemyren bossnett, 01.02.2024 159/55 159/439 22 91 37 73 159/616 159/663 21 159/662 97F 159/191 159/324 159/131 159/952 159/518 97D 159/437 93 159/618 159/964 21 39 114 159/65 159/382 40 19 159/436 159/519 69 102 159/381 95 20 99 Merknad: 159/691 159/66 19 159/754 20 159/200 159/325 159/383 159/520 42 71 101B 159/435 159/202 97 159/384 20A 159/434 159/661 Alle planlagte traseer må anses som 159/326 101A 41 97E 44 159/625 159/422 101C 77 64 1 55 73 159/419 159/649 52 159/659 159/386 18A 66 159/423 159/421 159/327 46 18 43 veiledende 97F 75B 75 3 18 102A 159/387 57 17 159/433 159/620 159/693 159/328 159/385 75C 159/432 48 77 159/660 5 159/67 159/192 101D 75A 15 159/555 159/626 159/193 159/388 159/61 159/134 7 159/70 159/329 50 101F 79 159/844 159/194 101E 159/195 159/629 159/431159/428159/426159/425 159/389 Tegnforklaring 159/658 54 159/424 59 159/196 159/420 159/330 81 16A 66A 56 52 159/627 159/671 159/657 159/147 16 16 118 58 103A 159/198 104 159/203 159/430 159/429 17 15 13 11 60 159/71 62 159/205 Som bygget fellesledning 103B 103 61 159/427 159/391 159/521 99 159/656 159/420 14 68B a 159/72 159/420 159/952 68A S11 Som bygget stikkledning 79 83 159/632 159/633 159/206 159/270 159/969 68C 159/351 101 120 159/266 68 159/351 c 159/632 159/331 54 106A 65 159/753 159/393 105 b 12 159/210 68D Planlagt fellesledning 159/333 d 159/633 159/332 159/143 159/630 159/208 159/390 159/522 56 107 106B 159/207 60 159/656 68 68E 159/268 159/523 5 e 159/394 84 85 159/634 82 Planlagt stikkledning 159/201 121 159/698 106C 51 159/650 159/208 159/205 58 f 68F 7 159/143 159/444 159/333 81 67 159/266 86 159/72 103 106D 159/395 159/639 159/209 159/212 Tilpassing på eks. bossnett 60 53 107 159/964 8 159/268 109 159/635 159/204 87 159/655 105 159/636 159/334 159/447 159/229 70 159/397 3 159/214 159/392 108A 159/336 a 69 159/631 159/353 84 88 159/74 108 111T 72 159/335 159/524 122 83 Vedlegg 4 Kostnadsoppstilling Investeringskostnaden 8.1.2024 Vedlegg 5 Antatt utbygging og beregning av Kontantbidraget ANTATT UTBYGGING FELTNAVN (planID 61140000 om ikke annet ANTALL AREAL NÆRING BOLIGEKVIVALENTER SUM 2 PART spesifisert) BOLIGER (M BRA) NÆRING BOLIGEKVIVALENTER Merknader Conrad Mohrs veg 15 AS S1 0 13000 31 31 Conrad Mohrs veg 15 AS S2 200 800 2 202 Frydenbø Kristianborg AS S3 0 33760 80 80 Frydenbø Boligutvikling AS S4 110 0 0 110 Kanalveien 103 AS S5 30 600 1 31 Kanalveien 98 AS S6 48 997 2 50 FG Newco 1 AS S6 10 367 1 11 Elvebakken1-3 AS S6 36 1017 2 38 Conrad Mohrs veg 4B AS S6 27 2110 5 32 Kanalveien 90 AS S7 150 20682 49 199 Minde Allé 10 AS S10 0 2925 7 7 Meierigarasjen AS S8/S10 641 4945 12 653 Nyhaugen Barnehage Meierigarasjen AS planID 70540000 0 2110 5 5 Tapperiet AS S10 0 7500 18 18 Minde Alle 39 AS S11 0 17000 40 40 Tilknytning til bossnettet gjelder Bane Nor Eiendom AS S11 200 0 0 200 kun for boligdelen av utbyggingen. Kanalveien 54 Eiendom AS S13 49 13926 33 82 Kanalveien 51-53 AS S14 435 600 1 436 Kanalveien Utbygging AS S15 44 8862 21 65 Kanalveien 50 AS S16 0 6500 15 15 Kanalveien 52B AS S16 35 11500 27 62 Kanalveien Utvikling AS S17 160 627 1 161 Luna AS S19 0 18405 44 44 Luna AS S20 310 2750 7 317 Kronstadaasen AS S23 40 422 1 41 Boetablering AS Nyhaugen planID 71200000 193 1100 3 196 Minde Allé 4 AS Løbergsalléen planid MIA Fjøsanger AS 66150000 142 1700 4 146 Gjelder eksisterende boligekvivalenter iht. avtalen pkt. S2 Meieritaket planID Nåbo AS 5.7.3. Tilknytningstid avhengig av 61160000 etablering av nedkast på 65 0 0 65 naboeiendommer. SUM 2925 174205 413 3338 BEREGNING AV KONTANTBIDRAGET Investeringskostnaden jf. Vedlegg 4 kr 103 337 141 Boligekvivalenter 3338 Kontantbidraget (per ekvivalent) kr 30 960 28.05.2024 </text:p>
          </table:table-cell>
          <table:table-cell office:value-type="float" office:value="4601" calcext:value-type="float">
            <text:p>4601</text:p>
          </table:table-cell>
          <table:table-cell office:value-type="string" calcext:value-type="string">
            <text:p>5678d568-8cf0-54aa-a9a1-dcddfd0fe368</text:p>
          </table:table-cell>
          <table:table-cell table:number-columns-repeated="16376"/>
        </table:table-row>
        <table:table-row table:style-name="ro4">
          <table:table-cell table:number-columns-repeated="3"/>
          <table:table-cell office:value-type="string" calcext:value-type="string">
            <text:p>VS_ Bellevuebakken 9 - Supplerende merknader [CMS-Kluge-LEGAL.FID365994]</text:p>
          </table:table-cell>
          <table:table-cell office:value-type="string" calcext:value-type="string">
            <text:p>Fra: "Moxnes, Hans Martin" Sendt: mandag 24. februar 2025 13:51:28 Til: "Postmottak Byråden for BBU" &lt;byutviklingsbyraden@bergen.kommune.no&gt; Kopi: "Heggheim, Hilde" &lt;Hilde.Heggheim@bergen.kommune.no&gt; Emne: VS: Bellevuebakken 9 - Supplerende merknader [CMS-Kluge-LEGAL.FID365994] Fra: Camilla Heggø Olsen &lt;camilla.heggo.olsen@cms-kluge.com&gt; Sendt: mandag 24. februar 2025 13:49 Til: Moxnes, Hans Martin &lt;Hans.Moxnes@bergen.kommune.no&gt; Emne: SV: Bellevuebakken 9 - Supplerende merknader [CMS-Kluge-LEGA</text:p>
          </table:table-cell>
          <table:table-cell office:value-type="string" calcext:value-type="string">
            <text:p>Fra: "Moxnes, Hans Martin" Sendt: mandag 24. februar 2025 13:51:28 Til: "Postmottak Byråden for BBU" &lt;byutviklingsbyraden@bergen.kommune.no&gt; Kopi: "Heggheim, Hilde" &lt;Hilde.Heggheim@bergen.kommune.no&gt; Emne: VS: Bellevuebakken 9 - Supplerende merknader [CMS-Kluge-LEGAL.FID365994] Fra: Camilla Heggø Olsen &lt;camilla.heggo.olsen@cms-kluge.com&gt; Sendt: mandag 24. februar 2025 13:49 Til: Moxnes, Hans Martin &lt;Hans.Moxnes@bergen.kommune.no&gt; Emne: SV: Bellevuebakken 9 - Supplerende merknader [CMS-Kluge-LEGAL.FID365994] Hei igjen, I forbindelse med byrådens/Byrådets behandling av saken, ønsker vi å tydeliggjøre at det er en rekke uheldige forhold ved måten saken har blitt behandlet på av PBE. • Bellevuebakken 9 AS arbeidet over fire år med å få regulert Bellevue i en privat reguleringsplan. I Fagnotatet av 31. januar skriver PBE på s. 3 at kommunen «har glemt å sørge for» at planen ble vedtatt med et forbud mot riving av bygget. PBE mener videre at «forslagsstiller og tiltakshaver selv må bære ansvaret for at det kort tid etter vedtakelsen av reguleringsplanen legges frem en rapport som anbefaler riving av bygget» (s. 6). Bellevuebakken 9 AS opplever det som svært urimelig at de som tiltakshaver må bære ansvaret for noe kommunen selv innrømmer å ha ‘glemt’, med de konsekvensene det har for tiltakshaver. • Uavhengig av om det vedtas et midlertidig forbud eller ikke, vil utfallet bli det samme: Bellevue må demonteres for å kunne tas vare på som kulturminne, jf. de tidligere fremlagte rapportene, samt rapport fra uavhengig kontroll som ble sendt PBE fredag 21. februar. Dersom Bellevue gjennom plankart og -bestemmelse var pålagt bevart og demontering/riving ikke tillatt, måtte derfor tiltakshaver uansett søkt om dispensasjon for å kunne gjennomføre reguleringsplanen og dens hensikt om å sikre fremtidig bruk av Bellevue. • Ved omsøkte tiltak er dessuten realiteten at Bellevue blir videreført som kulturminne i tråd med vedtatt reguleringsplan. Viktige og verdifulle bygningselementer/-detaljer blir demontert og satt inn på ny i bl.a. fasaden, mens ‘skjulte feil og mangler’ blir erstattet med materialer i tråd med planbestemmelsene. Dette sikrer Bellevue som kulturminne for fremtiden. Som tidligere nevnt, stiller vi gjerne i et møte med dere for å redegjøre nærmere for prosjektet, rammesøknaden og ev. andre spørsmål, dersom det er ønske om det. I så fall må dere bare ta kontakt. Vennlig hilsen Camilla Heggø Olsen Senioradvokat / Managing Associate M +47926 96 897 E camilla.heggo.olsen@cms-kluge.com CMS Kluge Advokatfirma AS | Allehelgens gate 2 - Inngang A | 5016 Bergen | Norway cms.law Eco-lighthouse certified Please consider the environment before printing CMS Kluge is a member of CMS Legal Services EEIG (CMS EEIG), a European Economic Interest Grouping that coordinates an organisation of independent law firms. CMS EEIG provides no client services. Such services are solely provided by CMS EEIG’s member firms in their respective jurisdictions. CMS EEIG and each of its member firms are separate and legally distinct entities, and no such entity has any authority to bind any other. CMS EEIG and each member firm are liable only for their own acts or omissions and not those of each other. The brand name "CMS" and the term "firm" are used to refer to some or all of the member firms or their offices. Further information can be found at cms.law The contents of this e-mail (including any attachments) are confidential and may be legally privileged. If you are not the intended recipient of this e-mail, any disclosure, copying, distribution or use of its contents is strictly prohibited, and you should please notify the sender immediately and then delete it (including any attachments) from your system. Fra: Moxnes, Hans Martin &lt;Hans.Moxnes@bergen.kommune.no&gt; Sendt: torsdag 20. februar 2025 23:09 Til: Camilla Heggø Olsen &lt;camilla.heggo.olsen@cms-kluge.com&gt; Emne: SV: Bellevuebakken 9 - Supplerende merknader [CMS-Kluge-LEGAL.FID365994] Hei, sørger for at det kommer med i saken. Mvh Hans Martin Fra: Camilla Heggø Olsen &lt;camilla.heggo.olsen@cms-kluge.com&gt; Sendt: torsdag 20. februar 2025 14:52 Til: Postmottak byr. byutvikling &lt;byutvikling@bergen.kommune.no&gt; Kopi: Moxnes, Hans Martin &lt;Hans.Moxnes@bergen.kommune.no&gt; Emne: Bellevuebakken 9 - Supplerende merknader [CMS-Kluge-LEGAL.FID365994] Hei, Jeg viser til våre tidligere merknader av 12. februar 2025 til forslag om vedtak om midlertidig forbud mot tiltak på Bellevue, samt Vestland fylkeskommunes uttale av 12. februar 2025 (PBEs saksnr. BYGG- 2024/18627). Vedlagt følger brev med supplerende merknader i saken. Camilla Heggø Olsen Senioradvokat / Managing Associate M +47926 96 897 E camilla.heggo.olsen@cms-kluge.com CMS Kluge Advokatfirma AS | Allehelgens gate 2 - Inngang A | 5016 Bergen | Norway cms.law Eco-lighthouse certified Please consider the environment before printing CMS Kluge is a member of CMS Legal Services EEIG (CMS EEIG), a European Economic Interest Grouping that coordinates an organisation of independent law firms. CMS EEIG provides no client services. Such services are solely provided by CMS EEIG’s member firms in their respective jurisdictions. CMS EEIG and each of its member firms are separate and legally distinct entities, and no such entity has any authority to bind any other. CMS EEIG and each member firm are liable only for their own acts or omissions and not those of each other. The brand name "CMS" and the term "firm" are used to refer to some or all of the member firms or their offices. Further information can be found at cms.law The contents of this e-mail (including any attachments) are confidential and may be legally privileged. If you are not the intended recipient of this e-mail, any disclosure, copying, distribution or use of its contents is strictly prohibited, and you should please notify the sender immediately and then delete it (including any attachments) from your system. This e-mail is legally privileged and confidential and intended for the addressee(s) only. Please delete this e-mail and its attachments if received by mistake, and notify the sender. This e-mail is legally privileged and confidential and intended for the addressee(s) only. Please delete this e-mail and its attachments if received by mistake, and notify the sender. </text:p>
          </table:table-cell>
          <table:table-cell office:value-type="float" office:value="4601" calcext:value-type="float">
            <text:p>4601</text:p>
          </table:table-cell>
          <table:table-cell office:value-type="string" calcext:value-type="string">
            <text:p>5057b5a5-d019-539f-a103-d5f972d4c254</text:p>
          </table:table-cell>
          <table:table-cell table:number-columns-repeated="16376"/>
        </table:table-row>
        <table:table-row table:style-name="ro4">
          <table:table-cell table:number-columns-repeated="3"/>
          <table:table-cell office:value-type="string" calcext:value-type="string">
            <text:p>Representantforslag fra Christine Ødegaard (MDG), Thor Haakon Bakke (MDG), Katrine Nødtvedt (MDG), Eline Haakestad (MDG) og Fauzia Hussein-Wiik (A) om et plastfritt Bergen</text:p>
          </table:table-cell>
          <table:table-cell office:value-type="string" calcext:value-type="string">
            <text:p><text:s/>Forretningsutvalget Saksframstilling Vår referanse: 2024/166072-2 Saksbehandler: Bjarte K. Frønsdal Representantforslag fra Christine Ødegaard (MDG), Thor Haakon Bakke (MDG), Katrine Nødtvedt (MDG), Eline Haakestad (MDG) og Fauzia Hussein-Wiik (A) om et plastfritt Bergen Hva saken gjelder: Bystyrerepresentantene Christine Ødegaard (MDG), Thor Haakon Bakke (MDG), Katrine Nødtvedt (MDG), Eline Haakestad (MDG) og Fauzia Hussein-Wiik (A) har overlevert et representantforslag iht. punkt 3.2. i Regle</text:p>
          </table:table-cell>
          <table:table-cell office:value-type="string" calcext:value-type="string">
            <text:p><text:s/>Forretningsutvalget Saksframstilling Vår referanse: 2024/166072-2 Saksbehandler: Bjarte K. Frønsdal Representantforslag fra Christine Ødegaard (MDG), Thor Haakon Bakke (MDG), Katrine Nødtvedt (MDG), Eline Haakestad (MDG) og Fauzia Hussein-Wiik (A) om et plastfritt Bergen Hva saken gjelder: Bystyrerepresentantene Christine Ødegaard (MDG), Thor Haakon Bakke (MDG), Katrine Nødtvedt (MDG), Eline Haakestad (MDG) og Fauzia Hussein-Wiik (A) har overlevert et representantforslag iht. punkt 3.2. i Reglement for Bergen bystyre og utvalgene 2023 - 2027. Forslaget ble overlevert ordføreren i bystyrets møte 30.10.24 Forslaget lyder som følger: Plastforsøpling er et av de raskest voksende miljøproblemene i verden, og en alvorlig trussel mot miljø, natur, og ikke minst vår egen helse. Det globale plastforbruket har firedoblet seg de siste 30 årene, og bare ni prosent blir resirkulert, rapporterer OECD. Resten blir enten deponert, forsøpling av omgivelsene, eller brent. Forskere mener at resirkulering ikke er nok til å håndtere omfanget av problemet, og at vi må "stenge kranen." Vi får i oss mikroplast gjennom vannet vi drikker, maten vi spiser og luften vi puster. Forskere har funnet plast i menneskeblod, menneskehjerner, morsmelk og morkaker. Flere studier har funnet alarmerende høye nivåer av miljøgifter i blodet til norske barn, med potensielt svært alvorlige helsemessige konsekvenser. Mange av disse miljøgiftene får man i seg gjennom matvarer og drikkevann. Forskning fra NORCE viser at “[D]et er høye konsentrasjoner av mikroplast i bygater i Bergen sentrum, og aller mest ved knutepunkter for tungtrafikk, viser ny rapport fra plastforskere i NORCE. Byfjellene er heller ikke fri for mikroplast.” Plast er videre en sentral kilde til såkalte “evige kjemikalier”, som PFAS, og vi har klare indikasjoner på at disse kjemikaliene som finnes i ulike produkter, inkludert matemballasje, kan være svært helseskadelige. En FN-rapport om kjemikalier i plast slo fast at eksisterende dokumentasjon krever rask handling for å håndtere kjemikalier i plast som en del av den globale innsatsen mot plastforurensning, for å beskytte menneskers helse og miljøet. Kvinner og barn er spesielt sårbare for disse giftige kjemikaliene. Eksponering kan ha alvorlige eller langvarige negative effekter i flere viktige perioder i en kvinnes liv og kan 1 påvirke kommende generasjoner. Eksponering under fosterutviklingen og hos barn kan for eksempel føre til nevrologiske og atferdsrelaterte forstyrrelser. Menn er heller ikke skånet, da nyere forskning dokumenterer betydelige skadelige effekter på mannlig fruktbarhet som følge av dagens kombinerte eksponering for farlige kjemikalier, mange av dem knyttet til plast. Politikerne i Bergen har ingen grunn til å tro at innbyggerne i byen vår på noe vis er forskånet for disse enorme helseutfordringene som kommer av en grenseløs bruk av et materiale som forgifter oss. Fordi EU har innført forbud mot enkelte engangsplastartikler, er dette noe Norge også har innført. Men det gjelder en liten andel av plasten, og vi er fortsatt storforbrukere av for eksempel plastposer. Representantene mener vi politikere i Bergen ikke kan sitte og vente og se på at våre innbyggere, og særlig våre barn, får dårligere helse av at vi omgir oss med et produkt vi kan klare oss uten. Rwanda innførte forbud mot plastposer i 2008, og flere afrikanske land følger etter. Over hele Canada prøver lokalsamfunn ut forbud mot engangsplast, innfører avgifter og gjør andre tiltak for å redusere plastforurensning. Blant lokale myndigheter som har forsøkt å redusere plastbruken, har noen, som Montreal og Banff, vært ambisiøse og ser ut til å ha lykkes så langt. De har blant annet innført lokalt forbud mot all plast til kopper, rørepinner, sugerør og bestikk for bruk på stedet; plastbestikk ved levering og takeaway; samt polystyren i tallerkener, beholdere, brett og lokk overalt, med noen få unntak. Representantene foreslår derfor å innføre lignende lokale forbud og tiltak mot plast. Forslag til vedtak: 1. Bystyret ber byrådet utrede hvilke plastreduserende tiltak som kan ha mest effekt for å beskytte befolkningen mot farene ved mikroplast. 2. Bystyret ber byrådet straks iverksette tiltak for å avskaffe all bruk av engangsplast i kommunale kantiner. 3. Bystyret ber byrådet gå i dialog med næringslivet, særlig innen næringsmiddelbransjen, med mål om å avskaffe all bruk av engangsplast. 4. Bystyret ber byrådet gjennomføre en kartlegging i kommunale barnehager og skoler, med mål om å fjerne potensielle mikroplastkilder i barnas daglige omgivelser. 5. Bystyret ber byrådet gå i dialog med nasjonale myndigheter for å innføre en nasjonal kartlegging av og streng regulering av unødvendig bruk av engangsplast. I kommuneloven er representantenes forslagsrett regulert i §10-9: § 10-9. Forslagsrett Medlemmer av kommunestyret og fylkestinget kan fremme forslag som gjelder kommunens eller fylkeskommunens virksomhet, for kommunestyret eller fylkestinget. I samme valgperiode kan det ikke fremmes forslag med samme innhold som et tidligere forslag som er fremmet etter bestemmelsen her, eller med samme innhold som en sak som tidligere er behandlet av kommunestyret, fylkestinget eller et av deres organer. Kommunestyret og fylkestinget avgjør selv hvordan forslaget skal behandles. I henhold til punkt 3.2 Reglement for Bergen bystyre og utvalgene 2023-2027 skal forretningsutvalget ta stilling til om et forslag skal oversendes byrådet, bystyrets kontor eller kontrollutvalget for uttalelse/vurdering før det utarbeides sak for bystyret. Forretningsutvalget gir innstilling til bystyret for forslag som forretningsutvalget anbefaler å avvise. 2 Bystyredirektøren mener at forslaget er i overensstemmelse med de formelle kravene i kommuneloven § 10-9 og anbefaler at forslaget sendes byrådet for videre utredning. Vurdering fra byrådet vil følge saken som vedlegg i notats form. For at saken kan behandles senest 6 måneder etter at forslaget er overlevert ordføreren i et bystyremøte, må den behandles i bystyret senest i møte 29.4.25. Det foreslås at utvalg for miljø og byutvikling avgir innstilling i saken. Forslag til vedtak: 1. Representantforslag fra Christine Ødegaard (MDG), Thor Haakon Bakke (MDG), Katrine Nødtvedt (MDG), Eline Haakestad (MDG) og Fauzia Hussein-Wiik (A) oversendes byrådet for videre utredning. 2. Byrådet bes om å vurdere forslaget og å utarbeide et notat slik at bystyret kan behandle saken senest i bystyremøte 29.4.25. 3. Utvalg for miljø og byutvikling avgir innstilling i saken. Dato: 31. oktober 2024 Øivind Hauge Støle - fagleder Bjarte K. Frønsdal - juridisk rådgiver Dokumentet er godkjent elektronisk. 3 </text:p>
          </table:table-cell>
          <table:table-cell office:value-type="float" office:value="4601" calcext:value-type="float">
            <text:p>4601</text:p>
          </table:table-cell>
          <table:table-cell office:value-type="string" calcext:value-type="string">
            <text:p>5cf3c50e-2c8c-539d-91e9-aba9e899d090</text:p>
          </table:table-cell>
          <table:table-cell table:number-columns-repeated="16376"/>
        </table:table-row>
        <table:table-row table:style-name="ro4">
          <table:table-cell table:number-columns-repeated="3"/>
          <table:table-cell office:value-type="string" calcext:value-type="string">
            <text:p>26_Forurenset grunn datert <text:s/>01.10.2021</text:p>
          </table:table-cell>
          <table:table-cell office:value-type="string" calcext:value-type="string">
            <text:p>HEGRENESET AS ADRESSE COWI AS Kobberslagerstredet 2 HEGRENESET FORURENSET 1671 Kråkerøy Postboks 123 1601 Fredrikstad GRUNN TLF +47 02694 WWW cowi.no NOTAT INNHOLD Sammendrag 2 1 Innledning 2 2 Bakgrunn 2 3 Miljøtekniske grunnundersøkelser 4 3.1 Helsebaserte tilstandsklasser og akseptkriterier for forurenset grunn. 4 3.2 Forurensningssituasjon 5 3.3 Gjennomførte miljøtekniske grunnundersøkelser 5 3.4 Behov for ytterligere undersøkelser 8 4 Grensesnitt 9 4.1 VA 9 4.2 Naturmangfold 9 4.3 Renovasjo</text:p>
          </table:table-cell>
          <table:table-cell office:value-type="string" calcext:value-type="string">
            <text:p>HEGRENESET AS ADRESSE COWI AS Kobberslagerstredet 2 HEGRENESET FORURENSET 1671 Kråkerøy Postboks 123 1601 Fredrikstad GRUNN TLF +47 02694 WWW cowi.no NOTAT INNHOLD Sammendrag 2 1 Innledning 2 2 Bakgrunn 2 3 Miljøtekniske grunnundersøkelser 4 3.1 Helsebaserte tilstandsklasser og akseptkriterier for forurenset grunn. 4 3.2 Forurensningssituasjon 5 3.3 Gjennomførte miljøtekniske grunnundersøkelser 5 3.4 Behov for ytterligere undersøkelser 8 4 Grensesnitt 9 4.1 VA 9 4.2 Naturmangfold 9 4.3 Renovasjon 10 4.4 Ras 12 4.5 Sjø 12 5 Konklusjon 12 6 Referanser 14 OPPDRAGSNR. DOKUMENTNR. A227976 001 VERSJON UTGIVELSESDATO BESKRIVELSE UTARBEIDET KONTROLLERT GODKJENT 1.0 01.10.2021 Notat Toril G. Falkenberg Hilde Heien-Sunde Toril G. Falkenberg https://aboark.sharepoint.com/sites/Hegrenesetregulering/Shared Documents/General/5. Analyser og utredninger underkonsulent/06. Forurenset grunn/Arbeids- mappe/RAP001 Hegreneset Forurenset grunn COWI 20211001.DOCX 2 HEGRENESET FORURENSET GRUNN Sammendrag I forbindelse med planlegging av ny bydel på Hegreneset i Bergen har Hegreneset AS engasjert COWI for å vurdere hvilke hensyn som må tas knyttet til forurenset grunn i området. Hegreneset er planlagt brukt som boligområde. Dette er den mest sensitive arealbruken i henhold til Miljødirektoratets veileder for forurenset grunn (TA-2553|2009) [1]. For denne arealbruken er det i henhold til veilederen akseptabelt med tilstandsklasse 2 og lavere i toppjord. I dypereliggende jord (&gt;1 m.u.t.) er det akseptabelt med tilstandsklasse 3 eller lavere. For stoffene alifater C8-C10 og C10-C12, benzen og trikloreten, kan tilstandsklasse 4 aksepteres i dypereliggende jord, dersom det ved risikovurdering med hensyn på spredning og avgassing kan dokumenteres at risikoen er akseptabel. Det er gjennomført prøvetaking i jord innenfor tiltaksområdet i 1999 og 2019 [2]. I forbindelse med disse undersøkelsene er det analysert toppjord fra 11 prøvepunkt. Analyseresultatene fra disse undersøkelsene viser at 4 av 11 prøver fra toppjord tilfredsstiller akseptkriteriet for boligområder. Prøveantallet fra undersøkelsene i 1999 og 2019 er betydelig lavere enn det som er anbefalt i Miljødirektoratet sin veileder TA-2553|2009 [1]. Dersom prosjektet Hegreneset blir realisert må det gjennomføres supplerende prøvetaking i henhold til veilederen. Det er vurdert at det vil være behov for supplerende prøvetaking av toppjord i 51 nye prøvepunkt. Siden det er påvist forurenset grunn i området må det også utarbeides en tiltaksplan for forurensede masser som skal godkjennes av kommunen for å få igangsettelsestillatelse. I forbindelse med håndtering av masser i prosjektet må det i tillegg til forurensningsgrad tas hensyn til at massene antas å inneholde fremmede plantearter, da Rådgivende biologer AS i sin rapport om verdivurdering av naturmangfold i planområdet har beskrevet at det forekommer fremmede arter i alle grøntområder på Hegreneset. 1 Innledning Hegreneset AS har engasjert COWI for å vurdere hensyn til forurenset grunn knyttet til planlegging av ny bydel på Hegreneset i Bergen kommune. Hegreneset er et planområde som omfatter et 50 mål stort uregulert industriområde. Det er planlagt å regulere området til hovedsakelig boligbebyggelse, med noe næringsbebyggelse. Formålet med dette notatet er å beskrive grensesnitt mellom forurenset grunn og andre fagfelt i en tidlig fase av prosjektet, samt gi en oversikt over videre arbeider som er nødvendig ifm. forurenset grunn. 2 Bakgrunn Hegreneset ligger i Sandviken, mellom Breiviken og Nyhavn, ca. 3 km nord for Bergen sentrum. Prosjektet tar sikte på å endre området fra et rent https://aboark.sharepoint.com/sites/Hegrenesetregulering/Shared Documents/General/5. Analyser og utredninger underkonsulent/06. Forurenset grunn/Arbeids-mappe/RAP001 Hegreneset Forurenset grunn COWI 20211001.DOCX GRENSESNITT FORURENSET GRUNN 3 næringsområde/industriområde til et byfortettingsområde med hovedvekt på boliger. Figur 1 viser et oversiktskart fra konseptplanen. Figur 1: Oversiktskart hentet fra konseptplan datert desember 2020 [3]. https://aboark.sharepoint.com/sites/Hegrenesetregulering/Shared Documents/General/5. Analyser og utredninger underkonsulent/06. Forurenset grunn/Arbeids-mappe/RAP001 Hegreneset Forurenset grunn COWI 20211001.DOCX 4 HEGRENESET FORURENSET GRUNN 3 Miljøtekniske grunnundersøkelser 3.1 Helsebaserte tilstandsklasser og akseptkriterier for forurenset grunn. Hele området er planlagt brukt som boligområde. Dette er den mest sensitive arealbruken i henhold til Miljødirektoratets veileder for forurenset grunn (TA-2553|2009) [1]. Miljødirektoratet utarbeidet i 2009 en klasseinndeling med utgangspunkt i konsentrasjoner av miljøgifter i jord [1]. Tilstandsklassene er bygget på en risikovurdering av helse og uttrykker således helsefaren ved innhold av miljøgifter i jord ved ulike typer arealbruk. En beskrivelse av de ulike tilstandsklassene med fargekoder er gitt i Tabell 1. Tabell 1: Tilstandsklasser for forurenset grunn og beskrivelse av tilstand [1]. Tilstandsklasse 1 2 3 4 5 Beskrivelse av tilstand Bakgrunn God Middels Dårlig Svært dårlig Øvre grenseverdi styres av Normverdi Helsebasert Helsebasert Helsebasert Farlig avfall Kravene for forurensningsnivå er strengere i toppjord (0-1 m) enn i dypereliggende jord (&gt;1 m under terreng), da det er jorda i den øverste meteren som betyr mest for eksponeringen mot mennesker. Tilstandsklassene benyttes når det skal bygges, graves, fylles ut eller ryddes opp i et område. Det bemerkes at tilstandsklassene ikke skal brukes for å kreve tiltak gjennomført i områder der det ikke allerede av andre grunner skal gjøres tiltak. I planområdet til Hegreneset er det planlagt omregulering til boligområder. For arealbruk "boligområder" er det i henhold til veileder TA-2553|2009 akseptabelt med tilstandsklasse 2 og lavere i toppjord. Jord som brukes til dyrkning av grønnsaker ved boliger og grønne barnehager må tilfredsstille tilstandsklasse 1 for stoffene PCB7, PAH16, benzo(a)pyren, cyanid og heksaklorbenzen. I dypereliggende jord (&gt; 1 m.u.t.) er det akseptabelt med tilstandsklasse 3 eller lavere. For stoffene alifater C8-C10 og C10-C12, benzen og trikloreten kan tilstandsklasse 4 aksepteres dersom en risikovurdering med hensyn på spredning og avgassing kan dokumentere at risikoen er akseptabel (Tabell 2). https://aboark.sharepoint.com/sites/Hegrenesetregulering/Shared Documents/General/5. Analyser og utredninger underkonsulent/06. Forurenset grunn/Arbeids-mappe/RAP001 Hegreneset Forurenset grunn COWI 20211001.DOCX GRENSESNITT FORURENSET GRUNN 5 Tabell 2: Krav til tilstandsklasser ved arealbruk "boligområder" iht. Miljødirektoratets veileder TA-2553|2009. Dybde Tilstandsklasse Toppjord Tilstandsklasse 2 eller lavere. (0 – 1 m) Jord til dyrkning ved boliger og grønne barnehager: Her må jord som brukes til dyrkning av grønnsaker tilfredsstille tilstandsklasse 1 for stoffene PCBsum7, PAHsum16, banzo(a)pyren, cyanid og heksaklorbenzen. Dypereliggende Tilstandsklasse 3 eller lavere jord (&gt; 1 m) For stoffene alifater C8-C10 og C10-C12, benzen og trikloreten kan tilstandsklasse 4 aksepteres, hvis det ved risikovurdering mhp. spredning og avgassing kan dokumenteres at risikoen er akseptabel. 3.2 Forurensningssituasjon Hegreneset stikker ut i Byfjorden mot sør, og er ca. 3 km nord for Bergen sentrum. I Miljødirektoratets database over forurenset grunn, grunnforurensning [4], er det ikke registrert noen lokaliteter på Hegreneset. Område benyttes i dag til industri, næring og kontorformål, og inneholder i hovedsak en blanding av lagerbygg, verksted, laboratorium, kontor og silobygg, med noen boliger på ryggen av neset [2]. På store deler av området er det berg i dagen eller antatt tynt løsmassedekke, mens det i nord-vest og sør er en del områder som er fylt ut i sjøen. På kart i Bilag A vises strandlinjen fra 1910. Det har historisk vært lite kontroll på opprinnelsen til fyllmasser, og utfylling i sjø fører derfor i seg selv til mistanke om forurenset grunn. Hegreneset nord (Hegrenesveien 15A, 15B og 17A) er en industri tomt der det blant annet har foregått lagring av kull og koks, produksjon av betongelementer, vært lager for krutt/ammunisjon, og vært lagret, lastet og losset utstyr tilknyttet seismikkvirksomhet i Nordsjøen. På Hegreneset sør (Hegrenesveien 39 og 50) ligger bygningene etter nedlagte Hæggernes Valsebrygge AS. Møllen ble lagt ned i 1992, etter å ha vært i kontinuerlig drift siden 1868. På vestsiden av gammel silo (kornsilo fra 1899) er det en smøregrav. Dette er en aktivitet som erfaringsmessig kan medføre spill og søl og forurensning i grunnen. Litt sørøst for smøregraven skal det ha vært en oljetank. Dette kan også være en kilde til forurensning. 3.3 Gjennomførte miljøtekniske grunnundersøkelser I september 2019 utførte Multiconsult Norge AS en Due Diligence med hensyn til forurenset grunn inkludert miljøtekniske grunnundersøkelser av utvalgte områder på Hegreneset [2]. I 1999 gjennomførte NOTEBY AS prøvetaking av forurenset grunn på Hegreneset nord, ved kullkaien i tiltaksområdet. Bilag A har kart med prøvepunkt fra tiltaksområdet farget i henhold til klassifisering i tilstandsklasser. https://aboark.sharepoint.com/sites/Hegrenesetregulering/Shared Documents/General/5. Analyser og utredninger underkonsulent/06. Forurenset grunn/Arbeids-mappe/RAP001 Hegreneset Forurenset grunn COWI 20211001.DOCX 6 HEGRENESET FORURENSET GRUNN Ved Hegreneset nord, Hegrenesveien 15A, 15B og 17A, ble det tatt prøver med hjelp av gravemaskin i 6 punkt, med prøvegroper fra 1 til 2,8 m dype. 9 prøver ble sendt til analyse. Ved denne eiendommen ble det også i 1999 gjennomført miljøteknisk grunnundersøkelse av NOTEBY AS (nå Multiconsult). Da ble fire prøvepunkt undersøkt, med prøvetaking i 3 punkt med naverbor, og prøvedyp på 2 m, med unntak av i PR 1, der berg ble påtruffet ved 1,2 m. Det er påvist forurensning i alle prøvepunktene, både fra 1999 og 2019. Analyseresultatene for Hegreneset nord er presentert i Tabell 3. Tabell 3: Analyseresultater fra miljøtekniske grunnundersøkelser ved Hegreneset nord. Prøveserie PGx er fra Multiconsult AS sin undersøkelse i 2019, mens prøveserie PRx er fra NOTEBY AS sin undersøkelse i 1999. Hegreneset nord PG1 PG2 PG3 PG3 PG4 PG4 PG5 PG5 PG6 PR1 PR2 PR4 0,3-1 m 1-1,8 m 0,2-1 m 1-2 m 0,4-1 m 1-2 m 0,2-1 m 2-2,7 m 0,2-1 m 0-1,2 m 1-2 m 1-2 m Arsen, As mg/kg TS 7 5 5 2 31 8 14 15 43 &lt;5 &lt;5 12 Bly, Pb mg/kg TS 27 24 29 17 44 20 210 95 78 184 123 11 Kadmium, Cd mg/kg TS 0,3 &lt;0,2 0,4 0,2 0,3 &lt;0,2 0,2 &lt;0,2 0,6 0,4 &lt;0,4 &lt;0,4 Kobber, Cu mg/kg TS 45 63 58 29 38 15 27 42 52 33 11 8 Krom, Cr (III) mg/kg TS 55 31 26 14 19 14 15 20 19 28 24 10 Kvikksølv, Hg mg/kg TS 0,23 0,06 0,09 0,19 0,32 0,23 0,19 0,42 0,15 0,08 0,04 0,03 Nikkel, Ni mg/kg TS 31 29 31 19 19 11 12 18 15 38 21 8 Sink, Zn mg/kg TS 100 100 210 140 120 72 300 210 190 140 66 355 Benzo(a)pyren mg/kg TS 0,2 0,05 0,06 &lt;0,030 2,7 1,7 34 23 1 7,2 2,2 0,02 Sum PAH(16) mg/kg TS 2 0,8 0,8 0,1 29 19 430 310 10 83 27 0,3 Sum PCB_7 mg/kg TS 0,03 i.p. 0,17 &lt;0,007 i.p. i.p. i.p. i.p. &lt;0,007 &lt;0,001 &lt;0,001 &lt;0,001 Alifater C8-C10* mg/kg TS &lt;3,0 &lt;3,0 &lt;3,0 &lt;3,0 &lt;3,0 &lt;3,0 &lt;3,0 &lt;3,0 &lt;3,0 20 &lt;5 17 Alifater &gt;C10-C12* mg/kg TS &lt;5,0 &lt;5,0 6,2 &lt;5,0 &lt;5,0 &lt;5,0 &lt;5,0 15 &lt;5,0 16 &lt;10 11 Alifater &gt;C12-C35* mg/kg TS i.p. 23 220 83 12 15 54 74 12 1151 386 &lt;25 Benzen mg/kg TS &lt;0,0035 &lt;0,0035 &lt;0,0035 &lt;0,0035 &lt;0,0035 &lt;0,0035 &lt;0,0035 0,0072 &lt;0,0035 0,44 &lt;0,1** &lt;0,1** TOC % 6,0 1,9 0,6 3,0 *I prøveserie PRx (fra NOTEBY 1999) analyserte på THC, ikke alifater. **Deteksjonsgrensen for benzen i prøvene fra 1999 (0,1 mg/kg TS) er høyere enn grenseverdien for tilstandsklasse 5 i TA- 2553|2009 (TK 5: 0,05-1000 mg/kg TS). Ved Hegreneset sør, Hegrenesveien 39 og 50, ble det tatt prøver fra 3 punkt (PG7, PG8 og PG11), og 5 prøver ble analysert for de vanligste organiske og uorganiske miljøgiftene. To prøver ble undersøkt for TOC-innhold. Vi kjenner ikke til at det er utført andre miljøtekniske grunnundersøkelser på tomten. Løsmassene som ble observert under prøvetakingen bestod av mineralske fyllmasser av sand, grus og stein. Det ble registrert innhold av blant annet metallbiter, biter av teglstein, biter av isopor, plast og betong. Det ble påvist forurensning i alle analyserte prøver, med påvist forurensning av benzo(a)pyren, PAH16 og sink. I tre av fem prøver ble det også påvist høye nivåer av bly. Alle prøvene har analyseresultater tilsvarende tilstandsklasse 3 og 4. Analyseresultatene for Hegreneset sør er presentert i Tabell 4. https://aboark.sharepoint.com/sites/Hegrenesetregulering/Shared Documents/General/5. Analyser og utredninger underkonsulent/06. Forurenset grunn/Arbeids-mappe/RAP001 Hegreneset Forurenset grunn COWI 20211001.DOCX GRENSESNITT FORURENSET GRUNN 7 Tabell 4: Analyseresultater fra miljøteknisk grunnundersøkelse gjennomført ved Hegreneset sør av Multiconsult i 2019. Hegreneset sør PG7 PG7 PG8 PG8 PG11 0,2-1 1-1,6 m 0,1-1 m 1-1,9 m 0-0,6 m Arsen, As mg/kg TS 6 18 4 6 1 Bly, Pb mg/kg TS 210 350 56 130 44 Kadmium, Cd mg/kg TS 0,7 2,2 0,4 0,6 &lt;0,2 Kobber, Cu mg/kg TS 83 220 34 49 32 Krom, Cr (III) mg/kg TS 19 33 19 20 20 Kvikksølv, Hg mg/kg TS 0,2 0,1 0,1 0,1 0,2 Nikkel, Ni mg/kg TS 25 42 14 15 23 Sink, Zn mg/kg TS 480 1600 270 490 140 Benzo(a)pyren mg/kg TS 2,1 0,8 2,4 6,6 1,3 Sum PAH(16) mg/kg TS 19 8 31 68 18 Sum PCB_7 mg/kg TS 0,02 &lt;0,007 i.p. i.p. &lt;0,002 Alifater C8-C10* mg/kg TS &lt;3,0 &lt;3,0 &lt;3,0 &lt;3,0 &lt;3,0 Alifater &gt;C10-C12* mg/kg TS &lt;5,0 &lt;5,0 &lt;5,0 &lt;5,0 &lt;5,0 Alifater &gt;C12-C35* mg/kg TS 32 41 i.p. 15 i.p. Benzen mg/kg TS &lt;0,0035 &lt;0,0035 &lt;0,0035 &lt;0,0035 &lt;0,0035 TOC % 1,9 2,0 Ved Nyhavn 2 ble det gjennomført prøvetaking i to prøvepunkt (PG9 og PG10) i forbindelse med arbeidet med Due Diligence i 2019. Fire prøver ble analysert for de vanlige organiske og uorganiske miljøgiftene. To prøver ble også analysert for TOC. Vi kjenner ikke til at det er utført andre miljøtekniske grunnundersøkelser på tomten. Det ble påvist forurensning i begge prøvepunkt. Forurensningen ble påvist i dypereliggende masser (&gt; 1 m.u.t.), mens resultatene fra toppjorden (0-1 m.u.t.) overholdt normverdier gitt i forurensningsforskriftens kapittel 2 vedlegg I. Analyseresultater for Nyhavn 2 er presentert i Tabell 5. Tabell 5: Analyseresultater fra miljøteknisk grunnundersøkelse gjennomført ved Nyhavn 2 av Multiconsult i 2019. Nyhavn 2 PG9 PG9 PG10 PG10 0,1-0,9 m 0,9-1,8 m 0,1-1 m 1-1,3 m Arsen, As mg/kg TS 4 8 3 3 Bly, Pb mg/kg TS 8 230 8 140 Kadmium, Cd mg/kg TS &lt;0,2 1,8 &lt;0,2 0,4 Kobber, Cu mg/kg TS 18 78 28 1100 Krom, Cr (III) mg/kg TS 13 17 27 5 Kvikksølv, Hg mg/kg TS 0,024 0,98 &lt;0,01 0,05 Nikkel, Ni mg/kg TS 11 16 16 5 Sink, Zn mg/kg TS 44 910 72 520 Benzo(a)pyren mg/kg TS &lt;0,030 3,3 0,047 0,038 Sum PAH(16) mg/kg TS 0,1 32 0,3 0,3 Sum PCB_7 mg/kg TS &lt;0,007 0,25 i.p. i.p. Alifater C8-C10* mg/kg TS &lt;3,0 &lt;3,0 &lt;3,0 &lt;3,0 Alifater &gt;C10-C12* mg/kg TS &lt;5,0 &lt;5,0 &lt;5,0 &lt;5,0 Alifater &gt;C12-C35* mg/kg TS i.p. i.p. i.p. i.p. Benzen mg/kg TS &lt;0,0035 &lt;0,0035 &lt;0,0035 &lt;0,0035 TOC % 0,2 3,1 https://aboark.sharepoint.com/sites/Hegrenesetregulering/Shared Documents/General/5. Analyser og utredninger underkonsulent/06. Forurenset grunn/Arbeids-mappe/RAP001 Hegreneset Forurenset grunn COWI 20211001.DOCX 8 HEGRENESET FORURENSET GRUNN Analyseresultatene fra prøvetakingen beskrevet i dette kapittelet viser at 4 av 11 prøver fra toppjord tilfredsstiller akseptkriteriet for boligområder (tilstandsklasse 2 eller lavere). 7 av 11 prøver fra toppjord overstiger akseptkriteriet. 2 av prøvene fra toppjord er klassifisert som tilstandsklasse 5. Høyeste forurensningsgrad som potensielt kan aksepteres i området dersom en risikovurdering med hensyn på spredning og avgassing viser at dette er akseptabelt er tilstandsklasse 4 (se Tabell 2). Dette medfører at masser klassifisert i tilstandsklasse 5 heller ikke vil kunne gjenbrukes i dypereliggende lag (&gt; 1 m.u.t.) på området. For dypereliggende masser i boligområder er det akseptabelt med tilstandsklasse 3 eller lavere. 4 av 10 prøver fra dypereliggende masser var i tilstandsklasse 3 eller lavere. Analyseresultatene for dypereliggende masser i PR2 og PR4 fra prøvetakingen utført av NOTEBY AS i 1999 er deteksjonsgrensen til benzen høyere enn grensen for klassifisering i tilstandsklasse 5, og det er derfor ikke mulig å vurdere om massene tilfredsstiller områdets akseptkriterier med hensyn på benzeninnholdet. For resterende parametere tilfredsstiller analyseresultatene akseptkriteriet på tilstandsklasse 3 i dypereliggende masser. 4 av 10 prøver fra dypereliggende masser har påvist parametere tilsvarende tilstandsklasse 4 og 5, og kan dermed ikke gjenbrukes i planområdet. Stein uten belegg er i utgangspunktet vurdert som ikke forurenset. Stein uten belegg kan sorteres ut og disponeres fritt både innenfor og utenfor tiltaksområdet. Det vil si stein fra hele tiltaksområdet så lenge det ikke er et belegg på steinen. Dette medfører at bruk av f.eks. sikteverk for utsortering av stein kan redusere masser til deponi. 3.4 Behov for ytterligere undersøkelser Prøveantallet fra undersøkelsene i 1999 og 2019 (14 prøvepunkt) er betydelig lavere enn det som er anbefalt i Miljødirektoratet sin veileder TA-2553|2009 [1], da undersøkelsene ikke var knyttet til en konkret byggesak. Dersom prosjektet Hegreneset blir realisert må det gjennomføres supplerende prøvetaking i henhold til veilederen. Siden det er påvist forurenset grunn i området må det også utarbeides en tiltaksplan for forurensede masser som skal godkjennes av kommunen for å få igangsettelsestillatelse. Tiltaksområdet er på ca. 49 000 m2. Det er planlagt å la noen eksisterende bygg bli stående, og rehabilitere disse. Dette gjelder Hegrenesveien 15A (Krutthuset), 39 (Havnesiloen), 44, 50, og deler av nr. 52 (Møllekvartalet). Grunnflaten til disse byggene kan unntas fra undersøkelsesområdet for forurenset grunn. Disse bygningene har et omtrentlig samlet areal på 3 400 m2. Antallet prøver som må tas for å vurdere forurensningsgraden bestemmes av tiltaksområdets areal og hvilken type forurensning som er forventet. For et område regulert til boligområder med et areal på 45 600 m2 er det et minimumskrav om å ta 62 overflateprøver ved diffus/homogen forurensning. Innenfor tiltaksområdet på Hegreneset er det tidligere analysert prøver av toppjord i 11 prøvepunkt. Resultatene fra disse undersøkelsene kan brukes videre i en miljøteknisk undersøkelse av området, og det vil dermed være behov for supplerende prøvetaking av toppjord i 51 nye prøvepunkt. Nøyaktig antall https://aboark.sharepoint.com/sites/Hegrenesetregulering/Shared Documents/General/5. Analyser og utredninger underkonsulent/06. Forurenset grunn/Arbeids-mappe/RAP001 Hegreneset Forurenset grunn COWI 20211001.DOCX GRENSESNITT FORURENSET GRUNN 9 prøvepunkt vil justeres som følge av feltobservasjoner. I tiltaksområdet er det f.eks. mye fjell i dagen og antall prøver kan reduseres som følge av at det ikke er løsmasser å prøveta. I tidligere utførte miljøtekniske grunnundersøkelser er prøvene analysert hos akkreditert laboratorium for de vanligste miljøgiftene (arsen, bly, kadmium, kobber, krom, kvikksølv, sink, alifater, PAH16, BTEX og PCB7. Ut fra mulige kilder til forurensning avdekket og beskrevet i kapittel 3.2 er det vurdert at det ikke er mistanke om forurensning av andre miljøgifter. Det anbefales derfor at supplerende prøvetaking analyserer for de samme parameterne som ble undersøkt i undersøkelsen fra 2019. 4 Grensesnitt 4.1 VA VA-ledninger skal gå inn til alle bygg, men plasseringen av grøftene er ikke avklart enda. Det må antas at det vil være behov for å fjerne forurensede masser i forbindelse med opparbeiding av tomten, og graving av VA-grøfter. Som beskrevet i kapittel 3.2 vil ikke alle masser kunne gjenbrukes innenfor tiltaksområdet. Utgraving til infrastruktur i bakken vil generelt gi overskuddsmasser i prosjektet. I andre deler av tiltaksområdet vurderes det å heve terrenget. Store deler av løsmassene kan gjenbrukes til slike formål, men forurensning må først avgrenses med ytterligere prøvetaking og geoteknisk kvalitet må vurderes av fagspesialister. 4.2 Naturmangfold Rådgivende Biologer AS har gjennomført en verdivurdering av naturmangfold innenfor planområdet til Hegreneset [5]. Foreløpig konklusjon i rapportutkastet fra 24. august 2021 kommer frem til at det er få naturverdier innenfor utredningsområdet. Oppsummeringen sier at arealet er urbanisert og at grøntområder er påvirket av fremmede plantearter, i hovedsak platanlønn (svært høy risiko, SE) og diverse fremmede mispel-arter (SE). Den største verdien i området er blitt knyttet til et registrert hekkeområde for makrellterne (sterkt truet, EN) sørøst for planområdet. Øvrige grøntområder får noe verdi som habitat for vanlige arter. Delområdene er oppsummert i Tabell 6. Tabell 6: Oversikt over registrerte delområder og verdier i utredningsområdet [5]. I henhold til Naturmangfoldloven kapittel IV og tilhørende forskrift om fremmede organismer har krav til aktsomhet for å unngå spredning av fremmede arter, og unngå skade på biologisk mangfold [6]. I forskriftens § 24 settes krav om tiltak rettet mot mulige vektorer og spredningsveier for fremmede organismer [7]. Videre i f https://aboark.sharepoint.com/sites/Hegrenesetregulering/Shared Documents/General/5. Analyser og utredninger underkonsulent/06. Forurenset grunn/Arbeids-mappe/RAP001 Hegreneset Forurenset grunn COWI 20211001.DOCX 10 HEGRENESET FORURENSET GRUNN jerde ledd settes det krav for hvordan løsmasser (jord, sand, grus, leire) skal undersøkes og håndteres, og det skal vurderes risikoreduserende tiltak for å forhindre spredning som kan føre til skade på biologisk mangfold. Innenfor planområdet til Hegreneset forekommer det fremmede arter på alle grøntområder. Ved gravearbeider i grøntområder på Hegreneset vil det altså være krav om å vurdere risikoreduserende tiltak for å forhindre spredning av fremmede arter. Miljødirektoratets veileder M-982|2018 Håndtering av løsmasser med fremmede skadelige plantearter og forsvarlig kompostering av planteavfall med fremmede skadelige plantearter kan brukes under det videre arbeidet med risikovurdering og planlegging av tiltak mot spredning av fremmede arter i området [6]. I Veilederen er mispelartene og platanlønn klassifisert som art med lavere risiko for spredning og negativ påvirkning på biologisk mangfold ved massehåndtering. Arten spres vidt på andre måter enn ved massehåndtering. Nødvendighet av tiltak skal vurderes basert på risikovurdering for hvert prosjekt. Ved massehåndtering i prosjektet må det antas at all forurenset grunn også inneholder fremmede plantearter. Noen av løsmassene overstiger akseptkriteriene for forurenset grunn og kan ikke gjenbrukes på området. Masser som ikke kan gjenbrukes må leveres til mottak som kan håndtere forurensede masser med fremmede arter. 4.3 Renovasjon Figur 2 viser foreløpig forslag til nedkastpunkter og plassering av sugeledning for avfall. https://aboark.sharepoint.com/sites/Hegrenesetregulering/Shared Documents/General/5. Analyser og utredninger underkonsulent/06. Forurenset grunn/Arbeids-mappe/RAP001 Hegreneset Forurenset grunn COWI 20211001.DOCX GRENSESNITT FORURENSET GRUNN 11 Figur 2: Forslag til nedkast og sugeledning for avfallsug. Svarte prikker viser nedkastpunkt. Røde linjer viser gangveier. Foreløpig skisse av sugeledning for avfall er vist i blått, der stiplet linje er alternativ plassering av sugeledning. Planleggingsarbeidet er i en tidlig fase, og plassering av punkt og ledninger vil justeres litt i løpet av prosjekteringen. Planlagt begynnelse av tunnel for avfallsug og annen infrastruktur er ved Nyhavn 2, der det er påvist forurensning i tilstandsklasse 3 og 4. Ellers er foreløpig planlagt et sugeledningløp langs Krutthuset mot det som i dag er Hegrenesveien 15A. Denne traseen er plassert i forurenset jord med tilstandsklasse 3 og 4, og går potensielt igjennom jord med tilstandsklasse 5. Det er ikke gjennomført nok prøvetaking til å gjøre en god nok avgrensning mellom tilstandsklasse 4 og tilstandsklasse 5. Det er ellers ikke gjennomført miljøtekniske grunnundersøkelser i de andre områdene hvor det er foreslått å plassere sugeledninger for avfallssug. Frem til det er gjennomført en miljøteknisk grunnundersøkelse i henhold til veileder TA-2553|2009 må det antas at alle løsmasser i tiltaksområdet er forurenset. https://aboark.sharepoint.com/sites/Hegrenesetregulering/Shared Documents/General/5. Analyser og utredninger underkonsulent/06. Forurenset grunn/Arbeids-mappe/RAP001 Hegreneset Forurenset grunn COWI 20211001.DOCX 12 HEGRENESET FORURENSET GRUNN 4.4 Ras Figur 3 viser faresoner for skred innenfor tiltaksområdet til Hegreneset. For de fleste av disse områdene vil det være fare for at forurensede løsmasser kan ende opp i sjø, enten ved direkte ras ut i sjø, men også ved transport via overvann. Figur 3: Rød markering viser faresoner for skred innenfor tiltaksområdet til Hegreneset. 4.5 Sjø Forurensning på land kan ha spredt seg til sjø via avrenning. Dette medfører at de samme parameterne som er detektert på land kan forekomme i sedimenter i sjøen utenfor Hegreneset. I 2008 utførte Norconsult AS undersøkelser av sjøbunnen utenfor kaien i Hegrenesveien 15 [2]. Bakgrunnen for denne undersøkelsen var en planlagt utdypning foran kaianlegget, der vanndybden skulle økes fra ca. 8 til minimum 9 m (høydereferanse LAT). Det ble tatt to prøver av sedimentene, en ved ca. 8 m dyp, og en fra ca. 16 m dyp. Den utførte undersøkelsen viste at sedimentene var forurenset av PAH og TBT inntil tilstandsklasse IV (dårlig). Det ble i tillegg funnet konsentrasjoner av sink i tilstandsklasse III (moderat). Resterende parametere ble klassifisert til tilstandsklasse I (bakgrunn) og II (god) for forurenset sediment. 5 Konklusjon De gjennomførte undersøkelsene på området viser at det må antas at så godt som alle løsmasser i tiltaksområdet er forurenset. I henhold til forurensningsforskriftens § 2-4 vil det i det videre arbeidet med prosjektet være behov for å utføre miljøtekniske grunnundersøkelser i henhold til https://aboark.sharepoint.com/sites/Hegrenesetregulering/Shared Documents/General/5. Analyser og utredninger underkonsulent/06. Forurenset grunn/Arbeids-mappe/RAP001 Hegreneset Forurenset grunn COWI 20211001.DOCX GRENSESNITT FORURENSET GRUNN 13 Miljødirektoratets veileder TA-2553|2009. Det aktuelle undersøkelsesområdet for forurenset grunn er på ca. 45 600 m2. For et boligområde med diffus forurensning vil det i henhold til veilederen være krav om 62 prøvepunkt i toppjord. Det er tidligere tatt prøver fra toppjord i 11 prøvepunkt, som gir at det vil være behov for å prøveta i minimum 51 nye punkt. I henhold til Miljødirektoratets veileder TA-2553|2009 skal toppjord i boligområder tilfredsstille tilstandsklasse 2 eller lavere, mens det er akseptabelt med tilstandsklasse 3 eller lavere i dypereliggende masser. Dette betyr at noen av løsmassene på området ikke kan gjenbrukes på området, og må leveres til godkjent mottak. Det kan allikevel være mulig å sikte ut stein fra disse massene. Så lenge steinene er uten belegg vil disse kunne gjenbrukes uavhengig av forurensningsgraden i massene de er sortert fra. Infrastruktur som renovasjon/avfallsug og VA vil bli gravd ned i forurensede masser. Forurensning på land kan ha rent ut i nærliggende sjø, og parametere som er funnet i jordmassene kan også forekomme i sjøen utenfor Hegreneset. Rådgivende biologer AS har i sin rapport om verdivurdering av naturmangfold i planområdet beskrevet at det forekommer fremmede arter i alle grøntområder på Hegreneset. Det må derfor antas at alle løsmasser i tiltaksområdet inneholder fremmede plantearter, og dette må hensyntas ved disponering av massene. En enkel oppsummering av mulighet for massehåndtering innenfor Hegreneset er vist i Tabell 7. Tabell 7: Oppsummerer muligheter for gjenbruk av masser innenfor tiltaksområdet, og hvordan overskuddsmasser kan håndteres, mhp. tilstandsklasser for forurenset grunn og fremmedarter. Tilstandsklasse Muligheter for gjenbruk Overskuddsmasser innenfor tiltaksområdet 1 I alle dybder Til godkjent mottak som kan håndtere forurensede masser med fremmedarter. 2 I alle dybder 3 Mer enn 1 meter under terreng (m.u.t.) 4 Ved innhold av alifater C8- C10 og C10-C12, benzen og trikloreten i TK 4 kan massene gjenbrukes i dybder mer enn 1 m.u.t. dersom risikovurdering med https://aboark.sharepoint.com/sites/Hegrenesetregulering/Shared Documents/General/5. Analyser og utredninger underkonsulent/06. Forurenset grunn/Arbeids-mappe/RAP001 Hegreneset Forurenset grunn COWI 20211001.DOCX 14 HEGRENESET FORURENSET GRUNN hensyn på spredning og avgassing viser at risikoen er akseptabel. Ved andre parametere i TK 4 må massene leveres til godkjent mottak. 5 Må leveres til godkjent mottak 6 Referanser [1] Miljødirektoratet (tidligere Statens forurensningstilsyn (SFT)), vol. TA 2553|2009, 2009. [2] Multiconsult Norge AS, «10212806-RIGm-RAP-001: Hegreneset, Bergen; Due Diligence - Kartlegging av forurensningssituasjonen,» 2019. [3] SAAHA AS, Smedsvig Landskapsarkitekter AS, ABO Plan og Arkitektur AS, Degree of Freedom AS, «Konseptplan Hegreneset: "En bydel i Byfjorden",» 2020. [4] Miljødirektoratet, [Internett]. Available: https://grunnforurensning.miljodirektoratet.no/. [Funnet 2020]. [5] Rådgivende biologer AS, «Utkast Hegreneset, Bergen kommune: Verdivurdering av naturmangfold,» 2021. [6] SWECO, «M-982|2018 Håndtering av løsmasser med fremmede skadelige plantearter og forsvarlig kompostering av planteavfall med fremmede skadelige plantearter,» Miljødirektoratet, 2018. [7] Klima- og miljødepartementet, «Forskrift om fremmede organismer,» 2015. [Internett]. Available: https://lovdata.no/dokument/SF/forskrift/2015-06-19- 716. [Funnet 2020]. [8] Miljødirektoratet, M-1243|2018: Mellomlagring og sluttdisponering av jord og steinmasser som ikke er forurenset, 2019. https://aboark.sharepoint.com/sites/Hegrenesetregulering/Shared Documents/General/5. Analyser og utredninger underkonsulent/06. Forurenset grunn/Arbeids-mappe/RAP001 Hegreneset Forurenset grunn COWI 20211001.DOCX GRENSESNITT FORURENSET GRUNN 15 Bilag A Kart over grunnundersøkelser, utarbeidet av Multiconsult AS i september 2019. https://aboark.sharepoint.com/sites/Hegrenesetregulering/Shared Documents/General/5. Analyser og utredninger underkonsulent/06. Forurenset grunn/Arbeids-mappe/RAP001 Hegreneset Forurenset grunn COWI 20211001.DOCX 296300,000000 296400,000000 296500,000000 296600,000000 296700,000000 296800,000000 2 Breiviken 6703800,000000 6703800,000000 PG10 168/1064 Kartverket, Geovekst og Document Path: O:\O10212\10212806-01\10212806-01-03 ARBEIDSOMRÅDE\10212806-01 RIGM\10212806-01-03 TEKNISKE PROGRAMFILER\ArcGIS\Hegreneset prøvetakingsplan.mxd " ) kommuner - Geodata AS TEGNFORKLARING PG1 PG9 " ) " ) R Prøveserier 1999 ) Prøvegroper 2019 PG2 " ) Undersøkelsesområdet PG3 Omtrentlig strandlinje 1931 6703700,000000 6703700,000000 " ) Strandlinje 1910 PG4 PR.1 PG6 Tilstandsklasser iht. TA-2553/2009 " ) " ) PR.4 PR.3 ! R ! R " ) TILSTANDSKLASSE 1 - MEGET GOD R PR.2 ! R 168/1078 " ) TILSTANDSKLASSE 2 - GOD PG5 " ) " ) TILSTANDSKLASSE 3 - MODERAT " ) TILSTANDSKLASSE 4 - DÅRLIG 168/1080 168/2137 " ) TILSTANDSKLASSE 5 - SVÆRT DÅRLIG 6703600,000000 6703600,000000 Krutthuset " TILSTANDSKLASSE &gt; 5 ) Nyhavn 168/2136 Prøvepunkt er markert med høyeste 168/1084 påviste tilstandsklasse iht. TA-2553/2009 168/1082 i hele prøvegropen/prøveserien. Prøveserier PR.1-PR.4 er omtrentlig plassert 6703500,000000 6703500,000000 iht.tegning nr. 400183-1, datert 20.10.99, fra NOTEBY AS. PG11 " ) Kornsilo 1899 Silo 168/1091 168/1090 Smøregrav Nye pakkhus Nytt møllebygg 6703400,000000 6703400,000000 Gamle pakkhus Kontorbygg PG7 " ) Koordinatsystem: EUREF89 UTM32 NN2000 PG8 " ) Fag Format LAB ENTREPRENØR AS RIGm A3 Dato Trafo HEGRENESET, BERGEN 2019.09.15 0 25 50 100 150 200 Format/Målestokk: Lagerbygg PLAN GRUNNUNDERSØKELSER 1:2 100 Meter Kartverket, Geovekst, Kommuner, Corine og OSM - Geodata AS Status - Oppdragsnr. Konstr./Tegnet SMV Kontrollert Tegningsnr. SL Godkjent SL Rev. 296300 ,000000 296400 ,000000 296500 ,000000 296600 ,000000 296700 ,000000 296800 ,000000 www.multiconsult.no 10212806 RIGm-TEG-001 00 </text:p>
          </table:table-cell>
          <table:table-cell office:value-type="float" office:value="4601" calcext:value-type="float">
            <text:p>4601</text:p>
          </table:table-cell>
          <table:table-cell office:value-type="string" calcext:value-type="string">
            <text:p>561ec211-c65e-5b15-8215-db5071bad55c</text:p>
          </table:table-cell>
          <table:table-cell table:number-columns-repeated="16376"/>
        </table:table-row>
        <table:table-row table:style-name="ro1">
          <table:table-cell table:number-columns-repeated="3"/>
          <table:table-cell office:value-type="string" calcext:value-type="string">
            <text:p>Uttalelse bymiljøetaten datert 08.06.2023</text:p>
          </table:table-cell>
          <table:table-cell table:number-columns-repeated="2" office:value-type="string" calcext:value-type="string">
            <text:p><text:s/></text:p>
          </table:table-cell>
          <table:table-cell office:value-type="float" office:value="4601" calcext:value-type="float">
            <text:p>4601</text:p>
          </table:table-cell>
          <table:table-cell office:value-type="string" calcext:value-type="string">
            <text:p>1bee9b3b-7221-5c19-a609-53c8f35c8a5b</text:p>
          </table:table-cell>
          <table:table-cell table:number-columns-repeated="16376"/>
        </table:table-row>
        <table:table-row table:style-name="ro2">
          <table:table-cell table:number-columns-repeated="3"/>
          <table:table-cell office:value-type="string" calcext:value-type="string">
            <text:p>Fagnotat - Kommunal forkjøpsrett, Gnr 167 bnr 915 Helgesens gate 3</text:p>
          </table:table-cell>
          <table:table-cell office:value-type="string" calcext:value-type="string">
            <text:p><text:s/>Boligetaten Til Fagnotat BBSM - Seksjon for strategi og utredning - Vår referanse: 2024/128726-7 Velferd og bolig (Arbeidssted) Saksbehandler: Espen Johan Førde Dato: 19. september 2024 Fra Boligetaten Fagnotat - Kommunal forkjøpsrett, Gnr 167 bnr 915 Helgesens gate 3 Hva saken gjelder: Gallardo Utleie AS, Låstad-Invest AS og Hellevang Holding AS (selger) har inngått avtale med Helgesens gate 3 Holding AS (kjøper) vedrørende salg av 100% av aksjene i Helgesens gate 3 AS. Antatt omsetningsverdi </text:p>
          </table:table-cell>
          <table:table-cell office:value-type="string" calcext:value-type="string">
            <text:p><text:s/>Boligetaten Til Fagnotat BBSM - Seksjon for strategi og utredning - Vår referanse: 2024/128726-7 Velferd og bolig (Arbeidssted) Saksbehandler: Espen Johan Førde Dato: 19. september 2024 Fra Boligetaten Fagnotat - Kommunal forkjøpsrett, Gnr 167 bnr 915 Helgesens gate 3 Hva saken gjelder: Gallardo Utleie AS, Låstad-Invest AS og Hellevang Holding AS (selger) har inngått avtale med Helgesens gate 3 Holding AS (kjøper) vedrørende salg av 100% av aksjene i Helgesens gate 3 AS. Antatt omsetningsverdi er NOK 35 005 002,-. Eiendommen består av en leiegård som inneholder seks boliger. Som følge av at mer enn halvparten av bruksarealet er innredet til beboelse og leiegården inneholder minst fem boliger, utløses kommunal forkjøpsrett, jf. lov om kommunal forkjøpsrett for leiegårder («leiegårdsloven») §§ 1 og 2. Av melding om overdragelse fremgår det at alle boligene er utleid. Boligetaten har ikke mottatt tilbakemelding fra et flertall av leietakerne om at det er ønskelig at kommunen skal benytte seg av forkjøpsretten. Saken har vært på høring hos Byrådsavdeling for barnevern, sosiale tjenester og mangfold (BBSM) og Studentsamskipnaden på Vestlandet (Sammen). BBSM har i uttalelse datert 22.08.2024 anbefalt at forkjøpsretten ikke benyttes i dette tilfellet. Boligetaten har ikke mottatt tilbakemelding fra Studentsamskipnaden på Vestlandet (Sammen). Konklusjonen etter en samlet vurdering er at det ikke foreligger grunn for kommunen til å benytte forkjøpsretten i dette tilfellet. Fagetatens vurdering: 1. KOMMUNENS FORKJØPSRETT TIL LEIEGÅRDER Kommunen har forkjøpsrett til leiegårder når eiendomsrett til leiegård i kommunen blir overført til andre enn staten eller den fylkeskommune der eiendommen ligger, jf. leiegårdsloven § 2 første ledd første setning. Dette gjelder likevel ikke overføringer ved arv, skifte eller ekspropriasjon, jf. leiegårdsloven § 2 første ledd andre setning. Som overføring av eiendomsrett regnes også erverv av aksjer, sameieandeler eller parter i leiegårdsselskap slik at erververen blir innehaver av minst 50 % av samtlige aksjer, sameieandeler eller parter, jf. leiegårdsloven § 2 andre ledd. Med leiegård menes utleieeiendom hvor mer enn halvparten av bruksarealet er innredet til beboelse og inneholder minst fem boliger, jf. leiegårdsloven § 1 første ledd første setning. Av leiegårdsloven § 3 første ledd første setning følger det at: Kommunen kan nytte forkjøpsretten på vegne av leierne, når disse ønsker å overta leiegården som borettslag eller eierseksjons-sameie, på egne vegne, på vegne av studentsamskipnad eller på vegne av selskap som ledes og kontrolleres av kommunen eller stat. Kommunens forkjøpsrett går foran forkjøpsrett som grunner seg på avtale. Kommunens forkjøpsrett går også foran sameiernes innløsningsrett etter sameieloven § 11, jf. leiegårdsloven § 4. 2. FRIST Frist for eventuell bruk av den kommunale forkjøpsretten er satt til 12.12.2024, som er fire måneder etter at kommunen mottok fullstendig melding om overdragelse av eiendommen, jf. leiegårdsloven § 6. 3. EIENDOMMENS BELIGGENHET Eiendommen ligger i Bergenhus bydel. 4. TEKNISKE OPPLYSNINGER Bygget ble oppført i 1911 og går over tre etasjer. Leiegården inneholder seks boliger med et samlet boligareal på 576m2. Leiegården er på eid grunn med et tomteareal på 191,7m2. 5. LEIETAKERE I melding om overdragelse opplyses det om at alle de seks boligene i leiegården er utleid. Den 02.09.2024 ble det sendt ut brev til leietakerne med orientering om salget av leiegården og stemmeslipper hvor de kunne stemme ja eller nei til ønske om å danne borettslag/sameie. Frist for å returnere disse ble satt til 16.09.2024. Ved fristens utløp har vi ikke mottatt noen stemmeslipper i retur. Det foreligger således ikke noe flertall blant leietakerne om at det er ønskelig å benytte den kommunale forkjøpsretten. 6. OFFENTLIGE INSTANSER Byrådsavdeling for barnevern, sosiale tjenester og mangfold (BBSM) og Studentsamskipnaden på Vestlandet (Sammen) er orientert om salget og kommunens adgang til å benytte forkjøpsretten. BBSM har i uttalelse datert 22.08.2024 uttalt at «Bergen kommune gjør ikke forkjøpsretten gjeldende i denne saken. Leiegården har en utforming og beliggenhet som ikke er i tråd med de behov kommunen har pr i dag.». Boligetaten har ikke mottatt tilbakemelding fra Studentsamskipnaden på Vestlandet (Sammen). 7. SAMTYKKE TIL UTLEIE OG PANT Det er bedt om kommunens samtykke til utleie av leiligheter som står tomme i perioden frem til kommunens frist for å gjøre forkjøpsretten gjeldende har gått ut, samt samtykke til pantsettelse av eiendommen. Vi har gitt samtykke til utleie av leiligheter og samtykke til pant, jf. leiegårdsloven § 5 andre ledd. 8. KONKLUSJON Det er ikke kommet inn ønsker fra de offentlige høringsinstansene om at forkjøpsretten gjøres gjeldende i foreliggende sak. Det er heller ikke et flertall av leietakerne som har ønsket at kommunen skal benytte den kommunale forkjøpsretten. Det anbefales derfor at den kommunale forkjøpsretten ikke benyttes i denne saken. Fagetatens anbefaling: Bergen kommune gjør ikke forkjøpsretten gjeldende i henhold til § 3 i lov om kommunal forkjøpsrett til leiegårder, ved overdragelse av eiendommen gnr 167 bnr 915, Helgesens gate 3. Med hilsen Boligetaten Espen Førde Siv Tønjum Saksbehandler Direktør Dokumentet er godkjent elektronisk. Vedlegg: Melding om overdragelse av leiegård (sladdet) Svar på anmodning om uttalelse vedrørende kommunal forkjøpsrett - Helgesens gate 3, gnr 167, bnr 915 </text:p>
          </table:table-cell>
          <table:table-cell office:value-type="float" office:value="4601" calcext:value-type="float">
            <text:p>4601</text:p>
          </table:table-cell>
          <table:table-cell office:value-type="string" calcext:value-type="string">
            <text:p>20697312-6814-5857-aa0d-b6e38dce925f</text:p>
          </table:table-cell>
          <table:table-cell table:number-columns-repeated="16376"/>
        </table:table-row>
        <table:table-row table:style-name="ro4">
          <table:table-cell table:number-columns-repeated="3"/>
          <table:table-cell office:value-type="string" calcext:value-type="string">
            <text:p>Søknad om dispensasjon datert 02.10.2023</text:p>
          </table:table-cell>
          <table:table-cell office:value-type="string" calcext:value-type="string">
            <text:p>Bergen kommune Plan- og bygningsetaten Postboks 7700, 5008 Bergen Epost: postmottak.planogbygg@bergen.kommune.no Deres ref; BBO/OI12-ogs Vår ref. BYGG-2023/10014-22 Dato: Bergen, 02.10.23 DISPENSASJONSSØKNAD- GESIMSHØYDE I forbindelse med etablering av takterrasse med tilhørende trapp, montering av heis, og fasadeendring søkes det iht. plan- og bygningsloven § 19 - 1 om følgende dispensasjon: - Det søkes om dispensasjon fra Plan- og bygningslovens § 29-2. Ifølge plan- og bygningsloven skal ethve</text:p>
          </table:table-cell>
          <table:table-cell office:value-type="string" calcext:value-type="string">
            <text:p>Bergen kommune Plan- og bygningsetaten Postboks 7700, 5008 Bergen Epost: postmottak.planogbygg@bergen.kommune.no Deres ref; BBO/OI12-ogs Vår ref. BYGG-2023/10014-22 Dato: Bergen, 02.10.23 DISPENSASJONSSØKNAD- GESIMSHØYDE I forbindelse med etablering av takterrasse med tilhørende trapp, montering av heis, og fasadeendring søkes det iht. plan- og bygningsloven § 19 - 1 om følgende dispensasjon: - Det søkes om dispensasjon fra Plan- og bygningslovens § 29-2. Ifølge plan- og bygningsloven skal ethvert tiltak prosjekteres og utføres slik at det etter kommunens skjønn innehar gode visuelle kvaliteter både i seg selv og i forhold til dets funksjon og dets bygde og naturlige omgivelser og plassering. Eiendommen ligger innenfor hensynssone kulturmiljø og bestemmelsesområde # 4. Det vises også til høydebestemmelser i kommunedelplanen Fjellsiden sør. Eiendommen ligger i planområde C-De øvre områdene. Innenfor dette området er maksimal gesimshøyde 9 meter målt fra vest, jfr KDP §9 a nr .2. Tidligere innsendt snittegning viser at høydeforskjellen mellom terreng ved kjeller og opp til gesims er 11.56 meter. Tiltaket er således avhengig av dispensasjon fra maksimal høyde. Huset er opprinnelig bygget med saltak, og det er gitt tillatelse til å endre takkonstruksjonen til flatt tak i vedtak datert 08.05.2008, Sak 200806470. Hensynet bak bestemmelsen - Bestemmelsen er ment å begrense bygningers høyde, sikre brannvernshensyn, og sikre avstand, lys, rom og luft mellom bygninger. Det er søkt om følgende tiltak: • Takhage med rekkverk som ligger på tilnærmet flatt tak, i et bebygd boligområde. • Etablere trapp fra terreng til tak. • Etablere heishus med 30 cm takoppstikk. Hvorfor tilsidesettes ikke hensynet. Vi er kjent med at kommunen mener at bestemmelsene i loven ikke er tilstrekkelig ivaretatt for omsøkt tiltak. 1 of 3 Bergen Bygg Oppdrag AS Tlf nr: +47 930 17 848 Org nr NO. 982 107 520 MVA Kokstadveien 23, 5257 Kokstad Bankgiro: 9533.05.31895 Kommunen påpeker at, • det ikke er tradisjon eller praksis for å godkjenne takterrasser i området, og selv om terrassen er tilbaketrukket er det uheldig for fjernvirkningen av tiltaket, • det ligger en kommunal offentlig gangvei som går på baksiden av huset, og tiltaket er godt synlig grunnet skrånende terreng, • boligen ikke har behov for takhage, da annet uteareal kan deles, • det vises til nabo innsigelser som hevder at takhagen vil medføre innsyn mot deres kjøkken i Ole Irgens vei 14, • påbygg i form av heishus er i strid med bestemmelse om maksimal høyde, • det vises til de to nabobyggene i Ole Irgens vei er leilighetsbygg med flatt tak. Det er ikke takterrasser på disse husene, og de fleste hus i området er bygget med saltak, • takhagen kommer 5-6 meter fra nabogrense. Tiltakshaver påpeker at, • boligen Ole Irgens vei 12 i dag fremstår som et moderne bygg med tilnærmet flatt tak med 4 etasjer. Bygget står i en lokal sammenheng med to tilsvarende moderne bygg, til sammen 9 leiligheter. • like i nærheten er det oppført et leilighetskompleks med to blokker, Bellevue 2, som består av 16 leiligheter. Begge blokkene har store takhager. • det øverste bygget i Ole Irgens vei 14 B er oppført med 5 etasjer. Byggets gesimshøyde er 14.06 meter målt i fasade mot vest. • nabobygget Ole Irgens vei 14A har stor terrasse som ligger på samme høyde som omsøkt takhage i Ole Irgens vei 12. • nabobygget Ole Irgens vei 14 har heishus. Heishuset har oppstikk 90 cm over takgesims i øst og stikker over takgesims i vest. • fjernvirkningen av tiltaket er moderat, da omsøkt takhage er tilbaketrukket. • det har riktig nok i hovedsak vært villabebyggelse med saltak i området, men i nyere bygg har det altså blitt innvilget etablering av takhager. Det faktum at det ikke er tradisjon for takterrasser/takhager i området bør derfor etter vår mening ikke tillegges avgjørende vekt når det gjelder et moderne bygg med flatt tak. • tiltakshaver legger til grunn, prinsipp om likebehandling. Fordeler ved dispensasjon - Etablering av heis gjør boligen mer tilgjengelig for beboere med nedsatt bevegelighet. Det er positivt at andelen leiligheter med universell utforming økes. - Boligen har begrenset uteareal. Etablering av takhage frigjør mer uteoppholdsareal for boligen. Trappen er nødvendig for å gi tilkomst til takhagen.. Ulemper ved dispensasjon 2 of 3 Bergen Bygg Oppdrag AS Tlf nr: +47 930 17 848 Org nr NO. 982 107 520 MVA Kokstadveien 23, 5257 Kokstad Bankgiro: 9533.05.31895 - Ulemper som følge av heis, trapp, fasadeendring er neglisjerbare. Tiltakene tilsidesetter i liten grad hensynet bak bestemmelsen. Fordelene er større enn ulempene - Hensynet bak bestemmelsen blir ikke vesentlig tilsidesatt. - Det er flere fordeler ved å innvilge søknad om dispensasjon. Derfor taler en samlet vurdering for at dispensasjonssøknaden bør innvilges. Med vennlig hilsen Bergen Bygg Oppdrag AS _____________________ Otto Gams Steine 3 of 3 Bergen Bygg Oppdrag AS Tlf nr: +47 930 17 848 Org nr NO. 982 107 520 MVA Kokstadveien 23, 5257 Kokstad Bankgiro: 9533.05.31895 </text:p>
          </table:table-cell>
          <table:table-cell office:value-type="float" office:value="4601" calcext:value-type="float">
            <text:p>4601</text:p>
          </table:table-cell>
          <table:table-cell office:value-type="string" calcext:value-type="string">
            <text:p>2adbae87-509c-53c2-90ca-3160024d0894</text:p>
          </table:table-cell>
          <table:table-cell table:number-columns-repeated="16376"/>
        </table:table-row>
        <table:table-row table:style-name="ro2">
          <table:table-cell table:number-columns-repeated="3"/>
          <table:table-cell office:value-type="string" calcext:value-type="string">
            <text:p>Saksprotokoll , 13112024, Sak 194/24, Årsplan 2025. Videre planlegging</text:p>
          </table:table-cell>
          <table:table-cell table:number-columns-repeated="2" office:value-type="string" calcext:value-type="string">
            <text:p>Årsplan 2025. Videre planlegging Kommunalt råd for personer med funksjonsnedsettelse behandlet saken i møtet 13.11.2024 sak 194/24 og fattet følgende vedtak: Arbeidet med årsplanen fortsetter på bakgrunn av samtalen i rådet. Kommunalt råd for personer med funksjonsnedsettelses behandling David Wanjama og Michael Sønnesyn deltar i planlegging av bybefaring med utvalg for miljø og byutvikling 2. juni </text:p>
          </table:table-cell>
          <table:table-cell office:value-type="float" office:value="4601" calcext:value-type="float">
            <text:p>4601</text:p>
          </table:table-cell>
          <table:table-cell office:value-type="string" calcext:value-type="string">
            <text:p>aa4b69b8-76bd-5346-a73d-63dab2dd98d4</text:p>
          </table:table-cell>
          <table:table-cell table:number-columns-repeated="16376"/>
        </table:table-row>
        <table:table-row table:style-name="ro2">
          <table:table-cell table:number-columns-repeated="3"/>
          <table:table-cell office:value-type="string" calcext:value-type="string">
            <text:p>VA-rammeplan 14.06.2017</text:p>
          </table:table-cell>
          <table:table-cell office:value-type="string" calcext:value-type="string">
            <text:p>VA-RAMMEPLAN Steinsvikvegen bolig utbygging. Til: Bergen Kommune Vann og Avløpsetaten Dato: 14.06.2017 Prosjekt: Steinsvikvegen , gnr/bnr 39/8 og 39/81 Notat vedr.: VA Ramme plan vann, avløp og overvann Fra: Sweco Norge AS E-post: Arild.Ellingsen@sweco.no Telefon: 930 85 436 Innhold 1 Innledning 2 Eksisterende situasjon 3 Planlagt situasjon 4 Oppsummering planlagte tiltak 5 Vedlegg 1 (17) Sweco Sweco Norge AS Arild B Ellingsen Fantoftveien 14P Org.nr: 967032271 Ingeniør Vann og miljø NO-5072 Ber</text:p>
          </table:table-cell>
          <table:table-cell office:value-type="string" calcext:value-type="string">
            <text:p>VA-RAMMEPLAN Steinsvikvegen bolig utbygging. Til: Bergen Kommune Vann og Avløpsetaten Dato: 14.06.2017 Prosjekt: Steinsvikvegen , gnr/bnr 39/8 og 39/81 Notat vedr.: VA Ramme plan vann, avløp og overvann Fra: Sweco Norge AS E-post: Arild.Ellingsen@sweco.no Telefon: 930 85 436 Innhold 1 Innledning 2 Eksisterende situasjon 3 Planlagt situasjon 4 Oppsummering planlagte tiltak 5 Vedlegg 1 (17) Sweco Sweco Norge AS Arild B Ellingsen Fantoftveien 14P Org.nr: 967032271 Ingeniør Vann og miljø NO-5072 Bergen, Norge Hovedkontor: Lysaker Vann, plan og samferdsel Telefonnummer +47 55275000 Telefonnummer + 47 930 85 436 www.sweco.no Arild.Ellingsen@sweco.no 1 Innledning VA-rammeplanen og vedlagte tegninger beskriver prinsippløsninger for vannforsyning, avløp og overvannshåndtering i forbindelse med utbygging av Steinsvikvegen GNR/BR 39/8 og 39/81 Fana Bydel, Bergen kommune reguleringsplan ID 64600000. Reguleringsplan området består av Gnr: 39 Bnr:8 og 81 som skal bygges ut og Gnr:39/18,39/333,39/267,39/211,39/210,39/18,39/12 som vil forbli uendret. Figur 1 Oversiktskart, rød ring angir planområdet 2 (17) STEINSVIKVEGEN GNR/BNR 39/8,39/81 VA-RAMMEPLAN 2 Eksisterende situasjon Utbyggingsområdet ligger Nord vest for Steinsvikvatnet. Det er innhentet arkivmateriale fra VA-etaten for området rundt GNR/BNR 39/ 81,39/8 beliggenhet rundt Steinsvikvegen 161. Figur 2 Eksisterende situasjon. 3 (17) STEINSVIKVEGEN GNR/BNR 39/8,39/81 VA-RAMMEPLAN 2.1 Vannforsyning Det ligger eksisterende kommunal vannledning DN150 K 2 opp mellom GNR/BNR 39/8 i Nord og 39/81 i syd. 2.2 Brannvannsforsyning De to nærmeste brannvannsuttak ihht mottatt VA-kart fra Bergen kommune ligger i Sandslikroken som er vei med bebyggelse ovenfor planområdet. Avstand er innen påkrevde 200 for brannslanger men ikke langs farbar vei til planområdet. 2.3 Spillvann Kommunal spillvannsledning DN200 krysser gjennom planområdet fra bebyggelse i Sandslikroken vest for planområdet og ned mot golfbanen ved Steinsvikvannet. Se tegning GH001. 2.4 Overvann, nedbørsfelt og flomveier En kommunal overvannsledning DN250 fra bebyggelsen i Sandslikroken er avsluttet i bekk og delvis rørført ned gjennom terreng mot sti/grusvei Steinsvikvannet. Avrenningsmønster/flomveier er vist på tegning GH002. Det overordnede avrenningsmønsteret i området er fra vest mot øst så sydlig til Steinsvikvannet. Nordlig terreng av planområdet retning mot elv ved hovedvei Steinsvikvegen. Elv ved hoved Steinsvikvegen ligger lavere enn golfbanen som igjen er lavere enn planområdet Figur 3 Panorama sett mot planområdet. Steinsvik vannet i vest i bildet og hoved Steinsvikvegen øst i bildet. 4 (17) STEINSVIKVEGEN GNR/BNR 39/8,39/81 VA-RAMMEPLAN 3 Planlagt situasjon Det vises til plantegning GH001 som supplement til dette kapitlet. Figur 4 Planområdet dekker: Som vist på tegning Gnr: 39 Bnr:8 -&gt; 2 stk Blokker a 6-8 enheter,11-14 enheter,3 boliger i rekkehus samt Gnr 39 Bnr:81 -&gt; 3 eneboliger. 3.1 Vannforsyning og trykkforhold Planlagt tilknytning til offentlig nett vil være på VL150 K2 som går gjennom planområdet. Da det antas at ny blokk med parkeringskjeller skal sprinkles planlegges det for ombygging av eksisterende vannkum med 2 stk ekstra gren samt 2 stk avstikk for brannvannsuttak. På ny offentlig vannledning frem til brannhydrant ved innkjørsel er det seperate stikkledninger anboret for dimensjon under DN 50(PE 65) og i kum for dimensjon over DN50(PE65) fra hovedledning som ender i brannhydrant. Dokumentasjon av nødvendig trykk og vannmengde til sprinkling avklares i detaljprosjektering. Dimensjoneringsgrunnlag se kapittel 5. PE (Person ekvivalenter )av Figur 4 . 5 (17) STEINSVIKVEGEN GNR/BNR 39/8,39/81 VA-RAMMEPLAN gnr: 39 bnr:8 Blokker med 22 leiligheter og 3 boliger i rekkehus tilknyttes med egen hovedstikkledning dimensjonert for 25 enheter x 2.5 Pe pr enhet=62.5 PE -&gt;Qmaks=3.7 l/s . Det er brannvanns kapasitet som er dimensjonerende for stikkledningen. Stikkledning til brannhydrant utløser offentlig krav til grøft og ledningskvalitet DN 150. gnr: 39 bnr:81 I tillegg seperate 3 eneboliger x 2.5 Pe pr enhet =7.5 PE -&gt;Qmaks=0.4 l/s . Eksisterende hus på gnr: 39 bnr: 8 ,Steinsvikvegen 161 ,er tilknytttet Vann og Avløp. Huset blir revet og i den forbindelse må tilknytningspunkt blindes og frakoblede rørledninger fjernes. Arkivmateriale viser at vannledning er anboret på vannledning vest ovenfor se kapittel 9. Dersom endringer av terrenghøyde gjøres på eksisterende grusvei må VA etaten søkes angående eventuelle konflikter(overdekning,tilgang,grøfteskråning) med eksisterende kommunalt ledningsanlegg i veien. 3.2 Brannvannsforsyning For å tilfredsstille brannvesenet sitt krav om avstand &lt; 200 m langs kjørbar veg mellom brannvannsuttak og brannobjekt planlegges det for å bygge om eksisterende vannkum til brannkum. Der er i tillegg medtatt en ny brannhydrant ved innkjørsel parkeringskjeller for å ha slukkevann 25-50m fra innkjøring. 3.3 Spillvann 2 stk tilknytninger til eksisterende SP200 K som passerer gjennom planområdet. Dimensjon begge tilknytninger ø125 . Dimensjoneringsgrunnlag se kapittel 6. Eksisterende hus på gnr: 39 bnr: 8 er tilknytttet vann og avløp. Huset blir revet og i den forbindelse må tilknytningspunkt blindes og frakoblede rørledninger fjernes. Dersom endringer av terrenghøyde gjøres på eksisterende grusvei må VA etaten søkes angående eventuelle konflikter(overdekning,tilgang,grøfteskråning) med eksisterende kommunalt ledningsanlegg i veien. 6 (17) STEINSVIKVEGEN GNR/BNR 39/8,39/81 VA-RAMMEPLAN 3.4 Overvann. Der er ingen kommunal overvannsledning på kote lavere enn planområdet. Dagens terreng infiltreres via 2 mindre bekker og generelt langs terreng ned mot avrenning mot Steinsvikvannet i syd og Steinsvikvegen og elv i Nord. Avrenning fra planområdet dreneres lokalt utenom bygg og fordrøyes i etablerte infiltrasjonsgrøfter før videre infiltrasjon med fall mot øst slik terrenget er i dag. Det tilføres da samme overvannsmengde til nedenforliggende områder slik det i dag naturlig renner av fra planområdet ned mot Steinsvikvannet. 3.5 Nedbørsfelt og flomveier Avrenningsmønster/flomveier er vist på tegning GH002. Det overordnede avrenningsmønsteret i området er fra vest mot øst, til Steinsvikvannet. Dimensjoneringsmetode/forutsetninger Rasjonell formel legges til grunn. Q = C x i x A x Kf [l/s] C-Avrenningskoeffisient av Figur 5 i-Nedbørsintensitet av Figur 6 A-Nedbørsareal[ ha] Kf- Klimafaktor 7 (17) STEINSVIKVEGEN GNR/BNR 39/8,39/81 VA-RAMMEPLAN Figur 5 C=Avrenningskoeffisient jf. VA-norm for Bergen kommune:Følgende avrenningskoeffisienter velges:  Veg = 0,9  Tak = 0,9  Terreng = 0,4 tk-Konsentrasjonstid 15 minutter er valgt som dimensjonerende selv om diagram viser en kunne lagt seg på 20min noe som gir mindre nedbørsintensitet. Figur 6 For uttak av tk(konsentrasjonstid). Dette området se rød strek. tr-regnvarighet 15 [min] Det benyttes nedbørsdata for Bergen – Sandsli, stasjonsnummer 50480. 8 (17) STEINSVIKVEGEN GNR/BNR 39/8,39/81 VA-RAMMEPLAN Figur 7 Nedbørsintensitet i fra regnvarighet tr[min] og returperiode[år] I alle beregninger for framtidig situasjon legges det til en klimafaktor Kf på 30 %-&gt; 1.3. Det benyttes gjentaksintervall(returperiode) tilsvarende åpent boligområde, 20 år, jf. anbefalinger Norsk Vann. 9 (17) STEINSVIKVEGEN GNR/BNR 39/8,39/81 VA-RAMMEPLAN 4 Feltberegninger Grov kalkyle Gnr/Bnr med innregulerte boliger. Figur 8 Nedbørsfelt: Turkis farget areal 14757 m2.Området som blir bebygd. Feltlengde: Feltlengde vurdert som Bredde vest-øst og er 51 m. Høydeforskjell 7m. Førsituasjon (ikke bebygd) Areal, A Turkise området se Figur 8 : 14.757 m2 = 1.4757 ha, terreng. 10 (17) STEINSVIKVEGEN GNR/BNR 39/8,39/81 VA-RAMMEPLAN Avrenningskoeffisient, C: 0.4 tr = 15 minutt  i = 122.2 l/s pr ha Qfør = 0.4x 122.2 x 1.4757 = 72.13 l/s Framtidig situasjon Areal, A: Turkise området se Figur 8) : 14.757 m2 = 1.4757 ha, herav (339+183+238+300+utearealer antatt 490m2 +vei 5x200m=1000m2)=2550 m2 , 12207 m2 terreng Avrenningskoeffisient, C: 0.9 og 0.4 Midlere avrenningskoeffisient: (0.2550 x 0,9 + 1.2207 x 0.4) / (1.4757) = 0.4864 tr = 15 minutt  i = 122,2 l/s pr ha Q framtidig = 0.4864 x 122.2 x 1.4757 x 1.3 = 114.0 l/s Fordrøyningsbehov Endring i overvanns avrenningmengde er 114.0-72.13= 12.3 l/s, Nødvendig fordrøyningsvolum. V[m3]=V framtidig -V før V framtidig = 15 min x 114.0 l/s/1000 x 60 = 102.6 m3 V før= 15 min x 72.3 l/s /1000 x 60 = 64.92 m3 Fordrøyning :V[m3]=102.6 -64.9= 37.7 m3 I detaljprosjektering må det kontroll beregnes nedbørsbelastning og nødvendige fordrøyning/infiltrasjons løsninger. Lokalt innen regulerte blokker og Gnr/Bnr respektive areal er vurderingen: Byggene vil ved drensledninger lede overvann rundt byggene og til konsentrert infiltrasjon i terreng. Differanse utslipp lokalt rundt byggene pga. forskjell avrenningskoeffisienter og klimafaktor utgjør ett volum på 37.7 m 3. Dette anses så lite volum at det kan opptas ved og benytte drensgrøfter (markert med lilla på tegning GH02) til infiltrasjon.7 stk drensgrøfter fra vest mot øst av lengde ca 6 m og tverrsnitt 1m2 dekker fordrøyningsbehovet på minimum 37.7 m3. Grøfter for drensledning bygges med rene steinmasser. 11 (17) STEINSVIKVEGEN GNR/BNR 39/8,39/81 VA-RAMMEPLAN 5 Feltberegninger Grov kalkyle hele reguleringsplanområdet. Figur 9 Nedbørsfelt: Turkis farget Hele regulerings planområdet. Feltlengde: 343 m. Høydeforskjell &lt;10m. Nordre del av reguleringsområdet se Figur 9 turkis område har ikke noen endring i bebyggelse pr dags dato det er derfor ikke utført før og nå vurdering av nedbørsmengder siden avrenningsflater flater er uendret og avrenning ikke er til offentlig rørsystem men til infiltrasjon terreng. Det er kun anvist avrennings retninger for dette området. 12 (17) STEINSVIKVEGEN GNR/BNR 39/8,39/81 VA-RAMMEPLAN 6 Oppsummering planlagte tiltak Tiltak nr Beskrivelse 1 Ombygging eksist vannkum til brannkum med 2 ekstra uttak. Fremlegging Vannledning. 2 Ny spillvannsledning fra 3 eneboliger. Kobles til eksisterende spillvannsledning. 3 Ny spillvannsledning fra blokker. Kobles til eksisterende spillvannsledning. 4 Drensledninger rundt og mellom byggene fordrøyning i grøft. 5 Brannhydrant ved innkjørsel til Parkeringskjeller for og ha slukkevann 25-50m fra innkjørsel. 6 Blinding og fjerning av stikkledninger VA for Steinsvikvegen 161. Gnr 39 Bnr 8. 13 (17) STEINSVIKVEGEN GNR/BNR 39/8,39/81 VA-RAMMEPLAN 7 Dimensjoneringsgrunnlag Vannledninger. Oppdrag: Steinsvikvegen Oppdragsnr.: VANN Vannforbruk Qpers 250 l/p*d Qlekk 100 l/p*d Maks. og min. døgnfaktor f og timefaktor k fmaks 4 Døgn- og timefaktor settes høyt, da det antas kmaks 5 store variasjoner i forbruket når det er så få fmin 0,7 som bruker anlegget. kmin 0,4 Maksimalt vannforbruk i årets mest-forbrukende time: Pe per Vann- Antall boenhet/ Antall Pe forbruk i enheter kontor liter/(Pe*d) Beboere 25 2,5 62,5 250 Totalt 62,5 Qmaks 3,7 l/s Kapasitetsberegning Pipelife (Colebrook - White), med følgende inndata, Seperate 3 leiligheter gir 0,4 l/s og innvendig diameter DN20 men velger DN40 For blokk med 22 leiligheter og parkering anates det sprinkler derav velges dimensjon DN150. 14 (17) STEINSVIKVEGEN GNR/BNR 39/8,39/81 VA-RAMMEPLAN 8 Dimensjoneringsgrunnlag Spillvannledninger. Oppdrag: Steinsvikvegen Oppdragsnr.: SPILLVANN Vannforbruk Qpers 250 l/p*d Qlekk 100 l/p*d Maks. og min. døgnfaktor f og timefaktor k fmaks 4 Døgn- og timefaktor settes høyt, da det antas kmaks 5 store variasjoner i forbruket når det er så få fmin 0,7 som bruker anlegget. kmin 0,4 Maksimalt vannforbruk i årets mest-forbrukende time: Pe per Vann- Antall boenhet/ Antall Pe forbruk i enheter kontor liter/(Pe*d) Beboere 25 2,5 62,5 250 Totalt 62,5 Qmaks 3,7 l/s Kapasitetsberegning Pipelife (Colebrook - White), med følgende inndata, Seperate 3 leiligheter gir 0,4 l/s og innvendig diameter DN65 men minimum 110. For blokk med 22 leiligheter og 3 leiligheter rekkehus DN 125mm Spillvann . 15 (17) STEINSVIKVEGEN GNR/BNR 39/8,39/81 VA-RAMMEPLAN 9 Arkivmateriale VA for visning av tilknyttet vannledning for eksisterende hus steinsvikvegen 161.(Huset rives) 16 (17) STEINSVIKVEGEN GNR/BNR 39/8,39/81 VA-RAMMEPLAN 10 Vedlegg GH001 – VA-plan GH002 – Flomveier 17 (17) STEINSVIKVEGEN GNR/BNR 39/8,39/81 VA-RAMMEPLAN </text:p>
          </table:table-cell>
          <table:table-cell office:value-type="float" office:value="4601" calcext:value-type="float">
            <text:p>4601</text:p>
          </table:table-cell>
          <table:table-cell office:value-type="string" calcext:value-type="string">
            <text:p>0c7fb319-406d-5298-8bf2-a8e01f0fd0b4</text:p>
          </table:table-cell>
          <table:table-cell table:number-columns-repeated="16376"/>
        </table:table-row>
        <table:table-row table:style-name="ro2">
          <table:table-cell table:number-columns-repeated="3"/>
          <table:table-cell office:value-type="string" calcext:value-type="string">
            <text:p>Komplett innkalling: Ruspolitisk råd (04.03.2025)</text:p>
          </table:table-cell>
          <table:table-cell office:value-type="string" calcext:value-type="string">
            <text:p>Komplett møteinnkalling: Ruspolitisk råd (04.03.2025) Ruspolitisk råd Dato: 2025-03-04T14:00:00 Sted: Kaigaten 4, møterom Åsane Notat: 1/9 Saksliste Innkalling Saker til behandling 8/25 Orientering om byrådets arbeid med kommuneplanens samfunnsdel 3 9/25 Godkjenning av innkalling. 4 10/25 Godkjenningav protokoll. 5 11/25 Presentasjon av forbedringsarbeidet Brukerreisen. 6 12/25 Innspill til høring - Et Nystemt Bergen, kommuneplanens samfunnsdel 7 13/25 Byrådens kvarter 8 14/25 Eventuelt 9 2/9 8/</text:p>
          </table:table-cell>
          <table:table-cell office:value-type="string" calcext:value-type="string">
            <text:p>Komplett møteinnkalling: Ruspolitisk råd (04.03.2025) Ruspolitisk råd Dato: 2025-03-04T14:00:00 Sted: Kaigaten 4, møterom Åsane Notat: 1/9 Saksliste Innkalling Saker til behandling 8/25 Orientering om byrådets arbeid med kommuneplanens samfunnsdel 3 9/25 Godkjenning av innkalling. 4 10/25 Godkjenningav protokoll. 5 11/25 Presentasjon av forbedringsarbeidet Brukerreisen. 6 12/25 Innspill til høring - Et Nystemt Bergen, kommuneplanens samfunnsdel 7 13/25 Byrådens kvarter 8 14/25 Eventuelt 9 2/9 8/25 Orientering om byrådets arbeid med kommuneplanens Ruspolitisk råd Saksframstilling Vår referanse: 2020/90682-250 Saksbehandler: Rune Tjøsvold Orientering om byrådets arbeid med kommuneplanens samfunnsdel Hva saken gjelder: Med forbehold om at møtetidspunktet passer for Byrådsleders avdeling: Byrådet ønsker dialog med medvirkningsrådene og ruspolitisk råd om kommende høringsutkast til kommuneplanens samfunnsdel. Planstrategi for Bergen kommune 2023–2027, med planprogram for kommuneplanens samfunnsdel, ble behandlet av Bergen bystyre i møte 30.10.2024, sak 388/24. I planprogrammet blir det slått fast at medvirkningsrådene og ruspolitisk råd skal orienteres og involveres i arbeidet med ny kommuneplanens samfunnsdel. Forslag til vedtak: Orientering tas til etterretning. Dato: 21. januar 2025 1 3/9 9/25 Godkjenning av innkalling. - 2020/90682-255 Godkjenning av innkalling. : Godkjenning av innkalling. Ruspolitisk råd Saksframstilling Vår referanse: 2020/90682-255 Saksbehandler: Rune Tjøsvold Godkjenning av innkalling. Hva saken gjelder: Godkjenning av innkalling Forslag til vedtak: Innkalling godkjent. Dato: 18. februar 2025 1 4/9 10/25 Godkjenning av protokoll. - 2020/90682-256 Godkjenning av protokoll. : Godkjenning av protokoll. Ruspolitisk råd Saksframstilling Vår referanse: 2020/90682-256 Saksbehandler: Rune Tjøsvold Godkjenning av protokoll. Hva saken gjelder: Protokoll godkjent. Forslag til vedtak: Protokoll godkjent. Dato: 18. februar 2025 1 5/9 11/25 Presentasjon av forbedringsarbeidet Brukerreisen. - 2020/90682-257 Presentasjon av forbedringsarbeidet Brukerreisen. : Presentasjon av forbedringsarbeidet Brukerreisen. Ruspolitisk råd Saksframstilling Vår referanse: 2020/90682-257 Saksbehandler: Rune Tjøsvold Presentasjon av forbedringsarbeidet Brukerreisen. Hva saken gjelder: Byrådsavdeling for barnevern, sosiale tjenester og mangfold har, ved Etat for sosiale tjenester og Etat for psykisk helse og rustjenester, hovedansvaret for tjenestene som ytes til innbyggere med rus- og/eller psykiske helseutfordringer. Etat for sosiale tjenester har ansvaret for individuell oppfølging til innbyggere med rusutfordringer, mens Etat for psykisk helse og rustjenester har ansvaret for helse- og omsorgstjenester til personer med alvorlige psykiske lidelser og lavterskel rustjenester. Etatene har som sådan et felles ansvar for innbyggere med ROP-lidelser. Det er i tillegg andre etater i Byrådsavdeling for helse og omsorg som også leverer tjenester til målgruppen, hovedsakelig i form av helse og omsorgstjenester. Både byrådsavdelingen og etatene har over flere år identifisert ulike utfordringer knyttet til tjenestetilbudet til personer med rus- eller ROP-utfordringer. Utfordringene har omhandlet fragmenterte tjenester, samhandling på tvers og krevende enkeltsaker. Bruker- og pårørendeorganisasjoner har meldt noe av det samme. Orienteringen vil gå nærmere inn på målsettinger, organisering, arbeidsprosesser og status for forbedringsarbeidet pr. dato. Forslag til vedtak: Orientering tas til etterretning. Dato: 18. februar 2025 1 6/9 12/25 Innspill til høring - Et Nystemt Bergen, kommuneplanens samfunnsdel - 2020/90682-258 Innspill til høring - Et Nystemt Bergen, kommuneplanens samfunnsdel : Innspill til høring - Et Nystemt Bergen, kommuneplanens samfunnsdel Ruspolitisk råd Saksframstilling Vår referanse: 2020/90682-258 Saksbehandler: Rune Tjøsvold Innspill til høring - Et Nystemt Bergen, kommuneplanens samfunnsdel Hva saken gjelder: Ruspolitisk råd er presentert planutkast til kommuneplanens samfunnsdel Et nystemt Bergen. Dette er en strategisk plan som først og fremst peker fremover på byrådets ambisjoner for et fremtidig Bergen. Planen tar opp i seg fire samfunnsmål og innsatsområder. Forslag til vedtak: Ruspolitisk råd oversender høringsinnspill i tråd med saksframstillingen. Dato: 21. februar 2025 Saksframstilling: Ruspolitisk råd slutter seg til hovedmål og innsatsområder som fremkommer i planutkastet. Utkastet viser en proaktiv og positiv tilnærming til hvordan kommunen skal utvikles det neste tiåret. Under mål 1: Bergen for alle, i underkapittel «Ta alle gode krefter i bruk» fremkommer det at «det gode samfunnet skapes ved at vi mobiliserer alle gode krefter. For å møte samfunnets behov må kommunen, bergenssamfunnet og resten av offentlig sektor spille på lag.» Videre refereres det til at velferdssamfunnet er bygget på et godt samarbeid mellom offentlige, private, ideelle og frivillige aktører.» I sistnevnte setning ønsker Ruspolitisk råd at bruker- og pårørendeorganisasjoner inntas og fremmes som aktører. Bruker- og pårørendeorganisasjoner er i økende grad betydningsfulle både som medspillere på systemnivå for å utvikle gode tjenester, men også som tjenesteytende organisasjoner som yter offentlige tjenester til brukerne. Eksempler på dette er Natthuset som er et kommunalt akuttovernattingstilbud driftet av Huset Bergen, og Wayback Bergen som i samarbeid med NAV tilbyr arbeidsrettede tilbud til unge med kriminell bakgrunn. 1 7/9 13/25 Byrådens kvarter - 2020/90682-259 Byrådens kvarter : Byrådens kvarter Ruspolitisk råd Saksframstilling Vår referanse: 2020/90682-259 Saksbehandler: Rune Tjøsvold Byrådens kvarter Hva saken gjelder: Dialog mellom byråden og Ruspolitisk råd. Forslag til vedtak: Dato: 25. februar 2025 1 8/9 14/25 Eventuelt - 2020/90682-260 Eventuelt : Eventuelt Ruspolitisk råd Saksframstilling Vår referanse: 2020/90682-260 Saksbehandler: Rune Tjøsvold Eventuelt Hva saken gjelder: Saker til eventuelt. Forslag til vedtak: Dato: 25. februar 2025 1 9/9 </text:p>
          </table:table-cell>
          <table:table-cell office:value-type="float" office:value="4601" calcext:value-type="float">
            <text:p>4601</text:p>
          </table:table-cell>
          <table:table-cell office:value-type="string" calcext:value-type="string">
            <text:p>250cc2c3-e583-550a-b4ac-e381b759865d</text:p>
          </table:table-cell>
          <table:table-cell table:number-columns-repeated="16376"/>
        </table:table-row>
        <table:table-row table:style-name="ro2">
          <table:table-cell table:number-columns-repeated="3"/>
          <table:table-cell office:value-type="string" calcext:value-type="string">
            <text:p>Fana, Gnr. 13, Bnr. 107 mfl., Jacob Kjødes veg, detaljregulering, arealplan-ID 64570000, 2.gangsbehandling</text:p>
          </table:table-cell>
          <table:table-cell office:value-type="string" calcext:value-type="string">
            <text:p><text:s/>BYRÅDET Byrådssak /24 Saksframstilling Vår referanse: 2022/56552-25 Fana, Gnr. 13, Bnr. 107 mfl., Jacob Kjødes veg, detaljregulering, arealplan- ID 64570000, 2.gangsbehandling Hva saken gjelder: Tippetue Arkitekter AS foreslår på vegne av forslagsstiller Anne Marita Milde detaljregulering for et område på Paradis i Fana bydel. Planområdet har en størrelse på omtrent 3,2 dekar, og ligger rundt 200 meter i luftlinje sør for bybaneholdeplassen på Paradis. Området ligger i krysset mellom kommunal v</text:p>
          </table:table-cell>
          <table:table-cell office:value-type="string" calcext:value-type="string">
            <text:p><text:s/>BYRÅDET Byrådssak /24 Saksframstilling Vår referanse: 2022/56552-25 Fana, Gnr. 13, Bnr. 107 mfl., Jacob Kjødes veg, detaljregulering, arealplan- ID 64570000, 2.gangsbehandling Hva saken gjelder: Tippetue Arkitekter AS foreslår på vegne av forslagsstiller Anne Marita Milde detaljregulering for et område på Paradis i Fana bydel. Planområdet har en størrelse på omtrent 3,2 dekar, og ligger rundt 200 meter i luftlinje sør for bybaneholdeplassen på Paradis. Området ligger i krysset mellom kommunal vei Jakob Kjødes veg og privat vei Jakob Kjødes vei. I Kommuneplanens arealdel (KPA2018) er området avsatt til sone 2 – byfortettingssone, og ligger innenfor hensynssoner for infrastruktur (fjernvarme), funksjonell strandsone og kulturmiljø. Figur 1 (venstre): Oversiktskart som viser plassering av planområdet. Høyre bilder viser flyfoto med rød markering av planområdet sammen med lokalsenter og bybaneholdeplassen på Paradis. Planområdet omfatter eiendommene 13/867 og 13/107 (Jakob Kjødes vei 11), deler av den kommunale veien øst for eiendommen og deler av den private veien mot sør, samt mindre deler av tilgrensende private naboeiendommer. Nord for planområdet ligger eldre villa fra 1920 og nyere bygg som brukes av Røde kors, rett over veien mot øst ligger nyere bebyggelse med boligblokker. Mot vest ligger grøntområde som fortsetter ned mot «Det døde hav», mens mot sørvest ligger Kjøde-eiendommen med store grønne parkarealer. Terrenget stiger fra sørvest og mot nordøst, og planområdet har skrånende terreng mot sør. Planforslaget legger til rette for ny boligbebyggelse, og forutsetter at dagens boligbygg på tomten rives. Planforslaget omfattes ikke av forskrift om konsekvensutredninger. 1 Hovedinnhold i planforslaget Planforslaget tilrettelegger for boligbebyggelse gjennom formålet blokkbebyggelse og feltet BB på plankartet. Innenfor felt BB foreslås etablering av inntil 14 boenheter med tilhørende uteoppholdsarealer, felles innendørs parkeringsanlegg for biler, sykler og boder. Planområdet omfatter deler av kommunal og privat del av Jacob Kjødes veg med oppgradering av kryss og fortau. Den nye boligbebyggelsen består av to leilighetsbygg, hvor byggehøyden følger terrenget og trapper ned mot sør. Bygget mot nord har 4 etasjer, mens bygget mot sørøst har 3 etasjer over parkeringsgarasjen. På plankartet er maksimal byggehøyde fastsatt med maksimal byggehøyde på kote +34 på bygget mot nord og kote + 31 på bygget mot sørøst. I planforslaget er det foreslått en maksimal utnyttelsesgrad på %-BRA = 140% for felt BB. Felles uteoppholdsarealer foreslås på skrånende terreng mot sør, i tillegg til at alle boenhetene har private utearealer i form av balkong eller terrasser som henvender seg mot sør og sørvest. Inngang til bygget og adkomst for gående er fra nordøstlig del av tomten. Parkeringsanlegg ligger under østre del av det sørlige bygget, med tilkomst fra sørsiden av tomten. Renovasjonsarealer foreslås på nordøstre del av tomten mot Jakob Kjødes veg, med eget bygg for oppbevaring av individuelle bossholdere. Vestlig del av planområdet foreslås med grønnstruktur, og en hensynssone landskap H550 knyttet til strandsonen til «Det døde hav». Det foreslås hensynssoner for frisikt H140 ved adkomsten mot nordøst, ved innkjøring til parkeringsanlegget mot sør og fortau mot krysset. Figur 2: Venstre bilde viser plankart med foreslått ny boligbebyggelse innenfor felt BB. Høyre bilde viser illustrasjonsplan som viser foreslått boligbebyggelse fordelt på to bygg mot nord og sørøst, sammen med plassering av felles uteoppholdsarealer mot sør, og arealer mot nordøst for adkomst og renovasjon. Figur 3: Venstre bilde viser den foreslåtte nye boligbebyggelsen fordelt på to bygg, sett fra sørvest med skrånende uteoppholdsarealer og inngang til parkeringskjeller på høyre side. Høyre bilde viser området mot nordøst med adkomst for gående, inngang og renovasjonsarealer med eget bygg for oppbevaring av bossholdere. 2 Planstatus I KPA2018 er planområdet avsatt til sone 2 – byfortettingssone, og omfattes av flere hensynssoner knyttet til for infrastruktur, funksjonell strandsone og kulturmiljø. Planområdet omfattes av Kommunedelplan «Ny Paradis, Hop, Nesttun og Nesttun vest» (arealplan-ID 15700000), vedtatt i 2001. Planområdet ligger utenfor planområdet til områdereguleringsplan for Paradis, men omfattes av eldre reguleringsplan for «Fana. gnr 14 bnr 134 mfl., Ny-paradis og deler av Paradis» (areaplan-ID15640000), vedtatt i 2004. Nordre del av planområdet overlapper med pågående reguleringsprosess for «Fana. Gnr. 13 br. 1132, Tunvegen- Jacob Kjødes veg, gang og sykkelveg» (arealplan-ID 65020000). Figur 4: Venstre bilde viser utdrag av KPA2018 med rød markering av planområdet. Midtre bilde viser at planområdet med rød markering ligger utenfor og sør for områderegulering av Paradis, som er vist med omtrentlig plassering med blå sirkel. Høyre bilde viser rød markering av planområdet sammen med oransje plangrenser for ulike pågående reguleringsprosesser på Paradis. Planprosess og medvirkning Høring og offentlig ettersyn Planforslaget ble sendt på høring og lagt ut til offentlig ettersyn i perioden 09.05.2020 – 23.06.2020. Det kom inn 9 private merknader og 15 offentlige uttalelser fra høringsinstanser. Disse er oppsummert og kommentert av forslagsstiller i merknadsskjema datert 03.05.2022. I uttalelser og merknader ble det i hovedtrekk pekt på følgende: • Byggehøyder, volum og terrenginngrep: o Bygningsvolum, byggehøyder og utstrekning bør reduseres grunnet negative konsekvenser for nabobebyggelse i form av økt innsyn, dårligere utsyn og forverret sol/skygge-forhold. o Bygget framstår massivt og dominerende med manglende tilpassing til strøkets karakter, typologi, terreng og topografi. o Nedtrapping i terreng foreslås av flere høringsparter. o Bygningsstrukturen må deles opp, ta i bruk saltak og ha volum nærmere tilpasset villabebyggelsen i området. • Trafikksikkerhet: o Høyere parkeringsdekning for å motvirke uønsket gateparkering. o Det pekes på flere trafikale utfordringer for vegen, som stor trafikkmengde, bratt veg, smale siktsoner, manglende fortau og stor lokal fotgjengertrafikk. o Framtidig adkomst bør være der den er i dag, med hensyn til trafikksikkerhet. o Renovasjonsløsningen er ikke tilfredsstillende, da den vil medføre rygging/manøvrering på kommunal veg, og kraning av boss over fortauet. o Det må tilknyttes til rammetillatelse eller igangsettelsestillatelse at Paradiskrysset med tilkomst til Jacob Skjødes veg skal være ferdig utbygget i samsvar med 3 reguleringsplan for gang og sykkelvegen Tunvegen – Jacob Kjødes veg (arealplanID 65020000). • Naturmangfold: o Bebygd areal bør trekkes lenger unna grønnstruktur, det må gjøres botanisk befaring som belyser bevaringsverdig biologisk mangfold og så mye som mulig av eksisterende vegetasjon innenfor funksjonell strandsone må bevares. o Stier som leder til friluftsområdet «Dødehavet» må ikke avskjæres eller på annen måte ødelegges. Begrenset høring Det er foretatt en begrenset høring av revidert planforslag i perioden 21.06.2022-21.08.2022. I det reviderte planforslaget ble det foreslått utvidelse av krysset mellom kommunal og privat del av Jacob Kjødes veg, fortau har blitt forlenget inn i privat del av Jacob Kjødes veg og det foreslås renovasjonsløsning med individuelle beholdere/tradisjonell løsning. Til begrenset høring kom det inn 4 private merknader og 2 offentlige uttalelser fra høringsinstanser. Merknadene og uttalelsene er oppsummert og kommentert av plankonsulenten i merknads- og endringsskjema datert 25.11.2022. I uttalelser og merknader ble det i hovedtrekk pekt på følgende: • Naboene i øst (Jacob Kjødes veg 8) og sør uttrykker en viss skepsis til om løsningen er trafikksikker. Skepsisen handler også om at det i sør (gnr. 13, bnr. 115 og 119) gjøres inngripen på naboeiendom, mens løsningen som fremmes er mer trafikksikker enn det som ble presentert til offentlig høring og ettersyn. • Bymiljøetaten fraråder nye avkjørsler til gnr. 13, bnr. 131. Endringer etter offentlig ettersyn og begrenset høring Planmaterialet er oppdatert etter offentlig ettersyn og begrenset høring. Endringene som er foretatt etter offentlig ettersyn og begrenset høring, kommer frem av merknadskjemaer datert 03.05.2022 og 14.08.2023. Oppsummert innebærer endringene: • Byggehøyder, volum og terrenginngrep o Bruksareal er redusert fra 160% til 140% (reduksjon på 250 kvm). o Antall boenheter redusert fra 16 til 14. o Bebyggelsen er lagt lavere i terrenget. Bygget i nord er trukket lenger inn både fra nordøst, vest og sør. Det trappes ned fra nord mot sør. o Øverste etasje er brutt opp i to volum for å ivareta siktlinje mellom Røde Kors- bygget og Kjødeparken. o Redusert volum gir mindre skyggekast mot Jacob Kjødes veg 8. o Takform skal være tilpasset strøkets karakter med krav om sal- eller mansardtak. o Inngang direkte fra gateplan. o Balkonger etableres innenfor byggegrensen. o Krav om dempet fargeskala o Murer mot tilkomstvei til Jacob Kjødes veg 15 (Kjødeeiendommen) får lavere høyde. Murer skal avtrappes og beplantes per 2. meter samt kles med naturstein. • Trafikk o Avkjøring fra Jacob Kjødes veg mot Jacob Kjødes veg 13-15 er utvidet for større svingradius. o I samme avkjøring er det lagt til rette for mer fortau på nordsiden, samt etablering av fortau på sørside av vei. o Før det gis igangsettingstillatelse skal Paradiskrysset og avkjøring Jacob Kjødes veg/Statsminister Michelsens veg være bygget ut. 4 • Renovasjon o Renovasjonsløsning er endret fra bunntømte containere til individuelle beholdere. • Grønnstruktur o Grensen er justert mot vest for å tilpasse planforslaget til eldre reguleringsplan. Figur 5: Snitt gjennom planområdet sett mot vest, nord er til høyre og øst er til venstre. Eksisterende bebyggelse som forutsettes revet er markert med rosa strek. Foreslått ny bebyggelse er tegnet med sort og grå strek. Tidligere foreslått ny bebyggelse til høring og offentlig ettersyn er vist med oransje farge. Fagetatens vurdering og anbefaling: Plan- og bygningsetaten har utarbeidet et fagnotat som følger saken. Under oppsummeres kort de mest sentrale vurderinger i saken, se vedlagt fagnotat for utfyllende informasjon. Overordnede planer PBE vurderer at planforslaget følger opp KPA2018 sine intensjoner for sone 2 – byfortettingssone og overordnede mål i KPS om å tilrettelegge for en attraktiv og aktiv gåby. Nærhet til sentrumsområdet og bybanestoppet på Paradis gir grunnlag for en høy utnyttelsesgrad på tomten. PBE anbefaler hovedformålet bolig og det planfaglige grepet, og anbefaler at planforslaget vedtas med foreslåtte endringer. Grad av utnyttelse og bebyggelsesstruktur Gjennom reguleringsprosessen er den foreslåtte bebyggelsen bearbeidet for å tilpasse til eksisterende bebyggelse i området og gi mindre fjernvirkning. I revidert planforslag er byggegrensen trukket inn fra vest og sør, søndre del av bebyggelsen er lavere enn den nordre bebyggelsen, samtidig som den nordre bebyggelsen er splittet i to volum for å ivareta utsikt og lys mot nabobebyggelsen mot nord. PBE støtter de foreslåtte byggehøyder, grad av utnytting og bebyggelsesstruktur. Beboersammensetning Det foreslås at de 14 boenhetene har varierte størrelser fra rundt 50m2 og opp til 130m2, og det foreslås krav om at minst 2 familieboliger skal være over 80m2 og ha utgang direkte til uteareal på bakkeplan. PBE vurderer at planforslaget følger krav i KPA2018 om boligsammensetning. Uteoppholdsarealer Felles uteoppholdsarealer foreslås på den søndre del av tomten, og krav til plassering, utforming og kvaliteter er sikret i bestemmelser. PBE har ingen innvendinger mot foreslåtte løsninger. 5 Samferdsel og Gåbyen Bergen Planforslaget har en parkeringsdekning for biler på maksimalt 0,6 plasser per 100 m2 BRA bolig, og at sykkelparkering har minimum 2,5 plasser per 100 m2 BRA bolig. PBE støtter den foreslåtte parkeringsdekningen for bil og sykkel, men anbefaler at 10% av p-plasser reserveres for gjesteparkering og at 25% av p-plasser reserveres som bildelingsplasser. PBE anbefaler at dette sikres gjennom endring av reguleringsbestemmelser, se forslag til vedtak. Renovasjon Gjennom reguleringsprosessen er det vurdert flere alternative renovasjonsløsninger i dialog med Bymiljøetaten og BIR, med blant annet nedgravde bunntømte containere og hydraulisk lift. I revidert planforslag foreslås tradisjonell løsning med individuelle beholdere. Det foreslås et eget bygg for oppbevaring av bosspann på nordvestsiden av tomten, og eget område ute for henting og tømming. Begge områdene ligger på egen eiendom, men innebærer at renovasjonsbil stopper i Jakob Kjødes veg. Bymiljøetaten har akseptert den foreslåtte løsningen og at kjørende trafikk kan passere mens tømming pågår. PBE har ingen innvendinger mot den foreslåtte løsningen. Grønne tak og vegger Utforming av tak foreslås med saltak eller mansardtak for å ivareta tilpasning til eksisterende bebyggelse i området, utformingen er sikret gjennom reguleringsbestemmelser. PBE vurderer at grønne tak ikke er forenlig med den foreslåtte takformen og tilpasning til eksisterende bebyggelse, men viser til at reguleringsbestemmelser i stedet har krav om naturterreng og pollinatorvennlige planter på uteoppholdsarealene. Naturmangfold Etter naturmangfoldloven (nml.) § 7 skal prinsippene i nml. §§ 8 til 12 legges til grunn som retningslinjer ved utøvelse av offentlig myndighet. Det er gjennomført botanisk befaring og utarbeidet notat av konsulent, se vedlegg datert 11.08.2020. PBE har i sitt fagnotat vurdert og begrunnet planforslaget mot prinsippene i naturmangfoldloven §§ 8 til 12. PBE vurderer at prinsippene i naturmangfoldloven er tilstrekkelig ivaretatt i planforslaget. Trafikk – tilkomst og sikkerhet Det foreslås oppgradering av kryss og fortau for å ivareta trafikktilkomst og sikkerhet. På grunn av terrengforhold er utvidelsen av krysset sør for tomten foreslått med mindre siktsone enn Vegvesenet sin håndbok N100. Dette begrunnes av forslagsstiller med lavt trafikknivå, samt at veistandard og fartsdempende tiltak begrenser kjørefarten. For å ivareta trafikksikkerhet for gående foreslås forlengelse av fortau på vestsiden av Jakob Kjødes veg og etablering av fortau på sørsiden av krysset. For syklende foreslås det at sykling kan foregå i blandet trafikk i kjørebanen, med begrunnelse i lav trafikkmengde. PBE har ingen innvendinger mot de foreslåtte løsningene. Etter innspill fra eier av eiendommen 13/131 (Jakob Kjødes veg 7) foreslås det å regulere en ny avkjørsel fra Jakob Kjødes og direkte inn til eiendommen. Bymiljøetaten (BME) og PBE anbefaler ikke dette, med begrunnelse i at flere avkjørsler over fortau på en skolevei bidrar til å svekke trafikksikkerheten. Den aktuelle eiendommen 13/131 (Jakob Kjødes veg 7) har i dag allerede tilkomst via eiendommen 13/894 (Jakob Kjødes veg 5). Begge eiendommene skal få utvidet tilkomstvei gjennom reguleringsplanen «Tunvegen – Jacob Kjødes veg, gang- og sykkelveg» (arealplanID 65020000) som er i prosess. PBE anbefaler derfor at den nye foreslåtte avkjøringen i planforslaget tas ut av plankartet. Energi og klima Det er ikke utarbeidet klimagassberegninger, og det er ikke vurdert temaer som gjenbruk av bygg og bygningsmaterialer eller fossilfrie/utslippsfrie anleggsplasser. PBE begrunner dette 6 med at saken har hatt en lang prosess frem mot et omforent plangrep. PBE vurderer at solceller på taket kan benyttes forutsatt at dette tilpasser seg strøkskarakteren. Anbefaling PBE anbefaler følgende vedtak: 1. I medhold av plan- og bygningsloven §§ 12-12, jf. 12-11, vedtas følgende forslag til detaljregulering: a. Fana, Gnr. 13, Bnr. 107 mfl., Jacob Kjødes veg, arealplan-ID 64570000 vist på plankart, sist datert 12.05.2023. b. Tilhørende reguleringsbestemmelser, sist datert 24.08.2023 2. Med følgende endringer. a. Avkjørselspil til gnr./bnr. 13/131 fjernes fra plankartet. Bestemmelse 2.10.3 strykes. b. Ny bestemmelse 3.1.1.3.e: Gjesteparkering skal utgjøre 10% av totalt antall parkeringsplasser. Minimum 25% skal avsettes til bildeling. Antallet plasser avrundes til nærmeste hele tall. c. Før kunngjøring må plankart og reguleringsbestemmelser rettes i samsvar med bystyrets vedtak. Økonomiske konsekvenser: Saken har ikke direkte økonomiske konsekvenser for Bergen kommune. Byrådets vurdering og anbefaling/konklusjon: Planområdet har en relativ sentral beliggenhet på Paradis med gode kollektivforbindelser, med kort vei til bybaneholdeplass og bussholdeplass. Området har nærhet til dagligvarer, tjenesteyting og sosial infrastruktur med skoler og barnehager. Vestland fylkeskommune har de siste årene oppgradert det sentrale veisystemet med fortau og sykkelfelt langs skoleveien mot Paradis skole. Byrådet er opptatt av at Bergen skal vokse de kommende årene og ha større fart på boligbyggingen, og ser derfor positivt på forslaget om å rive eksisterende bolig for å gi plass til en fortetting med 14 nye boenheter. Planforslaget bidrar til å styrke utviklingen av Paradis, samtidig som det viser god tilpasning til eksisterende bebyggelse, kulturmiljø og terreng. Nærheten til bybaneholdeplassen gir gode muligheter for fortetting i samsvar med overordnede mål i kommuneplanens samfunnsdel (KPS) om Gåbyen, gode og trygge bomiljø, samt reduksjon av transportbehov og klimagassutslipp. Byrådet er positiv til planforslagets hovedgrep og formål. Forslaget med to boligbygg på nordre og sørøstre del av tomten gir god tilpasning til det skrånende terrenget mot sør, samtidig som det gir god plassering og utforming av felles sørvendte uteoppholdsarealer. Det er positivt at planforslaget er bearbeidet etter offentlig ettersyn for å ivareta innspill og anbefalinger fra naboer, berørte parter og myndigheter. Dette gir god tilpasning til tomten, sikrer kvalitet på boligbygg og uteområder, i tillegg til at trafikksikkerheten forbedres langs Jakob Kjødes veg. Byrådet vurderer at foreslåtte byggehøyder, utnyttelsesgrad og hovedgrep er i samsvar med føringer for sone 2 – byfortettingssone i KPA2018. Byrådet er opptatt av å utvikle gode bomiljø, og det er positivt at det tilrettelegges for varierte boligstørrelser og gode felles uteoppholdsarealer. Dette følger også opp viktige føringer i 7 KPA2018, og gir grunnlag for gode bomiljø som kan passe for både barnefamilier og beboere i ulike livsfaser. Parkering Byrådet støtter PBE sitt forslag om å reservere 10% av p-plasser for gjesteparkering. Dette kan bidra til å unngå gateparkering og trafikkøkning i nærområdet, noe som blant annet naboer har tatt opp i sine merknader. Byrådet støtter at bestemmelser endres i samsvar med PBE sin anbefaling (jamfør vedtakspunkt 1.B.a): Ny § 3.1.1.3.e: «Gjesteparkering skal utgjøre 10% av totalt antall parkeringsplasser.» Byrådet støtter ikke PBE sitt forslag om å reservere 25% av p-plasser for bildelingsplasser. Planforslaget tilrettelegger for et mindre privat parkeringsanlegg, og det kan være utfordrende med tilgang for eksterne bildelingsbrukere som ikke er beboere. Bildeling kan fungere bedre ved større parkeringsanlegg hvor det er god tilgjengelighet og et større kundegrunnlag som ikke er avgrenset til nærmeste beboere. Selv om reguleringsplanen ikke stiller krav om at en andel av parkeringsplassene reserveres til bildeling, så vil reguleringsplanen samtidig ikke være til hinder for at slike deleløsninger kan etableres i parkeringsanlegget i fremtiden dersom beboerne ønsker dette. Trafikk Byrådet støtter oppgradering av Jakob Kjødes veg med forlengelse og utvidelse av fortau. Dette er viktig for trafikksikkerheten til myke trafikanter, og særlig med tanke på at Jakob Kjødes veg er skolevei. Ut fra samme hensyn støtter ikke byrådet forslaget om å etablere en ny avkjørsel fra Jakob Kjødes over fortau og inn til eiendommen 13/131 (Jakob Kjødes veg 7). Pågående reguleringsprosess med «Tunvegen – Jacob Kjødes veg, gang- og sykkelveg» (arealplanID 65020000) vil ivareta behov for tilkomst til både 13/131 (Jakob Kjødes veg 7) og 13/894 (Jakob Kjødes veg 5) gjennom en oppgradering av den eksisterende tilkomstveien (Figur 6). Byrådet støtter vurderingene fra BME og PBE om at det ikke bør etableres flere avkjøringer fra Jakob Kjødes vei over fortauet til skoleveien, og anbefaler at avkjørselspilen tas ut av plankartet og bestemmelser (jamfør vedtakspunkt 1.A.a og 1.B.b). Figur 6: Alle bilder viser eiendommen 13/131 (Jakob Kjødes veg 7) markert med rød sirkel. Venstre bilde viser utdrag av plankartet med foreslått ny avkjøring med avkjørselspil fra Jakob Kjødes vei. Midtre bilde viser flyfoto av dagens situasjon med adkomst over eiendommen 13/894 (Jakob Kjødes veg 5). Høyre bilde viser foreslått oppgradering av veitilkomst i pågående reguleringsprosess med «Tunvegen – Jacob Kjødes veg, gang- og sykkelveg» (arealplanID 65020000). Energi og klima Byrådet etterlyser utarbeidelse av klimagassberegninger som del av reguleringsprosessen. Dette er et krav i KPA2018, og er viktig for at reguleringsplaner kan vurdere ulike løsninger for utforming, materialbruk, gjenbruk og andre tiltak for å minimere energibruk og klimagassutslipp. Byrådet anbefaler at dette utarbeides til byggesak, og anbefaler at det sikres gjennom supplering av reguleringsbestemmelse § 2.11.1 (jamfør vedtakspunkt 1.B.c): 8 Nytt strekpunkt under § 2.11.1: «Klimagassberegning med vurdering av tiltak for å minimere energibruk og klimagassutslipp.» PBE vurderer at energiløsninger kan benytte solceller på taket, forutsatt at dette tilpasser seg strøkskarakteren. I forslag til bestemmelser er det ikke sikret konkret at det er tillatt å plassere solceller på taket. Byrådet vurderer at reguleringsbestemmelser bør gi mulighet for solceller på taket, uten at det nødvendigvis er krav om dette, og anbefaler følgende supplering av reguleringsbestemmelse § 3.1.2.3 (jamfør vedtakspunkt 1.B.d): Supplering av § 3.1.2.3: «Det tillates plassering av solceller på taket». Naturmangfoldloven I PBE sitt fagnotat er det gjort en gjennomgang av naturmangfoldloven (nml.) §§ 8 til 12, og i planbeskrivelsen er det også gjort vurderinger knyttet til naturmangfoldloven. Det går fram av nml. § 7 at prinsippene i §§ 8 til 12 skal legges til grunn som retningslinjer ved utøving av offentlige myndighet. Videre går det fram at denne vurderingen skal fremgå av vedtaket. Bestemmelsene supplerer den generelle begrunnelsesplikten for enkeltvedtak i forvaltningsloven § 25. Byrådet viser derfor til PBE sine vurderinger knyttet til naturmangfoldloven §§ 8 til 12, og vurderer dette som tilstrekkelig. Byrådet ser generelt positivt på at allerede utbygde tomter brukes til kompakt ny boligbygging. Det er i den forbindelse positivt at planområdet i løpet av reguleringsprosessen ble utvidet vestover, og at skråningen med naturmangfoldverdier blir regulert til grønnstruktur med tilhørende bestemmelser knyttet til biologisk mangfold. Det fremgår av planbeskrivelsen og Naturmangfoldsrapporten at det er flere større asketrær i den sørlige delen av dagens hage. Asketrær er rødlistet som sårbar. Byrådet er opptatt av å ta vare på naturmangfoldet, samtidig som det legges til rette for verdiskaping og viktig boligbygging. Byrådet anbefaler at dette hensynet sikres i reguleringsbestemmelser, samtidig som det gis fleksibilitet for utvikling av tomten, og anbefaler følgende ny bestemmelse (jamfør vedtakspunkt 1.B.e): Ny § 2.5.4: «Eksisterende store asketrær skal ivaretas i størst mulig grad. Det tillates flytting av asketrær innenfor planområdet.» Konklusjon Byrådet vurderer at planforslaget bidrar til viktig boligbygging at de foreslåtte løsninger i hovedsak er i samsvar med KPA2018. Den sentrale plasseringen på Paradis med gode kollektivtilbud og nærhet til sykkelveier, dagligvarer, tjenesteyting og sosial infrastruktur, bidrar til en aktiv og attraktiv byutvikling. Bearbeiding av planforslaget etter høring og offentlig ettersyn har ivaretatt viktige innspill fra naboer og myndigheter. Dette har bidratt til større kvalitet på bygg og uterom, ivaretatt tilpasning mot omgivelsene og gitt mer trafikksikre løsninger. Byrådet anbefaler at planforslaget vedtas sammen med foreslåtte endringer. Begrunnelse for framleggelse til bystyret: I henhold til plan- og bygningsloven (2008) § 3-3, 2. ledd, ligger det til bystyret selv å vedta reguleringsplan, jf. § 12-12. Utvalg for miljø og byutvikling skal avgi innstilling i saken. Byrådet innstiller til bystyret å fatte følgende vedtak: 1. I medhold av plan- og bygningsloven §§ 12-12, jf. 12-11, vedtas følgende forslag til detaljregulering: A. Fana, Gnr. 13, Bnr. 107 mfl., Jacob Kjødes veg, detaljregulering, arealplan-ID 64570000, vist på plankart, sist datert 12.05.2023, med følgende endringer: 9 a) Avkjørselspil til gnr./bnr. 13/131 fjernes fra plankartet. B. Tilhørende reguleringsbestemmelser, sist datert 25.08.2023, med følgende endringer: a) Ny § 3.1.1.3.e: «Gjesteparkering skal utgjøre 10% av totalt antall parkeringsplasser.» b) § 2.10.3 strykes. c) Nytt strekpunkt under § 2.11.1: «Klimagassberegning med vurdering av tiltak for å minimere energibruk og klimagassutslipp.» d) Supplering av § 3.1.2.3: «Det tillates plassering av solceller på taket». e) Ny § 2.5.4: «Eksisterende store asketrær skal ivaretas i størst mulig grad. Det tillates flytting av asketrær innenfor planområdet.» 2. Før kunngjøring av vedtak skal plankart og bestemmelser oppdateres i samsvar med bystyrets vedtak. Dato: 27. februar 2024 Christine B. Meyer Christine Kahrs Byrådsleder Byråd for byutvikling Dokumentet er godkjent elektronisk. Vedlegg: Fagnotat datert 03.11.2023 Plankart datert 12.05.2023 Reguleringsbestemmelser datert 25.08.2023 Planbeskrivelse datert 07.07.2023 Merknadsskjema datert 03.05.2022 Merknadsskjema datert 25.11.2022 Illustrasjonsplan200 datert 25.11.2022 Illustrasjonsplan500 datert 25.11.2022 Snitt og oppriss datert 30.09.2022 Fotomontasje perspektiv datert 24.11.2022 Sol- og skyggeillustrasjoner datert 10.11.2022 Lengde- og tverrprofiler vegv datert 27.04.2022 ROS-analyse datert 03.05.2022 VA-rammeplan datert 15.01.2020 Kulturminnedokumentasjon datert 24.09.2019 Støyrapport datert 30.10.2018 Renovasjonsteknisk plan datert 17.02.2022 Trafikkfaglig notat datert 25.02.2021 Trafikkanalyse datert 30.01.2019 Botanisk befaring datert 11.08.2020 Tilleggsdokumentasjon om kryssutforming og mindre justering av planområde datert 04.11.2021 10 </text:p>
          </table:table-cell>
          <table:table-cell office:value-type="float" office:value="4601" calcext:value-type="float">
            <text:p>4601</text:p>
          </table:table-cell>
          <table:table-cell office:value-type="string" calcext:value-type="string">
            <text:p>a991fa80-8671-53af-b890-4aad912fcdbe</text:p>
          </table:table-cell>
          <table:table-cell table:number-columns-repeated="16376"/>
        </table:table-row>
        <table:table-row table:style-name="ro2">
          <table:table-cell table:number-columns-repeated="3"/>
          <table:table-cell office:value-type="string" calcext:value-type="string">
            <text:p>Kunnskapsgrunnlag til planstrategi 2023–2027 og kommuneplanens samfunnsdel. Hovedrapport. Word-eksport fra Framsikt.</text:p>
          </table:table-cell>
          <table:table-cell office:value-type="string" calcext:value-type="string">
            <text:p>Kunnskapsgrunnlag planstrategi 2023–2027 og kommuneplanens samfunnsdel Utkast til byrådsbehandling Innhold Kunnskapsgrunnlag planstrategi 2023–2027 ..................................................................................1 og kommuneplanens samfunnsdel .................................................................................................1 Utkast til byrådsbehandling .............................................................................................................1 </text:p>
          </table:table-cell>
          <table:table-cell office:value-type="string" calcext:value-type="string">
            <text:p>Kunnskapsgrunnlag planstrategi 2023–2027 og kommuneplanens samfunnsdel Utkast til byrådsbehandling Innhold Kunnskapsgrunnlag planstrategi 2023–2027 ..................................................................................1 og kommuneplanens samfunnsdel .................................................................................................1 Utkast til byrådsbehandling .............................................................................................................1 1 Introduksjon..................................................................................................................................5 1.1 Oppbygging av dokumentet og leserveiledning ....................................................................5 2 Kortversjon av kunnskapsgrunnlaget ...........................................................................................6 3 Det store bildet .............................................................................................................................6 3.1 Hovedpunkter i kapittelet......................................................................................................6 3.2 Bergen i verden ......................................................................................................................7 3.3 Bergen i regionen...................................................................................................................7 3.4 Bergen - nokke for seg sjøl?...................................................................................................8 3.5 Rammebetingelser for videreutvikling av Bergen .................................................................9 3.6 Stort omstillingsbehov .........................................................................................................10 3.7 Bærekraftig samfunnsutvikling ............................................................................................12 3.8 Samarbeid om å nå målene .................................................................................................13 3.8.1 Komplekse samfunnsutfordringer ................................................................................13 3.8.2 Intern samordning ........................................................................................................14 3.8.3 Samarbeid med eksterne aktører .................................................................................15 4 Befolkningsutvikling og prognoser .............................................................................................16 4.1 Hovedpunkter i kapittelet....................................................................................................16 4.2 Sammenhengende befolkningsvekst i 40 år ........................................................................16 4.3 Innvandring veier opp for innenlandsk flyttetap.................................................................17 4.4 Fruktbarheten er synkende .................................................................................................21 4.5 Befolkningsframskrivinger ...................................................................................................25 4.5.1 Nasjonale og regionale framskrivinger .........................................................................25 4.5.2 Lokale framskrivinger ...................................................................................................26 Kunnskapsgrunnlag til planstrategi 2023–2027 og kommuneplanens samfunnsdel 4.5.3 Om de lokale framskrivningene....................................................................................31 5 Langsiktig arealbruk ....................................................................................................................32 5.1 Hovedpunkter i kapittelet....................................................................................................32 5.2 Areal er en begrenset ressurs ..............................................................................................33 5.3 Statlige og regionale krav og føringer til arealbruk .............................................................34 5.4 Transportbehov og arealbruk ..............................................................................................35 5.5 Status for arealbruken i Bergen ...........................................................................................41 5.5.1 Bolig og samferdsel.......................................................................................................44 5.5.2 Næringsarealer .............................................................................................................45 5.5.3 Arealer til natur, landbruk og friluftsliv mm. ................................................................45 6 Økonomisk bærekraft .................................................................................................................46 6.1 Hovedpunkter i kapittelet....................................................................................................46 6.2 Arbeidskraft, utdanning og kompetanse .............................................................................47 6.2.1 Arbeidskraft i Bergen og demografisk utfordring.........................................................47 6.2.2 Kunnskapsbyen Bergen ................................................................................................52 6.2.3 Kompetansebehov ........................................................................................................55 6.2.4 Mangel på arbeidskraft og frafall fra utdanning og arbeidsliv .....................................56 6.3 Omstilling i næringslivet ......................................................................................................59 6.3.1 Konkurransefortrinn for næringslivet i Bergen og Vestland ........................................59 6.3.2 Utfordringer i den grønne omstillingen........................................................................61 6.3.3 Bærekraftsrisiko............................................................................................................63 6.4 Verdiskaping i kultursektoren og ideell sektor ....................................................................64 6.4.1 Frivillighet .....................................................................................................................64 6.4.2 Kultur og reiseliv i Bergen .............................................................................................65 6.5 Boligbygging og boligpolitikk ...............................................................................................66 7 Klima- og miljømessig bærekraft ................................................................................................68 7.1 Hovedpunkter i kapittelet....................................................................................................68 7.2 Rammebetingelser for kommunens arbeid med klima- og naturkrisene ...........................69 7.3 Naturen er under sterkt press .............................................................................................71 7.3.1 Forurensing ...................................................................................................................74 7.4 Klimagassutslipp i Bergen ....................................................................................................76 7.4.1 Direkte utslipp ..............................................................................................................76 7.4.2 Klimafotavtrykk og indirekte utslipp ............................................................................79 7.4.3 Transport og mobilitet ..................................................................................................79 7.5 Sirkulær ressursbruk ............................................................................................................81 Side 2 av 144 Kunnskapsgrunnlag til planstrategi 2023–2027 og kommuneplanens samfunnsdel 7.5.1 Avfallshåndtering ..........................................................................................................82 7.6 Forberede for endring .........................................................................................................83 7.6.1 Forventede klimaendringer i Bergen ............................................................................83 7.6.2 Klimatilpasning .............................................................................................................84 7.6.3 Klimarisiko ....................................................................................................................85 7.6.4 Matsikkerhet .................................................................................................................87 7.6.5 Rettferdig klimaomstilling ............................................................................................90 8 Sosial bærekraft ..........................................................................................................................91 8.1 Hovedpunkter i kapittelet....................................................................................................92 8.2 Tillit, trygghet og tilhørighet ................................................................................................92 8.2.1 Menneskelige behov i sentrum av samfunnsplanleggingen ........................................93 8.2.2 Hallaisiken, vi é Bergen!................................................................................................96 8.2.3 Engasjement, tillit og deltakelse ...................................................................................99 8.3 Likeverdige muligheter ......................................................................................................102 8.4 Livskvalitet og helse ...........................................................................................................106 9 Bergen kommune som virksomhet ..........................................................................................115 9.1 Hovedpunkter i kapittelet..................................................................................................115 9.2 Organisering av Bergen kommune ....................................................................................116 9.3 Kommunens eierskap i ulike selskap .................................................................................120 9.4 Kommunens roller .............................................................................................................120 9.4.1 Kommunikasjon, tillit og medvirkning ........................................................................121 9.4.2 Ytringsklima, vold og trusler .......................................................................................123 9.5 Rammebetingelser for kommunen ...................................................................................125 9.5.1 Virksomhetsstyring .....................................................................................................125 9.5.2 Kommunal planlegging og sentrale føringer ..............................................................126 9.5.3 Kommunens handlingsrom.........................................................................................127 9.5.4 Offentlige anskaffelser ...............................................................................................127 10 Sentrale utviklingstrekk og utfordringer for Bergen kommune .............................................128 10.1 Hovedpunkter i kapittelet................................................................................................128 10.2 Kapasitet og kompetanse ................................................................................................131 10.2.1 Mer sammensatte og komplekse tjenestebehov .....................................................131 10.2.2 Sårbare grupper ........................................................................................................131 10.3 En ventet strammere kommuneøkonomi .......................................................................132 10.3.1 Økonomiske utfordringer og kompetansebehov .....................................................134 10.4 Omstilling og innovasjon .................................................................................................134 Side 3 av 144 Kunnskapsgrunnlag til planstrategi 2023–2027 og kommuneplanens samfunnsdel 10.5 Samfunnssikkerhet og beredskap ...................................................................................135 10.5.1 Sårbarhet ..................................................................................................................136 10.6 Kommunen som pådriver for klimaomstilling og miljøtiltak ...........................................139 10.7 Digitalisering og bruk av ny teknologi .............................................................................139 10.8 Kommunen som areal- og eiendomsforvalter ................................................................141 10.9 Boligbehov til sårbare grupper ........................................................................................142 10.10 Mange felles utfordringer for hele Kommune-Norge ...................................................143 10.11 Hvordan ser fremtidens kommune ut? .........................................................................143 Side 4 av 144 Kunnskapsgrunnlag til planstrategi 2023–2027 og kommuneplanens samfunnsdel 1 Introduksjon Kunnskapsgrunnlaget har som formål å gi en overordnet oversikt over status, utviklingstrekk og de utfordringer og muligheter som Bergen står overfor, både som bysamfunn og som kommuneorganisasjon. Kunnskapsgrunnlaget skal også bidra til å synliggjøre spenninger mellom ulike samfunnsutfordringer som grunnlag for politiske prioriteringer. Utfordringene bygger på innspill fra alle byrådsavdelinger i Bergen kommune. Dette inkluderer blant annet oppdaterte kunnskapsgrunnlag som er utarbeidet i forbindelse med nylig vedtatte planer. Den nyeste folkehelseoversikten for Bergen kommune ble lansert i februar 2024, og er et viktig supplement til kunnskapsgrunnlaget. I tillegg er det benyttet en rekke eksterne kilder med globalt til lokalt nedslagsfelt. Særlig kunnskapsgrunnlagene som utarbeides av ulike regionale aktører, har bidratt til et tverrgående perspektiv for kunnskapsbasert samfunnsutvikling av Bergensregionen. Strukturen i dokumentet og perspektivene er også inspirert av det gode kunnskapsgrunnlagsarbeidet som gjøres i mange andre kommuner. Dokumentet har en tematisk oppbygging, men innholdet er overordnet og på tvers av de enkelte fagområdene og sektorene. Det betyr at enkeltplaner i kommunen vil måtte bygge på et mer detaljert kunnskapsgrunnlag som treffer det aktuelle planområdet. Kunnskapsgrunnlaget er ikke uttømmende, men skal gi en oversikt over viktige utviklingstrekk, og tegner et utfordrings- og mulighetsbilde som skal være med på å gi retning og mål for kommunens strategiske planlegging. Formålet er ikke å inkludere alt, men å gi en omtale av markante utviklingstrekk og de viktigste utfordringene og mulighetene for Bergen. En del utfordringer har et regionalt, nasjonalt eller globalt perspektiv. Årsaken til at de omtales, er at kunnskapsgrunnlaget omtaler utfordringer for Bergen, uavhengig av om de er unike for Bergen. Kunnskapsgrunnlaget vil være et grunnlag for utforming av kommunal planstrategi for valgperioden 2023–2027, som blant annet skal ta stilling til om kommuneplanens samfunnsdel og arealdel skal revideres helt eller delvis. Kunnskapsgrunnlaget ligger til grunn for eventuell revidering av kommuneplanens samfunnsdel og arbeidet med å sette mål for den langsiktige strategiske utviklingen av Bergen. Dokumentet beskriver i liten grad scenarier for hvordan fremtidens Bergen kan se ut, men utfordringene gir samtidig en indikasjon på hvordan Bergen som bysamfunn og kommune må jobbe for å lykkes. Temaene i dette dokumentet kan i størst grad knyttes til kommunen som samfunnsutvikler og behovet for samarbeid mellom Bergen kommune, innbyggerne, aktører i bysamfunnet og andre offentlige aktører i regionen og landsdelen. Selv om Bergen kommune har en sentral rolle som samfunnsaktør, er det kun gjennom samarbeid vi kan nå målene. 1.1 Oppbygging av dokumentet og leserveiledning Dokumentet har 8 hovedkapitler, kapittel 3 til 10. Kunnskapsgrunnlaget starter med et fugleperspektiv, og ser på dagens situasjon og utfordringer og muligheter fremover i et globalt, nasjonalt og regionalt perspektiv. Så følger to hovedkapitler som beskriver sentrale rammebetingelser for Bergen knyttet til befolkningsutvikling og langsiktig arealbruk. Deretter er det tre hovedkapitler som er strukturert etter bærekraftsdimensjonene – økonomisk bærekraft, klima- og miljømessig bærekraft og sosial bærekraft. På samme måte som bærekraftsmålene Side 5 av 144 Kunnskapsgrunnlag til planstrategi 2023–2027 og kommuneplanens samfunnsdel overlapper hverandre, betyr det også at temaer omtalt i dette dokumentet vil overlappe. Selv om et tema er plassert under et hovedkapittel, vil det være avhengigheter mot de andre bærekraftsdimensjonene. Disse kapitlene er knyttet til Bergen som et bysamfunn, dvs. ikke kommunen som virksomhet. Til slutt er det to hovedkapitler som omtaler Bergen kommune som virksomhet, med hovedvekt på kommunens roller og rammebetingelser, og deretter sentrale utviklingstrekk og utfordringer for Bergen kommune. 2 Kortversjon av kunnskapsgrunnlaget Dette kunnskapsgrunnlag er en omfattende rapport, som går i dybden på status, utviklingstrekk og de utfordringer og muligheter som Bergen står overfor, både som bysamfunn og som kommuneorganisasjon. I tillegg er det utarbeidet en kortversjon av kunnskapsgrunnlaget, som er utformet som en presentasjon. I kortversjonen presenteres en overordnet oversikt, med hovedpunkter fra kunnskapsgrunnlaget. 3 Det store bildet 3.1 Hovedpunkter i kapittelet 1. Et attraktivt bo- og arbeidssted med stort mangfold Bergen er en attraktiv by med rik kulturarv og kulturmiljøer, og fysiske kvaliteter som nærhet til fjell, sjø, skog, samt et mangfold av særpregete bymiljøer. Bergen har et bredt næringsliv, et stort og variert kunst- og kulturmiljø og innovative forskningsmiljøer. Alt dette, i kombinasjon med Bergens mangfold, i form av kulturer, livssyn og kunnskap, reflekterer Bergen som et attraktivt bosted. Globale utfordringer har, både direkte og indirekte, betydelig innvirkning på regionen, og krever kontinuering tilpasning og omstilling. 2. Samarbeid om den regionale samfunnsutviklingen Bergen har en viktig rolle i den regionale utviklingen. Det er en gjensidig avhengighet mellom byen og omlandet, og et godt samspill er nødvendig for å stimulere til en positiv utvikling som gagner hele regionen. Mange av temaene i dette kunnskapsgrunnlaget berører forhold som krysser kommunegrenser. Oppfølging krever en regional tilnærming, der Bergen, nabokommunene, Vestland fylkeskommune og andre regionale aktører må samordne og samarbeide om samfunnsutviklingen. 3. Samfunnsomveltninger krever en omstillingsdyktig kommune Samfunnet er i stadig endring. Velferdsstaten er under press, det fremtidige økonomiske handlingsrommet blir mindre, og forventningene til hva det offentlige kan levere av tjenester er høye. Samtidig er det en rekke samfunnsmessige drivkrefter som er ventet å skape både utfordringer og muligheter i tiden framover. Sentrale drivkrefter er teknologisk utvikling og kunstig intelligens, demografiske endringer, klimaomstilling, politisk polarisering og tillit, og Side 6 av 144 Kunnskapsgrunnlag til planstrategi 2023–2027 og kommuneplanens samfunnsdel tilstrekkelig ressursmessig handlingsrom til å utføre sentrale offentlige tjenester. 4. Komplekse samfunnsutfordringer krever intern samordning og eksternt samarbeid For å løse målkonflikter i dagens og fremtidens komplekse samfunnsutfordringer, er det en forutsetning å samarbeide for å nå målene. For Bergen kommune bør dette skje med gjennomgående tverrfaglig og flerfaglig arbeid, god samordning internt og utstrakt samarbeid med eksterne aktører. 3.2 Bergen i verden Bergen og Bergensregionen har en lang historie som internasjonalt handels- og sjøfartssentrum. Den utadrettede tilnærmingen til verden har styrket byens vertskapsrolle for internasjonale miljø og et mangfoldig samfunn. Bergen har i dag et bredt næringsliv, variert kunst- og kulturmiljø og innovative forskningsmiljø som konkurrerer på den globale arenaen, og som i flere tilfeller er verdensledende på sine felt. Dette bidrar til å gjøre Bergen attraktiv både som bosted og arbeidssted nasjonalt, men også internasjonalt. Innflyttere, innvandrere og deres etterkommere har spilt og spiller en betydelig rolle i Bergens utvikling. En by med mangfold i kulturer, livssyn, ferdigheter og kunnskap gjør oss bedre rustet til å møte nye utfordringer lokalt og internasjonalt. Bergen skal være en inkluderende by for alle, uavhengig av funksjonsvariasjon, og som viser toleranse og respekt for alle mennesker, uavhengig av seksuell orientering, kjønnsidentitet og kjønnsuttrykk. En mer integrert verden innebærer at globale utfordringer får innvirkning på vår region, og har direkte og indirekte konsekvenser for utvikling og muligheter. Klimaendringer, naturkrisen, krig og uro, marin forsøpling, forsyningssikkerhet, økonomi, folkehelse, sosial inkludering og teknologiutvikling er eksempler på områder som er globale av natur, og som krever samarbeid på tvers av landegrenser for å løse utfordringene det innebærer. Enten det er snakk om samarbeid med ideell sektor om blant annet sosialt entreprenørskap, menneskerettighetsarbeid og tiltak for å hindre utenforskap, eller samarbeid mellom kommunen og kunnskapssektoren om ambisiøse forskningsprosjekter, må Bergens bidrag i det store bildet være å bruke den kunnskapen, kompetansen og de arenaene vi har nå og i fremtiden. 3.3 Bergen i regionen Byer blir ofte fremhevet som motorer for sitt omland, og har en viktig rolle i den regionale utviklingen. Samtidig er det en gjensidig avhengighet mellom byen og omlandet, og et godt samspill er nødvendig for å stimulere til en positiv utvikling som gagner hele regionen. Mange av temaene i dette kunnskapsgrunnlaget berører forhold som krysser kommunegrenser. Oppfølging krever en regional tilnærming, der Bergen, nabokommunene, Vestland fylkeskommune og andre regionale aktører må samordne og samarbeide om samfunnsutviklingen. Bergen er den klart største byen og kommunen i den felles bo- og arbeidsmarkedsregionen som Bergensregionen utgjør, og er en drivkraft for utviklingen av Bergensregionen og Vestlandet. Dette ansvaret forplikter, ved at Bergen kommune må ta et særlig ansvar for å skape de beste forutsetningene for regionen og få gjennomslagskraft i et nasjonalt og internasjonalt perspektiv. Vestlandet står for en betydelig del av landets verdiskapning, hvor kysten og næringene er viktige drivere for både innovasjon, inntekter og sysselsetting. Store forsknings- og utdanningsinstitusjoner i Bergen gjør byen til en kompetanse- og kunnskapsmotor som gir regionen store muligheter. Samspillet mellom Bergen og Bergensregionen beskrives flere steder i kunnskapsgrunnlaget, blant annet i kapittelet om økonomisk bærekraft. Side 7 av 144 Kunnskapsgrunnlag til planstrategi 2023–2027 og kommuneplanens samfunnsdel 3.4 Bergen - nokke for seg sjøl? I kommuneplanens samfunnsdel Bergen 2030 er den siste satsingen viet det bergenske særpreget, og har ordlyden «Bergen skal være nokke for seg sjøl». Der pekes det blant annet på at «Bergen har lange tradisjoner for å være åpen, raus, internasjonal og mangfoldig. Bergenserne er kjent for å være engasjerte, store i kjeften, men med glimt i øyet. (...) Det er noe med Bergen, byen eller kanskje regnet som bidrar til den bergenske sjel. Bergenserne er ikke redde for å skille seg ut og lar seg lett engasjere. De dyrker sin anderledeshet med omhu, og de særegne bergenske tradisjonene tar de godt vare på. Vi må ta vare på mangfoldet, særpreget, engasjementet og kvalitetene som fortsatt gjør det attraktivt å bo i Bergen og bli bergenser av overbevisning.» 1 Bergens særpreg har vært en viktig faktor i en debattserie i Bergensavisen (BA) i 2023 om såkalte «nummer to»-byer. 2 I invitasjonen til å delta i samfunnsdebatten, pekes det på at «me må våga å bry oss mindre om Oslo. Det er på tide å innsjå at Bergen ikkje får ut potensialet sitt. Bergen må samla seg om å verta den beste utgåva av seg sjølv; ein «nummer to»-by som ikkje måler seg mot hovudstaden, men ser ut i Europa». Debattinnlegget spør om hvordan Bergen kan være «nokke for seg sjøl» uten å ha «nok med seg sjøl»? Innleggene, som har fulgt samfunnsdebatten både i BA og Bergens Tidene, har trukket frem særpreg fra begge disse ytterpunktene, inkludert at Bergen så visst ikke er en nummer to-by, men skal jobbe med komparative fortrinn på områder der byen skal være nummer én. Det har også vært poengtert at begrepet «nummer to-by» rent språklig tar utgangspunkt i det engelske «second city», som er ment som «den andre byen». I dette begrepet ligger det at «den andre byen» har andre og komplementære egenskaper til hovedstedene, altså noe annet enn at byen er «på andreplass». Det handler med andre ord både om særpreg, profilering, og den evige kampen om statlige overføringer, som resulterer i kommentarer og debattinnlegg med spissformulerte overskrifter og ingresser i både Bergen og andre deler av landet. 3 4 ESPON er et regionalt forskningsprogram i EU som har laget flere rapporter om nummer to-byer i Europa. «Second tier cities» er et begrep som omfatter de største byene i et land, med unntak av hovedstaden. I europeisk sammenheng pekes det på at disse byenes økonomiske og sosiale bidrag gir utslag på nasjonaløkonomien, selv om de varierer i størrelse, tilgjengelighet og verdiskaping. Det vises til at det er 127 slike byer i Europa, som i 2014 hadde 29 % av Europas befolkning. De varierer i størrelse, tilgjengelighet og økonomiske bidrag til nasjonalproduktet. 5 Det er vanskelig å fastsette eksakt hva som utgjør særpreget for Bergen, men innledningen til debattserien i BA peker på mulige faktorer som kan legges til grunn, når de tar utgangspunkt i europeiske nummer to-byer, og skriver: 1 Bergen kommune (2015): Kommuneplanens samfunnsdel Bergen 2030 2 Kommentar i Bergensavisen – fra debattserien «Nummer to»-by: Me må våga å bry oss mindre om Oslo (2023) 3 Kommentar i Bergens Tidene (2024): Er det rart staten ikkje gidd bruke pengane sine her? Ingress: «Vi marknadsfører oss som ein sovande nummer to-by i dvale som syng på siste verset. Velkomen til Taparbyen Bergen.» 4 Kommentar i Trønderdebatt (2023): Vi må snart forstå at resten av landet driter i om det er Trondheims tur. 5 ESPON Policy Brief: Second Tier Cities Matter (2014). Side 8 av 144 Kunnskapsgrunnlag til planstrategi 2023–2027 og kommuneplanens samfunnsdel Byar som ikkje kan måla seg mot hovudstadane sine når det gjeld statlege institusjonar eller overføringar, samfunnstoppar, palass eller paradegater. Byar som likevel har greidd å setta seg sjølv på kartet med eigenart, stoltheit over historie, identitet og kultur. Byar ein opplever at har ein ekstra energi. Gjerne eit større temperament. Byar som har gitt faen i at dei er nummer to, men heller har prioritert å dyrka seg sjølv.» Det er i dette selskapet Bergen bør plassera seg. Blant byane som får til noko på eiga hand. Blant byane som har litt meir rebelske enn hovudstadane sine. Byane der det er litt billegare å etablera seg. Byane der folk står litt meir samla og samarbeider betre. Dette kunnskapsgrunnlaget kan ikke slå fast at Bergen er Vestlandshovedstaden, nynorskhovedstaden, kunnskapsbyen, havbyen eller kunst- og kulturbyen Bergen. Men særpreget og profileringen for å levendegjøre ambisjonene om de overnevnte begrepene har en vesentlig og viktig identitetskomponent, i tillegg til det reelle innholdet. 3.5 Rammebetingelser for videreutvikling av Bergen Regjeringens mål er at vi skal ha et demokratisk og bærekraftig samfunn med høy verdiskaping, rettferdig fordeling, utbredt tillit i befolkningen og gode offentlige tjenester over hele landet. Samfunnet skal være basert på en trygg sikkerhetspolitikk. Deltakelse i utdanning og arbeid er nøkkelen til en mer rettferdig fordeling, mindre utenforskap, sterkere samfunnsengasjement og personlig frigjøring. Klima og natur skal være en ramme rundt all politikk. 6 De siste årene har den globale økonomien endret seg markant, blant annet har mange råstoffer og energipriser hatt en kraftig vekst. Dette har hatt innvirkning på nasjonale økonomier i hele verden, men også for folks personlige økonomi. I tillegg har den norske kronen vært svak over tid og den norske økonomien trues av inflasjon. Siden høsten 2021 er styringsrenten satt opp i flere omganger fra 0 % til 4,5 % i desember 2023. 7 Vedvarende høy inflasjon er kostbart for samfunnet, blant annet fordi det fører til usikkerhet om pengenes verdi og gjør økonomisk planlegging vanskelig. Summen av økte mat- og råvarekostnader, energipriser og høy rente har ført til at veldig mange i Norge, inkludert kommunene, har fått dårligere råd og den økonomiske ulikheten øker. Stor økonomisk ulikhet i et samfunn er ofte en viktig pekepinn på sosiale helseforskjeller i befolkningen. I samfunn med store materielle forskjeller er forventet levealder lavere og befolkningens helse generelt dårligere, sammenliknet med samfunn med en jevnere fordeling. 8 Organisering av offentlig sektor har en tendens til organisatoriske siloer, noe som kan være et hinder for nødvendig omstilling gjennom sektorovergripende samarbeid. I tillegg er vi avhengige av et godt samarbeid med andre offentlige etater, det private næringsliv, FoU-miljøer, frivillige organisasjoner og innbyggerne. Trangere økonomi og mindre ressurser i offentlig og privat sektor er en utfordring på 6 Meld. St. 5 (2022–2023) 7 https://www.norges-bank.no/tema/pengepolitikk/ 8 Sosiale helseforskjeller - FHI Side 9 av 144 Kunnskapsgrunnlag til planstrategi 2023–2027 og kommuneplanens samfunnsdel mange områder, f.eks. eksempel knyttet til omstillingen til lavutslippssamfunnet og fremtidens behov for helsepersonelltilgang. Tilstandsanalyse av det norske demokratiet (2023) peker på at Norge er et av verdens mest demokratiske land. Likevel viser resultatene en uønsket utvikling med økt grad av trusler og trakassering av politikere. Dette kan ha konsekvenser for politikernes selvsensur innenfor noen tema eller samfunnsområder. Denne utviklingen kan også ha konsekvenser for rekruttering til politikken og en svekkelse av det representative lokaldemokratiet. Bergen og Norge har relativt sett høy samfunnsdeltagelse og tro på institusjoner som stat og kommune. Samtidig var det 35,9 % hjemmesittere ved lokalvalget i Bergen kommune i 2023. Vi ser en økende grad av polarisert debatt med skarpt ordskifte og innslag av desinformasjon og falske nyheter. 9 Selv om Norge for eksempel har forpliktet seg til å nå ambisiøse klima- og miljømål, er det politisk uro og motstand mot å gjennomføre tiltak av det omfanget som Norge har forpliktet seg til. Mangel på felles målbilde kan være et hinder for å skape endring, og ikke-tilstrekkelig forankring hos innbyggerne kan svekke engasjement, tillit til fagkunnskap, og deltakelse. Kriser som omhandler blant annet økonomiske rammebetingelser og klima og miljø utfordrer demokratiet og tilliten til samfunnsinstitusjonene, kommunen og det politiske systemet. Det er stor omstillingsrisiko og fare for mistilpasning der vi låser oss til systemer og løsninger som ikke nødvendigvis er hensiktsmessige eller vil fungere i fremtiden. Dette omtales ofte som sti-avhengighet. Problemstilling med sti-avhengighet og løsninger som binder opp for fremtidig handlingsrom, er aktuelt innenfor flere sektorer og tjenesteområder, både i offentlig og privat sektor. 3.6 Stort omstillingsbehov Samfunnet er i stadig endring, enten som følge av endringer i rammebetingelsene, eller gjennom utviklingsarbeid. Dette foregår som regel i form av gradvis endring, men noen ganger oppstår det brå omveltninger som følge av f.eks. nyskapende teknologi. To historiske eksempler er internett og mobiltelefon, som først var noe radikalt nytt, men som nå har blitt selvfølgelige innslag i samfunnet. Et tidsaktuelt eksempel er hvordan kunstig intelligens, med store språkmodeller som bl.a. ChatGPT, preger samfunnsdebatten, og der vi ikke kjenner omfanget eller konsekvensene. Bruk og håndtering av kunstig intelligens er et svært aktuelt spørsmål for offentlig sektor, men slike brå omstillinger er ikke bare teknologiske. Samfunnsomveltninger kan også være politiske, handle om arbeidsmåter, hvordan vi organiserer oss, forsker og innoverer eller finansierer utvikling. 9 https://www.regjeringen.no/no/dokumenter/nou-2022-9/id2924020/?ch=10 Side 10 av 144 Kunnskapsgrunnlag til planstrategi 2023–2027 og kommuneplanens samfunnsdel Figur 3.1: Drivkrefter som påvirker offentlig sektor mot 2030. Kilde: Digdir (2021). Med utgangspunkt i de store utfordringene som treffer offentlig sektor knyttet til blant annet demografiske endringer og helsepersonellsituasjonen, er det behov for å se på hvordan fremtidens brå samfunnsomveltninger kan bidra til at kommuner og andre offentlige myndigheter skal bli mer effektive, relevante og respekterte samfunnsaktører. Som eksempel byr kunstig intelligens på store muligheter, men det forutsetter at vi klarer å ta det i bruk på en god og sikker måte. Det er tvilsomt at det er tilstrekkelig å gjennomføre moderate forbedringsprosesser i kommunen. Prognoser for grunnleggende rammebetingelser knyttet til økonomi og kapasitet/kompetanse tilsier at vi må være forberedt på behovet for å gjennomføre en mer radikal og omfattende omstilling i fremtiden. Rapporten Public Sector Readiness in the Age of Disruption 10 peker på noen faktorer som offentlig sektor må være bevisst på, for å være rustet for fremtidens samfunnsomveltninger: 10 PwC (2019): Public Sector Readiness in the Age of Disruption Side 11 av 144 Kunnskapsgrunnlag til planstrategi 2023–2027 og kommuneplanens samfunnsdel Figur 3.2: Sentrale nøkkelfaktorer for å håndtere framtidens samfunnsomveltninger. Kilde: PwC (2019): Public Sector Readiness in the Age of Disruption. Den samme rapporten bruker følgende modell for kjennetegn på offentlig sektor i fortiden og fremtiden: Figur 3.3: Kjennetegn på offentlig sektor i fortiden og fremtiden. Kilde: PwC (2019): Public Sector Readiness in the Age of Disruption. Omstillingsbehovet er også omtalt i sentrale regionale rapporter. Vestlandsmeldinga fra Agenda Vestlandet omtaler behovet for «dyp omstilling», og Vestlandsoffensiven, som har «heilt konkrete forslag til korleis vi skal jobbe saman for å realisere det unike potensialet for grøn verdiskaping». 11 Vestland fylkeskommune har i arbeidet med utviklingsplanen for denne valgperioden utarbeidet Scenario Vestland 2040, som presenterer mulige fremtidsbilder for Vestland, og viser spennvidden i noe av det som faktisk kan skje. 12 Dette kunnskapsgrunnlaget tar ikke stilling til hvilke løsninger Bergen kommune skal eller bør gjennomføre. Formålet med kunnskapsgrunnlaget er å bidra til å synliggjøre spenninger mellom ulike samfunnsutfordringer som grunnlag for politiske prioriteringer. Men dette forutsetter samtidig at kommunen er organisert på en robust nok måte til å kunne håndtere fremtidens samfunnsutfordringer, uavhengig av om de er kjente eller ukjente, og om de er et resultat av gradvis utvikling eller plutselige omveltninger. 3.7 Bærekraftig samfunnsutvikling 11 Agenda Vestlandet (2020): Vestlandsmeldinga 12 Vestland fylkeskommune (2023): Scenario Vestland 2040 Side 12 av 144 Kunnskapsgrunnlag til planstrategi 2023–2027 og kommuneplanens samfunnsdel Figur 3.4: FNs bærekraftsmål sett i sammenheng med økonomisk, sosial og miljømessig bærekraft. Nasjonale forventninger til regional og kommunal planlegging 13 slår fast at kommunenes samfunns- og arealplanlegging skal fremme FNs bærekraftsmål. Hele to tredjedeler av de 169 delmålene må løses på lokalt og regionalt nivå. I stortingsmeldingen Mål med mening – Norges handlingsplan for å nå bærekraftsmålene innen 2030 14 presenterer regjeringen nasjonale målepunkter for bærekraftsmålene. Disse skal videreutvikles til bruk i offentlig, privat og frivillig sektor. Bærekraftig utvikling oppnås i balanse mellom klima- og miljømessige, sosiale og økonomiske forhold. FNs 2030-agenda legger vekt på at de enkelte bærekraftsmålene er gjensidig avhengige av hverandre. De henger tett sammen, og oppfyllelsen av målene på ett område er avhengig av oppfylling av målene på andre områder. Det betyr at målene må bli løst parallelt gjennom helhetlig arbeid. Det er også slik at det kan være (mål)konflikter som må bli løst når man arbeider for å nå de ulike målene, for eksempel mellom økonomisk vekst og klimamål, eller mellom økonomisk vekst og sosial rettferdighet. 3.8 Samarbeid om å nå målene 3.8.1 Komplekse samfunnsutfordringer 13 Kommunal- og distriktsdepartementet (2023): Nasjonale forventninger til regional og kommunal planlegging 2023–2027 14 Kommunal- og distriktsdepartementet (2021): Meld. St. 40 (2020–2021) Mål med mening — Norges handlingsplan for å nå bærekraftsmålene innen 2030 Side 13 av 144 Kunnskapsgrunnlag til planstrategi 2023–2027 og kommuneplanens samfunnsdel Samfunnsutfordringer som ingen enkeltaktører eier alene og som vi ikke kan løse med dagens metoder og verktøy, kalles ofte på engelsk for «wicked problems». I denne konteksten tilsvarer dette «komplekse samfunnsutfordringer» eller «samfunnsfloker». Artikkelen «Små endringer løser ikke store problemer» 15 fra Innovasjon Norge peker på at Norge har gode forutsetninger for å lykkes med nødvendig systeminnovasjon, blant annet fordi vi har korte avstander mellom offentlige aktører, kunnskapsmiljøer og bedrifter som gjør det lettere å arbeide på tvers. I tillegg har vi et samfunn og et næringsliv med høy grad av tillit og åpenhet. Det kan gjøre det lettere for oss å teste nye former for samarbeid. For å løse målkonflikter i dagens og fremtidens komplekse samfunnsutfordringer, er det en forutsetning å samarbeide for å nå målene. For Bergen kommune bør dette skje med gjennomgående tverrfaglig og flerfaglig arbeid, god samordning internt og utstrakt samarbeid med eksterne aktører. 3.8.2 Intern samordning Intern samordning skal sikre at ulike mål, verdier, aktiviteter og/eller ressurser blir sett i sammenheng, prioritert, avveid og/eller tilpasset hverandre. Målet kan være alt fra å skape en omforent politikk/strategi til å iverksette mer helhetlig tjenestetilbud overfor bestemte brukergrupper. 16 Samordning er nødvendig for å håndtere samfunnsproblemer som ikke følger administrative og organisatoriske grenser. 17 Byrådsavdelingene i Bergen kommune har en sektorinndelt forvaltning som tydeliggjør ansvar og som i hovedsak er funksjonell og effektiv, men det gjør oppgaveløsning på tvers mer utfordrende enn om de relevante aktørene var organisert i samme avdeling. Selv om omorganisering kan bidra til å løse noen samordningsutfordringer, vil samtidig nye samordningsbehov oppstå. 15 Nyhetsartikkel fra Innovasjon Norge: https://www.innovasjonnorge.no/nyhetsartikkel/sma-endringer-loser-ikke-store-problemer 16 Difi-rapport 2016:8 Ikke bare pådriver ... Om utøvelsen av KMDs samordningsroller 17 Program for bedre styring og ledelse i staten Side 14 av 144 Kunnskapsgrunnlag til planstrategi 2023–2027 og kommuneplanens samfunnsdel Figur 3.5: Samordningsstigen. Kilde: Vestland fylkeskommune (2023). Utfordringsrapport for utviklingsplan for Vestland 2024-2028. Samordningsutfordringer er ikke begrenset til kommunalt nivå. På nasjonalt nivå har departementene utarbeidet en samordningsstrategi for departementsfellesskapet som har tittelen Gode hver for oss. Best sammen. Strategien er relevant lesning, også for kommunene. Den har som overordnet mål å legge til rette for at prioriterte samfunnsutfordringer kan løses, gjennom følgende strategier: • Flerfaglighet: Vi samarbeider på tvers for å utvikle det faglige grunnlaget for politiske beslutninger og i oppfølgingen av vedtatt politikk. • Samordning: Vi følger felles mål og utnytter de samlede ressursene bedre. • Attraktivitet: Vi tiltrekker oss, utvikler og beholder den beste fagkompetansen. 18 3.8.3 Samarbeid med eksterne aktører Kommunen er helt avhengig av kunnskap, dialog og samarbeid med aktører utenfor kommuneorganisasjonen for å kunne utføre samfunnsoppdraget. En kartlegging av prioriterte politikkområder i et utvalg kommuner og fylkeskommuner 19 viser til at et fremtredende funn i kartleggingen er at mange av kommunene beskriver en kommunesektor i endring. Samfunnet oppleves som mer komplekst enn før. Det er utfordringer knyttet til klima, demografi og økte forskjeller i levekår. Kommunene opplever at forventningene til dem som tjenesteyter øker, samtidig som de økonomiske rammene blir strammere. Behovet for å ta i bruk ny teknologi og digitalisering blir sett på som viktig i denne sammenheng, men enda tydeligere er behovet for å møte innbyggerne på en annen måte. 20 Ulike begrep som kommune 3.0, smartkommune og samskapingskommunen brukes for å 18 Departementene (2021): Gode hver for oss. Best sammen. Overordnet strategi for departementsfellesskapet 2021–2025. 19 Prioriterte mål i kommunalt og fylkeskommunalt planarbeid, KS- FoU- Prosjekt 1840111 20 Regjeringen.no: Digitalisering i offentlig sektor Side 15 av 144 Kunnskapsgrunnlag til planstrategi 2023–2027 og kommuneplanens samfunnsdel beskrive «den nye kommunen». Dette defineres som metoder hvor ansatte, politikere, innbyggere og næringsliv sammen finner ut hvordan et behov eller en utfordring skal løses. 4 Befolkningsutvikling og prognoser 4.1 Hovedpunkter i kapittelet 1. Befolkningsvekst i 40 år Befolkningen i Bergen har økt hvert eneste år siden 1983. 1. januar 2024 var 291 940 personer folkeregistrert bosatt i Bergen kommune, men det faktiske folketallet i kommunen, inkludert studenter, passerte høyst sannsynlig 300 000 innbyggere i 2023. De siste ti årene har fødselsoverskuddet stått for 60 % av veksten, mens innvandring fra utlandet har stått for resten. Fødselsoverskuddet ville likevel vært enda større, om det ikke var for at fruktbarheten jevnt over har vært fallende. 2. Fallende fruktbarhet reduserer fødselsoverskuddet og bidrar til aldersforskyvninger i samfunnet Fruktbarheten er synkende både i Norge og i Bergen. I Bergen har antall fødte vært forholdsvis stabilt siden midten av 1980-tallet til tross for at det har vært en vekst i antall kvinner i alderen 20–44 år på nær 40 %. I 1986 var det 5,7 barn i alderen 0-15 år pr. person som var 80 år eller eldre i Bergen. Pr. 2023 har dette forholdstallet sunket til 3,9 barn, og lokale framskrivinger anslår at forholdstallet vil synke videre til 2,1 på begynnelsen av 2040-tallet. 3. Innvandring veier opp for innenlandsk flyttetap Flere flytter fra utlandet til Bergen enn fra Bergen til utlandet, men samtidig flytter flere fra Bergen til andre kommuner i Norge enn fra andre kommuner til Bergen. 4. Vi blir fortsatt flere de kommende tiår Befolkningsframskrivingene for Bergen anslår en vekst i folketallet på drøyt 9 % fram mot 2042. Dette er en høy vekst i regional målestokk. Framskrivingene anslår at det vil være litt færre personer i alderen 6–24 år i 2042 enn i dag, og klart flere eldre personer (særlig 80+ år). 4.2 Sammenhengende befolkningsvekst i 40 år 1. januar 2024 var 291 940 personer registrert bosatt i Bergen kommune. 21Etter en periode med befolkningsnedgang på slutten av 70-tallet, har folketallet i Bergen økt hvert eneste år siden 1983. Befolkningen i Bergen kommune utgjør i dag drøyt 5 % av befolkningen i Norge og om lag 45 % av befolkningen i Vestland fylke. På 2000-tallet har befolkningsveksten i Bergen målt i prosent vært nest størst av distriktene i Vestland fylke, bare slått av Midhordland. 22Målt i antall innbyggere har veksten i Bergen vært klart størst, med om lag 60 000 i Bergen mot om lag 32 000 i Midhordland. 21 Befolkningsstatistikken for øvrig i kapittelet tar utgangspunkt i status pr. 1. januar 2023. Statistikken baseres videre på den registerbaserte statistikken til SSB dersom ikke annet er angitt. Det vil si at det tas utgangspunkt i hvor personene er registrert bosatt i folkeregisteret. I SSBs husholdningsstatistikk er studenter plassert i den kommunen de oppholder seg deg meste av året, uavhengig av hvor de er folkeregistrert. Tall fra microdata.no viser at det pr. 1. januar de siste årene reelt sett har bodd mellom ni og ti tusen flere personer i Bergen enn hva de ‘offisielle’ befolkningstallene viser. Det faktiske folketallet i Bergen passerte derfor høyst sannsynlig 300 000 innbyggere i løpet av 2023. 22 Midhordland omfatter i denne demografiske gjennomgangen kommunene Askøy, Austevoll, Bjørnafjorden, Samnanger og Øygarden. Side 16 av 144 Kunnskapsgrunnlag til planstrategi 2023–2027 og kommuneplanens samfunnsdel Figur 4.1: Befolkningsutvikling i Bergen kommune siden 1951. Kilde: SSB. Beregninger: Bergen kommune. Figur 4.1 viser befolkningsutviklingen i Bergen kommune siden 1951. 23 De siste ti årene har veksten i folketallet vært på drøyt 2100 personer i gjennomsnitt hvert år. Fødselsoverskuddet står for om lag 60 % av denne veksten, mens de resterende 40 % skyldes netto innvandring fra utlandet. 4.3 Innvandring veier opp for innenlandsk flyttetap Ser vi på flytting mellom kommunene i Norge er det gjennomgående flere som flytter fra Bergen enn til Bergen i de fleste aldersgrupper – med et viktig unntak for personer i studiealder, jf. figur 4.2. 23 Statistikken omfatter tall for Bergen kommune gitt dagens geografiske inndeling. Dvs. at tallene før 1972 her også omfatter daværende Arna, Fana, Laksevåg og Åsane kommuner. Merk likevel at perioden 1951–1963 også omfatter den delen av daværende Haus kommune som befant seg på Osterøy. Ved opprettelsen av Arna kommune i 1964 ble denne delen utskilt og lagt til nye Osterøy kommune. Denne ‘øydelen’ av Haus kommune hadde i 1964 ca. 2 000 innbyggere som det her ikke har vært mulig å skille ut av statistikken. Side 17 av 144 Kunnskapsgrunnlag til planstrategi 2023–2027 og kommuneplanens samfunnsdel Figur 4.2: Gjennomsnittlig innenlandsk flytting for Bergen kommune siste fem år (2018-2022) pr. ettårig alder i promille av middelfolkemengden. Kilde: SSB. Beregninger: Bergen kommune. Det klart største netto flyttetapet går til Oslo og Bergens nabokommuner, særlig Askøy, Bjørnafjorden og Øygarden, jf. tabell 4.1. Side 18 av 144 Kunnskapsgrunnlag til planstrategi 2023–2027 og kommuneplanens samfunnsdel Tabell 4.1: Samlet netto flytting mellom Bergen kommune og utvalgte områder i perioden 2003-2022. Kilde: SSB. Beregninger: Bergen kommune. Snitt 2003- 2008- 2013- 2018- hvert år 2007 2012 2017 2022 2003- 2022 Midhordland -3073 -2975 -3727 -1845 -581 Oslo -1348 -1483 -2502 -3411 -437 Nordhordland -357 -513 -522 -237 -81 Stavanger -179 102 192 162 14 Trondheim 12 124 35 131 15 Voss 224 206 130 -87 24 Hardanger 314 263 280 72 46 Sunnfjord 298 405 197 283 59 Sogn 412 467 434 221 77 Sunnhordland 604 479 445 406 97 Nordfjord 633 693 458 412 110 Selv om trenden er at det innenlands flytter flere fra Bergen enn til Bergen, er det viktig å bemerke at Bergen like fullt har stor innflytting. De siste fem årene har det i snitt flyttet over 10 000 personer hvert år til Bergen fra andre kommuner i Norge. Figur 4.3 visualiserer de største flyttestrømmene til og fra Bergen. Side 19 av 144 Kunnskapsgrunnlag til planstrategi 2023–2027 og kommuneplanens samfunnsdel Figur 4.3: Flyttestrømmer i Bergensregionen. Gjennomsnitt pr. år i perioden 2018-2022. Kilde: SSB. Kart og beregninger: Bergen kommune. Mangfoldig befolkning Befolkningen i Bergen har blitt stadig mer mangfoldig de siste tiårene. I 1970 utgjorde innvandrere og norskfødte med innvandrerforeldre bare om lag 1,4 % av befolkningen i Bergen. I år 2000 hadde andelen Side 20 av 144 Kunnskapsgrunnlag til planstrategi 2023–2027 og kommuneplanens samfunnsdel økt til 6,1 %, mens andelen pr. 1. januar 2023 var 19,3 %, noe som utgjør om lag 56 000 personer. 24I Vestland fylke er det bare Stryn som har en større innvandrerandel av befolkningen, men i resten av Norge er det ytterligere 51 kommuner med større innvandrerandel. I dag er det bosatt personer i Bergen med bakgrunn fra ca. 160 av verdens land. Den klart største gruppen har bakgrunn i Polen, fulgt av henholdsvis Litauen, Somalia, Syria og Irak. Størst er økningen av personer fra Ukraina som følge av krigen mot Russland. Før krigen var det bosatt i underkant av 400 personer med bakgrunn i Ukraina i Bergen. I løpet av 2022 ble det bosatt over 1100 flyktninger, mens Bergen kommune vedtok å bosette 1200 flyktninger i 2023. Figur 4.4: Innenlands flytting og innvandring i Bergen kommune på 2000-tallet. Kilde: SSB. Beregninger: Bergen kommune. 4.4 Fruktbarheten er synkende The Economist meldte i juni 2023 at den globale fertiliteten har kollapset og at verden for første gang siden svartedauden kan oppleve samlet befolkningsnedgang mot slutten av dette århundret. 25Nedadgående fruktbarhet har i det store og hele vært trenden også i Norge i over hundre år, og 1974 er forrige gang man på nasjonalt nivå hadde et samlet fruktbarhetstall over 2,1, som er raten som anses nødvendig for å reprodusere befolkningen. Norge skiller seg ikke spesielt ut verken i Norden eller mot andre land vi ofte sammenlikner oss med, og SSB publiserte i vår tall som viste at den målte fruktbarheten i Norge for 2022 (1,41) var den laveste som noensinne er registrert. Regionalt har Vestlandet jevnt over vært den landsdelen i Norge hvor fruktbarheten har vært høyest de siste tiårene, selv om gamle Hordaland fylke stort sett har hatt lavest rater internt på Vestlandet. Estimat av fruktbarheten lokalt i Bergen viser at vi finner samme trender her, selv om vi også ser en del variasjon, jf. tabell 4.2. 24 Hvorav om lag 45 900 personer er innvandrere, mens om lag 10 100 personer er barn født i Norge av innvandrerforeldre. 25 The Economist, 1.6.2023. Side 21 av 144 Kunnskapsgrunnlag til planstrategi 2023–2027 og kommuneplanens samfunnsdel Tabell 4.2: Samlet fruktbarhetstall (SFT) i utvalgte områder og år. Kilde: SSB og microdata.no. Beregninger: Bergen kommune. SFT SFT SFT SFT 1991 2001 2011 2021 Arna 1,96 1,98 2,17 1,93 Bergenhus 1,88 1,51 1,29 0,99 Fana 2,14 2,10 2,13 1,82 Fyllingsdalen 2,16 1,77 1,97 1,95 Laksevåg 1,86 1,77 1,85 1,34 Ytrebygda 2,36 2,03 2,42 1,67 Årstad 2,10 1,58 1,74 1,30 Åsane 1,98 1,99 1,91 1,74 Bergen 2,02 1,72 1,79 1,44 totalt Hordaland 2,09 1,91 1,92 Sogn og 2,16 1,99 2,09 1,60 Fjordane Oslo 1,72 1,64 1,78 1,42 Norge 1,92 1,78 1,88 1,55 Som vi ser av figur 4.1 innledningsvis i kapittelet, har fødselsoverskuddet i Bergen vært forholdsvis stabilt siden midten av 1980-tallet. I snitt er det født drøyt 3300 barn årlig i Bergen i perioden 1986-2022 og både i 1986 og 2022 var antallet rundt 2970. 26Men når det i samme periode har vært en vekst i antall kvinner i Bergen i alderen 20-44 år på nær 40 %, så blir det åpenbart hvordan den fallende fruktbarheten har betydning for det samlede fødselsoverskuddet. Fallende fruktbarhet vil derfor over tid påvirke alderssammensetningen i samfunnet – som igjen har stor betydning for økonomisk vekst, deltakelsen i arbeidsmarkedet, utdanningssystemet, helsevesenet med mer. Det er et fellestrekk for svært mange vestlige land at befolkningen gradvis har gjennomgått en aldersforskyvning de siste hundre årene. For eksempel var bare snaut 5 % av befolkningen i Japan over 65 år i 1950. I dag er andelen rundt 30 %. I Nigeria, som har en befolkning på godt over 200 millioner innbyggere, er bare om lag 3 % over 65 år. Aldersforskyvningen er godt i gang også i Norge, men i nordisk målestokk er det bare Island som per 2020 både har en høyere andel barn og en lavere andel eldre enn Norge. Ser vi på Bergen kommune i en regional kontekst, så er befolkningen relativt sett forholdsvis ung. Andelen av befolkningen som er 67 år eller eldre er lavest i Bergen av områdene i Vestland fylke, men samtidig er andelen barn og unge også blant de lavere i fylket. Alt i alt er det likevel bare Midhordland som har en lavere gjennomsnittsalder enn Bergen i Vestland. Både Oslo, Stavanger og Trondheim har en noe yngre befolkning enn Bergen. Oslo skiller seg videre ut ved å ha en lavere gjennomsnittsalder i 2023 enn i 2000, jf. tabell 4.3. 26 I samme periode har det i snitt dødd drøyt 2000 personlig årlig i kommunen. Jf. tabeller i SSBs statistikkbank: 07459 (befolkning), 04231 (fødte) og 08425 (døde). Side 22 av 144 Kunnskapsgrunnlag til planstrategi 2023–2027 og kommuneplanens samfunnsdel Tabell 4.3: Andeler av befolkningen 0-19 år og 67 år eller eldre per 1.1.2023, samlet forsørgerbyrde og gjennomsnittsalder i Bergen kommune og andre utvalgte områder. Samlet forsørgerbyrde vil her si antall personer 0-19 år pluss antall personer 67 år eller eldre pr. person 20-66 år. Kilde: SSB. Beregninger: Bergen kommune. Andel Andel Samlet Gjennomsnittlig 0-19 67+ forsørgerbyrde alder i år år befolkningen Bergen 21,4 14,4 0,56 39,9 % % Hardanger 22,2 21,5 0,78 44,3 % % Midhordland 26,5 14,9 0,71 39,5 % % Nordfjord 23,8 19,2 0,75 42,6 % % Nordhordland 24,6 18,3 0,75 41,6 % % Sogn 21,8 20,3 0,73 43,4 % % Sunnfjord 25,5 17,2 0,75 40,9 % % Sunnhordland 24,8 18,3 0,76 41,6 % % Voss 23,4 19,9 0,76 42,7 % % Vestland fylke 23,2 16,3 0,65 40,8 % % Oslo 20,6 11,4 0,47 38,3 % % Stavanger 23,8 13,6 0,60 39,5 % % Trondheim 21,3 13,4 0,53 39,0 % % Norge 22,6 16,2 0,64 41,1 % % Det gullfargelagte arealet i figur 4.5 og figur 4.6 viser de enkelte alderskohortenes andel av befolkningen i Bergen, mens linjene viser tilsvarende i andre utvalgte områder. Her ser vi tydelig at Bergen har relativt færre barn enn Midhordland og Vestland for øvrig, men klart større andel personer i alderen 20-40 år og færre i de eldste kohortene. Strukturen storbyene imellom er likere, men Trondheim og særlig Oslo har likevel en enda tydeligere overvekt av personer i alderen 20-40 år enn Bergen. Stavanger har relativt sett en noe større andel barn, men også en lavere andel unge voksne enn de øvrige storbyene. Side 23 av 144 Kunnskapsgrunnlag til planstrategi 2023–2027 og kommuneplanens samfunnsdel Figur 4.5: Alderssammensetning i Bergen kommune, Midhordland og Vestland fylke for øvrig. Andeler av befolkningen i ulike alderskohorter. Kilde: SSB. Beregninger: Bergen kommune. Y-aksen angir andeler av befolkningen, mens X-aksen angir befolkningens alder. Figur 4.6: Alderssammensetning i de fire største kommunene. Andeler av befolkningen i ulike alderskohorter. Kilde: SSB. Beregninger: Bergen kommune. Y-aksen angir andeler av befolkningen, mens X-aksen angir befolkningens alder. Side 24 av 144 Kunnskapsgrunnlag til planstrategi 2023–2027 og kommuneplanens samfunnsdel 4.5 Befolkningsframskrivinger 4.5.1 Nasjonale og regionale framskrivinger Selv om globale utviklingstrekk kan peke i retning av befolkningsnedgang på lang sikt, gjelder ikke dette bergensområdet på kortere sikt. Regionale og lokale framskrivninger av befolkningen viser at Vestland fylke i grove trekk fortsatt er delt i to etter de gamle fylkesgrensene med hensyn til folketallsutvikling de neste tiårene. Framskrivingene viser forholdsvis høy vekst i Bergen og omkringliggende områder, og lavere vekst eller nedgang i øvrige områder, jf. figur 4.7. Figur 4.7: Framskrevet befolkningsvekst i prosent i utvalgte områder fram mot 2042. 2023 = 0. Kilde: SSB (mellomalternativet, MMMM) og lokale framskrivninger / KOMPAS. Beregninger: Bergen kommune. Figur 4.8 illustrerer forventet utvikling for barn og unge samt den aller eldste delen av befolkningen i kommunene i Vestland fylke fram mot 2042. Vi ser at deler av fylket kan forvente både kraftig nedgang i antall barn og unge og kraftig vekst i andelen eldre. Bergen befinner seg i denne sammenlikningen i mellomgruppen med stor vekst i antall eldre 80+ (87 %) og svak nedgang i antall barn og unge (2 %). Side 25 av 144 Kunnskapsgrunnlag til planstrategi 2023–2027 og kommuneplanens samfunnsdel Figur 4.8: Framskrevet prosentvis vekst i befolkningen 0-15 år (kart til venstre) og 80 år og eldre (kart til høyre) fra 2023 til 2042. Kilde: SSB (mellomalternativet, MMMM) og lokale framskrivninger / KOMPAS. Kart og beregninger: Bergen kommune. 4.5.2 Lokale framskrivinger Bergen kommune har høsten 2023 utarbeidet befolkningsframskrivinger fram mot 2042. 27Framskrivinger av folketallet innebærer å forsøke å forutsi utviklingen framover, gitt ulike forutsetninger om fruktbarhet, dødelighet, flytting, innvandring og utvandring. Figur 4.9 illustrerer spennet mellom et lavalternativ og et høyalternativ gitt alternativ utvikling for disse forutsetningene. Kommunen legger til grunn mellomalternativet Bergen 2023 M som det mest sannsynlige av alternativene. 28Dette innebærer at befolkningen gradvis vil øke og formelt passere 300 000 innbyggere i løpet av 2029. 27 Befolkingsframskrivingene til kommunen vil framover i utgangspunktet revideres årlig. 28 Mellomalternativet Bergen 2023 M benyttes i øvrige figurer under. Side 26 av 144 Kunnskapsgrunnlag til planstrategi 2023–2027 og kommuneplanens samfunnsdel Figur 4.9: Folkemengden i Bergen kommune, statistikk 2013-2023, framskrevet 2024-2042 (per 1.1) i ulike alternativer. Kilde: Lokale framskrivninger / KOMPAS. Beregninger: Bergen kommune. Det er viktig å ta forbehold om usikkerhet i befolkningsframskrivinger. Framtidig befolkningsutvikling tar utgangspunkt i en rekke faktorer, og enkelte rammebetingelser påvirkes i betydelig grad av ytre forhold. F.eks. påvirkes framtidige internasjonale migrasjonsstrømmer av blant annet konjunkturer, arbeidsmarkedssituasjonen, sikkerhetsforhold knyttet til krig og uro mv. Historisk er det mange eksempler på at befolkningsutviklingen ikke ble som antatt. 29 29 1. januar 1999 hadde Bergen kommune 227 276 innbyggere. Høsten 1999 publiserte SSB framskrivinger der hovedalternativet anslo at man i Bergen i 2009 og 2019 ville ha hhv. 232 198 og 236 140 innbyggere. Fasiten skulle vise seg å bli at Bergen passerte 236 140 innbyggere allerede i løpet av 2003. I 2014-framskrivingene til SSB anslo de at Bergen ville passere 300 000 innbyggere i løpet av 2024. I senere framskrivinger er dette gradvis forskjøvet. Side 27 av 144 Kunnskapsgrunnlag til planstrategi 2023–2027 og kommuneplanens samfunnsdel Figur 4.10: Folketilvekst i Bergen, statistikk 2012-2022 og framskrevet 2023-2042 (per 31.12). Kilde: Lokale framskrivninger (mellomalternativet) / KOMPAS. Beregninger: Bergen kommune. Figur 4.10 illustrerer utviklingen i fødselsoverskudd og nettoflytting som ligger til grunn i mellomalternativet. Folketilveksten i Bergen kommune har variert mye i statistikkperioden fra 2012-2022. Samlet sett i perioden er folketilveksten nedadgående, men da må vi også ta i betraktning at vi sammenlikner med en periode med historisk høy vekst i Bergen. 30 I framskrivingsperioden ser det ut til at folketilveksten går litt ned i 2023, for så å holde seg stabil fra 2024-2035. Deretter synker veksten fram mot 2042. Figuren illustrerer at vi forventer gradvis mindre nettoflytting til Bergen. Rent praktisk betyr dette at det forventes at innvandringen over tid i mindre grad vil veie opp for innenlandsk flyttetap. Figur 4.11 og figur 4.12 (under) viser utviklingen for henholdsvis barn og unge og de eldre med utgangspunkt i status pr. 2023. De lokale prognosene tilsier at det blir gradvis færre av de yngste barna i årene framover, samtidig som utviklingen deretter gradvis går tilbake mot 2023-nivå. Når det gjelder eldrebefolkningen, så er utviklingen mer ensidig. Andelen eldre blir gradvis større i hele prognoseperioden. Fram mot 2035 vil veksten være størst blant 80-åringene, mens 90 år og eldre overtar etter hvert som 80-åringene eldes. 30 Ni av de ti årene siden 1951 med størst vekst i folketallet i Bergen er i tiårsperioden 2005-2014. Side 28 av 144 Kunnskapsgrunnlag til planstrategi 2023–2027 og kommuneplanens samfunnsdel Figur 4.11: Befolkningsutvikling barn og unge i prosent i forhold til 2023, statistikk 2013-2023, framskrevet 2024-2042 (per 01.01). Kilde: Lokale framskrivninger (mellomalternativet) / KOMPAS. Beregninger: Bergen kommune Figur 4.12: Befolkningsutvikling eldre i prosent i forhold til 2023, statistikk 2013-2023, framskrevet 2024-2042 (per 01.01). Kilde: Lokale framskrivninger (mellomalternativet) / KOMPAS. Beregninger: Bergen kommune Tabell 4.4 oppsummerer tallene som ligger til grunn i figur 4.11 og figur 4.12, men viser også framskrivninger for flere aldersgrupper. Tabellen viser blant annet at aldersgruppen 25-66 år vil øke med 5 % i forhold til 2023 nivå i 2042. Samtidig ser vi at veksten i de eldre aldersgruppene er betydelig høyere, f.eks. vil aldersgruppen 80-89 bli 82 % flere i 2042. Tabell 4.4: Folkemengde framskrevet i prosent i forhold til statistikk 2023 for utvalgte aldersgrupper i Bergen. Kilde: Lokale framskrivninger (mellomalternativet) / KOMPAS. Beregninger: Bergen kommune. 2023 2024 2027 2030 2035 2042 2042 0 år 2 98 % 100 105 113 115 3 930 % % % % 377 1-5 år 15 99 % 94 % 94 % 100 107 16 010 % % 005 6-15 31 99 % 96 % 93 % 89 % 93 % 29 år 369 037 16-24 35 101 103 104 103 97 % 34 år 165 % % % % 197 Side 29 av 144 Kunnskapsgrunnlag til planstrategi 2023–2027 og kommuneplanens samfunnsdel 25-66 163 101 102 103 105 105 172 år 210 % % % % % 061 67-79 29 102 106 111 121 132 38 år 073 % % % % % 291 80-89 9 104 123 139 158 182 18 år 972 % % % % % 140 90+ 2 100 103 114 143 207 5 601 % % % % % 384 Totalt 289 101 102 104 106 109 316 330 % % % % % 493 Figur 4.13 sammenlikner detaljert befolkningssammensetning i Bergen pr. 1 januar 2023 (gullfargelagt areal) med tilsvarende fordeling for ti år siden (blå linje), og framskrevet fordeling for 2042 (stiplet grønn linje). Vi kan blant annet merke oss at det for den eldste delen av befolkningen (80+ år) har vært minimale endringer siden 2013, noe som vil endre seg betydelig de neste tjue årene. Figur 4.13: Befolkningen i Bergen etter ettårig alder pr. 1. januar 2013, 2023 og 2042 (framskrevet). Kilde: SSB og lokale framskrivninger (mellomalternativet) / KOMPAS. Beregninger: Bergen kommune. Figur 4.14 illustrerer prognosene for utviklingen i bydelene fram mot 2042. På 2000-tallet og fram til i dag har Ytrebygda vært den bydelen som har hatt størst prosentvis vekst, mens Fyllingsdalen har hatt lavest. Framover mot 2042 forventes det størst prosentvis vekst i Åsane, minst i Arna. Åsane vil dermed kunne gjenerobre posisjonen som mest folkerike bydel, en posisjon Fana har hatt siden 2013. Side 30 av 144 Kunnskapsgrunnlag til planstrategi 2023–2027 og kommuneplanens samfunnsdel Figur 4.14: Framskrevet folketall i bydelene per 1.1.2042. Kilde: SSB og lokale framskrivninger (mellomalternativet) / KOMPAS. Beregninger: Bergen kommune. 4.5.3 Om de lokale framskrivningene Programvaren KOMPAS (KOMmunenes Plan- og AnalyseSystem) er benyttet til å utarbeide de lokale framskrivingene. Framskrivingene bygger på SSBs overordnede befolkingsframskrivninger for kommunene som ble publisert i 2022. 31Bergen kommunes egne framskrivinger og framskrivingene fra SSB har ulike formål, og SSBs regionale framskrivinger har kommunen som laveste geografiske nivå. Modellene i KOMPAS tar hensyn til lokale forhold, lokale planer og lokale forutsetninger. Ikke minst gir framskrivningene resultater for mindre geografiske områder internt i Bergen. Framskrivningene utarbeidet av Bergen kommune baserer seg på modellvarianten ‘tilbudsstyrt boligmarked’ der det er laget boligbyggeprognoser som er justert mot SSBs hovedalternativ, samt alternativene for høy og lav nasjonal vekst. SSBs alternativer for framskrevet samlet fruktbarhetstall for Bergen kommune er også brukt, med henholdsvis tallene for middels (nedjustert), høy og lav fruktbarhet. I befolkingsframskrivningen Bergen 2023 M er boligbyggeprognosen tilpasset SSBs hovedalternativ. Boligbyggeprognosen er ytterligere justert i forhold til folkemengden ved årsskiftet 2022/2023 og ved en matrikkeltelling utført i september 2023. Matrikkeltellinger av antall 0-åringer i løpet av 2023 viser at SSBs framskriving hittil har overestimert antall fødsler noe. Fruktbarhetstallene som er brukt i Bergen 2023 M er derfor justert ned med om lag 10 prosent sammenliknet med SSBs anslag for middels 31 Jf. Befolkningsframskrivinger for kommunene 2022 (SSB 2023). De lokale framskrivingene bygger derfor på SSBs antakelser om utviklingen av fruktbarhet, dødelighet, migrasjonsmønstre og boligbehov over tid. Usikkerheten i framskrivingene øker etter hvert som man beveger seg lenger fram i tid og når man fokuserer på mindre geografiske områder. Side 31 av 144 Kunnskapsgrunnlag til planstrategi 2023–2027 og kommuneplanens samfunnsdel fruktbarhet. 32KOMPAS og SSB sine framskrivninger har som tidligere nevnt ulike formål og bygger på forskjellige modeller. For eksempel beregnes ekstern nettoflytting ulikt i de to modellene. I KOMPAS benyttes historisk statistikk for hvilke aldersgrupper som flytter inn i Bergen kommune. I SSB sin flyttematrise benytter man i stedet framskrevet befolkningstall for kommunen innflytterne flytter fra. 5 Langsiktig arealbruk 5.1 Hovedpunkter i kapittelet 1. Areal er en begrenset ressurs, som er under stort pr</text:p>
          </table:table-cell>
          <table:table-cell office:value-type="float" office:value="4601" calcext:value-type="float">
            <text:p>4601</text:p>
          </table:table-cell>
          <table:table-cell office:value-type="string" calcext:value-type="string">
            <text:p>b283d46e-5984-58e3-9645-c0d439c19464</text:p>
          </table:table-cell>
          <table:table-cell table:number-columns-repeated="16376"/>
        </table:table-row>
        <table:table-row table:style-name="ro2">
          <table:table-cell table:number-columns-repeated="3"/>
          <table:table-cell office:value-type="string" calcext:value-type="string">
            <text:p>Tilstandsrapport Sommarsete(Vedlegg, 19MB)</text:p>
          </table:table-cell>
          <table:table-cell office:value-type="string" calcext:value-type="string">
            <text:p>Ra p p o rt Ti l s t a n d svu rd er i n g So mm a rs etet/ Holm Årøya/ Vu o rr i , Lyn gen kom m u n e g b n r. 1 0 4 / 3 Nord-Troms museum gjennomførte i august 2021 en tilstandsvurdering av våningshuset på Sommar- setet på Årøya i Lyngen kommune i forbindelse med et prosjekt for å vurdere tilstanden og potensialet for restaurering av stående bygninger på øya. Tilstandsvurderinga ble gjennomført som del av et flerårig prosjekt med fokus på registrerin- ger av kulturminner og historie på øya, s</text:p>
          </table:table-cell>
          <table:table-cell office:value-type="string" calcext:value-type="string">
            <text:p>Ra p p o rt Ti l s t a n d svu rd er i n g So mm a rs etet/ Holm Årøya/ Vu o rr i , Lyn gen kom m u n e g b n r. 1 0 4 / 3 Nord-Troms museum gjennomførte i august 2021 en tilstandsvurdering av våningshuset på Sommar- setet på Årøya i Lyngen kommune i forbindelse med et prosjekt for å vurdere tilstanden og potensialet for restaurering av stående bygninger på øya. Tilstandsvurderinga ble gjennomført som del av et flerårig prosjekt med fokus på registrerin- ger av kulturminner og historie på øya, som har vært et samarbeid mellom Nord-Troms museum, Sametinget og Troms og Finnmark fylkeskommune. De siste registreringene ble gjennomført sommeren 2022. Rapporten fra tilstandsvurderingene planleg- ges endelig ferdigstilt i løpet av 2023, i tillegg skal alle registrerte kulturminner og krigsminner føres inn i kulturminnedatabasen Askeladden. Arkivet etter registreringsarbeidet vil oppbevares ved Nord-Troms museum og rapportene fra registreringene vil gjøres tilgjengelig via våre nettsider i løpet av 2023. Denne rapporten er et utdrag fra den endelige prosjektrapporten og omhandler gården Sommarsetet/ Holm gbnr. 104/3. 1.0 Gårdens historie I generaljordeboken av 1743 beskrives Årøya som en «gammel finne plads», og det er sannsynlig at øya på 1500- og 1600-tallet hadde en eller flere sjøsamiske boplasser. Dette tyder blant annet gårdsnavnet Sommarsetet på jf. sjøsamisk sedvane med sesongflyttinger mellom ulike bosteder innen fjorder og elvedaler. Det første som nevnes om Sommarsete i skriftlige kilder er at Peder A. Pedersen blir gitt husmanns- seddel på jordet Sommersete i 1877 fra handelsmann S.G.S Wennberg. Peder Andreas Pedersen var opprinnelig fra Elvejord i Lyngen. Han var gift med Beret Maria Larsdatter fra Nordnes, og de fikk til sammen 7 barn. I folketellinga av 1891 fremkommer det at også Peders bror, Rejer, er bosatt på Som- marsetet med kona Anna Bergethe og sønnen. Både Beret og brødrene Peder og Rejer er oppført som samer i folketellingene. Peder og Beret bor fremdeles på gården i folketellinga av 1900, gårdsnavnet er da oppført som Som- mersæteren. Det er usikkert når familien har flyttet fra Sommarsetet, men i folketellinga av 1910 er Peder og Beret oppført som bosatte i Årøybukt på fastlandet. Hvorvidt det er noen som bor på Som- marsetet i 1910 fremkommer ikke av folketellinga. I 1914 ble det tidligere handelsstedet på Årøyholmen, og dermed også husmannsplassen Sommarset- tet, solgt på auksjon til svogrene Peder Eriksen og Hans Aslaksen. Sistnevnte slo seg ned i Vågen, hvor handelsstedet lå, mens Peder Eriksen og kona Helene bosatte seg på Sommarsetet. I 1931 ble gården skilt ut og gitt bruksnummer 3. Samtidig ble navnet endret til Holm. Våningshuset, som er den eneste stående bygninga på eiendommen, ble bygget av Peder og Helene Eriksen etter krigen. I tillegg bodde en pleiesønn av Helene og Peder, Johan Hansen og kona Elea i et lite hus som stod bak våningshuset på gården. De siste eierne av gården var Peder Eriksens og Hans Aslaksens arvinger Bertel Eriksen, Petter Eriksen og Paul Årøy. Gården ble kjøpt opp av Staten i 1976. På Sommarsetet finnes også spor etter en dramatisk hendelse under krigen. I septem- ber 1943 måtte et Junker Ju 52 nødlande i Årøybukt. Alle 10 ombord på flyet unnslapp uten skader. Under nødlandinga skal deler ha falt ned over Årøya, og minst to deler av dette flyet ble gjenfunnet på Sommarsetet. Informasjonen har blitt bekrefetet av Luft- fartmuseet. Foto:NTRM 2.0 Kulturminneregistreringer på Sommarsetet Kulturminneregistreringer og tilstandsvurderinger ble gjennomført i perioden 2020 - 2022 på bar- mark. Gården er i dag sterkt preget av skogvegst, særlig gjelder dette i området rundt våningshuset/ gårdstunet, mens grunnvegetasjonen holdes nede gjennom beiting. Skogveksten kan ha medført at kulturminner ikke sees i dag, og at disse dermed ikke er registrert. Sommarsetet fotografert mot nord. Foto: NTRM Oversikt over registrerte tufter på Sommarsete. Som nevnt innledningsvis, tyder stedsnavnet Sommarsetet på at det har vært eldre bosetting på plas- sen enn hva de skriftlige kildene tilsier. Under registreringsarbeidet i 2020 ble det registrert to mulige gammetufter som kan vitne om tidligere bosetting på stedet. Den ene gammetufta er tydelig markert med kraftige jordvoller, men en grøft skjærer gjennom den sørlige kanten av tufta. Den andre gam- metufta har en tydelig forsenking i midten med mer uklare jordvoller rundt. Prøvestikk med jordbor identifiserte ikke ildsteder i tuftene, og status på tuftene er dermed fortsatt definert som uavklarte. Ingvild Larsen fra Sametinget tar prøvestikk i en av to mulige gammetufter. Foto: NTRM De øvrige kulturminnene på Sommarsetet representerer et typisk småbruk med fiskerbondetilpasning. Våningshuset står som nevnt fremdeles, men øvrig bebyggelse har falt sammen eller er fjernet. Selve gårdstunet preges av store mengder bygningsavfall. Rundt våningshuset ligger restene etter to mindre uthus. Rester av bølgeblikk tyder på at man har brukt etterlatt materiale fra okkupasjonsmakten i form av overbygg til løpegraver og dekningsrom i takkonstruksjonen. Det er også her det lille huset Johan og Elea Hansen bodde i skal ha ligget. Uthusene har falt sammen av naturlige årsaker, og preges av store mengder bygningsavfall. Foto: NTRM Grunnmuren etter fjøset og et større uthus ligger vest for våningshuset. Rundt innmarka er deler av et steingjerde fremdeles bevart. Øst for bosettinga ser man tydelig et gammelt tråkk som leder til et brønnhus og en sommerfjøs med båser. Ved sjøen ligger tuftene etter et naust og restene etter en båt. Fjøstuft. Foto: NTRM Brønnhus. Foto: NTRM Restene av nordlandsbåt og naust. Foto: NTRM Sommerfjøs. Foto: NTRM Naturlig støe i vestenden av bukta. Foto: NTRM 3.0 Våningshuset Huset er av laftet tømmer med panel over 1 1/2 etasjer og skal ha blitt oppført etter 2. verdenskrig. Panelet er fjernet på nordsiden av bygninga og tømmeret her er nummerert, noe som tyder på at planen var å flytte bygningen da øya ble forlatt. Det er sannsynlig at laftetømmer fra et eldre hus ble benyttet, fire omfar med maskinlaft har blitt lagt til den opprinnelige laftekassen. De øverste laftene er maskinlaft av 3 tommers tømmer. Resten av veggene er av 5 tommers økset tømmer. Mellom laft er det brukt garnrester som tetting Bordkledninga er av 5 tommers tømmer- mannspanel med 5 tommers overliggere og 6 tommers underliggere. Vinduene er originale (1945-1950) med to på østveggen (ett i 1. etasje og ett i 2. etasje) og to vinduer i 1. etasje i sør samt 1 et vindu i 2. etasje på vestveggen. Ett vindu er knust. I bislagets vestvegg er det to små vinduer. Taket er av opplektrete eternittplater med undertak av papp. Flere plater er løse, og fire plater har allerede falt ned. Pipa er i teglstein og må totalrenoveres. Det er spillblikk på raftene med takrenne av blikk bevart på raft i sør/sjøsiden. Grunnmuren er i betong og ser ut til å være i relativt god stand, med unntak av setningsskader på sørsiden med behov for mindre reperasjoner. Kjellerinngang befinner seg på sørsiden/mot sjøen. I vest er det et bislag i bindingsverk med to døråpninger. Inngangen på sjøsiden har trapp i betong, her mangler ytterdøra. Det er ikke trapp ved inngangen i nord. Panelet på bislaget er i stor grad fjernet. Det er store råteskader på gulv, og hull i taket i bislaget. Innvendig er første etasje inndelt i to rom; et kjøkken og en stue. Det er en del svikt i gulvet, og det er sannsynlig at bjelkelaget må skiftes ut. I kjøkkenet er det bevart en ovn, utslagsvask og et kjøkkenskap. En trapp leder opp til 2. etasje hvor det er to soverom til hver side av loftsgangen. Veggene er dels platekledd og dels panelt, det er uvisst om disse er isolerte, men det ansees som lite sannsynlig. Himlingene er dels panel, dels plater med lekter. Soverommene har muligens malerpapp. 4.0 Oppsummering og tiltak Selve laftekassen ser ut til å være i god stand, noe som også gjelder bevart tømmermannspanel og grunnmur. Bislaget bør rives og bygges på nytt. Teglsteinspipa må renoveres. Taket må renoveres - det er sannsynlig at eternittplatene inneholder asbest og retningslinjer for fjer- ning av asbestholdige plater må overholdes. Bjelkelaget i 1. etasje må undersøkes og eventuelt skiftes/forsterkes. Dersom kjellerinngangen sikres, er det mulig reperasjoner kan gjøres fra undersiden av gulvet, slik at man ikke trenger å løfte gulvet. En større betongblokk står i dag foran kjellerinngangen. For tomta generelt bør det ryddes opp i skrot som ligger rundt omkring, og særlig i tuftene etter uthus og fjøs. Det må ryddes skog rundt våningshuset. Flydelene bør samles inn (og eventuelle andre gjenstander av kulturhistorisk interesse) og tas inn ved Nord-Troms museum for fremtidig bevaring. </text:p>
          </table:table-cell>
          <table:table-cell office:value-type="float" office:value="5536" calcext:value-type="float">
            <text:p>5536</text:p>
          </table:table-cell>
          <table:table-cell office:value-type="string" calcext:value-type="string">
            <text:p>66cefae0-926a-540e-9603-3ad606585a69</text:p>
          </table:table-cell>
          <table:table-cell table:number-columns-repeated="16376"/>
        </table:table-row>
        <table:table-row table:style-name="ro2">
          <table:table-cell table:number-columns-repeated="3"/>
          <table:table-cell office:value-type="string" calcext:value-type="string">
            <text:p>Saksprotokoll KU, 11062024, Sak 70/24, Bestilling - forvaltningsrevisjon av planer som styringsverktøy</text:p>
          </table:table-cell>
          <table:table-cell office:value-type="string" calcext:value-type="string">
            <text:p>Bestilling - forvaltningsrevisjon av planer som styringsverktøy Kontrollutvalget behandlet saken i møtet 11.06.2024 sak 70/24 og traff følgende vedtak: Kontrollutvalget avventer en eventuell bestilling av forvaltningsrevisjon Planer som styringsverktøy inntil byrådets fremleggelse og bystyrets vedtak av ny planstrategi. Kontrollutvalgets behandling Følgende representanter tok ordet: Caroline Sandven Taule Karsten Henrik Sprenger Per-Arne Hvidsten Larsen Forslag fremsatt i utvalget: Caroline Sand</text:p>
          </table:table-cell>
          <table:table-cell office:value-type="string" calcext:value-type="string">
            <text:p>Bestilling - forvaltningsrevisjon av planer som styringsverktøy Kontrollutvalget behandlet saken i møtet 11.06.2024 sak 70/24 og traff følgende vedtak: Kontrollutvalget avventer en eventuell bestilling av forvaltningsrevisjon Planer som styringsverktøy inntil byrådets fremleggelse og bystyrets vedtak av ny planstrategi. Kontrollutvalgets behandling Følgende representanter tok ordet: Caroline Sandven Taule Karsten Henrik Sprenger Per-Arne Hvidsten Larsen Forslag fremsatt i utvalget: Caroline Sandven Taule (H) fremsatte følgende alternative forslag til vedtak: Kontrollutvalget avventer en eventuell bestilling av forvaltningsrevisjon Planer som styringsverktøy inntil byrådets fremleggelse og bystyrets vedtak av ny planstrategi. Merknader fremsatt i utvalget: Votering: Alternativt forslag til vedtak fra Caroline Sandven Taule ble vedtatt enstemmig. Forslag til vedtak: Under forutsetning av at bystyret vedtar kontrollutvalgets forslag til planer for forvaltningsrevisjon 2024-2028, bestiller kontrollutvalget prosjektet «Forvaltningsrevisjon av planer som styringsverktøy», i tråd med vedlagte prosjektplan av juni 2024, fra forvaltningsrevisor Deloitte AS. </text:p>
          </table:table-cell>
          <table:table-cell office:value-type="float" office:value="4601" calcext:value-type="float">
            <text:p>4601</text:p>
          </table:table-cell>
          <table:table-cell office:value-type="string" calcext:value-type="string">
            <text:p>887ec6b9-af6e-5f32-9383-f88ecc4626c4</text:p>
          </table:table-cell>
          <table:table-cell table:number-columns-repeated="16376"/>
        </table:table-row>
        <table:table-row table:style-name="ro2">
          <table:table-cell table:number-columns-repeated="3"/>
          <table:table-cell office:value-type="string" calcext:value-type="string">
            <text:p>Endring av retningslinjer for tilskudd til klima- og miljøtiltak</text:p>
          </table:table-cell>
          <table:table-cell office:value-type="string" calcext:value-type="string">
            <text:p><text:s/>BYRÅDET Byrådssak /24 Saksframstilling Vår referanse: 2024/12297-5 Endring av retningslinjer og kriterier for tildeling av tilskudd til klima- og miljøtiltak Hva saken gjelder: Saken gjelder forslag til endringer i retningslinjer og kriterier for tildeling av tilskudd til klima- og miljøtiltak I sak 123/20 «Retningslinjer og kriterier for tildeling av tilskudd innen klima- og miljøfeltet,» behandlet i møte den 22.04.2020, vedtok bystyret at følgende retningslinjer og tildelingskriterier for til</text:p>
          </table:table-cell>
          <table:table-cell office:value-type="string" calcext:value-type="string">
            <text:p><text:s/>BYRÅDET Byrådssak /24 Saksframstilling Vår referanse: 2024/12297-5 Endring av retningslinjer og kriterier for tildeling av tilskudd til klima- og miljøtiltak Hva saken gjelder: Saken gjelder forslag til endringer i retningslinjer og kriterier for tildeling av tilskudd til klima- og miljøtiltak I sak 123/20 «Retningslinjer og kriterier for tildeling av tilskudd innen klima- og miljøfeltet,» behandlet i møte den 22.04.2020, vedtok bystyret at følgende retningslinjer og tildelingskriterier for tilskudd til klima- og miljøtiltak i Bergen kommune skulle gjelde fra og med 2020: • Målgruppe - Lag og foreninger. • Formål - Tilskudd til klima- og miljøtiltak i Bergen kommune skal medvirke til miljøvennlig og bærekraftig utvikling i Bergen. • Kriterier/Vilkår - Prosjekter som støtter opp under målene i Bergen kommunes klima- og energihandlingsplan vil bli prioritert. Det gis ikke støtte til prosjekt eller tiltak som Enova gir støtte til. • Informasjon om muligheten for å søke støtte vil bli gitt via kommunens nettsider og annonsering. • Tilskudd til klima- og miljøtiltak avgjøres av byrådet. Klimaetaten har hatt ansvaret for å forvalte tilskuddet, og har årlig levert en innstilling om fordeling av tilgjengelige midler til byrådet. Klimaetaten foreslår å gjøre endringer og forenklinger i utformingen av retningslinjene og kriteriene for perioden 2024-2027. Høsten 2023 inviterte Klimaetaten til en frokostsamling for alle aktørene som mottok klima- og miljøtilskudd inneværende år. Tilskuddsmottakerne fikk anledning til å komme med skriftlige innspill på hvorvidt innretningen av tilskuddsordningen var hensiktsmessig for å støtte opp under deres klima- og miljøtiltak. Disse innspillene inngår i fagetatens vurderinger. Fagetatens vurdering og anbefaling: Klimaetaten foreslår å gjøre noen endringer og forenklinger i retningslinjene og tildelingskriteriene, som vil gjøre tilskuddsordningen mer oversiktlig og forutsigbar for de som søker. Samtidig foreslås det at retningslinjene knyttes tettere opp mot vedtatte politiske målsettinger. Bystyret vedtok 25.01.2023 i sak 11/23 «Grønn strategi – Klimastrategi for Bergen 2022 – 2030», som oppdaterte og skjerpet kommunens klimamål. Endringene vil i noen tilfeller medføre mindre realitetsendringer. Disse belyses nærmere nedenfor. Forslaget vil imidlertid ikke innebære endringer i tilskuddsordningens helhetlige profil, som er tiltenkt videreført uendret. 1 1. Formålsbestemmelse Gjeldede retningslinjer har følgende formålsbestemmelse: «Tilskudd til klima- og miljøtiltak i Bergen kommune skal medvirke til miljøvennlig og bærekraftig utvikling i Bergen.» Slik Klimaetaten vurderer det har beskrivelsen av formålet har fungert godt etter sin hensikt, og har resultert i en god bredde av søkere og ulike typer prosjekter. Prosjektene omhandler alt fra undervisning om marin forsøpling, donorbyggregister for ombruk i bygg- og anleggsnæringen, klesbytting og reparasjonsverksteder, naturkunnskap i friluftslivsaktiviteter, vegetarmatfestival, m.m. Figuren under (figur 1) viser en fordeling av midler (kr) per kategori blant prosjektene som fikk tildelt støtte i 2023. Klimaetaten anbefaler at formålet videreføres, men ønsker å tydeliggjøre formålet med tilskuddsordningen ved knytte den til kommunens skjerpede klimamålsettinger i Grønn strategi. Den nye strategien representerer en bredere forståelse av hva som er nødvendig i lokal klimaomstilling, blant annet ved at hensynet til å sirkulere ressursene, bevare naturen og forberede for endring likestilles med hensynet til å kutte direkte utslipp. I tillegg er det vesentlig at klimaomstillingen er rettferdig, og at vi gjennom dialog, medvirkning og samskaping kan oppnå engasjement og aksept for nødvendige endringer. Strategien kan på den måten danne utgangspunkt for ytterligere bredde og mangfold av klima- og miljøtiltak som settes i gang i Bergen. 2. Definisjon av målgruppe Målgruppen for tilskuddsordningen har i retningslinjene vært definert som «Lag og foreninger». Hovedandelen søkere fra de siste fire årene har også vært registrert som lag/forening i Brønnøysundregisteret. Det har imidlertid også kommet inn søknader fra enkelte andre aktører, for eksempel Stiftelsen Lystgården, Norsk klimastiftelse og Raftostiftelsen (stiftelser), samt Bergen internasjonale filmfestival, Bioregion Institute og Fremtenkt (aksjeselskap). Denne typen aktører har søkt om klima- og miljøtiltak som gagner allmennheten på lik linje med lag og foreninger, og har derfor fått innvilget støtte gitt at tiltaket oppfyller de 2 øvrige kriteriene. Samtidig er det uheldig at slike skjønnsmessig unntak ikke har vært tydelig spesifisert i utlysningsteksten. Klimaetaten anbefaler derfor en spesifisering av målgruppen for tilskuddsordning til klima- og miljøtiltak, der ideelle stiftelser og aksjeselskap inkluderes. Dette vil både tydeliggjøre profilen til tilskuddsordningen, samt gjøre det mer forutsigbart for både søkere og saksbehandlere hvem som er kvalifiserte til å motta støtte. 3. Presisering av vilkår for å motta tilskudd I gjeldende tilskuddsordning er vilkårene at: «Prosjekter som støtter opp under målene i Bergen kommunes klima og energihandlingsplan vil bli prioritert. Det gis ikke støtte til prosjekt eller tiltak som Enova gir støtte til». Vilkårene har på lik linje med tilskuddsordningens formål i stor grad fungert godt etter gitt hensikt, men de er vage og upresise. I praksis viser det seg at flere søknader om klima- og miljøtilskudd i realiteten minner veldig om støtte til driftskostnader. Selv om det har vært spesifisert at tiltaket skal ha en tydelig målsetning, kan tiltaket fremstå som mer generelle tematiske satsingsområder søkerorganisasjonen allerede arbeider med. I slike tilfeller er det også vanlig at den største kostnaden det søkes støtte til er lønnskostnader. Det kunne derfor vært aktuelt å fastslå at klima- og miljøtilskudd ikke skal kunne brukes til lønnskostnader, og på den måten få et tydeligere skille mellom støtte til drift og administrasjon (tilskudd til miljøorganisasjoner) og støtte til konkrete klima- og miljøtilskudd. Men frivilligheten har gitt tydelig uttrykk for at det er nødvendig å kunne avsette personressurser som kan lede og koordinere prosjektene. Klimaetaten anbefaler derfor at klima- og miljøtilskudd fortsatt kan benyttes til lønnskostnader, men at det må fremkomme tydelig i søknaden at midlene skal gå til et konkret prosjekt. Det bør også i vurderingen av søknadene stilles noe strengere krav til vurderingen av hva som inngår i et prosjekt eller tiltak, derav en tydelig målsetning, målgruppe og tidsramme. For at ordningen i større grad skal være tilpasset organisasjonenes behov, bør gjennomføringsperioden forlenges til 2 år for større prosjekter. Det har ikke vært noen begrensninger for hvor mange prosjekter hver organisasjon kan motta støtte til. Resultatet er at enkelte organisasjoner mottar støtte til svært mange prosjekter. I 2023 ble det for eksempel gitt støtte til 37 prosjekter fordelt på 28 organisasjoner. Én av disse 28 organisasjonene mottok støtte til 6 hele prosjekter. Antall innkommende søknader de siste årene har også økt betydelig, fra 35 søknader i 2021 til 57 søknader i 2023. Dette gjør prioriteringen mellom søknadene utfordrende. Klimaetaten anbefaler derfor å begrense antallet prosjekter hver organisasjon kan motta støtte til. En slik begrensning vil kunne bidra til tydeligere målsetninger, målgruppe og tidsramme for prosjektene (jf. skillet mellom prosjekt og drift). Videre vil det kunne bidra til å sikre prosjekter av høy innholdsmessig kvalitet, og dermed også større gjennomslagskraft og klima- og miljøgevinst. I tillegg vil en slik begrensing sikre at bredden av aktører som mottar støtte kan ivaretas, også dersom økningen i antall søkere fortsetter. 4. Saksbehandling etter tilskuddsordningen og delegasjon av myndighet Ettersom antall søknader har økt betydelig de siste årene, har det vært nødvendig å utarbeide prioriteringskriterier for tilskuddsordningen. I 2023 ble det for eksempel søkt om over tre ganger så mye som tilskuddspotten, med en søkesum på 13.211.389 kr av 3 4.205.000 kr tilgjengelige midler. Prioriteringskriteriene spesifiserer hva som vektlegges ved prioritering av alle kvalifiserte søknader. Klimaetaten mener det er behov for å sikre fleksibilitet og handlingsrom i forvaltningen av tilskuddsordningen, og ser behov for å formalisere denne praksisen. Derfor foreslås det at byrådet avgjør hvordan tilskuddsordningen administreres og saksbehandles innenfor de overordnede rammene. Dette innebærer blant annet å utarbeide kriterier for prioritering av søknader, retningslinjer for saksbehandling og rapportering, samt generelle administrative vurderinger. Det foreslås også en delegasjonsadgang av administrasjon og saksbehandling til byrådets underliggende organer. Hensikten med forslaget er ikke å åpne for endringer av ordningens profil eller innhold, men å sikre fleksibilitet og handlingsrom innenfor de overordnende retningslinjene. Etter gjeldende prosess vurderer Klimaetaten søknadene som kommer inn innen en gitt frist og lager en innstilling (fagnotat) om hvordan midlene skal fordeles mellom søkerne som tilfredsstiller kriteriene. Fagnotatet forberedes for politisk behandling av byrådsavdelingen og endelig vedtak fattes av byrådet. Denne prosessen forlenger saksbehandlingstiden betraktelig. Søknadsfristen har tidligere vært 1. mars, og endelig vedtak har i perioden 2020-2023 blitt fattet senest 2. juli. Deretter må søknadene behandles i kommunens saksbehandlingsverktøy. Utbetalingen må videre godkjennes av leder og økonomiansvarlig. Resultatet er at det kan ta opptil et halvt år før aktørene får utbetalt støtten. En stor del av tilskuddsmottakerne har uttrykt stor misnøye med den lange behandlingstiden, og mener dette får vesentlige ulemper for gjennomføringen av prosjektene. Dette gjelder særlig sesongbaserte tiltak som gjennomføres på sommerhalvåret. Politisk behandling av fordelingen kan være positiv i den forstand at politikerne får eierskap til de ulike organisasjonene som mottar støtte. Samtidig fordeles midlene etter retningslinjer som er vedtatt av bystyret, og fordelingen burde dermed likefullt kunne anses som en administrativ oppgave. Dette er også praksisen for en rekke andre tilskuddsordninger i regi av Bergen kommune. I perioden 2020-2023 var det ingen forskjeller mellom innstillingen utarbeidet av Klimaetaten og vedtaket som har blitt fattet av byrådet, noe som viser at fagetatens vurderinger har vært i tråd med de politiske føringene. Klimaetaten anbefaler derfor å fjerne den politiske behandlingen av fordeling av klima- og miljøtilskudd. Ettersom fordelingen foretas etter retningslinjer som vedtas politisk, må fordelingen kunne anses som en administrativ oppgave. En slik endring vil for det første kunne sikre større grad av effektivitet, og dermed frigjøre ressurser og kapasitet i forvaltningen. Endringen vil også kunne gi økt forutsigbarhet ovenfor søkerne. Klimaetaten anbefaler på denne bakgrunn at de foreslåtte endringene i tilskuddsordningen for miljøorganisasjoner vedtas. Økonomiske konsekvenser: Ingen økonomiske konsekvenser. Byrådets vurdering og anbefaling/konklusjon: Byrådet viser til Klimaetatens fagnotat datert 24. januar 2024, og slutter seg i hovedsak til de vurderinger og konklusjon som fremkommer der. Byrådet vil foreløpig beholde behandlingen av fordeling av klima- og miljøtilskudd. Byrådet mener at det er viktig at kommunen legger til rette for å nå klimamålene for 2030. Tilskuddsordningen for klima- og miljøtiltak vil bidra til å løfte frivilliges innsats, som igjen kan gi nye idéer og løsninger for hvordan Bergen kan bli et lavutslippssamfunn. 4 Byrådet viser til endringene i tilskuddsordningen som er foreslått av Klimaetaten. Byrådet foreslår at følgende retningslinjer og tildelingskriterier for tilskudd til klima- og miljøtiltak i Bergen kommune gjelder fra 2024: Formål Formålet med klima- og miljøtilskudd er å støtte opp under tiltak som bidrar til å nå målene i Grønn strategi – Klimastrategi for Bergen 2022-2030. Bergen skal være et lavutslippssamfunn i 2030 ved å: • redusere de direkte utslippene så mye som mulig, • redusere ressursbruken og utvikle en sirkulær økonomi, • ivareta og styrke naturen i møte med klimaendringene, • og tilpasse oss klimaendringene og omstille samfunnet. Målgruppe • Målgruppen for tilskuddsordningen er organisasjoner, lag, foreninger og andre ideelle aktører i Bergen. • Det gis ikke støtte til aktører som har drift av utpreget kommersiell karakter. Vilkår for å motta tilskudd Beskriver hvilke vilkår som må være oppfylt for å være kvalifisert til å motta støtte. • Tilskuddet gis til tiltak, prosjekter og arrangementer i Bergen som bidrar til å nå målene i Grønn strategi – Klimastrategi for Bergen 2022-2030. Det må fremkomme tydelig hvordan tiltaket kan knyttes opp til én eller flere av de 12 satsingene i strategien. • Tiltaket må gagne allmennheten. Private tiltak får ikke tilskudd. • Hver organisasjon kan få innvilget støtte til opptil 3 tiltak. • Tiltaket må ha en spesifikk målsetning, målgruppe og tidsramme (1 eller 2 år). • Tilskuddet må være utløsende for at tiltaket gjennomføres. Allerede fullfinansierte tiltak vil ikke kunne motta støtte. • Det gis ikke støtte til tiltak som tilskuddsordningene til Enova støtter. Forvaltning av tilskuddsordningen • Byrådet avgjør hvordan tilskuddsordningen administreres og saksbehandles innenfor de overordnede rammene. Begrunnelse for framleggelse til bystyret: Reglement for bystyret og utvalgene 2023-2027 Punkt 5.8.5 Retningslinjer og kriterier for tilskuddsordninger Bystyret vedtar i første kvartal året etter kommunevalg retningslinjer og kriterier for tilskuddsordninger til lag, organisasjoner og privatpersoner. Byrådet innstiller til bystyret å fatte følgende vedtak: Bystyret vedtar retningslinjer og kriterier for tilskudd til klima- og miljøtiltak slik de fremkommer i byrådets vurdering og anbefaling/konklusjon. Dato: 9. april 2024 Christine B. Meyer Christine Kahrs Byrådsleder Byråd for byutvikling 5 Dokumentet er godkjent elektronisk. Vedlegg: Fagnotat datert 24. januar 2024 6 </text:p>
          </table:table-cell>
          <table:table-cell office:value-type="float" office:value="4601" calcext:value-type="float">
            <text:p>4601</text:p>
          </table:table-cell>
          <table:table-cell office:value-type="string" calcext:value-type="string">
            <text:p>ef4dce4a-7f51-5c5f-b13e-086cf3e556a6</text:p>
          </table:table-cell>
          <table:table-cell table:number-columns-repeated="16376"/>
        </table:table-row>
        <table:table-row table:style-name="ro2">
          <table:table-cell table:number-columns-repeated="3"/>
          <table:table-cell office:value-type="string" calcext:value-type="string">
            <text:p>Representantforslag - Helsehjelp til lengeværende asylsøkere/ papirløse - Hanne Stenvaag</text:p>
          </table:table-cell>
          <table:table-cell office:value-type="string" calcext:value-type="string">
            <text:p>Arkivsaksnr. 25/02384-1 Saksbehandler Espen Henriksen Harper Saksgang Møtedato Kommunestyret 12.02.2025 Representantforslag - Helsehjelp til lengeværende asylsøkere/ papirløse - Hanne Stenvaag Innstilling til vedtak: Representantforslaget sendes til helse- og velferdsutvalget for videre utredning Gunnar Wilhelmsen Ordfører 1 Hva saken gjelder Klikk her og skriv hva saken gjelder. Saksutredning Om representantforslag Hvordan representantforslag skal behandles fremgår av reglement for saksbehandli</text:p>
          </table:table-cell>
          <table:table-cell office:value-type="string" calcext:value-type="string">
            <text:p>Arkivsaksnr. 25/02384-1 Saksbehandler Espen Henriksen Harper Saksgang Møtedato Kommunestyret 12.02.2025 Representantforslag - Helsehjelp til lengeværende asylsøkere/ papirløse - Hanne Stenvaag Innstilling til vedtak: Representantforslaget sendes til helse- og velferdsutvalget for videre utredning Gunnar Wilhelmsen Ordfører 1 Hva saken gjelder Klikk her og skriv hva saken gjelder. Saksutredning Om representantforslag Hvordan representantforslag skal behandles fremgår av reglement for saksbehandling i folkevalgte organer 4.8 Representantforslag: Medlemmer av kommunestyret kan fremsette representantforslag til vedtak. Representantforslag kan bare omhandle en sak, og saken må høre inn under kommunens ansvarsområde. Representantforslag kan ikke ha samme innhold som konkrete saker som ligger til behandling i et av kommunestyrets organer. Representantene kan heller ikke fremme forslag med samme innhold som konkrete saker som har vært ferdigbehandlet i kommunestyrets organer i samme valgperiode, uten å ha fått nødvendig tilslutning. Representantforslag skal leveres ordfører/ politisk sekretariat senest kl. 09.00 dagen før forslaget skal fremmes i møte. Et representantforslag skal være ledsaget av en skriftlig begrunnelse som belyser saksforholdet. Forslagsstiller gis inntil 4 minutter til å fremme og begrunne forslaget. Kommunestyret skal etter forslag fra ordfører avgjøre hvilket utvalg som skal behandle representantforslaget. Kommunedirektøren har anledning til å uttale seg og eventuelt komme med forslag. Kommunestyret kan avvise forslaget. Det åpnes ikke for debatt om innholdet i forslaget, kun om hvilket utvalg som skal få saken til innstilling. Det er ikke anledning til å fremme andre forslag. Det innstillende utvalg kan behandle representantforslaget på følgende måter: • Hvis utvalget finner at forslaget helt eller delvis bør imøtekommes og at saken egner seg for avgjørelse i kommunestyret uten nærmere utredning, skal innstilling avgis etter at kommunedirektøren og eventuelt andre utvalg har hatt anledning til å uttale seg • Hvis utvalget anser at det er behov for å utrede saken nærmere, kan utvalget oversende forslaget til kommunedirektøren for saksforberedelse før endelig vedtak • Hvis utvalget ikke støtter forslaget, skal utvalget fremme innstilling til kommunestyret om at forslaget avvises. Innstillinger til representantforslag fremmet av utvalget behandles som ordinære saker i kommunestyrets møte. Vurdering Representantforslaget fra Stenvaag oppfyller vilkårene for behandling og er innsendt før fristen. Ordfører foreslår at helse- og velferdsutvalget får saken til behandling. Representantforslag Helsehjelp til lengeværende asylsøkere/ papirløse Lengeværende asylsøkere, ofte kalt for papirløse, er mennesker som oppholder seg i Norge etter at de har fått endelig avslag på sin asylsøknad. Dette er personer som av ulike grunner ikke kan tvangsreturneres, og som ikke tør å reise tilbake til sine hjemland. Mange kommer fra krigsherjede land eller regimer hvor menneskerettigheter i liten grad respekteres. De velger å bli i Norge, selv om de må leve uten helt grunnleggende rettigheter over lang tid. Det kan også være forhold utenfor den enkeltes kontroll, som gjør at de ikke kan returnere frivillig eller som 2 hindrer at norske myndigheter kan returnere dem. Mange lengeværende asylsøkere havner derfor i limbo, uten rettigheter, og lever i svært utsatte situasjoner. Gjennom det nasjonale Yemane-nettverket, som jobber for bedre vilkår for lengeværende asylsøkere, har det blitt satt fokus på denne gruppa som består av et lite antall, men sårbare mennesker. Nettverket har fått navn etter Yemane Teferi, som døde 8. januar 2016 etter å ha levd på asylmottak i 24 år i Sverige og Norge, 18 av disse årene i Norge, uten mulighet for å leve et normalt liv, og uten framtid. I år var det tredje gang Yemane-dagen ble markert i Tromsø. Blant kravene til Yemane-nettverket er at det må lages ordninger som gjør at det er en grense for hvor lenge mennesker skal leve i limbo som papirløse, og at lengeværende asylsøkere får rett til helsehjelp. Dette må primært endres på nasjonalt nivå, men Tromsø kommune kan vedta å gi rett til helsehjelp innenfor den kommunale helsetjenesten. I dag er helsehjelp til papirløse migranter begrenset til akutthjelp og helsehjelp som er helt nødvendig og ikke kan vente (jf. forskrift om rett til helse- og omsorgstjenester til personer uten fast opphold i riket). Gravide og barn har utvidede rettigheter, men ikke rett på blant annet fastlege. Ettersom de ikke er medlem av folketrygden, må de selv betale fulle kostnader for helsehjelpen. Det betyr at lengeværende asylsøkere ofte ikke får helsehjelpen de har behov for, noe som kan føre til alvorlige sykdomstilstander som kunne vært forhindret med bedre helsehjelp. I Oslo finnes Helsesenter for papirløse migranter, drevet av Kirkens bymisjon og Røde kors, og et tilsvarende senter finnes i Bergen. I Trondheim har kommunen et eget flyktninghelseteam, som også gir tilbud til personer med endelig avslag som oppholder seg i Trondheim kommune. Erfaringene fra disse helsetjenestene viser at lengeværende papirløse flyktninger ikke får dekket sine behov for helsehjelp. Det finnes ingen nøyaktig oversikt over antallet papirløse i Norge. I 2020 anslo politiet at det var rundt 2400 papirløse. I 2023 var det 572 pasienter som oppsøkte Helsesenter for papirløse i Oslo, og 108 som kontaktet Helsesenteret i Bergen. Det er vanskelig å vite hvor mange lengeværende asylsøkere som oppholder seg i Tromsø kommune. En del av de lengeværende asylsøkerne bor på asylmottak, og vi har ikke noe mottak i Tromsø kommune. En del lengeværende asylsøkere bor imidlertid utenfor mottak, og det finnes papirløse flyktninger også i Tromsø. Det er sannsynlig at det er en liten gruppe. FNs komité for økonomiske, sosiale og kulturelle rettigheter har i sin sjette rapport om Norge (2020) kritisert Norge for brudd på menneskerettighetene ved ikke å tilby papirløse migranter helsehjelp på linje med resten av befolkningen. I et opprop fra 2020 uttalte Norsk Sykepleierforbund, Den norske legeforening, Norsk psykologforening, Kirkens Bymisjon, Norsk Folkehjelp, Norges Kristelige Legeforening og Leger Uten Grenser seg om papirløse, og de sier blant annet: «Som leger, sykepleiere og psykologer er vi forpliktet til å hjelpe de med sykdom eller lidelser til å gjenvinne sin helse. Vi skal helbrede, lindre og trøste. Et regelverk som forskjellsbehandler eller ekskluderer enkelte grupper, er ikke forenlig med vår yrkesetikk. Rett til helsetjenester må ta utgangspunkt i individets medisinske og psykologiske behov - ikke innvandringsregulerende hensyn. Vi oppfordrer norske myndigheter til å gi papirløse reell tilgang til helsehjelp, basert på helsefaglige vurderinger, yrkesetiske retningslinjer og menneskerettslige prinsipper. Vi vil være leger, sykepleiere og psykologer. Håndheving av innvandringspolitikken overlater vi til andre.» Trondheim kommune vedtok i 2023 flere tiltak for å bedre levekårene for flyktninger med endelig avslag, og som er tilknyttet asylmottaket i kommunen. Kommunen ga dem en symbolsk «innbyggerstatus». I Tromsø kommune har vi ikke lengeværende asylsøkere som bor på asylmottak, noe som gjør at det ikke er mulig å gjøre samme avgrensning som Trondheim kommune. Ved å fokusere på helsehjelp vil imidlertid tiltaket være mye mindre omfattende enn tiltakene i Trondheim. Gjennom å gjøre et vedtak om å gi helsehjelp til lengeværende asylsøkere, vil Tromsø kommune få en bedre oversikt over hvor stor gruppa er, og vil kunne få vite mer om andre mulige tiltak for å bedre levekårene for denne gruppa. 3 På bakgrunn av dette fremmes følgende forslag: Tromsø kommune skal gi helsehjelp til lengeværende asylsøkere/ papirløse ut over dagens begrensede rett til øyeblikkelig hjelp og helsehjelp som er helt nødvendig. Administrasjonen bes om å legge fram en sak om hvordan dette kan gjennomføres, for eksempel ved Sosialmedisinsk senter, med utgangspunkt i at det antas å være et begrenset antall lengeværende asylsøkere i Tromsø. Konklusjon Representantforslag som er kommet inn til møtet sendes videre til utvalg for videre behandling. Vedtakskompetanse Kommunestyret Vedlegg 4 </text:p>
          </table:table-cell>
          <table:table-cell office:value-type="float" office:value="5501" calcext:value-type="float">
            <text:p>5501</text:p>
          </table:table-cell>
          <table:table-cell office:value-type="string" calcext:value-type="string">
            <text:p>caa1b482-b7bc-5bb2-ac79-14ff1bd5ae30</text:p>
          </table:table-cell>
          <table:table-cell table:number-columns-repeated="16376"/>
        </table:table-row>
        <table:table-row table:style-name="ro4">
          <table:table-cell table:number-columns-repeated="3"/>
          <table:table-cell office:value-type="string" calcext:value-type="string">
            <text:p>Vest brann- og redningsregion KO - Forslag til endret samarbeidsavtale</text:p>
          </table:table-cell>
          <table:table-cell office:value-type="string" calcext:value-type="string">
            <text:p><text:s/>Samarbeidsavtale for Vest brann- og redningsregion kommunalt oppgavefellesskap Godkjent av representantskapet 18. april 2024 1. Navn og rettslig status Oppgavefellesskapets navn er Vest brann- og redningsregion kommunalt oppgavefellesskap, heretter benevnt VBR KO. VBR KO er ikke et eget rettssubjekt. VBR KO har ikke noe arbeidsgiveransvar. Dette utøves av den enkelte deltakerkommune. 2. Deltakerkommuner, eier- og ansvarsandeler Kommunenavn Kommunenr. Antall Innbyggere % pr. 1. januar 2024 Askøy</text:p>
          </table:table-cell>
          <table:table-cell office:value-type="string" calcext:value-type="string">
            <text:p><text:s/>Samarbeidsavtale for Vest brann- og redningsregion kommunalt oppgavefellesskap Godkjent av representantskapet 18. april 2024 1. Navn og rettslig status Oppgavefellesskapets navn er Vest brann- og redningsregion kommunalt oppgavefellesskap, heretter benevnt VBR KO. VBR KO er ikke et eget rettssubjekt. VBR KO har ikke noe arbeidsgiveransvar. Dette utøves av den enkelte deltakerkommune. 2. Deltakerkommuner, eier- og ansvarsandeler Kommunenavn Kommunenr. Antall Innbyggere % pr. 1. januar 2024 Askøy 4627 1 30 145 5,97 Austevoll 4625 1 5 300 1,05 Bergen 4601 1 291 940 57,86 Bjørnafjorden 4624 1 26 080 5,17 Bømlo 4613 1 12 268 2,43 Eidfjord 4619 1 968 0,19 Etne 4611 1 4 072 0,81 Fitjar 4615 1 3 203 0,63 Gulen 4635 1 2 234 0,44 Kvam 4622 1 8 496 1,68 Kvinnherad 4617 1 13 089 2,59 Masfjorden 4634 1 1 694 0,34 Osterøy 4630 1 8 200 1,63 Samnanger 4623 1 2 502 0,50 Stord 4614 1 19 287 3,82 Tysnes 4616 1 2 922 0,58 Ullensvang 4618 1 11 017 2,18 Ulvik 4620 1 1 089 0,22 Vaksdal 4628 1 3 852 0,76 Voss 4621 1 16 471 3,26 Øygarden 4626 1 39 768 7,88 Totalt 21 492 322 100,00 Den enkelte deltakerkommunes eier- og ansvarsandel er i samsvar med innbyggertallet i kommunen pr. 1. januar 2024. Justering av eier- og ansvarsandelene i henhold til innbyggertallet skal foretas hvert fjerde år, neste gang i 2028. Størrelsen på det årlige deltakertilskuddet reguleres av punkt 15.1 nedenfor. 3. Formål Formålet er å utvikle og ivareta et langsiktig faglig samarbeid mellom selvstendige brannvesen i bergensregionen innen følgende fagområder: a) Brannforebyggende arbeid 1 Samarbeidsavtale for Vest brann- og redningsregion kommunalt oppgavefellesskap Godkjent av representantskapet 18. april 2024 b) Brann- og redningsberedskap c) Beredskap mot akutt forurensning d) Nødmeldingstjeneste (110-sentral) Det skal arbeides målrettet for å innlemme Interkommunalt samarbeid mot akutt forurensning Bergen region KO (IUA Bergen region KO) i VBR KO. Det skal da også legges til rette for at kommuner med tilknytning til et annet IUA kan bli overført til VBR KO. 4. Hjemmel VBR KO er opprettet i medhold av lov 14. juni 2002 nr. 20 om vern mot brann, eksplosjon og ulykker med farlig stoff og om brannvesenets redningsoppgaver (brann- og eksplosjonsvernloven) § 15, lov 22. juni 2018 nr. 83 om kommuner og fylkeskommuner kapittel 19 og forskrift 15. september 2021 nr. 2755 om organisering, bemanning og utrustning av brann- og redningsvesen og nødmeldesentralene (brann- og redningsvesenforskriften) § 5. 5. Geografisk virkeområde Det geografiske virkeområdet er begrenset til deltakerkommunene. På land følger virkeområdet kommunegrensene. Virkeområdet på sjøen defineres i den enkelte deltakerkommunes beredskapsanalyse. 6. Delegasjon Deltakerkommunene har delegert den myndighet som kan delegeres etter brann- og eksplosjonsvernloven §§ 15 og 16 til VBR KO. 7. Organisering VBR KO sine faste organer er representantskapet, styret og daglig leder. 8. Representantskapet Representantskapet er VBR KO sitt øverste organ. Det skal bestå av politisk valgte representanter fra alle deltakerkommunene. Representantene og deres varerepresentanter velges av den enkelte deltakerkommune for fire år av gangen og følger kommunevalgperioden. Deltakerkommunene har rett til å oppnevne følgende antall representanter basert på innbyggertallet: Færre enn 30 000 innbyggere: 1 representant 30 000 – 99 999 innbyggere: 2 representanter Flere enn 100 000 innbyggere: 3 representanter Hver representant har én stemme i representantskapet. Dersom bare én stemmeberettiget representant møter for en deltakerkommune som i henhold til denne samarbeidsavtalen har krav på to eller flere stemmer, skal vedkommende representant kunne avgi stemmer på vegne av samtlige stemmeberettigede representanter i deltakerkommunen. Representantskapet er beslutningsdyktig når minst halvparten av deltakerkommunene er representert. Representantskapets beslutninger treffes med alminnelig flertall. Ved stemmelikhet treffes beslutningen ved loddtrekning. 2 Samarbeidsavtale for Vest brann- og redningsregion kommunalt oppgavefellesskap Godkjent av representantskapet 18. april 2024 Ordinært representantskapsmøte holdes hvert år innen utgangen av april. Møtedato blir fastsatt av styret med minst fire ukers skriftlig varsel til representantskapet. Det konstituerende representantskapsmøtet velger leder og nestleder for fireårsperioden. På ordinært representantskapsmøte skal følgende saker behandles: 1. Godkjenning av innkalling og saksliste 2. Valg av referent og to protokollvitner 3. Årsregnskap med revisjonsuttalelse 4. Styrets årsrapport 5. Budsjett for det kommende år 6. Fastsettelse av eventuell godtgjørelse til styret 7. Innkomne saker, herunder forslag til vedtektsendringer 8. Valg av valgkomite i samsvar med § 9 nedenfor 9. Valg av styre i samsvar med § 10 nedenfor Saker som deltakerkommunene ønsker å få behandlet, må være sekretariatet i hende senest to måneder før representantskapsmøtet. Saksliste og saksdokumenter skal sendes til representantskapet senest to uker før representantskapsmøtet. Det kan bli kalt inn til ekstraordinært representantskapsmøte med minst tre ukers skriftlig varsel etter vedtak i styret eller når minst tolv representanter krever det skriftlig. Saksliste skal legges ved innkallingen. Én representant fra hver arbeidstakerorganisasjon tilknyttet brann- og redningstjenesten har møte- og talerett uten forslagsrett på representantskapsmøtene. Ved lukkede møter skal arbeidstakerorganisasjonenes møte- og talerett vurderes særskilt. Sekretariatet skal sørge for at arbeidstakerorganisasjonene som er tilknyttet brann- og redningstjenesten i regionen får tilsendt dagsorden og saksdokumenter. Representantskapets møter kan gjennomføres som fjernmøter. 9. Valgkomite Valgkomiteen skal bestå av tre medlemmer. Representantskapet velger valgkomiteens medlemmer og dens leder. Valgkomiteens funksjonstid er fire år, og følger kommunevalgperioden. 10. Styret Styret skal bestå av fem medlemmer med personlige varamedlemmer fra følgende kommunegrupper: 1 representant: Askøy, Austevoll, Bjørnafjorden, Gulen, Masfjorden og Øygarden 2 representanter: Bergen 1 representant: Eidfjord, Kvam, Osterøy, Samnanger, Ulvik, Vaksdal og Voss 1 representant: Bømlo, Etne, Fitjar, Kvinnherad, Stord, Tysnes og Ullensvang 3 Samarbeidsavtale for Vest brann- og redningsregion kommunalt oppgavefellesskap Godkjent av representantskapet 18. april 2024 Representantskapet velger styremedlemmene og deres varamedlemmer blant kommunedirektører/rådmenn, kommunaldirektører, kommunalsjefer eller andre på tilsvarende nivå fra deltakerkommunene. Representantskapet foretar direkte valg av styrets leder og nestleder. Styrets funksjonstid er fire år, og følger kommunevalgperioden. Styremøter skal avholdes når styrets leder finner det nødvendig eller minimum to av styremedlemmene krever det. Styret er beslutningsdyktig når minst halvparten av styremedlemmene er til stede. Avgjørelser i styret treffes ved alminnelig flertall. Ved stemmelikhet treffer styrets leder avgjørelsen. Styret har følgende ansvar og oppgaver: 1. Påse at VBR KO er i stand til å løse sine oppgaver i henhold til formålet 2. Overordnet ansvar for planlegging, gjennomføring og rapportering av aktiviteten i VBR KO, herunder finansiering og budsjettering 3. Påse at det til enhver tid foreligger et felles overordnet plandokument som bygger bro mellom dokumentasjonen av brannvesenene i deltakerkommunene 4. Nedsette fagutvalg og/eller komitéer til å arbeide med generelle eller spesielle oppgaver av faglig karakter For øvrig gjelder den til enhver tid gjeldende styreinstruks. Én representant fra hver arbeidstakerorganisasjon tilknyttet brann- og redningstjenesten har møte- og talerett uten forslagsrett på styremøtene. Ved lukkede møter skal arbeidstakerorganisasjonenes møte- og talerett vurderes særskilt. Sekretariatet skal sørge for at arbeidstakerorganisasjonene som er tilknyttet brann- og redningstjenesten i regionen får tilsendt dagsorden og saksdokumenter. Styrets møter kan gjennomføres som fjernmøter. 11. Daglig leder Brannsjefen i kontorkommunen er daglig leder av VBR KO. Daglig leder har følgende oppgaver: a) Lede oppgavefellesskapet i tråd med lover og forskrifter, denne samarbeidsavtalen og fastsatte rutiner b) Innstille i saker til styret c) Møte- og talerett i styret d) Budsjett- og resultatansvar 12. Kontorkommune og sekretariat Bergen kommune er kontorkommune for VBR KO, og utøver dette ansvaret gjennom Bergen brannvesen. Kontorkommunen har ansvar for daglig ledelse og drift av oppgavefellesskapet, og skal stille kontorfasiliteter til disposisjon for sekretariatet. 4 Samarbeidsavtale for Vest brann- og redningsregion kommunalt oppgavefellesskap Godkjent av representantskapet 18. april 2024 13. Fagutvalg Fagutvalgene nedsettes av styret, har en funksjonstid på fire år (følger kommunevalgperioden) og har følgende oppgaver: a) Være faglige kontaktorgan for daglig leder b) Bidra i koordineringen av det faglige arbeidet i regionen c) Bidra med utredning og forberedelse av saker som skal behandles av styret d) Andre oppgaver etter beslutning fattet av styret eller daglig leder 14. Overordnet plandokument Det skal til enhver tid foreligge et overordnet plandokument for VBR KO som bygger bro mellom dokumentasjonen av brannvesenene i deltakerkommunene. Plandokumentet skal revideres minst hvert fjerde år, fortrinnsvis i begynnelsen av hver kommunevalgperiode. Det overordnede plandokumentet skal godkjennes av styret. 15. Økonomi 1. Tilskudd fra deltakerkommunene Samarbeidet finansieres av deltakerkommunene etter følgende prinsipp: 1. Deltakerkommunene betaler et grunntilskudd som skal være 20 % av det samlede budsjett for vedkommende driftsår. 2. I tillegg til grunntilskuddet skal deltakerkommunene betale et tilskudd pr. innbygger som samlet skal utgjøre 80 % av det samlede budsjett for vedkommende driftsår. 2. Fond Det opprettes et bundet driftsfond. Dersom årsregnskapet viser et overskudd/underskudd, skal dette avsettes til/trekkes fra det bundne driftsfondet. Fondet skal tillegges renter årlig. Rentesatsen som benyttes skal være gjennomsnittlig innskuddsrente i Bergen kommune sitt konsernkontosystem for det aktuelle året. Den enkelte deltakerkommunes andel av det bundne driftsfondet beregnes etter samme fordelingsnøkkel som siste innbetaling fra deltakerkommunene ble beregnet etter. Representantskapet vedtar hvilke formål fondet kan brukes til. Dersom fondet har økt fem år på rad, skal fondet bygges ned til et forsvarlig nivå i løpet av de neste fem årene. Representantskapet kan vedta å avvike fra dette. 3. Låneopptak VBR KO kan ikke ta opp lån eller på annen måte pådra deltakerkommunene forpliktelser utover det som følger av vedtatte budsjettrammer. 4. Anvisningsmyndighet Daglig leder har anvisningsmyndighet innenfor vedtatte budsjettrammer. 5. Regnskapsføring Regnskapet skal føres av Bergen brannvesen, inngå som en del av Bergen kommune sine regnskaper, følge de regnskapsregler som gjelder i Bergen kommune til enhver tid og føres slik at det er mulig å skille ut hvilken del av Bergen kommune sine regnskaper som gjelder VBR KO. 5 Samarbeidsavtale for Vest brann- og redningsregion kommunalt oppgavefellesskap Godkjent av representantskapet 18. april 2024 6. Revisjon Regnskapet skal revideres av det revisjonsselskap som Bergen kommune til enhver tid har avtale med. 7. Beredskap i den enkelte deltakerkommune Den enkelte deltakerkommune må selv sørge for en beredskap bestående av kompetent personell og hensiktsmessig materiell som står i forhold til risikoen for brann, ulykker og mindre tilfeller av akutt forurensning i kommunen, jf. dokumentasjonen av brannvesenet i kommunen. 8. Kompetanseutvikling Kostnader til generell kompetanseutvikling dekkes av den enkelte deltakerkommune, jf. punkt 15-7 ovenfor. Kostnader til kompetanseutvikling som er nødvendig for å ivareta en spesialoppgave på vegne av VBR KO, skal dekkes av VBR KO. 9. Administrasjon VBR KO skal dekke Bergen kommune sine kostnader til ledelse og administrasjon av oppgavefellesskapet, herunder kostnader knyttet til drift av sekretariatet. 16. Inntreden Styret har fullmakt til å gjennomføre forhandlinger med potensielle deltakerkommuner. Opptak av nye deltakerkommuner krever imidlertid endring av samarbeidsavtalen, og må behandles i tråd med punkt 18 nedenfor. Dersom VBR KO har likvide midler på bundet driftsfond ved tidspunktet for inntreden, må inntredende kommune samtidig med innbetaling av tilskuddet for første år betale inn et beløp som tilsvarer kommunens forholdsmessige andel av fondet beregnet etter punktene 15-1 og 15-2 ovenfor. Dersom VBR KO har gjeldsforpliktelser eller andre økonomiske forpliktelser ved tidspunktet for inntreden, hefter den inntredende kommune for sin andel av disse forpliktelsene fra og med inntredelsesdatoen. 17. Uttreden Den enkelte deltakerkommune kan med minimum ett års skriftlig varsel til Bergen kommune si opp sitt deltakerforhold i VBR KO. Oppsigelsen vil gjelde fra 1. januar påfølgende år. Innbetalte midler vil ikke bli refundert. 18. Endring av avtalen Forslag om endring av avtalen skal først behandles av representantskapet, og krever 2/3 flertall av de avgitte stemmer. Deretter skal forslaget sendes til deltakerne for godkjenning i kommunestyrene. 19. Oppløsning Forslag om oppløsning av VBR KO skal først behandles av representantskapet, og krever 2/3 flertall av de avgitte stemmer. Deretter skal forslaget sendes til deltakerne for godkjenning i kommunestyrene. 6 Samarbeidsavtale for Vest brann- og redningsregion kommunalt oppgavefellesskap Godkjent av representantskapet 18. april 2024 Når samarbeidet er besluttet oppløst, sørger styret for at det blir satt opp en balanse med henblikk på avvikling. Alt fellesutstyr skal takseres av to takstmenn som styret oppnevner. Fellesutstyret skal selges til markedspris. Samarbeidets netto midler fordeles deretter til den enkelte deltakerkommune i forhold til innbyggertall. Kontorkommunen skal ha ansvaret for at VBR KO sine arkiver blir oppbevart etter at oppgavefellesskapet er oppløst. 20. Voldgift Dersom det oppstår tvist mellom deltakerkommunene om forståelsen av denne samarbeidsavtalen, skal tvisten avgjøres ved voldgift i henhold til tvistemålsloven kapittel 32. Voldgiftsrettens tre medlemmer skal oppnevnes av førstelagmannen i Gulating lagmannsrett. 21. Ikrafttreden Samarbeidsavtalen trer i kraft så snart den er godkjent av alle kommunestyrene i alle deltakerkommunene. 7 </text:p>
          </table:table-cell>
          <table:table-cell office:value-type="float" office:value="4601" calcext:value-type="float">
            <text:p>4601</text:p>
          </table:table-cell>
          <table:table-cell office:value-type="string" calcext:value-type="string">
            <text:p>70a24d74-00fa-594d-80f1-82b829d9fed0</text:p>
          </table:table-cell>
          <table:table-cell table:number-columns-repeated="16376"/>
        </table:table-row>
        <table:table-row table:style-name="ro2">
          <table:table-cell table:number-columns-repeated="3"/>
          <table:table-cell office:value-type="string" calcext:value-type="string">
            <text:p>2025.03.05 Fantoftvegen Presentasjon</text:p>
          </table:table-cell>
          <table:table-cell office:value-type="string" calcext:value-type="string">
            <text:p>Fantoftvegen 05.03.2025 I møtet skal følgende tema diskuteres: 1. Oppfølging fra plankonsulent til tidligere tilbakemeldinger 2. Endringer i plankart etter offentlig ettersyn og begrenset høring (bl.a. byggegrenser, garasjeanlegg og endret %-BRA) 3. Misforhold mellom bestemmelser, plankart og illustrasjoner Avklaringer 4. Formingsveileder der plan- og bygningsetaten foreslår revisjon 5. Bestemmelser (herunder rekkefølgekrav) 6. Parkeringsanlegget må enten vises som # bestemmelsesområde, eller so</text:p>
          </table:table-cell>
          <table:table-cell office:value-type="string" calcext:value-type="string">
            <text:p>Fantoftvegen 05.03.2025 I møtet skal følgende tema diskuteres: 1. Oppfølging fra plankonsulent til tidligere tilbakemeldinger 2. Endringer i plankart etter offentlig ettersyn og begrenset høring (bl.a. byggegrenser, garasjeanlegg og endret %-BRA) 3. Misforhold mellom bestemmelser, plankart og illustrasjoner Avklaringer 4. Formingsveileder der plan- og bygningsetaten foreslår revisjon 5. Bestemmelser (herunder rekkefølgekrav) 6. Parkeringsanlegget må enten vises som # bestemmelsesområde, eller som et eget formål. 7. Byggegrenser i plankart og illustrasjoner av bebyggelsen må diskuteres. - Møte med Byplan og Bymiljøetaten 20.10.2020 - Arbeidsmøte med Byarkitekt og Byplan 23.04.2021 - forespørsel om forhåndsvurdering endringer i foreslått bebyggelsesstrukturen september 2021 - forespørsel om forhåndsvurdering endringer i foreslått endringer i samferdselsarealer september 2021 - Begrenset høring 21.02.2022 – 21.03.2022 - nabomøte, den 02.03.2022 - Merknadsmøte 06.09.2022 - informasjonsmøte for naboer 16.11.2022 Planprosess og - Møte med Bergen kommune 24.03.2023, om renovasjonsløsning og trafikk medvirkning etter - Tilbakemeldinger planmaterialer 01.09.2023 offentlig ettersyn • Teams møte med saksbehandler - tilbakemelding om takform, høyder og illustrasjon av uteoppholdsareal 07.09.2023 • Klimagassberegning 20.09.2023 • Utsjekk status fra plankonsulent 17.01.2024 • Tilbakemelding klimagassberegning 16.02.2024 - Innsending 2.gangs behandling 25.03.2024 • 11.04.2024 (Plankart, utfylt GIS-skjema og reg.bestemmelser oversendes GIS- avdeling for kontroll i dag, og fagnotat er påbegynt. Planlagt fremdrift er at fagnotat sendes herfra i løpet av mai måned, med forbehold om at uforutsette situasjoner kan medføre forsinkelser.) • 06.06.2024 godkjent Plankart og bestemmelser i GIS • Mindre korrigeringer i plankart etter GIS-kontroll • Endret utforming på terreng i sørvest, mot gnr./bnr. 13/668, vist i ny illustrasjon og sikret i bestemmelsene, pkt 3.1.2.3.b • Justering av ordlyd i pkt 3.1.1.7.a • Planbeskrivelsen er oppdatert i samsvar med endringen som er gjort i plankart og bestemmelser - Ny innlevering 26.06.2024 • BEBYGGELSE • KANSONE • BYGGEHØYDER • BYGGEGRENSER • FORMINGSVEILEDER • BESTEMMELSER – REKKEFØLGEKRAV Avklaringer Skjema datert 22.01.2025 med tilbakemeldinger gitt fra ny saksbehandler i e-poster sendt 19.11.24, 03.12.24 og 05.12.24 og plankonsulent sine kommentarer til disse. - Rekkehusbebyggelse er forlenget mot sør og lekeplassen er flyttet mot midten av rekken for å gi et mer skjermet og sentralt plassert lekeareal - For å ivareta sikt mot kirken og forbedre kvaliteter på uteoppholdsarealer er boligblokk i sør fjernet og uteoppholdsarealer er flyttet. Endringene har gitt en nord-sør syns-akse gjennom området - Blokk langs Fantoftvegen i sør er forlenget og skjerme Endringene etter adkomstrampen til parkeringskjeller bedre både fra uteoppholdsareal og Fantoftvegen innspill fra Byarkitekt - Innkjørsel er blitt mer oversiktlig - Endringene er sikret i plankart Figur 1. Bebyggelses struktur ved offentlig høring Figur 2. Revidert planforslag (brun (brun blokkbebyggelse, gul - rekkehus) – blokk, gul – rekkehus) KANTSONE KANTSONE Virkning av høyden i gårdsrom og mot Fantoftvegen ble dempet ved at: Byggehøyder - gatesnitt ved planområdet er dominert av et stort og høy volum (8 etasje Fantoft stasjon). - blokk mot Fantoftvegen ble redusert fra 6 til 5 etasjer - utkragingen fra 3 etasje mot Fantoftevegn ble fjernet - blokken ble trappet ned i begge ender, fra fem til fire etasjer - avtrapping av byggehøyder sikret i plankart BYGGEGRENSE Avklaringer Endringer fra offentlig ettersyn til 2. gangs innsending Planforslag ved off. ettersyn Innspill Planforslaget begrenset høring 2.Gangs behandling juni 2024 fra Byarkitekt 23.04.21 feb/mars 2022 FORMINGSVEILEDER Avklaringer Bestemmelser (herunder rekkefølgekrav) Avklaringer </text:p>
          </table:table-cell>
          <table:table-cell office:value-type="float" office:value="4601" calcext:value-type="float">
            <text:p>4601</text:p>
          </table:table-cell>
          <table:table-cell office:value-type="string" calcext:value-type="string">
            <text:p>9edc79de-9618-5138-8f09-c85abe57e6cd</text:p>
          </table:table-cell>
          <table:table-cell table:number-columns-repeated="16376"/>
        </table:table-row>
        <table:table-row table:style-name="ro2">
          <table:table-cell table:number-columns-repeated="3"/>
          <table:table-cell office:value-type="string" calcext:value-type="string">
            <text:p>Formingsveileder_med_O-tegninger_datert_30-05-2024</text:p>
          </table:table-cell>
          <table:table-cell office:value-type="string" calcext:value-type="string">
            <text:p>Formingsveileder - Sykkelveg med fortau Hagerups vei - Mindemyren Innhold Forord 3 Prosjektdata 01 INNLEDNING  4 Introduksjon 5 Oppdragsgiver: Vestland fylkeskommune Bakgrunn 5 Rapporttittel: Formingsveileder- Sykkelveg med fortau Hagerups vei - Mindemyren Avgrensning 5 Plan-ID: 65150000 Overordnede føringer 5 Utgave/dato: 30.05.2024 Arkivreferanse: \\ntapbrgcifs\Veg\P12xx\1263 Reguleringsplan Wergeland\ Hensikt og bruk 5 14 Utredninger, rapporter, notater\18 Formingsveileder\Presentasjoner Ove</text:p>
          </table:table-cell>
          <table:table-cell office:value-type="string" calcext:value-type="string">
            <text:p>Formingsveileder - Sykkelveg med fortau Hagerups vei - Mindemyren Innhold Forord 3 Prosjektdata 01 INNLEDNING  4 Introduksjon 5 Oppdragsgiver: Vestland fylkeskommune Bakgrunn 5 Rapporttittel: Formingsveileder- Sykkelveg med fortau Hagerups vei - Mindemyren Avgrensning 5 Plan-ID: 65150000 Overordnede føringer 5 Utgave/dato: 30.05.2024 Arkivreferanse: \\ntapbrgcifs\Veg\P12xx\1263 Reguleringsplan Wergeland\ Hensikt og bruk 5 14 Utredninger, rapporter, notater\18 Formingsveileder\Presentasjoner Overordnede mål 5 Lagringsnavn: Formingsveileder.indd Eksisterende situasjon 6 Analysekart 7 Oppdrag: 1350053172 Formingsveileder- Sykkelveg med fortau Hagerups vei - Mindemyren Oppdragsbeskrivelse: Detaljregulering/formingsveileder Oppdragsleder: Maria Instanes Jebran 02 OVERORDNET STRATEGI 12 Fagansvarlig: Ingrid Aas Sandvoll Metode 13 Tema: Formingsveileder Kriterier 13 Leveranse: Versjon 1 Overordnede mål 13 Vedlegg: O001 og O002 Byutvikling, byliv og byrom 14 Skrevet av: Maren-Anna Gilberg Nyjordet og Ingrid Aas Sandvoll Overordnet strategi 15 Kvalitetskontroll: Maria Instanes Jebran og Ingrid Aas Sandvoll 03 VISUELL PROFIL 16 Systemer17 henninglarsen.com Sikkerhet18 Universell utforming 20 Blågrønn struktur 21 Materialbruk og fargepalett 22 Møblering 23 Belysning25 04 UTFORMING 26 Introduksjon delstrekninger 27 Delstrekning 1: Hagerups vei - Nyhaugveien 28 Delstrekning 2: Nyhaugveien - Wergeland lokalsenter 29 Delstrekning 3: Wergeland lokalsenter 30 Delstrekning 4:Minde allé sør 31 Delstrekning 5: Minde allé nord 32 Introduksjon fokusområder 33 Fokusområde 1: Wergeland lokalsenter 34 Fokusområde 2: Eikeveien 38 05 KILDER OG VEDLEGG 40 Forord I forbindelse med offentlig ettersyn av detaljregulering for Sykkelveg med fortau Hagerups vei - Mindemyren, har Bymiljøetaten Bergen kommune (BME) bedt om at det utarbeides en formingsveileder. Rambøll/Henning Larsen er engasjert av Vestland fylkeskommune for å utarbeide formingsveilederen, med særlig fokus på områdene gjennom Wergeland lokalsenter. Underveis i arbeidet med formingsveilederen har det vært flere prosjektgjennomganger med kommunen, fylkeskommunen og Rambøll/Henning Larsen til stede. Dette er gjort for å sikre en god prosess med flere bidragsytere til omforente løsninger i prosjektet. Det har også vært flere koordineringsmøter med tilstøtende prosjekter som er under utvikling; Grønnallmenningen (BME) og 71200000 Årstad. Gnr. 15, bnr. 163 mfl., Nyhaugen. Dette for å orientere/koordinere planene som løper parallelt og som har grensesnitt mot hverandre. Koordineringen er gjort på et overordnet nivå som tilhører denne planfasen, og det blir viktig at prosjektene koordineres i senere faser. Formingsveilederen skal være et veiledende dokument for senere planfaser. Føringer for videre detaljprosjektering oppsummeres i grønne føringsbokser på temasidene samt i vedlagte O-tegninger. Deltagere i arbeidet har vært: Hilde Gunn Stenseth (Vestland fylkeskommune), Geir Lyngaas (Vestland fylkeskommune), Maria Instanes Jebran (Rambøll), Maren-Anna Gilberg Nyjordet (Henning Larsen) og Ingrid Aas Sandvoll (Henning Larsen). Formingsveileder - Sykkelveg med fortau Hagerups vei - Mindemyren Henning Larsen 3 01 Innledning Formingsveileder - Sykkelveg med fortau Hagerups vei - Mindemyren Henning Larsen 4 Innledning Introduksjon Bakgrunn Hensikt og bruk Det er vedtatt en områdeplan for sentrale deler av Wergeland, Formingsveilederen skal gi førende rammer og være og flere private reguleringsplaner er under utarbeidelse et referansedokument for utbyggere, formgivere og i området. Med etablering av ny bebyggelse, bybanen og saksbehandlere ved byggesaksbehandling innenfor, og med Wergeland bybanestopp har Wergeland allerede gjennomgått grensesnitt inn mot planområdet. store endringer og står foran tilsvarende store endringer når de ulike planene blir realisert. Formingsveilederen er av overordnet karakter og gir langsiktige føringer for utviklingen av sykkelveg med fortau Hovedformålet med sykkelveg med fortau Hagerups vei - gjennom planområdet. Den skal sikre en helhetlig utforming, Mindemyren er tilrettelegging av et sammenhengende system hvor hensikten er at sykkeltraseen utvikles i tråd med en for syklister mellom Hagerups vei og Kanalveien, gjennom grunnleggende forståelse av områdets arkitektoniske karakter. Wergeland Lokalsenter. Reguleringsplanen skal legge til rette for et attraktivt og trygt trafikksystem for myke trafikanter og For at Wergeland skal bli et inkluderende og miljøvennlig kollektivtrafikk. Systemet skal samtidig ivareta intensjonene lokalsentrum med bymessige kvaliteter, gode tilbud og for fotgjengere og bysentrum i vedtatt områdeplan (Plan-ID: funksjonelle forbindelser for myke trafikanter, omfatter også 65150000) for sentrale deler av Wergeland. veilederen hvordan sykkelvegen forholder seg til tilstøtende byrom og legger føringer for utforming av disse. Områdeplanen for sentrale deler av Wergeland legger opp til fortetting. Planen omfatter flere allmenninger som skal knytte Det er utarbeidet prinsippløsninger for typiske situasjoner Wergeland Lokalsenter sammen med tilstøtende byrom på i utforming av sykkelvegen og hvordan den forholder seg Meieritomten. Området skal transformeres og få en urban til tilliggende byrom. Samlet vil dette bidra til helhet i karakter, med bymessige kvaliteter, tilbud og aktiviteter. området og sikre godt samspill mellom ulike elementer og Kollektivknutepunkt og byttepunkt mellom buss og bane skal funksjoner. Prinsippløsningene gir likevel spillerom for ulike optimaliseres. detaljløsninger og arkitektoniske utrykk for de enkelte byrom som berøres i senere planfaser. Avgrensning Overordnede mål Wergeland ligger i Bergensdalen sør for Bergen sentrum, og er et viktig knutepunkt langs en av hovedinnfartsårene til byen. Målene for veilederen er forankret i visjoner fra sykkel- og Planområdet strekker seg fra krysset mellom Hagerups vei gåstrategi for Bergen. og Storetveitvegen, via Wergeland lokalsenter, til Minde allé og Mindemyren. Planområdet omfatter areal til vegformål og tilstøtende byrom. • Det skal være trygt å sykle Overordnede føringer • Det skal være attraktivt å sykle • Flere skal sykle mer • Sykkelstrategi for Bergen 2020 - 2030 • Styrke urbaniteten i området • Gåstrategi for Bergen 2020-2030 • Områdeplan Wergeland Lokalsenter, planID 61160000 Fig 1 Formingsveileder - Sykkelveg med fortau Hagerups vei - Mindemyren Figuren viser området med planavgrensning 5 Trikke- sløyfeparken Innledning Wergeland lekeplass n ie ve ke Ei Eksisterende situasjon M ind eA l lé Wergeland Reiseopplevelsen fra syd til nord fotballbane Strekningen starter like nord for rundkjøringen ved Tveitevannet. Etter at man passerer en bensinstasjon med tilhørende parkeringsplass beveger man seg inn i et boligområde med eldre villabebyggelse og hager. Her oppleves strekningen noe smal, og inntrykket forsterkes av det bratte terrenget. Det er lite som skjer, strekningen har få gangfelt og lite målpunkter. Etter Nyhaugveien kommer man inn mot Wergeland lokalsenter, her åpner gatetverrsnittet seg og gata blir mer Fa urban. Her er det en miks av bolig og næring. Flere kryss og en ge r ås rundkjøring gjør trafikkbildet mer komplisert. ve ie n Wergeland lokalsenter har et visst urbant preg, men fremstår som bilbasert, med vegen som en stor barriere. Det er lite tilrettelagt for opphold og gode møteplasser. Grønnstruktur er nesten fraværende. I nærheten av bussholdeplass er det også nedgang til bybanen. Trafikken oppleves støyende. Fra Wergeland lokalsenter faller terrenget mot Minde allé. itvegen Her passerer man en krapp sving, med begrenset sikt og smalt fortau. Her er det noe næring på bakkeplan, men e Storetv ingen møteplasser og det er dårlig tilrettelagt for opphold. Med unntak av noen villahager er grønnstrukturen ikke- eksiterende. Minde allé helt i nord oppleves noe forlatt, her er noe næring, men en del tomme bygg i forbindelse med byggeplass. En høy mur med leiligheter på toppen gjør at det føles trangt. Her kobler vegen seg på nybygd anlegg med sykkelveg med fortau. Eikeveien forbinder Minde allé med Trikkesløyfeparken. Eikeveien oppleves som veg snarere enn gate, og Trikkesløyfeparken er i liten grad knyttet til de regulerte byggeområdene på Wergeland. MERKNAD: Kartillustrasjoner i innledningskapittelet viser plangrensen til offentlig ettersyn. ei r ups v Hage Fig 2 Eksisterende situasjon Formingsveileder - Sykkelveg med fortau Hagerups vei - Mindemyren 6 svei Mindre avrenningslinjer Inndal Behov forTrikke- grønne forbindelser sløyfeparken S10-5 Analysekart Trær S10-3 n Ad ygg ie R b ve m et Varelevering ke Tapperiet in Ei ist R ra sjo Wergeland leke ns - S10-4 Sammenstilling av gjeldende og pågående Mei erial M ind Fanahallen Wergeland lmen eA bybanestopp reguleringsplaner ning en S10-4 l lé S1 S8 Minde Barnehage Werge Torg Kartet viser en sammenstilling av gjeldende planer og planer Det er planlagt nye torg og allmenninger på hver side S3 fotbal Meie under utarbeidelse i tilknytning til sykkelvegen med fortau og av bilvegen, og her må gaterommet ses på som byrom. riallm ennin den gamle Meieritomten. Forbindelser mellom nye torgarealer blir viktig. ge n Tegnforklaring Torg målpunkt og mobilitet S2 Utbyggingen i området har i hovedsak skjedd langs Tilstøtende eiendommer langs Storetveitvegen i sør består ge n Plangrense sykkelveg med fortau nin en eksisterende og planlagte traseer. Det er en variert av eldre villabebyggelse og boligblokker. I forbindelse med lm Wergeland torg nal øn Gr S4 Målpunkt bygningstypologi langs strekningen. Wergeland etableringen av sykkelvegen og utvidelsen av gatetverrsnittet Lokalsenter og Minde allé har en blanding av bolig- og i sør, vil mye av eksisterende villabebyggelse nærmest vegen Dagligvare Puls park Sammenheng i byrom sentrumsbebyggelse. Ned mot Kanalveien ligger det store bli revet. I det pågående planarbeidet, planlegges det tettere en industri- og næringsbygg. boligbebyggelse. Ny BHG? Ganglinjer Torg/gatetun/fortau Fa ge T Gangfelt som beholdes r ås ve me ie n lom Gangfelt som �lyttes ngs leri Gangfelt som �jernes u Reg Planlagt bebyggelse Tegnforklaring sammenstilling gjeldende ien og pågående reguleringsplaner itvegen ve 1 19 aug 21 3 3 e Nyh Plangrense sykkelveg med fortau * Storetv 10 1 Bygg Bygg 5 Bygg 6 2 2 og 7 Bygg 28B Fig 3 Fig 4 Planlagte arealer for bolig, næring og forretning Werg 22 eland 12 sĺsen 13/828 5 13/141 Byrom knyttet til S2. Holon Arkitekter, Smedsvig Landskapsarkitekter Nyhaugen, arbeidsskisse. Thornström Brookfield Arkitekter. 50 Bygg 3 og 8 24 7 14 Bygg 4 26 1A Torg/gatetun/fortau 28 2E 2I 30 2M 2J 2F 2C 2B 32 Grønnstruktur 9 2K 2G 2A 40 2N 11 2D 2L 2H 13 21 Støy skjer m Ungdom Storetveitveg en 50 Busstopp/varelevering Lekesone +51 41 Tuftepark +40,8 1:1 25 Storetve 2 23 Vannlek +42,2 itvegen Gangsti 39A BYGG 1 27 28 Sykkelveg 1:2 0 39 MH=k+53 Sykkelve 1:15 +34,5 Lekesone GH=k+50,2 i 13/374,562 1 Fortau 29 +49,6 BYGG 2 1:15 35 +45,6 BYGG 6 1:2 +45,1 MH=k+56 31 BYGG 5 Kjøreveg 4 1:1 2 GH=k+52 33 +47,8 BYGG 3 MH=k+62 MH=k+60 +44,0 TEGNFORKLARING BYGG 4 GH= k+55,6 35A 2 1:16 GH=k+57,5 ige) St med MH=k+59,5 MH=k+59 Eksisterende allétrær iler annb 24 kl. Br GH=k+55 GH=k+55,5 1:27 il (in 50 Buss/bybanestopp steb +37,0 L - La 1:12 Fellesrom +38,8 1:8 +43,0 Kirsebærtrær Sykkel- bod Miljøstasjon +39,5 26 Nye løvtrær 1:19 19D 1:12 Miljøstasjon +38,0 4 Sandkasse Bålplass (+36,0) +38,0 1:120 +39,0 1:63 Nye bartrær 3 1:76 Leke- Speildam skulptur Lekesone (+39,0) 1:15 Nye busker (+38,0) 6 Kirsebærlund MH=k+48 +36,0 GH=k+46,2 Ny hekk 22C 12 Dyrke/ *Analysen viser plangrensen til offentlig ettersyn 5 bærbusker 22B BYGG 7 8 +35,1 MH=k+49 GH=k+46,2 14B +34,0 Markdekkere Nyh (+35,0) jeport aug 14A BYGG 8 (+34,0) 23 10 Garas 3B akken Elveb veie Plengress/eng n (+33,0) SNITT BYGG 6 Sykke 22 bod l- 1 Nyha Forhøyning med stauder YGG 5 ugvei en Forhage 20A BYGG 5B 9A Forplass 1:50 12A +32,0 Regnbed Regnbed/speildam Forhage 21 14C 7 Tegnforklaring bygningstypologi Hagerups vei Eksisterende privat hage SNITT B 4 2 OG SNITT 20 9B 11D Aktivitetsareal for ungdom 18E 18C 11B BYGG Plangrense SNITT BYGG 3 OG 8 18D 25 13/27 18B 1 Byggegrense 13/297 13 Plangrense sykkelveg med fortau 11C 18A Bygg 6 SNITT Fortau Bygg 5 11A 1 Bygg n kke eba Gangvei Elv 6 16 Fig 5 Sto retv eitĺs 19 en Kjørevei, asfalt Plan: Årstad. Gnr 13 bnr 81 m. fl. Nyhaugveien. Illustrasjonsplan. Arkitektgruppen Cubus Småhusbebyggelse 2 og 7 Private terrasser på bakkenivå Bygg n ke 16 3 12B 20 15/610 Miljøstasjon TVEITEVANNET k 12A ba 14 ve 4 Støyskjerm El 30 13/1134 Blokk/næringsbebyggelse BYGG Fig 6 17 15/192 Inngang 13A n kke eba Bygg 3 og 8 Elv 5 Sammenstilling av gjeldene og pågående 50 N +50,00 Punkthøyde SNITT 7 10 Formingsveileder - Sykkelveg med fortau Hagerups vei - Mindemyren reguleringsplaner 12 2 1:X Helning Planlagt bebyggelse 7 13 15 Mulighet for gjestesykkel-parkering 11C 11D 4 Diverse lekeapparater 11B 11A Bygg 4 Benk 9 ,00 0 1 Tegnforklaring målpunkt og mobilitet Analysekart Plangrense sykkelveg med fortau Målpunkt Sammenheng i byrom Ganglinjer Bygningstypologi - eksisterende og planlagt Torg/gatetun/fortau bebyggelse I dag utgjør private eiendommer med villabebyggelse Meieritomten er i dag i en transformasjonsprosess, mye Gangfelt som beholdes det meste av bygningsmassen i sør. Denne går over til skal rives, men et par bygninger skal beholdes, deriblant Gangfelt som �lyttes sentrumsbebyggelse når man beveger seg nordover langs Administrasjonsbygningen som ligger ved Minde allé. Tomten Storetveitvegen. I Wergeland lokalsenter er det noe eldre skal utvikles til bolig- og næringsformål. Gangfelt som �jernes sentrumsbebyggelse med næring på bakkeplan og leiligheter Planlagt bebyggelse oppover i etasjene. Ellers består sentrumsområdet av nyere blokker, også disse med næring på bakkeplan, og leiligheter oppover i etasjene. Tegnforklaring sammenstilling gjeldend og pågående reguleringsplaner Plangrense sykkelveg med fortau Planlagte arealer for bolig, næring og fo Torg/gatetun/fortau Grønnstruktur Busstopp/varelevering Sykkelveg Kjøreveg Buss/bybanestopp Fig 7 Fig 8 Wergeland Lokalsenter med nyere sentrumsbebyggelse og nedgang til bybane. Eldre sentrumsbebyggelse med næring på bakkeplan og leilighet over. Tegnforklaring bygningstypologi Plangrense sykkelveg med fortau* Småhusbebyggelse Blokk/næringsbebyggelse Planlagt bebyggelse *Analysen viser plangrensen til offentlig ettersyn Tegnforklaring barriere Plangrense sykkelveg med fortau Bybane Fig 9 Fig 10 Barriere veg/sykkelveg Eldre sentrumsbebyggelse med næring på bakkeplan og leiligheter over. Administrasjonsbygningen nord på Meieritomten. Bygningen skal bevares. Støyskjermer som �jernes Fig 11 Støyskjermer nye/beholdes Formingsveileder - Sykkelveg med fortau Hagerups vei - Mindemyren Eksisterende bygningstypologi N 8 50 Mur/trepp/rekkverk Trikke- sløyfeparken Cafe Restaurant Analysekart Wergeland le Restaurant Blomsterbutikk Treningssenter Frisør Mobiliet og målpunkter Hindutempel Bybanestopp De fleste målpunktene ligger i Wergeland Lokalsenter, Det er viktig å lage gode krysningspunkt mellom men området oppleves bilbasert. Det er behov for bedre allmenningene vest og torg øst og en videre forbindelse Tegnforklaring blågrønnMinde struktur barnehage Wer tilrettelegging for fotgjengere og syklister. Det må legges til til nærmiljøanlegg ved Wergeland fotballbane/lekeplass. fotb rette for gode krysningspunkter og tverrforbindelser. Det må Allmenningene på Meieritomten må få gode forbindelser til Plangrense sykkelveg med fortau Bussholdeplasser tas høyde for at det kommer mange nye målpunkter i området bybane, bussholdeplass og Eikeveien. og forbindelsene mellom disse må sikres. Eksisterende Restaurant Eksisterende �lomvei i veg Fysioterapi gangakser og ny byromsstruktur må kobles sammen slik at Bussholdeplassene på Wergeland er et viktig byttepunkt Mindre avrenningslinjer området fremstår som en helhet. Særlig viktig blir det å legge mellom buss og bane. til rette for gode krysningspunkter over vegen, slik at den Behov for grønne forbindelser oppleves mindre som en barriere. Dagligvare Trær Lege Restaurant Frisør Tegnforklaring målpunkt og mobilitet Plangrense sykkelveg med fortau* Målpunkt Fig 12 Fig 13 Sammenheng i byrom Treningssenter ved bybanestoppet Wergeland Bussholdeplass, nytt boligkompleks og bybanestopp i bakgrunn Ganglinjer Torg/gatetun/fortau Gangfelt som beholdes Gangfelt som �lyttes Gangfelt som �jernes Planlagt bebyggelse *Analysen viser plangrensen til offentlig ettersyn Tegnforklaring sammenstilling gjeldende og pågående reguleringsplaner Plangrense sykkelveg med fortau Planlagte arealer for bolig, næring og for Fig 14 Fig 15 Kafe i Trikkesløyfeparken Restaurant i krysset mellom Minde allé og Eikeveien Torg/gatetun/fortau Bensinstasjon Grønnstruktur Fig 16 Formingsveileder - Sykkelveg med fortau Hagerups vei - Mindemyren Mobilitet og målpunkter N 50 Busstopp/varelevering 9 Analysekart Blågrønn struktur Det er noe eksisterende grønnstruktur i området, men Sentralt på Wergeland ligger Trikkesløyfeparken, en trivelig forbindelsene mellom de grønne arealene er ufullstendige. grønn lomme med kulturhistorisk forankring. Denne mangler I sør består grønnstrukturen for det meste av villahager gode grønne forbindelser til øvrig grønnstruktur. Ved som kan oppleves visuelt, men som er fysisk utilgjengelig bybanestopp og bussholdeplass og på areal regulert til torg er for den reisende. Mesteparten av de grønne arealene det i dag mangel på grønnstruktur, med unntak av en trerekke langs Storetveitvegen forsvinner i forbindelse med som går mellom bybanen og Wergeland terrasse. Mye areal boligutbyggingen. går med til parkeringsplass i forbindelse med næringsbygg og området er lite strukturert. Tegnforklaring blågrønn struktur Plangrense sykkelveg med fortau* Fig 17 Fig 18 Flomvei Trikkesløyfeparken med kafe Trerekke på toppen av tunnelportal ned mot bybanen Mindre avrenningslinjer Behov for grønne forbindelser Trær *Analysen viser plangrensen til offentlig ettersyn Fig 19 Fig 20 Grått og trist sentrumsområde uten innslag av grønnstruktur Wergeland fotballbane Fig 21 Formingsveileder - Sykkelveg med fortau Hagerups vei - Mindemyren Blågrønn struktur N 50 10 Plangrense sykkelveg med fortau Planlagte arealer for bolig, næring o Analysekart Torg/gatetun/fortau Grønnstruktur Busstopp/varelevering Barrierer Sykkelveg Bilvegen og planlagt sykkelveg fremstår som en stor barriere barriere, da de i dag krysser fortauet for å kommer inn/ut Kjøreveg i sentrumsområdet. Bybanen er en annen barriere nord i på Storetveitvegen. Fremtidig endring i bebyggelse vil endre området. Strekningen inneholder flere høye murer som tidvis behov for støyskjerming og rekkverk. Alle avkjørsler til privat Buss/bybanestopp gjør at man føler seg innestengt som myk trafikant, særlig i eiendom vil utgå i Storetveitvegen. Minde allé. Eksisterende støyskjermer langs Storetveitvegen tar mye av utsikten, og bidrar også til en innestengt følelse. Rekkverk er enkelte steder til hinder. Utkjørsler fra privat eiendom langs Storetveitvegen oppleves også som en Tegnforklaring bygningstypologi Plangrense sykkelveg med fortau Småhusbebyggelse Blokk/næringsbebyggelse Planlagt bebyggelse Tegnforklaring barriere Plangrense sykkelveg med fortau* Fig 22 Fig 23 Bybane Støyskjerm reduserer utsikten og gjør vegen mindre attraktiv Murer og rekkverk oppleves som barrierer Barriere veg/sykkelveg Støyskjermer som �jernes Støyskjermer nye/beholdes Mur/trepp/rekkverk Avkjørsler som �jernes Avkjørsler som beholdes *Analysen viser plangrensen til offentlig ettersyn Fig 24 Fig 25 Bybanen er en barriere i sentrumsområdet Bilveien og reguleringslomme for buss utgjør en bred barrire Fig 26 Formingsveileder - Sykkelveg med fortau Hagerups vei - Mindemyren Barrierer N 50 11 2 Overordnet strategi Formingsveileder - Sykkelveg med fortau Hagerups vei - Mindemyren Henning Larsen 12 Overordnet strategi Metode Fem kriterier er satt for å oppnå de Brukervennlighet overordnede målene for formingsveilederen. Brukervennlighet går på lesbarhet, hensiktsmessige Kriteriene sier noe om hvilke tiltak som bør sykkel-parkeringer, universell utforming og tilrettelegge for Brukervennlighet benyttes. Tiltakene som foreslås bidrar til møteplasser. Dette kriteriet er viktig for å oppnå målet om at måloppnåelse. det skal være attraktivt å sykle og at flere skal sykle mer. Brukervennlighet Brukervennlighet Hver delstrekning og hvert fokusområde får en score for eksisterende situasjon. Deretter gis en score etter Reiseopplevelse gjennomførte tiltak. På denne måten kan en se effekten av Reiseopplevelse tiltakene for de ulike områdene. Reiseopplevelse handler om opplevelsen av omgivelsene man beveger seg gjennom. Omgivelsenes utforming og variasjonen Reiseopplevelse Reiseopplevelse langs strekningen står sentralt. Dette kriteriet er viktig for å Blågrønn struktur Kriterier nå målet om å styrke områdets urbanitet og at det skal være attraktivt å sykle. Strekningen er delt inn fem delstrekninger og to fokusområder. For å se hvilke utfordringer og potensial Blågrønn Blågrønn struktur struktur de forskjellige områdene har, har vi utviklet fem kriterier. Trygghet/sikkerhet Disse kriteriene er forankret i overordnede mål for Sikkerhet formingsveilederen og viser hvilke tiltak som gir effekt. Går på om de ulike trafikantgruppene har nok areal og hvordan de grenser mot hverandre, hastighet, Brukervennlighet Brukervennlighet Trygghet/sikkerhet Overordnede mål Trygghet/sikkerhet krysningspunkter, sikt og belysning. Dette kriteriet er viktig Sammenkobling og tilgjengelighet for å oppnå målet om at flere skal sykle mer og nå målet om at • Det skal være attraktivt å sykle det skal være trygt å sykle. Innebærer en opplevelse av trygghet, god flyt og frem- kommelighet, og at det er enkelt å orientere seg. Det inne- Reiseopplevelse Reiseopplevelse Sammenkobling Sammenkobling ogog tilgjengelighet tilgjengelighet bærer også opplevelseskvaliteter og lave miljøbelastninger. Blågrønn struktur • Det skal være trygt å sykle Blågrønn struktur handler om sammenkobling av Innebærer at ulike trafikantgrupper er adskilt eller har grønnstruktur, Blågrønn struktur tilgang på grøntområder og vegens evne til Blågrønn struktur et velfungerende hierarki. Det handler om areal, bruk og å håndtere overvann. Blågrønn struktur skal også tilføre hensiktsmessig belysning. byrommet en estetisk kvalitet. Dette kriteriet er viktig for å nå målet om at det skal være attraktivt å sykle og for å styrke • Flere skal sykle mer områdets urbanitet. Trygghet/sikkerhet Innebærer et sammenhengende og sikkert sykkelnett med god Trygghet/sikkerhet tilgjengelighet og sykkelvennlig utforming. • Styrke områdets urbanitet Sammenkobling og tilgjengelighet Innebærer å legge til rette for opphold, rekreasjon og tilbud Handler om gode forbindelser, gode overganger og forholdet Sammenkobling og tilgjengelighet Sammenkobling og tilgjengelighet i sentrumsområdet. Vegen må transformeres til en gate, og til målpunkter. Dette kriteriet er viktig for å nå målet om at det blågrønn struktur bør inngå. skal være attraktivt å sykle og for at flere skal sykle mer. Formingsveileder - Sykkelveg med fortau Hagerups vei - Mindemyren Henning Larsen 13 Overordnet strategi Byutvikling, byliv og byrom For å nå målet om å styrke områdets urbanitet og sikre et attraktivt miljø må man se på en helhetlig gateplanlegging. For å oppnå god sentrumsutvikling er det viktig å utnytte gatas potensial som sted. Gater skiller seg fra veger ved at de har kvaliteter som gjør dem til steder i tillegg til å ha funksjon som transportåre. Gata er viktig som sted, særlig i sentrumsområdet, der den sammen med tilstøtende arealer fungerer som rom for opphold, rekreasjon og møtested. I sentrumsområdet bør gata utformes slik at den får en identitetsskapende funksjon og inviterer til ulik type bruk. Dette kan gjøres ved å styrke kvaliteter som blågrønn struktur, Fig 27 sikre variasjon, ulike funksjoner og tilbud, legge til rette for Gatens tre hovedfunksjoner: transport, adkomst og opphold gode møteplasser med møblering og legge vekt på materialer i god kvalitet. Å utforme trygge gater som oppleves tilgjengelig for alle, sikrer attraktive gater for opphold. Gateplanlegging handler altså ikke bare om mobilitet. Gater deles inn i tre hovedfunksjoner: • Transport • Adkomst • Opphold På strekningen mellom Hagerups vei og Nyhaugveien og den nordlige delen av Minde allé tilrettelegges gata mer som en transportåre. Inn mot sentrumsområdet, endrer gata karakter, og går over til å bli en gate tilrettelagt for opphold. Eikeveien har en funksjon som adkomst da den kobler seg på hovedsystemet. Fig 28 Fra veg til gate Formingsveileder - Sykkelveg med fortau Hagerups vei - Mindemyren Henning Larsen 14 Overordnet strategi • Høyere tempo allé nord nde Overordnet strategi • Vegen inn/fra Bergen sentrum M i • Sub-urban 5 inde allé s 4M ør • Porten inn til Wergeland lokalsenter Den overordnede strategien skal sikre • Medium høy kvalitet en gjennomgående helhet gjennom hele • Fotgjengerkryssinger strekningen. Strekningen er delt inn fem ulike • Fartsreduksjon soner og to fokusområder. nd loka gela er lse W W n e 3 te • Byrom/urbant rg De fem delstrekkene har ulik karakter og funksjon, men skal r ela ved hjelp av helhetlig utforming, materialbruk og møblering • "Gjøre et stopp" nd oppleves som et område med hehet og god sammenheng. • Høy kvalitet lokals I tillegg er det pekt på to fokusområder som krever mer • Stedstilpasset sykkelveg detaljering, lokalisert i delstrekning 3 (Wergeland lokalsenter) • Lavt tempo enter-Miljøg og delstrekning 4 (Minde allé sør/Eikeveien). • Fotgjengerprioritet De tre sentrale delstrekkene definerer Wergeland lokalsenter. Her skal gata fremstå som miljøgate og kvaliteten være medium til høy på delstrekning 2 og 4, og høy på delstrekning 3. ate - Wergelan I blå sone (delstrekning 3) skal fotgjengeren prioriteres ien d ve lo og tempoet på både sykkel og bil skal oppleves som lav g ka u for gående. Sonen skal ha høy grad av urbanitet. Gul sone ha lse (delstrekning 2 og 4) skal være en overgangssone inn mot 2 Ny nter Wergeland lokalsenter. Her skal farten reduseres og områdene • Porten inn til Wergeland lokalsenter blir portalene inn til bykjernen av Wergeland. Rød sone • Medium høy kvalitet (delstrekning1 og 5) vil fungere som mer som transportetapper • Fotgjengerkryssinger for syklister som kan holde høyere tempo. • Fartsreduksjon vei - Ny rups ha ug e ag ve 1H ien • Villabebyggelse • Bergensdalen • Utsikt • Høyere tempo Fig 29 Overordnet strategi med de fem delstrekningene. Prinsippsnitt viser variasjon i karakter og opplevelse Formingsveileder - Sykkelveg med fortau Hagerups vei - Mindemyren Henning Larsen 15 3 Visuell profil Formingsveileder - Sykkelveg med fortau Hagerups vei - Mindemyren Henning Larsen 16 Temaside Føringer for systemer Systemer • Fotgjengeren skal ha førsteprioritet i sentrumsområdet • I sentrumsområdet skal sykkelvegen være stedstilpasset med materialutførelse i naturstein som kontrasterer til omliggende bygulv • Sykkelvegen skal ha en bredde på 3.25 m • Sykkelvegen skal skilles fra fotgjenerareal med skillestein av granitt med nivåforskjell og Sykkelveg med fortau er valgt som kontrasterende farge hovedsystem på hele strekningen. Dette • Sykkelvegen skal skilles fra kjørebanen med skal bidra til å separere ulike trafikantrupper kantstein eller refuge av granitt (smågatestein) med og gjøre det tryggere, både for syklister og vis der tverrsnittet ikke tillater plantefelt fotgjengere. Sykkelvegen endrer karakter • Plantefelt skal inngå som skille mellom langs strekningen for å tilpasse seg byrommene trafikantgrupper der tverrsnittet tillater det den går gjennom. • I sonen definert som bygulv skal plantefelt primært ligge mellom fortau og sykkelveg Fig 30 Fig 31 Eksisterende sykkelveg med fortau i Minde allé ned mot Kanalveien. Referansefoto fra Vangsvegen, Hamar. Miljøgate med beplantning Hovedsystem: sykkelveg med fortau Hovedsystem. Sykkelvegen er lagt vest for bilvegen gjennom hele strekningen og har en bredde på 3,25 m. Sykkelveg og fortau er skilt fra hverandre med skillestein og nivåforskjell. Mot bilveg er avgrensningen steinsatt refuge, kantstein eller platekantstein med vis. Overgangssone HOVEDSYSTEM OVERGANGSSONE MILJØGATE I delstrekning 2 og 4 (overgangssonene inn mot Wergeland lokalsenter) foreslås det vegetasjon mellom sykkelveg og bilveg der tverrsnittet tillater det. Overgang fra refuge til kantstein, samt en fortausbredde på 3 meter muliggjør dette grepet. Skilt, armaturer o.l kan plasseres i grøntareal. Miljøgate I delstrekning 3 foreslås det en stedstilpasset sykkelveg med fortau. Smalt tverrsnitt, og elementer som bussholdeplass og torgareal, krever en tydelig programmering. Fartsreduserende tiltak blir spesielt viktig i dette området. Tiltak som styrker områdets urbanitet og det estetiske inntrykket er også viktige grep for å gjøre gaten mer attraktiv for gående og syklende. I dette inngår bygulv, stedstilpasset sykkelveg, platekantstein, skillestein og plantefelt. • Sykkelveg med fortau • Plantefelt som skille mellom • Plantefelt som skille mellom fortau og • Plantefelt som skille mellom sykkelveg og • Delstrekning 1 og 5 sykkelveg og kjørebane sykkelveg venterepos • Delstrekning 2 og 4 • Repos for vente og av- og påstigning buss • Repos for vente og av- og påstigning buss • Bygulv • Bygulv • Stedstilpasset sykkelveg • Stedstilpasset sykkelveg • Delstrekning 3 • Delstrekning 3 Fig 32 Systemer Formingsveileder - Sykkelveg med fortau Hagerups vei - Mindemyren Henning Larsen 17 Temaside Føringer for sikkerhet Sikkerhet • Det skal etableres fartsreduserende tiltak i sykkelveg inn mot fotgjengerprioriterte områder og gangfelt • Tilstrekkelig belysning skal etableres • Opphøyde gangfelt i naturstein i Wergeland lokalsenter • Signalregulert gangfelt i svingen ved Minde allé • Unngå lange, rette strekninger for sykkelveg i Wergeland lokalsenter Fartsreduserende tiltak, skille mellom • Platekantstein vis 0 cm i kjørebanen i Wergeland trafikantgrupper og belysning er sentrale lokalsenter faktorer for å øke sikkerheten til de ulike • Platekantstein er hovedløsning for kanter i trafikantgruppene. Wergeland lokalsenter Fig 33 Oppmerksomhetsstriper i sykkelveg Fartsreduserende tiltak Portaler/Rundkjøring Sideforskyvning/innsnevring Tiltak for å dempe farten på både syklister og kjørende er Portaler markerer overgangen til et område der det Geometrien kan bidra til redusert sykkelhastighet. Krappere spesielt viktig inn mot kryss, ved gangfelt og inn mot selve er ønskelig med lavere fart. Dette blir viktig inn mot kurvatur tvinger både syklisten og bilisten til å senke farten. lokalsenteret av Wergeland. sentrumsområdet. Foreslått bruk av plantefelt, opphøyde Grunnet et smalt tverrsnitt og høydeforskjeller har det vært overgangsfelt, grønn rundkjøring og bygulv danner tilsammen begrensede muligheter til å gjøre for mye med kurvaturen på Opphøyd gate/trapeshump en portalvirkning inn mot Wergeland Lokalsenter. sykkelvegen. Den er likevel foreslått med minst mulig rette Det hadde vært ønskelig at hele bygulvet fikk ett nivå, men strekker innenfor sentrumsområde. Bilvegen beveger seg i en grunnet krav til universell utforming i forbindelse med Rumlefelt/oppmerksomhetsmarkering krapp kurve inn mot Minde allé. Dette, sammen med et bredt busslommene er dette ikke mulig. Trapeshumper i ulike Oppmerksomhetsstriper er foreslått benyttet i sykkelvegen opphøyd fotgjengerareal i svingen og platekantstein med vis bredder er foreslåtte tiltak ved opphøyd overgangfelt i inn mot gangfelt der syklister potensielt kan ha høy fart. 0 cm som visuell innsnevring av bilvegen, regnes som gode sentrumsområde og i overgangssone (delstrekning 2-4). Dette for å signalisere at syklisten må senke farten og bli mer tiltak for å senke farten på bil og buss. oppmerksomme inn mot sentrumsområdet. Rumlefelt kan velges benyttet ved opp og nedramping på trapeshumper. OPPHØYD GANGFELT PORTAL SIDEFORSKYVNING/INNSNEVRING Trapeshump Opphøyd gate/gangfelt Rundkjøring Portal Rumlefelt/oppmerksomhetsmarkering Sideforskyvning Innsnevring • Opphøyde gangfelt i ulike bredder • Rundkjøring • Opphøyde gangsfelt • Kurvatur sykkelveg • Materialvalg • Plantefelt • Oppmerksomhetsmarkering • Visuell innsnevring av kjørebane med • Materialvalg sykkelveg plantekantstein vis = 0 cm i sentrumskjernen Fig 34 • Stedsidentitet Fartsreduserende tiltak for bil og sykkel Formingsveileder - Sykkelveg med fortau Hagerups vei - Mindemyren Henning Larsen 18 OVERGANGSSONE Trygghet Å øke både reell og opplevd trygghet er avgjørende for å nå målet om flere syklister samt etablering av et velfungerende system mellom ulike trafikantgrupper. Refuge Benyttes mellom sykkelveg og kjørebane som skille mellom myke og harde trafikanter. Refugen kan benyttes til å montere belysning, skilt o.l. Benyttes i delstrekning 1. • Skillestein • Platekantstein Skillestein og kantstein • Plantefelt Skillestein benyttes mellom fortau og sykkelveg. Kantstein Fig 36 og platekantstein med vis benyttes mellom sykkelveg og Skille mellom ulike trafikantgupper: overgangssone kjørebane. Benyttes i delstrekning 1 - 5. Skulder En skulder øker avstanden mellom harde trafikanter og myke MILJØGATE trafikanter. Belysning Både gatebelysning og belysning av tilstøtende byrom er viktig for alle trafikantgrupper og bidrar til et oversiktlig og velfungerende bybilde, også på kveldstid. Se mer om belysning på eget temaark (side 25). Taktil merking Taktil merking er viktig for å sikre trygghet for alle brukere • Skillestein uavhengig av behov. Denne skal utføres i henhold til • Platekantstein vegnormalene og ha en helhetlig materialbruk i hele området. • Plantefelt • Visuell innsnevring av kjøreveg med plate- kantstein, vis = 0 cm HOVEDSYSTEM OVERVANNSHÅNDTERING PLANTEFELTENES FIRE HENSIKTER VISUELL FORBINDELSE • Skillestein • Skillestein • Platekantstein • Kantstein med vis • Opphøyd plantefelt • Refuge med vis • Visuell innsnevring av O2 kjøreveg med plate- LUFTFORURENSNING kantstein, vis = 0 cm PLANTEFELTENES FIRE HENSIKTER Fig 37 Skille mellom ulike trafikantgupper: miljøgate Fig 35 Skille mellom ulike trafikantgrupper: hovedsystem OVERVANNSHÅNDTERING TRIVSEL Formingsveileder - Sykkelveg med fortau Hagerups vei - Mindemyren PLANTEFELTENES FIRE HENSIKTER Henning Larsen 19 Temaside Føringer for universell utforming Universell utforming • • Håndløpere, trapp og rampe iht. TEK 17 Gjerder og rekkverk iht. TEK 17 evt SVV sine føringer • Tilstrekkelig andel møbler skal være universelt utformet • Det skal etableres rullevennlig dekke på alle fotgjenger- og sykkelareal • Sikre rullevennlig vis-kanter • Taktil merking iht. TEK 17 Tiltak langs Storetveitveien og Minde allé • Taktil merking utføres i granitt på byulv, og i skal oppfylle krav til universell utforming for støpejern utenfor nye anlegg. Universell utforming omfatter at • Luminanskontrast iht. TEK 17 oppholdsarealer og møteplasser er tilrettelagt • Universell utforming av dekke der mulig for ulike brukergrupper. • Sykkelvegen skal skilles fra fotgjengerareal med skillestein av granitt med nivåforskjell og kontrasterende farge Taktil merking Gangfelt Hensiktsmessig møblering Ramper, trapper, terreng Universelt utformet ledelinjesystem skal i størst mulig grad Alle gangfeltene i Wergeland lokalsenter anlegges som Benker, stoler og andre former for sittemøbler må være Ramper, trapper og ulike helninger i terrenget må følge krav løses ved hjelp av naturlige ledelinjer. Taktile heller benyttes opphøyde gangfelt. Dette sikrer lav fart på kjøretøy i tillegg variert og tilpasset behovene til ulike brukergrupper. En andel til universell utforming. Dette gjelder også elementer som ved gangfelt, trapper, ramper, bussholdeplasser og lignende og til å unngå økt tverrfall på fortauet inn mot kryssingen. For av møbleringen må ha ryggstø og armlener. Sittehøyden må rekkverk, håndløpere og gjerder. I området med bygulv skal må følge krav til universell utforming. På strekningen utenfor gangfeltet i kurven mellom Minde allé og Storetveitvegen, blir følge krav til universell utforming. murer, trapper og ramper utføres i granitt. bygulvet anbefales det taktil merking i støpejern. På bygulvet kryssingslengden for de gående lang. Her er det planlagt et anbefales det taktil merking utført i granitt for å skape en signalanlegg som sikrer at de gående vil komme helt over til sammenheng med resten av bygulvet. motsatt fortau, før trafikken begynner å gå igjen. Fig 38 Fig 39 Taktil merking i støpejern Taktil merking i granitt Fig 40 Fig 41 Fig 42 Fig 43 Eksisterende oppmerksomhetsfelt i granitt i topp av trapp nord for Wergeland Wergeland lokalsenter Benk med ryggstøtte og armlener Stasjonsallmenningen, Oslo terrasse Signalkryss med oppmerksomhetsfelt i støpejern og nedsenket kantstein Rullevennlig rampeløsning med gatestein og grønnstruktur Formingsveileder - Sykkelveg med fortau Hagerups vei - Mindemyren Henning Larsen 20 OVERVANNSHÅNDTERING Temaside Føringer for blågrønn struktur: PLANTEFELTENES FIRE HENSIKTER Grønnstruktur Blågrønn struktur • Antall trær vist i illustrasjonsplanen skal tilstebes etablert VISUELL FORBINDELSE som et minimum • Beplantningen må ikke hindre sikt og fremkommelighet. Høyt oppstammede trær, eventuelt søyletrær, bør benyttes. Sikt må også hensyntas ved etablering av staudefelt. O2 • • LUFTFORURENSNING Beplantningen må tåle både regn og tørke i regnbed Beplantningen må tåle salt Blågrønn struktur er viktig på hele • Beplantningen skal ha stor prydverdi gjennom året strekningen. Vegetasjonen endrer karakter • Hvert tre skal ha minimum ha 5 m3 jord mellom delstrekningene, men også etter • Der det er utfordring med å skaffe plass til hvilken funksjon den har: om den inngår TRIVSEL tilstrekkelige mengder vekstmasse til trær skal det som del av naturbasert løsning for å ta opp legges ut minimum 10 m3 rotvennlig forsterkningslag overvann, som romdannende element eller pr. tre iht. SVV Rapport nr. 89, Etablering av trær som sikkerhetstiltak der den skiller ulike • Vegetasjonen skal fungere som romdannende trafikantgrupper. element rundt oppholdssoner SIKKERHETSTILTAK • 3-trinnsstrategien legges til grunn for overvannshåndteringen i området Fig 44 Fig 45 Diarammet viser hvordan ny beplantning kan Prinsipp for overvannshåndtering i plantefelt binde sammen eksisterende grønnstruktur OVERVANNSHÅNDTERING PLANTEFELTENES FIRE HENSIKTER OVERVANNSHÅNDTERING Vegetasjonens ulike hensikter VISUELL FORBINDELSE PLANTEFELTENES FIRE HENSIKTER Foreslått vegetasjon har hensikt både som sikkerhetstiltak, Vegetasjon FORBINDELSE reduserer luftforurensing O2 VISUELL LUFTFORURENSNING romdannende element, del av overvannshåndtering og tiltak Vegetasjonen bidrar til å redusere luftforurensing. for å redusere luftforurensing. God luftkvalitet der mennesker bor er viktig i et O2 LUFTFORURENSNING TRIVSEL folkehelseperspektiv. Overvannshåndtering OVERVANNSHÅNDTERING OVERVANNSHÅNDTERING Trivsel PLANTEFELTENES FIRE HENSIKTER Minde allé skal fungere som flomvei. Dette må TRIVSEL SIKKERHETSTILTAK hensyntas og legges til rette for i utformingen. Det bør ellers Plantefelt og grønnstruktur vil ha en stor effekt VISUELL FORBINDELSE legges til rette for generell overvannshåndtering ved bruk VISUELL FORBINDELSE på trivsel for alle trafikantgrupper. Grønnstrukturen skal SIKKERHETSTILTAK av naturbaserte løsninger. Infiltrering på stedet i regnbed bidra til å knytte byrommene sammen og har potensiale bør være en del av løsningen. Vegetasjonen kan også ha som til O2 å øke kvaliteten LUFTFORURENSNING i gaterommet. Det blir særlig viktig i O2 LUFTFORURENSNING funksjon å rense vannet. Renner i dekket og rister kan bidra til sentrumsområdet, og grønnstrukturen her må ha høy kvalitet OVERVANNSHÅNDTERING å lede vannet til vegetasjonssonene. og fungere som romdannende element. Dette er særlig viktig TRIVSEL TRIVSEL ved sittegrupper og arealer tilrettelagt for opphold. Visuell forbindelse VISUELL FORBINDELSE Grønnstrukturen SIKKERHETSTILTAK bør bidra som visuelle forbindelser Vegetasjon SIKKERHETSTILTAK som sikkerhetstiltak i området. Der det mangler forbindelser mellom eksisterende I stedet for tradisjonell refuge legger foreslått løsning O2 struktur grønn LUFTFORURENSNING kan den knyttes sammen ved hjelp av trær, til rette for grøntrabatt der tverrsnittet tillater det. Plantefelt staudebed og lignende. Dette gjelder for eksempel i Eikeveien er bevisst plassert for å skille ulike trafikantgrupper og er for å kobleTRIVSEL Trikkesløyfeparken til planlagt grønnstruktur i et viktig grep for å skape en miljøgate i sentrale deler av allmenningene på Meieritomten. Det gjelder også for å knytte Wergeland. torgarealene på hver side av veien bedre sammen. SIKKERHETSTILTAK Fig 46 Vangsvegen, Hamar. Vegetasjon i gatetverrsnitt Formingsveileder - Sykkelveg med fortau Hagerups vei - Mindemyren Henning Larsen 21 Temaside Material- og fargepalett Materialene skal være brukervennlig, av høy estetisk kvalitet og bidra til å øke urbaniteten Føringer for material og fargepalett i området. Materialene som benyttes skal være bestandige og vedlikeholdsvennlige og • Amfi- og trappeløsninger i Wergeland lokalsenter tilfredsstille krav til universell utforming. utføres i granitt og tre • Plantekasser med sittekant utføres i granitt og tre • Taktil merking i Wergeland lokalsenter utføres i Utvalget av materialer må fremstå som helhetlig og det bør granitt RAL 7035 RAL 3009 RAL 4009 tas utgangspunkt i materialer som eksisterer i området. • Taktil merking utenfor Wergeland lokalsenter utføres Fargepaletten tar utgangspunkt i farger på eksisterende i støpejern fasader og møblering. • Material- og fargepalett er førende • Gjerde, lysarmatur/master/pullerter, tregruberist I Wergeland Lokalsenter (delstrekning 3) fokuseres det på rekkverk og håndløper benytter mørk grå RAL 9017 kvalitet i materialene for å skape gode rom for opphold. Det tilsvarende eksisterede lysmast i nyetablert anlegg, etableres et bygulv i granitt og en stedstilpasset sykkelveg se fig 76 med gatestein som kontrasterer til tilstøtende bygulv. • Valg av materialer skal styrke områdets urbanitet. • Bygulvet i Wergeland lokalsenter skal utføres i RAL 9017 RAL 6027 RAL 1002 Sykkelvegen i delstrekning 1, 2, 4 og 5 utføres i samme type granitt og sykkelvegen skal ha rullevenlig gatestein. material som eksisterende sykkelveg, asfalt. Refuge i granitt Venteareal ved busstopp og repos ved og smågatestein. Skillestein i granitt, altså en videreføring av fotgjengerovergang skal utføres i naturstein. eksisterende nybygd anlegg i nord. • Murer skal utføres i naturstein, eventuelt forblendes med naturstein. Material- og fargepalett skal sikre en helhetlig bruk av farger og mataler i området. Dette skal bidra til å øke urbaniteten i området og gi Wergeland en egen identitet. Wergelands materialer og farger i dag Fig 55 Ulik type granittstein gir Fig 56 Semipermeabelt dekke av Fig 57 Taktil merking i granitt differensiering i ulike soner granitt på torg og oppholdsareal Fig 47 Kjeftesluk i støpejern Fig 48 Murhus i pastell. Næring på Fig 49 Bybanen har en tydelig Fig 50 Wergeland terrasse. Fig 58 Benk av granitt med Fig 59 Fig 60 integrert i refuge bakkeplan, leiligheter over farge som gir identitet Bybanerødt, beige og tegl sitteflate i tre Gruberist i mørkt støpejern Sitteflater av tre integrert i opphøyd plantefelt Ny fargepalett Den nye fargepaletten for Wergeland er utarbeidet basert på eksisterende farger på bebyggelsen i området, bybanen, og eksisterende materialer. Ved å videreføre bruken av kvalitetsmaterialer som små- og storgatestein og belegningsheller sikrer man gode byrom som varer lenge, og som er forankret i stedet. På denne måten etableres Fig 51 Nytt bygg på Meieritomten i Fig 52 Sykkelstativ på Fig 53 Gul trikk, storgatestein, Fig 54 Natursteinsmur og gjerde Fig 61 en helhetlig arkitektonisk utforming som binder området rød- og oransje fargetoner smågatestein. RAL 3009, under-stell på benk i samme RAL Pulverlakkert møblering tilsvarende bybane-palett som cafe sammen. Formingsveileder - Sykkelveg med fortau Hagerups vei - Mindemyren Henning Larsen 22 Temaside Møblering Føringer for møblering • Sikre variert møblering tilpasset ulike brukergruppers behov • Møbleringen skal ha høy kvalitet • Møbleringen skal oppleves urban • Det skal være hensiktsmessig plassering av oppholdsmøbler Møbleringen skal være brukervennlig, av • Sikre urban kvalitet gjennom møblering høy estetisk kvalitet og ha et moderne • Møblering skal forholde seg til material- og formspråk. Møblene skal utføres i bestandige fargepalett og vedlikeholdsvennlige materialer og tilfredsstille krav til universell utforming, både i utforming og plassering. Møblering bør være varmforsinket og pulverlakkert iht.. anvist fargeplalett. Møbleringen bør ha et helhetlig uttrykk og bidra til å øke områdets urbanitet. Fig 63 Møbleringssone: benk, søppelkasse og beplantning utført i tre og mørk Fig 64 Trebeskyttelse. Må følge material- og fargepalett. pulverlakkering. Sonen skilles fra gang- og sykkelveg med storgatestein. Fig 62 Støyskjermer kan bli grønne vegger og inngå som et supplement til Fig 65 Fig 66 Opphøyde plantekasser av granitt. Sitteflate i tre. Bruk av få materialer grønnstrukturen. Møblering på torgareal. Farge på møbler kan gi identitet. gir et helhetlig uttrykk. Plantekassene er viktige som romdannende element. Fig 67 Fargebruk kan gjøre at området oppleves mer helhetlig. Støyskjerm og mur Benker Plantekasser, trebeskyttere og tregruberist Avfallsbeholdere Ved behov for støyskjermer der boliger med hage ligger tett på Benker plasseres i sentrumssonen og på allmenninger og torg. Plantekasser plasseres i sentrumssonen og på allmenninger Avfallsbeholdere må plasseres ved bussholdeplass, på veien, bør disse utføres på en slik måte at den løfter området Dette er med på å skape gode oppholdssoner og møteplasser. og torg. Der det er plass, plasseres de også ut i torgarealer og ved oppholdssoner. De må ikke plasseres istedet for å oppleves som en barriere. Beplantning i form Noen av benkene bør ha ryggstøtte og armlener. Fargen på overgangssonene. Dette er med på å dra det urbane bypreget for nært der folk skal sitte. Farge og material skal være av klatreplanter er et eksempel på hvordan en støyskjerm understellet bør harmonere med øvrig møblering. Ellers skal ut over torgområdene. De kan utføres med integrerte iht. material- og fargepalett, og inngå i en helhetlig kan løftes rent estetisk. Grønne støyskjermer er også gode valg av benk og farge være iht. material- og fargepalett. sittebenker der det er hensiktsmessig. De vil være viktige møbleringsplan. alternativer. Valg av materiale skal være iht. material- og romdannende elementer. Plantekasser utføres i granitt med fargepalett. Murer skal utføres i naturstein eller forblendes sitteplater i tre. Farge og materialvalg på trebeskyttere og med naturstein. trebruberister skal være iht. material- og fargepalett. Formingsveileder - Sykkelveg med fortau Hagerups vei - Mindemyren Henning Larsen 23 Fig 68 Det anbefales at busskur utformes som bytak for å styrke områdets Fig 69 Sykkelparkering under tak der sykkelen skal stå over lengre tid. RAL må Fig 70 Rekkverk som visuell forbindelse og identitetsmarkør. Fig 71 Skilt er viktig for å kommunisere målpunkter i og utenfor Wergeland. urbanitet. Et slikt tak oppleves mer flerfunksjonelt enn et tradisjonelt busskur. velges iht. material- og fargepalett for å sikre helhet i området. School La Pau Square. Skilt kan også være med å gi identitet til et område. RAL må være iht. material- og fargepalett. Fig 72 Fig 73 Fig 74 Fig 75 Bytak kan fungere som busskur. Her fra Franklintorget i Porsgrunn. Eksisterende sykkelparkering foran sats. Eksisterende rekkverk sør for Wergeland terrasse. Eksisterende skilt. Busskur Sykkelparkering Rekkverk, gjerder, håndløpere Skilt Det anbefales at busskur utformes som et bytak med urbant Type sykkelparkering kommer an på hvor lenge sykkelen er Ved nivåforskjeller som utløser krav om fallsikring skal Skiltingen skal være tydelig og lesbar og den reisende skal lett uttrykk. Dette er et grep som bidrar til å styrke områdets forventet å stå parkert. Plassering må skje hensiktsmessig i rekkverk/gjerder benyttes. Gjerder kan også inngå som kunne se hvor hen skal sykle og hvor langt det er. Skiltingen urbanitet. Busskur må være i tråd med krav til antall nærheten til viktige målpunkter. Særlig viktig blir det å sikre romdannende element. Håndløpere benyttes ved trapper og skal være gjennomgående for hele området og vise både venteplasser og universelt utformet. Valg av farge på bytak må gode parkeringsmuligheter i nærheten til buss, bybane, skole, langs ramper. Uavhengig av funksjon bør rekkverk inngå i en interne målpunkter, og destinasjoner utenfor området. være i iht. material- og fargepalett og bør inngå som del av en barnehage, arbeidsplasser og næring. Valg av sykkelparkering helhetlig møbleringsplan og være iht. material- og fargepalett. Den må omfatte retningsskilt og avstandsskilt. Utforming helhetlig møbleringsplan med tanke på materiale og farge. må være i iht. material- og fargepalett og bør inngå som del av skal være iht TEK17. Skiltstolper skal ha farge RAL9017 en helhetlig møbleringsplan med tanke på materiale og farge. tilsvarende lysmaster. Formingsveileder - Sykkelveg med fortau Hagerups vei - Mindemyren Henning Larsen 24 Temakart Føringer for belysning Belysning • Vegbelysning videreføres tilsvarende eksisterende nyoppført belysning i Minde allé • Lysmaster, armatur og pullerter skal pulverlakkeres i RAL 9017 vist i material- og fargepalett Gatebelysningen skal ha et funksjonelt, men (Tilsvarende eksisterende lysmast vist på fig 76) vennlig preg. Det skal benyttes lysarmatur som lyser opp gaterommet, og ikke fokuserer • Belysning skal styrke områdets urbanitet i oppover mot himmelen. Lysmastene bør Wergeland lokalsenter være varmforsinket og pulverlakkert og ha en metallisk og ubehandlet framtoning. Belysningsmastene skal være enkle og tidløse, gjerne lik eller harmonere med belysningen som er satt opp langs nyanlagt veg/sykkelveg ved Minde allè. På torgene og allmenningene kan det eksempelvis brukes mer urbane lystmaster som også har spotter. Lysmaster kan på denne måten både lyse opp gangakser men også fungere Fig 77 Fig 78 som effektbelysning, eksempelvis av trær. Belysningsmast med armatur i urbant gatemiljø. Eksempel på effektbelysning. Fig 76 Fig 79 Fig 80 Fig 81 Eksisterende funksjonell belysning langs nyetablert anlegg. Pullertbelysning i urbant amfi. Effektbelysning på møblering. Eksempel på armatur med spotbelysning. Veglys Pullertbelysning og mindre belysningsmast Effektbelysning Spotbelysning Funksjonell belysning som sikrer godt opplyst kjørebane, med armatur Effektbelysning kan benyttes i forbindelse med torgareal Spotter kan inngå som del av effektbelysning eller fungere sykkelveg og fortau iht. gjeldende regelverk. Det foreslås Pullerter og mindre lysmaster kan benyttes i og til opplysing av trær, plantefelt eller møblering. Det kan som funksjonell belysning. Spotter kan legges i gatedekket en videreført bruk av eksisterende lysmaster og armatur i sentrumsområdet hvor det legges til rette for opphold for å få også felles ned i gatedekket for en estetisk effekt eller visuell eller festes til lysmaster og pulverlakkeres i samme farge som nyanlagt veg/sykkelveg ved Minde allé. Lysmaster og armatur en mer intim og lun atmosfære. Dette kan også benyttes der forbindelse. vegbelysning, RAL 9017. skal pulverlakkeres i RAL 9017 mørk grå vist i material- og det er behov for mindre lysforurensing. Lysmaster og armatur fargepalett. bør pulverlakkeres i samme farge som vegbelysning, RAL 9017. Formingsveileder - Sykkelveg med fortau Hagerups vei - Mindemyren Henning Larsen 25 4 Utforming Formingsveileder - Sykkelveg med fortau Hagerups vei - Mindemyren Henning Larsen 26 Delstrekninger 5. Minde allé NORD Introduksjon delstrekninger 4. Minde allé SØR Sykkelvegen er delt inn i fem delstrekninger. Hver delstrekning vurderes basert på eksisterende situasjon og får en score. Så 3. WERGELAND presenteres forslag til tiltak. Til slutt kommer LOKALSENTER en vdering av delstrekningen etter innføring av tiltak, og en ny score blir gitt. 2. NYHAUGVEIEN- Kartet viser de fem delstrekningene innenfor planområdet. WERGELAND LOKALSENTER 1. Hagerups vei- Nyhaugveien Strekningen fremstår i dag som et typisk villastrøk, med private eiendommer på hver side av vegen. Tverrsnittet er smalt, og består av kjørebane og fortau på vestsiden, uten eget felt for sykkel. Terrenget er tidvis bratt. 2. Nyhaugveien- Wergeland lokalsenter Gatetverrsnittet vider seg ut, og man beveger seg fra villastrøk og inn i en mer urban kontekst med en miks av bolig og næring. 3. Wergeland lokalsenter Bysenteret oppleves noe identitetsløst. Et bord med stoler 1. HAGERUPS VEI- utenfor kiosken, ellers ingen muligheter for opphold. Sykkelparkering ved busstopp og ved treningssenteret. Mye NYHAUGVEIEN harde flater og ingen vegetasjon gjør at det er lite fristende å oppholde seg der. Bilvegen oppleves som en stor barriere. 4. Minde allé sør Urbant område med en del næring. Ved ankomst nordfra virker Wergeland terrasse på motsatt side av bybanen massiv. 5. Minde allé nord Området oppleves øde og preges av å være tett på byggeplass. For fotgjengere og syklister er det i dag en transportetappe. Formingsveileder - Sykkelveg med fortau Hagerups vei - Mindemyren Fig 82 Introduksjon delstrekninger N 50 27 Delstrekning 1 Hagerups vei - Nyhaugveien Eksisterende situasjon Brukervennlighet snarvei gjennom villabebyggelse helt i sør. Få målpunkter, kun Som fotgjenger og syklist må man dele fortauet, og det bensinstasjonen helt i sør. Påkobling i nord for fotgjengere og oppleves tidvis ganske smalt. Fortauet ligger delvis lavere enn syklister via Nyhaugveien. kjørevegen. Det er ingen sykkelparkeringer eller møteplasser med mulighet for å sette seg ned. Ny situasjon Reiseopplevelse Tiltak Strekningen er en ren transportetappe mellom Utvidelse av tverrsnittet gjør det mulig å anlegge sykkelveg bensinstasjonen og Wergeland lokalsenter. Det er villahager med fortau langs Storetveitvegen. Fortau på motsatt side øker på hver side av vegen, noe som gir et frodig intrykk. Området fremkommeligheten og gatepreget. Utkjørsel fra eksisterende Fig 83 Skissen viser typiske anbefalte grep for delsterkning 1 oppleves som lite urbant da det i hovedsak er privatboliger villabebyggelse fjernes og gjør strekningen mer oversiktlig og langs vegen. Mye støy fra trafikken. trygg. Blågrønn struktur • Etablering av sykkelveg med fortau Strekningen er preget av villahager med store gamle trær og • Etablere fortau øst typiske hagevekster. Noe grønn struktur i gatetverrsnittet i sør, • Skillestein mellom sykkelveg og fortau med trær foran støyskjerm og i forbindelse med rundkjøring. • Refuge profil 130-380 • Kantstein profil 30-130 Sikkerhet • Rekkverk Som fotgjenger og syklist må man dele et fortau. Myke • Belysning trafikanter er skilt fra kjørebane med autovern. Bilene føles • Sluk/sandfang litt for tett på, fortauet oppleves som smalt. • Innkjørsel til boliger som krysser fortau utgår Det er ingen gangfelt på strekningen. Adkomst til eiendom • Taktile heller i støpejern krysser fortau. • Tradisjonelt overgangsfelt med nedsenket kantstein Eksisterende bredde gatetverrsnitt Sammenkobling og tilgjengelighet Reiseopplevelsen vil bli sterkt påvirket av planlagte Ny bredde gatetverrsnitt Strekningen har en rundkjøring i sør, og et gangfelt med boliger som inngår i tilstøtende private boligprosjekt langs Skillestein Kantstein med vis Kantstein med vis nedsenket kantstein og sebrastriper. Det er tydelig hvor man strekningen. Blågrønn struktur er uendret da tiltaket fører til 0,5 3 3,25 0,25 3,25 3,25 0,25 1,5 1 skal. Det er godt skiltet i rundkjøringa ved Tveitevannet. at flere av villahagene utgår. Planlagte forhager blir viktig. g Programmering rren Strekningen oppleves lesbar. Mulig å koble seg på via en liten nd e te Rek- Fortau Sykkelveg Skulder Kjørefelt Kjørefelt Skulder Fortau Grøft s i s tere kverk Ek Materialitet Asfalt Granitt Fig 84 Illustrasjonssnitt Eksisterende situasjon Måloppnåelse etter tiltak Skissen viser et anbefalt tverrsnitt for delstrekning 1 Brukervennlighet Brukervennlighet Brukervennlighet Brukervennlighet Brukervennlighet Brukervennlighet Brukervennlighet Brukervennlighet Brukervennlighet Brukervennlighet Brukervennlighet Brukervennlighet Reiseopplevelse Reiseopplevelse Reiseopplevelse Reiseopplevelse Reiseopplevelse Reiseopplevelse Reiseopplevelse Reiseopplevelse Reiseopplevelse Reiseopplevelse Reiseopplevelse Reiseopplevelse Blågrønn struktur Blågrønn struktur Blågrønn struktur Blågrønn struktur Blågrønn struktur Blågrønn struktur Blågrønn struktur Blågrønn struktur Blågrønn struktur Blågrønn struktur Blågrønn struktur Blågrønn struktur Trygghet/sikkerhet Trygghet/sikkerhet Trygghet/sikkerhet Trygghet/sikkerhet Sikkerhet Sikkerhet Trygghet/sikkerhet Trygghet/sikkerhet Trygghet/sikkerhet Trygghet/sikkerhet Trygghet/sikkerhet Trygghet/sikker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Fig 85 Fig 86 Sykkelveg med fortau. Skillestein mellom sykkelveg og fortau. Steinsatt refuge Gangfelt med sebrastriper. Taktil merking utført i støpejern. Formingsveileder - Sykkelveg med fortau Hagerups vei - Mindemyren Henning Larsen 28 Delstrekning 2 Nyhaugveien - Wergeland lokalsenter Eksisterende situasjon Ny situasjon Brukervennlighet Tiltak Ingen sykkelparkering eller møteplasser med mulighet for å En overgang fra refuge til kantstein muliggjør etablering av sitte ned. Mangel på skilting gjør strekningen lite lesbar. Noen plantefelt. Dette bidrar til økt sikkerhet mellom myke og målpunkter med ulike tilbud. harde trafikanter. Plantefeltet kan brukes som regnbed og er et viktig grep for å styrke områdets urbanitet og transformere Fig 87 Illustrasjon Reiseopplevelse vegen til gate. Det gir økt opplevelsesverdi på veien inn mot Skissen viser typiske anbefalte grep for delsterkning 2 Gatetverrsnittet åpner seg opp, omgivelsene blir mer variert Wergeland lokalsenter. med flere tilbud og målpunkter. Det er fin utsikt til Ulriken. Støyskjermen gjør at man som fotgjenger føler seg litt • Etablering av sykkelveg med fortau lukket inne med biltrafikken. En busslomme gjør at vegen • Skillestein mellom sykkelveg og fortau oppleves veldig bred. Stor parkeringsplass og nedkjøring til • Plantefelt mellom sykkelveg og kjørebane parkeringshus trekker også ned. • Overgang fra refuge til platekantstein • Opphøyde gangfelt syd, nord og øst for rundkjøring Blågrønn struktur (trapeshump) Noe grønn struktur i form av gress i forbindelse med • Oppgradering av fortau øst rundkjøring og rabatter. Noe eksisterende villahager. • Oppgradering av belysning Platekantstein i • Fartsreduserende stripemarkering i sykkelveg. flush med sykkelveg Eksisterende bredde gatetverrsnitt Sikkerhet • Ledelinjesystem i granitt Ny bredde gatetverrsnitt Rundkjøring og kryss gjør at trafikkbildet blir mer • Belysning uoversiktelig, ulike trafikanter kommer fra flere retninger. Når • Kjeftesluk erend e terre ng Skillestein Platekantstein Platekantstein Eksist var vis med vis det er delt fortau blir det mye å forholde seg til. Veldig smalt • Stedstilpasset sykkelveg ifm. overgangsfelt 0,5 3 3,25 var var min. 3 0,25 3,25 3,25 0,25 var fortau ved rundkjøringa. Ingen rekkverk. Programmering Rekkverk Fortau Sykkelveg Plantefelt/ Regulerings-Skulder Kjørefelt Kjørefelt Skulder Fortau Reiseopplevelsen vil bli sterkt påvirket av planlagte møblering lomme Materialitet Sammenkobling og tilgjengelighet boliger som inngår i tilstøtende private boligprosjekt Asfalt Granitt Plantefelt/ Fig 88 Illustrasjonssnitt møblering To gangfelt med sebrastriper og nedsenket kantstein. Fortau langs strekningen. Reguleringslomme for buss trekker ned Skissen viser et anbefalt tverrsnitt for delstrekning 2 på begge sider, men veldig smalt på østsiden. Rundkjøring reiseopplevelsen noe. med avkjøring til Fageråsveien. Eksisterende situasjon Måloppnåelse etter tiltak Brukervennlighet Brukervennlighet Brukervennlighet Brukervennlighet Brukervennlighet Brukervennlighet Brukervennlighet Brukervennlighet Brukervennlighet Brukervennlighet Brukervennlighet Brukervennlighet Fig 89 Referansefoto. Damgårdsveien, Bergen. Fig 90 Referansefoto. Wises gate, Lillehammer Reiseopplevelse Reiseopplevelse Reiseopplevelse Reiseopplevelse Granittelement i oppramping. Reiseopplevelse Reiseopplevelse Reiseopplevelse Reiseopplevelse Opphøyd, hellebelagt gangfelt. Reiseopplevelse Reiseopplevelse Reiseopplevelse Reiseopplevelse Blågrønn struktur Blågrønn struktur Blågrønn struktur Blågrønn struktur Blågrønn struktur Blågrønn struktur Blågrønn struktur Blågrønn struktur Blågrønn struktur Blågrønn struktur Blågrønn struktur Blågrønn struktur Trygghet/sikkerhet Trygghet/sikkerhet Sikkerhet Trygghet/sikkerhet Trygghet/sikkerhet Sikkerhet Trygghet/sikkerhet Trygghet/sikkerhet Trygghet/sikkerhet Trygghet/sikkerhet Trygghet/sikkerhet Trygghet/sikker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Sammenkobling og tilgjengelighet Fig 91 Referansefoto. Lillehammer Fig 92 Referansefoto. Damgårdsveien, Bergen Skillestein mellom fortau og sykkelveg. Rumlestripe. Beplantning mellom fortau og kjørebane. Formingsveileder - Sykkelveg med fortau Hagerups vei - Mindemyren Henning Larsen 29 Delstrekning 3 Ny situasjon Wergeland Tiltak Området bør behandles som et byrom, da det omfatter tre områder som er regulert til torg. På denne delstrekningen skal lokalsenter fotgjengeren prioriteres, og sykkelvegen må innpasses i torg- og fotgjengerareal. Areal for opphold og tiltak for økt urbanitet må vektlegges. Opphøyde gangfelt, sammenhengende bygulv Eksisterende situasjon og soner for opphold er viktige tiltak på denne strekningen. Vegetasjonen bør ha funksjon som romdannende element i Brukervennlighet tillegg til å skille ulike trafikantgrupper. Dårlig skiltet for myke trafikanter, lite inviterer til opphold. Uoversiktelig med den krappe svingen. Et par sittemuligheter, • Etablering av stedstilpasset sykkelveg med fortau men disse er plassert ved miljøstasjon, på en grå flate. En del • Skillestein mellom sykkelveg og fortau Fig 93 Illustrasjon sykkelparkering ved bussholdeplass. • Platekantstein med vis mellom fortau og kjørebane Skissen viser typiske anbefalte grep for delsterkning 3 • Opphøyd, bred og lysregulert gangfelt i nord Reiseopplevelse • Venterepos/fotgjengerprioritert areal mellom busslomme Lokalsenteret oppleves bilbasert, og bilvegen er en stor og gangfelt barriere. Biltrafikken oppleves som hurtig og støyende. • Bygulv Omgivelsene er harde og grå og inviterer ikke til opphold. • Platekantstein med vis 0 cm for å gi en visuelt smalere Bytak/busskur Noen fine, eldre trehus med villahager drar inntrykket opp og kjørebane gir variasjon til Wergeland terrasse. • Styrkede tverrforbindelser • Grønnstruktur, treplanting i fast dekke Blågrønn struktur • Arealer tilrettelagt for opphold med møblering Eksisterende bredde gatetverrsnitt Trerekke langs bybane og noe eksisterende villahager. • Fotgjengerprioritet Ny bredde gatetverrsnitt Blir viktig å fullføre påbegynte strukturer og erstatte • Sykkelparkering Torg Eksisterende terreng Torg grønnstrukturen som utgår. • Forbedret forbindelse til bybane og Trikkesløyfeparken Bygulv Skillestein Skillestein Kasselstein Kasselstein • Fartsreduserende stripemarkering i sykkelveg 2,00 3 3,25 2,00 2,25 var. min 3 0,30 3,25 3,25 0,30 var. min 3 var. min 3 var. Sikkerhet • Ledelinjesystem i granitt Programmering Plantefelt/ Fortau Stedstilpasset Plantefelt/ Plattform Busslomme Kjørefelt Kjørefelt Busslomme Fortau Plantefelt/ møblering sykkelveg møblering møblering Smalt fortau som deles av syklister og fotgjengere, og kryss • Belysning Materialitet uten opphøyd gangfelt på en trafikkert strekning gjør det Plantefelt/ Plantefelt/ møblering Bygulv - granitt Bygulv - granitt/Plantefelt/ møblering møblering utrygt. En krapp sving gjør området uoversiktlig. Det hadde vært ønskelig at hele bygulvet fikk samme nivå, men grunnet krav til universell utforming i forbindelse Fig 94 Illustrasjonssnitt Sammenkobling og tilgjengelighet med busslomme er dette ikke mulig. Et smalt gatetverrsnitt Skissen viser et anbefalt tverrsnitt for delstrekning 3 Dårlig tverrforbindelse over bilvegen. Lite skjer på muliggjør ikke en sammenhengende grønnstruktur langs fotgjengerens og syklistens premisser. Strekningen har en delstrekningen. Plassering av busslommer har innvirkning signalkryssing med nedsenket kantstein og sebrastriper. på utforming av byrommet. Reiseopplevelsen vil bli sterkt Strekningen har bussholdeplass. Uklar og smal forbindelse påvirket av planlagte boliger som inngår i tilstøtende private ned til bybane</text:p>
          </table:table-cell>
          <table:table-cell office:value-type="float" office:value="4601" calcext:value-type="float">
            <text:p>4601</text:p>
          </table:table-cell>
          <table:table-cell office:value-type="string" calcext:value-type="string">
            <text:p>ada9f66a-a32c-51cb-ab28-16036e4b542a</text:p>
          </table:table-cell>
          <table:table-cell table:number-columns-repeated="16376"/>
        </table:table-row>
        <table:table-row table:style-name="ro4">
          <table:table-cell table:number-columns-repeated="3"/>
          <table:table-cell office:value-type="string" calcext:value-type="string">
            <text:p>11. Tilbakemelding fra Vest politidistrikt på spørreskjema.</text:p>
          </table:table-cell>
          <table:table-cell office:value-type="string" calcext:value-type="string">
            <text:p>21.04.2023, 12:02 Evaluering av tillatelsesordningen/forskriften i Bergen kommune Vis resultater Respondent 2 Anonym 11:40 Tid til å fullføre Overordnet 1. Ditt navn Lars M. Lothe 2. Organisasjon Vest politidistrikt 3. Kontaktinformasjon lars.lothe@politiet.no Forskriftens kapittel 1: Innledende bestemmelser https://forms.office.com/Pages/DesignPageV2.aspx?origin=NeoPortalPage&amp;subpage=design&amp;id=qaoc1BqkD06b9gXNH0jScR2fE_mvp25PmJnY... 1/6 21.04.2023, 12:02 Evaluering av tillatelsesordningen/forsk</text:p>
          </table:table-cell>
          <table:table-cell office:value-type="string" calcext:value-type="string">
            <text:p>21.04.2023, 12:02 Evaluering av tillatelsesordningen/forskriften i Bergen kommune Vis resultater Respondent 2 Anonym 11:40 Tid til å fullføre Overordnet 1. Ditt navn Lars M. Lothe 2. Organisasjon Vest politidistrikt 3. Kontaktinformasjon lars.lothe@politiet.no Forskriftens kapittel 1: Innledende bestemmelser https://forms.office.com/Pages/DesignPageV2.aspx?origin=NeoPortalPage&amp;subpage=design&amp;id=qaoc1BqkD06b9gXNH0jScR2fE_mvp25PmJnY... 1/6 21.04.2023, 12:02 Evaluering av tillatelsesordningen/forskriften i Bergen kommune 4. I hvilken grad syntes dere at forskriften bidrar til formålet om fremkommelige og trygge offentlige rom? Oppgi gjerne også om forskriften bidrar til dette formålet i a) svært liten grad, b) liten grad, c) middels grad, d) stor grad eller e) svært stor grad. d 5. I hvilken grad syntes dere at forskriften bidrar til formålet om effektiv forvaltning? Oppgi gjerne også om forskriften bidrar til dette formålet i a) svært liten grad, b) liten grad, c) middels grad, d) stor grad eller e) svært stor grad. d 6. I hvilken grad syntes dere at forskriften bidrar til formålet om klimavennlige løsninger? Oppgi gjerne også om forskriften bidrar til dette formålet i a) svært liten grad, b) liten grad, c) middels grad, d) stor grad eller e) svært stor grad. c 7. I hvilken grad syntes dere at forskriften bidrar til formålet om godt miljø og lokalmiljø? Oppgi gjerne også om forskriften bidrar til dette formålet i a) svært liten grad, b) liten grad, c) middels grad, d) stor grad eller e) svært stor grad. d 8. Er det noen flere formål som forskriften bør legge til rette for? Nei 9. Bymiljøetaten ser et behov for å også regulere utleie på grunn som er privat eid, men allment tilgjengelig. Hva er deres tanker om dette? Enig med Bymiljøetaten https://forms.office.com/Pages/DesignPageV2.aspx?origin=NeoPortalPage&amp;subpage=design&amp;id=qaoc1BqkD06b9gXNH0jScR2fE_mvp25PmJnY... 2/6 21.04.2023, 12:02 Evaluering av tillatelsesordningen/forskriften i Bergen kommune 10. Har dere noen synspunkter på soneinndelingen? Er denne hensiktsmessig, eller bør det gjøres endringer? Hensiktsmessig for Vest politidistrikt Forskriftens kapittel 2: Tillatelsesordning 11. Hvordan har begrensningen på tre utleiere fungert? Tilfredsstillende 12. Hva anser dere som fordelene og ulempene med å ha tillatelsesperiode med 2 års varighet vs. 1 års varighet? Bedre kontinuitet i samarbeidet. Mulig for langsiktige investeringer og kundeforhold 13. Hva anser dere som fordelene og ulempene med å ha tillatelsesperiode med 2 års varighet vs. 3 års varighet? Mulighet for å bytte ut aktører som evt. ikke oppfyller forpliktelser og understøttet formålet med reguleringen 14. Har dere noen innspill til utvelgelseskriteriet i forskriften om fremkommelige offentlige rom (§ 7 andre ledd bokstav a)? Er dette et hensiktsmessig vilkår, eller bør det gjøres endringer? Ingen innspill https://forms.office.com/Pages/DesignPageV2.aspx?origin=NeoPortalPage&amp;subpage=design&amp;id=qaoc1BqkD06b9gXNH0jScR2fE_mvp25PmJnY... 3/6 21.04.2023, 12:02 Evaluering av tillatelsesordningen/forskriften i Bergen kommune 15. Har dere noen innspill til utvelgelseskriteriet i forskriften om trygge offentlige rom (§ 7 andre ledd bokstav b)? Er dette et hensiktsmessig vilkår, eller bør det gjøres endringer? Ingen innspill 16. Har dere noen innspill til utvelgelseskriteriet i forskriften om klima- og miljøvennlig drift (§ 7 andre ledd bokstav c)? Er dette et hensiktsmessig vilkår, eller bør det gjøres endringer? Ingen innspill Forskriftens kapittel 3: Vilkår for bruk av tillatelsen 17. Hvordan har begrensningen på antall kjøretøy i sone 1 fungert? Altså den indre sentrumssonen. Tilfredsstillende 18. Hvordan har begrensningen på antall kjøretøy i sone 2 fungert? Altså bygatesonen, inkludert Møhlenpris, Nygårdshøyden, Nordnes og deler av Sandviken. Tilfredsstillende 19. Hva er deres tanker om å ha tjenesten tilgjengelig natt til hverdager? Muligheten for å stenge på natten på hverdager bør opprettholdes https://forms.office.com/Pages/DesignPageV2.aspx?origin=NeoPortalPage&amp;subpage=design&amp;id=qaoc1BqkD06b9gXNH0jScR2fE_mvp25PmJnY... 4/6 21.04.2023, 12:02 Evaluering av tillatelsesordningen/forskriften i Bergen kommune 20. Hva er deres tanker om å ha tjenesten tilgjengelig natt til lørdag og søndag? Må være stengt natt til lørdag og natt til søndag 21. Burde kjøretøyene ha tydelige registreringsnummer? Hvorfor eller hvorfor ikke? Bør kunne identifiseres. Bedrer mulighetene for å identifisere den som har leiet motorvognen 22. Hvis ja på spørsmål 21: Har dere innspill til størrelse og plassering av registreringsnummeret? Bør kunne leses bakfra på noen meters avstand 23. Er det flere eller andre miljøkrav som kan/burde stilles for å oppnå formålene i forskriften? Ser ikke behovet for det Avsluttende spørsmål 24. Hva fungerer godt med den lokale forskriften? Utdyp gjerne hvordan. Antallsbegrensning og nattestenging fungerer godt. Bidrar til fremkommelighet og forhindrer straffbare forhold som f.eks. kjøring i ruspåvirket tilstand 25. Hva fungerer mindre godt med den lokale forskriften? Utdyp gjerne hvordan. Ingen merknad https://forms.office.com/Pages/DesignPageV2.aspx?origin=NeoPortalPage&amp;subpage=design&amp;id=qaoc1BqkD06b9gXNH0jScR2fE_mvp25PmJnY... 5/6 21.04.2023, 12:02 Evaluering av tillatelsesordningen/forskriften i Bergen kommune 26. Har dere forslag til forbedringer i den lokale forskriften? Ingen merknad https://forms.office.com/Pages/DesignPageV2.aspx?origin=NeoPortalPage&amp;subpage=design&amp;id=qaoc1BqkD06b9gXNH0jScR2fE_mvp25PmJnY... 6/6 </text:p>
          </table:table-cell>
          <table:table-cell office:value-type="float" office:value="4601" calcext:value-type="float">
            <text:p>4601</text:p>
          </table:table-cell>
          <table:table-cell office:value-type="string" calcext:value-type="string">
            <text:p>465d1a91-0dc8-509d-9ce9-b96c3757842c</text:p>
          </table:table-cell>
          <table:table-cell table:number-columns-repeated="16376"/>
        </table:table-row>
        <table:table-row table:style-name="ro2">
          <table:table-cell table:number-columns-repeated="3"/>
          <table:table-cell office:value-type="string" calcext:value-type="string">
            <text:p>Innkomne svar på skriftlige spørsmål til utvalg for finans, kultur og næring 05.06.2024</text:p>
          </table:table-cell>
          <table:table-cell office:value-type="string" calcext:value-type="string">
            <text:p><text:s/>Utvalg for finans, kultur og næring Saksframstilling Vår referanse: 2023/275672-11 Saksbehandler: Birgitte Worren Bratland Innkomne svar på skriftlige spørsmål til utvalg for finans, kultur og næring 05.06.2024 Hva saken gjelder: Skriftlige spørsmål som er besvart siden forrige utvalgsmøte er knyttet til saken. Spørsmålsstiller gis mulighet til å stille oppfølgingsspørsmål i møtet. Skriftlige spørsmål gjøres tilgjengelig i spørsmålsregisteret så snart de er innkommet til bystyrets kontor. Spørs</text:p>
          </table:table-cell>
          <table:table-cell office:value-type="string" calcext:value-type="string">
            <text:p><text:s/>Utvalg for finans, kultur og næring Saksframstilling Vår referanse: 2023/275672-11 Saksbehandler: Birgitte Worren Bratland Innkomne svar på skriftlige spørsmål til utvalg for finans, kultur og næring 05.06.2024 Hva saken gjelder: Skriftlige spørsmål som er besvart siden forrige utvalgsmøte er knyttet til saken. Spørsmålsstiller gis mulighet til å stille oppfølgingsspørsmål i møtet. Skriftlige spørsmål gjøres tilgjengelig i spørsmålsregisteret så snart de er innkommet til bystyrets kontor. Spørsmålsregisteret kan man se her; https://www.bergen.kommune.no/politikk/sporsmalogsvar Velg «søk» øverst i menyen, og du kan da søke på den spørsmålstypen du ønsker og hvilke utvalg og representant som har fremmet det. Dato: 24. mai 2024 Birgitte W. Bratland - saksbehandler Dokumentet er godkjent elektronisk. 1 </text:p>
          </table:table-cell>
          <table:table-cell office:value-type="float" office:value="4601" calcext:value-type="float">
            <text:p>4601</text:p>
          </table:table-cell>
          <table:table-cell office:value-type="string" calcext:value-type="string">
            <text:p>14b45fae-e3f6-53bd-b0f6-46d640c199bb</text:p>
          </table:table-cell>
          <table:table-cell table:number-columns-repeated="16376"/>
        </table:table-row>
        <table:table-row table:style-name="ro2">
          <table:table-cell table:number-columns-repeated="3"/>
          <table:table-cell office:value-type="string" calcext:value-type="string">
            <text:p>Saksprotokoll KU, 21052024, Sak 59/24, Eventuelt</text:p>
          </table:table-cell>
          <table:table-cell office:value-type="string" calcext:value-type="string">
            <text:p>Eventuelt Kontrollutvalet behandla saka i møtet 21.05.2024 sak 59/24: Det vart ikkje treft vedtak i saka. Kontrollutvalet si behandling Følgande representantar tok ordet: Per-Arne Hvidsten Larsen (V), leiar Caroline Sandven Taule (H), nestleiar Karsten Henrik Sprenger (H) Henrik Jorem (Ap) Torkil Åmland (FrP) Else Kathrine Nesmoen (MDG) Hanne Indrehus (R) Eviny – sak om val av ny styreleiar mv. – spørsmål rundt byrådsvedtak og aksjonæravtale Per-Arne Hvidsten Larsen (V) orienterte om kva han vei</text:p>
          </table:table-cell>
          <table:table-cell office:value-type="string" calcext:value-type="string">
            <text:p>Eventuelt Kontrollutvalet behandla saka i møtet 21.05.2024 sak 59/24: Det vart ikkje treft vedtak i saka. Kontrollutvalet si behandling Følgande representantar tok ordet: Per-Arne Hvidsten Larsen (V), leiar Caroline Sandven Taule (H), nestleiar Karsten Henrik Sprenger (H) Henrik Jorem (Ap) Torkil Åmland (FrP) Else Kathrine Nesmoen (MDG) Hanne Indrehus (R) Eviny – sak om val av ny styreleiar mv. – spørsmål rundt byrådsvedtak og aksjonæravtale Per-Arne Hvidsten Larsen (V) orienterte om kva han veit per 21.05.2024 om Eviny-saka som har vore oppe i media siste dagane. Avhengig av korleis denne saka utviklar seg kan det bli aktuelt å få ei orientering om saka i kontrollutvalet. Om saksliste til kontrollutvalsmøte Karsten Henrik Sprenger (H) tok opp at det er viktig at kontrollutvalet ikkje opptrer som eit partipolitisk organ. Det er viktig at kontrollutvalet har eit overordna fokus på forbetring av kommunen på systemnivå, og ikkje fokuserer på enkeltsaker av meir partipolitisk karakter. Per-Arne Hvidsten Larsen kommenterte om sine vurderingar som møteleiar. Endring av prosjektplanar til forvaltningsrevisjonar Hanne Indrehus (R) tok opp at det er viktig at kontrollutvalet sikrar tydleg mandat til revisor når vi gjer vedtak i saker. Kontrollutvalet kan bli betre på å skriftleggjere i vedtaksform dei endringane vi vil ha inn i prosjektplanar, ikkje berre vise til det som blei sagt i møtet. Forslag til vedtak: - </text:p>
          </table:table-cell>
          <table:table-cell office:value-type="float" office:value="4601" calcext:value-type="float">
            <text:p>4601</text:p>
          </table:table-cell>
          <table:table-cell office:value-type="string" calcext:value-type="string">
            <text:p>b9089792-9ed7-595e-8447-57c9f6e5312d</text:p>
          </table:table-cell>
          <table:table-cell table:number-columns-repeated="16376"/>
        </table:table-row>
        <table:table-row table:style-name="ro1">
          <table:table-cell table:number-columns-repeated="3"/>
          <table:table-cell office:value-type="string" calcext:value-type="string">
            <text:p>Situasjonsplan</text:p>
          </table:table-cell>
          <table:table-cell table:number-columns-repeated="2" office:value-type="string" calcext:value-type="string">
            <text:p><text:s/></text:p>
          </table:table-cell>
          <table:table-cell office:value-type="float" office:value="4601" calcext:value-type="float">
            <text:p>4601</text:p>
          </table:table-cell>
          <table:table-cell office:value-type="string" calcext:value-type="string">
            <text:p>9c39afaf-ebad-5f9d-9d9a-98899398a974</text:p>
          </table:table-cell>
          <table:table-cell table:number-columns-repeated="16376"/>
        </table:table-row>
        <table:table-row table:style-name="ro2">
          <table:table-cell table:number-columns-repeated="3"/>
          <table:table-cell office:value-type="string" calcext:value-type="string">
            <text:p>ALTERNATIV Sol- skyggestudie Slåtthaug VGS datert 08.04.2025</text:p>
          </table:table-cell>
          <table:table-cell office:value-type="string" calcext:value-type="string">
            <text:p><text:s/>Tegneforklaring N Eksisterende bygg Sol Eiendomsgrense Tilbygg Skygge Tilbygg Bygg A Tilbygg Bygg B Dato 21.03 Tidspunkt 12: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3 Sol- og skyggestudie Prosjektnummer 13500464</text:p>
          </table:table-cell>
          <table:table-cell office:value-type="string" calcext:value-type="string">
            <text:p><text:s/>Tegneforklaring N Eksisterende bygg Sol Eiendomsgrense Tilbygg Skygge Tilbygg Bygg A Tilbygg Bygg B Dato 21.03 Tidspunkt 12: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3 Sol- og skyggestudie Prosjektnummer 1350046476 Målestokk 1:1000 Fana. Gnr. 44, bnr. 572 mfl. 21 mars kl.12 (Alternativ justering av reguleringsforslag) Prosjektfase Regulering 08.04.2025 Slåtthaug skole Dato Tegneforklaring N Eksisterende bygg Sol Eiendomsgrense Tilbygg Skygge Tilbygg Bygg A Tilbygg Bygg B Dato 21.03 Tidspunkt 15: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4 Sol- og skyggestudie Prosjektnummer 1350046476 Målestokk 1:1000 Fana. Gnr. 44, bnr. 572 mfl. 21 mars. kl. 15 (Alternativ justering av reguleringsforslag) Prosjektfase Regulering 08.04.2025 Slåtthaug skole Dato Tegneforklaring N Eksisterende bygg Sol Eiendomsgrense Tilbygg Skygge Omriss skygge fra nybygg/tilbygg Tilbygg Bygg A Tilbygg Bygg B Dato 21.03 Tidspunkt 18: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5 Sol- og skyggestudie Prosjektnummer 1350046476 Målestokk 1:1000 Fana. Gnr. 44, bnr. 572 mfl. 21 mars kl. 18 (Alternativ justering av reguleringsforslag) Prosjektfase Regulering 08.04.2025 Slåtthaug skole Dato Tegneforklaring N Eksisterende bygg Sol Eiendomsgrense Tilbygg Skygge Tilbygg Bygg A Tilbygg Bygg B Dato 20.05 Tidspunkt 12: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6 Sol-og skyggestudie Prosjektnummer 1350046476 Målestokk 1:1000 Fana. Gnr. 44, bnr. 572 mfl. 20 mai kl. 12 (Alternativ justering av reguleringsforslag) Prosjektfase Regulering 08.04.2025 Slåtthaug skole Dato Tegneforklaring N Eksisterende bygg Sol Eiendomsgrense Tilbygg Skygge Tilbygg Bygg A Tilbygg Bygg B Dato 20.05 Tidspunkt 15: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7 Sol- og skyggestudie Prosjektnummer 1350046476 Målestokk 1:1000 Fana. Gnr. 44, bnr. 572 mfl. 20 mai kl. 15 (Alternativ justering av reguleringsforslag) Prosjektfase Regulering 08.04.2025 Slåtthaug skole Dato Tegneforklaring N Eksisterende bygg Sol Eiendomsgrense Tilbygg Skygge Tilbygg Bygg A Tilbygg Bygg B Dato 20.05 Tidspunkt 18: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8 Sol- og skyggestudie Prosjektnummer 1350046476 Målestokk 1:1000 Fana. Gnr. 44, bnr. 572 mfl. 20 mai kl. 18 (Alternativ justering av reguleringsforslag) Prosjektfase Regulering 08.04.2025 Slåtthaug skole Dato Tegneforklaring N Eksisterende bygg Sol Eiendomsgrense Tilbygg Skygge Tilbygg Bygg A Tilbygg Bygg B Dato 20.05 Tidspunkt 20: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09 Sol- og skyggestudie Prosjektnummer 1350046476 Målestokk 1:1000 Fana. Gnr. 44, bnr. 572 mfl. 20 mai kl.20 (Alternativ justering av reguleringsforslag) Prosjektfase Regulering 08.04.2025 Slåtthaug skole Dato Tegneforklaring N Eksisterende bygg Sol Eiendomsgrense Tilbygg Skygge Tilbygg Bygg A Tilbygg Bygg B Dato 21.06 Tidspunkt 08: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10 Sol-og skyggestudie Prosjektnummer 1350046476 Målestokk 1:1000 Fana. Gnr. 44, bnr. 572 mfl. 21 juni kl.08 (Alternativ justering av reguleringsforslag) Prosjektfase Regulering 08.04.2025 Slåtthaug skole Dato Tegneforklaring N Eksisterende bygg Sol Eiendomsgrense Tilbygg Skygge Tilbygg Bygg A Tilbygg Bygg B Dato 21.06 Tidspunkt 12: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11 Sol- og skyggestudie Prosjektnummer 1350046476 Målestokk 1:1000 Fana. Gnr. 44, bnr. 572 mfl. 21 juni kl.12 (Alternativ justering av reguleringsforslag) Prosjektfase Regulering 08.04.2025 Slåtthaug skole Dato Tegneforklaring N Eksisterende bygg Sol Eiendomsgrense Tilbygg Skygge Tilbygg Bygg A Tilbygg Bygg B Dato 21.06 Tidspunkt 18: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12 Sol- og skyggestudie Prosjektnummer 1350046476 Målestokk 1:1000 Fana. Gnr. 44, bnr. 572 mfl. 21 juni kl. 18 (Alternativ justering av reguleringsforslag) Prosjektfase Regulering 08.04.2025 Slåtthaug skole Dato Tegneforklaring N Eksisterende bygg Sol Eiendomsgrense Tilbygg Skygge Tilbygg Bygg A Tilbygg Bygg B Dato 21.06 Tidspunkt 20: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13 Sol- og skyggestudie Prosjektnummer 1350046476 Målestokk 1:1000 Fana. Gnr. 44, bnr. 572 mfl. 21 juni kl.20 (Alternativ justering av reguleringsforslag) Prosjektfase Regulering 08.04.2025 Slåtthaug skole Dato Tegneforklaring N Eksisterende bygg Sol Eiendomsgrense Tilbygg Skygge Tilbygg Bygg A Tilbygg Bygg B Dato 21.12 Tidspunkt 12:00 Ny situasjon (Alternativ justering av reguleringsforslag) Eksisterende situasjon 44/575 44/575 44/572 44/572 B A 44/474 44/474 44/686 44/686 D 44/136 C 44/136 44/85 44/85 44/135 44/135 Filnavn: Slåtthaug VGS - Solstudie regulering AC27 oppdatert.pln 44/264 44/630 44/264 44/630 44/265 44/265 Vestland fylkeskommune A 200 10 014 Sol- og skyggestudie Prosjektnummer 1350046476 Målestokk 1:1000 Fana. Gnr. 44, bnr. 572 mfl. 21 Desember kl. 12 (Alternativ justering av reguleringsforslag) Prosjektfase Regulering 08.04.2025 Slåtthaug skole Dato </text:p>
          </table:table-cell>
          <table:table-cell office:value-type="float" office:value="4601" calcext:value-type="float">
            <text:p>4601</text:p>
          </table:table-cell>
          <table:table-cell office:value-type="string" calcext:value-type="string">
            <text:p>cc872377-5415-5034-a5ca-8371d64a80aa</text:p>
          </table:table-cell>
          <table:table-cell table:number-columns-repeated="16376"/>
        </table:table-row>
        <table:table-row table:style-name="ro2">
          <table:table-cell table:number-columns-repeated="3"/>
          <table:table-cell office:value-type="string" calcext:value-type="string">
            <text:p>Innkalling forretningsutvalget 11.06.2024</text:p>
          </table:table-cell>
          <table:table-cell office:value-type="string" calcext:value-type="string">
            <text:p><text:s/>BERGEN KOMMUNE Bystyrets kontor (Arbeidssted) Innkalling Forretningsutvalget Møtedato: 11.06.2024 kl. 09:00 Møtested: Møtested Bergen Rådhus - Rådstuen, 14. etg. Forfall meldes via tilsendt lenke i Kaukus. Innkalling sendes varamedlemmer til orientering. Varamedlemmer møter bare etter særskilt innkalling. Innkalling 2023/257834-75 Innkalling forretningsutvalget 11.06.2024 Saker til behandling 212/24 2023/257839-57 Godkjenning av protokoll fra forretningsutvalgets møte 04.06.2024 213/24 2023/257</text:p>
          </table:table-cell>
          <table:table-cell office:value-type="string" calcext:value-type="string">
            <text:p><text:s/>BERGEN KOMMUNE Bystyrets kontor (Arbeidssted) Innkalling Forretningsutvalget Møtedato: 11.06.2024 kl. 09:00 Møtested: Møtested Bergen Rådhus - Rådstuen, 14. etg. Forfall meldes via tilsendt lenke i Kaukus. Innkalling sendes varamedlemmer til orientering. Varamedlemmer møter bare etter særskilt innkalling. Innkalling 2023/257834-75 Innkalling forretningsutvalget 11.06.2024 Saker til behandling 212/24 2023/257839-57 Godkjenning av protokoll fra forretningsutvalgets møte 04.06.2024 213/24 2023/257835-55 Saker til gjennomsyn 11.06.2024 214/24 2023/257837- Høringssaker til forretningsutvalget 11.06.2024 107 215/24 2023/259983-23 Evaluering møteplan bystyret 216/24 2023/46873-35 Evaluering av spørreordning og nytt reglement for Bergen bystyre og utvalgene 2023-2027 217/24 2021/05449-35 Årsmelding 2023 for bystyret, de sentrale politiske utvalgene og Bystyrets kontor. 218/24 2020/13281-144 Rapport om tilslutning til frivillig registrering av økonomiske interesser 219/24 2023/261359-3 Regnskap pr. mars 2024 for Bystyrets organer 220/24 2024/84451-1 Forslag til budsjett 2025 for Bystyrets organer 221/24 2023/257838-56 Eventuelt forretningsutvalget 11.06.2024 side 1 av 1 </text:p>
          </table:table-cell>
          <table:table-cell office:value-type="float" office:value="4601" calcext:value-type="float">
            <text:p>4601</text:p>
          </table:table-cell>
          <table:table-cell office:value-type="string" calcext:value-type="string">
            <text:p>9af9abc6-71ab-550b-80d5-ab17120a6f29</text:p>
          </table:table-cell>
          <table:table-cell table:number-columns-repeated="16376"/>
        </table:table-row>
        <table:table-row table:style-name="ro2">
          <table:table-cell table:number-columns-repeated="3"/>
          <table:table-cell office:value-type="string" calcext:value-type="string">
            <text:p>Muntlige spørsmål til bystyret 08.05.2024</text:p>
          </table:table-cell>
          <table:table-cell office:value-type="string" calcext:value-type="string">
            <text:p><text:s/>Bergen bystyre Saksframstilling Vår referanse: 2024/64418-1 Saksbehandler: Anne Marit Myrstad Eriksen Muntlige spørsmål til bystyret 08.05.2024 Muntlige spørsmål Byrådene svarer på spørsmål som bystyrets møtende medlemmer stiller muntlig. Muntlige spørsmål som ønskes inntatt i spørsmålsregisteret på internett, må sendes elektronisk til bystyredirektør/ordfører. Muntlige spørsmål blir lagt inn i spørsmålsregisteret i etterkant av møtet. Dato: 16. april 2024 Anne Marit M. Eriksen - Førstekonsulen</text:p>
          </table:table-cell>
          <table:table-cell office:value-type="string" calcext:value-type="string">
            <text:p><text:s/>Bergen bystyre Saksframstilling Vår referanse: 2024/64418-1 Saksbehandler: Anne Marit Myrstad Eriksen Muntlige spørsmål til bystyret 08.05.2024 Muntlige spørsmål Byrådene svarer på spørsmål som bystyrets møtende medlemmer stiller muntlig. Muntlige spørsmål som ønskes inntatt i spørsmålsregisteret på internett, må sendes elektronisk til bystyredirektør/ordfører. Muntlige spørsmål blir lagt inn i spørsmålsregisteret i etterkant av møtet. Dato: 16. april 2024 Anne Marit M. Eriksen - Førstekonsulent Dokumentet er godkjent elektronisk. 1 </text:p>
          </table:table-cell>
          <table:table-cell office:value-type="float" office:value="4601" calcext:value-type="float">
            <text:p>4601</text:p>
          </table:table-cell>
          <table:table-cell office:value-type="string" calcext:value-type="string">
            <text:p>cffb3cbf-902d-549b-98a4-11264b2fb165</text:p>
          </table:table-cell>
          <table:table-cell table:number-columns-repeated="16376"/>
        </table:table-row>
        <table:table-row table:style-name="ro2">
          <table:table-cell table:number-columns-repeated="3"/>
          <table:table-cell office:value-type="string" calcext:value-type="string">
            <text:p>ROS-vurdering - Reduksjon i tjenestetilbudet ved bydelslegevaktene</text:p>
          </table:table-cell>
          <table:table-cell office:value-type="string" calcext:value-type="string">
            <text:p><text:s/>ROS–VURDERING–VIRKSOMHET Reduksjon i tjenestetilbudet ved bydelslegevaktene Etat for helsetjenester juni 2024 Innholdsfortegnelse Reduksjon i tjenestetilbudet ved bydelslegevaktene................................................................................................................................................................................................................................................................................................ 1 Oppsummering ...............</text:p>
          </table:table-cell>
          <table:table-cell office:value-type="string" calcext:value-type="string">
            <text:p><text:s/>ROS–VURDERING–VIRKSOMHET Reduksjon i tjenestetilbudet ved bydelslegevaktene Etat for helsetjenester juni 2024 Innholdsfortegnelse Reduksjon i tjenestetilbudet ved bydelslegevaktene................................................................................................................................................................................................................................................................................................ 1 Oppsummering ..................................................................................................................................................................................................................................................................................................................................................... 4 Risikofaktorliste ................................................................................................................................................................................................................................................................................................................................................... 4 Risikokriterier ...................................................................................................................................................................................................................................................................................................................................................... 7 Navn Fasilitator Deltakerliste Reduksjon i tjenestetilbudet ved Agnar Tveten Anne Karoline Tyssøy Pedersen, Arild Iversen, Nils-Petter Borge bydelslegevaktene Beskrivelse Drift av døgnåpen legevakt er en lovpålagt kommunal oppgave. Legevakten skal gjennom hele døgnet vurdere henvendelser om øyeblikkelig hjelp og foreta nødvendig oppfølging. Bergen legevakt har fire avdelinger. En døgnåpen hovedavdeling i Solheimsviken og tre avdelinger i bydelene Loddefjord, Åsane og Fana (LÅF) med åpningstid 16: 00-22 på hverdager og 12:00-18:00 i helg- og helligdager. Avdelingene LÅF står for omtrent en fjerdedel av all aktiviteten ved Bergen legevakt. Aktivitet i 2024 Aktivitet i tidsrommene avdelingene i Fana, Loddefjord og Åsane er åpne 17 % 8% 7% 15 % 76 % 49 % 9% 19 % Solheimsviken Fana Loddefjord Åsane Solheimsviken Fana Loddefjord Åsane Figur 1: Aktivitet ved Bergen legevakts ulike avdelinger f.o.m. 01.01.24 t.o.m. 18.08.24 Figur 2: Aktivitet ved Bergen legevakts ulike avdelinger i åpningstidene til LÅF f.o.m. 01.01.24 t.o.m. 18.08.24 Tidsrommene som LÅF er åpne, er ikke tilfeldig. Disse periodene er de travleste ved legevakten og i disse tidsrommene står LÅF for omtrent halvparten av legevaktens aktivitet (figur 2). Aktiviteten per døgn for 2023 er oppgitt i tabell 1. Om avdelingene Loddefjord og Fana legges ned, vil disse pasientene måtte behandles ved legevakten i Solheimsviken, som vil medføre en økning av antall konsultasjoner fra ca. 72 000 til ca. 86 000 (+ 20 %) og at antallet konsultasjoner øker med knappe 40 stk per døgn ved legevakten i Solheimsviken. Avdeling Samlet 2023 Pasienter per døgn Solheimsviken 71886 197 Fana 7270 20 Loddefjord 6726 18 Åsane 8026 22 Tabell 1: Antall konsultasjoner ved Bergen legevakt i 2023, fordelt på legevaktens avdelinger. Legevaktsentralen 116 117 fordeler pasienter mellom legevaktens avdelinger. I tillegg møter enkelte pasienter uanmeldt ved avdelingene. Formål Avgrensning I forbindelse med budsjettreduksjoner i Bergen kommune er Etat for helsetjenester blitt bedt om å Vurdere konsekvensene av å legge ned de to bydelslegevaktene med tanke på kommunenes forpliktelse til å levere identifisere tiltak for innsparing på 2%. Dette innebærer en innsparing på rundt 11 millioner. forsvarlige helsetjenester, og for omdømme og beredskap. Konsekvensene avgrenses til betydningen en nedleggelse vil ha Nedleggelse av Bergen legevakt Fana og Bergen legevakt Loddefjord er identifisert som mulige tiltak. for pasienter/innbyggere og drift av legevakten. Vurderingen tar ikke for seg betydningen en nedleggelse vil kunne få for andre tjenester slik som ambulansetjenester, Helse Bergen og omegnskommuner. Den tar heller ikke for seg konsekvenser for arbeidsmiljø i forbindelse med en endring, eller utfordringer med å rekruttere nok leger inn i legevaktsordningen. Risikodiagram: Oppsummering Etat for helsetjenester har blitt bedt om å identifisere permanente tiltak for å spare inn 2 %, tilvarende 11 millioner, på etatens budsjett. En har forsøkt å finne tiltak som i minst mulig grad vil kunne ha negative helsemessige konsekvenser for byens innbyggere. Tiltak som da er foreslått er nedleggelse av legevaktens avdelinger i Fana og Loddefjord. Risikovurderingen er gjennomført av etatsdirektør, legevaktens leder, medisinsk ansvarlig overlege, samt etatens beredskapsrådgiver. Det er kun konsekvenser for innbyggerne og drift av legevaktstjenestene som er vurdert. Eventuelle konsekvenser for Helse Bergen, ambulansetjenesten, omegnskommuner og andre er ikke vurdert. Arbeidsmiljø og personellmessige konsekvenser knyttet til en eventuell omstilling er heller ikke vurdert. Bergen har i dag en døgnåpen legevakt i Solheimsviken, og tre mindre avdelinger i Fana, Loddefjord og Åsane. Disse er åpne i tidsrommet hvor tilstrømmingen av pasienter er størst, og de behandler halvparten av legevaktens pasienter i sin åpningstid. Nedleggelse av avdelingene i Fana og Loddefjord vil føre til en økt pågang på 60 % på Bergen legevakt i åpningstiden til disse avdelingene, som er tidsrommet hvor det allerede er størst belastning i Solheimsviken. Skal en oppnå innsparingspotensialet, kan ikke kapasiteten for samtidig pasientbehandling ved legevakten i Solheimsviken økes tilsvarende. Ved en eventuell nedleggelse vil innbyggerne i Bergen fortsatt ha tilgang på det samme akuttilbudet, og et forsvarlig døgnkontinuerlig legevaktstilbud. Vurderingen er derfor at en nedleggelse vil ha svært begrensede negative helsekonsekvenser. Legevakttilbudet i områdene rundt Loddefjord/Fana vil likevel få redusert tilgjengelighet på legevakten. For det første vil det bli behov for å reise lengre for hjelp i det tidsrommet flest benytter legevakttjenesten og for det andre vil det bli lengre ventetider for å komme til. En nedleggelse vil medføre driftsutfordringer ved Bergen sentrum legevakt, og vil kreve omlegging av tjenesten her. Det kan bl.a. bli behov for å utvide/bygge om arealer for å muliggjøre en mer effektiv drift med økt kapasitet. Redusert tilgjengelighet og økte ventetider vil ha negative omdømmemessige konsekvenser for Bergen legevakt. Avdelingene i Loddefjord, Fana og Åsane representerer en helseberedskap ved at legevaktens drift raskt kan flyttes hvis legevakten i Solhemsviken ikke er tilgengelig, samt at de kan oppskalere sin drift ved større kriser. Legges det ned avdelinger, må det finnes andre løsninger for å kunne oppskalere/relokalisere driften av legevaktstjenester. Risikofaktorliste Priorite Risikofaktor Rotårsak Beskrivelse av konsekvens Konsekvens Sårbar- Usikker- Kommentar Sannsynlighet: Konsekvens: Risik t område het het o verdi Helsemessige Pasienter som i dag benytter Ved kontakt med legevakten i Bergen skal en Liv og helse Lav Moderat En nedleggelse av avdelinger vil medføre ulempe Høy Alvorlig 16 konsekvenser av avdelingene i Fana og Loddefjord vil få som hovedregel kontakte legevaktssentralen. sårbarhet usikkerhet for noen brukere, men vurderes til å ha redusert lengre reisevei. Dette vil ha størst Denne vil da vurdere om en kan gi råd på begrensede helsemessige konsekvenser. Alle tilgjengelighet på betydning for dem som er avhengig av telefonen, om pasienten skal ha ambulanse, byens innbyggere vil fortsatt ha tilgang på legevakt kollektivtrafikk, og som i tillegg har eller om en skal få en oppmøtetid på døgnåpen legevakt og ha tilgang på forsvarlig forflytningsvansker knyttet til sykdom legevakten, En blir også i dag fordelt mellom helsehjelp hele døgnet. eller alder. legevaktens avdelinger og sentrum avhengig av hva som er problemstillingen, og hvor det er For disse vil terskelen for å oppsøke ledig kapasitet/kortest ventetid. legevakten øke, og en antar at noen vil vente lengre før en tar kontakt. Avdelingene utenfor sentrum er bare åpen noen timer i døgnet. Pasienter vil fortsatt bli vurdert og prioritert av legevaktssentralen, tilgang til akuttjenester som ambulanse og legebil vil være uendret, og ingen vil stå uten et legevakttilbud. En helsemessig konsekvens ved nedleggelse, er økte utfordringer med å komme seg til legevakten. Dette vil gjøre at noen vil vente lengre med å oppsøke lege, som i noen enkelttilfeller forverre tilstanden og kan for eksempel gjøre det nødvendig med sykehusinnleggelse som kunne vært unngått hvis pasienten hadde kommet tidligere. Slike pasienter har en også i dag, men det er ikke mange slike tilfeller. Omdømmemessige Avdelingene i Fana og Loddefjord har En kan forvente at det i forbindelse med en Omdømme Liten Sårbarhet er ikke vurdert da dette ikke oppfattes Svært Høy Svært 25 konsekvenser av eksistert i ca. 25 år. Det er et godt nedleggelse vil komme kritikk fra innbyggerne usikkerhet som relevant. alvorlig redusert innarbeidet tilbud som bydelens i de to bydelene som opplever at de får et tilgjengelighet på befolking er godt kjent med. Selv om dårligere helsetilbud. I forbindelse med en nedleggelse vil en måtte legevakt det vil ha begrensede helseeffekter, må regne med noen negative oppslag i media. en forvente at bydelenes innbyggere Økte ventetider og økt trengsel på legevakten i Kontrasten vil kanskje bli størst for dem som oppfatter det som en reduksjon i Solheisviken vil også føre til at noen jevnlig har benyttet en av avdelingene utenfor helsetilbudet. innbyggere vil få en dårligere opplevelse i møte sentrum, og som da vil oppleve mer kø og lengre med legevakten, med de omdømmemessige ventetider på legevakten. I tillegg vil en måtte påregne økt konsekvensene dette har. ventetid på legevakten i sentrum, og I tillegg bør en være forberedt på at enkelte kan økte utfordringer knyttet til trafikk, årsaks forklare en opplevelse av mangelfull parkering og trengsel på ventearealer helsehjelp (riktig eller uriktig), med nedleggelse (se vurdering av driftsmessige av bydels legevaktene. konsekvenser). Økt pågang på Pasientene som i dag benytter Bergen legevakt sentrum vil får rundt 60 % Tjeneste- Høy Liten “Ring først” er prinsippet om at en skal ringe til Svært Høy Moderat 15 Bergen legevakt avdelingene i Loddefjord og Fana vil i flere pasienter på ettermiddag/kveld i produksjon sårbarhet usikkerhet legevakten å få tildelt time. Dette kan til en viss sentrum hovedsak måtte henvises til legevakten ukedagene, og tilsvarende på dag/ettermiddag i /drift grad kompensere for trengsel på ventearealene. i Solheimsviken. helg og helligdager. Dette er de tidene på Vi ser likevel at trengselen her er størst i perioder døgnet det fra før er størst pågang på med smitteutbrudd (luftveisinfeksjoner/influensa) Åpningstiden til avdelingene utenfor legevakten i Solheimsviken. eller glatt føre (fall/bruddskader). I disse sentrum er slik at de er åpne når periodene er det uansett en del som møter opp behovet og pågangen etter legevaktens Økt pågang kan delvis kompenseres med at direkte på legevakten. Det kan i disse periodene tjenester er størst. Selv om aktiviteten personell fra avdelingene utenfor sentrum bli aktuelt å pålegge bruk av munnbind på deres ikke utgjør mer enn 1⁄4 del av overføres til legevakten i sentrum. Skal en øke legevaktens ventearealer. pasientene som benytter legevaktens bemanningen i sentrum for fullt ut å tilbud i Bergen, behandler de omkring kompensere for bortfallet av avdelinger, vil Selv om en får tilført noe ekstra personell fra halvparten av pasientene i de timene i dette begrense hvor mye penger en kan spare på nedlagte avdelinger, vil det være begrenset hvor døgnet med størst pågang (figur 2). I tiltaket. mye en kan øke kapasiteten for denne perioden tar Fana/Loddefjord til pasientbehandling, uten større omleggelser av sammen 32% av pasientene, mens Den største utfordringen er likevel vurdert å legevakten i Solhemsviken. Det vil med andre Bergen legevakt sentrum i være knyttet til areal, og ikke tilgang på ord måtte påregnes lengre ventetider i de Solheimsviken tar 49%. personell. Det er et begrenset antall periodene hvor det allerede er lengst ventetid på behandlingsrom i Solheimsviken. Det er også i legevakten. En nedleggelse av de to avdelingene vil dag trengsel på venterom og parkeringsplasser, med andre ord føre til en økt pågang på i de timene pågangen er størst. Disse mer enn 60 % på Bergen legevakt i fellesarealene, samt fellesarealer for ansatte, sentrum, i de timene hvor belastningen deles i dag med Helse Bergen sin og ventetidene fra før er størst. skadepoliklinikk som er samlokalisert med legevakten. Arealene oppfattes alt i dag som marginale. En økt pasientmengde på 60 % i timene med størst belastning, vil sannsynligvis gjøre det nødvendig å utvide/bygge om arealene som i dag benyttes av legevakten i Solheimsviken. Uansett vil en slik økning medføre at det blir behov for en strengere prioritering og at de pasientene som kan vente vil få vesentlig lengre ventetid enn i dag, i de timene av døgnet hvor pågangen er størst. Redusert Legevakten i Bergen har i dag Konsekvenser for beredskapen i bydelene. Liv og helse, Høy Liten Legger en ned avdelinger, må en finne løsninger Meget lav Svært 5 beredskap i virksomhet på fire steder. Dette bidrar Å ha en lokal legevakt er en beredskapsressurs, Tjeneste- sårbarhet usikkerhet for raskt å kunne åpne/opprette legekontor til alvorlig forhold til til å gjøre legevakten robust på flere i tilfeller hvor transport vanskeliggjøres. Slik produksjon bruk for legevakten andre steder for å kunne hendelser på måter og er en viktig del av sett vurderes effekten av å stenge legevakten i /drift opprettholde en akseptabel beredskap. helsehuset beredskapen til legevakten for å kunne Loddefjord/Fana mindre hvis en skulle stengt Dette er løsbart, men en må påregne en kostand levere tjenester til befolkningen under også bydelslegevakten i Åsane. At det har vært får å ha denne beredskapen. alle forhold. behov for en lokal legevakt her vi opplevd i Åsane for eksempel i forbindelse med Legevakten i sentrum har i dag stengning av tuneller, men det er også et poeng mulighet til å overta pasienter fra en av i forbindelse med større hendelser som de andre avdelingene hvis denne er storulykker/katastrofer, der transport kan bli en utilgjengelig. Tilsvarende har disse i sin utfordring. åpningstid, muligheter for å ta en stor del av pasientene fra sentrum hvis Den største beredskapsmessige konsekvensen personellet fra sentrum overføres. er likevel vurdert å være at en mister muligheten en har i dag for å raskt kunne drifte Det er også mulig å holde åpent på en forsvarlig legevakttjeneste lokalene i andre tider på avdelinger utenfor Solheimsviken eller adkomsten til sentrum, hvis en må stenge dørene i Solheimsviken blir begrenset. Solheimsviken. De representerer derfor en beredskapsressurs hvis legevakten i sentrum ikke er tilgjengelig, uavhengig av årsak. (Se egne ROS-analyser for Bergen legevakt sentrum/Helsehuset). På en vanlig ettermiddag/helg er det i dag fem leger på vakt i sentrum, og i tillegg én lege i hver av de tre bydelslegevaktene. Hver av bydelslegevaktene har to kontorer, hvorav kun det ene er i kontinuerlig bruk. Må legevakten i Solheimsviken stenge, kan legevakten i Bergen i løpet av kort tid ha seks åpne legekontor, mot normalt åtte. Risikokriterier Sannsynlighet Ved vurdering av sannsynlighet for hendelser er kriteriene i øverste tabell under benyttet: Sannsynlighetsmatrise: Sannsynlighetskategorier Meget lav (1) Lav (2) Middels (3) Høy (4) Svært høy (5) Forventes å inntreffe Forventes å inntreffe minst Forventes å inntreffe Forventes å inntreffe Frekvens (hvor ofte oppstår hendelsen) Forventes å inntreffe årlig sjeldnere enn en gang pr år kvartalsvis tilnærmet månedlig tilnærmet ukentlig Unntaket er for omdømme, hvor en ikke snakker om frekvens men hvor det er vurdert at det er svært høy sannsynlighet for at dette vil ha omdømmemessige konsekvenser for Bergen legevakt. Sannsynlighetskategorier Meget lav (1) Lav (2) Middels (3) Høy (4) Svært høy (5) Hendelsen kan oppstå Hendelsen kan oppstå Hendelsen kan oppstå Hendelsen vil oppstå Hendelsen oppstår under Frekvens (hvor ofte oppstår hendelsen) under helt spesielle under sjeldne under flere under de fleste noen omstendigheter omstendigheter omstendigheter omstendigheter omstendigheter Inntreffer med 0-5% Inntreffer med 5-10% Inntreffer med 10-30% Inntreffer med 30-70% Inntreffer med 70-100% sannsynlighet sannsynlighet sannsynlighet sannsynlighet sannsynlighet Konsekvens Til vurdering av konsekvens er det utarbeidet egne konsekvensområder med nærmere definerte konsekvenskategorier for de fleste fellesprosesser i kommunen. Dette gjelder helse, miljø og sikkerhet, informasjonssikkerhet, omdømme og økonomi. Felles konsekvenskategorier skal bidra til en mest mulig lik konsekvensvurdering i kommunen. Følgende konsekvenskategorier er benyttet i forbindelse med vurdering av konsekvens - Helsemessige konsekvenser av redusert tilgjengelighet på legevakt : BHO - Konsekvenskriterier ved risiko for pasient/bruker - Omdømmemessige konsekvenser av redusert tilgjengelighet på legevakt : Omdømme - Økt pågang på Bergen legevakt sentrum : Tjenesten til bruker - Redusert beredskap i forhold til hendelser på helsehuset : Tjenesten til bruker Konsekvensmatrise Omdømme Konsekvenskategori Ubetydelig (1) Lav (2) Moderat (3) Alvorlig (4) Svært alvorlig (5) Negative oppslag i media over Langvarige og svært negative Mindre/kortvarige oppslag i flere dager, stort engasjement oppslag i media, omfattende Ubetydelig påvirkning, ingen Henvendelse fra media uten Omdømme media. Moderat kritikk fra fra byrådet/ bystyret. Betydelig engasjement fra medieoppslag negative oppslag revisjon/tilsynsorganer kritikk fra byrådet/bystyret. Sterk kritikk revisjon/tilsynsorganer fra revisjon/tilsynsorganer. Det kan være en utfordring å vurdere forventet konsekvens av en hendelse sin virkning/effekt på tjenesten til bruker. I oversikten under ligger det en sentral veiledning. Dersom hendelsen har et potensiale for at bruker kan bli skadet, kan kolonnen «Liv og helse tjenestemottaker» gi et utgangspunkt for vurderingen. Hvis hendelsen forventes å gi effekt på driften (kontinuitet i tjenesteyting, brudd på lov og forskrift/politiske vedtak eller kvalitet), kan kolonnen «Drift» gi et utgangspunkt for vurderingen. Begge kolonner kan være aktuelle for en hendelse, velg den som passer best for å sette tallrangeringen. Tjenesten til bruker Konsekvenskategori Ubetydelig (1) Lav (2) Moderat (3) Alvorlig (4) Svært alvorlig (5) -fysisk/psykisk skade som -fysisk/psykisk skade som kan kreve behandling eller -moderat, fysisk/psykisk -alvorlig, fysisk/psykisk skade - kan medføre behov for oppfølgning av medisinsk -alvorlig, varig skade (mén) Liv og helse (tjenestemottaker) skade -moderat forbigående alvorlig, men forbigående, enkel førstehjelp. -ingen personell -mindre, eller dødsfall funksjonsnedsettelse funksjonsnedsettelse endring i funksjonsnivå. forbigående funksjonsnedsettelse -moderat innvirkning på ubetydelig innvirkning på liten innvirkning på -alvorlig innvirkning på kontinuitet i -svært alvorlig innvirkning på kontinuitet i kontinuitet i kontinuitet i tjenesteproduksjon - kontinuitet i tjenesteproduksjon - tjenesteproduksjon -små tjenesteproduksjon -alvorlige moderate brudd på /avvik fra tjenesteproduksjon -svært ubetydelig brudd på/avvik brudd på /avvik fra lov og brudd /avvik fra lov og Drift lov og forskrift/politiske alvorlige brudd på/avvik fra lov fra lov og forskrift/politiske - forskrift/politiske vedtak forskrift/politiske vedtak, vedtak, anmerkning fra og forskrift/politiske vedtak, ingen anmerkninger fra ingen anmerkninger fra anmerkning fra tilsynsorganer- tilsynsorganer - men ingen sanksjoner fra tilsynsorganer - tilsynsorganer -ubetydelig tilsynsorganer -mindre varsel om mulige sanksjoner - sanksjoner -moderat svært alvorlig kvalitetsavvik kvalitetsavvik kvalitetsavvik alvorlig kvalitetsavvik kvalitetsavvik Byrådsavdelinger sentralt/etater kan ha eller utvikle egne konsekvenskriterier som skal benyttes for sine fagprosesser. Det er spesielt hensiktsmessig for sektorer med flere/mange enheter som yter relativt like tjenester. BHO - Konsekvenskriterier ved risiko for pasient/bruker </text:p>
          </table:table-cell>
          <table:table-cell office:value-type="float" office:value="4601" calcext:value-type="float">
            <text:p>4601</text:p>
          </table:table-cell>
          <table:table-cell office:value-type="string" calcext:value-type="string">
            <text:p>d3933449-464d-581b-b3d0-ac621c670dec</text:p>
          </table:table-cell>
          <table:table-cell table:number-columns-repeated="16376"/>
        </table:table-row>
        <table:table-row table:style-name="ro2">
          <table:table-cell table:number-columns-repeated="3"/>
          <table:table-cell office:value-type="string" calcext:value-type="string">
            <text:p>Saksprotokoll UNGR, 08012025, Sak 4/25, Styrking av elevresultatene i Bergensskolen - presentasjon og diskusjon</text:p>
          </table:table-cell>
          <table:table-cell table:number-columns-repeated="2" office:value-type="string" calcext:value-type="string">
            <text:p>Styrking av elevresultatene i Bergensskolen - presentasjon og diskusjon Ungdomsrådet behandlet saken i møtet 08.01.2025 sak 4/25 og fattet følgende vedtak: Ungdomsrådet fikk en presentasjon i møtet etterfulgt av workshop Ungdomsrådets behandling Presentasjon og workshop v/ Sara Helgesen, BSS Forslag til vedtak: Saken legges frem uten forslag til vedtak. </text:p>
          </table:table-cell>
          <table:table-cell office:value-type="float" office:value="4601" calcext:value-type="float">
            <text:p>4601</text:p>
          </table:table-cell>
          <table:table-cell office:value-type="string" calcext:value-type="string">
            <text:p>7695654b-f134-5c49-bdb0-f607bd567953</text:p>
          </table:table-cell>
          <table:table-cell table:number-columns-repeated="16376"/>
        </table:table-row>
        <table:table-row table:style-name="ro4">
          <table:table-cell table:number-columns-repeated="3"/>
          <table:table-cell office:value-type="string" calcext:value-type="string">
            <text:p>E-post fra byggesak datert 17.02.2023</text:p>
          </table:table-cell>
          <table:table-cell office:value-type="string" calcext:value-type="string">
            <text:p>From: "Egebakken, Anja" Sent: Fri, 17 Feb 2023 10:42:29 +0100 To: "lene@braathensomme.no" &lt;lene@braathensomme.no&gt; Cc: "Postmottak planogbygg" &lt;postmottak.planogbygg@bergen.kommune.no&gt;; "Berge, Vigdis" &lt;Vigdis.Berge@bergen.kommune.no&gt; Subject: 2023/11075 Categories: Postmottak PBE PBE Hei Henviser til vår telefonsamtale i dag angående bestilling av forhåndskonferanse hvor det ønskes avklart om om bilvaskehall er avhengig av dispensasjon fra formål i plan. I forhold til etablering av vaskehall for</text:p>
          </table:table-cell>
          <table:table-cell office:value-type="string" calcext:value-type="string">
            <text:p>From: "Egebakken, Anja" Sent: Fri, 17 Feb 2023 10:42:29 +0100 To: "lene@braathensomme.no" &lt;lene@braathensomme.no&gt; Cc: "Postmottak planogbygg" &lt;postmottak.planogbygg@bergen.kommune.no&gt;; "Berge, Vigdis" &lt;Vigdis.Berge@bergen.kommune.no&gt; Subject: 2023/11075 Categories: Postmottak PBE PBE Hei Henviser til vår telefonsamtale i dag angående bestilling av forhåndskonferanse hvor det ønskes avklart om om bilvaskehall er avhengig av dispensasjon fra formål i plan. I forhold til etablering av vaskehall for 5-6 biler i timen (maks estimat) vurderer vi at tiltaket er avhengig av dispensasjon fra formålet formålet i gjeldende plan: §§5.8: 5.8: Innenfor område N/T kan det Innenfor det etableres etableres en kombinasjon av fformål ormål • Næring: mindre næringsvirksomheter, håndverk etc. • Tjenesteyting: Tjenesteyting: lokaler ffor o r kurs/ kurs/ undervisning, utstilling/ utstilling/ presentasjon etc. etc. Det kan ikke etableres etableres detaljhandel detaljhandel eller eller fformål o r m å l med stor stor trafikkgenerende aktivitet innenfor området. området. Vi mener henvendelsen din er bevart pr. telefon og denne mail. Dersom du ønsker å avlyse forhåndskonferansen vennligst gi beskjed snarlig. For videre henvendelser bør dere vise plassering av ønsket ønsket bygg samt bruk av avkjørsel med en redegjørelse for belasting/ belasting/ bruk av tomten mtp trafikk. Med vennlig hilsen Anja Egebakken Seniorarkitekt, Plan- og bygningsetaten Bergen kommune Postboks 7700 I| 5020 Bergen www.bergen.kommune.no Facebook I| Twitter </text:p>
          </table:table-cell>
          <table:table-cell office:value-type="float" office:value="4601" calcext:value-type="float">
            <text:p>4601</text:p>
          </table:table-cell>
          <table:table-cell office:value-type="string" calcext:value-type="string">
            <text:p>45d2090e-e464-5534-9ad8-c4fc0569cc08</text:p>
          </table:table-cell>
          <table:table-cell table:number-columns-repeated="16376"/>
        </table:table-row>
        <table:table-row table:style-name="ro1">
          <table:table-cell table:number-columns-repeated="3"/>
          <table:table-cell office:value-type="string" calcext:value-type="string">
            <text:p>Avslag datert 12.06.2024</text:p>
          </table:table-cell>
          <table:table-cell table:number-columns-repeated="2" office:value-type="string" calcext:value-type="string">
            <text:p><text:s/></text:p>
          </table:table-cell>
          <table:table-cell office:value-type="float" office:value="4601" calcext:value-type="float">
            <text:p>4601</text:p>
          </table:table-cell>
          <table:table-cell office:value-type="string" calcext:value-type="string">
            <text:p>0e5b040f-ec0f-53fa-886c-629f2f88c65a</text:p>
          </table:table-cell>
          <table:table-cell table:number-columns-repeated="16376"/>
        </table:table-row>
        <table:table-row table:style-name="ro4">
          <table:table-cell table:number-columns-repeated="3"/>
          <table:table-cell office:value-type="string" calcext:value-type="string">
            <text:p>Statens vegvesens innspill til planinitiativ</text:p>
          </table:table-cell>
          <table:table-cell office:value-type="string" calcext:value-type="string">
            <text:p>BERGEN KOMMUNE PLAN- OG BYGNINGSETATEN Postboks 7700 5020 BERGEN Behandlende enhet: Saksbehandler/telefon: Vår referanse: Deres referanse: Vår dato: Transport og samfunn Hilde Birgitte Kalleklev / 24/1495-2 PLAN-2023/17832 11.01.2024 55516386 Svar på orientering om planinitiativ - Åsane. Gnr. 190, Bnr. 1 mfl. Åsane energipark Viser til orientering om oppstart mottatt 03.01.2024. Om saken Bergen kommune har mottatt planinitiativ og spørsmål om oppstartsmøte for et område langs Salhusvegen i Åsane</text:p>
          </table:table-cell>
          <table:table-cell office:value-type="string" calcext:value-type="string">
            <text:p>BERGEN KOMMUNE PLAN- OG BYGNINGSETATEN Postboks 7700 5020 BERGEN Behandlende enhet: Saksbehandler/telefon: Vår referanse: Deres referanse: Vår dato: Transport og samfunn Hilde Birgitte Kalleklev / 24/1495-2 PLAN-2023/17832 11.01.2024 55516386 Svar på orientering om planinitiativ - Åsane. Gnr. 190, Bnr. 1 mfl. Åsane energipark Viser til orientering om oppstart mottatt 03.01.2024. Om saken Bergen kommune har mottatt planinitiativ og spørsmål om oppstartsmøte for et område langs Salhusvegen i Åsane bydel. Foreslått formål er næringspark med diverse næringsrettet virksomhet. Det aktuelle området er i hovedsak uregulert. I KPA 2018 er området i hovedsak avsatt til LNF-områder og deler til øvrig byggesone, ytre fortettingssone, kommunaltekniske anlegg og massehåndtering. Byrådet har tidligere avvist plansak for del av det aktuelle området: Brurabykset næringsområde Plan- og bygningsetaten har enda ikke tatt stilling til planinitiativet, det er derfor ikke klart om det vil blir avholdt oppstartsmøte. Vår tilbakemelding Statens vegvesen har ikke anledning til å prioritere denne saken da vi anser det som lite sannsynlig at det vil føre til et videre planarbeid. Planinitiativet strider i stor grad mot arealfomål i KPA2018 og overordnede føringer som arealnøytralitet og nullvekstmål, dette tilsier at det ikke bør tillates oppstart av plan. Postadresse Telefon: 22 07 30 00 Kontoradresse Fakturaadresse Statens vegvesen Nygårdsgaten 112 Statens vegvesen Transport og samfunn firmapost@vegvesen.no 5008 BERGEN Fakturamottak DFØ Postboks 1010 Nordre Ål Postboks 4710 Torgarden 2605 LILLEHAMMER Org.nr: 971032081 7468 Trondheim 2 Dersom kommunen likevel anbefaler oppstart av plan ber vi om at følgende blir utredet som en del av konsekvensanalysen: • Trafikksikkerhet • Mobilitet/nullvekstmålet Vi viser ellers til vår tidligere tilbakemelding i plansak for Brurabykset næringsområde. Transportforvaltning vest 3 Med hilsen Kjell Erik Myre fung. seksjonssjef Hilde Kalleklev senioringeniør Dokumentet er godkjent elektronisk og har derfor ingen håndskrevne signaturer. </text:p>
          </table:table-cell>
          <table:table-cell office:value-type="float" office:value="4601" calcext:value-type="float">
            <text:p>4601</text:p>
          </table:table-cell>
          <table:table-cell office:value-type="string" calcext:value-type="string">
            <text:p>05065f49-f3e1-5ab2-ab9c-a090463d0ad6</text:p>
          </table:table-cell>
          <table:table-cell table:number-columns-repeated="16376"/>
        </table:table-row>
        <table:table-row table:style-name="ro2">
          <table:table-cell table:number-columns-repeated="3"/>
          <table:table-cell office:value-type="string" calcext:value-type="string">
            <text:p>Saksprotokoll Bystyret, 19062024, Sak 180/24, Evaluering av spørreordning og nytt reglement for Bergen bystyre og utvalgene 2023-2027</text:p>
          </table:table-cell>
          <table:table-cell table:number-columns-repeated="2" office:value-type="string" calcext:value-type="string">
            <text:p>Evaluering av spørreordning og nytt reglement for Bergen bystyre og utvalgene 2023-2027 Bergen bystyre behandlet saken i møtet 19.06.2024 sak 180/24: Saken ble utsatt, jf.vedtak gjort av forretningsutvalget i sak 216/24, i møte 11.06.2024. </text:p>
          </table:table-cell>
          <table:table-cell office:value-type="float" office:value="4601" calcext:value-type="float">
            <text:p>4601</text:p>
          </table:table-cell>
          <table:table-cell office:value-type="string" calcext:value-type="string">
            <text:p>088649f7-7d1b-5cce-90c1-7cf48cbc4e65</text:p>
          </table:table-cell>
          <table:table-cell table:number-columns-repeated="16376"/>
        </table:table-row>
        <table:table-row table:style-name="ro2">
          <table:table-cell table:number-columns-repeated="3"/>
          <table:table-cell office:value-type="string" calcext:value-type="string">
            <text:p>Møte og møteoffentlighet _ Forretningsutvalget_ 03.09.2024</text:p>
          </table:table-cell>
          <table:table-cell office:value-type="string" calcext:value-type="string">
            <text:p>Om møte og møteoffentlighet etter kommuneloven 03.09.2024 KOMPETENT | ÅPEN | PÅLITELIG | SAMFUNNSENGASJERT Det rettslige utgangspunktet er i kommuneloven § 11-2 «folkevalgte organer skal behandle saker og treffe vedtak i møter»  Hva er et folkevalgt organ?  Hva er et møte?  Hva er en sak? Gjeldende rett over tid sier at det er realitetene som avgjøre, ikke formalitetene (prop 152 L (2009 – 2010) «Det er presisert i føresegna at folkevalde organ, i tillegg til å gjere vedtak, skal handsame sak</text:p>
          </table:table-cell>
          <table:table-cell office:value-type="string" calcext:value-type="string">
            <text:p>Om møte og møteoffentlighet etter kommuneloven 03.09.2024 KOMPETENT | ÅPEN | PÅLITELIG | SAMFUNNSENGASJERT Det rettslige utgangspunktet er i kommuneloven § 11-2 «folkevalgte organer skal behandle saker og treffe vedtak i møter»  Hva er et folkevalgt organ?  Hva er et møte?  Hva er en sak? Gjeldende rett over tid sier at det er realitetene som avgjøre, ikke formalitetene (prop 152 L (2009 – 2010) «Det er presisert i føresegna at folkevalde organ, i tillegg til å gjere vedtak, skal handsame sakene sine i møte. Presiseringa inneber ikkje meir enn ei lovfesting av gjeldande rett. Også den gjeldande føresegna er blitt tolka slik at folkevalde organ har ei plikt til å handsame sakene sine i møte. Kva som utgjer eit "møte", må avgjerast ut frå kva som er formålet med møtet. I denne vurderinga vil formålet med føresegna vege tungt. Eit samkome i eit folkevalt organ vil vere eit møte slik det er definert i lova, når det er fastsett på førehand at medlemmene skal tre saman som folkevalt organ for å forhandle, drøfte, gjere vedtak eller på annan måte handsame saker og spørsmål som det etter lov, forskrift eller delegert avgjerdsmakt har som oppgåve å handsame. Det vil også vere eit "møte", sjølv om det ikkje ligg føre ei formell innkalling, saksliste eller at representantar for administrasjonen og politikarar som ikkje er medlemmer av organet, er til stades og deltek, dersom det som går føre seg, er eit ledd i ei sakshandsaming som organet etter lov, forskrift eller delegert avgjerdsmakt har som oppgåve å handsame. Endringa av uttrykket "møte" til "møter" er berre av språkleg karakter.» Også presiserer lovgiver at (punkt 2.2.2): «Det er ... klart at ein ikkje kan sjå bort frå møtereglane i lova ved å flytte realitetshandsaminga av saka til eit «formøte», eit «felles gruppemøte» for alle partia som deltek, eit «seminar», eit «orienteringsmøte» eller liknande, for deretter å gjere det formelle vedtaket i eit ordinært ope møte.» Tydeliggjort i ny kommunelov Kommunelovutvalget (NOU 2016:4, punkt 17.4.2): Hensikten med bestemmelsen om møteprinsippet og prinsippet om møteoffentlighet er grunnleggende: «Hensikten med disse er at for alle situasjoner hvor det faktisk skjer saksbehandling, så skal reglene om offentlighet og saksbehandling for øvrig følges. Hensikten er at diskusjoner og vurderinger skal frem i offentligheten selv om det kan føles ubehagelig for den enkelte folkevalgte.» Avgrenser mot politiske møter • Politiske møter faller etter gjeldende rett utenfor: En forutsetning for at det skal være snakk om møte etter kommuneloven, er at det gjelder møte i et folkevalgt organ. Møter i politiske partier vil etter gjeldende rett og etter utvalgets forslag derfor ikke falle inn under dette regelverket. Samarbeidende politiske partier eller enkeltstående partier i kommunen kan etter utvalgets forslag fortsatt møtes for å drøfte ulike saker som siden skal opp i et folkevalgt organ, uten at reglene om møteoffentlighet mv. dermed kommer til anvendelse. Utvalget mener det også fortsatt bør være slik at politiske partier kan ha gruppemøter eller gruppeledermøter for å behandle en sak både før og i tilknytning til folkevalgte møter uten at gruppemøtene anses som møter i folkevalgte organer Men, det går en grense: Det bør likevel ikke være adgang til å omgå møteoffentlighetsreglene ved at samtlige partier i organet avholder ett felles gruppemøte eller gruppeledermøte før det det formelle vedtaket treffes i et ordinært åpent møte. Et flertall av medlemmene i kommunestyret må likevel kunne avholde et felles gruppemøte uten at dette anses som et møte i kommunelovens forstand. De folkevalgte har dermed en forholdsvis vid adgang til å treffes og til å drøfte saker uten at møteoffentlighetsreglene i kommuneloven kommer til anvendelse. Det blir presisert slik at: Reglene om møteoffentlighet er ikke ment å innebære noe forbud mot politiske forhandlinger og kontakt mellom folkevalgte utenom møtene. Det skal være mulig å ha fortrolige samtaler for å drøfte kompliserte saker hvor det kan være nødvendig å ha foreløpige drøftelser i en innledende fase av saken for å kunne finne frem til en god løsning for kommunen. Utvalget understreker imidlertid at dersom alle medlemmene av et folkevalgt organ eller representanter for samtlige grupperinger i organet samles for å drøfte en sak, vil dette måtte anses som et møte i et folkevalgt organ. Møter hvor for eksempel alle gruppelederne for partiene i kommunestyret møtes for å behandle konkrete saker, vil derfor etter utvalgets forslag måtte følge reglene om møteoffentlighet. Grunnleggende hensyn bak møteprinsippet • Sikrer at folkevalgte og presse kan følge med på hva de folkevalgte gjør • sikrer informasjon som er viktig for å vite hva som skjer, og for å kunne ha en offentlig debatt og dermed et godt lokaldemokrati • kontrollmulighet som kan både forebygge og avsløre at avgjørelser tas på feil premisser – enten det dreier seg om små misforståelser, feil i faktagrunnlaget eller mer alvorlige ulovligheter og korrupsjon • Sikre innsikt i politiske prosesser og rekruttering til lokaldemokratiet Grunnleggende hensyn bak prinsippet om møteoffentlighet (NOU 2016:4 punkt 16.4.4.) • Grunnleggende prinsipp i norsk rett og i kommuneloven, og tatt inn i Grunnloven § 100 femte ledd som slår fast at enhver har rett til å følge forhandlinger i folkevalgte organer • Sikrer åpenhet og transparens • Helt sentralt for et sterkt folkestyre er at det er åpenhet om beslutninger som tas, og grunnlaget for dem • Åpenhet er en helt sentral demokratisk verdi: • gjør det mulig for innbyggere å holde seg politisk orientert • gjør det mulig for innbyggere å holde sine representanter ansvarlige for de beslutninger som tas Men det gjelder også andre viktige hensyn Et viktig hensyn er da hensynet til de folkevalgte og muligheten for en god beslutningsprosess. De folkevalgte kan ha et behov for å sette seg inn i en sak før den behandles i åpent møte, og før man når den fasen som innebærer beslutningstaking. Et annet hensyn er at dersom reglene om åpenhet blir så strenge at de ikke legger til rette for å kunne føre fortrolige samtaler på tvers av partigrensene, vil det være fare for at saksbehandlingen flyttes ut av de folkevalgte organene og over i mer uformelle arenaer. En slik utvikling vil være uheldig da det vil føre til mindre transparens i den politiske beslutningsprosessenvil føre til mindre transparens i den politiske beslutningsprosessen Et annet spørsmål er da hva som er å regne som en «sak» Dette er heller ikke definert i selve lovteksten. Men kommunelovutvalget viser til at: «Løs prat om et tema vil kunne falle utenfor. Det skal imidlertid ikke veldig mye til før en samtale e.l. anses som en sak dersom hele organet deltar og det dreier som om noe som er innenfor organets myndighetsområde.» Skjønnsmessig vurdering «Selv om avgrensningene kan by på visse praktiske utfordringer, mener utvalget at det er lite hensiktsmessig å regulere disse forholdene noe nærmere i loven. Det vil uansett ikke være mulig å regulere alle aktuelle problemstillinger og faktiske situasjoner. Ved praktiseringen av loven må det brukes skjønn og vurderinger ut fra hensynet bak møteoffentlighetsprinsippet for å avgjøre om sammenkomsten er et møte etter kommuneloven» NOU 2016:4, punkt 16.4. </text:p>
          </table:table-cell>
          <table:table-cell office:value-type="float" office:value="4601" calcext:value-type="float">
            <text:p>4601</text:p>
          </table:table-cell>
          <table:table-cell office:value-type="string" calcext:value-type="string">
            <text:p>c231ec83-f4a4-5467-93b2-5278ca325c32</text:p>
          </table:table-cell>
          <table:table-cell table:number-columns-repeated="16376"/>
        </table:table-row>
        <table:table-row table:style-name="ro2">
          <table:table-cell table:number-columns-repeated="3"/>
          <table:table-cell office:value-type="string" calcext:value-type="string">
            <text:p>Stadfesting gnr 35 bnr 108 klagesak dispensasjon</text:p>
          </table:table-cell>
          <table:table-cell office:value-type="string" calcext:value-type="string">
            <text:p><text:s/>Vår dato: Vår ref: 24.09.2024 2024/7196 Deres dato: Deres ref: Alf Kristen Hamarsland Saksbehandler, innvalgstelefon Søreidåsen 41 Sunniva Nybøe Førland, 5557 2138 5252 Søreidgrend Bergen kommune gbnr. 35/108, Søreidåsen 41. Klage på avslag på dispensasjonssøknad. Vi viser til Bergen kommunes oversendelse av klagesaken i brev datert 03.05.2024. Vi beklager den lange saksbehandlingstiden. Vedtak Statsforvalteren stadfester Bergen kommunes vedtak datert 20.12.2023, ref. BYGG- 2023/16055-4. Sakens</text:p>
          </table:table-cell>
          <table:table-cell office:value-type="string" calcext:value-type="string">
            <text:p><text:s/>Vår dato: Vår ref: 24.09.2024 2024/7196 Deres dato: Deres ref: Alf Kristen Hamarsland Saksbehandler, innvalgstelefon Søreidåsen 41 Sunniva Nybøe Førland, 5557 2138 5252 Søreidgrend Bergen kommune gbnr. 35/108, Søreidåsen 41. Klage på avslag på dispensasjonssøknad. Vi viser til Bergen kommunes oversendelse av klagesaken i brev datert 03.05.2024. Vi beklager den lange saksbehandlingstiden. Vedtak Statsforvalteren stadfester Bergen kommunes vedtak datert 20.12.2023, ref. BYGG- 2023/16055-4. Sakens bakgrunn I vedtak datert 20.12.2023 avslo Bergen kommune søknad om dispensasjon fra rekkefølgekrav om lekeareal, gangvei og avfallsanlegg på gbnr. 35/108. Tiltaket som det er søkt om dispensasjoner for, er to tomannsboliger og en enebolig. Du har klaget på avslaget. I klagen trekker du frem at den valgte politikken i KPA 2018 om å utvikle Søreide som et lokalsenter, innebærer at området skal fortettes. Du påpeker at rekkefølgekravene i reguleringsplanen gjelder for både felt BF og BB. Slik du ser det, har imidlertid felt BF allerede en fungerende infrastruktur, og tåler en fortetting. Videre peker du på at det omsøkte prosjektets uteoppholdsarealer, gir gode kvaliteter for barn og unges oppvekstmiljø. Du ber derfor om dispensasjon fra rekkefølgekravene i planen.1 Utvalg for miljø og byutvikling behandlet saken i møtet 25.04.2024 sak 140/24. Klagen ble ikke tatt til følge. Saken er derfor sendt hit for endelig behandling. Regelverk Statsforvalteren er delegert myndighet til å avgjøre klagesaker etter plan og bygningsloven, se pbl. § 1- 9 femte avsnitt og rundskriv T-2/09. 1 Klage datert 02.01.2024. E-postadresse: Postadresse: Besøksadresse: Telefon: 57 64 30 00 sfvlpost@statsforvalteren.no Njøsavegen 2 Njøsavegen 2, Leikanger www.statsforvalteren.no/vl Sikker melding: 6863 Leikanger Solheimsgaten 13, Bergen www.statsforvalteren.no/melding Fjellvegen 11, Førde Org.nr. 974 760 665 Side: 2/4 Forvaltningsloven (fvl.) gjelder for Statsforvalterens saksbehandling jf. pbl. § 1-9 første avsnitt. Statsforvalteren kan «prøve alle sider av saken og herunder ta hensyn til nye omstendigheter». Vi «skal vurdere de synspunkter som klageren kommer med, og kan også ta opp forhold som ikke er berørt av ham» jf. fvl. § 34 andre avsnitt. Vi kan stadfeste kommunens vedtak, omgjøre vedtaket eller oppheve det og sende saken tilbake til kommunen for helt eller delvis ny behandling jf. fvl. § 34 fjerde avsnitt. Plansituasjon I kommuneplanens arealdel (2018-2030) er eiendommen avsatt til sentrumsformål – byfortettingssone. Eiendommen er omfattet av detaljreguleringsplanen YTREBYGDA. GNR 35 BNR 3 MFL., ORMHAUGEN, som trådte i kraft den 24.06.2020. Eiendommen er regulert til boligbebyggelse - frittliggende småhusbebyggelse, og inngår i feltet BF01. Sør-øst for eiendommen er det regulert inn en felles lekeplass (F_LEK). Planen regulerer inn en gangvei (O_GV) som blant annet leder frem til den regulerte lekeplassen, og til arealet som er regulert til blokkbebyggelse (felt BB). Utklipp av reguleringsplankartet ses under: Reguleringsplanens § 3.3.1 oppstiller flere rekkefølgekrav, herunder at «- Følgende tiltak må være utført før det kan gis midlertidig brukstillatelse for nye boliger: - Ferdig opparbeiding av felles lek f_LEK. ... - o_GV skal være ferdig opparbeidet». Dispensasjon Dispensasjon kan ikke gis dersom hensynene bak bestemmelsen det dispenseres fra, hensynene i lovens formålsbestemmelse eller nasjonale eller regionale interesser, blir vesentlig tilsidesatt. Fordelene ved å gi dispensasjon skal være klart større enn ulempene jf. pbl. § 19-2 andre avsnitt. Side: 3/4 Statsforvalterens vurdering Spørsmålet i klagesaken er om det kan gis dispensasjon fra kravet om at det regulerte lekearealet og den regulerte gangveien må være ferdig opparbeidet, før det kan gis midlertidig brukstillatelse. Det krever at hensynene bak bestemmelsene ikke blir vesentlig tilsidesatt. Hensynet bak rekkefølgekravene er å sikre at det faktisk opparbeides lekearealer, og tilkomst frem til lekearealet. Lekearealet skal fremme gode oppvekstsvilkår for barn og unge. Tiltaket som det her søkes dispensasjon for er en tydelig fortetning på eiendommen, med fem nye boenheter. Disse skal komme i tillegg til den eksisterende eneboligen. Dermed vil det være seks boenheter på eiendommen. Det regulerte lekearealet er ment å være felles for hele planområdet jf. § 4.2.2. Det er dermed gjort en konkret vurdering i planen av at lekearealet skal være en felles kvalitet for hele planområdet. Vi mener at viktigheten av å ha en lekeplass i nabolaget klart gjør seg gjeldende for den omsøkte fortettingen. Det er derfor ikke bare brukere av den innregulerte blokkbebyggelsen i felt BB som vil ha nytte av lekeplassen. Fortetning av området skal skje parallelt med ferdigstilling av lekeplassen. Uten at rekkefølgekravet følges, er det ikke sikkert at lekeplassen blir opparbeidet. Rekkefølgekravet er et plangrep som sikrer at fortetning skjer med tilfredsstillende kvalitet. Dette er viktig for å fremme gode oppvekstsvilkår, selv om det bygges tettere. Uteoppholdsareal inne på tomten gbnr. 35/108 kan ikke erstatte den kvaliteten det er å ha en felles lekeplass, som sikrer en felles møteplass i nabolaget. Vi konkluderer med at det å tillate utbygging av felt BF, uten å sikre ferdigstilling av lekeplassen med tilkomst, er en vesentlig tilsidesettelse av hensynene bak rekkefølgekravet. Vi er også enig med kommunen i at hensynet til barn- og unges oppvekstsvilkår blir vesentlig tilsidesatt. Ettersom det første av de to selvstendige vilkårene ikke er oppfylt, er det i ikke nødvendig å særskilt ta stilling til vilkåret om at fordelene må være klart større enn ulempene. Kommunen har også behandlet søknaden om dispensasjon fra kravet om ferdigstilling av avfallsanlegg, og konkludert med at dispensasjon ikke kan gis. Det er ikke nødvendig at vi overprøver dette, da utfallet av saken er avslag jf. konklusjonen over. Oppsummering Klagen har ikke ført frem. Vi stadfester avslaget datert 20.12.2023. Det er ikke klagerett på vårt vedtak jf. fvl. § 28 tredje avsnitt. Med hilsen Stine Ross Idsø Sunniva Nybøe Førland seniorrådgiver rådgiver Dokumentet er elektronisk godkjent Kopi til: Bergen kommune Postboks 7700 5020 BERGEN Side: 4/4 </text:p>
          </table:table-cell>
          <table:table-cell office:value-type="float" office:value="4601" calcext:value-type="float">
            <text:p>4601</text:p>
          </table:table-cell>
          <table:table-cell office:value-type="string" calcext:value-type="string">
            <text:p>8cc44bfa-fe4f-52dd-bf00-b7410d6c291b</text:p>
          </table:table-cell>
          <table:table-cell table:number-columns-repeated="16376"/>
        </table:table-row>
        <table:table-row table:style-name="ro2">
          <table:table-cell table:number-columns-repeated="3"/>
          <table:table-cell office:value-type="string" calcext:value-type="string">
            <text:p>Alle søknader inkl vedlegg til Helse og velferdsutval 6 mars 2024</text:p>
          </table:table-cell>
          <table:table-cell office:value-type="string" calcext:value-type="string">
            <text:p><text:s/>A LT E R N A T I V 1 / 1.,7u Tromsø kommune T IL V O Driftsavtale mellom Tromsø kommune og Stiftelsen Alternativ til Vold Stiftelsen Alternativ til Vold (Org.nr. 974406381) og Tromsø kommune viderefører avtale om faglig drift av behandlingstilbud (ATV Tromsø) for utøvere av vold i nære relasjoner og deres familier. Driftsavtalen forutsetter statlig medfinansiering av ATV Tro msø. Drift ATV Tromsø er et poliklinisk behandlingstilbud til innbyggere i Tromsø kommune. Senteret vil tilby individualt</text:p>
          </table:table-cell>
          <table:table-cell office:value-type="string" calcext:value-type="string">
            <text:p><text:s/>A LT E R N A T I V 1 / 1.,7u Tromsø kommune T IL V O Driftsavtale mellom Tromsø kommune og Stiftelsen Alternativ til Vold Stiftelsen Alternativ til Vold (Org.nr. 974406381) og Tromsø kommune viderefører avtale om faglig drift av behandlingstilbud (ATV Tromsø) for utøvere av vold i nære relasjoner og deres familier. Driftsavtalen forutsetter statlig medfinansiering av ATV Tro msø. Drift ATV Tromsø er et poliklinisk behandlingstilbud til innbyggere i Tromsø kommune. Senteret vil tilby individualterapeutiske og gruppeterapeutiske opplegg i forhold til klientgruppa. ATV Tromsø vil være faglig og administrativt underlagt Stiftelsen Alternativ til Vold. ATV Tromsø er ansvarlig for å ta imot minst 20 klienter pr årsverk pr år. Antall nye klient er som tas imot skal sees i lys av arbeidsmengden som følger med klienter i behandling ved inngangen til drift såret . Senterets oppgave vil være terapi, inngå i gode samarbeidsrelasjoner med relevante inst anser, fag- og metodeutvikling og kunnskapsformidling i form av veiledning og undervisning. Tilskuddet fra Tromsø kommune skal primært dekke drift av behandlingstilbudet som gis. ATV Tromsø vil på oppdrag fra Tromsø kommune også tilby inntil fire årlige fagdager til kommunens ansatte, der to av disse fagdagene er øremerket barneverntjenesten. Fagdagene gjennomføres på bestilling fra Tromsø kommune. Fagdagene skal bestilles i god tid slik at de lett lar seg planlegge inn i kontorets øvrige drift. ATV Tromsø vil samarbeide med Tromsø kommune representert ved Forebyggende helsetjeneste om å tilby voldsforebyggende kurs «Bryt voldsarven» til innbyggere av Tromsø kommune to ganger årlig. Senterets klienter skal være hjemmehørende i Tromsø kommune. Klienter skal pr 2021 bet ale en egenandel, pt. på kr: 300,- pr individuelle time og 2000,- pr halvår i gruppeterapi. De klienter som ikke er i 50% av fult lønnet arbeid eller mer (som for eksempel skoleelever, studenter, innsatte, vernepliktige, arbeidsledige, trygdede, sosialklienter) vil få grat is behandling. Dette beror på en konkret helhetlig vurdering av flere faktorer i det enkelt e tilfelle, men likevel slik at like tilfeller behandles likt. ATV Tromsø vil i perioden 2021-2024 inngå i et samarbeidsprosjekt med Krisesenteret for Tromsø og omegn om å bidra med psykologfaglig kompetanse på krisesenteret. Samarbeidet vil gå ut på å gi et klinisk tilbud til beboere/ brukere ved krisesenteret, både i en akutt fase og i form av avgrenset klinisk behandlingstilbud. Tilbudet skal fortrinnsvis gis ved Krisesent eret, men deler av tilbudet kan gis i ATV sine lokaler eller andre steder. Inntak gjøres i samarbeid mellom ATV Tromsø og Krisesenteret. Tilbudet skal være gratis for brukerne. Faglig veiledning og debrifing av personale ved Krisesenteret vil også kunne inngå i samarbeidet. Den avsatt e ressursen skal være en 20%-stilling. Ordningen evalueres årlig. 1 Stiftelsen Alternativ til Volds fo rplikt elser • ATV skal stå faglig ansvarlig for å administrere kvalifiserte behandlingstjenester t ilsvarende det antallet årsverk som ATV-kontoret besitter, jf- beskrivelsen av senterets oppgaver. Det forutsettes av Arbeidsmiljøloven følges. • ATV skal stå ansvarlig for drift og det faglige arbeidet ved ATV Tromsø. ATVer ansvarlig for at de tilsatte mottar kvalifisert veiledning. • ATV skal levere årlig rapport om den faglige virksomhet. Årsrapporten skal foreligge senest 15. mars i påfølgende år. • ATV forplikter seg til å holde Tromsø kommune løpende orientert om eventuell ledig kapasitet i behandlingstilbudet, og fortløpende rapportere eventuelle betydelige avvik fr a den ordinære drift en. • ATV leverer felles revisorgodkjent regnskap for alle avdelingene i st ift elsen. Tromsø kommunes fo rplikt elser • For 2021 betaler Tromsø kommune ATV et tilskudd på kr. 2 002 650,- (tilskudd 2020 + prisjustering), basert på helårsdrift av t ilbudet. • Driftsavtale mellom Tromsø kommune og ATV gjelder t.o.m. 2024. Ny avtale må være ferdigforhandlet senest 20.12.2024. • Tilskuddet til ATV Tromsø skal årlig prisjusteres med utgangspunkt i den kommunale deflator for lønns- og prisvekst for varer og t jenest er. • Mislighold: Ved vesentlig mislighold kan avtalen sies opp med øyeblikkelig virkning. Ved annet mislighold som gir saklig grunn til å fragå avtalen, kan denne sies opp med en måneds varsel. Gjensidige fo rplikt elser Det gjennomføres 2 evalueringsmøter i 2021 for å evaluere ny ordning mht samarbeid med Krisesenteret for Troms og omegn og Alternativ til Vold. Kontakten mellom Tromsø kommune og ATV evalueres gjennom årlige evaluerings- /drøftingsmøter som avholdes på våren. Tromsø, dato: Zo./Z, 2 oZo. Oslo, 16.12.2020 For Tromsø kommune For Stiftelsen Alternativ til Vold Margrethe Krist iansen Marius Råkil Konstituert avdelingsdirektør Helse og omsorg Direktør Avdeling for helse og omsorg, adm. 2 Innsendt: 26.01.2024 22:12 Ref.nr: VHPMLP Tromsø kommune Rådhusgata 2 9299 Tromsø Telefon: 77 79 00 00 E-post: postmottak@tromso.kommune.no Hjemmeside: https://tromso.kommune.no Søknad om tilskudd til helse- og velferdsformål Opplysninger om søker Foretak: Org.nr. 923088660 Forening/organisasjon Andreashjelpen Adresse C/o tone kristine thørring tingvoll, turistvegen 44 Postnr. Poststed 9020 Tromsdalen Nettsted Kontaktperson: Fornavn og ev. mellomnavn Tone Kristine Etternavn Tingvoll E-postadresse Mobilnr. andreashjelpen@outlook.com +4791816433 Bankkonto 1506 33 83438 Søknad om tilskudd Det er viktig at søker setter seg godt inn i innholdet i utlysningen før utfylling av søknad Tilskuddsordning T Søknad ordinær o Søknad forprosjekt Søknadsbeløp 98 000 Kommentarer til søknad om tilskudd Andreashjelpen er en livssynsåpen, frivillig og ideell forening i Tromsø med formål selvmordsforebygging. Den er tuftet på engasjement og erfaringskompetanse, og ble stiftet i 2019 med mål om å bidra til etableringen av en tilpasset, koordinert og velfungerende akuttberedskap ved selvmordsfare og selvmord. Høsten 2022 startet arbeidet for å utvikle foreningen, med mål om å etablere og utvikle tilbud for oppfølging tilpasset etterlatte og berørte, å legge til rette for sorgstøtte, sosiale aktiviteter og medvirkning, samt fortsette arbeidet for påvirkning i tråd med formålet. I 2023 styrket vi styret med flere medlemmer, samt etablerte regelmessige aktiviteter i kraft av økonomisk tilskudd fra Tromsø kommune. I styret og blant medlemmene er de fleste selv etterlatte, men foreningen er åpen for alle med 5501_9, Sem &amp; Stenersen Prokom Side 1 av 5 Søknad om tilskudd til helse- og velferdsformål interesse for formålet. Styret, sorggruppelederne og andre aktive har holdt meget høy aktivitet i 2023. Vi har nedlagt utallige frivilligtimer for å styrke foreningen, gjennomføre aktiviteter og støtte nye og gamle etterlatte. Vi har også deltatt i en rekke møter ifm felles planlegging av Verdensdagen for selvmordsforebygging, behandling av høringsuttalelser mv. ifm kommunens handlingsplan for selvmordsforebygging, samt annet påbegynt samarbeid med andre organisasjoner iht Andreashjelpens formål. Tiltak/prosjekt Formål med det omsøkte tiltaket Vår søknad om tilskudd for 2024 er begrunnet i behovet for å videreføre, styrke og utvikle våre etablerte aktiviteter for etterlatte og berørte ved selvmord. Vi arbeider kontinuerlig for å skape forutsigbarhet og regularitet, som gir nødvendig trygghet for deltakere og nye brukere. Tilskudd fra kommunen vil bidra til å videreføre etablerte tilbud, men også frigjøre ressurser til rekruttering og styrking av miljø og medlemmer, samt bidra til vårt arbeid for å sikre og utvikle driften av foreningen. Ved tilskudd kan vi arbeide målrettet for å gjøre oss mer tilgjengelige for brukere, medlemmer, andre interesserte og samarbeidspartnere. Vi har som mål å etablere egen hjemmeside, et bedre og sikrere medlemssystem, lage informasjonsmateriell til utdeling (etterspørsel fra legekontorer, lavterskeltilbud, kriseteam mv.), samt utvikle samarbeidet med relevante organisasjoner og Tromsø kommune for økt kunnskap, kompetanse og tiltak mht selvmordsforebygging. Med formål selvmordsforebygging faller det naturlig for oss å drive påvirkning der vi ser mulighet til dette. Vi har bl.a. vært i møter med RVTS som brukerorganisasjon (2023), og har siden våren 2021 deltatt aktivt i arbeidsgruppen for «Handlingsplan for selvmordsforebygging og selvskading, Tromsø kommune, Vi har alle et ansvar 2024 – 2027». Vi har som mål å bidra positivt til utvikling og etablering av konkrete tiltak slik beskrevet her, samt i tråd med den nasjonale Handlingsplan for forebygging av selvmord 2020 – 2025, Ingen å miste, og særlig mål 5: «Umiddelbar og langvarig oppfølging av etterlatte etter selvmord». Forskning viser en klar forhøyet risiko for selvmord i de første fem årene som etterlatt. I Andreashjelpen bruker vi vårt engasjement, erfaringer og kompetanse for å kunne skape et trygt og støttende miljø, og tilby etterlatte og berørte langvarig hjelp i sorgarbeidet. Andreashjelpen har oppstått som svar på et langvarig behov for bedre forståelse for pårørende og etterlattes situasjon og behov i Tromsø. Etter selvmord oppstår ofte en svært kompleks situasjon, både mht helse og arbeidsevne, relasjonelt, sosialt, praktisk og økonomisk. Med våre aktiviteter søker vi å bidra positivt til den enkeltes evne til å stå i eget liv, fremme psykisk og fysisk helse, og gi muligheter til sosial inkludering og støtte med lavest mulig terskel. Våre brukere og medlemmer er både nye og erfarne etterlatte. Noen har erfaringer som er vanskelige å formidle uten å avdekke forhold av særlig privat karakter. Som forening kan vi arbeide sammen for å representere målgruppen ut ifra etterlattes behov og ønsker. Vi har som mål å fremme større forståelse for selvmord som fenomen og realitet, og fremme selvmordsforebygging både i folkehelseperspektiv og for øvrig, ved å bidra aktivt som bruker- og medlemsorganisasjon i relevante sammenhenger. Målet for Andreashjelpens søknad om helse- og velferdsmidler for 2024 er derfor å sikre allerede igangsatte tilbud for en særlig sårbar gruppe i Tromsø. Tilskudd til omsøkte tiltak vil sette foreningen i en bedre posisjon til å gjennomføre tilbudene, arbeide for rekruttering, deltakelse og samarbeid. Vi er en lokal forening som ønsker å bidra aktivt, også gjennom å styrke vår kompetanse og foreningen som sådan. Målgruppe Andreashjelpens arbeid er primært rettet mot å utvikle og tilby aktiviteter til etterlatte og berørte ved selvmord, lokalt og i tråd med deres behov og ønsker. Dette omfatter støtte til sorgarbeid, aktiviteter og arrangementer som fremmer deltakernes livskvalitet. I Tromsø representerer vi et unikt tilbud til denne målgruppen, som ellers mangler 5501_9, Sem &amp; Stenersen Prokom Side 2 av 5 Søknad om tilskudd til helse- og velferdsformål tilpasset oppfølging ut over krisehjelp i den første akutte fasen som etterlatte. I kraft av vår erfaringskompetanse, kunnskaper og engasjement er våre tilbud et viktig supplement til kommunens arbeid for å bedre innbyggernes psykiske og fysiske helse, drive pårørendearbeid, og gi muligheter for sosial inkludering og samfunnsdeltakelse. I Nasjonal plan for forebygging av selvmord 2020-2025 vises det bl.a. til at «Å miste en nærstående til selvmord er en ekstrem menneskelig erfaring.» , samt hvilke helsemessige utfordringer dette ofte gir. (s.49). Vi som har denne erfaringen vet at et selvmord gjerne får gjennomgripende, og slik vidtrekkende konsekvenser, og at dettee rammer enkeltmennesker, familier og andre berørte i alle aldere. Vi kjenner også betydningen av å få møte andre som forstår, anerkjenner og tåler den enkeltes følelser og reaksjoner på en for de fleste utenkelig livskrise. Det er ofte helt avgjørende for den enkeltes helse, livskvalitet og fungering som omsorgsperson, arbeidstaker mv. å få hjelp til å i det hele tatt komme i gang med sorgarbeidet. Dette er en prosess som tar tid og skaper stor sårbarhet ifm andre livshendelser. Det å oppleve å kjenne seg igjen i andre, å se at det er mulig å leve videre, og bli favnet tross livskriser kan være helt avgjørende for å klare å stå i eget liv over tid, uansett alder. I Andreashjelpen prioriterer vi derfor arbeidet med å skape et trygt og inkluderende miljø, både for de som har mistet en nærstående nylig og for de som har blitt etterlatte tilbake i tid. Vår faste sorggruppe er for etterlatte over 18 år, og drives som en ledet selvhjelpsgruppe. Vi ønsker å bidra til god oppfølging av flere etterlatte, også i et familieperspektiv. Noen benytter våre møtesteder (som kafeer, BÅLFOLK og markeringen av Verdensdagen 10.sept.) til å gjøre noe sosialt og hyggelig sammen med familie og venner, samt bli kjent med samtalepartnere fra Andreashjelpen og andre. Etter henvendelser fra pårørende ser vi et behov for tilbud til etterlatte barn og unge. Med bl.a. BÅLFOLK kan vi invitere familier på jevnlig basis, knytte kontakt og lytte til deres behov og ønsker. Denne aktiviteten kan slik også være nyttig ifm våre innspill til Tromsø kommune. Planlagte aktiviteter SORGGRUPPE FOR ETTERLATTE VED SELVMORD To møter i måneden i perioden jan.-juni og sept.-des. 2024, med felles gravvandring i juni og juleavslutning i desember. Ledet selvhjelpsgruppe med to sorggruppeledere. Antall deltakere: 12 OPPFØLGING AV HENVENDELSER FRA ETTERLATTE OG BERØRTE Enesamtaler og likepersonstøtte som walk-and-talk, oppfølging etter deltakelse på aktiviteter, markeringen av Verdensdagen for selvmordsforebygging, hendelser i media mv. Antall: Etter behov BÅLFOLK Lavterskel tiltak for sosialt fellesskap, bedret psykisk og fysisk helse. Felles vandring til Lavvoen i Tromsdalen for etterlatte og berørte, og ev. andre ifm folkehelseperspektiv og selvmordsforebygging. Avtale med Gutta på Skauen om tilrettelegging av Lavvoen som hyggelig møteplass med enkel servering ved Andreashjelpen en fast kveld i måneden, om lag seks ganger i året. Mulighet for tilkjøring av utstyr eller transport av bevegelseshemmede. Enkel bevertning og ev. kulturelle innslag. Antall deltakere: Ubegrenset. MØTESTED KAFE Lavterskel tilbud for sosialt fellesskap for etterlatte og berørte. Arrangeres vekselvis med BÅLFOLK, en kveld/dag i helg, fire ganger i året: Jan/feb (Solkafe), mai/juni (Folkekafe, ifm RVTS Nords Folkeopplysningskampanje for selvmordsforebygging 5501_9, Sem &amp; Stenersen Prokom Side 3 av 5 Søknad om tilskudd til helse- og velferdsformål 22.mai-16.juni), 10.sept.(Verdensdagen for selvmordsforebygging), og nov./des. (Mørketidskafe) Gratis deltakelse, kaffe og kaker. Informasjon om foreningen, minikonsert/kulturelle innslag og/eller temakveld med egne eller eksterne innlegg. Antall deltakere: Varierende ut i fra tilgjengelig lokale og arrangement. Anslag (jf 2023): 20 - 80. SKRIVEKURS FOR ETTERLATTE Et nytt tilbud i 2024 etter avtale med forfatter og sertifisert kursholder Lill-Karin Elvestad. Kurs for 5 – 8 deltakere får lære skriving som et redskap man alltid har tilgjengelig. Målet er å hjelpe og støtte den enkelte til å finne ord for det den opplever i sitt indre. Kurset er ikke terapi, men kan virke terapeutisk ved å styrke den etterlattes mulighet og evne til å fortelle sin egen historie, for seg selv, og ev. for andre. Kurset avholdes som to møter i måneden a tre timer, over tre måneder. Det er ikke et mål å publisere tekst, og antallet deltakere er holdt lavt av hensyn til deling i fortrolighet som en del av øvelsene. Andreashjelpen yter støttesamtaler og ev. oppfølging etter behov. MARKERING AV VERDENSDAGEN FOR SELVMORDSFOREBYGGING (VD) 10.SEPT. 2024 I henhold til tidligere års arrangementer planlegger Andreashjelpen markering av VD i Tromsø i samarbeid med Felles planleggingsgruppe, ledet av Kirkens S0S Nord-Hålogaland (2021-2023). Vi planlegger som tidligere for flere delarrangementer: -Deltakelse på felles stands og utstilling i Tromsø bibliotek uke 36. -Åpen og gratis kafe for etterlatte. -Fakkeltog -Minnemarkering med lystenning, nedlegging av roser, appeller. Andreashjelpen satte i fjor fokus på de unge under våre arrangementsdeler, og har tatt initiativ til å videreføre samarbeidet med Fritid og UMT mfl. for å få til et større arrangement på Grab, for og ved unge i Tromsø. INFORMASJON OG TILGJENGELIGHET Produksjon av eget informasjonsmateriell for deltakelse på stands, samt brosjyre til utdeling som svar på etterspørsel fra legekontorer, kommunale lavterskeltilbud, prester mv. Etablering av hjemmeside for enklere tilgjengelighet for medlemmer og andre som søker informasjon og støtte, samarbeidspartnere, kunnskapsformidling mv. Egeninnsats: Tekst, bilder, artikler mv. Budsjett for tiltaket - kostnader Kostnader Spesifiser kostnadene for tiltaket Beløp Leie lokaler til sorggruppe, kafeer, skrivekurs, samtaler, 55 000 styremøter Spesifiser kostnadene for tiltaket Beløp Bevertning ifm akti., arr., møter mv. 26 000 Spesifiser kostnadene for tiltaket Beløp Honorarer til Gutta på skauen, og instruktør skrivekurs 52 000 Spesifiser kostnadene for tiltaket Beløp Info.materiell, hjemmeside, annonsering mv. 30 000 Spesifiser kostnadene for tiltaket Beløp Div. driftskostn., medl.system, kontor, refusjon 34 000 frivillige, uforutset Spesifiser kostnadene for tiltaket Beløp Frivillighetstimer (se vedlegg) 170 000 Sum kostnader 367 000 Kommentarer til kostnader 5501_9, Sem &amp; Stenersen Prokom Side 4 av 5 Søknad om tilskudd til helse- og velferdsformål Viser til vedlegg: - Budsjett for søknad om helse- og velferdsmidler for 2024 til Andreashjelpen. - Budsjett frivillighetstimer. - Tilbud om skrivekurs fra Lill-Karin Elvestad Vi står uten avtale om lokale til sorggruppemøter etter juni 2024. Budsjett for tiltaket - inntekter Inntekter Spesifiser inntektene for tiltaket Beløp Egenkapital pr. 26.jan.2024 69 000 Spesifiser inntektene for tiltaket Beløp Anslag medlemskontingenter og gaver 10 000 Spesifiser inntektene for tiltaket Beløp Lån av lokale til sorggruppe i Tromsdalen menighetshus 20 000 Spesifiser inntektene for tiltaket Beløp Omsøkte midler, tilskudd Helse- og velferdsmidler 2024 98 000 Spesifiser inntektene for tiltaket Beløp Frivillighetstimer a kr. 300,- 170 000 Sum inntekter 367 000 Kommentarer til inntekter Se vedlegg : Budsjett frivillighetstimer Redegjør for eventuelle andre tilskudd/støtteordninger som for eksempel gratis lokaler, dekning av utgifter til strøm med videre Muntlig avtale om lån av lokale til sorggruppemøter to ganger i måneden tom juni 2024. Dokumentasjon Type vedlegg Last opp vedlegg Vedtekter Vedtekter 2022 Andreashjelpen.pdf Ettersendes o per post Type vedlegg Last opp vedlegg Budsjett 2024 Budsjett vedlegg til søknad om helse og velferdsmidler 2024 Andreashjelpen.docx Ettersendes o per post Type vedlegg Last opp vedlegg Budsjett frivillighet 2024 Budsjett frivillighetstimer 2024 Andreashjelpen.docx Ettersendes o per post Type vedlegg Last opp vedlegg Årshjul 2024 Årshjul 2024 Andreashjelpen.docx Ettersendes o per post Type vedlegg Last opp vedlegg Tilbud skrivekurs Tilbud om skrivekurs fra Lill-Karin Elvestad 16.aug23.docx Ettersendes o per post 5501_9, Sem &amp; Stenersen Prokom Side 5 av 5 BUDSJETT FOR SØKNAD OM HELSE- OG VELFERDSMIDLER FOR 2024 TIL ANDREASHJELPEN KOSTNADER: Lokaler: - Til sorggruppa H24 (7x 2.000) 14.000 - Kafeer (2x2.000) 4.000 - VD-kafe 5.000 - Skrivekurs (6x2.000) 12.000 - Styremøter, samtaler mv x10 20.000 55.000 Bevertning: - Sorggruppemøter 17x 200 3.500 - Kafeer 2x 2.000 4.000 - VD kafe 4.000 - Bålfolk 6x 1.000 6.000 - Skrivekurs 6x 500 3.000 - Årsmøtet 500 - Styremøter 10x 200 2.000 - Andre møter/avslutninger 3.000 26.000 Honorarer: - Gutta på Skauen 6 x 2.000 12.000 - Lill-Karin Elvestad, skrivekurs 40.000 52.000 Info.materiell mv. - Brosjyre og roll-up/stand 5.000 - Annonsering sorggr., aktiv.,VD 15.000 - Hjemmeside, etablering 10.000 30.000 Div. drift - Medlemsystem, bank, GPDR 12.000 - Kontormateriell mv. 5.000 - Ref. park/bomp/mat frivillige 10.000 - Uforutsette kostnader 7.000 34.000 SUM KOSTNADER 197.000 INNTEKTER: Egenkapital bank 69.000 Medlemskont. og gaver 10.000 Lån av lokale til sorggruppe V2024 20.000 Tilskudd helse- og velferdsmidler 98.000 SUM INNTEKTER 197.000 1 BUDSJETT OVER FRIVILLIGHETSTIMER 2024 FOR ANDREASHJELPEN, timer a kr. 300,- Sorgstøttearbeid - To sorggruppeledere, 17 møter o Forberedelser før/etter møter 20.400 o Gjennomføring 17x3 t 30.600 o Transporttid til/fra 10.200 - 1.samtaler nye deltakere, oppfølging 9.000 - Henvendelser fra kriseteam mv. 3.000 - Fire planlegging/evalueringsmøter 7.200 80.400 - BÅLFOLK - 2-4 samtalepartnere, 6 arr. a 4 timer = 75 timer 22.500 MØTEPLASS KAFE - To kafeer (eksl. VD-kafe) a 5 timer, 4 fra arrangør, = 40 timer 12.000 SKRIVEKURS - Planlegging, tilrettelegging, oppfølging Ved to fra arrangør. Seks møter. Ca. 50 timer 15.000 VERDENSDAGEN FOR SELVMORDSFOREBYGGING - Egne og felles planleggingsmøter mars-sept, - Arbeid med brosjyre, annonser, utstilling mv. - Arbeid med rigging, rydding - VD-kafe, planlegging og gjennomføring Anslagsvis (flere fra arrangør aktive) min. 125 timer 37500 167.400 TOTALT = 170.000 2 BUDSJETT OVER FRIVILLIGHETSTIMER 2024 FOR ANDREASHJELPEN, timer a kr. 300,- Sorgstøttearbeid - To sorggruppeledere, 17 møter o Forberedelser før/etter møter 20.400 o Gjennomføring 17x3 t 30.600 o Transporttid til/fra 10.200 - 1.samtaler nye deltakere, oppfølging 9.000 - Henvendelser fra kriseteam mv. 3.000 - Fire planlegging/evalueringsmøter 7.200 80.400 BÅLFOLK - 2-4 samtalepartnere, 6 arr. a 4 timer = 75 timer 22.500 MØTEPLASS KAFE - To kafeer (eksl. VD-kafe) a 5 timer, 4 fra arrangør, = 40 timer 12.000 SKRIVEKURS - Planlegging, tilrettelegging, oppfølging Ved to fra arrangør. Seks møter. Ca. 50 timer 15.000 VERDENSDAGEN FOR SELVMORDSFOREBYGGING - Egne og felles planleggingsmøter mars-sept, - Arbeid med brosjyre, annonser, utstilling mv. - Arbeid med rigging, rydding - VD-kafe, planlegging og gjennomføring Anslagsvis (flere fra arrangør aktive) min. 125 timer 37500 167.400 TOTALT = 170.000 From: lill.elv@online.no &lt;lill.elv@online.no&gt; Sent: Wednesday, August 16, 2023 8:18:03 AM To: tone.k.tingvoll@outlook.com &lt;tone.k.tingvoll@outlook.com&gt; Subject: Skrivekurs 2024 Hei igjen, Tone! Siden vi pratet, har jeg sjekket opp minstesatsene for skrivekurs hos min organisasjon Forfattersentrum. De ligger noe høyere enn jeg har tenkt (lenge siden jeg sjekket), og jeg bør holde meg noenlunde til dem. Satsene er her: https://www.forfattersentrum.no/honorarsatser Her er mitt forslag til opplegg. Kan justeres, så klart, men gir en pekepinn på ca. kostnad. Foreslår 2 kursdager a ca. 3 timer hver gang, i månedene mars, april, mai. Så tar vi avslutning i Gammelstua på Elvestad i starten av juni. Avslutninga kan vi gjøre til en kosekveld med litt skriving, sosialt samvær og kaffe/snacks. Denne kvelden blir gratis for dere. Ifølge Forfattersentrum vil hver kurskveld komme på 5700. For seks kurskvelder blir dette altså 34 200,- Kjøringa utgjør ca. 3800 kr. for seks gangers pendling til Tromsø, total utgift for dere blir da 38000,- Da kan gruppa være på inntil åtte personer, det tror jeg vi setter som maks antall med tanke på utbytte for hver enkelt. Beklager at honoraret ble noe høyere enn først anslått, men jeg føler meg forpliktet til å ikke prise meg langt under minstesatsene. Håper det likevel går bra å få tak i midler. Det kan kanskje være flere steder å søke, f.eks. kommunen? Litt om kurset: Skriv deg selv er et skrivekurs utviklet av forfatter og journalist Lill-Karin Elvestad. Kurset er både et kreativt skrivekurs og et kurs i hvordan man kan bruke skriving som verktøy for å skrive seg innover. Både i vanskelige og fine minner, tanker og hendelser. Kurset inviterer deltagerne til å skrive for å bli bedre kjent med seg selv, og for å få en helende virkning av skrivinga. Deltagerne vil erfare at det bor mye mer i dem enn de sjøl trur, og de vil føle mestring og glede ved å lære seg skrivinga som et verktøy de kan ta frem når som helst. Elvestad har ei sertifisering i traumeskriving med metoden Write Your Self www.writeyourself.com og var den første i Norge med denne sertifiseringa. Jeg har til nå holdt ti Skriv deg selv -kurs på hjemstedet mitt i Malangen. Mer om kurset her: https://www.lillkarinelvestad.no/skrivekurs Da overlater jeg til deg å sy søknaden sammen. Bare ta kontakt hvis du trenger å avklare ting, og igjen: Tusen takk for tilliten! Klem fra Lill-Karin VEDTEKTER FOR FORENINGEN ANDREASHJELPEN §1 Foreningens juridiske navn er: Andreashjelpen Andreashjelpen er en ideell og frivillig, livssynsnøytral og partipolitisk uavhengig forening. Foreningen skal sikre at flertallet i styret er etterlatte ved selvm ord. §2 Andreashjelpen er en forening for etterlatte og berørte ved selvmord, pårørende og andre interesserte. Den er hjemhørende i Tromsø kommune, men dette avgrenser ikke nødvendigvis dens arbeid og m edlemm er. §3 Andreashjelpens formål er selvmordsforebygging. Foreningens arbeid er rettet mot å bidra til bedre kunnskap og rettigheter generelt, omsorg og oppfølging av dem det gjelder spesielt. Formålet søkes oppfylt med særlig vekt på: 1. Hjelp til selvhjelp. Foreningens arbeid er særlig rettet mot å skape trygge møteplasser og aktiviteter som gir mening, støtte og bedre livskvalitet til den enkelte etterlatte, berørt e og pårørende. 2. Medvirkning. Foreningen anerkjenner verdien av individets erfaringskompetanse, sosial støtte og likepersonsarbeid. Den arbeider for at etterlatte, berørte og pårørende som ønsker det skal gis mulighet til å bli hørt og delta aktivt i henhold til foreningens fo rmål og akt ivit et er. 3. Opplysnings- ogpåvirkningsarbeid. Selvmordsforebygging må ses i livsløpsperspektiv og som et samfunnsansvar. Foreningen vil selv og gjennom samarbeid med andre bidra t il bedre forståelse og kunnskap om selvmord som fenomen, realitet og sam funnspro blem. Her under også fremme krav om kompetent, koordinert og proaktiv innsats ovenfo r selvmordsnære og pårørende, etterlatte og berørte, samt adekvat oppfølging på kort og lang sikt for å forebygge tap av liv og helse. §4 Det kan tegnes medlemskap som: 1. Hovedm edlem 2. Husst andsm edlem 3. Ungdomsmedlem (til og med 25 år ) 4. Støtt em edlem Alle medlemskap, unntatt støttemedlem, teller som en stemme og er likeverdige på årsmøt et. Styret kan ved brudd mot formål, eller ved mer enn et års manglende kontingent og ett er betalingsanmodning, avslutte et medlemskap. Utmelding skjer ved henvendelse til st yret . §5 Medlemslister og annen informasjon om medlemmene er konfidensielle. Dette gjelder ogsa informasjon av privat karakter som framkommer i forbindelse med Andreashjelpens akt ivit et er. Informasjonen handteres internt i styret. Valgkomite gis tilgang til medlemsliste fr a r s m t e . Bruk av informasjon der medlemmer kan identifiseres avklares av styret og med medlem for publisering. §6 Finansiering skjer gjennom medlemskontingent, s k n a d om offentlige og andre tilskudd, samt m idler fra andre interesserte gjennom innsamling og donasjoner. Foreningen er registrert mottaker av Grasro t andelen. Foreningen kan s k e samarbeid med andre instanser og organisasjoner der det anses nyttig og i samsvar med fo rm alet . §7 A r s m t e t er foreningens h y e s t e myndighet. M t e t avholdes innen utgangen av februar og k u n n g j r e s for medlemmene med 14 dagers varsel. Forslag som n s k e s behandlet ma na st yret senest en uke fr arsm t et . Alle o r d i n r e medlemmer har adgang. Det br vurderes a legge til rette for digital delt akelse. A r s m t e t er v e d t a k s f r t med det antall stemmer som m t e r . Styreleder har dobbelt st emm e. Medlemmer har ellers en stemme. Vedtak treffes med alminnelig fl ert all. Det skal f r e s referat fra arsm t et . §8 A r s m t e t skal 1. Behandle foreningens ar smelding 2. Behandle foreningens regnskap i revidert st and 3. Behandle innkomne fo rslag 4. Fastsette kont ingent 5. Vedta foreningens budsjett 6. Velge: a. Person til a fore referat b. Styre- og varamedlemmer for 2 ar c. Kasserer d. Valgkom it e §9 E k s t r a o r d i n r t a r s m t e avholdes nar styret bestemmer det eller minst en tredjedel av de stemmeberettigede medlemmene krever det . Innkalling og vedtak skjer etter samme regler som for o r d i n r e arsm t er. § 10 Styret er foreningens høyeste myndighet mellom årsmøtene og skal: 1. Iverksette årsmøtets best emm elser. 2. Administrere nødvendig kontroll med foreningens økonomi og eiendeler i henhold t il gjeldende vedt ak. 3. Representere foreningen ut ad. Leder innkaller til styremøte etter behov. Styret er vedtaksført når et flertall av styrets m edlemm er er til stede, fysisk eller digitalt. Vedtak fattes med flertall av de avgitte stemmene. Ved st em m elikhet gjelder det som styreleder har stemt fo r. Styreleder og kasserer har prokura og signat ur. § 11 Oppløsning av foreningen kan bare behandles på ordinært årsmøte og krever 2/3 fl ert all. Foreningens netto formue skal etter oppløsning tilfalle ideell organisasjon eller andre i tråd m ed Andreashjelpens formål, og som årsmøtet best em m er. Tromsø, 7.august 2022 Tone Tingvoll (leder ) Frank Tingvoll (st yrem edlem ) Innsendt: 26.01.2024 17:29 Ref.nr: ALFHHQ Tromsø kommune Rådhusgata 2 9299 Tromsø Telefon: 77 79 00 00 E-post: postmottak@tromso.kommune.no Hjemmeside: https://tromso.kommune.no Søknad om tilskudd til helse- og velferdsformål Opplysninger om søker Foretak: Org.nr. 996433684 Forening/organisasjon Brensholmen/Sommarøy Utviklingslag Adresse V/åshild strømmesen, sommarøyvegen 9 Postnr. Poststed 9110 Sommarøy Nettsted Kontaktperson: Fornavn og ev. mellomnavn Ashild Etternavn Strommesen E-postadresse Mobilnr. ashilds@online.no +4791547421 Bankkonto 4799 65 28126 Søknad om tilskudd Det er viktig at søker setter seg godt inn i innholdet i utlysningen før utfylling av søknad Tilskuddsordning T Søknad ordinær o Søknad forprosjekt Søknadsbeløp 60 000 Kommentarer til søknad om tilskudd Midlene skal dekke deler av sosiale tilstelninger, kjøregodtgjørelse og treningsinstruktører. Tiltak/prosjekt Formål med det omsøkte tiltaket Tilbud om instruktør for trening av styrke, dekke kjøreutgifter for de som bistår med skyss og arrangere sosiale tilstelninger for målgruppen. Målgruppe Uføre - og alderspensjonister Planlagte aktiviteter Sosiale tilstelninger med sang, musikk og kanskje litt dans, men også med ulike og aktuelle temapresentasjoner. På 5501_9, Sem &amp; Stenersen Prokom Side 1 av 2 Søknad om tilskudd til helse- og velferdsformål disse arrangementene så ønsker vi å tilby felles måltid. Vi ønsker også å få eldre til å delta i mindre grupper som får tilbud om opplæring av instruktør i styrketrening. Her vil instruktør følge gruppene i starten ukentlig og så satser vi på at de får besøk av instruktør sjeldnere. Gruppen vil bidra til at det blir mer forpliktende å delta på treningen og at treningen også får et sosialt aspekt. Vi vil også arbeide for at vi får lokale frivillige til å delta på opplæring av fysioterapeuter i regi av kommunen og Røde Kors for å øke andelen som kan være villige til å lede felles treninger. Tilbudet vil være rettet mot hjemmeboende eldre, da de som bor i lokale omsorgsboliger har fått et mye bedre tilbud den senere tiden. Avstander, med manglende busstilbud og der nærmeste taxi er inne i Tromsø er vår største utfordring for å få med eldre på aktiviteter og deres for å delta. Vi søker derfor om midler for å kunne tilby kilometergodtgjørelse for de som er villige til å hente og bringe de eldre. Budsjett for tiltaket - kostnader Kostnader Spesifiser kostnadene for tiltaket Beløp Kjøre og hente godtgjørelse 8 000 Spesifiser kostnadene for tiltaket Beløp Innkjøp av mindre treningsutstyr/aktivitetsutstyr 4 000 Spesifiser kostnadene for tiltaket Beløp Treningsinstruktører 10 000 Spesifiser kostnadene for tiltaket Beløp Sosiale tilstelninger 60 000 Sum kostnader 82 000 Kommentarer til kostnader Sosiale tilstelninger blir forholdsvis dyrt, da vi ikke har egne lokaler å må leie oss inn hos andre. Denne posten inkluderer også bevertning. kjøregodtgjørelse vil benyttes til kjøring lokalt og for de som eventuelt påtar seg å delta på kurs/opplæring i regi av kommunen og Røde Kors, samt for kjøring av barnehagebarn som jevnlig besøker Havtun bo og servicesenter. Budsjett for tiltaket - inntekter Inntekter Spesifiser inntektene for tiltaket Beløp Søknadsbeløp 70 000 Spesifiser inntektene for tiltaket Beløp Dekkes av utviklingslaget 2 000 Spesifiser inntektene for tiltaket Beløp Egenandel 10 000 Sum inntekter 82 000 Kommentarer til inntekter Det er vanskelig å beregne egenandel, da vi ikke vet hvor mange som kommer til å delta. Søknadsbeløp er basert på hva vi mener vi trenger for å få til gode aktiviteter i gjennom hele året. Redegjør for eventuelle andre tilskudd/støtteordninger som for eksempel gratis lokaler, dekning av utgifter til strøm med videre Vi har ikke egne lokaler, så vi må leie hos andre. Dokumentasjon Type vedlegg Last opp vedlegg Vi samarbeider med.pdf Ettersendes o per post 5501_9, Sem &amp; Stenersen Prokom Side 2 av 2 Vi samarbeider m ed Skarven idrettslag: Samarbeidet bidrar til at de tillater bruk av instruktør i sine lokaler og gir uføre- og pensjonister rimelig t reningsavgift. Tjukkasgjengen - lokalt lavterskelstilbud hver t orsdag. Vi er enige om at vi ikke trenger noen avtale, Har vi større arrangement og de må flytte sin turdag, så tar de hensyn til oss. Pensjonistforeningen - koordinering for å få til flere arrangement for målgruppen og spre de jevnt utover hele året, inkludert i somm ermånedene. Sommarøy barnehage og Havtun Bo og servicesenter: Vi ønsker å bidra til å videreføre barn ehage barnas besøk på Havtun hos de eldre og at de kan delta på ulike aktiviteter sammen med de eldre. Vi planlegger ingen særskilte aktiviteter på Havtun, da vi ser at de som bor der har fått et mye bedre tilbud, men beboere er selvfølgelig velkomne til å delta på våre arrangement er. Muligens samarbeid med Røde Kors for å få opplæring av kommunenes fysioterapeuter for å lede treninger for eldre. C R u X CRUX Huset oppfølgingssenter Prosjekt: Bondelaget CRUX- "Det er styrke i å dyrke" Søknadsbudsjett - Helse- og velferd/ Tromsø kommune INNTEKTER 15.03. - 15.12.20 24 Samfunnsløftet - SNN 100 000 Tromsø kommune 100 000 Gaver/ donasjoner 32 500 Frivillig innsat s 98 000 Sum totale inntekt er 330 500 UTGIFTER -Lønn og sosiale utgift er 152 000 Sum lønn og sosiale utgift er 152 000 Innkjøpte tjenester/ honorarer: -Temakvelder 6 ganger pr år (kurs/ opplæring) 6 000 Sum innkjøpte t jenest er/ honorar 6 000 Materiell/ utstyr: -Utst yr 39 300 -Transport/ reiser/ drivst off 2 000 -M at 3 000 Sum mat eriell/ utstyr 44 300 Andre utgift er: -Intern husleie 10 000 -Deltakeraktiviteter m/ familier 5 000 -Administrasjonskostnader (felles) 15 200 -Revisjon til slutt Sum andre utgift er 30 200 Frivillig innsats 98 000 Sum totale kostnader 330 500 Resultat S t i f t e l s e n CRU X Storgata 10 B, 0155 Oslo • Tlf 23 32 75 50 • hovedkontoret@stiftelsencrux.no • w w w .st i ft el sencru x.no Org.nr 975387011 • Konto 3000 22 9528 4 C R CRUX u Samarbeidsavtale mellom CRUX Huset oppfølgingssenter og Kåre Tøllefsen Hva avtalen spesifikt går ut på Bondelaget CRUX får låne en del av jordet på Tisnes (et område sørvest for låven). Bondelaget CRUX ønsker at et fåtall personer holder kontakt/dialog med Kåre. På denne måten sikrer vi at informasjon til alle parter når fr em. Bruk av TIsnes Bondelaget CRUX foreslår at onsdag kl 11-15 er den faste dagen vi kan benytte oss av jordom rådet. I perioden planting og høsting vil det muligensvære behov for flere besøk per uke. Forslaget er at Bondelaget CRUX avtaler dette omgående med Kåre de periode det måtte være behov forflere besøk per uke. Det skal ikke være slik at deltakere av Bondelaget CRUX benytter området utenfor avtalt tid. Avling Bondelaget CRUX ønsker at Kåre kan hjelpe til med å pløye, frese og lage renner. Bondelaget CRUX ønsker å avklare med Kåre om han har spesifikke ønsker til planting og eventuelt hvor stor del han ønsker av avlingen. Bondelaget CRUXønsker også å kunne avtale noen tidspunktergjennom sesongen der vi kan hjelpe Kåre med å høste sin egen avling. Lagring Bondelaget CRUXønsker å kunne lagre settepotet og noe utstyr på låven gjennom hele året . Evaluering En gang hver sesong gjennomgår representanterfra Bondelaget CRUX og Kåre en evaluering av sesongen. Hvert år etter innhøsting er vurdert som et fint tidspunkt å ha en slik evaluering. Arbeidsavtalen skal revurderes årlig. Dato/sted 4/1 rom'd,l 1'J./1- J.. å 6\ Sebastian M ort vedt Kåre Tøllefsen Miljøterapeut, CRUX Huset opp følgingssenter Vedlegg til søknad om økonomisk støtte - CRUX 22.1.24 Det bekreftes med dette at Troms og Finnmark friomsorgskontor gjennom år har et nært samarbeid med CRUX. Dette har samarbeidet har særlig blitt styrket etter innføringen av straffereaksjonen Narkotikaprogram med Domstolskontroll (ND) i 2016. Vi benytter CRUX til gjennomføring av ulike typer straffegjennomføringsformer. Kriminalomsorgen erfarer at CRUX tilrettelegger drift og tilbud for at disse skal treffe målgruppen vår. Domfelte erfarer at de tas godt vare på, og det oppleves meningsfylt å avtjene straff i samfunnet hos CRUX. Friomsorgen anser at CRUX fremmer domfeltes evne til å leve et liv uten kriminalitet. Troms og Finnmark friomsorgskontor anbefaler søknad om økonomiske midler på det varmeste. Mvh Tordis Keiledal ass. friomsorgsleder Dokumentet er elektronisk signert i Kriminalomsorgen og har derfor ikke signatur Intensjonsavtale 2024 LINK Tromsø &amp; omegn og CRUX Huset oppfølgingssenter LINK Tromsø og omegn og CRUX Huset oppfølgingss enter ønsker å etablere og utvikle et samarbeid i 2024. Samarbeidet vil bestå av: Regelmessige møter i 2024 for erfaringsutve ksling og utvikling av samarbeidet . At LINK Tromsø og omegn besøker CRUX Huset for å informere om tilbudet ved behov. At vi informerer om hverandres tilbud til besøkende i tråd med den enkeltes behov. Tromsø 17/1-24 Underskrift Lizett Ulrika Skot testad Underskrift Darin Elvemo C F LINK Tromsø omegn u CRUX Hu set - Hjelp deg selv sammen med andre op p følg ingssen t er ES 1 omsø Bia]kommune Tromsø 28.11.23 Bekreftelse på samarbeid med Cruxhuset Losen lavterskelsenter er et kommunalt tilbud om samtalebehandling til personer over 18 år som har lett til moderate utfordringer med psykisk helse, rus eller er i en livskrise. Losen lavterskelsenter har et bredt spekter av tilbud med blant annet livskrisehjelp, rask psykisk helsehjelp, rusmestringssamtaler, sinnemestring, pårørendehjel p og ettervernstilbu d. I tillegg samarbeider vi med andre aktører om ulike prosjekter, som eksempelvis narkotikaprogram med domst olskont roll. En av våre samarbeidspartnere er Cruxhuset oppfølgingssenter. Herunder gjennom t ett samarbeid i prosjektene Tromsøpalmene og Narkotikaprog ram med domstolskontr oll (Nd) Crux er en viktig samarbeidspartner for oss rent faglig, men også for den økonomiske drift en av prosjektene. Cruxhuset er et unikt tilbud og konsept, som er svært viktig for mange av Tromsøs innbyggere. Crux er også en viktig del av vårt etterverns arbeid og en vikt ig samarbeidspartner for å ivareta og gi et godt og helhetlig rus og psykisk helse tilbud i Tromsø. Losen lavterskelsenter, Tromsø kommune j Troms El musikkråd Intensjonsavtale om Musikk i fengsel og frihet trinn 2 Tromsø M ELLOM TROMSMUSIKKRÅD OG CRUX HUSET OPPFØLGINGSSENTER Troms musikkråd og CRUX Huset oppfølgingssenter har i dag inngått intensjonsavtale som framgår av dett e dokument. Avtalen gjelder for 2024. 1. Formål Partene ønsker å drive lavterskel-musikktilbudet Musikk i fengsel og frihet med det formål å gi deltakerne opplæring i samspill i gruppe og/eller allsang/gitar. I tillegg til å gi opplæring i musikk, vil tilbudet også bidra til å styrke sosiale ferdigheter, selvtillit og samarbeid, og gi deltakerne en meningsfull hverdag. Målgruppa er mennesker som har hatt problemer med rus/psykiatri og som trenger alternative aktiviteter. Deltakerne må være rusfrie for å delta. Avtalen åpner også for utvidet samarbeid om konkrete prosjekter og tiltak i tiknytning til musikktilbudet - ut fra nærmere avtale i det enkelte tilfelle. 2. Samarbeidspartene Musikktilbudet er basert på et samarbeid mellom • Troms musikkråd / Miff (Musikk i fengsel og frihet) ved daglig leder Anne Grete Seljebakk, anne.seljebakk@musikk.no • CRUX Huset oppfølgingssenter ved virksomhetsleder Darin Elvemo, d.elvemo@stiftelsencrux.no 3. Organisering og fi nansiering Troms musikkråd er prosjekteier og partene møter ved behov, f.eks. hvert kvartal. Troms musikkråd innkaller til møte, og skriver referat fra møtene. Troms musikkråd dekker lønnskostnader til instruktørene og andre kostnader ved prosjektet, mens CRUX Huset dekker lokaler og kostnader knyttet til det. Musikkinstrumenter stiller i utgangspunktet Troms musikkråd med, og CRUX Huset hvis mulig, men Troms musikkråd har det overordnede ansvar for det. Tromsø kommune gir evt. tilskudd etter søknad. Hver part har ansvaret for rapportering til egen institusjon. 4. Arbeidsf ordeling Partene er enige om følgende arbeidsfordeling • Troms musikkråd o Administrativ ledelse av tiltaket o Rekruttering og ansettelse/engasjement av lærer(e) o Oppfølging av lærer, faglig, administrativt og økonomisk o Faglig innhold i opplæringen o Økonomisk medvirkning i henhold til avtale o Innsending av søknader til Miff nasjonalt samt andre relevante tilskuddsytere o Rapportering til Miff nasjonalt samt andre tilskuddsytere • CRUX Huset oppfølginssenter o Administrativ deltakelse i tiltakets ledergruppe j Troms El musikkråd o Rekruttering av deltakere i prosjektet o Ordinært vedlikehold av utstyr som brukes i undervisningen. o Økonomisk medvirkning utover det, iht. avtale o Koordinering av lokaler til undervisningen, må være tilgjengelig for prosjektet til avtalte tider 6. Andre f orhold Omforente endringer i avtalen kan gjennomføres ut fra ønsker og behov. Slike endringer skal formuleres skriftlig, undertegnes av begge parter og betraktes som del av denne avtalen. Utstyr som anskaffes gjennom tilskudd fra/via Troms musikkråd, eies av Troms musikkråd og disponeres i tiltaket så lenge det er aktivitet. I tilfelle tiltaket opphører, returneres utstyret til Troms musikkråd. Tiltakene inngår i trinn 2 i Miff-systemet, og betegnes som Miff-tiltak (tiltak innen Musikk i fengsel og Frihet). Tromsø, 18. januar 2024 Darin Elvemo Anne Grete Seljebakk CRUX Huset oppfølgingssenter Troms musikkråd Tr omsø Daglig leder Virksomhetsleder C R u CRU X j Troms Huset oppfølgingssent er El musikkråd Tromsø 22.januar 2024 Samarbeidsavtale - CRUX Huset oppfølgingssenter ogKafe X Kafe X og CRUX Huset har samme målgruppe - voksne som har bakgrunn i rusavhengighet, og/ eller soning, har lettere psykiske helseutfordringer eller som av ulike årsaker står utenfor det ordinære arbeidslivet. Kafe X tilbyr en trygg og rusfri møteplass i Tromsø. Formålet til Kafe X er å tilby en trygg arena for å stifte nye bekjentskap, delta på aktiviteter, erfare mestring og oppleve bedre livskvalitet i trygge og rusfrie omgivelser. Kafe X ønsker å bidra til bedre livskvalitet, mestring og endringer hos gjestene ved å tilby en meningsfull og rusfri hverdag. Det tilbys også aktiviteter for barnefamilier. Kafe X er brukerstyrt og eies av RIO - en landsdekkende brukerorganisasjon på rusfeltet i samarbeid med Tromsø kommune og M ARBORG. CRUX Huset oppfølgingssenter tilbyr en helhetlig tilnærming med individuell oppfølging over tid og felles aktiviteter. Deltakere ved CRUX Huset får sosialfaglig veiledning etter en metode som het er, «Arbeidshjulet», der det jobbes systematisk med forhold rundt bolig, økonomi, familie og nett verk, aktivitet og helse. Kafe X og CRUX Huset ønsker sammen å styrke tilbudet til målgruppen i Tromsø, herunder bidra ti l mestringserfaringer, nye livshistorier og økt livskvalit et. Innbyggere i Tromsø by har behov for rusfrie møteplasser og det er et økende behov for tilbud kveld og helg. CRUX Huset og Kafe X samarbeider om åpningstider slik at tilbudet kan utvides. For eksempel har Kafe X langåpent på tirsdagskveld og CRUX Huset på torsdagskveld. Kafe X er åpen på lørdager og CRUX Huset har mål om å ha åpent på søndagskvelder. Kafe X har også åpent tilbud i forbindelse med fotball i kjellerstua og åpen kafe på hellig-/ høyti dsdager. I denne samarbeidsavtalen forplikter vi oss til å: «Spille hverandre gode» og anbefale hverandres ti lbud. Samarbeide om best mulig tilgjengelighet/åpningstider for målgruppen. Søke samarbeid i noen relevante engasjementer og prosjekter som eksempelvis «Tromsøpalman ». Kvartalsvise samarbeidsmøt er. Ha lav terskel for å ta kontakt for informasjon, oppdatering, råd, ideer og/ eller erfaringsutveksling. a rex C u R CRU X Huse t opp følgingssent er Leder Kafe X, Nina Rossing Virksomhetsleder, Darin Elvemo e xV e s t r e g a t a 6 6 , 9 0 1 0 Troms@ C R u X CRUX Huset oppfø lgingssenter Prosjekt: "Kunsten å gå sammen - en vandring i identitet og t ilhørighet " Søknadsbudsjett - Tromsø kom mune Søknad t il Periode: 15.03 - 15.12.2024 Tromsø komm une INNTEKTER Offentlige innt ekt er: -Annet t ilskudd 297 000 -Tromsø kommune (Helse- og velferd) 250 000 -Troms fylkeskommune (Friluft smidler) 180 000 Andre inntekter (gaver/ donasjoner) 15 000 Frivillig innsats 145 000 Sum totale innt ekter 887 000 UTGIFTER Lønn og sosiale utgift er 500 500 Sum lønn og sosiale utgift er 500 500 Deltakeraktiviteter Temakvelder 8 ganger pr år (kurs/ opplæring) 8 000 -Ferskingkurs" i regi av Troms Turlag 10 000 -Klatring til nye høyder" - samarbeid med Tromsø Klat resent er 9 000 -Kostnader til kurs, opplæring, kom pet aseheving" 5 000 -Aktiviteter - delt akere 52 500 -Turustyr - delt akere 8 500 -M at 15 000 Sum innkjøpte tjenester/ honorar 108 000 Leie av lokaler Overnattinger -DNT hytter i Indre Troms 6 000 Intern husleie, annet lokaler 35 000 Sum mat eriell/ utsty r 41 000 Andre utgifter -Kostnader til kurs, opplæring, kom pet aseheving" 15 000 Administrasjon (lokalt - tlf, m m ) 4 000 Administrasjonskostnader (feiles) 61 500 Revisjon til slut t Sum andre utgift er 80 500 Transport, reiseutgift er: -Transport/ reiser/ drivst off 12 000 Sum transport, reiseutgifter, bevertning 12 000 Sum totale kost nader 887 000 Frivillig innsats 145 000 Result at Stiftelsen CRUX Storgata 10 B, 0155 Oslo Tlf 23 32 75 50 hovedkontoret@stiftelsencrux.no w w w .st i ft el senc rux.no Org.nr 975387011 • Konto 3 0 0 0 22 9528 4 o w 23 januar 2024 Samarbeidsavtale- Tromsøpalman Tromsøpalman er et tur-, kultur- og aktivitetstilbud på tvers av organisasjoner: I Tromsø er det er et etterlengtet behov for positive, rusfrie, sosiale møteplasser for målgruppen. Tromsøpalman er et tur-, kultur- og aktivitetstilbud på tvers av organisasjoner og virksomheter, der CRUX Huset koordinerer samarbeidet mellom organisasjonene. Samarbeidsprosjektet rettes mot personer som faller utenfor de ordinære t reningst ilbud. Alle voksne deltakere innenfor målgruppen hos samarbeidsorganisasjoner vil bli velkomne til å delta. Målet med Tromsøpalman er basert på et etterlengtet behov for positive rusfrie sosiale møteplasser for målgruppen. Vi vektlegger sosiale aktiviteter der deltakere kan oppleve å være del av et fellesskap, å kunne bygge nye vennskap og få opplevelser av mening. Her trenes det på å kunne forholde seg til andre over tid, håndtere fysiske utfordringer, lære seg praktiske ferdigheter, hjelpe og støtte hverandre. Vi tilrettelegger slik at flest mulig kan delta, uavhengig av økonomisk status, sosiale utfordringer eller nedsatt funksjonsnivå. Turmål/aktivitet velges etter deltakernes ønske og kapasitet. Vi vektlegger trivsel og gleden av en aktiv livsstil. Aktivitetene innebærer tilstrekkelig med pauser og motivasjon i form av sosialt samvær, f.eks. med bål og naturopplevelser. Målet er også å lære seg praktiske ferdigheter som å tenne bål, kart- og kompass, sporløs ferdsel, bekledning m.m, kombinert med kultur og lokalhist orie. Målgruppe til Tromsøpalm an: Målet med Tromsøpalman er å skape positive, rusfrie, sosiale møteplasser for målgruppen; der det kreves rusfrihet, men ikke noen form for erfaring eller kompetanse for å delta. Vi ser stadig vekk at deltakere blir nysgjerrige på de ulike organisasjonene i samarbeidet, og ønsker mer informasjon om de ulike stedene. Noen blir tilknyttet flere av organisasjonene, og i tråd med intensjonen ut vides deres nett verk. St yringsgr uppe: En styringsgruppe av medlemsorganisasjoner vil sette det overordnende strategi og vil bestå av CRUX Huset oppfølgingssenter, Tromsø kommune (Enhet for rus og psykisk helse) og Kafe X. Arbeidsgruppe: En arbeidsgruppe av deltakere, frivillige og representanter fra organisasjoner i prosjektet vil planlegge og gjennomføre de ukentlige aktiviteter. Arbeidsgruppen vil møte månedlige til planlegging og evaluering minst fire ganger per år. Rekruttering av delt akere: Vi vil markedsføre på informasjonstavler til organisasjonene og hos Tromsø kommune, samt i sosiale medier og hjemmeside for å rekruttere deltakere bredt i hele byen. Ukentlige aktiviteter vil også annonseres på sosiale medier. e rnMSØPALMAN 23 januar 2024 Bidrag fra sam arbeidspart nere: Samarbeidspartnere forplikter seg til å delta på styringsgruppe og aktiv rekruttere deltakere t il aktivitetene i Tromsøpalman. fl Tromsø 1111 rE x . 2 V 7 7% 5223 Leder - Kafe X Nina Rossing C R CRU X u Huset oppfølgingssent er Virksomhetsleder - CRUX Huset Darin Elvemo Innsendt: 24.01.2024 15:40 Ref.nr: KKZHKE Tromsø kommune Rådhusgata 2 9299 Tromsø Telefon: 77 79 00 00 E-post: postmottak@tromso.kommune.no Hjemmeside: https://tromso.kommune.no Søknad om tilskudd til helse- og velferdsformål Opplysninger om søker Foretak: Org.nr. 975387011 Forening/organisasjon Stiftelsen Crux Adresse Storgata 10b Postnr. Poststed 0155 Oslo Nettsted stiftelsencrux.no/ Kontaktperson: Fornavn og ev. mellomnavn Darin Etternavn Elvemo E-postadresse Mobilnr. d.elvemo@stiftelsencrux.no +4798215514 Bankkonto 3000 22 95284 Søknad om tilskudd Det er viktig at søker setter seg godt inn i innholdet i utlysningen før utfylling av søknad Tilskuddsordning T Søknad ordinær o Søknad forprosjekt Søknadsbeløp 100 000 Kommentarer til søknad om tilskudd Tittel på prosjektet: Bondelaget CRUX – «Det er styrke i å dyrke» Tiltak/prosjekt Formål med det omsøkte tiltaket Formål med det omsøkte tiltaket: Formålet med Bondelaget CRUX er å legge til rette for at deltakere på CRUX Huset får mulighet til personlig utvikling gjennom å arbeide med sine individuelle prosesser, skape nye relasjoner og bygge nettverk, utfordre seg selv i et trygt sosialt fellesskap, samt å lære nye ting. Forskning på hjernens fungering har funnet at mange kan bli 5501_9, Sem &amp; Stenersen Prokom Side 1 av 5 Søknad om tilskudd til helse- og velferdsformål bedre til å regulere egne følelser gjennom å bruke sansene (psykologspesialist Dag Nordanger, kurs Traumekompetanse 2021 – 2022). Kunnskapen støtter opp om aktiviteten i Bondelaget CRUX som inneholder et mangfold av elementer som appellerer til sanser og bevegelse. Når bruk av sansene kobles sammen med et godt relasjonelt samspill, økes mulighetene for bedring ytterligere. Bondelaget CRUX gir en unik mulighet for at hver enkelt deltaker får mestringsopplevelser og tro på seg selv. Vi ønsker at aktiviteten samtidig skal forebygge ensomhet og utenforskap blant våre deltakere. Vi vil også rette fokus på folkehelse og bærekraft, der kortreiste naturopplevelser, mat- og vedproduksjon står sentralt. Formålet med «Det er styrke i å dyrke» er å forebygge og motvirke ensomhet og utenforskap gjennom aktivitet. Sparebanken Nord Norge v/Samfunnsløftet ga støtte til Bondelaget CRUX med inntil kr. 175.000, - gjennom en delfinansieringsordning i 2023. Fra Tromsø kommune ble vi tildelt kr. 75.000, - i 2023. Vi har kr. 100.000, - av restmidler fra Samfunnsløftet til 2024. Dersom vi skal kunne tilby Bondelaget i år må det framskaffes tilsvarende midler fra andre finansieringsordninger. Vi søker herved kr. 100.000, - fra Tromsø kommune i 2024 til gjennomføring av dette viktige prosjektet. Midlene vi søker om vil dekke lønn til miljøterapeut / prosjektkoordinator i en 40% stilling, utstyr og deltakeraktiviteter. Vi søker finansering likt fra Samfunnsløftet og Tromsø kommune, cirka 30% hver av de totale prosjektkostnadene. Prosjektbeskrivelse I 2019-2020 gjennomførte vi et pilotprosjekt, på Håkøya med støtte fra Samfunnsløftet. Siden 2022 har prosjektet etablert et viktig og godt samarbeid med bonden Kåre Tøllefsen som holder til på Tisnes. Tøllefsen stiller jordareal og utstyr til vår disposisjon. Prosjektet i 2024 vil bestå av skogsdrift i vinterhalvåret og jordbruk i sommerhalvåret. Ressursgruppen vil bestå av 1 frivillig, 2 deltakerrepresentanter og 2 ansatte som vil ha jevnlige møter gjennom hele året og sammen planlegge mål og gjennomføring. Med bonden Kåre som frivillig og fagperson, har vi fått til et spennende nytt samarbeid. Sammen vil vi pløye, dyrke og se hvordan arbeidet spirer fram gjennom den innsats og tålmodighet som legges ned. Vi har kalt prosjektet “Det er styrke i å dyrke” som gjenspeiler vekst både i menneskelig og mer konkret forstand, og der vi kan realisere planen om å høste markens grøde i nordnorsk natur. Samarbeidet med bonden Kåre gir oss en unik nærhet til en fagperson som bidrar med kunnskap og gårdsmaskiner. Se vedlagt samarbeidsavtale. I forprosjektet så deltakere selv betydningen av å jobbe med hendene og over tid erfare hvordan vekst spiret frem. Deltakerne var begeistret over hva de fikk til uten forkunnskap. Praktisk arbeid i vakker natur danner en ideell læringsarena og det gav mulighet til å utfordre deltakere på å utvikle egne ferdigheter og kunnskap på en unik måte. I tråd med bærekraftmål legger samhandlingen mellom CRUX og bonden til rette for at enkeltmennesker engasjerer seg i lokalmiljøet og bygger gode samfunn nedenfra. Gårdsdrift som aktivitet bidrar også til at innbyggerne kan bli kjent med og verdsette lokal natur, noe som igjen kan medføre større engasjement for å beskytte og ivareta både natur og lokalsamfunn. Rekruttering vil foregå sammen med Tromsø kommunes enhet for psykisk helse og rus, Kafe X og gjennom sosiale medier. Prosjektet vil ha en helthetlig kombinasjon av friluft, fysisk arbeid, egenprodusert mat, fellesskap og individuell sosialfaglig oppfølging (jfr. Arbeidshjulet som beskrevet i søknaden om driftsmidler). Deltakerne får delta i meningsfulle aktiviteter og samtidig trening i å arbeide og samarbeide. For eksempel, vil deltakerne få opplæring i forsvarlig bruk og vedlikehold av forskjellige verktøy og maskiner. Fremtidige arbeidsgivere vil sette pris på at 5501_9, Sem &amp; Stenersen Prokom Side 2 av 5 Søknad om tilskudd til helse- og velferdsformål arbeidstakere har oppdatert HMS forståelse ved bruk og ivaretakelse av diverse maskiner. Arbeidstreningen kan bidra til å få tro på seg selv som verdsatte medborgere, samt åpne for muligheter i det ordinære arbeidsmarked. Erfaringer så langt med prosjektet, samt ønsker for fortsettelsen: Erfaringer vi har gjort oss til nå er at samskapning med deltakerne er essensielt for å gi deltakerne eierskap, engasjement og arbeidsgiver i aktiviteten. Dette får vi til ved å rette fokus på deltakernes ønsker og ressurser. Gjennom ressursgruppen og dens posisjon i prosjektet blir deltakernes ønsker og innspill hørt og tatt på alvor. En slik måte å styre aktiviteten på skaper godt fellesskap og fremmer personlig utvikling hos den enkelte. Tilbakemeldinger fra deltakere som har deltatt i Bondelaget CRUX, er at det er oppløftende å kjenne på mestring i hverdagen, at det er godt å kjenne seg som en del av et sunt fellesskap og at det er godt å kunne utfordre seg selv til å gjøre nye ting eller videreutvikle tidligere kunnskap. Mange nevner også at det er en befrielse å være på en gård som ligger ute ved havet. Det er inspirerende å ha fulgt deltakerne gjennom planlegging, planting, dyrking, ukentlig oppfølging av avlingen, innhøsting og bearbeiding. Deltakernes iboende evner og kunnskaper trer frem. Det felles prosjektet visker ut skillet mellom ansatte og deltakere og fører oss nærmere hverandre. Deltakerne utvikler seg, og bidrar med egne erfaringer, tanker og ønsker. Den enkelte har tatt del i å skape en god gruppe og samtidig jobbet med sine individuelle prosesser i et trygt fellesskap. Vi har fått vært med på å dyrke, høste og bearbeide kortreist mat. Poteter blir flittig brukt til fellesmiddager og daglige lunsjer her på CRUX Huset. Samtidig er rødbetene syltet og lagt på glass. Disse er allerede snart spist opp, med andre ord et populært tilskudd på lunsjbordet! Det er med stolthet og mestringsfølelse de aktive deltakerne ved Bondelaget CRUX forteller om prosessen fra frøet som ble forkultivert i april/mai til rødbetene som ble høstet i september og syltet i oktober. Dette inspirer andre deltakere av CRUX Huset til å utforske aktiviteten Bondelaget CRUX - Det er styrke i å dyrke. Hvor mange vil prosjektet nå? Aktiviteten skal være ukentlig. Prosjektet vil engasjere 15-20 deltakere, 3-4 frivillige, og 1-2 ansatte til planlegging og gjennomføring. Familieaktiviteter vil komme i tillegg. Dermed vil verdiskapingen involvere minst 50 personer direkte. Målet med prosjektet er å: •Skape trygge arenaer for den enkelte deltaker til å utvikle nettverk og fellesskap •Skape en arbeidstreningsarena hvor alle involverte kan lære og skape noe sammen. Deltakerne kan få ny gnist og tro på seg selv som arbeidstakere i arbeidslivet •Løfte frem betydningen av kortreist, selvprodusert økologisk mat. Knallferske grønnsaker vil deltakere servere på middager hos CRUX. Det er mye stolthet i å servere egen-produsert mat til kollegaer og venner •Tynne skogen hos bonden Kåre og naboens gård. Målet er å bli selvforsynt med vedhogst til bål på gården og varme i stua på CRUX Huset i Tromsø. Aktivitetsdager for lokalsamfunnet I løpet av året skal vi ha to sesongbaserte aktivitetsdager for deltakernes familie og venner, der alle aktivitetene vil presenteres. På høsten ønsker vi å samarbeide med Grønnåsen menighet om høsttakkefest, åpen for alle byens borgere. Vi vil servere mat med grønnsaker dyrket og høstet, tilberedt på bål med ved hugget av deltakerne. Markens grøde skal brukes til måltider for deltakerne på CRUX Huset, der vi også vil fremme betydningen av næringsrik kost i hverdagen. 5501_9, Sem &amp; Stenersen Prokom Side 3 av 5 Søknad om tilskudd til helse- og velferdsformål I løpet av prosjektperioden vil vi synliggjøre oss og invitere politikere, næringslivsaktører og andre som kan være med på å støtte prosjektet til å bli en varig signaturaktivitet. Viser til FNs bærekraftmål, nr. 11 – Bærekraftige byer og samfunn. Prosjektet ønsker å knytte til seg noen aktører i næringslivet med lignende verdier. Vi ønsker også å få kontakt med arbeidsgivere som kan gi deltakere med hull i CV arbeidspraksis eller ordinær jobb, når de er klare for det. Målgruppe Deltakerne har en bakgrunn preget av psykiske helseutfordringer ofte i kombinasjon med rusavhengighet og/eller lovbrudd. Nesten alle står utenfor det ordinære arbeidslivet. Den typiske deltakeren starter som lite fysisk aktiv, med dårlige levekår og lite nettverk. De fleste er preget av skam og skyldfølelse over å ikke mestre livet og har ofte dysfunksjonelle relasjoner. Marginalisering har ledet til isolasjon og manglende framtidstro og mange “faller mellom to stoler” og lever i utenforskap, der de ekskluderes fra arbeids- og samfunnsliv. Planlagte aktiviteter Milepælsplan 2024: Mars: ved tilsagn om midler: rekruttering av deltakere og frivillige. Etablere ressursgruppe. Mars: tynne skogen og legge ved til tørking. April - mai: Forkultivere; forarbeid med å så frø innendørs. Juni: flytte spirer ut og sette potet; aktivitetsdag for familier og venner på gården. Inviterer politikere, samarbeidspartnere i kommunen, næringslivsaktører og media. Juni – august: stell og vedlikehold av jordlappen. September: høsting; delta på høsttakkefest med Grønnåsen menighet; åpent for alle. Invitere politikere, næringslivsaktører og media. Oktober - november: klargjøring for vinter, etterarbeid og evaluering av prosjektet. Desember: rapportskriving. Budsjett for tiltaket - kostnader Kostnader Spesifiser kostnadene for tiltaket Beløp Personalkostnader 152 000 Spesifiser kostnadene for tiltaket Beløp Temakvelder / opplæring med deltaker 6 000 Spesifiser kostnadene for tiltaket Beløp Utstyr - deltakeraktiviteter 44 300 Spesifiser kostnadene for tiltaket Beløp Andre driftskostnader 30 200 Spesifiser kostnadene for tiltaket Beløp Frivillig innsats 98 000 Sum kostnader 330 500 Kommentarer til kostnader Vi søker midler til lønn til miljøterapeut / prosjektkoordinator i en 40% stilling, utstyr og deltakeraktiviteter. Vi søker finansering likt fra Samfunnsløftet og Tromsø kommune på cirka 30% hver av prosjektkostnadene. Viser til vedlagt detaljert budsjett. Budsjett for tiltaket - inntekter Inntekter Spesifiser inntektene for tiltaket Beløp Tilskudd - Tromsø kommune 100 000 Spesifiser inntektene for tiltaket Beløp Samfunnsløftet - SNN 100 000 Spesifiser inntektene for tiltaket Beløp Gaver / donasjoner 32 500 Spesifiser inntektene for tiltaket Beløp 5501_9, Sem &amp; Stenersen Prokom Side 4 av 5 Søknad om tilskudd til helse- og velferdsformål Frivillig innsats (balanseres på budsjett) 98 000 Sum inntekter 330 500 Kommentarer til inntekter Midler fra Samfunnsløftet SNN er sikrede delfinansierings midler som krever tilsvarende tilskudd fra andre. Redegjør for eventuelle andre tilskudd/støtteordninger som for eksempel gratis lokaler, dekning av utgifter til strøm med videre Ingen slike støtteordninger mottas. Dokumentasjon Type vedlegg Last opp vedlegg Samarbeidsavtale med bonden Samarbeidsavtale med bonden Kaare Tollefsen.pdf Ettersendes o per post Type vedlegg Last opp vedlegg Detaljert søknadsbudsjett CRUX Huset Tromsø søknadsbudsjett - DET ER STYRKE I Å DYRKE - Tromsø kommune 2024.pdf Ettersendes o per post Type vedlegg Last opp vedlegg Regnskap og årsmelding 2023 Ettersendes T per post 5501_9, Sem &amp; Stenersen Prokom Side 5 av 5 Innsendt: 24.01.2024 15:44 Ref.nr: VFCDCB Tromsø kommune Rådhusgata 2 9299 Tromsø Telefon: 77 79 00 00 E-post: postmottak@tromso.kommune.no Hjemmeside: https://tromso.kommune.no Søknad om tilskudd til helse- og velferdsformål Opplysninger om søker Foretak: Org.nr. 975387011 Forening/organisasjon Stiftelsen Crux Adresse Storgata 10b Postnr. Poststed 0155 Oslo Nettsted stiftelsencrux.no/ Kontaktperson: Fornavn og ev. mellomnavn Darin Etternavn Elvemo E-postadresse Mobilnr. d.elvemo@stiftelsencrux.no +4798215514 Bankkonto 3000 22 95284 Søknad om tilskudd Det er viktig at søker setter seg godt inn i innholdet i utlysningen før utfylling av søknad Tilskuddsordning T Søknad ordinær o Søknad forprosjekt Søknadsbeløp 950 000 Kommentarer til søknad om tilskudd For CRUX Huset sendes i år fire søknader i prioritert rekkefølge: 1.Drift 2.Bondelaget CRUX («Det er styrke i å dyrke») 3.Kunsten å gå sammen 4.Tromsøpalman – et tur-, kultur- og aktivitetstilbud på tvers av organisasjoner Gjeldende søknad der vi søker om driftsmidler, er nr. 1 av 4. Vår faglige forankring og metode gjelder for alle fire søknader, men beskrives hovedsakelig i søknad nr. 1 om driftsmidler 5501_9, Sem &amp; Stenersen Prokom Side 1 av 8 Søknad om tilskudd til helse- og velferdsformål INNLEDNING “Mange spør meg hva som har skjedd med meg, de kommenterer at jeg er så forandret, åpen og glad. Da forteller jeg om CRUX Huset og Kurs i Livsstyrketrening” – Pårørende/deltaker (kvinne) “Etter innleggelse ved rusklinikken fikk jeg kjennskap til CRUX Huset gjennom erfaringskonsulent ved NAV. Det jeg oppdaget var et behov jeg fikk dekket, som jeg ikke visste jeg hadde. Verdien av et trygt samhold i hverdagen, noe å gå til og at jeg er god nok som jeg er” – Deltaker (mann) «Det gikk opp for meg en dag, hvor godt livet mitt er blitt, uten dere hadde jeg ikke vært i livet i dag» - Deltaker (mann) Tiltak/prosjekt Formål med det omsøkte tiltaket Navn på tiltak: CRUX Huset oppfølgingssenter Formål med det omsøkte tiltaket: Det er en sentral utfordring at det er mangel på god nok oppfølging og behandling for dem som trenger det aller mest. Oppfølgingssentrene i CRUX mestring og fellesskap er innrettet med en skreddersydd, helhetlig tilnærming som kan imøtekomme de sammensatte problemstillinger i målgruppene. Vi søker i denne søknaden om driftsmidler til kjerneoppgaver/ ordinær drift tilknyttet faglig oppfølging av deltakere. Tilskuddet fra Tromsø kommune er avgjørende for at CRUX Huset skal kunne gi tilbud til deltakerne og svare på behovet som er uttrykt av Tromsø kommune. Oppfølgingen supplerer kommunens lovpålagte oppgaver og bidrar til et mangfoldig tilbud og særlig tett oppfølging av personer over tid. Driftsmidler gir støtte til individuell oppfølging og ivaretakelse av oppgaver som sikrer den daglige drift og gjør det mulig å drive aktiviteter. CRUX Huset samarbeider med NAV/kommune i oppfølgingen av nesten alle deltakere. I 2023 ble samarbeidet med Enhet for psykisk helse ytterligere forsterket, og flere deltakere har kommet til CRUX Huset fra Losen. Fagpersoner ved Losen gir oss konkrete tilbakemeldinger på at våre tilbud er et viktig og nødvendig supplement til det Tromsø kommune kan tilby. Tilskuddet dekker de kostnadene ved virksomheten som ikke dekkes av andre øremerkede prosjektmidler. Vårt tilskudd fra helsedirektoratet er betinget av et kommunalt samarbeid som inkluderer driftsmidler. I 2023 søkte vi 950.000, men ble tildelt betydelig mindre. Nedgangen i driftsmidler førte til at vi måtte redusere staben og derm</text:p>
          </table:table-cell>
          <table:table-cell office:value-type="float" office:value="5501" calcext:value-type="float">
            <text:p>5501</text:p>
          </table:table-cell>
          <table:table-cell office:value-type="string" calcext:value-type="string">
            <text:p>30496770-47be-5ae2-8f52-58197ae8b08c</text:p>
          </table:table-cell>
          <table:table-cell table:number-columns-repeated="16376"/>
        </table:table-row>
        <table:table-row table:style-name="ro2">
          <table:table-cell table:number-columns-repeated="3"/>
          <table:table-cell office:value-type="string" calcext:value-type="string">
            <text:p>Kommunalt råd for personer med funksjonsnedsettelses innspill til representantforslag om utredning av utvidelse av hovedbiblioteket og nytt sentrumsbibliotek. </text:p>
          </table:table-cell>
          <table:table-cell office:value-type="string" calcext:value-type="string">
            <text:p><text:s/>Kommunalt råd for personer med funksjonsnedsettelse Til Intern korrespondanse Bystyret Vår referanse: 2024/05173-128 Saksbehandler: Ragnhild Hvoslef Krüger Fra Dato: 9. oktober 2024 Kommunalt råd for personer med funksjonsnedsettelse Kommunalt råd for personer med funksjonsnedsettelses innspill til representantforslag om utredning av utvidelse av hovedbiblioteket og nytt sentrumsbibliotek. KRPF hadde dessverre ikke anledning til å behandle representantforslaget før det ble behandlet i utvalg fo</text:p>
          </table:table-cell>
          <table:table-cell office:value-type="string" calcext:value-type="string">
            <text:p><text:s/>Kommunalt råd for personer med funksjonsnedsettelse Til Intern korrespondanse Bystyret Vår referanse: 2024/05173-128 Saksbehandler: Ragnhild Hvoslef Krüger Fra Dato: 9. oktober 2024 Kommunalt råd for personer med funksjonsnedsettelse Kommunalt råd for personer med funksjonsnedsettelses innspill til representantforslag om utredning av utvidelse av hovedbiblioteket og nytt sentrumsbibliotek. KRPF hadde dessverre ikke anledning til å behandle representantforslaget før det ble behandlet i utvalg for finans, kultur og næring 18. september. Ettersom forslaget ble utsatt fra bystyremøtet 2. oktober valgte rådet å behandle saken i sitt møte 4. oktober. KRPF ønsker å gi et innspill om at de støtter forslagsstillers forslag i saken. Rådet var på befaring på hovedbiblioteket 29. august og anerkjenner at det er gjort veldig mye godt arbeid for å tilrettelegge biblioteket så godt som mulig. Det er likevel et bygg som ikke kan bli universelt utformet og som nå er for lite til det formålet det skal oppfylle. Rådet mener derfor at det trengs et nytt og bedre sentrumsbibliotek i Bergen. Det nåværende hovedbiblioteket ligger svært sentralt og det har også en stor verdi for tilgjengelighet. Ideelt sett burde derfor dette bygget utvides med en moderne og universelt utformet del. Eventuelt suppleres med ett nytt bygg i en annen del av sentrum. KRPF vil også be om at det vurderes bydelsbiblioteker i de to bydelene som ikke har universelt utformede bibliotek i dag, Arna og Årstad. Gode og tilgjengelige bibliotek er et viktig tiltak både for folkehelse og for kompetanseheving i hele befolkningen. Med hilsen Kommunalt råd for personer med funksjonsnedsettelse Sonja Ljostveit - leder Ragnhild Hvoslef Krüger - seniorrådgiver Dokumentet er godkjent elektronisk. Kopi: </text:p>
          </table:table-cell>
          <table:table-cell office:value-type="float" office:value="4601" calcext:value-type="float">
            <text:p>4601</text:p>
          </table:table-cell>
          <table:table-cell office:value-type="string" calcext:value-type="string">
            <text:p>f0299adc-a816-535e-89b5-646db4d2015e</text:p>
          </table:table-cell>
          <table:table-cell table:number-columns-repeated="16376"/>
        </table:table-row>
        <table:table-row table:style-name="ro2">
          <table:table-cell table:number-columns-repeated="3"/>
          <table:table-cell office:value-type="string" calcext:value-type="string">
            <text:p>Klage over avslag</text:p>
          </table:table-cell>
          <table:table-cell office:value-type="string" calcext:value-type="string">
            <text:p>From: "baardal@broadpark.no" &lt;baardal@broadpark.no&gt; Sent: Sun, 25 Feb 2024 17:39:57 +0100 To: "Postmottak planogbygg" &lt;postmottak.planogbygg@bergen.kommune.no&gt; Cc: "ymer@bergenbulkcarriers.no" &lt;ymer@bergenbulkcarriers.no&gt; Subject: BYGG - 2023/17312. Lyderhornsveien 199, Anke på avslag i byggesak. Attachments: 2972.pdf, Uttale fra Smihuset AS 22.02.24.pdf Categories: Blå kategori Hallo. Vedlagt følger anke med vedlegg på avslag i byggesak, tiltak BYGG – 2023/17312. Anken er rettidig avgitt. Med v</text:p>
          </table:table-cell>
          <table:table-cell office:value-type="string" calcext:value-type="string">
            <text:p>From: "baardal@broadpark.no" &lt;baardal@broadpark.no&gt; Sent: Sun, 25 Feb 2024 17:39:57 +0100 To: "Postmottak planogbygg" &lt;postmottak.planogbygg@bergen.kommune.no&gt; Cc: "ymer@bergenbulkcarriers.no" &lt;ymer@bergenbulkcarriers.no&gt; Subject: BYGG - 2023/17312. Lyderhornsveien 199, Anke på avslag i byggesak. Attachments: 2972.pdf, Uttale fra Smihuset AS 22.02.24.pdf Categories: Blå kategori Hallo. Vedlagt følger anke med vedlegg på avslag i byggesak, tiltak BYGG – 2023/17312. Anken er rettidig avgitt. Med vennlig hilsen For Ing. Bjarne Aardal AS Bjarne Aardal (daglig leder) Mobil. + 47 99 69 50 00 E.mail. baardal@broadpark.no - - - A. B. C. D. Tiltak A. Snr. 2010 08537, Lyderhornsveien 291. I dette tiltaket er det gitt rammetillatelse den 26 aug. 10 for tilbygg på 140 m2 BRA til eksisterende næringsbygg på gnr/bnr 147/71. Saken her dreier seg om tilbygg til eksisterende bygg, dvs. at denne eiendommen fikk en økt bruk uten at det er stilt krav til endringer av avkjørsel fra fylkeskommunal vei eller den private adkomstveien. Tiltak B. BYGG 2023/11999, Lyderhornsveien 287. endringer av avkjørsel fra fylkeskommunal vei eller den private adkomstveien er stilt. - - - - - - - - - - - 6.1 6.2 7. Konklusjon Fører ikke en slik ny administrativ vurdering til at vedtaket bli omgjort krever vi at saken med hele sakskomplekset klargjøres for politisk behandling i Utvalg for Miljø og byutvikling i Bergen kommune. I det tilfelle saken skal underlegges politisk behandling ber vi om å bli holdt orientert i god til om tidspunktet. 8. Annet </text:p>
          </table:table-cell>
          <table:table-cell office:value-type="float" office:value="4601" calcext:value-type="float">
            <text:p>4601</text:p>
          </table:table-cell>
          <table:table-cell office:value-type="string" calcext:value-type="string">
            <text:p>d644cf48-9780-57d4-a2e2-5d04d0d4334e</text:p>
          </table:table-cell>
          <table:table-cell table:number-columns-repeated="16376"/>
        </table:table-row>
        <table:table-row table:style-name="ro2">
          <table:table-cell table:number-columns-repeated="3"/>
          <table:table-cell office:value-type="string" calcext:value-type="string">
            <text:p>Høringsuttalelse - Forslag til endringer i konfliktrådsloven og straffeloven mv. (strafferettslige reaksjoner for ungdom)</text:p>
          </table:table-cell>
          <table:table-cell office:value-type="string" calcext:value-type="string">
            <text:p><text:s/>BYRÅDET Byrådssak /24 Saksframstilling Vår referanse: 2024/40105-2 Høringsuttalelse - Forslag til endringer i konfliktrådsloven og straffeloven mv. (strafferettslige reaksjoner for ungdom) Hva saken gjelder: Justis- og beredskapsdepartementet har sendt på høring forslag til endringer i konfliktrådsloven, straffeloven, straffeprosessloven og straffegjennomføringsloven. Forslagene gjelder de strafferettslige reaksjonene for ungdom – ungdomsstraff og ungdomsoppfølging – og innebærer: • En hjemmel </text:p>
          </table:table-cell>
          <table:table-cell office:value-type="string" calcext:value-type="string">
            <text:p><text:s/>BYRÅDET Byrådssak /24 Saksframstilling Vår referanse: 2024/40105-2 Høringsuttalelse - Forslag til endringer i konfliktrådsloven og straffeloven mv. (strafferettslige reaksjoner for ungdom) Hva saken gjelder: Justis- og beredskapsdepartementet har sendt på høring forslag til endringer i konfliktrådsloven, straffeloven, straffeprosessloven og straffegjennomføringsloven. Forslagene gjelder de strafferettslige reaksjonene for ungdom – ungdomsstraff og ungdomsoppfølging – og innebærer: • En hjemmel for retten til å kombinere ungdomsstraff med særvilkår som nevnt i straffeloven § 37 første ledd bokstav a, b og d. • En hjemmel for retten til å kombinere ungdomsstraff med ubetinget fengsel av ubegrenset lengde, alternativt inntil 2 år eller inntil 1 år, samt særskilte hjemler som sikrer unge domfelte riktig oppfølging før og etter løslatelse (styrket ettervern). • At påtalemyndigheten gis hjemmel til også å føre for retten rene vilkårsbruddsaker under ungdomsstraff. • At ungdommen gis rett til offentlig oppnevnt forsvarer også ved ungdomsplanmøtet under ungdomsoppfølging. Høringsfrist: fredag 12. april 2024. Departementets forslag følger opp enkelte av Stortingets vedtak som ble truffet under behandlingen av Prop. 139 L (2022-2023) Endringer i konfliktrådsloven, straffeloven og straffeprosessloven mv. (strafferettslige reaksjoner for ungdom og varetekt med elektronisk kontroll), og vedtagelsen av lov 20. desember 2023 nr. 110. Høringen følger opp lovproposisjonen med forslag til forbedringer av de strafferettslige reaksjonene ungdomsstraff og ungdomsoppfølging.1 Forslagene dreier seg om å innføre: • Adgang for domstolene til å kombinere ungdomsstraff med særvilkår (som f.eks. ruskontroll og oppholds- eller kontaktrestriksjoner). • Adgang for domstolene til å kombinere ungdomsstraff med ubetinget fengsel. • Adgang for påtalemyndigheten til å føre vilkårsbruddsaker under ungdomsstraff. 1 Straffeloven § 52 a regulerer ungdomsstraff: «Ungdomsstraff med ungdomsstormøte og ungdomsplan etter konfliktrådsloven kapittel IV kan idømmes i stedet for fengselsstraff når a. lovbryteren var under 18 år på handlingstidspunktet, b. lovbryteren har begått gjentatt eller alvorlig kriminalitet, c. lovbryteren samtykker og har bosted i Norge, og d. hensynet til straffens formål ikke med tyngde taler mot en reaksjon i frihet.» 1 • Rett til offentlig oppnevnt forsvarer under ungdomsplanmøtet ved ungdomsoppfølging. Byrådsleders vurdering og forslag til høringsuttalelse: Endringsforslagene støttes. Bergen kommune har ingen kommentarer til de konkrete lovbestemmelsene som foreslås innført, og viser til at lovendringsforslagene ikke direkte berører kommunens oppgaver. På generelt grunnlag ønsker Bergen kommune imidlertid å bemerke følgende: Ifølge Vest politidistrikt har ungdomskriminaliteten økt sterkt, og økningen er størst for ungdom under 15 år. Bergen kommune er bekymret for at man samtidig som man ser denne utviklingen, bygger ned politiressurser. I Vest politidistrikts forbyggende avdeling var det tidligere ni operative forebyggere, nå er det bare tre. Bergen kommune har inngått et samarbeid med Vest politidistrikt om felles tiltak for å forebygge og motvirke ungdomskriminalitet. Den største oppgaven er å sette inn nok tiltak rundt de ungdommene som trenger det aller mest. Det er viktig å finne ut hva som er årsaken til at de havner i de dårlige sporene og miljøene, og hvordan ungdommene kan løftes ut av disse. På bakgrunn blant annet av bekymringen for økende bruk av vold og trusler i bergensskolen, har Bergen kommune satt av åtte millioner i årets budsjett for å øke antall miljøarbeidere i skolen. Mange elever sliter med å finne plassen sin, og flere elever har utagerende atferd og psykiske vansker. Miljøarbeidere kan bygge relasjoner og følge opp elevene som sliter på en annen måte enn lærerne. Kommunen vil bidra til å bygge sosial infrastruktur i de ulike bydelene i Bergen. Det er blant annet behov for flere trygge steder, som ungdomsklubber, hvor Bergens ungdommer kan henge. Det er viktig å se på hvordan skolen, fritidsaktiviteter, ideelle organisasjoner og frivillige sammen med politiet og kommunen kan dra i riktig retning. Bergen kommune vil gjerne ta en koordinerende rolle i det forebyggende arbeidet, mellom barnevernet, Utekontakten, og ulike lag og organisasjoner som vil hjelpe til. Bergen kommune vil også benytte anledningen til å understreke at det er nødvendig å få klarlagt mulighetsrommet for informasjonsflyt mellom instanser. Det bes derfor om rask behandling av vedtak 160 fra Stortinget, der Stortinget ber regjeringen foreta en juridisk gjennomgang av relevant lovverk knyttet til taushetsplikt og informasjonsplikt for alle relevante instanser som jobber med barn og unge som har høy risiko for å begå alvorlige lovbrudd, med spesielt henblikk på mulighetsrommet for informasjonsflyt. Det vises til at taushetsplikt og informasjonsflyt er et stadig tilbakevendende tema i kommunens arbeid for godt samarbeid om disse barna. Vedtakskompetanse: Byrådets fullmakter § 6: «Byrådet avgir høringsuttalelser på vegne av Bergen kommune. Høringsuttalelser i prinsipielle saker som samtidig innebærer politiske avveininger, skal avgis av bystyret. Forretningsutvalget kan på vegne av bystyret avgjøre hvorvidt en høringsuttalelse inneholder prinsipielle avveininger og må fremsendes til behandling i bystyret. Høringsuttalelser avgitt av byrådet sendes uten ugrunnet opphold bystyrets kontor til orientering.» 2 Forretningsutvalget vedtok 12.03.24 i sak 89/24 at byrådet avgir eventuelt høringssvar på vegne av Bergen kommune. Byrådsleder innstiller til byrådet å fatte følgende vedtak: 1. Byrådet avgir høringsuttalelse til «Høring – Forslag til endringer i konfliktrådsloven og straffeloven mv. (strafferettslige reaksjoner for ungdom)» slik den fremkommer av byrådsleders forslag. 2. Melding om vedtak sendes Bystyrets kontor. Dato: 11. april 2024 Christine B. Meyer Byrådsleder Dokumentet er godkjent elektronisk. Vedlegg: - Høring – forslag til endringer i konfliktrådsloven og straffeloven mv. (strafferettslige reaksjoner for ungdom) - Høringsnotat – forslag til endringer i konfliktrådsloven og straffeloven mv. -strafferettslige reaksjoner for ungdom 3 </text:p>
          </table:table-cell>
          <table:table-cell office:value-type="float" office:value="4601" calcext:value-type="float">
            <text:p>4601</text:p>
          </table:table-cell>
          <table:table-cell office:value-type="string" calcext:value-type="string">
            <text:p>45a8c3ca-ada3-5077-a8fb-d839315bff29</text:p>
          </table:table-cell>
          <table:table-cell table:number-columns-repeated="16376"/>
        </table:table-row>
        <table:table-row table:style-name="ro4">
          <table:table-cell table:number-columns-repeated="3"/>
          <table:table-cell office:value-type="string" calcext:value-type="string">
            <text:p>Vegtegning med vedlegg datert 06.09.2022</text:p>
          </table:table-cell>
          <table:table-cell office:value-type="string" calcext:value-type="string">
            <text:p>xref_basiskartFraPlan_2020.dwg xref_Basiskart.dwg Xref: Til Ø Filnavn: C:\Users\anna.holst\Bøe &amp; Lepsøy AS\102328 Øvre Fyllingsveien 48 - VA-rammeplan - Dokumenter\4 Prosjektdokumenter\4.1 Tegninger\4.1.1 DWG\102328_Vegmodell 01.09.2022.dwg vre F y llings 47c 53 154/570 154/608 154/89 vei 154/598 47b /970 51 15 4/6 154/609 07 47a /969 154/131 43 49 154/422 /968 154/418 154/905 47 154/880 154/599 /977 Monrad Mjeldes vei 49d 154/967 154/797 45 41 154/506 154/966 49c 43 154/740 Til Ø 154/423 154/95</text:p>
          </table:table-cell>
          <table:table-cell office:value-type="string" calcext:value-type="string">
            <text:p>xref_basiskartFraPlan_2020.dwg xref_Basiskart.dwg Xref: Til Ø Filnavn: C:\Users\anna.holst\Bøe &amp; Lepsøy AS\102328 Øvre Fyllingsveien 48 - VA-rammeplan - Dokumenter\4 Prosjektdokumenter\4.1 Tegninger\4.1.1 DWG\102328_Vegmodell 01.09.2022.dwg vre F y llings 47c 53 154/570 154/608 154/89 vei 154/598 47b /970 51 15 4/6 154/609 07 47a /969 154/131 43 49 154/422 /968 154/418 154/905 47 154/880 154/599 /977 Monrad Mjeldes vei 49d 154/967 154/797 45 41 154/506 154/966 49c 43 154/740 Til Ø 154/423 154/951 154/619 45b45a 154/879 154/794 .Fyll 49a 49b 154/950 154/965 Melkeplassen 154/510 in 154/618 3 154/878 gsve 154/949 154/58 154/495 155 150 145 155 150 145 1 1 154/620 ien 154/877 154/948 154/513 Riplegården 114400 113355 113300 154/432 154/89 154/429 Hamrehaugen 154/773 154/654 a /655 154/28 154/430 154/773 c b i sens ve 51 154/656 1600 16 /657 3 48 154/512 154/565 d 154/459 Rev. Revideringen gjelder Dato Tegnet Kontroll Godkj. C i e Abraham s 154/662 Prosjektnr: 3D 3 4a 3RW Arkitekter Abrahamsen 3B shjem 102328 154/511 Dato Tegnet 154/476 Øvre Fyllingsveien 48 - VA-rammeplan n 154/408 01.09.2022 ASH a Soltu alder Arne 5 /663 Målestokk Kontrollert A3: c b 154/515 PLAN OG PROFIL GB 53 /664 H: 1:1000 Godkjent 154/28 ØVRE FYLLINGSVEIEN V: 1:200 4b 154/479 154/1047 GB vAern 154/947 Status d Format: A1 /478 154/514 154/247 Ulsmågvegen 7 Tlf:154/444 902 57 455 Tegnings nr Rev. 154/665 154/671 154/431 5224 Nesttun Epost: post@a-stab.no C01 50B Plot: anna.holst 06.09.2022 15:19 yl l in g Hj ve 17 47c s vei 154/89 154/598 47b47a 43 154/422 154/418 154/905 154/880 154/599 /977 Monrad Mjeldes vei 49d xref_basiskartFraPlan_2020.dwg 154/506 49c Til Ø 45b45a 154/619 .Fyll 49a 49b Melkeplassen xref_Basiskart.dwg 154/510 ings 154/618 3 Xref: 154/495 ve Filnavn: C:\Users\anna.holst\Bøe &amp; Lepsøy AS\102328 Øvre Fyllingsveien 48 - VA-rammeplan - Dokumenter\4 Prosjektdokumenter\4.1 Tegninger\4.1.1 DWG\102328_Vegmodell 01.09.2022.dwg 1 154/620 ien 154/513 113300 154/432 154/89 154/654 a 154/28 c b i sens ve 51 3 48 154/512 154/565 d C i e Abraham s 3D 3 4a Abrahamsen 3B shjem 154/511 154/476 n 154/408 a Soltu alder Arne 5 Rev. Revideringen gjelder Dato Tegnet Kontroll Godkj. Prosjektnr: 3RW Arkitekter c b 102328 Dato Tegnet 53 Øvre Fyllingsveien 48 - VA-rammeplan 01.09.2022 ASH Veiprosjektering 154/28 Målestokk Kontrollert 4b A1: 1:250 GB 154/479 Øvre Fyllingsveien 154/1047 vAern A3: 1:500 Godkjent GB d Status Format: A1 /478 154/514 Ulsmågvegen 7 Tlf: 902 57 455 Tegnings nr Rev. 5224 Nesttun Epost: post@a-stab.no E01 Plot: anna.holst 06.09.2022 15:14 154/247 Fv280 Øvre Fyllingsveien Regulert trafikkareal Profil A. Profil nr. 40 Xref: Filnavn: C:\Users\anna.holst\Bøe &amp; Lepsøy AS\102328 Øvre Fyllingsveien 48 - VA-rammeplan - Dokumenter\4 Prosjektdokumenter\4.1 Tegninger\4.1.1 DWG\102328_Normalprofiler_29.08.2022.dwg M=1:100 Fv280 Øvre Fyllingsveien Regulert trafikkareal Profil B. Profil nr. 120 Rev. Revideringen gjelder Dato Tegnet Kontroll Godkj. Prosjektnr: 3RW 102328 Dato Tegnet Øvre Fyllingsveien 48 - VA-rammeplan 01.09.2022 ASH Målestokk Kontrollert A1: 1:50 GB Normalprofiler A3: 1:100 Godkjent Fv280 Øvre Fyllingsveien GB Profil nr. 40 og 120 M=1:100 Status Format: A1 Ulsmågvegen 7 Tlf: 902 57 455 Tegnings nr Rev. 5224 Nesttun Epost: post@a-stab.no F01 Plot: anna.holst 06.09.2022 15:05 </text:p>
          </table:table-cell>
          <table:table-cell office:value-type="float" office:value="4601" calcext:value-type="float">
            <text:p>4601</text:p>
          </table:table-cell>
          <table:table-cell office:value-type="string" calcext:value-type="string">
            <text:p>aeccd2e7-fd89-5a59-bbd7-b844879ed95b</text:p>
          </table:table-cell>
          <table:table-cell table:number-columns-repeated="16376"/>
        </table:table-row>
        <table:table-row table:style-name="ro2">
          <table:table-cell table:number-columns-repeated="3"/>
          <table:table-cell office:value-type="string" calcext:value-type="string">
            <text:p>Investeringsbudsjett - Slåtthaug Arena 06.07.2023.pdf</text:p>
          </table:table-cell>
          <table:table-cell office:value-type="string" calcext:value-type="string">
            <text:p>Slåtthaug Arena Investeringsbudsjetter 2 eierseksjoner samlet Total BTA 25 257 Kostnader Finansiering m2 kr/m2 Totalentreprise idrettsbygget 7322 27 850 203 917 700 Spillemidler Idrettsbygget 23 345 000 Totalentreprise ishallen 17 935 20 775 372 599 625 Spillemidler Ishallen 59 800 000 Infrastruktur utomhus fordelt Prisstigning inkludert Egenkapital 1 610 491 Utstyr og inventar inkludert Gaveelement - Idrettsbygget 185 000 000 Is-teknisk leveranse inkludert Gaveelement - Ishallen 115 000 000 Off</text:p>
          </table:table-cell>
          <table:table-cell office:value-type="string" calcext:value-type="string">
            <text:p>Slåtthaug Arena Investeringsbudsjetter 2 eierseksjoner samlet Total BTA 25 257 Kostnader Finansiering m2 kr/m2 Totalentreprise idrettsbygget 7322 27 850 203 917 700 Spillemidler Idrettsbygget 23 345 000 Totalentreprise ishallen 17 935 20 775 372 599 625 Spillemidler Ishallen 59 800 000 Infrastruktur utomhus fordelt Prisstigning inkludert Egenkapital 1 610 491 Utstyr og inventar inkludert Gaveelement - Idrettsbygget 185 000 000 Is-teknisk leveranse inkludert Gaveelement - Ishallen 115 000 000 Off. gebyrer og tilkn.avgifter 2 000 000 Prosjektering 19 000 000 Lån Idrettsbygget 51 343 737 Byggelånsrenter 16 000 000 Lån Ishallen 266 429 582 BH-ombud og eksterne kons. 10 000 000 Lyd, lys, bilde 15 000 000 Reservepost 8% 46 121 386 Pris eksklusive MVA 684 638 711 MVA 171 159 678 MVA-kompensasjon 153 269 579 Sum prosjektkostnad 855 798 389 Sum finansiering 855 798 389 Seksjon Ishall - eid av Slåtthaug Arena AS Andel av total BTA 71 % Kostnader Finansiering Kjøp av ferdig seksjon 372 599 625 Egenkapital - Andel gebyrer, prosj., byggelån og byggh.kostnader 33 374 708 Spillemidler 59 800 000 Reservepost 29 807 970 Gaveelement 115 000 000 MVA-kompensasjon 95 % 103 498 297 Kostnad ex mva 435 782 303 Sum finansiering eksklusive lån 278 298 297 MVA - 25% 108 945 576 Langsiktig lånebehov 266 429 582 Sum etableringskostnad 544 727 879 Sum finansiering 544 727 879 Seksjon Idrettsbygg - eid av Slåtthaug Arena AS Andel av total BTA 29 % Kostnader Finansiering Kjøp av ferdig seksjon 203 917 700 Egenkapital 1 610 491 Andel gebyrer, prosj., byggelån og byggh.kostnader 13 625 292 Spillemidler 23 345 000 Lyd, lys og bilde 15 000 000 Gaveelement 185 000 000 Reservepost 16 313 416 MVA-kompensasjon 80 % 49 771 282 Kostnad ex mva 248 856 408 Sum finansiering eksklusive lån 259 726 773 MVA - 25% 62 214 102 Langsiktig lånebehov 51 343 737 Sum etableringskostnad 311 070 510 Sum finansiering 311 070 510 </text:p>
          </table:table-cell>
          <table:table-cell office:value-type="float" office:value="4601" calcext:value-type="float">
            <text:p>4601</text:p>
          </table:table-cell>
          <table:table-cell office:value-type="string" calcext:value-type="string">
            <text:p>649c47af-e8ef-5e10-8053-9423b5845783</text:p>
          </table:table-cell>
          <table:table-cell table:number-columns-repeated="16376"/>
        </table:table-row>
        <table:table-row table:style-name="ro4">
          <table:table-cell table:number-columns-repeated="3"/>
          <table:table-cell office:value-type="string" calcext:value-type="string">
            <text:p>Rammetillatelse</text:p>
          </table:table-cell>
          <table:table-cell office:value-type="string" calcext:value-type="string">
            <text:p><text:s/>Plan- og bygningsetaten Larsen og Solheim AS Vår referanse: BYGG-2023/16428-12 Strangehagen 13 Saksbehandler: Arild Skurtveit Dato: 07.11.2023 5011 Bergen RAMMETILLATELSE Eiendom : Gnr 216 Bnr 1087 Adresse : Ingen adresse Tiltakshaver : Dag Fosse Tiltaket : Nytt bygg - Boligformål Vi viser til søknad mottatt 09.10.2023 og tilleggsdokumentasjon mottatt 13.10.2023, 17.10.2023 og 19.10.2023. 1. Søknaden gjelder • Vesentlig terrenginngrep • Oppføring av ny enebolig 194m2 BRA • Etablering av ny avkj</text:p>
          </table:table-cell>
          <table:table-cell office:value-type="string" calcext:value-type="string">
            <text:p><text:s/>Plan- og bygningsetaten Larsen og Solheim AS Vår referanse: BYGG-2023/16428-12 Strangehagen 13 Saksbehandler: Arild Skurtveit Dato: 07.11.2023 5011 Bergen RAMMETILLATELSE Eiendom : Gnr 216 Bnr 1087 Adresse : Ingen adresse Tiltakshaver : Dag Fosse Tiltaket : Nytt bygg - Boligformål Vi viser til søknad mottatt 09.10.2023 og tilleggsdokumentasjon mottatt 13.10.2023, 17.10.2023 og 19.10.2023. 1. Søknaden gjelder • Vesentlig terrenginngrep • Oppføring av ny enebolig 194m2 BRA • Etablering av ny avkjørsel fra kommunal vei Tiltaket krever dispensasjon fra kommuneplanens arealdel § 3.1, Plankrav Det er søkt om en slik dispensasjon. 2. VEDTAK Det gis rammetillatelse til: • Vesentlig terrenginngrep • Oppføring av ny enebolig 194m2 BRA • Etablering av ny avkjørsel fra kommunal vei Er tiltaket ikke satt i gang senest innen 3 år etter at tillatelse er gitt, faller tillatelsen bort. Det må søkes om igangsettingstillatelse i god tid slik at tiltaket kan være vesentlig igangsatt innen fristen på 3 år. 2.1 Dispensasjoner Det gis dispensasjon fra kommuneplanens arealdel punkt 3.1 om plankrav, jf. plan- og bygningsloven § 19-2. Postadresse: Telefon: 55566310 Postboks 7700, E-post: postmottak.planogbygg@bergen.kommune.no 5020 BERGEN Kontoradresse: Internett: www.bergen.kommune.no Johannes Bruns gate 12, 5008 BERGEN 2.2 Dokumentasjon som må sendes inn før det kan gis ferdigattest eller midlertidig brukstillatelse: • Bekreftelse fra Bergen Vann på at sluttdokumentasjonen er tilfredsstillende. • Sluttrapport for faktisk disponering av avfall, jf. byggteknisk forskrift § 9-9. 2.3 Plassering på eiendommen Plasseringen godkjennes som omsøkt med 4 meter til nabogrense, jf. plan- og bygningsloven § 29-4. 2.4 Høydeplassering Tiltakets maksimale (rekkverk på takterrasse) høyde på kote 32 meter godkjennes, jf. plan- og bygningsloven § 29-4. 2.5 Atkomst og avkjørsel Bymiljøetaten har i vedtak datert 05.oktober godkjent avkjørsel til eiendommen. jf. veglova §§ 40 til 43. Vilkår og krav i vedtaket skal etterkommes, jf. plan og bygningslovens § 27-4. 2.6 Vannforsyning og avløp Bergen Vann har gitt forhåndsuttalelse datert 28. september 2022 med saksnummer 2020/45807-8. Vilkår og krav stilt i forhåndsuttalelse skal etterkommes, jf. plan- og bygningsloven §§ 27-1 og 27-2. 3. BEGRUNNELSE FOR VEDTAKET 3.1 Planstatus Kommuneplanens arealdel (KPA2018), vedtatt i Bystyret 19.06.2019, viser eiendommen som øvrig byggesone og den ligger innenfor hensynssonene Aktsomhetsområder for steinsprang, jord- og flomskred og snøskred Eiendommen er ikke regulert 3.2 Nabovarsling Ansvarlig søker opplyser at det er foretatt nabovarsling i samsvar med bestemmelsene i plan- og bygningsloven § 21-3, og det er mottatt merknader Gnr. 216 Bnr.564 Merknaden(e) går i hovedsak på størrelse på tiltak, innsyn og opparbeidelse av ny parkeringsplass. Det foreligger også merknader som gjelder tinglyste rettigheter til tilknytting på felles vann- og avløpsledninger Søker har kommentert Saksnummer BYGG-2023/16428 Side 2 av 10 Gnr. 216 Bnr413. Merknaden(e) går i hovedsak på høyde på tiltaket, som kan medføre forringelse av solforhold på uteplass og ulempe med økt innsyn. I tillegg bemerkes det at tiltaket ikke er stedstilpasset. Søker har kommentert Gnr. 216 Bnr 965/ 401. Merknaden(e) går i hovedsak på forhold knyttet til tilkomstvei og avkjørsel og muligheter for utbedring av egen parkeringsplass Søker har kommentert Vår vurdering Arkitektur, stedstilpassing, innsyn og solforhold drøftes under punktet 3.6 Visuelle kvaliteter. Forhold knyttet tinglyste rettigheter anses som ivaretatt. Vi viser ellers til vilkår i forhåndsuttalelse fra Bergen Vann. Saksnummer BYGG-2023/16428 Side 3 av 10 3.3 Erklæring om ansvarsrett Følgende ansvarsretter er erklært: Funksjon – Foretak Org.nr Ansvarsområde tiltaksklasse Ansvarlig søker – Larsen og Solheim AS 967059560 Ansvarlig søker Tiltaksklasse 1 Ansvarlig LARSEN OG SOLHEIM Byggeteknikk og 967059560 prosjekterende – AS Arkitektur Tiltaksklasse 1 Obligatorisk kontroll skal gjennomføres i henhold til byggesaksforskriften § 14-2. 3.4 Atkomst og avkjørsel Ansvarlig søker opplyser at det foreligger tinglyste erklæringer som sikrer lovlig atkomst, jf. plan- og bygningsloven § 27-4. 3.5 Skredfare Det er foretatt en skredfarevurdering av Sunnfjord Geo Center datert 26.06.2019 som dokumenterer at tiltaket innehar tilfredsstillende sikkerhet i henhold til TEK17 § 7-3. Det er ikke behov for å iverksette avbøtende tiltak for å oppnå tilfredsstillende sikkerhet. 3.6 Visuelle kvaliteter I følge plan- og bygningsloven § 29-2 skal ethvert tiltak prosjekteres og utføres slik at det etter kommunens skjønn innehar gode visuelle kvaliteter både i seg selv og i forhold til dets funksjon og dets bygde og naturlige omgivelser og plassering Etter vår vurdering er bestemmelsen tilstrekkelig ivaretatt for omsøkte tiltak. Strøkskarakteren rundt preges av frittliggende hus med varierte fotavtrykk, sal,- og valmtaksformer og tradisjonelle materialer i form av tre og mur. Det kreves ikke at alle tiltak det skal være helt likt sine bygde omgivelser, også kontraster kan være positive. Nye tiltak skal tilrettelegge for variasjon i det arkitektoniske uttrykket. Bygging i etablerte boligområder stilles overfor helt andre utfordringer enn tradisjonelle feltutbygginger. Det kan være naboers tap av sol og utsikt, nybygg med form som avviker fra resten av nabolaget, eller blokk med mange boenheter i et gammelt eneboligstrøk. År går, nye løsninger og trender utvikles, forbruksmønster, behov og tidsbruk endres. I sum gir dette en dynamikk i boligområdene. I praksis skal det mye til for at naboer i tettbygde strøk blir hørt med protester eller klage over tap av utsikt eller reduksjon i solforhold. Dette er forhold som vil være påregnelig i boligområdet Saksnummer BYGG-2023/16428 Side 4 av 10 Det må foretas en avveining av tiltakshavers ønske opp mot offentligrettslige hensyn og hensyn til naboer, samtidig som de øvrige generelle hensyn under plan- og bygningslovens formål også må ivaretas. Denne avveiningen vil imidlertid først bli aktuell hvis tiltaket innebærer en kvalifisert ulempe for nabo Tiltaket det her søkes om, er i seg selv utformet med et moderne utrykk, med minimalistisk og strømlinjeformet utseende og store vinduer som slipper inn mye naturlig lys. Bygningskroppen er delt opp i forskjellige volum fordelt på etasjene, og boligen har takterrasser. Boligen vil bli bygget med en underetasje som støtter opp terrenget, og det er lagt vekt på terrengtilpasning uten omfattende bruk av forstøtningsmurer. Dette vil bidra til at byggene innlemmes godt i terrenget og skaper en harmonisk overgang mellom bygning og natur. Boligen etablerer seg i en buktende formasjon i terrenget og har flere knekkpunkter i bygningskroppen. Fasadene har en spennende rytme og variasjon og har stedvis integrerte terrasser i direkte tilknytting til naturen. Bygget fremstår som nøye avstemt med tomtens topografi. Eiendommen er en «resttomt» som ligger helt i utkanten av boligområdet, og som med sin form og utforming kan danne en naturlig overgang til området med grønnstruktur og skog mot øst Bygningsmyndigheten vurderer det som et fint arkitektonisk grep å dele opp etasjene til mindre oppstykkede enheter som er noe tilbaketrukket. Det gir en nedskalering av boligen og bryter opp bygningsvolumet. Det er også svært positivt at tre blir brukt som hovedmateriale Naturkvalitetene på tomten er innarbeidet i prosjektet. Etter vårt syn har tiltaket klare arkitektoniske kvaliteter. Bygget er tydelig utformet i samspill både med de bygde omgivelsers karakter og naturtomten, og tilfører samtidig området en ny fortolkning av strøkets iboende kvaliteter Saksnummer BYGG-2023/16428 Side 5 av 10 3.7 Dispensasjon Tiltaket kommer i strid med kommuneplanens arealdel § 3.1 med hensyn til plankrav Tiltak etter pbl § 20-1 bokstav a, d, g, k, og l skal inngå i reguleringsplan vedtatt med hjemmel i plan- og bygningsloven av 1985 eller nyere lov Det søkes om oppføring av ny enebolig på eiendommen som er uten reguleringsplan, og det må søkes om dispensasjon fra krav om reguleringsplan. Dispensasjon kan ikke gis dersom hensynene bak bestemmelsen det dispenseres fra, hensynene i lovens formålsbestemmelse eller nasjonale eller regionale interesser, blir vesentlig tilsidesatt. Fordelene ved å gi dispensasjon skal være klart større enn ulempene. Det kan ikke dispenseres fra saksbehandlingsregler. Plankravet skal sikre bred, helhetlig og grundig vurdering av arealbruken i et bestemt område, hvor offentlige myndigheter, grunneiere og andre berørte får anledning til å fremme sine synspunkter i prosessen frem mot reguleringsvedtaket. Plankravet er også viktig for å avklare overordnede forhold som infrastruktur, grøntområder med mer, før utbygging tillates. Dispensasjon fra plankravet vil først om fremst være aktuelt i allerede fullt utbygde områder, der det ikke er nødvendig med en overordnet vurdering av hensynene plankravet skal ivareta. Det følger av formålsbestemmelsen i plan- og bygningsloven at plan og vedtak skal sikre åpenhet, forutsigbarhet og medvirkning. Det skal legges vekt på langsiktige løsninger for samfunnet, likeverd og tas hensyn til barn og unges oppvekstmiljø samt estetisk utforming av omgivelsene. Søker begrunner søknad om dispensasjon. Saksnummer BYGG-2023/16428 Side 6 av 10 I denne konkrete saken søkes det om å oppføre en ny enebolig på en eiendom som er uregulert. Bestemmelser i gjeldene kommuneplan stille krav til at tiltak på en slik eiendom skal inngå i en reguleringsplan. Plankravet har nær sammenheng med kravet om forsvarlig utredning og tilstrekkelig informasjonsgrunnlag. Tiltaket må derfor vurderes opp mot formålet og om det kommer vesentlig i strid hensynene. Det er umulig å lage bestemmelser som alltid gir gode løsninger og likebehandling. Plankravet er et verktøy som ikke kan/ skal brukes på alle tenkelige situasjoner. Derfor er en dispensasjon en «sikkerhetsventil». Dersom de hensyn plankravet skal ivareta, kan avklares gjennom en dispensasjonssøknad, er det unødvendig bruk av ressurser og kostnader å påbegynne en ny reguleringsplan. Området boligen skal oppføres i er ferdig utbygget, og dette er den siste eiendommen som er godkjent til boligformål. Tiltaket vi derfor berøre området i svært liten grad. Tiltaket kan medføre noe økt trafikk, men eiendommen har tinglyst veirett, og Bymiljøetaten som vedtaksmyndighet har godkjent avkjørsel og økt bruk av denne. Tiltaket vurderes til ikke å vesentlig tilsidesette de hensyn bestemmelsene skal ivareta. Fordelene ved å dispensere • Tiltaket bidrar ikke til vesentlig forverret trafikksituasjon • Tiltaket er i ikke strid med kommuneplanens arealdel for øvrig • En tillatelse vil ikke legge føringer for fremtidig bruk og utvikling i området • Er ikke i konflikt med hensynssoner eller sammenhengende blågrønne strukturer • Mindre kostbar og kortere saksbehandlingstid. • Tiltaket samsvarer med regelverket, herunder plan- og bygningsloven, som innebærer at tiltakshaver har rettskrav på å få innvilget søknad om tiltak som er i trå med regelverket. Ulempene vil være at tiltaket kan medføre litt forringelse av solforhold, og kan gi litt innsyn på naboeiendom. Etter en samlet vurdering vil fordelene ved å gi dispensasjon være klart større enn ulempene. Saksnummer BYGG-2023/16428 Side 7 av 10 4. GENERELLE BESTEMMELSER OG KLAGEADGANG Vedtaket kan påklages, se orientering om rett til å klage og andre generelle bestemmelser på siste side. Med hilsen Plan- og bygningsetaten Arild Skurtveit Saksbehandler Glenn Magne Kristensen Seksjonsleder Dette dokumentet er godkjent elektronisk. Kopi til Frank Thomsen 5101 EIDSVÅGNESET Furubotn 46 Dag Fosse Haukedalen 207 5121 ULSET Sindre Holmelid Håberg 5101 EIDSVÅGNESET Furubotn 47 Rune Larsen 5101 EIDSVÅGNESET Furubotn 49 Vidar Larsen 5101 EIDSVÅGNESET Furubotn 49 Saksnummer BYGG-2023/16428 Side 8 av 10 Generelle bestemmelser: Saken er behandlet etter plan- og bygningsloven med tilhørende Rettslig grunnlag: forskrifter; byggteknisk forskrift og byggesaksforskriften. Ferdigstillelse: Når tiltaket er ferdigstilt skal det søkes om ferdigattest. Ferdigattest (plan- og bygningsloven § 21-10 utstedes når det foreligger nødvendig sluttdokumentasjon fra ansvarlig og byggesaksforskriften kapittel søker. 8) Er tiltaket ikke satt i gang senest innen 3 år etter at tillatelse er gitt, faller Bortfall av tillatelse: tillatelsen bort. Tillatelsen faller også bort hvis tiltaket innstilles i lengre (plan- og bygningsloven § 21-9) tid enn 2 år. Orientering om rett til å klage på vedtaket: Den som er part eller har rettslig klageinteresse har rett til å klage over Klagerett: vedtaket. Klagen sendes til: Bergen kommune, Plan- og bygningsetaten, (forvaltningslovens § 28) Postboks 7700, 5020 BERGEN, eller e-post: postmottak.planogbygg@bergen.kommune.no. Klagefristen er tre uker fra den dag underretningen om vedtaket kom Klagefrist: frem til vedkommende part. Det er tilstrekkelig at klagen er postlagt (forvaltningslovens §§ 29, 30 og innen fristens utløp. Dersom klagen kommer inn etter fristens utløp vil 31) den bli avvist. Klagen kan imidlertid tas under behandling når det foreligger særlige grunner eller klager ikke kan lastes for forsinkelsen. Rett til å kreve begrunnelse: Dersom en part mener at vedtaket ikke er begrunnet, kan det settes (forvaltningslovens §§ 24 og 25) frem krav om dette innen klagefristen utløp. Klagen må nevne det vedtaket det klages over, hva som ønskes endret Klagens innhold: og være undertegnet av klageren eller hans fullmektig. Klagen bør (forvaltningslovens § 32) begrunnes. Vedtaket kan gjennomføres selv om det er påklaget. Klager kan Utsetting av gjennomføring imidlertid anmode om å få utsatt iverksettingen av vedtaket, inntil av vedtaket: klagefristen er ute eller klagen er avgjort. Statsforvalteren kan på (forvaltningslovens § 42) selvstendig grunnlag ta stilling til anmodning om utsatt iverksetting av vedtaket. Rett til å se sakens Med visse begrensninger har partene rett til å se dokumentene i saken. dokumenter: Det må ved et slikt ønske tas kontakt med Kundesenteret til Plan- og (forvaltningslovens § 11) bygningsetaten i Johannes Bruns gate 12. Rett til å få veiledning: Kommunen vil kunne gi nødvendig veiledning for at alle parter skal (forvaltningslovens § 11) kunne ivareta sine interesser på best mulig måte. Det er adgang til å kreve dekning for nødvendige og vesentlige Kostnader ved klagen: kostnader, f. eks advokatbistand, i forbindelse med klagesaken der (forvaltningslovens § 36) vedtaket er endret til gunst for klager. Kravet må være fremsatt innen tre uker etter at underretning om det nye vedtaket er kommet frem til klager. Søksmål om gyldigheten av vedtaket, eller krav om erstatning som følge av vedtaket, kan ikke reises uten at en har brukt sin adgang til å klage Vilkår for å reise sak for på vedtaket og klagen er avgjort av høyeste klageinstans. Søksmål kan domstolene om vedtaket: likevel reises når det er gått 6 måneder fra klage første gang ble (forvaltningsloven § 27 b) fremsatt, og det ikke skyldes forsømmelse fra klagerens side at klageinstansens avgjørelse ikke foreligger. Saksnummer BYGG-2023/16428 Side 9 av 10 Saksnummer BYGG-2023/16428 Side 10 av 10 </text:p>
          </table:table-cell>
          <table:table-cell office:value-type="float" office:value="4601" calcext:value-type="float">
            <text:p>4601</text:p>
          </table:table-cell>
          <table:table-cell office:value-type="string" calcext:value-type="string">
            <text:p>d10c321c-0ebe-54d7-a996-846adbba92cc</text:p>
          </table:table-cell>
          <table:table-cell table:number-columns-repeated="16376"/>
        </table:table-row>
        <table:table-row table:style-name="ro1">
          <table:table-cell table:number-columns-repeated="3"/>
          <table:table-cell office:value-type="string" calcext:value-type="string">
            <text:p>Flyfoto</text:p>
          </table:table-cell>
          <table:table-cell table:number-columns-repeated="2" office:value-type="string" calcext:value-type="string">
            <text:p>Bergen kommune 22.11.2023 0 35 70 140 m ̄ </text:p>
          </table:table-cell>
          <table:table-cell office:value-type="float" office:value="4601" calcext:value-type="float">
            <text:p>4601</text:p>
          </table:table-cell>
          <table:table-cell office:value-type="string" calcext:value-type="string">
            <text:p>2d51e338-e03a-54e9-899e-1379aac1b1c9</text:p>
          </table:table-cell>
          <table:table-cell table:number-columns-repeated="16376"/>
        </table:table-row>
        <table:table-row table:style-name="ro2">
          <table:table-cell table:number-columns-repeated="3"/>
          <table:table-cell office:value-type="string" calcext:value-type="string">
            <text:p>Saksprotokoll UHSO, 14022024, Sak 20/24, Forvaltningsrevisjon av Bergen legevakt</text:p>
          </table:table-cell>
          <table:table-cell office:value-type="string" calcext:value-type="string">
            <text:p>Forvaltningsrevisjon av Bergen legevakt Utvalg for helse og sosial hadde saken til orientering i møtet 14.02.2024 sak 20/24: Kontrollutvalget innstiller til bystyret. Utvalg for helse og sosial tar saken til orientering. Merknad 1 Bydelslegevaktene bør også revideres Merknad 2 Det må bli større fokus på å få bedre responstid på telefon Utvalg for helse og sosials behandling Følgende representanter tok ordet: Karl Strydom Eidesund (H), Fauzia Hussain-Wik (A) Merknader fremsatt i utvalget: Fauzia </text:p>
          </table:table-cell>
          <table:table-cell office:value-type="string" calcext:value-type="string">
            <text:p>Forvaltningsrevisjon av Bergen legevakt Utvalg for helse og sosial hadde saken til orientering i møtet 14.02.2024 sak 20/24: Kontrollutvalget innstiller til bystyret. Utvalg for helse og sosial tar saken til orientering. Merknad 1 Bydelslegevaktene bør også revideres Merknad 2 Det må bli større fokus på å få bedre responstid på telefon Utvalg for helse og sosials behandling Følgende representanter tok ordet: Karl Strydom Eidesund (H), Fauzia Hussain-Wik (A) Merknader fremsatt i utvalget: Fauzia Hussain-Wiik (A) framsatte på vegne av eldrerådet følgende merknader: Merknad 1 Bydelslegevaktene bør også revideres Merknad 2 Det må bli større fokus på å få bedre responstid på telefon Votering: Merknader fra A og eldrerådet fremsatt av Fauzia Hussain-Wiik (A) fikk 9 stemmer (R, A, SV, MDG, KRF, H(1)) Kontrollutvalet behandla saken i møtet 23.01.2024 sak 4/24 og fatta følgande vedtak: 1. Kontrollutvalet tek Deloitte sin forvaltningsrevisjonsrapport om Bergen legevakt til orientering. 2. Kontrollutvalet tek opplysningane i høyringsuttalen frå byrådsavdeling for eldre, helse og omsorg til orientering. 3. Kontrollutvalet sender rapporten til bystyret. Innstilling til bystyret: 1. Bystyret tek Deloitte sin forvaltningsrevisjonsrapport om Bergen legevakt til orientering. 2. Bystyret ber byrådet følge opp anbefalingane til tiltak som går fram av forvaltningsrevisjonsrapporten. 3. Bystyret ber byrådet rapportere til kontrollutvalet om korleis revisor sine anbefalingar er følgde opp innan utgangen av august 2024. </text:p>
          </table:table-cell>
          <table:table-cell office:value-type="float" office:value="4601" calcext:value-type="float">
            <text:p>4601</text:p>
          </table:table-cell>
          <table:table-cell office:value-type="string" calcext:value-type="string">
            <text:p>a711b757-823b-51b5-9984-232f904bfa49</text:p>
          </table:table-cell>
          <table:table-cell table:number-columns-repeated="16376"/>
        </table:table-row>
        <table:table-row table:style-name="ro2">
          <table:table-cell table:number-columns-repeated="3"/>
          <table:table-cell office:value-type="string" calcext:value-type="string">
            <text:p>Situasjonsplan</text:p>
          </table:table-cell>
          <table:table-cell office:value-type="string" calcext:value-type="string">
            <text:p><text:s/>5 /350 87 159/334 159/392 159/397 159/336 4 003 Privat markterrass +43,5 88 e +45,6 +45,6 18,8 m 2 Svalgang Privat markterrass 18,6 m 2 e +42,9 Inngang kjeller, avfal lsrom 159/359 og boder Gesims: 52 Privat takter ,2 rasse 9,0 m 2 Privat takter rasse +51,2 9,0 m 2 +43,9 TEGNFORKLARING &gt;1m +46 Eksisterende kotelinje jorddybde Ny kotelinje 90 62a Erstattet kotelinje 159/396 1:15 +45,5 Eksisterende kotepunkt +44,4 Plantefelt: Møne: 55,9 +44,9 Nytt kotepunkt VEI 118,8 m2 Gress FALSENS 4 005 Grus k</text:p>
          </table:table-cell>
          <table:table-cell office:value-type="string" calcext:value-type="string">
            <text:p><text:s/>5 /350 87 159/334 159/392 159/397 159/336 4 003 Privat markterrass +43,5 88 e +45,6 +45,6 18,8 m 2 Svalgang Privat markterrass 18,6 m 2 e +42,9 Inngang kjeller, avfal lsrom 159/359 og boder Gesims: 52 Privat takter ,2 rasse 9,0 m 2 Privat takter rasse +51,2 9,0 m 2 +43,9 TEGNFORKLARING &gt;1m +46 Eksisterende kotelinje jorddybde Ny kotelinje 90 62a Erstattet kotelinje 159/396 1:15 +45,5 Eksisterende kotepunkt +44,4 Plantefelt: Møne: 55,9 +44,9 Nytt kotepunkt VEI 118,8 m2 Gress FALSENS 4 005 Grus kompakt/gangvei Finnbergåsen 1:50 Treplatting +45,5 Gesims: 53 ,5 +44,9 2 400 + 45,6 +44,20 +43,4 Plantefelt lave +45,5 busker/nyttevekster 3 400 Trappehe 2 400 is 3 324 +46 +45,6 + 1 m over 3 98 Plantefelt høye busker 1:15 0 jorddybde &gt;1m trapp 1 390 Eksisteren 1 400 +45,5 de trapp Privat støttemur og 00 re Nye trær markterrasse naturstein etableres av 16 1:1 9,5 m2 5 159/337 +45,6 +45,2 Nye frukttrær 91 Privat markterrasse Eksisterende trær +45 7,0 m2 20 1: Felles uteoppholdsareal solbelyst kl 15 jevndøgn 159/339 +45,3 92 Inngang bolig +44 Inngang felles avfallsrom, Privat 59 markterrasse sykkelparkering og boder 7,0 m2 Regulert fortau Felles uteoppholdsareal: 135,7 m2 Felles grill plas 18,2 m 2 s Felles uteoppholdsareal med sol kl 15 94 vårjevndøgn: 75,1 m2 r Frukttræ Huske +44 Plantekas ser 338 /342 64a +43 96 159/398 /343 © Alle rettigheter tilhører utførende for prosjektering, kopiering eller bruk av disse tegningene er forbudt uten skriftlig samtykke TILTAKSHAVER PROSJEKT PROSJEKTADRESSE TYPE TEGNING LOKALISERINGSFIGUR/NORD SIGN. KONTR. ARK MÅL KOMMUNENSSAKSNR. REV. ANSVARLIG PROSJEKTERENDE Eiendom vest utleie as Falsens vei 59 Falsens vei 59, 5063 Bergen Utomhusplan MLR AHC A3 1:200 BYGG-2023/17555-3 A Bjørgedalen 154 Trondheimsveien 72 5141 Fyllingsdalen Oslo 0565 PROSJEKTTYPE GNR/BNR: PROSJEKTNR. FASE OPPR.DATO TEGN.NR. VEDLEGGSNR. REV.DATO www.allark.no t: 22 36 40 44 Ny 4-mannsbolig 159/1016 5950 Revidert rammesøknad 26.05.2023 A10-02 D-02 29.02.2024 </text:p>
          </table:table-cell>
          <table:table-cell office:value-type="float" office:value="4601" calcext:value-type="float">
            <text:p>4601</text:p>
          </table:table-cell>
          <table:table-cell office:value-type="string" calcext:value-type="string">
            <text:p>605351e0-d4f6-5a05-92e4-34de5c904cfc</text:p>
          </table:table-cell>
          <table:table-cell table:number-columns-repeated="16376"/>
        </table:table-row>
        <table:table-row table:style-name="ro1">
          <table:table-cell table:number-columns-repeated="3"/>
          <table:table-cell office:value-type="string" calcext:value-type="string">
            <text:p>Tegninger</text:p>
          </table:table-cell>
          <table:table-cell table:number-columns-repeated="2" office:value-type="string" calcext:value-type="string">
            <text:p><text:s/></text:p>
          </table:table-cell>
          <table:table-cell office:value-type="float" office:value="4601" calcext:value-type="float">
            <text:p>4601</text:p>
          </table:table-cell>
          <table:table-cell office:value-type="string" calcext:value-type="string">
            <text:p>4a83e5d9-ffbb-5b58-ba82-ea135791458b</text:p>
          </table:table-cell>
          <table:table-cell table:number-columns-repeated="16376"/>
        </table:table-row>
        <table:table-row table:style-name="ro2">
          <table:table-cell table:number-columns-repeated="3"/>
          <table:table-cell office:value-type="string" calcext:value-type="string">
            <text:p>Bemanning, kapasitet og kvalitet i helse og omsorg i kommunene i Nord-troms(Vedlegg, 505KB)</text:p>
          </table:table-cell>
          <table:table-cell office:value-type="string" calcext:value-type="string">
            <text:p><text:s/>Bemanning, kapasitet og kvalitet i helse- og omsorgsområdet i kommunene i Nord-Troms 2024 1 Innhold 1. Status i dag og fremtidens behov: Analyse av kapasitet og kvalitet i kommunene ............3 1.1 Befolkning og ansatte i kommunene ......................................................................................3 1.1.1 Befolkning og ansatte i helse- og omsorgsetaten i Storfjord .............................................3 1.1.2 Befolkning og ansatte i helse- og omsorgsetaten i Kåfjord </text:p>
          </table:table-cell>
          <table:table-cell office:value-type="string" calcext:value-type="string">
            <text:p><text:s/>Bemanning, kapasitet og kvalitet i helse- og omsorgsområdet i kommunene i Nord-Troms 2024 1 Innhold 1. Status i dag og fremtidens behov: Analyse av kapasitet og kvalitet i kommunene ............3 1.1 Befolkning og ansatte i kommunene ......................................................................................3 1.1.1 Befolkning og ansatte i helse- og omsorgsetaten i Storfjord .............................................3 1.1.2 Befolkning og ansatte i helse- og omsorgsetaten i Kåfjord ................................................6 Antall .........................................................................................................................................6 Prosent ......................................................................................................................................6 Ubesatte stillinger .......................................................................................................................6 23 ..............................................................................................................................................6 20,9 ...........................................................................................................................................6 Ubesatte årsverk .........................................................................................................................6 19,8 ...........................................................................................................................................6 17,9 ...........................................................................................................................................6 Stilling ........................................................................................................................................7 Prosent ......................................................................................................................................7 Gjennomsnittsalder ....................................................................................................................7 Deltid .........................................................................................................................................7 60 ..............................................................................................................................................7 35,5 ...........................................................................................................................................7 Heltid .........................................................................................................................................7 40 ..............................................................................................................................................7 58,3 ...........................................................................................................................................7 1.1.3 Befolkning og ansatte i helse- og omsorgsetaten i Lyngen.................................................8 1.1.4 Befolkning og ansatte i helse – og omsorgsetaten i Skjervøy ..........................................11 1.1.5 Befolkning og ansatte i helse- og omsorgsetaten i Nordreisa..........................................14 1.1.6 Befolkning og ansatte i helse- og omsorgsetaten i Kvænangen ......................................17 1.2 Befolkning og ansatte i helse- og omsorgsetatene i Nord-Troms. ...........................21 1.2.1 Ansatte i helse- og omsorgsetatene i Nord-Troms .......................................................22 2 1. Status i dag og fremtidens behov: Analyse av kapasitet og kvalitet i kommunene Rapporten «Varsel om en mulig krise» (Grepperud, Danielsen og Roos, 2016) er lagt til grunn for å sammenligne utviklingen i kommunene fra 2016 og frem til idag. Kartleggingen og analysearbeidet gjort innad av kommunene våren 2024 viser at det har vært en positiv utvikling i alle 6 kommuner både når det gjelder gjennomsnittsalder på ansatte og kompetanse. Dette kan med stor sannsynlighet tilskrives tiltak som ble gjennomført gjennom «Rekrutterings- og kompetanseplan 2016-2020» som ble utarbeidet av Nord-Troms studiesenter. Men det er fortsatt store utfordringer med hensyn til balansen mellom tjenestebehov og tilgang på nødvendig kompetanse og personell. Hvis man ikke gjør noe med dette fra nå og de kommende årene, vil utfordringene øke over tid. Kartleggingen ble gjennomført våren 2024 i hver kommune og rapportert inn til prosjektleder som har sammenstilt og analysert datamaterialet. I Nord-Troms er det pr. våren 2024 registrert at de 6 kommunene til sammen har 910 stillinger og 666 årsverk innenfor helse og omsorg. Dette er en liten reduksjon fra 2016, der det ble rapportert 939 stillinger i regionen. 1.1 Befolkning og ansatte i kommunene 1.1.1 Befolkning og ansatte i helse- og omsorgsetaten i Storfjord Ved inngangen til 2024 hadde Storfjord kommune 1825 innbyggere. Sammenlignet med 2016 viser dette en nedgang på 52 innbyggere (kilde SSB). SSB sin framskriving av befolkningsutviklingen viser at Storfjord vil få en befolkningsnedgang på 49 personer frem til 2040 (statistikk fra 2024). Figuren under viser aldersfordeling på befolkningen i 2024 (kilde SSB). Figuren over viser antall og alder på befolkningen i Storfjord. Som denne viser har den bredeste kolonner med det største antallet innbyggere fra 50 – 79 år og smaleste kolonner for antallet av innbyggere under 50 år. Dette viser at befolkningen har en viss ubalanse i forhold til aldersfordeling. Ved inngangen til 2024 er 909 innbyggere i kommunen over 50 år. Dette utgjør 50 % av befolkningen. Ser man dette i forhold til befolkningsutviklingen betyr dette at det i årene som kommer vil bli stadig 3 flere eldre og færre personer i yrkesaktiv alder. Dette vil også få betydning for både etterspørsel etter tjenester og tilgang på personell til helse og omsorgssektoren. Helse og omsorgsetaten i Storfjord har i dag 108 personer ansatt i store og små stillinger og antall årsverk er 87. Antall Prosent Ubesatte stillinger 6 5,6 Ubesatte årsverk 4,9 5,6 Tabellen over viser antall ubesatte stillinger i Storfjord pr. mars 2024. Denne viser at 6 stillinger eller 5,6 % av alle stillinger er ubesatt. Av kommunene i Nord-Troms er dette den laveste andelen ubesatte stillinger. Det er størst andel ubesatte stillinger blant sykepleiere og fagutdannede. Figuren under viser fordeling på stilling/fagkompetanse og alder samt ubesatte stillinger. Som man ser er det flest assistenter (ufaglærte), fagutdannede, sykepleiere blant de ansatte. Kompetanse - aldersfordeling Yrkesfaglærer i helsefag Vernepleier Ufaglært Systemansvarlig Sykepleier/systemansva... Sykepleier/saksbehandl... Sykepleier/leder Sykepleier/kommunalsje... Sykepleier/Jordmor Sykepleier Master/spesialsykeplei... Spesialpedagog Sosionom Sekretær Psykolog Master/vernepleier Lærling Lege Kommuneoverlege Institusjonskokk Helsesykepleier Helsesekretærer Førstesekretær Fysioterapeut Fagarbeider/hjelpeplei... Ergoterapeut Barnevernspedagog/lede... 0 5 10 15 20 25 30 &lt;30 31-40 41-50 51-60 &gt;60 Ikke besvart Ubesatt 4 Innen helse og omsorg i Storfjord er det idag en god kompetansefordeling og alle nødvendige enheter ser ut til å ha relevant kompetanse. Videre ser man noen positive endringer siden 2016 med noen flere yngre ansatte og flere med høyere grunnutdanning i enkelte grupper. I 2024 er det for eksempel 24 med sykepleierutdanning og 5 med master/spesialsykepleieutdanning mens man i 2016 hadde 9 sykepleiere og 10 spesialsykepleiere. Andelen sysselsatte innen helse og omsorg i Storfjord utgjør 25 % av alle sysselsatte i kommunen og utgjør det største sysselsettingsområdet i kommunen. Antall - alder 40 35 30 25 20 15 10 5 0 &lt;30 31-40 41-50 51-60 &gt;60 Ikke besvart Ubesatt Gjennomsnittlig alder er 47,4 år og median alder, dvs. den alderen som deler ansattegruppen i to like store deler, er 49 år. Dette er likt eller marginalt positiv endring siden 2016, der gjennomsnittlig alder var 48,1 år og median alder var 49 år. 47 % av de ansatte er over 50 år. Stilling Prosent Gjennomsnittsalder Deltid 50 50,0 Heltid 50 46,9 Som man ser av tabellen over arbeider 50% deltid mens like mange arbeider heltid. Gjennomsnittsalder på de som arbeider heltid er lavere (46,9 år) enn de som arbeider deltid (50 år). Innen tjenestene helse og omsorg er det mye som tyder på at samlediagnosen demens vil øke mest i Storfjord i årene som kommer. Nasjonalt senter for aldring og helse utarbeider demenskart for kommunene i Norge basert på SSBs fremskrivingstall for befolkning og sammensetning. I 2020 viser demenskartet at kommunen har 40 personer med demens. I 2040 vil Storfjord ha 99 personer med diagnosen. Dette betyr at det vil bli en økning på 59 personer eller 147% frå 2020 til 2040. De 10 påfølgende årene frem til 2050 vil antallet med demens øke med ytterligere 4 personer til 103 personer, eller en økning på 157% fra 2020. Dette innebærer at behovet for pleiepersonell også vil øke. SSB sin fremskriving av årsverkbehov innenfor helse og omsorg viser at behovet for årsverk innen pleie og omsorg vil øke med 47 personer eller 46% fra 2021 til 2040 (Kilde SSB). 5 1.1.2 Befolkning og ansatte i helse- og omsorgsetaten i Kåfjord Ved inngangen til 2024 hadde Kåfjord kommune 1974 innbyggere. Sammenlignet med 2016 viser dette en nedgang på 166 innbyggere (Kilde SSB). SSB sin framskriving av befolkningsutviklingen viser at Kåfjord vil få en befolkningsnedgang på 49 personer frem til 2040 (statistikk fra 2024). Figuren under viser aldersfordeling på befolkningen i 2024 (kilde SSB). Figuren over viser antall og alder på befolkningen i Kåfjord. Som denne viser har den bredeste kolonner fra 50 – 79 år og smaleste kolonner over 50 år. Dette illustrerer tydelig at befolkningen har en ubalanse i forhold til aldersfordeling. Ved inngangen til 2024 er 1049 innbyggere i kommunen over 50 år. Dette utgjør 53% av befolkningen. Ser man dette i forhold til befolkningsutviklingen betyr dette at det i årene som kommer vil bli stadig færre personer i yrkesaktiv alder og betydelig økning i antall eldre. Dette vil både få betydning for etterspørsel etter tjenester og tilgang på personell til helse og omsorgssektoren. Helse og omsorgsetaten i Kåfjord har i dag 110 personer ansatt i store og små stillinger og antall årsverk er 83. Antall Prosent Ubesatte stillinger 23 20,9 Ubesatte årsverk 19,8 17,9 Tabellen over viser antall ubesatte stillinger pr. mars 2024. Denne viser at 19,8 stillinger eller 17,9 % av alle stillinger er ubesatt. Det er størst andel ubesatte stillinger blant sykepleiere og fagutdannede. Figuren under viser fordeling på stilling/fagkompetanse og alder samt ubesatte stillinger. Som man ser er det flest assistenter, fagutdannede, sykepleiere blant de ansatte. 6 Kompetanse- og aldersfordeling Vernepleier Sykepleier Spesialsykepleier Spesialkonsulent Spesialhjelpepleier Sosionom Saksbehandler Reiseliv Miljøveileder Miljøterapeut I Lærling LIS-1 Legespesialist Lege Leder Hjemmehjelp Helsesykepleier Helsesekretær Fysioterapeut Fagarbeider/hjelpeplei... Ergoterapeut Assistent 0 5 10 15 20 25 30 35 40 45 50 Alder&lt;30 Alder 31-40 Alder 41-50 Alder 51-60 Alder &gt;60 Ikke svart Ubesatt Innen helse og omsorg er det idag en god kompetansefordeling og alle nødvendige enheter har relevant kompetanse. Videre ser man noen positive endringer siden 2016 med flere yngre ansatte og flere med høyere grunnutdanning. I 2024 er det for eksempel 16 med sykepleierutdanning og 9 med spesialsykepleieutdanning mens man i 2016 hadde 13 sykepleiere og 7 spesialsykepleiere. Stilling Prosent Gjennomsnittsalder Deltid 60 35,5 Heltid 40 58,3 Som man ser av tabellen over arbeider 60% deltid mens 40% arbeider heltid. Gjennomsnittsalder på de som arbeider heltid er betraktelig høyere (58,3 år) enn de som arbeider deltid (35,5 år). 7 Antall ansatte og alderfordeling 35 30 25 20 15 10 5 0 Alder&lt;30 Alder 31-40Alder 41-50Alder 51-60 Alder &gt;60 Ikke svart Vakant Figuren over viser aldersfordeling blant de ansatte. Gjennomsnittlig alder er 46 år og median alder, dvs. den alderen som deler ansattegruppen i to like store deler, er 48 år. Dette er en positiv endring siden 2016, der gjennomsnittlig alder var 50,8 år og median alder var 52 år. Det er flest ansatte i gruppen 51-60 år. Et positivt trekk er at det er flere yngre ansatte i dag sammenlignet med 2016. I 2016 var 54,4% av alle ansatte eldre enn 50 år. I 2024 er 37,7% av ansatte eldre enn 50 år. Andelen sysselsatte innen helse og omsorg i Kåfjord utgjør 27% av alle sysselsatte i kommunen og utgjør det største sysselsettingsområdet. Innen tjenestene helse og omsorg er viser framskrivinger at samlediagnosen demens vil øke mest i Kåfjord i årene som kommer. Nasjonalt senter for aldring og helse utarbeider demenskart for kommunene i Norge basert på SSBs fremskrivingstall for befolkning og sammensetning. I 2020 viser demenskartet at kommunen har 60 personer med demens. I 2040 vil Kåfjord ha 98 personer med diagnosen. Dette medføre en økning på 38 personer eller 63,3% frå 2020 til 2040. De 10 påfølgende årene frem til 2050 vil antallet med demens øke med ytterligere 10 personer til 108 personer, eller en økning på 80% fra 2020. Dette innebærer at behovet for pleiepersonell også vil øke. SSB sin fremskriving av årsverkbehov innenfor helse og omsorg viser at behovet for årsverk innen pleie og omsorg vil øke med 11 personer eller 11,3% fra 2021 til 2040. 1.1.3 Befolkning og ansatte i helse- og omsorgsetaten i Lyngen Ved inngangen til 2024 hadde Lyngen kommune 2743 innbyggere, Sammenlignet med 2016 viser dette en nedgang på 157 innbyggere (kilde SSB). SSB sin framskriving av befolkningsutviklingen viser at Lyngen vil få en befolkningsnedgang på 33 innbyggere frem til 2040 (statistikk fra 2024) Figuren under viser aldersfordeling på befolkningen i 2024 (kilde SSB). 8 Figuren over viser antall og alder på befolkningen i Lyngen idag. Som denne viser har den bredeste kolonner fra 50 – 79 år og smalere kolonner under 50 år. Dette illustrerer godt at befolkningen har en viss ubalanse i forhold til aldersfordeling. Ved inngangen til 2024 er 1414 innbyggere i kommunen over 50 år. Dette utgjør 52% av befolkningen. Ser man dette i forhold til befolkningsutviklingen betyr dette at det i årene som kommer vil bli en økning av antall eldre og stadig færre personer i yrkesaktiv alder. Dette vil få betydning både for etterspørsel etter tjenester og tilgang på personell til helse og omsorgssektoren. Helse og omsorgsetaten i Lyngen har i dag 159 personer ansatt i store og små stillinger og antall årsverk er 114. Antall Prosent Ubesatte stillinger 11 6,9 Ubesatte årsverk 7,3 4,6 Tabellen over viser antall vakante stillinger. Denne viser at 11 stillinger eller 6,9 % av alle stillinger er ubesatt. Det er størst andel ubesatte stillinger blant fagutdannede og sykepleiere. Figuren under viser fordeling på stilling/fagkompetanse og alder samt ubesatte eller vakante stillinger. Som man ser er det flest sykepleiere og fagutdannede, og assistenter blant de ansatte. 9 Kompetanse- og aldersfordeling Vernepleier Sykepleier Spesialsykepleier Spesialhjelpepleier Sosionom Saksbehandler Rådgiver/ Jurist Psykiatrisk sykepleier Praktisk bistand Miljøterapeut Logoped Legesekretær Leder Koordinerende enhet Kommunepsykolog Kokk Kjøkkenassistent Hjelpemiddelteknikker Helsesykepleier helsesekretær Fagarbeider/hjelpeplei... Gjeldsrådgiver/veilede... Fysioterapeut Ergoterapeut Barnevernspedagog Barnehagelærer Assistent Aktivitør 0 10 20 30 40 50 60 Alder &lt;30 Alder 31-40 Alder 41-50 Alder 51-60 Alder &gt;60 Ikke besvart Ubesatt De ansatte innen helse og omsorg har idag en god kompetansefordeling og alle nødvendige enheter har relevant kompetanse. Videre ser man noen positive endringer siden 2016 med flere med høyere grunnutdanning. I 2024 er det for eksempel 36 med sykepleierutdanning og 7 med spesialsykepleieutdanning mens man i 2016 hadde 22 sykepleiere og 8 spesialsykepleiere. Stilling Prosent Gjennomsnittsalder Deltid 51,4 46,9 Heltid 48,6 46,9 Som man ser av tabellen over arbeider 51,4% deltid mens 48,6% arbeider heltid. Gjennomsnittsalder på de som arbeider heltid er samme som de som arbeider deltid (46,9 år). 10 Aldersfordeling ansatte 50 45 40 35 30 25 20 15 10 5 0 Alder &lt;30 Alder 31-40 Alder 41-50 Alder 51-60 Alder &gt;60 Ikke besvart Ubesatt Gjennomsnittlig alder er 46 år og median alder, dvs. den alderen som deler ansattegruppen i to like store deler er 50 år. I 2016 var gjennomsnittlig alder 48,3 år og median alder var 49 år. Videre ser man at det er flere eldre ansatte i helse og omsorg i dag sammenlignet med 2016. I 2016 var 34% av alle ansatte eldre enn 50 år. I 2024 er 41 % av ansatte eldre enn 50 år. Andelen sysselsatte innen helse og omsorg i Lyngen utgjør 28 % av alle sysselsatte i kommunen og utgjør det største sysselsettingsområdet. Innen tjenestene helse og omsorg viser framskrivinger at samlediagnosen demens vil øke mest i Lyngen i årene som kommer. Nasjonalt senter for aldring og helse utarbeider demenskart for kommunene i Norge basert på SSBs fremskrivingstall for befolkning og sammensetning. I 2020 viser demenskartet at kommunen hadde 88 personer med demens. I 2040 vil Lyngen ha 141 personer med diagnosen. Dette medføre en økning på 53 personer eller 60% frå 2020 til 2040. De 10 påfølgende årene frem til 2050 vil antallet med demens øke med 5 personer til 146 personer, eller en økning på 66% fra 2020. Dette innebærer at behovet for pleiepersonell også vil øke. SSB sin fremskriving av årsverkbehov innenfor helse og omsorg viser at behovet for årsverk innen pleie og omsorg vil øke med 32 personer eller 20% fra 2021 til 2040 (Kilde SSB). 1.1.4 Befolkning og ansatte i helse – og omsorgsetaten i Skjervøy Ved inngangen til 2024 hadde Skjervøy kommune 2794 innbyggere. Sammenlignet med 2016 viser dette en nedgang på 122 innbyggere (kilde SSB). SSB sin framskriving av befolkningsutviklingen viser at Skjervøy vil få en befolkningsnedgang på 33 personer frem til 2040 (statistikk fra 2024). Figuren under viser aldersfordeling på befolkningen i 2024 (kilde SSB). 11 Figuren over viser antall og alder på befolkningen i Skjervøy. Som denne viser har den bredeste kolonner fra 50 – 59 år og bare marginalt smaleste kolonner for antallet under 50 år og avtakende antall i aldersgruppene over 59 år. Dette viser at befolkningen har en brukbar balanse i forhold til aldersfordeling sammenlignet med andre kommuner i Nord-Troms. Ved inngangen til 2024 er 1161 innbyggere i kommunen over 50 år. Dette utgjør 42% av befolkningen som er det laveste i Nord- Troms. Ser man dette i forhold til befolkningsutviklingen betyr dette at det i årene som kommer vil bli noen færre personer i yrkesaktiv alder. Dette vil både få betydning for etterspørsel etter tjenester og tilgang på personell til helse og omsorgssektoren. Helse og omsorgsetaten i Skjervøy har i dag 168 personer ansatt i store og små stillinger og antall årsverk er 100. Antall Prosent Ubesatte stillinger 30 18 Ubesatte årsverk 20,2 20 Tabellen over viser antall ubesatte stillinger. Denne viser at 30 stillinger eller 18 % av alle stillinger er ubesatt. Det er størst andel ubesatte stillinger blant helsefagutdannede og sykepleiere. Figuren under viser fordeling på stilling/fagkompetanse og alder samt ubesatte stillinger. Som man ser er det flest fagutdannede, sykepleiere og vernepleiere blant de ansatte. 12 Kompetanse- og aldersfordeling Spesialsykepleier Psykolog Off.godkjent hjelpepleier Off.godkjent helsesekretær Musikkterapeut Mastergrad/fysioterape... Master/Bachelor i sykepleie Legespesialist Lege Kontorfag Helsesykepleier Helsefagarbeider Fysioterapeut Ergoterapeut Barne og ungdomsarbeider Bachelor i vernepleie Bachelor i sykepleie Bachelor i psykologi Bachelor i medie- og dokumentasjon Bachelor i helseadministrasjon Assistent 0 10 20 30 40 50 60 70 80 &lt;30 31-40 41-50 51-60 &gt;60 Ubesatt De ansatte innen helse og omsorg i Skjervøy har idag en god kompetansefordeling og alle nødvendige enheter har relevant kompetanse. Videre ser man noen positive endringer siden 2016 med flere med høyere grunnutdanning. I 2024 er det for eksempel 28 med sykepleierutdanning og 7 med spesialsykepleieutdanning eller høyere mens man i 2016 hadde 20 sykepleiere og 3 spesialsykepleiere. Samme forhold gjelder for vernepleiere. I 2016 var det ansatt 3 vernepleiere mens man i dag har 8,5 årsverk vernepleiere. Stilling Prosent Gjennomsnittsalder Heltid 44,0 43,4 Deltid 56,0 46,5 Som man ser av tabellen over arbeider 56 % deltid mens 44% arbeider heltid. Gjennomsnittsalder på de som arbeider heltid er noe lavere (43,4 år) sammenlignet med de som arbeider deltid (46,5 år). 13 Alderfordeling ansatte 30.0 25.0 20.0 15.0 10.0 5.0 0.0 &lt;30 31-40 41-50 51-60 &gt;60 Ubesatt Figuren over viser aldersfordeling på ansatte i dag. Gjennomsnittlig alder er 45 år og median alder, dvs. den alderen som deler ansattegruppen i to like store deler er lik og 45,1 år. Dette er en positiv endring siden 2016, der gjennomsnittlig alder var 46,8 år og median alder var 47 år. Videre ser man at det er færre eldre ansatte i helse og omsorg i dag sammenlignet med 2016. I 2016 var 41% av alle ansatte eldre enn 50 år. I 2024 er 33,6% av ansatte eldre enn 50 år. Andelen sysselsatte innen helse og omsorg i Skjervøy utgjør 20 % av alle sysselsatte i kommunen og utgjør den laveste andelen av de 6 kommunene i Nord-Troms. Innen tjenestene helse og omsorg er det mye som tyder på at samlediagnosen demens vil øke mest i Skjervøy i årene som kommer. Nasjonalt senter for aldring og helse utarbeider demenskart for kommunene i Norge basert på SSBs fremskrivingstall for befolkning og sammensetning. I 2020 viser demenskartet at kommunen har 68 personer med demens. I 2040 vil Skjervøy ha 109 personer med diagnosen. Dette medføre en økning på 41 personer eller 60% frå 2020 til 2040. De 10 påfølgende årene frem til 2050 vil antallet med demens øke med ytterligere 23 personer til 122 personer, eller en økning på 94% fra 2020. Dette innebærer at behovet for pleiepersonell også vil øke. SSB sin fremskriving av årsverkbehov innenfor helse og omsorg viser at behovet for årsverk innen pleie og omsorg vil øke med 19 personer eller 16% fra 2021 til 2040 (Kilde SSB). 1.1.5 Befolkning og ansatte i helse- og omsorgsetaten i Nordreisa Ved inngangen til 2024 hadde Nordreisa kommune 4794 innbyggere. Sammenlignet med 2016 viser dette en nedgang på 88 innbyggere (kilde SSB). SSB sin framskriving av befolkningsutviklingen viser at Nordreisa vil få en nedgang på 59 innbyggere frem til 2040 (statistikk fra 2024). Figuren under viser aldersfordeling på befolkningen i 2024. 14 Figuren over viser antall og alder på befolkningen i Nordreisa. Med unntak av kolonnen som viser aldergruppen 50 – 59 år viser figuren en relativt jevn aldersfordeling. Dette illustrerer at befolkningen har en brukbar balanse i forhold til aldersfordeling, og bedre enn Storfjord, Kåfjord og Lyngen. Ved inngangen til 2024 er 2101 innbyggere i kommunen over 50 år. Dette utgjør 44% av befolkningen. Ser man dette i forhold til befolkningsutviklingen betyr dette at det i årene som kommer vil bli noen færre personer i yrkesaktiv alder men ikke like mye som andre kommuner i regionen. Dette vil både få betydning for etterspørsel etter tjenester og tilgang på personell til helse og omsorgssektoren. Helse og omsorgsetaten i Nordreisa har i dag 261 personer ansatt i store og små stillinger og antall årsverk er 200. Antall Prosent Ubesatte stillinger 43 16,5 Ubesatte årsverk 24,3 12,1 Nordreisa utmerker seg med svært mange ubesatte stillinger våren 2024. 16,5 % av alle stillinger er ubesatte eller vakante dvs man har ikke klart å rekruttere nye ansatte ved avgang. Det er størst andel ledige stillinger blant fagutdannede og sykepleiere. Figuren under viser fordeling på stilling/fagkompetanse og alder samt vakanse. Som man ser er det flest sykepleiere, fagutdannede og assistenter blant de ansatte. 15 Kompetanse - aldersfordeling Vernepleier Sykepleier Spesialsykepleier Sekretær Master/Sykepleier Master/sosionom Master/miljøterapeut Legespesialist Lege Kokk Helsesekretær Helpepleier/fagarbeide... Førskolelærer Fysioterapeut Ergoterapeut Assistent Aktivitør 0 20 40 60 80 100 120 140 &lt;30 31-40 41-50 51-60 &gt;61 Ikke besvart Ubesatt De ansatte innen helse og omsorg har idag en god kompetansefordeling og alle nødvendige enheter har relevant kompetanse. Kommunen har ikke ansatt egen psykolog. Videre ser man små endringer siden kartleggingen i 2016 der det var noen flere sykepleiere og vernepleiere enn i 2024. I 2024 er det for eksempel 52 med sykepleierutdanning, 10 med spesialsykepleieutdanning og 15 med vernepleierutdanning mens man i 2016 hadde 55 sykepleiere, 11 spesialsykepleiere og 15 vernepleiere. Prosent Alder Deltid 47 43 Heltid 53 46 Som man ser av tabellen over arbeider 47% deltid mens 53% arbeider heltid. I Nordreisa er gjennomsnittsalder på de som arbeider heltid høyere (46 år) sammenlignet med de som arbeider deltid (43 år). 16 Antall - Alder 90 80 70 60 50 40 30 20 10 0 &lt;30 31-40 41-50 51-60 &gt;61 Ikke besvart Gjennomsnittlig alder er 44 år og median alder, dvs. den alderen som deler ansattegruppen i to like store deler er også 44 år. I 2016 var gjennomsnittlig alder 46,8 år og median alder var 45 år. Det er dermed færre eldre ansatte i helse og omsorg i dag sammenlignet med 2016. I 2016 var 33% av alle ansatte eldre enn 50 år. I 2024 er 22,6 % av ansatte eldre enn 50 år, men i denne oversikten var det mange som var ubesvart på alder, så datamaterialet er ufullstendig og kan gi misvisende tall på både gjennomsnittsalder og median alder. Andelen sysselsatte innen helse og omsorg i Nordreisa utgjør 25 % av alle sysselsatte i kommunen og utgjør det største sysselsettingsområdet. Innen tjenestene helse og omsorg viser framskrivinger at samlediagnosen demens vil øke mest i Nordreisa i årene som kommer. Nasjonalt senter for aldring og helse utarbeider demenskart for kommunene i Norge basert på SSBs fremskrivingstall for befolkning og sammensetning. I 2020 viser demenskartet at kommunen hadde 106 personer med demens. I 2040 vil Nordreisa ha 207 personer med diagnosen. Dette medføre en økning på 101 personer eller 95% frå 2020 til 2040. De 10 påfølgende årene frem til 2050 vil antallet med demens øke med 31 personer til 238 personer, eller en økning på 124% fra 2020. Dette innebærer at behovet for pleiepersonell også vil øke. SSB sin fremskriving av årsverkbehov innenfor helse og omsorg viser at behovet for årsverk innen pleie og omsorg vil øke med 66 personer eller 37% fra 2021 til 2040 (Kilde SSB). 1.1.6 Befolkning og ansatte i helse- og omsorgsetaten i Kvænangen Ved inngangen til 2024 hadde Kvænangen kommune 1157 innbyggere. Sammenlignet med 2016 viser dette en nedgang på 74 innbyggere (kilde SSB). SSB sin framskriving av befolkningsutviklingen viser at Kvænangen som eneste kommune i Nord-Troms vil få en økning på 92 innbyggere frem til 2040 (SSB-statistikk fra 2024). Figuren under viser aldersfordeling på befolkningen i 2024. 17 Figuren over viser antall og alder på befolkningen i Kvænangen. Kommunen har en relativt jevn aldersfordeling fra 0-49 år, men har et stort antall i aldergruppene 50 – 79 år. Dette viser at befolkningen har aldersfordeling og som vil bli utfordrende i årene som kommer. Ved inngangen til 2024 er 603 innbyggere i kommunen over 50 år. Dette utgjør 52% av befolkningen. Med de lave antall innbyggere i aldersgruppen 0-49 år vil det i årene som kommer vil bli et avtakende antall personer i yrkesaktiv alder. Dette vil også få betydning for tilgang på personell til helse og omsorgssektoren. Helse og omsorgsetaten i Kvænangen har i dag 104 personer ansatt i store og små stillinger og antall årsverk er 82. Av ansatte er det flest sykepleiere, hjelpepleiere og assistenter. Antall Prosent Ubesatte stillinger 17 16 Ubesatte årsverk 11 10,4 Tabellen over viser at 17 stillinger eller 16% av alle stillinger er ubesatt, dvs man har ikke klart å rekruttere nye ansatte ved avgang. Det er størst andel ubesatte stillinger blant sykepleiere, assistenter og hjelpepleiere. Figuren under viser fordeling på stilling/fagkompetanse og alder blant ansatte. Det er flest ansatte blant sykepleiere, fagarbeidere/hjelpepleiere og assistenter. 18 Kompetanse- og alderfordeling Vernepleier Tekstilmedarbeider Spesialsykepleier Sykepleier Student Sosionom Saksbehandler Pedagog Lærling Lege Kokk Kjøkkenassistent Helsesekretær Fysioterapeut Fagbrev kokk Fagarbeider/hjelpeplei... Ergoterapeut Assistent 0 5 10 15 20 25 30 35 &lt;30 31-40 41-50 51-60 &gt;60 Ubesatt De ansatte innen helse og omsorg har idag en god kompetansefordeling men kommunen mangler egen psykolog. Videre ser man noen positive endringer siden 2016 med flere med høyere grunnutdanning. I 2024 er det for eksempel 20,8 stillinger som sykepleiere hvorav 7 har spesialisering eller har master mens man i 2016 hadde 11 sykepleiere og ingen spesialsykepleiere. Stilling Prosent Gjennomsnittsalder Deltid 40,6 40,5 Heltid 59,4 35,9 Som man ser av tabellen over arbeider 40,6% deltid mens 59,4% arbeider heltid. Gjennomsnittsalder på de som arbeider heltid er lavere (35,9 år) sammenlignet med de som arbeider deltid (40,5 år) 19 Antall og alder 35 30 25 20 15 10 5 0 &lt;30 31-40 41-50 51-60 &gt;60 Ubesatt Gjennomsnittlig alder er 49 år og median alder, dvs. den alderen som deler ansattegruppen i to like store deler er 47 år. Videre ser man at det er flere eldre ansatte i helse og omsorg i dag sammenlignet med 2016. I 2016 var 38% av alle ansatte eldre enn 50 år. I 2024 er 44 % av ansatte eldre enn 50 år. Andelen sysselsatte innen helse og omsorg i Kvænangen utgjør 32 % av alle sysselsatte i kommunen og utgjør det største sysselsettingsområdet. Innen tjenestene helse og omsorg viser framskrivinger at samlediagnosen demens vil øke mest i Kvænangen i årene som kommer. Nasjonalt senter for aldring og helse utarbeider demenskart for kommunene i Norge basert på SSBs fremskrivingstall for befolkning og sammensetning. I 2020 viser demenskartet at kommunen hadde 37 personer med demens. I 2040 vil Kvænangen ha 63 personer med diagnosen. Dette medføre en økning på 26 personer eller 70% fra 2020 til 2040. De 10 påfølgende årene frem til 2050 vil antallet med demens øke med 13 personer til 70 personer, eller en økning på 105% fra 2020. Dette innebærer at behovet for pleiepersonell også vil øke. SSB sin fremskriving av årsverkbehov innenfor helse og omsorg viser at behovet for årsverk innen pleie og omsorg i Kvænangen vil øke med 13 personer eller 18 % fra 2021 til 2040 (Kilde SSB). 20 1.2 Befolkning og ansatte i helse- og omsorgsetatene i Nord-Troms. Tabellen under viser befolkning i kommunene i Nord-Troms etter alder og kommune (SSB 2024). Lyngen Storfjord Kåfjord Skjervøy Nordreisa Kvænangen Sum 0-9 år 205 138 148 290 429 89 1299 10-19 år 271 186 205 311 623 119 1715 20-29 år 307 212 189 331 563 123 1725 30-39 år 255 181 218 354 539 111 1658 40-49 år 291 199 165 347 539 112 1653 50-59 år 403 261 316 378 700 187 2245 60-69 år 386 263 280 316 592 158 1995 70-79 år 402 286 281 302 547 155 1973 80-89 år 187 85 150 145 214 83 864 90-99 år 35 14 22 19 47 19 156 100 år eller eldre 1 0 0 1 1 1 4 Sum 2743 1825 1974 2794 4794 1157 15287 Ved inngangen til 2024 hadde kommunene i Nord-Troms til sammen 15 287 innbyggere (SSB-tall fra 2024). Sammenlignet med 2016 viser dette en nedgang på 659 innbyggere. SSB sin framskriving av befolkningsutviklingen viser at regionen vil få en nedgang også i årene som kommer. SSB sine framskrivinger pr. 2024 viser at befolkningen i hele regionen vil være redusert med 367 personer til 14920 innbyggere i 2040. Kun Kvænangen vil ha befolkningsøkning i samme periode, med 92 personer, mens de andre kommunene vil få en nedgang. Pr. 2024 er 47 prosent eller 7237 personer over 50 år i regionen. Skjervøy og Nordreisa har laveste andel innbyggere over 50 år med henholdsvis 42 og 44 prosent. Dette gjenspeiles også i SSBs framskrivning av forsørgerbrøker i for kommunene. Forsørgerbrøk beregnes ved at antall personer 65 år og over divideres på antall personer 20-64 år. Tabellen under viser utvikling av forsørgerbrøk fra 2024 til 2040, der gjennomsnittlig forsørgerbrøk i regionen øker fra 0,51 i 2024 til 0,65 i 2040. At gjennomsnittlig forsørgerbrøk øker fra 0,51 i 2024 til 0,65 i 2040 betyr at det for hver100 personer vil det være 65 personer som er 65 år og eldre i 2040, opp fra 51 i 2024 og 45 personer i yrkesaktiv alder i 2040, en nedgang fra 49 personer i 2024. Dette gir et klart bilde på at antall eldre øker mere enn antall personer i yrkesaktiv alder i kommunene. Kåfjord peker seg ut som kommunen med størst utfordring med hensyn til større antall eldre i forhold til antall personer i yrkesaktiv alder både i 2024 og 2040, mens Skjervøy kommer best ut med flere i yrkesaktiv alder enn eldre begge årene. Kommune 2024 2040 Lyngen 0,56 0,73 Storfjord 0,54 0,68 Kåfjord 0,59 0,78 Skjervøy 0,40 0,46 Nordreisa 0,42 0,56 Kvænangen 0,52 0,69 Gjennomsnitt 0,51 0,65 21 1.2.1 Ansatte i helse- og omsorgsetatene i Nord-Troms Tabellen under viser registrerte stillinger, årsverk, og alder på ansatte innen helse- og omsorgssektoren i Nord-Troms-kommunene. Kommune Antall Årsverk Gjennomsnitt stillinger alder Storfjord 108 87 47,4 Kåfjord 110 83 46 Lyngen 159 114 46,8 Skjervøy 168 100 45 Nordreisa 261 200 44 Kvænangen 104 82 49 Totalt 910 666 46,3 Helse- og omsorgssektoren er det største virksomhetsområdet i Nord-Troms. Totalt antall sysselsatte innen helse og omsorgsetatene Statistikk fra 2023 viser at ansatte at ansatte innen helse og omsorg utgjør om lag 26 prosent av alle sysselsatte i Nord-Troms. Av enkeltkommuner har Kvænangen hele 32 prosent, mens Skjervøy har laveste andel på 20 prosent (Kilde SSB). Kartleggingen viser at det er 29 færre stillinger i Nord-Troms i 2024 sammenlignet med 2016, da det var registrert 939 stillinger. Sammenlignet med 2016 ser man også at gjennomsnittsalderen på de ansatte i helse og omsorg i regionen har gått noe ned. I 2016 var gjennomsnittsalderen 48 år mens i dag er gjennomsnittlig alder 46,3 år. Dette innebærer at det er flere yngre arbeidstakere i dag enn for 8 år siden. Oppsummert viser tallene at helse- og omsorgssektoren ikke bare er viktig for å ivareta innbyggernes helse – det utgjør også en betydelig del av arbeidsmarkedet i regionen. Å sikre stillinger og kompetanse innen sektoren er derfor på alle måter et bidrag til bærekraftige og levende lokalsamfunn. Figuren under viser fordeling av ansatte i Nord-Troms fordelt på kompetanse og alder. Som figuren viser er det flest fagarbeidere/hjelpepleiere, deretter sykepleiere og assistenter/ufaglærte. Gruppene sykepleier og fagarbeidere/hjelpepleiere har størst andel ansatte over 51 år (22 %) Ansatte i Nordtroms fordelt på alder og kompetanse Assistent/ufaglært Fagarbeider/hjelpeplei... Sykepleier Spesialsykepleier Vernepleier Leger 0.0 50.0 100.0 150.0 200.0 250.0 300.0 350.0 400.0 &lt;30 31-40 41-50 51-60 &gt;60 Ikke svart Ubesatt 22 Sammenlignet med 2016 har det skjedd en vesentlig endring i kompetansefordelingen blant ansatte i regionen. Fra 2016 og til i dag har antallet helsefagarbeidere/hjelpepleiere blitt redusert med 66 stillinger. Blant assistenter/ufaglærte er det 12 stillinger færre i dag sammenlignet med 2016. Antallet sykepleiere og vernepleiere har derimot økt med henholdsvis 46 og 22 stillinger. Når det gjelder fastleger er det registrert at Nord-Troms våren 2024 har 32,5 legestillinger der 2,5 stillinger var ubesatt. Det foreligger ikke tall fra 2016 for alle kommunene, men i de tre kommunene Lyngen, Skjervøy og Lyngen var det 12 stillinger i 2016, mens det er 21 stillinger i dag. Samlet sett viser dette at det har skjedd en positiv kompetanseutvikling fra 2016 til 2024 for hele regionen. Tabellen under viser hvor mange årsverk pr innbygger (i prosent) det er i helse- og omsorgstjenesten i kommunene i Nord-Troms. Lyngen Storfjord Kåfjord Skjervøy Nordreisa Kvænangen Innbyggere 2743 1825 1974 2794 4794 1157 Årsverk helse 114 87 83 100 200 82 Årsverk pr innbygger i % 4,2 4,8 4,2 3,6 4,2 7,1 Som tabellen viser har helse og omsorg i Kvænangen flest årsverk pr. innbygger, mens Skjervøy har den laveste andelen. Tallene kan uten videre ikke tolkes slik at Kvænangen har for mange ansatte i forhold til antall innbyggere de skal betjene, eller er dårligere eller mindre effektiv enn andre kommuner i regionen. Dette kan tvert imot reflektere faktorer som uheldig demografi med prosentvis flere eldre i befolkningen, antall hjemmeboende med stort pleiebehov og/eller mange krevende brukere på sykehjem (som er personellkrevende). Ser man på totale lønnskostnader i helse- og omsorgsetatene i forhold til antall innbyggere kommer imidlertid Kvænangen nest best ut av alle kommunene i Nord-Troms der Skjervøy ligger lavest, men har høyeste forbruk av innleid personell fra vikarbyrå. Når det gjelder legetetthet i kommunene viser kartleggingen at regionen har 21,3 leger pr. 10000 innbyggere med fordeling som vist i tabellen under. Lyngen Storfjord Kåfjord Skjervøy Nordreisa Kvænangen Innbyggere 2743 1825 1974 2794 4794 1157 Leger 7,0 3,0 5,0 4,0 10,0 3,5 Antall pr. 10000 innbyggere 25,5 16,4 25,3 14,3 20,9 30,3 Kvænangen har høyeste tetthet med 30,3 leger pr. 10 000 innbyggere, mens Skjervøy har laveste med 14,3 pr. 10 000 innbyggere. I forhold til gjennomsnittlig legetetthet i Norge for små kommuner er dette høyt. Statistikk fra SSB viser at for de minste kommunene, det vil si kommuner med færre enn 2 000 innbyggere, var det 13,2 fastleger per 10 000 innbyggere i 2018. Tilsvarende tall var omkring 11 i årene rett etter at fastlegeordningens innført. Det kan være ulike grunner til at små kommuner har den største fastlegetettheten. En grunn kan være at det krever et minimum antall fastleger for å opprettholde et forsvarlig helsetilbud i en kommune uavhengig av kommunestørrelse. Det vil da være behov for like mange fastleger i kommunen selv om innbyggertallet er lavt. En annen forklaring kan være at fastleger utfører mange oppgaver i små kommuner som utføres av leger som ikke er fastleger i større kommuner. Da trengs det flere fastleger per innbygger i småkommunene, siden hver lege har mindre avsatt tid knyttet til ren fastlegeaktivitet. Et annet forhold, 23 som er et særtrekk for Nord-Troms, er at de fire kommunene Kvænangen, Kåfjord, Nordreisa og Skjervøy har hatt, og har «sykestuer» som har behandlet akutte sykdomstilfeller som ellers under normale forhold ville ha blitt behandlet ved på sykehus. Dette kommer frem i Helse-Nord sin «Evaluering av sykestuene i Nord-Troms, Nærhet til helsetjenester gjennom samhandling» som ble gjennomført i 2017. I denne evalueringen kom det frem følgende: • Den kommunale aktiviteten på (ØHD/sykestuenivå) i kommunene i Nord-Troms er betydelig høyere enn for landsgjennomsnittet og sammenlignbare kommuner. • Kommunene har et vesentlig lavere forbruk av ambulansetjenester både sammenlignet med nabokommuner og Nord-Norge generelt. • Forbruket av pasientreiser er lavere. • Det totale sykehusforbruket (antall liggedøgn pr 1000 innbygger) er lavere enn nabokommuner og resten av Troms. • Gjennomsnittstall for antall akuttinnleggelser er 18% lavere enn for sammenlignbare nabokommuner og 20% lavere enn i Nord Norge. • Antall utskrivningsklare pasienter er ca. 30% lavere i disse kommunene enn i sammenlignbare nabokommuner og andre kommuner i UNN sitt opptaksområde. Medisinske motiver dominerer beslutningen om å henvise til sykehus, mens pleiebehov, lange avstander til sykehus, klimatiske hindringer og tilgang på sykestue med medisinsk behandling er tilleggsmotiver som reduserer antall henvisninger til sykehus. I 2019 ble det gjennomført en utredning om felles kommuneoverlege for samfunnsmedisin i Nord- Troms i regi av kommuneoverlegene i regionen. Utredningen konkluderer med at det er fornuftig å opprette en slik interkommunal stilling i Nord-Troms. Flere, om ikke alle kommunene gjorde positivt vedtak om å gå inn for dette, men dette ble ikke fulgt opp videre da Covid-pandemien slo inn vinteren 2020. Tabellen under viser antall ubesatte stillinger i regionen registrert våren 2024. Kommune Ubesatte stillinger Storfjord 5,6 Kåfjord 19,8 Lyngen 11 Skjervøy 30 Nordreisa 43 Kvænangen 9,3 Totalt 118,7 Totalt er det 118,7 stillinger der kommunen ikke har fått kvalifiserte søkere eller valgt å ha vakant. Tabellen under viser prosentandelen og gjennomsnittsalder på ansatte i forhold til heltid/deltid i regionen. Stillingstype Prosent Gjennomsnittsalder Heltid 48 % 46,7 Deltid 52 % 43,2 Som man ser er det høyere prosentandel og lavere gjennomsnittsalder på de som arbeider deltid sammenlignet med de som arbeider heltid. Dette er samme tendens som i 2016, som viste at det store 24 flertallet av de yngste arbeidstakerne gikk i deltidsstillinger, mens flest eldre ansatte i gruppen arbeidet heltid. Differansen mellom antall arbeidstakere innenfor helse og omsorg i Nord-Troms og antall årsverk som blir utført er 244. Dette betyr at hvis alle på deltid hadde arbeidet i 100% stilling hadde man hatt 244 flere årsverk tilgjengelig. Dette er nok urealistisk, men hvis man klarer å øke den gjennomsnittlige årsverksstørrelsen til 80% vil man få 195 flere årsverk tilgjengelig. Ser man dette i sammenheng med framskriving av personellbehov i regionen (basert på SSB sine tall for årsverksbehov for hver kommune, se kapittel 3.2) viser dette at i 2040 vil det være behov for 188 flere årsverk i i Nord-Troms i 2040 sammenlignet med 2021. Klarer man derfor å øke den gjennomsnittlige stillingsstørrelsen på de som arbeider deltid til 80% vil dette alene dekke det økte årsverksbehovet i 2040. Tabellen under viser antall sykefravær i kommunene fordelt på egenmeldte, legemeldt fravær 1-16 dager, og legemeldt fravær over 17 dager. Ut fra dette er det beregnet hvor mange dagsverk og årsverk dette utgjør. I tillegg er det beregnet den kommunale kostnaden dette innebærer. Denne kostnaden er beregnet ut fra kr. 600 pr. time inkludert sosiale kostnader og at det blir tatt inn vikar for egenmeldt fravær og fravær opp til 16 dgr (som ikke blir refundert fra staten). For fravær over 16 dager får kommunen refundert 66% av kostnaden. Lønn for fravær mindre enn 17 dager dekkes av kommunen. Egenmelding Sykefravær Sykemeldt Sum Sum Fravær Kommunal Kommune 0-8 dgr 1-16 dgr over 17 dgr dagsverk årsverk i % kostnad (kr) Nordreisa 813,45 374,73 4961,37 6149,6 26,2 13,09 kr 12 714 444 Kvænangen 166,70 145,43 250,94 563,1 2,4 9,41 kr 1 777 242 Skjervøy 423,36 346,54 2562,47 3332,4 14,2 13,54 kr 7 269 817 Kåfjord 278,75 217,74 1199,61 1696,1 7,2 9,8 kr 4 015 625 Lyngen 22,89 303,08 3284,34 3610,3 15,4 10,99 kr 6 344 128 Storfjord 296,5 171,86 1418,6 1887,0 8,0 8,03 kr 4 214 241 Sum 2001,65 1559,39 13677,33 17238,37 73,35 10,81 kr 36 335 499 Som man ser av tabellen «mister» man 73,3 årsverk i sykefravær i regionen. De direkte kostnadene for kommunene på grunn av dette er estimert til 36,3 mill kr. I tillegg vil det komme ekstra kostnader for å dekke opp manglende personell, enten ved overtid på egne ansatte eller bruk av vikarer. Ekstra kostnader til dette (basert på kr 700 000 pr årsverk), vil utgjøre totalt kr. 53,3 mill. Brutto kostnader for sykefraværet i regionen vil dermed komme opp i 89,6 mill kr. Å få ned sykefraværet til 0 er helt urealistisk, men 7% fravær bør være mulig med god oppfølging av sykemeldte og fleksibilitet i arbeidstidsordninger. Dette vil både bidra til at kommunene sparer direkte utgifter, overtid og bruk av innleide vikarer og i tillegg være positivt for arbeidsmiljøet. REFERANSER: Grepperud, Danielsen og Roos, 2016; "Levende studie – og læringssentra?" Rapport nr. 4, Varsel om en mulig krise. Kompetansebeholdningen i helse- og omsorgssektoren i Nord-Troms kommunene «Rekrutterings- og kompetanseplan 2016-2020», Nord-Troms studiesenter 2016. 25 </text:p>
          </table:table-cell>
          <table:table-cell office:value-type="float" office:value="5536" calcext:value-type="float">
            <text:p>5536</text:p>
          </table:table-cell>
          <table:table-cell office:value-type="string" calcext:value-type="string">
            <text:p>647f5482-59a1-5421-b698-8c7e945882f6</text:p>
          </table:table-cell>
          <table:table-cell table:number-columns-repeated="16376"/>
        </table:table-row>
        <table:table-row table:style-name="ro1">
          <table:table-cell table:number-columns-repeated="3"/>
          <table:table-cell office:value-type="string" calcext:value-type="string">
            <text:p>Søknad datert 22.12.2022</text:p>
          </table:table-cell>
          <table:table-cell table:number-columns-repeated="2" office:value-type="string" calcext:value-type="string">
            <text:p><text:s/></text:p>
          </table:table-cell>
          <table:table-cell office:value-type="float" office:value="4601" calcext:value-type="float">
            <text:p>4601</text:p>
          </table:table-cell>
          <table:table-cell office:value-type="string" calcext:value-type="string">
            <text:p>ca20fe5a-1d82-5519-a367-adb152a51df4</text:p>
          </table:table-cell>
          <table:table-cell table:number-columns-repeated="16376"/>
        </table:table-row>
        <table:table-row table:style-name="ro2">
          <table:table-cell table:number-columns-repeated="3"/>
          <table:table-cell office:value-type="string" calcext:value-type="string">
            <text:p>Protokoll fra byrådets møte 22.02.2024. Fordeling av saker til bystyreutvalgene</text:p>
            <text:p/>
          </table:table-cell>
          <table:table-cell office:value-type="string" calcext:value-type="string">
            <text:p><text:s/>Forretningsutvalget Saksframstilling Vår referanse: 2023/257836-28 Saksbehandler: Anette Hatlemark Drabløs Protokoll fra byrådets møte 22.02.2024. Fordeling av saker til bystyreutvalgene Hva saken gjelder: Vedlagt følger protokoll fra byrådets møte 22.02.2024. Saker til fordeling: Byrådssak 46 er en sak hvor utvalg for miljø og byutvikling har avgjørelsesmyndighet. Byrådssakene 47-48 er saker som skal til bystyret. Byrådssak 48 er tidligere fordelt til utvalg for barnehage, skole og idrett som </text:p>
          </table:table-cell>
          <table:table-cell office:value-type="string" calcext:value-type="string">
            <text:p><text:s/>Forretningsutvalget Saksframstilling Vår referanse: 2023/257836-28 Saksbehandler: Anette Hatlemark Drabløs Protokoll fra byrådets møte 22.02.2024. Fordeling av saker til bystyreutvalgene Hva saken gjelder: Vedlagt følger protokoll fra byrådets møte 22.02.2024. Saker til fordeling: Byrådssak 46 er en sak hvor utvalg for miljø og byutvikling har avgjørelsesmyndighet. Byrådssakene 47-48 er saker som skal til bystyret. Byrådssak 48 er tidligere fordelt til utvalg for barnehage, skole og idrett som innstiller til bystyret som avgir høringssvar jfr. vedtak i sak 57/24 i forretningsutvalget møte 13.februar 2024. Forslag til vedtak: 1. Byrådssak 47 sendes til utvalg for miljø og byutvikling. Dato: 29. februar 2024 Trine P. Grønbech - Bystyredirektør Anette H. Drabløs - Førstekonsulent Dokumentet er godkjent elektronisk. 1 46/24 2022/59465-20 Fana, gnr 106 bnr 226 Eikeneset 33. Søknad om endring av vilkår knyttet til rammetillatelse for nybygg bolig 47/24 2023/260475-10 Innbyggerforslag - Kampanje mot matingsforbud av fugler i Bergen 48/24 2024/14991-3 Høyringsuttale til forskrift om hovudmål på vidaregåande skular i Vestland fylkeskommune 2 </text:p>
          </table:table-cell>
          <table:table-cell office:value-type="float" office:value="4601" calcext:value-type="float">
            <text:p>4601</text:p>
          </table:table-cell>
          <table:table-cell office:value-type="string" calcext:value-type="string">
            <text:p>f68d5220-05a6-5e58-9e2d-a4641163a893</text:p>
          </table:table-cell>
          <table:table-cell table:number-columns-repeated="16376"/>
        </table:table-row>
        <table:table-row table:style-name="ro2">
          <table:table-cell table:number-columns-repeated="3"/>
          <table:table-cell office:value-type="string" calcext:value-type="string">
            <text:p>Uttale fra Fagforbundet - konkurranseutsetting av to sykehjem i Bergen</text:p>
          </table:table-cell>
          <table:table-cell office:value-type="string" calcext:value-type="string">
            <text:p>Felles uttalelse fra Fagforbundet FO og Delta i Bergen kommune om sak: Konkurranseutsetting av kommunale sykehjem – delegasjon til byrådet Vi viser til byrådets sak om konkurranseutsetting av to kommunale sykehjem. Byrådet i Bergen skriver i saken om konkurranseutsetting av sykehjem at: «hensikten med konkurranseutsettingen er økt mangfold, kvalitet og innovasjon. Det er ikke et mål å spare penger på ansattes lønns- og pensjonsvilkår. Tildelingskriterier knyttet til kvalitet skal vektlegges høyt</text:p>
          </table:table-cell>
          <table:table-cell office:value-type="string" calcext:value-type="string">
            <text:p>Felles uttalelse fra Fagforbundet FO og Delta i Bergen kommune om sak: Konkurranseutsetting av kommunale sykehjem – delegasjon til byrådet Vi viser til byrådets sak om konkurranseutsetting av to kommunale sykehjem. Byrådet i Bergen skriver i saken om konkurranseutsetting av sykehjem at: «hensikten med konkurranseutsettingen er økt mangfold, kvalitet og innovasjon. Det er ikke et mål å spare penger på ansattes lønns- og pensjonsvilkår. Tildelingskriterier knyttet til kvalitet skal vektlegges høyt i konkurransegjennomføringen.» Sats heller på egenregi Undertegnede organisasjoner mener primært at den mest effektive og sikre veien til økt kvalitet og faglig innovasjon på sykehjemmene i Bergen er gjennom drift i egenregi. Disse arbeidsplassene har per i dag utfordringer med å rekruttere tilstrekkelig ansatte, og vi mener derfor at dette bør være kommunens fremste oppgave å sørge for. Vår klare anbefaling er å heller sikre god bemanning og hele stillinger på de kommunale sykehjemmene, sørge for å dempe arbeidsbelastningen på de ansatte og dermed sørge for et menneskelig overskudd til å drive frem mer faglig innovasjon i tjenestene. I dag driver sykehjemmene med mange deltidsstillinger og mange innleide vikarer. Flere ansatte og målrettet partssamarbeid vil kunne dekke byrådets mål om å drive frem mer mangfoldige og faglig gode tjenester. Sekundært, anbefaler vi å utelukke konkurranse og inngå langsiktige avtaler med ideelle aktører, i den samme avtaleformen som Bergen kommune allerede har med ideelle sykehjem i dag. Dette vil gi ansatte sammenliknbare lønns- og pensjonsvilkår og redusere inntekts- og pensjonstap for de lavlønte, i tillegg til at transaksjonskostnader ved anbudskonkurransen i hovedsak faller bort. Bekymringer og erfaringer knyttet til konkurranseutsetting og kommersielle aktører Undertegnede organisasjoner viser til For Velferdsstatens notat om konkurranseutsatte sykehjem i Norge fra 1997-2023, hvor det argumenteres for at internasjonale erfaringer viser at kvalitet og arbeidsvilkår presses ned, mens kostnader og profitt øker når kommersielle aktører tar over sykehjem. På den ene siden mener vi at det er en risiko at flere av de store kommersielle aktørene innenfor velferd i Norge knyttet til en rekke lovbrudd, domfellelser og skandaler, og vi ønsker å advare mot å åpne opp kommunale tjenester som en nytt marked for andre internasjonale, kommersielle selskap. Vi anser det som langt mer effektiv bruk av kommunens midler å utvikle egne tjenester, fordi et tilstrekkelig tilsyn og kontroll med kommersielle aktører vil medføre kostnader som kunne vært nyttet til f.eks. å bedre egen bemanning. Vi er også skeptiske til bruken av begrepet tjenestekvalitet, uten at dette er presentert som målbare størrelser. Vi ser heller ikke at det er enkelt eller åpenbart hvordan kvalitet kan kontraktsfestes gjennom en anbudskonkurranse. Konsekvenser for pensjon og lønn Vi er svært bekymret for konsekvensene for lønn og pensjon ved en åpen anbudskonkurranse, hvor kommersielle aktører kan delta. Særlig utsatt er fagarbeidere og assistenters pensjon hvis kommersielle aktører vinner anbudet. Kommersielle selskaper opererer med innskuddsbasert tjenestepensjon og de har ofte heller ingen uførepensjonsdekning. Det innebærer en betydelig svekkelse av lavtløntes framtidige tjenestepensjon. Det kan punktvis beskrives slik: → Kommunen betaler ca. 18 % i tjenestepensjon, mens private kan betale helt ned til 2 % av brutto årslønn i innskuddspensjon. Differanse på 16 % av årslønn på 450.000 = 72.000 per år i innbetalt pensjon fra AG → Private selskaper har sjelden uføredekning – mellom 30.000 - 50.000 per år i tap → Mulig tap av rett på AFP for de over 55 år, ca. 50.000 per år x 23 år (fra 62 til 85 år) = 1,15 MNOK → Tap av særaldersgrense – ca. 4,8 % av sluttlønn (450.000) 21.600 x 23 år = 496.800 (går av ved 62 år forutsatt nok opptjening i alderspensjon og lever til 85 år) Hvordan kan kommunen sikre ansatte mot tap av pensjon i anbudet? Hvis kommunen gjennomfører konkurranse for sykehjemmene, kan de legge inn et krav om at det kun er ideelle aktører som kan delta i konkurransen og at de skal ha offentlig tjenestepensjon. Med offentlig tjenestepensjon følger det også med særaldersgrense. Det kan innebære at noen aktører som for eksempel Frelsesarmeen som har innskuddsbasert ordning og er medlem av NHO vil hevde at dette er diskriminerende. I tillegg kan kommunen redusere pensjonstapet ved å kreve opptil 7 % i tjenestepensjon av lønn i en hybrid tjenestepensjon. Eller kommunen kan stille krav om tjenestepensjon med en innskuddsbasert ordning med samme 7 % av brutto årslønn. Dette er klart dårligere enn hybrid særlig for kvinner. Kommunen kan også legge inn krav om uføredekning i tjenestepensjonen som vil være kostbart. Etter kommunesektorens avtaleverk, er kommunen pliktig til, ved konkurranseutsetting, som kan innebære skifte av arbeidsgiver, skal kommunen/arbeidsgiver kartlegge konsekvensene for AFP- og pensjonsvilkår for berørte ansatte. Dette gjelder blant annet fremtidig reguleringspremie for berørte ansattes oppsatte rettigheter for arbeidsgiver, samt eventuelle individuelle tap av pensjonsrettigheter som følge av utmelding av tjeneste-pensjonsordningen og eventuelle tap av rett til AFP helt eller delvis. Vi forutsetter at kartleggingsarbeidet fremlegges seinest til bystyrets møte 10. april. Valgrett for eldre arbeidstakere Fagforbundets medlemmer, som er fylt 55 år eller mer, med valgrett på 6 kommunale sykehjem i Bergen, som utelukkende har langtidsplasser, utgjør til sammen 78 personer. Gjennomsnittlig betyr dette for Fagforbundets medlemmer 13 personer per sykehjem som har krav på skjerming fra å bli en del av konkurranseutsettingen. Lønnsforskjeller De som blir virksomhetsoverdratt vil beholde samme lønn ut tariffperioden. Etter tariffperioden kan de komme på en annen tariffavtale med vesentlig dårligere lønn enn lønn i KS sitt tariffområde. I det vedlagte regnearket framkommer det ulikhet i minstelønninger for ulike helsearbeider-grupper og ulik ansiennitet. Over tid sakker ansatte som er på tariffavtalen NHO 481 bak lønnsutviklingen i kommunesektoren fordi lønnsdannelsen er ulikt innrettet i KS og NHO. I tillegg til at grunnlønnen er ulik, er de avtalefestede ulempetilleggene også lavere i tariffavtalen NHO 481, enn i kommunesektorens avtale. Erfaringene fra Oslo var at mange fikk vesentlig høyere lønn etter at kommersielt drevne sykehjem ble re-kommunalisert, noen opptil 100.000 kroner per år. Om de derimot kommer på en tariffavtale med Virke vil lønn bli noenlunde den samme som i kommunen. De fleste ideelle aktører er i Virke i dag. Transaksjonskostnader ved anbud Ved en virksomhetsoverdragelse vil det oppstå noen såkalte transaksjonskostnader, dvs. kostnader som oppstår ved å kjøpe tjenester eksternt framfor kommunal drift. For det første vil kommunen sitte igjen med kostnader til tjenestepensjon for berørte ansatte. Det handler om kostnader for å ivareta disse ansattes opparbeidede pensjonsrettigheter som ofte vil utgjøre mellom 4-6 % av lønnskostnader. Dette kalles gjerne for oppregulering av oppsatt rettighet. For det andre vil det være egne kostnader med å benytte markedet, fordi man må utarbeide, administrere og kontrollere anbudsvilkårene. Eksempelvis skal kommunen kontrollere at lønns- og arbeidsvilkår er i henhold til landsomfattende tariffavtaler, jfr. forskrift (fra 2008) om lønns- og arbeidsvilkår i offentlige kontrakter. Det vil også være en kostnad knyttet til kvalitetskontroll på leveranse av tjenestene. Konsulentselskapet PwC har i en rapport for EU-kommisjonen beregnet at slike transaksjonskostnader ofte vil utgjøre om lag 4 % av anbudssummen, men slike kostnader vil selvsagt variere blant annet i forhold til hvor stor grad av oppfølging det vil være for det enkelte anbud. PwC, London Economics and Ecorys (2011): Public procurement in Europe. Cost and effectiveness. http://ec.europa.eu/internal_market/publicprocurement/docs/modernising_rules/costeffectiveness _en.pdf For det tredje vil en privat aktør legge inn en viss fortjeneste i anbudet, som blir en kostnad som man ikke har ved egen kommunal drift. Hva som er forventet størrelse på fortjeneste vil variere mellom ulike bransjer. Vedlegg 1: tabell over ulik garanti- og minstelønn mellom KS og NHO 481 Vedlegg 2: Notat: Herning, Linn: Konkurranseutsatte sykehjem i Norge (1997-2023), For Velferdsstaten (august 2023) https://velferdsstaten.no/wp-content/uploads/2023/08/FV-notat-2- 2023_Konkurranseutsatte-sykehjem-i-Norge-1997-2023.pdf På vegne av Fagforbundet, Fellesorganisasjonen, Norsk Sykepleierforbund og Delta i Bergen kommune, Conny Lamberg Renathe Øen Gro Irene Nordtveit Fagforbundet FO Delta </text:p>
          </table:table-cell>
          <table:table-cell office:value-type="float" office:value="4601" calcext:value-type="float">
            <text:p>4601</text:p>
          </table:table-cell>
          <table:table-cell office:value-type="string" calcext:value-type="string">
            <text:p>fa20636a-85ad-57d1-ad0b-d1f7b3c665f3</text:p>
          </table:table-cell>
          <table:table-cell table:number-columns-repeated="16376"/>
        </table:table-row>
        <table:table-row table:style-name="ro2">
          <table:table-cell table:number-columns-repeated="3"/>
          <table:table-cell office:value-type="string" calcext:value-type="string">
            <text:p>vedlegg 6 Forundersøkelse samlerapport Rogndalen</text:p>
          </table:table-cell>
          <table:table-cell office:value-type="string" calcext:value-type="string">
            <text:p><text:s/>Akvalan. ICREDITERIN n i v a Forundersøkelse ved Rogndalen {13804), 2023 Sjurelv Fiskeoppdrett AS Akvaplan-niva ASReport: 2023 64494.04 -.·lii:;, -., ·-:-:\; - ::.··· ; - I • '·: Framsenteret I Postboks 6066 Stakkevollan I 9296 Tromsø I +47 777 50 300 I www.akvaplan.niva.no Forundersøkelse ved Rogndalen (13804), 2023 Forfatter(e) Kari Elisabeth Justad Dato 14.04.2023 Rapport nr. 2023 64494.04 Antall sider 22 Distribusjon Gjennom kunde Kunde Sjurelv Fiskeoppdrett AS Kontaktperson Terje H. Hansen</text:p>
          </table:table-cell>
          <table:table-cell office:value-type="string" calcext:value-type="string">
            <text:p><text:s/>Akvalan. ICREDITERIN n i v a Forundersøkelse ved Rogndalen {13804), 2023 Sjurelv Fiskeoppdrett AS Akvaplan-niva ASReport: 2023 64494.04 -.·lii:;, -., ·-:-:\; - ::.··· ; - I • '·: Framsenteret I Postboks 6066 Stakkevollan I 9296 Tromsø I +47 777 50 300 I www.akvaplan.niva.no Forundersøkelse ved Rogndalen (13804), 2023 Forfatter(e) Kari Elisabeth Justad Dato 14.04.2023 Rapport nr. 2023 64494.04 Antall sider 22 Distribusjon Gjennom kunde Kunde Sjurelv Fiskeoppdrett AS Kontaktperson Terje H. Hansen Sammendrag Det er gjennomført en forundersøkelse i henhold til NS9410:2016, i forbindelse med søknad om ny anleggskonfigurasjon og økt MTB ved lokaliteten 13804 Rogndalen. Forundersøkelsen er basert på bunnkartlegging, strømmålinger og miljøundersøkelser med B-og C-metodikk. Antall stasjoner til undersøkelsen med C-metodikk og plassering av disse tilfredsstiller krav til forundersøkelse med MTB fra 2000 til 3599 tonn iht. NS9410, tabell 4. Overgangssonen er estimert, og stasjonsnett for fremtidige B-og C-undersøkelser er omtalt. Godkjenning n isa t ustad Rikke Stabell Prosjektleder Kvalitetskontroll ©2023 Akvaplan-niva AS. The report may only be reproduced in its entirety. Copying of partial content (texts, figures, table, conclusions, etc.) or other methods of publication is only permitted after obtaining written consent from Akvaplan-niva AS. Innholdsfortegnelse FORORD 4 1 OPPSUMMERINGSTABELL FORUNDERSØKELSE 5 1.1 Oppsummering av forundersøkelse 5 1 INNLEDNING 6 1.1 Bakgrunn og formål 6 1.2 Lokalitet 6 1.3 Drift og endringer .7 1.4 Nåværende og tidligere undersøkelser 8 2 BUNNKARTLEGGING 10 2.1 Dybdekoter . 10 2.2 Substrattype . 10 2.3 Dybdekart i 3D . 11 3 STRØMMÅLING . 12 4 UNDERSØKELSE TYPE B 13 4.1 Stasjonsplassering . 13 4.2 Resultater . 13 5 UNDERSØKELSE TYPE C 14 5.1 Faglig program . 14 5.2 Resultater C-undersøkelse . 15 5.2.1 Faunaindekser og økologisk tilstandsklassifisering . 15 5.3 Resultater referansestasjon . 18 5.4 Hydrografi og oksygen . 18 5.5 Kornfordeling . 19 5.6 Kjemiske parametere . 19 6 SAMMENFATTENDE VURDERINGER 20 7 REFERANSER 22 Akvaplan-niva 2023 64494.04 Side 3 av 22 Forord Akvaplan-niva har gjennomført en forundersøkelse ved oppdrettslokaliteten Rogndalen ifm. oppdretters søknad om ny anleggskonfigurasjon og økt MTB. Oppdragsgiver har vært Sjurelv Fiskeoppdrett AS. Presenterte resultater fra B- og C-undersøkelse, samt vurdering av framtidig stasjonsplassering, er gjort etter akkrediterte metoder (test 079). Øvrig innhold i rapporten dekkes ikke av akkrediteringen. Tromsø, 26/4/2023 ari Elisab eth Justad Prosjektleder Akvaplan-niva 2023 64494.04 Side 4 av 22 1 Oppsummeringstabell forundersøkelse 1.1 Oppsummering av forundersøkelse Informasjon om oppdraget Tittel: Forundersøkelse ved Rogndalen (13804), 2023 Rapport nr.: 2023 64494.04 Dato rapport: 14.04.2023 Lokalitets nr.: 13804 Lokalitetsnavn: Rogndalen Kartkoordinater 69°47,278' N MTB-tillatelse: 1890 tonn (anlegg): 18°39,186' ø Fylke: Troms og Finnmark Kommune: Tromsø Oppdragsgiver: Sjurelv Fiskeoppdrett AS Kontaktperson: Terje H. Hansen Bakgrunnen for undersøkelsen Produksjonsstatus ved undersøkelsesdato Ny lokalitet: Merknad: Omsøkt MTB til 3190 Stående biomasse: 1199 tonn tonn. Utvide eksisterende Endring MTB 2 Produsert mengde: 2866 tonn anlegg fra fem til seks bur. Arealendring 2 Utforet mengde: 3030tonn Leverandører Dato Bunnkartlegging Akvaplan-niva AS (Thorstensen &amp; Buschmann, 2022) 07.12.2022 Strømmålinger Akvaplan-niva AS (Eriksen, 2016b) 22.11.2016 - 21.12.2016 B - metodikk Hovedresultater, undersøkelsesdato: 16.02.2023 Parametergruppe Indeks Tilstand Bløtbunn: 100 % Hardbunn: 0% Gr. li. pH/Eh 0,33 1 Videre overvåking i driftsfasen med B- 2 Gr. Ill. Sensorisk 0,50 1 metodikk er hensiktsmessig. GR. li + I l l 0,41 1 Videre overvåking i driftsfasen med Lokalitetstilstand (NS 9410:2016): 1 alternativ metodikk er hensiktsmessig. C - metodikk Hovedresultat bløtbunnsfauna, undersøkelsesdato: 30.11.2022 Faunaindeks nEQR (Veileder 02:2018) Økologisk tilstandsklassifisering (Veileder 02:2018) Fauna Cl (innerst) 0,383 Fauna Cl (innerst) Klasse IV Fauna C2alt (ytterst) 0,815 Fauna C2alt (ytterst) Klasse I Fauna C2 (ytterst) 0,890 Fauna C2 (ytterst) Klasse I Fauna C3 (dypområde) 0,776 Fauna C3 (dypområde) Klasse li Fauna C4 0,859 Fauna C4 Klasse I Fauna Cref 0,798 Fauna Cref Klasse li Dato feltarbeid: 30.11.2022 Dato rapport: 14.04.2023 TOC i klasse I (C2) og klasse li (Cl, C2alt, C3, C4, Cref). Kobber i klasse I (C1). Merknader til andre resultater (sediment, pH/Eh, oksygen) pH/Eh poeng 1 (C1). 02-forholdene var gode gjennom hele vannsøylen. Akvaplan-niva 2023 64494.04 Side 5 av 22 1 Innledning 1.1 Bakgrunn og formål Formålet med undersøkelsen er å dokumentere bunnforholdene i anleggs- og overgangssonen for det planlagte anlegget, og den er en referanse for sammenligning med senere undersøkelser. Forundersøkelsen gir grunnlag for plassering av stasjoner for overvåkning med B- og C-undersøkelser. Prøvestasjonene til C-undersøkelse skal ligge i området fra anleggssonen til ytterkant av overgangssonen og plasseres slik at de dekker områder med størst mulig risiko for påvirkning. Antall stasjoner og veiledende avstand fra akvakulturanlegg til stasjonen i ytterkant av overgangssonen (C2) er gitt i NS9410:2016 (Tabell 1). Forundersøkelsen inkluderer en referansestasjon som ikke skal inngå i regulær overvåkning. Referansestasjonen skal plasseres minst 1 km fra anlegget i et område med tilsvarende bunntype og forhold som det området som dekkes av forundersøkelsen. Tabell 1. Veiledende antall prøvestasjoner og veiledende avstand fra akvakulturanlegget til ytterste prøvestasjon for C-undersøkelsen på grunnlag av MTB i tonn på lokaliteten (NS 9410: 2016). MTB på lokaliteten Veiledende avstand fra Veiledende antall stasjoner for C- (tonn) akvakulturanlegget til ytterste undersøkelsen prøvestasjon (C2) 1999 300 3 2000 til 3599 400 4 3600 til 5999 500 5 &gt;6000 500 6 Undersøkelsen er gjennomført iht. NS 9410:2016 kapt. 5, og "Veiledning til krav om forundersøkelser i henhold til NS9410:2016 i forbindelse med søknad om akvakulturlokaliteter i Nordland, Troms og Finnmark" versjon 1, datert 04.04.2018. Undersøkelsen inngår i oppdretters miljøovervåking av bunnpåvirkning fra anlegget. Forundersøkelsen er gjort kombinert med ordinær C-undersøkelse. Prøvestasjon C4 er dermed omtalt som prøvestasjon C2 i analyserapporten (Vedlegg 6.3) og artslisten (Vedlegg 6.7), samt bildene av prøvene (Vedlegg 6.10). 1.2 Lokalitet Lokaliteten er plassert langs vestsiden av innløpet til Kaldfjorden. Anlegget ligger langs land og bunnen skråner jevnt utover. Dypet i anleggsområdet varierer mellom ca. 60 til 90 meter. Det er grunnest under vestlig langsiden mot land. Fjordens dypområde ligger på ca. 216 meter. Det er ingen terskeldannelser mellom lokaliteten og største dyp i resipienten. Akvaplan-niva 2023 64494.04 Side 6 av 22 Kart Fiskeridirektoratet FISKERIDIREKTORATET I I 35838 VENGSØY .. ·"' Vengsoytporden I J FUe A 11804 ROGNDAI.EN I Betva Ir •"""" I Madseng I I re , I I \ I I Målestokk: 1:100 000 3 I 0 2 3 • km % f 29458 BLÅMANNSVIK Kartverket, Geovekst, kommuner og • Dato: 14.03.2023 Akvakulturregisteret Lokaliteter Matfisk laks, ørret, regnbueørret 0 81otdy,, krepsdyr, pigghuder Figur 1. Oversiktskart ved Rogndalen (blå pil). Oppdrettsanleggene er markert med lokalitetsnummer og navn. Kart fra www.fiskeridir.no Fiskeridirektoratet, målestokk 1:100 000. 1.3 Drift og endringer Det er foretatt en forundersøkelse for endring av anleggskonfigurasjon og omsøkt MTB. Det eksisterende anlegget består av en enkel rammefortøyning med 5 bur. Rammen er ca. 400 x 80 meter som gir plass til 5 merder. I denne produksjonen er det brukt 5 flytekrager med 160 meters omkrets. Oppretter ønsker å søke opp MTB fra 1890 tonn til 3190 tonn, samt utvide anleggskonfigurasjonen med ett bur, fra 5 til 6 bur (pers med. Hansen). Store deler av den planlagte rammen vil dekkes av det eksisterende anlegget som vist i Figur 2. Det ble satt ut 80 grams fisk på Rogndalen 20.08.2021. Lokaliteten hadde da lagt brakk siden 01.04.2021. På undersøkelsestidspunktet hadde fisken snittvekt på 4005 gram. Det var produsert 2866 tonn med tilhørende forforbruk på 3030 tonn. Neste utsett er planlagt 10.08.2023 (pers med. Hansen). Produksjon og forforbruk ved lokaliteten er vist i Tabell 2. Akvaplan-niva 2023 64494.04 Side 7 av 22 Diverse Turer Info 3DQ Her u w r n l Stlittl Reiietf B o k s e r _Print] [ 15:34:50 I Jr t I, f I lL Plotterlag Kartva Dybdekoter .. Olex Figur 2. Planlagt utvidet ramme (rød farge) og eksisterende anlegg (grønn farge) på Rogndalen. Tabell 2: Produksjon og forforbruk ved Rogndalen. Data er innhentet fra oppdragsgiver. Utsett tidspunkt Produsert i t o n n Forforbruk i tonn 20.08.21 2866 3030 12.06.19 2866 3132 13.05.17 2895 3133 01.05.15 2985 2891 1.4 Nåværende og tidligere undersøkelser Det er har jevnlig vært gjennomført B-undersøkelser på lokaliteten Rogndalen. Foreliggende undersøkelse er imidlertid første C-undersøkelse gjort på lokaliteten. En oversikt over tidligere gjennomførte miljøundersøkelser på Rogndalen er vist i Tabell 3. Akvaplan-niva 2023 64494.04 Side 8 av 22 Tabell 3. Tidligere gjennomførte undersøkelser ved Rogndalen. Dato prøvetaking Rapportnummer Type undersøkelse (Forfatter, rapportårstall) 64699.01 B-undersøkelse. 16.01.2023 (Justad, 2023) 64494.02 Forundersøkelse med C-metodikk 30.11.2022 (Mannvik &amp; Justad, 2023) 62612.02 B-undersøkelse. 12.11.2020 (Heggem, 2020) 60705.01 B-undersøkelse. 08.11.2018 (Eriksen, 2018) 8488.01 B-undersøkelse. 14.11.2016 (Eriksen, 2016a) Akvaplan-niva 2023 64494.04 Side 9 av 22 2 Bunnkartlegging Multistrålelodd benyttes hovedsakelig til oppmåling og kartlegging av havbunnen. På grunnlag av innkommende posisjons- og dybdedata kan Olex kalkulere bunnkart. Bunnhardhet angis som relativ hardhet der 0% er helt bløtt og 100 % er maksimalt hardt. Bunnhardhet reflekterer kun overflaten som er kartlagt, det vil si at den ikke sier noe om sedimenttype under havbunnen. Bunnhardhet er et mål på havbunnens evne til å reflektere lyd. Refleksjon tilbake til ekkoloddet blir lav ved bløt bunn - men den blir også lav når signalet skal reflekteres fra bratte overflater. Dette kan resultere i at bratte deler av havbunnen vises som "bløt" i Olex. I visning av relativ hardhet på Olex benyttes derfor betegnelsen "Bløtt eller bratt" for blå farge, og "Hardt og flatt" for rød farge. Registrering av bunndata er gjort iht. krav i NS9415:2009 og oppløsning på data er på under 10 x 10 meter (Figur 3, Figur 4 og Figur 5). 2.1 Dybdekoter Divene I Turer Info 3D Her Slepestrek ] Hardhet Bunn ] Snitt "'" IOintl 1S,360l 'I I Kartvals Figur 3. Bunnkart/egging multistråle. Dybdekoter (5 m). Planlagt anlegg ved Rogndalen. Olex 2.2 Substrattype Resultatene fra forundersøkelsen gjennomført med B- og C-metodikk viser bløtbunn med innhold av sand med innslag av skjellsand og stein. Resipienten har også partier med hardbunn. Dette gjenspeiles i fargeskalaen for relativ hardhet ved bunnkartleggingen i resipienten (Figur 4). Akvaplan-niva 2023 64494.04 Side 10 av 22 1nm rJ J ::i· I Ut I Eedre j Cf'rJSO"C Kartvalg Dybdekoter_j] Olex Figur 4. Bunnkart/egging multistråle. Relativ hardhet. Planlagt anlegg ved Rogndalen. 2.3 Dybdekart i 3D [)ivene """'"'I"'"" '"'" I «&lt; I »&gt; I ' " " ' IX ,X ]X OD ,x ;·, •• '!J Plo&lt;"""'' I " " • i .I Dybdeko"" Olex Figur 5. Bunnkart/egging multistråle. 30 visning. Planlagt anlegg ved Rogndalen. Kartet er orientert mot nord. Akvaplan-niva 2023 64494.04 Side 11 av 22 3 Strømmåling Strømmåling ble foretatt med målere fra Akvaplan-niva AS i perioden 21.02.2011 til 21.03.2011, på posisjon 69°47,257 N og 18°38,994 på 5 og 15 meters dyp. Strømmåling for bunn- og spredningsstrøm ble gjort i perioden 22.11.2016 til 21.12.2016, på posisjon 69°47,309 N og 18°39,240 Ø. Strømmålingene er utført etter kravene til 5 og 15 meters målinger i NS 9415:2009, og er representative for lokaliteten. Oppsummering av resultatene fra strømmålingene er vist i Tabell 4 og Figur 6. Spredningsstrømmen er målt på 55 m dyp, og viser at hovedstrømretning for partikkeltransport er mot sør, med en returstrøm mot nord. Gjennomsnittlig strømhastighet ble målt til 3,8 cm/s, med maks hastighet målt til 16,1 cm/s (Eriksen, 2016b). Tabell 4. Strømmålinger. Måling av overflate-, vannutskiftnings-, spredning- og bunnstrøm på henholdsvis 5, 15, 55 og 70 meters dyp. Andel Gj. snitt Maks Koordinater nullstrøm(% Referanse Dato Dyp hastighet hastighet (WGS84) mellomOog (rapportnr) (cm/sek) (cm/sek) 1 cm/sek) 21.02.2011- N 69°47,257 Eriksen, 2016b 5 39 21,4 04 21.03.2011 ø 18°38,994 (8620.01) 21.02.2011- N 69°47,257 Eriksen, 2016b 15 3,1 17,0 45 21.03.2011 ø 18°38,994 (8620.01) 22.11.2016- N 69°47,309 Eriksen, 2016b 55 3,8 16,1 68 21.12.2016 ø 18°39,240 (8620.01) 22.11.2016- N 69°47,309 Eriksen, 2016b 70 40 15,8 58 21.12.2016 ø 18°39,240 (8620.01) Rogndalen (5 m) - 2011 Rogndalen (15m) - 2011 Total vanntransport [(m/(m*s))*døgr Total vanntransport [(m'/(m*s))*døgr 0 20000 20000 33 0 33 0 30 30 .I ooo* 27 I) 0 27 0 24 20 24 20 21 0 21 180 ro Rogndalen (55 m) - 2016 Rogndalen (70 m) - 2016 Total vanntransport [(m° ( m s))*døgr Total vanntransport [(m*/(m*s))"døgr 20000 5000 33, 33 0 10 30 100000 30 5000- 27 0 27 0 24 20 24 20 21 0 21 1 0 1 0 Figur 6. Strømdata. Vanntransport ved Rogndalen (Eriksen, 2016b). Akvaplan-niva 2023 64494.04 Side 12 av 22 4 Undersøkelse type B 4.1 Stasjonsplassering Ved gjennomføring av undersøkelse type B i forbindelse med forundersøkelser skal det iht. "Veileder til krav om forundersøkelser i henhold til NS9410:2016 i forbindelse med søknad om akvakulturlokaliteter i Nordland, Troms og Finnmark", versjon 1, datert 04.04.2018, være minimum 10 prøvepunkter (stasjoner) fordelt over hele det planlagte anleggsområdet. Plassering av stasjonene skal gi nok informasjon til at det kan tas stilling til om videre overvåking i driftsfasen av anleggsområdet med B-undersøkelse er hensiktsmessig, eller om det er behov for alternativ overvåking. B-undersøkelse er gjennomført av Akvaplan-niva AS (Justad, 2023). Planlagt utvidet ramme består av 6 bur og det var valgt å gjennomføre prøvetaking på 12 stasjoner fordelt med to stasjoner i hvert enkelt bur (Figur 7). Forundersøkelsen bygger på resultater fra B- undersøkelse gjort ved maksimal belastning, i tillegg er det tatt to ekstra prøvestasjoner for å dekke det planlagte anleggsområdet. Stasjonsplasseringen vurderes som representativ for forundersøkelsen iht. beskrivelse i NS9410:2016. Bokser[Print 16:19500 812 I B9 UV I 2 I I f 480.162-2023 Flotterlag Kartvalg Dybdekoter Olcx Figur 7. Stasjonsoversikt med resultat fra 8-undersøkelse. Prøvetakingsstasjonene er tegnet inn med fargekoder som beskriver samlet indeks Gruppe li og Ill parametere iht. NS9410:2016 kap. 7.11. Rødt flagg viser plassering av strømmåler (Eriksen, 2016b). 4.2 Resultater Det ble tatt opp sediment på alle 12 stasjoner. Det mineralske sedimentet observert i prøvene ble definert til å være sand med innslag av skjellsand og stein. Det ble registrert noe lukt av HS på en stasjon, men ingen gassbobling. Det ble ikke registrert fekalier eller forrester på noen stasjoner. Dyr ble registrert på alle stasjonene. Kjemisk og sensorisk analyse gav karakteren 2 - «God» på en stasjon og karakteren 1 - «Meget god» på 11 stasjoner. Oppsummert gav undersøkelsen lokalitetstilstand 1 - «Meget god». Akvaplan-niva 2023 64494.04 Side 13 av 22 5 Undersøkelse type C 5.1 Faglig program C-undersøkelse for lokaliteten er gjennomført av Akvaplan-niva AS(Mannvik &amp; Justad, 2023). C-undersøkelsen er gjennomført med bakgrunn i søkt MTB på 3190 tonn, noe som utløser krav om 4 prøvetakingsstasjoner. Inkludert referansestasjonen blir det totalt 5 stasjoner. Med hensyn til returstrømmen mot nord, ble det lagt til en alternativ C2stasjon (C2alt) for å dekke ytterkanten av overgangssonen i denne retningen. Diverse Tun, Info 3D Her Slepestrek Hardhet Bunn Snitt Print 9:22:09 In hunnkalkulerin I' 20 Total vanntransport [(m3l(m"·s))'døgr 20000 33 30 1000 0 C3 5000- 27 C2 21 Flytt Plotterlag Kartvalg Dybdekoter Olex Figur 8. Anlegg med stasjonsplassering C-undersøkelse. Rødt flagg viser plassering av strømmåler. Strømrose i høyre hjørne viser retning av vanntransport ved spredningsdyp på lokaliteten (Eriksen, 2016b). Akvaplan-niva 2023 64494.04 Side 14 av 22 Diverse Turer Info 3D Her Slepestrek Hardhet Bunn Snitt ,5 nm [ Print ] Bokser_ 9:22:18 111en hu1111klJlkulnfo 1',J I I I Total vanntransport [(m"/(m*"s))*døgr 1, '1 20000 3 30 1000 I 5000- 27 24 21 I u, Flytt I Plotterlag Kartvalg Dybdekoter Olex Figur 9. Anlegg med plassering C-undersøkelse inkludert plassering referansestasjon. Rødt flagg viser plassering av strømmåler. Strømrose i høyre hjørne viser retning av vanntransport ved spredningsdyp på lokaliteten (Eriksen, 2016b). 5.2 Resultater C-undersøkelse 5.2.1 Faunaindekser og økologisk tilstandsklassifisering Resultatene fra de kvantitative bunndyrsanalysene er presentert i Antall individ varierte fra 202 (Cref) til 625 (Cl) og antall arter fra 35 (Cl) til 90 (C4). På Cl viste de fleste faunaindeksene, inklusiv nEQR, tilstandsklasse IV "Dårlig". På C3 og Cref viste de fleste indeksene, inklusiv nEQR, klasse Il "God" og på C2alt, C2 og C4 klasse I "Svært god". Tabell 5. Faunaindeksen nEQR i tabellen er presentert uten tetthetsindeksen DI etter anbefaling fra Miljødirektoratet. Antall individ varierte fra 202 (Cref) til 625 (Cl) og antall arter fra 35 (Cl) til 90 (C4). På Cl viste de fleste faunaindeksene, inklusiv nEQR, tilstandsklasse IV "Dårlig". På C3 og Cref viste de fleste indeksene, inklusiv nEQR, klasse Il "God" og på C2alt, C2 og C4 klasse I "Svært god". Tabell 5. Antall arter og individer pr. 0,2 m, H " =Shannon-Wieners diversitetsindeks. ES±oo Hurlberts diversitetsindeks. NQ/1 =sammensattindeks (diversitet og ømfintlighet). 1512012=ømfintlighetsindeks. NSI= sensitivitetsindeks. nEQR =normalisert EQR(ekskl. DI). Rogndalen, 2022. Økologisk tilstandsklassifisering basert på observert verdi av indeks (snitt av to replikater) iht. Veileder 02:2018 (rev 2020) vanntype 83. St. Cl C2alt C2 C3 C4 Cref Ant. ind. 625 469 330 406 429 202 Ant. arter 35 77 82 68 90 51 H' 1,70 4,39 4,98 4,61 4,94 4,35 ES100 13,2 35,7 42,5 36,1 41,7 34,1 NQll 0,450 0,789 0,728 ISbo12 6,95 8,93 10,27 Akvaplan-niva 2023 64494.04 Side 15 av 22 NSI nEQR 0,383 0,815 0,890 0,859 5.2.1.1 NS 9410 vurdering av bunndyrsamfunnet i anleggssonen I hht. NS 9410 kan klassifisering av miljøtilstanden i anleggssonen baseres på antall arter vurdert mot dominansforhold i bunndyrsamfunnet (se kapt. 8.6.2. i NS9410:2016). Tabell 6 viser antall arter, kumulativ prosent for dominerende taksa og klassifisering av miljøtilstanden for bløtbunnsamfunnet på anleggssonestasjonen CL Bløtbunnsamfunnet ble klassifisert til miljøtilstand 2 "God". Kriteriet for tilstand 1 er tilstedeværelse av minst 20arter/0,2 m og at ingen av disse utgjør mer enn 65 % av individene. Her utgjorde den mest dominante arten 76 % av individene. Tabell 6. NS9410:2016. Klassifisering av miljøtilstand i bløtbunnsamfunnene på innerste stasjon Cl, Rogndalen, 2022. Stasjon Lokalitet Ant. arter Dominerende t a k s a - % Miljøtilstand-NS 9410 C1 Rogndalen 35 Capitella capitata 76 % 2-God 5.2.1.2 Ytterkant overgangssone (C2alt og C2) Grabbverdiene for stasjon C2alt og C2 er vist i Feil! Ugyldig selvreferanse for bokmerke. og Feil! Fant ikke referansekilden.. De enkelte indeksene for begge stasjonene var i klasse I og Il og nEQR for stasjonene var i tilstandsklasse I "Svært god". Tabell 7. Resultater fra bunnfauna på C2alt (grabb 1 og 2); arts- og individantall for hver grabb og gjennomsnitt nEQR for hver indeks. Rogndalen, 2022. Grabb nEQR for St. C2alt 01 C2alt 02 gj.snitt indeksene Ant. ind. 145 324 235 Ant. arter 48 61 55 H' 4,67 4,11 4,39 0,877 ES100 39,5 31,8 35,7 0,910 NQll 0,737 ISl2012 9,29 8,93 0,810 NSI nEQR 0,815 Akvaplan-niva 2023 64494.04 Side 16 av 22 Tabell 8. Resultater fra bunnfauna på C2 (grabb 1 og 2); arts- og individantall for hver grabb og gjennomsnitt nEQR for hver indeks. Rogndalen, 2022. Grabb nEQR for St. C2 01 C2 02 gj.snitt indeksene Ant. ind. 126 204 165 Ant. arter 55 53 54 H' 5,32 4,63 4,98 0,942 ES100 48,1 36,9 42 0,970 NQll 0,832 0,746 0,789 0,877 ISl2012 10,63 9,91 10,27 0,867 NSI 25,51 nEQR 0,890 5.2.1.3 Overgangssonen (C3, C4) Grabbverdiene for stasjon C3 og C4 er vist i Feil! Fant ikke referansekilden. og Feil! Fant ikke referansekilden.. De enkelte faunaindeksene på C3 var i klasse I, Il og Ill og nEQR for stasjonen var i tilstandsklasse Il "God". På C4var de enkelte indeksene i klasse I og Il og nEQR for stasjonen i tilstandsklasse I "Svært god". Tabell 9. Resultater fra bunnfauna på C3 (grabb 1 og 2); arts- og individantall for hver grabb og gjennomsnitt nEQR for hver indeks. Rogndalen, 2022. Grabb nEQR for St. C3 01 C3 02 gj.snitt indeksene Ant. ind. 262 144 203 Ant. arter 54 47 51 H' 4,71 4,52 4,61 0,902 ES100 34,1 38,2 36,1 0,914 NQll 0,746 0,728 0,809 I Sl2012 7,75 NSI nEQR Tabell 10. Resultater fra bunnfauna på C4 (grabb 1 og 2); arts- og individ for hver grabb og gjennomsnitt nEQR for hver indeks. Rogndalen, 2022. Grabb nEQR for St. C4 01 C4 02 gj.snitt indeksene Ant. ind. 312 117 215 Ant. arter 72 46 59 H' 5,20 4,67 4,94 0,937 ES100 41,5 41,9 41,7 0,963 NQll 0,746 0,755 0,750 0,833 I Sl2012 9,26 11,51 10,38 0,872 NSI nEQR 0,859 A k v a p l a n - n i v a 2023 64494.04 S i d e 17 av 22 5.3 Resultater referansestasjon Opplysninger om referansestasjon som er brukt ved lokaliteten er vist i Feil! Fant ikke referansekilden.. Tabell 11. Opplysninger om referansestasjon brukt ved lokaliteten. Referansestasjon Cref Prøvetatt (dato) 30.11.2022 69°46,585 N Koordinater 18°38,840 Ø Resultat nEQR 5.4 Hydrografi og oksygen Vertikalprofilene for temperatur, salinitet, tetthet og oksygenmetning ved Rogndalen, 2022 er vist i Figur 10. Temperaturen steg fra 7,1 °C i overflaten til 8,3 °C ved bunnen. Oksygenmetningen sank fra 88 % i overflaten til 84 % i bunnvannet, noe som tilsvarer tilstandsklasse I "Svært god". Rogndalen, 30.11.2022 N69-47.1 Ø18-39.295 0 5 10 15 20 25 30 I) E 35 245 I 50 55 60 65 70 75 80 4 6 8 10 12 14 16 Temperatur (C) X· 26 28 30 32 34 Saltholdighet (psu) A 40 60 100 120 Oksygen ('%) - 20 22 24 26 28 30 32 Tetthetsanomali (kg/m) Figur 10. Vertikalprofiler. Temperatur, saltholdighet, tetthet og oksygen på stasjonene ved Rogndalen, 2022. Akvaplan-niva 2023 64494.04 Side 18 av 22 5.5 Kornfordeling Kornfordelingen på stasjonene er vist i Feil! Fant ikke referansekilden.. Sedimentene var grovkornet med pelittandel mellom 6,6 og 17,6 %. Tabell 12. Kornfordeling på stasjonene ved Rogndalen, 2022. Andel pelitt (silt og leire), sand og grus (alle i %). Cl C2alt C2 C3 C4 Cref Pelitt 66 13,7 17,6 12,7 13,8 85 Sand 92,2 85,0 79,6 87,2 80,2 91,3 Grus 1,2 1,2 27 0,1 60 0,2 5.6 Kjemiske parametere Nivåer av de kjemiske parameterne i sedimentene er presentert i Feil! Fant ikke referansekilden. og måleusikkerhet er oppgitt i analyserapporten i vedlegget. TOM-nivåene var lave med verdier mellom 1,2 og 2,5 %. TN-nivåene var lave (0,4 - 1,1 mg/g) og det samme var C/N-forholdene. TOC var lavt og i klasse I "Svært god" på C2 og lett forhøyet på de andre stasjonene og i tilstandsklasse Il "God". Kobbernivået på Cl var lavt og i klasse I "Svært god". Tabell 13. Innhold av undersøkte kjemiske parametere i sediment. Totalt organisk materiale (TOM), Totalt organisk karbon (TOC), finstoff (pelitt) og nTOC (organisk karbon korrigert for innhold av finstoff). Nitrogen har ikke ti/standsklasser. Karbon-nitrogenforholdet (C/N) er oppgitt som ratio mellom TOC og TN. Kobber (Cu). Ti/standsklasser og farger er angitt etter k/assifiseringsveileder 02:2018 (rev. 2020) og M-608:2016 (rev. 2020). Rogndalen, 2022. Cl C2alt C2 C3 C4 Cref TOM (%) 1,2 2,5 17 17 17 14 TOC (mg/g) 39 72 49 47 47 41 Pelitt (%) 66 13,7 17,6 12,7 13,8 85 nTOC 19,7 TN (mg/g) 05 1,1 07 05 07 04 C/N 8,2 69 68 94 63 95 Cu (mg/kg) 34 Akvaplan-niva 2023 64494.04 Side 19 av 22 6 Sammenfattende vurderinger Veiledende antall prøvestasjoner til C-undersøkelse for lokaliteten er 4 stk, med veiledende avstand til ytterste prøvestasjon på 400 meter (Tabell 1). På bakgrunn av dette, samt resultater fra bunnkartlegging, strømmåling og B- og C-undersøkelser, estimeres overgangssonen til lokaliteten. Stasjonsplassering gjøres på bakgrunn av bunntopografi og strømmålinger. Resipienten til anlegget viser dybder fra 60 til 90 meter, mens bunnen videre skrår mot 216 meters dyp mot Kaldfjorden øst for anlegget. Med hovedstrømretning for spredningsdyp mot sør er det formålstjenlig å plassere stasjon C2 i denne retningen. Plassering av stasjoner er i hovedsak gjort i sørlig retningen. Det er valgt å plassere en stasjon noe lengre sørøst for anlegget, mot noe dypere områder for å fange opp eventuell akkumulering av materiale. Det er også valgt å plassere en stasjon nord for anlegget for å dekke returstrømmen. Veiledende avstand til C2 stasjon er benyttet. Referansestasjonen er plassert om lag 1100 meter sør for anlegget, med tilsvarende dyp og sedimentforhold som under anlegget (Figur 11 og Figur 12). Resultatene fra B-undersøkelsene viste få tegn til organisk belastning under anlegget. 11 stasjoner fikk karakteren 1 - «Meget god» og en stasjon fikk karakteren 2 - «God». Resultatene fra C-undersøkelsen viste at faunaen var påvirket og i tilstandsklasse IV "Dårlig" på Cl og lite eller ikke påvirket med klasse I "Svært god" og Il "God" på de andre stasjonene. NS 9410:2016-vurdering av samfunnet i anleggssonen viste miljøtilstand 2 (God). Det ble registrert forurensningsindikatorer blant topp-10 på C1, C3 og C4, men ikke på de andre stasjonene. Blant støtteparameterne var sedimentene lite eller ikke belastet med organisk karbon i klasse I "Svært god" på stasjon C2 og klasse Il "God" på de andre stasjonene. Kobbernivået var lavt på Cl og i klasse I "Svært god". Sedimentene var grovkornet med pelittandel mellom 6,6 og 17,6 %. Redaks-målingen i sedimentet på Cl ga poeng 1. Oksygenmetningen i november var god i hele vannsøylen med 84 % i bunnvannet, noe som tilsvarer tilstandsklasse I "Svært god". Anbefalt plassering av stasjoner til neste undersøkelse er i henhold til forundersøkelsen ved Rogndalen og er vist i Tabell 14. Fremtidig plassering av stasjon Cl vil bestemmes av resultater fra B-undersøkelse for den gjeldende produksjonssyklusen, og følgelig legges mot den delen av resipienten hvor B-undersøkelsen viser størst påvirkning. Referansestasjon inkluderes ikke i neste C-undersøkelse. Tabell 14. Stasjonsplassering C-undersøkelse. Endring i forhold til utført C-undersøkelse og anbefalt plassering neste undersøkelse. Stasjon Endring i forhold til utført C-undersøkelse GPS-koordinater anbefalt plassering Cl Flyttes til det mest belastede område ved neste B-undersøkelse. C2alt Ingen endring. 69°47,629 N 18°39,510 ø C2 Ingen endring. 69°46,949 N 18°39,232 ø C3 Ingen endring. 69°47,100 N 18°39,295 ø C4 Ingen endring. 69°47,007 N 18°39,155 ø Cref Skal ikke inkluderes i neste C-undersøkelse. 69°46,585 N 18°38,840 ø Akvaplan-niva 2023 64494.04 Side 20 av 22 Overgangssone er estimert på grunnlag av bunntopografi, strømmåling og C-undersøkelse, samt veiledende avstand til C2 stasjon i NS9410:2016 (Figur 11 og Figur 12). !Jivene Turer Info 3010 H Slepestrek Harrlhet Bunn 0,5 nm l\uto Relieff &amp; daa jv J.I c3 C2 lnn_.J, Ut Flyt Olex Figur 11. Anlegg med estimert overgangssone og stasjoner C-undersøkelse. Rødt flagg viser plassering av strømmåler (Eriksen, 2016b). Diverse Turer Info 3010 H Hardhet 1 , m n , Snl&lt;t Print 9:30:08 In en hunnkalkulerin Jlj I• 'J ' I;, I' Dybdekoter Olex Figur 12. Anlegg med estimert overganssone (grønn strek) og stasjonsplassering C-undersøkelse. Referansestasjon (Cref) avmerket i nedre del av bildet. Rødt flagg viser plassering av strømmåler (Eriksen, 2016b). Akvaplan-niva 2023 64494.04 Side 21 av 22 7 Referanser Aure, J., Dahl, E., Green, N., Magnusson. J., Moy, F., Pedersen, A., Rygg, B &amp; Walday, M., 1993. Langtidsovervåking av trofiutviklingen i kystvannet langs Sør-Norge. Årsrapport 1990 og samlerapport 1990-91. Statlig program for forurensningsovervåking. Rapport 510/93. Direktoratgruppen, 2018 (revidert 2020). Klassifisering av miljøtilstand i vann. Veileder 02:2018 - rev. 2020. Eriksen, S. D., 2016a. Miljøundersøkelse type B 13804 Rogndalen, oktober 2016. Akvaplan- niva rapport nr. 8488.01. Eriksen, S. D., 2016b. Sjurelv Fiskeoppdrett AS. Strømmåling Rogndalen; 5 m, 15 m, spredning- og bunnstrøm. Akvaplan-niva rapport nr. 8620.01. Eriksen, S. D., 2018. B-undersøkelse, november 2018, 13804 Rogndalen. Akvaplan-niva rapport nr. 60705.01. Fylkeskommunene i Nordland, Troms og Finnmark, Fiskeridirektoratet region Nord, Fiskeridirektoratet region Nordland og Fylkesmann i Nordland, Troms og Finnmark, 2018. "Veiledning til krav om forundersøkelser i henhold til NS9410:2016 i forbindelse med søknad om akvakulturlokaliteter i Nordland, Troms og Finnmark" versjon 1, datert 04.04.2018. Heggem, T., 2020 Sjurelv Fiskeoppdrett AS. B-undersøkelse, 13804 Rogndalen, 2020 Høyeste belastning. Akvaplan-niva rapport nr. 62612.02. ISO 5667-19:2004. Guidance on sampling of marine sediments. ISO 16665:2014. Water quality - Guidelines for quantitative sampling and sample processing of marine soft-bottom macro fauna. Justad, K. E., 2023. B-undersøkelse ved Rogndalen (13804), 2023. Sjurelv Fiskeoppdrett AS. Akvaplan-niva rapport nr. 64699. Justad, K. E., 2023. Forundersøkelse B-metodikk ved Rogndalen (13804), 2023. Sjurelv Fiskeoppdrett AS. Akvaplan-niva rapport nr. 64511.01. Mannvik, H.-P. &amp; Justad, K. E., 2023. C-undersøkelse ved Rogndalen (13804), 2023. Sjurelv Fiskeoppdrett AS. Akvaplan-niva rapport nr. 64494.03. NS 9410:2016. Norsk standard for miljøovervåking av bunnpåvirkning fra marine akvakulturanlegg. Pers med. Terje Harder Hansen, daglig leder, Sjurelv Fiskeopdrett AS. Rygg, B. &amp; K. Norling, 2013. Norwegian Sensitive Index (NSI) for marine macroinvertebrates, and an update oflndicator Species Index (ISI). NIVA report SNO 6475-2013. 48 p. Thorstensen, M. &amp; Buschmann, H., 2022. Sjurelv Fiskeoppdrett AS. Dybdemåling m/backscatter av tre lokaliteter i Kaldfjorden og Vengsøy. APN-64526. Veiledning til krav om forundersøkelser i henhold til NS9410:2016 i forbindelse med søknad om akvakulturlokaliteter i Nordland, Troms og Finnmark fylker. Versjon 1, 04.04.2018. www.fiskeridir.no Akvaplan-niva 2023 64494.04 Side 22 av 22 </text:p>
          </table:table-cell>
          <table:table-cell office:value-type="float" office:value="5501" calcext:value-type="float">
            <text:p>5501</text:p>
          </table:table-cell>
          <table:table-cell office:value-type="string" calcext:value-type="string">
            <text:p>4aed7b8a-0071-5564-9e19-534a63389f6d</text:p>
          </table:table-cell>
          <table:table-cell table:number-columns-repeated="16376"/>
        </table:table-row>
        <table:table-row table:style-name="ro2">
          <table:table-cell table:number-columns-repeated="3"/>
          <table:table-cell office:value-type="string" calcext:value-type="string">
            <text:p>Reduksjon av elbilrabatt og justering av KPI</text:p>
          </table:table-cell>
          <table:table-cell office:value-type="string" calcext:value-type="string">
            <text:p>Arkivsaksnr. 24/09832-1 Saksbehandler Sjur S. H. Melsås Saksgang Møtedato Miljø-, idrett-, kultur- og 05.06.2024 samfunnsutviklingsutvalget Kommune- og byutviklingsutvalget 06.06.2024 Formannskapet 11.06.2024 Kommunestyret 18.06.2024 Reduksjon av elbilrabatt og justering av KPI Kommunedirektørens innstilling til vedtak: 1. Kommunestyret godkjenner at bompengetakstene indeksjusteres i takt med utvikling i konsumprisindeks. Bompengeselskapet gis fullmakt til å gjennomføre prisjustering når utvikli</text:p>
          </table:table-cell>
          <table:table-cell office:value-type="string" calcext:value-type="string">
            <text:p>Arkivsaksnr. 24/09832-1 Saksbehandler Sjur S. H. Melsås Saksgang Møtedato Miljø-, idrett-, kultur- og 05.06.2024 samfunnsutviklingsutvalget Kommune- og byutviklingsutvalget 06.06.2024 Formannskapet 11.06.2024 Kommunestyret 18.06.2024 Reduksjon av elbilrabatt og justering av KPI Kommunedirektørens innstilling til vedtak: 1. Kommunestyret godkjenner at bompengetakstene indeksjusteres i takt med utvikling i konsumprisindeks. Bompengeselskapet gis fullmakt til å gjennomføre prisjustering når utviklingen utgjør en hel krone mot grunntaksten begrenset oppad til prisstigningen. 2. Tromsø kommune godkjenner at rabatt for elbiler i takstgruppe 1 justeres fra 50 % til 30 %. Rabattjusteringen innføres fra 30.06.2026. 3. Det forutsettes at Troms fylkeskommune fatter tilsvarende vedtak. Stig Tore Johnsen Mette Mohåg Kommunedirektør Direktør, Avdeling for bymiljø 2 Hva saken gjelder Sak om elbilrabatt har vært opp i styringsgruppa for Bypakke Tenk Tromsø ved tre anledninger: 12.des 2023, 5.feb og 21.mars 2024 På sitt møte 5.februar 2024 fattet Styringsgruppen for Tenk Tromsø følgende vedtak: «Styringsgruppen gir sin tilslutning til at bompengetakstene indeksjusteres i takt med utvikling i konsumprisindeks. Styringsgruppen foreslår at bompengeselskapet gis fullmakt til å gjennomføre prisjustering når utviklingen utgjør en hel krone mot grunntaksten begrenset oppad til prisstigningen. En slik fullmakt kan gis skriftlig fra Tromsø kommune og Troms fylkeskommune til bompengeselskapet. Etter at slik fullmakt er gitt skal styringsgruppen få saken til orientering ved justering». I møte 21.mars 2024 vedtok Styringsgruppa for Tenk Tromsø dette: «Styringsgruppen gir sin tilslutning til at rabatt for elbiler i takstgruppe 1 justeres fra 50 % til 30 %. Rabattjusteringen foreslås innført fra 30.06. 2026. Det skal legges fram sak om dette for kommunestyret og fylkestinget» Vedr. delegering av indeksregulering takstvedtak til bompengeselskap Samferdselsdepartementet skriver i brev til bompengeselskapene: Takstendringer: Samferdselsdepartementet vil minne om at det for hvert bompengeprosjekt blir fastsatt en ramme for takstendringer i forbindelse med stortingsbehandlingen av saken. Grunnleggende for alle prosjekter er forutsetningen om prisjusteringer. I tillegg er det vanlig for strekningsvise prosjekter at det gis en ramme for inntil 20 pst. økning i gjennomsnittstaksten ut over prisstigningen og/eller 5 år forlenget innkrevingstid som skal bidra til redusert risiko for garantistene. Det er derfor etter vår vurdering klart at det er bompengeselskapet som må følge opp økonomien i sine prosjekter og ved behov søke myndigheten om takstendringer. Med utgangspunkt i omtale i Prop. 1 S (2016- 2017) er det per i dag satt krav om tilslutning fra garantisten i prosjektet ved søknad om endringer i gjennomsnittstaksten. Det er senere fastsatt at i bypakker skal alle forslag om takstendringer ha tilslutning fra lokale parter før det kan sendes en takstsøknad. Vegdirektoratet kan fastsette nærmere krav til takstsøknadenes innhold. Det er kun bompengeselskapet som har en relasjon til garantisten, som oftest er en fylkeskommune, og det er derfor naturlig at selskapet innhenter tilslutning fra denne. Slik vi ser det vil det uansett være naturlig at bompengeselskapene har nær oppfølging om den økonomiske risikoutviklingen overfor garantisten, herunder ved behov foreslå risikoreduserende tiltak innenfor de rammene som er gitt for innkrevingen. 3 Beskrivelse Justering av bomtakstene i henhold til konsumprisindeks er forutsatt i bypakkens stortingsproposisjon og lokale vedtak. Dette er nødvendig for å ha finansiering til prosjektene i porteføljen. Elbiler har rabatt på 50 %, men Stortinget har åpnet for å justere rabatten for nullutslippskjøretøyer til 30 %, fordi andelen slike kjøretøyer er sterkt økende og det påvirker bypakkefinansieringen negativt. Sekretariatet la frem alternative tidspunkter for rabattjustering: Fra 2025, 2026 eller 2027. Beregnet bompengeinntekt i St.prp. 99S ble estimert til 3,8 mrd. 2021-kr. Bompengeinntekter er forutsatt justert i henhold til utvikling i konsumprisindeks (KPI), og tilsvarer 4,3 mill.2023-kr. Erfaringstall hittil viser en inntektssvikt på 16 % per oktober 2023, målt mot estimerte inntekter i Prop.99S. Andel elbiler i Tromsø og inntektssvikten Faktisk elbilandel er 22 % mot estimerte elbilandel på 6 %. Oppdragsgiver i Tenk Tromsø (fylkeskommunen), har i samarbeid med BPS Nord, estimert ulike inntektsnivå for bompenger basert på erfaringstall hittil i bompengeinnkrevingen. Selv om biltrafikken i Tromsø har gått litt ned etter innføring av bompenger, er antall passeringer i bomringen er faktisk omtrent som forventet. Inntekt pr. passering er derimot vesentlig lavere (kr. 4,80 mot forventet kr. 6,10). Undersøkelser viser også at elbiler har flere passeringer (gjennomsnittlig) enn andre biler. Årlig beregnet inntektssvikt knyttet til elbilrabatten er redegjort for i vedlegg. Økte inntekter som følge av dette vil tas med i underlag for neste rullering av handlingsprogrammet. Ved å gjennomføre justering av elbilrabatt vil man sikre om lag 600 millioner kroner til gjennomføring av bypakkens prosjekter. Styringsgruppa i Tenk Tromsø var enige om å anbefale at redusert rabatt for elbiler i bomsystemet innføres fra 30.06.2026. Saken forutsetter likelydende vedtak i kommunestyret og fylkesting. Dagens priser med 50 % rabatt: Bensin, diesel, ladbar hybrid Nullutslippskjøretøy Fullpris Avtale + brikke Fullpris Avtale + brikke Normalpris 12 9,6 12 4,8 Rushtid 36 28,8 36 14,4 Priser med 30 % rabatt: Bensin, diesel, ladbar hybrid Nullutslippskjøretøy Fullpris Avtale + brikke Fullpris Avtale + brikke Normalpris 12 9,6 12 6,72 Rushtid 36 28,8 36 20,18 4 Vurdering Det er vesentlig for gjennomføring av intensjonene og prosjektene i Bypakke Tenk Tromsø at inntektsandelen fra bompenger som forutsatt av Stortinget oppnås. Da reduseres også risikoen for kommunen og fylkeskommunen som har stilt garanti for låneopptak til prosjektene i bypakken. Det vil derfor være hensiktsmessig å redusere rabatten for elbiler. Vedlegg Sak 06 Finansiering Sak 16 Presentasjon reduksjon av elbilrabatt Sak 5 Reduksjon av elbil rabatt 5 </text:p>
          </table:table-cell>
          <table:table-cell office:value-type="float" office:value="5501" calcext:value-type="float">
            <text:p>5501</text:p>
          </table:table-cell>
          <table:table-cell office:value-type="string" calcext:value-type="string">
            <text:p>67ffe60e-35d9-5309-b30d-c8bfbaf113ac</text:p>
          </table:table-cell>
          <table:table-cell table:number-columns-repeated="16376"/>
        </table:table-row>
        <table:table-row table:style-name="ro2">
          <table:table-cell table:number-columns-repeated="3"/>
          <table:table-cell office:value-type="string" calcext:value-type="string">
            <text:p>Saksprotokoll , 17042024, Sak 60/24, Handlingsplan for trafikksikkerhet 2024-2025. Kommunale veier.</text:p>
          </table:table-cell>
          <table:table-cell office:value-type="string" calcext:value-type="string">
            <text:p>Handlingsplan for trafikksikkerhet 2024-2025. Kommunale veier. Eldrerådet behandlet saken i møtet 17.04.2024 sak 60/24 og fattet følgende vedtak: Følgende brev sendes til utvalg for miljø og byutvikling Merknad: Kommunen bør informera aktivt om planen i ulike forum, t.d. på heimesida til kommunen, skuleverket og interesseorganisasjonar for eldre. Begrunnelse for forslag / merknader: 1. Eldrerådet ser positivt på at det vert utarbeidt ein slik handlingsplan, og at råda får høve til å koma med inn</text:p>
          </table:table-cell>
          <table:table-cell office:value-type="string" calcext:value-type="string">
            <text:p>Handlingsplan for trafikksikkerhet 2024-2025. Kommunale veier. Eldrerådet behandlet saken i møtet 17.04.2024 sak 60/24 og fattet følgende vedtak: Følgende brev sendes til utvalg for miljø og byutvikling Merknad: Kommunen bør informera aktivt om planen i ulike forum, t.d. på heimesida til kommunen, skuleverket og interesseorganisasjonar for eldre. Begrunnelse for forslag / merknader: 1. Eldrerådet ser positivt på at det vert utarbeidt ein slik handlingsplan, og at råda får høve til å koma med innspel i prosessen. 2. Rådet saknar noko om det vidare arbeidet. Kommunen bør informera aktivt om planen i ulike forum, t.d. på heimesida til kommunen, skuleverket og interesseorganisasjonar for eldre. </text:p>
          </table:table-cell>
          <table:table-cell office:value-type="float" office:value="4601" calcext:value-type="float">
            <text:p>4601</text:p>
          </table:table-cell>
          <table:table-cell office:value-type="string" calcext:value-type="string">
            <text:p>59504659-7edf-5423-9b5b-f047ec837fb7</text:p>
          </table:table-cell>
          <table:table-cell table:number-columns-repeated="16376"/>
        </table:table-row>
        <table:table-row table:style-name="ro2">
          <table:table-cell table:number-columns-repeated="3"/>
          <table:table-cell office:value-type="string" calcext:value-type="string">
            <text:p>Revidert budsjett 2024 (1. tertialrapport 2024)</text:p>
          </table:table-cell>
          <table:table-cell office:value-type="string" calcext:value-type="string">
            <text:p><text:s/>BYRÅDET Byrådssak /24 Saksframstilling Vår referanse: 2024/30840-8 Revidert budsjett 2024 (1. tertialrapport 2024) Hva saken gjelder: I Revidert budsjett 2024 - Rapportering etter 1. tertial redegjør byrådet for utviklingen i kommunens tjenester, og det foreslås å justere budsjettet på tjenesteområdene i lys av regnskapsutviklingen så langt i år. I tillegg oppdateres anslagene for sentrale inntekter og finansposter. Det vises til en samlet omtale av alle endringsforslagene i eget oppsummeringsk</text:p>
          </table:table-cell>
          <table:table-cell office:value-type="string" calcext:value-type="string">
            <text:p><text:s/>BYRÅDET Byrådssak /24 Saksframstilling Vår referanse: 2024/30840-8 Revidert budsjett 2024 (1. tertialrapport 2024) Hva saken gjelder: I Revidert budsjett 2024 - Rapportering etter 1. tertial redegjør byrådet for utviklingen i kommunens tjenester, og det foreslås å justere budsjettet på tjenesteområdene i lys av regnskapsutviklingen så langt i år. I tillegg oppdateres anslagene for sentrale inntekter og finansposter. Det vises til en samlet omtale av alle endringsforslagene i eget oppsummeringskapittel i web-dokumentet. Byrådets vurdering og anbefaling/konklusjon: Byrådet anbefaler at bystyret vedtar byrådets forslag til vedtak. Begrunnelse for framleggelse til bystyret: Saken legges frem for bystyret til behandling i henhold til Bergen kommunes Økonomireglement/budsjettfullmakter pkt. 4.4 Rapportering. Byrådet innstiller til bystyret å fatte følgende vedtak: 1. Bystyret tar Revidert budsjett 2024 – Rapportering etter 1. tertial for drift og investeringer, inkludert rapportering på mål og flertallsmerknader fra bystyrets budsjettvedtak for 2024, til orientering. 2. Bystyret vedtar justering av sentrale poster (tjenesteområde 23) slik det fremgår av kapitlet Omtale av sentrale inntekter og gir byrådet fullmakt til å gjennomføre nødvendige detaljeringer i budsjettet. 3. Bystyret vedtar justeringer av driftsbudsjettet på tjenesteområdene 1-21 slik det fremgår av sakens premisser under de enkelte tjenesteområdene, og med de endringer som er foretatt i budsjettbehandlingen i bystyret. Bystyret gir byrådet fullmakt til å gjennomføre nødvendige detaljeringer i budsjettet. 4. Bystyret vedtar justeringer i investeringsbudsjettet slik det fremgår av sakens premisser under de enkelte tjenesteområdene, samt kapitlet Investeringer – sentrale poster og finansiering, og med de endringer som er foretatt i budsjettbehandlingen i bystyret. Bystyret gir byrådet fullmakt til å gjennomføre nødvendige detaljeringer av investeringsbudsjettet som følge av vedtaket. 5. Bystyret vedtar å øke nye lån til avgiftsfinansierte investeringer med 25,4 mill. og å redusere nye lån til ikke-avgiftsfinansierte investeringer med 114,6 mill. Dette er i henhold til kapitlet Investeringer – sentrale poster og finansiering. Det inkluderer både overføring av mer- og mindreforbruk fra 2023 samt endringer i Revidert budsjett. &lt;Punktet må oppdateres hvis det gjøres endringer i forbindelse med bystyrebehandlingen av revidert budsjett&gt;. 1 6. Netto merutgift som følge av budsjettjusteringer i Revidert budsjett 2024 på totalt 368 mill. dekkes ved avsetning til bundne fond (11 mill.) og bruk av disposisjonsfond (-379 mill.) jf. sakens premisser slik de fremgår av kapitlene Oppsummering og Sentrale tabeller og oversikter. &lt;Punktet må oppdateres hvis det gjøres endringer i forbindelse med bystyrebehandlingen av revidert budsjett&gt; 7. Bystyret tar til orientering status for økonomiplantiltak slik det fremgår under de enkelte tjenesteområdene. 8. Bystyret tar til orientering detaljoversikt over avviksprognose og driftsbudsjett pr. resultatenhet for 2024. 9. Bystyret vedtar følgende med henvisning til premissene i kapitlet Omstilling, effektivisering og innsparinger: a) Bystyret ber byrådet innføre generell ansettelsesstopp for administrative stillinger med umiddelbar virkning. Dette gjelder i hele organisasjonen. Ved vakanse skal førsteprioritet være omdisponering av personell. Byrådet gis fullmakt til å utforme en nærmere innretning for praktisering av tiltaket. b) Bystyret ber byrådet sørge for at plan- og byggesaksbehandlingen hos Plan- og bygningsetaten heretter gjennomføres til selvkost. Byrådet bes om å komme tilbake bystyret med forslag til tiltak for å komme i økonomisk balanse så snart som mulig. c) Det vises til sak 1113/24 Omorganisering - iverksetting av vurderinger og prosesser, vedtatt i byråd 2. mai 2024. Bystyret ber byrådet så raskt som mulig gjennomføre prosesser for å få økonomisk effekt av endringene som berøres av nevnte sak. d) Bystyret ber byrådet vurdere hvordan man på best mulig måte kan organisere språkdelingen i skolene som i dag har nynorsk som hovedmål. Et alternativ som skal vurderes er å se på muligheter for samlokalisering av nynorskklasser i Arna. Bystyret ber byrådet komme tilbake med forslag til budsjettmessige endringer i fm. Tertialrapport 2. 10. Bystyret vedtar følgende med henvisning til premissene i kapitlet Andre forhold: a) Salg av kontorpåbygg Sentralbadet i - Bergen kommune foretar en rettet emisjon i Sentralbadet kontorpåbygg AS på 53,2 mill., fordelt på 51,6 mill. i tingsinnskudd til markedspris og 1,6 mill. i kontanter. Byrådet gis fullmakt til å foreta de nødvendige selskapsrettslige disposisjoner i den forbindelse. Tingsinnskuddet er seksjon 2 i Sentralbadet, som er en kommunal eiendom. ii - Kontantdelen av emisjonen inndekkes budsjettmessig ved bruk av disposisjonsfond. iii - Bystyret bevilger selskapet et lån på 97,5 mill. Lånet finansieres ved bruk av disposisjonsfond og sikres med pant i eiendommen. Dersom lånet ikke blir aktuelt som følge av et salg, vil byrådet rapportere dette til bystyret. iv – Bystyret gir byrådet fullmakt til å foreta nødvendige balanserte budsjettjusteringer. b) Ny idrettshall ved Langhaugen videregående skole i - Bergen kommune inngår en langsiktig låneavtale med Vestland fylkeskommune for utlån av 32,32 mill. til realisering av en full idrettshall ved Langhaugen videregående skole i tråd med premissene i saken. ii - Utlånet til fylkeskommunen finansieres ved innlån til Bergen kommune. 2 iii – Bystyret gir byrådet fullmakt til å utarbeide og inngå låneavtalen og å foreta nødvendige og balanserte budsjettjusteringer. c) Videre finansiering av Dokken Utvikling AS i - Bergen kommune foretar en rettet emisjon i Dokken Utvikling AS på 10 mill., og byrådet gis fullmakt til å foreta de nødvendige selskapsrettslige disposisjoner i den forbindelse. ii - Emisjonen skjer ved at aksjekapitalen utvides med 1 mill. og 9 mill. i overføring til selskapets overkursfond. iii - Beløpet inndekkes budsjettmessig ved bruk av disposisjonsfond 10 mill. iv - Bystyret gir byrådet fullmakt til å foreta nødvendige balanserte budsjettjusteringer. d) Byrådets arbeid med investeringsbudsjett Bystyret ber byrådet om å gjennomgå alle byggeprosjekter det ikke er fattet gjennomføringsvedtak for, for å identifisere og foreslå effektiviseringer i arealbruk. e) Revidert budsjett og retningslinjer for tilskuddsordninger Bystyret vedtar at praksisen med at sokn i Den norske kirke kan søke på Bergen kommunes tilskuddsordninger, videreføres. Soknene gis dispensasjon fra krav om å være registrert i Frivillighetsregisteret inntil en endring av Frivillighetsregisterloven er behandlet. f) Sølvvarefabrikken – Nonneseter Bystyret slutter seg til de prinsipielle rammene for en samarbeidsavtale med Vestland fylkeskommunen om riving av Sølvvarefabrikken og leilighetsbygget og opparbeiding av området rundt klosterruinene ved Nonneseter slik de er beskrevet i saksfremstillingen under pkt f) under kapittel - Andre forhold og ber byrådet komme tilbake til bystyret dersom det skulle oppstå budsjettmessige inndekningsbehov. g) Skolenes utearealer – oppfølging av flertallsmerknad fra Skolebruksplanen Bystyret tar til orientering byrådets redegjørelse om skolenes uteareal i punkt g) under kapittel - Andre forhold. h) Stans av prosjekt under Boligprogrammet – boliganlegg i Ytre Morvik Bystyret vedtar å ikke gjennomføre etableringen av boliganlegg i Ytre Morvik, og arbeidet med reguleringsplanen stanses. 2. Påløpte investeringskostnader ved stans av planarbeidet omkonteres til drift, og byrådet gis fullmakt til å foreta nødvendige budsjettjusteringer. i) Strømstøtte til privatideelle virksomheter Bystyret vedtar at ordningen med strømstøtte til privatideelle virksomheter, som driver sykehjem eller tiltak for personer med psykisk utviklingshemming etter avtale med Bergen kommune, videreføres i 2024 med tilsvarende regelverk som i den nasjonale ordningen "Strømstøtte for frivillige lag og organisasjoner". Dato: 31. mai 2024 Christine B. Meyer Charlotte Spurkeland Byrådsleder Byråd for finans Dokumentet er godkjent elektronisk. Vedlegg: 3 Lenke til Revidert budsjett: Revidert budsjett 2024 (1. tertialrapport 2024) Bergen kirkelige fellesråd – Innspill til 1. tertialrapport 2024 4 Saksframstilling: 5 </text:p>
          </table:table-cell>
          <table:table-cell office:value-type="float" office:value="4601" calcext:value-type="float">
            <text:p>4601</text:p>
          </table:table-cell>
          <table:table-cell office:value-type="string" calcext:value-type="string">
            <text:p>630bbbeb-4d24-51d0-b6bc-02324162fa8d</text:p>
          </table:table-cell>
          <table:table-cell table:number-columns-repeated="16376"/>
        </table:table-row>
        <table:table-row table:style-name="ro4">
          <table:table-cell table:number-columns-repeated="3"/>
          <table:table-cell office:value-type="string" calcext:value-type="string">
            <text:p>Saksliste Miljø-, idrett-, kultur- og samfunnsutviklingsutvalget 29.10.2024</text:p>
          </table:table-cell>
          <table:table-cell office:value-type="string" calcext:value-type="string">
            <text:p><text:s/>Møteinnkalling Utvalg: Miljø-, idrett-, kultur- og samfunnsutviklingsutvalget Dato: 29.10.2024 kl. 12:00 Sted: Formannskapssalen Melding om forfall og spørsmål om habilitetsvurdering sendes inn i DigDem. Varamedlemmer møter etter nærmere avtale. Saksliste Godkjenning av innkalling og saksliste Godkjenning av protokoll Spørsmål Workshop om kommunens kommunedelplan for klima, miljø, energi og klimatilpasning Orientering om landbruksplanen Saker til behandling 24/09696- Kommunedelplan for kultur 2</text:p>
          </table:table-cell>
          <table:table-cell office:value-type="string" calcext:value-type="string">
            <text:p><text:s/>Møteinnkalling Utvalg: Miljø-, idrett-, kultur- og samfunnsutviklingsutvalget Dato: 29.10.2024 kl. 12:00 Sted: Formannskapssalen Melding om forfall og spørsmål om habilitetsvurdering sendes inn i DigDem. Varamedlemmer møter etter nærmere avtale. Saksliste Godkjenning av innkalling og saksliste Godkjenning av protokoll Spørsmål Workshop om kommunens kommunedelplan for klima, miljø, energi og klimatilpasning Orientering om landbruksplanen Saker til behandling 24/09696- Kommunedelplan for kultur 2024-2032 - Endelig 99/24 24 behandling Tromsøhallen – godkjenning av konseptvalgsutredning 100/24 24/12598-1 (KVU) 19/02827- 101/24 1906 Detaljregulering Ringvegen næringspark 35 Klage på vedtak om rammetillatelse til etablering av 102/24 24/05420-7 skianlegget Arctic Center 1 Fordeling av tilskuddsmidlene i fremtids- og 103/24 24/13165-1 næringsfondet 2024 Saksfremlegg utvidelse avgifts- og soneregulering i 104/24 22/02406-7 tromsø sentrum Representantforslag - idrettsanlegg som KF, Sebastian 105/24 23/18656-1 H. Henriksen 106/24 24/17281-1 Møteplan for folkevalgte organer i 2025 Oppnevning av nytt varamedlem til styret i Perspektivet 107/24 24/15943-1 museum - september 2024 108/24 24/18160-1 Regulering av korttidsutleie, som Airbnb 2 </text:p>
          </table:table-cell>
          <table:table-cell office:value-type="float" office:value="5501" calcext:value-type="float">
            <text:p>5501</text:p>
          </table:table-cell>
          <table:table-cell office:value-type="string" calcext:value-type="string">
            <text:p>9a4608e5-a84e-5e9b-8612-a710931d43e1</text:p>
          </table:table-cell>
          <table:table-cell table:number-columns-repeated="16376"/>
        </table:table-row>
        <table:table-row table:style-name="ro1">
          <table:table-cell table:number-columns-repeated="3"/>
          <table:table-cell office:value-type="string" calcext:value-type="string">
            <text:p>20 - Deputasjon BVSK </text:p>
          </table:table-cell>
          <table:table-cell table:number-columns-repeated="2" office:value-type="string" calcext:value-type="string">
            <text:p><text:s/></text:p>
          </table:table-cell>
          <table:table-cell office:value-type="float" office:value="4601" calcext:value-type="float">
            <text:p>4601</text:p>
          </table:table-cell>
          <table:table-cell office:value-type="string" calcext:value-type="string">
            <text:p>98cb1328-23e2-5e64-b291-d0ebbffb3f12</text:p>
          </table:table-cell>
          <table:table-cell table:number-columns-repeated="16376"/>
        </table:table-row>
        <table:table-row table:style-name="ro2">
          <table:table-cell table:number-columns-repeated="3"/>
          <table:table-cell office:value-type="string" calcext:value-type="string">
            <text:p>Epost frå saksbehandlar, Etat for landbruk, datert 06.03.2024.msg</text:p>
          </table:table-cell>
          <table:table-cell office:value-type="string" calcext:value-type="string">
            <text:p>Fra: "Kambestad, Svanhild" Sendt: onsdag 6. mars 2024 11:20:52 Til: "Øvrebø, Ståle" &lt;Stale.Ovrebo@bergen.kommune.no&gt; Emne: SV: Klagesak, din referanse 2023/50670, Langedalen 60 Jeg har sjekket mot det som er registrert i matrikkelen. Der er bare det ene huset registrert som våningshus. I tillegg er det ett garasjehus om er registrert som «garsjehus anneks til bolig» og 2 ulike bygg som er registrert som «Annen landbruksbygning», dvs. ikke våningshus eller bolig. Etter det jeg forstår er det ett </text:p>
          </table:table-cell>
          <table:table-cell office:value-type="string" calcext:value-type="string">
            <text:p>Fra: "Kambestad, Svanhild" Sendt: onsdag 6. mars 2024 11:20:52 Til: "Øvrebø, Ståle" &lt;Stale.Ovrebo@bergen.kommune.no&gt; Emne: SV: Klagesak, din referanse 2023/50670, Langedalen 60 Jeg har sjekket mot det som er registrert i matrikkelen. Der er bare det ene huset registrert som våningshus. I tillegg er det ett garasjehus om er registrert som «garsjehus anneks til bolig» og 2 ulike bygg som er registrert som «Annen landbruksbygning», dvs. ikke våningshus eller bolig. Etter det jeg forstår er det ett våningshus, og resten er ulovlig tatt i bruk som bolighus. Med vennlig hilsen Svanhild Kambestad Fra: Øvrebø, Ståle &lt;Stale.Ovrebo@bergen.kommune.no&gt; Sendt: onsdag 6. mars 2024 11:12 Til: Kambestad, Svanhild &lt;Svanhild.Kambestad@bergen.kommune.no&gt; Emne: Klagesak, din referanse 2023/50670, Langedalen 60 Hei! Sitter med denne klagesaken der kårboligen oppe til høyre i bildet og boligen midt på bildet søkes legalisert Du skriver i brevet datert 22.09.2023 at «Eiendommen har i dag ett våningshus, i tillegg til de to boligene som søkes legalisert» Så vidt jeg kan se av flyfoto er det to våningshus på tunet, som ikke henger sammen, markert med grønne kryss. Hva tenker du om det? Er det bare ett våningshus? Med vennlig hilsen Ståle Øvrebø Seniorrådgiver Byrådsavdeling for byutvikling Bergen kommune Postboks 7700 | 5020 Bergen Telefon +47 402 31 910 E-post stale.ovrebo@bergen.kommune.no www.bergen.kommune.no Facebook | X </text:p>
          </table:table-cell>
          <table:table-cell office:value-type="float" office:value="4601" calcext:value-type="float">
            <text:p>4601</text:p>
          </table:table-cell>
          <table:table-cell office:value-type="string" calcext:value-type="string">
            <text:p>26d83e04-963d-597f-8d85-bb61e6335600</text:p>
          </table:table-cell>
          <table:table-cell table:number-columns-repeated="16376"/>
        </table:table-row>
        <table:table-row table:style-name="ro4">
          <table:table-cell table:number-columns-repeated="3"/>
          <table:table-cell office:value-type="string" calcext:value-type="string">
            <text:p>Formingsveileder - LINK Arkitektur, datert 15.01.2025</text:p>
          </table:table-cell>
          <table:table-cell office:value-type="string" calcext:value-type="string">
            <text:p>Formingsveileder Tjernvegen, Paradis 15.01.2025 Reguleringsplan: Fana, gnr. 41 bnr. 1054 m.fl., Tjernvegen Vedlegg 27 Nasjonal arealplan-ID: 4601_66500000 Side 1 - 17 1 Innledning Formingsveileder for Tjernvegen, Paradis Bruk av formingsveileder Overordnet plangrep og bebyggelsesstruktur 2 Bebyggelse Typologier og organisering av funksjoner Fasadeinndeling Gesims- og takutforming Uteoppholdsareal: Balkonger Uteoppholdsareal: Kantsoner Farger og materialbruk 3 Utomhus Programmering av byrom Veget</text:p>
          </table:table-cell>
          <table:table-cell office:value-type="string" calcext:value-type="string">
            <text:p>Formingsveileder Tjernvegen, Paradis 15.01.2025 Reguleringsplan: Fana, gnr. 41 bnr. 1054 m.fl., Tjernvegen Vedlegg 27 Nasjonal arealplan-ID: 4601_66500000 Side 1 - 17 1 Innledning Formingsveileder for Tjernvegen, Paradis Bruk av formingsveileder Overordnet plangrep og bebyggelsesstruktur 2 Bebyggelse Typologier og organisering av funksjoner Fasadeinndeling Gesims- og takutforming Uteoppholdsareal: Balkonger Uteoppholdsareal: Kantsoner Farger og materialbruk 3 Utomhus Programmering av byrom Vegetasjon og blågrønne løsninger Materialbruk 2 1 Innledning Bruk av formingsveileder Overordnet plangrep og bebyggelsesstruktur 3 Bruk av formingsveileder Formingsveileder for Tjernvegen, Paradis Bruk av formingsveileder Hensikten med formingsveilederen er å sikre at ambisjoner om høy arkitektonisk kvalitet i reguleringsplanen videreføres i detaljfasen for de enkelte bygningene og uteområdene. Veilederen angir intensjon og prinsipp for utformingen av bebyggelse, slik at området utvikles med et variert arkitekto- nisk uttrykk innenfor tydelige og harmoniske rammer. Veilederen angir en rekke prinsipper for utformingen av bebyggelse og uterom som samlet vil bidra til et godt samspill mellom ulike elementer for typiske situasjo- ner. Formingsveilederen er utarbeidet som et vedlegg til regule- ringsplanen for Tjernvegen og er forankret i reguleringsbe- stemmelse datert 22.11.24 Formingsveilederen er retningsgivende for utforming av bebyggelse, kantsoner og uterom der enkelte elementer er gjort juridisk bindende, jf. reguleringsbestem- melsene. Veilederen skal brukes som referansedokument for utbygger, formgivere og saksbehandlere ved byggesaksbehandling innenfor planområdet. 4 Overordnet plangrep og Formingsveileder for Tjernvegen, Paradis bebyggelsesstruktur 1. Møteplassen Bebyggelsesstruktur Aktiv plass med fokus på infrastruktur, aktivitet og inviterende Bebyggelsesstruktur fasader. Renovasjon, innkjøring for bil og sykkel, publikum- Sted og landskap er førende for utforming av sinngang til kultur- og idrettssaler og varelevering. En raus bebyggelse og byrom. trapp fører opp til fellesarealet på nivået ovenfor (2) og kobler Bebyggelsen legges som en støyskjerm mot vei og bane i de to nivåene sammen. 4 vest, og den tilpasser seg terreng og eksisterende bebyggelse i øst. Bebyggelsen tar opp i seg møtet mellom det grønne i øst 2. Paradisplassen og det urbane i vest og skal legge tilrette for gode overganger Et sentralt samlingssted med fokus på midlertidighet og flek- uten skjæringer og hindringer. sibilitet. Kantsonene kan trekkes ut og det kan oppstå ulike Planen legger tilrette for varierte kvaliteter i rommene rundt aktivitet og eventer. Det skal legges opp til næringsvirksomhet bebyggelsen, og de ulike oppholdssonene bindes sammen av i førsteetasje rundt torget som kan henvende seg ut og bidra en ny hovedforbindelse mellom nord og sør. til å skape aktivitet og puls. 3 Bygninger og byrom skal ha høye arkitektoniske ambisjoner 3. Paradishagen og utformingen skal både ha estetiske og funksjonelle kvali- Et felles oppholdssted for bolig, næring, kontor og forbipasse- teter. rende med stor grad av fleksibilitet i utforming og møblering. Det overordnede grepet skal være helhetlig men variert, og Ulik teksturering av bakkelandskapet med lave terskler gir utforming, farger og materialer skal ta høyde for offentlighets- varierte flater og soner. grad og lesbarhet. Det legges opp til ulike bordspill og mulighet for lek og idrett. Regnbed og vegetasjon bidrar til skjerming og gir plassen Ny bebyggelse skal bidra til aktivitet på bakkeplan, ha rause egenkarakter. fasader og høy grad av offentlighet. På denne måten skal Tjernvegen bidra til ny, variert aktivitet på Paradis og bli et 4. Lommeparken oppholdssted langs bybanen. Plassen vil fungere som en hovedinngang til planområdet fra 2 nord og være et viktig bindeledd mellom Tjernvegen og Paradis torg med bybanestopp. Temakart, bebyggelsesstruktur 1 N 5 2 Bebyggelse Typologier og organisering av funksjoner Fasadeinndeling Gesims- og takutforming Uteoppholdsareal: Balkonger Uteoppholdsareal: Kantsoner Farger og materialbruk 6 Typologier og organisering av Formingsveileder for Tjernvegen, Paradis funksjoner Intensjon: Bygg A Typologier Plassering av bygg og funksjoner gir variasjon i uterom, Næring og kontor fasadeuttrykk og offentlighetsgrad. Felles inngang til trapp/heis og underetasje 3 etasjer + underetasje Prinsipp: Valg av materialer i fasaden skal tilpasses byggets funksjon og Bygg B program. Bolig skal i hovedsak ikke legges på bakkeplan, men Næring kan tillates på deler av bygg C/D/E i bakkant mot øst. Støtte- Inngang fra Nesttunvegen og fra fellesareal funksjoner og inngangsparti tillates på bakkeplan. 1-2 etasjer Første etasje holdes av til utadrettet næringsaktivitet. Det skal etableres en hovedinngang i bygg A som kobler Bygg C-E underetasjen sammen med næring i første etasje og kontore- Næring og bolig A tasjene over. Punkthus, felles inngang fra utomhus fellesareal Det skal etableres minst en sentral lysgård som gir dagslys til 3 etasjer underetasjen og utsyn til et frodig atrium. Lysgården skal ha tilstrekkelig dimensjon for å gi kontakt med bakkelandskapet Underetasje F på hovedplanet. Fellesarealer og kultur/idrettssaler, varelevering, verksted, Underetasjen skal integreres og være en viktig del av øvrig sykkel og parkering E bebyggelse og består av utleielokaler til for eksempel kultur- og idrettsaktiviteter i kombinasjon med støttefunksjoner, Lysgård G G samt et mindre parkeringsareal. Underetasje, utomhus Gir lysinnslipp og visuell kommunikasjon D F Temakart, typologier og organisering av funksjoner B C N 7 Fasadeinndeling Fasadeinndeling Formingsveileder for Tjernvegen, Paradis Intensjon: Bygg A og B Fasadeinndeling Å skape et variert fasadeuttrykk som kan inngå i en helhetlig Bygget skal ha en tydelig førsteetasje med utadrettet næringsvirksomhet arkitektonisk utforming. i møte med det offentlige bygulvet. Fasadene i første etasje skal ha høy grad av transparens for å synliggjøre aktivitet på innsiden. Prinsipp: Virkningen av lengden til bygg A reduseres ved hjelp av enkelte vertikale De ulike typologiene har ulike prinsipp for inndeling, jf. tema- inntrekk som kobler bakke med taklandskapet. Inntrekkene bør synlig- kart. gjøre innganger og sirkulasjon, bidra til lesbarhet og underordne seg Det legges særlig stor vekt på en inndeling av offentlige byggets helhetlige utforming. funksjoner som kommer til uttrykk gjennom en raus og aktiv første etasje i samtlige bygg. A B E A D B Bygg C-E adeinndeling Bebyggelsens første etasje åpner seg opp med større vindusfelt mot C fellesarealer for å forsterke en høy offentlighetsgrad. Boligenes inngangs- parti skal være tilbaketrukket, men ha en tydelig og lesbar utforming. Volumene skal, sammen med bygg A og B, fremstå som en helhet. Bygg C-E skal inngå i den øvrige, etablerte bebyggelsesstrukturen og omkring- Temakart, fasadeinndeling liggende topografi. 8 C-E N Gesims- og takutforming Gesims- og takutforming Formingsveileder for Tjernvegen, Paradis Intensjon: Bygg A - B Gesims- og tak Takutformingen er en viktig del av et overordnet Byggenes taklandskap skal utformes helhetlig med skråtak- formgivingsprinsipp der fokuset i prosjektet handler om setasjer som skalerer byggene mot bakkelandskapet. Der bakkelandskapet. taket flater ut på bygg A skal det anvendes pollinatorvennlige Taklandskapet skal skape samspill mellom bakke og himmel, flater og det skal tilrettelegges for solpanel. mellom eksisterende og planlagt bebyggelse, natur og Vinkel på skråtaksetasje på bygg A skal være på mellom 70 og Gesims- og takutforming terreng. 80 grader. Takflate på bygg B skal være mellom 50 og 60 grader. Prinsipp: kutformingInnenfor regulert byggehøyde skal det være et helhetlig, men variert taklandskap med ulike skråflater. Takformene skal bidra til skalering mot byrommene, samt å A skape sammenhenger mellom de ulike typologiene. Øvre gesims Nedre gesims A Terreng E B Bygg C-E Saltak og saltak med flatt parti med mulighet for takarker. D Vinkel skal være mellom 21 og 35 grader. Det kan tillates inntrukne deler til takterrasse dersom Gesims- og takutforming takformen opprettholdes. B C Temakart, gesims- og takutforming C-E Terreng N 9 Uteoppholdsareal: Balkonger Formingsveileder for Tjernvegen, Paradis Intensjon: Bygg A - B Balkonger Å sikre gode bokvaliteter uten at det skal gå på bekostning av Det tillates ikke balkonger. Utomhus aktivitet skal legges til felles aktivitet på bakkeplan. gate og fellesareal på bakkeplan. Store glassflater sikrer kon- takt med bakkeplanet. Prinsipp: Balkonger skal plasseres på en slik måte at underliggende og nærliggende områder ikke privatiseres. De skal fremstå som en integrert del av den øvrige arkitekturen. Det legges opp til 2 typer balkongutforminger, jf. temakart og prinsippsnitt. A Bygg C Det tillates franske balkonger / luftebalkonger maks 0,5m på fasade mot sør, øst og nord. Det kan tillates inntrukne balkonger med innglassing, disse skal integreres i volumet og fremstå som en naturlig del av bygningskroppen. E D Bygg D - E B Det tillates utkragede balkonger på sørfasade. Balkongene skal være av en mindre størrelse med maks utkraging på 1,5 C Temakart, uteoppholdsareal: balkonger meter. Det tillates også franske balkonger / luftebalkonger maks 0,5m og inntrukne balkonger på øvrige fasader, 1,5 m N 10 Uteoppholdsareal: Kantsoner Formingsveileder for Tjernvegen, Paradis Intensjon: Å skape lesbarhet i overgangen mellom offentlig, felles og privat arealer. Øke kvaliteten i overgangene ved å tilrettelegge for aktiv og ulik bruk av uterommene. Gi de ulike byrommene tydelig og lesbar karakter. Prinsipp: Første etasje gis rause, transparente fasader hvor aktivitet synliggjøres. Adkomster til boligene ligger skjermet men forholder seg til Illustrasjon, fasade mot Nesttunvegen seg fra nord fellesarealer og har en tydelig utforming. Prosjektet innehar 5 typer kantsoner, jf. temakart og prinsipp- Illustrasjon, fellesareal og atrium sett fra nord snitt. Kantsone mellom næring og Nesttunvegen Kantsone mellom næring og fellesareal Første etasje skal vektlegges med rause, transparente fasader Fellesarealet mellom bygningene skal ha næringsaktivitet i som tilrettelegger for at aktivitet kan trekkes ut i kantsonen. alle førsteetasjer. Lysgård/atrium knytter sammen undereta- Den transparente fasaden gir lys til gaten og aktivitet synlig- sje og fellesareal på nivået over og drar lyset ned. gjøres. Fellesarealet på bakkeplan skal ha tydelige grønne kvaliteter Benker og sittesituasjoner med takoverbygg i fasadelivet gir og rause fasader som gir mulighet for å trekke aktivitet ut i høy offentlighetsgrad og det etableres sykkelparkering og kantsonen. skjerming i form av vegetasjon i overgangen mellom sykkelvei og gangsone. 11 Næring Møblering Paradisplassen Næring Formingsveileder for Tjernvegen, Paradis Kantsone mot Nesttunvegen Formålsgrense Formålsgrense Aktiv næringsetasje i møte med infrastruktur. Fasaden utfor- mes med en høy grad av transparens og åpenhet slik at man oppnår god kommunikasjon mellom første etasjes funksjon og 4,0 4,0 bygulvet. Tette fasader og sotet/frostet glass skal i hovedsak Bolig Fellesareal Bolig unngås, skjerming kan ivaretas med bruk av lettere elemen- Kantsoner ter som spiler eller begrenset bruk av frostet glass. Baldakin 3,5 3,5 tillates utkraget over formålsgrensen. Bybane Sykkelvei Møblering Gangsone Næring Bybane Sykkelvei Møblering Gangsone Næring Vegetasjon Vegetasjon Formålsgrense 4,0 Kantsone mellom næring og fellesarealer Formålsgrense Kantsonen skal bidra til å aktivere fellesarealet. Kantsonen 4,0 skal gi rom for vegetasjon og fleksibel møblering for å sikre 4,0 4,0 ulik bruk og midlertidige aktiviteter. Faste elementer og struk- Næring Gangsone Buffer Gangsone Paradishagen 4,0 turer skal ikke hindre tiltenkt bruk. Tette fasader samt sotet/ frostet skal unngås slik at man ivaretar god kontakt mellom Næring Møblering Paradisplassen Næring Næring Møblering Paradisplassen Næring 3,5 inne og ute. Bybane Sykkelvei Møblering Gangsone Næring 3,5 Vegetasjon Bybane Sykkelvei Møblering Gangsone Næring Vegetasjon Kantsone mellom næring og fellesarealer Fasaden har høy grad av transparens som synliggjør aktivi- tet og binder sammen inne og ute. Kantsonen skal sikre en 4,0 3,5 gangsone tett opp til fasadelivet for å understreke byggets Bolig Fellesareal Bolig 4,0 Bolig Fellesareal Bolig offentlighetsgrad. Næring Møblering Paradisplassen Paradisplassen Gangsone Næring Næring Møblering Paradisplassen Næring Kantsone mellom bolig og fellesarealer Inngangspartiene skal bidra til lesbarhet i overgangen mellom 4,0 4,0 bygulv og bolig. Fellesarealene som oppstår i overgangen skal kunne fungere som sosiale møteplasser. Benker og vegetasjon skal dempe offentlighetsgraden inn mot Næring Gangsone Buffer Gangsone Paradishagen Næring Gangsone Buffer Gangsone Paradishagen Temakart, uteoppholdsareal: kantsoner inngangspartiene og boligene på bakkeplan. Bolig Fellesareal Bolig Bolig Fellesareal Bolig Kantsone mellom næring og Paradishagen/naboer Det skal etableres en fri passasje langs fasaden som er 4,0 inviterende og retningsgivende. Vegetasjon og møblering 4,0 legges som en buffer mellom gangsone og Paradishagen for å 3,5 3,5 differensiere soner og gi skjerming. Næring Gangsone Buffer Gangsone Paradishagen 12 Det kan tas i bruk skjerming i glassflaten enkelte steder for å Næring Gangsone Buffer Gangsone Paradishagen N hensynta naboer der hvor det er nødvendig. Næring Paradisplassen Gangsone Næring Næring Paradisplassen Gangsone Næring Farger og materialbruk Formingsveileder for Tjernvegen, Paradis Farge og materialpaletten skal leses som veiledende. Bygg A - B Farger og materialbruk Treverk, metall, betong, glass. Intensjon: Helhetskarakter med variasjon skal sikre et estetisk samspill mellom bygg og mellom bygg og byrom. Farger og materialer skal bidra til å angi program og bruk. Sikre bruk av robuste materialer med høy kvalitet. Prinsipp: Det skal hovedsaklig brukes tre, glass, metall og betong. De ulike materialene kan variere i nyanse, dimensjoner og teksturer for å skape variasjon i fasadelivet. A Innenfor et bygg eller en samlet bygningsstruktur skal mate- rialer, farger og arkitektur fremstå med et enhetlig fasadeut- trykk. Utforming og valg av materialer skal alltid sees i sammenheng Bygg C - E og inngå i den arkitektoniske helheten. Treverk, metall, glass. E D F Temakart, uteoppholdsareal: farger og materialbruk B C Underetasje F Betong, treverk, glass N 13 3 Landskap og byrom Programmering av byrom Vegetasjon og blågrønne løsninger Materialitet 14 Programmering av byrom Formingsveileder for Tjernvegen, Paradis 1 Lommeparken Lommeparken representerer et møte mellom planområdet og Paradis. Det skal benyttes elementer som gir rom for opphold og lek. Elementene kan dras inn Intensjon: mot planområdet forProgrammering å sikre siktlinje av byrom mot Trekke forbipasserende inn i byrommene, og skape et levende Paradishagen. uteområde med ulike soner som innbyr til både opphold og Plassen skal være synlig men det skal aktivitet. også skjermes mot bane og vei ved hjelp Lommeparken av vegetasjon og møblering. Prinsipp: 1 Det skal sikres siktlinjer fra de to forplassene (1,4) inn til byrom 2 og 3. De ulike byrommene skal gis variert vegetasjon i ulik 2 Paradishagen skala og skal dekke ulike behov som lek og aktivitet, praktiske Det skal legges tilrette for fleksibilitet funksjoner, rekreasjon og opphold. ved bruk av flyttbar møblering. Myke Dekket skal tilpasses byrommenes funksjon, tiltenkt aktiviet dekker med vegetasjon møter stein og Paradishagen og karakter. grus som gir rom for ulike aktiviteter som petanque, ballek og frilek. 2 3 Paradisplassen Paradisplassen er prosjektets sentrale plass. Det skal tilrettelegges for variert aktivitet, som markeder og utekino, ved bruk av fleksibel og flyttbar møblering. Paradisplassen Større innstallasjoner og hindringer skal 3 unngås. Temakart, programmering av byrom 4 Møteplassen 4 Møteplassen vever sammen ulik infra- Møteplassen struktur, sirkulasjon og en variasjon av funksjoner. Den åpne trappen mellom Møteplassen og Paradisplassen blir et viktig element i rommet som knytter sammen de to nivåene og plassene. N 15 Vegetasjon og blågrønne Formingsveileder for Tjernvegen, Paradis løsninger Intensjon: Kantsonen mot bybanen og Nesttunvegen gir en langsgående Vegetasjon og blågrønne løsninger Overvann skal være et attraktivt element gjennom prosjektet, forhage med mindre lommer for opphold. Plantefelt med både og vegetasjonen skal gi romfølelse og styrke lokalt biologisk stauder og trær gir romfølelse og bidrar til å skalere fasaden mangfold. mot gateløpet. Lommeparken Vegetasjonen i de øvrige byrommene skal tilpasses rommets Prinsipp: karakter og bruk. Dette oppnås ved bruk av ulik skala, farger og årstidsvariasjon. Overvann skal være en synlig kvalitet gjennom prosjektet. Dette kan gjøres gjennom regnbed og åpne vannrenner som Regnbed håndterer overvann og gjør det til en ressurs som leder vannet fra nord til sør over både grå og vegeterte områ- utnyttes både til vanning og som en dynamisk kvalitet i byrom- der. Renner legges nedfelt, med subtile overganger, i dekket. mene. Renner legges til dels i dagen, nedfelt i dekket. På Paradishagen denne måten tilrettelegges det for å bruke vann som soneinn- Beplantning skal være stedegen med arter som er produsert i delende element i byrommene. Norge og ha ulik årstidsvariasjon. Vegetasjon i atriumet skal slippe ned lys og bidra til siktlinjer Lagtykkelse vekstjord skal være minimum 800mm for trær, mellom Paradisplassen og funksjonene i underetasjen. 400mm for plantefelt og 150 mm for plen. Trær skal generelt ha min. 15 m3 tilgjengelig jordvolum. Lysgård Paradisplassen Temakart, vegetasjon og blågrønne løsninger 1. Kantsone mot vest 2. Nedfelte renner Møteplassen 16 3. Atrium 4. Vannhåndtering i regnbed N Materialbruk Formingsveileder for Tjernvegen, Paradis Intensjon: Materialbruk Materialvalg skal skape helhet, men også bidra til at de ulike byrommene får sin karakter hvor funksjon og tiltenkt aktivitet ivaretas. Prinsipp: 1. Lommeparken 2. Paradishagen 1 Det skal brukes ulike farger, mønster og skalering for å diffe- Dekket i lommeparken gis Stein og grus med subtile rensiere byrommene. Det skal brukes heller, belegningsstein ulike kvaliteter for å skalere overganger gir fleksibilitet i og marktegl i kombinasjon med, og med subtile overganger aktiviteter og for å veve bruk. til, vegetasjon og synlige vannrenner. Valgte materialer skal ha planområdet sammen med variasjon i formater og tekstur. Nesttunvegen. 2 6 5 3. Paradisplassen 4. Møteplassen Et dekke av høy kvalitet Ulike formater og kvaliteter og større formater gir høy skal gi subtile, men tydelige offentlighetsgrad og mulig- overganger for å skape 3 het for ulik bruk. sammenheng og lesbarhet. 5 4 Temakart, materialer 5. Boligsoner 6. Gateløp mot vest Soner med vegetasjon og Dekke og materialitet kan 17 mindre belegning senker stedvis brukes for å forsterke N offentlighetsgraden inn mot overgangene mellom inne boliginngangene. og ute. </text:p>
          </table:table-cell>
          <table:table-cell office:value-type="float" office:value="4601" calcext:value-type="float">
            <text:p>4601</text:p>
          </table:table-cell>
          <table:table-cell office:value-type="string" calcext:value-type="string">
            <text:p>6a2536b8-8759-55ad-a0e0-5343d8820b37</text:p>
          </table:table-cell>
          <table:table-cell table:number-columns-repeated="16376"/>
        </table:table-row>
        <table:table-row table:style-name="ro2">
          <table:table-cell table:number-columns-repeated="3"/>
          <table:table-cell office:value-type="string" calcext:value-type="string">
            <text:p>Tegninger</text:p>
          </table:table-cell>
          <table:table-cell table:number-columns-repeated="2" office:value-type="string" calcext:value-type="string">
            <text:p><text:s/>UNO-X VASKEHALL BRA 166 m2 13. 3m BYA 175 m2 FG + 52,3 A Justert asfaltgrense; Endring av ES 2023.11.16 vegetasjon; T m FEL SS 17.2 GL A 0.8 m 5.1 m 17.11.2023 14:00:11 A Justert asfaltgrense; Endring av ES 2023.11.16 vegetasjon; 17.11.2023 11:11:43 3385 2800 1280 3983 200 595 3110 4778 3407 4778 119 1920 4659 3169 4659 65 290 21.06.2023 00:00:31 +55.995 +52.300 +51.733 2.43° 21.06.2023 00:00:17 </text:p>
          </table:table-cell>
          <table:table-cell office:value-type="float" office:value="4601" calcext:value-type="float">
            <text:p>4601</text:p>
          </table:table-cell>
          <table:table-cell office:value-type="string" calcext:value-type="string">
            <text:p>223488e1-3e2c-5f95-a56e-bf95a5284d16</text:p>
          </table:table-cell>
          <table:table-cell table:number-columns-repeated="16376"/>
        </table:table-row>
        <table:table-row table:style-name="ro2">
          <table:table-cell table:number-columns-repeated="3"/>
          <table:table-cell office:value-type="string" calcext:value-type="string">
            <text:p>Valgtingslokaler - stortings- og sametingsvalget 2025</text:p>
          </table:table-cell>
          <table:table-cell office:value-type="string" calcext:value-type="string">
            <text:p><text:s/>Valgstyret Saksframstilling Vår referanse: 2024/75911-5 Saksbehandler: Ida Rambech Valgtingslokaler - stortings- og sametingsvalget 2025 Hva saken gjelder: Valgloven kapittel 9 inneholder bestemmelser om stemming på valgtinget. Iht. valgloven § 9- 2 bestemmer bystyret, eller valgstyret etter delegering, hvor mange stemmekretser og dermed hvor mange valglokaler det skal være i kommunen. Valgstyret behandlet sak vedrørende stemmekretser i møtet 16.12.2024 sak 25/24. Ved stortings- og sametingsval</text:p>
          </table:table-cell>
          <table:table-cell office:value-type="string" calcext:value-type="string">
            <text:p><text:s/>Valgstyret Saksframstilling Vår referanse: 2024/75911-5 Saksbehandler: Ida Rambech Valgtingslokaler - stortings- og sametingsvalget 2025 Hva saken gjelder: Valgloven kapittel 9 inneholder bestemmelser om stemming på valgtinget. Iht. valgloven § 9- 2 bestemmer bystyret, eller valgstyret etter delegering, hvor mange stemmekretser og dermed hvor mange valglokaler det skal være i kommunen. Valgstyret behandlet sak vedrørende stemmekretser i møtet 16.12.2024 sak 25/24. Ved stortings- og sametingsvalget 2025 vil det være 34 kretser i Bergen. På valgtinget kan velgerne bare stemme i den kommunen der de er manntallsført. Valgstyret bestemmer selv hvor velgerne kan stemme, jfr. valgloven § 9-3 (2). Det skal i utgangspunktet være kun ett valglokale for hver stemmekrets. Valgstyret kan beslutte at valglokalet skal ligge geografisk utenfor stemmekretsen. Valgstyret kan også opprette ekstra valglokaler for en krets dersom det er nødvendig for at velgerne skal få stemt, jfr. 9-3 (3). Bestemmelsen kan bare benyttes dersom det inntrer uventede forhold som gjør det helt nødvendig å opprette ekstra valglokaler. Bergen kommune benytter stort sett kommunale bygg som skoler og idrettshaller til valggjennomføringen. Der det ikke finnes egnede kommunale lokaler i stemmekretsen må det leies private lokaler. Valglovens krav til valglokalene Tilgjengelighet til valg handler både om hvilke lokaler som benyttes til stemmegivning, og hvordan selve lokalene tilrettelegges. Det er svært viktig å sikre at alle som ønsker å stemme ved valg, har muligheten til det. Derfor er det helt nødvendig å vurdere valglokalenes tilgjengelighet i forkant av valget. Valglokalene skal være egnet for stemming Ifølge valgloven § 9-3 (4) skal valglokalene være egnet for stemming. Valglokalet må være oversiktlig, ha god logistikk og god kapasitet. Det er også viktig at velgerne kan stemme under ordnede og rolige forhold (Prop.45 L, 2022-2023). Valglokalene som foreslås er i hovedsak gymsaler på skoler og idrettshaller. Dette er store og oversiktlige lokaler. I de fleste lokalene er det ikke samme utgang som inngang. Leder og nestleder skal sørge for at det er ro og orden i lokalet under hele åpningstiden. Lokalene skal være universelt utformet Ifølge valgloven § 6-7 (1) skal valglokalene ha universell utforming: «Valgstyret skal sørge for at valglokalene er universelt utformet, jf. likestillings- og diskrimineringsloven § 17. Velgerne skal kunne ta seg inn i valglokalene uten hjelp.» Denne bestemmelsen er ny i valgloven. 1 Tidligere er ordet “tilgjengelig” brukt. I ny valgforskrift presiseres en rekke krav til universell utforming basert på Byggteknisk forskrift (TEK 17). De fleste lokalene som benyttes som valglokaler er bygget etter tidligere byggtekniske standarder, og vil da ikke oppfylle kravene i TEK17. Bystyrets kontor har ikke kompetanse eller midler avsatt til å kartlegge i hvilken grad valglokalene oppfyller de detaljerte kravene i valgforskriften. Det er gjort vurderinger av om valglokalene oppfyller kravene i valgloven om at velgerne skal kunne ta seg inn i valglokalet uten hjelp, jf. valgloven § 6-7 (1). Kun hvis det er særlige grunner til det, kan stemmingen legges til lokaler som velgerne ikke kan ta seg inn i uten hjelp. Det er en høy terskel for at denne bestemmelsen skal kunne komme til anvendelse. Derfor foreslås i denne saken bare lokaler som velgerne kan ta seg inn i uten hjelp. Valglokalene kan fortsatt ha mangler etter kravene i den nye valgforskriften (TEK17), men disse manglene er det ikke gjort noen egen teknisk vurdering av. Det kan gjøres enklere tiltak i lokaler der det er nødvendig, som å sette på overganger ved dørterskler og sette tyngre dører i åpen posisjon. Universelle urner og avlukker i alle valglokaler I valglokalene er alle urnene universelt utformet. Urnene som benyttes er de som er anbefalt av Valgdirektoratet, og som er utformet slik at de skal kunne være lette å bruke for alle velgere. I ny valgforskrift er det en bestemmelse om at minst 1 av 10 valgavlukker skal ha stemmeseddelhyller som er merket med punktskrift § 6-2 (4). Alle avlukker som benyttes er universelt utformet, og har hyller som er merket med punktskrift. Valgforskriften § 6-2 (3) har også krav til bordhøyde hvor urnene står. Disse kravene skal oppfylles i alle våre valglokaler. Skilting Det settes opp skilt som informerer om valget på veien inn mot valglokalenes inngangsdører. Det plasseres store skilt rett utenfor inngangen til valglokalet slik at velgerne skjønner hvor de skal gå inn. Må velgere gå et stykke inne i bygget, skiltes det med piler i korridorer. Inne i valglokalet skiltes det med «utgang». Parkering Alle valglokalene har HC-parkering rett i nærheten. I tillegg er lokalene plassert i nærheten av offentlig transport. Endringer fra kommunestyre- og fylkestingsvalget i 2023 Byrådsavdeling for barnehage og skole har i notat av 29. november 2024 tatt en gjennomgang av de skoler som er planlagt benyttet som valgtingslokaler. Det opplyses her om at det vil foregå byggearbeider ved Rå ungdomsskole, og tilkomst til skolen vil være begrenset. Zinken Hopp idrettshall anbefales som erstatningslokale. I 2023 ble det opprettet erstatningslokaler for kretsene Ortun, Haukeland og Eidsvåg, på grunn av oppussing på skolene som vanligvis har blitt benyttet som valgtingslokaler. Haukeland og Eidsvåg skoler kan ved valget i 2025 igjen benyttes som valglokaler. Ortun skole er i dag under rehabilitering, men skal etter planen være ferdigstilt i august 2025. Siden estimert ferdigstillelse av rehabiliteringsarbeidet er svært tett opp mot valgdagen vurderer bystyredirektøren det slik at det må benyttes et erstatningslokale i denne kretsen. Ved kommunestyre- og fylkestingsvalget 2023 ble det Fyllingsdalen idrettshall brukt som valglokale i kretsen, og det foreslås at dette lokalet også benyttes ved valget i 2025. 2 I Vadmyra stemmekrets har Vadmyra skole tidligere blitt benyttet som valglokale. Adkomst til valglokalet er via trapp ned i kjeller. Alle velgere vil ikke kunne ta seg inn i lokalet uten hjelp, og dette lokalet vurderes derfor som uegnet som valglokale. Det planlegges for å benytte Vadmyrahallen som nytt valglokale i Vadmyra krets. Her må det gjennomføres befaringer, der representanter fra Ansattservice og EBE deltar, for å sikre at lokalet vil fungere hensiktsmessig. I Åsane bydel er Åsane sentrum stemmekrets ny. Her foreslås det å benytte Vestlandshallen som valglokale. Lokalet har svært god kapasitet, god tilgjengelighet og er plassert sentralt i kretsen. I møte 18.06.2024, sak 3/24, vedtok valgstyret at Grieghallen skal benyttes som valgtingslokale for stemmekretsen Bergen sentrum ved stortings- og sametingsvalget i 2025. Dersom det i ettertid fremkommer momenter som taler for at noen av lokalene som nå vedtas som valglokaler likevel ikke bør benyttes, vil det bli lagt frem ny sak for valgstyret gjeldende disse lokalene. Bystyredirektøren foreslår at valgtinget ved stortings- og sametingsvalget 2025 avholdes i følgende valglokaler: Bergenhus bydel Grieghallen - 0001 Bergen sentrum stemmekrets Haukeland skole - 0004 Haukeland stemmekrets Hellen skole - 0018 Hellen stemmekrets Rothaugen skole - 0019 Rothaugen stemmekrets Årstad bydel Ny-Krohnborg kultursal - 0007 Ny-Krohnborg stemmekrets Ulriken bydelssenter - 0013 Landås stemmekrets Slettebakken skole - 0014 Slettebakken stemmekrets Haukelandshallen - 0015 Gimle stemmekrets Fyllingsdalen bydel Bønes skole/ Bønes arena - 0009 Bønes stemmekrets Lynghaug skole - 0062 Lynghaug stemmekrets Fyllingsdalen idrettshall - 0063 Ortun stemmekrets Varden skole - 0071 Varden stemmekrets Åsane bydel Eidsvåg skole - 0022 Eidsvåg stemmekrets Tertnes skole - 0023 Tertnes stemmekrets Mjølkeråen skole - 0024 Mjølkeråen stemmekrets Hordvik skole - 0029 Hordvik stemmekrets Flaktveithallen - 0078 Flaktveit stemmekrets Vestlandshallen - 0079 Åsane sentrum stemmekrets Fana bydel Kaland skole - 0044 Kaland stemmekrets Kirkevoll skole - 0045 Kirkevoll stemmekrets Skjold skole - 0048 Skjold stemmekrets Fana kulturhus - 0049 Nesttun stemmekrets Sædalen skole - 0077 Sædalen stemmekrets 3 Ytrebygda bydel Sandslihallen - 0058 Sandsli stemmekrets Zinken Hopp idrettshall - 0055 Rå stemmekrets Ytrebygda skole - 0058 Ytrebygda stemmekrets Laksevåg bydel Olsvikhallen - 0067 Olsvik stemmekrets Vadmyrahallen - 0068 Vadmyra stemmekrets Alvøen skole - 0070 Alvøen stemmekrets Frøyahallen - 0074 Damsgård stemmekrets Laksevåghallen - 0076 Nygård stemmekrets Arna bydel Ytre Arna skule - 0035 Ytre Arna stemmekrets Ådnamarka skule - 0036 Indre Arna stemmekrets Lonehallen - 0039 Lone stemmekrets Forslag til vedtak: Ved stortings- og sametingsvalget 2025 avholdes valgtinget i følgende valglokaler: Bergenhus bydel Grieghallen - 0001 Bergen sentrum stemmekrets Haukeland skole - 0004 Haukeland stemmekrets Hellen skole - 0018 Hellen stemmekrets Rothaugen skole - 0019 Rothaugen stemmekrets Årstad bydel Ny-Krohnborg kultursal - 0007 Ny-Krohnborg stemmekrets Ulriken bydelssenter - 0013 Landås stemmekrets Slettebakken skole - 0014 Slettebakken stemmekrets Haukelandshallen - 0015 Gimle stemmekrets Fyllingsdalen bydel Bønes skole/ Bønes arena - 0009 Bønes stemmekrets Lynghaug skole - 0062 Lynghaug stemmekrets Fyllingsdalen idrettshall - 0063 Ortun stemmekrets Varden skole - 0071 Varden stemmekrets Åsane bydel Eidsvåg skole - 0022 Eidsvåg stemmekrets Tertnes skole - 0023 Tertnes stemmekrets Mjølkeråen skole - 0024 Mjølkeråen stemmekrets Hordvik skole - 0029 Hordvik stemmekrets Flaktveithallen - 0078 Flaktveit stemmekrets Vestlandshallen - 0079 Åsane sentrum stemmekrets Fana bydel Kaland skole - 0044 Kaland stemmekrets Kirkevoll skole - 0045 Kirkevoll stemmekrets Skjold skole - 0048 Skjold stemmekrets Fana kulturhus - 0049 Nesttun stemmekrets Sædalen skole - 0077 Sædalen stemmekrets 4 Ytrebygda bydel Sandslihallen - 0058 Sandsli stemmekrets Zinken Hopp idrettshall - 0055 Rå stemmekrets Ytrebygda skole - 0058 Ytrebygda stemmekrets Laksevåg bydel Olsvikhallen - 0067 Olsvik stemmekrets Vadmyrahallen - 0068 Vadmyra stemmekrets Alvøen skole - 0070 Alvøen stemmekrets Frøyahallen - 0074 Damsgård stemmekrets Laksevåghallen - 0076 Nygård stemmekrets Arna bydel Ytre Arna skule - 0035 Ytre Arna stemmekrets Ådnamarka skule - 0036 Indre Arna stemmekrets Lonehallen - 0039 Lone stemmekrets Dato: 3. januar 2025 Trine P. Grønbech - bystyredirektør Ida Rambech - fagleder valg Dokumentet er godkjent elektronisk. 5 </text:p>
          </table:table-cell>
          <table:table-cell office:value-type="float" office:value="4601" calcext:value-type="float">
            <text:p>4601</text:p>
          </table:table-cell>
          <table:table-cell office:value-type="string" calcext:value-type="string">
            <text:p>e3cc682a-9b98-5696-9118-453b0a997dd2</text:p>
          </table:table-cell>
          <table:table-cell table:number-columns-repeated="16376"/>
        </table:table-row>
        <table:table-row table:style-name="ro5">
          <table:table-cell table:number-columns-repeated="3"/>
          <table:table-cell office:value-type="string" calcext:value-type="string">
            <text:p>C001-tegning_datert 25.09.2023</text:p>
          </table:table-cell>
          <table:table-cell table:number-columns-repeated="2" office:value-type="string" calcext:value-type="string">
            <text:p>Rev. Beskrivelse Dato Tegn. Kontr. Godkj. Fag Format Webu 2 AS RIVeg A3 Hjortevegen detaljregulering Dato 25.09.2023 Format/Målestokk: PLAN OG PROFIL 1:500 i A3 Linje 72000 og 70000 Status Konstr./Tegnet Kontrollert Godkjent Områderegulering MK/DB AGG LKK Oppdragsnr. Tegningsnr. Rev. www.multiconsult.no 10201331 C001 </text:p>
          </table:table-cell>
          <table:table-cell office:value-type="float" office:value="4601" calcext:value-type="float">
            <text:p>4601</text:p>
          </table:table-cell>
          <table:table-cell office:value-type="string" calcext:value-type="string">
            <text:p>7d9077b8-5d40-58b0-aa41-ff6f542f04e1</text:p>
          </table:table-cell>
          <table:table-cell table:number-columns-repeated="16376"/>
        </table:table-row>
        <table:table-row table:style-name="ro2">
          <table:table-cell table:number-columns-repeated="3"/>
          <table:table-cell office:value-type="string" calcext:value-type="string">
            <text:p>Ny samarbeidsavtale for</text:p>
            <text:p>Syns- og audiopedagogisk tjeneste Vestland – kommunalt oppgavefellesskap (SAPT Vestland)</text:p>
          </table:table-cell>
          <table:table-cell office:value-type="string" calcext:value-type="string">
            <text:p><text:s/>BYRÅDET Byrådssak /24 Saksframstilling Vår referanse: 2023/57012-1 Ny samarbeidsavtale for Syns- og audiopedagogisk tjeneste Vestland – kommunalt oppgavefellesskap (SAPT Vestland) Hva saken gjelder: Syns- og audiopedagogisk tjeneste (SAPT) har fungert som en interkommunal tjeneste i Hordaland siden 2000. Den tidligere samarbeidsavtalen gikk ut 1. oktober 2023. SAPT gir konsultasjon, råd og tjenester knyttet til syns- og hørselsfeltet til innbyggerne i kommuner og fylkeskommune som deltar i det </text:p>
          </table:table-cell>
          <table:table-cell office:value-type="string" calcext:value-type="string">
            <text:p><text:s/>BYRÅDET Byrådssak /24 Saksframstilling Vår referanse: 2023/57012-1 Ny samarbeidsavtale for Syns- og audiopedagogisk tjeneste Vestland – kommunalt oppgavefellesskap (SAPT Vestland) Hva saken gjelder: Syns- og audiopedagogisk tjeneste (SAPT) har fungert som en interkommunal tjeneste i Hordaland siden 2000. Den tidligere samarbeidsavtalen gikk ut 1. oktober 2023. SAPT gir konsultasjon, råd og tjenester knyttet til syns- og hørselsfeltet til innbyggerne i kommuner og fylkeskommune som deltar i det kommunale oppgavefellesskapet, og bistår medlemskommunene i å oppfylle kravene i barnehagelov, opplæringslov og lov om folketrygd. Etter sammenslåingen til Vestland fylke tok fylkeskommunen initiativ til at kommunene i Sogn og Fjordane skulle inviteres med i samarbeidet. Kommunedirektørutvalget i Vestland og KS Vestland er positive til dette initiativet. Oppstart for nye deltakerkommuner var 1. januar 2024. Ved endring av kommuneloven i 2020 kom det nye krav til interkommunale samarbeid. Dette innebærer blant annet at interkommunale samarbeid etter den gamle kommuneloven måtte omdannes til én av samarbeidsformene som er tillatt i den nye kommuneloven. SAPT ble da organisert som et kommunalt oppgavefellesskap. Kommunalt oppgavefelleskap er formelt sett en enklere form for interkommunalt samarbeid enn interkommunale selskap (IKS). Det er også lovfestet i kommuneloven kap.19 at det skal inngås en samarbeidsavtale for kommunale oppgavefellesskap. Denne avtalen skal lages ved opprettelsen av oppgavefellesskapet og vedtas av kommunestyrene selv i alle deltakerkommunene. Videre skal det være obligatorisk å velge et representantskap i oppgavefellesskapet. Dette skal være oppgavefellesskapets øverste organ, og alle deltakerkommunene skal være representert i dette folkevalgte organet. I kommunelovens § 19-3 Representantskap står det: «Representantskapet er det øverste organet i et kommunalt oppgavefellesskap. Samtlige deltakere skal være representert med minst ett medlem i representantskapet. Hvert kommunestyre eller fylkesting velger selv sine medlemmer og minst like mange varamedlemmer. Hvis ikke noe annet er fastsatt i samarbeidsavtalen, velger representantskapet selv sin leder og nestleder. Det kan fastsettes i samarbeidsavtalen at vervene som leder og nestleder skal gå på omgang mellom deltakerne. I kommuner og fylkeskommuner med parlamentarisk styreform kan kommunestyret eller fylkestinget selv fastsette at kommunerådet eller fylkesrådet skal velge kommunens eller fylkeskommunens medlemmer. Rådet kan videredelegere denne 1 myndigheten til enkeltmedlemmer av rådet hvis ikke kommunestyret eller fylkestinget har bestemt noe annet.» Det skal også gå frem av samarbeidsavtalen om oppgavefellesskapet er et eget rettssubjekt eller ikke. Dette er viktig i forhold til om oppgavefellesskapet skal ha arbeidsgiveransvar til eventuelt personell, og hvem som forpliktes overfor tredjepart ved inngåelse av kontrakter. I Kommunal- og distriktsdepartementets veileder om kommunalt samarbeid (kap. 3.4. Hvilke samarbeid er et eget rettssubjekt?) står det at når et oppgavefellesskap er eget rettssubjekt, er samarbeidet fristilt fra kommunene, og organisasjonen kan sammenliknes med Interkommunale selskaper (IKS), aksjeselskap (AS) og samvirkeforetak (SA). Når et kommunalt oppgavefellesskap ikke er eget rettssubjekt, innebærer det at deltakerkommunene står rettslig og økonomisk ansvarlig for, og derfor må tre inn i, alle disposisjoner oppgavefelleskapet foretar seg. Videre er samarbeidet organisatorisk en del av én av deltakerkommunene, en såkalt kontorkommune1, som må ansette personellet og inngå eventuelle kontrakter. Både i den tidligere og i den nye samarbeidsavtalen som nå foreligger, er Bergen kommune tillagt arbeidsgiveransvaret for de ansatte i SAPT, og SAPT er en resultatenhet i Bergen kommune. Dette innebærer at Bergen kommune er rettssubjektet. Samarbeidsavtalen skal også inneholde bestemmelser om sentrale forhold ved samarbeidet. I den forbindelsen er det viktig at regelverket for oppgavefellesskap er fleksibelt, og at det ikke lovfestes flere innholdsmessige krav enn det som er nødvendig for å skape den nødvendige avklaring mellom deltakerne for å sikre at oppgavefellesskapet tilfredsstiller visse minimumskrav til representasjon, organisering og liknende. I denne saken legges det derfor fram en ny samarbeidsavtale i tråd med kommunelovens kapittel 19 om kommunalt oppgavefellesskap. Ny samarbeidsavtale er utarbeidet av styret i SAPT og er vedlagt saken. Den nye samarbeidsavtalen er også sendt til behandling i de andre kommunene som er med i SAPT. De fleste kommunene i Hordaland har vedtatt den nye samarbeidsavtalen, med unntak av Askøy og Vestland fylkeskommune som er i prosess. Ingen har meldt tilbake at de ikke vil godta samarbeidsavtalen, og ingen har sagt opp avtalen. I tillegg har Gulen kommune vedtatt å gå inn i oppgavefellesskapet. Syns- og Audiopedagogisk Tjeneste (SAPT) SAPT er organisert som en resultatenhet under byrådsavdeling for barnehage og skole (BBS) og inngår i Etat for spesialpedagogiske tjenester. I dag har SAPT (Vestland) 13,4 årsverk og består av både syns- og audiopedagoger. Bergen kommune har arbeidsgiveransvar for de ansatte. Styret for SAPT har det overordnede faglige og økonomiske ansvaret for styring av de tjenestene som SAPT skal levere. Styret kan fatte beslutning når minst en halvdel av representantene er til stede. Styret består etter den tidligere samarbeidsavtalen av representanter fra kommunene, fylkeskommunen, de ansatte ved tjenesten og representanter for interesseorganisasjonene etter følgende oppsett: - Hordaland fylkeskommune én representant 1 Det er når samarbeidet ikke er et eget rettssubjekt at det er nødvendig med en kontorkommune. I slike tilfeller kan ikke samarbeidet selv inngå kontrakter, ansette personell, osv. I stedet bruker kontorkommunen en eller flere av sine ansatte til å løse oppgavene, avgi kontorlokaler og annet materiell osv., på vegne av deltakerkommunene i samarbeidet. 2 - Bergen kommune utpeker styreleder. - De øvrige kommunene blir representert gjennom sine regioner og utpeker to styrerepresentanter - De ansatte oppnevner én representant i tillegg til en observatør. - Norges Blindeforbund oppnevner én representant. - Hørselshemmedes Landsforbund og Norges Døveforbund oppnevner i fellesskap én representant. SAPT har ifølge gjeldende og ny samarbeidsavtale følgende formål og ansvarsområde: Formålet med SAPT Vestland er å gi konsultasjon, råd og tjenester knyttet til syns- og hørselsfeltet til innbyggerne i kommuner og fylkeskommune som deltar i det kommunale oppgavefellesskapet, og bistå medlemskommunene i å oppfylle kravene i barnehagelov, opplæringslov og lov om folketrygd2. Barn og unge skal prioriteres. Blant voksne prioriteres brukere med de mest alvorlige hørsels-/synstap SAPT er en tilleggstjeneste. Tjenesten skal bidra til å sikre at kommunene og fylkeskommunen har tjenestetilbud på områder der disse ikke har tilstrekkelig faglig kompetanse på feltet. SAPT skal kartlegge, gi informasjon, råd og veiledning til brukere, foresatte og nettverk innen syn og hørsel. Dette kan gis i hjemmet, i barnehage og skole/opplæringssted eller på andre aktuelle arenaer, i form av pedagogiske, praktiske og tekniske tiltak. Fra januar 2013 har det vært nedfelt i samarbeidsavtalen for SAPT at barn og unge skal prioriteres. SAPT deltar i etablering og oppbygging av nettverk rundt brukere og aktuelle samarbeidspartnere. I tillegg tilbyr SAPT kurs for brukere, foresatte, ansatte i barnehage og skole, helsepersonell og andre samarbeidspartnere/nettverk. SAPT kan også bistå PPT og OT/PPT3 med faglige råd og veiledning, samt veilede brukere til aktuelle og relevante hjelpetjenester for videre oppfølging. Tjenesten arbeider både på system- og individnivå. Fordeling av kostnader Vestland fylkeskommune dekker 10 prosent og de øvrige kommunene dekker 90 prosent av brutto kostnader. Fordelingen av brutto kostnader mellom kommunene baseres på innbyggertall per 1. januar ifølge SSB sin innbyggerstatistikk. Deltakerne i oppgavefellesskapet faktureres én gang i året basert på budsjettert bruttokostnad og forrige års eventuelle over-/underskudd. Ny samarbeidsavtale Den nye samarbeidsavtalen for SAPT (vedlegg til saken) omfatter følgende punkter: 1. Navn på oppgavefellesskapet 2. Deltakerkommuner 3. Formål og ansvarsområde 4. Organisasjon 5. Representantskap 6. Styresammensetning 7. Resultatsenhetsleder 8. Økonomi og eierandeler 9. Rapportering 10. Uttreden og oppløsning 11. Ikrafttreden 2 Barnehageloven kap. VII, opplæringsloven § 4A-2 og kap. 5 med forskrift og folketrygdloven kap. 10. 3 Oppfølgingstjenesten (OT) er en fylkeskommunal tjeneste til ungdom mellom 16 og 21 år som skal få tilbud om opplæring, arbeid eller annen sysselsetting. 3 De viktigste endringene i forslaget til ny samarbeidsavtale: I punkt 3 Formål og ansvarsområde er det spesifisert hva som er formålet med SAPT Vestland, hvilke grupper som blir prioritert og hvilke kriterier for bistand som gjelder. Det er ikke noen endringer i hvilke grupper som prioriteres eller i kriteriene for bistand. Den nye avtalen beskriver oppgavefellesskapet på et overordnet nivå. Dette innebærer at mye av teksten i den tidligere avtalen, som omhandlet tjenestens mål, innhold, rammer og retningslinjer på individ- og systemnivå, er tatt bort. Videre presiseres det i punkt 4 Organisasjon at SAPT Vestland er en resultatenhet i Bergen kommune, og at tjenesten ikke er et eget rettssubjekt, siden Bergen kommune er tillagt arbeidsgiveransvaret for de ansatte i SAPT. Punkt 5 Representantskap er et nytt punkt i forhold til den tidligere avtalen. Her vises det til at representantskapet er SAPT Vestland sin øverste myndighet, og at samtlige deltakerkommuner i oppgavefellesskapet skal være representert på representantskaps- møtet, som skal holdes hvert år innen utgangen av april. Punktet inneholder også informasjon om at representanter og vararepresentanter velges for fire år av gangen, at de er beslutningsdyktige når minst halvparten av kommunene deltar, at representantskapets beslutninger treffes ved vanlig flertall og rutiner for innkalling til det årlige møtet. Et kommunalt oppgavefellesskap er ikke pålagt å ha et eget styre, men for SAPT Vestland har deltakerne valgt å fortsatt ha et styre i tillegg til representantskap. Punkt 6 Styret har stort sett samme formulering som tidligere, med noen endringer. I den nye samarbeidsavtalen er Bergen kommune som tidligere gitt ansvaret for å utpeke styreleder, og de øvrige kommunene utpeker til sammen fire styrerepresentanter, mot to tidligere. I tillegg endres punktet om at Hordaland fylkeskommune utpeker én representant til at Vestland fylkeskommune utpeker én representant, som også skal være styrets nestleder. Det er også presisert i den nye samarbeidsavtalen at for hver representant utpekes det en personlig vararepresentant fra samme region/organisasjon. I tillegg oppnevner ansatte som tidligere én representant i tillegg til en observatør. Norges Blindeforbund oppnevner én representant, og Hørselshemmedes Landsforbund og Norges Døveforbund oppnevner i fellesskap én representant. Punkt 7 Resultatenhetsleder er også nytt. I den tidligere avtalen var resultatsenhetsleder nevnt under punktet om sentrale dokumenter for tjenesten. Teksten i det nye punktet er lik den som var i den tidligere avtalen. I punkt 8 Økonomi og eierandeler er fordelingen av kostnader for fylkeskommunen og de øvrige kommunene lik den som stod under punktet om finansiering i den tidligere avtalen. Teksten ellers er kortet ned i forhold til den tidligere teksten, og det er presisert at oppgavefellesskapet ikke har myndighet til å ta opp lån. Punkt 10 Uttreden og oppløsning inneholder en presisering av den ettårige varselsfristen for hver enkelt kommune/fylkeskommunen for oppsigelse av avtalen, slik den var formulert i den tidligere avtalen. Nytt er at det også presiseres at kommunene/fylkeskommunen plikter å dekke sin forholdsmessige del av oppgavefellesskapets driftsutgifter frem til uttredelsestidspunktet. I dette punktet er det også nytt at representantskapet kan vedta oppløsning av oppgavefellesskapet med 2/3 av de avgitte stemmene. Ved en oppløsing, eller dersom Bergen kommune trekker seg ut av samarbeidet, overtar Bergen kommune utstyr og inventar og tar ansvar for lokaler og arbeidsgiveransvaret for tilsatte i SAPT Vestland. 4 Byrådets vurdering av forslag til ny samarbeidsavtale for SAPT Slik byrådet leser den nye avtalen, er teksten fra den tidligere avtalen omarbeidet og omformulert slik at den er i tråd med endringene i kommuneloven kapittel 19 om kommunalt oppgavefellesskap. Byrådet mener SAPT fungerer godt som en interkommunal tjeneste. SAPT er en tilleggstjeneste som støtter kommunene og fylkeskommunen som er med i oppgavefellesskapet med å utføre lovpålagte tjenester som krever spesialisert kompetanse og fagmiljø. Syns- og audiopedagogiske tjenester er et lite og sårbart fagmiljø. Syns- og audiopedagoger er vanskelig å rekruttere, siden det utdannes svært få. SAPT har erfart at en måte å rekruttere syns- og audiopedagoger på, er å ansette folk med høy generell kompetanse innen spesialpedagogikk, som kan utdannes videre for spesifikt å få kompetanse innenfor syn og hørsel. Byrådet vurderer at selv om Bergen kunne ha etablert et eget fagmiljø med halvparten så mange ansatte, vil dette ikke gi noen økonomisk gevinst sammenlignet med de kostnadene kommunen betaler per nå. Byrådet mener derfor at det vil være gunstig for Bergen kommune å være del av et stort fagmiljø i et kommunalt oppgavefellesskap, ved at en kan sikre tjenestekvalitet og profesjonalitet gjennom å bygge et større fagmiljø. Byrådet anser videre at Bergen kommune har en viktig rolle i oppgavefellesskapet ved å videreutvikle en spisskompetanse på dette feltet som kommer alle samarbeidskommunene til gode. Byrådet er derfor positive til å godkjenne samarbeidsavtalen. Valg av styreleder og representant til representantskapet i oppgavefellesskapet, ble ikke behandlet i bystyrets vedtak om «Prinsipper for deltakelse i og oppnevning av kommunens representanter i styrer, råd og utvalg - bystyreperioden 2023 – 2027». I kommuneloven kapittel 19 Kommunalt oppgavefellesskap, § 19-3 andre ledd står det at «[i] kommuner og fylkeskommuner med parlamentarisk styreform kan kommunestyret eller fylkestinget selv fastsette at kommunerådet eller fylkesrådet skal velge kommunens eller fylkeskommunens medlemmer». Byrådet foreslår derfor at bystyret delegerer til byrådet å utnevne styreleder med vararepresentant og kommunens representant med vararepresentant til representantskapet. Økonomiske konsekvenser: Bergen kommune hadde en utgift på 6 406 515 kr. av en total sum på 13 221 000 kr. for drift av SAPT i 2023. Dette tilsvarer 48,46 prosent av totalutgiftene. Se vedlegg om utgiftsfordeling for Syns- og audiopedagogisk tjeneste for nærmere detaljer om fordelingen. For 2024 kan dette bli marginalt endret ved at Gulen kommune går inn i oppgave- fellesskapet. Utgiftene for Bergen kommune finansieres gjennom budsjettet for byrådsavdeling for barnehage og skole. 5 Utgiftene for SAPT de siste fem årene4: Budsjettet for tjenesten har årlig blitt behandlet av styret i SAPT, og har hvert år blitt justert i forhold til prisjusteringer. Ved en eventuell godkjenning av den nye samarbeidsavtalen, vil det være representantskapet i det kommunale oppgavefellesskapet som behandler og godkjenner budsjettet. Det presiseres i samarbeidsavtalen at SAPT Vestland er en resultatenhet i Bergen kommune, og at tjenesten ikke er et eget rettssubjekt, siden Bergen kommune er tillagt arbeidsgiveransvaret for de ansatte i SAPT. Ved en eventuell oppløsing av det kommunale oppgavefellesskapet, vil dette ikke ha økonomiske konsekvenser for kommunen. Bergen kommune vil fremdeles ha behov for halvparten av de ansatte for å utføre de lovpålagte tjenestene innenfor syns- og hørselsfeltet. I tillegg vil de resterende ansatte ha en utdannelse og kompetanse som er etterspurt i kommunen, slik at det ikke vil være vanskelig å eventuelt omplassere dem i nye stillinger. Hvis Bergen kommune skulle velge å etablere et eget fagmiljø for å utføre lovpålagte tjenester innenfor syns- og hørselsfeltet i kommunen, vil ikke dette medføre mindre kostnader for kommunen. Per i dag betaler kommunen under halvparten av utgiftene til ansatte i tjenesten. Ved en egen kommunal tjeneste vil kommunen kunne halvere antallet syns- og audiopedagoger, altså noenlunde tilsvarende de utgiftene kommunen har per i dag. Samtidig vil kommunen få de samme kostnaden for leder- og konsulentstilling som hele det kommunale fellesskapet har i dag. Det kan også gi en reduksjon i reiseutgifter for de ansatte, men dette vil ha en minimal økonomisk konsekvens. Med færre ansatte vil det bli behov for mindre lokaler. Den nåværende leieavtalen for SAPTs lokaler ble inngått i 2021, og økningen dette medførte ble holdt innenfor budsjettrammen. Leieavtalen inneholder et punkt om at leieforholdet ikke kan sies opp i leieperioden, det vil si før 31.12.2027, så det vil derfor ikke være mulig å redusere leieutgifter før etter denne perioden. Byrådets anbefaling/konklusjon Byrådet ber bystyret vedta Samarbeidsavtale for Syns- og audiopedagogisk tjeneste Vestland – kommunalt oppgavefellesskap (SAPT Vestland). Begrunnelse for framleggelse til bystyret: Reglement for Bergen bystyre og utvalgene. Vedtatt av Bergen bystyre 18.10.23 i B-sak 368- 23. 5.8 Oppgaver på andre områder som bystyret skal behandle 4 Regnskap og avvik for 2023 i denne oversikten er sannsynligvis noe påvirket av forsinkede refusjoner. 6 I tillegg til de saker som bystyret skal behandle selv og ikke kan delegere, behandler bystyret også følgende saker: § 5.8.4 Regionalt, interkommunalt og internasjonalt samarbeid a) Strategier for og avtaler om regionalt, interkommunalt og internasjonalt samarbeid a) Medlemskap i regionale, interkommunale og internasjonale organisasjoner som forutsetter politiske avveininger. Kommuneloven § 19-4 første og andre ledd: Når det opprettes et oppgavefellesskap, skal det inngås en skriftlig samarbeidsavtale mellom alle deltakerne i oppgavefellesskapet. De enkelte kommunestyrene og fylkestingene i alle deltakerkommunene skal selv vedta samarbeidsavtalen og avtaleendringer som gjelder noen av momentene nevnt i fjerde ledd. Prinsipper for deltakelse i og oppnevning av kommunens representanter i styrer, råd og utvalg - bystyreperioden 2023 – 2027. Vedtatt av Bergen bystyre 27.09.2023 i B-sak 337/23 1. Etablerte prinsipper for arbeidsdeling mellom bystyret og byrådet hva angår oppnevning av representanter til styrer, råd og utvalg, videreføres. Dette innebærer at byrådet tar stilling til hvem som skal oppnevnes til styrer, råd og utvalg innenfor byrådets ansvarsområde, og at bystyret tar stilling til oppnevning av kommunens øvrige representanter i styrer, råd og utvalg. Byrådet innstiller til bystyret å fatte følgende vedtak: 1. Bystyret vedtar Samarbeidsavtale for Syns- og audiopedagogisk tjeneste Vestland – kommunalt oppgavefellesskap (SAPT Vestland). 2. Bystyret ber byrådet utpeke representant og vararepresentant til representantskapet for SAPT Vestland. 3. Bystyret ber byrådet utpeke styreleder og vararepresentant for SAPT Vestland. Dato: 4. juni 2024 Christine B. Meyer Daniel C. E. Hägglund Byrådsleder Byråd for barnehage og skole Dokumentet er godkjent elektronisk. Vedlegg: Samarbeidsavtale for Syns- og audiopedagogisk tjeneste Vestland - kommunalt oppgavefellesskap (SAPT Vestland) SAPT – utgiftsfordeling samarbeidskommuner 7 </text:p>
          </table:table-cell>
          <table:table-cell office:value-type="float" office:value="4601" calcext:value-type="float">
            <text:p>4601</text:p>
          </table:table-cell>
          <table:table-cell office:value-type="string" calcext:value-type="string">
            <text:p>9f130dc9-afdc-50f2-aa1d-1f6fb16f3af2</text:p>
          </table:table-cell>
          <table:table-cell table:number-columns-repeated="16376"/>
        </table:table-row>
        <table:table-row table:style-name="ro1">
          <table:table-cell table:number-columns-repeated="3"/>
          <table:table-cell office:value-type="string" calcext:value-type="string">
            <text:p>Oversiktsfoto som supplement til oversiktskart</text:p>
          </table:table-cell>
          <table:table-cell table:number-columns-repeated="2" office:value-type="string" calcext:value-type="string">
            <text:p>Bergen kommune 05.05.2023 0 10 20 40 m ̄ </text:p>
          </table:table-cell>
          <table:table-cell office:value-type="float" office:value="4601" calcext:value-type="float">
            <text:p>4601</text:p>
          </table:table-cell>
          <table:table-cell office:value-type="string" calcext:value-type="string">
            <text:p>eb53e221-84d0-5294-91c9-7e6b5dcecbd9</text:p>
          </table:table-cell>
          <table:table-cell table:number-columns-repeated="16376"/>
        </table:table-row>
        <table:table-row table:style-name="ro2">
          <table:table-cell table:number-columns-repeated="3"/>
          <table:table-cell office:value-type="string" calcext:value-type="string">
            <text:p>Handlingsplan <text:s/>Lyngenskolen(Vedlegg, 1MB)</text:p>
          </table:table-cell>
          <table:table-cell office:value-type="string" calcext:value-type="string">
            <text:p><text:s/>Handlingsplan for å fremme et trygt og godt læringsmiljø i Lyngenskolen Alle elever har rett til et trygt og godt skolemiljø som fremmer helse, inkludering, trivsel og læring. Skolene skal ha nulltoleranse mot mobbing, vold, diskriminering, trakassering og annen krenkelse. Internkontroll Kap. 12 i opplæringslova. Gjeldende fom. 01. august 2024 Innhold 1 Forord: .......................................................................................................................................</text:p>
          </table:table-cell>
          <table:table-cell office:value-type="string" calcext:value-type="string">
            <text:p><text:s/>Handlingsplan for å fremme et trygt og godt læringsmiljø i Lyngenskolen Alle elever har rett til et trygt og godt skolemiljø som fremmer helse, inkludering, trivsel og læring. Skolene skal ha nulltoleranse mot mobbing, vold, diskriminering, trakassering og annen krenkelse. Internkontroll Kap. 12 i opplæringslova. Gjeldende fom. 01. august 2024 Innhold 1 Forord: .............................................................................................................................................3 2 Noen avklaringer .............................................................................................................................3 3 Utdrag fra kapittel 12 i Opplæringslova: .........................................................................................5 4 Forebygging og avdekking av mobbing og krenkelser .....................................................................6 4.1 Plikten til å følge med ..............................................................................................................6 4.2 Plikten til å gripe inn ................................................................................................................7 4.3 Plikten til å varsle.....................................................................................................................8 4.4 Plikten til å undersøke .............................................................................................................8 4.5 Aktivitetsplikten.......................................................................................................................9 5 Systematisk forebygging..................................................................................................................9 5.1 Trivselsskapende og forebyggende arbeid ..................................................................................10 5.2 Positive relasjoner mellom lærer og elev ..............................................................................11 5.3 Positive relasjoner og kultur for læring blant elevene ..........................................................11 5.4 Godt samarbeid skole – hjem ................................................................................................11 5.5 Profesjonell inspeksjon i Lyngen-skolen ................................................................................12 5.6 Systematisk arbeid for forebygging og avdekking av mobbing og krenkelser (årshjul).........13 6 Håndtering:....................................................................................................................................15 6.1 Alle elevsaker med unntak av straffbare saker .....................................................................16 6.2 I saker som omhandler digital mobbing eller andre saker med fare for at bevis kan ødelegges. .........................................................................................................................................18 6.3 Ansattsaker: ...........................................................................................................................21 7 Mal på aktivitetsplan/tiltaksplan ...................................................................................................24 8. Mal på dialogavtale ...........................................................................................................................26 9. Eksempler på tiltak hvis mobbing ikke stopper .............................................................................27 2 1 Forord: Alle elever har rett til et godt fysisk og psykososialt miljø som fremmer helse, inkludering, trivsel og læring. Fundamentet i et godt læringsmiljø er trygghet og trivsel. Det er viktig at alle, både elever og de ulike profesjonene ved skolen, jobber aktivt og systematisk for at skolen skal bli et trygt og trivelig sted å være og et godt sted å lære (Opplæringslova §§§ 12-2, 12- 3 og 12-4). Denne planen synliggjør hvordan Lyngen-skolen arbeider forebyggende og hvordan vi jobber for å ivareta lovens delplikter i opplæringslova kap. 12, spesielt med blikk på praktiske rutiner når vi har mistanke om at et barn ikke har det trygt og godt på skolen eller på tur til/fra skolen. Planen er en internkontroll for hvordan Lyngenskolen skal jobbe med elevenes skolemiljø. Planen beskriver rettslig grunnlag, tydeliggjør roller og ansvar, beskriver viktige rutiner og inneholder et årshjul for arbeidet med å utvikle inkluderende fellesskap gjennom et skoleår. Til sist finnes diverse maler til praktisk bruk. Det forebyggende arbeidet handler ikke utelukkende om å unngå mobbing, men om aktivt å motarbeide alle former for krenkende atferd. Elevene i Lyngen-skolen skal engasjeres i planlegginga og gjennomføringa av det systematiske arbeidet for helse, miljø og trygghet på skolen. Elevrådet kan oppnevne representanter til å ivareta elevene sine interesser i saker som har med skolemiljøet å gjøre jf. opplæringsloven §§ 10-2 og 10-4. Videre skal skolens samarbeidsorganer slik som FAU, SU og foreldrerådet, være aktive bidragsytere i skolens miljøarbeid, jf. § 10-3. Lyngen kommune har et eget beredskapsteam mot mobbing. 2 Noen avklaringer Retten til et trygt og godt skolemiljø kan beskrives gjennom ulike begreper. Planen ønsker å konkretisere hva vi legger i begrepene læringsmiljø, mobbing og krenkelser. Læringsmiljø handler om de kulturelle, relasjonelle og fysiske forhold på skolen som har betydning for elevenes læring, helse og trivsel. Noen viktige faktorer: ✓ Positive relasjoner mellom elev og lærer 3 ✓ Positive relasjoner og kultur for læring blant elevene ✓ Lærerens evne til å lede klasser og undervisning ✓ Godt samarbeid mellom skole og hjem ✓ God ledelse, organisasjon og kultur for læring på skolen Mobbing har av forskere blitt beskrevet noe forskjellig. Vi gjengir her to anerkjente definisjoner; først slik Roland og Oleweus forklarer fenomenet: «Mobbing er fysiske eller sosiale negative handlinger som utføres gjentatte ganger over tid av en person eller flere sammen, og som rettes mot en som ikke kan forsvare seg i den aktuelle situasjonen» (Olweus 2010, Roland 2007). Mobbing av barn er handlinger fra voksne og/eller barn som hindrer opplevelsen av å høre til, å være en betydningsfull person i fellesskapet og muligheten til medvirkning. (Lund, Helgeland, Kovac, 2017) Det er også viktig å understreke at mobbing, utestengelser og plaging i sosiale medier, er like alvorlige som når det skjer andre steder. Vi skal heller ikke bruke mobbebegrepet i alle saker der det er konflikt mellom elever, eller mellom elever og voksne. Som definisjonene viser, handler mobbing om at en som har vanskelig for å forsvare seg blir utsatt for krenkende handlinger over tid. Alle skolens ansatte plikter å følge med, undersøke og varsle om de ser eller har mistanke om at en elev ikke har det trygt og godt. Skolens ledelse har ansvaret for å undersøke saken nærmere og å sette inn treffende tiltak. For å bekjempe mobbing i skolene kreves det en felles innsats. Det handler om å være gode rollemodeller når det gjelder inkludering, språkbruk og når vi reagerer på negativ atferd. Det handler om at elever, foreldre, skole og lokalsamfunn samarbeider tett. Mobbing kan for eksempel være: ✓ Å bli baksnakket ✓ Å være utsatt for ryktespredning ✓ Å bli holdt utenfor ✓ Å bli presset eller truet til å gjøre ting for andre ✓ Å få stygge kommentarer om for eksempel utseende, klær, tro, språk mm. ✓ Å bli slått eller dyttet ✓ Å få sekken sin, eller andre eiendeler, kastet rundt ✓ Ikke få være med i grupper på sosiale medier ✓ Aldri få kommentarer eller «likes» på bilder ol. ✓ Å motta sårende eller stygge meldinger, bilder eller videoer ✓ At noen sprer bilder uten samtykke 4 Krenkelser, eller krenkende atferd, er en fellesbetegnelse som omfatter alle former for mobbing, vold, rasisme og diskriminering. Atferden omfatter ord eller handlinger, slik som negative utsagn om en persons utseende eller funksjonsevne, klær, religion, seksuell orientering, sosial og kulturell tilhørighet og dialekt osv. I opplæringsloven brukes mobbing, vold, diskriminering og trakassering som eksempler på krenkelser. Vi kan derfor si at krenkelse handler om brudd på elevers behov for å høre til, deres likeverd og personlige integritet. 3 Utdrag fra kapittel 12 i Opplæringslova: § 12-2. Retten til eit trygt og godt skolemiljø Alle elevar har rett til eit trygt og godt skolemiljø som fremjar helse, inkludering, trivsel og læring. § 12-3. Nulltoleranse og forebyggjande arbeid Skolen skal ikkje godta krenkjande oppførsel, som til dømes mobbing, vald, diskriminering og trakassering. Skolen skal arbeide kontinuerleg for at alle elevane skal ha eit trygt og godt skolemiljø. § 12-4. Plikt til å sikre eit trygt og godt psykososialt skolemiljø (aktivitets- og dokumentasjonsplikt) Alle som arbeider på skolen, skal følgje med på korleis elevane har det, og om mogleg gripe inn dersom nokon krenkjer en elev. Alle som arbeider på skolen, skal melde frå til rektor dersom dei får mistanke om eller kjennskap til at ein elev ikkje har eit trygt og godt skolemiljø. Dette gjelder også når ein elev seier sjølv at ho eller han ikkje har det trygt og godt. Skolen skal snarast undersøkje saka og rette opp situasjonen med eigna tiltak. Rektor skal melde frå til kommunen i alvorlege tilfelle. Skolen skal lage ein skriftleg plan for tiltaka i ei sak. I planen skal det stå: a) kva problem tiltaka skal løyse b) kva tiltak skolen har planlagt c) når tiltaka skal gjennomførast d) kven som skal gjennomføre tiltaka e) når tiltaka skal evaluerast Skolen skal dokumentere kva som blir gjort for å oppfylle aktivitetsplikta etter første til andre ledd, i den forma og det omfanget som er nødvendig. § 12-5. Skjerpa plikt til å melde frå dersom ein som arbeider på skolen, krenkjer ein elev Dersom ein som arbeider på skolen, får mistanke om eller kjennskap til at ein annan som arbeider på skolen, krenkjer ein elev, skal vedkommande straks melde frå til rektor. Rektor skal melde frå til 5 kommunen, med mindre meldinga er openbert grunnlaus. Dersom ein som arbeidar på skolen, får mistanke om eller kjennskap til at ein i leiinga ved skolen krenkjer ein elev, skal vedkommande melde frå til kommunen direkte. § 12-6. Statsforvaltaren si handheving av plikta til å sikre eit trygt og godt psykososialt skolemiljø i enkeltsaker Dersom ein elev ikkje har eit trygt og godt skolemiljø, kan eleven eller foreldra melde saka til statsforvaltaren etter at saka er teken opp med rektor mm. 4 Forebygging og avdekking av mobbing og krenkelser Målsettinger: • Alle elever har rett til et trygt og godt miljø. • Mobbing og krenkende handlinger som foregår i og ved skolen, blir avdekket. Skolen har prosedyrer for jevnlig å avdekke forekomst av mobbing og krenkende handlinger. • Skolene i Lyngen skal jobbe systematisk med forebygging av mobbing og krenkende atferd Etter opplæringsloven har alle ansatte ved skolen en plikt til å følge med, gripe inn og varsle rektor dersom de har mistanke eller kunnskap om at elever ikke har det trygt og godt eller blir utsatt for krenkende ord eller handlinger. Det er viktig at personalet reflekterer rundt og diskuterer hver enkelt delplikt for seg. Alle ansatte betyr: lærere, ledelse og administrasjon, miljøarbeidere, helsesykepleiere, assistenter, vaktmestere, renholdere, kantinemedarbeidere, aktivitetsledere, SFO-personale, frivillige, lærlinger, praksisstudenter m.fl. 4.1 Plikten til å følge med Rektor har ansvaret for at alle ansatte får opplæring i følge-med-plikten og for å dokumentere hvordan denne plikten oppfylles ved skolen. Eksempelvis kan plikten å følge med dokumenteres gjennom bruk av; meldeskjema, loggbok, skriftlige varsel, inspeksjonsplan, ikke-anonym undersøkelser, Spekter, skjema for gjennomføring av elevsamtaler, Elevundersøkelsen og at nye ansatte signerer på at de kjenner til og forstår innholdet av opplæringslovens delplikter. Lyngen- skolen benytter blant annet E-læringskurs i opplæring knyttet til de ulike delpliktene. Skoleledelsen har ansvaret for at alle i personalet gis en årlig opplæring i hvordan man følger med, eksempelvis med tanke på blikking, utestengning, sårbarhet osv. Kontaktlærerne har ansvaret for, sammen med elevene, å kartlegge mulige blindsoner på skolen. Disse sonene må hensyntas i inspeksjonsplanen og det skal framkomme av tilsynsplanen hvilke voksne som følger med på hvilke steder. Skolens ledelse må gi tydelige føringer på at alle ansatte skal dokumentere observasjoner de gjør ifm tilsyn og andre observasjoner av elevene på alle mulige arenaer (i klasserommet, garderobe, i kroppsøving, i blindsoner osv.). 6 « Lærerne må være observante på endringer i elevenes oppførsel og klassemiljøet. Det tar lang tid før man sier ifra til skolen om at man ikke har det bra, da har det foregått lenge. Det er viktig at man observerer mer og er tettere på» Ungdomsrådet sak 14/24 Å dokumentere jf. nevnte eksempler er viktig, fordi summen av observasjoner og opplysninger kan føre til mistanke eller kjennskap til om en elev ikke har et trygt og godt skolemiljø. Nå er det ikke slik at enhver observasjon er nødvendig å skrive ned. Det er derfor viktig at ansatte får tydelige føringer for at de har en plikt til å dokumentere og hvordan dette skal gjøres. Det må jobbes i arbeidsfellesskapet med å utforme en felles terskel for hvilke typer observasjoner som skal dokumenteres. I forbindelse med gjennomføringa av SPEKTER og andre elevundersøkelser, har ledelsen sammen med kollegiet utarbeidet konkrete rutiner for hvordan disse undersøkelsene skal følges opp. En opplæring rundt begrepet «særskilt sårbare elever» og en konkretisering av sårbarhet, skal gjennomgås og drøftes i kollegiet ved skolestart om høsten. «For å få en positiv relasjon mellom lærere og elever mener elevrådet at lærerne ikke skal være sur, prate med de som ikke har det bra, være streng, men ikke så streng at elevene ikke tør ta opp saker med dem, kollektiv avstraffelse skal unngås.» Elevrådet, Eidebakken skole. 5.06.24 4.2 Plikten til å gripe inn Alle ansatte på skolen som overhører hatytringer eller observerer indirekte krenkelser som utestenging, isolering og baksnakking, skal gripe inn umiddelbart og stoppe situasjonen. Det kan for eksempel dreie seg om å stanse en slåsskamp eller annen fysisk krenkelse, om å stanse en utfrysningssituasjon eller reagere på og irettesette elever som kaller andre stygge ting. Plikten til å gripe inn er begrenset til inngrep som er mulige å gjennomføre. Det betyr at ansatte ikke skal stå i fare for å skade seg selv eller krenke noen av elevene for å stanse situasjonen, med mindre det er nødrett eller nødverge. Hva som er en krenkelse skal tolkes vidt, men ikke slik at alle kritiske utsagn eller uenigheter er krenkelser. Skolens oppgave er også å lære elever å tenke kritisk og å respektere andres meninger og overbevisninger og å håndtere medgang og motgang, jf. overordnet del – pkt. 2.1 og 2.5.1. I samband med skolens ukentlige klasse- og hovedtrinnsmøter, skal drøftinger av mulige § 12 saker ha fast plass på sakslista. 7 Det er viktig at de ansatte ikke bare informeres om plikten – men også får veiledning og opplæring i hva denne delplikten innebærer. Rektor skal sørge for veiledning og opplæring, slik at alle som jobber på skolen vet at de har plikt til å gripe inn og trygges på hvordan dette skal gjøres. Rektor sørger også for å dokumentere at opplæring ifm plikten til å gripe inn, har funnet sted. Fysiske inngrep kan bare skje når andre tiltak ikke er tilstrekkelige. (Opplæringslova § 13-4) Det fysiske inngrepet kan ikke gå lenger enn nødvendig, og skal stå i rimelig forhold til de interessene som skal ivaretas. Det er meldeplikt og krav om dokumentasjon dersom man nytter fysiske inngrep(Opplæringslova § 13-5) 4.3 Plikten til å varsle Alle som jobber på skolen, skal varsle rektor hvis de ser eller mistenker at en elev ikke har et trygt og godt skolemiljø. Dette skal sikre at rektor får oversikt over hvordan elevene har det på skolen og vil være et godt utgangspunkt for å følge opp enkeltsaker. Rektor kan delegere oppgaven om å ta imot varsler til en annen person på skolen, men kan ikke delegere ansvaret. Rektor har ansvaret for at varslingene håndteres på en forsvarlig måte. Det skal være lav terskel for hva som skaper mistanke til at en elev ikke har det bra på skolen. Plikten til å varsle rektor gjelder også ved mistanke. Det kan for eksempel: ✓ basere seg på observasjoner av elevene ✓ tilbakemeldinger i undersøkelser ✓ beskjeder fra foreldre eller medelever ✓ aktivitet i sosiale medier ✓ at en elev sier fra at han eller hun ikke trives på skolen I alvorlige tilfeller må det varsles helt umiddelbart, selv om ansatte da må avbryte det ordinære arbeidet. Gjennom skoleåret legges det opp til at kollegiet får opplæring i, drøfter og reflekterer rundt problemstillinger som; Hva vil det si å varsle? Hvordan varsler vi? Til hvem skal det varsles? I hvilke tilfeller haster det med å varsle? Når tid skal skoleeier varsles? Den såkalte skjerpede aktivitetsplikten, innebærer at ansatte skal varsle straks dersom de mistenker eller vet at en annen ansatt krenker en elev (oppll. § 12-5). Skolens internkontroll skal gjennom dokumentasjon hindre eller forebygge brudd på varslingsplikten. 4.4 Plikten til å undersøke Ved mistanke om eller kjennskap til at en elev ikke har et trygt og godt skolemiljø, skal skolen snarest undersøke saken. Skolens ledelse har ansvaret for at saken blir undersøkt og at det iverksettes konkrete tiltak som kan stanse eventuelle krenkelser. Plikten til å undersøke har like lav terskel som plikten til å varsle. Hvis elever selv sier ifra om at de ikke har det bra, skal skolen alltid undersøke saken nærmere. Undersøkelsene skal likevel ikke først og fremst finne bevis, men med utgangspunkt i elevens subjektive opplevelse, finne fram til hva som 8 gjør at eleven ikke har det godt og opplever utrygghet. Skolen skal, sammen med elev og foresatte, finne fram til konkrete tiltak på hva skolen og heimen kan gjøre for å hjelpe eleven. Det som skjer mellom elever etter skoletid, kan påvirke hvordan en elev har det på skolen. Hvis en elev opplever å ikke ha det bra på skolen, plikter skolen å ta tak i problemet. Undersøkelsene må ha som formål å få frem fakta om situasjonen og hva som påvirker hvordan eleven opplever skolemiljøet. Skolen skal sørge for elevenes medvirkning når saker undersøkes. Dette skal gjøres ved at involverte elever blir hørt, og barnets beste skal være et grunnleggende hensyn i skolens arbeid. Skolen må ta hensyn til barnets beste i alle vurderinger og handlinger for å oppfylle aktivitetsplikten. Elever kan bli irettesatt av lærere eller oppleve uenighet med lærere (eller andre elever) uten at dette vil være en krenkelse. Hvis det oppstår mistanke eller man observerer at en ansatt utøver vold, mobber eller trakasserer en elev, skal den ansatte som kjenner til dette straks varsle rektor. Dersom det er en ansatt i skoleledelsen som krenker en elev, skal den ansatte varsle skoleeier direkte. I arbeidet med å avdekke mobbing, må man finne ut om denne har foregått digitalt, fysisk eller verbalt. Skolen har et spesielt ansvar for elever med særskilt sårbarhet. 4.5 Aktivitetsplikten Skolen har plikt til å; ✓ sette inn egnede tiltak for alle elever som opplever at skolemiljøet ikke er trygt og godt ✓ følge opp tiltakene ✓ evaluere virkningen av tiltakene ✓ legge til eller endre tiltak hvis det er nødvendig Ansatte som arbeider med å finne egnede tiltak, må bruke sitt faglige skjønn når de skal vurdere hvilke tiltak som skal settes inn. Det er avgjørende at tiltakene tilpasses den konkrete saken. Ofte vil det være behov for å sette inn flere tiltak samtidig for å kunne løse et problem. NB: Sakene skal løses på lavest mulig nivå, men det er likevel viktig å følge plikten om å varsle. 5 Systematisk forebygging «Det er bra at lærerne bestemmer hvem som skal sitte i lag og være på gruppe i lag på skolene» Ungdomsrådet sak 14/24 9 Gjennom trivselsundersøkelsene, Spekter-undersøkelsen, systematiske elevsamtaler og systematisk bruk av observasjonsskjema, vil kontaktlærere og skoleledelse ha en unik mulighet til å finne frem til hvem som blir mobbet eller krenket og hvem som eventuelt mobber eller krenker. Dette må evalueres og følges opp på skolen, i klassene, med elevene og med hjemmet. Elev- og trivselsundersøkelser vil kunne vise eventuelle kjønnsforskjeller og på hvilke trinn en mulig mobbeproblematikk er størst. Skoleledelsen må følge opp rapporter og finne antall og lokalisering av mobbing og sette i gang system- og individuelle tiltak. Elevråd, FAU og SMU involveres i skolemiljøarbeid på systemnivå, og er aktive medspillere i analyse, oppfølging og tiltak etter undersøkelser. 5.1 Trivselsskapende og forebyggende arbeid Alle skoleklasser i Lyngen utarbeider, ved skolestart hvert år, trivselsregler som konkretiserer verdier og tiltak knyttet til læringsmiljøet på trinnet. De ulike skolene har flere og varierte trivselsskapende tiltak gjennom skoleåret som er felles for hovedtrinnene eller for alle på skolen (se skolenes hjemmesider). Det er naturlig at det oppstår konflikter der hvor barn og unge samles. Alle ansatte i skolen har som felles oppgave å utvikle hele eleven – både faglig og sosialt, og hjelpe dem til å mestre livet og delta i sosiale fellesskap med andre. Sammen med skoleledelsen, sørger rektor for at de ansatte har nok kompetanse om mobbing/krenkelser, inkludering og forebyggende arbeid. Det skal årlig være opplæring rundt tema knyttet til dette på personalmøter. I tillegg samarbeider skolene tett med PP-tjenesten og skoleeier. Det er vanskeligere å løse mobbesaker enn å forebygge dem. Derfor er det viktig at skole og hjem alltid har fokus på arbeidet for å bygge et godt læringsmiljø slik at alle elever føler seg inkludert og trygg. For å lykkes med å skape et godt læringsmiljø og forebygge mobbing og krenkelser, ønsker Lyngenskolen å ha følgende fokus: (se vedlegg «sjekkliste for lærer som klasseleder») ▪ Klasseledelse ▪ Sosial kompetanse ▪ Brukermedvirkning ▪ Skole-hjem samarbeid Erfaringsmessig vet vi at endringer og overganger, mellom barnehage-skole, hovedtrinn i skole og grunnskole-videregående skole, er sårbare faser. I Lyngen har vi derfor fokus på disse overgangene, eksempelvis gjennom kommunens plan for overgang mellom barnehage og skole. «Tiltak for å hindre mobbing: flere tverrfaglige dager, men det er viktig at disse dagene ikke skal være lik «Halldagen.» Halldagen er viktig og må ikke utkonkurreres. MOT er bra, men det er først i 10. klasse de skjønner meningen med det.» Elevrådet ved Eidebakken skole, juni 2024 10 5.2 Positive relasjoner mellom lærer og elev Lærerens evne til å lede klasser og grupper er en av de viktigste faktorene i arbeidet for å skape gode og trygge læringsmiljø og gjennom det motvirke mobbing. God klasseledelse kjennetegnes blant annet av en tydelig struktur i læringsforløpet og formulering av tydelige mål både for timen/dagen, for den enkelte elevs læring og for læringsmiljøet som helhet. I en positiv lærer- elev relasjon stiller læreren rettferdige krav til elevene, og roser og korrigerer ut fra klassens kjente og faste normer. Den gode klasselederen utviser stor relasjonell kompetanse og jobber bevisst med å bygge positive relasjoner til hver enkelt elev, skaper engasjement og motivasjon for læring og bidrar til god selvfølelse hos elevene. Fra elevenes perspektiv er det grunnleggende at de erfarer at læreren bryr seg, viser omsorg og støtter dem slik at de opplever trygghet, tillit og blir sett av læreren. «For å få en positiv relasjon mellom lærere og elever mener elevrådet at lærerne ikke skal være sur, prate med de som ikke har det bra, være streng, men ikke så streng at elevene ikke tør ta opp saker med dem, kollektiv avstraffelse skal unngås.» Elevrådet ved Eidebakken skole, juni 2024 5.3 Positive relasjoner og kultur for læring blant elevene Elever som blir sett og anerkjent av voksne, blir trygge også i forhold til andre elever, og kulturen innad i elevgruppa har betydning for både trivsel, læring og atferd. I Lyngenskolen ønsker vi å utvikle trygge læringsfellesskap preget av kollektiv vi-følelse og et godt samarbeidsklima, der elevene verner om og beskytter hverandre, og med det er med på å forhindre at noen opplever å bli plaget eller krenket. I slike læringsmiljø blir elevene trenet i å løse konflikter, og uenighet oppleves ikke som en trussel. Det oppleves som positivt å være aktiv og interessert, elevene aksepterer ulikheter uten å betrakte det som urettferdighet og det er likeverdig aksept for både faglig og sosialt sterke og de som opplever å ha faglige og sosiale utfordringer. «Det må settes fokus på forebyggende arbeid. Ungdomsrådet mener jente- og guttemøter er god forebygging. Også en til en samtaler med lærer i løpet av året. Det må gjøres sosiale aktiviteter for å øke samholdet i klassene» Ungdomsrådet, sak 14/24 5.4 Godt samarbeid skole – hjem All forskning peker i retning av at elevene lykkes bedre når skole og hjem har et godt samarbeid. Det er de foresatte som har hovedansvaret for sine egne barn, og de har stor innvirkning på motivasjonen og læringsutbyttet. Samarbeidet mellom skole og hjem er sentralt, både for å skape gode læringsvilkår for enkelteleven og for et godt læringsmiljø i gruppa og på skolen. God 11 og gjensidig kommunikasjon er en forutsetning for et godt samarbeid. Samarbeidet mellom skole og hjem er et gjensidig ansvar, men skolen skal ta initiativ og legge til rette for samarbeidet. Samarbeid mellom hjem og skole | udir.no For skolene i Lyngen legges det til rette for dette samarbeidet gjennom: ▪ Foreldremøter med ulike tema ▪ Løpende kontakt mellom hjem og skole (fortrinnsvis med kontaktlærer) via ulike kommunikasjonskanaler (e-dialog, hjemmeside, telefon, møter etc) ▪ Utviklingssamtaler Når foresatte og lærere formidler de samme positive forventningene til elevene, blir det lettere for alle parter. Skolen og hjemmet må derfor søke å nærme seg hverandre og snakke samme språk. Når elevene opplever at de voksne praktiserer samme grensesetting for mobbing og annen krenkende atferd, vil dette i seg selv virke forebyggende. «Vårt råd til foreldre er å ha fokus på oppdragelse og lære barna grunnleggende oppførsel» Ungdomsrådet sak 14/24 5.5 Profesjonell inspeksjon i Lyngen-skolen Skolen skal føre tilsyn med elevene i skoletida. På skolens område skal de som har inspeksjon påse at skolens ordensregler overholdes også i utetida. Godt tilsyn med elevene i pauser er et viktig tiltak for å avdekke og hindre krenkelser, samt fremme inkludering. De voksne må derfor prioritere inspeksjon og legge vekt på å ha en god kvalitet på inspeksjonen. I starten av skoleåret utarbeides en oversiktlig inspeksjonsplan som viser tilsyn for morgenen, i friminuttene og ved skoledagens slutt. Ansvarlig er skolens ledelse i samarbeid med den enkelte lærer/assistent. Inspeksjonsplanen skal lages hver høst og revideres ved behov. De som har inspeksjon må koordinere seg imellom og ha kontakt med hverandre slik at man sirkulerer/beveger seg rundt i skolegården/inne, for at tilsynet kan dekke hele skolens område. Den som har inspeksjon, skal være kledd slik at elevene lett kan finne og henvende seg til vedkommende. o Vær positiv og oppmuntrende for å støtte opp om positiv atferd - jobb proaktivt o Håndter krenkelser på en konsekvent måte o Gi veiledning, bruk milde, rimelige og forutsigbare konsekvenser o Vær spesielt oppmerksom på utsatte områder og konfliktskapende aktiviteter o Bidra med veiledning og vær med i lek for å fremme inkludering – der det er anledning o Beveg deg hele tiden slik at du kommer i kontakt med så mange elever som mulig o Beveg deg i uregelmessige ruter slik at elevene ikke kan forutse når du kommer (beveg deg i forhold til de andre som har inspeksjon) o Planlegg å være i nærheten av utsatte områder o Se og lytt til de aktivitetene som foregår o Vær oppmerksom på overgangene inn/ut. Avtal hvem som blir stående igjen når det ringer inn. 12 o Voksnes nærvær demper uønsket atferd. Anerkjenn positiv atferd og ta kontakt med elever som er alene. o Grip inn/sjekk ut situasjoner som virker som en potensiell plage/mobbesituasjon. o Den som har inspeksjon og er involvert i en uheldig hendelse, har ansvar for å skriftlig varsle kontaktlærer og evt. skolens ledelse ved behov. Kontaktlæreren har i første omgang ansvaret for å følge opp saken. 5.6 Systematisk arbeid for forebygging og avdekking av mobbing og krenkelser (årshjul) HVA HVORDAN ANSVAR AUGUST/SEPTEMBER Gjennomgang av § 12 i opplæringslova Hele personalet på en Rektor av planleggingsdagene Kompetanseheving: følge med, gripe inn, Hele personalet på en Rektor varsle, sårbare elever av planleggingsdagene Gjennomgang og arbeid med skoleregler og Hele personalet på en Rektor handlingsplanen. av planleggingsdagene Opplæringslovens formålsparagraf, Ped.personale og Rektor Tema fra; Kunnskapsløftet – overordnet del assistenter en av planleggingsdagene Gjennomføre e-læringskurs i Veilederen E-læring Rektor (veilederen.no) Nyeste utg. av Handlingsplan legges på Skoleledelse skolens hjemmeside og sendes hjem via visma. Gjennomgang av skoleregler i klassene Gjøres i løpet av de Kontaktlærer Utarbeide trivselsregler to første skoleukene Informasjon om prosedyrer for håndheving Gjøres i løpet av de Kontaktlærer av Kap. 12 (oppll) til foreldre og elever tre første skoleukene 13 OKTOBER/NOVEMBER Elevsamtale der mobbing og trivsel tas opp Individuelle eller Kontaktlærer gruppevise samtaler Utviklingssamtale der mobbing og trivsel Elev sammen med Kontaktlærer tas opp foresatte Læringsmiljø er tema på foreldremøter Foreldremøter, Kontaktlærer fellesmøter, FAU, SMU Trivselsundersøkelse og Rektor/kontaktlærere Elevundersøkelsen gjennomføres etter skolens plan JANUAR/FEBRUAR Oppfølging av trivselsundersøkelse og Analyse/refleksjon på Rektor elevundersøkelsen på skolen. Analyse av klasse- og hovedtrinn resultat og videre undersøkelser legges fram i plenum Analyse av resultat fra Elevundersøkelsen Rektor på skolen; i elevråd, FAU og SMU MARS/APRIL Elevsamtaler der mobbing og trivsel tas opp Kontaktlærer Utviklingssamtaler der mobbing og trivsel Kontaktlærer tas opp MAI/JUNI Evaluering av klassemiljøplanen og årets Personalet, elevrådet Rektor/skoleledelse arbeid med skolemiljøet FAU - SMU Evaluering av ordensreglementet og Personalet, elevrådet Rektor/skoleledelse Handlingsplanen mot mobbing FAU - SMU HELE SKOLEÅRET Vakt, tilsynsordninger og trivselsledere i Inndelte områder, ta Ledelsen lager friminutt hensyn til mulige inspeksjonslister. blindsoner Trivselsledere læres opp. Klasselærermøter/team-møter med tema; Særlig fokus på Ledere/kontaktlærer klassemiljø/læringsmiljø/§12-saker særskilt sårbare elever Trivselsfremmende tiltak som fagdager og Lærerne og lederne turer nedfelles i et årshjul på den enkelte på skolen skole. Alle turer og fagdager skal som hovedregel inkludere samtlige elever. MOT 3-4 besøk per år med ulike tema 8.-10. klasse MOT coacher i samarbeid med lærere og ledelse Zippy med fastsatte Zippy timer 1.-7.klasse Kontaktlærere Tverrfaglige møter med instanser som er Rektor inne i skolen Systematiske klassemøter i 5.-10.klasse Teamleder sammen med kontaktlærere utarbeider rutiner 14 Godt samarbeid og faste møtepunkter med Alle ansatte ved foresatte skolen Arbeid med digital dømmekraft Alle lærere og ledere Kompetanseutvikling innenfor området Alle ansatte læringsmiljø og relasjonsbygging Månedlige temperaturmålinger om elevenes Kontaktlærere trivsel 6 Håndtering: Mobbing og krenkende atferd kan avdekkes ved hjelp av elevsamtaler, undersøkelser, melding fra foreldre, samarbeidspartnere, andre elever og observasjoner. Forskrift til opplæringsloven vektlegger at det er elevens subjektive oppfatning som skal ligge til grunn (jf. pkt. 4.4). Når det er mistanke om at en elev ikke har oppfylt retten til et trygt og godt læringsmiljø har skolen følgende prosedyre: 15 Kilde: Flytskjema Bergen kommune 6.1 Alle elevsaker med unntak av straffbare saker Hendelse Oppgaver Ansvarlig Når Gjort 1.Håndtering av Avhenger av foranledningen situasjonen 1.1.Situasjon der Gripe inn straks ved Den som Straks uakseptabel atferd. observerer ansatte ser at elev Skaffe oversikt og få kontroll hendelsen blir over situasjonen. Eventuelt kontakte lege 16 plaget/krenket av Hendelsesforløpet kartlegges ved samtale og rapport skrives. andre Varsle rektor. 1.2. Melding om 1.Fortelle melder om skolens Den som Så raskt som mulig prosedyrer og rett til en mottar at en elev aktivitetsplan. meldingen opplever å ha et 2.Informere om videre saksgang. dårlig 3. Trygge foreldre/melder om læringsmiljø. at skolen tar dette på alvor og at elevens subjektive opplevelse skal ligge til grunn 4.Varsle rektor 1.3. Mistanke om 1. Drøfte saken med alle Den som Så raskt som mulig ansatte i klassen/på teamet- mistenker at en at en elev hva har de sett? Avtale hvem elev ikke har et opplever å ha et som følger opp punktene godt under. læringsmiljø dårlig læringsmiljø 2. Observere eleven -skrive logg 3. Gjennomføre elevsamtale 4. Skrive en rapport om mistanken som leveres rektor. Tiltak Oppgaver Ansvar Tid Gjort 2.Undersøkelser 1.Samtaler med den som er Kontaktlærer Samme dag blitt plaget og avtale om og observasjon oppfølgingssamtale. Hensikten er å skaffe informasjon og gi støtte. Samtalen loggføres. 2.Samtaler med foreldrene til Kontaktlærer Samme dag den som er blitt plaget: Informere om mobbingen og tiltak skolen tenker å sette i verk. (observasjoner i klassen, kartlegginger, samtaler, aktivitetsplan) 3.Samtale med den/de som Kontaktlærer Samme dag eller plager hver for seg. Gi beskjed dagen etter om at mobbingen er uakseptabel og må stoppes umiddelbart. Gjøre skriftlig avtale om hva som skal skje for å stoppe mobbingen. Avtale ny samtale ca. 1 uke senere. Vise fram tiltaksmodellen. 4.Samtale med plagernes Kontaktlærer Samme dag eller foreldre: Samtale med dagen etter 17 foreldrene om tiltak og oppfølging 5.Videre kartlegging av kontaktlærer I løpet av 2 uker læringsmiljø ved klassesamtaler/undersøkelser 3. Skrive Hvilke problemer skal løses? Kontaktlærer I løpet av en uke Hvilke tiltak planlegger skolen? aktivitetsplan Når skal tiltakene gjennomføres? Hvem er ansvarlig for tiltakene? Når skal tiltakene evalueres? 4. Sette inn tiltak Beskrive tiltak og oppfølging. Kontaktlærer i Tidfestes i Vurdering av elevens sårbarhet samarbeid med aktivitetsplan Innhenting av elevens stemme skolens ledelse. (ressurser- informasjon) 5.Oppfølging Sanksjoner overfor de som Kontaktlærer Tidfestes i plager dersom nødvendig. aktivitetsplan Dokumentere dette. 6. Evaluere tiltak Kontaktlærer, elev, foreldre og Kontaktlærer Før utløpet av etter behov skolens ledelse (om nødvendig aktivitetsplanen. evaluerer tiltakene sammen. involveres Er det behov for ny skolens aktivitetsplan med nye tiltak? ledelse) Videreføres tiltakene? Avsluttes aktivitetsplanen? Skriftlig referat fra evalueringen. 7. Søke råd og Mobbesituasjonen følges inntil Rektor Ved behov den opphører helt. Saken kan hjelp om meldes til beredskapsteam mot veiledning mobbing dersom den ikke opphører etter tiltak. 6.2 I saker som omhandler digital mobbing eller andre saker med fare for at bevis kan ødelegges. Hendelse Oppgaver Ansvarlig Når Gjort 1.1. Melding om 1.Fortelle melder om skolens Den som Så raskt som at en elev prosedyrer og rett til en mottar mulig opplever å ha et aktivitetsplan. meldingen 18 dårlig 2.Informere om videre læringsmiljø saksgang. 3. Trygge foreldre/melder om at skolen tar dette på alvor og at det er elevens subjektive oppfatning som skal ligge til grunn. 4.Varsle rektor 1.3. Mistanke Drøfte saken med alle ansatte Den som Så raskt som om at en elev i klassen/på teamet- hva har mistenker at mulig opplever å ha et de sett? en elev ikke dårlig har et godt læringsmiljø 2. Observere eleven -skrive læringsmiljø logg 3. Gjennomføre elevsamtale 4. Rapportere til rektor Tiltak Oppgave Ansvarlig Når Gjort 2. 2.Samtaler med foreldrene til Kontaktlærer Samme dag Undersøkelser den som opplever å ha et og observasjon dårlig læringsmiljø: Informere om tiltak skolen tenker å sette i verk. (observasjoner i klassen, kartlegginger, samtaler, aktivitetsplan) 3.Kartlegge og dokumentere Kontaktlærer i Så raskt som situasjonen. samarbeid mulig med skolens Skjermbilder mm samles inn ledelse 4. Kontakte politiet for Skolens Så raskt som samtale- vurdere anmeldelse ledelse mulig 19 5. Planlegge framtidige tiltak Kontaktlærer mens man avventer politiets og skolens håndtering. Skrive ledelse. aktivitetsplan. Jevnlige samtaler med den som er utsatt for krenkelser som dokumenteres. 6. Politiets håndtering av Politiet Så raskt som saken. mulig 7.Samtale med den/de som Kontaktlærer Så raskt som plager hver for seg. Gi beskjed mulig om at mobbingen er uakseptabel og må stoppes umiddelbart. Gjøre skriftlig avtale om hva som skal skje for å stoppe mobbingen. Avtale ny samtale ca. 1 uke senere. Vise fram tiltakspyramiden. 8.Samtale med foreldre: Kontaktlærer i Så raskt som Samtale med foreldrene til de samarbeid mulig. som plager om tiltak og med skolens oppfølging ledelse. 9.Videre kartlegging av kontaktlærer læringsmiljø ved klassesamtaler/undersøkelser 3. Skrive Hvilke problemer skal løses? Kontaktlærer i I løpet av en uke oppfølgende samarbeid aktivitetsplan Hvilke tiltak planlegger med skolens skolen? ledelse Når skal tiltakene gjennomføres? Hvem er ansvarlig for tiltakene? Når skal tiltakene evalueres? 20 4. Sette inn Beskrive tiltak og oppfølging. Kontaktlærer i Tidfestes i tiltak samarbeid aktivitetsplan med skolens ledelse 5.Oppfølging Sanksjoner overfor de som Kontaktlærer i Tidfestes i plager dersom nødvendig. samarbeid aktivitetsplan Dokumentere dette. med skolens ledelse 6. Evaluere Kontaktlærer, elev, foreldre Kontaktlærer i Før utløpet av tiltak og samarbeid aktivitetsplanen. med skolens skolens ledelse evaluerer ledelse tiltakene sammen. Er det behov for ny aktivitetsplan med nye tiltak? Videreføres tiltakene? Avsluttes aktivitetsplanen? Skriftlig referat fra evalueringen. 7. Søke råd og Mobbesituasjonen følges Rektor Ved behov hjelp om inntil den opphører helt. veiledning Saken kan meldes til beredskapsteam mot mobbing dersom den ikke opphører etter tiltak. 6.3 Ansattsaker: Tiltak Oppgave Ansvarlig Når 1. Mistanke eller Melde fra til rektor Den som mottar Så raskt som mulig melding om (direkte til skoleeier meldingen mobbing dersom mistanken mottas gjelder rektor) 21 2. Vurdere Loggføre Rektor Så raskt som mulig meldingen, undersøke og Involvere færrest melde fra til mulig skoleeier 3. Utarbeide Innhold: ansvars- og Rektor/skoleeier Så raskt som mulig handlingsplan arbeidsfordeling utfra alvorlighetsgraden i meldingen 4. Vurdere Beskyttelse av den Rektor Så raskt som mulig strakstiltak som er utsatt 5. Informere den Samtale med rektor. Rektor Så raskt som mulig ansatte om saken Den ansatte blir gitt anledning til kontradiksjon. Ansatt kan ha med tillitsvalgt 6. Snakke med Rektor eleven som ikke har et godt læringsmiljø 7. Informere Rektor Samme dag som elevens eleven foresatte 8. Vurdere Rektor Så snart som mulig samtale mellom den ansatte og eleven og elevens foreldre 9. Videre Faste møter med Rektor oppfølging ledelsen. Veiledning. Samtaler. 22 som personalsak 10. 23 7 Mal på aktivitetsplan/tiltaksplan Lyngen kommune Barnets navn Barnehage/skole Kommune PROBLEMBESKRIVELSE Hva har den som varsler sagt? ELEVENS EGEN OPPLEVELSE AV SITUASJONEN Barnekonvensjonen artikkel 12: Barnets rett til å bli hørt. SKOLENS VURDERING AV MELDINGEN Kort oppsummert hva skolen allerede er kjent med, og hva skolen hittil er gjort. HOVEDMÅL Hovedmålet skal beskrive den ønskede situasjonen. DELMÅL Lag en oversikt over alle delmålene på de forskjellige nivåer. Kopier hele den blanke delmållinjen og lim inn flere rader ved behov. Delmål Hva skal tiltaket løse Tiltak/aktivitet Ansvarlig Tidsperspektiv Evaluering Ta utgangspunkt i nøkkelord i Skriv inn den aktuelle Sett inn forskningsbaserte tiltak. Konkret hvem Tidfeste uke, måned Hvem evaluerer når? Hvordan problembeskrivelsen. problem-stillingen som skal Eksempler finnes på Udir.no som er eller dato skal det evalueres? Eks løses ved hjelp av tiltaket. ansvarlig samtaler, trinnmøte, elevundersøkelse, skalering 1- 10 etc. Delmål på individnivå Hva skal tiltaket løse Tiltak/aktivitet Ansvarlig Tidsperspektiv Evaluering Delmål på gruppenivå Hva skal tiltaket løse Tiltak/aktivitet Ansvarlig Tidsperspektiv Evaluering Delmål på Systemnivå Hva skal tiltaket løse Tiltak/aktivitet Ansvarlig Tidsperspektiv Evaluering Delmål for helse Hva skal tiltaket løse Tiltak/aktivitet Ansvarlig Tidsperspektiv Evaluering Hvis ønskelig BARNEKONVENSJONEN ARTIKKEL 12: BARNETS RETT TIL Å BLI HØRT Her beskrives hvordan eleven har blitt hørt i den aktuelle saken. BARNEKONVENSJONEN ARTIKKEL 3. BARNETS BESTE Her beskrives hvordan skolen har vurdert barnets beste i den aktuelle saken. UNDERSKRIFTER Sted og dato Underskrift elev Underskrift foresatt Underskrift rektor 24 Retten til å klage Aktivitetsplanen kan påklages til Statsforvalteren se lovtekst under: Dersom ein elev ikkje har eit trygt og godt skolemiljø, kan eleven eller foreldra melde saka til statsforvaltaren etter at saka er teken opp med rektor. Statsforvaltaren skal avgjere om aktivitetsplikta etter §§ 12-4 og 12-5 er oppfylt. Dersom saka ikkje er teken opp med rektor, eller om det er under ei veke sidan ho vart teken opp, skal statsforvaltaren avvise saka, med mindre særlege grunnar gjer dette urimeleg. Det same gjeld dersom saka ikkje gjeld skolemiljøet på skolen der eleven går når saka blir meldt til statsforvaltaren. Skolen og skoleeigaren skal utan hinder av lovfesta teieplikt leggje fram alle opplysningar som statsforvaltaren meiner må til for å greie ut saka. Statsforvaltaren skal sørgje for at involverte elevar blir høyrde. Kva som er best for elevane, skal vere eit grunnleggjande omsyn i statsforvaltaren si saksbehandling. Kjem statsforvaltaren til at skolen ikkje har oppfylt aktivitetsplikta etter §§ 12-4 og 12-5, kan statsforvaltaren vedta kva skolen skal gjere for å sørgje for at eleven får eit trygt og godt skolemiljø. Det skal setjast ein frist for gjennomføringa av vedtaket, og statsforvaltaren skal følgje opp saka. Statsforvaltaren kan vedta reaksjonar etter skolen sitt ordensreglement, jf. §§ 12-6 og 12-8, eller at ein elev skal byte skole, jf. § 13-2. Avgjerda til statsforvaltaren er eit enkeltvedtak og kan påklagast etter reglane i forvaltningsloven. Skoleeigaren har ikkje klagerett. 25 8. Mal på dialogavtale Dialogavtale skole-hjem1 Opprettet: dato Denne avtalen gjelder elev X og er inngått mellom foresatte og X skole. Fra skolens side er det kontaktlærer X som gjennomfører innholdet i avtalen, mens rektor står som ansvarlig fra skolens side. Dialogavtalen er et vedlegg til aktivitetsplanen for å konkretisere hvordan dialogen mellom foresatte og skole skal ivaretas. Målet for begge parter er et best mulig samarbeid for at x skal ha et trygt og godt skolemiljø. Felles ansvar: • • • Skolens skal: • • • Foresatte skal: • • • Avtalen evalueres: dato, eller når en av partene ber om det. 1 Mal anbefalt av Mobbeombudet i Troms og Finnmark 26 9. Eksempler på tiltak hvis mobbing ikke stopper Mobbing i friminutt eller Mobbing andre steder, for Mobbing i klasserommet Mobbing på skoleveien overganger eksempel digital mobbing Den som mobber må følge inspiserende Mobber må vente på skolen til de andre er Kontakt med eksterne samarbeidspartnere Skjerming i klasserom lærer i friminuttene kommet hjem vurderes (politi,m.fl. Ekstra voksen på den som mobber Mobberen med familie må møte den Miste friminutt eller egne friminutt Foreldre må følge til og fra skolen mobbeutsatte sine foresatte sammen med en voksen fra skolen Mobberen med familie må møte den Mobberen med familie må møte den FAU involveres dersom det er et FAU involveres dersom det er et mobbeutssatte sine foresatte sammen mobbeutssatte sine foresatte sammen gruppe/klasseproblem gruppe/klasseproblem med en voksen på skolem med en voksen på Kontakt med eksterne samarbeidspartnere Kontakt med eksterne samarbeidspartnere Mobberen med familie må møte den Klassebytte, gruppebytte, eget klasserom (PPT, BUP, BV, politi, beredskapsteam mot (PPT, BUP, BV, politi, beredskapsteam mot mobbeutssatte sine foresatte sammen for en periode mobbing vurderes mobbing vurderes med en voksen på skolem Kontakt med eksterne samarbeidspartnere Bortvisning Bortvisning (PPT, BUP, BV, politi, beredskapsteam mot skolebytte mobbing vurderes Klassebytte, gruppebytte, eget klasserom Klassebytte, gruppebytte, eget klasserom Klassebytte, gruppebytte, eget klasserom for en periode for en periode for en periode skolebytte skolebytte skolebytte 27 </text:p>
          </table:table-cell>
          <table:table-cell office:value-type="float" office:value="5536" calcext:value-type="float">
            <text:p>5536</text:p>
          </table:table-cell>
          <table:table-cell office:value-type="string" calcext:value-type="string">
            <text:p>1b2fe315-e8c4-5894-9c1f-0940f31cf534</text:p>
          </table:table-cell>
          <table:table-cell table:number-columns-repeated="16376"/>
        </table:table-row>
        <table:table-row table:style-name="ro2">
          <table:table-cell table:number-columns-repeated="3"/>
          <table:table-cell office:value-type="string" calcext:value-type="string">
            <text:p>Oversikt over sykefraværet i Bergen kommune for 2023</text:p>
          </table:table-cell>
          <table:table-cell office:value-type="string" calcext:value-type="string">
            <text:p><text:s/>Hovedarbeidsmiljøutvalget Saksframstilling Vår referanse: 2017/09294-34 Saksbehandler: Henry Johan Berg Oversikt over sykefraværet i Bergen kommune for 2023 Hva saken gjelder: Saken gjelder sykefraværet i Bergen kommune for 2023 og hvordan det har utviklet seg de 5 siste årene. Det vises til vedlegg. Forslag til vedtak: Oversikten over sykefraværet i Bergen kommune 2023 tas til orientering. Dato: 9. februar 2024 Barbro Sofie Lie - leder Henry Berg - saksbehandler Dokumentet er godkjent elektron</text:p>
          </table:table-cell>
          <table:table-cell office:value-type="string" calcext:value-type="string">
            <text:p><text:s/>Hovedarbeidsmiljøutvalget Saksframstilling Vår referanse: 2017/09294-34 Saksbehandler: Henry Johan Berg Oversikt over sykefraværet i Bergen kommune for 2023 Hva saken gjelder: Saken gjelder sykefraværet i Bergen kommune for 2023 og hvordan det har utviklet seg de 5 siste årene. Det vises til vedlegg. Forslag til vedtak: Oversikten over sykefraværet i Bergen kommune 2023 tas til orientering. Dato: 9. februar 2024 Barbro Sofie Lie - leder Henry Berg - saksbehandler Dokumentet er godkjent elektronisk. Vedlegg: Sykefraværsrapport for Bergen kommune 2023 1 </text:p>
          </table:table-cell>
          <table:table-cell office:value-type="float" office:value="4601" calcext:value-type="float">
            <text:p>4601</text:p>
          </table:table-cell>
          <table:table-cell office:value-type="string" calcext:value-type="string">
            <text:p>56bc4776-3ea7-57c0-9752-6bbc611ca2a8</text:p>
          </table:table-cell>
          <table:table-cell table:number-columns-repeated="16376"/>
        </table:table-row>
        <table:table-row table:style-name="ro2">
          <table:table-cell table:number-columns-repeated="3"/>
          <table:table-cell office:value-type="string" calcext:value-type="string">
            <text:p>Orientering om veiledere barnehage- og skolemiljø</text:p>
          </table:table-cell>
          <table:table-cell office:value-type="string" calcext:value-type="string">
            <text:p>Arkivsaksnr. 23/21046-1 Saksbehandler May-Wenche Jensen Saksgang Møtedato Kommunalt råd for mennesker med nedsatt 22.01.2024 funksjonsevne Oppvekst- og utdanningsutvalget 26.01.2024 Orientering om veiledere barnehage- og skolemiljø Kommunedirektørens innstilling til vedtak: 1. «Veileder: Et trygt og godt skolemiljø» og «Veileder: Et trygt og godt barnehagemiljø» tas til orientering. 2. «Veileder: Et trygt og godt skolemiljø» og «Veileder: Et trygt og godt barnehagemiljø» erstatter «Strategiplan </text:p>
          </table:table-cell>
          <table:table-cell office:value-type="string" calcext:value-type="string">
            <text:p>Arkivsaksnr. 23/21046-1 Saksbehandler May-Wenche Jensen Saksgang Møtedato Kommunalt råd for mennesker med nedsatt 22.01.2024 funksjonsevne Oppvekst- og utdanningsutvalget 26.01.2024 Orientering om veiledere barnehage- og skolemiljø Kommunedirektørens innstilling til vedtak: 1. «Veileder: Et trygt og godt skolemiljø» og «Veileder: Et trygt og godt barnehagemiljø» tas til orientering. 2. «Veileder: Et trygt og godt skolemiljø» og «Veileder: Et trygt og godt barnehagemiljø» erstatter «Strategiplan mot mobbing». Stig Tore Johnsen Kari Henriksen Kommunedirektør Direktør Avdeling oppvekst utdanning og kultur 1 Hva saken gjelder "Strategiplanen mot mobbing" ble vedtatt i byrådet den 20. mai 2014 og senere revidert i tråd med endringene i Opplæringslovens kapittel 9A i august 2017. Planen fases nå ut i forbindelse med utarbeidelse og publisering av de nye veiledere: "Veileder: Et trygt og godt skolemiljø» og "Veileder: Et trygt og godt barnehagemiljø". Saksutredning Veilederen for barnehagemiljø ble utarbeidet etter endringer i barnehageloven kapittel 8, gjeldene fra januar 2021. Veilederen ble publisert oktober 2022. Det ble bedt om innspill på veilederen fra seksjonsledere i avdelingen for oppvekst, utdanning og kultur og enhetslederne i kommunale barnehager. Etter innspillene ble det besluttet å revidere veilederen og samtidig utarbeide en tilsvarende veileder for skolen. Veilederne er utarbeidet for å støtte arbeidet med å skape et trygt og godt barnehage- og skolemiljø i Tromsø kommune, og er oppdatert i henhold til lovverk og nyere forskning. Veilederne er utarbeidet av kommunens OMNI-veileder i samarbeid med avdeling for oppvekst, utdanning og kultur. De har vært på høring hos PPT, mobbeombud, i enheter og drøftet med HTV. Veilederne er utarbeidet for ansatte i barnehager og skoler, og publisert i Compilo. I tillegg til veilederne er det utarbeidet en verktøykasse og en oversikt over tilgjengelige ressurser som barnehager og skoler kan benytte seg av i arbeidet med å fremme et trygt og godt barnehage- og skolemiljø. Veilederne har utgangspunkt i nyere forskning om barnehage- og skolemiljø og er i tråd med kommunens OMNI-strategi. OMNI-strategien er rammeverket for å forstå og implementere aktivitetsplikten på en systematisk måte. OMNI skal fremme trygge og gode oppvekstmiljø, med særlig fokus rettet mot barnehage- og skolesektor, og består av syv kjernekomponenter. Kommunen er inne i sitt tredje og siste år i implementeringsprosessen av OMNI. Veilederne er inndelt i 6 deler: lovverket, sentrale begreper og definisjoner, forebyggende arbeid, aktivitetsplikt og andre plikter, verktøykasse og ressurser. Del 1 beskriver barn og unge som sårbar gruppe, og informerer om FNs konvensjon om barnets rettigheter. Den tar for seg de fire generelle prinsippene retten til ingen diskriminering, prinsippet om barnets beste, respekten for barns meninger og retten til liv, overlevelse og utvikling. Videre informerer den om at Tromsø kommune har vedtatt at alle styringsdokumenter i tillegg til å være i tråd med barnerettighetene skal ivareta retten til privatliv. Delen viser også til hvordan barns rettigheter medfører plikter ansatte i barnehager og skoler må følge opp, og har oversikt over hva barnehage- og skoleeier, styrer/rektor og ansatte har ansvar for. Del 2 definerer og konkretiserer begrepene barnehage- og skolemiljø, fellesskap og utenforskap, indirekte og direkte krenkelser, mobbing og mobbeatferd, nulltoleranse mot krenkelser, normflytende tendenser og normalisering av normbrytende atferd, særskilt sårbare barn/elever og den profesjonell voksne. Delen forklarer begrepene, og viser med eksempler hvordan mobbing, krenkelser og utenforskap kan vises i barnehagen eller på skolen. Del 3 beskriver hvordan barnehagen og skolen skal forebygge gjennom å fremme. Delen viser til lovverket, og forklarer hvorfor og hvordan en kan jobbe forebyggende gjennom fremmende tiltak. Det vises til FFSS-modellen, som er en modell ansatte skal kjenne til fra OMNI-strategien. Samarbeid med hjemmet vektlegges i delen, og det beskrives hva et godt samarbeid med hjemmet kjennetegnes av. Del 4 forklarer og beskriver aktivitetsplikten og andre plikter. Aktivitetspliktens fem delplikter (følge med-plikten, gripe inn-plikten, varslingsplikten, undersøkelsesplikten og tiltaksplikten) beskrives steg for steg. I tillegg forklares dokumentasjonsplikten og informasjonsplikten. Barnehagen og skolen skal dokumentere at arbeidet med aktivitetsplikten, og barn og deres foresatte skal informeres om deres rettigheter. Del 5 er ei verktøykasse med skjemaer, tips og oversikt over verktøy som kan brukes i arbeidet med barnehage- og skolemiljø. 2 Del 6 er en oversikt over skriftlige og menneskelige ressurser som er tilgjengelig og kan benyttes i barnehage- og skolemiljøsaker. "Veileder: Et trygt og godt skolemiljø" er utarbeidet med hensyn til endringene i Opplæringsloven som trer i kraft i august 2024. Veilederen må likevel oppdateres i samsvar med den nye lovgivningen. Avdelingen for oppvekst, utdanning og kultur planlegger å starte revisjonsprosessen våren 2024. «Veileder: Et trygt og godt barnehagemiljø» skal evalueres juni 2025. Konklusjon Veiledere barnehage- og skolemiljø erstatter «Strategiplan mot mobbing». Vedtakskompetanse Oppvekst- og utdanningsutvalget Vedlegg Veileder et trygt og godt skolemiljø 02. oktober 2023 Referat drøftingsmøte -skolemiljø Veileder et trygt og godt barnehagemiljø v.2 desember 2023 Referat drøftingsmøte -barnehagemiljø 20.12.23 3 </text:p>
          </table:table-cell>
          <table:table-cell office:value-type="float" office:value="5501" calcext:value-type="float">
            <text:p>5501</text:p>
          </table:table-cell>
          <table:table-cell office:value-type="string" calcext:value-type="string">
            <text:p>4826b5d9-226c-591f-912f-79e4b7e74812</text:p>
          </table:table-cell>
          <table:table-cell table:number-columns-repeated="16376"/>
        </table:table-row>
        <table:table-row table:style-name="ro2">
          <table:table-cell table:number-columns-repeated="3"/>
          <table:table-cell office:value-type="string" calcext:value-type="string">
            <text:p>Saksprotokoll KMBY Sak 138-19</text:p>
          </table:table-cell>
          <table:table-cell office:value-type="string" calcext:value-type="string">
            <text:p>Bergenhus, gnr. 164, bnr. 923, Foreningsgaten 3. Klage på endringstillatelse til rivning og flytting av vegg, endret planløsning og reduksjon av antall boenheter. Del 3. Komite for miljø og byutvikling behandlet saken i møtet 09.05.2019 sak 138/19 og fattet følgende vedtak: Fagetatens 15.05.2017 oppheves. Klagen tas til følge. Begrunnelse Den ulovlig oppførte ytterveggen, samt den nye omsøkte endring på yttervegg, er fremdeles å anse som i strid med nabogrensen på 4 meter. Viser for øvrig til be</text:p>
          </table:table-cell>
          <table:table-cell office:value-type="string" calcext:value-type="string">
            <text:p>Bergenhus, gnr. 164, bnr. 923, Foreningsgaten 3. Klage på endringstillatelse til rivning og flytting av vegg, endret planløsning og reduksjon av antall boenheter. Del 3. Komite for miljø og byutvikling behandlet saken i møtet 09.05.2019 sak 138/19 og fattet følgende vedtak: Fagetatens 15.05.2017 oppheves. Klagen tas til følge. Begrunnelse Den ulovlig oppførte ytterveggen, samt den nye omsøkte endring på yttervegg, er fremdeles å anse som i strid med nabogrensen på 4 meter. Viser for øvrig til begrunnelse i sak 136/19. Komite for miljø og byutviklings behandling Det var en felles diskusjon i sakene 136-138. Følgende representanter tok ordet: Lillian Blom (SV), Norvald Bjarne Visnes (H), Sondre L. Båtstrand (UAV) og Lillian Vangberg (A). Forslag fremsatt i komiteen: Lillian Blom (SV) fremsatte på vegne av SV og UAV følgende alternative forslag: «Fagetatens 15.05.2017 oppheves. Klagen tas til følge. Begrunnelse Den ulovlig oppførte ytterveggen, samt den nye omsøkte endring på yttervegg, er fremdeles å anse som i strid med nabogrensen på 4 meter. Viser for øvrig til begrunnelse i sak 136/19.» Norvald Bjarne Visnes (H) fremsatte på vegne av H og FrP følgende alternative forslag: «Med hjemmel i fvl § 33, 2. ledd, 2. setning oppheves fagetatens vedtak av 28.04..2017 Begrunnelse Vedtaket oppheves da det vedtaket endringssøknaden bygger på er opphevet.» Votering: Alternativt forslag fra SV og UAV, fremsatt av Lillian Blom (SV), ble vedtatt med 12 stemmer (A+SV+KrF+V+UAV). Alternativt forslag fra H og FrP, fremsatt av Norvald Bjarne Visnes (H), fikk 5 stemmer (H+FrP), og var dermed falt. Innstillingen fikk 0 stemmer og var dermed falt. Komite for miljø og byutvikling behandlet saken i møtet 28.03.2019 sak 97/19 og fattet følgende vedtak: Saken utsettes til neste møte. Byrådets svar på spørsmål fra komiteen har kommet så sent at en utsettelse er nødvendig for å sikre forsvarlig saksbehandling. For øvrig viser komiteen til e-post fra saksbehandler til arkitekt datert 3. mars 2019, der det blir opplyst at Plan- og bygningsetaten «kommer ikke lenger til å fatte noen nye vedtak i saken før vi får korrekte tegningssett» og frist ble satt til 8. mars 2019. Komiteen ber om informasjon vedrørende oppfølging av dette brevet. Komite for miljø og byutvikling behandlet saken i møtet 21.02.2019 sak 56/19 og fattet følgende vedtak: Saken utsettes for innhenting av tilleggsinformasjon. Komite for miljø og byutvikling behandlet saken i møtet 17.01.2019 sak 12/19 og fattet følgende vedtak: Saken utsettes for ytterligere informasjonsinnhenting. Arbeidsutvalget nedsetter en gruppe med representanter fra alle partier i KMBY. Komite for miljø og byutvikling behandlet saken i møtet 06.12.2018 sak 331/18 og fattet følgende vedtak: Saken utsettes for felles befaring. Byrådet behandlet saken i møtet 15.11.2018 sak 320/18 Byrådet innstiller til komite for miljø og byutvikling å fatte følgende vedtak: Fagetatens vedtak datert 15.05.17 opprettholdes. Klagen tas ikke til følge. 2 </text:p>
          </table:table-cell>
          <table:table-cell office:value-type="float" office:value="4601" calcext:value-type="float">
            <text:p>4601</text:p>
          </table:table-cell>
          <table:table-cell office:value-type="string" calcext:value-type="string">
            <text:p>5482e670-2062-5c65-ab64-26dc5dbf6787</text:p>
          </table:table-cell>
          <table:table-cell table:number-columns-repeated="16376"/>
        </table:table-row>
        <table:table-row table:style-name="ro2">
          <table:table-cell table:number-columns-repeated="3"/>
          <table:table-cell office:value-type="string" calcext:value-type="string">
            <text:p>Protokoll utvalg for finans, kultur og næring 15.01.2025</text:p>
          </table:table-cell>
          <table:table-cell office:value-type="string" calcext:value-type="string">
            <text:p><text:s/>BERGEN KOMMUNE Protokoll Utvalg for finans, kultur og næring Den 15. jan. 2025 holdt utvalg for finans, kultur og næring møte i Bergen rådhus, Teatersalen fra kl. 16:00 til kl. 18:30 Til stede under opprop: Eivind Haldor Hermansen (H) Erik Abrahamsen (H) Anette Strand (H) Fabian Emil Stang (H) Rune Bakervik (A) Vigdis Helene Ravnøy (A) – vara Geir Mujic Elgsaas (A) - vara Martin Virkesdal Jonsterhaug (FrP) Helge Oksnes (FrP) Eira Vilde Martinsen Garrido (SV) Eline Aresdatter Haakestad (MDG) Ann</text:p>
          </table:table-cell>
          <table:table-cell office:value-type="string" calcext:value-type="string">
            <text:p><text:s/>BERGEN KOMMUNE Protokoll Utvalg for finans, kultur og næring Den 15. jan. 2025 holdt utvalg for finans, kultur og næring møte i Bergen rådhus, Teatersalen fra kl. 16:00 til kl. 18:30 Til stede under opprop: Eivind Haldor Hermansen (H) Erik Abrahamsen (H) Anette Strand (H) Fabian Emil Stang (H) Rune Bakervik (A) Vigdis Helene Ravnøy (A) – vara Geir Mujic Elgsaas (A) - vara Martin Virkesdal Jonsterhaug (FrP) Helge Oksnes (FrP) Eira Vilde Martinsen Garrido (SV) Eline Aresdatter Haakestad (MDG) Anne-Margrete Bollmann (BL) Ole-Ansger Nepomuk Martini (V) Ann Jorunn Hillersøy (INP) Anne Brit Reigstad (Sp) Godkjente forfall til hele Richard Martin Laloo Storevik (A) møtet: Amina Ali Amin (A) Fra byrådsavdeling for Byråd Jacob Mæhle finans: Kommunaldirektør Kari Syverud Politisk rådgiver Amalie Lunde Fra byrådsavdeling for Byråd Reidar Digranes næring, kultur og idrett: Kommunaldirektør Torbjørn Torsvik Politisk rådgiver Knut Olav Alhaug Møteleder: Utvalgsleder Rune Bakervik (A) 1 Saksliste Saksnr. Arkivsak Sakstittel 2023/256511-62 Innkalling utvalg for finans, kultur og næring 15.01.2025 2025/03553-1 Muntlige spørsmål til utvalg for finans, kultur og næring 15.01.2025 1/25 2023/257826-20 Godkjenning av protokoll fra utvalg for finans, kultur og næring sitt møte 04.12.24 og 12.12.24 2/25 2025/03557-1 Saker til gjennomsyn i utvalg for finans, kultur og næring 15.01.2025 3/25 2023/275672-23 Innkomne svar på skriftlige spørsmål til utvalg for finans, kultur og næring 15.01.2025 4/25 2024/156959-1 ASSS-statistikk - analyse av regnskapsåret 2023 og utvikling siste tre år 5/25 2024/158708-1 Retningslinjer og kriterier for tilskuddsordninger innen kunst- og kulturområdet i Bergen kommune 6/25 2022/50802-2 Det Hanseatiske Museum. Utstillingsprosjektet. Gjennomføringsvedtak 7/25 2024/134333-3 Filmmelding 2024 8/25 2024/127558-10 Forslag til ny organisering av renholdstjenestene og ny renholdsnorm for Bergen kommune 9/25 2023/278789-15 Lønns- og arbeidsvilkår for ansatte i serveringsbransjen 10/25 2024/178777-3 Bosetting av flyktninger i 2025 11/25 2024/182292-1 Ny samarbeidsavtale for DigiVestland 12/25 2024/100818-10 Representantforslag fra Mailiss Solheim-Åkerblom (R) vedrørende tiltak mot matsvinn 13/25 2024/136243-7 Representantforslag fra Linn Kristin Rasmussen Engø (A) om utvidet rett til velferdspermisjon ved barnehagetilvenning 14/25 2023/257825-28 Eventuelt utvalg for finans, kultur og næring 15.01.2025 Orienteringer i møtet: • Orientering vedr. arbeidet med KPS ved byråd Reidar Digranes • Orientering vedr. sak 4/25: ASSS-statistikk - analyse av regnskapsåret 2023 og utvikling siste tre år ved finansdirektør Kristin Ulvang • Orientering vedr. sak 7/25 Filmmelding 2024 ved Camilla Liby Clausen 2 Innkalling utvalg for finans, kultur og næring 15.01.2025 Utvalg for finans, kultur og næring behandlet saken i møtet 15.01.2025: Det var ingen merknader til innkalling og sakskart. [Lagre saksprotokoll] [Lagre vedtak] Muntlige spørsmål til utvalg for finans, kultur og næring 15.01.2025 Utvalg for finans, kultur og næring behandlet saken i møtet 15.01.2025: 1. Geir Mujic Elgsaas (A) stilte spørsmål om Fana brannstasjon. Byråd Jacob Mæhle besvarte spørsmålet 2. Anne-Margrete Bollmann (BL) stilte spørsmål om skogsbilveisakene. Byråd Reidar Digranes besvarte spørsmålet. 3. Anne-Margrete Bollmann (BL) stilte spørsmål om saksbehandling i skogsbilveisakene. Byråd Reidar Digranes besvarte spørsmålet. [Lagre saksprotokoll] [Lagre vedtak] 1/25 Godkjenning av protokoll fra utvalg for finans, kultur og næring sitt møte 04.12.24 og 12.12.24 Utvalg for finans, kultur og næring behandlet saken i møtet 15.01.2025 sak 1/25: Protokollene ble godkjent. [Lagre saksprotokoll] [Lagre vedtak] 2/25 Saker til gjennomsyn i utvalg for finans, kultur og næring 15.01.2025 Utvalg for finans, kultur og næring behandlet saken i møtet 15.01.2025 sak 2/25: Følgende dokumenter ble sendt ut i forkant av møtet: • Skatteinngang etter november 2024 • Orienteringsskriv - Høringsuttalelse - Forslag til forskrift til digitalsikkerhetsloven (digitalsikkerhetsforskriften) • Vedtak BR2, 05122024, Sak 1324/24, Høringsuttalelse - Forslag til forskrift til digitalsikkerhetsloven (digitalsikkerhetsforskriften) • Høringsuttalelse - Forslag til forskrift til digitalsikkerhetsloven (digitalsikkerhetsforskriften) 3 • Høringsbrev - forslag til forskrift til digitalsikkerhetsloven (digitalsikkerhetsforskriften) • Høringsnotat om forslag til forskrift til digitalsikkerhetsloven (digitalsikkerhetsforskriften) • Høringsuttalelse til forslag til lov om besøksbidrag - orienteringsskriv • Høringsuttalelse til forslag til lov om besøksbidrag • Svar på spørsmål fra Naturvernforbundet i samband med åpen høring om skogsbilveger • Oppfølgingsbrev til Statsforvalteren fra Naturvernforbundet. [Lagre saksprotokoll] [Lagre vedtak] 3/25 Innkomne svar på skriftlige spørsmål til utvalg for finans, kultur og næring 15.01.2025 Utvalg for finans, kultur og næring behandlet saken i møtet 15.01.2025 sak 3/25: Følgende svar ble sendt ut i forkant av møtet: • Svar på skriftlig spørsmål nr. 75 fra Eline Aresdatter Haakestad (MDG) til landbruksbyråden om traseen på skogsbil/landbruksveien på Smogakampen - Utvalg for finans, kultur og næring Eline Aresdatter Haakestad (MDG) stilte oppfølgingsspørsmål. Byråd Reidar Digranes besvarte spørsmålet. • Svar på skriftlig spørsmål nr. 77 fra Mailiss Solheim-Åkerblom (R) om Evinys avtale med Norsk Vind om Modalsknuten Vindkraftverk - Utvalg for finans, kultur og næring [Lagre saksprotokoll] [Lagre vedtak] 4/25 ASSS-statistikk - analyse av regnskapsåret 2023 og utvikling siste tre år Utvalg for finans, kultur og næring behandlet saken i møtet 15.01.2025 sak 4/25 og avga følgende innstilling: Bystyret tar redegjørelsen som gjelder ASSS-statistikk - analyse av regnskapsåret 2023 og utvikling siste tre år til orientering. Utvalg for finans, kultur og nærings behandling Ingen representanter tok ordet. Votering: Innstillingen ble tiltrådt enstemmig. Byrådet behandlet saken i møtet 31.10.2024 sak 317/24 Byrådet innstiller til bystyret å fatte følgende vedtak: Byrådets og utvalgets innstilling er likelydende [Lagre saksprotokoll] [Lagre vedtak] 4 5/25 Retningslinjer og kriterier for tilskuddsordninger innen kunst- og kulturområdet i Bergen kommune Utvalg for finans, kultur og næring behandlet saken i møtet 15.01.2025 sak 5/25 og avga følgende innstilling: 1. Bystyret vedtar retningslinjer og kriterier for tilskuddsordninger innen kunst- og kultur slik disse fremkommer i saken. 2. Bystyret vedtar søknadsfrister for ordningene slik disse fremkommer i saken. 3. Byrådet gis myndighet til å gjøre mindre endringer av ikke-prinsipiell karakter i retningslinjene for de ulike ordningene. Utvalg for finans, kultur og nærings behandling Følgende representanter tok ordet: Eira Vilde Martinsen Garrido (SV), Eline Aresdatter Haakestad (MDG), Eivind Haldor Hermansen (H), Rune Bakervik (A), Ole-Ansger Nepomuk Martini (V). Forslag fremsatt i utvalget: Eira Vilde Martinsen Garrido (SV) fremsatte på vegne av SV følgende utsettelsesforslag: Bystyret ber om at saken sendes tilbake slik at byrådet kan innarbeide tilskuddsordninger som har blitt kuttet. Utsetteleseforsalg fra SV, fremsatt av Eira Vilde Martinsen Garrido (SV) fikk 1 stemme (SV) og var dermed falt. Eline Aresdatter Haakestad (MDG) fremsatte å vegne av MDG følgende utsettelsesforslag: Saken sendes tilbake for høring til kunst- og kulturfeltet i Bergen. Utsetteleseforsalg fra MDG, fremsatt av Eline Aresdatter Haakestad (MDG) fikk 5 stemmer (A, SV, MDG) og var dermed falt. Rune Bakervik (A) fremsatte på vegne av A følgende alternative forslag: Arbeiderpartiet tar saken til orientering, og viser til vårt budsjettforslag. Votering: Alternativt forslag fra A fremsatt av Rune Bakervik (A) fikk 3 stemmer (A). Innstillingen punkt 1 og 2 ble tiltrådt med 12 stemmer (H, FrP, SV, MDG, BL, V, INP, Sp) Innstillingen punkt 3 ble tiltrådt med 9 stemmer (H, FrP, BL, INP, Sp). Byrådet behandlet saken i møtet 02.01.2025 sak 4/25 Byrådet innstiller til bystyret å fatte følgende vedtak: Byrådets og utvalgets innstilling er likelydende [Lagre saksprotokoll] [Lagre vedtak] 5 6/25 Det Hanseatiske Museum. Utstillingsprosjektet. Gjennomføringsvedtak Utvalg for finans, kultur og næring behandlet saken i møtet 15.01.2025 sak 6/25 og avga følgende innstilling: 1. Prosjektet Det Hanseatiske museum - utstilling (BUD979 / K0241) med en anbefalt total investeringsramme på 80,3 MNOK gjennomføres. Styringsmål fastsettes til 73,6 MNOK. 2. Foreslått investeringsramme på 80,3 MNOK i handlings- og økonomiplan 2025-28 bevilges til prosjektet. Budsjettavsetning framgår av følgende tabell: Utvalg for finans, kultur og nærings behandling Følgende representanter tok ordet: Martin Virkesdal Jonsterhaug (FrP), Anne Brit Reigstad (Sp) Votering: Innstillingen punkt 1 – 2 ble tiltrådt enstemmig. Byrådet behandlet saken i møtet 19.12.2024 sak 382/24 Byrådet innstiller til bystyret å fatte følgende vedtak: Byrådets og utvalgets innstilling er likelydende [Lagre saksprotokoll] [Lagre vedtak] 7/25 Filmmelding 2024 Utvalg for finans, kultur og næring behandlet saken i møtet 15.01.2025 sak 7/25 og avga følgende innstilling: 1. Bystyret tar «Filmmelding Bergen kommune 2024» til orientering. 2. Bystyret ber byrådet arbeide for at den statlige filminsentivordningen blir regelstyrt. 3. Bystyret ber om at meldingen inngår i arbeidet med videreutvikling av kommunenes filmpolitikk. Utvalg for finans, kultur og nærings behandling Følgende representanter tok ordet: Vigdis Helene Ravnøy (A), Eira Vilde Martinsen Garrido (SV), Martin Virkesdal Jonsterhaug (FrP), Rune Bakervik (A). 6 Forslag fremsatt i utvalget: Eira Vilde Martinsen Garrido (SV) fremsatte på vegne av SV følgende tilleggsforslag i 4 punkt: 1. Bystyret ber byrådet om å øke bevilgningene til Vestnorsk Filmsenter slik at senteret kan håndtere fremtidige oppgaver, som å gi støtte til lange formater, for å bygge en sterkere filmbransje på Vestlandet. 2. Bystyret ber byrådet om å starte arbeidet med en regional insentivordning for å styrke film- og TV-industrien i Bergen. 3. Bystyret ber byrådet om at Bergen Kino forblir i kommunalt eie. 4. Bergen bystyre ber om at byrådet jobber for å tilbakeføre Bergen Kino til ordinær kommunal drift, og for et reklamefritt kinotilbud på alle barnefilmer, samt å stoppe forsøk på videre kommersialisering av kinomarkedet i Bergen. Merknader fremsatt i utvalget: Vigdis Helene Ravnøy (A) fremsatte på vegne av A følgende merknad: Bergen kino er en viktig samarbeidspartner for den lokale filmbransjen, og for å opprettholde denne posisjonen er det avgjørende at Bergen kommune ikke selger seg ytterligere ned i Bergen kino AS. Eira Vilde Martinsen Garrido (SV) fremsatte på vegne av SV følgende merknad: Filmproduksjon i Bergen har en lang tradisjon for ikke-kommersiell filmproduksjon, og for mange av aktørene i bransjen er internasjonalt samarbeid, spesielt i form av koproduksjoner, en viktig del av arbeidsprosessen. Bystyret understreker at utviklingen av en insentivordning for filmproduksjon i Bergen må tas hensyn ikke-kommersiell filmproduksjon, og at ordningen ikke må begrense eller hindre slike internasjonale samarbeid. Votering: Innstillingen punkt 1 – 3 ble tiltrådt enstemmig. Tilleggsforslag punkt 1 og 4 fra SV, fremsatt av Eira Vilde Martinsen Garrido (SV) fikk 2 stemmer (SV, MDG). Tilleggsforslag punkt 2 og 3 fra SV, fremsatt av Eira Vilde Martinsen Garrido (SV) fikk 5 stemmer (A, SV, MDG). Merknad fra A, fremsatt av Vigdis Helene Ravnøy (A) fikk 5 stemmer (A, SV, MDG). Merknad fra SV, fremsatt av Eira Vilde Martinsen Garrido (SV) fikk 2 stemmer (SV, MDG). Byrådet behandlet saken i møtet 19.12.2024 sak 383/24 Byrådet innstiller til bystyret å fatte følgende vedtak: Byrådets og utvalgets innstilling er likelydende [Lagre saksprotokoll] [Lagre vedtak] 7 8/25 Forslag til ny organisering av renholdstjenestene og ny renholdsnorm for Bergen kommune Utvalg for finans, kultur og næring behandlet saken i møtet 15.01.2025 sak 8/25 og avga følgende innstilling: 1. De kommunale renholdstjenestene samles i én enhet i tråd med forslaget det redegjøres for i denne saken. 2. Omorganiseringen skal gjennomføres i tråd med kommunens forpliktelser etter lov- og avtaleverk. 3. I forbindelse med omorganiseringen skal man avvikle internfakturering som en del av kostnadsbelastning for det ordinære renholdet. 4. Bystyret ber byrådet innføre, videreutvikle og tilpasse ny norm og frekvens for kommunens renhold i tråd med innretningen som er beskrevet i denne saken. 5. Bystyret tar den vedlagte rapporten fra arbeidsgruppen til orientering. Utvalg for finans, kultur og nærings behandling Følgende representanter tok ordet: Vigdis Helene Ravnøy (A), Eira Vilde Martinsen Garrido (SV), Eline Aresdatter Haakestad (MDG), Martin Virkesdal Jonsterhaug (FrP), Anne-Margrete Bollmann (BL). Forslag fremsatt i utvalget: Vigdis Helene Ravnøy (A) fremsatte på vegne av A følgende alternative forslag i 6 punkt: 1. Bystyret viser til byrådets pågående omorganisering av renholdstjenesten, samt arbeidet med ny renholdsnorm, og ber om at resultatet ikke fører til en forverret arbeidshverdag og svekkede vilkår for de ansatte. 2. Tillitsvalgtes stemme skal høres i prosessen, og målet om fulle, faste stillinger med mulighet for å ta fagbrev for renholderne, slås fast. 3. Bystyret slår fast at en eventuell overtallighet som følge av omorganiseringen skal løses ved naturlig avgang, eller ansattønsket overgang til ny stilling i Bergen kommune. 4. Bystyret viser til at renhold av kommunale bygg er den del av kjernevirksomheten i Bergen kommune, og slår fast at tjenesten ikke skal konkurranseutsettes eller privatiseres. 5. Ved overgang til ny renholdsnorm skal det tas hensyn til byggenes alder, beskaffenhet, bruk, utforming og egnethet for renhold. 6. En omorganisering må ikke frata tjenestestedene (skolene, sykehjemmene osv) den fleksibilitet og flyt i hverdagen man i dag har knyttet til renholdsarbeidet. Eira Vilde Martinsen Garrido (SV) fremsatte på vegne av SV følgende tilleggsforslag: En ny renholdsnorm skal ikke føre til dårligere hygiene, dårligere smittevern, eller at offentlige velferdstilbud som barnehager, skoler, sykehjem og lignende rengjøres sjeldnere enn i dag. 8 Votering: Alternativt forslag punkt 1 – 4 fra A fremsatt av Vigdis Helene Ravnøy (A) fikk 5 stemmer (A, SV, MDG). Innstilingen punkt 1 – 4 ble tiltrådt med 10 stemmer (H, FrP, BL, V, INP, Sp). Alternativt forslag punkt 5 og 6 fra A fremsatt av Vigdis Helene Ravnøy (A) fikk 4 stemmer (A, MDG). Innstillingen punkt 5 ble tiltrådt enstemmig. Tilleggsforslag fra SV, fremsatt av Eira Vilde Martinsen Garrido (SV) fikk 2 stemmer (SV, MDG). Byrådet behandlet saken i møtet 02.01.2025 sak 11/25 Byrådet innstiller til bystyret å fatte følgende vedtak: Byrådets og utvalgets innstilling er likelydende [Lagre saksprotokoll] [Lagre vedtak] 9/25 Lønns- og arbeidsvilkår for ansatte i serveringsbransjen Utvalg for finans, kultur og næring behandlet saken i møtet 15.01.2025 sak 9/25 og avga følgende innstilling: 1. Gjennom faste møteplasser skal kommunen samarbeide tettere med relevante fagforeninger, for å bidra til at arbeidstakernes rettigheter blir ivaretatt. 2. Kommunen skal gå i dialog med Arbeidstilsynet for å fremme hyppigere kontroller. Det er Arbeidstilsynets oppgave å utføre tilsyn med serveringssteder for å sikre at arbeidsgiverne gir sine ansatte rettferdige lønnsvilkår. 3. Gjennom Etablerersenteret skal kommunen tilby målrettet etablereropplæring for nye aktører i serveringsbransjen for å bidra til å forbedre arbeidsgivers kunnskap om, og forståelse for, lovverk og arbeidsmiljøkrav. 4. Kommunen skal informere både arbeidstakere og arbeidsgivere om rettigheter og plikter knyttet til lønns- og arbeidsvilkår, for å bidra til at alle blir klar over hva som er forventet og rettferdig. Kommunen skal gå i dialog med Forbrukertilsynet, som er håndhever av åpenhetsloven, for å samarbeide om å fremme slik informasjon. Utvalg for finans, kultur og nærings behandling Følgende representanter tok ordet: Geir Mujic Elgsaas (A), Eline Aresdatter Haakestad (MDG), Anne-Margrete Bollmann (BL), Eira Vilde Martinsen Garrido (SV). Forslag fremsatt i utvalget: Geir Mujic Elgsaas (A), fremsatte på vegne av A følgende alternative forslag til punkt 4: 9 Nytt pkt. 4. skal informere både arbeidstakere og arbeidsgivere om rettigheter og plikter knyttet til lønns- og arbeidsvilkår, samt allmenngjøring av tariffavtale for overnattings, serverings- og cateringvirksomhet (Riksavtalen) for å bidra til at alle blir klar over hva som er forventet og rettferdig. Kommunen skal gå i dialog med Forbrukertilsynet, som er håndhever av åpenhetsloven, for å samarbeide om å fremme slik informasjon. Merknader fremsatt i utvalget: Geir Mujic Elgsaas (A) fremsatte på vegne av A følgende merknad: Bystyret merker seg at dersom en arbeidsavtale innen serveringsbransjen skal være lovlig, må man ha lønns- og arbeidsvilkår ihht allmenngjøringsforskriften for Riksavtalen. Votering: Innstillingen punkt 1 - 3 ble tiltrådt enstemmig. Alternativt forslag til punkt 4 fra A fremsatt av Geir Mujic Elgsaas (A) fikk 7 stemmer (A, SV, MDG, BL, V). Innstillingen punkt 4 ble tiltrådt med 8 stemmer (H, FrP, INP, Sp). Merknad fra A, fremsatt av Geir Mujic Elgsaas (A) fikk 5 stemmer (A, SV, MDG). Byrådet behandlet saken i møtet 19.12.2024 sak 379/24 Byrådet innstiller til bystyret å fatte følgende vedtak: Byrådets og utvalgets innstilling er likelydende [Lagre saksprotokoll] [Lagre vedtak] 10/25 Bosetting av flyktninger i 2025 Utvalg for finans, kultur og næring hadde saken til orientering i møtet 15.01.2025 sak 10/25: Utvalg for finans, kultur og næring tok saken til orientering. Utvalg for helse og sosial innstiller til bystyret. Utvalg for finans, kultur og nærings behandling Følgende representanter tok ordet: Vigdis Helene Ravnøy (A), Eira Vilde Martinsen Garrido (SV), Anette Strand (H), Eline Aresdatter Haakestad (MDG), Ole-Ansger Nepomuk Martini (V), Rune Bakervik (A). Merknader fremsatt i utvalget: Vigdis Helene Ravnøy (A)fremsatte på vegne av A følgende merknader: Merknad 1 Bergen kommune imøtekommer Integrerings- og mangfoldsdirektoratet (IMDi) anmodning om å bosette 680 flyktninger i 2025. Merknad 2 10 Dersom IMDi kommer med en ny anmodning ila 2025, skal Bergen kommune stille seg positiv til denne. Merknad 3 Bystyret merker seg at dagens byråd nok en gang ikke ønsker å ta imot det antall flyktninger som IMDi anmoder oss om. Dette er en utvikling som vi ikke støtter. Eira Vilde Martinsen Garrido (SV) fremsatte på vegne av SV følgende merknader: Merknad 1: Bystyret ber byrådet om å lage en plan for hvordan håndtere flyktninger fra Palestina som med tiden vil komme til Bergen. Merknad 2: Bystyret bevilger kr. 600 000,- til Selvhjelp for innvandrere og flyktninger (SEIF). Merknad 3a: Bystyret bevilger kr. 500 000,- til Skeiv Verden Vest. Merknad 3b: Bystyret ber byrådet legge til rette for at ansatte som jobber med undervisning av flyktninger tilbys hele stillinger. Merknad 4: En høy grad av fagorganisering er et av verktøyene mot økende forskjeller. For mange kan det bidra til bedre arbeidsvilkår, og være en vei i det norske organisasjonslivet. Bystyret understreker viktigheten av god og relevant opplæring i den norske arbeidsmodellen i introduksjonsprogrammet. Merknad 5: Bystyret ber byrådet innføre en bemanningsnorm i sosialtjenesten som sikrer at ansatte har tid og rom for å bli kjent med og følge opp den enkeltes behov for hjelp, samt øke andelen ansatte i sosialtjenesten med sosialfaglig kompetanse. Merknad 6: Bystyret ber byrådet jobbe strategisk for at staten øker det statlige integreringstilskuddet slik at bosettingen ikke går utover kommunens økonomi, og at tjenestetilbudet kan opprettholdes. Bergen må også kreve at staten øker midler til andre tilskudd som ekstratilskudd for personer med behov for store omsorgstjenester, enslige mindreårige og for norskopplæring. Merknad 7: Bergen bystyre understrekar at Bergen kommune både har kompetanse, evne og vilje til å ta imot langt fleire menneske til busetjing enn det staten ber oss om. Merknad 8: Bystyret ber byrådet jobbe for å bygge eller skaffe 100 nye kommunale boliger hvert år de neste ti årene, for å ta igjen tapt tid i den sosiale boligpolitikken. Merknad 19: Bystyret ber byrådet bruke forkjøpsretten i langt større grad enn i dag. Merknad 10: Bystyret ber byrådet om å gå vekk fra ordningen med gjengs leie, og heller tilpasse leieprisene i kommunale boliger etter faktiske drifts- og vedlikeholdsutgifter. 11 Merknad 11: Bystyret ber byrådet legge frem en sak for bystyret med forslag til et nytt ikke-kommersielt utleieleiekonsept etter modell fra Danmark – Allmennboliger - med langtidskontrakter som sikrer bostabilitet for personer som ikke har råd til å kjøpe bolig, men som kan betale husleie. Merknad 12: Bystyret ber byrådet kartlegge omfanget av boliger i Bergen som står tomme hele eller store deler av året, og legge frem en oversikt for bystyret i løpet av høsten 2025. Merknad 13: Bystyret ber byrådet utrede innføring av upersonlig boplikt i Bergen, og komme tilbake til bystyret i notats form i løpet av høsten 2025. Merknad 14: Bystyret ber byrådet jobbe for å gi fulle rettigheter til barn i mottak på lik linje med andre barn i kommunen. Det bør også tilstrebes å finne plasser i barnehage for barn som kommer utenom vanlig opptakstid. Merknad 15: Bystyret ber byrådet jobbe for å tilrettelegge for helhetlig arbeidsrettede tiltak for flyktninger der norskopplæring, fagopplæring, arbeidstrening og eventuelt helsebehandling inngår i et helhetlig løp mot arbeid. Merknad 16: Bystyret mener at Bergen kommune bør gå foran og etablere og drive egne mottak. Votering: Merknad 1 – 3 fra A, fremsatt av Vigdis Helene Ravnøy (A) fikk 6 stemmer (A, SV, MDG, V). Merknad 1, 6 og 7 fra SV, fremsatt av Eira Vilde Martinsen Garrido (SV) fikk 5 stemmer (A, SV, V). Merknad 2, 3a, 5, 8, 10, 12, 13, 16 fra SV, fremsatt av Eira Vilde Martinsen Garrido (SV) fikk 1 stemme (SV). Merknad 3b, 4, 9 og 11 fra SV, fremsatt av Eira Vilde Martinsen Garrido (SV) fikk 4 stemmer (A, SV). Merknad 14 og 15 fra SV, fremsatt av Eira Vilde Martinsen Garrido (SV) fikk 2 stemmer (SV, V). Byrådet behandlet saken i møtet 02.01.2025 sak 6/25 Byrådet innstiller til bystyret å fatte følgende vedtak: 1. Bergen kommune vedtar å bosette 400 flyktninger i 2025. 20 av disse vil være enslige mindreårige, og 5 av disse igjen under 15 år. Det forventes i tillegg at det kommer 30 familiegjenforente i målgruppen. 2. Bystyret ber byrådet sikre at bosettingen av flyktninger tilpasses inntektsrammene. 3. Byrådet gis fullmakt til å fremskaffe boliger i markedet for å dekke bosetting av flyktninger. Eventuelle kjøp finansieres inntil videre ved bruk av ubundne investeringsfond. Byrådet vil, dersom det er behov for det, komme tilbake til bystyret med forslag til endelig finansiering i forbindelse med Revidert budsjett 2025 og 2. 12 tertialrapport. 4. Fullmakten til å utbetale livsopphold til flyktninger med alternativ mottaksplass (AMOT) overføres fra Introduksjonssenteret for flyktninger til NAV sosialtjeneste. [Lagre saksprotokoll] [Lagre vedtak] 11/25 Ny samarbeidsavtale for DigiVestland Utvalg for finans, kultur og næring behandlet saken i møtet 15.01.2025 sak 11/25 og avga følgende innstilling: 1. Bergen kommune skal fortsatt være vertskommune for DigiVestland og inviterer kommunene i Vestland inn i samarbeidet i tråd med opplysningene i saken og Samarbeidsavtale for DigiVestland fra 1.3.2025. 2. Bystyret gir byrådet fullmakt til å gjøre mindre revisjoner av avtalen. Utvalg for finans, kultur og nærings behandling Ingen representanter tok ordet: Votering: Innstillingen punkt 1 – 2 ble tiltrådt enstemmig. Byrådet behandlet saken i møtet 19.12.2024 sak 380/24 Byrådet innstiller til bystyret å fatte følgende vedtak: Byrådets og utvalgets innstilling er likelydende [Lagre saksprotokoll] [Lagre vedtak] 12/25 Representantforslag fra Mailiss Solheim-Åkerblom (R) vedrørende tiltak mot matsvinn Utvalg for finans, kultur og næring behandlet saken i møtet 15.01.2025 sak 12/25 og avga følgende innstilling: Representantforslaget avvises med bakgrunn i byrådets svar. Utvalg for finans, kultur og nærings behandling Følgende representanter tok ordet: Rune Bakervik (A), Erik Abrahamsen (H), Eira Vilde Martinsen Garrido (SV). Forslag fremsatt i utvalget: Utvalgsleder Rune Bakervik (A) fremsatte forslagstillers forslag til vedtak. Erik Abrahamsen (H) fremsatte på vegne av H, FrP og Sp følgende alternative forslag: Representantforslaget avvises med bakgrunn i byrådets svar. 13 Votering: Alternativt forslag fra H, FrP og Sp fremsatt av Erik Abrahamsen (H) ble tiltrådt med 13 stemmer (H, A, FrP, BL, V, INP, Sp). Forslagsstillers forslag punkt 1 – 8 fikk 2 stemmer (SV, MDG). Forslagsstillers forslag til vedtak: 1. Bystyret ber byrådet sikre en samlet oversikt på hvor mye mat som kastes i kommunal regi. 2. Fra andre kvartal 2025 skal det gjennomføres halvårlige veierunder for å måle matsvinnet, der alle kommunens etater skal delta. Halvårlig statusoppdatering skal leveres bystyret. 3. Bystyret ber byrådet utarbeide en plan for å redusere kommunens matsvinn. Det bes om at byrådet legger frem en vurdering om dette bør vedtas i en egen matsvinnplan, eller innarbeides i f.eks. “Grønn virksomhet - klima- og miljøplan for Bergen kommunes virksomhet". 4. Tilbud om matverter på sykehjem skal utvides. 5. Bergen kommune skal gjennomføre en årlig “Matsvinn-uke” i tiden rundt matsvinndagen 29. september. 6. Bystyret ber byrådet inngå en avtale med Matsentralen og/eller andre ideelle aktører om overskuddsmat fra kommunal drift. 7. Bystyret ber byrådet gå i samarbeid med lærerorganisasjonene og interesseorganisasjoner om å utarbeide et opplæringstilbud om matsvinn som barne- og ungdomsskoler kan bruke i faget Mat og Helse. 8. Reduksjon av matsvinn skal tas inn i kommunens innkjøps- og anbudsreglement. [Lagre saksprotokoll] [Lagre vedtak] 13/25 Representantforslag fra Linn Kristin Rasmussen Engø (A) om utvidet rett til velferdspermisjon ved barnehagetilvenning Utvalg for finans, kultur og næring behandlet saken i møtet 15.01.2025 sak 13/25 og avga følgende innstilling: Representantforslaget avvises med bakgrunn i byrådets svar. Utvalg for finans, kultur og nærings behandling Følgende representanter tok ordet: Geir Mujic Elgsaas (A), Eivind Haldor Hermansen (H). Forslag fremsatt i utvalget: Eivind Haldor Hermansen (H) fremsatte på vegne av H, FrP og Sp følgende alternative forslag: Representantforslaget avvises med bakgrunn i byrådets svar. 14 Geir Mujic Elgsaas (A) fremsatte på vegne av A følgende alternative forslag: Bergen kommunes personalreglement kap. 5.6 formulering om tilvenning av barn i ny barnehage/SFO/hos ny barnepasser endres fra: «Tilvenning av barn i ny barnehage/SFO/hos ny barnepasser i inntil 3 dager for én av de foresatte, under forutsetning av at begge de foresatte er i arbeid. Dagene kan deles mellom de foresatte.» til: «Tilvenning av barn i ny barnehage/SFO/hos ny barnepasser i inntil 5 dager for én av de foresatte, under forutsetning av at begge de foresatte er i arbeid. Dagene kan deles mellom de foresatte.». Votering: Alternativt forslag fra H, FrP og Sp fremsatt av Eivind Haldor Hermansen (H) ble tiltrådt med 10 stemmer (H, FrP, BL, V, INP, Sp). Alternativt forslag fra A fremsatt av Geir Mujic Elgsaas (A) fikk 5 stemmer (A, SV, MDG). Forslagstillers forslag til vedtak: Bystyret ber byrådet vurdere muligheten for å utvide retten til velferdspermisjon ved barnehagetilvenning for ansatte i Bergen kommune [Lagre saksprotokoll] [Lagre vedtak] 14/25 Eventuelt utvalg for finans, kultur og næring 15.01.2025 Utvalg for finans, kultur og næring behandlet saken i møtet 15.01.2025 sak 14/25: Utvalgsleder Rune Bakervik (A) la på vegne av arbeidsutvalget frem et foreløpig forslag til aktivitetsplan, og ba utvalget om innspill til planen. Innspill kan meldes til Frank Wessels, og sak om aktivitetsplan legges frem i neste utvalgsmøte. [Lagre saksprotokoll] [Lagre vedtak] 15 </text:p>
          </table:table-cell>
          <table:table-cell office:value-type="float" office:value="4601" calcext:value-type="float">
            <text:p>4601</text:p>
          </table:table-cell>
          <table:table-cell office:value-type="string" calcext:value-type="string">
            <text:p>35783a02-7634-5098-8c19-a62118b60ec6</text:p>
          </table:table-cell>
          <table:table-cell table:number-columns-repeated="16376"/>
        </table:table-row>
        <table:table-row table:style-name="ro4">
          <table:table-cell table:number-columns-repeated="3"/>
          <table:table-cell office:value-type="string" calcext:value-type="string">
            <text:p>2025.03.26Referat arbeidsmøte ABO</text:p>
          </table:table-cell>
          <table:table-cell office:value-type="string" calcext:value-type="string">
            <text:p><text:s/>Plan- og bygningsetaten Adresseinformasjon fylles inn ved ekspedering. Vår referanse: PLAN-2022/20527-108 Se mottakerliste nedenfor. Saksbehandler: Gudrun Elisabet Stefansdottir Dato: 06.03.2025 Referat arbeidsmøte Planforslag mottatt til 2. gangs behandling Fana, Gnr. 12, Bnr. 263 mfl., Fantoftvegen, Reguleringsplan. Arealplan-ID 66280000 ________________________________________________________ Møtedato: 05.03.2025 Møtedeltakere - Forslagsstiller: Fantoft Eiendom AS v/Elise Fantoft og Knut Ner</text:p>
          </table:table-cell>
          <table:table-cell office:value-type="string" calcext:value-type="string">
            <text:p><text:s/>Plan- og bygningsetaten Adresseinformasjon fylles inn ved ekspedering. Vår referanse: PLAN-2022/20527-108 Se mottakerliste nedenfor. Saksbehandler: Gudrun Elisabet Stefansdottir Dato: 06.03.2025 Referat arbeidsmøte Planforslag mottatt til 2. gangs behandling Fana, Gnr. 12, Bnr. 263 mfl., Fantoftvegen, Reguleringsplan. Arealplan-ID 66280000 ________________________________________________________ Møtedato: 05.03.2025 Møtedeltakere - Forslagsstiller: Fantoft Eiendom AS v/Elise Fantoft og Knut Nergaard Plankonsulent: ABO PLAN &amp; ARKITEKTUR AS v/Åshild Blomdal, Aleksandra Kurzyanska og Alice Bigom Kommunen: Gudrun Elisabet Stefansdottir, byplan (møteleder/saksbehandler) Karoline Follestad, byplan Sunniva Skålnes Samdal, seksjonsleder Åge Vallestad, Byarkitekten __________________________________________________________________________ Bakgrunn for arbeidsmøte Agenda Hensikten med møtet er å gi tilbakemelding på mottatt planmateriale, og å bli mest mulig omforent om endringer før 2. gangs behandling av planforslaget. Relevant materiale Mottatt planforslag til 2. gangs behandling PLAN-2022/20527 dokumentnr. 96, samt dokumentnr. 106 med svar på plan- og bygningsetatens foreløpige tilbakemelding. Dialog i møtet Plankonsulent innledet med historikk over saksgang og tidligere avklaringer i prosessen. Det vises til presentasjonen i møtet. Forslagsstiller er av den oppfatning at det har vært enighet om plangrepet, og at planforslaget må oversendes til politisk behandling så snart som mulig. Planforslaget ble mottatt av plan- og bygningsetaten til 2. gangs behandling sommeren 2023, og etter tilbakemeldinger og revisjoner igjen i juni 2024 (dokument nr. 96). Postadresse: Telefon: 55566310 Postboks 7700, E-post: postmottak.planogbygg@bergen.kommune.no 5020 BERGEN Kontoradresse: Internett: www.bergen.kommune.no Johannes Bruns gate 12, 5008 BERGEN Mangler og misforhold mellom dokumenter Plan- og bygningsetaten har gjennomgått mottatt planmateriale og registrerer at det fremdeles er flere feil og manglende sammenheng mellom dokumentene. Vi har også vesentlige merknader til plankartet og bestemmelsene. Plan- og bygningsetaten har oversendt noen av funnene, noe som ble delvis svart ut av plankonsulent og fremkommer i dokument nr. 106. I etterkant av møtet oversender vi våre kommentarer og merknader til planbeskrivelsen og formingsveilederen. Plankart De viktigste dokumentene i reguleringsplaner er de juridisk bindende dokumentene, plankart og bestemmelser. Volumer vist i figur 1 under illustrerer byggegrenser og regulerte høyder i plankartet. Figur 1: Foreslåtte volum sikret i plankart (byggegrenser og høyder) Bestemmelser Vi oversendte våre kommentarer til bestemmelser i desember 2024, og anmodet i e-post den 9. desember om at dokumentene ikke ble reviderte før etter et arbeidsmøte ettersom det var flere forhold vi ønsket å diskutere og få avklart. Plankonsulent reviderte allikevel forslag til bestemmelser med bakgrunn i tilbakemeldingen i desember. Vi ber om å få tilsendt revidert forslag til bestemmelser for gjennomsyn i tråd med avklaringer i møtet, før vi mottar komplett revidert forslag. I diskusjon om rekkefølgebestemmelser viser vi til eksempelsamling bestemmelser som er å finne på Bergen kommunes nettsider. Vi foreslår følgende formulering når det gjelder vei: Saksnummer PLAN-2022/20527 Side 2 av 11 «Skal være opparbeidet eller sikret opparbeidet». Rekkefølgekrav hvor det er krav om at tiltak skal være «sikret opparbeidet», anses som oppfylt når tiltakshaver/grunneier har inngått utbyggingsavtale med Bergen kommune og/eller forpliktende avtale med ansvarlig vegmyndighet. Utkast til plankart og bestemmelser er oversendt Bymiljøetaten som veieier for tilbakemelding. I reviderte bestemmelser kommer det frem at forslagstiller ønsker stor fleksibilitet. Bestemmelsene må revideres og fleksibiliteten begrenses. Se vurderinger under byggegrenser, utnyttelsesgrad og høyde. Byggegrenser Byggegrense mellom felt BK og BB på 8 meter vurderes for å være for lite. Økt avstand mellom bebyggelsen må sikres både i plankart og bestemmelser. Figur 2. Utklipp plankart til offentlig ettersyn. Figur 3: Byggegrensene sikret i plankart til 2. g behandling. Saksnummer PLAN-2022/20527 Side 3 av 11 Plankonsulent bekreftet i møtet at de kan vurdere byggegrensen mellom feltene på nytt, men at de ikke ønsker å endre byggegrensen mot Fantoftvegen. Byggegrensen mot Fantoftvegen er 1,5 og 2,0 meter. Plankonsulent vil vurdere om minimumsbredde mellom blokkene kan sikres i bestemmelser, men viser til at det å sikre økt bredde og variasjon i byggegrensen i plankartet slik plan- og bygningsetaten etterspør, er utfordrende med henvisning til ønsket fleksibilitet. Plan- og bygningsetaten fastholder tilbakemeldingen om at byggegrensene mellom foreslåtte bygg og mot Fantoftvegen er for knappe. Intensjonene som beskrevet i planbeskrivelsen og i formingsveilederen lar seg ikke gjennomføre grunnet knapphet og manglende areal. Figur 5: Grønn linje mot sør viser byggegrense Figur 4: Foreslåtte Byggegrenser i Figur 6: Trær tegnet i illustrasjoner lar seg ikke plankart mot Fantoftvegen gjennomføre grunnet byggegrense og knapt med areal Dersom det ikke oppnås enighet om byggegrenser både mellom feltene, og mot Fantoft- vegen vil det gå frem i fagnotatet. Byggehøyder Utforming av rekkehus med sammenhengene rekke med lavblokk/rekkehus på 3 etg + sokkel. Dette er ikke i tråd med intensjonen i planprosessen, og ikke tilpasset boligområdet mot vest. Rekkehus, enten avtrappet med ulik høyde, eller saltak må sikres i plankart og bestemmelser. Lavblokk på tre etasjer med flate tak, eller et pulttak med mindre helning som vist kan ikke aksepteres. Saksnummer PLAN-2022/20527 Side 4 av 11 Figur 7: Illustrasjon av rekkehus/lavblokk. Variasjon i høyder i hvert felt er ikke sikret i bestemmelsene. Byggene kan slik plankart og bestemmelsene er formulert oppføres i tre etasjer med pulttak høyest mot blokken, se figur 9. Når det gjelder blokkbebyggelsen har plan- og bygningsetaten tidligere gitt tilbakemeldinger om reduksjon av byggehøyder. Både plan- og bygningsetaten og Byarkitekten har i prosessen også foreslått inntrukket øverste etasje for blokken. Dette er forslagstiller ikke enig i, og fastholder forslag om blokkbebyggelse på 5 etasjer. Terrenghøyde i felles uteoppholdsareal er vist på kote maksimum +65,5 meter, lavblokken er vist med maksimal kotehøyde +75 i sør. Det betyr et bygg på 9,5 meter. Et treetasjes sammenhengende bygg med maks høyde 9,5 meter vil oppleves som en lavblokk. Det vises til figur 7 og 8. Figur 8: Illustrasjon i formingsveilederen av rekkehusbebyggelse på to etasjer og lavblokk. Planforslaget sikrer i plankart og bestemmelser tre etasjer. Vi stiller spørsmål ved høydeangivelsen i plankart og illustrasjonsplanen. Rekkehus/ lavblokken i sør er regulert med 3 etasjer i plankart og maksimal høyde kote +75, blokkbebyggelsen i øst har høyde på 4 etasjes bygg kote +77, og maksimal høyde på 5 etasjer kote +81. Det betyr at det tillates oppført bygg på med 9,5 meter høyde for rekkehus/lavblokk, og med 11,5 meter høyde for blokkbebyggelsen mot sør. Det er derfor kun to meters forskjell på maks kotehøyde på rekkehusene i 3 etasjer og blokkbebyggelsen på 4 etasjer. Slik høydene er angitt og rekkehusene/ lavblokken utformet med den høyeste delen mot uteoppholdsarealene vil den også skyggelegge uteoppholdsarealene mellom bebyggelsen store deler av dagen. Saksnummer PLAN-2022/20527 Side 5 av 11 Figur 9: Snitt av foreslått bebyggelse. I dokumentene oppgis at planlagt utbygging i felt BK har et bruksareal på 2083 m2. Det planlegges for 13 rekkehus. Tilgrensende hensynssone (kulturmiljø Paradis) må være førende for utformingen av rekkehusene, f.eks. når det gjelder lengder og variasjoner i taklandskapet. Maksimum høyde må variere, takform må sikres, og det må sikres større variasjon i høyder. Vi ber om at saltak blir vurdert, noe som vil gi bedre lysforhold på uteoppholdsarealene, og vil være bedre tilpasset bebyggelsen i Åsbakken. Hoveddelen av rekkehusbebyggelsen bør være lavere enn foreslåtte maksimumshøyde. Solforhold Plankonsulent mener å ha dokumentert at tap av sol på fasader for nabobebyggelsen er minimal. Plan- og bygningsetaten mener at det bør gjøres endringer for å forbedre situasjonen for nabobebyggelsen mot øst. Plankonsulent viser til at det er gjort endringer i prosessen fra foreslåtte 6 til 5 etasjer for blokkbebyggelsen. Etter vårt syn er dette ikke tilstrekkelig, både av hensyn til naboene, men også når det gjelder solforholdene på uteoppholdsarealene for den planlagte bebyggelsen. Kvalitetskravene i KPA er ikke godt nok dokumenterte. Vi minner om at krav i KPA er minimumskrav, og at det bør etterstrebes tilfredsstillende kvalitet tilpasset det enkelte planforslag og omgivelser. Dersom det er testet ut ulike byggehøyder som viser at det ikke gir store utslag for sol- forholdene må dette belyses i planbeskrivelsen. Vi kan ikke se at kvaliteter i planforslaget er godt nok dokumentert. Utnyttelsesgrad 1G: BKS 1354 + BBB 2451 = 3805 2G: BK 2083 + BB 1943 = 4026 Saksnummer PLAN-2022/20527 Side 6 av 11 Til offentlig ettersyn BKS (urbane rekkehus): 1625 x 100/1354=120% BRA. En utnyttelsesgrad på %-BRA=120% utgjør et bruksareal på 1625 m2. BBB (blokkbebyggelse): 5269 x 100/2451=215% BRA En utnyttelsesgrad på %-BRA=215% utgjør et bruksareal på 5269 m2 (6894) For hele eiendommen samlet (gnr. 12 bnr. 263) utgjør planlagt prosjektet en utnyttelse på 144% BRA (samlet m2 BRA – 6894x100/ 4797 m2). 4797 er tomtens størrelse i Visgi fremkommer at tomten er 4795 (avvik på 2 m2). Til begrenset høring BKS Areal 1992 m2 BBB Areal 1894 m2 Til 2 g behandling BK: %-BRA=100% - 2050 x100/2083 = 99,4 % BRA En utnyttelsesgrad på %-BRA=100 utgjør et bruksareal på 2083 m2. (m2 på utbyggingen er økt, se informasjon over til offentlig ettersyn) BB: %-BRA=240% - 4600 x100/1943=237 % BRA (4600 er BRA, areal grunnflate m2 1943 BK og BB har andre størrelser enn ved offentlig ettersyn, ettersom det er innført skille mellom feltene. Se figur 10. En utnyttelsesgrad på %-BRA=240% utgjør et bruksareal på 4663,2 m2. For hele eiendommen samlet (gnr. 12 bnr. 263) utgjør planlagt prosjektet en utnyttelse på %- BRA=141% (samlet m2 BRA – 6746 x 100/ 4797 m2). Det er derved åpnet opp for økning på ca. 100 m2 (2050 + 4600=6650). I merknadsskjemaet (under endringsskjema) datert 12.06.2024 er det oppgitt at %-BRA for BK for å være %-BRA=110%. Dette avviker fra plankart og informasjon i planbeskrivelsen. Vi ber om at dere informerer nærmere om beregningsgrunnlaget i planbeskrivelsen, og de endringer som er foretatt etter offentlig ettersyn og begrenset høring, slik at det tydeliggjøres hvilke endringer som er foretatt. Endringene må komme tydeligere frem i planbeskrivelsen, og en forklaring på hvorfor blokkbebyggelsen har økt %-BRA. Det fremkommer ikke om parkeringskjeller inngår i beregningen. Saksnummer PLAN-2022/20527 Side 7 av 11 Figur 10: Feltene til offentlig ettersyn og til 2. g behandling Uteoppholdsarealer Illustrasjonsplanen er veiledende mens plankart og bestemmelser er juridisk bindende. I planforslaget er felles uteoppholdsareal beregnet ut fra illustrert bebyggelse og ikke ut fra plankart med fastsatte byggegrenser. Utforming, og plassering er ikke tilstrekkelig sikret i bestemmelsene. Byggegrensene i plankartet gjelder juridisk. Felles uteoppholdsareal er vist innenfor byggegrensen i plankart (grønn linje byggegrense, rød linje felles uteoppholdsareal). Avstanden mellom byggegrensene må økes og det må vises et reelt bilde og beregning av felles uteoppholdsarealer utenfor byggegrensen. Areal avsatt til lek og opphold er knapt og kan med fordel økes. Slik planforslaget er utformet bør alle boenheter sikres privat uteoppholdsareal i bestemmelsene, og ikke kun halvparten slik bestemmelse foreligger nå. Figur 11: Utklipp av Illustrasjonsplanen som er veiledende Saksnummer PLAN-2022/20527 Side 8 av 11 Formingsveileder Hensikten med en formingsveileder er å vise og sikre gjennom bestemmelser intensjoner i planforslaget når det gjelder arkitektonisk utforming, materialbruk, farge og felles ute- oppholdsarealer. Vi vurderer at mottatt formingsveileder ikke er tydelig på dette. Eksempelvis er det vist til prosjekter med helt andre forutsetninger, formål, høyder, og areal for opparbeidelse av grønnstruktur, bredde på uteoppholdsarealer og høyde på bygg, og prosjektene er derfor ikke sammenlignbare. Bilder og tekst henger ikke sammen med intensjonene i planforslaget. Det som vises til i formingsveiledren må ha en sammenheng med det som foreslås i plankart og bestemmelser. Bilder av rekkehus i formingsveilederen er etter vår vurdering ikke til etterfølgelse og inspirasjon, og vurderes ikke å tilføre de kvaliteter en bør etterstrebe her. Det vises til figur 8. Byarkitekten merket at illustrasjoner vist i formingsveileder har en betydning, og må velges med omhu. Byarkitekten viste bilder av rekkehus fra London til inspirasjon, og som ettersendes til forslagstiller etter møtet. Merknadsskjema Etter vår vurdering kommer ikke naboenes tilbakemeldinger tilstrekkelig frem i merknads- skjemaet. Rådet for Byforming og arkitektur (RBA) frarådet forslaget som ble lagt ut til offentlig ettersyn. Vi vil derfor innhente ny uttale fra RBA til revidert planforslag, fortrinnsvis i møtet i april. Andre tilbakemeldinger i møtet (ikke uttømmende): • Det må legges inn bestemmelsesområde, eller eget nivå i plankart for parkeringskjeller. Det må redegjøres for størrelse og plassering av parkeringskjelleren og adkomst og høyde og tilpasninger til innkjøringen må tydelig komme frem. Parkering skal medregnes i %-BRA, noe som ikke er informert om i planforslaget. • Det ble vist til at det skal åpnes opp for at ett rekkehus kan etableres med dempet fasade. Bygg i støysone bør fortrinnsvis utgå av planforslaget. Dette også for å øke avstanden og attraktiviteten til AUT som blir innskrenket ved eventuell endring av veiforholdene. Dette også for å unngå en ekstra støyskjerm i utearealet i nord (AUT). Støyskjerm i plankart bør tas ut. • Areal avsatt til riggområde må tydeliggjøres i dokumentene (Bestemmelsesområde #1). Dette arealet må få særskilte krav om opparbeidelse slik at det ikke oppstår misforståelse. AUT er vist som støyutsatt «grønt areal natur», og må sikres opparbeiding. Vi foreslår at det stilles rekkefølgekrav om at arealet skal være opparbeidet før bebyggelse tas i bruk. • Forurenset grunn: Planområdet er innenfor byjordsområde, i tillegg har tomten vært i bruk for et hagesenter siden 1970 tallet. Dette tilsier at det kan være forurenset grunn på tomten. Vi aksepterer at grunnundersøkelsene utsettes til byggesak siden dette ikke er avklart tidligere i saksbehandlingen. Forholdene må omtales i planbeskrivelsen, bestemmelsene og fremkomme ROS-analysen. • RTP: Forslagsstiller har inngått en avtale med bruk av Sammen sitt renovasjons- anlegg. Plankonsulent har utarbeidet dokumentasjon som oversendes til BIR om foreslått renovasjonsløsning. Vi ber om at det foreligger positiv uttalelse fra BIR om sambruk av renovasjonsanlegget til Sammen før planforslaget oversendes til politisk behandling. Saksnummer PLAN-2022/20527 Side 9 av 11 • Veitegninger/tekniske planer sendes Bymiljøetaten (BME) for uttale. Vi vil be om uttale til plankart og bestemmelser. Aksept fra veieier til veiutformingen kan ikke skyves på til byggesak. Planbeskrivelsen Vi har flere merknader til planbeskrivelsen. Det er ikke foretatt tilstrekkelig kvalitetskontroll, ettersom det er oppdaget flere feil, mangler og uoverensstemmelser mellom dokumentene. Bl.a. henvises det til Fantoftvegen 6 (adressen finnes ikke i kart) 11 ganger i plan- beskrivelsen til tross for at eiendommen er tatt ut av planforslaget tidlig i prosessen. Dette kan virke forvirrende for beslutningstakere. Konklusjon og videre fremdrift Å sikre økt avstand mellom feltene slik plan- og bygningsetaten etterspør mener plankonsulent er utfordrende med tanke på ønsket fleksibilitet i planen, men at de vil vurdere å endre bestemmelsene på dette punkt. Vi fastholder at byggegrenser mellom feltene må revurderes, samt byggegrensen til Fantoftvegen, og at minimumsbredder blir sikret både i plankart og bestemmelser. Plan- og bygningsetatens viktigste tilbakemelding er at intensjonene som er formidlet gjennom prosessen ikke er tilstrekkelig sikret i de juridiske dokumentene. Dette gjelder både plankart og bestemmelser. Forslagstiller har igjennom prosessen vært åpen på at eiendommen skal selges etter at planforslaget er vedtatt. Slik planforslaget er mottatt er de ytre rammene, etter vår vurdering, ikke tilstrekkelig sikret og konsekvensene av bestemmelsene og plankartet hindrer ikke et uønsket resultat. Videre viser plan- og bygningsetaten til at det tidligere er gitt tilbakemeldinger om reduksjon av byggehøyde, samt inntrukken toppetasje. Forslagsstiller ønsker ikke å foreta disse reduksjonene. I møtet var det enighet om at plandokumentene revideres. Partene er ikke enige om følgende: • Byggehøyder • Byggegrense mot Fantoftvegen Oppfølgingspunkt Ansvarlig Frist Reviderte dokumenter Forslagsstiller snarest Planmateriale til behandling Alt planmateriell skal utarbeides av fagkyndige, og være i samsvar med etatens kravspesifikasjon. Komplett reguleringsplanforslag skal bestå av følgende oppdatert materiell oversendt samlet. Ved spørsmål kan saksbehandler kontaktes på telefon 40813111, eller e-post Gudrun.Stefansdottir@bergen.kommune.no. Ved videre kontakt i denne sak, referer til saksnummer PLAN-2022/20527. Saksnummer PLAN-2022/20527 Side 10 av 11 Med hilsen Plan- og bygningsetaten Gudrun E Stefansdottir Saksbehandler &gt;&gt;&gt;&gt;&gt;&gt;&gt;&gt;&gt;&gt;&gt;&gt; Dette dokumentet er godkjent elektronisk. Kopi til: Fantoft Eiendom AS Øvre Fantoftåsen 45 5072 BERGEN Vedlegg: Planbeskrivelsen og formingsveileder ettersendes til plankonsulent via WeTransfer med våre merknader Saksnummer PLAN-2022/20527 Side 11 av 11 </text:p>
          </table:table-cell>
          <table:table-cell office:value-type="float" office:value="4601" calcext:value-type="float">
            <text:p>4601</text:p>
          </table:table-cell>
          <table:table-cell office:value-type="string" calcext:value-type="string">
            <text:p>92a59870-384a-58bd-9c49-af6afd045f54</text:p>
          </table:table-cell>
          <table:table-cell table:number-columns-repeated="16376"/>
        </table:table-row>
        <table:table-row table:style-name="ro2">
          <table:table-cell table:number-columns-repeated="3"/>
          <table:table-cell office:value-type="string" calcext:value-type="string">
            <text:p>Høring av forslag til endringer i lov om folkehelsearbeid.</text:p>
          </table:table-cell>
          <table:table-cell office:value-type="string" calcext:value-type="string">
            <text:p><text:s/>Eldrerådet/Kommunalt råd for personer med funksjonsnedsettelse Saksframstilling Vår referanse: 2023/283884-187 Saksbehandler: Ragnhild Hvoslef Krüger Høring av forslag til endringer i lov om folkehelsearbeid. Hva saken gjelder: Helse- og omsorgsdepartementet har sendt på høring forslag til endringer i folkehelseloven. Dokumentene i høringssaken ligger her Høring - forslag til endringer i Lov om folkehelsearbeid (folkehelseloven) - regjeringen.no Noen av de viktigste endringene er - Kommunens an</text:p>
          </table:table-cell>
          <table:table-cell office:value-type="string" calcext:value-type="string">
            <text:p><text:s/>Eldrerådet/Kommunalt råd for personer med funksjonsnedsettelse Saksframstilling Vår referanse: 2023/283884-187 Saksbehandler: Ragnhild Hvoslef Krüger Høring av forslag til endringer i lov om folkehelsearbeid. Hva saken gjelder: Helse- og omsorgsdepartementet har sendt på høring forslag til endringer i folkehelseloven. Dokumentene i høringssaken ligger her Høring - forslag til endringer i Lov om folkehelsearbeid (folkehelseloven) - regjeringen.no Noen av de viktigste endringene er - Kommunens ansvar for folkehelse, som er spredt flere steder i dagens lov, samles i kapittel 2. - På bakgrunn av koronakommisjonen og utvalgets rapporter tydeliggjøres beredskapsbestemmelsene - Det systematiske folkehelsearbeidet justeres - Fylkeskommunens oppgaver etter folkehelseprogrammet lovforankres - Hensynet til barns beste, og å vurdere situasjonen for den samiske befolkningen løftes frem spesielt - Staten får det samme kravet som kommuner og fylkeskommuner om å beskytte, fremme og utjevne helse i befolkningen Det er ennå ikke avgjort om Bergen kommune kommer til å sende høringsinnspill til saken. Rådene kan velge å komme med innspill, som enten vil bli sendt til den avdelingen som skal skrive høringsuttalelsen, eller direkte til departementet. Forslag til vedtak: Forslag til endringer i lov om folkehelsearbeid tas til orientering. Dato: 1. november 2024 Ragnhild Hvoslef Krüger - seniorrådgiver Dokumentet er godkjent elektronisk. 1 </text:p>
          </table:table-cell>
          <table:table-cell office:value-type="float" office:value="4601" calcext:value-type="float">
            <text:p>4601</text:p>
          </table:table-cell>
          <table:table-cell office:value-type="string" calcext:value-type="string">
            <text:p>9312ac24-49a7-518f-a3d7-710c8c9022ca</text:p>
          </table:table-cell>
          <table:table-cell table:number-columns-repeated="16376"/>
        </table:table-row>
        <table:table-row table:style-name="ro2">
          <table:table-cell table:number-columns-repeated="3"/>
          <table:table-cell office:value-type="string" calcext:value-type="string">
            <text:p>Bergen bys utdanningslegat - oppnevning av nytt styremedlem</text:p>
          </table:table-cell>
          <table:table-cell office:value-type="string" calcext:value-type="string">
            <text:p><text:s/>Forretningsutvalget Saksframstilling Vår referanse: 2024/180837-2 Saksbehandler: Ida Rambech Bergen bys utdanningslegat - oppnevning av nytt styremedlem Hva saken gjelder: Bystyrets kontor mottok 14.11.2024 en henvendelse fra styreleder Grete Line Simonsen i Bergen bys utdanningslegat vedrørende oppnevning av ny fagperson i styret. Styremedlem i Bergen bys utdanningslegat, Ørnulf Tvedt, har gått bort. Styret foreslår derfor at Anniken Sommerlade oppnevnes som nytt medlem til styret. Styrets sam</text:p>
          </table:table-cell>
          <table:table-cell office:value-type="string" calcext:value-type="string">
            <text:p><text:s/>Forretningsutvalget Saksframstilling Vår referanse: 2024/180837-2 Saksbehandler: Ida Rambech Bergen bys utdanningslegat - oppnevning av nytt styremedlem Hva saken gjelder: Bystyrets kontor mottok 14.11.2024 en henvendelse fra styreleder Grete Line Simonsen i Bergen bys utdanningslegat vedrørende oppnevning av ny fagperson i styret. Styremedlem i Bergen bys utdanningslegat, Ørnulf Tvedt, har gått bort. Styret foreslår derfor at Anniken Sommerlade oppnevnes som nytt medlem til styret. Styrets sammensetning er etter bystyrets vedtak 19.12.23: Medlemmer: 1. Grete Line Simonsen (V) 2. Didrik Lexau (INP) 3. Tom-Ove Koteng Monsen (PP) 4. Ørnulf Tvedt (FAG) 5. Tine-Britt Handal (FAG) Varamedlemmer: 1. Trygve Birkeland (KRF) 2. Janne Gro Rasmussen (H) 3. Hans Erik Johansson (A) Behovet for suppleringsvalg gjelder altså for fast medlem nr. 4. Det ligger til bystyret å oppnevne varamedlemmer, jf. stiftelsens vedtekter § 6: «Stiftelsen skal ha et styre på 3-5 personer med personlige varamedlemmer. Styret oppnevnes av Bystyret i Bergen som også utpeker styrets leder.» Det foreslås at bystyret foretar følgende oppnevning: Som nytt medlem til Bergen bys utdanningslegat oppnevnes Anniken Sommerlade. Forslag til vedtak: Som nytt medlem til Bergen bys utdanningslegat oppnevnes: Anniken Sommerlade Dato: 27. november 2024 1 Trine P. Grønbech - bystyredirektør Ida Rambech - fagleder valg Dokumentet er godkjent elektronisk. 2 </text:p>
          </table:table-cell>
          <table:table-cell office:value-type="float" office:value="4601" calcext:value-type="float">
            <text:p>4601</text:p>
          </table:table-cell>
          <table:table-cell office:value-type="string" calcext:value-type="string">
            <text:p>09209d1d-33f2-5611-a865-48a0804078df</text:p>
          </table:table-cell>
          <table:table-cell table:number-columns-repeated="16376"/>
        </table:table-row>
        <table:table-row table:style-name="ro2">
          <table:table-cell table:number-columns-repeated="3"/>
          <table:table-cell office:value-type="string" calcext:value-type="string">
            <text:p>Melding om uttreden og nyvalg- Johannes Banggren (H)</text:p>
          </table:table-cell>
          <table:table-cell office:value-type="string" calcext:value-type="string">
            <text:p><text:s/>Forretningsutvalget Saksframstilling Vår referanse: 2024/187907-1 Saksbehandler: Ida Rambech Melding om uttreden og nyvalg - Johannes Banggren (H) Hva saken gjelder: Bystyrets kontor mottok i e-post 24. november 2024 melding om at Johannes Banggren (H) flytter ut av Bergen kommune den 1. januar 2025. Banggren oppfyller ikke lengre oppfyller valgbarhetsvilkårene, og skal tre ut av sine verv, jf. kommuneloven § 7-9 1.ledd. Johannes Banggren har følgende aktive verv for Høyre: • Varamedlem Bergen </text:p>
          </table:table-cell>
          <table:table-cell office:value-type="string" calcext:value-type="string">
            <text:p><text:s/>Forretningsutvalget Saksframstilling Vår referanse: 2024/187907-1 Saksbehandler: Ida Rambech Melding om uttreden og nyvalg - Johannes Banggren (H) Hva saken gjelder: Bystyrets kontor mottok i e-post 24. november 2024 melding om at Johannes Banggren (H) flytter ut av Bergen kommune den 1. januar 2025. Banggren oppfyller ikke lengre oppfyller valgbarhetsvilkårene, og skal tre ut av sine verv, jf. kommuneloven § 7-9 1.ledd. Johannes Banggren har følgende aktive verv for Høyre: • Varamedlem Bergen bystyre • Varamedlem Utvalg for barnehage, skole og idrett Hvis et medlem eller varamedlem av et annet folkevalgt organ enn kommunestyre, fylkesting, kommunestyrekomité, fylkestingskomité eller direkte valgt kommunedelsutvalg trer endelig ut, skal det velges et nytt medlem eller varamedlem, jf. kommuneloven §7-10, 3.ledd. Forslag til vedtak: Fra 1. januar 2025 trer Johannes Banggren (H) ut av følgende verv for resterende del av valgperioden 2023-2027: • Varamedlem i Bergen bystyre • Varamedlem i utvalg for miljø og byutvikling Forslag til innstilling til Bergen bystyre: Som nytt 1.varamedlem for resterende del av valgperioden 2023-2027 i utvalg for barnehage, skole og idrett velges .......... (H) Dato: 13. desember 2024 Trine P. Grønbech - bystyredirektør Ida Rambech - fagleder valg Dokumentet er godkjent elektronisk. 1 </text:p>
          </table:table-cell>
          <table:table-cell office:value-type="float" office:value="4601" calcext:value-type="float">
            <text:p>4601</text:p>
          </table:table-cell>
          <table:table-cell office:value-type="string" calcext:value-type="string">
            <text:p>18c13454-1500-5759-9a1c-36f89ed14b30</text:p>
          </table:table-cell>
          <table:table-cell table:number-columns-repeated="16376"/>
        </table:table-row>
        <table:table-row table:style-name="ro2">
          <table:table-cell table:number-columns-repeated="3"/>
          <table:table-cell office:value-type="string" calcext:value-type="string">
            <text:p>Gnr 168 Bnr 1295 Øyjordsveien 3 - Kommunal forkjøpsrett.</text:p>
          </table:table-cell>
          <table:table-cell office:value-type="string" calcext:value-type="string">
            <text:p><text:s/>BYRÅDET Byrådssak /24 Saksframstilling Vår referanse: 2024/86593-13 Gnr 168 Bnr 1295 Øyjordsveien 3 - Kommunal forkjøpsrett Hva saken gjelder: Halvorsens og Thesens Aldersbolig (selger) har inngått avtale med Joa Gruppen AS (kjøper) vedrørende salg av eiendommen gnr 168 bnr 1295, Øyjordsveien 1-3 i Bergen kommune. Partene er enige om at kjøpesummen for eiendommen er NOK 90 000 000,-, jf. kjøpekontrakten punkt 2. I tillegg skal kjøper betale dokumentavgift, NOK 2 250 000,-. Eiendommen består av </text:p>
          </table:table-cell>
          <table:table-cell office:value-type="string" calcext:value-type="string">
            <text:p><text:s/>BYRÅDET Byrådssak /24 Saksframstilling Vår referanse: 2024/86593-13 Gnr 168 Bnr 1295 Øyjordsveien 3 - Kommunal forkjøpsrett Hva saken gjelder: Halvorsens og Thesens Aldersbolig (selger) har inngått avtale med Joa Gruppen AS (kjøper) vedrørende salg av eiendommen gnr 168 bnr 1295, Øyjordsveien 1-3 i Bergen kommune. Partene er enige om at kjøpesummen for eiendommen er NOK 90 000 000,-, jf. kjøpekontrakten punkt 2. I tillegg skal kjøper betale dokumentavgift, NOK 2 250 000,-. Eiendommen består av en leiegård med 7 hovedetasjer i tillegg til en underetasje. Leiegården inneholder 49 boenheter og 2 næringslokaler. Som følge av at mer enn halvparten av bruksarealet er innredet til beboelse og leiegården inneholder minst fem boliger, utløses kommunal forkjøpsrett, jf. lov om kommunal forkjøpsrett for leiegårder («leiegårdsloven») §§ 1 og 2. 1.etasje inneholder bolig, gjesterom, felles oppholdsrom med tilhørende kjøkken og en kontordel. 2.-7. etasje består av 36 stk. 1-roms leiligheter à ca. 36,4 m2, 12 stk. 2-roms leiligheter à ca. 55,8 m2, 1 stk. 3-roms leilighet på ca. 69 m2. Totalt 49 boenheter. 44 av boenhetene er utleid pr i dag, fortrinnsvis til studenter. Bygget fikk installert ny heis i 2017. Alle enhetene har eget bad og kjøkken. Beliggenheten er svært god, med nærhet til offentlig kommunikasjon, dagligvarebutikk og mulighet for rekreasjon. Det er 23 parkeringsplasser på egen grunn. Det er ikke nødvendig å passere eksisterende boligområder for å komme til/fra bygget. Det er skjermet uteplass foran bygget. Det er noe støy på uteområdet og det er satt opp støyskjerming mot hovedvei. Alle leilighetene har støyskjerming. Bygget har en kontordel som består av to leiligheter slått sammen og omsøkt til kontor til bruk for hjemmetjenesten. Det er i dag utleid som kontor. Underetasjen er utleid til næringsvirksomhet (butikk). Av melding om overdragelse datert 27. mai 2024 fremgår det at alle boligene i leiegården er utleid. Boligetaten har ikke mottatt tilbakemelding fra et flertall av leietakerne om at det er ønskelig at kommunen skal benytte seg av forkjøpsretten på leietakernes vegne. Leieforholdet i Øyjordsveien er tidsubestemt og leietaker og utleier har i leieperioden gjensidig adgang til å si opp leiekontrakten med 3 måneds varsel. Oppsigelsestiden går da til utløpet av en kalendermåned. Huseier kan kun si opp leieforhold på saklig grunnlag. Byrådsavdeling for barnevern, sosiale tjenester og mangfold har sammen med Etat for boligforvaltning (EBF) vært på befaring i bygget 12. juni 2024 og vurderingen er at bygget har behov for totalrehabilitering. En totalrehabilitering har et tidsperspektiv på 1-2 år. I tillegg kan det oppstå uforutsette hendelser som kan utsette oppstart og forsinke prosessen ytterligere. Ut fra den informasjonen som foreligger, og det EBF tilegnet seg av kunnskap om bygget på befaringen, så vil byrådsavdeling for finans og EBF ikke tilråde å kjøpe denne eiendommen. 1 Dette er basert på byggets standard, status, og vedlikeholds-/oppgraderingsbehov. Deres tilrådning baserer seg på følgende: 1. Full oppgradering av alle fasader og yttervegger er helt nødvendig. Bygget har omfattende betongskader i form av riss/sprekker. Det ble også opplyst ved befaring at det flere steder trekker fuktighet gjennom betongkonstruksjonen. Slike skader medfører stor risiko for at det også kan ha oppstått skade på armering som krever avdekking og utbedring. Erfaring fra rehabilitering eldre betongkonstruksjoner har ofte vist at omfanget av skader kan være betydelig og mer omfattende å utbedre enn antatt. Rådhuset er et eksempel på dette. 2. Oppgradering av elektrisk anlegg må gjennomføres i alle boliger. Sikringsskap og dagens anlegg ellers er fra byggeår med gammeldagse skrusikringer, og det vil være nødvendig å oppgradere til dagens behov for økt kapasitet i den enkelte bolig. 3. Røropplegg i bygget er i all hovedsak fra byggeår og det må derfor påregnes komplett utskifting av stigeledninger og rør/utstyr i boligene. Dette anses som helt nødvendig for å sikre mot fremtidige lekkasjer som kan medføre omfattende bygningsskader. 4. Sentralfyr, rørføringer og radiatorer er fra byggeår og komplett utskifting av varmeanlegg må gjennomføres. 5. Alle entredører må skiftes for å oppfylle gjeldene brannkrav. 6. Vindu og balkongdører må skiftes i hele bygget, her kreves kvaliteter som sikrer mot støy da bygget ligger tett på sterkt trafikkerte områder. Slike komponenter medfører at kostnadene øker betydelig i forhold til normale glasskonstruksjoner. 7. Byggeår tilsier at mange av bygningskomponentene som må demonteres vil inneholde asbest (eternittplaster) og andre materialer (ftalater i gulvbelegg, forbudt siden 1999) som krever spesialhåndtering med tilhørende kostnader. 8. Bygget har et relativt nytt adresserbart brannvarslingsanlegg, under 10 år gammelt. For kommunal utleie må det også etableres sprinkleranlegg / brannalarmanlegg i huset. Kostnaden er ikke tatt med i regnestykket på 100 mill. som er oppgitt i saken. 9. Bygget inneholder også en næringsseksjon, noe som kan medføre særlige utfordringer ved gjennomføring av en totalrehabilitering, her kan det oppstå utfordringer og interessemotsetninger knyttet til byggeprosessen. Det er vanskelig å kunne angi eksakt hvor mye en totalrehabilitering vil koste, men et forsiktig anslag er minimum NOK 110-120 millioner for å imøtekomme dagens standard. Det er fortsatt en betydelig økonomisk risiko med kjøpet (jfr. at det er ikke foretatt en reell og fullstendig teknisk gjennomgang). Dette kommer i tillegg til kjøpesummen inklusive omkostninger på NOK 92 250 000,-. Dette vil grovt regnet gi en kostnad pr boenhet på NOK 4 332 000,- (NOK 212 250 000/49). Behov for kommunale boliger: Bergen kommune hadde 428 bostedsløse innbyggere ved siste kartlegging i uke 48 i 2023, og har pt 351 personer på venteliste for kommunal bolig for vanskeligstilte. De fleste som venter, er enehusholdninger med behov for 1-2 roms bolig. I tillegg har Bergen kommune besluttet å bosette 1000 flyktninger, i hovedsak fra Ukraina. 2 Bygget kan romme inntil 49 boenheter, i hovedsak for enehusholdninger. Det er ikke en foretrukket løsning for kommunen med så mange boliger på samme sted. Samtidig er det svært utfordrende å fremskaffe gode og trygge kommunale boliger for vanskeligstilte i dagens marked, både i det private markedet og ved etablering av boliger i kommunal regi. For å skape et trygt og forutsigbart bomiljø for beboerne, og ivareta nærområdet, måtte det tilrettelegges for ambulant oppfølging av beboere som har behov for det. I tillegg burde det etableres en miljøvaktmestertjeneste. Miljøvaktmesteren vil være en kombinasjon av vaktmester til enkle vedlikeholdsoppgaver, samt bistå leietaker i å håndtere dette på egen hånd ved å gi god veiledning og opplæring. Det vil også måtte legges vekt på å holde orden på uteområder, slik at gode naboforhold ivaretas. Kommunal forkjøpsrett til leiegårder er et tilgjengelig boligsosialt virkemiddel som benyttes når det er hensiktsmessig for å nå egne målsettinger. Boliger for vanskeligstilte på boligmarkedet etableres på ulike måte; gjennom å bygge egne boliger, gjennom kjøp av enkeltboliger i markedet, gjennom tildelings- og tilvisningsavtaler og gjennom å benytte kommunal forkjøpsrett. Fagetatens vurdering og anbefaling: Det er ikke mottatt stemmeseddel fra et flertall av leietakerne om å gjøre forkjøpsretten gjeldende på deres vegne. Studentsamskipnaden er informert om salget og har ikke meldt at de ønsker å gjøre forkjøpsretten gjeldende. Byrådsavdeling for barnevern, sosiale tjenester og mangfold har i uttalelse datert 20. juni 2024 anmodet om at det vurderes å bruke den kommunale forkjøpsretten til å erverve eiendommen Øyjordsveien 1-3, gnr 168. bnr 1295. Økonomiske konsekvenser: Partene er enige om at kjøpesummen for eiendommen er NOK 90 000 000,-, jf. kjøpekontrakten punkt 2. I tillegg skal kjøper betale dokumentavgift, NOK 2 250 000,-. Bygget må totalrehabiliteres, det er vanskelig å kunne angi eksakt hvor mye en totalrehabilitering vil koste, men et forsiktig anslag er minimum NOK 110-120 millioner for å imøtekomme dagens standard. Det er fortsatt en betydelig økonomisk risiko med kjøpet (jfr. at det er ikke foretatt en reell og fullstendig teknisk gjennomgang). Dette vil grovt regnet gi en kostnad pr boenhet på NOK 4 332 000,- (NOK 212 250 000/49). Byrådens vurdering og anbefaling/konklusjon: Bergen har et stort behov for flere boliger, da både leiemarkedet og boligmarkedet er presset. Det er derfor viktig å prioritere at flere boliger reguleres og bygges slik at prisene holdes nede og flere kan finne seg en god bolig i Bergen. På det sosiale boligfeltet er det i tillegg store utfordringer. Det er et økende antall bostedsløse i Bergen og boligkøen for kommunale utleieboliger er lang. Å benytte seg av kommunal forkjøpsrett er et boligsosialt virkemiddel som har vært lite brukt i Bergen kommune, men som kan bidra til å løse kommunens lovpålagte oppgaver. Dersom Bergen kommune kjøper Øyjordsveien 1-3, vil Bergen kommune kunne skaffe 49 nye utleieboliger til vanskeligstilte raskt. Dette vil kunne bidra til å løse ulike behov kommunen har i dag. Med bakgrunn i den store ankomsten av flyktninger de siste årene har Bergen kommune kjøpt og leid mange boliger i markedet, og det kan tenkes at boligene i Øyjordsveien vil kunne erstatte behov for mange enkeltkjøp de neste årene. Det vil være enklere for kommunen å forvalte ett bygg med flere enheter, fremfor å følge opp og vedlikeholde mange spredte adresser, noe som også teller positivt. På den annen side har vi lenge hatt en strategi om å spre kommunale utleieboliger utover i kommunen. Å kjøpe Øyjordsveien 1-3 vil bety at Bergen kommune samler mange som er vanskeligstilte i boligmarkedet på én adresse, noe som kan være uheldig. 3 Selv om kommunen har behov for flere boliger, er det betydelig usikkerhet knyttet til bygget og kostnader knyttet til behov for totalrehabilitering. Det må legges til grunn at det gjennomføres rehabilitering av bygget som sikrer at bygget er trygt og i tråd med gjeldende krav. Dette vil kunne medføre en ulempe for dagens leietakere som må finne annen bolig. Byråden slutter seg til de vurderingene som er gjort og den informasjonen som foreligger, og uttalelse fra byrådsavdeling for finans og EBF som ikke tilråder kjøp av eiendommen. Byråden anbefaler ikke at forkjøpsretten gjøres gjeldende i henhold til § 3 i lov om kommunal forkjøpsrett til leiegårder, ved overdragelse av Øyjordsveien 1-3, gnr 168, bnr 1295. Dette på bakgrunn av byggets standard, status, og vedlikeholds-/oppgraderingsbehov. Vedtakskompetanse: I henhold til byrådets fullmakter §18.2, vedtatt av bystyret 16.12.20, bystyresak 378/20, tilligger det byrådet å fatte vedtak om ikke å gjøre forkjøpsretten gjeldende. Byråd for barnevern, sosiale tjenester og mangfold innstiller til byrådet å fatte følgende vedtak: Bergen kommune gjør ikke forkjøpsretten gjeldende i henhold til § 3 i lov om kommunal forkjøpsrett til leiegårder, ved overdragelse av Øyjordsveien 1-3, gnr 168, bnr 1295. Dato: 20. august 2024 Charlotte Spurkeland Byråd for barnevern, sosiale tjenester og mangfold Dokumentet er godkjent elektronisk. Vedlegg: Fagnotat - Kommunal forkjøpsrett til leiegård, Øyjordsveien 1-3 Bergenhus Melding om overdragelse av leiegård Salgsprospekt Kjøpekontrakt Anmodning om samtykke - § 5 i leiegårdsloven Arealkontroll Øyjordsveien 1-3 Uttalelse fra BBSM om bruk av kommunal forkjøpsrett til leiegårder - Øyjordsveien 3, gnr 168, bnr 1295 4 </text:p>
          </table:table-cell>
          <table:table-cell office:value-type="float" office:value="4601" calcext:value-type="float">
            <text:p>4601</text:p>
          </table:table-cell>
          <table:table-cell office:value-type="string" calcext:value-type="string">
            <text:p>27181a30-dd6f-5bda-b123-8be207b79a53</text:p>
          </table:table-cell>
          <table:table-cell table:number-columns-repeated="16376"/>
        </table:table-row>
        <table:table-row table:style-name="ro2">
          <table:table-cell table:number-columns-repeated="3"/>
          <table:table-cell office:value-type="string" calcext:value-type="string">
            <text:p>Fana, Gnr.13, Bnr.366 m. fl., Paradis S2 og S3, Reguleringsplan</text:p>
          </table:table-cell>
          <table:table-cell office:value-type="string" calcext:value-type="string">
            <text:p><text:s/>Rådet for byforming og arkitektur (RBA) 48-24 Saksframstilling Vår referanse: 2022/56727-34 Saksbehandler: Åge Vallestad Fana, Gnr.13, Bnr.366 m. fl., Paradis S2 og S3, Reguleringsplan Hva saken gjelder: Hva saken gjelder: Saken gjelder forslag til reguleringsplan nr. 70400000 Fana, Gnr. 13, Bnr. 366 m. fl., Paradis S2 og S3, som legges ut til offentlig ettersyn i forbindelse med 1. gangs behandling. Forslagsstiller: Multiconsult Norge AS og Link Arkitektur AS foreslår på vegne av Opphus AS det</text:p>
          </table:table-cell>
          <table:table-cell office:value-type="string" calcext:value-type="string">
            <text:p><text:s/>Rådet for byforming og arkitektur (RBA) 48-24 Saksframstilling Vår referanse: 2022/56727-34 Saksbehandler: Åge Vallestad Fana, Gnr.13, Bnr.366 m. fl., Paradis S2 og S3, Reguleringsplan Hva saken gjelder: Hva saken gjelder: Saken gjelder forslag til reguleringsplan nr. 70400000 Fana, Gnr. 13, Bnr. 366 m. fl., Paradis S2 og S3, som legges ut til offentlig ettersyn i forbindelse med 1. gangs behandling. Forslagsstiller: Multiconsult Norge AS og Link Arkitektur AS foreslår på vegne av Opphus AS detaljregulering for et område på Paradis i Fana bydel. Planområde: Planområdet utgjør 15,9 daa, og er lokalisert sentralt på Paradis. Bybaneholdeplass Paradis og bussholdeplasser ligger i få minutters gangavstand. Planområdet har en beliggenhet som gir mulighet for fortetting i tråd med overordnete føringer Formål: Det planlegges å etablere et offentlig torg, inntil 50 boligenheter, forretninger, kontorer og areal for offentlig og privat tjenesteyting. Beskrivelse av planforslaget: Det planlegges å etablere et offentlig torg, inntil 50 boligenheter, forretninger, kontorer og areal for offentlig og privat tjenesteyting. Plasseringen og utformingen av ny bebyggelse tar utgangspunkt i områdereguleringsplanen for Paradis sentrum. Videre kreves det omlegging av kryssområdet for fylkesveinettet, og ny kommunal adkomstvei fra Storetveitvegen til planområdet. Eksisterende bebyggelse blir delvis revet. Nåværende planstatus: I kommuneplanens arealdel (KPA) er planområdet delvis innenfor sentrumsformål og delvis innenfor byfortettingssone. Plan- og bygningsetaten vurderer planforslaget for å være i tråd med både KPA og kommuneplanens samfunnsdel (KPS). Områdereguleringsplan Paradis Plan-Id 60760000 gjelder for planområdet. Planforslaget er i hovedsak i tråd med vedtatt områdereguleringsplan, men fraviker på enkelte punkt. Avvikene kommer frem under vurdering av planforslaget. Planforslaget omfattes ikke av forskrift om konsekvensutredninger. 1 Merknader til kunngjøring og oppstart: Til varsel om oppstart ble det mottatt 5 private merknader og 16 uttalelser fra høringsinstanser. Disse er oppsummert og kommentert av forslagsstiller i merknadsskjema datert 03.12.2020. Materialet er gjennomgått og vurderes som dekkende. I uttalelsene og merknadene blir det i hovedtrekk pekt på følgende: Private merknader • Foreslåtte høyder bør reduseres med én etasje og ikke gå utover områdereguleringsplanens bestemmelser kotehøyde +52. • Siktlinjer for bakenforliggende eiendommer må sikres. • Hensynet til myke trafikanter må vektlegges i større grad. • Adkomst for utrykking- og renovasjonskjøretøy må sikres i byggeperioden. • Fjellskrenter må sikres. • Forurensing må unngås Høringsinstanser • Eierskap, forvalting og drift av offentlige areal må være avklart ved rammesøknad. • Det må tilrettelegges og sikres blågrønne strukturer. • Ny offentlig vei må følge veinormalen med en bredde på minimum 5,0 meter og fortausbredde på 2,5 meter, med veiutvidelse i sving og snuplass i enden av en offentlig vei. • Forutsetter at planforslaget forholder seg til byggegrenser mot offentlige veier. • Ny bebyggelse må hensynta kulturminneverdiene på Paradis. Fagetatens vurderinger: Arealstrategi og plangrunnlag Planforslaget er i hovedsak i tråd med overordnete planer KPA, KPS og områdereguleringsplan for Paradis sentrum Plan-Id 60760000. Planområdet ligger både innenfor sentrumsområde og byfortettingssone i KPA2018. Planforslaget støtter opp under kommunens mål om bærekraftig utvikling i menneskelig skala, kompakt og arealeffektiv by, samt fortetting med kvalitet. Planområdet er avsatt med hensynssone (H570), rød og gul støysone fra veitrafikkstøy (H210 og H220), og konsesjonsområde for fjernvarme (H410). Områdereguleringsplanen for Paradis sentrum ble vedtatt i 2014 og gjelder foran KPA2018 med unntak av noen utvalgte tema som handel (§ 21) og støy (§ 22). Samtidig supplerer KPA2018 områdereguleringsplanen med kvalitetskrav. Kvalitetskravene omhandler blant annet arkitektur, boligkvaliteter og uteoppholdsarealer. Vestland fylkeskommune har pågående reguleringsprosess for Tunvegen, Plan-Id 65020000, som detaljerer og sikrer gjennomføring av veisystemet, gang- og sykkelvei og anleggsområder. Arkitektonisk utforming og utvikling til et urbant lokalsenter Et viktig tema i planprosessen har vært å finne en balansegang mellom fortetting med store bygningsvolum og tilpasning til dagens strøkskarakter. Blokkbebyggelse med endret skala og utforming lar seg ofte ikke tilpasses eldre småskala boligbebyggelse. I områdereguleringsplanen for Paradis er det vedtatt at området skal utvikles til et bymessig område med brede fortau der fasadeliv møter fortauet, og bruk av åpne inviterende første etasjer. Det skal tilrettelegges for arealer som inviterer til felles bruk for befolkningen, herunder felles uteoppholdsarealer, byrom og torg. 2 Figur 3: Illustrasjon av planforslaget med omgivelser (Paradis Hage/Michelsen illustrert øverst t.v. er ikke oppført). I prosessen ved utarbeidelse av planforslaget har forslagstiller vurdert planforslaget opp mot nylig oppførte bygg i området, nylig vedtatte planer, samt planer i prosess. Samtidig er det lagt vekt på å gi området en egen identitet. Det er sikret i bestemmelse 2.2 Estetisk utforming at alle bygg, byrom, samferdselsanlegg og øvrige utomhusanlegg skal ha høy kvalitet i formgivning og materialbruk. Videre er det stilt krav om at elementer fra strøket skal brukes for å gi historisk forankring og samtidig skal det være et urbant formspråk. Tradisjonelle bygningsmaterialer som mur og tre skal benyttes i størst mulig grad. Farger på bygg skal være harmoniske og i tråd med omkringliggende omgivelser. Det skal ikke benyttes reflekterende materialer på fasader eller tak. For utforming av bebyggelsen med tilhørende uteoppholdsarealer er det utarbeidet formingsveileder. Det er sikret i bestemmelsene at denne skal ligge til grunn for utforming innen planområdet. Formingsveilederen viser materialkvalitet, oppbygging av volumer, takløsninger, innglassing, m.m. 3 Plan- og bygningsetaten støtter det foreslåtte plangrepet og den arkitektoniske utformingen som kommer frem i planmaterialet. Forslagstiller har vist vilje til god formgivning, og det er sikret viktige kvaliteter i bestemmelsene, slik som variasjon i bredder, høyder og takutforming på bebyggelsen, samt materialbruk, uteoppholdsareal og terrengbearbeiding. Utnyttelsesgrad og byggehøyder Områdereguleringsplanen har maksimum høyde på kote +57 i delområde S2 og kote +52 i S3 og maks byggehøyde +10 meter i BK2. De fastsatte byggehøydene er i tråd med maks kotehøyde satt i områdereguleringsplanen, men avviker fra krav om maks 4 etasjer, der øverste etasje skal være tilbaketrukket. Det vises til kap. 5.3 i planbeskrivelsen der forslagstiller argumenterer for avvikene. Plan- og bygningsetaten vurderer at planforslaget viser en god variasjon i utforming av bygningsvolumene, der bl.a. også gesimshøyden for KBA1-3 er sikret i bestemmelsene. Av denne grunn vurderes det at avviket kan tillates. Bestemmelse 3.1.1.j. «Juridiske høydelinjer i plankartet har en fleksibilitet på inntil 2 meter horisontalt, under forutsetning at hovedtrekkene i planen ikke endres, og det ikke har nevneverdig betydning for andre parter eller interesser.» Plan- og bygningsetaten foreslår å endre bestemmelsen til mindre fleksibilitet ettersom 2 meter i horisontalforskyvning vurderes å kunne gi for stor usikkerhet når det gjelder utforming og konsekvenser for naboer. Fleksibilitet på inntil én meter horisontalt kan aksepteres under forutsetning av maksimal kotehøyde innenfor delområdet ikke blir overskredet. Det vises til forslag til vedtak. Utnyttelsesgraden overstiger til en viss grad områdereguleringsplanens bestemmelser. Det største avviket gjelder for BK1 som foreslås med %-BRA=309%. Området ligger innenfor delområde BK2 i områdereguleringsplanen som har samlet %-BRA=100%. I tillegg overstiger KBA1 og KBA2 utnyttelsesgraden med ca. 25% høyere utnyttelsesgrad enn områdereguleringsplanen legger opp til. Det vises for øvrig til planbeskrivelsen kap. 5.3, der forslag til utnyttelsesgrad, beregning og argumentasjon fra forslagstiller kommer frem. Området Paradis er småkupert, og terrenget stiger en del mot nord. Siktlinjer er vist i planbeskrivelsen der det fremkommer at foreslåtte utnyttelse og høyder har noen innvirkning på bakenforliggende bebyggelse. Avvikene har innvirkning på sol- og skyggeforhold på uteoppholdsareal grunnet økt volum. Dette gjelder i hovedsak internt i planområdet. Plan- og bygningsetatens vurderer likevel at foreslåtte bygningsvolumer er akseptable, og at avvikene fra områdereguleringsplanen kan tillates. Dette begrunnet i at planforslaget har høye kvaliteter, og at det er ønskelig med en variasjon i byggehøyder og volum. Videre vil forslag til utnyttelse kunne bidra til at flest mulig kan bo tett på lokalsenteret Paradis, med det gatelivet dette skaper, og de urbane kvalitetene som det planlegges for. Plan- og bygningsetaten vurderer at takformen som er foreslått bidrar til å dempe virkningen av bebyggelsen fra gateplan, og at avvikene derfor kan aksepteres. 4 Endring i etasjehøyde i første etasje I områdereguleringsplanen for Paradis er det krav om at første etasje mot offentlig gate skal være 4,5 meter høy for å sikre byliv og arealer til publikumsrettet virksomhet. I løpet av prosessen har man sett at det blir utfordrende å løse høydeforskjellene mot Storetveitvegen og adkomst mellom torg, gårdsrom og gate med denne høyden mot offentlig torg. Dersom etasjehøyden økes til 4,5 meter i det aktuelle området vil dette påvirke negativt overgangssonen mellom fortau og uteområder. For deler av bebyggelsen som vender mot torget (KBA2) er det derfor foreslått 4 meter i stedet for 4,5. Plan- og bygningsetaten har ikke merknad til dette. Bokvalitet og uteoppholdsareal Det planlegges for variasjon i boligstørrelser. Noen boliger vil være gjennomgående med gode lysforhold, og det er også en intensjon om at noen leiligheter går over to plan jf. planbeskrivelsen. Kun gjennomgående leiligheter er sikret i bestemmelsene, med bakgrunn i støysituasjonen i området. Det tilrettelegges for flere fellesarealer innenfor planområdet bl.a. felleskjøkken, sykkelrom og takterrasse. Innen delområde BK1-3 planlegges det multirom og verksted. I tillegg til felles uteoppholdsarealer på bakkeplan skal det etableres felles uteoppholdsareal på tak. Felles takterrasse innenfor KBA3 ligger skjermet mot støy og har gode solforhold. Varierte fellesrom vurderes for å være et positivt tiltak for bokvaliteten, særlig tilrettelegging av arealer rettet mot ungdommer. Det er bestemmelser til utforming, og kvalitetskrav til opparbeiding av uteoppholdsarealer på bakkeplan og på tak. Forslag til vedtak: Legges frem i møte Dato: 28. oktober 2024 Åge Vallestad - Utvalgssekretær 5 Endring i etasjehøyde i første etasje I områdereguleringsplanen for Paradis er det krav om at første etasje mot offentlig gate skal være 4,5 meter høy for å sikre byliv og arealer til publikumsrettet virksomhet. I løpet av prosessen har man sett at det blir utfordrende å løse høydeforskjellene mot Storetveitvegen og adkomst mellom torg, gårdsrom og gate med denne høyden mot offentlig torg. Dersom etasjehøyden økes til 4,5 meter i det aktuelle området vil dette påvirke negativt overgangssonen mellom fortau og uteområder. For deler av bebyggelsen som vender mot torget (KBA2) er det derfor foreslått 4 meter i stedet for 4,5. Plan- og bygningsetaten har ikke merknad til dette. Bokvalitet og uteoppholdsareal Det planlegges for variasjon i boligstørrelser. Noen boliger vil være gjennomgående med gode lysforhold, og det er også en intensjon om at noen leiligheter går over to plan jf. planbeskrivelsen. Kun gjennomgående leiligheter er sikret i bestemmelsene, med bakgrunn i støysituasjonen i området. Det tilrettelegges for flere fellesarealer innenfor planområdet bl.a. felleskjøkken, sykkelrom og takterrasse. Innen delområde BK1-3 planlegges det multirom og verksted. I tillegg til felles uteoppholdsarealer på bakkeplan skal det etableres felles uteoppholdsareal på tak. Felles takterrasse innenfor KBA3 ligger skjermet mot støy og har gode solforhold. Varierte fellesrom vurderes for å være et positivt tiltak for bokvaliteten, særlig tilrettelegging av arealer rettet mot ungdommer. Det er bestemmelser til utforming, og kvalitetskrav til opparbeiding av uteoppholdsarealer på bakkeplan og på tak. 6 Soldiagrammer viser at de beste solforholdene ligger i delområder BK1-3. Planforslaget legger opp til at beboerne kan benytte alle fellesområdene innenfor planen. Planforslaget legger til rette for minimum 7 m2 privat uteoppholdsareal og 15 m2 felles uteoppholdsareal per boenhet. Dette tilsvarer 22 m2 per boenhet. Kravene til minimums størrelser på uteoppholdsarealer følger av områdereguleringsplan for Paradis vedtatt i 2014. Områdereguleringsplanen går foran KPA2018 og planforslaget er dermed innenfor vedtatt plan. Kravene er derimot lavere enn i KPA2018 der minste uteoppholdsareal har økt til 40 m2 i byfortettingssone og 25 m2 i sentrumssone. Planområdet har en sentral beliggenhet på Paradis der det skal tilrettelegges for et offentlig torg og småskalaforretninger mot torget. Ifølge områdereguleringsplanen for Paradis kan offentlig torg medregnes i uteoppholdsarealer for sentrumsområder. I planprosessen er det imidlertid besluttet at dette ikke gjelder for planforslaget, til tross for at deler ligger innenfor sentrumsformål, grunnet støysituasjonen på torget. Samtidig vil torget være et positivt bidrag til hele området, med beliggenhet og plassering som sikrer gode solforhold. Vi ber om innspill i høringen fra Bymiljøetaten vedrørende utformingen av det offentlige torget. 7 Plan- og bygningsetaten vurderer det som uheldig at planforslaget ikke i større grad ser til kvalitetskrav i KPA2018 når det gjelder minimumskravet for uteoppholdsarealer. Plan- og bygningsetaten aksepterer likevel forslaget med begrunnelse i planområdets beliggenhet og nærhet til torg, samt at det er lett tilgjengelige friluftsområder i nærheten. Adkomstvei og snuhammer Veiarealene i planforslaget er i hovedsak tråd med områdereguleringsplanen. I forbindelse med utarbeidelse av områdereguleringsplanen er det utarbeidet formingsveileder datert 11.10.2016 for de offentlige veiarealene med tilhørende infrastruktur. Det er sikret i bestemmelsene at formingsveilederen legges til grunn for utforming av arealene. Deler av fylkesvegen som er omfattet av planområdet blir regulert i denne planen. Forslagsstiller har vært i dialog med fylkeskommunen om å regulere vegarealet i henhold til gjeldende krav. Adkomstvei (kommunal vei) Adkomstveien o_SK1 er regulert i områdereguleringsplan Paradis. Veien har fått endret utforming fra områdereguleringsplanen i planforslaget ved at det nå foreslås gatetun regulert som o_SK1. Bymiljøetaten har i prosessen vært skeptisk til at veien reguleres som gatetun begrunnet i trafikksikkerhet, og har foreslått at det reguleres snusløyfe i enden av den offentlige veien. Snusløyfe vil være arealkrevende og gå ut over utbyggingsformålet innenfor delområde KBA3. Det er i prosessen kommet fram til at snumuligheten sikres ved renovasjonspunkt, o_KV3. Se figur 13, 14 og 15 under. Paradisleitet er planlagt regulert som delvis offentlig og delvis felles privat. Den offentlige delen av veien foreslås fra krysset Storetveitveien til og med snuhammer ved renovasjonsområde f_RA1-2 og KBA3. Innenfor det offentlige formålet ivaretas hele snubevegelsen for lastebil på 12 meter. Innkjøringer til felles parkeringskjellere er tilknyttet offentlig vei. Parkering til underjordisk garasjeanlegg skjer etter krysset fra Storetveitvegen i vest til kjeller i delområde KBA1-2 og i underetasje for felt BK1-3 og f_UTE. Sykkel- og bilparkering Planområdet ligger i gangavstand til bybaneholdeplass Paradis. Fylkesveien i og gjennom Paradis sentrum er planlagt med endret veisystem, bredere fortau og sykkelfelt. Deler av endringen av fylkesveien er gjennomført de siste årene, bl.a. Statsminister Michelsens veg fra planområdet mot Paradis skole. Det ligger således godt til rette for gange og sykkel til skolen, i tråd med kommuneplanens samfunnsdel. 8 Det foreslås 3,0 parkeringsplasser per 100 m2 bolig for sykkel, (noe som ligger over kravet i KPA), og 2,5 plasser for sykkel innen felt BK4 (eksisterende boliger). Det er positivt at det tilrettelegges for høy andel sykkelparkeringsplasser. Forslaget gir mulighet for parkering av større sykler som lastesykler og sykkelvogner. Det tilrettelegges for bilparkering under bakken. Parkeringsdekningen varierer mellom felt og er lavest for delområde KBA1-3 der minimumskravet er 0,3 og maksimumskravet 0,4 per 100 m2 bolig. I felt BK4 (eksisterende boliger) er kravet minimum 0,6 og maks 1,2 parkeringsplasser per 100 m2 bolig i iht. til krav i KPA. Plan- og bygningsetaten støtter forslag om høy parkeringsdekning for sykler og lav parkeringsdekning for bil med bakgrunn i den umiddelbare nærheten til bybanen. Barn og unges interesser Det skal tilrettelegges for varierende boligstørrelser der minimum 50% av leilighetene skal være over 80 m2 BRA, egnet for familier. Uteoppholdsarealene herunder lekeplasser for barn og unge vurderes for å være relativt knappe når det gjelder plassering, adkomst og størrelse innen planområdet. Det er gangavstand til Paradis barneskole og Storetveit ungdomsskole, og barnehager i relativ nærhet til planområdet. Det er også relativt kort gangavstand til naturområder som området rundt Eikelundstjørna. I de siste årene har adkomsten for myke trafikanter fra Paradis mot Paradis skole blitt forbedret i regi av Vestland fylkeskommune med bredere fortau og sykkelvei. Utvidelse av Storetveit ungdomsskole er under planlegging. Barn og unges interesser vurderes i hovedsak å være ivaretatt i planforslaget. Støy Deler av foreslått bebyggelse har beliggenhet i sentrumssonene iht. KPA2018. Delområde KBA1 og deler av KBA2 ligger imidlertid innenfor byfortettingssone. Denne delen har krav om lavere grenseverdi på Lden enn de områdene som ligger innenfor sentrumssonen. Planområdet ligger innenfor både rød og gul støysone. Bestemmelsene sikrer kompenserende tiltak. Det vises til bestemmelse 2.5. Det stilles krav om at alle boenheter skal ha minimum halvparten av oppholdsrom og minst ett soverom mot stille side. Det tillates unntak for støykrav for bebyggelse som ligger i byfortettingssone i KPA. Planområdet må sees i en sammenheng, og avviket gjelder kun for en mindre del av planområdet. Det er sikret i bestemmelsene at uteoppholdsarealer sikres tilfredsstillende støy- og solforhold. Plan- og bygningsetaten har ikke merknad til foreslåtte bestemmelser om støy. Universell utforming Prinsippene om universell utforming (UU) og tilgjengelighet skal legges til grunn for planleggingen, jf. TEK17. Krav om universell tilgjengelighet gjelder både i forhold til byggverk og uteareal. Vi vurderer krav til universell utforming som ivaretatt i planforslaget. Klima Bebyggelsen planlegges innenfor allerede opparbeidete flater, og forutsetter riving av syv boliger. Regulert veiareal frigjøres ved gjennomføring og omlegging av fylkesveien i tråd med områdereguleringsplan Paradis. I planprosessen har riving av eksisterende bebyggelse, ombruk og klimagassberegninger vært en del av drøftelsen. Områdereguleringsplanen legger ikke opp til bevaring av bygg innenfor planområdet. Ett bygg skal likevel bevares og foreslås ombygget til flere boenheter. Det vises til vedlagte klimagassberegninger sist revidert 23.06.2023. Klimagassberegningene viser at prosjekterte bygg oppnår 32 % reduksjon av klimagassutslipp sammenlignet med referansebyggene som gir en total reduksjon på omtrent 5700 tonn CO2-ekvivalenter. 9 Plan og bygningsetaten har ikke stilt krav om bestemmelser om fossilfrie/nullslipps anleggsplasser da det ikke er hjemmel for dette i loven. Forslagstiller anbefales likevel å stille krav om utslippsfri byggeplass, og at kjøretøy for betong- og massetransport bør ha som mål å være utslippsfrie. Plan- og bygningsetaten anbefaler at det blir utarbeidet gjenbrukskartlegging til søknad om rammetillatelse. Ombruk er ikke sikret i forslag til bestemmelser. Det foreslås at dette blir sikret så langt det lar seg gjøre ved gjennomføring av prosjektet. Ny bebyggelse skal ha vegetasjon på minimum 30% på tak. Dette utgjør 570 m2 grønne tak som ifølge bestemmelse 2.3.7 skal beplantes med stedegne arter, eksempelvis vestlandsk blomstereng. Det skal benyttes tradisjonelle bygningsmaterialer som mur og tre. Murer innen planområdet skal utføres i naturstein, eller ved gjenbruk fra materialer i planområdet. Masseuttak og skjæringer Planforslaget legger opp til masseuttak og skjæringer. Dette i hovedsak grunnet ny adkomstvei til planområdet fra Storetveitvegen (som regulert i områdereguleringsplanen), og parkeringsanlegg under bakken. Adkomst til parkeringskjeller planlegges i underetasjen til felt BK1 og f_UTE med heis til fellesarealer, og i kjeller i KBA1-2. Bestemmelsene stiller krav om massehåndteringsplan. Behov for masseutskifting er foreløpig ikke kartlagt. Terrengbehandling og vegetasjon er sikret i bestemmelse 2.3. Konklusjon: Det bes om en helhetlig vurdering av planforslaget utfra arkitekturstrategiens følgende punkt: • 01 Helhetlig utforming, Transformasjonsområder og lokal- og bydelssentre ut bør planlegges ut ifra et helhetlig bykonsept som kan danne grunnlag for områdets utforming, karakter og identitet. Dette bør sikres gjennom presise bestemmelser eller formingsveileder knyttet til arkitektur og byform i områdeplaner og store reguleringsplaner. • 02 Estetisk opplevelse Bruk forholdet mellom byens ulike rom til å skape visuelle sammenhenger og varierte romforløp. Ta omgivelsene inn i bygget ved å skape kontakt mellom inne og ute. Legg særlig vekt på plasseringen av byggenes inngangssituasjon og å skape gode overganger mellom offentlige og private soner. • 03 Samspill mellom by og natur Utform og plassér byggverk slik at bebyggelsen reflekterer den underliggende topografien, jf. Bergensk byskikk og byggehøyder, s. 9: «’Bebyggelsteppe’ • 04 Bymiljøer med egenart Skap unike bydeler ved å utforme byrom og bebyggelse med utgangspunkt i bydelens arkitektoniske egenart. Bidra til å utvikle bydels- og lokalsentre med sterk identitet som understøtter senterets rolle og funksjon i byens nettverk. • 05 Bymiljøer med egenart Bygg opp under en aktiv bruk av publikumsrettede arealer ved å Lokaliser publikumsrettede funksjoner på synlige steder, mot offentlige byrom, hjørner eller krysningspunkt, og skap maksimal kontakt mellom ute og inne. Bygg fleksible næringslokaler som tilrettelegger for ulike typer kultur og næring. • 06 Sosialt bærekraftige nabolag Skap bygg og byrom som gir alle mulighet til å være aktive deltakere i fellesskapet, og som stimulerer til sambruk. 10 • 08 Endringsdyktig by Planlegg for et klima og samfunn i endring ved å prioritere fleksible løsninger og optimalisere arealbruk. Planlegg rammene for byggene slik at de kan utvikles og transformeres i løpet av byggets levetid. Dette kan gjøres for eksempel ved å lage bestemmelser om en minste takhøyde på 2,7 meter og hensiktsmessig plassering av heissjakter, ved å utforme første etasje slik at den kan brukes både til bolig og som mindre publikumsrettede lokaler, eller ved forutsigbare bærekonstruksjoner med innbyrdes avstand som gir mer generelle rom. Forslag til vedtak: Legges frem i møte Dato: 28. oktober 2024 Åge Vallestad - Utvalgssekretær 11 </text:p>
          </table:table-cell>
          <table:table-cell office:value-type="float" office:value="4601" calcext:value-type="float">
            <text:p>4601</text:p>
          </table:table-cell>
          <table:table-cell office:value-type="string" calcext:value-type="string">
            <text:p>f2e7c777-7635-5c12-8d32-ee04122d7bff</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Eldrerådet Arkivsaknr. 24/06019 Saksbehandler Jonas Torgersen Behandlet av Møtedato Saknr 1 Eldrerådet 02.04.2024 8/24 Storbykonferansen for eldreråd 2024 - Kristiansand Eldrerådet har behandlet saken i møte 02.04.2024 sak 8/24 Møtebehandling Eldrerådet foreslo at følgende medlemmer melder seg på Storbykonferansen for eldreråd 2024: Håvard Sandberg, Ivar Sæther, Gunhild Johansen, Toril Torgersen, Rolf Bjørnar Fygle, og Anna Amdal Fyhn. Votering Forslaget ble enstemmig vedt</text:p>
          </table:table-cell>
          <table:table-cell office:value-type="string" calcext:value-type="string">
            <text:p><text:s/>Saksprotokoll Utvalg: Eldrerådet Arkivsaknr. 24/06019 Saksbehandler Jonas Torgersen Behandlet av Møtedato Saknr 1 Eldrerådet 02.04.2024 8/24 Storbykonferansen for eldreråd 2024 - Kristiansand Eldrerådet har behandlet saken i møte 02.04.2024 sak 8/24 Møtebehandling Eldrerådet foreslo at følgende medlemmer melder seg på Storbykonferansen for eldreråd 2024: Håvard Sandberg, Ivar Sæther, Gunhild Johansen, Toril Torgersen, Rolf Bjørnar Fygle, og Anna Amdal Fyhn. Votering Forslaget ble enstemmig vedtatt. Eldrerådets vedtak Eldrerådet melder følgende medlemmer på Storbykonferansen for eldreråd 2024: Håvard Sandberg, Ivar Sæther, Gunhild Johansen, Toril Torgersen, Rolf Bjørnar Fygle, og Anna Amdal Fyhn. 1 </text:p>
          </table:table-cell>
          <table:table-cell office:value-type="float" office:value="5501" calcext:value-type="float">
            <text:p>5501</text:p>
          </table:table-cell>
          <table:table-cell office:value-type="string" calcext:value-type="string">
            <text:p>6d6f9038-dd64-5514-b464-d83ad0e41239</text:p>
          </table:table-cell>
          <table:table-cell table:number-columns-repeated="16376"/>
        </table:table-row>
        <table:table-row table:style-name="ro2">
          <table:table-cell table:number-columns-repeated="3"/>
          <table:table-cell office:value-type="string" calcext:value-type="string">
            <text:p>Saksprotokoll BR2, 20032025, Sak 1067/25, Ny søknad om redusert leiepris for bruk av Fløysletten og Byfjellene 2024 - Trolljeger AS</text:p>
          </table:table-cell>
          <table:table-cell table:number-columns-repeated="2" office:value-type="string" calcext:value-type="string">
            <text:p>Ny søknad om redusert leiepris for bruk av Fløysletten og Byfjellene 2024 - Trolljeger AS Byrådet behandlet saken i møtet 20.03.2025 sak 1067/25 og fattet følgende vedtak: Ny søknad om redusert pris for leie av Fløysletten og områdene rundt til løpet Trolljegerprøven 2024 fra Trolljeger AS avslås. </text:p>
          </table:table-cell>
          <table:table-cell office:value-type="float" office:value="4601" calcext:value-type="float">
            <text:p>4601</text:p>
          </table:table-cell>
          <table:table-cell office:value-type="string" calcext:value-type="string">
            <text:p>4aa35c78-e88b-5c70-8089-dab51405e3f3</text:p>
          </table:table-cell>
          <table:table-cell table:number-columns-repeated="16376"/>
        </table:table-row>
        <table:table-row table:style-name="ro2">
          <table:table-cell table:number-columns-repeated="3"/>
          <table:table-cell office:value-type="string" calcext:value-type="string">
            <text:p>Saksprotokoll BR1, 08082024, Sak 221/24, Ulriken skole. Rehabilitering. Gjennomføringsvedtak</text:p>
          </table:table-cell>
          <table:table-cell office:value-type="string" calcext:value-type="string">
            <text:p>Ulriken skole. Rehabilitering. Gjennomføringsvedtak Byrådet behandlet saken i møtet 08.08.2024 sak 221/24 Byrådet innstiller til bystyret å fatte følgende vedtak: 1. Prosjektet Ulriken avlastningsskole (U3030) med en anbefalt total investeringsramme på 152,0 mill. gjennomføres. 2. Investeringsramme på 64,2 mill. innarbeidet i vedtatt handlings- og økonomiplan bevilges til prosjektet. 3. Merbehovet på kr. 88 mill. tilføres prosjektet og innarbeides i rullering av HØP 2025- 2028. Den totale budsje</text:p>
          </table:table-cell>
          <table:table-cell office:value-type="string" calcext:value-type="string">
            <text:p>Ulriken skole. Rehabilitering. Gjennomføringsvedtak Byrådet behandlet saken i møtet 08.08.2024 sak 221/24 Byrådet innstiller til bystyret å fatte følgende vedtak: 1. Prosjektet Ulriken avlastningsskole (U3030) med en anbefalt total investeringsramme på 152,0 mill. gjennomføres. 2. Investeringsramme på 64,2 mill. innarbeidet i vedtatt handlings- og økonomiplan bevilges til prosjektet. 3. Merbehovet på kr. 88 mill. tilføres prosjektet og innarbeides i rullering av HØP 2025- 2028. Den totale budsjettavsetningen fremgår av følgende tabell: 4. Overskytende midler på 4,8 mill. som ble meldt inn som prognose i revidert budsjett korrigeres bort ved rullering av handlings- og økonomiplan. </text:p>
          </table:table-cell>
          <table:table-cell office:value-type="float" office:value="4601" calcext:value-type="float">
            <text:p>4601</text:p>
          </table:table-cell>
          <table:table-cell office:value-type="string" calcext:value-type="string">
            <text:p>8e31da7d-7b1b-5181-8f40-30ea47d3dce6</text:p>
          </table:table-cell>
          <table:table-cell table:number-columns-repeated="16376"/>
        </table:table-row>
        <table:table-row table:style-name="ro2">
          <table:table-cell table:number-columns-repeated="3"/>
          <table:table-cell office:value-type="string" calcext:value-type="string">
            <text:p>Åpen halvtime</text:p>
          </table:table-cell>
          <table:table-cell office:value-type="string" calcext:value-type="string">
            <text:p><text:s/>Ungdomsrådet Saksframstilling Vår referanse: 2023/246032-3 Saksbehandler: Birgitte Teglgaard Jørgensen Åpen halvtime Hva saken gjelder: Ungdomsrådet har Åpen halvtime i starten av møtet, der andre ungdommer kan legge frem saker for rådet i korte innlegg. For å holde innlegg under Åpen halvtime, sendes epost til ungdomsrådets sekretariat ungdomsradet@bergen.kommune.no. Forslag til vedtak: Saken legges frem uten forslag til vedtak Dato: 27. februar 2024 Ingvild Rørtveit Digernes - leder Birgitte </text:p>
          </table:table-cell>
          <table:table-cell office:value-type="string" calcext:value-type="string">
            <text:p><text:s/>Ungdomsrådet Saksframstilling Vår referanse: 2023/246032-3 Saksbehandler: Birgitte Teglgaard Jørgensen Åpen halvtime Hva saken gjelder: Ungdomsrådet har Åpen halvtime i starten av møtet, der andre ungdommer kan legge frem saker for rådet i korte innlegg. For å holde innlegg under Åpen halvtime, sendes epost til ungdomsrådets sekretariat ungdomsradet@bergen.kommune.no. Forslag til vedtak: Saken legges frem uten forslag til vedtak Dato: 27. februar 2024 Ingvild Rørtveit Digernes - leder Birgitte Teglgaard Jørgensen - seniorrådgiver Dokumentet er godkjent elektronisk. 1 </text:p>
          </table:table-cell>
          <table:table-cell office:value-type="float" office:value="4601" calcext:value-type="float">
            <text:p>4601</text:p>
          </table:table-cell>
          <table:table-cell office:value-type="string" calcext:value-type="string">
            <text:p>9431ff48-6c5f-5ea9-b338-3823dd971ad5</text:p>
          </table:table-cell>
          <table:table-cell table:number-columns-repeated="16376"/>
        </table:table-row>
        <table:table-row table:style-name="ro4">
          <table:table-cell table:number-columns-repeated="3"/>
          <table:table-cell office:value-type="string" calcext:value-type="string">
            <text:p>Saksprotokoll BR2, 27062024, Sak 1189/24, Torgallmenningen 13, Hotel No. 13 - Søknad om skjenkebevilling for alkoholholdig drikk gruppe 1-3, utendørs på Torgallmenningen i perioden 09.06.2024-31.08.20</text:p>
          </table:table-cell>
          <table:table-cell office:value-type="string" calcext:value-type="string">
            <text:p>Torgallmenningen 13, Hotel No. 13 - Søknad om skjenkebevilling for alkoholholdig drikk gruppe 1-3, utendørs på Torgallmenningen i perioden 09.06.2024-31.08.2024 Byrådet behandlet saken i møtet 27.06.2024 sak 1189/24 og fattet følgende vedtak: 1. Søknaden om uteservering av alkoholholdig drikk gruppe 1-3, utendørs på Torgallmenningen, for Hotel No. 13, Torgallmenningen 13, innvilges. a. Bevillingshaver er No13 Drift AS, org. nr. 919 371 943. b. Styrer for skjenkebevillingen er Birgitte Markussen </text:p>
          </table:table-cell>
          <table:table-cell office:value-type="string" calcext:value-type="string">
            <text:p>Torgallmenningen 13, Hotel No. 13 - Søknad om skjenkebevilling for alkoholholdig drikk gruppe 1-3, utendørs på Torgallmenningen i perioden 09.06.2024-31.08.2024 Byrådet behandlet saken i møtet 27.06.2024 sak 1189/24 og fattet følgende vedtak: 1. Søknaden om uteservering av alkoholholdig drikk gruppe 1-3, utendørs på Torgallmenningen, for Hotel No. 13, Torgallmenningen 13, innvilges. a. Bevillingshaver er No13 Drift AS, org. nr. 919 371 943. b. Styrer for skjenkebevillingen er Birgitte Markussen Sulen, f. 11.11.80. Stedfortreder for styrer er Kristine Marie Myrhol, f. 09.06.95. c. Bevillingen er gitt til et spisested. Det skal for skjenkebevilling settes krav om at skjenkestedet skal ha gratis og lett tilgjengelig vann i lokalet til kunder for selvbetjening. Det skal informeres om at springvann er gratis i alle menyer der det opplyses om andre drikkevarer. Dersom det finnes oppslagstavle for drikkevarer i baren, skal denne inneholde informasjon om at man kan få gratis springvann. d. Totalt skjenkeareal er 1266 kvm + utendørs areal på Torgalmenningen. 2. Bevillingen gis for bevillingsperioden 09.06.2024-31.08.2024. 3. Etter at det er fattet vedtak om førstegangstildeling av ny bevilling, må bevillingshaver, før bevillingsdokumentet blir utferdiget, og før bevillingen kan tas i bruk, sende inn følgende dokumentasjon til Kontor for skjenkesaker: a. kopi av brukstillatelsen fra bygningsmyndighetene b. kvittering fra Altinn på at oppstartskjema er innsendt til Mattilsynet c. bevillingsgebyr må være betalt d. kopi som viser at alle ansatte har lovlige arbeidskontrakter, og at det er tegnet yrkesskadeforsikring for alle ansatte. Alle ansatte skal registreres i arbeidstakerregisteret så snart som mulig, og senest en måned fra oppstart 4. Før tillatelsen til uteservering tas i bruk, skal søker sende kopi til Kontor for skjenkesaker som bekrefter: a. at søker har lovlig adgang til å benytte arealet til uteservering, kopi av leiekontrakt, eller bekreftelse på at arealet ligger på egen grunn b. at Bymiljøetaten har godkjent uteserveringen med eventuelle innretninger på offentlig areal c. at tiltak som er søknadspliktige etter plan- og bygningsloven er godkjent av bygningsmyndigheten Før tillatelsen til uteservering tas i bruk skal Kontor for skjenkesaker ha vært på befaring på stedet. Befaring skal finne sted innen 5 virkedager etter at Kontor for skjenkesaker har mottatt skriftlig melding fra bevillingshaver om at befaring kan gjennomføres. Overholdes ikke fristen kan tillatelsen tas i bruk uten befaring. Det settes som krav for skjenking på utendørs areal at det ikke er tillatt med musikk eller underholdning ved bruk av elektrisk anlegg/høyttaler på uteservering etter klokken 22.00, likevel slik at lav bakgrunnsmusikk tillates dersom den ikke er til sjenanse for omgivelsene. 5. Søksmål om gyldigheten av vedtaket eller krav om erstatning som følge av vedtaket, kan ikke reises før parten har nyttet sin adgang til å klage over vedtaket, og klagen er avgjort av klageinstansen. I henhold til bestemmelsen i forvaltningslovens § 27b kan søksmål likevel reises når det har gått 6 måneder fra klagen første gang er fremsatt, og det ikke skyldes forsømmelse fra klagerens side at klageinstansens avgjørelse ikke foreligger. 2 </text:p>
          </table:table-cell>
          <table:table-cell office:value-type="float" office:value="4601" calcext:value-type="float">
            <text:p>4601</text:p>
          </table:table-cell>
          <table:table-cell office:value-type="string" calcext:value-type="string">
            <text:p>91a1e022-5157-5b7b-bfc9-89bb34ef643a</text:p>
          </table:table-cell>
          <table:table-cell table:number-columns-repeated="16376"/>
        </table:table-row>
        <table:table-row table:style-name="ro2">
          <table:table-cell table:number-columns-repeated="3"/>
          <table:table-cell office:value-type="string" calcext:value-type="string">
            <text:p>Krav om lovlighetskontroll av sak 176/24 - Revidert budsjett 2024 (1. tertialrapport 2024) i bystyrets møte 19. juli 2024</text:p>
          </table:table-cell>
          <table:table-cell office:value-type="string" calcext:value-type="string">
            <text:p><text:s/>Utvalg for finans, kultur og næring Saksframstilling Vår referanse: 2024/103805-5 Saksbehandler: Frank Wessels Krav om lovlighetskontroll av sak 176/24 - Revidert budsjett 2024 (1. tertialrapport 2024) i bystyrets møte 19. juni 2024 Hva saken gjelder: Bystyrets kontor mottok 24. juni krav om lovlighetskontroll av bystyrets vedtak gjort i bystyresak 176/24 – Revidert budsjett 2024 (1. tertialrapport 2024) 19. juni 2024. Kravet er fremmet av bystyrerepresentantene Mikkel Grüner (SV), Eira Garrido</text:p>
          </table:table-cell>
          <table:table-cell office:value-type="string" calcext:value-type="string">
            <text:p><text:s/>Utvalg for finans, kultur og næring Saksframstilling Vår referanse: 2024/103805-5 Saksbehandler: Frank Wessels Krav om lovlighetskontroll av sak 176/24 - Revidert budsjett 2024 (1. tertialrapport 2024) i bystyrets møte 19. juni 2024 Hva saken gjelder: Bystyrets kontor mottok 24. juni krav om lovlighetskontroll av bystyrets vedtak gjort i bystyresak 176/24 – Revidert budsjett 2024 (1. tertialrapport 2024) 19. juni 2024. Kravet er fremmet av bystyrerepresentantene Mikkel Grüner (SV), Eira Garrido (SV) og Andreas Madsen Berg (SV). Kravet om lovlighetskontroll retter seg mot en sak avgjort av bystyret. Det fremgår at kravet er begrunnet i at bystyrets vedtak i saken ikke er lovlig. Etter kommuneloven § 27-1 skal krav om lovlighetskontroll fremsettes for det organ som har truffet den aktuelle avgjørelsen, i dette tilfellet bystyret i Bergen. Hvis bystyret opprettholder avgjørelsen, oversendes saken til statsforvalteren i Vestland. Forretningsutvalget behandlet saken i møtet 25.06.2024 sak 254/24 og fattet følgende vedtak: 1. Lovlighetskontrollkravet oversendes utvalg for finans, kultur og næring til behandling i møte 21. august 2024. Utvalg for finans, kultur og næring innstiller til bystyret om hvorvidt bystyret skal opprettholde sitt vedtak eller ikke. Bystyret behandler kravet om lovlighetskontroll i møte 4. september 2024. 2. Lovlighetskontrollkravet oversendes byrådet som bes om å legge frem en vurdering av de forhold som tas opp. Forretningsutvalget ber om at dette legges frem i notats form i forkant av behandling i utvalg for finans, kultur og næring. Lovlighetskravet i sin helhet og byrådets vurdering av kravet følger vedlagt. Forslag til vedtak: Alternativ 1 Bystyret opphever sitt vedtak i bystyresak 176/24 Revidert budsjett 2024 (1. tertialrapport 2024). Byrådet bes legge frem ny sak. Alternativ 2 Bystyret opprettholder sitt vedtak i bystyresak 176/24 – Revidert budsjett 2024 (1. tertialrapport 2024). Kravet om lovlighetskontroll av vedtaket i saken oversendes Statsforvalteren i Vestland for endelig avgjørelse. 1 Dato: 19. august 2024 Øivind Hauge Støle - fagleder Frank Wessels- seniorrådgiver Dokumentet er godkjent elektronisk. Vedlegg: 1. Krav om lovlighetskontroll av sak 176/24 - Revidert budsjett 2024 (1. tertialrapport 2024) i bystyrets møte 19. juli 2024 2. Krav om lovlighetskontroll av vedtak i sak 176/24 - byrådets vurdering 2 </text:p>
          </table:table-cell>
          <table:table-cell office:value-type="float" office:value="4601" calcext:value-type="float">
            <text:p>4601</text:p>
          </table:table-cell>
          <table:table-cell office:value-type="string" calcext:value-type="string">
            <text:p>686adfea-3fe0-5d59-8494-90a07c0b0854</text:p>
          </table:table-cell>
          <table:table-cell table:number-columns-repeated="16376"/>
        </table:table-row>
        <table:table-row table:style-name="ro2">
          <table:table-cell table:number-columns-repeated="3"/>
          <table:table-cell office:value-type="string" calcext:value-type="string">
            <text:p>Åsaheimen behandlingssenter. Sluttmelding</text:p>
          </table:table-cell>
          <table:table-cell office:value-type="string" calcext:value-type="string">
            <text:p><text:s/>BYRÅDET Byrådssak /24 Saksframstilling Vår referanse: 2018/06338-46 Åsaheimen behandlingssenter. Sluttmelding Hva saken gjelder: Etat for utbygging har stått for gjennomføringen av investeringsprosjektet Åsaheimen behandlingssenter. Prosjektet omfattet etablering av et nytt sykehjem med 100 sykehjemsplasser i tilknytning til Midtbygda behandlingssenter, og er nå avsluttet. Denne saken gjelder sluttmelding for prosjektet. Fagetatens vurdering og anbefaling: Bakgrunn: I oktober 2016 mottok Etat f</text:p>
          </table:table-cell>
          <table:table-cell office:value-type="string" calcext:value-type="string">
            <text:p><text:s/>BYRÅDET Byrådssak /24 Saksframstilling Vår referanse: 2018/06338-46 Åsaheimen behandlingssenter. Sluttmelding Hva saken gjelder: Etat for utbygging har stått for gjennomføringen av investeringsprosjektet Åsaheimen behandlingssenter. Prosjektet omfattet etablering av et nytt sykehjem med 100 sykehjemsplasser i tilknytning til Midtbygda behandlingssenter, og er nå avsluttet. Denne saken gjelder sluttmelding for prosjektet. Fagetatens vurdering og anbefaling: Bakgrunn: I oktober 2016 mottok Etat for utbygging bestilling på et nytt sykehjem med 100 sykehjemsplasser på en eiendom som grenser til Midtbygda sjukeheim. Det er valgt en såkalt «Klyngetunløsning» med samordning der Åsaheimen vil bli sammenkoblet med det nye Midtbygda behandlingssenter, da dette vurderes å være det som i størst grad ivaretar tilpasning for personer med demens. Kommunens behov for sykehjemsplasser er økende, og etableringen er i samsvar med kommunens planer. 1 Prosjektbeskrivelse: Åsaheimen behandlingssenter er utformet med planløsninger som har vektlagt Etat for sykehjems driftsmodell, og skal på sikt bli et langtidssykehjem. Bygget er plassert på en kolle i tilknytning til Midtbygda behandlingssenter og har fått god utsikt over Åsane. Det nye behandlingssenteret er tilrettelagt med en tunnel som gir tilkomst fra Midtbygda behandlingssenter når det ferdigstilles i 2026. Prosjektet ble gjennomført som samspillsentreprise, i en anskaffelse høsten 2018. Grunnet utfordringer i reguleringsprosessen fikk prosjektet en forsinket oppstart enn det som tidligere har vært lagt til grunn. Insitamentet i samspillet har gitt prosjektet gode vilkår for å finne gode løsninger for arbeidet. Prosjektet ble gitt høye miljømål som BreeamNOR sertifisert som «Very good». I samspill med entreprenør ble prosjektet bearbeidet med økte miljøambisjoner, som fossilfri byggeplass, massivtre, solceller på tak og økt kildesortering. Prosjektet har nå oppnådd sertifisering «Excellent» Gjennomføring: Åsaheimen er etablert på en festet eiendom. Med krav til rettighetsavtale for vann og avløp samt krav om å eie for offentlig vei, forsøkte kommunen å gå i dialog med festeeierne om kjøp og rettighetsavtale. Det har vært utfordrende og tidkrevende å komme frem til en omforent avtale om å kjøpe ut det regulerte området. På grunnlag av de manglende eierrettighetene har bygget i dag ikke ferdigattest, kun midlertidig brukstillatelse. Ferdigattest forventes å foreligge i løpet av 2024. Erfaringer knyttet til festet eiendom tas med videre til Etat for bygg og eiendom, som et forbedringspunkt for å unngå lignende problemstilling. Covid 19-pandemien og krigen i Ukraina skapte en rekke utfordringer til leveranser og mannskap. I gjennomføringsfasen ble det innført krav til smitteverngarderober i sykehjem, som måtte løses ved å omprosjektere planlagte rom og funksjoner. Usikkerheten rundt disse forhold ble fulgt opp med risikoreduserende tiltak som påvirket prosjektet i mindre grad. Prosjektevaluering: Prosjektet har fått høy positiv score på evalueringen. Denne er nærmere beskrevet i vedlagte fagnotat. Likeledes er det som vurderes som et svært vellykket kunstprosjekt, også nærmere beskrevet i fagnotatet. Økonomiske konsekvenser: Den 22.11.2017 ble gjennomføringsvedtaket for prosjektet fattet i sak 295/17. Estimert kostnad var da på kr. 549,8 mill., hvorav 521,5 mill. var innarbeidet i gjeldende handlings- og økonomiplan 2017-2020. I begynnelsen av oktober 2019 ble det gjennomført en ekstern usikkerhetsanalyse av forprosjektet for nytt Åsane sykehjem. Oppdaterte estimater basert på analyseresultatet gav en forventet prosjektkostnad på kr. 634,7 mill. inkl. mva (P50). Anbefalt totalramme utgjorde kr. 673,0 mill. inkl. mva (P85). I tråd med Bergen kommunes økonomireglements punkt 2.3 ble saken om behov for oppjustert ramme fremlagt for bystyret den 29.01.2020, sak 23/20, hvor det ble vedtatt å justere totalramme i tråd med anbefalingen. Vedtaket ble fulgt opp i Handlings- og økonomiplan 2021-2024 med en justering av total investeringsramme til kr. 673 mill. Kostnadsendringen var knyttet til en rekke større og mindre forhold som var framkommet i modningen av prosjektet. De mest vesentlige årsakene var økte miljøkrav i Bergen kommunes Klima og miljøplan 2017-2020, at planprosessen hadde tatt lengre tid enn forutsatt, en mer omfattende anskaffelsesprosess med samspill som entrepriseform, ny velferdsteknologi, økt avsetning til kunstnerisk utsmykking i kommunale boligprosjekter, og forhold avdekket under usikkerhetsanalysen. 2 Ved avslutning av prosjektet er det påløpt totalt 630,3 mill., se vedlagt prosjektregnskap. Det gir et mindreforbruk på kr. 42,7 mill. (6,3%) i forhold til justert budsjett, og et merforbruk på 80,5 mill. (14,6%) i forhold til gjennomføringsvedtak. Byrådets vurdering og anbefaling/konklusjon: Åsaheimen er blitt et godt behandlingssenter, og på sikt langtidssykehjem, for både brukerne, ansatte og pårørende. Behovet for slike plasser er økende i tiden som kommer, og Åsaheimen er et nødvendig tilskudd til dette. Byrådet anbefaler at bystyret godkjenner den fremlagte sluttmeldingen. Begrunnelse for framleggelse til bystyret: Budsjettfullmaktenes pkt. 2.3 bokstav h) Sluttmelding. Når et prosjekt er avsluttet skal det avlegges sluttmelding til politisk eller administrativ behandling i tråd med terskelverdier for gjennomføringsvedtak. Dette skal gjøres senest 12 måneder etter investeringen er ferdigstilt. Byrådet innstiller til bystyret å fatte følgende vedtak: 1. Sluttmelding for Åsaheimen behandlingssenter godkjennes. 2. Gjenstående økonomiske forpliktelser som tomtekjøp med omkostninger, dekkes innenfor prosjektets økonomiske ramme på kr 673.mill. 3. I 2. tertial 2023 ble det utført en feilaktig nedjustering av budsjettet på 20,0 mill. Nedjusteringen vil bli tilbakeført i revidert budsjett 2024. 4. Ubrukte midler vil bli trukket inn ved rullering av kommende økonomiplaner. Dato: 19. mars 2024 Christine B. Meyer Byrådsleder Dokumentet er godkjent elektronisk. Vedlegg: Fagnotat av 25. februar 2024 Prosjektregnskap 3 </text:p>
          </table:table-cell>
          <table:table-cell office:value-type="float" office:value="4601" calcext:value-type="float">
            <text:p>4601</text:p>
          </table:table-cell>
          <table:table-cell office:value-type="string" calcext:value-type="string">
            <text:p>ce2a2752-25b6-5685-8a7a-759356fe3ddc</text:p>
          </table:table-cell>
          <table:table-cell table:number-columns-repeated="16376"/>
        </table:table-row>
        <table:table-row table:style-name="ro2">
          <table:table-cell table:number-columns-repeated="3"/>
          <table:table-cell office:value-type="string" calcext:value-type="string">
            <text:p>Innkalling utvalg for barnehage, skole og idrett 30.05.2024</text:p>
          </table:table-cell>
          <table:table-cell office:value-type="string" calcext:value-type="string">
            <text:p><text:s/>BERGEN KOMMUNE Bystyrets kontor (Arbeidssted) Innkalling Utvalg for barnehage, skole og idrett Møtedato: 30.05.2024 kl. 09:00 Møtested: Bystyresalen, det gamle rådhus Innkalling sendes varamedlemmer til orientering. Varamedlemmer møter bare etter særskilt innkalling. Alle partier som ikke er representert i utvalgene inviteres også til å delta med en representant. Inviterte bystyremedlemmer har under høringen samme rettigheter som utvalgets medlemmer. Forfall meldes via tilsendt lenke i Kaukus. </text:p>
          </table:table-cell>
          <table:table-cell office:value-type="string" calcext:value-type="string">
            <text:p><text:s/>BERGEN KOMMUNE Bystyrets kontor (Arbeidssted) Innkalling Utvalg for barnehage, skole og idrett Møtedato: 30.05.2024 kl. 09:00 Møtested: Bystyresalen, det gamle rådhus Innkalling sendes varamedlemmer til orientering. Varamedlemmer møter bare etter særskilt innkalling. Alle partier som ikke er representert i utvalgene inviteres også til å delta med en representant. Inviterte bystyremedlemmer har under høringen samme rettigheter som utvalgets medlemmer. Forfall meldes via tilsendt lenke i Kaukus. Høringen sendes direkte: https://bergen.kommunetv.no/ . Det er også mulig å delta som publikum. Innkalling Saker til behandling 47/24 Grunnlagsdokumenter til høring om budsjettsituasjonen i Bergensskolen 30.05.2024 side 1 av 4 Høring om budsjettsituasjonen i Bergensskolen Utvalg for barnehage, skole og idrett Torsdag 30.05.2024 kl. 09:00 – 16:00 Det gamle Rådhus Kl. Tid Tema og innleggsholdere 09.00 5 min Velkomst og opprop Innledning/bakgrunn for høringen, ved utvalgsleder Even Sørland Tema 1 - Rammer for skolenes aktivitet og budsjetter Denne delen skal legge til rette for en god forståelse for skolenes budsjetter og hva som er skolens oppdrag. 09.05 15 min Lovkrav i skolen, ved Anne Hjermann, utdannings- og verjemålsdirektør, Statsforvalteren i Vestland 09.20 5 min Spørsmål 09.25 15 min Budsjettmodell i skolen og teknisk fordeling mellom skolene, ved kommunaldirektør for barnehage og skole, Marius Arnason Bøe 09.40 5 min Spørsmål 09.45 15 min Budsjettoppfølging i skolene og arbeid med prognoser, ved tidligere finansbyråd, Per-Arne Hvidsten Larsen 10.00 5 min Spørsmål 10.05 10 min Pause Tema 2 - Rektorenes erfaringer Denne delen skal belyse rektorenes erfaringer med budsjettarbeid og skolenes situasjon. Det inviteres rektorer fra skoler som har hatt merforbruk over tid, fra skoler hvor merforbruk har oppstått nylig og skoler som har mindreforbruk. Spørsmål til innleggsholderne: • Beskriv økonomisk handlingsrom for deg som rektor i hverdagen • Hva anser du som grunner til at det er mer/mindreforbruk ved din skole? • Hva er dine oppgaver som rektor når det gjelder budsjett, og hvordan følges du opp fra etat for skole/byrådsavdeling for barnehage og skole? 10.15 5 min Hop (ungdomsskole), ved rektor Olav Lunde Fjelltveit 5 min Gimle (ungdomsskole), ved rektor Aud Haaland 5 min Flaktveit (barneskole), ved rektor Line Amundsen 5 min Olsvik (kombinertskole), ved rektor Tove Elin Savland 5 min Slettebakken (barneskole), ved rektor Torgeir Skjælaaen 11.00 15 min Samlet spørsmålsrunde 11.15 30 min Pause med lunsj 2 Tema 3 - Konsekvenser – perspektiver fra ansatte, elever og foresatte Denne delen skal legge til rette for en god forståelse for ulike aktørers bekymringer vedrørende budsjettsituasjonen i skolen og en forståelse for opplevelsen på grasrotnivå. Spørsmål til innleggsholderne: • Hvordan har du opplevd kommunikasjonen om den nåværende budsjettsituasjonen? • Hva anser du som konsekvenser på kort og lang sikt av budsjettsituasjonen? 11.45 10 min Utdanningsforbundet ved nestleder Eirik Lilleheil 11.55 10 min Skolelederforbundet ved Anita Hinna 12.05 10 min Fagforbundet ved Siv Hjertholm og Kristian Meyer 12.15 10 min Skolenes landsforbund ved fylkesleder Vestland, Bjørnar Mortensen Vik 12.25 10 min Hovedverneombud, byrådsavdeling for barnehage og skole, Bård Vågsholm Husby 12.35 15 min Samlet spørsmålsrunde – ansattes perspektiv 12.50 10 min Ungdomsrådet, ved Aksel Florvåg Ringdal og Aron Haaheim 13.00 10 min FAU Rothaugen skole, ved Marie Stoltz 13.10 10 min FAU Mjølkeråen skole, ved leder Jeanette Meyer 13.20 10 min Funksjonshemmedes fellesorganisasjon (FFO) Bergen, ved leder Åslaug Kalstad 13.30 15 min Samlet spørsmålsrunde – elever og foresattes perspektiv 13.45 10 min Pause Tema 4 - Budsjettsituasjonen i skolen Denne delen skal legge til rette for å forstå budsjettsituasjonen fra byrådets perspektiv. Spørsmål til innleggsholder: • Det rapporterte merforbruket på 120 millioner, hva skyldes merforbruket? • Når og hvor fremkom tallene, og hvordan fordeler det seg på skolene? 13.55 15 min Byråd for barnehage og skole, Daniel Hägglund 14.10 10 min Spørsmål Tema 5 - Kommunikasjon om den nåværende budsjettsituasjonen Denne delen skal legge til rette for å belyse hvordan kommunikasjonen med rektorene i skolene har fungert i forbindelse med den nåværende budsjettsituasjon. Spørsmål til innleggsholderne: • Hvordan har du opplevd kommunikasjonen om den nåværende budsjettsituasjonen? 14.20 5 min Direktør, Etat for skole, Frode Nilsen 14.25 5 min Områdeleder, Etat for skole, Dag Hugaas 14.30 5 min Hop (ungdomsskole), ved rektor Olav Lunde Fjelltveit 14.35 5 min Slettebakken (barneskole), ved rektor Torgeir Skjælaaen 14.40 15 min Samlet spørsmålsrunde 14.55 10 min Pause 3 Tema 6 - Videre budsjettoppfølging i Bergensskolen: Denne delen skal belyse hvordan byrådet vil jobbe videre med budsjettoppfølging i Bergensskolen. Spørsmål til innleggsholderne: • Hvordan skal man jobbe videre i arbeid med budsjettoppfølging i Bergensskolen? 15.05 10 min Byråd for barnehage og skole, Daniel Hägglund 15.15 10 min Spørsmål 15.25 10 min Byråd for finans, Charlotte Spurkeland 15.35 10 min Spørsmål 15.45 15 min Avslutning 16.00 Slutt Høringen vil følges opp i etterkant i henhold til reglement for Bergen bystyre og utvalgene 2023-2027 sitt punkt 4.8: «Utvalgene avgjør i ordinært møte hvilke konklusjoner som skal trekkes og hvordan høringen skal følges opp». 4 </text:p>
          </table:table-cell>
          <table:table-cell office:value-type="float" office:value="4601" calcext:value-type="float">
            <text:p>4601</text:p>
          </table:table-cell>
          <table:table-cell office:value-type="string" calcext:value-type="string">
            <text:p>f73a0885-ead6-5275-8011-457661b86768</text:p>
          </table:table-cell>
          <table:table-cell table:number-columns-repeated="16376"/>
        </table:table-row>
        <table:table-row table:style-name="ro5">
          <table:table-cell table:number-columns-repeated="3"/>
          <table:table-cell office:value-type="string" calcext:value-type="string">
            <text:p>Kjøreplan og saker til gjennomsyn 26.03.2025</text:p>
          </table:table-cell>
          <table:table-cell table:number-columns-repeated="2" office:value-type="string" calcext:value-type="string">
            <text:p><text:s/>Bergen bystyre Saksframstilling Vår referanse: 2023/257830-103 Saksbehandler: Anette Hatlemark Drabløs Kjøreplan og saker til gjennomsyn 26.03.2025 Eventuelle dokumenter er knyttet til saken som vedlegg. Dato: 26. februar 2025 Anette H. Drabløs - Førstekonsulent Dokumentet er godkjent elektronisk. 1 </text:p>
          </table:table-cell>
          <table:table-cell office:value-type="float" office:value="4601" calcext:value-type="float">
            <text:p>4601</text:p>
          </table:table-cell>
          <table:table-cell office:value-type="string" calcext:value-type="string">
            <text:p>9fd32cf3-d3a7-57ad-a7a2-afb948c6647c</text:p>
          </table:table-cell>
          <table:table-cell table:number-columns-repeated="16376"/>
        </table:table-row>
        <table:table-row table:style-name="ro4">
          <table:table-cell table:number-columns-repeated="3"/>
          <table:table-cell office:value-type="string" calcext:value-type="string">
            <text:p>Innkalling forretningsutvalget 10.12.2024</text:p>
          </table:table-cell>
          <table:table-cell office:value-type="string" calcext:value-type="string">
            <text:p><text:s/>BERGEN KOMMUNE Bystyrets kontor (Arbeidssted) Innkalling Forretningsutvalget Møtedato: 10.12.2024 kl. 09:00 Møtested: Møtested Bergen Rådhus - Rådstuen, 14. etg. Forfall meldes via Kaukus. Innkalling sendes varamedlemmer til orientering. Varamedlemmer møter bare etter særskilt innkalling Innkalling Saker til behandling 405/24 2023/257839-95 Godkjenning av protokoll fra forretningsutvalgets møte 03.12.2024 406/24 2023/257835-94 Saker til gjennomsyn 10.12.2024 407/24 2023/257837- Høringssaker til</text:p>
          </table:table-cell>
          <table:table-cell office:value-type="string" calcext:value-type="string">
            <text:p><text:s/>BERGEN KOMMUNE Bystyrets kontor (Arbeidssted) Innkalling Forretningsutvalget Møtedato: 10.12.2024 kl. 09:00 Møtested: Møtested Bergen Rådhus - Rådstuen, 14. etg. Forfall meldes via Kaukus. Innkalling sendes varamedlemmer til orientering. Varamedlemmer møter bare etter særskilt innkalling Innkalling Saker til behandling 405/24 2023/257839-95 Godkjenning av protokoll fra forretningsutvalgets møte 03.12.2024 406/24 2023/257835-94 Saker til gjennomsyn 10.12.2024 407/24 2023/257837- Høringssaker til forretningsutvalget 10.12.2024 200 408/24 2019/90075-427 Sakskart til byrådets møte 12.12.2024. Fordeling av saker til bystyreutvalgene 409/24 2023/257830-86 Kjøreplan bystyrets møte 17.12.2024, versjon 2 410/24 2024/180840-2 Stiftelsen til økonomisk vanskeligstilte i Bergen - oppnevning av nytt varamedlem til styret 411/24 2024/180837-2 Bergen bys utdanningslegat - oppnevning av nytt styremedlem 412/24 2024/184591-1 Søknad om fritak fra verv og suppleringsvalg - Ann Jorun Hillersøy (INP) 413/24 2024/184611-2 Valg av nytt varamedlem til SU Søre Skogvei barnehage 414/24 2023/213475-9 Sikkerhet og tilgjengelighet på Bergen Rådhus 415/24 2022/39338-16 Ny politisk møteportal - opplærings- og utrullingsplan 416/24 2024/182410-2 Representantforslag fra Even Sørland (A) om tilrettelegging for økt bruk av forkjøpsrett til leiegårder 417/24 2023/257838-94 Eventuelt 10.12.2024 side 1 av 1 </text:p>
          </table:table-cell>
          <table:table-cell office:value-type="float" office:value="4601" calcext:value-type="float">
            <text:p>4601</text:p>
          </table:table-cell>
          <table:table-cell office:value-type="string" calcext:value-type="string">
            <text:p>67359d7d-0b86-51f7-adc2-44062ebe2c1d</text:p>
          </table:table-cell>
          <table:table-cell table:number-columns-repeated="16376"/>
        </table:table-row>
        <table:table-row table:style-name="ro2">
          <table:table-cell table:number-columns-repeated="3"/>
          <table:table-cell office:value-type="string" calcext:value-type="string">
            <text:p>0003/24, Mangfolds- og integreringsutvalget, 04.06.2024</text:p>
          </table:table-cell>
          <table:table-cell table:number-columns-repeated="2" office:value-type="string" calcext:value-type="string">
            <text:p><text:s/>Saksprotokoll Utvalg: Mangfolds- og integreringsutvalget Arkivsaknr. 19/01913 Saksbehandler Rebekka Ringholm Behandlet av Møtedato Saknr 1 Mangfolds- og integreringsutvalget 04.06.2024 3/24 Protokoll Mangfolds- og integreringsutvalget 30.04.2024 Mangfolds- og integreringsutvalget har behandlet saken i møte 04.06.2024 sak 3/24 Møtebehandling Votering Protokollen ble enstemmig godkjent. Mangfolds- og integreringsutvalgets vedtak Protokollen godkjennes. 1 </text:p>
          </table:table-cell>
          <table:table-cell office:value-type="float" office:value="5501" calcext:value-type="float">
            <text:p>5501</text:p>
          </table:table-cell>
          <table:table-cell office:value-type="string" calcext:value-type="string">
            <text:p>a92375d7-b1ec-5ea8-98c7-f82ca30e28c9</text:p>
          </table:table-cell>
          <table:table-cell table:number-columns-repeated="16376"/>
        </table:table-row>
        <table:table-row table:style-name="ro2">
          <table:table-cell table:number-columns-repeated="3"/>
          <table:table-cell office:value-type="string" calcext:value-type="string">
            <text:p>Kommunal forkjøpsrett til leiegårder - Løbergsveien 45B, gnr 158, bnr 289</text:p>
          </table:table-cell>
          <table:table-cell office:value-type="string" calcext:value-type="string">
            <text:p><text:s/>BYRÅDET Byrådssak /24 Saksframstilling Vår referanse: 2024/162319-8 Kommunal forkjøpsrett til leiegårder - Løbergsveien 45B, gnr 158, bnr 289 Hva saken gjelder: ERI Eiendom AS (selger) har inngått avtale med Løbergsveien 45 BRL (kjøper) vedrørende overdragelse av eiendommen gnr 158 bnr 289 Løbergsveien 45B i Bergen kommune. Leiegården overdras i en rekke av fire gjensidig avhengige og avtalte interne transaksjoner, med formål å oppnå et sluttresultat hvor eiendommen ender med å være eid av bore</text:p>
          </table:table-cell>
          <table:table-cell office:value-type="string" calcext:value-type="string">
            <text:p><text:s/>BYRÅDET Byrådssak /24 Saksframstilling Vår referanse: 2024/162319-8 Kommunal forkjøpsrett til leiegårder - Løbergsveien 45B, gnr 158, bnr 289 Hva saken gjelder: ERI Eiendom AS (selger) har inngått avtale med Løbergsveien 45 BRL (kjøper) vedrørende overdragelse av eiendommen gnr 158 bnr 289 Løbergsveien 45B i Bergen kommune. Leiegården overdras i en rekke av fire gjensidig avhengige og avtalte interne transaksjoner, med formål å oppnå et sluttresultat hvor eiendommen ender med å være eid av borettslaget Løbergsveien 45B BRL. Antatt omsetningsverdi er oppgitt til å være NOK 18 330 000,-. Eiendommen består av en leiegård som inneholder seks boliger. Som følge av at mer enn halvparten av bruksarealet er innredet til beboelse og leiegården inneholder minst fem boliger, utløses kommunal forkjøpsrett, jf. lov om kommunal forkjøpsrett for leiegårder («leiegårdsloven») §§ 1 og 2. Av melding om overdragelse mottatt 07.10.2024 fremgår det at alle boligene er utleid. Boligkontoret har ikke mottatt tilbakemelding fra et flertall av leietakerne om at det er ønskelig at kommunen skal benytte seg av forkjøpsretten. Saken har vært på høring hos byrådsavdeling for barnevern, sosiale tjenester og mangfold (BBSM) og Studentsamskipnaden på Vestlandet (Sammen). BBSM har i uttalelse datert 31.10.2024 anbefalt at forkjøpsretten ikke benyttes i dette tilfellet. Boligkontoret har ikke mottatt tilbakemelding fra Studentsamskipnaden på Vestlandet (Sammen). Fagetatens vurdering og anbefaling: Konklusjonen etter en samlet vurdering er at det ikke foreligger grunn for kommunen til å benytte forkjøpsretten i dette tilfellet. Økonomiske konsekvenser: Ingen konsekvenser. Byrådens vurdering og anbefaling/konklusjon: Byråden slutter seg til de vurderingene som er gjort i fagnotat fra Boligkontoret datert 22. november 2024 om at Bergen kommune ikke gjør forkjøpsretten gjeldende i henhold til § 3 i lov om kommunal forkjøpsrett til leiegårder, ved overdragelse av eiendommen Løbergsveien 45B, gnr 158, bnr 289. Vedtakskompetanse: Byrådets fullmakter som kollegium - fastsatt av byrådet 22.04.21 i sak 1119-21: Byrådet treffer avgjørelser om ikke å gjøre bruk av kommunal forkjøpsrett i henhold til lov om kommunal forkjøpsrett til leiegårder. 1 Byråd for barnevern, sosiale tjenester og mangfold innstiller til byrådet å fatte følgende vedtak: Bergen kommune gjør ikke forkjøpsretten gjeldende i henhold til § 3 i lov om kommunal forkjøpsrett til leiegårder, ved overdragelse av Løbergsveien 45B, gnr 158, bnr 289. Dato: 18. desember 2024 Charlotte Spurkeland Byråd for barnevern, sosiale tjenester og mangfold Dokumentet er godkjent elektronisk. Vedlegg: Fagnotat - Kommunal forkjøpsrett gnr 158 bnr 289 Løbergsveien 45B Melding om overdragelse av leiegård (sladdet) Uttalelse fra BBSM om kommunal forkjøpsrett - Løbergsveien 45B 2 </text:p>
          </table:table-cell>
          <table:table-cell office:value-type="float" office:value="4601" calcext:value-type="float">
            <text:p>4601</text:p>
          </table:table-cell>
          <table:table-cell office:value-type="string" calcext:value-type="string">
            <text:p>76d90760-ea17-5e16-97b5-ed6ab682231c</text:p>
          </table:table-cell>
          <table:table-cell table:number-columns-repeated="16376"/>
        </table:table-row>
        <table:table-row table:style-name="ro2">
          <table:table-cell table:number-columns-repeated="3"/>
          <table:table-cell office:value-type="string" calcext:value-type="string">
            <text:p>Protokoll utvalg for miljø og byutvikling 18.04.2024</text:p>
          </table:table-cell>
          <table:table-cell office:value-type="string" calcext:value-type="string">
            <text:p><text:s/>BERGEN KOMMUNE Protokoll Utvalg for miljø og byutvikling Den 18. april 2024 holdt utvalg for miljø og byutvikling møte i Bergen Rådhus, Teatersalen. fra kl. 16.00 til kl. 18.40 Oppmøte muntlige innlegg: Chris Jørgen Knudsen Rødland (H) Lise Hæreid Ramsøy (H) Lars Selmar Alsaker (H) Rebekka Helle Stensbø (H) Geir Steinar Dale (A) Kathrine Algrøy Dahle (A) Sebastian Hauan Stenberg (A) – vara Per Harald Storli (FrP) Erlend Mjanger (FrP) Andreas Madsen Berg (SV) Lillian Blom (SV) Katrine Berg Nødtv</text:p>
          </table:table-cell>
          <table:table-cell office:value-type="string" calcext:value-type="string">
            <text:p><text:s/>BERGEN KOMMUNE Protokoll Utvalg for miljø og byutvikling Den 18. april 2024 holdt utvalg for miljø og byutvikling møte i Bergen Rådhus, Teatersalen. fra kl. 16.00 til kl. 18.40 Oppmøte muntlige innlegg: Chris Jørgen Knudsen Rødland (H) Lise Hæreid Ramsøy (H) Lars Selmar Alsaker (H) Rebekka Helle Stensbø (H) Geir Steinar Dale (A) Kathrine Algrøy Dahle (A) Sebastian Hauan Stenberg (A) – vara Per Harald Storli (FrP) Erlend Mjanger (FrP) Andreas Madsen Berg (SV) Lillian Blom (SV) Katrine Berg Nødtvedt (MDG) Trond Tystad (BL) Ingrid Nergaard Fjeldstad (V) Didrik Lexau (INP) Mailiss Solheim-Åkerblom (R) Kjartan Moi Andreassen (Sp) - vara Endre Buanes (barn og unges representant) 18.04.2024 Tidspunkt Sak 15.30 – 16.00 Middag 16.00 – 17.00 Orientering fra Skyss 17.00 Muntlige innlegg Innmeldte muntlige innlegg torsdag 18. april 2024 fra kl. 17.00 i Bergen rådhus, Teatersalen: 120/24 Arna, gnr. 286, bnr. 107 mfl., Storaneset, områdereguleringsplan med konsekvensutredning, arealplan-ID 71190000. Fastsetting av planprogram 17.00 Muntlig innlegg fra David Faukner Bendiksen. 134/24 Arna, gnr. 296, bnr.1, Langedalen 60. Klage over avslag på søknad om dispensasjon for oppføring av kårbustad. Sak 1 av 2 saker på eigedomen 17.07 Muntlig innlegg fra Jostein Kvakland – Advokatfirmaet Landsvik &amp; Larsen. 1 135/24 Arna, gnr. 296, bnr.1, Langedalen 60. Klage over avslag på søknad om bruksendring av uthus 17.14 Muntlig innlegg fra Jostein Kvakland – Advokatfirmaet Landsvik &amp; Larsen. 137/24 Fana, gnr 32 bnr 19 Stamsneset. Klage over avslag på søknad om terrenginngrep og fasadeendring 17.21 Muntlig innlegg fra Susanne Nyborg Bjelland - Harris Advokatfirma AS. 140/24 Ytrebygda gnr 35 bnr 108 Søreidsåsen 41. Klage over avslått dispensasjon fra rekkefølgekrav 17.28 Muntlig innlegg fra Alf Hamarsland. 141/24 Ytrebygda gnr 107 bnr 201 Langenesvegen 35. Klage over avslått dispensasjon frå støykrav 17.35 Muntlig innlegg fra Morten Nødtvedt. 147/24 Bergenhus gnr 161 bnr 731 Ulriken. Oppgradering av uteområde m.m. 17.42 Muntlig innlegg fra Ulriken Taubanselskap - Amanda Haugland 123/24 Representantforslag fra Ann Jorun Hillersøy (INP) om tryggere skolevei ved Kaland skole 17.47 Muntlig innlegg fra FAU leder Robert Fredriksen og rektor Børge Lunde. 2 </text:p>
          </table:table-cell>
          <table:table-cell office:value-type="float" office:value="4601" calcext:value-type="float">
            <text:p>4601</text:p>
          </table:table-cell>
          <table:table-cell office:value-type="string" calcext:value-type="string">
            <text:p>94ba57fc-98b5-56e6-9b34-ebcfad887c09</text:p>
          </table:table-cell>
          <table:table-cell table:number-columns-repeated="16376"/>
        </table:table-row>
        <table:table-row table:style-name="ro2">
          <table:table-cell table:number-columns-repeated="3"/>
          <table:table-cell office:value-type="string" calcext:value-type="string">
            <text:p>Overlevering av representantforslag 30.10.2024</text:p>
          </table:table-cell>
          <table:table-cell table:number-columns-repeated="2" office:value-type="string" calcext:value-type="string">
            <text:p><text:s/>Bergen bystyre Saksframstilling Vår referanse: 2023/257831-26 Saksbehandler: Anne Marit Myrstad Eriksen Overlevering av representantforslag 30.10.2024 Hva saken gjelder: Bystyrets medlemmer overleverer eventuelle representantforslag til ordføreren Dato: 10. oktober 2024 Anne Marit M. Eriksen - Førstekonsulent Dokumentet er godkjent elektronisk. 1 </text:p>
          </table:table-cell>
          <table:table-cell office:value-type="float" office:value="4601" calcext:value-type="float">
            <text:p>4601</text:p>
          </table:table-cell>
          <table:table-cell office:value-type="string" calcext:value-type="string">
            <text:p>45f759ac-36e7-5888-888a-dad09321de9a</text:p>
          </table:table-cell>
          <table:table-cell table:number-columns-repeated="16376"/>
        </table:table-row>
        <table:table-row table:style-name="ro2">
          <table:table-cell table:number-columns-repeated="3"/>
          <table:table-cell office:value-type="string" calcext:value-type="string">
            <text:p>Ny praksis for anmeldelser av vold og trusler i skolen</text:p>
          </table:table-cell>
          <table:table-cell office:value-type="string" calcext:value-type="string">
            <text:p><text:s/>Kommunalt råd for personer med funksjonsnedsettelse Saksframstilling Vår referanse: 2023/280756-69 Saksbehandler: Ragnhild Hvoslef Krüger Ny praksis for anmeldelser av vold og trusler i skolen Hva saken gjelder: Utvalg for barnehage, skole og idrett vedtok 19.03.2024 at byrådet skal legge frem en sak for bystyret om ny praksis for anmeldelser av vold og trusler i skolen og rutinemessig rapportering om slike anmeldelser. Som oppfølging av Klosterhagenerklæringen har rektorer nå fullmakt til å an</text:p>
          </table:table-cell>
          <table:table-cell office:value-type="string" calcext:value-type="string">
            <text:p><text:s/>Kommunalt råd for personer med funksjonsnedsettelse Saksframstilling Vår referanse: 2023/280756-69 Saksbehandler: Ragnhild Hvoslef Krüger Ny praksis for anmeldelser av vold og trusler i skolen Hva saken gjelder: Utvalg for barnehage, skole og idrett vedtok 19.03.2024 at byrådet skal legge frem en sak for bystyret om ny praksis for anmeldelser av vold og trusler i skolen og rutinemessig rapportering om slike anmeldelser. Som oppfølging av Klosterhagenerklæringen har rektorer nå fullmakt til å anmelde straffbare forhold begått av elever, foreldre eller utenforstående. Den nye prosedyren for anmeldelser sikrer korrekt vurdering og arkivering av slike saker, og inkluderer en veileder for hvilke lovbrudd som er aktuelle å anmelde. Anmeldelsesterskelen for elever skal være høy, med fokus på alvorlige tilfeller. Rektorer skal orientere Etat for skole før anmeldelse, og prosedyrene skal hjelpe rektorer å håndtere saker korrekt. Byrådet mener at dette vil bidra til å håndtere alvorlige saker effektivt og anbefaler at Etat for skole rapporterer om anmeldelser årlig. Saken skal videre til politisk behandling og KRPF kan velge å komme med forslag til vedtak og/eller merknader før saken går videre til behandling i utvalg og bystyre. Forslag til vedtak: Ny praksis for anmeldelser av vold og trusler i skolen tas til orientering. Dato: 7. august 2024 Ragnhild Hvoslef Krüger - seniorrådgiver Dokumentet er godkjent elektronisk. Vedlegg: Byrådssak Veileder for hvilke lovbrudd som vil være aktuelle å politianmelde i skolesektoren Prosedyre for politianmeldelse av straffbare handlinger begått mot skolen, dens ansatte eller elever 1 </text:p>
          </table:table-cell>
          <table:table-cell office:value-type="float" office:value="4601" calcext:value-type="float">
            <text:p>4601</text:p>
          </table:table-cell>
          <table:table-cell office:value-type="string" calcext:value-type="string">
            <text:p>34a60ab4-625a-5537-b6b6-f43d65b88e71</text:p>
          </table:table-cell>
          <table:table-cell table:number-columns-repeated="16376"/>
        </table:table-row>
        <table:table-row table:style-name="ro6">
          <table:table-cell table:number-columns-repeated="3"/>
          <table:table-cell office:value-type="string" calcext:value-type="string">
            <text:p>Saksprotokoll KU, 24092024, Sak 97/24, Eventuelt</text:p>
          </table:table-cell>
          <table:table-cell table:number-columns-repeated="2" office:value-type="string" calcext:value-type="string">
            <text:p>Eventuelt Kontrollutvalget behandlet saken i møtet 24.09.2024 sak 97/24 Kontrollutvalgets behandling Det var ingen saker til eventuelt. Forslag til vedtak: </text:p>
          </table:table-cell>
          <table:table-cell office:value-type="float" office:value="4601" calcext:value-type="float">
            <text:p>4601</text:p>
          </table:table-cell>
          <table:table-cell office:value-type="string" calcext:value-type="string">
            <text:p>3fbb09fb-d92b-5463-9442-9db151a37cfa</text:p>
          </table:table-cell>
          <table:table-cell table:number-columns-repeated="16376"/>
        </table:table-row>
        <table:table-row table:style-name="ro2">
          <table:table-cell table:number-columns-repeated="3"/>
          <table:table-cell office:value-type="string" calcext:value-type="string">
            <text:p>Saksprotokoll KU, 23042025, Sak 35/25, Oppfølging - Forvaltningsrevisjon av beredskap - delrapport om beredskap ved atomhendelse</text:p>
          </table:table-cell>
          <table:table-cell office:value-type="string" calcext:value-type="string">
            <text:p>Oppfølging - Forvaltningsrevisjon av beredskap - delrapport om beredskap ved atomhendelse Kontrollutvalget behandlet saken i møtet 23.04.2025 sak 35/25 og traff følgende vedtak: 1. Kontrollutvalget tar tilbakemeldingen og presentasjonen fra byrådsleder om oppfølging av rapporten «Forvaltningsrevisjon av beredskap - delrapport om beredskap ved atomhendelse», til orientering. 2. Kontrollutvalget sender saken til bystyret til orientering. Innstilling til bystyret: 1. Bystyret tar tilbakemeldingen f</text:p>
          </table:table-cell>
          <table:table-cell office:value-type="string" calcext:value-type="string">
            <text:p>Oppfølging - Forvaltningsrevisjon av beredskap - delrapport om beredskap ved atomhendelse Kontrollutvalget behandlet saken i møtet 23.04.2025 sak 35/25 og traff følgende vedtak: 1. Kontrollutvalget tar tilbakemeldingen og presentasjonen fra byrådsleder om oppfølging av rapporten «Forvaltningsrevisjon av beredskap - delrapport om beredskap ved atomhendelse», til orientering. 2. Kontrollutvalget sender saken til bystyret til orientering. Innstilling til bystyret: 1. Bystyret tar tilbakemeldingen fra byrådsleder om oppfølging av rapporten «Forvaltningsrevisjon av beredskap - delrapport om beredskap ved atomhendelse», til orientering. Kontrollutvalgets behandling Byrådsleder Christine Meyer fikk ordet til en innledning i saken. Hun gav ordet videre til Agnar Tveten, ny beredskapssjef. Han holdt en presentasjon om byrådets oppfølging av rapporten og svarte på spørsmål. Følgende representanter tok ordet: Per-Arne Larsen (V) Karsten Sprenger (H) Henrik Jorem (A) Votering: Forslaget til vedtak ble vedtatt enstemmig. Forslag til vedtak: Forslaget til vedtak og kontrollutvalgets vedtak er likelydende. Forslaget til innstilling og kontrollutvalgets innstilling er likelydende. </text:p>
          </table:table-cell>
          <table:table-cell office:value-type="float" office:value="4601" calcext:value-type="float">
            <text:p>4601</text:p>
          </table:table-cell>
          <table:table-cell office:value-type="string" calcext:value-type="string">
            <text:p>518b6687-da22-534b-bd5e-26b787d54fbb</text:p>
          </table:table-cell>
          <table:table-cell table:number-columns-repeated="16376"/>
        </table:table-row>
        <table:table-row table:style-name="ro2">
          <table:table-cell table:number-columns-repeated="3"/>
          <table:table-cell office:value-type="string" calcext:value-type="string">
            <text:p>Vedtak</text:p>
          </table:table-cell>
          <table:table-cell table:number-columns-repeated="2" office:value-type="string" calcext:value-type="string">
            <text:p><text:s/>Saksprotokoll Utvalg: Kommunestyret Arkivsaknr. 24/01352 Saksbehandler Erlend Losnegaard Mevik Behandlet av Møtedato Saknr 1 Formannskapet 07.02.2024 29/24 2 Kommunestyret 14.02.2024 16/24 Notat om vann- og avløpsgebyrene 2024 Kommunestyret har behandlet saken i møte 14.02.2024 sak 16/24 Møtebehandling Votering Innstilling enstemmig vedtatt Kommunestyrets vedtak 1. Gebyret fra 2023 til 2024 for avløp økes med 3,5 % og for vann økes det med 0 %. 1 </text:p>
          </table:table-cell>
          <table:table-cell office:value-type="float" office:value="5501" calcext:value-type="float">
            <text:p>5501</text:p>
          </table:table-cell>
          <table:table-cell office:value-type="string" calcext:value-type="string">
            <text:p>1b7f0233-4700-56d2-996a-1672837e4f89</text:p>
          </table:table-cell>
          <table:table-cell table:number-columns-repeated="16376"/>
        </table:table-row>
        <table:table-row table:style-name="ro2">
          <table:table-cell table:number-columns-repeated="3"/>
          <table:table-cell office:value-type="string" calcext:value-type="string">
            <text:p>Ny politisk møteportal - opplærings- og utrullingsplan</text:p>
          </table:table-cell>
          <table:table-cell office:value-type="string" calcext:value-type="string">
            <text:p><text:s/>Forretningsutvalget Saksframstilling Vår referanse: 2022/39338-16 Saksbehandler: Øivind Hauge Støle Ny politisk møteportal - opplærings- og utrullingsplan Hva saken gjelder: Etablering av ny politisk møteportal pågår med sikte på ibruktakelse tidlig i 2025, jf. tidligere orienteringer for forretningsutvalget – senest i sak 353/24, behandlet 29. oktober 2024. Her ble det blant annet vist til at bystyredirektøren ville komme tilbake med egen sak med detaljering av opplærings- og utrullingsplan fo</text:p>
          </table:table-cell>
          <table:table-cell office:value-type="string" calcext:value-type="string">
            <text:p><text:s/>Forretningsutvalget Saksframstilling Vår referanse: 2022/39338-16 Saksbehandler: Øivind Hauge Støle Ny politisk møteportal - opplærings- og utrullingsplan Hva saken gjelder: Etablering av ny politisk møteportal pågår med sikte på ibruktakelse tidlig i 2025, jf. tidligere orienteringer for forretningsutvalget – senest i sak 353/24, behandlet 29. oktober 2024. Her ble det blant annet vist til at bystyredirektøren ville komme tilbake med egen sak med detaljering av opplærings- og utrullingsplan for løsningen. Prosjektets fremdrift er fremdeles i henhold til plan. P.t. er prosjektet i sluttfasen med to hovedaktiviteter – teknisk oppsett/integrasjon og testing. Dette utføres parallelt, både fordi det anses som effektivt og fordi vi har mange krav til løsningen som innebærer at leverandør må gjøre justeringer i tett dialog med oss, som fortløpende må testes og retestes. Neste viktige milepæl er avslutning av testfasen 12. desember (akseptansetesten). På dette tidspunkt er målet at vi skal kunne godkjenne løsningen for overlevering, med forbehold om nødvendige utbedringer av gjenstående feil som er identifisert i testperioden. Etter at testfasen er avsluttet, gjenstår opplæring og utrulling som de viktigste aktivitetene før vi er i full drift. Gjeldende fremdriftsplan innebærer at vi skal ta i bruk løsningen i februar 2025, først i utvalg og deretter i bystyremøtet 19. februar. Vedlagt følger prosjektets opplæringsplan for den politiske møteportalen. Denne viser en hovedstruktur med egen opplæring av sentrale roller – ordfører/varaordfører, gruppeledere, utvalgsledere/nestledere og gruppesekretærer. Disse rollene har allerede blitt introdusert for løsningen, og det vil bli satt opp flere møtepunkter for opplæring i løpet av desember, januar og helt frem til oppstart utrulling. For medlemmer og varamedlemmer legges det opp til en mer standardisert opplæring, og det settes opp obligatoriske, fysiske kurs på ulike tidspunkt i uke 2-3 i tillegg til mulighet for frivillig drop-in for mer individuell veiledning i uke 4. Tidsplanen for utrulling innebærer at løsningen tas i bruk for første gang i forretningsutvalget 28. januar, deretter fortløpende i bystyreutvalgene i uke 6, kontrollutvalget i uke 7 og til slutt bystyret i uke 8. Dette er en ambisiøs fremdriftsplan, som forutsetter at det ikke oppstår større uforutsette hendelser i innspurten i testfasen. Prosjektet vurderer risiko kontinuerlig, og bystyredirektøren som prosjekteier vil holde forretningsutvalget orientert ved eventuelle endringer i fremdriftsplan m.m. Forslag til vedtak: Forretningsutvalget tar saken til orientering. 1 Dato: 5. desember 2024 Trine Pettersen Grønbech - bystyredirektør Øivind Hauge Støle - fagleder Dokumentet er godkjent elektronisk. Vedlegg: Opplærings- og utrullingsplan 2 </text:p>
          </table:table-cell>
          <table:table-cell office:value-type="float" office:value="4601" calcext:value-type="float">
            <text:p>4601</text:p>
          </table:table-cell>
          <table:table-cell office:value-type="string" calcext:value-type="string">
            <text:p>3a11d2c4-c0ed-555b-be78-5215f0d93078</text:p>
          </table:table-cell>
          <table:table-cell table:number-columns-repeated="16376"/>
        </table:table-row>
        <table:table-row table:style-name="ro2">
          <table:table-cell table:number-columns-repeated="3"/>
          <table:table-cell office:value-type="string" calcext:value-type="string">
            <text:p>Sak 05/24 Orienteringssak - vintertelling av elg med helikopter.</text:p>
          </table:table-cell>
          <table:table-cell office:value-type="string" calcext:value-type="string">
            <text:p>Arkivsaksnr. 24/01851-1 Saksbehandler Bo Eide Saksgang Møtedato Viltnemnda Sak 05/24 Orienteringssak - vintertelling av elg med helikopter. Kommunedirektørens innstilling til vedtak: Saken tas til orientering. Det godkjennes bruk av inntil kr 200.000,- fra viltfondet til gjennomføring av tellingen. Mari Enoksen Hult Mette Mohåg Konstituert kommunedirektør Avdelingsdirektør, bymiljø 1 Hva saken gjelder Det skal gjennomføres elgtelling med heilikopter Tromsø kommune våren 2024, etter ønske fra elg</text:p>
          </table:table-cell>
          <table:table-cell office:value-type="string" calcext:value-type="string">
            <text:p>Arkivsaksnr. 24/01851-1 Saksbehandler Bo Eide Saksgang Møtedato Viltnemnda Sak 05/24 Orienteringssak - vintertelling av elg med helikopter. Kommunedirektørens innstilling til vedtak: Saken tas til orientering. Det godkjennes bruk av inntil kr 200.000,- fra viltfondet til gjennomføring av tellingen. Mari Enoksen Hult Mette Mohåg Konstituert kommunedirektør Avdelingsdirektør, bymiljø 1 Hva saken gjelder Det skal gjennomføres elgtelling med heilikopter Tromsø kommune våren 2024, etter ønske fra elgvaldene og fra forvaltningen, om en sammenhengende telling for hele kommunen, med samme metodikk. Helikopterteling er en velbrukt metode, og det planlegges sammenhengende telling på denne måten tidlig i mars. Saksutredning I Tromsø kommune har det i mange år vært gjennomført vintertelling av elg. Tellingen ble før i all hovedsak gjort på bakken av de enkelte valdene, men de siste årene er også småfly og helikopter benyttet sporadisk noen grad. Det har vært vanlig å gjennomføre tellingen første helg i mars, med helgen etter i reserve. Det er ikke lenger lov å bruke snøscooter til dette formålet, og det er ikke lenger helt lett å få manuell oversikt over alle større områder i kommunen. Bruken av småfly og helikopter har ikke vært sammenhengende og systematisk, og for flere områder er det tydelige hull i tallrekkene for vinterbestanden av elg. Kommunen og elgvaldene ønsker en sammenhengende vintertelling for å gi gode tall på vinterbestanden av elg i kommunen, for rett forvaltning. Tall fra vintertelling er sammen med sett-elg data som registreres under elgjakten, grunnlaget for rett forvaltning av elgstammen. Man må vite hva man har, kort og godt. Det er gjennomført en innkjøpsrunde på oppdraget, og Helitrans Tromsø er valgt som tilbyder av tjenesten. Firmaet har gjennomført elgtellinger før, og er godt kjent med oppgaven. Tellingen planlegges gjort første helg i mars, normalt. Tellingen gjennomføres med ideelt sett tre passasjerer og pilot i maskinen. To teller, og en registrerer. Tellingen, som er anslått å kunne gjennomføres på 12-14 timer flytid er gitt en pris på kr 183.000,- Andre anslåtte utgifter er mulig dekking av tapt arbeidsfortjeneste for tellemannskapet, i tilfelle hverdager må tas i bruk, anslått til kr 12000,- og mindre summer til bevertning under oppdraget. Det er søkt om tilskudd til tellingen fra den fylkeskommunale tilskuddsordningen for midler til viltforvaltning, med kr 120.000,- En er ikke garantert midler, eller fullt tilskudd, men muligheten er stor for at noe tilskudd gis til formålet.. Kostnaden for tellingen, minus evt tilskuddsmidler foreslås belastet Tromsø kommunes viltfond, som etter forskrift om viltfond kan benyttes til slikt formål. Viltfondet er pr i dag omtrent kr 500.000,- stort. Forskriften åpner for bruk av viltfondmidler til: - tiltak for å fremme viltforvaltning, styrke kunnskapen om viltet, jaktorganisering m.m. i kommunen og nabokommuner gjennom samarbeid i regi av organisasjoner, enkeltpersoner eller kommunen selv. Helikoptertelling viurderes å være godt innenfor dette. Frivillige tellere er funnet både på fastlandet og på Kvaløy. Sekretær i viltnemnda kom er også til å være med, som registrerer. 2 Det er på vanlig vis sendt ut informasjon til elgvaldene, om frivillig vintertelling. For en del er dette en fast tradisjon, og tall fra bakketelling kan også brukes til å korrigere det som registreres fra helikopter. Gode telleruter skal utarbeides i samarbeid med helikoptermannskap og tellere. Det legges opp til 4 hovedtelleroder i kommunen, nordre og søndre Kvaløya, og nordre og søndre del av fastlandet. Ringvassøy og Malangshalvøya vil også besøkes. Konklusjon Informasjon om helikoptertelling våren 2024 tas til orientering. Det godkjennes bruk av inntil kr 200.000,- fra viltfondet til formålet,- Vedtakskompetanse Viltnemnda Vedlegg Vedlegg - Søknad om midler til helikoptertelling elg 3 </text:p>
          </table:table-cell>
          <table:table-cell office:value-type="float" office:value="5501" calcext:value-type="float">
            <text:p>5501</text:p>
          </table:table-cell>
          <table:table-cell office:value-type="string" calcext:value-type="string">
            <text:p>19220bfe-2a17-5824-bdaa-ab220d3c022d</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Formannskapet Arkivsaknr. 24/16552 Saksbehandler Rebekka Ringholm Behandlet av Møtedato Saknr 1 Formannskapet 05.11.2024 164/24 2 Kommunestyret 13.11.2024 171/24 Nyvalg av helse- og velferdsutvalget etter endelig uttreden for Anne Berit Figenschau (Høyre) Formannskapet har behandlet saken i møte 05.11.2024 sak 164/24 Møtebehandling Votering Innstillingen ble enstemmig vedtatt. Formannskapets vedtak 1. Som helse- og velferdsutvalget for perioden 2024 – 2027 velges: Varamedl</text:p>
          </table:table-cell>
          <table:table-cell office:value-type="string" calcext:value-type="string">
            <text:p><text:s/>Saksprotokoll Utvalg: Formannskapet Arkivsaknr. 24/16552 Saksbehandler Rebekka Ringholm Behandlet av Møtedato Saknr 1 Formannskapet 05.11.2024 164/24 2 Kommunestyret 13.11.2024 171/24 Nyvalg av helse- og velferdsutvalget etter endelig uttreden for Anne Berit Figenschau (Høyre) Formannskapet har behandlet saken i møte 05.11.2024 sak 164/24 Møtebehandling Votering Innstillingen ble enstemmig vedtatt. Formannskapets vedtak 1. Som helse- og velferdsutvalget for perioden 2024 – 2027 velges: Varamedlemmer: 2. Som leder av utvalget velges: 3. Som nestleder av utvalget velges: 1 </text:p>
          </table:table-cell>
          <table:table-cell office:value-type="float" office:value="5501" calcext:value-type="float">
            <text:p>5501</text:p>
          </table:table-cell>
          <table:table-cell office:value-type="string" calcext:value-type="string">
            <text:p>8b04db48-db69-5290-b202-ee866b179ac3</text:p>
          </table:table-cell>
          <table:table-cell table:number-columns-repeated="16376"/>
        </table:table-row>
        <table:table-row table:style-name="ro5">
          <table:table-cell table:number-columns-repeated="3"/>
          <table:table-cell office:value-type="string" calcext:value-type="string">
            <text:p>Godkjenning av innkalling.</text:p>
          </table:table-cell>
          <table:table-cell table:number-columns-repeated="2" office:value-type="string" calcext:value-type="string">
            <text:p><text:s/>Ruspolitisk råd Saksframstilling Vår referanse: 2024/34043-1 Saksbehandler: Rune Tjøsvold Godkjenning av innkalling. Hva saken gjelder: Godkjenning av innkalling Forslag til vedtak: Innkalling godkjent. Dato: 21. februar 2024 1 </text:p>
          </table:table-cell>
          <table:table-cell office:value-type="float" office:value="4601" calcext:value-type="float">
            <text:p>4601</text:p>
          </table:table-cell>
          <table:table-cell office:value-type="string" calcext:value-type="string">
            <text:p>ef2ce434-4f8d-5a1c-894d-1d11fc46c072</text:p>
          </table:table-cell>
          <table:table-cell table:number-columns-repeated="16376"/>
        </table:table-row>
        <table:table-row table:style-name="ro4">
          <table:table-cell table:number-columns-repeated="3"/>
          <table:table-cell office:value-type="string" calcext:value-type="string">
            <text:p>Saksprotokoll BR1, 22052025, Sak 124/25, Klagesak. Ytrebygda, gnr. 121, bnr. 792, Nordåsneset 72. Klage frå naboar over rammeløyve til VA-pumpestasjon og utbetring av tilkomstveg</text:p>
          </table:table-cell>
          <table:table-cell table:number-columns-repeated="2" office:value-type="string" calcext:value-type="string">
            <text:p>Klagesak. Ytrebygda, gnr. 121, bnr. 792, Nordåsneset 72. Klage frå naboar over rammeløyve til VA-pumpestasjon og utbetring av tilkomstveg Byrådet behandlet saken i møtet 22.05.2025 sak 124/25 Byrådet innstiller til Utval for miljø og byutvikling å fatte følgjande vedtak: Fagetaten sitt vedtak datert 18.12.2024 blir oppretthalde. Klagene blir ikkje tatt til følgje. </text:p>
          </table:table-cell>
          <table:table-cell office:value-type="float" office:value="4601" calcext:value-type="float">
            <text:p>4601</text:p>
          </table:table-cell>
          <table:table-cell office:value-type="string" calcext:value-type="string">
            <text:p>1eff2587-a6f2-5566-a346-59d23db675cd</text:p>
          </table:table-cell>
          <table:table-cell table:number-columns-repeated="16376"/>
        </table:table-row>
        <table:table-row table:style-name="ro4">
          <table:table-cell table:number-columns-repeated="3"/>
          <table:table-cell office:value-type="string" calcext:value-type="string">
            <text:p>Åsamyrane 86, Åsane Bowling &amp; Eventsenter - Søknad om ny alminnelig skjenkebevilling for alkoholholdig drikk gruppe 1-3, inne areal, frem til 30.09.2024 - Gjeldende for utvidelse av skjenkebevilling t</text:p>
          </table:table-cell>
          <table:table-cell office:value-type="string" calcext:value-type="string">
            <text:p><text:s/>BYRÅDET Byrådssak /24 Saksframstilling Vår referanse: 2017/06223-102 Åsamyrane 86, Åsane Bowling &amp; Eventsenter - Søknad om ny alminnelig skjenkebevilling for alkoholholdig drikk gruppe 1-3, inne areal, frem til 30.09.2024 - Gjeldende for utvidelse av skjenkebevilling til å omfatte gruppe 3 Hva saken gjelder: Kontor for skjenkesaker mottok 30. januar 2024 søknad om ny alminnelig skjenkebevilling for alkoholholdig drikk gruppe 1-3, inne areal, gjeldende for utvidelse av skjenkebevilling til å omf</text:p>
          </table:table-cell>
          <table:table-cell office:value-type="string" calcext:value-type="string">
            <text:p><text:s/>BYRÅDET Byrådssak /24 Saksframstilling Vår referanse: 2017/06223-102 Åsamyrane 86, Åsane Bowling &amp; Eventsenter - Søknad om ny alminnelig skjenkebevilling for alkoholholdig drikk gruppe 1-3, inne areal, frem til 30.09.2024 - Gjeldende for utvidelse av skjenkebevilling til å omfatte gruppe 3 Hva saken gjelder: Kontor for skjenkesaker mottok 30. januar 2024 søknad om ny alminnelig skjenkebevilling for alkoholholdig drikk gruppe 1-3, inne areal, gjeldende for utvidelse av skjenkebevilling til å omfatte gruppe 3, ved Åsane Bowling &amp; Eventsenter, Åsamyrane 86. Bevillingssøker er Åsane Bowling &amp; Eventsenter AS, org. nr. 917 324 506. Stedet har beliggenhet i et forretningsbygg, der de har hatt skjenkebevilling for alkoholholdig drikk gruppe 1 og 2, fra 2017. Nå søker det om tillatelse til å skjenke i gruppe 3, på samme areal og forlengelse av samme konsept. Eksisterende skjenkeareal er på 500 kvm, alt innendørs. Stedet har fra før av begrensning på skjenkebevilling, ved at følgende merknad er inntatt i skjenkebevilling: «Skjenking i tilknytning til bowlingbaner og andre spill apparater er kun tillatt etter kl. 18.00. Unntatt fra dette er ved sluttet selskap der det ikke er åpent for alminnelig publikum.» Bergen kommune vil føre en skjenkepolitikk som er forutsigbar og rettferdig for næringen. Kommunen tildeler salgs- og skjenkebevilling i tråd med gjeldende bystyrevedtak og de politiske føringene som legges til grunn for kommunens salgs- og skjenkereglement. Hovedformålet med reglementet er i størst mulig utstrekning å begrense de samfunnsmessige og individuelle skader som alkoholbruk kan innebære. Det er et overordnet mål at Bergen skal være en trygg by, og det er et førende premiss for byrådet å føre en alkohol- og skjenkepolitikk som støtter opp om dette. Politi- og sosialfaglige råd skal ivaretas ved tildeling av skjenkebevilling. Politiet har ingen spesielle merknader til søknaden og Etat for sosiale tjenester uttaler i notat av 12. februar 2024 at de ikke har noen øvrige merknader utover følgende: «EST forutsetter at aldersgrensen ved Åsane Bowling &amp; Eventsenter settes til minimum 18 år i skjenketiden.» Kontor for skjenkesaker sin vurdering og anbefaling: Notat fra Kontor for skjenkesaker er vedlagt saken, og det vises til dette i sin helhet. Kontor for skjenkesaker anbefaler at søknaden om ny alminnelig skjenkebevilling for alkoholholdig drikk gruppe 1-3, inne areal, gjeldene for utvidelse av alkoholgruppe til å omfatte gruppe 3, ved Åsane Bowling &amp; Eventsenter, Åsamyrane 86, innvilges som omsøkt. 1 I henhold til alkoholloven stilles det krav om at søker har uklanderlig vandel, oppfyller alkohollovens krav til bevillingshavere og at søker finnes egnet til å inneha bevilling. Det er ingen momenter vedrørende vandel i foreliggende søknad som tilsier at alminnelig skjenkebevilling for alkoholholdig drikk gruppe 1-3 ikke kan tildeles i dette tilfellet. Kontor for skjenkesaker har merket seg uttalelse fra Etat for sosiale tjenester, der de ønsker at aldersgrensen på bowlinghallen settes til 18 år når det skjenkes. Kontor for skjenkesaker finner at føring opplistet på dagens skjenkebevilling, der skjenkestart er klokken 18, ivaretar hensyn etat for sosiale tjenester refererer til. Jamført kan det sammenlignes med andre bowlinghaller som i dag innehar alle skjenkegrupper, samt restauranter som ikke har aldersbegrensninger for spisende, kun for gjester som drikker alkohol. Åsane Bowling &amp; Eventsenter har samme strenge krav til kontroll og drift vedrørende skjenking som andre steder som skjenker alkohol, og vi finner av den grunn at de med dagens starttidspunkt for skjenking fyller krav for å inneha skjenkebevilling også i gruppe 3. Kontor for skjenkesaker anbefaler at søknaden om ny alminnelig skjenkebevilling for alkoholholdig drikk gruppe 1-3, inne areal, gjeldene for utvidelse av alkoholgruppe til å omfatte gruppe 3, ved Åsane Bowling &amp; Eventsenter, Åsamyrane 86, innvilges som omsøkt. Dette med bakgrunn i en konkret helhetsvurdering, herunder det totalkonsept som er skissert for virksomheten. Byrådens vurdering og anbefaling/konklusjon: Byråden støtter Kontor for skjenkesaker sin vurdering og innstiller på at søknaden om ny alminnelig skjenkebevilling for alkoholholdig drikk gruppe 1-3, inne areal, gjeldene for utvidelse av alkoholgruppe til å omfatte gruppe 3, ved Åsane Bowling &amp; Eventsenter, Åsamyrane 86, innvilges. Vedtakskompetanse: Byrådets fullmakter § 28, vedtatt av bystyret 16.12.2020 i sak 378/20: «Fullmakter vedrørende skjenkesaker». Byråd for næring, kultur og idrett innstiller til byrådet å fatte følgende vedtak: 1. Søknaden om ny alminnelig skjenkebevilling for alkoholholdig drikk gruppe 1-3, inne areal, gjeldende for utvidelse av skjenkebevilling til å omfatte gruppe 3, ved Åsane Bowling &amp; Eventsenter, Åsamyrane 86, innvilges. a. Bevillingshaver er Åsane Bowling &amp; Eventsenter AS, org. nr. 917 324 506. b. Styrer for skjenkebevillingen er Lene Ingebrigtsen Täpp, f. 07.03.74. Stedfortreder for styrer er Kim Ingebrigtsen, f. 14.02.91. c. Bevillingen er gitt til et sted med liten matomsetning. Det skal for skjenkebevilling settes krav om at skjenkestedet skal ha gratis og lett tilgjengelig vann i lokalet til kunder for selvbetjening. Det skal informeres om at springvann er gratis i alle menyer der det opplyses om andre drikkevarer. Dersom det finnes oppslagstavle for drikkevarer i baren, skal denne inneholde informasjon om at man kan få gratis springvann d. Totalt skjenkeareal er 500 kvm, alt innendørs. 2 e. Det settes vilkår om at skjenking i tilknytning til bowlingbaner og andre spill apparater er kun tillatt etter kl. 18.00. Unntatt fra dette er ved sluttet selskap der det ikke er åpent for alminnelig publikum. 2. Bevillingen gis for bevillingsperioden frem til 30.09.2024. 3. Etter at det er fattet vedtak om førstegangstildeling av ny bevilling, må bevillingshaver, før bevillingsdokumentet blir utferdiget, og før bevillingen kan tas i bruk, sende inn følgende dokumentasjon til Kontor for skjenkesaker: a. kopi av brukstillatelsen fra bygningsmyndighetene b. kvittering fra Altinn på at oppstartskjema er innsendt til Mattilsynet c. bevillingsgebyr må være betalt d. kopi som viser at alle ansatte har lovlige arbeidskontrakter, og at det er tegnet yrkesskadeforsikring for alle ansatte. Alle ansatte skal registreres i arbeidstakerregisteret så snart som mulig, og senest en måned fra oppstart 4. Søksmål om gyldigheten av vedtaket eller krav om erstatning som følge av vedtaket, kan ikke reises før parten har nyttet sin adgang til å klage over vedtaket, og klagen er avgjort av klageinstansen. I henhold til bestemmelsen i forvaltningslovens § 27b kan søksmål likevel reises når det har gått 6 måneder fra klagen første gang er fremsatt, og det ikke skyldes forsømmelse fra klagerens side at klageinstansens avgjørelse ikke foreligger. Dato: 5. mars 2024 Reidar Digranes Byråd for næring, kultur og idrett Dokumentet er godkjent elektronisk. Vedlegg: Fagnotat datert 12.02.2024 - Åsamyrane 86, Åsane Bowling &amp; Eventsenter - Søknad om ny alminnelig skjenkebevilling for alkoholholdig drikk gruppe 1-3, inne areal, frem til 30.09.2024 - Gjeldende for utvidelse av skjenkebevilling til å omfatte gruppe 3 3 </text:p>
          </table:table-cell>
          <table:table-cell office:value-type="float" office:value="4601" calcext:value-type="float">
            <text:p>4601</text:p>
          </table:table-cell>
          <table:table-cell office:value-type="string" calcext:value-type="string">
            <text:p>6a8d5b7c-9373-595b-9e3f-63f9c21f2fd0</text:p>
          </table:table-cell>
          <table:table-cell table:number-columns-repeated="16376"/>
        </table:table-row>
        <table:table-row table:style-name="ro2">
          <table:table-cell table:number-columns-repeated="3"/>
          <table:table-cell office:value-type="string" calcext:value-type="string">
            <text:p>Saksprotokoll Bystyret, 02102024, Sak 324/24, Økonomiske perspektiver 2024</text:p>
          </table:table-cell>
          <table:table-cell office:value-type="string" calcext:value-type="string">
            <text:p>Økonomiske perspektiver 2024 Bergen bystyre behandlet saken i møtet 02.10.2024 sak 324/24 og fattet følgende vedtak: 1. Bystyret tar beskrivelsen av de økonomiske hovedtrekk som fremgår av saken til orientering. 2. Kommunestyrer landet over drøfter nå forslag om kutt. Det tekniske beregningsutvalget for kommunal og fylkeskommunal økonomi skrev etter Stortingets budsjettrevisjon i juni: «Når det tas hensyn til merkostnader til demografi, er nivået på de frie inntektene i 2024 om lag på nivået i 2</text:p>
          </table:table-cell>
          <table:table-cell office:value-type="string" calcext:value-type="string">
            <text:p>Økonomiske perspektiver 2024 Bergen bystyre behandlet saken i møtet 02.10.2024 sak 324/24 og fattet følgende vedtak: 1. Bystyret tar beskrivelsen av de økonomiske hovedtrekk som fremgår av saken til orientering. 2. Kommunestyrer landet over drøfter nå forslag om kutt. Det tekniske beregningsutvalget for kommunal og fylkeskommunal økonomi skrev etter Stortingets budsjettrevisjon i juni: «Når det tas hensyn til merkostnader til demografi, er nivået på de frie inntektene i 2024 om lag på nivået i 2016». Bystyret vil understreke at det i en slik situasjon er viktig at kommuner og fylkeskommuner går sammen om å fremme krav om styrket kommuneøkonomi, blant annet gjennom KS, og ber om at byrådet tar slike initiativ. Bergen bystyres behandling Følgende representanter tok ordet: Fabian Emil Stang (H), Rune Bakervik (A), Diane Alexandra Berbain (SV), Eline Aresdatter Haakestad (MDG), Per-Arne Hvidsten Larsen (V), Martin Virkesdal Jonsterhaug (FrP), Kjartan Moi Andreassen (Sp), Linn Kristin Langley-Rasmussen Engø (A), Thor Haakon Bakke (MDG), Mailiss Solheim-Åkerblom (R), Eva Synnøve Hagewick Steigen (A). Forslag fremsatt i bystyret: Torstein Dahle (R) fremsatte på vegne av R følgende tilleggsforslag i 3 punkt: 1. Bystyret ber byrådet om å gi en redegjørelse til bystyret om virkningen av premieavviks- systemet på Bergen kommunes budsjetter og regnskaper. 2. Bystyret ber om at det tas initiativ overfor KS med sikte på å få slutt på at kommune- Norge driver en kolossal likviditetsmessig forskuttering som pr. 31.12.2023 utgjorde omkring 65 milliarder kroner, som staten har lovet å overføre som frie inntekter til dekning av amortisering av premieavvik i en eller annen fremtid. 3. Kommunestyrer landet over drøfter nå forslag om kutt. Det tekniske beregningsutvalget for kommunal og fylkeskommunal økonomi skrev etter Stortingets budsjettrevisjon i juni: «Når det tas hensyn til merkostnader til demografi, er nivået på de frie inntektene i 2024 om lag på nivået i 2016». Bystyret vil understreke at det i en slik situasjon er viktig at kommuner og fylkeskommuner går sammen om å fremme krav om styrket kommuneøkonomi, blant annet gjennom KS, og ber om at byrådet tar slike initiativ. Merknader fremsatt i bystyret: Rune Bakervik (A) fremsatte på vegne av A følgende merknader: Merknad 1 Bystyret merker seg at nytt inntektssystem for kommunene ser ut til å gi Bergen en økt engangsinntekt for 2025 på over 170 millioner kroner. Deretter vil omleggingen gi en varig økning på vel 20 millioner kroner hvert år. Merknad 2 Regjeringens perspektivmelding er tydelig på at vi har et stort behov for å øke arbeidsdeltakelsen for å sikre at Norge forblir et godt land å bo i også i fremtiden. Bystyret ber derfor byrådet om å styrke målrettede tiltak som har god effekt, slik at flere flyktninger har mulighet til å komme seg inn på arbeidsmarkedet. Per-Arne Hvidsten Larsen (V) fremsatte på vegne av V følgende merknad: Bystyret viser til at de økonomiske utsiktene presentert i saken i all hovedsak er de samme som har vært kjent fra tidligere år. Økonomiske perspektiver 2024 peker tilbake på regjeringens perspektivmelding fra 2021 og tidligere års statsbudsjett, og tegner et bilde som i all hovedsak er helt likt med utsiktene som ble presentert i Økonomiske perspektiver 2023 - en sak som var kjent lenge før valget og som også fikk enstemmig tilslutning i Utvalg for finans, kultur og næring før valget. Til tross for dette gikk flere partier til valg på å enten halvere eller fjerne eiendomsskatten, og til tross for fortsatt dystre utsikter og et nytt statsbudsjett uten økt kommunalt handlingsrom, gjennomførte byrådet med samarbeidspartier et kutt i eiendomsskatten. Revidert budsjett 2024 viser prognoser på et potensielt merforbruk på 800 millioner, og bystyret er dermed glad for at byrådet er i ferd med å ta realitetene inn over seg og dropper videre kutt i eiendomsskatten før det er økonomisk ansvarlig. Mailiss Solheim-Åkerblom (R) fremsatte på vegne av R følgende merknader: Merknad 1 Bystyret merker seg at Bergen kommune er på landstoppen i sykefravær, og vil understreke at spesielt tjenester innenfor helse og omsorg trenger økt grunnbemanning for å motvirke denne utviklingen. Merknad 2 Bystyret merker seg at utgiftene til vikarbruk er mye høyere når det brukes eksterne vikarer, enn interne. Bystyret ber derfor byrådet jobbe for å øke rekrutteringen til kommunens egen vikarbank, i tillegg til å øke grunnbemanningen for å redusere kostnader til ekstern vikarbruk. Votering: Innstillingen ble vedtatt enstemmig. Tilleggsforslag punkt 1 og 2 fra R, fremsatt av Torstein Dahle (R) fikk 7 stemmer (MDG, R) og var dermed falt. Tilleggsforslag punkt 3 fra R, fremsatt av Torstein Dahle (R) ble vedtatt med 42 stemmer (H, FrP, MDG, BL, INP, R, Sp, PP). Merknad 1 fra A, fremsatt av Rune Bakervik (A) fikk 23 stemmer (A, MDG, V, R) og var dermed falt. Merknad 2 fra A, fremsatt av Rune Bakervik (A) fikk 25 stemmer (A, MDG, V, R, KrF) og var dermed falt. Merknad fra V, fremsatt av Per-Arne Hvidsten Larsen (V) fikk 25 stemmer (A, MDG, V, R, KrF) og var dermed falt. Merknad 1 og 2 fra R, fremsatt av Mailiss Solheim-Åkerblom (R) fikk 27 stemmer (A, SV, MDG, R) og var dermed falt. Bergen bystyre behandlet saken i møtet 04.09.2024 sak 285/24: Saken ble ikke behandlet på grunn av overskredet tid. 2 Utvalg for miljø og byutvikling hadde saken til orientering i møtet 22.08.2024 sak 252/24: Utvalg for miljø og byutvikling tok saken til orientering. Utvalg for finans, kultur og næring innstiller til bystyret. Utvalg for barnehage, skole og idrett hadde saken til orientering i møtet 20.08.2024 sak 75/24: Utvalg for barnehage, skole og idrett tok saken til orientering. Utvalg for finans, kultur og næring innstiller til bystyret. Utvalg for helse og sosial hadde saken til orientering i møtet 21.08.2024 sak 101/24: Utvalg for helse og sosial tok saken til orientering. Utvalg for finans, kultur og næring innstiller til bystyret. Utvalg for finans, kultur og næring behandlet saken i møtet 21.08.2024 sak 105/24 og avga følgende innstilling: Bystyret tar beskrivelsen av de økonomiske hovedtrekk som fremgår av saken til orientering. Byrådet behandlet saken i møtet 08.08.2024 sak 231/24 Byrådet innstiller til bystyret å fatte følgende vedtak: Byrådets og utvalg for finans, kultur og næring sin innstilling er likelydende 3 </text:p>
          </table:table-cell>
          <table:table-cell office:value-type="float" office:value="4601" calcext:value-type="float">
            <text:p>4601</text:p>
          </table:table-cell>
          <table:table-cell office:value-type="string" calcext:value-type="string">
            <text:p>0c2683dd-bb80-518b-80b6-e46d3074fda8</text:p>
          </table:table-cell>
          <table:table-cell table:number-columns-repeated="16376"/>
        </table:table-row>
        <table:table-row table:style-name="ro2">
          <table:table-cell table:number-columns-repeated="3"/>
          <table:table-cell office:value-type="string" calcext:value-type="string">
            <text:p>Kontaktutvalg for kjønns- og seksualitetsmangfold</text:p>
          </table:table-cell>
          <table:table-cell office:value-type="string" calcext:value-type="string">
            <text:p><text:s/>BYRÅDET Byrådssak /24 Saksframstilling Vår referanse: 2024/91699-1 Kontaktutvalg for kjønns- og seksualitetsmangfold Hva saken gjelder: Bergen bystyret behandlet og vedtok sak om «Regnbuebyen Bergen – Plan for kjønns- og seksualitetsmangfold 2023 – 2027» i møte 18.10.23 i sak 354/23. Hovedmålet med planen er å sikre at Bergen er en inkluderende by å bo i for personer som utfordrer normer for kjønn og seksualitet. Strategien for å nå dette målet er å føre en proaktiv politikk for å sikre trygghe</text:p>
          </table:table-cell>
          <table:table-cell office:value-type="string" calcext:value-type="string">
            <text:p><text:s/>BYRÅDET Byrådssak /24 Saksframstilling Vår referanse: 2024/91699-1 Kontaktutvalg for kjønns- og seksualitetsmangfold Hva saken gjelder: Bergen bystyret behandlet og vedtok sak om «Regnbuebyen Bergen – Plan for kjønns- og seksualitetsmangfold 2023 – 2027» i møte 18.10.23 i sak 354/23. Hovedmålet med planen er å sikre at Bergen er en inkluderende by å bo i for personer som utfordrer normer for kjønn og seksualitet. Strategien for å nå dette målet er å føre en proaktiv politikk for å sikre trygghet og gode tjenester til personer som utfordrer normer for kjønn og seksualitet. Planen inneholder 22 tiltak presentert under fire delmål; synlighet, oppvekst, livskvalitet og trygghet. Et av tiltakene sier at byrådet skal legge frem sak for bystyret om opprettelse av et råd for kjønns- og seksualitetsmangfold. Hensikten med et eget råd for kjønns- og seksualitetsmangfold er å sikre at det interseksjonelle1 perspektivet fremmes og ivaretas i kommunens planer, tiltak og tjenester. Byrådet har vurdert alternative måter å løse saken på: 1. Beholde dagens praksis. 2. Opprette byrådsoppnevnt råd for kjønns- og seksualitetsmangfold. 3. Opprette byrådsledet kontaktutvalg for LHBTI+ organisasjoner. Alternativ 1: Beholde dagens praksis Byrådsavdeling for barnevern, sosiale tjenester og mangfold (BBSM) har i dag tett dialog med de skeive organisasjonene i Bergen om saker som berører LHBTI+-befolkningen. Denne fleksible ordningen, hvor begge parter tar initiativ til samarbeid og dialog, har ført til treffsikre og målrettede tiltak overfor målgruppen. En utfordring med denne løsningen er at en kan risikere å ikke fange opp alle stemmer og dermed ekskluderer viktige perspektiv. For å motvirke dette holdes det innspillsmøter med bred representasjon når planer legges ut til offentlig høring, slik at også mindre kjente organisasjoner og enkeltpersoner kan komme med innspill. Alternativ 2: Byrådsoppnevnt råd for kjønns- og seksualitetsmangfold Bergen kommune har i dag tre lovpålagte kommunale råd samlet i ett rådssekretariat ved Bystyrets kontor; Ungdomsrådet, Eldrerådet og Rådet for personer med funksjonsnedsettelser. I tillegg til de tre lovpålagte kommunale rådene, har Bergen kommune etablert Ruspolitisk råd oppnevnt av byrådet. Sekretariatfunksjonene til Ruspolitisk råd ivaretas av Byrådsavdeling for barnevern, sosiale tjenester og mangfold (BBSM). Et tilsvarende byrådsoppnevnt råd for kjønn og seksualitet, med sekretariatfunksjonen lagt til BBSM, er det andre alternativet til løsning. 1 Store norske leksikon, 2023. Begrepet interseksjonalitet viser til hvordan sosiale kategorier som kjønn, rase, etnisitet, religion, sosial klasse, seksuell orientering og funksjonsevne kan samvirke og påvirke personers leve- og livsvilkår. 1 BBSM har i dag det faglige ansvaret for kjønns- og seksualitetsmangfold i kommunen og har som nevnt over allerede et etablert samarbeid med flere av LHBTI+-organisasjonene i Bergen. Rådet blir dermed nært knyttet til byrådsavdelingen for planer og tiltak som berører skeive i Bergen, noe som kan bidra til effektiv medvirkning på fagområdene til avdelingen. En utfordring med dette alternativet er at sekretariatet kan få en dobbeltrolle som referent og saksutreder. En annen mulig utfordring knyttet til rådene er at rådsmedlemmene ikke vil bli representative for hele målgruppen og kan få for stor definisjonsmakt. I tillegg kan en risikere å få en overrepresentasjon av etablerte og aktive organisasjoner og grupper i rådet, og dermed at mindre etablerte organisasjoner og stemmer ikke blir hørt. Erfaringer fra andre byer viser også at det kan oppstå konflikter mellom organisasjonene representert i rådet og noen ganger urealistiske forventninger til hvilken funksjon rådet skal ha. De økonomiske kostnadene ved å opprette et råd etter modell for Ruspolitisk råd er i dag på kr. 220 000,-, i tillegg til ansattressursen og de administrative kostnadene tilknyttet denne. Her må det legges til at Ruspolitisk råd nylig har anmodet bystyret om å få like vilkår som de kommunale rådene når det gjelder honorar og oppfølging fra rådssekretariatet. De årlige driftsutgiftene til hvert av de kommunale rådene ligger på kr. 700 000,-, i tillegg til de administrative kostnadene knyttet til rådssekretariatet. Det er i dag to årsverk knyttet til drift av de tre kommunale rådene og ideell bruk er 75 prosent stillingsprosent til hvert av rådene. Rådssekretariatet får noen «stordriftsfordeler» og opparbeider seg særlig faglig kompetanse på området. Driften av de kommunale rådene er på den måten samtidig tidsbesparende i drift og saksbehandling. Alternativ 3: Kontaktutvalg for LHBTI+-organisasjoner Bergen kommune har som nevnt over et godt samarbeid med LHBTI+-organisasjonene i Bergen. Et tredje alternativ er å formalisere dette samarbeidet og gjøre det mer forutsigbart ved å opprette et byrådsledet kontaktutvalg for LHBTI+-organisasjoner etter modell for kontaktutvalget for studenter. Erfaringene derfra er gode og viser at kommunen lærer om hva studentene er opptatt av og studentene lærer om hva kommunen har ansvar for og hvordan vi arbeider. Kontaktutvalget kan organiseres slik at den til enhver tid sittende byråd for mangfold inviterer LHBTI+-organisasjonene i Bergen til møte to ganger i året, samt ved behov. Temaene for møtene vil være politiske saker av interesse for LHBTI+-personer med mål om at Bergen skal være en inkluderende by for personer som utfordrer tradisjonelle normer for kjønn og seksualitet. Kontaktutvalget skal være en arena for dialog og det skal ikke tas beslutninger eller gjøres vedtak i møtene. Det vil være faste organisasjoner som blir invitert til å delta i kontaktutvalget, og andre aktører kan bli invitert til møtene når agendaen tilsier at det er hensiktsmessig. Hvem som representerer organisasjonene er det organisasjonene selv som utpeker, i tillegg til en vara som stiller ved behov. Mangfoldsbyråden leder møtene og inviterer andre byråder når det er naturlig. Både organisasjonene og byråden kan foreslå saker til møtene, og agendaen sendes ut noen dager før møtet avholdes. Økonomiske konsekvenser: De estimerte årlige driftsutgiftene knyttet til alternativ 2 ligger ikke innenfor rammene til vedtatt Handlings- og økonomiplan 2024 – 2027. Alternativ 1 og 3 kan gjennomføres innenfor vedtatt budsjett. 2 Byrådets vurdering og anbefaling/konklusjon: Byrådet mener kommunen må arbeide kontinuerlig og systematisk for at alle grupper i samfunnet blir hørt og kan bidra med innspill på saker som berører dem. En god og effektiv metode for medvirkning er faste møtepunkt og en åpen dialog. Byrådet anbefaler derfor alternativ tre som er å formaliser det allerede gode samarbeidet med LHBTI+- organisasjonene i Bergen i form av et eget byrådsledet kontaktutvalg. I et kontaktutvalg får LHBTI+-organisasjonene en arena til å løfte saker som er viktige for dem, til å diskutere utfordringer og muligheter. Faste møtepunkt mellom LHBTI+- organisasjonene og mangfoldsbyråden vil gi et mer formalisert og strukturert samarbeid der andre byråder og aktører inviteres etter behov. Byrådet vurderer at dette alternativet dermed har et stort potensial til å også ivareta det interseksjonelle perspektivet i utvikling av planer, tiltak og tjenester. I tillegg til å opprette et eget kontaktutvalg vurderer byrådet det som viktig å fortsette det generelle medvirkningsarbeidet i kommunen som helhet. Byrådet anbefaler fortsatt brede innspillsrunder og eksterne høringer ved planarbeid for å sikre bred representasjon. På den måten kan en hindre at noen grupper og organisasjoner sitter med definisjonsmakten og at også mindre etablerte organisasjoner og enkeltstemmer blir hørt. Begrunnelse for framleggelse til bystyret: Bergen bystyre behandlet Regnbuebyen Bergen – Plan for kjønns- og seksualitetsmangfold 2023 – 2027», i møtet 18.10.2023 sak 354/23 og fattet blant annet følgende vedtak: Tiltak 6: Råd for kjønns- og seksualitetsmangfold Byrådet skal i første halvdel av 2024 levere sak til bystyret om opprettelse av et eget råd for kjønns- og seksualitetsmangfold. Hensikten med et slikt råd er at det interseksjonelle perspektivet fremmes og ivaretas. Rådet kan se på tiltak for blant andre skeive eldre, skeive med funksjonsnedsettelser, skeive med kognitiv funksjonsnedsettelse og skeive med minoritetsbakgrunn Byrådet innstiller til bystyret å fatte følgende vedtak: 1. Bystyret slutter seg til byrådets forslag om å opprette et kontaktutvalg for kjønns- og seksualitetsmangfold ledet av mangfoldsbyråden. 2. Ulike LHBTI+-organisasjoner inviteres til å delta i kontaktutvalget. Organisasjonene utpeker selv hvem som representere dem i utvalget, i tillegg til en vara. Sammensetningen av utvalget vurderes årlig. Dato: 15. oktober 2024 Christine B. Meyer Charlotte Spurkeland Byrådsleder Byråd for barnevern, sosiale tjenester og mangfold Dokumentet er godkjent elektronisk. 3 </text:p>
          </table:table-cell>
          <table:table-cell office:value-type="float" office:value="4601" calcext:value-type="float">
            <text:p>4601</text:p>
          </table:table-cell>
          <table:table-cell office:value-type="string" calcext:value-type="string">
            <text:p>b19e3b4d-2e17-5e0c-823b-32c3acd6580c</text:p>
          </table:table-cell>
          <table:table-cell table:number-columns-repeated="16376"/>
        </table:table-row>
        <table:table-row table:style-name="ro2">
          <table:table-cell table:number-columns-repeated="3"/>
          <table:table-cell office:value-type="string" calcext:value-type="string">
            <text:p>Protokoll utvalg for miljø og byutvikling 14.11.2024</text:p>
          </table:table-cell>
          <table:table-cell office:value-type="string" calcext:value-type="string">
            <text:p><text:s/>BERGEN KOMMUNE Protokoll Utvalg for miljø og byutvikling Den 14. november 2024 holdt utvalg for miljø og byutvikling møte i Bergen Rådhus, Teatersalen fra kl. 16.00 til kl.19.10. Til stede under opprop: Chris Jørgen Knudsen Rødland (H) Lars Selmar Alsaker (H) Rebekka Helle Stensbø (H) Lise Wergeland Strømmen (H) - vara Geir Steinar Dale (A) Kathrine Algrøy Dahle (A) Sebastian Hauan Stenberg (A) - vara Erlend Mjanger (FrP) Helge Stormoen (FrP) - vara Torstein Gya (SV) Salman Akhtar Chaudhry (SV)</text:p>
          </table:table-cell>
          <table:table-cell office:value-type="string" calcext:value-type="string">
            <text:p><text:s/>BERGEN KOMMUNE Protokoll Utvalg for miljø og byutvikling Den 14. november 2024 holdt utvalg for miljø og byutvikling møte i Bergen Rådhus, Teatersalen fra kl. 16.00 til kl.19.10. Til stede under opprop: Chris Jørgen Knudsen Rødland (H) Lars Selmar Alsaker (H) Rebekka Helle Stensbø (H) Lise Wergeland Strømmen (H) - vara Geir Steinar Dale (A) Kathrine Algrøy Dahle (A) Sebastian Hauan Stenberg (A) - vara Erlend Mjanger (FrP) Helge Stormoen (FrP) - vara Torstein Gya (SV) Salman Akhtar Chaudhry (SV) - vara Katrine Berg Nødtvedt (MDG) Trond Tystad (BL) Ingrid Nergaard Fjeldstad (V) Didrik Lexau (INP) Mailiss Solheim-Åkerblom (R) Thomas Modulv Flesland (Sp) Endre Buanes (barn og unges representant) Godkjente forfall til hele Lise Hæreid Ramsøy (H) møtet: Reidar Staalesen (A) Per Harald Storli (FrP) Lillian Blom (SV) Godkjente forfall til under Didrik Lexau (INP) ble avløst av Henning Nilsen (INP) kl. møtet: 17.00. Geir Steinar Dale (A) ble avløst av Helena Haldorsen (A) kl. 18.00. Habilitetsvurderinger: Sak 395/24 Trond Tystad (BL) ble kjent inhabil etter forvaltningsloven § 6 andre ledd. Kristin Opdahl (BL) møtte. Sak 398/24 Lars Selmar Alsaker (H) ble kjent inhabil etter forvaltningsloven § 6 andre ledd. 1 Sverre Storm Nesbø (H) møtte. Thomas Modulv Flesland (Sp) ble kjent inhabil etter forvaltningsloven § 6 andre ledd. Ingen vara møtte. Fra byrådsavdelingen: Byråd Christine Kahrs Kommunaldirektør Tor Corneliussen Møteleder: Chris Jørgen Knudsen Rødland (H) Fra bystyrets kontor: Seniorrådgiver Bjarte K. Frønsdal Rådgiver Andreas Berg 2 Saksliste Saksnr. Arkivsak Sakstittel Innkalling 2023/257819- Innkalling utvalg for miljø og byutvikling 14.11.2024 52 Muntlige spørsmål 2024/167350-1 Muntlige spørsmål i utvalg for miljø og byutvikling 14.11.2024 Saker til behandling 376/24 2023/257820- Godkjenning av protokoll fra møte i utvalg for miljø og 19 byutvikling 23.10.2024 377/24 2023/259299- Saker til gjennomsyn i utvalg for miljø og byutvikling 32 14.11.2024 378/24 2024/167387-1 Innkomne svar på skriftlige spørsmål til utvalg for miljø og byutvikling 14.11.2024 379/24 2023/275168- Bergenhus gnr 166 bnr 1165 Kalfarveien 99. Anmodning 11 om omgjøring - rekkefølgekrav for gjenoppbygging av sjøhus 380/24 2022/56545- Årstad, Gnr. 13, Bnr. 1132, Sykkelvei fra Hagerupsvei til 100 Mindemyren, Offentlig reguleringsplan, 2. gangs behandling 381/24 2022/56576-72 Bergenhus, Gnr. 163, Bnr. 577 m. fl., Møllendalsveien 63, arealplan-ID 64970000, Sluttbehandling av detaljregulering 382/24 2022/56660-31 Fana, Gnr. 12, Bnr. 44 mfl. Fana brannstasjon og boligtun, arealplan-ID: 64070000, detaljreguleringsplan, 2.gangsbehandling 383/24 2024/130060-7 Åsane gnr 199 bnr 124 Steinestøvegen 279. Søknad om oppføring av skilt/reklame 384/24 2024/10434-38 Åsane gnr 199 bnr 181 Travparkvegen 60. Søknad om oppføring av ny avkjørsel til ladestasjon for tyngre kjøretøy 385/24 2024/154386-2 Endring av statlig reguleringsplan for E16 og Vossebanen, Arna - Stanghelle, Planforslag til sluttbehandling. Arealplan-ID 71430000 386/24 2024/163127-1 Innspill til forslag om økte kollektivtakster 3 387/24 2024/126443-6 Høringsuttalelse - Forslag om hjemmel til kommunale klimakrav i byggeplasser eller bygge- og anleggsplasser 388/24 2024/141033-4 Høringsuttalelse – kommuneplanens arealdel 2024-2036 - Askøy kommune 389/24 2018/26794-55 Orientering om oppfølging av tillatelse etter forurensningsloven til utslipp av kommunalt avløpsvann og utslipp av overvann fra avløpsrenseanlegg i Bergen og Arna tettbebyggelser (utslippstillatelsen) 390/24 2024/30840-23 2. tertialrapport 2024 391/24 2024/156959-1 ASSS-statistikk - analyse av regnskapsåret 2023 og utvikling siste tre år 392/24 2024/26651-6 Delegasjon av fullmakter til byrådet - bystyreperioden 2023 - 2027 393/24 2024/31519-6 Revidering og fornyelse av Reglement for byrådet 394/24 2024/51779-5 Byrådets tilrettelegging for bystyrets tilsyn og kontroll med byrådets arbeid 395/24 2024/56514-19 Bergenhus gnr 167 bnr 1748 Lamberts vei 3A. Klage på byrådens fullmaktvedtak - oppføring av nytt boligbygg med fire enheter 396/24 2023/18403-14 Fana gnr 48 bnr 296 Smøråsvegen 110. Klage over avslag på søknad om fradeling av 1 bebygd parsell 397/24 2024/72204-7 Fana gnr 88 bnr 71 Smøråsvegen. Klagebehandling - klage på avslått søknad om oppføring av tomannsbolig 398/24 2024/108849-6 Ytrebygda gnr 119 bnr 416 Skeielia 5. Klage på avslag - ny bulkhall og fliskutter for produksjon av biobrensel 399/24 2024/109662-7 Åsane gnr 216 bnr 633 Trollbakken 1A. Klage over avslag på søknad om enebolig m.m. 400/24 2024/110112-9 Bergenhus gnr 168 bnr 1956 Hegrenesveien 12A-C. Klage over avslag på søknad om fradeling av én boligparsell 401/24 2024/112393-5 Fana gnr 13 bnr 658 Stavkirkevegen 6. Klage på rammetillatelse til tomannsbolig m.m. 402/24 2024/140963-6 Fana gnr 41 bnr 727 Venåsen 10. Klage på rammetillatelse for oppføring av tomannsbolig 403/24 2022/20075-30 Fana, gnr. 88, bnr. 259, Nøttveit. Klage på vedtak om å ikke overta friområde o FRI4 i reguleringsplan for Nøttveit boligområde 404/24 2024/131173-7 Fyllingsdalen gnr 22 bnr 1 Sælenveien 150. Klage på rammetillatelse til ny avkjørsel m.m. 4 405/24 2024/115344- Laksevåg gnr 143 bnr 883 Brøstanesveien. Klage på 10 avslått søknad om dispensasjon fra reguleringsplan for felling av trær 406/24 2024/129344-5 Ytrebygda gnr 36 bnr 22 Nordeidstølen 27. Klage over avslag på søknad om naust 407/24 2024/111336-4 Årstad gnr 159 bnr 53 Minde allé 35. Klage på avslått søknad om dispensasjon fra rekkefølgekrav - bruksendring fra bilforretning til kafé (Godt brød) 408/24 2024/155870-5 Årstad gnr 159 bnr 53 Minde allé 35. Klage på vilkår om midlertidighet for dispensasjon fra rekkefølgekrav - Storcash 409/24 2024/100737-5 Årstad gnr 162 bnr 463 Edvard Griegs vei 27D. Klage over avslag på søknad om rømningsstige 410/24 2024/116872-7 Møteplan for utvalg for miljø og byutvikling for 2025. Korrigering 411/24 2023/257822- Eventuelt UMBY 14.11.2024 29 Befaringer 07.11.2024 Tidspunkt Sak 09.00 Avreise Bergen Rådhus 09.10 Bergenhus gnr 167 bnr 1748 Lamberts vei 3A. Klage på byrådens fullmaktvedtak - oppføring av nytt boligbygg med fire enheter 09.45 Åsane gnr 216 bnr 633 Trollbakken 1A. Klage over avslag på søknad om enebolig m.m. 10.40 Fana gnr 88 bnr 71 Smøråsvegen. Klagebehandling - klage på avslått søknad om oppføring av tomannsbolig Stopp ved avkjørsel til Ekerstølsvegen 11.05 Fana gnr 48 bnr 296 Smøråsvegen 110. Klage over avslag på søknad om fradeling av 1 bebygd parsell 11.45 Ytrebygda gnr 119 bnr 416 Skeielia 5. Klage på avslag - ny bulkhall og fliskutter for produksjon av biobrensel 12.25 Årstad, Gnr. 13, Bnr. 1132, Sykkelvei fra Hagerupsvei til Mindemyren, Offentlig reguleringsplan, 2. gangs behandling Oppmøte ved Shell Storetveit 13.00 Befaring Mindemyren Oppmøte ved Fabrikkgaten 4 (OBOS), orientering v/ grunneierforum Mindemyren 15.15 Bergen Rådhus 15.30 Middag 16.00 Møte for muntlige innlegg Innmeldte muntlige innlegg torsdag 7. november 2024 fra kl. 16.00 i Bergen rådhus, Teatersalen: Ca. kl. Til budsjett: 5 16.00 Muntlig innlegg fra Owen J. Westergård - Bergens Skog - og Træplantningsselskap 16.07 Muntlig innlegg fra Helene Ødven - Stiftelsen Det norske arboret 16.14 Muntlig innlegg fra Nesttunvassdragets venner 16.21 Muntlig innlegg fra Bergen Elveforum 382/24 Fana, Gnr. 12, Bnr. 44 mfl. Fana brannstasjon og boligtun, arealplan-ID: 64070000, detaljreguleringsplan, 2.gangsbehandling 16.28 Muntlig innlegg fra byrådsavdeling for barnevern, sosiale tjenester og mangfold v/ Eli Synne M. Eckholm. 380/24 Årstad, Gnr. 13, Bnr. 1132, Sykkelvei fra Hagerupsvei til Mindemyren, Offentlig reguleringsplan, 2. gangs behandling 16.35 Muntlig innlegg fra Vlfk v/ Infrastruktur og veg - John Martin Jacobsen 381/24 Bergenhus, Gnr. 163, Bnr. 577 m. fl., Møllendalsveien 63, arealplan- ID 64970000, Sluttbehandling av detaljregulering 16.42 Muntlig innlegg fra Hogne Sandvik - Sameiet Møllegårdene 16.49 Muntlig innlegg fra Gunnar Wiederstrøm - Gjelsten Bolig 384/24 Åsane gnr 199 bnr 181 Travparkvegen 60. Søknad om oppføring av ny avkjørsel til ladestasjon for tyngre kjøretøy 16.56 Muntlig innlegg fra Torstein Drivenes på vegne av Fastcharge AS og Bergens Traverbane. 400/24 Bergenhus gnr 168 bnr 1956 Hegrenesveien 12A-C. Klage over avslag på søknad om fradeling av én boligparsell 17.03 Muntlig innlegg fra Thor Venediger Hvidsten. 405/24 Laksevåg gnr 143 bnr 883 Brøstanesveien. Klage på avslått søknad om dispensasjon fra reguleringsplan for felling av trær 17.10 Muntlig innlegg fra Fæstergården Velforening. 409/24 Årstad gnr 162 bnr 463 Edvard Griegs vei 27D. Klage over avslag på søknad om rømningsstige 17.17 Muntlig innlegg fra GertPaul van der Vlies Innkalling utvalg for miljø og byutvikling 14.11.2024 Utvalg for miljø og byutvikling behandlet saken i møtet 14.11.2024 sak: Det var ingen merknader til innkalling. [Lagre saksprotokoll] [Lagre vedtak] Muntlige spørsmål i utvalg for miljø og byutvikling 14.11.2024 6 Utvalg for miljø og byutvikling behandlet saken i møtet 14.11.2024 sak: 132. Chris Jørgen Knudsen Rødland (H) stilte spørsmål om Kulvert Haukås. Byråd Christine Kahrs besvarte spørsmålet. 133. Sebastian Hauan Stenberg (A) stilte spørsmål om Nesttunvassdraget. Byråd Christine Kahrs besvarte spørsmålet. 134. Katrine Berg Nødtvedt (MDG) stilte spørsmål om sak om finansiering av Bybanen. Byråd Christine Kahrs besvarte spørsmålet. 135. Ingrid Nergaard Fjeldstad (V) stilte spørsmål om restaureringen av Ole Bulls fontene. Byråd Christine Kahrs besvarte spørsmålet. 136. Mailiss Solheim-Åkerblom (R) stilte spørsmål om gjenbruk og dialog med BIR. Byråd Christine Kahrs besvarte spørsmålet. 137. Geir Steinar Dale (A) stilte spørsmål om nedleggelse av samfunnssikkerhetens hus. Byråd Christine Kahrs besvarte spørsmålet. 138. Katrine Berg Nødtvedt (MDG) stilte spørsmål om avklaring Statens Vegvesen. Byråd Christine Kahrs besvarte spørsmålet. 139. Ingrid Nergaard Fjeldstad (V) stilte spørsmål om teaterparken. Byråd Christine Kahrs besvarte spørsmålet. 140. Kathrine Algrøy Dahle (A) stilte spørsmål om gamle Fana brannstasjon. Byråd Christine Kahrs besvarte spørsmålet. 141. Katrine Berg Nødtvedt (MDG) stilte spørsmål om foringsplasser for fugler i bymiljøet. Byråd Christine Kahrs besvarte spørsmålet. 142. Ingrid Nergaard Fjeldstad (V) stilte spørsmål om svartid plan- og bygningsetaten. Byråd Christine Kahrs besvarte spørsmålet. 143. Katrine Berg Nødtvedt (MDG) stilte spørsmål om tertialrapporter for UMBY. Byråd Christine Kahrs besvarte spørsmålet. 144. Katrine Berg Nødtvedt (MDG) stilte spørsmål om støyskjermer på Puddefjordsbroen. Byråd Christine Kahrs besvarte spørsmålet. 145. Katrine Berg Nødtvedt (MDG) stilte spørsmål om kollektivfelt på Sotrasambandet. 7 Byråd Christine Kahrs besvarte spørsmålet. [Lagre saksprotokoll] [Lagre vedtak] 376/24 Godkjenning av protokoll fra møte i utvalg for miljø og byutvikling 23.10.2024 Utvalg for miljø og byutvikling behandlet saken i møtet 14.11.2024 sak 376/24 og fattet følgende vedtak: Protokollen ble godkjent. [Lagre saksprotokoll] [Lagre vedtak] 377/24 Saker til gjennomsyn i utvalg for miljø og byutvikling 14.11.2024 Utvalg for miljø og byutvikling behandlet saken i møtet 14.11.2024 sak 377/24: Følgende dokumenter ble sendt ut i forkant av møtet: • Saker til gjennomsyn - Vedtak frå Statsforvaltar • Vedtak_-_Byggesak_-_Bergen_149_241_-_Gravdalsrinden_5_-_to_eneboliger • _ KLAGE-2024_10882-35 Stadfesting gnr 96 bnr 743 klagesak 1551486_1_1 • Saker til gjennomsyn - fullmaktssaker • Åsane gnr 186 bnr 1236 Tertnesgrenden 21. Klage over avslag på søknad om ombygging av bolighus m.m • Bergenhus gnr 167 bnr 1252 Øvre Blekeveien 35. Klage på avslått søknad om takterrasse • Ytrebygda gnr 31 bnr 5 Kvitura. Klage på avslått søknad om oppføring av vei til fritidsbolig • Ytrebygda gnr 114 bnr 369 Kokstaddalen 11. Klage over avslag på søknad om oppføring av skilt • Saker til gjennomsyn- klage fra Statsforvalteren • Orientering om avgjerder knytt til oppstart og stans av planinitiativ • Orientering om oppstartssaker - private planinitiativ • Referat fra møte 29. oktober 2024 i UMBY sitt arbeidsutvalg 8 • Orienteringsskriv - Byrådets arbeid med rullering av kommuneplanens arealdel • Vedtak BR2, 24102024, Sak 1280/24, Byrådets arbeid med rullering av kommuneplanens arealdel • Byrådets arbeid med rullering av kommuneplanens arealdel • Evaluering av KPA 2018 Sammendrag • Orienteringsskriv - Høringsuttalelse til forslag om ny lov om utøvelse av jakt, fangst og felling av vilt mv. (viltressursloven) • Vedtak BR2, 24102024, Sak 1283/24, Høringsuttalelse til forslag om ny lov om utøvelse av jakt, fangst og felling av vilt mv. (viltressursloven) • Innspill fra Bymiljøetaten på høring på forslag til ny lov om utøvelse av jakt, fangst og felling av vilt mv. (viltressursloven). • Høringsuttalelse til forslag om ny lov om utøvelse av jakt, fangst og felling av vilt mv. (viltressursloven) [Lagre saksprotokoll] [Lagre vedtak] 378/24 Innkomne svar på skriftlige spørsmål til utvalg for miljø og byutvikling 14.11.2024 Utvalg for miljø og byutvikling behandlet saken i møtet 14.11.2024 sak 378/24: Svar på skriftlig spørsmål nr. 161 fra Katrine Nødtvedt (MDG) til byutviklingsbyråden om vern og verneområder – Utvalg for miljø og byutvikling Katrine Berg Nødtvedt (MDG) stilte oppfølgingsspørsmål. Byråd Christine Kahrs besvarte spørsmålet. Svar på skriftlig spørsmål nr. 162 fra Katrine Nødtvedt (MDG) til byutviklingsbyråden om byrådets nye parkeringspolitikk og Nøstetorget - Utvalg for miljø og byutvikling Katrine Berg Nødtvedt (MDG) stilte oppfølgingsspørsmål. Byråd Christine Kahrs besvarte spørsmålet. Svar på skriftlig spørsmål nr. 163 fra Katrine Nødtvedt (MDG) til byutviklingsbyråden om parkeringsplass mellom Alle Helgens gate 5 og Manufakturhuset - Utvalg for miljø og byutvikling Svar på skriftlig spørsmål nr. 164 fra Mailiss Solheim-Åkerblom (R) om byutvikling i Arna - Utvalg for miljø og byutvikling Svar på skriftlig spørsmål nr. 166 fra Mailiss Solheim-Åkerblom (R) om reguleringsplan for Laksevåg verftsområde, plan-ID 64940000 - Utvalg for miljø og byutvikling 9 Svar på skriftlig spørsmål nr. 167 fra Katrine Nødtvedt (MDG) til byutviklingsbyråden om rullering av arkitekturstrategien - Utvalg for miljø og byutvikling Svar på skriftlig spørsmål nr. 168 fra Katrine Nødtvedt (MDG) til byutviklingsbyråden om 1. og 2. gangs behandling av private detaljreguleringssaker - Utvalg for miljø og byutvikling Svar på skriftlig spørsmål nr. 171 fra Ingrid Nergaard Fjeldstad (V) om stans av planinitiativ - Utvalg for miljø og byutvikling Svar på skriftlig spørsmål nr. 172 fra Ingrid Nergaard Fjeldstad (V) om Trolljegeren på Fløyen - Utvalg for miljø og byutvikling Svar på skriftlig spørsmål nr. 173 fra Ingrid Nergaard Fjeldstad (V) om studentboliger i Bergen - Utvalg for miljø og byutvikling Svar på skriftlig spørsmål nr. 175 fra Mailiss Solheim-Åkerblom om forsøpling og rotteproblematikk - Utvalg for miljø og byutvikling Svar på skriftlig spørsmål nr. 174 fra Mailiss Solheim-Åkerblom om havnespy - Utvalg for miljø og byutvikling Mailiss Solheim-Åkerblom (R) stilte oppfølgingsspørsmål. Byråd Christine Kahrs besvarte spørsmålet. Svar på skriftlig spørsmål nr. 170 fra Katrine Nødtvedt (MDG) til byutviklingsbyråden om offentlige planprosesser og saksbehandlingstid - Utvalg for miljø og byutvikling Svar på skriftlig spørsmål nr. 169 fra Chris Jørgen K. Rødland (H) til Christine Kahrs (H) angående planforslag 65020000 Fana, Gnr. 13, Bnr. 1132 m.fl., Tunvegen - Jacob Kjødes veg, gang- og sykkelvei - Utvalg for miljø og byutvikling Svar på skriftlig spørsmål nr. 177 fra Katrine Nødtvedt (MDG) til byutviklingsbyråden om en oversikt over alt relevant planarbeid knyttet til Naturstrategien - Utvalg for miljø og byutvikling Katrine Berg Nødtvedt (MDG) stilte oppfølgingsspørsmål. Byråd Christine Kahrs besvarte spørsmålet. Svar på skriftlig spørsmål nr. 176 fra Mailiss Solheim-Åkerblom (R), oppfølgingsspørsmål til spørsmål nr. 164 om byutvikling i Arna Svar på skriftlig spørsmål nr. 180 fra Katrine Nødtvedt (MDG) til byutviklingsbyråden om KPA-rulleringen - Utvalg for miljø og byutvikling Svar på skriftlig spørsmål nr. 179 fra Katrine Nødtvedt (MDG) til byutviklingsbyråden om planinitiativ i Blomsterdalen og Birkelandsskiftet - Utvalg for miljø og byutvikling Katrine Berg Nødtvedt (MDG) stilte oppfølgingsspørsmål. Byråd Christine Kahrs besvarte spørsmålet. Svar på skriftlig spørsmål nr. 181 fra Katrine Nødtvedt (MDG) til byutviklingsbyråden om vedtaket til sak 334-24 - Avtale med Vestland fylkeskommune om tunneltrasé for bybanen gjennom sentrum. Utvalg for miljø og byutvikling 10 Svar på skriftlig spørsmål nr. 178 fra Katrine Nødtvedt (MDG) til byutviklingsbyråden om ulovlighetssakene Brattlandsvegen 111 og Skagamarka - Utvalg for miljø og byutvikling Svar på skriftlig spørsmål nr. 186 fra Katrine Nødtvedt (MDG) til byutviklingsbyråden om private planer til særskilt rask behandling - Utvalg for miljø og byutvikling Katrine Berg Nødtvedt (MDG) stilte oppfølgingsspørsmål. Byråd Christine Kahrs besvarte spørsmålet. Svar på skriftlig spørsmål nr. 187 fra Katrine Nødtvedt (MDG) til byutviklingsbyråden angående reguleringsplan til sykkelvei langs fylkesveien - Utvalg for miljø og byutvikling Svar på skriftlig spørsmål nr. 185 fra Katrine Nødtvedt (MDG) til byutviklingsbyråden om utviklingen av Oasen-området - Utvalg for miljø og byutvikling Katrine Berg Nødtvedt (MDG) stilte oppfølgingsspørsmål. Byråd Christine Kahrs besvarte spørsmålet. [Lagre saksprotokoll] [Lagre vedtak] 379/24 Bergenhus gnr 166 bnr 1165 Kalfarveien 99. Anmodning om omgjøring - rekkefølgekrav for gjenoppbygging av sjøhus Utvalg for miljø og byutvikling behandlet saken i møtet 14.11.2024 sak 379/24 og avga følgende innstilling: 1. Forespørsel om omgjøring av gitt tillatelse til tiltak datert 15.08.2014 tas ikke til følge, jf. fvl. § 35 bokstav a. a) Rekkefølgekrav om gjenoppføring av sjøhus, jf. planid: 4601_62640000 § 2.2.1 frafalles ikke. 2. Gjenoppføringen er omtalt i flere planarbeid og i egen byrådssak, men lokalisering er ikke endelig valgt. Utvalg for miljø og byutvikling vil peke på lokalisering 2 fra Byrådets sak 1092/22, jmf illustrasjon fra byrådets sak. 3. En ber Byrådet finne en detaljplassering innen anbefaling 2, i den nye Lungegårdsparken, midtre til søndre del. Lokaliseringen bør vende sjøhusene historisk 11 riktig mot sjø og bidra til å få en Lungegårdspark med gode publikumsfasiliteter. En vil peke på sjøsportslag, som kajakk/padleklubb og kafe med utleiefunksjoner for brukere av parken/bystranden som mulige bruksområder. 4. Oppføring vil muligens på grunn av sammenhengen mellom planer kreve dispensasjon. Om det blir byrådets konklusjon vil utvalg for miljø og byutvikling påpeke at det er klart grunnlag for dispensasjon. De overordnete tidligere og nåværende planer har pekt på sjøbodene og deres gjenoppføring. Det synes ikke å være en intensjon bak overordnet plan at sjøhus ikke skal gjenoppføres på egnet tomt, det synes heller å være den egentlige intensjonen. Utvalget finner at dette ikke vil sette vesentlige intensjoner bak overordnet plan til side. Når det gjelder fordelsovervekt kontra ulemper vil utvalget påpeke at både den alminnelige verneinteresse, og ikke minst den historiefortellende faktor gjør at dette tjener en klar allmenn interesse. Realisering av formål som miljøvennlig sjøsport som padling, samt mulighet for å betjene brukere av strand og park gir også klare fordeler for allmennheten, folkehelse og friluftsliv/fritidsaktiviteter er også fordeler 5. Utvalget ber Byrådet om å finne en realiserbar avtale med pliktsubjektet for rekkefølgebestemmelsen som sikrer en oppføring. En ser i denne sammenheng at Bergen Kommune kan bidra med tomteavklaring og tomteopparbeidelse. Utvalg for miljø og byutviklings behandling Følgende representanter tok ordet: Torstein Gya (SV), Katrine Berg Nødtvedt (MDG), Geir Steinar Dale (A), Trond Tystad (BL). Forslag fremsatt i utvalget: Trond Tystad (BL) fremsatte på vegne av H, A, FrP, BL, V, INP og Sp følgende alternative forslag i 5 punkt: 1. Forespørsel om omgjøring av gitt tillatelse til tiltak datert 15.08.2014 tas ikke til følge, jf. fvl. § 35 bokstav a. a) Rekkefølgekrav om gjenoppføring av sjøhus, jf. planid: 4601_62640000 § 2.2.1 frafalles ikke. 2. Gjenoppføringen er omtalt i flere planarbeid og i egen byrådssak, men lokalisering er ikke endelig valgt. Utvalg for miljø og byutvikling vil peke på lokalisering 2 fra Byrådets sak 1092/22, jmf illustrasjon fra byrådets sak. 3. En ber Byrådet finne en detaljplassering innen anbefaling 2, i den nye Lungegårdsparken, midtre til søndre del. Lokaliseringen bør vende sjøhusene historisk 12 riktig mot sjø og bidra til å få en Lungegårdspark med gode publikumsfasiliteter. En vil peke på sjøsportslag, som kajakk/padleklubb og kafe med utleiefunksjoner for brukere av parken/bystranden som mulige bruksområder. 4. Oppføring vil muligens på grunn av sammenhengen mellom planer kreve dispensasjon. Om det blir byrådets konklusjon vil utvalg for miljø og byutvikling påpeke at det er klart grunnlag for dispensasjon. De overordnete tidligere og nåværende planer har pekt på sjøbodene og deres gjenoppføring. Det synes ikke å være en intensjon bak overordnet plan at sjøhus ikke skal gjenoppføres på egnet tomt, det synes heller å være den egentlige intensjonen. Utvalget finner at dette ikke vil sette vesentlige intensjoner bak overordnet plan til side. Når det gjelder fordelsovervekt kontra ulemper vil utvalget påpeke at både den alminnelige verneinteresse, og ikke minst den historiefortellende faktor gjør at dette tjener en klar allmenn interesse. Realisering av formål som miljøvennlig sjøsport som padling, samt mulighet for å betjene brukere av strand og park gir også klare fordeler for allmennheten, folkehelse og friluftsliv/fritidsaktiviteter er også fordeler 5. Utvalget ber Byrådet om å finne en realiserbar avtale med pliktsubjektet for rekkefølgebestemmelsen som sikrer en oppføring. En ser i denne sammenheng at Bergen Kommune kan bidra med tomteavklaring og tomteopparbeidelse. Merknader fremsatt i utvalget: Katrine Berg Nødtvedt (MDG) fremsatte på vegne av SV, MDG og R følgende merknader: Merknad 1 Bystyret ber byrådet sørge for at sjøbodene gjenoppføres på egnet lokasjon. Bystyret ber byrådet komme tilbake til bystyret med en sak der ulike alternativer for gjenoppføring drøftes. I arbeidet med saken bes byrådet om å søke å inngå en avtale med Bane NOR om delfinansiering av gjenoppføringen. Merknad 2 Bystyret viser til vedtatte merknader til idrettsplanen, og mener det er uheldig at “Rødbygget” ble solgt uten at andre løsninger er på plass for kajakklubbens behov. Bystyret ber byrådet bistå kajakklubben med å finne egnede lokaler, inkludert å vurdere om sjøbodene i denne sak kan være en mulig løsning. Votering: Alternativt forslag punkt 1, 4 og 5 fra H, A, FrP, BL, V, INP og Sp, fremsatt av Trond Tystad (BL), ble tiltrådt enstemmig. Alternativt forslag punkt 2 og 3 fra H, A, FrP, BL, V, INP og Sp, fremsatt av Trond Tystad (BL), ble tiltrådt med 15 stemmer (H, A, FrP, SV, BL, V, INP, Sp). Innstillingen fikk 0 stemmer. Merknad 1 og 2 fra SV, MDG og R, fremsatt av Katrine Berg Nødtvedt (MDG), fikk 3 stemmer (MDG, V, R). Utvalg for miljø og byutvikling behandlet saken i møtet 23.10.2024 sak 338/24 og fattet følgende vedtak: Saken utsettes. 13 Utvalg for miljø og byutvikling behandlet saken i møtet 19.09.2024 sak 294/24 og avga følgende innstilling: Saken utsettes. Utvalg for miljø og byutvikling behandlet saken i møtet 22.08.2024 sak 245/24 og fattet følgende vedtak: Saken utsettes for felles befaring. Byrådet behandlet saken i møtet 04.07.2024 sak 191/24 Byrådet innstiller til bystyret å fatte følgende vedtak: Forespørsel om omgjøring av gitt tillatelse til tiltak datert 15.08.2014 tas til følge, jf. fvl. § 35 bokstav a. a) Rekkefølgekrav om gjenoppføring av sjøhus, jf. planid: 4601_62640000 § 2.2.1 frafalles, da planen er erstattet av nyere plan. [Lagre saksprotokoll] [Lagre vedtak] 380/24 Årstad, Gnr. 13, Bnr. 1132, Sykkelvei fra Hagerupsvei til Mindemyren, Offentlig reguleringsplan, 2. gangs behandling Utvalg for miljø og byutvikling behandlet saken i møtet 14.11.2024 sak 380/24 og fattet følgende vedtak: Saken utsettes. Utvalg for miljø og byutviklings behandling Følgende representanter tok ordet: Chris Jørgen Knudsen Rødland (H), Sebastian Hauan Stenberg (A), Salman Akhtar Chaudhry (SV), Katrine Berg Nødtvedt (MDG), Trond Tystad (BL), Ingrid Nergaard Fjeldstad (V), Mailiss Solheim-Åkerblom (R). Forslag fremsatt i utvalget: Chris Jørgen Knudsen Rødland (H) fremsatte på vegne av H, FrP, BL, INP og Sp følgende utsettelsesforslag: Saken utsettes. Utsettelsesforslag fra H, FrP, BL, INP og Sp, fremsatt av Chris Jørgen Knudsen Rødland (H), ble vedtatt med 13 stemmer (H, A, FrP, BL, V, INP, Sp). Utvalg for miljø og byutvikling behandlet saken i møtet 23.10.2024 sak 341/24 og fattet følgende vedtak: Saken utsettes. Byrådet behandlet saken i møtet 26.09.2024 sak 285/24 Byrådet innstiller til bystyret å fatte følgende vedtak: I medhold av plan- og bygningsloven §§ 12-12, jf. 12-11, vedtas følgende forslag til detaljregulering: 14 a. Årstad, Gnr. 13, Bnr. 1132, Sykkelvei fra Hagerupsvei til Mindemyren, arealplan- ID 65150000, vist på plankart, sist datert 10.06.2024 b. Tilhørende reguleringsbestemmelser, sist datert 13.06.2024 c. Formingsveilederen oppdateres med bygulv/belegningsstein i Eikeveien [Lagre saksprotokoll] [Lagre vedtak] 381/24 Bergenhus, Gnr. 163, Bnr. 577 m. fl., Møllendalsveien 63, arealplan-ID 64970000, Sluttbehandling av detaljregulering Utvalg for miljø og byutvikling behandlet saken i møtet 14.11.2024 sak 381/24 og avga følgende innstilling: 1. Med heimel i plan- og bygningslova §§ 12-12, jf. 12-11, blir følgjande forslag til detaljregulering vedtatt: a) Bergenhus, gnr. 163, bnr. 577 mfl., Møllendalsveien 63, arealplan-ID 64970000 vist på plankart, sist datert 25.03.2024. b) Tilhøyrande reguleringsføresegner, sist datert 14.06.2024, med følgjande endring: i. Ny siste setning i føresegn § 2.7.1: I tillegg videreføres parkeringsplasser i eksisterende parkeringskjeller tilhørende Møllendalsveien 65. ii. §6 Rekkefølgebestemmelser blir: §6.1 Før rammetillatelse (feltene BBB1, BBB2 og BKB1) §6.1.1 Det skal fremlegges en avtale som viser at tiltakshaver har de privatrettslige rettigheter søknaden forutsetter for gjennomføring av en samlet utbygging i henhold til reguleringsplanen, jf. Illustrasjonsplan datert 20.03.2024 som er retningsgivende. §6.1.2 Dersom hjemmelshaverne til gnr. 163/577 og 163/17 ikke oppnår enighet om en avtale som sikrer en samlet utbygging i henhold til reguleringsplanen, skal det tillates utbygging, jf. Illustrasjonsplan – uten dekke datert 20.03.24 som er retningsgivende. En større andel av nærliggende offentlige arealer må da medregnes for å oppnå tilstrekkelig mengde og kvalitet på uteoppholdsarealene, jf. Møllendal allmenning og eksisterende/fremtidige parkarealer. §6.1.3 Fagkyndig skal dokumentere tilfredsstillende flomsikringstiltak. §6.2 Før igangsettingstillatelse (feltene BBB1, BBB2 og BKB1) §6.2.1 Tiltak innenfor planområdet §6.2.1.1 Detaljprosjektering for overvann skal utføres, basert på VA- rammeplan datert 08.11.21, og løses i henhold til den til enhver tid gjeldende VA-norm for Bergen kommune. §6.2.1.2 Stabilitet i byggegrunn skal undersøkes av firma med relevant kompetanse før utbygging, for å sikre riktig og trygg fundamentering. 15 §6.2.2 Tiltak utenfor planområdet §6.2.2 Offentlige tiltak i og ved Møllendal elve- og strandpark, Møllendalsveien og Møllendalsbakken, fastsatt som rekkefølgekrav i plan for Møllendal øst (planID 19410000), skal være gjennomført eller sikret gjennomført. Disse rekkefølgekravene anses som sikret gjennomført dersom tiltakshaver/grunneier har inngått utbyggingsavtale med Bergen kommune og oppfylt sine forpliktelser i henhold til avtalen. §6.3 Før bebyggelse tas i bruk (feltene BBB1, BBB2 og BKB1) §6.3.1 Alle delfelt og tiltak i henhold til reguleringsplanen skal være opparbeidet/utført. §6.3.2 Dersom det blir en utbygging uten enighet med 163/17, jf. § 6.1.2, unntas f_BUT2 og tilhørende konstruksjoner fra krav om opparbeidelse/utførelse i § 6.3.1 2. Reguleringsføresegnene blir oppdatert før kunngjering av vedtak. Utvalg for miljø og byutviklings behandling Følgende representanter tok ordet: Trond Tystad (BL), Geir Steinar Dale (A), Torstein Gya (SV), Mailiss Solheim-Åkerblom (R), Chris Jørgen Knudsen Rødland (H). Forslag fremsatt i utvalget: Trond Tystad (BL) fremsatte på vegne av H, A, FrP, BL, INP og Sp følgende alternative forslag i 2 punkt: 1. Med heimel i plan- og bygningslova §§ 12-12, jf. 12-11, blir følgjande forslag til detaljregulering vedtatt: a) Bergenhus, gnr. 163, bnr. 577 mfl., Møllendalsveien 63, arealplan-ID 64970000 vist på plankart, sist datert 25.03.2024. b) Tilhøyrande reguleringsføresegner, sist datert 14.06.2024, med følgjande endring: i. Ny siste setning i føresegn § 2.7.1: I tillegg videreføres parkeringsplasser i eksisterende parkeringskjeller tilhørende Møllendalsveien 65. ii. §6 Rekkefølgebestemmelser blir: §6.1 Før rammetillatelse (feltene BBB1, BBB2 og BKB1) §6.1.1 Det skal fremlegges en avtale som viser at tiltakshaver har de privatrettslige rettigheter søknaden forutsetter for gjennomføring av en samlet utbygging i henhold til reguleringsplanen, jf. Illustrasjonsplan datert 20.03.2024 som er retningsgivende. §6.1.2 Dersom hjemmelshaverne til gnr. 163/577 og 163/17 ikke oppnår enighet om en avtale som sikrer en samlet utbygging i henhold til reguleringsplanen, skal det tillates utbygging, jf. Illustrasjonsplan – uten dekke 16 datert 20.03.24 som er retningsgivende. En større andel av nærliggende offentlige arealer må da medregnes for å oppnå tilstrekkelig mengde og kvalitet på uteoppholdsarealene, jf. Møllendal allmenning og eksisterende/fremtidige parkarealer. §6.1.3 Fagkyndig skal dokumentere tilfredsstillende flomsikringstiltak. §6.2 Før igangsettingstillatelse (feltene BBB1, BBB2 og BKB1) §6.2.1 Tiltak innenfor planområdet §6.2.1.1 Detaljprosjektering for overvann skal utføres, basert på VA- rammeplan datert 08.11.21, og løses i henhold til den til enhver tid gjeldende VA-norm for Bergen kommune. §6.2.1.2 Stabilitet i byggegrunn skal undersøkes av firma med relevant kompetanse før utbygging, for å sikre riktig og trygg fundamentering. §6.2.2 Tiltak utenfor planområdet §6.2.2 Offentlige tiltak i og ved Møllendal elve- og strandpark, Møllendalsveien og Møllendalsbakken, fastsatt som rekkefølgekrav i plan for Møllendal øst (planID 19410000), skal være gjennomført eller sikret gjennomført. Disse rekkefølgekravene anses som sikret gjennomført dersom tiltakshaver/grunneier har inngått utbyggingsavtale med Bergen kommune og oppfylt sine forpliktelser i henhold til avtalen. §6.3 Før bebyggelse tas i bruk (feltene BBB1, BBB2 og BKB1) §6.3.1 Alle delfelt og tiltak i henhold til reguleringsplanen skal være opparbeidet/utført. §6.3.2 Dersom det blir en utbygging uten enighet med 163/17, jf. § 6.1.2, unntas f_BUT2 og tilhørende konstruksjoner fra krav om opparbeidelse/utførelse i § 6.3.1 2. Reguleringsføresegnene blir oppdatert før kunngjering av vedtak. Torstein Gya (SV) fremsatte på vegne av SV følgende alternative forslag i 2 punkt: 1. I medhold av plan- og bygningsloven §§ 12-12, jf. 12-11, vedtas følgende forslag til detaljregulering: a) Bergenhus, gnr. 163, bnr. 577 mfl., Møllendalsveien 63, arealplan-ID 64970000 vist på plankart, sist datert 25.03.2024 b) Tilhørende reguleringsbestemmelser, sist datert 14.06.2024, med følgende endring: muligheten for trinnvis utbygging fjernes og hele § 6 erstattes med følgende: 17 2. Bystyret erkjenner ved vedtakelse av denne reguleringsplanen at utbygger vil kunne måtte be om Byrådets samtykke til ekspropriasjon for å kunne gjennomføre reguleringsplanen i dette viktige fortettings- og transformasjonsområdet. Mailiss Solheim-Åkerblom (R) fremsatte på vegne av R følgende tilleggsforslag i 3 punkt: 1. Endre § 3.1.2.4.a.i til følgende: “Maksimum 30% av boenhetene kan ha bruksareal under 50 m2.” 2. § 3.1.2.4.a.ii strykes 3. § 3.1.2.4.a.iv endres til følgende: “Nye boenheter skal ikke være mindre enn 45 m2 BRA + bodareal.” Chris Jørgen Knudsen Rødland (H) fremsatte på vegne av Kommunalt råd for personer med funksjonsnedsettelse følgende tilleggsforslag: Bystyret ber om justeringer i planen for å sørge for tilstrekkelig med HC-parkeringsplasser til at de også kan betjene de publikumsrettede virksomhetene i hele planområdet parkeringen skal omfatte. Merknader fremsatt i utvalget: Chris Jørgen Knudsen Rødland (H) fremsatte på vegne av Kommunalt råd for personer med funksjonsnedsettelse følgende merknad: Det er bekymringsfullt at det legges opp til så mange leiligheter under 50m2. Bystyret ber om en justering for å redusere antall boenheter med areal under 50 kvadrat. Chris Jørgen Knudsen Rødland (H) fremsatte på vegne av Eldrerådet følgende merknad: Det må tidleg i planlegginga av nye prosjekt takast omsyn til eldre, t.d. når det gjeld inneareal, uteopphaldsarel, parkering og tilgang til offentleg transport. Votering: Alternativt forslag punkt 1 og 2 fra SV, fremsatt av Torstein Gya (SV), fikk 4 stemmer (SV, MDG, R). Alternativt forslag punkt 1 og 2 fra H, A, FrP, BL, INP og Sp, fremsatt av Trond Tystad (BL), ble tiltrådt med 13 stemmer (H, A, FrP, BL, V, INP, Sp). Innstillingen fikk 1 stemme (MDG). 18 Tilleggsforslag punkt 1-3 fra R, fremsatt av Mailiss Solheim-Åkerblom (R), fikk 1 stemme (R). Tilleggsforslag fra Kommunalt råd for personer med funksjonsnedsettelse, fremsatt av Chris Jørgen Knudsen Rødland (H), fikk 3 stemmer (SV, R). Merknad fra Kommunalt råd for personer med funksjonsnedsettelse, fremsatt av Chris Jørgen Knudsen Rødland (H), fikk 1 stemme (R). Merknad fra Eldrerådet, fremsatt av Chris Jørgen Knudsen Rødland (H), fikk 0 stemmer. Byrådet behandlet saken i møtet 24.10.2024 sak 304/24 Byrådet innstiller til bystyret å fatte følgjande vedtak: 1. Med heimel i plan- og bygningslova §§ 12-12, jf. 12-11, blir følgjande forslag til detaljregulering vedtatt: a) Bergenhus, gnr. 163, bnr. 577 mfl., Møllendalsveien 63, arealplan-ID 64970000 vist på plankart, sist datert 25.03.2024. b) Tilhøyrande reguleringsføresegner, sist datert 14.06.2024, med følgjande endring: i) Heile § 6 blir erstatta med følgjande: ii) I tillegg blir det tatt inn ei ny føresegn i § 6: Før rammetillatelse gis må fellesløsninger for uteoppholdsarealer og parkering i felt f_SGT1, f_BUT1 og f_SPH må være opparbeidet eller sikret opparbeidet iii) Ny siste setning i føresegn § 2.7.1: I tillegg videreføres parkeringsplasser i eksisterende parkeringskjeller tilhørende Møllendalsveien 65. 2. Reguleringsføresegnene blir oppdatert før kunngjering av vedtak. [Lagre saksprotokoll] [Lagre vedtak] 19 382/24 Fana, Gnr. 12, Bnr. 44 mfl. Fana brannstasjon og boligtun, arealplan-ID: 64070000, detaljreguleringsplan, 2.gangsbehandling Utvalg for miljø og byutvikling behandlet saken i møtet 14.11.2024 sak 382/24 og avga følgende innstilling: 1. I medhold av plan- og bygningsloven §§ 12-12, jf. 12-11, vedtas følgende forslag til detaljregulering: A. Fana, Gnr. 12, Bnr. 44 mfl. Fana brannstasjon og boligtun, arealplan-ID 64070000 vist på plankart, sist datert 08.08.2024. B. Tilhørende reguleringsbestemmelser, sist datert 05.08.2024, med følgende endringer: a) Endring av § 3.1.3.b siste strekpunkt under «Bilparkering»: «Det tillates til sammen maksimalt 14 parkering- og biloppstillingsplasser. Plasser som ikke benyttes av T1 skal være felles og tilgjengelig for T2.» b) Supplering av § 2.1.2 med nytt underpunkt c): «Bygningenes formspråk skal ellers tilpasses den historiske og klassiske strøksidentiteten i kulturhensynsone h570 Paradis.» 2. Før kunngjøring må reguleringsbestemmelser oppdateres i samsvar med bystyrets vedtak. Merknad Bystyret peker på at det i fremtidige offentlige prosjekter skal det vurderes mindre omfattende gang- og sykkelvegløsinger, som både er mer kostnadseffektive og er mindre arealkrevende. Utvalg for miljø og byutviklings behandling Følgende representanter tok ordet: Rebekka Helle Stensbø (H), Torstein Gya (SV), Ingrid Nergaard Fjeldstad (V), Geir Steinar Dale (A), Endre Buanes (barn og unges representant), Sonja Ljostveit (KRPF), Chris Jørgen Knudsen Rødland (H), Trond Tystad (BL). Forslag fremsatt i utvalget: Chris Jørgen Knudsen Rødland (H) fremsatte på vegne av Kommunalt råd for personer med funksjonsnedsettelse følgende alternative forslag: Planen sendes tilbake for å få innarbeidet følgende punkter - Flere parkeringsplasser - Størrelse på terrasser/balkonger tilpasset rullestoler - Størrelse på boligene Merknader fremsatt i utvalget: Chris Jørgen Knudsen Rødland (H) fremsatte på vegne av H, FrP, BL, INP og Sp følgende merknad: Bystyret peker på at det i fremtidige offentlige prosjekter skal det vurderes mindre omfattende gang- og sykkelvegløsinger, som både er mer kostnadseffektive og er mindre arealkrevende. 20 Chris Jørgen Knudsen Rødland (H) fremsatte på vegne av H, FrP, INP og Sp følgende merknad: Bystyret fremhever at det i fremtidige offentlige prosjekter skal sørges for at fasadeutrykket er mest mulig symmetrisk. Torstein Gya (SV) fremsatte på vegne av SV følgende merknad: Området rundt Fana Brannstasjon har hatt en stor vekst etter at bybanen kom til området, men vi ser at den sosiale infrastrukturen ligger bakpå. Da spesielt fritidstilbud for unge. Det fører til noen negative konsekvenser som f.eks at ungdom henger på blant annet Lagunen. Når en lokal aksjonsgruppe da kommer med et forslag for å tilby unge fritidstilbud bør dette verdsettes høyt. Lokale initiativ har høyere sannsynlighet for å være en suksess. Bystyret mener det er viktig å prioritere høyt Aksjonsgruppens ønske om å bruke Fana brannstasjon til nabolagshus på ettermiddager, kvelder, i helger og i ferier, samt at garasjen blir gjort om til et forsamlingslokale. I fremtidig arbeid med bygget skal dette behovet være førsteprioritet. Votering: Alternativt forslag fra Kommunalt råd for personer med funksjonsnedsettelse, fremsatt av Chris Jørgen Knudsen Rødland (H), fikk 0 stemmer. Innstillingen punkt 1 innledning og 1 A ble tiltrådt enstemmig. Innstillingen punkt 1 Ba og 1Bc, ble tiltrådt med 9 stemmer (H, FrP, BL, INP, Sp). Innstillingen punkt 1Bb, fikk 8 stemmer (H, FrP, INP, Sp). Innstillingen punkt 2 ble tiltrådt enstemmig. Merknad fra H, FrP, BL, INP og Sp, fremsatt av Chris Jørgen Knudsen Rødland (H), ble tiltrådt med 9 stemmer (H, FrP, BL, INP, Sp). Merknad fra H, FrP, INP og Sp, fremsatt av Chris Jørgen Knudsen Rødland (H), fikk 8 stemmer (H, FrP, INP, Sp). Merknad fra SV, fremsatt av Torstein Gya (SV), fikk 7 stemmer (A, SV, MDG, R). Byrådet behandlet saken i møtet 31.10.2024 sak 336/24 og Byrådet innstiller til bystyret å fatte følgende vedtak: 1. I medhold av plan- og bygningsloven §§ 12-12, jf. 12-11, vedtas følgende forslag til detaljregulering: A. Fana, Gnr. 12, Bnr. 44 mfl. Fana brannstasjon og boligtun, arealplan-ID 64070000 vist på plankart, sist datert 08.08.2024. B. Tilhørende reguleringsbestemmelser, sist datert 05.08.2024, med følgende endringer: 21 a) Endring av § 3.1.3.b siste strekpunkt under «Bilparkering»: «Det tillates til sammen maksimalt 14 parkering- og biloppstillingsplasser. Plasser som ikke benyttes av T1 skal være felles og tilgjengelig for T2.» b) Supplering av § 2.1.2 med nytt underpunkt b: «Fasadenes innhold i form av vinduer, balkonger og detaljeringer skal etterstrebe symmetrisk plassering.» Eksisterende bestemmelse i 2.1.2 endres til underpunkt a). c) Supplering av § 2.1.2 med nytt underpunkt c): «Bygningenes formspråk skal ellers tilpasses den historiske og klassiske strøksidentiteten i kulturhensynsone h570 Paradis.» 2. Før kunngjøring må reguleringsbestemmelser oppdateres i samsvar med bystyrets vedtak. [Lagre saksprotokoll] [Lagre vedtak] 383/24 Åsane gnr 199 bnr 124 Steinestøvegen 279. Søknad om oppføring av skilt/reklame Utvalg for miljø og byutvikling behandlet saken i møtet 14.11.2024 sak 383/24 og avga følgende innstilling: 1. Med hjemmel i plan- og bygningsloven § 13-1 tredje ledd blir det gitt samtykke til unntak fra bygge- og deleforbudet til omprofilering/oppføring av skilt og prismast som omsøkt, på vilkår av null-utslipp til Haukåsvassdraget i anleggsfasen og etter oppføring av skilt. 2. Det overlates til Plan- og bygningsetaten å behandle søknad om tiltak etter reglene i Plan- og bygningsloven, samt etter gjeldende forskrifter og arealplaner. Utvalg for miljø og byutviklings behandling Følgende representant tok ordet: Helge Stormoen (FrP). Votering: Innstillingen punkt 1 og 2 ble tiltrådt enstemmig. Byrådet behandlet saken i møtet 31.10.2024 sak 312/24 Byrådet innstiller til bystyret å fatte følgende vedtak: Byrådets og utvalgets innstilling er likelydende. [Lagre saksprotokoll] [Lagre vedtak] 384/24 Åsane gnr 199 bnr 181 Travparkvegen 60. Søknad om oppføring av ny avkjørsel til ladestasjon for tyngre kjøretøy 22 Utvalg for miljø og byutvikling behandlet saken i møtet 14.11.2024 sak 384/24 og avga følgende innstilling: 1. Med hjemmel i plan- og bygningsloven § 13-1 tredje ledd blir det gitt samtykke til unntak fra bygge- og deleforbudet til oppføring av ny avkjørsel til ladestasjon for tyngre kjøretøy som omsøkt. Samtykke gis på følgende vilkår: a. Overvann skal ledes til rensedammer inne på Bergen travpark i både anleggs- og driftsfase. b. Det skal være 0-utslipp til Haukåsvassdraget i anleggs- og driftsfasen. c. Tiltakshaver må påregne krav om ytterligere rensetiltak ved behov. 2. Det overlates til Plan- og bygningsetaten å behandle søknad om tiltak etter reglene i Plan- og bygningsloven, samt etter gjeldende forskrifter og arealplaner. Utvalg for miljø og byutviklings behandling Ingen representanter tok ordet. Votering: Innstillingen punkt 1 og 2 ble tiltrådt enstemmig. Byrådet behandlet saken i møtet 31.10.2024 sak 319/24 Byrådet innstiller til bystyret å fatte følgende vedtak: Byrådets og utvalgets innstilling er likelydende. [Lagre saksprotokoll] [Lagre vedtak] 385/24 Endring av statlig reguleringsplan for E16 og Vossebanen, Arna - Stanghelle, Planforslag til sluttbehandling. Arealplan-ID 71430000 Utvalg for miljø og byutvikling behandlet saken i møtet 14.11.2024 sak 385/24 og avga følgende innstilling: 1. I medhold av plan- og bygningsloven §§ 12-12 første ledd, jf. 12-14 første ledd, vedtas følgende forslag til endring av reguleringsplan: a. E16 og Vossebanen, Arna – Stanghelle, endring av reguleringsplan for Romslo/Naustvika og Trengereid, arealplan-ID 71430000, vist på plankart sist datert 4.10.2024. b. Tilhørende reguleringsbestemmelser, sist datert 08.10.2024. Utvalg for miljø og byutviklings behandling Følgende representanter tok ordet: Salman Akhtar Chaudhry (SV), Mailiss Solheim-Åkerblom (R). Merknader fremsatt i utvalget: Salman Akhtar Chaudhry (SV) fremsatte på vegne av SV følgende merknad: 23 Den anbefalte løsningen med firefelts veg som legges frem i planforslaget innbefatter relativt omfattende og arealkrevende kryssløsninger både i Arna og på Trengereid. Det er ikke åpenbart at det kreves 4-felts veg for å ivareta tunnelsikkerheten på denne strekningen, men det vil gjøre nullvekstsmålet vanskeligere å nå. En 2-feltsveg vil produsere mindre masser som må deponeres, og krever mindre areal. Votering: Innstillingen ble tiltrådt enstemmig. Merknad fra SV, fremsatt av Salman Akhtar Chaudhry (SV), fikk 4 stemmer (SV, MDG, R). Byrådet behandlet saken i møtet 31.10.2024 sak 311/24 Byrådet innstiller til bystyret å fatte følgende vedtak: Byrådets og utvalgets innstilling er likelydende. [Lagre saksprotokoll] [Lagre vedtak] 386/24 Innspill til forslag om økte kollektivtakster Utvalg for miljø og byutvikling behandlet saken i møtet 14.11.2024 sak 386/24 og avga følgende innstilling: 1. Bergen bystyre ber Vestland fylkesting om å ikke innføre de foreslåtte kuttene og prisøkningene som berører bergensområdet. 2. Melding om vedtak oversendes Vestland fylkeskommune. 3. Bystyret ber fylkeskommunen utrede reklamefinansiering av kollektivtrafikk i Bergen. Bystyret mener det bør vurderes reklame for transportmidler og for holdeplasser utenfor den historiske sentrumskjernen i Bergen. Reklameinntekter fra byrommet i Bergen må benyttes til å finansiere tilbudet og prisene i Bergen. Utvalg for miljø og byutviklings behandling Følgende representanter tok ordet: Rebekka Helle Stensbø (H), Salman Akhtar Chaudhry (SV), Ingrid Nergaard Fjeldstad (V), Mailiss Solheim-Åkerblom (R), Chris Jørgen Knudsen Rødland (H), Torstein Gya (SV). Forslag fremsatt i utvalget: Salman Akhtar Chaudhry (SV) fremsatte på vegne av SV følgende alternative forslag: Innspill til forslag om økte kollektivtakster 1. Bergen bystyre ber Vestland fylkesting om å ikke innføre de foreslåtte kuttene og prisøkningene som berører bergensområdet med følgende endringer til byrådets anbefaling/konklusjon tredje og siste avsnitt: Nytt tredje avsnitt: Å slutte seg til at foreslåtte økninger i pris er vanskelig og vil gjøre det vanskeligere å nå nullvekstmålet, spesielt siden elbiltakstene er så lave Generelt er kvaliteten på tilbudet med hyppige avganger og forutsigbare linjer det viktigste for å få flere til å velge kollektivtransport. 24 Sammenliknet med bil har kollektivtrafikken vært veldig konkurransedyktig på pris. Med de forslagene som nå kommer mener byrådet at vi når smertegrensen for kollektivtransportens konkurranseevne når det gjelder pris. Bergen vil med dette forslaget få de høyeste prisene i landet på enkeltbilletter, med svært høy pris også for korte reiser. Når billettprisene begynner å nærme seg kostnadene til biltransport vil flere velge bil fremfor kollektiv. Nytt siste avsnitt: Bystyret mener at fylkeskommunens inntekter må økes, og at staten må sette fylkeskommunen i stand til å innfri sine forpliktelser på kollektivområdet og nå nullvekstmålet. Samtidig bør fylkeskommunen jobbe for å øke inntektene på andre måter, og for eksempel vurdere om flyplasstakst kan bidra til å skjerme tilbudet og redusere takstene.Bystyret ber om at fylkeskommunen undersøker om turist/cruise skatt kan bidra til å finansiere kollektivdrift. 2. Melding om vedtak oversendes Vestland fylkeskommune. Salman Akhtar Chaudhry (SV) fremsatte på vegne av SV følgende tilleggsforslag: Nytt avsnitt: Bystyret mener man kan bruke ytterligere midler fra bomringen til å drifte kollektivtilbudet. Bystyret er også positiv til at 74 millioner kroner som er satt av til bybanen omdisponeres til drift av kollektivtransporten. Rebekka Helle Stensbø (H) fremsatte på vegne av H, FrP, BL, INP og Sp følgende tilleggsforslag: 3. Bystyret ber fylkeskommunen utrede reklamefinansiering av kollektivtrafikk i Bergen. Bystyret mener det bør vurderes reklame for transportmidler og for holdeplasser utenfor den historiske sentrumskjernen i Bergen. Reklameinntekter fra byrommet i Bergen må benyttes til å finansiere tilbudet og prisene i Bergen. Votering: Alternativt forslag fra SV, fremsatt av Salman Akhtar Chaudhry (SV), fikk 3 stemmer (SV, R). Innstillingen punkt 1 og 2 ble tiltrådt med 12 stemmer (H, A, FrP, BL, INP, Sp). Tilleggsforslag fra H, FrP, BL, INP og Sp, fremsatt av Rebekka Helle Stensbø (H), ble tiltrådt med 9 stemmer (H, FrP, BL, INP, Sp). Tilleggsforslag fra SV, fremsatt av Salman Akhtar Chaudhry (SV), fikk 3 stemmer (SV, R). Byrådet behandlet saken i møtet 29.10.2024 sak 309.1/24 Byrådet innstiller til bystyret å fatte følgende vedtak: 1. Bergen bystyre ber Vestland fylkesting om å ikke innføre de foreslåtte kuttene og prisøkningene som berører bergensområdet. 2. Melding om vedtak oversendes Vestland fylkeskommune. [Lagre saksprotokoll] [Lagre vedtak] 25 387/24 Høringsuttalelse - Forslag om hjemmel til kommunale klimakrav i byggeplasser eller bygge- og anleggsplasser Utvalg for miljø og byutvikling behandlet saken i møtet 14.11.2024 sak 387/24 og avga følgende innstilling: Bergen kommune avgir høringsuttalelse til Forslag om hjemmel til kommunale klimakrav i byggeplasser eller bygge- og anleggsplasser slik den fremkommer av byrådets forslag med følgende endring: Tilleggssetning under byrådets vurdering og høringsinnspill Bergen kommune peker på at en eventuell forskrift utformes slik at ikrafttredelse skyves ut to år i tid, eller på annen måte gir fleksibilitet for gradvis innfasing. Utvalg for miljø og byutviklings behandling Følgende representanter tok ordet: Mailiss Solheim-Åkerblom (R), Trond Tystad (BL), Erlend Mjanger (FrP), Torstein Gya (SV). Forslag fremsatt i utvalget: Trond Tystad (BL) fremsatte på vegne av BL og INP følgende alternative forslag: Bystyret i Bergen mener at klimakrav i byggeplasser eller bygge- og anleggsplasser bør være en ens nasjonal standard. Torstein Gya (SV) fremsatte på vegne av A, SV og R følgende alternative forslag: Bergen kommune avgir høringsuttalelse til Forslag om hjemmel til kommunale klimakrav i byggeplasser eller bygge- og anleggsplasser slik den fremkommer Klimaetatens forslag, med følgende tillegg: Hjemmelen til å stille klimakrav skal gjelde for alle kommuner, slik det foreslås i modell 1B. Erlend Mjanger (FrP) fremsatte på vegne av H, FrP og Sp følgende alternative forslag: Bergen kommune avgir høringsuttalelse til Forslag om hjemmel til kommunale klimakrav i byggeplasser eller bygge- og anleggsplasser slik den fremkommer av byrådets forslag med følgende endring: Tilleggssetning under byrådets vurdering og høringsinnspill Bergen kommune peker på at en eventuell forskrift utformes slik at ikrafttredelse skyves ut to år i tid, eller på annen måte gir fleksibilitet for gradvis innfasing. Votering: Alternativt forslag fra A, SV og R, fremsatt av Torstein Gya (SV), fikk 8 stemmer (A, SV, MDG, V, R). Alternativt forslag fra BL og INP, fremsatt av Trond Tystad (BL), fikk 3 stemmer (BL, INP, R). Alternativt forslag fra H, FrP og Sp, fremsatt av Erlend Mjanger (FrP), ble tiltrådt med 9 stemmer (H, FrP, BL, INP, Sp). Innstillingen fikk 0 stemmer. 26 Byrådet behandlet saken i møtet 31.10.2024 sak 318/24 Byrådet innstiller til bystyret å fatte følgende vedtak: Bergen kommune avgir høringsuttalelse til Forslag om hjemmel til kommunale klimakrav i byggeplasser eller bygge- og anleggsplasser slik den fremkommer av byrådets forslag. [Lagre saksprotokoll] [Lagre vedtak] 388/24 Høringsuttalelse – kommuneplanens arealdel 2024-2036 - Askøy kommune Utvalg for miljø og byutvikling behandlet saken i møtet 14.11.2024 sak 388/24 og avga følgende innstilling: Bergen kommune avgir høringsuttalelse til «Høring og offentlig ettersyn – kommuneplanens arealdel 2024-2026 – Askøy kommune» slik den fremkommer av byrådets forslag. Utvalg for miljø og byutviklings behandling Følgende representanter tok ordet: Kathrine Algrøy Dahle (A), Trond Tystad (BL), Mailiss Solheim-Åkerblom (R), Ingrid Nergaard Fjeldstad (V). Forslag fremsatt i utvalget: Kathrine Algrøy Dahle (A) fremsatte på vegne av A og R følgende alternative forslag: Bergen kommune avgir følgende høringsuttalelse til «Høring og offentlig ettersyn – kommuneplanens arealdel 2024-2026 – Askøy kommune»: Bergen kommune takker for oversending av et godt gjennomarbeidet planforslag til uttalelse. Forslag til rullering av arealdelen bygger på et omfattende kunnskapsgrunnlag som ligger ved saken. Bergen kommune er positiv til at planforslaget legger opp til en ny senterstruktur. Dette tydeliggjør kommunens ambisjoner om å utvikle levende lokalsamfunn på øyen gjennom kompakt og tett stedsutvikling, noe som vurderes å være bra både i et klima- og folkehelseperspektiv. Grepet med kompakt utbygging i sentre og vekstsoner vil gjøre det lettere å nå daglige gjøremål til fots eller sykkel og bidrar samtidig til sosiale møter. For å forsterke denne positive effekten, bør desentraliserte, kommunale tjenester også lokaliseres på nærsentrene. En tydelig senterstruktur bidrar dermed til å nå målet om reduksjon i personbiltrafikk og imøtekommer de forpliktelser som er nedfelt i byvekstavtalen for Bergensområdet 2019 – 2029. Askøy kommune har sluttet seg til at klimagassutslipp, kø, luftforurensing og støy skal reduseres gjennom effektiv arealbruk og veksten i persontrafikk skal tas med kollektivtrafikk, sykling og gange. I dag utløser arbeidspendlingen fra Askøy til Bergen mye privatbiltrafikk. Bergen kommune er opptatt av at mest mulig av persontransporten til Bergen baserer seg på miljøvennlige reisemåter som buss og båt. Derfor er Bergen kommune glad for at hovedtyngden av ny vekst og utvikling skal skje sør på øyen i en vekstsone ved kommunesenteret der kollektivdekningen er best. Bergen kommune er også positiv til andre tiltak som gjør det lettere å bruke kollektive løsninger fremfor bil for reisende til Bergen. Innfartsparkering og et fremtidig stoppested for båtforbindelsen mellom Askøy og Bergen vil kunne bidra til det. 27 Bergen kommune har lagt merke til at Askøy ønsker å avsette et stort areal sørvest i kommunen til havneanlegget «Kildn» for større passasjer- og cruiseskip. Bergen kommune er negativ til disse planene. Skal vi klare å hindre de verste konsekvensene av klimaendringene, må v både kutte utslipp og ta vare på natur. Bergen kommune mener derfor at Askøy kommune bør sette seg mål om å bli arealnøytral, slik at man hindrer nedbygging av mer natur. Samtidig bør strandsonen sikres strengere vern for å bevare natur og sikre allemannsretten. Tidligere i år var forslag til endringer i plan- og bygningsloven og kart- og planforskriften på høring. Forslaget innebærar at kommuner i arealplan skal kunne gi planbestemmelser om at det i et utbyggingsområde skal benyttes borettslag som organisasjonsform, at en andel av boligene skal være utleieboliger, herunder utleieboliger spesifisert som kommunalt disponerte eller eide boliger, eller at en andel boliger skal tilbys med nye boligkjøpsmodeller med markedsbaserte betingelser som leie-til-eie og/eller deleie. Hvis denne lov- og forskriftsendringen vedtas, mener Bergen kommune at Askøy kommune bør bruke dette handlingsrommet til å satse på sosial boligbygging i sitt arbeid med ny KPA. Bergen kommune har ingen videre vesentlige merknader til planforslaget til ny arealdel til kommuneplanen for Askøy kommune og ønsker lykke til med det videre planarbeidet.» Votering: Alternativt forslag avsnitt 1-4 og 6-8 fra A og R, fremsatt av Kathrine Algrøy Dahle (A), fikk 7 stemmer (A, SV, MDG, R). Alternativt forslag avsnitt 5 fra A og R, fremsatt av Kathrine Algrøy Dahle (A), fikk 8 stemmer (A, SV, MDG, V, R). Innstillingen ble tiltrådt med 9 stemmer (H, FrP, BL, INP, Sp). Byrådet behandlet saken i møtet 31.10.2024 sak 316/24 Byrådet innstiller til bystyret å fatte følgende vedtak: Byrådets og utvalgets innstilling er likelydende. [Lagre saksprotokoll] [Lagre vedtak] 389/24 Orientering om oppfølging av tillatelse etter forurensningsloven til utslipp av kommunalt avløpsvann og utslipp av overvann fra avløpsrenseanlegg i Bergen og Arna tettbebyggelser (utslippstillatelsen) Utvalg for miljø og byutvikling behandlet saken i møtet 14.11.2024 sak 389/24 og avga følgende innstilling: Bystyret tar sak om Oppfølging av tillatelser etter forurensningsloven til utslipp av kommunalt avløpsvann og utslipp av overvann fra avløpsrenseanlegg i Bergen og Arna tettbebyggelser (utslippstillatelsen) til orientering. 28 Utvalg for miljø og byutviklings behandling Følgende representant tok ordet: Thomas Modulv Flesland (Sp). Votering: Innstillingen ble tiltrådt enstemmig. Byrådet behandlet saken i møtet 31.10.2024 sak 320/24 Byrådet innstiller til bystyret å fatte følgende vedtak: Byrådets og utvalgets innstilling er likelydende. [Lagre saksprotokoll] [Lagre vedtak] 390/24 2. tertialrapport 2024 Utvalg for miljø og byutvikling hadde saken til orientering i møtet 14.11.2024 sak 390/24: Utvalg for miljø og byutvikling tok saken til orientering. Utvalg for finans, kultur og næring innstiller til bystyret. Utvalg for miljø og byutviklings behandling Ingen representanter tok ordet. Byrådet behandlet saken i møtet 31.10.2024 sak 337/24 Byrådet innstiller til bystyret å fatte følgende vedtak: 1. Tertialrapport 2-2024 for drift og investeringer, inkludert rapportering på mål og flertallsmerknader fra bystyrets budsjettvedtak for 2024 og Revidert budsjett 2024, tas til orientering. 2. Sentrale poster (tjenesteområde 23) justeres slik det fremgår av kapitlet Omtale av sentrale inntekter. 3. Driftsbudsjettet på tjenesteområdene 1-21 justeres slik det fremgår av sakens premisser under de enkelte tjenesteområdene, og med de endringer som er foretatt i budsjettbehandlingen i bystyret. 4. Investeringsbudsjettet justeres slik det fremgår av sakens premisser under de enkelte tjenesteområdene, samt kapitlet Investeringer – sentrale poster og finansiering, og med de endringer som er foretatt i budsjettbehandlingen i bystyret. 5. Nye lån til avgiftsfinansierte investeringer reduseres med 14,56 mill. og nye lån til ikke- avgiftsfinansierte investeringer økes med 546,13 mill. Dette er i henhold til kapitlet Investeringer – sentrale poster og finansiering. Rest låneramme fra 2023 vedrørende lånefinansiert utlån til Stiftelsen Metodisthjemmet i Bergen, 101,13 mill., overføres til nytt budsjettår, jf. kapitlet Investeringer – sentrale poster og finansiering. &lt;Punktet må 29 oppdateres hvis det gjøres endringer i forbindelse med bystyrebehandlingen av Tertialrapport 2.&gt; 6. Netto merutgift som følge av budsjettjusteringer i 2. tertialrapport på totalt 267,5 mill. dekkes ved avsetning til bundne fond (5,2 mill.) og bruk av disposisjonsfond (-272,8 mill.) jf. sakens premisser slik de fremgår av kapitlene Oppsummering og Sentrale tabeller og oversikter. &lt;Punktet må oppdateres hvis det gjøres endringer i forbindelse med bystyrebehandlingen av Tertialrapport 2.&gt; 7. Status for økonomiplantiltak, slik det fremgår under de enkelte tjenesteområdene, tas til orientering. 8. Detaljoversikt over avviksprognose og driftsbudsjett pr. resultatenhet for 2024 tas til orientering. 9. Med henvisning til premissene i kapitlet Andre forhold, ber bystyret byrådet om å gå i forhandlinger med Stiftelsen Betanien om en avtale som innebærer realisering av et nytt sykehjemsbygg på stiftelsens tomt i Fyllingsdalen med ca. 100 nye sykehjemsplasser. Avtalen legges fram for bystyret til godkjenning. [Lagre saksprotokoll] [Lagre vedtak] 391/24 ASSS-statistikk - analyse av regnskapsåret 2023 og utvikling siste tre år Utvalg for miljø og byutvikling hadde saken til orientering i møtet 14.11.2024 sak 391/24: Utvalg for miljø og byutvikling tok saken til orientering. Utvalg for finans, kultur og næring innstiller til bystyret. Utvalg for miljø og byutviklings behandling Ingen representanter tok ordet. Byrådet behandlet saken i møtet 31.10.2024 sak 317/24 Byrådet innstiller til bystyret å fatte følgende vedtak: Bystyret tar redegjørelsen som gjelder ASSS-statistikk - analyse av regnskapsåret 2023 og utvikling siste tre år til orientering. [Lagre saksprotokoll] [Lagre vedtak] 392/24 Delegasjon av fullmakter til byrådet - bystyreperioden 2023 - 2027 Utvalg for miljø og byutvikling hadde saken til orientering i møtet 14.11.2024 sak 392/24: Utvalg for miljø og byutvikling tok saken til orientering. Forretningsutvalget innstiller til bystyret. 30 Utvalg for miljø og byutviklings behandling Følgende representanter tok ordet: Lars Selmar Alsaker (H), Ingrid Nergaard Fjeldstad (V), Chris Jørgen Knudsen Rødland (H), Trond Tystad (BL). Byrådet behandlet saken i møtet 31.10.2024 sak 333/24 Byrådet innstiller til bystyret å fatte følgende vedtak: 1. Bystyret delegerer til byrådet den myndighet som fremgår av dokumentet Byrådets fullmakter – bystyreperioden 2023-2027, som er vedlegg til denne saken. 2. Henvisningen i Reglement for Bergen bystyre og utvalgene 2023-2027 pkt. 6.8.2 bokstav b endres fra «jf. byrådet fullmakter § 18» til «jf. byrådets fullmakter pkt. 2.16». [Lagre saksprotokoll] [Lagre vedtak] 393/24 Revidering og fornyelse av Reglement for byrådet Utvalg for miljø og byutvikling hadde saken til orientering i møtet 14.11.2024 sak 393/24: Utvalg for miljø og byutvikling tok saken til orientering. Forretningsutvalget innstiller til bystyret. Utvalg for miljø og byutviklings behandling Ingen representanter tok ordet. Byrådet behandlet saken i møtet 31.10.2024 sak 334/24 Byrådet innstiller til bystyret å fatte følgende vedtak: Bystyret vedtar Reglement for byrådet, sammenfattet i 5 kapitler med underpunkter, slik dette fremgår i vedlegg til denne saken. [Lagre saksprotokoll] [Lagre vedtak] 394/24 Byrådets tilrettelegging for bystyrets tilsyn og kontroll med byrådets arbeid Utvalg for miljø og byutvikling hadde saken til orientering i møtet 14.11.2024 sak 394/24: Utvalg for miljø og byutvikling tok saken til orientering. Forretningsutvalget innstiller til bystyret. 31 Utvalg for miljø og byutviklings behandling Følgende representant tok ordet: Trond Tystad (BL). Byrådet behandlet saken i møtet 31.10.2024 sak 335/24 Byrådet innstiller til bystyret å fatte følgende vedtak: Bystyret tar byrådets tilrettelegging for bystyrets tilsyn og kontroll, til orientering. [Lagre saksprotokoll] [Lagre vedtak] 395/24 Bergenhus gnr 167 bnr 1748 Lamberts vei 3A. Klage på byrådens fullmaktvedtak - oppføring av nytt boligbygg med fire enheter Utvalg for miljø og byutvikling behandlet saken i møtet 14.11.2024 sak 395/24 og fattet følgende vedtak: 1. Med hjemmel i forvaltningsloven § 33 oppheves byråd for byutvikling sitt fullmaktvedtak datert 29.01.2024. 2. Fagetatens vedtak om avslag datert 07.08.2023 opprettholdes. 3. Klagen på fagetatens vedtak tas ikke til følge. Merknad Utvalg for miljø og byutvikling er positiv til fremtidig omarbeidet prosjekt som ivaretar strøkets karakter og som har en tradisjonell byggestil. Utvalg for miljø og byutviklings behandling Sak 395/24 ble utsatt i møte 23. oktober (da som sak 359). Trond Tystad (BL) ble da kjent inhabil til å behandle saken. Vurderingen ble foretatt etter forvaltningsloven § 6 annet ledd. Det har ikke kommet nye opplysninger i sakene som tilsier en annen vurdering fra utvalg for miljø og byutvikling. Utvalgets avgjørelse i møte 23. oktober er lagt til grunn og Tystad ble kjent inhabil til å behandle sak 395. Kristin Opdahl (BL) møtte. Følgende representant tok ordet: Thomas Modulv Flesland (Sp). Merknader fremsatt i utvalget: Thomas Modulv Flesland (Sp) fremsatte på vegne av H, FrP, BL, INP og Sp følgende merknad: Utvalg for miljø og byutvikling er positiv til fremtidig omarbeidet prosjekt som ivaretar strøkets karakter og som har en tradisjonell byggestil. Votering: Innstillingen punkt 1-3 ble vedtatt enstemmig. 32 Merknad fra H, FrP, BL, INP og Sp, fremsatt av Thomas Modulv Flesland (Sp), ble vedtatt med 9 stemmer (H, FrP, BL, INP, Sp). Utvalg for miljø og byutvikling behandlet saken i møtet 23.10.2024 sak 359/24 og fattet følgende vedtak: Saken utsettes for felles befaring. Utvalg for miljø og byutviklings behandling Byrådet behandlet saken i møtet 12.09.2024 sak 275/24 Byrådet innstiller til utvalg for miljø og byutvikling å fatte følgende vedtak: Med unntak av merknad er byrådets innstilling og utvalgets vedtak likelydende. [Lagre saksprotokoll] [Lagre vedtak] 396/24 Fana gnr 48 bnr 296 Smøråsvegen 110. Klage over avslag på søknad om fradeling av 1 bebygd parsell Utvalg for miljø og byutvikling behandlet saken i møtet 14.11.2024 sak 396/24 og avga følgende innstilling: 1. Med hjemmel i forvaltningslovens § 33,2. ledd oppheves plan- og bygningsetatens vedtak av 16.01.2023 i sak DELE-2022/26876. 2. Bystyret innvilger dispensasjon i samsvar med bestemmelse om hensynsone byfjellsgrense-sør, jf. KPA-2019 § 35.2. Med hjemmel i plan- og bygningslovens § 19-2 innvilger Bergen bystyre søknad om dispensasjon fra kommuneplanens arealdel, arealdisponering til LNF/KPA § 31, for omsøkte fradeling. 3. Med hjemmel i plan- og bygningslovens § 26-1, jfr. § 20-1 m) – innvilges søknad om fradeling og opprettelse av ny grunneiendom. Tillatelsen gis først rettsvirkning fra Bergen bystyre innvilger søknad om dispensasjon. Begrunnelse for bystyrets vedtak: Saken gjelder gbnr. 48/268 – som er en eiendom på 4.9 mål. Eiendommen har et bolighus, samt en driftsbygning brukt i forbindelse med skogsdrift. Søknaden gjelder fradeling av tomten der boligen ligger, som utgjør 1,4 mål. Det er i saken opplyst at eiendommen med dagens avgrensing har 0,8 mål overflatedyrket jord, 1,6 mål innmarksbeite og 2,5 mål bebygd/ annet. 33 Det er relevant i saken at eiendommen på 4,9 mål etter jordloven er fradelt som boligeiendom. Kommunen nektet innledningsvis å godkjenne fradeling etter jordlovens § 12. Dette vedtaket ble 08.10. 2024 opphevet av Statsforvalter – under henvisning til at fradeling etter jordloven allerede ble innvilget i 1996 – og at dette vedtaket fortsatt stod ved lag. Kommunens krav om ny saksbehandling etter jordloven var således basert på uriktig faktum og rettsanvendelse. Bystyret har også bedt om at saksdokumentene fra saksbehandling etter plan- og bygningslov/matrikkel-lov fra rundt 1996 ble lagt inn i saken. I byggesaksarkivet har en kun funnet målebrevet fra 1997, som ble utferdiget i etterkant av delesaken i 1996. I måtebrevet, som også ble registrert i GAB – fremgår det at den fradelte eiendom skulle være «Boligeiendom». 34 Området der aktuelle grunneiendom ligger er i KPA-2019 arealdisponert til LNF-formål. Rammene for hva som kan gjøres i samsvar med LNF-formålet fremkommer i KPA § 31: «§ 31 Landbruks-, natur- og friluftsområder (LNF-områder) (</text:p>
          </table:table-cell>
          <table:table-cell office:value-type="float" office:value="4601" calcext:value-type="float">
            <text:p>4601</text:p>
          </table:table-cell>
          <table:table-cell office:value-type="string" calcext:value-type="string">
            <text:p>cc4d12ec-6dca-5077-ad24-f939059111ec</text:p>
          </table:table-cell>
          <table:table-cell table:number-columns-repeated="16376"/>
        </table:table-row>
        <table:table-row table:style-name="ro2">
          <table:table-cell table:number-columns-repeated="3"/>
          <table:table-cell office:value-type="string" calcext:value-type="string">
            <text:p>Høringsuttalelse - Rapport fra ekspertgruppen perspektiv i prioriteringer - helse- og omsorgstjenesten</text:p>
          </table:table-cell>
          <table:table-cell office:value-type="string" calcext:value-type="string">
            <text:p><text:s/>BYRÅDET Byrådssak /24 Saksframstilling Vår referanse: 2024/34627-2 Høringsuttalelse - Rapport fra ekspertgruppen perspektiv i prioriteringer – helse- og omsorgstjenesten Hva saken gjelder: Helse- og omsorgsdepartementet har sendt på høring «Rapport fra ekspertgruppen perspektiv i prioriteringer». Rapporten presenterer ekspertgruppens vurderinger av om man bør bruke et helsetjenesteperspektiv eller et samfunnsperspektiv ved prioriteringer mellom tiltak i helse- og omsorgstjenesten. Høringsfrist:</text:p>
          </table:table-cell>
          <table:table-cell office:value-type="string" calcext:value-type="string">
            <text:p><text:s/>BYRÅDET Byrådssak /24 Saksframstilling Vår referanse: 2024/34627-2 Høringsuttalelse - Rapport fra ekspertgruppen perspektiv i prioriteringer – helse- og omsorgstjenesten Hva saken gjelder: Helse- og omsorgsdepartementet har sendt på høring «Rapport fra ekspertgruppen perspektiv i prioriteringer». Rapporten presenterer ekspertgruppens vurderinger av om man bør bruke et helsetjenesteperspektiv eller et samfunnsperspektiv ved prioriteringer mellom tiltak i helse- og omsorgstjenesten. Høringsfrist: 12. april 2024. Etter søknad er fristen forlenget til 19. april 2024 En vurdering i et rent helsetjenesteperspektiv er avgrenset til elementene helsegevinst (målt i gode leveår), alvorlighet (prognosetap) og relevant ressursbruk i helsetjenesten. Dagens retningslinje som innebærer analyse i et utvidet helsetjenesteperspektiv, inkluderer i tillegg også kostnader og tidsbruk for pasienten. Det er også mulig å la helseforbedringer for pårørende i relevante tilfeller telle med i beregning av nytte. Konsekvenser av helsehjelp for pasientens fremtidige produktivitet eller for pasienters fremtidige forbruk av offentlige tjenester og mottak av stønader/pensjoner, skal derimot ikke tillegges vekt. Et (bredt)samfunnsperspektiv omfatter, i tillegg til de nevnte komponenter fra utvidet helsetjenesteperspektiv, arbeidsdeltagelse og andre produksjonsvirkninger (betalte og ikke- betalte), samt konsekvenser for samfunnsdeltagelse og virkninger på andre sektorer. Ekspertgruppen har følgende hovedanbefalinger: 1. Ekspertgruppen anbefaler et helsetjenesteperspektiv som primæranalyse 2. Ekspertgruppen foreslår at samfunnsperspektivet belyses i en sekundæranalyse når dette er relevant. Konsekvensene må være dokumenterbare og det er behov for å jobbe videre med operasjonalisering 3. Ekspertgruppen mener at primæranalysen og sekundæranalysen vil skape et bedre grunnlag enn dagens retningslinjer som utvider helsetjenesteperspektivet selektivt med kun noen elementer fra samfunnsperspektivet 4. Ekspertgruppen mener at det vil være en avveining mellom ulike hensyn, der man må veie ønske om helse og velferd mot ønske om rettferdig fordeling og likebehandling 5. Ekspertgruppen mener at prioriteringskriteriene bør gjelde på alle nivåer, men at det er praktiske og etiske relevante forskjeller på nivåene som gjør at man vil ha noen forskjeller i vektlegging av de ulike elementene som inngår i de ulike kriteriene 1 6. Ekspertgruppen vil understreke viktigheten av at en ved utvikling av nye rettigheter og kliniske retningslinjer vektlegger vurderinger av hvilken ressursbruk de vil kunne innebære og hvilke konsekvenser de vil ha 7. Ekspertgruppen mener at dagens ordning med en fullmaktsgrense bør opprettholdes. Byrådens vurdering og forslag til høringsuttalelse: Bergen kommune støtter anbefalingen om at et rent helsetjenesteperspektiv legges til grunn for primæranalysen, et perspektiv som omfatter de grunnleggende elementene som er relevante for å vurdere hvorvidt et tiltak skal prioriteres: helsegevinst, alvorlighet og ressursbruk i helsetjenesten. Helsetjenesteperspektivet vil for de fleste intervensjoner være tilstrekkelig. I noen tilfeller kan det være riktig å supplere med en sekundæranalyse hvor samfunnsperspektivet belyses, men da må det fremgå tydelig hvilke elementer fra samfunnsperspektivet som er vektlagt. Bergen kommune støtter bruk av kvalitetsjusterte leveår som mål på helsegevinst, slik at gode leveår/høyere livskvalitet vektlegges mer enn bare økt levetid dersom den økte levetiden gir lav/ingen livskvalitet. Bergen kommune ser at spørsmålet om hvorvidt fremtidige ikke-relaterte helsetjenestekostnader skal inngå i et helsetjenesteperspektiv, er etisk vanskelig. Ved tiltak som forlenger livet, vil det være en kostnad forbundet med behandling og oppfølging for andre sykdommer, som ikke er relatert til tilstanden pasienten er behandlet for. Dette vil være kostnader som må dekkes av budsjettet til helse- og omsorgstjenesten, og som det dermed kan være naturlig å inkludere. Men vektlegging av slike ikke-relaterte helsetjenestekostnader vil innebære at tiltak med tidlig død skaper gevinster i form av kostnader man slipper å betale for. Bergen kommune støtter derfor at fremtidige ikke- relaterte helsetjenestekostnader fortsatt ikke inkluderes i helsetjenesteperspektivet. Bergen kommune er skeptisk til å inkludere produksjonsvirkninger i samfunnsperspektivet. Det vil kunne føre til at pasientgrupper som ikke er, eller kan bli, arbeidsføre, får relativt sett lavere prioritet, mens pasientgrupper som er mer ressurssterke, får høyere prioritet. Dette utfordrer likhetsprinsippet, som tilsier at helsetjenester skal gis etter medisinsk behov og ikke på bakgrunn av arbeidsevne. Produksjonsvirkninger kan imidlertid være aktuelt å inkludere når det gjelder screeningprogrammer, vaksineprogrammer og samfunnsrettet forebygging. Det at arbeidsdeltakelse er helsefremmende og bidrar til god livskvalitet for den enkelte, bør imidlertid vektlegges, men da som en del av helsetjenesteperspektivet. Konsekvenser for pårørende bør inngå samfunnsperspektivet, særlig når prioriteringsbeslutninger har vedvarende og betydelige konsekvenser for pårørende. Dersom pårørende må ivareta tunge omsorgsoppgaver, som alternativ til at oppgavene gjøres av kommunehelsetjenesten, bør det også inngå i helsetjenesteperspektivet. Bergen kommune støtter anbefalingen om at en ved utvikling av nye rettigheter og kliniske retningslinjer vektlegger vurderinger av hvilken ressursbruk de vil kunne innebære, og hvilke konsekvenser de vil ha. Med fremtidig mangel på helsepersonell blir det særlig viktig å ikke bare vurdere bemanningskostnader, men også om nye rettigheter og kliniske retningslinjer vil utløse behov for en bemanning som det ikke er mulig å fremskaffe. Bergen kommune er enig i anbefalingen om å opprettholde fullmaktsgrensen for nye legemidler på blå resept. Dette for å sikre politisk forankring i Stortinget for de budsjettmessige konsekvensene nye særlig dyre legemidler vil ha. 2 Vedtakskompetanse: Byrådets fullmakter vedtatt av Bergen bystyre i sak 378-20 i møte 16. desember 2020, § 6: Byrådet avgir høringsuttalelser på vegne av Bergen kommune. Høringsuttalelser i prinsipielle saker som samtidig innebærer politiske avveininger, skal avgis av bystyret. Forretningsutvalget behandlet saken i møtet 05.03.2024 sak 78/24 og fattet følgende vedtak: Byrådet avgir eventuelt høringssvar til «Høringsbrev - «Rapport fra ekspertgruppen perspektiv i prioriteringer» på vegne av Bergen kommune. Byråd for eldre, helse og omsorg innstiller til byrådet å fatte følgende vedtak: 1. Byrådet avgir høringsuttalelse til «Høring - Rapport fra ekspertgruppen perspektiv i prioriteringer» slik den fremkommer av byrådens forslag. 2. Melding om vedtak sendes Bystyrets kontor. Dato: 11. april 2024 Christine Kahrs settebyråd for eldre, helse og omsorg Dokumentet er godkjent elektronisk. Vedlegg: Høringsbrev - Rapport fra ekspertgruppen perspektiv i prioriteringer Høringsnotat - Perspektiv 3 </text:p>
          </table:table-cell>
          <table:table-cell office:value-type="float" office:value="4601" calcext:value-type="float">
            <text:p>4601</text:p>
          </table:table-cell>
          <table:table-cell office:value-type="string" calcext:value-type="string">
            <text:p>5449f371-f351-5ce8-a729-9f4b4d3deb2b</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Likestillingsutvalget Arkivsaknr. 24/19579 Saksbehandler Magnus Kjeldsberg Behandlet av Møtedato Saknr 1 Kommunalt råd for mennesker med nedsatt 24.01.2025 5/25 funksjonsevne 2 Helse- og velferdsutvalget 29.01.2025 1/25 3 Likestillingsutvalget 23.01.2025 4/25 4 Kommunestyret 12.02.2025 5 Mangfolds- og integreringsutvalget 22.01.2025 1/25 6 Kommune- og byutviklingsutvalget 30.01.2025 5/25 Boligsosial handlingsplan for Tromsø kommune – 2025-2028 Likestillingsutvalget har beh</text:p>
          </table:table-cell>
          <table:table-cell office:value-type="string" calcext:value-type="string">
            <text:p><text:s/>Saksprotokoll Utvalg: Likestillingsutvalget Arkivsaknr. 24/19579 Saksbehandler Magnus Kjeldsberg Behandlet av Møtedato Saknr 1 Kommunalt råd for mennesker med nedsatt 24.01.2025 5/25 funksjonsevne 2 Helse- og velferdsutvalget 29.01.2025 1/25 3 Likestillingsutvalget 23.01.2025 4/25 4 Kommunestyret 12.02.2025 5 Mangfolds- og integreringsutvalget 22.01.2025 1/25 6 Kommune- og byutviklingsutvalget 30.01.2025 5/25 Boligsosial handlingsplan for Tromsø kommune – 2025-2028 Likestillingsutvalget har behandlet saken i møte 23.01.2025 sak 4/25 Møtebehandling Torill Nustad fremmet følgende tilleggsforslag: LU mener Tromsø kommune bør ha ambisjoner om flere kommunale boliger enn man har i dag for å møte dagens utfordringer på boligmarkedet. Utleiemarkedet og Airbnb har ført til færre utleieboliger på det private markedet. Mange eneforsørgere med barn er en spesielt utsatt gruppe og vil ha stor nytte av flere kommunale boliger. Utvalget ber også om at botiden utvides for denne gruppen for å sikre trygge rammer for ungenes oppvekst slik Hasteutvalget innstiller på. Vi savner også en vurdering av arbeidet for å etablere et ikke-kommersielt boligmarked som beskrevet i Romssa-erklæringa. Torleif Nordbakk fremmet følgende tilleggsforslag: Likestillingsutvalget støtter at det skal lages en boligsosial handlingsplan, og at dette er et steg i riktig retning, vi ønsker likevel å påpeke at det er en noe uavklart situasjon rundt Bolig KF. Videre så foreligger det større omstruktureringer i Tromsø kommune sine avdelinger og enheter som vil kunne ha betydning for drift og vedlikehold av kommunens bolig-byggmasse Votering Voteringspunkt: Nordbakks tilleggsforslag Forslaget ble enstemmig vedtatt med 6 stemmer. Voteringspunkt: Nustads tilleggsforslag Forslaget ble vedtatt med 4 stemmer for (Nustad, Nordbakk, Bjørnhaug Hammer, Pedersen) og 2 stemmer mot (Enoksen, Karlsen). 1 Voteringspunkt: Innstilling Innstillinga ble enstemmig vedatt med 6 stemmer. Likestillingsutvalgets vedtak Helse- og velferdsutvalget vedtar Boligsosial handlingsplan for Tromsø kommune for perioden 2025 – 2028. Likestillingsutvalget støtter at det skal lages en boligsosial handlingsplan, og at dette er et steg i riktig retning, vi ønsker likevel å påpeke at det er en noe uavklart situasjon rundt Bolig KF. Videre så foreligger det større omstruktureringer i Tromsø kommune sine avdelinger og enheter som vil kunne ha betydning for drift og vedlikehold av kommunens bolig-byggmasse. LU mener Tromsø kommune bør ha ambisjoner om flere kommunale boliger enn man har i dag for å møte dagens utfordringer på boligmarkedet. Utleiemarkedet og Airbnb har ført til færre utleieboliger på det private markedet. Mange eneforsørgere med barn er en spesielt utsatt gruppe og vil ha stor nytte av flere kommunale boliger. Utvalget ber også om at botiden utvides for denne gruppen for å sikre trygge rammer for ungenes oppvekst slik Hasteutvalget innstiller på. Vi savner også en vurdering av arbeidet for å etablere et ikke-kommersielt boligmarked som beskrevet i Romssa-erklæringa. 2 </text:p>
          </table:table-cell>
          <table:table-cell office:value-type="float" office:value="5501" calcext:value-type="float">
            <text:p>5501</text:p>
          </table:table-cell>
          <table:table-cell office:value-type="string" calcext:value-type="string">
            <text:p>4ba1e2d6-bd79-5b80-acff-30c712472736</text:p>
          </table:table-cell>
          <table:table-cell table:number-columns-repeated="16376"/>
        </table:table-row>
        <table:table-row table:style-name="ro2">
          <table:table-cell table:number-columns-repeated="3"/>
          <table:table-cell office:value-type="string" calcext:value-type="string">
            <text:p>Saksprotokoll UMBY, 16012025, Sak 14/25, Fana gnr 10 bnr 819 Øvre Sædalsvegen 14-16. Klage på avslått søknad - omdisponering av lekeareal til gårdsplass/parkeringsplass</text:p>
          </table:table-cell>
          <table:table-cell office:value-type="string" calcext:value-type="string">
            <text:p>Fana gnr 10 bnr 819 Øvre Sædalsvegen 14-16. Klage på avslått søknad - omdisponering av lekeareal til gårdsplass/parkeringsplass Utvalg for miljø og byutvikling behandlet saken i møtet 16.01.2025 sak 14/25 og fattet følgende vedtak: Saken utsettes til neste møte. Utvalg for miljø og byutviklings behandling Følgende representant tok ordet: Chris Jørgen Knudsen Rødland (H). Forslag fremsatt i utvalget: Chris Jørgen Knudsen Rødland (H) fremsatte på vegne av H, A, FrP, BL, INP og Sp følgende utsettel</text:p>
          </table:table-cell>
          <table:table-cell office:value-type="string" calcext:value-type="string">
            <text:p>Fana gnr 10 bnr 819 Øvre Sædalsvegen 14-16. Klage på avslått søknad - omdisponering av lekeareal til gårdsplass/parkeringsplass Utvalg for miljø og byutvikling behandlet saken i møtet 16.01.2025 sak 14/25 og fattet følgende vedtak: Saken utsettes til neste møte. Utvalg for miljø og byutviklings behandling Følgende representant tok ordet: Chris Jørgen Knudsen Rødland (H). Forslag fremsatt i utvalget: Chris Jørgen Knudsen Rødland (H) fremsatte på vegne av H, A, FrP, BL, INP og Sp følgende utsettelsesforslag: Saken utsettes til neste møte. Utsettelsesforslag fra H, A, FrP, BL, INP og Sp, fremsatt av Chris Jørgen Knudsen Rødland (H), ble vedtatt med 12 stemmer (H, A, FrP, BL, INP, Sp). Utvalg for miljø og byutvikling behandlet saken i møtet 23.10.2024 sak 352/24 og fattet følgende vedtak: Saken utsettes. Forvaltningslovens § 11 fastsetter at «Inneholder en henvendelse til et forvaltningsorgan feil, misforståelser, unøyaktigheter eller andre mangler som avsenderen bør rette, skal organet om nødvendig gi beskjed om dette.» Tiltakshaver har overfor UMBY gitt uttrykk for at en egentlig ikke har ønsket å søke om parkeringsplasser på gårdsplassen, men at dette kun ble gjort fordi kommunen ba dem om det. Tiltakshaver gis derfor en frist på 2 måneder til å klargjøre om en ønsker å justere søknaden – slik at de 6 oppmerkede parkeringsplassene tas bort – og at en følgelig blir stående tilbake med en søknad om bruksendring fra «felles lekeareal» og til «gårdsplass – sosikode 1620» For at kommunen som plan- og bygningsmyndighet skal kunne innvilge søknad om bruksendring fra lekeareal til gårdsplass, så må det søkes om dispensasjon fra reguleringsplan 16870000 - FANA/ÅRSTAD. DEL AV GNR 7 OG 10, ØVRE SÆDAL, og dennes regulering av det aktuelle areal til felles lekeareal (FL-4). Tiltakshaver gis frist på 2 måneder med å supplere søknaden med slik dispensasjon slik at klagesaken kan ferdigbehandles av UMBY. Utvalg for miljø og byutvikling behandlet saken i møtet 19.09.2024 sak 312/24 og fattet følgende vedtak: Saken utsettes for felles befaring. Byrådet behandlet saken i møtet 29.08.2024 sak 245/24 Byrådet innstiller til utvalg for miljø og byutvikling å fatte følgende vedtak: Vedtak datert 10.04.2024 opprettholdes. Klagen tas ikke til følge. 2 </text:p>
          </table:table-cell>
          <table:table-cell office:value-type="float" office:value="4601" calcext:value-type="float">
            <text:p>4601</text:p>
          </table:table-cell>
          <table:table-cell office:value-type="string" calcext:value-type="string">
            <text:p>609168c6-27ad-5012-8aa6-cb78c34e7d42</text:p>
          </table:table-cell>
          <table:table-cell table:number-columns-repeated="16376"/>
        </table:table-row>
        <table:table-row table:style-name="ro2">
          <table:table-cell table:number-columns-repeated="3"/>
          <table:table-cell office:value-type="string" calcext:value-type="string">
            <text:p>Innføring ny politisk møteportal - status</text:p>
          </table:table-cell>
          <table:table-cell office:value-type="string" calcext:value-type="string">
            <text:p><text:s/>Forretningsutvalget Saksframstilling Vår referanse: 2022/39338-18 Saksbehandler: Øivind Hauge Støle Innføring ny politisk møteportal - status Hva saken gjelder: Det vises til tidligere orienteringer for forretningsutvalget, herunder sak 353/24 (29.10.24) om status i prosjektet og sak 415/24 (10.12.24) om opplærings- og utrullingsplan. Denne saken gir en ny statusoppdatering for prosjektet med innføring av ny politisk møteportal i Bergen kommune. Prosjektet har nå fullført testfasen, gjennomført</text:p>
          </table:table-cell>
          <table:table-cell office:value-type="string" calcext:value-type="string">
            <text:p><text:s/>Forretningsutvalget Saksframstilling Vår referanse: 2022/39338-18 Saksbehandler: Øivind Hauge Støle Innføring ny politisk møteportal - status Hva saken gjelder: Det vises til tidligere orienteringer for forretningsutvalget, herunder sak 353/24 (29.10.24) om status i prosjektet og sak 415/24 (10.12.24) om opplærings- og utrullingsplan. Denne saken gir en ny statusoppdatering for prosjektet med innføring av ny politisk møteportal i Bergen kommune. Prosjektet har nå fullført testfasen, gjennomført opplæring og er nå klar for utrulling av systemet i henhold til opplærings- og utrullingsplan vedtatt av forretningsutvalget 10.12.24. Status etter testfasen Testfasen for den nye politiske møteportalen ble gjennomført fra slutten av oktober til slutten av desember. Testing avdekket flere feil og forbedringsområder, hvorav de fleste nå er løst eller håndtert. Leverandøren, Jupiter System Partner AS, har levert en rettingsplan som sikrer utbedring av alle gjenstående feil og/eller forbedringer i henhold til avtalt tidsramme. Disse utbedringene vil ikke påvirke lansering. Av større forbedringer har leverandøren forpliktet seg til å ferdigstille en oppdatert funksjonalitet for varainnkalling. Inntil denne løsningen er implementert, vil kommunen fortsette å bruke den eksisterende løsningen i Kaukus. Basert på rettingsplanen og testresultatene vurderes systemet som ferdig akseptansetestet og klart for overlevering til produksjonsfasen. Opplæring Opplæringen har blitt gjennomført med relativt god deltakelse og hovedsakelig positive tilbakemeldinger fra deltakerne. Opplæringen har vært delt ut ifra rolle i løsningen. Tilbakemeldinger fra deltakere på de obligatoriske kursene (for medlemmer/varamedlemmer) har vært at løsningen oppleves som et brukervennlig verktøy som gir folkevalgte god oversikt. 109 representanter ble innkalt til obligatorisk to-timers kurs, med mulighet til å velge mellom seks kursdatoer. Det var 87 personer som meldte seg på kurs, totalt er det 66 personer som har gjennomført kurs. Den største utfordringen har vært å aktivere kommunal e-post for enkelte deltakere som ikke har hatt dette (som brukes til innlogging i løsningen). Dette er et arbeid bystyrets kontor arbeider med parallelt. Innlogging kan også være krevende. Man logger inn i løsningen med bruk av Microsoft-bruker (brukeren man oppretter for å få kommunal e-post) eller med MinID. Noen har hatt vanskeligheter med å logge seg inn med Microsoft på egen enhet. Det kan være at nettleseren Microsoft Edge ikke er installert, eller at tofaktorautentisering ikke er knyttet til eller andre utfordringer knyttet til ulike private enheter. Dette er en problemstilling 1 som vil gå seg til, men som er viktig å være bevisst på, særlig i de første møtene og ved innkalling av varamedlemmer. Det har også vært gjennomført flere opplæringsøkter med gruppeledere, utvalgsledere og gruppesekretærer, med hovedfokus på møteledelse og særlig funksjoner for gruppeledere/gruppesekretærer. Her har det vært svært god oppslutning/deltakelse, og både gode tilbakemeldinger og konstruktive innspill til funksjonalitet i løsningen og behov for gode rutiner både administrativt og for de folkevalgte. Opplæringsaktiviteter fortsetter også i uke 4, med mulighet for drop-in veiledning og også aktiviteter for utvalgsledere/gruppeledere 21. og 22. januar. I tillegg demonstreres løsningen for byrådene og kommunaldirektører i møter i uke 4 og 6. Plan for utrulling I samsvar med gjeldende fremdriftsplan for prosjektet, legges det opp til at politisk møteportal, Digdem, tas i bruk for første gang i forretningsutvalgets møte 28. januar. Dette innebærer at innkalling og utsending vil bli sendt ut gjennom politisk møteportal fredag 24. januar. Deretter følger innkalling og utsending til bystyreutvalgene for ibruktakelse av politisk møteportal i møtene i uke 6, og innkalling/utsending til bystyret for ibruktakelse av løsningen i møtet 19. februar. Et unntak er innkalling til utvalg for miljø og byutvikling sitt møte 3. februar, som blir sendt ut fredag 24. januar. Det er også lagt opp til at Kontrollutvalget og Valgstyret tar i bruk løsningen i sitt møte i uke 7 (valgstyret var ved en feil ikke med i listen/utrullingsplanen i sak 415/24 i forretningsutvalget). Som vist til i opplæringen, er ny politisk møteportal ment å være et godt verktøy for partienes forberedelser til møtene, og for møteleder og møtedeltakere i selve gjennomføringen av møtene. I denne sammenhengen vises det til anbefaling i egen, parallell sak om møteprinsippet og møteoffentlighet. Etter gjeldende fremdriftsplan, avsluttes prosjektet medio mars. Det innebærer at prosjektet vil fortsette med aktiviteter knyttet til veiledning, tilrettelegging og oppfølging av feilrettingsplan frem til løsningen er overlevert til drift. Prosjektet vil også være til stede og bistå i de første møtene løsningen tas i bruk, og ha beredskap i tilfelle uforutsette hendelser skulle oppstå. I løpet av uke 4 vil det også bli sendt ut mer informasjon/veiledning til gruppeledere og møteledere om forberedelser til ibruktakelse. Etter at prosjektet overleveres til drift, vil bystyrets kontor ivareta førstelinje for brukerstøtte i forvaltningen av løsningen. Alle utvalgsrådgivere og utvalgskonsulenter vil ha god opplæring i løsningen og vil støtte utvalgsledere og medlemmer ellers i bruken av løsningen. Roller i møteportalen Den politiske møteportalen er satt opp i henhold til etablerte roller, hvor gruppelederne (gruppesekretærer har tilsvarende rolletilgang som gruppeledere), medlemmer etc. har spesifikke rettigheter i systemet. Det har vært diskusjon om dels å gi gruppeledere/gruppesekretærer utvidede rettigheter til å utføre flere oppgaver på vegne av medlemmer, dels å gi flere medlemmer rolle som gruppeleder for å avlaste gruppelederne. Basert på anbefalinger fra leverandøren og erfaringer fra andre kommuner, vil prosjektet være restriktiv med å åpne for slike utvidelser p.t. Spørsmålet vil bli evaluert på nytt etter noen måneders bruk av den nye portalen. Forslag til vedtak: Forretningsutvalget tar saken til orientering. Dato: 16. januar 2025 2 Trine Pettersen Grønbech – bystyredirektør Øivind Hauge Støle - fagleder Dokumentet er godkjent elektronisk. 3 </text:p>
          </table:table-cell>
          <table:table-cell office:value-type="float" office:value="4601" calcext:value-type="float">
            <text:p>4601</text:p>
          </table:table-cell>
          <table:table-cell office:value-type="string" calcext:value-type="string">
            <text:p>1e7c627a-0338-586f-a4df-eda9865ffc07</text:p>
          </table:table-cell>
          <table:table-cell table:number-columns-repeated="16376"/>
        </table:table-row>
        <table:table-row table:style-name="ro2">
          <table:table-cell table:number-columns-repeated="3"/>
          <table:table-cell office:value-type="string" calcext:value-type="string">
            <text:p>Reglement for kontrollutvalget 2024-2027</text:p>
          </table:table-cell>
          <table:table-cell office:value-type="string" calcext:value-type="string">
            <text:p><text:s/>Kontrollutvalget Saksframstilling Vår referanse: 2024/00611-1 Saksbehandler: Lillian Kristin Bolstad Reglement for kontrollutvalget 2024-2027 Hva saken gjelder: I denne saka blir det lagt fram forslag til nytt reglement for kontrollutvalet for perioden 2024- 2027, jf. kommunelova § 5-13. Det er bystyret som vedtek reglement for bystyrets organ.1 Det vart gjort eit grundig arbeid i samband med utarbeiding av reglement for kontrollutvalet for perioden 2019-2023. Reglementet2 har fungert godt og d</text:p>
          </table:table-cell>
          <table:table-cell office:value-type="string" calcext:value-type="string">
            <text:p><text:s/>Kontrollutvalget Saksframstilling Vår referanse: 2024/00611-1 Saksbehandler: Lillian Kristin Bolstad Reglement for kontrollutvalget 2024-2027 Hva saken gjelder: I denne saka blir det lagt fram forslag til nytt reglement for kontrollutvalet for perioden 2024- 2027, jf. kommunelova § 5-13. Det er bystyret som vedtek reglement for bystyrets organ.1 Det vart gjort eit grundig arbeid i samband med utarbeiding av reglement for kontrollutvalet for perioden 2019-2023. Reglementet2 har fungert godt og det er ingen lovendringar sidan den gong som krev oppdatering av kontrollutvalet sitt reglement. I samråd med leiinga i kontrollutvalet, vil likevel sekretariatet foreslå nokre mindre endringar. Følgjande endringar er gjort i forslag til nytt reglement: • I punkt 3.3. er det lagt til ei utdjuping etter setninga «Ethvert medlem av kontrollutvalget kan kreve å få satt en sak på sakslisten.» Nytt: «Dette gjøres i praksis ved at saken tas opp i møte under eventuelt. Saken kan så eventuelt behandles som en egen sak i det neste møtet.» Den nye ordlyden er i samsvar med vedtak3 og praksis i kontrollutvalet. • I punkt 3.4. «Høringer» er tilvisinga oppdatert til «Reglement for Bergen bystyre og utvalgene 2023-2027» punkt 4.8. • Nytt punkt 3.8 om inhabilitet og fritak av personlige grunner, som tilsvarer «Reglement for Bergen bystyre og utvalgene 2023-2027» punkt 1.8. • Punkt 3.13 om «Lyd- og bildeopptak», er oppdatert og tilsvarar i hovudsak pkt. 1.11 i «Reglement for bystyret og utvalgene 2023 – 2027.» Justeringa er i samsvar med den praksisen som har vore sidan 2020, med strøyming av møta i kontrollutvalet. • Nytt punkt 3.14 om hastesaker, jf. «Reglement for bystyret og utvalgene 2023 – 2027» pkt. 2.9. • Justering i samsvar med praksis under punkt 4.7 Protokoll: Protokollen vert signert av møteleiar og protokollførar, ikkje nødvendigvis leiar av sekretariatet. • Justering i punkt 5.1: Nemninga «arbeidsutvalg» utgår. Kontrollutvalet har p.t. ikkje denne typen arbeidsutval, som er eit folkevalt organ og regulert av kommunelova § 5- 1 Jf. sak 299/19 «Oppgaver for Bergen bystyre 2019 – 2023.» 2 Reglement for kontrollutvalget 2019-2023, Vedtatt av Bergen bystyre 22.04.2020 sak 132/20 3 Vedtak under Eventuelt i møte 19.02.20 sak 20/20 pkt. 1. 1 7 tredje ledd. • Retting av feil i nummerering av dei siste punkta i kapittel 3. • Retting av ein og annan liten rettskrivingsfeil. Elles er reglementet som blir lagt fram for perioden 2024-2027 tilnærma identisk med reglementet for perioden 2019-2023. Forslag til vedtak: 1. Kontrollutvalet vedtek «Reglement for kontrollutvalget 2024-2027» slik det går fram av vedlegg til saka. 2. Reglementet gjeld frå vedtaksdato. Forslag til innstilling: 1. Bystyret vedtek «Reglement for kontrollutvalget 2024-2027» slik det går fram av vedlegg til saka. 2. Reglementet gjeld frå vedtaksdato. Dato: 16. januar 2024 Eli M. Velle - leiar Lillian K. Bolstad - rådgjevar Dokumentet er godkjent elektronisk. Vedlegg: Reglement for kontrollutvalget 2024-2027 2 Saksframstilling: 3 </text:p>
          </table:table-cell>
          <table:table-cell office:value-type="float" office:value="4601" calcext:value-type="float">
            <text:p>4601</text:p>
          </table:table-cell>
          <table:table-cell office:value-type="string" calcext:value-type="string">
            <text:p>e465c51a-65a7-538b-81a9-9ef46b352f8b</text:p>
          </table:table-cell>
          <table:table-cell table:number-columns-repeated="16376"/>
        </table:table-row>
        <table:table-row table:style-name="ro5">
          <table:table-cell table:number-columns-repeated="3"/>
          <table:table-cell office:value-type="string" calcext:value-type="string">
            <text:p>Eventuelt til møte helse og sosial 12.03.2025</text:p>
          </table:table-cell>
          <table:table-cell table:number-columns-repeated="2" office:value-type="string" calcext:value-type="string">
            <text:p><text:s/>Utvalg for helse og sosial Saksframstilling Vår referanse: 2023/257818-33 Saksbehandler: Elise Støver Eventuelt til møte helse og sosial 12.03.2025 Hva saken gjelder: Saker til eventuelt fremsettes i møtet. Dato: 4. mars 2025 Elise Støver - Rådgiver Dokumentet er godkjent elektronisk. 1 </text:p>
          </table:table-cell>
          <table:table-cell office:value-type="float" office:value="4601" calcext:value-type="float">
            <text:p>4601</text:p>
          </table:table-cell>
          <table:table-cell office:value-type="string" calcext:value-type="string">
            <text:p>460c7839-36c1-5cd6-be60-e026c8bcd96d</text:p>
          </table:table-cell>
          <table:table-cell table:number-columns-repeated="16376"/>
        </table:table-row>
        <table:table-row table:style-name="ro2">
          <table:table-cell table:number-columns-repeated="3"/>
          <table:table-cell office:value-type="string" calcext:value-type="string">
            <text:p>Saksprotokoll UBSI, 03122024, Sak 119/24, Byrådets forslag til handlings- og økonomiplan for 2025 - 2028. Budsjett 2025 - Innstilling 1</text:p>
          </table:table-cell>
          <table:table-cell office:value-type="string" calcext:value-type="string">
            <text:p>Byrådets forslag til handlings- og økonomiplan for 2025 - 2028. Budsjett 2025 - Innstilling 1 Utvalg for barnehage, skole og idrett hadde saken til orientering i møtet 03.12.2024 sak 119/24: Tilslutning til forslag fremsatt i utvalg for barnehage, skole og idrett fremgår av behandlingen under. Utvalg for finans, kultur og næring innstiller til bystyret. Utvalg for barnehage, skole og idretts behandling Følgende representanter tok ordet: Marte Stadheim Teigen (R), Cecilie Høisæter (MDG), Linn Kri</text:p>
          </table:table-cell>
          <table:table-cell office:value-type="string" calcext:value-type="string">
            <text:p>Byrådets forslag til handlings- og økonomiplan for 2025 - 2028. Budsjett 2025 - Innstilling 1 Utvalg for barnehage, skole og idrett hadde saken til orientering i møtet 03.12.2024 sak 119/24: Tilslutning til forslag fremsatt i utvalg for barnehage, skole og idrett fremgår av behandlingen under. Utvalg for finans, kultur og næring innstiller til bystyret. Utvalg for barnehage, skole og idretts behandling Følgende representanter tok ordet: Marte Stadheim Teigen (R), Cecilie Høisæter (MDG), Linn Kristin Engø (A). Forslag fremsatt i møtet: Marte Teigen (R) fremsatte på vegne av R, følgende forslag: Tjenesteområde 01A Barnehage 1. Forslag drift – Trengereid barnehage bevares, med 100.000 i budsjettkonsekvens for 2025, deretter 230.000 i varige driftsmidler. 2. Forslag drift – Økningen i matpenger i barnehage reverseres, kostnad 2 millioner i driftsmidler for 2024 og 2025. Deretter 5 millioner i varige driftsmidler. 3. Forslag drift – Reversere kutt i bemanningstilskudd til de åpne barnehagene. Kostnad: 2.000.000 i varige driftsmidler. 4. Forslag drift – Bevare avtale med VilVite. Kostnad: 615.000 i varige driftsmidler. 5. Forslag drift – Bevare avtale med Barnas kulturhus. Kostnad: 160.000 for 2025, deretter 350.000 i varige driftsmidler. 6. Forslag drift – Prøveprosjekt med 6-timersdag i 4 barnehager i 2 år. Kostnad: 4,4 millioner for 2024 og 2025. Totalt 8,8 millioner. 7. Forslag drift – Bystyret ber byrådet legg frem en sak om hvordan barnehager med for lite uteareal kan kompenseres. Saken skal spesielt se på mulighetene for å styrke bemanningen i de aktuelle barnehagene, noe som vil ha en forventet kostnad på 5 mill. for helårsdrift. Bystyret ber byrådet legge frem saken senest til samme møte som 1. tertial behandles, slik at penger til ønskede tiltak kan settes av der. 8. Forslag investering – Bystyret ber byrådet gjennoppta arbeidet med å kjøpe opp private barnehager og ta dem inn i kommunal drift. Fremmet av: R Støttet av: R Tjenesteområde 01B Skole 1. Forslag drift – Bevare gratis SFO 1. trinn for husholdninger med lavinntekt. Kostnad: 200.000 i varige driftsmidler. 2. Forslag drift – Reversere kuttet i midler til parallellklasser i nynorsk. Kostnad: 600.000 for 2025, deretter 1,4 millioner i varige driftsmidler. 3. Bevare kulturkarusellmidlene. Kostnad: 1,5 millioner i varige driftsmidler. 4. Forslag drift – Bevare nærmiljøpakken. Kostnad: 761.000 i varige driftsmidler. 5. Forslag drift: Bevare tilskudd til Fargespill. Kostnad: 275.000 i varige driftsmidler. 6. Forslag drift – Innføre gratis sannitetsbind og tamponger i ungdomsskolen. Kostnad: 2,7 millioner i varige driftsmidler. 7. Forslag drift – Bystyret ber byrådet om utarbeide en plan for styrking av skolebibliotek i barne- og ungdomsskolen, med mål om at alle skoler skal ha skolebibliotek. 8. Forslag drift – Bystyret ber byrådet legge frem en sak om hvordan gratis skolemat på skoler i levekårsutsatte områder kan bidra til å redusere forskjeller. Saken legges frems senest samme møte som 1. tertialrapport 2025 behandles. Bystyret setter av 15 millioner til halvårseffekt av dette tiltaket, med oppstart august 2025. Bystyret merker seg at stortingsflertallet har vedtatt at det skal innføres gratis skolemat i hele landet fra 2026, og understreker derfor at dette tiltaket ikke vil få varige konsekvenser for Bergens driftsbudsjett. Fremmet av: R Støttet av: R Tjenesteområde 13 Idrett: 1. Forslag drift – Bergen kommune skal sette av tid i svømmehaller for å kunne tilby publikumsvømming kun for kvinner, i samarbeid med svømmeklubbene. Dette skal skje ved utvidede åpningstider/ utvidet tilbud om publikumssvømming i de kommunale svømmehallene. Fremmet av: R Støttet av: R Linn Kristin Engø (A) fremsatte på vegne av Ungdomsrådet, følgende forslag: Tjenesteområde 01A – barnehage Avvikling av avtale med VilVite for barnehage Byrådsavdeling barnehage og skole har en avtale med VilVite, som gir alle 5-åringer og medfølgende barnehagepersonale, gratis inngangsbillett og deltakelse i et læringstilbud for barnehagebarn. Med bakgrunn i den økonomiske situasjonen til kommunen, forslår byrådet å ikke fornye avtalen med VilVite for barnehagebarn. Ungdomsrådet i Bergen stiller seg kritisk til dette kuttet. VilVite er en arena som lar barn utforske og lære om vitenskap og teknologi på en engasjerende måte. VilVite er eksperter på å dra vitenskapen ned til et nivå som selv unge barn kan forstå. Kompetente og kreative forskere og ingeniører er essensielle for byens fremtid, og å gå vekk fra et tilbud som skaper nysgjerrighet og fremmer nytenking er direkte i opposisjon mot det byens fremtid behøver. Å avvikle VilVite for barnehagen fjerner ikke bare en dag med læring for barna, det tar også fra barna en enorm mulighet for å starte skolegangen med engasjement og et ønske om å lære. Forslag: 1. Avtalen med VilVite opprettholdes 2. Det budsjetteres med 600.000 kr til tiltaket Fremmet av: Ungdomsrådet Støttet av: Ungdomsrådet, R Tjenesteområde 01B - skole Avvikling av gratis SFO for asylsøkere fra Ukraina Da Ukraina ble angrepet, og mange ukrainere søkte asyl i Norge, ble det besluttet at Bergen kommune skulle tilby gratis SFO og barnehage til asylsøkere. Dette er ikke en lovpålagt oppgave, og mottakene har plikt til å ha et aktivitetstilbud til barn på dagtid. Midlertidige akuttmottak i Bergen er nå ikke lenger i drift og den såkalte "Ukraina-skolen" er lagt ned. Imidlertid er det opprettet mottak for krigsskadde på Vestlandsheimen. Det forventes derfor 2 at det vil være enkelte barn der, også barn som ønsker SFO. Å ikke gi gratis SFO til disse barna forventes å kunne gi en innsparing på opp til 1,7 mill. kroner i 2025. Ungdomsrådet i Bergen er imot forslaget om å kutte tilbudet om gratis SFO for barn som er ukrainske flyktninger, inkludert de på Vestlandsheimen. Disse barna har flyktet fra krig og traumer, et stabilt fritidstilbud som SFO mener vi er avgjørende for deres psykiske helse og integrering. SFO gir dem en trygg arena for sosialt samspill, skolearbeid og fellesskap. SFO- tilbudet vil også gjøre det lettere for at de foresatte til barna kan jobbe. Forslag: 1. Gratis SFO for asylsøkere fra Ukraina opprettholdes 2. Det budsjetteres med 1,7 millioner til tiltaket Fremmet av: Ungdomsrådet Støttet av: Ungdomsrådet Strukturtiltak 12. Tildelingsmodell skole Merknad: Ungdomsrådet ønsker en likeverdig budsjettfordeling og er enig i at det er behov for en ny tildelingsmodell. Det er viktig at alle elever får støtte til sine behov, og det må fordeles i likhet med utfordringene hver enkelt skole møter. Når prosjektet starter opp ønsker vi å bli inkludert i prosessen, og få en reel medvirkningsprosess i kartleggingen av hvilke behov som vurderes. Fremmet av: Ungdomsrådet Støttet av: Ungdomsrådet Strukturtiltak 16. Drift av skolebygg/idrettsanlegg Ungdomsrådet stiller seg positivt til forslaget om å se på organisering av tilsynet med skolebygg etter skoletid. Vi mener det er viktig å kunne bruke skolebygg og gymnastikklokaler etter skoletid, og det er positivt at det er presisert et minimums krav for åpningstid. Ved å åpne skolene for bruk på kveldstid, fremmes fysisk aktivitet og sosialt samhold blant ungdommer. Dette skaper et støttende miljø hvor ungdom kan være aktive i en kjent og trygg setting. Tidligere har det blitt problematisert å bruke skolebygg etter skoletid da låssystemer gir brukere som frivillige tilgang til hele eller ingen deler av bygget. For at det skal legges til rette for fritidsaktiviteter på ettermiddagen må man ta hensyn til dagens utforming og vurdere mulige løsninger slik at bruk ikke går ut over hele skolebygget. I tillegg er vi positive til en omorganisering som legger mer vekt på samarbeid med frivilligheten. Men blant stillingene som fortsatt må dekkes ønsker vi at en andel prioriteres til unge mellom 16 til 20 år. Kommunen har flere stillinger som rettes mot dem fordi man vet det er en mangel i det private næringslivet. Arbeidet som låseansvarlig kan passe unge når det skjer på en arena de kjenner, og ikke krever kompleks opplæring. Forslag: 1. Byrådet må undersøke hvordan man kan legge til rette for at flere skoler kan la enkelte rom bli tilgjengelig for bruk om ettermiddagen. 2. Byrådets skal i gjennomgang av organiseringen av tilsynet med skolebygg, se på muligheten for å legge til rette for ungdomsjobber. Fremmet av: Ungdomsrådet Støttet av: Ungdomsrådet, R 3 Linn Kristin Engø (A) fremsatte på vegne av Kommunalt råd for personer med funksjonsnedsettelse, følgende forslag: 1. Økt bevilgning til spesialpedagogiske tjenester i skolene, som gjenspeiler det økende behovet og gjør det mulig å gi elevene det antall timer de har fått vedtak om. Fremmet av: Kommunalt råd for personer med funksjonsnedsettelse Støttet av: Kommunalt råd for personer med funksjonsnedsettelse, MDG, R 2. Reversere avviklingen av kravet om egen digital enhet på mellomtrinnet. Fremmet av: Kommunalt råd for personer med funksjonsnedsettelse Støttet av: Kommunalt råd for personer med funksjonsnedsettelse Byrådet behandlet saken i møtet 31.10.2024 sak 338/24 Byrådet innstiller til bystyret å fatte følgende vedtak: Generelle vedtak 1. Forslag til årsbudsjett 2025 vedtas i samsvar med følgende: a. Totalt netto budsjettbeløp for 2025 til tjenesteområdene vedtas slik det fremgår av budsjettdokumentasjonen og byrådets tilleggsinnstillinger og med de endringer som er foretatt i budsjettbehandlingen i bystyret. b. Investeringsbudsjettet for 2025 vedtas slik det fremgår av budsjettdokumentasjonen og byrådets tilleggsinnstillinger og med de endringer som er foretatt i budsjettbehandlingen i bystyret. 2. Vedtakene om bevilgninger til investeringsformål er underlagt en forutsetning om at de nødvendige finansieringsmidler foreligger, og at ingen prosjekter igangsettes før fullfinansiering er oppnådd. 3. Bystyret vedtar de mål- og resultatkrav som fremgår av budsjettets premisser. 4. Avgifter, gebyrer og egenbetalinger for 2025 fastsettes i samsvar med budsjettdokumentasjonen. 5. Tilskudd ytes i samsvar med budsjettdokumentasjonen. 6. Følgende finansielle måltall skal gjelde for utviklingen av kommunens økonomi: a. Netto driftsresultat på minimum 1,7 % av driftsinntektene. b. Gjeldsgrad på innenfor 70 % av driftsinntektene for den ikke-avgiftsfinansierte delen av gjelden. c. Disposisjonsfond på minimum 10 % av driftsinntektene. d. Verdibevarende vedlikeholdsnivå, etter Holtestandard, på bygg. 7. Driftsrammene for årene 2026-2028 og investeringsrammene for 2026-2028 for nye prosjekter anses som retningsgivende for det videre budsjettarbeid gjennom årlig rullering av handlings- og økonomiplan. 4 8. Det er et mål at kommunens samlede bygningsareal reduseres. Byrådet bes om å iverksette tiltak for å tilrettelegge flere av kommunens eiendommer for salg. 9. Bystyret gir byrådet fullmakt til å fordele midlene på sekkepostene til konseptvalgutredninger på tjenesteområde 21 (drift og investering) til andre tjenesteområder i tråd med hvilke konkrete konseptvalgutredninger som skal gjennomføres. 10. Med henvisning til kapitlet Effektivisering, innsparinger og strukturtiltak, vedtas følgende: a. Bystyret ber byrådet fortsette arbeidet med vurdering av organisering av konserntjenestene i 2025, med mål om en mer effektiv og formålstjenlig organisering som kan gi varige kostnadsreduksjoner. b. Bystyret ber byrådet etablere ordninger for å håndtere overtallige som sikrer rettferdig og lik behandling av kommunens ansatte. Det må vurderes både ordninger for en sentral enhet som koordinerer plassering av overtallige og ordninger med målrettede sluttpakker for ansatte som berøres av omstillinger med overtallighet. c. Bystyret ber byrådet lage en ordning for restriktiv ansettelsespolitikk for administrative stillinger i hele organisasjonen. Bystyret ber byrådet fortsette arbeidet med omstilling slik at kommunen både kan nå målene for effektivisering og samtidig sikre de ansattes rettigheter og at kompetansen i organisasjonen opprettholdes. d. Bystyret ber byrådet om å sikre at alle utleieavtaler som leietaker ønsker å forlenge ved avtalens utløp, videreføres på reforhandlede og markedsmessige vilkår. e. Bystyrets organer skal ha fast tilhold i rådhuset, og bystyret ber byrådet utrede og fremme egne investeringsforslag for bruk av Magistraten og Manufakturhuset som kan erstatte deler av det kontorbehovet som i dag er løst gjennom eksterne leiekontrakter. f. Bystyret ber byrådet om å utrede og iverksette tiltak for å redusere lisensutgiftene. g. Bystyret ber byrådet om å tre ut av dyre utleieboliger og erstatte disse med rimeligere utleieboliger, der leiekontraktene åpner for dette f.eks. ved utflytting eller skifte av leietaker. h. Bystyret ber byrådet utrede mulighetene for et salg av hele eller deler av kommunens aksjepost på 51% i Bergen Kino AS, og komme tilbake til bystyret med en anbefaling i løpet av 2025. i. Bystyret ber byrådet iverksette arbeidet med endringer i tjenestetildeling og utmåling innenfor helse- og omsorgstjenestene. Faggrupper, tillitsvalgte og vernetjenesten inviteres til å delta i arbeidet. Det rapporteres tilbake til bystyret i Revidert budsjett og Tertialrapport 2. j. Bystyret ber byrådet om å iverksette arbeidet med å gjennomgå og redusere bruken av vikarer i tjenestene. Faggrupper, tillitsvalgte og vernetjenesten inviteres til å delta i arbeidet. Det rapporteres tilbake til bystyret i Revidert budsjett og Tertialrapport 2. k. Bystyret ber byrådet om å vurdere organiseringen av det spesialpedagogiske feltet, både innenfor barnehage og skole, samt administrativ organisering. Herunder skal det ses på arbeidet med sakkyndige vurderinger og utmåling av vedtak om spesialpedagogisk hjelp og undervisning, med sikte på å sikre et mer bærekraftig 5 nivå og en likartet vurdering mellom byområdene. Det forutsettes at omorganiseringen gir grunnlag for å ta ut effektiviserings-gevinster på administrativt nivå. Et forslag om ny organisering skal presenteres ifm. revidert budsjett 2025, slik at det kan tre i kraft fra skole- og barnehageåret 25/26. l. Bystyret ber byrådet vurdere tildelingsmodellen for skole i lys av utviklingen i andelen elever med særskilte behov. En ny modell må sørge for en likeverdig budsjettfordeling innenfor budsjettrammene. Modellen skal gi incentiver til god ressursutnyttelse. En ny modell bør være utredet og forelagt relevante parter med sikte på implementering fra høsten 2026. Bystyret ber byrådet styrke arbeidet med økonomioppfølging i skolene. Det skal igangsettes et prosjekt i regi av byrådsavdelingen for å framskaffe relevant informasjon om kostnadsdrivere og ressursbruk i skoler. Prosjektet skal både bruke tilgjengelig styringsinformasjon og undersøke disposisjoner i enkeltskoler for å sikre overføring av beste praksis mellom skoler. Skoler som har uforholdsmessig store underskudd underlegges særskilt kontroll og styring fra Etat for skole. m. Bystyret ber byrådet gå i dialog med nasjonale myndigheter om innretningen på lærernormen, slik at den gjelder på kommunenivå. n. Bystyret ber byrådet vurdere nedleggelse, sammenslåing eller relokalisering av små barnehager, og barnehager i lite hensiktsmessige bygg og usikker driftsøkonomi, og komme tilbake med en sak til bystyret. o. Bystyret ber byrådet vurdere å gå over til kun ett operativsystem i Bergensskolen, og komme tilbake med et forslag til HØP 2026. p. Bystyret ber byrådet se på organiseringen av tilsynet med skolebygg etter skoletid, med mål om en mer kostnadseffektiv organisering og bedre utnytting av bygningsmassen. q. Bystyret ber byrådet utarbeide en prinsippsak om reklame i offentlig rom, med mål om å sikre drift eller etablering av sosial infrastruktur. r. Bystyret ber byrådet om å innføre en løsning der biler som benytter kommunale ladepunkter langs offentlig vei også betaler for parkeringen. s. Bystyret ber byrådet om å utrede og etablere en prismodell for ladepunkter i boligsoneanlegg som gir økonomisk inndekning både for faktisk strømforbruk og for årskostnaden ved etablering og drift av teknisk infrastruktur. t. Bystyret ber byrådet om å prioritere fysiske trafikksikringstiltak ved Kaland skole innenfor budsjettrammene for Handlings- og økonomiplan for 2025-2028. u. Bystyret ber byrådet om å arbeide for at flest mulig anskaffelser av tjenestetilbud fra eksterne leverandører innenfor psykisk helse og rus skjer gjennom rammeavtaler for å sikre kommunen best mulig priser og vilkår, samtidig som kommunen ivaretar et tjenestetilbud av høy kvalitet til brukerne. v. Bystyret ber byrådet legge frem sak om endrede retningslinjer for kommunal bostøtte innen første halvår 2025. w. Sosialhjelpssatsene fastsettes som følger med virkning fra 01.03.25: Bergen kommunes veiledende satser Kr. pr. mnd. Kr. pr. uke for utmåling av livsopphold gjeldende 6 fra 01.03.25 Enslig uten barn 9.070,- 2.088,- Ektepar/samboere 14.233,- 3.276,- Person som deler husholdning 6.880,- 1.584,- Hjemmeboende ungdom under 25 år 6.530,- 1.503,- Barn 0-5 år 4.540,- 1.045,- Barn 6-10 år 5.380,- 1.238,- Barn 11-17 år 6.530,- 1.503,- x. Bystyret ber byrådet om å legge frem en sak om organisering av tolketjenesten i Bergen kommune. Bystyret ber byrådet vurdere organisering, og se til hvordan andre bykommuner i Norge har organisert tolketjenestene. y. Bystyret ber byrådet legge frem en sak om psykisk helse hos barn og unge. Saken bør gjøre rede for hva veksten i psykiske lidelser blant barn og unge innebærer for Bergen kommune og hvordan denne håndteres. z. Bystyret slutter seg til byrådets forslag om å legge til grunn en bosetting på 400 flyktninger i budsjettet for 2025, og ber byrådet jobbe for at integreringsfeltet skal komme i balanse i økonomiplanperioden. Bystyret ber byrådet jobbe målrettet for å øke andelen flyktninger som kommer i jobb, og for å redusere kommunens kostnader til sosialhjelp og bolig knyttet til denne målgruppen. aa. Bystyret ber byrådet om å tilpasse og redusere introduksjonsstønad til deltakere i introduksjonsprogrammet i Bergen under 25 år til satsene i lov om integrering. bb. Bystyret ber byrådet gå i dialog med aktører i lokalsamfunnet i Loddefjord for å kartlegge alternative løsninger for et Fysaktilbud. 11. Med henvisning til kapitlet Investeringsprogram, vedtas følgende: a. Bystyret ber byrådet om å starte en prosess med sikte på å gjennomføre en utlysning etter et sykehjem med rundt 200 plasser i løpet av 2. halvår 2025. b. Bystyret ber byrådet sette i gang prosessen med å tilgjengeliggjøre Arna Prestegård som et forsamlingshus til kulturell aktivitet for lokalsamfunnet. Byrådet bes om å avklare hvilke investeringer og nødvendige utbedringer som må gjennomføres for at en slik tilgjengeliggjøring skal la seg gjennomføre. Skattevedtak 1. I medhold av Eigedomsskattelova §§ 2 og 3 skal følgende utskrivningsalternativ benyttes for skatteåret 2025: a. Faste eiendommer i hele kommunen etter Eigedomsskattelova § 3 a) b. Den generelle skattesatsen som skal gjelde for de skattepliktige eiendommer settes til 5 promille. I medhold av Eigedomsskattelova § 12 differensieres satsene ved at den skattesats som skal gjelde for boliger og fritidseiendommer settes til 2,6 promille. Fastsettelse av takst på boligeiendom skal være i henhold til Eigedomsskattelova § 8 C-1. Øvrige eiendommer takseres i henhold til Eigedomsskattelova § 8 A. For boligdelen av eiendommer (herunder fritidseiendommer) som ikke blir benyttet til næringsvirksomhet gjelder et bunnfradrag på 750 000 kroner av takstverdi. Ved taksering og utskriving av eiendomsskatt benytter kommunen egne retningslinjer for taksering av faste 7 eiendommer og eiendomsskattevedtekter i Bergen kommune Bergen kommune - Styrende dokument c. Overgangsreglene for eiendomsskatt på produksjonsutstyr og -installasjoner – det særskilte skattegrunnlaget – utgår med virkning fra 1.1.2025. d. Fritak for eiendommer etter § 7 a og b videreføres i tråd med vedlagte lister for skatteåret 2025. 2. Eiendomsskatten skal i 2025 betales i fire terminer, 20. februar, 20. mai, 20. august og 20. november. 3. Skatt på inntekt og formue: Bystyret opprettholder tidligere vedtak om å benytte høyeste sats for den kommunale skatteøren. Lånevedtak Det tas opp lån i år 2025 i samsvar med vedtatt budsjett for bykassen og kommunens lånefond. Dette innebærer lån kr. 2.904.000.000 til investeringsformål og kr 950.000.000 i Startlån fra Husbanken, fordelt på forsøksordning og ordinær ordning. Byrådet gis fullmakt til på kommunens vegne å inngå avtaler om opptak av obligasjonslån, sertifikatlån og gjeldsbrevlån (herunder lån i Husbanken) og til å avtale nærmere lånetidspunkt og lånevilkår og til å undertegne lånekontrakter innenfor vedtatt låneramme. Fullmakten gjelder også refinansiering. 8 </text:p>
          </table:table-cell>
          <table:table-cell office:value-type="float" office:value="4601" calcext:value-type="float">
            <text:p>4601</text:p>
          </table:table-cell>
          <table:table-cell office:value-type="string" calcext:value-type="string">
            <text:p>9749d70f-4b48-5c85-8a6e-ba86a61fe0da</text:p>
          </table:table-cell>
          <table:table-cell table:number-columns-repeated="16376"/>
        </table:table-row>
        <table:table-row table:style-name="ro2">
          <table:table-cell table:number-columns-repeated="3"/>
          <table:table-cell office:value-type="string" calcext:value-type="string">
            <text:p>Saksprotokoll UFKN, 04122024, Sak 192/24, Frieda Fasmers minne - rekkefølgekrav. Gjennomføringsvedtak</text:p>
          </table:table-cell>
          <table:table-cell office:value-type="string" calcext:value-type="string">
            <text:p>Frieda Fasmers minne - rekkefølgekrav. Gjennomføringsvedtak Utvalg for finans, kultur og næring behandlet saken i møtet 04.12.2024 sak 192/24 og avga følgende innstilling: 1. Prosjektet Frieda Fasmer, nytt sykehjem - rekkefølgekrav (H0601 / BUD1156) med en anbefalt total investeringsramme på 114,8 MNOK gjennomføres. 2. Foreslått investeringsramme på 114,8 MNOK i innstilling til HØP2025-28 bevilges til prosjektet. Utvalg for finans, kultur og nærings behandling Ingen representanter tok ordet. Vot</text:p>
          </table:table-cell>
          <table:table-cell office:value-type="string" calcext:value-type="string">
            <text:p>Frieda Fasmers minne - rekkefølgekrav. Gjennomføringsvedtak Utvalg for finans, kultur og næring behandlet saken i møtet 04.12.2024 sak 192/24 og avga følgende innstilling: 1. Prosjektet Frieda Fasmer, nytt sykehjem - rekkefølgekrav (H0601 / BUD1156) med en anbefalt total investeringsramme på 114,8 MNOK gjennomføres. 2. Foreslått investeringsramme på 114,8 MNOK i innstilling til HØP2025-28 bevilges til prosjektet. Utvalg for finans, kultur og nærings behandling Ingen representanter tok ordet. Votering: Innstillingen ble tiltrådt enstemmig. Byrådet behandlet saken i møtet 21.11.2024 sak 362/24 Byrådet innstiller til bystyret å fatte følgende vedtak: Byrådets og utvalgets innstilling er likelydende </text:p>
          </table:table-cell>
          <table:table-cell office:value-type="float" office:value="4601" calcext:value-type="float">
            <text:p>4601</text:p>
          </table:table-cell>
          <table:table-cell office:value-type="string" calcext:value-type="string">
            <text:p>95805ead-bf65-5e80-a807-bf4d8931d776</text:p>
          </table:table-cell>
          <table:table-cell table:number-columns-repeated="16376"/>
        </table:table-row>
        <table:table-row table:style-name="ro4">
          <table:table-cell table:number-columns-repeated="3"/>
          <table:table-cell office:value-type="string" calcext:value-type="string">
            <text:p>Ytrebygda gnr 112 bnr 2 Hjellestadvegen. Klage på avslått søknad om vesentlig terrenginngrep og massehåndteringsområde</text:p>
          </table:table-cell>
          <table:table-cell office:value-type="string" calcext:value-type="string">
            <text:p><text:s/>BYRÅDET Byrådssak /24 Saksframstilling Vår referanse: 2024/37545-7 Ytrebygda gnr 112 bnr 2 Hjellestadvegen. Klage på avslått søknad om vesentlig terrenginngrep og massehåndteringsområde Hva saken gjelder: Saken gjelder klage på avslått søknad om vesentlig terrenginngrep og masselagring. Byggesaken var foranlediget av ulovlighetsoppfølging, hvor det ble fattet vedtak med pålegg om retting og ileggelse av tvangsmulkt den 04.07.2023. Søknad om dispensasjon og tillatelse til mellomlagring av masser</text:p>
          </table:table-cell>
          <table:table-cell office:value-type="string" calcext:value-type="string">
            <text:p><text:s/>BYRÅDET Byrådssak /24 Saksframstilling Vår referanse: 2024/37545-7 Ytrebygda gnr 112 bnr 2 Hjellestadvegen. Klage på avslått søknad om vesentlig terrenginngrep og massehåndteringsområde Hva saken gjelder: Saken gjelder klage på avslått søknad om vesentlig terrenginngrep og masselagring. Byggesaken var foranlediget av ulovlighetsoppfølging, hvor det ble fattet vedtak med pålegg om retting og ileggelse av tvangsmulkt den 04.07.2023. Søknad om dispensasjon og tillatelse til mellomlagring av masser og terrenginngrep ble avslått i vedtak datert 06.02.2024. Vedtaket er påklaget av Harris advokatfirma v/adv. Henrik Lande den 26.02.2024. Tiltakshaver, Bijak Maskin AS, er også ansvarlig søker for tiltaket. Den omsøkte delen av eiendommen er omfattet av kommunedelplan for YTREBYGDA. GNR 107, KOMMUNEDELPLAN BIRKELAND, LILAND, ÅDLAND OG ESPELAND (KDP BLÅE), og er vist som fremtidig grav- og urnelund med parkeringsanlegg. Se avslagsvedtaket pkt. 3.1 for utfyllende planstatus. Tiltaket er avhengig av dispensasjon fra kommunedelplanens bestemmelse § 1.2 om plankrav og arealformålet fremtidig grav- og urnelund. Alle nødvendige dispensasjoner er omsøkt. Plan- og bygningsetaten har vurdert at tiltaket mangler ansvarsretter og oppdatert gjennomføringsplan, og at det etter all sannsynlighet trenger avkjøringstillatelse og forurensningstillatelse. Søker har kommentert dette med at ansvarsretter og gjennomføringsplan vil sendes inn med søknad om igangsettingstillatelse, at det ikke er behov for avkjøringstillatelse og at forurensningstillatelse ikke er relevant for avklaring av arealbruken (Statsforvalteren behandler ikke en eventuell søknad etter forurensningsloven før kommunen har tatt endelig stilling til arealbruken). Vestland fylkeskommune v/ avdeling for infrastruktur og veg har gitt uttalelse 29.12.2023, hvor de uttalte at infrastrukturen knyttet til fylkesveien er tilstrekkelig for å håndtere trafikken fra tiltaket. De ba samtidig om at det ble satt en grense på maks tre år fra vedtaksdato, da tiltaket er midlertidig. Bymiljøetaten ga uttale 29.01.2024, hvor de uttrykte bekymring for forurensning til grunnen, og at det var et mulig miljøproblem med avrenning til Ådlandsbekken og det sårbare sjøområdet Vågsbøpollen. De vurderer at tilførte masser bør fjernes, og området tilbakeføres. Det må også gjøres tiltak for å fjerne fremmede plantearter som er tilført gjennom masselagring. Statsforvalteren i Vestland har i e-post datert 18.01.2024 skrevet at de ikke har særlige merknader til søknaden, men minner om at saken også måtte sendes til Miljøvernavdelingen hos Statsforvalteren for vurdering av om saken skal behandles etter forurensningsloven. 1 Ansvarlig søker opplyser at det er foretatt nabovarsling i samsvar med bestemmelsene i pbl. § 21-3. Det er mottatt merknader fra gbnr. 112/112 og 62 (Olav Birkeland, Elin Birkeland Theis, Åse Sandblost og Einar Birkeland), hvor de er negative til at fyllinger skal ligge fram til endelig detaljreguleringsplan. De uttrykker også bekymring for avrenning til elv, myrer og sjø, samt for støy som følge av tiltaket. Dersom tiltaket blir permanent, vurderer naboene at dette vil gi en verdiforringelse av deres eiendom. Søker har kommentert nabomerknaden, og anfører at avrenningsfaren er liten. Vedrørende støy, viser de til at det ikke er snakk om døgnkontinuerlig drift, og bare et fåtall tilfeller hvor oppdrag er på kveld/natt. Det vil da bare bli levert masser, ikke transportert bort eller bearbeidet. Bearbeiding skjer på dagtid, og skaper lite støy og forurensning. Det er ikke tidligere mottatt naboklager på hverken støy eller støv. Klage: Klager anfører at vilkårene for dispensasjon er oppfylt, og at tiltaket har gode visuelle kvaliteter. Klagen er omfattende, og hovedtrekk er gjengitt under. Det vises ellers til komplett klage, som ligger vedlagt. Plankrav Klager anfører at omsøkte tiltak ikke gjør at hensynene bak plankravet blir vesentlig tilsidesatt. Forholdene som typisk skal belyses i en planprosess blir i tilstrekkelig grad belyst og ivaretatt gjennom byggesaksbehandlingen. Berørte myndigheter har ikke uttalt seg negativt, og veien vil tåle trafikken tiltaket medfører. Tiltaket vil ha en samlet positiv effekt for klimagass, og legger til rette for behandling av kortreiste masser og gjenvinning. Det er ikke gjort funn som viser at tiltaket er i strid med prinsippene i naturmangfoldloven §§ 8-12. Hensynene som skal vurderes i en planprosess er i hovedsak vurdert i byggesaken, og formålet med plankravet blir ikke «vesentlig» tilsidesatt. En planprosess er unødvendig for å gi godt nok beslutningsgrunnlag, og kostnaden står i misforhold til tiltakets omfang. Tiltaket vil ikke få negative konsekvenser for eventuell fremtidig planprosess, og medfører gevinster for miljø og arbeidsplasser. Arealformålet grav- og urnelund Klager anfører at tiltaket er midlertidig, til endelig arealbruk er avklart i detaljplan. Arealet er satt av til byggeområde i KDP BLÅE, og kan dermed ikke vurderes som et landbruksareal. Terrenginngrep vil uansett være nødvendig ved opparbeidelse iht. overordnet plan. Det er ikke andre steder i området som kan brukes til lokal masselagring, og avslag innebærer at overskuddsmasser må fraktes langt for mellomlagring. Gjenbruk av asfalt fører til miljøgevinst, virksomheten medfører ikke i seg selv større mengder støy/støv, og beliggenheten for tiltaket er gunstig med tanke på transportmuligheter og behov i nærområdet, samt nærhet til Flesland kai. I Bergen sør er tiltakshaver eneste leverandør av frest asfalt. Nærmeste produsent av ren frest asfalt er NCC i Arna, men disse kan ikke levere tilstrekkelig for å dekke behov i Bergen. Det er en fordel at tiltakshaver driver med både asfaltfresing og gjenvinning. Dette bidrar til å trygge arbeidsplassene til de ansatte. Massene er lite synlig, og skjermet fra naboeiendommene. Det er trygg innkjørsel, og Vestland fylkeskommune har også uttalt seg positivt til tiltaket. Visuelle kvaliteter Omsøkte areal er lite synlig og ligger skjermet fra naboeiendommene, og ingen av tilgrensende boligeiendommer har hatt innvendinger mot nabovarselet. Det er etter 2 tiltakshavers mening ikke korrekt at det blir store endringer i terrengformasjonen, det er tale om en mindre utjevning av opprinnelig terreng. At tiltaket er midlertidig gjør også at det ikke får konsekvenser for områdets visuelle kvaliteter på sikt. Det vises ellers til komplett klage, som ligger vedlagt. Klager har også supplert informasjon 11.04.2024, hvor det er lagt fram rapport fra Rådgivende biologer AS, samt kontrakter som dokumenterer hvilken asfalt som er behandlet. Det vises til komplette vedlegg. Fagetatens vurdering og anbefaling: Plan- og bygningsetaten som fagetat har vurdert saken, og tilrår at klagen ikke tas til følge, og at vedtak datert 06.02.2024 opprettholdes. Dispensasjon fra arealformål Fagetaten opprettholder sin vurdering, og viser til at det er kommet merknader til søknaden. At det ikke er kommer merknader tidligere har ikke betydning, sml. prinsippet om at ulovlig utførte tiltak ikke gir tiltakshaver noen beskyttelsesverdig interesse. Arealbruken det legges opp til, er vesentlig endret fra det som er forutsatt i KDP. Arealformålet åpner ikke for industri, og legger opp til en vesentlig annerledes terrengarrondering enn et område for lagring og behandling av masser gir. Arealformålet for grav- og urnelund vil totalt tilsidesettes ved iverksetting av tiltaket, og realisering av tiltenkt formål vil overhodet ikke la seg forene med pågående anlegg for lagring og behandling av masser. At tiltaket er midlertidig vil dempe de negative virkningene, men det er ikke et tilstrekkelig tungtveiende argument. Tiltaket vil gi en slik bearbeiding av området at også midlertidige løsninger vil gi uheldige føringer for de fremtidige bruksmulighetene til eiendommen. Plankrav Fagetaten viser til at arealbruk som omsøkt kan oppnås gjennom reguleringsplan, slik at bedriftens konkrete og næringsmessige behov for tiltaket ikke begrunner unntak fra plankravet. Dispensasjon vil gi en arealbruk som overhodet ikke er avklart for området, og det er heller ikke avklart hvordan plangrep som parkering og tilkomst til friområder kan løses. Fagetatens vurdering er også at en generell uttalelse fra Vestland fylkeskommune om veien ikke får vekt i retning av at reguleringsplan ikke behøves. Det samme gjelder forurensningssituasjonen, som tar utgangspunkt i bruk av området til lagring av frest asfalt. Man forstår at dette er hovedformålet, men slik søknaden er utformet åpner denne for lagring av andre masser. En naturlig del av planprosessen for slike tiltak ville vært vurdering og implementering av avbøtende tiltak og vilkår for arealbruken for planområdet. Viktige allmenne hensyn vil kunne sikres i en planprosess. Klager anfører at forurensningsfare, avrenning, påvirkning på naturmangfold m.m. er tilfredsstillende vurdert ved dispensasjonssøknaden, men det er ikke redegjort for slike forhold i saken på noen måte som ville nærme seg utredningskravene i en plansak. Fagetaten mener hensynene bak plankravet vil vesentlig tilsidesettes ved en dispensasjon, slik at denne ikke kan innvilges. Visuelle kvaliteter Fagetaten opprettholder vurderingen av at tiltaket ikke oppfyller kravene i pbl. § 29-2. Det blir vist til flyfoto som viser endringen av landskapet, og at tiltaket gir en vesentlig bearbeiding av området. Ved en planprosess vil det normalt kunne stilles krav til avbøtende tiltak, terrengarrondering og miljøkvalitet ved avslutning og tilbakeføring etter lagringsperioden. 3 Figur 1 - Utklipp fra fagnotat Det vises ellers til fagnotat datert 08.03.2024. Økonomiske konsekvenser: Ikke relevant. Byrådets vurdering og anbefaling/konklusjon: Byrådet har vurdert saken og er kommet til at vedtaket bør opprettholdes. Byrådet tiltrer fagetatens vurdering av at vilkårene for dispensasjon ikke er oppfylt for verken plankrav eller arealformålet fremtidig grav- og urnelund, og at tiltaket ikke har gode visuelle kvaliteter. Når det gjelder plankrav, viser byrådet særlig til at den lovlige situasjonen i området er at arealet er ubygd, med landbruksareal og skog. Selv om arealet er lagt til et underformål av bygg og anlegg i KDP, er det ikke åpnet for utbygging direkte etter kommunedelplanen. Det er altså gjort en vurdering av at det er behov for detaljregulering før utbygging i KDP. Byrådet viser også til at plankrav kan følge direkte av pbl. § 12-1 (3). Her sider forarbeidene1 til loven: «Visse tiltak vil alene i kraft av størrelsen utløse reguleringsplikt. I andre tilfeller kan tiltak som ikke i seg selv er så store, men der virkningene for omgivelsene er omfattende eller usikre, føre til reguleringsplikt. Dette kan være aktuelt for tiltak som plasseres i sårbare områder med f.eks. særlig verdifullt kultur- eller naturlandskap, områder som er preget av bevaringsverdig bebyggelse eller på annen måte har særlig vernekarakter. Normalt vil bygge- og anleggstiltak i nye byggeområder være å anse som større bygge- og anleggsarbeider som vil kreve reguleringsplan, med mindre det er gitt bestemmelser i kommuneplanens arealdel om mindre og spredt utbygging etter § 11-10 nr. 1 og § 11- 11 nr. 1 og 2.» Her er det snakk om et nytt byggeområde, og det er sårbar natur i nærheten. Det er også allmenne interesser, ved at området rundt fremtidig grav- og urnelund er lagt som LNF- område. Parkeringsplass for grav- og urnelund skal også tjene som parkering/inngang til friluftsområdet. En planprosess kan avklare om, og hvordan, man kan kombinere allmennhetens interesser med en mulig midlertidig bruk av området til industri. I rapport fra rådgivende biologer står det på s. 12, overskriften «§ 10 (ØKOSYSTEMTILNÆRMING OG SAMLET BELASTNING)»: «Det planlagte tiltaket vil ikke føre til ytterligere arealbeslag av grøntområder. Tiltaksområdet bærer preg av sterk menneskelig påvirkning fra før, og vedå gjennomføre forslagene til avbøtende tiltak som 1 Ot.prp. nr. 32 (2007-2008), s. 228 4 foreligger i denne rapporten er det lite trolig at den samlede belastningen for økosystemet i og nært planområdet vil øke.» Det kan stilles spørsmål ved om rapporten har tatt utgangspunkt i dagens situasjon, hvor det er utført terrenginngrep uten tillatelse. Ved både dispensasjon og regulering må man tenke tiltaket borte, slik at konsekvensene vurderes ut ifra et område uten inngrep. Å ta utgangspunkt i situasjonen slik den er etter at tiltak er gjennomført uten tillatelse, vil ikke gi en fullstendig oversikt over konsekvensene tiltaket medfører, f.eks. for tap av landskapskvaliteter og natur. Rapporten viser også at selv om risikoen for avrenning fra frest asfalt er liten, er den til stede for eldre asfalt. Slik søknaden er utformet, er heller ikke tiltaket avgrenset til mottak av frest asfalt, men «mellomlagring av masser». Hvilke masser som kan lagres blir best behandlet i en reguleringsplan med bestemmelser, og dersom dispensasjon skulle bli ansett aktuelt bør det stilles vilkår som avgrenser hvilke masser som kan mellomlagres. Det er også, som rapporten omtaler, behov for driftskontroll i form av kontroll og loggføring av mottatt asfalt, ikke ta imot masser der man mistenker innhold av tjære og separat lagring av mottatte masser der det mistenkes tjæreinnhold. Hvordan disse tiltakene bør gjennomføres i praksis er forhold som bør løses i en reguleringsplanprosess, og sikres i bestemmelser. Dersom det skal gis dispensasjon, bør det som minimum settes vilkår om driftskontroll, kontroll av masser og separat lagring, samt innsending av rutine for dette arbeidet. Rapporten viser også at det er observert et stort antall fremmede arter i tiltaksområdet, inkludert parkslirekne. Rapporten nevner tiltak for hindring av spredning av fremmede arter, men ikke konkrete tiltak for bekjempelse av parkslirekne. Da dette også må følges opp over flere år, er det et forhold som taler for at det bør gjennomføres en planprosess hvor bekjempelse kan ses over et lengre tidsperspektiv, og sikres i bestemmelsene. Tiltakets visuelle kvaliteter kan også bedre avklares i en planprosess. Selv om grav- og urnelund vil ha behov for en viss terrengbearbeidelse, kan man bevare naturlige landskapsformasjoner som koller, samt naturlige høydeforskjeller. En reguleringsplan kan også sette krav til hvordan arealet skal være opparbeidet ved ferdigstilling av tiltaket, f.eks. ved tilplanting med lokale arter. Bilde fra befaringsrapport (ULOV-2022/23657) viser at areal som tidligere var landbruk/skog, nå er grusdekket og at det er plassert hauger med masser. Selv om området ligger delvis skjult for omgivelsene vil dette ha virkning for allmennheten og bruk av nærliggende områder som friluftsområde. Dette taler etter byrådets vurdering for at tiltaket bør avklares i planprosess. Byrådets vurdering er at hensynene bak plankravet fortsatt gjør seg gjeldende med styrke, og at vilkårene for dispensasjon ikke er oppfylt. Når det gjelder dispensasjon fra arealformål, vises det til at det har kommet nabomerknader i byggesaken. At det ikke er kommet merknader tidligere tillegges ikke vekt, da man ikke får en beskyttelsesverdig interesse ved ikke-omsøkte tiltak. At KDP BLÅE legger området til et underformål av bygg og anlegg åpner heller ikke for at man kan bygge alle typer underformål. Det kan f.eks. ikke antas at man kan bygge kjøpesenter på et område for grav- og urnelund, selv om begge er underformål av bebyggelse og anlegg. På samme måte er ikke et massedeponi det samme som en grav- og urnelund, verken når det gjelder allmennhetens tilgang til området, visuelle kvaliteter og påvirkning på omgivelsene. Byrådet har forståelse for at tiltakshaver ønsker et areal for virksomheten sin, men arealbruk bør avklares gjennom planlegging slik at virksomhet som tiltakshavers blir lagt til egnede areal. I denne saken fremstår det som at eiendommen er valgt ut fra eierskap, ikke egnethet. En planprosess kan både avklare om eiendommen er egnet for ønsket bruk, og også om dette kan kombineres med senere bruk til grav- og urnelund. Slik situasjonen er nå, vurderer 5 byrådet at dispensasjon vil vesentlig tilsidesette hensynene bak arealformålet og plan- og bygningslovens formålsparagraf. Byrådet ser det som positivt å ivareta arbeidsplasser og legge til rette for gjenbruk av material og mindre behov for transport, men dette er ikke forhold som gjør at man kan fravike krav om planprosess. Byrådet ser behovet for en lokalitet for masselagring i Bergen sør, men dette er likevel tiltak som krever forsvarlig planavklaring, ikke behandling gjennom enkeltvise dispensasjoner. Vedtakskompetanse: I medhold av Reglement for Bergen bystyre og utvalgene 2023-2027 punkt 6.8.2, jf. bystyresak 368/23, er myndigheten til å behandle klagesaker etter plan- og bygningsloven, med unntak av klagesaker som bystyret i plan eller vedtekt har fastsatt skal behandles av bystyret eller annet organ og klagesaker som er delegert til byrådet, delegert til Utvalg for miljø og byutvikling. Dersom klagen ikke tas til følge, skal saken sendes til Statsforvalteren i Vestland for endelig avgjørelse. Byrådet innstiller til utvalg for miljø og byutvikling å fatte følgende vedtak: Vedtak datert 06.02.2024 opprettholdes. Klagen tas ikke til følge. Dato: 21. mai 2024 Christine B. Meyer Christine Kahrs Byrådsleder Byråd for byutvikling Dokumentet er godkjent elektronisk. Vedlegg: Fagnotat datert 08.03.2024 med følgende vedlegg: 1. Oversiktskart 2. Oversiktsfoto 3. Situasjonsplan 4. Vedtak datert 06.02.2024 5. Klage datert 26.02.2024 6. Dispensasjonssøknad 7. Nabomerknader med søkers kommentarer 8. Uttale fra Bymiljøetaten datert 29.01.2024 9. Uttale fra Vestland Fylkeskommune datert 29.12.2023 10. Tegninger E-post fra Harris advokatfirma v/adv. Henrik Lande datert 10.04.2024 med følgende vedlegg: 1. KFA – Veileder i gjenbruk av asfalt – 2019 2. Merknader 09.06.2023 3. Naturmangfoldsrapport Espelandsvegen 4. Bilag til klagesak 5. Bilag 3 – 46-2023-01-v4 SVV Hordaland.pdf 6. Bilag 4 – 46-2023-03-v1 Aola, BOA og Nordhordaland.pdf 7. Bilag 5 – 46-2023-02-v1.pdf 8. Bilag 6 – Kontrakt 46-2024-03-v1.pdf 6 </text:p>
          </table:table-cell>
          <table:table-cell office:value-type="float" office:value="4601" calcext:value-type="float">
            <text:p>4601</text:p>
          </table:table-cell>
          <table:table-cell office:value-type="string" calcext:value-type="string">
            <text:p>f4fe650b-f3ad-5969-aef1-3f14d210c32f</text:p>
          </table:table-cell>
          <table:table-cell table:number-columns-repeated="16376"/>
        </table:table-row>
        <table:table-row table:style-name="ro2">
          <table:table-cell table:number-columns-repeated="3"/>
          <table:table-cell office:value-type="string" calcext:value-type="string">
            <text:p>Høringsuttalelse - Bruk av elektronisk kontroll og digitale kontrolltiltak i kriminalomsorgen</text:p>
          </table:table-cell>
          <table:table-cell office:value-type="string" calcext:value-type="string">
            <text:p><text:s/>BYRÅDET Byrådssak /24 Saksframstilling Vår referanse: 2024/79197-3 Høringsuttalelse - Bruk av elektronisk kontroll og digitale kontrolltiltak i kriminalomsorgen Hva saken gjelder: Justis- og beredskapsdepartementet har sendt på høring forslag om endring i straffegjennomføringsloven og forskrift om straffegjennomføring mv. Høringsfrist: Frist for å sende inn høringssvar er 2. september 2024. Bergen kommune har bedt om utsatt høringsfrist til 5. september og har i epost fra Justis- og Beredskapsd</text:p>
          </table:table-cell>
          <table:table-cell office:value-type="string" calcext:value-type="string">
            <text:p><text:s/>BYRÅDET Byrådssak /24 Saksframstilling Vår referanse: 2024/79197-3 Høringsuttalelse - Bruk av elektronisk kontroll og digitale kontrolltiltak i kriminalomsorgen Hva saken gjelder: Justis- og beredskapsdepartementet har sendt på høring forslag om endring i straffegjennomføringsloven og forskrift om straffegjennomføring mv. Høringsfrist: Frist for å sende inn høringssvar er 2. september 2024. Bergen kommune har bedt om utsatt høringsfrist til 5. september og har i epost fra Justis- og Beredskapsdepartementet 14.mai 2024 fått innvilget dette. Formålet med forslaget er å legge til rette for en mer hensiktsmessig bruk av elektronisk kontroll og digitale kontrolltiltak i kriminalomsorgen, å styrke samfunnsvernet ved løslatelse og endt straffegjennomføring, å redusere tilbakefall til ny kriminalitet, og å styrke ettervernet. Samtidig er det et ønske om å bruke digitale løsninger for å legge til rette for mer effektiv ressursbruk i kriminalomsorgen. Forslag til endring omfatter: • tydeliggjøring av skillet mellom gjennomføring av hele straffen med elektronisk kontroll (helgjennomføring) på den ene siden, og gjennomføring av den siste delen av straffen med elektronisk kontroll (sluttgjennomføring) på den andre. • adgangen til både helgjennomføring og sluttgjennomføring utvides. Det foreslås en hovedregel om at alle som gjennomfører ubetinget fengselsstraff etter en konkret vurdering vil kunne avslutte straffegjennomføringen utenfor fengsel med elektronisk kontroll (sluttgjennomføring), uavhengig av hva vedkommende er dømt for. • særregler for unge domfelte under 25 år etter en trappetrinnsmodell, slik at adgangen til å gjennomføre straff med elektronisk kontroll utvides jo yngre domfelte er. Straffegjennomføring med elektronisk kontroll skal også kunne gjennomføres i institusjon. • innføring av adgang for kriminalomsorgen til å bruke digitale kontrolltiltak ved straffegjennomføring i samfunnet, og ved utganger og prøveløslatelse fra fengsel og fra forvaring. Departementet ber om innspill på forslag til endringer straffegjennomføringsloven og forskrift om straffegjennomføring mv. Byrådets vurdering og forslag til høringsuttalelse: Bergen kommune er i utgangspunktet positiv til høringens forslag om en mer hensiktsmessig bruk av elektronisk kontroll ved straffegjennomføring. Bergen kommune mener departementet gir en god redegjørelse for formålet med forslaget og forslag til endring som 1 fremmes i høringsforslaget. Vi ser også at en mer hensiktsmessig bruk av elektronisk kontroll både ved gjennomføring av hele straffen (helgjennomføring) og deler av straffen (sluttgjennomføring) kan være samfunnbesparende, og gi en positiv økonomisk effekt ved at man får et redusert behov for personale og areal. Flere undersøkelser viser også at en stor del av innsatte i norske fengsel har kroniske sykdommer, rusmiddelutfordringer og en opphoping av levekårsutfordringer. En utvidet bruk av elektronisk kontroll, både ved hel- og delgjennomføring av straff kan gi den domfelte en bedre vei tilbake til samfunn og arbeidsliv ved at domfelte opplever økt tillit fra systemet, samt at man lettere kan opprettholde eller gradvis gjenopprette en normalitet i tilværelsen. Dersom vilkårene er til stede er Bergen kommune enig i at helgjennomføring av straff utenfor fengselet kan være et bedre alternativ en soning i fengsel for unge under 25 år og personer som skal sone for første gang. Helgjennomføring innebærer at hele straffen gjennomføres med elektronisk kontroll utenfor fengsel. Dette vil gi den domfelte muligheten for å opprettholde et arbeids- eller utdanningsforløp, beholde bolig og kontakt med familie og venner. Dette kan være avgjørende for å forhindre tilbakefall til ny kriminalitet og andre utfordringer soning i fengsel kan medføre. Normaliseringsprinsippet og nærhetsprinsippet kan lettere ivaretas. For å forebygge ungdomskriminalitet vil det være viktig å sikre at gjennomføringen av ungdomsstraff fortsatt har et reelt innhold og at elektroniske kontrolltiltak hindrer unge straffedømte i å oppholde seg i belastede områder. Kriminalomsorgen gir i høringen uttrykk for at elektronisk kontroll bedre kan sikre en gradvis overgang fra fengsel til frihet, slik at så få som mulig løslates direkte fra fengsel etter endt soning. At flere skal få mulighet til å gjennomføre siste del av straffen utenfor fengselet stiller større krav til innholdet i gjennomføringen og tett kontroll og oppfølging av den domfelte. Bergen kommune stiller seg positiv til dette forslaget og ønsker at det tydeliggjøres at innholdet i tilbakeføringen skal være god kartlagt, koordinert og strukturert, med plan for gjennomføring, og gjeninnsettelse ved brudd. Det er viktig å få frem at straffegjennomføring er et ansvar som ligger til kriminalomsorgen, også når det gjelder soning med elektroniske og digitale kontrolltiltak. En ansvarsforskyving fra kriminalomsorgen til kommunen vil være uheldig. For å hindre misbruk av ordningen er det essensielt å få på plass gode kontrollmekanismer knyttet til gjennomføringen slik at lav andel av brudd på vilkår opprettholdes. Utvidede muligheter for digitale kontrolltiltak kan gi den domfelt strengere kontrollregimer enn de ellers ville blitt pålagt. Samtidig kan dette føre til at en i større grad oppdager brudd på forutsetninger og vilkår som er satt for straffegjennomføringen. Dette vil kunne føre til at domfelte som ellers ville gjennomført straff i samfunnet blir gjeninnsatt i fengsel. Selv om dette kan oppleves som en belastning for domfelte, vil det ivareta formålet med kontrollen og straffegjennomføringen. Bergen kommune støtter intensjonen om at det ikke skal tas i bruk løsninger som har mer inngripende tiltak enn det som er nødvendig og/eller forholdsmessig, men samtidig ikke er til hinder for de til enhver tid tilgjengelige og funksjonelle løsninger. Hvilke løsninger som bør tas i bruk, vil måtte vurderes konkret og med særlig hensyn til den domfeltes personvern og menneskerettighetene. Det kan være vanskelig å isolere effekten av selve den elektroniske kontrollen fra effekten av annen og tett oppfølging som følger av helgjennomføring med elektronisk kontroll. En kunnskapsoversikt over nordisk og internasjonal forskning viser at elektronisk kontroll bidrar til å redusere tilbakefall, men at innholdet i soningen og hvilke typer oppfølging den domfelte får er avgjørende for utfallet. Bergen kommune er restriktive til de tilfeller straffegjennomføring med elektronisk kontroll skal gjennomføres i institusjon, herunder i barnevernsinstitusjon, eller i kommunal boenhet. For noen målgrupper, for eksempel psykisk utviklingshemmede, vil soning med elektronisk kontroll ikke bidra til tilbakeføring til 2 samfunnet, uten at det er supplert med miljøterapeutiske tiltak. Det reiser seg også et spørsmål om i hvilken grad tjenesteytere kan få informasjon om årsaken til at den domfelte soner. Liten eller ingen informasjon vil i mange tilfeller skape en utrygg arbeidshverdag for tjenesteytere som skal inn i domfeltes hjem. Straffegjennomføring med elektronisk kontroll skal være sikkerhetsmessig forsvarlig ved at kriminalomsorgen sikrer at den domfelte får en god tilbakeføring samtidig som samfunnets behov for beskyttelse blir ivaretatt. For Bergen kommune er det avgjørende at gjennomføring av straff er et ansvar som ligger til kriminalomsorgen. Økt bruk av elektronisk soning vil kunne medføre økte forventninger og krav til kommunen når det gjelder fremskaffelse av egnet bolig, deltagelse i arbeids- og aktivitetsrettede tilbud og behov for andre tjenester. Bergen kommune mener derfor at eventuelle kostnadsbesparelser i statlige organ bør enten overføres til kommunene eller at statlige tilskudd til ideelle organisasjoner og brukerorganisasjoner som arbeider med tilbud til domfelte utenfor fengselsmurene økes. Bergen kommune støtter forslaget om at kriminalomsorgen gis adgang til å beslutte bruk av digitale kontrolltiltak ved straffegjennomføring i samfunnet, og ved utganger og prøveløslatelse fra fengsel og fra forvaring. Begrepet «digitale kontrolltiltak» er vidt og rommer ulike former for teknisk kontroll, både ved straffegjennomføring i fengsel og utenfor fengsel. Stadig flere gjennomfører sin straff i samfunnet og bruk av tilpassede digitale kontrolltiltak vil gi en mulighet for å innvilge soning i for eksempel sykehus eller rehabiliteringsinstitusjon, samtidig som sikkerhetsmessige forhold ivaretas. Begrunnelse for framleggelse til bystyret: Byrådets fullmakter § 6, vedtatt av bystyret 16. desember 2020 i sak 378/20: Høringsuttalelser i prinsipielle saker som samtidig innebærer politiske avveininger, skal avgis av bystyret. Saken anses å være prinsipiell og innebære politiske avveininger. Forretningsutvalget har i møte 14.05.2024 i sak 180/24 fattet følgende vedtak: Utvalg for helse og sosial innstiller til bystyret som avgir høringssvar til «Høringsbrev – forslag til endring av straffegjennomføringsloven og forskrift om straffegjennomføring mv. (bruk av elektronisk kontroll og digitale kontrolltiltak i kriminalomsorgen)» på vegne av Bergen kommune. Byrådet innstiller til bystyret å fatte følgende vedtak: Bergen kommune avgir høringsuttalelse til «Høringsuttalelse - Bruk av elektronisk kontroll og digitale kontrolltiltak i kriminalomsorgen», slik den fremkommer av byrådets forslag. Dato: 6. august 2024 Christine B. Meyer Charlotte Spurkeland Byrådsleder Byråd for barnevern, sosiale tjenester og mangfold Dokumentet er godkjent elektronisk. Vedlegg: Høringsnotat - om bruk av elektronisk kontroll og digitale kontrolltiltak i kriminalomsorgen Høringsbrev - om bruk av elektronisk kontroll og digitale kontrolltiltak i kriminalomsorgen Forespørsel om utsatt frist Høring Bruk av elektroniske kontrolltiltak og digitale kontrolltiltak i kriminalomsorgen Svar på forespørsel om utsatt frist- høring om bruk av elektroniske kontrolltiltak og digitale kontrolltiltak i kriminalomsorgen 3 </text:p>
          </table:table-cell>
          <table:table-cell office:value-type="float" office:value="4601" calcext:value-type="float">
            <text:p>4601</text:p>
          </table:table-cell>
          <table:table-cell office:value-type="string" calcext:value-type="string">
            <text:p>141887b3-7fce-577e-9609-cab95d449924</text:p>
          </table:table-cell>
          <table:table-cell table:number-columns-repeated="16376"/>
        </table:table-row>
        <table:table-row table:style-name="ro2">
          <table:table-cell table:number-columns-repeated="3"/>
          <table:table-cell office:value-type="string" calcext:value-type="string">
            <text:p>Saksprotokoll BR1, 21112024, Sak 357/24, Konkurranseutsetting av to kommunale sykehjem</text:p>
          </table:table-cell>
          <table:table-cell office:value-type="string" calcext:value-type="string">
            <text:p>Konkurranseutsetting av to kommunale sykehjem Byrådet behandlet saken i møtet 21.11.2024 sak 357/24 Byrådet innstiller til bystyret å fatte følgende vedtak: 1. To eksisterende kommunale sykehjem konkurranseutsettes, i tråd med sakens anbefalinger. 2. Byrådet gis fullmakt til å velge ut sykehjemmene, og for øvrig gjennomføre anskaffelsen i tråd med gjeldende lovverk, hovedavtale, økonomireglement og kommunens øvrige retningslinjer på området. Hovedtillitsvalgte og verneombud skal involveres i arb</text:p>
          </table:table-cell>
          <table:table-cell office:value-type="string" calcext:value-type="string">
            <text:p>Konkurranseutsetting av to kommunale sykehjem Byrådet behandlet saken i møtet 21.11.2024 sak 357/24 Byrådet innstiller til bystyret å fatte følgende vedtak: 1. To eksisterende kommunale sykehjem konkurranseutsettes, i tråd med sakens anbefalinger. 2. Byrådet gis fullmakt til å velge ut sykehjemmene, og for øvrig gjennomføre anskaffelsen i tråd med gjeldende lovverk, hovedavtale, økonomireglement og kommunens øvrige retningslinjer på området. Hovedtillitsvalgte og verneombud skal involveres i arbeidet. 3. Ansatte som velger å reservere seg mot å bli overført til ny arbeidsgiver, vil bli tilbudt stilling i kommunen, i tråd med sakens anbefalinger. </text:p>
          </table:table-cell>
          <table:table-cell office:value-type="float" office:value="4601" calcext:value-type="float">
            <text:p>4601</text:p>
          </table:table-cell>
          <table:table-cell office:value-type="string" calcext:value-type="string">
            <text:p>089064c0-567e-5b64-b04b-b09ef6b6f987</text:p>
          </table:table-cell>
          <table:table-cell table:number-columns-repeated="16376"/>
        </table:table-row>
        <table:table-row table:style-name="ro2">
          <table:table-cell table:number-columns-repeated="3"/>
          <table:table-cell office:value-type="string" calcext:value-type="string">
            <text:p>Omrokeringer av varamedlemmer i utvalgene for Høyre</text:p>
          </table:table-cell>
          <table:table-cell office:value-type="string" calcext:value-type="string">
            <text:p><text:s/>Forretningsutvalget Saksframstilling Vår referanse: 2024/01609-1 Saksbehandler: Helene Margrete Halse Omrokeringer av varamedlemmer i utvalgene for Høyre Hva saken gjelder: Høyre har i mail av 11. desember 2023 oppgitt at de ønsker følgende suppleringer/omrokeringer i utvalgenes varamedlemmer: Utvalg for helse og sosial: 1 Patrycja Firlej 2 Anne Aurora Ekeland Bjørkly 3 Torunn Røssland Turøy 4 Petter H Haugland 5 Per Øyvind Andresen 6 Vasan Singaravel (NY) Utvalg for miljø og byutvikling: 1 Lis</text:p>
          </table:table-cell>
          <table:table-cell office:value-type="string" calcext:value-type="string">
            <text:p><text:s/>Forretningsutvalget Saksframstilling Vår referanse: 2024/01609-1 Saksbehandler: Helene Margrete Halse Omrokeringer av varamedlemmer i utvalgene for Høyre Hva saken gjelder: Høyre har i mail av 11. desember 2023 oppgitt at de ønsker følgende suppleringer/omrokeringer i utvalgenes varamedlemmer: Utvalg for helse og sosial: 1 Patrycja Firlej 2 Anne Aurora Ekeland Bjørkly 3 Torunn Røssland Turøy 4 Petter H Haugland 5 Per Øyvind Andresen 6 Vasan Singaravel (NY) Utvalg for miljø og byutvikling: 1 Lise Wergeland-Strømmen 2 Bjarne Amundsen 3 Sverre Storm Nesbø 4 Sara Berge Økland 5 Erik Abrahamsen 6 Emilie Litlerè Utvalg for finans, kultur og næring: 1 Juliet Balgobin 2 Eiler Macody Lund 3 Ivan Vindheim 4 Inger Lise Skarstein 5 Jan Børge Sagmo 6 Chris Jørgen Rødland Knudsen (NY) Utvalg for barnehage, skole og idrett: 1 Johannes Banggren 2 Jan Hendrik Parmann 3 Kine Celine Ellingsen 4 Robert Flatås 5 Pia Aldepolla Falch. 6 Sigurd Hille (NY) Valgstyret: 1 Chris Jørgen Rødland Knudsen 2 Eivind Haldor Hermansen 1 3 Vasan Singaravel (NY) 4 Caroline Sandven Taule (NY) Forretningsutvalget: 1 Eivind H. Hermansen 2 Vasan Singaravel 3 Caroline Taule 4 Erik Abrahamsen 5 Lise Ramsøy (NY) Forslag til vedtak: Som siste vararamedlem for Høyre i Utvalg for helse og sosial velges: 6. Vasan Singaravel Som siste varamedlem for Høyre i Utvalg for miljø og byutvikling velges: 6. Emilie Litlerè Som siste varamedlem for Høyre i Utvalg for finans, kultur og næring velges: 6. Chris Jørgen Rødland Knudsen Som siste varamedlem for Høyre i Utvalg for barnehage, skole og idrett velges: 6. Sigurd Hille Som 3. og 4. varamedlemmer i Valgstyret for Høyre velges: 3. Vasan Singaravel 4. Caroline Sandven Taule Som siste varamedlem for Høyre i Forretningsutvalget velges: 5. Lise Ramøsy Dato: 4. januar 2024 Trine Pettersen Grønbech - Bystyredirektør Helene Halse - Rådgiver Dokumentet er godkjent elektronisk. 2 </text:p>
          </table:table-cell>
          <table:table-cell office:value-type="float" office:value="4601" calcext:value-type="float">
            <text:p>4601</text:p>
          </table:table-cell>
          <table:table-cell office:value-type="string" calcext:value-type="string">
            <text:p>3c04d641-459a-5ce6-a99b-f017f2498b0f</text:p>
          </table:table-cell>
          <table:table-cell table:number-columns-repeated="16376"/>
        </table:table-row>
        <table:table-row table:style-name="ro2">
          <table:table-cell table:number-columns-repeated="3"/>
          <table:table-cell office:value-type="string" calcext:value-type="string">
            <text:p>0014/25, Likestillingsutvalget, 27.03.2025</text:p>
          </table:table-cell>
          <table:table-cell office:value-type="string" calcext:value-type="string">
            <text:p><text:s/>Saksprotokoll Utvalg: Likestillingsutvalget Arkivsaknr. 25-46 Saksbehandler Evariste Nshimiyimana Behandlet av Møtedato Saknr 1 Mangfolds- og integreringsutvalget 26.03.2025 12/25 2 Miljø-, idrett-, kultur- og 01.04.2025 37/25 samfunnsutviklingsutvalget 3 Likestillingsutvalget 27.03.2025 14/25 Fordeling av statlig tilskudd til integreringsarbeid i regi av frivillige organisasjoner 2025, IMDis midler Likestillingsutvalget har behandlet saken i møte 27.03.2025 sak 14/25 Møtebehandling Votering In</text:p>
          </table:table-cell>
          <table:table-cell office:value-type="string" calcext:value-type="string">
            <text:p><text:s/>Saksprotokoll Utvalg: Likestillingsutvalget Arkivsaknr. 25-46 Saksbehandler Evariste Nshimiyimana Behandlet av Møtedato Saknr 1 Mangfolds- og integreringsutvalget 26.03.2025 12/25 2 Miljø-, idrett-, kultur- og 01.04.2025 37/25 samfunnsutviklingsutvalget 3 Likestillingsutvalget 27.03.2025 14/25 Fordeling av statlig tilskudd til integreringsarbeid i regi av frivillige organisasjoner 2025, IMDis midler Likestillingsutvalget har behandlet saken i møte 27.03.2025 sak 14/25 Møtebehandling Votering Innstillinga ble enstemmig vedtatt med 4 stemmer. Likestillingsutvalgets vedtak 1. Tilskudd til å øke mangfold, deltakelse og fellesskap i lokalsamfunn og i det frivillige organisasjonslivet, blant annet å motvirke utenforskap, rasisme og diskriminering og bidra til tillit og tilhørighet, fordeles og vedtas slik det fremgår i tabell 1. 2. Tilskudd til å øke kunnskapen om det norske samfunnet og styrke kvalifisering for deltakelse i arbeid og utdanning blant annet ved å bidra til bedre norskferdigheter og digitale ferdigheter, fordeles og vedtas slik det fremgår i tabell 2. 3. Tilskudd til å forebygge negativ sosial kontroll, æresrelatert vold, kjønnslemlestelse og tvangsekteskap og styrke likestilling mellom kjønnene, fordeles og vedtas slik det fremgår i tabell 3. 4. Driftstilskudd til lokale innvandrerorganisasjoner fordeles og vedtas slik det fremgår i tabell 4 - inklusive styrking på 97 000 kr etter politisk vedtak, sak nr. 17/22. 1 </text:p>
          </table:table-cell>
          <table:table-cell office:value-type="float" office:value="5501" calcext:value-type="float">
            <text:p>5501</text:p>
          </table:table-cell>
          <table:table-cell office:value-type="string" calcext:value-type="string">
            <text:p>1649b487-ccb5-5e28-afe9-b8dce7fd1701</text:p>
          </table:table-cell>
          <table:table-cell table:number-columns-repeated="16376"/>
        </table:table-row>
        <table:table-row table:style-name="ro5">
          <table:table-cell table:number-columns-repeated="3"/>
          <table:table-cell office:value-type="string" calcext:value-type="string">
            <text:p>Saksprotokoll , 15052024, Sak 78/24, Synliggjøring av eldrerådet</text:p>
          </table:table-cell>
          <table:table-cell table:number-columns-repeated="2" office:value-type="string" calcext:value-type="string">
            <text:p>Synliggjøring av eldrerådet Eldrerådet behandlet saken i møtet 15.05.2024 sak 78/24 og fattet følgende vedtak: Arbeidet fortsetter med bakgrunn i samtalen i rådet. Eldrerådets behandling Birgitte Teglgaard Jørgensen fra bystyrets kontor informerte. </text:p>
          </table:table-cell>
          <table:table-cell office:value-type="float" office:value="4601" calcext:value-type="float">
            <text:p>4601</text:p>
          </table:table-cell>
          <table:table-cell office:value-type="string" calcext:value-type="string">
            <text:p>65c6c161-05cd-565f-969a-4f2e0d80a010</text:p>
          </table:table-cell>
          <table:table-cell table:number-columns-repeated="16376"/>
        </table:table-row>
        <table:table-row table:style-name="ro2">
          <table:table-cell table:number-columns-repeated="3"/>
          <table:table-cell office:value-type="string" calcext:value-type="string">
            <text:p>Høringssaker til forretningsutvalget 09.04.2024</text:p>
            <text:p/>
          </table:table-cell>
          <table:table-cell office:value-type="string" calcext:value-type="string">
            <text:p><text:s/>Forretningsutvalget Saksframstilling Vår referanse: 2023/257837-71 Saksbehandler: Anette Hatlemark Drabløs Høringssaker til forretningsutvalget 09.04.2024 Hva saken gjelder: Bystyrets kontor har mottatt følgende høringssaker: 1. Høring av forslag til forskrift om Digital gravferdsmelding og forskriftsendring om periodisering av festeinntekter 2. Høring - endringer i økonomiforskrift til privatskolelova ved innføring av ny tilskuddsmodell for private grunnskoler 3. Høring- endringer i prioriteri</text:p>
          </table:table-cell>
          <table:table-cell office:value-type="string" calcext:value-type="string">
            <text:p><text:s/>Forretningsutvalget Saksframstilling Vår referanse: 2023/257837-71 Saksbehandler: Anette Hatlemark Drabløs Høringssaker til forretningsutvalget 09.04.2024 Hva saken gjelder: Bystyrets kontor har mottatt følgende høringssaker: 1. Høring av forslag til forskrift om Digital gravferdsmelding og forskriftsendring om periodisering av festeinntekter 2. Høring - endringer i økonomiforskrift til privatskolelova ved innføring av ny tilskuddsmodell for private grunnskoler 3. Høring- endringer i prioriteringsforskriften mv. 4. Høring - Revisjon av Aktivitetshåndboken, kapittel om fysisk aktivitet ved diabetes type 2 5. Høring - Invitasjon til å gi høringsinnspill på nasjonale kostråd 6. Høring – forslag til nye statlige planretningslinjer for arealbruk og mobilitet 7. Høring - Fellesprosjektet Arna - Stanghelle (FAS) området Sørfjorden - søknad om tillatelse etter forurensingsloven for anleggsarbeid 8. Høring - Fellesprosjektet Arna - Stanghelle (FAS) området Vest - søknad om tillatelse etter forurensingsloven for anleggsarbeid Etter § 6 i fullmakter for byrådet gjelder følgende for høringsuttalelser: «Byrådet selv avgir høringsuttalelser på vegne av Bergen kommune. Høringsuttalelser i prinsipielle saker som samtidig innebærer politiske avveininger, skal avgis av bystyret. Høringsuttalelser avgitt av byrådet sendes uten ugrunnet opphold Bystyrets kontor til orientering.» I Reglement for Bergen bystyre og utvalgene 2023-2027 kap. 7.3.1 står det at: «Forretningsutvalget fordeler innkomne saker til bystyrets organer. Forretningsutvalget avgjør hvilke innkommende høringssaker som skal behandles i bystyrets organer og tar stilling til om de skal sluttbehandles i et bystyreutvalg eller bystyret». (Vedtatt av bystyret 18.10.2023, sak 368/23). 1 1. Høring av forslag til forskrift om Digital gravferdsmelding og forskriftsendring om periodisering av festeinntekter Barne- og familiedepartementet sendte 21.03.24 på høring forslag til forskrift om Digital gravferdsmelding. Digital gravferdsmelding skal testes og forskriften må ta til å gjelde. Hjemmel for forskriftsutkastet er gravplassloven §§ 25 og 26 om digital gravferdsmelding, behandlingsgrunnlag og deling av data. Forslaget til forskrift fyller ut gravplassloven §§ 25 og 26 slik at Digital gravferdsmelding kan tas i bruk i en første versjon. Gjeldende gravplasslov § 26 (senere § 4 30) gir hjemmel for å fylle ut resten av lovens regler. Senere versjoner av Digital gravferdsmelding vil kunne kreve endringer i forskriften. Bystyredirektøren vurderer at forslaget ikke er av prinsipiell karakter og vil innebære politiske avveininger. Det anbefales at byrådet avgir eventuelt høringssvar på vegne av Bergen kommune. Høringsfristen er 21.mai 2024. 2. Høring - endringer i økonomiforskrift til privatskolelova ved innføring av ny tilskuddsmodell for private grunnskoler Utdanningsdirektoratet sendte 22.03.24 forslag om endringer i økonomiforskrift til privatskolelova ved innføring av ny tilskuddsmodell for private grunnskoler på høring. Regjeringen la 22. mars 2024 frem Prop. 65 L (2023-2024) Endringer i privatskolelova (ny tilskuddsmodell for private grunnskoler). Forslagene i kapittel 4 i proposisjonen omhandler tilskuddsordningen for private grunnskoler. Forslag til ny tilskuddsmodell bygger på de samme prinsippene som i modellen som gjaldt fram til 2020. Tilskuddsgrunnlaget er uendret, og modellen gjenspeiler gjennomsnittlige utgifter til opplæring per elev i offentlig skole. Tilskuddsmodellen vil gi en høyere tilskuddssats for elever opp til et knekkpunkt, og en lavere sats for resterende elever. Ny tilskuddsmodell og beregningspraksis er foreslått å gjelde fra skoleåret 2024-25. For at skolene skal få en gradvis innfasing mot nytt tilskuddsnivå, er det foreslått at det skal innføres en overgangsordning. For private skoler som ligger langt unna nærmeste offentlige opplæringstilbud foreslås det at det innføres et søknadsbasert distriktstilskudd som skal fastsettes i forskrift. Bystyredirektøren vurderer at forslaget kan ha elementer av prinsipiell karakter og innebære politiske avveininger. På grunn av knapp høringsfrist anbefales det like fullt at byrådet avgir eventuelt høringssvar på vegne av Bergen kommune. Høringsfrist er 3. mai 2024. 3. Høring- endringer i prioriteringsforskriften mv. Helse- og omsorgsdepartementet sendte 15. mars 2024 endringer i enkelte forskrifter blant annet i prioriteringsforskriften og forskrift om ventelisteregistrering på høring. Lovendringer i pasient- og brukerrettighetsloven som gjelder reguleringen av pasientrettigheter knyttet til pasientforløp i spesialisthelsetjenesten, jf. Prop. 40 L 2 (2022- 2023), trer i kraft 1. juni 2024. Dette nødvendiggjør endringer i prioriteringsforskriften, forskrift om ventelisteregistrering, forskrift om stønad til helsetjenester mottatt i et annet EØS-land og forskrift om rett til helse- og omsorgstjenester til personer uten fast opphold i riket. Som følge av lovendringene er det nødvendig å erstatte henvisninger til gjeldende lovparagrafer med de nye lovbestemmelsene. Enkelte steder foreslås det også ny forskriftstekst med tilsvarende ordlyd som de nye lovbestemmelsene. Lovendringer om avvikling av godkjenningsordningen i fritt behandlingsvalg trådte i kraft 1. januar 2024, jf. Prop. 5 L (2022-2023). Ved en inkurie ble det ikke oppdaget at enkelte bestemmelser i prioriteringsforskriften og forskrift om fastlegeordning i kommunene om fritt behandlingsvalg også må endres til pasientens rett til valg av behandlingssted i spesialisthelsetjenesten. Disse endringsforslagene er nå foreslått i høringsnotat. Andre forslag til endringsforskrifter er enten språklige justeringer eller av ren teknisk karakter. Bystyredirektøren vurderer at forslaget ikke er av prinsipiell karakter og vil innebære politiske avveininger. Det anbefales at byrådet avgir eventuelt høringssvar på vegne av Bergen kommune. Høringsfrist er 26.april 2024. 4. Høring - Revisjon av Aktivitetshåndboken, kapittel om fysisk aktivitet ved diabetes type 2 Helsedirektoratet reviderer og digitaliserer Aktivitetshåndboken. Direktoratet sendte 25.03.2024 revisjonen på høring. Aktivitetshåndboken inneholder generelle anbefalinger for fysisk aktivitet, begrensning av tid i ro og anbefalinger for bruk av fysisk aktivitet i forebygging og behandling ved ca. 30 ulike tilstander og diagnoser. Aktivitetshåndboken retter seg mot helsepersonell, helsefagstudenter og andre som jobber med fysisk aktivitet. Den reviderte anbefalingen om fysisk aktivitet ved diabetes type 2 er basert på anbefaling med samme navn i nasjonal retningslinje for diabetes og vil erstatte denne. Anbefaling om fysisk aktivitet ved diabetes type 1 ble revidert i 2023. Direktoratet ønsker særlig tilbakemelding på: • Relevansen av innholdet for helsepersonell som behandler og veileder personer med • diabetes type 2 og tilbyr tilrettelagt fysisk aktivitet for denne målgruppen • Faglige innspill til anbefalingens ulike avsnitt, som angitt i tilbakemeldingsskjemaet • Om det er informasjon som savnes, er gjentagende eller uklar • Konkrete forbedringsforslag til teksten Bystyredirektøren vurderer at forslaget ikke er av prinsipiell karakter og vil innebære politiske avveininger. Det anbefales at byrådet avgir eventuelt høringssvar på vegne av Bergen kommune. Høringsfristen er 31. mai 2024 3 5. Høring - Invitasjon til å gi høringsinnspill på nasjonale kostråd Helsedirektoratet sendte 22.03.2024 nasjonale kostråd «Kostråd for god helse og gode liv» på høring. Nasjonale kostråd for god helse og gode liv har til hensikt å bidra til å fremme folkehelsen og forebygge utvikling av kroniske sykdommer. De nye kostrådene er basert på de nye nordiske ernæringsanbefalingene (NNR 2023). Bystyredirektøren vurderer at forslaget ikke er av prinsipiell karakter og vil innebære politiske avveininger. Det anbefales at byrådet avgir eventuelt høringssvar på vegne av Bergen kommune. Høringsfristen er 20.mai 2024. 6. Høring – forslag til nye statlige planretningslinjer for arealbruk og mobilitet Kommunal- og distriktsdepartementet har sendt på høring forslag til nye statlige planretningslinjer for arealbruk og mobilitet. Gjeldende statlige planretningslinjer for samordnet bolig-, areal- og transportplanlegging ble fastsatt ved kgl. res. av 26. september 2014, jf. plan- og bygningsloven av 27. juni 2008, § 6- 2. Hensikten med retningslinjene er å oppnå samordning av bolig-, areal- og transportplanleggingen og bidra til mer effektive planprosesser. I tillegg skal de bidra til et godt og produktivt samspill mellom kommuner, stat og utbyggere for å sikre god by- og stedsutvikling. Kommunal- og distriktsdepartementet (KDD) lyste høsten 2021 ut et konsulentoppdrag for å vurdere om de statlige planretningslinjene har virket i samsvar med mål og hensikt. Departementet ønsket også en gjennomgang av hvordan retningslinjene blir fulgt opp, og hva som er praksis. Kommunal- og distriktsdepartementet har nå utarbeidet forslag til nye statlige planretningslinjer for arealbruk og mobilitet. Disse skal erstatte dagens statlige planretningslinjer for samordnet bolig-, areal- og transportplanlegging. I høringsbrevet vises det i liten grad til hvilke endringer som er gjort, med unntak av at det vises til retningslinjene pkt. 3.5 om at bygging på myr bør unngås. Bystyredirektøren vurderer at forslaget er av prinsipiell karakter og vil innebære politiske avveininger. Det anbefales at bystyret avgir eventuelt høringssvar på vegne av Bergen kommune. Høringsfristen er 12. juni 2024. 7. Høring - Fellesprosjektet Arna - Stanghelle (FAS) området Sørfjorden - søknad om tillatelse etter forurensingsloven for anleggsarbeid Statsforvalteren har sendt på høring søknad fra Fellesprosjektet Arna - Stanghelle (FAS) om tillatelse etter forurensingsloven for anleggsarbeid i området Sørfjorden. De forberedende arbeidene gjelder etablering av de tre sjaktene for nedføring av overskuddsmasser til sjødeponi (Fossneset/Gamle Fossen, Langhelleneset og Naustvika) herunder undervannsprenging og rensing av tunnelvatn. Anleggsarbeidet for Fellesprosjektet Arna – Stanghelle (FAS) er delt inn i to hovedfaser: • Forberedende arbeid (oppstart 2024 – første halvår 2026) 4 • Hovedprosjekt (forventet avsluttet 2034) Bystyredirektøren vurderer at forslaget ikke er av prinsipiell karakter og vil innebære politiske avveininger. Det anbefales at byrådet avgir eventuelt høringssvar på vegne av Bergen kommune. Høringsfristen er 10.mai 2024. 8. Høring - Fellesprosjektet Arna - Stanghelle (FAS) området Vest - søknad om tillatelse etter forurensingsloven for anleggsarbeid Statsforvalteren har sendt på høring søknad fra Fellesprosjektet Arna - Stanghelle (FAS) om tillatelse etter forurensingsloven for anleggsarbeid i området Vest, som er fra Trengereid til og med Gaupås i Bergen kommune. De forberedende arbeidene gjelder etablering av riggområdet på Espeland nord med drift av knuseverk og mellomlager for bunnrenskmasser. Bystyredirektøren vurderer at forslaget ikke er av prinsipiell karakter og vil innebære politiske avveininger. Det anbefales at byrådet avgir eventuelt høringssvar på vegne av Bergen kommune. Høringsfristen er 10.mai 2024 Forslag til vedtak: 1. Byrådet avgir eventuelt høringssvar til «Høring av forslag til forskrift om Digital gravferdsmelding og forskriftsendring om periodisering av festeinntekter» på vegne av Bergen kommune 2. Byrådet avgir eventuelt høringssvar til «Høring - endringer i økonomiforskrift til privatskolelova ved innføring av ny tilskuddsmodell for private grunnskoler» på vegne av Bergen kommune. 3. Byrådet avgir eventuelt høringssvar til «Høring- endringer i prioriteringsforskriften mv.» på vegne av Bergen kommune. 4. Byrådet avgir eventuelt høringssvar til «Høring - Revisjon av Aktivitetshåndboken, kapittel om fysisk aktivitet ved diabetes type 2» på vegne av Bergen kommune. 5. Byrådet avgir eventuelt høringssvar til «Høring - Invitasjon til å gi høringsinnspill på nasjonale kostråd» på vegne av Bergen kommune. 6. Utvalg for miljø og byutvikling innstiller til bystyret som avgir høringssvar til «Høring – forslag til nye statlige planretningslinjer for arealbruk og mobilitet» på vegne av Bergen kommune. 7. Byrådet avgir eventuelt høringssvar til «Høring - Fellesprosjektet Arna - Stanghelle (FAS) området Sørfjorden - søknad om tillatelse etter forurensingsloven for anleggsarbeid på vegne av Bergen kommune. 8. Byrådet avgir eventuelt høringssvar til «Høring - Fellesprosjektet Arna - Stanghelle (FAS) området Vest - søknad om tillatelse etter forurensingsloven for anleggsarbeid» på vegne av Bergen kommune 5 Dato: 4. april 2024 Øivind Hauge Støle - Fagleder Anette H. Drabløs - Førstekonsulent Dokumentet er godkjent elektronisk. Vedlegg: Høringsbrev 6 </text:p>
          </table:table-cell>
          <table:table-cell office:value-type="float" office:value="4601" calcext:value-type="float">
            <text:p>4601</text:p>
          </table:table-cell>
          <table:table-cell office:value-type="string" calcext:value-type="string">
            <text:p>b1fc4fd7-11dd-5b9f-af85-6fe757706724</text:p>
          </table:table-cell>
          <table:table-cell table:number-columns-repeated="16376"/>
        </table:table-row>
        <table:table-row table:style-name="ro2">
          <table:table-cell table:number-columns-repeated="3"/>
          <table:table-cell office:value-type="string" calcext:value-type="string">
            <text:p>Innkalling ungdomsrådet 18.04.2024</text:p>
          </table:table-cell>
          <table:table-cell office:value-type="string" calcext:value-type="string">
            <text:p><text:s/>BERGEN KOMMUNE Bystyrets kontor Innkalling Ungdomsrådet Møtedato: 18.04.2024 kl. 14:00 Møtested: Bergen rådhus, Store Milde Innkalling Saker til behandling 44/24 2023/246034-26 Godkjenning av protokoll 45/24 2023/246032-5 Åpen halvtime 46/24 2024/11703-5 Byrådens halvtime - Eivind Nævdal-Bolstad (H) 47/24 2023/283884-53 Tiltaksliste for naturstrategien 48/24 2023/283884-47 Innbyggerforslag. Bibliotek i Bunnprisbygget på Slettebakken 49/24 2023/246006-39 Innspill til sak om ungdomskriminalitet -</text:p>
          </table:table-cell>
          <table:table-cell office:value-type="string" calcext:value-type="string">
            <text:p><text:s/>BERGEN KOMMUNE Bystyrets kontor Innkalling Ungdomsrådet Møtedato: 18.04.2024 kl. 14:00 Møtested: Bergen rådhus, Store Milde Innkalling Saker til behandling 44/24 2023/246034-26 Godkjenning av protokoll 45/24 2023/246032-5 Åpen halvtime 46/24 2024/11703-5 Byrådens halvtime - Eivind Nævdal-Bolstad (H) 47/24 2023/283884-53 Tiltaksliste for naturstrategien 48/24 2023/283884-47 Innbyggerforslag. Bibliotek i Bunnprisbygget på Slettebakken 49/24 2023/246006-39 Innspill til sak om ungdomskriminalitet - presentasjon og debatt 51/24 2023/283884-55 Handlingsplan for trafikksikkerhet 2024-2025. Kommunale veier 52/24 2023/283884-54 Langhaugen vgs. Sluttbehandling av reguleringsplan 53/24 2023/283884-48 Strategi for fastlegeordningen 54/24 2023/246007-7 Valg av representanter til deltakelse i ressursgrupper, prosjektgrupper o.l. 55/24 2024/00583-7 Innspill fra ungdomsrådets medlemmer 56/24 2023/246005-7 Eventuelt side 1 av 1 </text:p>
          </table:table-cell>
          <table:table-cell office:value-type="float" office:value="4601" calcext:value-type="float">
            <text:p>4601</text:p>
          </table:table-cell>
          <table:table-cell office:value-type="string" calcext:value-type="string">
            <text:p>b55546d3-d36b-5027-a0ce-44653bef5515</text:p>
          </table:table-cell>
          <table:table-cell table:number-columns-repeated="16376"/>
        </table:table-row>
        <table:table-row table:style-name="ro2">
          <table:table-cell table:number-columns-repeated="3"/>
          <table:table-cell office:value-type="string" calcext:value-type="string">
            <text:p>Innspill fra rådets medlemmer</text:p>
          </table:table-cell>
          <table:table-cell office:value-type="string" calcext:value-type="string">
            <text:p><text:s/>Eldrerådet Saksframstilling Vår referanse: 2023/280771-72 Saksbehandler: Ragnhild Hvoslef Krüger Innspill fra rådets medlemmer Hva saken gjelder: • I møte 23. september 2020, sak 89/20 ble det vedtatt å innføre en ordning med forberedte muntlige innlegg til hvert møte. Hvert rådsmedlem forbereder innspill til en relevant sak på kommende rådsmøte (to innspill på hvert møte). De ulike innspill med korte drøftinger i møtet kan gi grunnlag for eventuelle fremtidige rådssaker. • Eldrerådets medlemme</text:p>
          </table:table-cell>
          <table:table-cell office:value-type="string" calcext:value-type="string">
            <text:p><text:s/>Eldrerådet Saksframstilling Vår referanse: 2023/280771-72 Saksbehandler: Ragnhild Hvoslef Krüger Innspill fra rådets medlemmer Hva saken gjelder: • I møte 23. september 2020, sak 89/20 ble det vedtatt å innføre en ordning med forberedte muntlige innlegg til hvert møte. Hvert rådsmedlem forbereder innspill til en relevant sak på kommende rådsmøte (to innspill på hvert møte). De ulike innspill med korte drøftinger i møtet kan gi grunnlag for eventuelle fremtidige rådssaker. • Eldrerådets medlemmer deltar i ulike brukerråd og arbeidsgrupper. I denne saken legges det opp til at den enkelte kan gi rådet tilbakemeldinger om dette arbeidet. Forslag til vedtak: Informasjonen og samtalen i rådet tas til orientering Dato: 20. november 2024 Nils Mæhle - leder Ragnhild Hvoslef Krüger - seniorrådgiver Dokumentet er godkjent elektronisk. 1 </text:p>
          </table:table-cell>
          <table:table-cell office:value-type="float" office:value="4601" calcext:value-type="float">
            <text:p>4601</text:p>
          </table:table-cell>
          <table:table-cell office:value-type="string" calcext:value-type="string">
            <text:p>56498cb4-b78d-50c4-9b62-b11347091c76</text:p>
          </table:table-cell>
          <table:table-cell table:number-columns-repeated="16376"/>
        </table:table-row>
        <table:table-row table:style-name="ro2">
          <table:table-cell table:number-columns-repeated="3"/>
          <table:table-cell office:value-type="string" calcext:value-type="string">
            <text:p>Saksprotokoll UMBY, 25062024, Sak 239/24, Eventuelt UMBY 25.06.2024</text:p>
          </table:table-cell>
          <table:table-cell office:value-type="string" calcext:value-type="string">
            <text:p>Eventuelt UMBY 25.06.2024 Utvalg for miljø og byutvikling behandlet saken i møtet 25.06.2024 sak 239/24 og fattet følgende vedtak: Katrine Berg Nødtvedt (MDG) fremmet på vegne av A, SV, MDG, V og R følgende krav om gjennomføring av høring: Byrådet vedtok i sak 1074/24 å instruere kommuneadvokaten til å frafalle påstevnet skjønn til fastsettelse av erstatning, for byrådets vedtak om ekspropriasjon til gjennomføring av Nesttun elvepark. Dette til tross for at bystyret hadde fattet beslutninger om </text:p>
          </table:table-cell>
          <table:table-cell office:value-type="string" calcext:value-type="string">
            <text:p>Eventuelt UMBY 25.06.2024 Utvalg for miljø og byutvikling behandlet saken i møtet 25.06.2024 sak 239/24 og fattet følgende vedtak: Katrine Berg Nødtvedt (MDG) fremmet på vegne av A, SV, MDG, V og R følgende krav om gjennomføring av høring: Byrådet vedtok i sak 1074/24 å instruere kommuneadvokaten til å frafalle påstevnet skjønn til fastsettelse av erstatning, for byrådets vedtak om ekspropriasjon til gjennomføring av Nesttun elvepark. Dette til tross for at bystyret hadde fattet beslutninger om at elveparken skulle etableres, blant annet med vedtak i handlings- og økonomiplan. Utvalg for miljø og byutvikling ønsker derfor høring om saken, der momenter knyttet til fullmakter, oppfyllelse av gjeldende rekkefølgekrav og eventuelle konsekvenser for flomsikring blir belyst. Detaljert program og planer for gjennomføring av høringen besluttes av utvalget. Opplegg og program forberedes av en arbeidsgruppe bestående av AU og en representant for hvert av de øvrige partiene i utvalget. Votering: Krav fra A, SV, MDG, V og R, fremsatt av Katrine Berg Nødtvedt (MDG) fikk 6 stemmer (A, SV, MDG, V, R) og høring skal dermed gjennomføres – jf. Reglement for Bergen bystyre og utvalgene 2023-2027, punkt 4.8 som sier at et mindretall på minst en tredjedel av utvalgenes medlemmer kan kreve å arrangere høring. </text:p>
          </table:table-cell>
          <table:table-cell office:value-type="float" office:value="4601" calcext:value-type="float">
            <text:p>4601</text:p>
          </table:table-cell>
          <table:table-cell office:value-type="string" calcext:value-type="string">
            <text:p>70b0ba46-887d-5ea9-a37b-f80d087296f1</text:p>
          </table:table-cell>
          <table:table-cell table:number-columns-repeated="16376"/>
        </table:table-row>
        <table:table-row table:style-name="ro2">
          <table:table-cell table:number-columns-repeated="3"/>
          <table:table-cell office:value-type="string" calcext:value-type="string">
            <text:p>Høring av forslag til endringer i reglene om taushetsplikt i helsepersonelloven og pasientjournalloven mv.</text:p>
          </table:table-cell>
          <table:table-cell office:value-type="string" calcext:value-type="string">
            <text:p><text:s/>Eldrerådet/Kommunalt råd for personer med funksjonsnedsettelse Saksframstilling Vår referanse: 2023/283884-174 Saksbehandler: Ragnhild Hvoslef Krüger Høring av forslag til endringer i reglene om taushetsplikt i helsepersonelloven og pasientjournalloven mv. Hva saken gjelder: Helse- og omsorgsdepartementet har sendt på høring forslag til endringer i reglene om taushetsplikt i helsepersonelloven og pasientjournalloven. Endringene skal sørge for at regelverket er bedre egnet til å gjøre helseopply</text:p>
          </table:table-cell>
          <table:table-cell office:value-type="string" calcext:value-type="string">
            <text:p><text:s/>Eldrerådet/Kommunalt råd for personer med funksjonsnedsettelse Saksframstilling Vår referanse: 2023/283884-174 Saksbehandler: Ragnhild Hvoslef Krüger Høring av forslag til endringer i reglene om taushetsplikt i helsepersonelloven og pasientjournalloven mv. Hva saken gjelder: Helse- og omsorgsdepartementet har sendt på høring forslag til endringer i reglene om taushetsplikt i helsepersonelloven og pasientjournalloven. Endringene skal sørge for at regelverket er bedre egnet til å gjøre helseopplysninger tilgjengelig for behandling av pasientene (informasjonsdeling) og mer digitaliseringsvennlig. Dette mener departementet vil bidra til bedre pasientsikkerhet. Endringene skal også gjøre regelverket lettere å forstå og bruke. Høringsdokumentene ligger her: Høring - forslag til endringer i reglene om taushetsplikt i helsepersonelloven og pasientjournalloven mv. - regjeringen.no Bergen kommune har mottatt høringen, men det er ennå ikke avgjort om kommunen leverer høringsuttalelse eller hvordan den eventuelt gjør det. Rådene kan velge å komme med høringsinnspill, som enten vil bli sendt til den enheten som skriver kommunens høringsuttalelse, eller direkte til departementet. Forslag til vedtak: Høring av forslag til endringer i reglene om taushetsplikt i helsepersonelloven og pasientjournalloven tas til orientering Dato: 26. september 2024 Ragnhild Hvoslef Krüger - seniorrådgiver Dokumentet er godkjent elektronisk. 1 </text:p>
          </table:table-cell>
          <table:table-cell office:value-type="float" office:value="4601" calcext:value-type="float">
            <text:p>4601</text:p>
          </table:table-cell>
          <table:table-cell office:value-type="string" calcext:value-type="string">
            <text:p>43f1dcdd-4083-5c34-998d-600cb9de5241</text:p>
          </table:table-cell>
          <table:table-cell table:number-columns-repeated="16376"/>
        </table:table-row>
        <table:table-row table:style-name="ro2">
          <table:table-cell table:number-columns-repeated="3"/>
          <table:table-cell office:value-type="string" calcext:value-type="string">
            <text:p>0073/24, Formannskapet, 14.05.2024</text:p>
          </table:table-cell>
          <table:table-cell table:number-columns-repeated="2" office:value-type="string" calcext:value-type="string">
            <text:p><text:s/>Saksprotokoll Utvalg: Formannskapet Arkivsaknr. 24/00170 Saksbehandler Line Vatne Behandlet av Møtedato Saknr 1 Formannskapet 14.05.2024 73/24 2 Kommunestyret 22.05.2024 78/24 Valg av meddommere til Hålogaland lagmannsrett Formannskapet har behandlet saken i møte 14.05.2024 sak 73/24 Møtebehandling Votering Innstillingen ble enstemmig vedtatt. Strandli (Sp) var ikke til stede under votering. Formannskapets vedtak Det velges meddommere til Hålogaland lagmannsrett jf. oversikten i vedlegg 1. 1 </text:p>
          </table:table-cell>
          <table:table-cell office:value-type="float" office:value="5501" calcext:value-type="float">
            <text:p>5501</text:p>
          </table:table-cell>
          <table:table-cell office:value-type="string" calcext:value-type="string">
            <text:p>23ab6e4d-f6cf-576e-9104-a01f0a8b3bcc</text:p>
          </table:table-cell>
          <table:table-cell table:number-columns-repeated="16376"/>
        </table:table-row>
        <table:table-row table:style-name="ro2">
          <table:table-cell table:number-columns-repeated="3"/>
          <table:table-cell office:value-type="string" calcext:value-type="string">
            <text:p>Saksprotokoll KU, 20052025, Sak 49/25, Orientering om status for skogsbilveier og byrådets oppfølging av høringen om skogsbilveier</text:p>
          </table:table-cell>
          <table:table-cell office:value-type="string" calcext:value-type="string">
            <text:p>Orientering om status for skogsbilveier og byrådets oppfølging av høringen om skogsbilveier Kontrollutvalget behandlet saken i møtet 20.05.2025 sak 49/25 og traff følgende vedtak: 1. Kontrollutvalget tar presentasjonene fra byråd for næring, kultur og idrett og byråd for byutvikling, om status for skogsbilveier og byrådets oppfølging av høringen om skogsbilveier, til orientering. 2. Kontrollutvalget noterer seg opplysningene i saken i forbindelse med sin løpende risiko- og vesentlighetsvurdering</text:p>
          </table:table-cell>
          <table:table-cell office:value-type="string" calcext:value-type="string">
            <text:p>Orientering om status for skogsbilveier og byrådets oppfølging av høringen om skogsbilveier Kontrollutvalget behandlet saken i møtet 20.05.2025 sak 49/25 og traff følgende vedtak: 1. Kontrollutvalget tar presentasjonene fra byråd for næring, kultur og idrett og byråd for byutvikling, om status for skogsbilveier og byrådets oppfølging av høringen om skogsbilveier, til orientering. 2. Kontrollutvalget noterer seg opplysningene i saken i forbindelse med sin løpende risiko- og vesentlighetsvurdering og kommende rullering av plan for forvaltningsrevisjon 2024 - 2028. 3. Kontrollutvalget ber om at ledelse og sekretariat følger med på den videre saksgangen, og eventuelt fremmer en ny sak for utvalget. Kontrollutvalgets behandling Byråd for næring, Reidar Digranes, holdt en orientering hvor han oppsummerte saken om status for skogsbilveier, tilleggsnotat om Smogakampveien og gav et kort sammendrag av påtalemyndighetens avgjørelse i de anmeldte sakene. Han svarte også på spørsmål. 10. min. pause i møtet. Byråd for byutvikling, Eivind Nævdal-Bolstad, holdt en presentasjon om ansvaret som byrådsavdelingen og plan- og bygningsetaten har for saker om skogsbilveger, og svarte på spørsmål. Følgende representanter tok ordet: Per-Arne Larsen Hanne Indrehus Votering: Forslaget til vedtak ble vedtatt enstemmig. Forslag til vedtak: Forslaget til vedtak og kontrollutvalgets vedtak er likelydende. </text:p>
          </table:table-cell>
          <table:table-cell office:value-type="float" office:value="4601" calcext:value-type="float">
            <text:p>4601</text:p>
          </table:table-cell>
          <table:table-cell office:value-type="string" calcext:value-type="string">
            <text:p>6b77332d-c9f1-5622-a9f4-396dfef6f505</text:p>
          </table:table-cell>
          <table:table-cell table:number-columns-repeated="16376"/>
        </table:table-row>
        <table:table-row table:style-name="ro2">
          <table:table-cell table:number-columns-repeated="3"/>
          <table:table-cell office:value-type="string" calcext:value-type="string">
            <text:p>Orientering til kommunestyret om endelige vedtak i hovedutvalg og rådgivende organ i mars og april 2025</text:p>
          </table:table-cell>
          <table:table-cell office:value-type="string" calcext:value-type="string">
            <text:p>Arkivsaksnr. 25/06038-1 Saksbehandler Line Vatne Saksgang Møtedato Kommunestyret 23.04.2025 36/25 Orientering til kommunestyret om endelige vedtak i hovedutvalg og rådgivende organ i mars og april 2025 Kommunedirektørens innstilling til vedtak: Redegjørelse om endelige vedtak fattet i hovedutvalg og rådgivende organer i mars og april 2025 tas til orientering. Stig Tore Johnsen Mari Enoksen Hult Kommunedirektør Direktør for organisasjon 1 Hva saken gjelder Orientering til kommunestyret om endelig</text:p>
          </table:table-cell>
          <table:table-cell office:value-type="string" calcext:value-type="string">
            <text:p>Arkivsaksnr. 25/06038-1 Saksbehandler Line Vatne Saksgang Møtedato Kommunestyret 23.04.2025 36/25 Orientering til kommunestyret om endelige vedtak i hovedutvalg og rådgivende organ i mars og april 2025 Kommunedirektørens innstilling til vedtak: Redegjørelse om endelige vedtak fattet i hovedutvalg og rådgivende organer i mars og april 2025 tas til orientering. Stig Tore Johnsen Mari Enoksen Hult Kommunedirektør Direktør for organisasjon 1 Hva saken gjelder Orientering til kommunestyret om endelige vedtak fattet i hovedutvalg og rådgivende organer i mars og april 2025. Saksutredning Reglement for hovedutvalgene, pkt. 2 fastsetter at kommunestyret skal orienteres om saker som endelig behandles av hovedutvalgene: «Hovedutvalgene har avgjørelsesmyndighet i saker som gjelder deres ansvarsområder, begrenset av de rammer og retningslinjer som er vedtatt av kommunestyret. Saker som har vært til endelig behandling i hovedutvalgene skal sendes samlet til kommunestyret som orienteringssak.» I kommunestyrets sak 66/22 ble det i tillegg fattet følgende vedtak: «Kommunestyret ber om at saker som ikkje går til kommunestyret og som er behandla i andre utval som integreringsutvalet eller studentutvalet også blir tatt med i denne rapporteringa.» I denne saken orienteres kommunestyret om endelige vedtak fattet i hovedutvalgene og de rådgivende organer i mars og april 2025. Helse- og velferdsutvalget 2. april 2025 Helse- og velferdsutvalgets møte 02.04.2025 ble avlyst. Kommune- og byutviklingsutvalget 3. april 2025 I kommune- og byutviklingsutvalgets møte 03.04.2025 ble tre saker endelig avgjort. Sak 18/25 Søknad om endring av akvakulturtillatelse, lokalitet 35838 Vengsøy Kommune- og byutviklingsutvalgets vedtak: Nord fiskerlag legger frem vektige potensielle konsekvenser i høringsuttalelsen, som må legges vekt på i saksbehandlingen. Tromsø kommune anbefaler nærmere vurderinger av tiltakets miljømessige konsekvenser. Tromsø kommune forventer at det til enhver tid benyttes beste miljømessige løsning for å hindre utslipp, lus og rømming, jf. vedtak i kommunestyrets sak 34/19. Sak 19/25 Søknad om endring av akvakulturtillatelse, lokalitet 30877 Sessøya Kommune- og byutviklingsutvalgets vedtak: Tiltaket anses å være i tråd med gjeldende arealplan, jf. PLAN-0143 Kystsoneplan for Tromsøregionen. Tromsø kommune forventer at det til enhver tid benyttes beste miljømessige løsning for å hindre utslipp, lus og rømming, jf. vedtak i kommunestyrets sak 34/19. 2 Sak 21/25 Gnr/bnr 200/1, 200/666 og 200/676 i Samuel Arnesens gate - klage over vedtak om midlertidig forbud mot tiltak Kommune- og byutviklingsutvalgets vedtak: Klagen tas ikke til følge og oversendes til Statsforvalteren i Troms og Finnmark. Sakene som ble behandlet i kommune- og byutviklingsutvalget 3. april kan leses her: Innsyn - møtekalender Miljø-, idrett-, kultur- og samfunnsutviklingsutvalget 1. april 2025 I miljø-, idrett-, kultur- og samfunnsutviklingsutvalgets møte 01.04.2025 ble tre saker endelig avgjort. Sak 31/25 Høringssvar - Vern av stillehavssilden i indre Balsfjorden Miljø-, idrett-, kultur- og samfunnsutviklingsutvalgets vedtak: Tromsø kommune stiller seg positiv til foreslått tiltak, et forbud mot notfiske (fiske med snurpenot og landnot) i indre Balsfjorden, for å verne om den sterkt truede stillehavssilden. Sak 32/25 Oppnevning av nye styremedlemmer fra Tromsø kommune i Perspektivet museum Miljø-, idrett-, kultur- og samfunnsutviklingsutvalgets vedtak: Styret i Perspektivet museum velges til: Medlemmer: 1. Rebekka Brox Liabø 2. Morten Skandfer 3. Sara Holte Jaklin 4. Manar Kajaali 5. Kjeld Nash Personlige varamedlemmer: 1. Emil Karlsen 2. Elena Rushfeldt 3. Carl Axel Reibo Gundersen 4. Eva Svanebom 5. Rune Larsen Styret konstituerer seg selv ifølge museets vedtekter. Sak 37/25 Fordeling av statlig tilskudd til integreringsarbeid i regi av frivillige organisasjoner 2025, IMDis midler Miljø-, idrett-, kultur- og samfunnsutviklingsutvalgets vedtak: 1. Tilskudd til å øke mangfold, deltakelse og fellesskap i lokalsamfunn og i det frivillige organisasjonslivet, blant annet å motvirke utenforskap, rasisme og diskriminering og bidra til tillit og tilhørighet, fordeles og vedtas slik det fremgår i tabell 1. 3 2. Tilskudd til å øke kunnskapen om det norske samfunnet og styrke kvalifisering for deltakelse i arbeid og utdanning blant annet ved å bidra til bedre norskferdigheter og digitale ferdigheter, fordeles og vedtas slik det fremgår i tabell 2. 3. Tilskudd til å forebygge negativ sosial kontroll, æresrelatert vold, kjønnslemlestelse og tvangsekteskap og styrke likestilling mellom kjønnene, fordeles og vedtas slik det fremgår i tabell 3. 4. Driftstilskudd til lokale innvandrerorganisasjoner fordeles og vedtas slik det fremgår i tabell 4 - inklusive styrking på 97 000 kr etter politisk vedtak, sak nr. 17/22. 5. Utvalget ønsker ha få bedre kunnskapsgrunnlag for vurdering av imdi-søknadene ved følgende år ved å få innsyn i rapportene til organisasjonene som er tildelt penger Sakene som ble behandlet i miljø-, idrett-, kultur- og samfunnsutviklingsutvalgets møte 1. april kan leses her: Innsyn - møtekalender Oppvekst- og utdanningsutvalget 4. april 2025 I oppvekst- og utdanningsutvalgets møte 04.04.2025 ble det en sak endelig avgjort. Sak 17/25 Ny prinsippsak for skolestruktur i Tromsø kommune Oppvekst- og utdanningsutvalgets vedtak: Med bakgrunn i saka om skolestruktur er trekt tilbake av administrasjonen ber utvalet om: a. At prinsippsaka om skolestruktur kjem opp på nytt. Ei ny prinsippsak må ta opp i seg den kunnskapen og innspela som er komen i folkemøta og i høyringa. Saka må ta utgangspunkt i kva som skal til for å sikre nok lærarar, eit likeverdig skoletilbod og skolane si betydning for lokalsamfunna. I arbeidet med prinsippsaka må forskningsmiljø, dei tilsattes organisasjonar og lokalsamfunnsorganisasjonane involverast. Det må legges vekt på at det skal vere mangfoldskompetanse i dette arbeidet. b. At gjeve den prekære situasjonen på Prestvannet skole, ber utvalet om ei eiga sak om eventuell flytting av samiskklassane til Workinmarka og oppbygging av eit samisk oppvekstsenter der Sakene som ble behandlet i oppvekst- og utdanningsutvalget 4. april kan leses her: Innsyn - møtekalender Eldrerådet 27. mars 2025 I eldrerådets møte 27.03.2025 ble det fattet to endelige vedtak. Sak 15/25 Årsmelding for Tromsø eldreråd 2024 Eldrerådets vedtak: Eldrerådets årsmelding vedtas og sendes til kommunestyre. 4 Med følgende endringer: Innledning Nytt forslag s. 1 Eldrerådet har i 2024 hatt fokus på følgende områder og ber om at disse blir fulgt opp av kommunestyret: • Aldersvennlig samfunn må på dagsorden • Eldrerådet må i større grad enn i dag bli involvert i saker som angår den eldre del av befolkningen • Eldrerådet vil være representert i utvalg som utreder saker av relevans for eldre i Tromsø • Etterslepet på sykehjemsplasser og omsorgsboliger • Eldre med spesielle utfordringer, som rus • Bemanningskrisa i helse og omsorg • Dårlig kommuneøkonomi må ikke svekke eldreomsorgen Overskrift til dagens innledning blir Kommuneloven. Behandlede saker Tas inn etter ... bestrebe seg på å forbedre. Hovedpunktene i evalueringen er som følger - Eldrerådet forventer at Tromsø kommune snarest tilslutter seg Helsedirektoratets arbeid med et aldersvennlig samfunn, i tråd med vedtak i Eldrerådet i forrige periode. - Eldrerådet ber om at det fremmes en sak til politisk behandling om medvirkning for og av eldre. Eldre må inngå i forarbeidet. - Eldrerådet foreslår at det etableres en ny rutine i kommunens saksbehandling, der alle saker som skal til politisk behandling underlegges en vurdering av relevansen i forhold til Aldersvennlig samfunn. - Eldrerådet må i langt større grad enn i dag bli involvert i politiske saker som er relevante for eldre i vår kommune. - Eldrerådet vil involvere seg i politiske saker som er relevante for eldre i kommunen, blant annet ved å be om taletid i kommunestyret når saker som vi har uttalt oss om, blir behandlet. - I saksframlegg som angår samfunnsutvikling, arealutnyttelse, boligbygging m.m. må det gjøres egne vurderinger av tiltakenes aldersvennlighet. - Eldrerådet ønsker å bli representert i relevante komiteer og utvalg. - Eldrerådet vil en gang i halvåret avholde møte på en eldreinstitusjon der beboere og ansatte inviteres. - Eldrerådet vil en gang per år inviterte til folkemøte om eldrepolitikk i Tromsø kommune. - Eldrerådet vil be om fast spalteplass på Tromsø kommunes hjemmesider - For å sikre en bred, åpen og tilgjengelig medvirkning i alle saker som gjelder eldre i vår kommune, vil Eldrerådet invitere inn grupper og organisasjoner som kan opplyse og informere om behovene og utfordringene mange eldre har i sin hverdag - Eldrerådet vil ta en mer åpen rolle som medvirker ved å informere innbyggerne om vårt arbeid, blant annet gjennom avisinnlegg eller ved omtale i media. - Eldrerådet vil utvikle en arbeidsform der vi fungerer mer som team. Vi vil også fordele arbeidsoppgaver og ansvar for oppfølging av saker oss imellom. - Eldrerådet vil etablere rutiner for halvårlig rapportering av rådets vedtak. Eldrerådet har behandlet handlingsplan mot selvmord, handlingsplan for kjønns- og seksualmangfold og temaplan mot rasisme. Ellers har Eldrerådet bedt om løpende orienteringer om utskrivningsklare pasienter, planer for Kroken sykehjem, Seminaret 5. etg., Sydspissen og rekrutteringssituasjonen i helse og omsorg. 5 Eldrerådet ønsker i enda større grad enn i dag å være en ressurs for Tromsø kommune i alle spørsmål som har relevans for den eldre del av befolkningen. Aldersvennlig samfunn omhandler alle deler av samfunnsutviklingen – ikke bare den delen som har med helse og omsorg å gjøre. De aller fleste gamle er friske og lever aktive liv. Forebygging og helsefremming er viktige elementer i tanken bak Aldersvennlig samfunn. Det er mye man kan gjøre for å motvirke ekskludering, ensomhet og inaktivitet. Men det krever en samordnet innsats. Derfor ønsker vi å påta oss en mer utadrettet rolle med kontakt med den eldre del av befolkningen. Setningen Trygghetsboliger osv. strykes. Eldrerådet har imidlertid også i 2024 erfart at viktige saker som angår eldre i kommunen ikke blir synliggjort. Eldrerådet opplever ikke at våre merknader, uttalelser og vedtak følger sakene eller blir fulgt opp før avgjørelse er tatt i de ulike beslutningsorganene. ...ble oppnevnt av kommunestyret i møte 11.10.2023, sak 122/23, og hadde konstituerende møte 24.oktober 2023... Eldrerådet har behandlet handlingsplan mot selvmord, handlingsplan for kjønns- og seksualmangfold og temaplan mot rasisme. Ellers har Eldrerådet bedt om løpende orienteringer om utskrivningsklare pasienter, planer for Kroken sykehjem, Seminaret 5.etg., Sydspissen og rekrutteringssituasjonen i helse og omsorg. s. 4 Oppsummering En gjennomgang av saker fra siste år viser at noen vedtak kanskje ikke er presise nok. Både en klarere adressering og ønske om tilbakemelding kan bidra til at eldrerådet ikke føler seg oversett. Avsnitt oppsummering s.4 Eldrerådet ønsker i enda større grad enn i dag å være en ressurs for Tromsø kommune i alle spørsmål som har relevans for den eldre del av befolkningen. Aldersvennlig samfunn omhandler alle deler av samfunnsutviklingen – ikke bare den delen som har med helse og omsorg å gjøre. De aller fleste gamle er friske og lever aktive liv. Forebygging og helsefremming er viktige elementer i tanken bak Aldersvennlig samfunn. Det er mye man kan gjøre for å motvirke ekskludering, ensomhet og inaktivitet. Men det krever en samordnet innsats. Derfor ønsker vi å påta oss en mer utadrettet rolle med kontakt med den eldre del av befolkningen Sak 16/25 Budsjett 2026 - Eldrerådet Eldrerådets vedtak: 1. Budsjettramme for eldrerådsarbeidet for 2026 vedtas med netto driftsutgifter på til sammen.... 2. Eldrerådets forslag til budsjettramme bes innarbeidet i og skal følge formannskapets samlede budsjettinnstilling til kommunestyret 3. Eldrerådet foreslår at tilskuddet til eldredagen, som har stått uendret siden 2009, oppjusteres til kr. 100.000.- Sakene som ble behandlet i eldrerådet 27. mars kan leses her: Innsyn - møtekalender Kommunalt råd for mennesker med nedsatt funksjonsevne 28. mars 2025 6 I kommunalt råd for mennesker med nedsatt funksjonsevne sitt møte 28.03.2025 ble fire saker endelig vedtatt. Sak 21/25 Universelt utformet nærskole Kommunalt råd for mennesker med nedsatt funksjonsevnes vedtak: Rådet ber kommunestyret om å få gjennomført en kartlegging av tilgjengeligheten ved skolene i kommunen og sette opp tiltak for å forbedre tilgjengeligheten. Rådet ber også om informasjon om antall elever med funksjonsnedsettelser som ikke går på sin nærskole i barneskolen og ungdomsskolen, samt årsaken til dette – om det er manglende universell utforming, manglende spesialpedagogisk kompetanse eller andre årsaker Sak 22/25 Tilgjengelighet for mennesker med nedsatt funksjonsevne ved større arrangement som medfører stenging av ve Kommunalt råd for mennesker med nedsatt funksjonsevnes vedtak: Rådet setter pris på arrangementskoordinatoren, som har et bevisst fokus på at arrangementer skal være tilgjengelige for forflytningshemmede, og som legger til rette for samarbeid på tvers av alle involverte parter, samt for forståelsen av videre tilrettelegging for HC-parkering og alternative parkeringsplasser. Rådet oppfordrer til å fortsette den gode dialogen og samarbeidet med interesseorganisasjoner i planfasen av større arrangementer. Rådet ber ordfører, formannskapet, MIKS-utvalget og avdelingsleder bymiljø om å sørge for at forflytningshemmede ikke blir diskriminert ved gjennomføring av arrangementer. Kommunen kan blant annet oppfylle sin plikt til ikke-diskriminering gjennom sin myndighet til å godkjenne arbeidsvarslingsplaner, samt gjennom arbeidet til kommunens arrangementskoordinator. Vi ønsker også å gjøre oppmerksom på at gågata får to ledelinjer, og at det er viktig å sikre at bevertning, kunst og arrangementer ikke plasseres slik at de blokkerer ledelinjene eller de naturlige ferdselsområdene. Sak 23/25 Nye boliger utilgjengelige for rullestolbrukere og de med gangvansker Kommunalt råd for mennesker med nedsatt funksjonsevnes vedtak: Følgende uttalelse skal sendes ordfører, formannskapet, eldrerådet, likestillingsutvalget og fylkeskommunalt råd for mennesker med funksjonsnedsettelser: Nyere boligarealer er i flere tilfeller ikke tilgjengelige for forflytningshemmede. Dette fører til isolasjon og store begrensninger for den enkelte – sosialt, arbeidsmessig og helsemessig. Ved utarbeidelse av reguleringsplaner må hovedfokuset ligge på tilgjengelighet for personer med nedsatt funksjonsevne og forflytningshemming. Det må stilles tydelige krav om god tilgjengelighet helt fram til boligene – både for privatbil, drosje, tilrettelagt transport (TT) og hjemmetjenester. Dør-til-dør-transport er essensielt for å ivareta retten til selvbestemmelse og deltakelse. 7 Skal målet om at flere skal kunne bo hjemme lenger være reelt, må tilgjengelighet være en grunnleggende premiss i all bolig- og områdeplanlegging Sak 24/25 Universell utforming og tilgjengelighet i valglokaler Kommunalt råd for mennesker med nedsatt funksjonsevnes vedtak: Uttalelsen skal sendes valgstyret og stab for organisasjon ved direktør Mari Hult Enoksen: Rådet berømmer arbeidet som politisk sekretariat har gjort for å sikre universell utforming i valglokaler, ikke minst at valglokaler oppsøkes fysisk. Dette mener rådet er helt nødvendig når man skal vurdere tilgjengeligheten for personer med funksjonsnedsettelser. Rådet ber stab for organisasjon om å sikre at valget gjennomføres i tråd med kravene til universell utforming, slik valgloven og forskriften nå krever. Det er avgjørende for demokratiet at alle, uavhengig av funksjonsevne, kan delta på like vilkår. Rådet ber derfor kommunen sørge for at følgende punkter er på plass ved årets stortingsvalg: • HC-parkering i umiddelbar nærhet til inngangen, helst innen 20 meter. Valgfunksjonærer bør påse at plassene ikke okkuperes av uvedkommende. • HC-toalett i bygget må være åpent og tilgjengelig for velgere. • Eventuelle heiser i bygget må være ulåst – dette må dobbeltsjekkes i forkant. • Velgere som har med egen assistent skal få benytte denne, med svært høy terskel for å nekte det. Rådet oppfordrer valgstyret og administrasjonen til å samarbeide med rådet i planleggingen for å sikre likeverdig deltakelse for alle. Sakene som ble behandlet i kommunalt råd for mennesker med nedsatt funksjonsevne 28. mars kan leses her: Innsyn - møtekalender Mangfolds- og integreringsutvalget 26. mars 2025 I mangfolds- og integreringsutvalgets møte 26.03.2025 ble en sak endelig avgjort. Sak 13/25 Arbeidsprogram for mangfolds- og integreringsutvalget 2025 - forslag fra arbeidsutvalget Mangfolds- og integreringsutvalgets vedtak: Forslaget til arbeidsprogram for mangfolds- og integreringsutvalget i 2025 vedtas med de innspillene som fremkom under dagens møte. Vedtaket i sin helhet er vedlagt protokollen fra møtet Sakene som ble behandlet i mangfolds- og integreringsutvalget 26. mars kan leses her: Innsyn - møtekalender 8 Vedtakskompetanse Kommunestyret. Vedlegg Mangfolds- og integreringsutvalget sak 13-25 - Alternativforslag 9 </text:p>
          </table:table-cell>
          <table:table-cell office:value-type="float" office:value="5501" calcext:value-type="float">
            <text:p>5501</text:p>
          </table:table-cell>
          <table:table-cell office:value-type="string" calcext:value-type="string">
            <text:p>177bf528-fde9-57f8-a2d1-e5a56138d521</text:p>
          </table:table-cell>
          <table:table-cell table:number-columns-repeated="16376"/>
        </table:table-row>
        <table:table-row table:style-name="ro2">
          <table:table-cell table:number-columns-repeated="3"/>
          <table:table-cell office:value-type="string" calcext:value-type="string">
            <text:p>0077/24, Kommunestyret, 22.05.2024</text:p>
          </table:table-cell>
          <table:table-cell table:number-columns-repeated="2" office:value-type="string" calcext:value-type="string">
            <text:p><text:s/>Saksprotokoll Utvalg: Kommunestyret Arkivsaknr. 24/00170 Saksbehandler Line Vatne Behandlet av Møtedato Saknr 1 Formannskapet 14.05.2024 75/24 2 Kommunestyret 22.05.2024 77/24 Valg av meddommere til Nord-Troms jordskifterett Kommunestyret har behandlet saken i møte 22.05.2024 sak 77/24 Møtebehandling Votering Innstilling enstemmig vedtatt Kommunestyrets vedtak Det velges meddommere til Nord-Troms jordskifterett jf. oversikten i vedlegg 1. 1 </text:p>
          </table:table-cell>
          <table:table-cell office:value-type="float" office:value="5501" calcext:value-type="float">
            <text:p>5501</text:p>
          </table:table-cell>
          <table:table-cell office:value-type="string" calcext:value-type="string">
            <text:p>76ede057-4db3-55a9-963a-d60141a0c622</text:p>
          </table:table-cell>
          <table:table-cell table:number-columns-repeated="16376"/>
        </table:table-row>
        <table:table-row table:style-name="ro2">
          <table:table-cell table:number-columns-repeated="3"/>
          <table:table-cell office:value-type="string" calcext:value-type="string">
            <text:p>Saksprotokoll UMBY, 05122024, Sak , Muntlige spørsmål i utvalg for miljø og byutvikling 05.12.2024</text:p>
          </table:table-cell>
          <table:table-cell office:value-type="string" calcext:value-type="string">
            <text:p>Muntlige spørsmål i utvalg for miljø og byutvikling 05.12.2024 Utvalg for miljø og byutvikling behandlet saken i møtet 05.12.2024: 146. Kathrine Algrøy Dahle (A) stilte spørsmål om sak om bompenger. Byråd Christine Kahrs besvarte spørsmålet. 147. Torstein Gya (SV) stilte spørsmål om bompengesaken og miljøløftet. Byråd Christine Kahrs besvarte spørsmålet. 148. Katrine Berg Nødtvedt (MDG) stilte spørsmål om finansiering bompenger. Byråd Christine Kahrs besvarte spørsmålet. 149. Trond Tystad (BL) s</text:p>
          </table:table-cell>
          <table:table-cell office:value-type="string" calcext:value-type="string">
            <text:p>Muntlige spørsmål i utvalg for miljø og byutvikling 05.12.2024 Utvalg for miljø og byutvikling behandlet saken i møtet 05.12.2024: 146. Kathrine Algrøy Dahle (A) stilte spørsmål om sak om bompenger. Byråd Christine Kahrs besvarte spørsmålet. 147. Torstein Gya (SV) stilte spørsmål om bompengesaken og miljøløftet. Byråd Christine Kahrs besvarte spørsmålet. 148. Katrine Berg Nødtvedt (MDG) stilte spørsmål om finansiering bompenger. Byråd Christine Kahrs besvarte spørsmålet. 149. Trond Tystad (BL) stilte spørsmål om strandsonesakene. Byråd Christine Kahrs besvarte spørsmålet. 150. Grete Line Simonsen (V) stilte spørsmål om flomsikring av bryggen. Byråd Christine Kahrs besvarte spørsmålet. 151. Mailiss Solheim-Åkerblom (R) stilte spørsmål om badstue på Storaneset. Byråd Christine Kahrs besvarte spørsmålet. 152. Thomas Modulv Flesland (Sp) stilte spørsmål om gjennomsnittstakst i bomringen. Byråd Christine Kahrs besvarte spørsmålet. Thomas Modulv Flesland (Sp) stilte oppfølgingsspørsmål. Byråd Christine Kahrs besvarte spørsmålet. 153. Geir Steinar Dale (A) stilte spørsmål om fremdrift for Marin Eiendoms prosjekt på Laksevåg. Byråd Christine Kahrs besvarte spørsmålet. 154. Lillian Blom (SV) stilte spørsmål om Bergen sine forpliktelser til nullvekstmålet. Byråd Christine Kahrs besvarte spørsmålet. Lillian Blom (SV) stilte oppfølgingsspørsmål. Byråd Christine Kahrs besvarte spørsmålet. 155. Katrine Berg Nødtvedt (MDG) stilte spørsmål om byutredningen. Byråd Christine Kahrs besvarte spørsmålet. Katrine Berg Nødtvedt (MDG) stilte oppfølgingsspørsmål. Byråd Christine Kahrs besvarte spørsmålet. 156. Trond Tystad (BL) stilte spørsmål om oppfølging strandsonesaker. Byråd Christine Kahrs besvarte spørsmålet. 157. Grete Line Simonsen (V) stilte spørsmål om ombrukssentral. Byråd Christine Kahrs besvarte spørsmålet. 158. Mailiss Solheim-Åkerblom (R) stilte spørsmål om turvei i Alvøskogen. Byråd Christine Kahrs besvarte spørsmålet. 159. Thomas Modulv Flesland (Sp) stilte spørsmål om politikk og bompenger. Byråd Christine Kahrs besvarte spørsmålet. 160. Reidar Staalesen (A) stilte spørsmål om tursti til Alvøskogen. Byråd Christine Kahrs besvarte spørsmålet. 161. Katrine Berg Nødtvedt (MDG) stilte spørsmål om sak om finansiering av bybaneprosjektet. Byråd Christine Kahrs besvarte spørsmålet. Katrine Berg Nødtvedt (MDG) stilte oppfølgingsspørsmål. Byråd Christine Kahrs besvarte spørsmålet. 162. Trond Tystad (BL) stilte spørsmål om erstatning strandsonesakene. Byråd Christine Kahrs besvarte spørsmålet. 163. Grete Line Simonsen (V) stilte spørsmål om tiltak for å unngå konkurser i byggebransjen i Bergen. Byråd Christine Kahrs besvarte spørsmålet. 164. Geir Steinar Dale (A) stilte spørsmål om gang og sykkelvei Garnesveien. Byråd Christine Kahrs besvarte spørsmålet. Geir Steinar Dale (A) stilte oppfølgingsspørsmål. Byråd Christine Kahrs besvarte spørsmålet. 165. Katrine Berg Nødtvedt (MDG) stilte spørsmål om midler til Bybanen. 2 Byråd Christine Kahrs besvarte spørsmålet. 166. Grete Line Simonsen (V) stilte spørsmål om å måle is. Byråd Christine Kahrs besvarte spørsmålet. Grete Line Simonsen (V) stilte oppfølgingsspørsmål. Byråd Christine Kahrs besvarte spørsmålet. 167. Reidar Staalesen (A) stilte spørsmål om områdeplan Indre Arna. Byråd Christine Kahrs besvarte spørsmålet. Reidar Staalesen (A) stilte oppfølgingsspørsmål. Byråd Christine Kahrs besvarte spørsmålet. 168. Katrine Berg Nødtvedt (MDG) stilte spørsmål om inntektstap og bompengetakster. Byråd Christine Kahrs besvarte spørsmålet. Katrine Berg Nødtvedt (MDG) stilte oppfølgingsspørsmål. Byråd Christine Kahrs besvarte spørsmålet. 169. Geir Steinar Dale (A) stilte spørsmål om finansiering av Bybanen. Byråd Christine Kahrs besvarte spørsmålet. Geir Steinar Dale (A) stilte oppfølgingsspørsmål. Byråd Christine Kahrs besvarte spørsmålet. 170. Lillian Blom (SV) stilte spørsmål om bompenger – elbil. Byråd Christine Kahrs besvarte spørsmålet. Lillian Blom (SV) stilte oppfølgingsspørsmål. Byråd Christine Kahrs besvarte spørsmålet. 171. Katrine Berg Nødtvedt (MDG) stilte spørsmål om fyrverkeri. Byråd Christine Kahrs besvarte spørsmålet. Katrine Berg Nødtvedt (MDG) stilte oppfølgingsspørsmål. Byråd Christine Kahrs besvarte spørsmålet. 172. Katrine Berg Nødtvedt (MDG) stilte spørsmål om bybaneulykker. Byråd Christine Kahrs besvarte spørsmålet. Katrine Berg Nødtvedt (MDG) stilte oppfølgingsspørsmål. 3 Byråd Christine Kahrs besvarte spørsmålet. 4 </text:p>
          </table:table-cell>
          <table:table-cell office:value-type="float" office:value="4601" calcext:value-type="float">
            <text:p>4601</text:p>
          </table:table-cell>
          <table:table-cell office:value-type="string" calcext:value-type="string">
            <text:p>de88815d-f09c-561f-a52c-4228fcf35a8b</text:p>
          </table:table-cell>
          <table:table-cell table:number-columns-repeated="16376"/>
        </table:table-row>
        <table:table-row table:style-name="ro2">
          <table:table-cell table:number-columns-repeated="3"/>
          <table:table-cell office:value-type="string" calcext:value-type="string">
            <text:p>Utbyggingsavtale Ringvegen 770 - utlegging til offentlig ettersyn</text:p>
          </table:table-cell>
          <table:table-cell office:value-type="string" calcext:value-type="string">
            <text:p>Arkivsaksnr. 23/05981-4 Saksbehandler Benedikte Rørvik Nilsen Saksgang Møtedato Kommune- og byutviklingsutvalget 25.01.2024 Utbyggingsavtale Ringvegen 770 - utlegging til offentlig ettersyn Kommunedirektørens innstilling til vedtak: Forslag til utbyggingsavtale mellom Tromsø kommune og Coop Norge Tromsø Eiendom AS for utbyggingen av Ringvegen 770 legges ut til offentlig ettersyn i 30 dager. Stig Tore Johnsen Mette Mohåg Kommunedirektør Direktør for bymiljø 1 Hva saken gjelder Utlegging av utbygg</text:p>
          </table:table-cell>
          <table:table-cell office:value-type="string" calcext:value-type="string">
            <text:p>Arkivsaksnr. 23/05981-4 Saksbehandler Benedikte Rørvik Nilsen Saksgang Møtedato Kommune- og byutviklingsutvalget 25.01.2024 Utbyggingsavtale Ringvegen 770 - utlegging til offentlig ettersyn Kommunedirektørens innstilling til vedtak: Forslag til utbyggingsavtale mellom Tromsø kommune og Coop Norge Tromsø Eiendom AS for utbyggingen av Ringvegen 770 legges ut til offentlig ettersyn i 30 dager. Stig Tore Johnsen Mette Mohåg Kommunedirektør Direktør for bymiljø 1 Hva saken gjelder Utlegging av utbyggingsavtale for Ringvegen 770 til offentlig ettersyn. Saksutredning I. Generelt om utbyggingsavtaler Utbyggingsavtaler inngås mellom kommunen som planmyndighet og utbyggere for å gjennomføre kommunale arealplaner, typisk reguleringsplan. Plan- og bygningsloven (PBL.) har i kapittel 17 bestemmelser om formål, innhold og saksbehandling av slike avtaler. Utbyggingsavtaler kan omfatte krav til offentlig teknisk og grønn infrastruktur (f.eks. vei, vann/avløp og lekeplasser) som utbygger må opparbeide i henhold til arealplanen eller lovpålagt opparbeidingsplikt. Det kan også avtales gjennomføring av boligpolitiske tiltak og utforming av boliger. Endelig kan utbygger/grunneier gjennom avtalen helt eller delvis påta seg å bekoste og/eller utføre andre tiltak som er nødvendige for gjennomføringen av arealplanen. Dette kan være eksterne veianlegg, støyskjerming og miljøtiltak. Tiltakene må stå i rimelig forhold til utbyggingens art og omfang, og kostnadene til dette må være forholdsmessige. Kostnadsdekning av sosial infrastruktur (skoler, barnehager, mv.) kan ikke avtales. Kommunestyret vedtok i sak 201/06 prinsippet om at de enkelte utbyggingsområder selv skal bære alle kostnadene med tilrettelegging av teknisk og grønn infrastruktur gjennom en utbyggingsavtale. II. Saksbehandlingen Oppstart av forhandlinger om utbyggingsavtale er kunngjort uten at det innkom kommentarer. Administrasjonen og utbygger har etter forhandling kommet frem til et omforent avtaleutkast. Det kommer frem av PBL. § 17-4 annet ledd at forslag til utbyggingsavtale som hovedregel skal legges ut til offentlig ettersyn med 30 dagers frist for merknader. Myndigheten til å inngå utbyggingsavtaler ligger til kommune- og byutviklingsutvalget, jf. Delegasjonsreglementet punkt 9. Det anses hensiktsmessig at KOBY som regel også avgjør om utkast til avtale skal legges ut. I. Nærmere om avtaleutkastet Coop skal bygge et kaldlager til oppbevaring og håndtering av eget søppel. Avtalen gjøres med utgangspunkt i plan 1728 (områdereguleringsplan for Langnes) vedtatt 24.09.14. 2 Ringvegen 770 Utbyggingsavtalen muliggjør utbygging av et tilbygg til Ringvegen 770. Utbygger skal bygge ut innenfor område N1 i områdeplan for Langnes. Rekkefølgekravene til området kommer frem av punkt V nr 3b. For N1 gjelder følgende krav: A, B, C, D, E, F og G. De ulike kravene er som følger: 3 Anleggsbidraget til overordnede rekkefølgekrav: De ovennevnte rekkefølgekravene påhviler flere eiendommer i området. De ulike eiendommene skal bære sin forholdsmessige andel av kostnadene ved gjennomføring av tiltakene. Det fremgår følgende av plan- og bygningsloven § 17-3 tredje ledd: Som det fremgår må et kravene i utbyggingsavtalen være både nødvendig og forholdsmessig for at de skal kunne inntas i en utbyggingsavtale. Med nødvendig menes at kravene må komme som en konsekvens av utbyggingen. Slik de overordnede rekkefølgekravene i plan 1728 er formulert er dette krav som i varierende grad berører alle utbyggerne i området. Tiltakene forpliktelsene knytter seg til er nødvendige for å ta unna dagens trafikk på en hensiktsmessig måte. Dette er derfor nødvendig at også utbygger av Ringvegen 770 tar del i dette kravet. Tiltakene må videre stå i rimelig forhold til utbyggingens art og omfang og kommunens bidrag. Herunder må kostnadene som belastes utbygger stå i forhold til den belastning den aktuelle utbyggingen påfører kommunen. Coop skal bygge et kaldlager til oppbevaring og håndtering av eget søppel. Disse søppelcontainerne skal også fraktes via vegnettet som er en del av rekkefølgekravene til områdeplane. Denne utbyggingen vil derfor i noe grad belaste den offentlige infrastrukturen. Kommunen har for øvrig innhentet bidrag fra andre utbyggere utfra en tanke om at alle skal bidra forholdsmessig utfra hvor stor del av området de representerer. At utbygger i denne saken pålegges å betale et beskjedent bidrag på 100 000,- anses derfor å stå i forhold til den belastning dette tiltaket har på den offentlige infrastrukturen. Beløpet skal utbetales før igangsettingstillatelse for tiltaket. Dette er i tråd med øvrige utbygginger som har skjedd innenfor planområdet. Avtalen fastsetter etter dette rimelige og hensiktsmessige vilkår. Konklusjon Utbyggingsavtalen anbefales lagt ut til offentlig ettersyn. Vedtakskompetanse Kommune- og byutviklingsutvalget har vedtakskompetanse til å vedta utbyggingsavtaler. 4 Vedlegg Bestemmelser til plan 1728 områderegulering Langnesområdet Plankart til plan 1728 områderegulering Langnesområdet Utbyggingsavtale signert av utbygger 5 </text:p>
          </table:table-cell>
          <table:table-cell office:value-type="float" office:value="5501" calcext:value-type="float">
            <text:p>5501</text:p>
          </table:table-cell>
          <table:table-cell office:value-type="string" calcext:value-type="string">
            <text:p>607eb851-a01b-5901-990d-2f3d8cb31e06</text:p>
          </table:table-cell>
          <table:table-cell table:number-columns-repeated="16376"/>
        </table:table-row>
        <table:table-row table:style-name="ro2">
          <table:table-cell table:number-columns-repeated="3"/>
          <table:table-cell office:value-type="string" calcext:value-type="string">
            <text:p>Marineholmen. Detaljreguleringsplan</text:p>
          </table:table-cell>
          <table:table-cell office:value-type="string" calcext:value-type="string">
            <text:p><text:s/>Kommunalt råd for personer med funksjonsnedsettelse/Eldrerådet Saksframstilling Vår referanse: 2023/283884-8 Saksbehandler: Ragnhild Hvoslef Krüger Marineholmen. Detaljreguleringsplan Hva saken gjelder: Byrådet har lagt frem detaljreguleringsplan for Marineholmen. Saken skal videre til politisk behandling og rådene kan velge å komme med forslag til merknader og/eller vedtak før saken går til behandling i utvalg og bystyre. Forslag til vedtak: Detaljreguleringsplan for Marineholmen tas til orien</text:p>
          </table:table-cell>
          <table:table-cell office:value-type="string" calcext:value-type="string">
            <text:p><text:s/>Kommunalt råd for personer med funksjonsnedsettelse/Eldrerådet Saksframstilling Vår referanse: 2023/283884-8 Saksbehandler: Ragnhild Hvoslef Krüger Marineholmen. Detaljreguleringsplan Hva saken gjelder: Byrådet har lagt frem detaljreguleringsplan for Marineholmen. Saken skal videre til politisk behandling og rådene kan velge å komme med forslag til merknader og/eller vedtak før saken går til behandling i utvalg og bystyre. Forslag til vedtak: Detaljreguleringsplan for Marineholmen tas til orientering Dato: 31. januar 2024 Ragnhild Hvoslef Krüger - seniorrådgiver Dokumentet er godkjent elektronisk. Vedlegg: Byrådssak Fagnotat Planbeskrivelse 1 </text:p>
          </table:table-cell>
          <table:table-cell office:value-type="float" office:value="4601" calcext:value-type="float">
            <text:p>4601</text:p>
          </table:table-cell>
          <table:table-cell office:value-type="string" calcext:value-type="string">
            <text:p>c7041202-63d8-5461-9b09-75742e6f077a</text:p>
          </table:table-cell>
          <table:table-cell table:number-columns-repeated="16376"/>
        </table:table-row>
        <table:table-row table:style-name="ro2">
          <table:table-cell table:number-columns-repeated="3"/>
          <table:table-cell office:value-type="string" calcext:value-type="string">
            <text:p>Vedtak</text:p>
          </table:table-cell>
          <table:table-cell office:value-type="string" calcext:value-type="string">
            <text:p><text:s/>Saksprotokoll Utvalg: Kommunestyret Arkivsaknr. 24/01567 Saksbehandler Trond Eliassen Behandlet av Møtedato Saknr 1 Formannskapet 07.02.2024 18/24 2 Kommunestyret 14.02.2024 17/24 Refinansiering av lån - Bjerkakerhallen AS Kommunestyret har behandlet saken i møte 14.02.2024 sak 17/24 Møtebehandling Votering Flertallet voterte for: 42 (Ap, ByLa, FrP, H, INP, KrF, MDG, Rødt, Sp, SV, V) og 1 (NBT) stemte mot Kommunestyrets vedtak 1. Tromsø kommune aksepterer at det foretas følgende endringer i kom</text:p>
          </table:table-cell>
          <table:table-cell office:value-type="string" calcext:value-type="string">
            <text:p><text:s/>Saksprotokoll Utvalg: Kommunestyret Arkivsaknr. 24/01567 Saksbehandler Trond Eliassen Behandlet av Møtedato Saknr 1 Formannskapet 07.02.2024 18/24 2 Kommunestyret 14.02.2024 17/24 Refinansiering av lån - Bjerkakerhallen AS Kommunestyret har behandlet saken i møte 14.02.2024 sak 17/24 Møtebehandling Votering Flertallet voterte for: 42 (Ap, ByLa, FrP, H, INP, KrF, MDG, Rødt, Sp, SV, V) og 1 (NBT) stemte mot Kommunestyrets vedtak 1. Tromsø kommune aksepterer at det foretas følgende endringer i kommunestyrets garantivedtak av 20.06.2018, k-sak 128/18, ovenfor Bjerkakerhallen AS: - Punkt 5: «Det forutsettes at långiver etablerer 1 pr.pant i festekontrakt med påstående eiendom, driftstilbehør og utestående fordringer» oppheves. - Punkt 9: «Garantivedtak er kun gyldig i fem år. Behov etter denne tid må behandles på nytt av kommunestyret» oppheves. 2. Det forutsettes at Statsforvaltningen i Troms og Finnmark aksepterer endrede garantivilkår knyttet til kommunal garantistillelse ovenfor Bjerkakerhallen AS. 1 </text:p>
          </table:table-cell>
          <table:table-cell office:value-type="float" office:value="5501" calcext:value-type="float">
            <text:p>5501</text:p>
          </table:table-cell>
          <table:table-cell office:value-type="string" calcext:value-type="string">
            <text:p>bdf42ccd-9225-5f96-b6e3-1405c495a8bb</text:p>
          </table:table-cell>
          <table:table-cell table:number-columns-repeated="16376"/>
        </table:table-row>
        <table:table-row table:style-name="ro2">
          <table:table-cell table:number-columns-repeated="3"/>
          <table:table-cell office:value-type="string" calcext:value-type="string">
            <text:p>Protokoll byrådet - saker med innstilling til bystyret 06.06.2024</text:p>
          </table:table-cell>
          <table:table-cell office:value-type="string" calcext:value-type="string">
            <text:p><text:s/>BERGEN KOMMUNE Protokoll Byrådet - saker med innstilling til bystyret Den 06. jun. 2024 kl. 09:00 holdt byrådet møte i Bergen Rådhus Tertnes, 2. etg.. Til stede: Christine B. Meyer (H) Marte Joan Monstad (FrP) Reidar Digranes (Sp) Daniel C. E. Hägglund (FrP) Charlotte Spurkeland (H) Forfall: Christine Kahrs (H) Fra administrasjonen: Trine Samuelsberg Eva Hille Møteleder: Christine B. Meyer Sekretær: Britt Nordgreen (på Teams) Godkjenning av BR1 protokoll fra møte i byrådet 30. mai 2024 - saker </text:p>
          </table:table-cell>
          <table:table-cell office:value-type="string" calcext:value-type="string">
            <text:p><text:s/>BERGEN KOMMUNE Protokoll Byrådet - saker med innstilling til bystyret Den 06. jun. 2024 kl. 09:00 holdt byrådet møte i Bergen Rådhus Tertnes, 2. etg.. Til stede: Christine B. Meyer (H) Marte Joan Monstad (FrP) Reidar Digranes (Sp) Daniel C. E. Hägglund (FrP) Charlotte Spurkeland (H) Forfall: Christine Kahrs (H) Fra administrasjonen: Trine Samuelsberg Eva Hille Møteleder: Christine B. Meyer Sekretær: Britt Nordgreen (på Teams) Godkjenning av BR1 protokoll fra møte i byrådet 30. mai 2024 - saker med innstilling til utvalg og bystyret Byrådet behandlet saken i møtet 06.06.2024 og fattet følgende vedtak: Protokoll fra møte i byrådet 30. mai 2024 - saker med innstilling til utvalg og bystyret godkjennes. [Lagre saksprotokoll] [Lagre vedtak] 177/24 Fana gnr 90 bnr 6 Søre Titlestad 95. Klage på settebyrådens rammetillatelse til enebolig m.m. Byrådet behandlet saken i møtet 06.06.2024 sak 177/24 Byrådet innstiller til utvalg for miljø og byutvikling å fatte følgende vedtak: Settebyrådens rammetillatelse datert 19.02.2024 opprettholdes. Klagene tas ikke til følge. [Lagre saksprotokoll] [Lagre vedtak] Christine B. Meyer byrådsleder Dokumentet er godkjent elektronisk. 95 </text:p>
          </table:table-cell>
          <table:table-cell office:value-type="float" office:value="4601" calcext:value-type="float">
            <text:p>4601</text:p>
          </table:table-cell>
          <table:table-cell office:value-type="string" calcext:value-type="string">
            <text:p>dbbfe368-9664-534c-9b2b-b367abbea615</text:p>
          </table:table-cell>
          <table:table-cell table:number-columns-repeated="16376"/>
        </table:table-row>
        <table:table-row table:style-name="ro2">
          <table:table-cell table:number-columns-repeated="3"/>
          <table:table-cell office:value-type="string" calcext:value-type="string">
            <text:p>Saksprotokoll Bystyret, 26032025, Sak 85/25, Kjøreplan og saker til gjennomsyn 26.03.2025</text:p>
          </table:table-cell>
          <table:table-cell table:number-columns-repeated="2" office:value-type="string" calcext:value-type="string">
            <text:p>Kjøreplan og saker til gjennomsyn 26.03.2025 Bergen bystyre behandlet saken i møtet 26.03.2025 sak 85/25: Følgende dokumenter ble sendt ut i forkant av møtet: • Kjøreplan for bystyrets møte 26.03.2025 • Program, befaring for bystyret, onsdag 02.april 2025 • Anmodning om prioritering av Bergensbanen i vedlikehalds- og utbetringsarbeid til staten • Svar på henvendelse om vedlikeholds- og utbedringsarbeid på Bergensbanen </text:p>
          </table:table-cell>
          <table:table-cell office:value-type="float" office:value="4601" calcext:value-type="float">
            <text:p>4601</text:p>
          </table:table-cell>
          <table:table-cell office:value-type="string" calcext:value-type="string">
            <text:p>2d3e9f5c-d9d6-52c2-9c7b-dafcd797e4a6</text:p>
          </table:table-cell>
          <table:table-cell table:number-columns-repeated="16376"/>
        </table:table-row>
        <table:table-row table:style-name="ro2">
          <table:table-cell table:number-columns-repeated="3"/>
          <table:table-cell office:value-type="string" calcext:value-type="string">
            <text:p>Protokoll utvalg for helse og sosial 16.10.2024</text:p>
          </table:table-cell>
          <table:table-cell office:value-type="string" calcext:value-type="string">
            <text:p><text:s/>BERGEN KOMMUNE Protokoll Utvalg for helse og sosial Den 16. okt. 2024 holdt utvalg for helse og sosial møte i Bergen Rådhus, møterom: Store Milde fra kl. kl. 16:00 til kl. 18.42 Til stede under opprop: Kjersti Pettersen (H) Bjørn-Frode Schjelderup (H) Karl Strydom Eidesund (H) Patrycja Firlej (H) - vara Even Sørland (A) Fauzia Hussain-Wiik (A) Jeron Joseph (A) Per Jørgensen (FrP) Christian Haugen (FrP) Diane Alexandra Berbain (SV) Ann Kristin Helland Ramstrøm (SV) Christine Henriksen Ødegaard (</text:p>
          </table:table-cell>
          <table:table-cell office:value-type="string" calcext:value-type="string">
            <text:p><text:s/>BERGEN KOMMUNE Protokoll Utvalg for helse og sosial Den 16. okt. 2024 holdt utvalg for helse og sosial møte i Bergen Rådhus, møterom: Store Milde fra kl. kl. 16:00 til kl. 18.42 Til stede under opprop: Kjersti Pettersen (H) Bjørn-Frode Schjelderup (H) Karl Strydom Eidesund (H) Patrycja Firlej (H) - vara Even Sørland (A) Fauzia Hussain-Wiik (A) Jeron Joseph (A) Per Jørgensen (FrP) Christian Haugen (FrP) Diane Alexandra Berbain (SV) Ann Kristin Helland Ramstrøm (SV) Christine Henriksen Ødegaard (MDG) Frode Håkon Hellebø (B) Elin Brandt Ådlandsvik (INP) Torstein Dahle (R) Per Erik Gåskjenn (KrF) Tom-Ove Koteng Monsen (PP) Godkjente forfall til hele Eivind Nævdal-Bolstad (H) møtet: Fra byrådsavdelingen for Byråd Marte Monstad (FrP) eldre, helse og omsorg: Kommunaldirektør Kjell Wolff Fra byrådsavdeling for Byråd Charlotte Spurkeland (H) barnevern, sosiale tjenester Kommunaldirektør Belén Birkenes og mangfold: Møteleder: Christian Haugen (FrP) Fra bystyrets kontor: Seniorrådgiver Birgitte Teglgaard Jørgensen Førstekonsulent Anne Marit Eriksen 1 Saksliste Saksnr. Arkivsak Sakstittel 2023/257814-52 Innkalling utvalg for helse og sosial 16.10.2024 2024/145691-1 Muntlige spørsmål til møte i utvalg for helse og sosial 16.10.2024 116/24 2024/143284-1 Innkomne svar på skriftlige spørsmål til utvalg for helse og sosial 16.10.2024 117/24 2023/257817-20 Godkjenning av protokoller fra møte 18. og 27.09.2024 118/24 2023/261673-20 Saker til gjennomsyn utvalg for helse og sosial 16.10.2024 119/24 2024/108735-4 Høringsuttalelse til Nasjonale faglige råd for bruker- og pårørendemedvirkning i rus- og psykisk helsefeltet 120/24 2024/109051-4 Høringsuttalelse til NOU 2024 - 13 Lov og frihet - Negativ sosial kontroll, æresmotivert vold, tvangsekteskap, kjønnslemlestelse, psykisk vold og ufrivillig utenlandsopphold 121/24 2023/254589-32 Oppfølging av vernetjenestens orienteringer i utvalg for helse og sosial 21.08.24 122/24 2023/254590-36 Møteplan for utvalg for helse og sosial 2025 123/24 2024/81652-6 Representantforslag fra Ann Kristin Helland Ramstrøm (SV), Eva Synnøve Hagewick Steigen (AP) og Christine Henriksen Ødegaard (MDG) om gratis hormonbehandling til kvinner i overgangsalderen 124/24 2024/77985-8 Representantforslag fra Fauzia Hussain-Wiik (A) om oppretting av pilotprosjekt om fysioterapi rettet mot mor på helsestasjoner 125/24 2023/02074-9 Forvaltningsrevisjon av beredskap - delrapport om beredskap ved atomhendelse 126/24 2023/02133-15 Oppfølging - forvaltningsrevisjon av Bergen legevakt 127/24 2023/257818-22 Eventuelt til møte helse og sosial 16.10.2024 128/24 2024/137411-1 Planstrategi for Bergen kommune 2023–2027 med planprogram for kommuneplanens samfunnsdel 2 Innkalling utvalg for helse og sosial 16.10.2024 Utvalg for helse og sosial behandlet saken i møtet 16.10.2024: Det var ingen merknader til sakskart og innkallingen. [Lagre saksprotokoll] [Lagre vedtak] Muntlige spørsmål til møte i utvalg for helse og sosial 16.10.2024 Utvalg for helse og sosial behandlet saken i møtet 16.10.2024: 90. Kjersti Pettersen (H) stilte spørsmål om turnover hos kommunalt ansatte. Kjersti Pettersen (H) stilte oppfølgingsspørsmål. Byråd Marte Joan Monstad besvarte spørsmålene. 91. Even Sørland (A) stilte spørsmål om bemanning på sykehjemmene. Even Sørland (A) stilte oppfølgingsspørsmål. Byråd Marte Joan Monstad vil komme tilbake til utvalget med svar på spørsmålene. 92. Ann Kristin Helland Ramstrøm (SV) stilte spørsmål om russcenen ved Festplassen/KODE. Byråd Charlotte Spurkeland besvarte spørsmålet. 93. Christine Ødegaard (MDG) stilte spørsmål om papirløse gravide som faktureres av Helse Bergen. Christine Henriksen Ødegaard (MDG) stilte oppfølgingsspørsmål. Byråd Charlotte Spurkeland besvarte spørsmålene. 94. Torstein Dahle (R) stilte spørsmål om ferietilbudet til voksne med psykisk utviklingshemming sommeren 2025. Byråd Marte Joan Monstad besvarte spørsmålet. 95. Diane Alexandra Berbain (SV) stilte spørsmål om når handlingsplan mot åpne rusområder kommer på sakskartet, og om å få høringsinnspillene fortløpende til utvalget. Byråd Charlotte Spurkeland besvarte spørsmålet. 96. Christine Ødegaard (MDG) stilte spørsmål om branntomten i Vågsbunnen og behov for oversikt over russcenen. 3 Christine Henriksen Ødegaard (MDG) stilte oppfølgingsspørsmål. Byråd Charlotte Spurkeland besvarte spørsmålene. 97. Torstein Dahle (R) stilte spørsmål om streiken i arbeidskonflikten mellom Fagforbundet og NHO Geneo om brukerstyrte personlige assistenter (BPA). Torstein Dahle (R) stilte oppfølgingsspørsmål. Byråd Marte Joan Monstad besvarte spørsmålene. 98. Christine Ødegaard (MDG) stilte spørsmål om konsekvenser av ansattstopp i byrådenes avdelinger. Christine Henriksen Ødegaard (MDG) stilte oppfølgingsspørsmål. Byråd Marte Joan Monstad besvarte spørsmålene. [Lagre saksprotokoll] [Lagre vedtak] 116/24 Innkomne svar på skriftlige spørsmål til utvalg for helse og sosial 16.10.2024 Utvalg for helse og sosial behandlet saken i møtet 16.10.2024 sak 116/24: Svar på skriftlig spørsmål nr. 82 fra Christian Haugen (FrP) til byrådet om arbeidsledighet - Utvalg for helse og sosial 2024 Svar på skriftlig spørsmål nr. 85 fra Christian Haugen (FrP) om skader fra jobb - Utvalg for helse og sosial 2024 Svar på skriftlig spørsmål nr. 86 fra Christian Haugen (FrP) om prosjekt om statlig finansiert eldreomsorg - Utvalg for helse og sosial 2024 Svar på skriftlig spørsmål nr. 87 fra Christian Haugen (FrP) om forskning- og innovasjonsprosjekter - Utvalg for helse og sosial 2024 Svar på skriftlig spørsmål nr. 88 fra Jeron Joseph (A) om digitale nøkler - Utvalg for helse og sosial 2024 Jeron Joseph (A) stilte oppfølgingsspørsmål. Byråd Marte Joan Monstad besvarte spørsmålet. Svar på skriftlig spørsmål nr. 89 fra Even Sørland (AP) om delte jordmorstillinger mellom Bergen kommune og Kvinneklinikken - Utvalg for helse og sosial 2024 Even Sørland (A) stilte oppfølgingsspørsmål. Byråd Charlotte Spurkeland besvarte spørsmålet. 4 Svar på skriftlig spørsmål nr. 90 fra Christian Haugen (FrP) om russcenen i Vågsbunnen - Utvalg for helse og sosial 2024 Svar på skriftlig spørsmål nr. 91 fra Christian Haugen (FrP) om busstransport fra Vågsbunnen til MO Gyldenpris - Utvalg for helse og sosial 2024 [Lagre saksprotokoll] [Lagre vedtak] 117/24 Godkjenning av protokoller fra møte 18. og 27.09.2024 Utvalg for helse og sosial behandlet saken i møtet 16.10.2024 sak 117/24 og fattet følgende vedtak: Protokollene ble godkjent. Utvalg for helse og sosials behandling Følgende representanter tok ordet: Even Sørland (A) Even Sørland (A) Til protokoll fra utvalgsmøte 18. september under sak 114/24 – Eventuelt: A fremmet ikke et forslag, men et innspill til tema på neste AU-møte. [Lagre saksprotokoll] [Lagre vedtak] 118/24 Saker til gjennomsyn utvalg for helse og sosial 16.10.2024 Utvalg for helse og sosial behandlet saken i møtet 16.10.2024 sak 118/24: • Referat fra AU-møte, UHSO 8. oktober 2024 • Bystyrets kontor – organisering og oppgaver • Protokoll eldrerådet 11.09.2024 • Protokoll kommunalt råd for personer med funksjonsnedsettelse 10.09.2024 • Høringsuttalelse - Rundskriv Rettslige rammer for samarbeid mellom helse- og omsorgstjenesten og frivilligheten - orienteringsskriv • Høringsuttalelse - Rundskriv Rettslige rammer for samarbeid mellom helse- og omsorgstjenesten og frivilligheten • Høringsuttalelse - Nasjonal veileder for kommunelegefunksjonen og samfunnsmedisinsk arbeid i kommunen • Høringsutkast - Kommunelegefunksjonen og samfunnsmedisinsk arbeid i kommunen • Høringsbrev - Nasjonal veileder for kommunelegefunksjonen og samfunnsmedisinsk arbeid i kommunen • Vedtak BR2, 10102024, Sak 1267/24, Høringsuttalelse - Nasjonal veileder for kommunelegefunksjonen og samfunnsmedisinsk arbeid i kommunen • Høringsuttalelse - forslag til endringer i forskrift om spesialistutdanning og spesialistgodkjenning for leger og tannleger (spesialistforskriften) mm. • Høringsbrev 5 • Høringsnotat • Høringsuttalelse - Gjennomgang av allmennlegetjenesten • Tillegg til høringsuttalelse fra Bergen kommune - Rapport fra ekspertutvalg for gjennomgang av allmennlegetjenesten.msg • Vedtak BR2, 10102024, Sak 1269/24, Høringsuttalelse - forslag til endringer i forskrift om spesialistutdanning og spesialistgodkjenning for leger og tannleger (spesialistforskriften) mm. • HSY_sluttrapport Utvalg for helse og sosials behandling Følgende representanter tok ordet: Fauzia Hussain-Wiik (A), Even Sørland (A) [Lagre saksprotokoll] [Lagre vedtak] 119/24 Høringsuttalelse til Nasjonale faglige råd for bruker- og pårørendemedvirkning i rus- og psykisk helsefeltet Utvalg for helse og sosial behandlet saken i møtet 16.10.2024 sak 119/24 og avga følgende innstilling: Bergen kommune avgir høringsuttalelse til «Høring – Nasjonale faglige råd for bruker- og pårørendemedvirkning i rus- og psykisk helsefeltet» slik den fremkommer av byrådets forslag. Utvalg for helse og sosials behandling Følgende representanter tok ordet: Bjørn-Frode Schjelderup (H), Fauzia Hussain-Wiik (A) Votering: Innstillingen ble tiltrådt enstemmig. Byrådet behandlet saken i møtet 26.09.2024 sak 287/24 Byrådet innstiller til bystyret å fatte følgende vedtak: Byrådets og utvalgets innstilling er likelydende. [Lagre saksprotokoll] [Lagre vedtak] 120/24 Høringsuttalelse til NOU 2024 - 13 Lov og frihet - Negativ sosial kontroll, æresmotivert vold, tvangsekteskap, kjønnslemlestelse, psykisk vold og ufrivillig utenlandsopphold Utvalg for helse og sosial behandlet saken i møtet 16.10.2024 sak 120/24 og avga følgende innstilling: Bergen kommune avgir høringsuttalelse til «Høringsuttalelse til høring om NOU 2024: 13 Lov og frihet - Negativ sosial kontroll, æresmotivert vold, tvangsekteskap, kjønnslemlestelse, psykisk vold og ufrivillig utenlandsopphold» slik den fremkommer av byrådets forslag 6 Utvalg for helse og sosials behandling Følgende representanter tok ordet: Jeron Joseph (A), Per Jørgensen (FrP), Torstein Dahle (R) Votering: Innstillingen ble tiltrådt enstemmig. Byrådet behandlet saken i møtet 26.09.2024 sak 288/24 Byrådet innstiller til bystyret å fatte følgende vedtak: Byrådets og utvalgets innstilling er likelydende. [Lagre saksprotokoll] [Lagre vedtak] 121/24 Oppfølging av vernetjenestens orienteringer i utvalg for helse og sosial 21.08.24 Utvalg for helse og sosial behandlet saken i møtet 16.10.2024 sak 121/24 og fattet følgende vedtak: 1. Oversendt dokumentasjon om oppfølging av vernetjenestenes orienteringer i utvalg for helse og sosial 21.08.2024 tas til orientering. 2. Utvalget ber om at byrådet inkluderer status på disse avvikene i fremtidige statusmeldinger. 3. Utvalget ber om at Arbeidstilsynets tilsynsrapporter blir alltid vedlagt under saker til gjennomsyn til utvalget fra nå av. Utvalg for helse og sosials behandling Følgende representanter tok ordet: Even Sørland (A), Christian Haugen (FrP), Diane Alexandra Berbain (SV), Bjørn-Frode Schjelderup (H), Christine Henriksen Ødegaard (MDG) Forslag fremsatt i utvalget: Christian Haugen (FrP) fremsatte på vegne av H, FrP, BL, INP og PP følgende tilleggsforslag: Utvalget ber om at byrådet inkluderer status på disse avvikene i fremtidige statusmeldinger. Diane Alexandra Berbain (SV) fremsatte på vegne av SV følgende tilleggsforslag i 2 punkter: 1. Utvalget ber byrådene om å levere til utvalgsmøtet i november en oversikt over alle arbeidsstedene som er godkjent av Arbeidstilsynet samt dem som ikke er det, og de som Arbeidstilsynet aldri har besøkt. Det tar også for seg hvilke arbeidsplasser det ikke er søkt bruksendring på, og de som er det. Det inkluderer lokalene som kommunen leier, og en tidsbestemt plan for når en kan forvente at arbeidsplassene blir utbedret. 2. Utvalget ber om at Arbeidstilsynets tilsynsrapporter blir alltid vedlagt under saker til gjennomsyn til utvalget fra nå av. Votering: Forslag til vedtak ble vedtatt enstemmig. 7 Tilleggsforslag fra H, FrP, BL, INP og PP, fremsatt av Christian Haugen (FrP) ble vedtatt enstemmig. Tilleggsforslag punkt 1 fra SV, fremsatt av Diane Alexandra Berbain (SV) fikk 3 stemmer (SV, R). Tilleggsforslag punkt 2 fra SV, fremsatt av Diane Alexandra Berbain (SV) ble vedtatt med 13 stemmer (H, FrP, SV, MDG, BL, INP, R, KrF) Forslag til vedtak: Oversendt dokumentasjon om oppfølging av vernetjenestenes orienteringer i utvalg for helse og sosial 21.08.2024 tas til orientering. [Lagre saksprotokoll] [Lagre vedtak] 122/24 Møteplan for utvalg for helse og sosial 2025 Utvalg for helse og sosial behandlet saken i møtet 16.10.2024 sak 122/24 og fattet følgende vedtak: Utvalg for helse og sosial vedtar følgende møteplan for 2025: 15. januar, 5. februar, 12. mars, 9. april, 14. mai, 4. juni, 27. august, 1. oktober, 5. november og 3. desember. Utvalg for helse og sosials behandling Følgende representanter tok ordet: Kjersti Pettersen (H) Votering: Forslag til vedtak ble vedtatt enstemmig. Forslag til vedtak: Forslaget og utvalgets vedtak er likelydende. [Lagre saksprotokoll] [Lagre vedtak] 123/24 Representantforslag fra Ann Kristin Helland Ramstrøm (SV), Eva Synnøve Hagewick Steigen (AP) og Christine Henriksen Ødegaard (MDG) om gratis hormonbehandling til kvinner i overgangsalderen Utvalg for helse og sosial behandlet saken i møtet 16.10.2024 sak 123/24 og avga følgende innstilling: Bystyret er positiv til at byrådet går i dialog med statlige myndigheter og jobber for å øke både kunnskapen om overgangsalder og bedre behandlingstilbudet. Utvalg for helse og sosials behandling Følgende representanter tok ordet: Ann Kristin Helland Ramstrøm (SV), Kjersti Pettersen (H), Fauzia Hussain-Wiik (A), Christine Henriksen Ødegaard (MDG), 8 Diane Alexandra Berbain (SV), Elin Brandt Ådlandsvik (INP), Torstein Dahle (R), Per Erik Gåskjenn (KrF), Christian Haugen (FrP) Forslag fremsatt i utvalget: Kjersti Pettersen (H) fremsatte på vegne av H, FrP, BL, INP og PP følgende alternative forslag: Bystyret er positiv til at byrådet går i dialog med statlige myndigheter og jobber for å øke både kunnskapen om overgangsalder og bedre behandlingstilbudet. Ann Kristin Helland Ramstrøm (SV) fremsatte på vegne av SV, A og MDG følgende alternative forslag i 5 punkter: 1. Bystyret ber byrådet styrke satsingen på kvinnehelse gjennom vårt etablerte samarbeid med Alrek helseklynge og sikre finansiering av en offentlig Ph.d. som fokuserer på kvinnehelse i overgangsalderen. 2. Bystyret ber byrådet gå i dialog med nasjonale myndigheter for å utvide muligheten for refusjonsberettiget bruk av hormonpreparater for alle kvinner i overgangsalderen. 3. Bystyret ber byrådet sikre befolkningen tilgjengelig og oppdatert informasjon om overgangsalder og behandlingsmuligheter med mål om å nå ut til alle kvinner i Bergen. Slik informasjon kan distribueres via brosjyrer på legekontor og helsestasjoner, og på kommunens hjemmeside. Denne informasjonen bør tilgjengeliggjøres på flere språk. 4. Bystyret ber byrådet om å gå i dialog med fastlegene i Bergen for å sikre at de har oppdatert kunnskap og informasjon om kvinners helse og behov for behandling i overgangsalderen. 5. Bystyret ber byrådet ansette en gynekolog på kommunalt legesenter med ansvar for å støtte kolleger i komplisert oppfølging av kvinner i overgangsalderen, samt jobbe for å utvikle et mer helhetlig tilbud om helsehjelp og tilrettelegging for denne gruppen. Votering: Alternativt forslag fra H, FrP, BL, INP og PP, fremsatt av Kjersti Pettersen (H) ble tiltrådt enstemmig. Alternativt forslag punkt 1-5 fra SV, A, og MDG, fremsatt av Ann Kristin Helland Ramstrøm (SV) fikk 7 stemmer (A, SV, MDG, R). Forslagstillers forslag til vedtak ble ikke votert over. Forslag til vedtak: Bystyret ber byrådet gå i dialog med statlige myndigheter og jobbe for at kvinner skal få hormonbehandling på blå resept. Dette med mål om å fremme god kvinnehelse, som også skal bidra til at kvinner i overgangsalderen enklere står i jobb. [Lagre saksprotokoll] [Lagre vedtak] 9 124/24 Representantforslag fra Fauzia Hussain-Wiik (A) om oppretting av pilotprosjekt om fysioterapi rettet mot mor på helsestasjoner Utvalg for helse og sosial behandlet saken i møtet 16.10.2024 sak 124/24 og avga følgende innstilling: Bystyret viser til representantforslag behandlet 21.08.24 hvor man vedtok at bystyret ber byrådet se på mulighetene for å etablere et pilotprosjekt, gjerne i samarbeid med private eller ideelle organisasjoner for å bedre fysioterapitilbudet til gravide kvinner, og at bystyret ber byrådet sørge for at informasjon om bekkenbunnstrening er oppdatert og lett tilgjengelig for gravide slik at vi sikrer god oppfølging av kvinner både før og etter fødsel. Representantforslaget avvises derfor. Utvalg for helse og sosials behandling Følgende representanter tok ordet: Fauzia Hussain-Wiik (A), Christian Haugen (FrP) Forslag fremsatt i utvalget: Christian Haugen (FrP) fremsatte på vegne av H, FrP, BL, INP og PP følgende alternative forslag: Bystyret viser til representantforslag behandlet 21.08.24 hvor man vedtok at bystyret ber byrådet se på mulighetene for å etablere et pilotprosjekt, gjerne i samarbeid med private eller ideelle organisasjoner for å bedre fysioterapitilbudet til gravide kvinner, og at bystyret ber byrådet sørge for at informasjon om bekkenbunnstrening er oppdatert og lett tilgjengelig for gravide slik at vi sikrer god oppfølging av kvinner både før og etter fødsel. Representantforslaget avvises derfor. Votering: Alternativt forslag fra H, FrP, BL, INP og PP, fremsatt av Christian Haugen (FrP) ble tiltrådt med 10 stemmer (H, FrP, BL, INP, KrF, PP). Forslagstillers forslag til vedtak fikk 7 stemmer (A, SV, MDG, R). Forslag til vedtak: Bystyret ber byrådet om å opprette et pilotprosjekt om fysioterapi på helsestasjoner rettet mot mor. [Lagre saksprotokoll] [Lagre vedtak] 125/24 Forvaltningsrevisjon av beredskap - delrapport om beredskap ved atomhendelse Utvalg for helse og sosial hadde saken til orientering i møtet 16.10.2024 sak 125/24: Utvalg for helse og sosial tok saken til orientering. Kontrollutvalget innstiller til bystyret. Utvalg for helse og sosials behandling Følgende representanter tok ordet: Karl Strydom Eidesund (H), Even Sørland (A), Diane Alexandra Berbain (SV), Christine Henriksen Ødegaard (MDG), Torstein Dahle (R), Christian Haugen (FrP) 10 Merknader fremsatt i utvalget: Even Sørland (A) fremsatte på vegne av A følgende merknader: Merknad 1 Revisjonsrapporten viser hvor viktig etableringen av Samfunnssikkerhetens hus har vært for beredskapen i kommunen, og Bystyret ber om at Samfunnssikkerhetens hus styrkes for å kunne følge opp blant annet at byrådsavdelingenes praksis er i henhold til systemer og rutiner, samt at øvelser gjennomføres. Merknad 2 For å styrke beredskapen mot en atomhendelse, er det avgjørende med detaljerte evakueringsplaner og informasjonsprosedyrer som kan nå befolkningen raskt og effektivt. Bystyret ber byrådet om å også vurdere behovet for generell informasjon til befolkningen om beredskapen og hvordan varsling vil skje. Votering: Merknad 1 og 2 fra A, fremsatt av Even Sørland (A) fikk 8 stemmer (A, SV, MDG, R, KrF). Kontrollutvalget behandlet saken i møtet 24.09.2024 sak 86/24 og traff følgende vedtak: 1. Kontrollutvalget tar Deloittes rapport «Forvaltningsrevisjon av beredskap - delrapport om beredskap ved atomhendelse» til orientering. 2. Kontrollutvalget tar opplysningene i høringsuttalelsen fra fungerende byrådsleder til orientering. 3. Kontrollutvalget sender rapporten til bystyret. Innstilling til bystyret: 1. Bystyret tar Deloittes rapport «Forvaltningsrevisjon av beredskap - delrapport om beredskap ved atomhendelse» til orientering. 2. Bystyret ber byrådet følge opp anbefalingene til tiltak som framgår av forvaltningsrevisjonen. 3. Bystyret ber byrådet rapportere til kontrollutvalget om hvordan revisors anbefalinger er fulgt opp innen utgangen av mars 2025. [Lagre saksprotokoll] [Lagre vedtak] 126/24 Oppfølging - forvaltningsrevisjon av Bergen legevakt Utvalg for helse og sosial hadde saken til orientering i møtet 16.10.2024 sak 126/24: Utvalg for helse og sosial tok saken til orientering. Kontrollutvalget innstiller til bystyret. 11 Merknad 1 Ved neste evaluering av legevaktene i Bergen kommune undersøkes det hvordan «ring først» har påvirket hørselshemmede/døve samt hvordan det systematisk sikres at pasienter og pårørendes tilbakemeldingen innhentes og benyttes aktivt i kvalitets- og forbedringsarbeidet. Merknad 2 Legevakten må sikre tilstrekkelig opplæring for førstelinjetjenesten i kommunikasjon med hørselshemmede/døve og i bruk av skrankeslynge Utvalg for helse og sosials behandling Følgende representanter tok ordet: Jeron Joseph (A), Christian Haugen (FrP) Merknader fremsatt i utvalget: Jeron Joseph (A) fremsatte på vegen av A følgende merknad: Bystyret påpeker at bydelslegevaktene må inngå for å gi et samlet bilde av legevaktsituasjonen i kommunen. Jeron Joseph (A) fremsatte på vegne av kommunalt råd for personer med funksjonsnedsettelse følgende merknader: Merknad 1 Ved neste evaluering av legevaktene i Bergen kommune undersøkes det hvordan «ring først» har påvirket hørselshemmede/døve samt hvordan det systematisk sikres at pasienter og pårørendes tilbakemeldingen innhentes og benyttes aktivt i kvalitets- og forbedringsarbeidet. Merknad 2 Legevakten må sikre tilstrekkelig opplæring for førstelinjetjenesten i kommunikasjon med hørselshemmede/døve og i bruk av skrankeslynge Votering: Merknad fra A, fremsatt av Jeron Joseph, (A) fikk 8 stemmer (A, SV, MDG, R, KrF). Merknad 1 og 2 fra kommunalt råd for personer med funksjonsnedsettelse, fremsatt av Jeron Joseph (A) ble tiltrådt enstemmig. Kontrollutvalget behandlet saken i møtet 24.09.2024 sak 87/24 og traff følgende vedtak: 1. Kontrollutvalget tar tilbakemeldingen og presentasjonen fra byråd for eldre, helse og omsorg om oppfølging av rapporten «Forvaltningsrevisjon av Bergen legevakt», til orientering. 2. Kontrollutvalget sender saken til bystyret til orientering. Innstilling til bystyret: 1. Bystyret tar tilbakemeldingen fra byråd for eldre, helse og omsorg om oppfølging av rapporten «Forvaltningsrevisjon av Bergen legevakt», til orientering. [Lagre saksprotokoll] [Lagre vedtak] 12 127/24 Eventuelt til møte helse og sosial 16.10.2024 Utvalg for helse og sosial behandlet saken i møtet 16.10.2024 sak 127/24: Diane Alexandra Berbain (SV) fremsatte på vegne av SV følgende forslag: Utvalg for helse og sosial setter en sak som tar for seg en redegjørelse for prosessen for lokalisering av NAV Bergen sentrum på sakskartet til førstkommende utvalgsmøte. Utvalget ber byrådet gi en skriftlig orientering om bakgrunnen for saken, som blant annet inneholder: - Faglige vurderinger, konsekvensanalyse for fagmiljøet, ansatte og brukere, brukerundersøkelse, referater fra møter, involvering av kommunalt hovedverneombud, drøfting av utvelgelseskriterier. - Eventuell medvirkning fra medbestemmelsesapparatet, fra brukerorganisasjoner og brukerne. - NAV stat og kommune sin innsats i de løpende beslutningene om nyorganiseringen. Tilgjengelighetsvurdering for brukerne med risiko for underforbruk av tjenester, samt risikovurdering/konsekvensanalyse av avstand fra samarbeidspartnere, risiko knyttet til ivaretakelse av deltakelse i forskjellige tiltak. Votering: Ingen motsatte seg at forslaget fra SV ble tatt opp til realitetsbehandling. Forslag fra SV, fremsatt av Diane Alexandra Berbain (SV) fikk 8 stemmer og ble vedtatt (A, SV, MDG, R, KrF), jf. kommuneloven § 11-3 (1), siste setning, «En sak skal settes på sakslisten hvis minst 1/3 av organets medlemmer krever det.» Utvalg for helse og sosials behandling Følgende representanter tok ordet: Diane Alexandra Berbain (SV) [Lagre saksprotokoll] [Lagre vedtak] 128/24 Planstrategi for Bergen kommune 2023–2027 med planprogram for kommuneplanens samfunnsdel Utvalg for helse og sosial hadde saken til orientering i møtet 16.10.2024 sak 128/24: Utvalg for helse og sosial tok saken til orientering. Utvalg for miljø og byutvikling innstiller til bystyret. Utvalg for helse og sosials behandling Følgende representanter tok ordet: Even Sørland (A), Christine Henriksen Ødegaard (MDG) 13 Byrådet behandlet saken i møtet 26.09.2024 sak 295/24 Byrådet innstiller til bystyret å fatte følgende vedtak: 1. I medhold av plan- og bygningsloven § 10-1 vedtas planstrategi for Bergen kommune 2023–2027 for valgperioden. 2. Kommuneplanens samfunnsdel og arealdel skal revideres. Bystyret ber byrådet arbeide videre med rullering i tråd med denne saken. 3. I medhold av plan- og bygningsloven § 11-13 om utarbeiding av planprogram, jf. § 11-4, fastsettes planprogrammet for kommuneplanens samfunnsdel. [Lagre saksprotokoll] [Lagre vedtak] Christian Haugen (FrP) Utvalgsleder Birgitte Teglgaard Jørgensen Seniorrådgiver 14 </text:p>
          </table:table-cell>
          <table:table-cell office:value-type="float" office:value="4601" calcext:value-type="float">
            <text:p>4601</text:p>
          </table:table-cell>
          <table:table-cell office:value-type="string" calcext:value-type="string">
            <text:p>544b2f8f-2583-547c-9a2c-b65a63296d03</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Formannskapet Arkivsaknr. 24/09832 Saksbehandler Sjur S. H. Melsås Behandlet av Møtedato Saknr 1 Miljø-, idrett-, kultur- og 05.06.2024 71/24 samfunnsutviklingsutvalget 2 Kommune- og byutviklingsutvalget 06.06.2024 31/24 3 Formannskapet 11.06.2024 86/24 4 Kommunestyret 19.06.2024 106/24 Reduksjon av elbilrabatt og justering av KPI Formannskapet har behandlet saken i møte 11.06.2024 sak 86/24 Møtebehandling Votering Innstillinga ble vedtatt med 11 stemmer for (Ap, Høyre, Kr</text:p>
          </table:table-cell>
          <table:table-cell office:value-type="string" calcext:value-type="string">
            <text:p><text:s/>Saksprotokoll Utvalg: Formannskapet Arkivsaknr. 24/09832 Saksbehandler Sjur S. H. Melsås Behandlet av Møtedato Saknr 1 Miljø-, idrett-, kultur- og 05.06.2024 71/24 samfunnsutviklingsutvalget 2 Kommune- og byutviklingsutvalget 06.06.2024 31/24 3 Formannskapet 11.06.2024 86/24 4 Kommunestyret 19.06.2024 106/24 Reduksjon av elbilrabatt og justering av KPI Formannskapet har behandlet saken i møte 11.06.2024 sak 86/24 Møtebehandling Votering Innstillinga ble vedtatt med 11 stemmer for (Ap, Høyre, KrF, MDG, Rødt, SV, SP) og 2 stemmer mot (FrP, INP). Formannskapets vedtak 1. Kommunestyret godkjenner at bompengetakstene indeksjusteres i takt med utvikling i konsumprisindeks. Bompengeselskapet gis fullmakt til å gjennomføre prisjustering når utviklingen utgjør en hel krone mot grunntaksten begrenset oppad til prisstigningen. 2. Tromsø kommune godkjenner at rabatt for elbiler i takstgruppe 1 justeres fra 50 % til 30 %. Rabattjusteringen innføres fra 30.06.2026. 3. Det forutsettes at Troms fylkeskommune fatter tilsvarende vedtak. 1 </text:p>
          </table:table-cell>
          <table:table-cell office:value-type="float" office:value="5501" calcext:value-type="float">
            <text:p>5501</text:p>
          </table:table-cell>
          <table:table-cell office:value-type="string" calcext:value-type="string">
            <text:p>85eee930-835a-5747-9a41-a82aa84c8cff</text:p>
          </table:table-cell>
          <table:table-cell table:number-columns-repeated="16376"/>
        </table:table-row>
        <table:table-row table:style-name="ro2">
          <table:table-cell table:number-columns-repeated="3"/>
          <table:table-cell office:value-type="string" calcext:value-type="string">
            <text:p>Eventuelt utvalg for finans, kultur og næring 16.10.2024</text:p>
          </table:table-cell>
          <table:table-cell table:number-columns-repeated="2" office:value-type="string" calcext:value-type="string">
            <text:p><text:s/>Utvalg for finans, kultur og næring Saksframstilling Vår referanse: 2023/257825-21 Saksbehandler: Birgitte Worren Bratland Eventuelt utvalg for finans, kultur og næring 16.10.2024 Hva saken gjelder: Saker til eventuelt fremsettes i møtet. Dato: 7. oktober 2024 Birgitte W. Bratland - Førstekonsulent Dokumentet er godkjent elektronisk. Saksframstilling: 1 </text:p>
          </table:table-cell>
          <table:table-cell office:value-type="float" office:value="4601" calcext:value-type="float">
            <text:p>4601</text:p>
          </table:table-cell>
          <table:table-cell office:value-type="string" calcext:value-type="string">
            <text:p>bf0d39f1-a153-5cf4-a3ff-82a642c27361</text:p>
          </table:table-cell>
          <table:table-cell table:number-columns-repeated="16376"/>
        </table:table-row>
        <table:table-row table:style-name="ro2">
          <table:table-cell table:number-columns-repeated="3"/>
          <table:table-cell office:value-type="string" calcext:value-type="string">
            <text:p>Saksprotokoll BR2, 21112024, Sak 1306/24, Høringsuttalelse til Vegdirektoratets forslag til ny vegklasseforskrift og revidert bruforskrift for offentlig veg</text:p>
          </table:table-cell>
          <table:table-cell table:number-columns-repeated="2" office:value-type="string" calcext:value-type="string">
            <text:p>Høringsuttalelse til Vegdirektoratets forslag til ny vegklasseforskrift og revidert bruforskrift for offentlig veg Byrådet behandlet saken i møtet 21.11.2024 sak 1306/24 og fattet følgende vedtak: 1. Byrådet avgir høringsuttalelse til «Vegdirektoratets forslag til ny vegklasseforskrift og revidert broforskrift for offentlig veg» slik den fremkommer av byrådens forslag. 2. Melding om vedtak sendes Bystyrets kontor. </text:p>
          </table:table-cell>
          <table:table-cell office:value-type="float" office:value="4601" calcext:value-type="float">
            <text:p>4601</text:p>
          </table:table-cell>
          <table:table-cell office:value-type="string" calcext:value-type="string">
            <text:p>cb397f0e-8891-5ab0-9e79-5a65a29d4427</text:p>
          </table:table-cell>
          <table:table-cell table:number-columns-repeated="16376"/>
        </table:table-row>
        <table:table-row table:style-name="ro2">
          <table:table-cell table:number-columns-repeated="3"/>
          <table:table-cell office:value-type="string" calcext:value-type="string">
            <text:p>Saksprotokoll FORUTV, 27082024, Sak 278/24, Kjøreplan bystyrets møte 4. september 2024 - revidert</text:p>
          </table:table-cell>
          <table:table-cell office:value-type="string" calcext:value-type="string">
            <text:p>Kjøreplan bystyrets møte 4. september 2024 - revidert Forretningsutvalget behandlet saken i møtet 27.08.2024 sak 278/24 og fattet følgende vedtak: 1. Vedlagte kjøreplan legges til grunn for avviklingen av bystyrets møte 4. september 2024. 2. Representantforslag som er spilt inn fra partiene som mulig å utsette til neste bystyremøte, fjernes fra sakskartet før utsending. Forretningsutvalgets behandling Følgende representanter tok ordet: Eivind Nævdal-Bolstad (H), Rune Bakervik (A), Mailiss Solhei</text:p>
          </table:table-cell>
          <table:table-cell office:value-type="string" calcext:value-type="string">
            <text:p>Kjøreplan bystyrets møte 4. september 2024 - revidert Forretningsutvalget behandlet saken i møtet 27.08.2024 sak 278/24 og fattet følgende vedtak: 1. Vedlagte kjøreplan legges til grunn for avviklingen av bystyrets møte 4. september 2024. 2. Representantforslag som er spilt inn fra partiene som mulig å utsette til neste bystyremøte, fjernes fra sakskartet før utsending. Forretningsutvalgets behandling Følgende representanter tok ordet: Eivind Nævdal-Bolstad (H), Rune Bakervik (A), Mailiss Solheim-Åkerblom (R), Trond Tystad (BL), Ingrid Nergaard Fjeldstad (V) Varaordfører Thomas Flesland (Sp) viste særlig til sak om Bergen ROS 2024 og tilleggsnotat fra byrådsleders avdeling som var del av behandlingen i Utvalg for finans, kultur og næring. Dette notatet er unntatt offentligheten etter offentleglova § 24-3. I utvalgsbehandlingen var det ingen spørsmål eller kommentarer til dette notatet, og det var således ikke vesentlig for behandlingen av saken. Varaordfører anbefalte derfor at bystyrets behandling av saken gjennomføres uten at tilleggsnotatet følger saken. Forretningsutvalget sluttet seg til dette. Varaordfører Thomas Flesland (Sp) fremsatte følgende forslag: Representantforslag som er spilt inn fra partiene som mulig å utsette til neste bystyremøte, fjernes fra sakskartet før utsending. Votering: Forslag til vedtak, med endring fremsatt av varaordfører Thomas Flesland (Sp), ble vedtatt enstemmig. Forslag til vedtak: Vedlagte kjøreplan legges til grunn for avviklingen av bystyrets møte 4. september 2024. </text:p>
          </table:table-cell>
          <table:table-cell office:value-type="float" office:value="4601" calcext:value-type="float">
            <text:p>4601</text:p>
          </table:table-cell>
          <table:table-cell office:value-type="string" calcext:value-type="string">
            <text:p>6cb0abd8-0b01-5f56-b7d0-9f88762d9bcd</text:p>
          </table:table-cell>
          <table:table-cell table:number-columns-repeated="16376"/>
        </table:table-row>
        <table:table-row table:style-name="ro2">
          <table:table-cell table:number-columns-repeated="3"/>
          <table:table-cell office:value-type="string" calcext:value-type="string">
            <text:p>Høringsuttalelse - NOU 2024:2 I samspill med naturen - Naturrisiko for næringer, sektorer og samfunn i Norge</text:p>
          </table:table-cell>
          <table:table-cell office:value-type="string" calcext:value-type="string">
            <text:p><text:s/>BYRÅDET Byrådssak /24 Saksframstilling Vår referanse: 2024/47356-5 Høringsuttalelse - NOU 2024:2 I samspill med naturen - Naturrisiko for næringer, sektorer og samfunn i Norge Hva saken gjelder: Bergen kommune mottok den 14.03.2024 Naturrisikoutvalgets NOU 2024: 2 I samspill med naturen – naturrisiko for næringer, sektorer og samfunn i Norge. Høringsfrist: Høringsfrist er 15.06.2024. Bergen kommune er innvilget utsatt høringsfrist til 30.06.2024. Bakgrunn: Naturrisikoutvalget ble oppnevnt ved k</text:p>
          </table:table-cell>
          <table:table-cell office:value-type="string" calcext:value-type="string">
            <text:p><text:s/>BYRÅDET Byrådssak /24 Saksframstilling Vår referanse: 2024/47356-5 Høringsuttalelse - NOU 2024:2 I samspill med naturen - Naturrisiko for næringer, sektorer og samfunn i Norge Hva saken gjelder: Bergen kommune mottok den 14.03.2024 Naturrisikoutvalgets NOU 2024: 2 I samspill med naturen – naturrisiko for næringer, sektorer og samfunn i Norge. Høringsfrist: Høringsfrist er 15.06.2024. Bergen kommune er innvilget utsatt høringsfrist til 30.06.2024. Bakgrunn: Naturrisikoutvalget ble oppnevnt ved kongelig resolusjon den 22.juni 2022. Utvalgets mandat var blant annet å beskrive hva naturrisiko er, vurdere hvordan næringer og sektorer i Norge og samfunnet er og kan bli berørt av tap av natur og naturmangfold, og se på hvordan aktører i offentlig og privat sektor kan analysere og håndtere naturrisiko på best mulig måte. Naturrisikoutvalgets utredning ble overlevert klima- og miljøminister Andreas Bjelland Eriksen 12.02.2024. Hovedinnholdet i utredningen er beskrivelse av hva naturrisiko er, vurdering av hvordan aktører i Norge og samfunnet kan bli berørt av tap av natur, og vurdering av hvordan aktører i offentlig og privat sektor kan analysere og håndtere naturrisiko på best mulig måte. Utvalgets mandat sier at utvalget ikke skal foreslå konkrete tiltak og endringer i virkemidler som påvirker tapet av natur Naturrisiko er faren for negative konsekvenser for aktører og samfunn ved tap og forringelse av natur og naturmangfold. Dette er et relativt nytt begrep, og har blitt utviklet for å kunne analysere og håndtere antatte virkninger av naturtap i finansielle og økonomiske sammenhenger. Fysisk naturrisiko er risiko knyttet til konsekvensene for aktørene og samfunnet som følge av tap og forringelse av natur og naturmangfold i seg selv. Naturrelatert overgangsrisiko er risiko for aktørene og samfunnet som oppstår som følge av endringer i reguleringer og rammevilkår som er utløst av politiske beslutninger for å redusere naturtapet, eller som følge av endringer i for eksempel teknologi eller forbrukerpreferanser. Utvalget kommer med konkrete anbefalinger både på nasjonalt nivå og til offentlig og privat sektor. En sentral anbefaling er at aktører og virksomheter i sin vurdering og håndtering av naturrisiko bør følge fem metodiske hovedtrinn: – identifisere hvor og hvordan virksomheten berører natur, inkludert i sine verdikjeder – analysere hvor og hvordan virksomheten er avhengig av og påvirker natur – vurdere hvordan virksomheten er utsatt for naturrisiko – bruke analysene og vurderingene som grunnlag for intern og ekstern rapportering – anvende denne kunnskapen som grunnlag for konkrete beslutninger og handlinger 1 Anbefalinger rettet særskilt mot offentlig sektor (stat og kommune), gjengis i korte trekk her. For alle anbefalinger vises det til utredningens s. 26 – 30. Utvalget mener at: - naturkartlegging og stedfestet informasjon om naturen er nødvendig for å analysere og håndtere samfunnets avhengighet av og påvirkning på natur, og dermed eksponering for naturrisiko - miljøinformasjon må systematiseres, digitaliseres og tilgjengeliggjøres i større grad - kapasitet og kompetanse knyttet til naturrisiko må heves både i forvaltningen, i arbeidslivet og i samfunnet for øvrig - klarere rammer rundt vurderingene av naturrisiko vil gi bedre forvaltning, blant annet innenfor arealforvaltning, fordi areal er en knapp ressurs – både på land og i kyst- og havområdene - det er behov for tydeligere føringer, og støtte og veiledning, fra statlig myndighet for å redusere fysisk naturrisiko samtidig som forutsigbare prosesser reduserer overgangsrisiko - beslutningsprosesser som innebærer håndtering av naturrisiko, må være kunnskapsbaserte og transparente - norske myndigheter bør ta et særlig ansvar for vurdering og håndtering av naturrisiko - det er behov for systematisk vurdering og håndtering av naturrisiko på kommunalt og regionalt nivå - myndighetene bør bidra til at naturrelatert informasjon og rapportering blir tilgjengelig og standardisert - myndighetene må styrke kontrollen med at krav innfris og ønsket effekt oppnås i offentlig eide virksomheter Innspill fra fagetat (-er): Høringssaken er forelagt Klimaetaten, Bymiljøetaten, Plan- og bygningsetaten, Bergen Vann for faglige innspill. I tillegg er BFIN og BNKI forespurt om innspill. Klimaetaten, Bymiljøetaten, Plan- og bygningsetaten og Bergen Vann har levert innspill i saken. Innspillene er vedlagt i sin helhet. Under følger en kort oppsummering av fagetatenes kommentarer: Klimaetaten: Generelle merknader: Klimaetaten mener Naturrisikoutvalgets rapport gir et grundig og nyttig rammeverk for å vurdere kommunens naturrisiko. Klimaetaten er enig med Naturrisikoutvalget i at klimarisiko og naturrisiko må ses i sammenheng, og ser positivt på behandlingen av overgangsrisiko og grenseoverskridende risiko i rapporten. Klimaetaten er imidlertid kritiske til Naturrisikoutvalgets mandat. Utvalget skulle beskrive og belyse begrepet «naturrisiko», men ikke foreslå konkrete tiltak. Klimaetaten mener en tiltaksutredning for å redusere naturrisiko og stanse naturtapet, er langt på overtid. Klimaetaten forventer derfor at Naturrisikoutvalgets grundige arbeid følges opp i Regjeringens oppfølging av Naturavtalen, gjennom stortingsmeldingen om nasjonal handlingsplan for natur. Spesielle merknader: Klimaetaten har kommet med merknader til flere av kapitlene i NOUen. Innspillet er svært omfattende, og gjengis kun i korte trekk her. Det vises til vedlagt innspill i sin helhet for ytterligere detaljer. Behovet for grønn omstilling medfører overgangsrisiko for beslutningstakere og for samfunnet Klimaetaten er enig i vurderinger om målkonflikter knyttet til naturrisiko, og mener det er behov for å bedre synliggjøre dem i grunnlaget for politiske avgjørelser. Det kan være gjennom rådgivende fagorgan som er dedikerte til å vurdere potensielle konsekvenser av politikken. Klimaetaten viser også til vurderinger av det innebygde spenningsforholdet og 2 dilemmaene i forvaltning og politikk, og mener det er behov for forutsigbarhet og sammenheng i den nødvendige regelverksutviklingen. Vurdering av naturrisiko i næringer og sektorer i Norge Klimaetaten mener at Naturrisikoutvalget tydeliggjør hvordan klimaendringene påvirker, og kan påvirke næringer og sektorer i Bergen i fremtiden, med klimaendringene som en risikoforsterker. Klimaetaten viser til omtale av arealbruk som viktigste årsak til tap av natur, og tilhørende overgangsrisiko for arealintensive virksomheter. Naturrisikoutvalgets vurderinger har betydning for næringene i Bergen, og for deres omstillingsevne i fremtiden. Forutsigbare og langsiktige rammer for arealbruken vil redusere overgangsrisikoen. Klimaetaten viser til mineralutvinning, og mener at urban mining bør utforskes og kartlegges videre. Knyttet til kraftproduksjon og nett og klimaendringenes påvirkning på dette, mener Klimaetaten at det må treffes en god balanse mellom behovet for å stanse naturtapet og det det økende behovet for fornybar kraftproduksjon fremover. Klimaetaten mener det i større grad må tilrettelegges for lokale småskalaløsninger, deriblant fortgang i arbeidet med å utvide delingsløsningen i forskrift til energiloven, og mulighet til å kreve energiløsninger utover fjernvarme i plan- og bygningsloven, samt tiltak for energieffektivisering. Analyse og håndtering av naturrisiko i offentlig sektor Klimaetaten savner en grundigere vurdering av naturen, naturtap og naturrisiko i sammenheng med folkehelse. Innenfor arealplanlegging mener Klimaetaten det må være en tydelig sammenheng i hvordan klima og natur håndteres i lovgivningen, og det må sikres en tilstrekkelig og hensiktsmessig vektlegging. Klimaetaten mener det enkeltvise artsvernet naturmangfoldloven legger opp til ofte blir for svakt i møte med sterke interesser og kortsiktige gevinster. Hensynet til klima og natur må sikres helhetlig, med forpliktende føringer som setter en begrunnet verdi på naturen og naturhensynet opp mot andre hensyn. Klimaetaten mener det bør ses til hvordan bruk og vern av sjø og vassdrag er håndtert i plan- og bygningsloven § 11-7, nr. 6. Det kan være en nyttig måte å også håndtere bruk og vern av naturen. For restaurering av natur, mener Klimaetaten det bør vurderes en tilsvarende løsning som i lovens § 31-14, om kommunenes adgang til å gi pålegg om tiltak mot overvann på bebygd eiendom. Klimaetaten mener det må utvikles metoder for å kartlegge totalbelastningen, hvor naturens betydning for den helhetlige klimatilpasningen og karbonlagringen må tydeliggjøres. Disse kartleggingene må få større betydning i de vurderingene som gjøres etter både naturmangfoldloven og plan- og bygningsloven. Klimaetaten mener at hensynet til klima og natur, og ikke minst målet om omstilling til lavutslippssamfunn, må integreres tydelig og helhetlig i plan- og bygningsloven. Klimaetaten er enig i behovet for å se nærmere på rollefordelingen i arbeidet med konsekvensvurderingen, og er enig i modellen som er foreslått, hvor kommunen bestiller og står som ansvarlig for gjennomføringen av konsekvensvurderingen, men tiltakshaver fortsatt står for kostnaden, dette vil i stor grad fjerne problemet med insentiver og asymmetri. 3 I oppfølgingen av Naturrisikoutvalgets arbeid etterspør Klimaetaten en grundig vurdering av søksmålsrisiko tilknyttet tap og forringelse av naturen. Det må blant annet ses i sammenheng med Naturavtalens målsettinger om vern og restaurering. Klimaetaten er enig i Naturrisikoutvalgets vurdering om naturrisiko i kunnskapsgrunnlaget for offentlige beslutninger, og mener vurderinger av naturrisiko må legges til grunn for alle avgjørelsen som berører klima og natur. I oppfølgingen av Naturrisikoutvalgets arbeid, mener Klimaetaten det bør vurderes å nyansere bestemmelsen i plan- og bygningsloven om kompetansekrav (pbl § 3-3), eller implementere en tilsvarende kompetansebestemmelse i kommuneloven, om nødvendig klima- og naturfaglig kompetanse. Det må imidlertid også følges av en økning i ressurser til kompetanseheving i kommunene. Bymiljøetaten: Bymiljøetaten viser til NOUens beskrivelse av begrepet naturrisiko (fysisk naturrisiko og overgangsrisiko). Bymiljøetaten vurderer det som positivt at utredningen er konkret i sine anbefalinger overfor offentlig sektor. Det vises til rapportens påpekning om at offentlig sektor må ta bedre beslutninger i tråd med føre var prinsippet og styrke kunnskap og forståelse av samlet belastning ved å gjennomføre ulike tiltak. Bymiljøetaten viser til at utredningen peker på at kompetanse og kunnskap om naturrisiko, natur og miljø må styrkes innenfor offentlig sektor, og stiller seg bak dette. Kompetanse og kapasitet for å kunne utarbeide og vurdere konsekvensvurderinger må styrkes i ulike ledd, hos bestillere, utredere og beslutningsmyndigheter. Bymiljøetaten vurderer utredningen i sin helhet som god. Den konstaterer at tap av natur er en risiko, og fremhever at naturavtalen legger premisser for hvordan samfunnet må håndtere naturrisiko. NOUens anbefalinger vurderes som viktige, de må tas på alvor og ha konsekvenser for vekting av ulike hensyns i kommunens beslutningsprosesser. Plan- og bygningsetaten: Plan- og bygningsetaten mener det er gjort et grundig arbeid i utredningen, og har ikke vesentlige merknader utover enkelte kommentarer til delene av utredningen som gjelder det offentliges rolle og aktuelle beslutningsprosesser for planer mv.: - I utredningen er det anbefalt 5 metodiske hovedtrinn i arbeidet med naturrisiko (identifisere, analysere, vurdere, rapportere, beslutte). Plan- og bygningsetaten mener dette er en god tilnærming til problemstillingen. - Ved utarbeidelse av planer, i første rekke private planer, er det en utfordring at plandokumentene ikke holder et tilfredsstillende faglig nivå. - På side 22 fremgår det at naturrisiko må inn i aktuelle beslutningsprosesser. Etaten opplever å ha nok kunnskap, men at kunnskapen ikke får en reell rolle i beslutningene som tas. All planlegging beror i hovedsak på en avveining av ulike interesser. I praksis blir andre samfunnsinteresser vektlagt som mer samfunnsnyttig enn natur. - Statsforvalter og Fylkeskommune bør få et større ansvar for å prioritere og forvalte bygging i naturområder. Dette må sees på tvers av kommuner. - I utredningen anbefales det at plan- og bygningsloven skal revideres sammen med annet relevant regelverk. Plan- og bygningsetaten er noe usikker på om regelverket ikke er godt nok, men mener det er viktig at eventuell revisjon av plan- og bygningsloven innenfor dette området må sees i sammenheng med andre sektorlover, håndbøker, veiledere osv. 4 Bergen Vann: Bergen Vann registrerer at mandatet er tydelig på at naturutvalget ikke skal foreslå konkrete tiltak og endringer i virkemidler som påvirker naturtapet. Anbefalingene fra utvalget bærer preg av dette. Bergen Vanns kjerneoppgaver er håndtering av vann som drikkevann, spillvann og overvann. Områdene er ikke omtalt særskilt i utredningen, men Bergen Vann vil peke på følgende områder der deres fagområder spiller på lag med naturen: - Drikkevannsforsyningen i Bergen, og i det meste av Norge er basert på overvannskilder. Å ivareta naturen i tilsigsområdene til kildene er viktig for å ivareta sikkerheten i forsyningen. - Overvannshåndtering basert på naturlige løsninger gir best sikkerhet mot skade som følge av nedbør. De statlige planretningslinjene for klima- og energiplanlegging og klimatilpassing (nå under revidering) uttrykker det slik: Bevaring, restaurering eller etablering av naturbaserte løsninger (slik som eksisterende våtmarker og naturlige bekker eller nye grønne tak og vegger, kunstige bekker og bassen mv.) bør vurderes. Dersom andre løsninger velges, skal det begrunnes hvorfor naturbaserte løsninger er valgt bort. - Blågrønn infrastruktur kan etableres i tilknytning til nybygging, men det beste er om de naturlig, blågrønne strukturene kan beholdes og ikke bygges ned. - Nedbygging av natur akselerer klimaendringene og reduserer vår evne til å møte dem. Bergen Vann skriver at det hadde vært bra om NOUen var mer konkret og kom med forslag til tiltak. Byrådets vurdering og forslag til høringsuttalelse: Bergen kommune mener NOU 2024: 2 I samspill med naturen – Naturrisiko for næringer, sektorer og samfunn i Norge er en solid og nyttig rapport. Naturrisikoutvalget har gitt gode, grundige anbefalinger som angår kommunens virksomhet både direkte og indirekte. Naturrisiko er et relativt nytt begrep, og Bergen kommune mener det er viktig, riktig og på høy tid at det settes fokus på dette. Rapporten anbefaler fem metodiske hovedtrinn i arbeidet med naturrisiko (identifisere, analysere, vurdere, rapportere, beslutte), og vi støtter denne tilnærmingen til problemstillingen. Bergen kommune er enig med Naturrisikoutvalget i at klimarisiko og naturrisiko må ses i sammenheng, og ser positivt på behandlingen av overgangsrisiko og grenseoverskridende risiko i rapporten. Bergen kommune er i det vesentlige enig med anbefalingene fra Naturrisikoutvalget. Vi har noen særskilte merknader som følger under. Bergen kommune merker seg at Naturrisikoutvalgets mandat ikke omhandler å gi forslag til konkrete tiltak for å følge opp funn i utredningen. Rapporten illustrerer begrepsbruk og metodikk, men gir i liten grad pekepinn på hvilke konkrete tiltak som kan redusere naturrisikoen i kommunene. Bergen kommune forventer at Naturrisikoutvalgets grundige arbeid følges opp i regjeringens oppfølging av Naturavtalen, herunder gjennom kommende stortingsmelding om handlingsplan for natur. Oppfølgingen må gjenspeiles i konkrete og håndfaste tiltak for kommunene, som er nærmest den berørte naturen og den potensielle naturrisikoen. Det innebærer å tilgjengeliggjøre metoder, verktøy og datagrunnlag for å evaluere og håndtere kommunenes sårbarhet tilknyttet naturrisiko. Det vises til kraftproduksjon og nett, og klimaendringenes påvirkning på dette. Det er viktig å finne en god balanse mellom behovet for å stanse naturtapet og det økende behovet for fornybar kraftproduksjon fremover. Bergen kommune mener det i større grad må 5 tilrettelegges for lokale småskalaløsninger, deriblant fortgang i arbeidet med å utvide delingsløsningen i forskrift til energiloven, og gjøre det enklere å utføre energieffektiviseringstiltak. Videre vises det til omtale av arealbruk som viktigste årsak til tap av natur, og tilhørende overgangsrisiko for arealintensive virksomheter. Dette er et fagområde der kommunene sitter med en stor del av forvaltningsansvaret. Naturrisikoutvalgets vurderinger har betydning for næringene i Bergen, og for deres omstillingsevne i fremtiden. Forutsigbare og langsiktige rammer for arealbruken er nødvendig for å redusere overgangsrisikoen. Vi vil påpeke at regioner må ses i sammenheng når det gjelder bo- og arbeidsmarked og konsekvenser for natur og naturrisiko. Det er lite hensiktsmessig at enkelte kommuner har en restriktiv arealpolitikk dersom nabokommuner ikke har det, da man risikerer at innbyggere flytter ut av byen til omegnen for å pendle til jobb. Dette krever godt samarbeid mellom kommuner, og at det tas ansvar på regionalt og nasjonalt nivå. Bergen kommune viser til at utredningen peker på at kompetanse og kunnskap om naturrisiko, natur og miljø må styrkes innenfor offentlig sektor. Vi opplever at det kan være en utfordring at innsendte plandokumenter ikke alltid holder et tilfredsstillende faglig nivå. Både kvaliteten på naturmangfoldrapporter og konsekvensutredninger varierer stort mellom saker. Det er behov for bedre verktøy for å heve standarden på rapportene (for eksempel maler, veiledere mm.). Kompetanse og kapasitet for å kunne utarbeide og vurdere konsekvensvurderinger må styrkes i ulike ledd, hos bestillere, utredere og beslutningsmyndigheter. Videre bør det utvikles metoder for å kartlegge totalbelastningen på naturen, hvor naturens betydning for den helhetlige klimatilpasningen og karbonlagringen må tydeliggjøres. I oppfølgingen av Naturrisikoutvalgets arbeid etterspør Bergen kommune en grundig vurdering av søksmålsrisiko tilknyttet tap og forringelse av naturen. Det må blant annet ses i sammenheng med Naturavtalens målsettinger om vern og restaurering. Avslutningsvis vil vi påpeke at vi savner en grundigere vurdering av naturen, naturtap og naturrisiko i sammenheng med folkehelse, en svært viktig side ved saken, der kommunene har et stort ansvar. Begrunnelse for framleggelse til bystyret: Byrådets fullmakter vedtatt av bystyret 16. desember 2020 i sak 378/20, § 6: Høringsuttalelser i prinsipielle saker som samtidig innebærer politiske avveininger, skal avgis av bystyret. Saken anses å være prinsipiell og innebære politiske avveininger. Forretningsutvalget har i møte 20.04.2024 i sak 116/24 fattet følgende vedtak: 1. Utvalg for miljø og byutvikling innstiller til bystyret som avgir høringssvar til «Høring - NOU 2024:2 I samspill med naturen - Naturrisiko for næringer, sektorer og samfunn i Norge» på vegne av Bergen kommune. Høringssvar sendes i tillegg utvalg for finans, kultur og næring til orientering. Byrådet innstiller til bystyret å fatte følgende vedtak: Bergen kommune avgir høringsuttalelse til NOU 2024:2 I samspill med naturen - Naturrisiko for næringer, sektorer og samfunn i Norge slik den fremkommer av byrådets forslag. Dato: 7. mai 2024 Christine B. Meyer Christine Kahrs 6 Byrådsleder Byråd for byutvikling Dokumentet er godkjent elektronisk. Vedlegg: Høringsbrev – NOU 2024: 2 NOU 2024: 2 I samspill med naturen – Naturrisiko for næringer, sektorer og samfunn i Norge Faglig innspill, Klimaetaten Faglig innspill, Bymiljøetaten Faglig innspill, Plan- og bygningsetaten Faglig innspill, Bergen Vann 7 </text:p>
          </table:table-cell>
          <table:table-cell office:value-type="float" office:value="4601" calcext:value-type="float">
            <text:p>4601</text:p>
          </table:table-cell>
          <table:table-cell office:value-type="string" calcext:value-type="string">
            <text:p>3763f14c-2b4b-5c28-87eb-7fbca0a20249</text:p>
          </table:table-cell>
          <table:table-cell table:number-columns-repeated="16376"/>
        </table:table-row>
        <table:table-row table:style-name="ro2">
          <table:table-cell table:number-columns-repeated="3"/>
          <table:table-cell office:value-type="string" calcext:value-type="string">
            <text:p>Godkjenning av protokoll fra forretningsutvalgets møte 17.09.2024</text:p>
          </table:table-cell>
          <table:table-cell table:number-columns-repeated="2" office:value-type="string" calcext:value-type="string">
            <text:p><text:s/>Forretningsutvalget Saksframstilling Vår referanse: 2023/257839-76 Saksbehandler: Anette Hatlemark Drabløs Godkjenning av protokoll fra forretningsutvalgets møte 17.09.2024 Vedlagt følger protokoll fra forretningsutvalget sitt møte 17.09.2024. Protokollen godkjennes i møtet. Dato: 18. september 2024 Anette H. Drabløs - Førstekonsulent Dokumentet er godkjent elektronisk. 1 </text:p>
          </table:table-cell>
          <table:table-cell office:value-type="float" office:value="4601" calcext:value-type="float">
            <text:p>4601</text:p>
          </table:table-cell>
          <table:table-cell office:value-type="string" calcext:value-type="string">
            <text:p>34da05e2-e5c2-5aa4-a09b-35488f28bec8</text:p>
          </table:table-cell>
          <table:table-cell table:number-columns-repeated="16376"/>
        </table:table-row>
        <table:table-row table:style-name="ro2">
          <table:table-cell table:number-columns-repeated="3"/>
          <table:table-cell office:value-type="string" calcext:value-type="string">
            <text:p>Vedtak</text:p>
          </table:table-cell>
          <table:table-cell office:value-type="string" calcext:value-type="string">
            <text:p><text:s/>Saksprotokoll Utvalg: Kommunestyret Arkivsaknr. 24/02129 Saksbehandler Rebekka Ringholm Behandlet av Møtedato Saknr 1 Mangfolds- og integreringsutvalget 28.10.2024 27/24 2 Formannskapet 05.11.2024 159/24 3 Kommunestyret 13.11.2024 168/24 4 Likestillingsutvalget 29.10.2024 15/24 5 Mangfolds- og integreringsutvalget 04.11.2024 30/24 Reglement for mangfolds- og integreringsutvalget Kommunestyret har behandlet saken i møte 13.11.2024 sak 168/24 Møtebehandling Kari Helene Skog (Ap) foreslo: Reglemen</text:p>
          </table:table-cell>
          <table:table-cell office:value-type="string" calcext:value-type="string">
            <text:p><text:s/>Saksprotokoll Utvalg: Kommunestyret Arkivsaknr. 24/02129 Saksbehandler Rebekka Ringholm Behandlet av Møtedato Saknr 1 Mangfolds- og integreringsutvalget 28.10.2024 27/24 2 Formannskapet 05.11.2024 159/24 3 Kommunestyret 13.11.2024 168/24 4 Likestillingsutvalget 29.10.2024 15/24 5 Mangfolds- og integreringsutvalget 04.11.2024 30/24 Reglement for mangfolds- og integreringsutvalget Kommunestyret har behandlet saken i møte 13.11.2024 sak 168/24 Møtebehandling Kari Helene Skog (Ap) foreslo: Reglement Støttet av: SV, Rødt, MDG, Sp, Ap Forslag: Helhetlig endringsforslag til nytt reglement. Votering Voteringspunkt Reglement Flertallet voterte for: 33 (Ap, ByLa, H, KrF, MDG, Rødt, Sp, SV, V) og 10 (FrP, INP, NBT) stemte mot Innstillingen falt fordi endringsforslaget ble vedtatt. Kommunestyrets vedtak Helhetlig endringsforslag til nytt reglement vedtas. 1 </text:p>
          </table:table-cell>
          <table:table-cell office:value-type="float" office:value="5501" calcext:value-type="float">
            <text:p>5501</text:p>
          </table:table-cell>
          <table:table-cell office:value-type="string" calcext:value-type="string">
            <text:p>b9fdafee-b328-520e-b613-a1dbf5341c02</text:p>
          </table:table-cell>
          <table:table-cell table:number-columns-repeated="16376"/>
        </table:table-row>
        <table:table-row table:style-name="ro2">
          <table:table-cell table:number-columns-repeated="3"/>
          <table:table-cell office:value-type="string" calcext:value-type="string">
            <text:p>Fana gnr 86 bnr 3 Kismulvegen 187. Klage over avslag på søknad om fradeling av to boligparseller</text:p>
          </table:table-cell>
          <table:table-cell office:value-type="string" calcext:value-type="string">
            <text:p><text:s/>BYRÅDET Byrådssak /24 Saksframstilling Vår referanse: 2023/239608-5 Fana gnr 86 bnr 3 Kismulvegen 187. Klage over avslag på søknad om fradeling av to boligparseller Hva saken gjelder: Saken gjelder klage over avslag på søknad om fradeling av 2 parseller med bestående boligbygg fra gbnr. 86/3 til boligformål. Avslaget ble gitt den 04.09.2023 da en kom til at det ikke forelå rettslig grunnlag for å dispensere fra kommuneplanens arealdel (KPA 2018) § 6.2.2 om byggegrense langs vassdrag og § 31 om </text:p>
          </table:table-cell>
          <table:table-cell office:value-type="string" calcext:value-type="string">
            <text:p><text:s/>BYRÅDET Byrådssak /24 Saksframstilling Vår referanse: 2023/239608-5 Fana gnr 86 bnr 3 Kismulvegen 187. Klage over avslag på søknad om fradeling av to boligparseller Hva saken gjelder: Saken gjelder klage over avslag på søknad om fradeling av 2 parseller med bestående boligbygg fra gbnr. 86/3 til boligformål. Avslaget ble gitt den 04.09.2023 da en kom til at det ikke forelå rettslig grunnlag for å dispensere fra kommuneplanens arealdel (KPA 2018) § 6.2.2 om byggegrense langs vassdrag og § 31 om LNF-formål, jf. pbl. § 19-2. Vedtaket er påklaget av tiltakshaver Kismulvegen 187 AS v/ Jan Ramstad ved brev datert 22.09.2023. Søker er Kismulvegen 187 AS v/ Line Gjerstad Tjelflaat. Deler av klagen er sladdet grunnet personopplysninger, jf. fvl. § 13. Eiendommen er ikke regulert. KPA 2018, vedtatt i Bystyret 19.09.2019, viser omsøkte parseller som landbruks-, natur- og friluftsformål og de ligger innenfor hensynssonene historiske jernbanetraséer (dekningsgrad 5,2 % og 7,4 %), kulturmiljø – Kalandsvatnet (dekningsgrad 100 %) og aktsomhetsområder for steinsprang, jord- og flomskred og snøskred (dekningsgrad 24,7 % og 69,3 %). Tiltaket er avhengig av dispensasjon fra KPA 2018 §§ 6.2.2 og 31, og slike dispensasjoner er omsøkt, jf. pbl. § 19-1. Søker opplyser at det er foretatt nabovarsling i samsvar med bestemmelsene i pbl. § 21-3, og bekrefter at et ikke er mottatt noen merknader. Etat for landbruk har den 06.07.2023 inngitt omfattende uttalelse til omsøkte tiltak. Det påpekes innledningsvis at det er fullt mulig å drive landbruksdrift på en eiendom av denne størrelse. Etat for landbruk mener at omsøkte fradeling ikke er en driftsmessig god løsning. Det oppstår også ofte ulemper for både fradelte boligparseller og for hovedeiendommen ved fradeling som omsøkt når det gjelder bl.a. utfordringer med støv, støy, lukt og helge- og nattarbeid. Omsøkte fradeling vil også kunne føre til økt skade på kulturmark ved økt tråkk og lignende. Etaten vurderer ellers at de to husene kan være en inntektskilde som ikke bør skilles fra landbrukseiendommen. Avslutningsvis påpeker Etaten at omsøkte fradeling krever tillatelse etter jordloven § 12. Det vises til uttalelsen i sin helhet. Søknaden er også sendt Statsforvalteren i Vestland og Vestland fylkeskommune for uttalelse, og det er ikke mottatt noen tilbakemelding. Klage: Klager redegjør innledningsvis for eiendommens og gårdsdriftens historikk og driftsgrunnlag, og påpeker at fradelingen gjelder boliger som allerede er etablert. Tiltakshavers intensjon er verken å omdisponere eller dele av dyrket mark. Klager mener derimot at fradelte parseller til permanent bolig vil være gunstig for gårdsdriften. Klager stiller også spørsmål ved hvordan omsøkte fradeling berører gjeldende hensyn med tanke på boligens alder og eiendomsforholdene ellers. Salg av bolighusene vil dessuten ha økonomiske fordeler, og 1 gjøre «inngangsbilletten/prisen lavere for eventuelle fremtidige eiere som ønsker å bo på gården og utvikle den videre». Det vises til klagen og vedlagt dokumentasjon vedrørende tidligere bruk av området i sin helhet. Fagetatens vurdering og anbefaling: Plan- og bygningsetaten som fagetat opprettholder sin vurdering om at vilkårene for dispensasjon i pbl. § 19-2 ikke er oppfylt for å gi dispensasjon fra KPA 2018 § 6.2.2 om byggegrense langs vassdrag og § 31 om LNF-formål. Fagetaten viser innledningsvis til at det forhold at landbruksmyndighetene ikke kan se rettslig grunnlag for en fradeling etter sitt sektorlovverk. Dette gir et klart signal om at landbrukshensynet ikke lar seg ivareta ved omsøkt tiltak. Fradeling av boligparsellene medfører at bygningene mister sin tilknytning til bruket, og vil kunne avhendes fritt. Fradelingen fratar også en mulig biintekt fra utleie og være til hinder for ordningen med kår- og våningshus. Ordinær boligbebyggelse medfører ellers en annen bruk og belastning av området enn hva som er forutsatt ved LNF-formålet. Når det gjelder byggegrense langs vassdrag, opprettholder fagetaten vurderingen i avslagsvedtaket. Omsøkte fradeling medfører endret arealbruk i et område hvor naturmangfoldet skal veie tungt. Endringer i arealformålet vil tilsidesette sentrale natur- og miljøhensyn knyttet til randsonen langs Kalandsvatnet. Fordelene ved omsøkte tiltak hva gjelder økonomiske og driftsrelaterte forhold, kan heller ikke etter fagetatens syn tillegges vesentlig vekt i vurderingene. Fagetaten stiller avslutningsvis spørsmål ved om gjenstående arealer på hovedbruket på nordsiden tilfredsstiller kravene i pbl. § 26-1. En må ta stilling til og vurdere «om restarealene har en hensiktsmessig arrondering for utnyttelse i samsvar med LNF-formålet». Det vises til fagetatens notat av 29.09.2023 i sin helhet. Økonomiske konsekvenser: Ikke relevant. Byrådets vurdering og anbefaling/konklusjon: Byrådet har vurdert saken på nytt med bakgrunn i mottatt søknad og sakens dokumenter ellers, og er kommet til at klagen ikke kan tas til følge. Omsøkte fradeling er avhengig av dispensasjoner fra KPA 2018 §§ 6.2.2 om byggegrense langs vassdrag og § 31 om LNF-formål, og slike dispensasjoner er omsøkt, jf. pbl. § 19-1. Hovedhensynet bak arealformålet i LNF-område er å sikre allmenne ferdsels- og friluftsinteresser, bevare landskaps- og jordbrukshensyn samt å bevare sammenhengende landbruksområder. Uheldig omdisponering eller fragmentering av landbruksområder og grøntstruktur skal unngås. Hovedhensynet bak byggeforbudet langs vassdrag er å verne strandsonen mot byggetiltak og terrenginngrep for å sikre natur- og kulturmiljø, friluftsliv, landskap og allmennhetens interesser, samt å hindre at tilgjengeligheten til sjø og vassdrag reduseres. Byrådet finner det hensiktsmessig å behandle dispensasjonene samlet. Overordnet bør det for saker som berører landbruksformålet føres en restriktiv praksis i fradelingsaker. Fradeling av landbrukseiendommer har ulike negative konsekvenser for drivverdigheten som byrådet vil belyse i det følgende. Byrådet vil påpeke at de landbruksfaglige vurderingene i saken tillegges særskilt vekt. Fradeling i strid med plan til bruk for ordinært boligformål, medfører at de etablerte boligbyggene mister sin tilknytning til bruket. Det innebærer at en vil frata landbrukseiendommen en mulig biintekt fra utleie. Utleie av boligene fremstår også i større grad hensiktsmessig med tanke på hvordan en kan håndtere ulemper knyttet til driften. 2 Byråden vil i denne sammenheng belyse at det erfaringsmessig kan oppstå gjensidige negative konsekvenser både for driftseiendommen og for boligeiendommen ved fradeling. Boligene kan fritt omsettes, og ulemper knyttet til konsekvenser for lekende barn og store maskiner, kvelds- og helgearbeid, lukt, støy og støv kan oppleves forskjellig fra person til person. Det er dessuten viktig å påpeke det faktum at Bergen kommune har sterkt press på landbruksarealene, og dispensasjon i denne sak kan medføre en uheldig forventning om at det er kurant å fradele boligeiendommer fra landbrukseiendommer. I et langsiktig perspektiv vil fradeling som omsøkt, medføre stykkevis og delt nedbygging av kommunens landbruksarealer i strid med de overordnede føringene. Kommunens utgangspunkt bør derfor være at endringer av arealene avklares i planarbeid, og ikke ved dispensasjoner fra gjeldende arealformål. Endringer av arealbruken innenfor områder hvor naturmangfoldet skal veie tungt, er også av betydning for byrådets vurderinger. Det vises til fagetatens og Etat for landbruk sine vurderinger om dette tema. I en samlet vurdering, finner byrådet at hensynene bak bestemmelsene blir «vesentlig tilsidesatt», jf. pbl. § 19-2. Da byrådet er kommet til at hensynene bak bestemmelsene blir vesentlig tilsidesatt dersom det dispenseres, gjøres det ikke en vurdering av om fordelene ved å dispensere vil være klart større enn ulempene da samtlige vilkår må være oppfylt for at dispensasjon kan gis, jf. pbl. § 19-2. Byrådet påpeker likevel at fordelene i hovedsak er av privat karakter, mens ulempene berører allmenne interesser i form av en fragmentering av landbruksområder og ytterligere press på landbruksinteresser. Byrådet viser ellers til at fradelingen medfører at det gjenstår deler av hovedbruket nord for omsøkte parseller uten fysisk tilknytning til bruket. Det fremstår som en uhensiktsmessig fradeling der en står igjen med arealer uegnet til sitt formål av betydning for driften og boligeiendommene ellers, se fagetatens avsluttende kommentar om dette tema i vedlagt fagnotat. Byrådet tiltrer i denne sammenheng Etat for landbruk sin vurdering om at oppstykkingen ikke medfører en «driftsmessig god løsning», jf. jordloven § 1. Byrådet påpeker at tillatelse etter plan- og bygningsloven ikke alene er tilstrekkelig for omsøkte fradeling, og at tiltaket også krever tillatelse etter jordloven § 12. Fagetaten opplyser at en ved eventuell omgjøring må stilles vilkår om at nødvendige erklæringer som sikrer tilknytning til vei, vann og avløp tinglyses. Vedtakskompetanse: I medhold av Reglement for Bergen bystyre og utvalgene 2023-2027 punkt 6.8.2, jf. bystyresak 368/23, er myndigheten til å behandle klagesaker etter plan- og bygningsloven, med unntak av klagesaker som bystyret i plan eller vedtekt har fastsatt skal behandles av bystyret eller annet organ og klagesaker som er delegert til byrådet, delegert til Utvalg for miljø og byutvikling. Dersom klagen ikke tas til følge, skal saken sendes til Statsforvalteren i Vestland for endelig avgjørelse. Byrådet innstiller til utvalg for miljø og byutvikling å fatte følgende vedtak: Fagetatens vedtak datert 04.09.2023 opprettholdes. Klagen tas ikke til følge. Dato: 9. januar 2024 Christine B. Meyer Byrådsleder 3 Dokumentet er godkjent elektronisk. Vedlegg: Fagetatens notat av 29.09.2023 med følgende vedlegg: 1. Oversiktskart 2. Oversiktsfoto 3. Situasjonsplan 4. Vedtak datert 04.09.2023 5. Klage datert 22.09.2023 (sladdet versjon) 6. Dispensasjonssøknader 7. Vedlegg til klage 8. Uttale fra Etat for Landbruk datert 06.07.2023 9. Klage datert 22.09.2023 (usladdet versjon) – Unntatt offentligheten 4 </text:p>
          </table:table-cell>
          <table:table-cell office:value-type="float" office:value="4601" calcext:value-type="float">
            <text:p>4601</text:p>
          </table:table-cell>
          <table:table-cell office:value-type="string" calcext:value-type="string">
            <text:p>5afb7c9c-1861-5a6e-974a-166eb7037f73</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Kommunestyret Arkivsaknr. 24/16552 Saksbehandler Rebekka Ringholm Behandlet av Møtedato Saknr 1 Formannskapet 08.10.2024 143/24 2 Kommunestyret 16.10.2024 144/24 Nyvalg av oppvekst- og utdanningsutvalget etter endelig uttreden for Anne Berit Figenschau (Høyre) Kommunestyret har behandlet saken i møte 16.10.2024 sak 144/24 Møtebehandling Kari Helene Skog (Ap) foreslo: Avtalevalg for Oppvekst- og utdanningsutvalget Støttet av: Ap Forslag: Som oppvekst- og utdanningsutvalget </text:p>
          </table:table-cell>
          <table:table-cell office:value-type="string" calcext:value-type="string">
            <text:p><text:s/>Saksprotokoll Utvalg: Kommunestyret Arkivsaknr. 24/16552 Saksbehandler Rebekka Ringholm Behandlet av Møtedato Saknr 1 Formannskapet 08.10.2024 143/24 2 Kommunestyret 16.10.2024 144/24 Nyvalg av oppvekst- og utdanningsutvalget etter endelig uttreden for Anne Berit Figenschau (Høyre) Kommunestyret har behandlet saken i møte 16.10.2024 sak 144/24 Møtebehandling Kari Helene Skog (Ap) foreslo: Avtalevalg for Oppvekst- og utdanningsutvalget Støttet av: Ap Forslag: Som oppvekst- og utdanningsutvalget for perioden 2024 – 2027 velges: 1. Pål Julius Skogholt - SV - Sosialistisk venstreparti 2. Anni Skogman - Fremskrittspartiet 3. Fartun Hussein - Arbeiderpartiet 4. Brage Larsen Sollund - Arbeiderpartiet 5. Inge Takøy - Arbeiderpartiet 6. Sara Ellen Gaup - Sosialistisk venstreparti 7. Ole Andreas Myhrer Smith - Rødt 8. Nikolai Skogan - Kristelig Folkeparti 9. Ann Sissel Enoksen - By- og landlista 10. Tonje Schjølberg - Nei til bompenger i Tromsø 11. Tormod Ingebrigtsen - Høyre Som varamedlemmer velges: For Arbeiderpartiet: 1. Thomas Birkeland 2. Ida Alstad Gregersen 3. Marit Marthinsen Dahle 4. Odne Stunes 5. Marta Hofsøy For Fremskrittspartiet 1. Sara Haugan Jacobsen 2. Ida Gårseth Hov For Høyre: 1. Tor Arne Morskogen 2. Cecilie Mathisen 3. Markus Akselbo For Kristelig Folkeparti 1. Bjarte Aarmo Lund 2. Ane-Marthe Sani 3. Liv Grete Karlstrøm For By- og landlista 1. Mary-Ann Rikardsen 2. Sten Viktor Pettersen Amundsen For Nei til bompenger i Tromsø 1. Malin Hallem 2. Tor Egil Sandnes 3. Morten Hansen For SV – Sosialistisk Venstreparti: 1. Pernille Lind Hjertø 2. Reinaldo Souza Montalvao 3. Manar Kalaaji 4. Edvard Bjørnson For Rødt: 1. Monica Pettersen 2. Monica Lian 3. Arnfinn Steindal 2. Som leder av utvalget velges: Pål Julius Skogholt 3. Som nestleder av utvalget velges: Anni Skogman Votering Voteringspunkt Avtalevalg for Oppvekst- og utdanningsutvalget 1 Enstemmig for 42 (Ap, FrP, H, INP, KrF, MDG, NBT, Rødt, Sp, SV, V) Kommunestyrets vedtak Som oppvekst- og utdanningsutvalget for perioden 2024 – 2027 velges: 1. Pål Julius Skogholt - SV - Sosialistisk venstreparti 2. Anni Skogman - Fremskrittspartiet 3. Fartun Hussein - Arbeiderpartiet 4. Brage Larsen Sollund - Arbeiderpartiet 5. Inge Takøy - Arbeiderpartiet 6. Sara Ellen Gaup - Sosialistisk venstreparti 7. Ole Andreas Myhrer Smith - Rødt 8. Nikolai Skogan - Kristelig Folkeparti 9. Ann Sissel Enoksen - By- og landlista 10. Tonje Schjølberg - Nei til bompenger i Tromsø 11. Tormod Ingebrigtsen - Høyre Som varamedlemmer velges: For Arbeiderpartiet: 1. Thomas Birkeland 2. Ida Alstad Gregersen 3. Marit Marthinsen Dahle 4. Odne Stunes 5. Marta Hofsøy For Fremskrittspartiet 1. Sara Haugan Jacobsen 2. Ida Gårseth Hov For Høyre: 1. Tor Arne Morskogen 2. Cecilie Mathisen 3. Markus Akselbo For Kristelig Folkeparti 1. Bjarte Aarmo Lund 2. Ane-Marthe Sani 3. Liv Grete Karlstrøm For By- og landlista 1. Mary-Ann Rikardsen 2. Sten Viktor Pettersen Amundsen For Nei til bompenger i Tromsø 1. Malin Hallem 2. Tor Egil Sandnes 3. Morten Hansen For SV – Sosialistisk Venstreparti: 1. Pernille Lind Hjertø 2. Reinaldo Souza Montalvao 3. Manar Kalaaji 4. Edvard Bjørnson For Rødt: 1. Monica Pettersen 2. Monica Lian 3. Arnfinn Steindal 2. Som leder av utvalget velges: Pål Julius Skogholt 3. Som nestleder av utvalget velges: Anni Skogman 2 </text:p>
          </table:table-cell>
          <table:table-cell office:value-type="float" office:value="5501" calcext:value-type="float">
            <text:p>5501</text:p>
          </table:table-cell>
          <table:table-cell office:value-type="string" calcext:value-type="string">
            <text:p>f3618216-08e7-529a-bce3-da999640702e</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Kommunalt råd for mennesker med nedsatt funksjonsevne Arkivsaknr. 24/13283 Saksbehandler Camilla Kristoffersen Behandlet av Møtedato Saknr 0 Kommunalt råd for mennesker med nedsatt 28.10.2024 41/24 funksjonsevne 1 Oppvekst- og utdanningsutvalget 01.11.2024 47/24 2 Kommunestyret 13.11.2024 Forskrift om skolekretser og skolebytte Kommunalt råd for mennesker med nedsatt funksjonsevne har behandlet saken i møte 28.10.2024 sak 41/24 Møtebehandling Barbara Vögele foreslo: Saken </text:p>
          </table:table-cell>
          <table:table-cell office:value-type="string" calcext:value-type="string">
            <text:p><text:s/>Saksprotokoll Utvalg: Kommunalt råd for mennesker med nedsatt funksjonsevne Arkivsaknr. 24/13283 Saksbehandler Camilla Kristoffersen Behandlet av Møtedato Saknr 0 Kommunalt råd for mennesker med nedsatt 28.10.2024 41/24 funksjonsevne 1 Oppvekst- og utdanningsutvalget 01.11.2024 47/24 2 Kommunestyret 13.11.2024 Forskrift om skolekretser og skolebytte Kommunalt råd for mennesker med nedsatt funksjonsevne har behandlet saken i møte 28.10.2024 sak 41/24 Møtebehandling Barbara Vögele foreslo: Saken tas til orientering Votering Forslag enstemmig vedtatt. Kommunalt råd for mennesker med nedsatt funksjonsevnes vedtak Saken tas til orientering 1 </text:p>
          </table:table-cell>
          <table:table-cell office:value-type="float" office:value="5501" calcext:value-type="float">
            <text:p>5501</text:p>
          </table:table-cell>
          <table:table-cell office:value-type="string" calcext:value-type="string">
            <text:p>b26032aa-ea7c-502a-b006-3efea6f6a3bc</text:p>
          </table:table-cell>
          <table:table-cell table:number-columns-repeated="16376"/>
        </table:table-row>
        <table:table-row table:style-name="ro2">
          <table:table-cell table:number-columns-repeated="3"/>
          <table:table-cell office:value-type="string" calcext:value-type="string">
            <text:p>Vedtak</text:p>
          </table:table-cell>
          <table:table-cell office:value-type="string" calcext:value-type="string">
            <text:p><text:s/>Saksprotokoll Utvalg: Kommune- og byutviklingsutvalget Arkivsaknr. 22/10434 Saksbehandler Roy Fossum Behandlet av Møtedato Saknr 1 Kommune- og byutviklingsutvalget 08.05.2025 24/25 2 Miljø-, idrett-, kultur- og 06.05.2025 44/25 samfunnsutviklingsutvalget Plan 1965. Detaljregulering. CO2-fangstanlegg Skattøra. Fastsetting av planprogram. Kommune- og byutviklingsutvalget har behandlet saken i møte 08.05.2025 sak 24/25 Møtebehandling Alternativforslag fremmet av Viljar Hanssen (Ap) på vegne av Ap </text:p>
          </table:table-cell>
          <table:table-cell office:value-type="string" calcext:value-type="string">
            <text:p><text:s/>Saksprotokoll Utvalg: Kommune- og byutviklingsutvalget Arkivsaknr. 22/10434 Saksbehandler Roy Fossum Behandlet av Møtedato Saknr 1 Kommune- og byutviklingsutvalget 08.05.2025 24/25 2 Miljø-, idrett-, kultur- og 06.05.2025 44/25 samfunnsutviklingsutvalget Plan 1965. Detaljregulering. CO2-fangstanlegg Skattøra. Fastsetting av planprogram. Kommune- og byutviklingsutvalget har behandlet saken i møte 08.05.2025 sak 24/25 Møtebehandling Alternativforslag fremmet av Viljar Hanssen (Ap) på vegne av Ap Justert innstilling Planprogram for detaljreguleringsplan for CO2-fangstanlegg på Skattøra fastsettes i tråd med revidert planprogram, sist datert 10. april 2025 Votering Alternativforslag fremmet av Viljar Hanssen (Ap) på vegne av Ap Justert innstilling vedtatt med 11 stemmer Ap, FrP, H, MDG, Rødt, SV, V: Kommune- og byutviklingsutvalgets vedtak Planprogram for detaljreguleringsplan for CO2-fangstanlegg på Skattøra fastsettes i tråd med revidert planprogram, sist datert 10. april 2025 1 </text:p>
          </table:table-cell>
          <table:table-cell office:value-type="float" office:value="5501" calcext:value-type="float">
            <text:p>5501</text:p>
          </table:table-cell>
          <table:table-cell office:value-type="string" calcext:value-type="string">
            <text:p>80b702fe-1c90-54f4-9a2c-c9373e313e0a</text:p>
          </table:table-cell>
          <table:table-cell table:number-columns-repeated="16376"/>
        </table:table-row>
        <table:table-row table:style-name="ro2">
          <table:table-cell table:number-columns-repeated="3"/>
          <table:table-cell office:value-type="string" calcext:value-type="string">
            <text:p>0036/24, Miljø-, idrett-, kultur- og samfunnsutviklingsutvalget, 06.03.2024</text:p>
          </table:table-cell>
          <table:table-cell office:value-type="string" calcext:value-type="string">
            <text:p><text:s/>Saksprotokoll Utvalg: Miljø-, idrett-, kultur- og samfunnsutviklingsutvalget Arkivsaknr. 24/03991 Saksbehandler Ingjerd Davøen Behandlet av Møtedato Saknr 1 Miljø-, idrett-, kultur- og 06.03.2024 36/24 samfunnsutviklingsutvalget Orientering om klimatilpasning Miljø-, idrett-, kultur- og samfunnsutviklingsutvalget har behandlet saken i møte 06.03.2024 sak 36/24 Møtebehandling Saken ble utsatt til neste møte. Votering Miljø-, idrett-, kultur- og samfunnsutviklingsutvalgets vedtak Saken ble utsatt</text:p>
          </table:table-cell>
          <table:table-cell office:value-type="string" calcext:value-type="string">
            <text:p><text:s/>Saksprotokoll Utvalg: Miljø-, idrett-, kultur- og samfunnsutviklingsutvalget Arkivsaknr. 24/03991 Saksbehandler Ingjerd Davøen Behandlet av Møtedato Saknr 1 Miljø-, idrett-, kultur- og 06.03.2024 36/24 samfunnsutviklingsutvalget Orientering om klimatilpasning Miljø-, idrett-, kultur- og samfunnsutviklingsutvalget har behandlet saken i møte 06.03.2024 sak 36/24 Møtebehandling Saken ble utsatt til neste møte. Votering Miljø-, idrett-, kultur- og samfunnsutviklingsutvalgets vedtak Saken ble utsatt til neste møte. 1 </text:p>
          </table:table-cell>
          <table:table-cell office:value-type="float" office:value="5501" calcext:value-type="float">
            <text:p>5501</text:p>
          </table:table-cell>
          <table:table-cell office:value-type="string" calcext:value-type="string">
            <text:p>0bd2ab01-f2a8-5771-a6b1-e6e670e63916</text:p>
          </table:table-cell>
          <table:table-cell table:number-columns-repeated="16376"/>
        </table:table-row>
        <table:table-row table:style-name="ro4">
          <table:table-cell table:number-columns-repeated="3"/>
          <table:table-cell office:value-type="string" calcext:value-type="string">
            <text:p>Vedtak</text:p>
          </table:table-cell>
          <table:table-cell office:value-type="string" calcext:value-type="string">
            <text:p><text:s/>Saksprotokoll Utvalg: Kommunalt råd for mennesker med nedsatt funksjonsevne Arkivsaknr. 25/04992 Saksbehandler Inger Hilde Trandem Behandlet av Møtedato Saknr 1 Kommunalt råd for mennesker med nedsatt 02.05.2025 25/25 funksjonsevne 2 Helse- og velferdsutvalget 07.05.2025 22/25 Høring - forslag til endring i lov og forskrift om brukerrom for inntak av narkotika Kommunalt råd for mennesker med nedsatt funksjonsevne har behandlet saken i møte 02.05.2025 sak 25/25 Møtebehandling Ingen forslag fremm</text:p>
          </table:table-cell>
          <table:table-cell office:value-type="string" calcext:value-type="string">
            <text:p><text:s/>Saksprotokoll Utvalg: Kommunalt råd for mennesker med nedsatt funksjonsevne Arkivsaknr. 25/04992 Saksbehandler Inger Hilde Trandem Behandlet av Møtedato Saknr 1 Kommunalt råd for mennesker med nedsatt 02.05.2025 25/25 funksjonsevne 2 Helse- og velferdsutvalget 07.05.2025 22/25 Høring - forslag til endring i lov og forskrift om brukerrom for inntak av narkotika Kommunalt råd for mennesker med nedsatt funksjonsevne har behandlet saken i møte 02.05.2025 sak 25/25 Møtebehandling Ingen forslag fremmet Votering Innstillinga ble enstemmig vedtatt med 8 stemmer Kommunalt råd for mennesker med nedsatt funksjonsevnes vedtak Høringssvar til forslag til endring i lov og forskrift om brukerrom og endring i helse- og omsorgstjenesteloven vedtas slik det framkommer av saksframlegget 1 </text:p>
          </table:table-cell>
          <table:table-cell office:value-type="float" office:value="5501" calcext:value-type="float">
            <text:p>5501</text:p>
          </table:table-cell>
          <table:table-cell office:value-type="string" calcext:value-type="string">
            <text:p>9ef9c5e9-cf1b-5037-a424-b781048736ac</text:p>
          </table:table-cell>
          <table:table-cell table:number-columns-repeated="16376"/>
        </table:table-row>
        <table:table-row table:style-name="ro2">
          <table:table-cell table:number-columns-repeated="3"/>
          <table:table-cell office:value-type="string" calcext:value-type="string">
            <text:p>Vedtak</text:p>
          </table:table-cell>
          <table:table-cell office:value-type="string" calcext:value-type="string">
            <text:p><text:s/>Saksprotokoll Utvalg: Mangfolds- og integreringsutvalget Arkivsaknr. 25/02698 Saksbehandler Kamilla Krystad Myrvold Behandlet av Møtedato Saknr 1 Mangfolds- og integreringsutvalget 19.02.2025 11/25 2 Helse- og velferdsutvalget 26.02.2025 14/25 Svar på anmodning om bosetting 2025 Mangfolds- og integreringsutvalget har behandlet saken i møte 19.02.2025 sak 11/25 Møtebehandling Votering Innstillinga ble enstemmig vedtatt med 8 stemmer. Reinaldo Souza Montalvao hadde forlatt møtet og deltok ikke i </text:p>
          </table:table-cell>
          <table:table-cell office:value-type="string" calcext:value-type="string">
            <text:p><text:s/>Saksprotokoll Utvalg: Mangfolds- og integreringsutvalget Arkivsaknr. 25/02698 Saksbehandler Kamilla Krystad Myrvold Behandlet av Møtedato Saknr 1 Mangfolds- og integreringsutvalget 19.02.2025 11/25 2 Helse- og velferdsutvalget 26.02.2025 14/25 Svar på anmodning om bosetting 2025 Mangfolds- og integreringsutvalget har behandlet saken i møte 19.02.2025 sak 11/25 Møtebehandling Votering Innstillinga ble enstemmig vedtatt med 8 stemmer. Reinaldo Souza Montalvao hadde forlatt møtet og deltok ikke i voteringa. Mangfolds- og integreringsutvalgets vedtak Tromsø kommune imøtekommer ikke IMDI sin anmodning i sin helhet, men bosetter 250 flyktninger i 2025. 1 </text:p>
          </table:table-cell>
          <table:table-cell office:value-type="float" office:value="5501" calcext:value-type="float">
            <text:p>5501</text:p>
          </table:table-cell>
          <table:table-cell office:value-type="string" calcext:value-type="string">
            <text:p>e306991b-6bd9-5211-8b60-779444538648</text:p>
          </table:table-cell>
          <table:table-cell table:number-columns-repeated="16376"/>
        </table:table-row>
        <table:table-row table:style-name="ro2">
          <table:table-cell table:number-columns-repeated="3"/>
          <table:table-cell office:value-type="string" calcext:value-type="string">
            <text:p>Vedtak FORUTV, 07012025, Sak 5/25, Krav om lovlighetskontroll av sak 495/24 - Byrådets forslag til handlings- og økonomiplan for 2025 - 2028.</text:p>
          </table:table-cell>
          <table:table-cell office:value-type="string" calcext:value-type="string">
            <text:p>BERGEN KOMMUNE Saknr 5/25 Arkivsak: 2024/192172 Til mottaker Krav om lovlighetskontroll av sak 495/24 - Byrådets forslag til handlings- og økonomiplan for 2025 - 2028. Forretningsutvalget behandlet saken i møtet 07.01.2025 sak 5/25 og fattet følgende vedtak: 1. Lovlighetskontrollkravet oversendes utvalg for finans, kultur og næring til behandling i møte 05.02.25. Utvalg for finans, kultur og næring innstiller til bystyret om hvorvidt bystyret skal opprettholde sitt vedtak eller ikke. Bystyret be</text:p>
          </table:table-cell>
          <table:table-cell office:value-type="string" calcext:value-type="string">
            <text:p>BERGEN KOMMUNE Saknr 5/25 Arkivsak: 2024/192172 Til mottaker Krav om lovlighetskontroll av sak 495/24 - Byrådets forslag til handlings- og økonomiplan for 2025 - 2028. Forretningsutvalget behandlet saken i møtet 07.01.2025 sak 5/25 og fattet følgende vedtak: 1. Lovlighetskontrollkravet oversendes utvalg for finans, kultur og næring til behandling i møte 05.02.25. Utvalg for finans, kultur og næring innstiller til bystyret om hvorvidt bystyret skal opprettholde sitt vedtak eller ikke. Bystyret behandler kravet om lovlighetskontroll i møte 19.02.25. 2. Lovlighetskontrollkravet oversendes byrådet som bes om å legge frem en vurdering av de forhold som tas opp. Forretningsutvalget ber om at dette legges frem i notats form i forkant av behandling i utvalg for finans, kultur og næring. Forretningsutvalgets behandling Ingen representanter tok ordet. Votering: Forslag til vedtak punk 1-2 ble vedtatt enstemmig. Forslag til vedtak: Forslaget og utvalgets vedtak er likelydende. Bystyrets kontor, 09.01.2025 Anette Hatlemark Drabløs </text:p>
          </table:table-cell>
          <table:table-cell office:value-type="float" office:value="4601" calcext:value-type="float">
            <text:p>4601</text:p>
          </table:table-cell>
          <table:table-cell office:value-type="string" calcext:value-type="string">
            <text:p>f4b704f3-f81d-5809-b684-7bbda4aa28ca</text:p>
          </table:table-cell>
          <table:table-cell table:number-columns-repeated="16376"/>
        </table:table-row>
        <table:table-row table:style-name="ro2">
          <table:table-cell table:number-columns-repeated="3"/>
          <table:table-cell office:value-type="string" calcext:value-type="string">
            <text:p>Årstad, Gnr. 13, Bnr. 1132, Sykkelvei fra Hagerupsvei til Mindemyren, Offentlig reguleringsplan, 2. gangs behandling</text:p>
          </table:table-cell>
          <table:table-cell office:value-type="string" calcext:value-type="string">
            <text:p><text:s/>BYRÅDET Byrådssak /24 Saksframstilling Vår referanse: 2022/56545-100 Årstad, Gnr. 13, Bnr. 1132, Sykkelvei fra Hagerupsvei til Mindemyren, Offentlig reguleringsplan, 2. gangs behandling Hva saken gjelder: Bakgrunn: Vestland fylkeskommune fremmer på vegne av Miljøløftet detaljreguleringsplan for strekningen mellom Hagerups vei og Mindemyren, via Wergeland sentrale deler. Planen dekker deler av Fv. 582 Storetveitveien og deler av Fv. 582 Minde Allé. Formålet med planforslaget er å etablere et sam</text:p>
          </table:table-cell>
          <table:table-cell office:value-type="string" calcext:value-type="string">
            <text:p><text:s/>BYRÅDET Byrådssak /24 Saksframstilling Vår referanse: 2022/56545-100 Årstad, Gnr. 13, Bnr. 1132, Sykkelvei fra Hagerupsvei til Mindemyren, Offentlig reguleringsplan, 2. gangs behandling Hva saken gjelder: Bakgrunn: Vestland fylkeskommune fremmer på vegne av Miljøløftet detaljreguleringsplan for strekningen mellom Hagerups vei og Mindemyren, via Wergeland sentrale deler. Planen dekker deler av Fv. 582 Storetveitveien og deler av Fv. 582 Minde Allé. Formålet med planforslaget er å etablere et sammenhengende, attraktivt og trafikksikkert tilbud for syklister. Forslaget skal også sørge for gode løsninger for fotgjengere og kollektivtrafikk. Planen følger opp intensjonene i vedtatt områderegulering for Wergeland sentrum, og skal ivareta senterutvikling og kulturmiljø. Strekningen inngår i offentlig utbyggingsfase 1 i sykkelstrategi for Bergen, og har derfor høy prioritet i Miljøløftet. Figur 1 - oversiktskart og planområde Planforslagets innhold: Planforslaget omfatter samferdselsareal gjennom sentrale deler av Wergeland, og byggeområder i områdereguleringen som påvirkes av planen. Det etableres gjennomgående 1 sykkelvei med fortau på vestsiden av Storetveitveien, og fortau langs østsiden av Storetveitveien. Utformingen av sykkelveien tilpasses planlagte torg og allmenninger i Wergeland sentrum. Det er utarbeidet en retningsgivende formingsveileder med tilhørende tegninger som skal sikre urbane kvaliteter i området i tråd med gjeldende områderegulering for Wergeland. Planforslaget forutsetter riving av 10 boliger, hvorav fire allerede er regulert revet gjennom områdereguleringen. De resterende seks inngår i privat reguleringsplan for Nyhaugveien (plan-ID 65230000). Av disse er fire kjøpt opp av private eiendomsutviklere, og to er boliger hvor grunneier ikke ønsker at huset deres skal rives. Planforslaget for Nyhaugveien legger opp til transformasjon av villaeiendommer til tettere boligbebyggelse på vestsiden av Storetveitveien. De to planene overlapper delvis, og begge planene omfatter arealet til gang- og sykkelvei, samt husrekken som foreslås revet (figur 3). Husrekken ligger innenfor hensynssone kulturminner/kulturmiljø i KPA2018. Før 1. gangs behandling ble det utført en konsekvensutredning som konkluderer med at riving av husene vil ha begrenset påvirkning på det totale Figur 2. Utsnitt av kulturmiljøet Wergelandsåsen- illustrasjonsplan Storetveitåsen. Trafikken mot Inndalsveien legges om via nordre del av Eikeveien i tråd med vedtatt områderegulering. Grepet skal styrke sammenhengene i byrom og gangakser ved bybanestoppet. Samtidig fører det til mer biltrafikk tettere på parkområdet ved trikkesløyfen/Ambrosia Tønnesens plass. Forslaget innebærer inngrep i byggeområder som er regulert i områdereguleringen for sentrale deler av Figur 3 - Planområdene for Nyhaugveien Wergeland. Blant annet er rundkjøringen ved Fageråsveien (rød) og Sykkelvei (grønn) er foreslått utvidet fra 27,5 til 28 m og skjøvet noe mot vest av hensyn til snumuligheter for buss. Byggeområdene foreslås flyttet eller noe redusert i størrelse for å gjøre plass til sykkelanlegget og utvidelse av rundkjøringen. Planprosess og medvirkning: Kompleksiteten i området og målkonflikter har gjort at planarbeidet har tatt lang tid. Sentrale problemstillinger har vært konsekvenser for boliger og kulturmiljø, valg av løsning for gående og syklende, trafikkløsning i Eikeveien og mot Inndalsveien, framkommelighet for buss og tilpasning til tilgrensende planer. Det ble varslet oppstart for planarbeidet «Sykkelvei fra Hagerups vei til Mindemyren» 01.10.2016. Plangrensen ble utvidet i varslingsbrev 03.08.2020. 2 Høsten 2022 ble planforslaget lagt ut til høring og offentlig ettersyn. Innkomne merknader er oppsummert i vedlagte merknadsskjema. I uttalelsene og merknadene blir det i hovedtrekk pekt på følgende: - Trafikk: Flere peker på at omlegging av trafikk fra Storetveitveien til Inndalsveien via Eikeveien fører til økt trafikkbelastning ved trikkesløyfeparken. - Riving av boliger: Noen grunneiere ønsker ikke at boligene deres skal rives. - Kulturmiljø: Kommentarer om at riving av boliger med kulturminneverdi forringer kulturmiljøet. - Valg av sykkelløsning: Ulike innspill i favør av både sykkelfelt eller sykkelveg. Det er gjennomført begrensede høringer av enkelte endringer i planforslaget i april 2024. Endringene som er foretatt etter offentlig ettersyn er beskrevet i planbeskrivelsens kapittel 5.4. De viktigste endringene er: - Løsningen i Eikeveien er endret. Det etableres en vareleveringslomme på vestsiden av Eikeveien og flere avkjørsler opprettholdes. Det legges ikke til rette for eget sykkelfelt, og syklister må bruke veibanen eller utvidet fortau. - Tine sitt gamle administrasjonsbygg tas ut av planen, siden det er regulert i Delfeltene S8 og S10 Mindemyren (plan-ID 66060000). - Planområdet er redusert nordvest for Eikeveien. - Planen detaljerer nærmere området ved Wergeland kollektivknutepunkt. - Det er tatt inn et rekkefølgekrav for trafikkomleggingen mot Inndalsveien. - Det er utarbeidet en formingsveileder som gjennom bestemmelsene skal være retningsgivende. - Forslaget setter av mer plass til grøntareal. - Det er gjort mindre plantekniske tilpasninger, som blant annet justering av feltnavn. Planstatus og forholdet til pågående planer: Planområdet ligger innenfor Byfortettingssone og Sentrumskjerne i kommuneplanens arealdel. Det er flere pågående planprosesser som grenser til planområdet. Disse er samkjørt med planforslaget: • Nyhaugveien – boliger langs vestsiden av Storetveitveien. Planforslaget har vært på begrenset høring i 2024. • Nyhaugen – transformasjon av Wergeland sentrum med boliger og næringsvirksomhet i overgangen mellom Wergeland sentrum og Mindemyren. Planarbeidet startet opp i mars 2023. • Wergelandsbakken – bolig. Planarbeidet startet opp i juni 2020. Overordnede planer og retningslinjer: Planforslaget er innordnet overordnede nasjonale-, regionale og kommunale føringer. Tilrettelegging for aktive trafikanter og kollektivtransport er i tråd med føringer i kommuneplanens samfunnsdel og arealdel, gå- og sykkelstrategiene for Bergen, Grønn strategi, og målene i byvekstavtalen. Fagetatens vurdering og anbefaling: Fagetaten slutter seg til hovedformålet (Samferdselsanlegg) og det planfaglige grepet i planforslaget. Forslaget til detaljregulering vurderes å være tilfredsstillende og anbefales vedtatt. Økonomiske konsekvenser: Behandling av reguleringsplanforslaget har ingen direkte økonomiske konsekvenser for Bergen kommune. Sykkelveien er finansiert gjennom Miljøløftet og ligger inne med midler i 3 handlingsprogrammet for 2025-2028. Totalkostnaden er anslått til 209,5 millioner, fordelt på statlige post 30-midler og fylkeskommunalt bidrag. Byrådets vurdering og anbefaling/konklusjon: Byrådet vurderer at planforslaget bidrar til gode forbindelser for gående og syklende i tråd med overordnede mål. Sykkelveien vil være en viktig kobling for sykkelnettet i Bergensdalen og knytter øvrige tilbud sammen med sykkelruten gjennom Mindemyren. Planen gir et vesentlig bedre tilbud til både gående og syklende, og bedrer framkommeligheten for kollektivtrafikken. Wergeland er et sentralt transformasjonsområde med bybaneholdeplass og nærhet til utviklingsområdene på Mindemyren. Avklaring av samferdselsarealene, og god tilgjengelighet med aktive transportformer, bygger opp under den videre utviklingen av boliger, næring og sentrumsfunksjoner i området. Planarbeidet har håndtert komplekse problemstillinger, og byrådet mener at planforslaget balanserer ulike hensyn på en god måte. Det er vurdert ulike gang- og sykkelløsninger på øst- og vestsiden av Storetveitveien for å finne den samlet sett beste løsningen med tanke på kulturmiljø og boliger, framkommelighet for øvrig trafikk, trafikksikkerhet og tilgrensende boligplaner. Det er også sett på mulighetene for å i større grad omdisponere dagens veigrunn for å begrense inngrep i bebyggelse. Storetveitveiens overordnede rolle for bil- og busstrafikk gjør det nødvendig å utvide samferdselsarealet for å få plass til nytt gang- og sykkeltilbud. Dette innebærer at 6 boliger innenfor kulturmiljøet i Wergelandsåsen-Storetveitåsen må rives, i tillegg til de 4 som er regulert revet i områdereguleringen. Samtidig er disse 6 boligene foreslått erstattet med ny boligbebyggelse i privat planforslag for Nyhaugveien som er under arbeid. Forslaget som var på begrenset høring våren 2024 la til rette for et prosjekt med ca. 110-130 nye boliger (figur 4). Forslaget er også tilpasset den planlagte gang- og sykkelveien. Byrådet deler Plan- og bygningsetatens bekymring for at riving av boliger på østsiden for å etablere sykkelvei, kombinert med fremtidig fortetting på vestsiden, vil få større negative konsekvenser for kulturmiljøet enn dersom rivingen konsentreres til én side. Figur 4 - utsnitt fra forslag til Byrådet mener derfor at etablering av sykkelvei på vestsiden, plankart for Nyhaugveien fra begrenset høring i 2024 kombinert med tilrettelegging for framtidig transformasjon, er den beste løsningen samlet sett. Byrådet erkjenner at det er et alvorlig inngrep å rive boliger, som også inngår i et kulturmiljø. Samtidig er Wergeland og Mindemyren sentrale transformasjonsområder der hensynet til ny boligutvikling bør veie tungt. Den lange planprosessen har skapt en krevende situasjon for de som får boligene sine revet. Byrådet håper at fastsetting av arealene til samferdsel og boligbygging gjennom reguleringsplanen vil gi en endelig avklaring for beboerne. Planforslaget følger opp trafikkmønsteret i gjeldende områderegulering, der trafikken fra Storetveitveien mot Inndalsveien er regulert om via Eikeveien. Byrådet har forståelse for at naboer er bekymret for at omleggingen av trafikk forbi trikkesløyfen kan føre til økt bilstøy, trafikkfare og barrierevirkning ved parken. Samtidig er det overordnede trafikkmønsteret vedtatt i områdereguleringen, og har ikke vært vurdert på nytt i dette planarbeidet. Omleggingen muliggjør også et utvidet torgareal ved bybanestoppet, som er et sentralt grep i både områdereguleringen og i dette planforslaget. Torget trekkes over Minde allé, og vil knytte knutepunktet i Wergeland sentrum til de nye allmenningene på Mindemyren. 4 Byrådet mener likevel at formingsveilederen må sikre avbøtende tiltak for å kompensere for trafikkulempene ved trikkesløyfeparken. Å trekke bygulvet videre fra Ambrosia Tønnesens plass inn i Eikeveien kan bidra til å redusere farten og knytte trikkesløyfeparken til byggeområdene på Wergeland. Byrådet foreslår derfor å endre formingsveilederen slik at den viser bygulv/belegningsstein i Eikeveien. Byrådet støtter endringene i løsningene i Eikeveien der sykkelfelt tas ut til fordel for bredere fortau. Den nye løsningen sikrer bedre plass til varelevering for å støtte opp om næringslivet i Eikeveien. Begrunnelse for framleggelse til bystyret: Etter plan- og bygningslovens § 3-3, andre ledd ligger det til bystyret selv å vedta reguleringsplan, jf pbl § 12-12. Utvalg for miljø og byutvikling skal avgi innstilling i saken. Byrådet innstiller til bystyret å fatte følgende vedtak: I medhold av plan- og bygningsloven §§ 12-12, jf. 12-11, vedtas følgende forslag til detaljregulering: a. Årstad, Gnr. 13, Bnr. 1132, Sykkelvei fra Hagerupsvei til Mindemyren, arealplan- ID 65150000, vist på plankart, sist datert 10.06.2024 b. Tilhørende reguleringsbestemmelser, sist datert 13.06.2024 c. Formingsveilederen oppdateres med bygulv/belegningsstein i Eikeveien Dato: 17. september 2024 Marte Joan Monstad Christine Kahrs Fung. Byrådsleder Byråd for byutvikling Dokumentet er godkjent elektronisk. Vedlegg: Fagnotat, sluttbehandling - Årstad, Gnr. 13, Bnr. 1132, Sykkelvei fra Hagerupsvei til Mindemyren, Offentlig reguleringsplan Plankart datert 10-06-2024 Reguleringsbestemmelser datert 13-06-2024 Planbeskrivelse datert 13-06-2024 Merknadsskjema private datert juni2024 Merknadsskjema høringsinstanser datert juni2024 Illustrasjonsplan datert 10-06-2024 Formingsveileder med O-tegninger datert_30-05-2024 Tegningshefte tekniske tegninger datert 29-04-2024 Uttalelse fra Byantikvaren datert 11-10-2022 Støyrapport datert 28-08-2023 Områdestabilitet datert 19-04-2024 Risikovurdering av alternativ for sykkelsystem (HAZID-analyse) datert februar2018 Risikovurdering av trafikkomlegging Eikeveien (HAZID-analyse) datert mai2023 Trafikkanalyse Wergeland datert 17-11-2017 Silingsnotat for trafikksystem for gående og syklende datert 15-06-2018 Oppsummering overordnet trasévurdering datert desember 2019 Notat Problemstillinger sentralt på Wergeland datert 09-11-2017 Notat Kryssløsning Eikeveien datert 13-05-2020 Notat Kryssløsning Fageråsveien datert 25-10-2019 5 Notat Konsekvenser for S4 S5 og S7 i områdeplanen for Wergeland datert 20-11-2019 ROS-analyse datert 30-05-2024 VA-rammeplan datert 06-03-2024 VA-rammeplan vedlegg datert 06-03-2024 Uttalelse fra Bergen Vann datert 12-03-2024 Kulturminner og kulturmiljø Verdivurdering datert 07-08-2017 Oppsummering av konsekvenser for kulturminner og veg datert 09-10-2019 Kulturminnegrunnlag Storetveitveien datert oktober 2014 Kulturminnegrunnlag for lokalsenter S11 Wergeland datert juni 2008 Strategiprogram for lokalsenter S11 Wergeland datert 30-01-2008 6 </text:p>
          </table:table-cell>
          <table:table-cell office:value-type="float" office:value="4601" calcext:value-type="float">
            <text:p>4601</text:p>
          </table:table-cell>
          <table:table-cell office:value-type="string" calcext:value-type="string">
            <text:p>7f24abba-0f8c-5d12-b4a1-e82480acbde0</text:p>
          </table:table-cell>
          <table:table-cell table:number-columns-repeated="16376"/>
        </table:table-row>
        <table:table-row table:style-name="ro2">
          <table:table-cell table:number-columns-repeated="3"/>
          <table:table-cell office:value-type="string" calcext:value-type="string">
            <text:p>Saksprotokoll BR2, 26052025, Sak 1124.1/25, Endring av fullmaktene for landbruksveier</text:p>
          </table:table-cell>
          <table:table-cell office:value-type="string" calcext:value-type="string">
            <text:p>Endring av fullmaktene for landbruksveier Byrådet behandlet saken i møtet 26.05.2025 sak 1124.1/25 og fattet følgende vedtak: 1. Fullmakter for byråd for næring, kultur og idrett, vedtatt av byrådet 22.04.2021 i sak 1119/21, sist revidert i byrådets møte 08.05.2025 sak 1103/25, punkt 6.4 endres fra «Byråden har myndighet til oppgaveløsning for landbruksfeltet» til «Byråden har myndighet til oppgaveløsning for landbruksfeltet, med unntak av skogsbilveier». 2. Fullmakter for byråd for byutvikling,</text:p>
          </table:table-cell>
          <table:table-cell office:value-type="string" calcext:value-type="string">
            <text:p>Endring av fullmaktene for landbruksveier Byrådet behandlet saken i møtet 26.05.2025 sak 1124.1/25 og fattet følgende vedtak: 1. Fullmakter for byråd for næring, kultur og idrett, vedtatt av byrådet 22.04.2021 i sak 1119/21, sist revidert i byrådets møte 08.05.2025 sak 1103/25, punkt 6.4 endres fra «Byråden har myndighet til oppgaveløsning for landbruksfeltet» til «Byråden har myndighet til oppgaveløsning for landbruksfeltet, med unntak av skogsbilveier». 2. Fullmakter for byråd for byutvikling, vedtatt av byrådet 22.04.2021 i sak 1119/21, sist revidert i byrådets møte 09.11.23 sak 1287/23, får tilføyd et nytt punkt, 6.11, som lyder: «Byråden har myndighet til oppgaveløsning for området skogsbilveier.» </text:p>
          </table:table-cell>
          <table:table-cell office:value-type="float" office:value="4601" calcext:value-type="float">
            <text:p>4601</text:p>
          </table:table-cell>
          <table:table-cell office:value-type="string" calcext:value-type="string">
            <text:p>4037695b-a7d3-524e-92e3-fff7f21c5a42</text:p>
          </table:table-cell>
          <table:table-cell table:number-columns-repeated="16376"/>
        </table:table-row>
        <table:table-row table:style-name="ro2">
          <table:table-cell table:number-columns-repeated="3"/>
          <table:table-cell office:value-type="string" calcext:value-type="string">
            <text:p>Vedtak</text:p>
          </table:table-cell>
          <table:table-cell office:value-type="string" calcext:value-type="string">
            <text:p><text:s/>Saksprotokoll Utvalg: Kommunestyret Arkivsaknr. 24/18420 Saksbehandler Trond Eliassen Behandlet av Møtedato Saknr 1 Formannskapet 05.11.2024 165/24 2 Kommunestyret 13.11.2024 160/24 Tromsøbolig KF - Innføring av gjengs leie ved utleie av kommunal bolig Kommunestyret har behandlet saken i møte 13.11.2024 sak 160/24 Møtebehandling Pål Julius Skogholt (SV) fremmet utsettelsesforslag: Utsette til desember Støttet av: SV, Rødt, MDG, Sp, Ap Forslag: Saka utsettes til desember Gjengs leie innføres ikk</text:p>
          </table:table-cell>
          <table:table-cell office:value-type="string" calcext:value-type="string">
            <text:p><text:s/>Saksprotokoll Utvalg: Kommunestyret Arkivsaknr. 24/18420 Saksbehandler Trond Eliassen Behandlet av Møtedato Saknr 1 Formannskapet 05.11.2024 165/24 2 Kommunestyret 13.11.2024 160/24 Tromsøbolig KF - Innføring av gjengs leie ved utleie av kommunal bolig Kommunestyret har behandlet saken i møte 13.11.2024 sak 160/24 Møtebehandling Pål Julius Skogholt (SV) fremmet utsettelsesforslag: Utsette til desember Støttet av: SV, Rødt, MDG, Sp, Ap Forslag: Saka utsettes til desember Gjengs leie innføres ikkje før sak om bustøtte er avgjort i kommunestyret Votering Voteringspunkt Utsette til desember Enstemmig for 43 (Ap, ByLa, FrP, H, INP, KrF, MDG, NBT, Rødt, Sp, SV, V) Kommunestyrets vedtak Saka utsettes til desember. Gjengs leie innføres ikkje før sak om bustøtte er avgjort i kommunestyret. 1 </text:p>
          </table:table-cell>
          <table:table-cell office:value-type="float" office:value="5501" calcext:value-type="float">
            <text:p>5501</text:p>
          </table:table-cell>
          <table:table-cell office:value-type="string" calcext:value-type="string">
            <text:p>c753d19b-1913-5602-b6a0-1ae01c635f77</text:p>
          </table:table-cell>
          <table:table-cell table:number-columns-repeated="16376"/>
        </table:table-row>
        <table:table-row table:style-name="ro2">
          <table:table-cell table:number-columns-repeated="3"/>
          <table:table-cell office:value-type="string" calcext:value-type="string">
            <text:p>Saksprotokoll Bystyret, 29042025, Sak 141/25, Representantforslag fra Ann Jorun Hillersøy (INP) om medlemskap i Norske Kjernekraftkommuner</text:p>
          </table:table-cell>
          <table:table-cell office:value-type="string" calcext:value-type="string">
            <text:p>Representantforslag fra Ann Jorun Hillersøy (INP) om medlemskap i Norske Kjernekraftkommuner Bergen bystyre behandlet saken i møtet 29.04.2025 sak 141/25 og fattet følgende vedtak: Saken ble ikke behandlet på grunn av overskredet tid. Bergen bystyre behandlet saken i møtet 26.03.2025 sak 107/25 og fattet følgende vedtak: Saken ble utsatt. Utvalg for finans, kultur og næring behandlet saken i møtet 12.03.2025 sak 37/25 og avga følgende innstilling: Forslaget avvises med bakgrunn i byrådets svar. </text:p>
          </table:table-cell>
          <table:table-cell office:value-type="string" calcext:value-type="string">
            <text:p>Representantforslag fra Ann Jorun Hillersøy (INP) om medlemskap i Norske Kjernekraftkommuner Bergen bystyre behandlet saken i møtet 29.04.2025 sak 141/25 og fattet følgende vedtak: Saken ble ikke behandlet på grunn av overskredet tid. Bergen bystyre behandlet saken i møtet 26.03.2025 sak 107/25 og fattet følgende vedtak: Saken ble utsatt. Utvalg for finans, kultur og næring behandlet saken i møtet 12.03.2025 sak 37/25 og avga følgende innstilling: Forslaget avvises med bakgrunn i byrådets svar. Forslagsstillers forslag til vedtak: Bergen kommune søker medlemskap i Norske Kjernekraftkommuner. </text:p>
          </table:table-cell>
          <table:table-cell office:value-type="float" office:value="4601" calcext:value-type="float">
            <text:p>4601</text:p>
          </table:table-cell>
          <table:table-cell office:value-type="string" calcext:value-type="string">
            <text:p>4808f59c-e510-542c-9872-b7e73fc7c49b</text:p>
          </table:table-cell>
          <table:table-cell table:number-columns-repeated="16376"/>
        </table:table-row>
        <table:table-row table:style-name="ro2">
          <table:table-cell table:number-columns-repeated="3"/>
          <table:table-cell office:value-type="string" calcext:value-type="string">
            <text:p>Saksprotokoll UMBY, 22082024, Sak 250/24, Høringsuttalelse - Forslag til ny lov om vern av marin natur utenfor territorialfarvannet</text:p>
          </table:table-cell>
          <table:table-cell office:value-type="string" calcext:value-type="string">
            <text:p>Høringsuttalelse - Forslag til ny lov om vern av marin natur utenfor territorialfarvannet Utvalg for miljø og byutvikling behandlet saken i møtet 22.08.2024 sak 250/24 og avga følgende innstilling: Bergen kommune avgir høringsuttalelse til Klima- og miljødepartementet slik den fremkommer av byrådets forslag. Utvalg for miljø og byutviklings behandling Følgende representanter tok ordet: Reidar Staalesen (A), Henrik Madsen (R), Andreas Madsen Berg (SV), Rebekka Helle Stensbø (H), Trond Tystad (BL)</text:p>
          </table:table-cell>
          <table:table-cell office:value-type="string" calcext:value-type="string">
            <text:p>Høringsuttalelse - Forslag til ny lov om vern av marin natur utenfor territorialfarvannet Utvalg for miljø og byutvikling behandlet saken i møtet 22.08.2024 sak 250/24 og avga følgende innstilling: Bergen kommune avgir høringsuttalelse til Klima- og miljødepartementet slik den fremkommer av byrådets forslag. Utvalg for miljø og byutviklings behandling Følgende representanter tok ordet: Reidar Staalesen (A), Henrik Madsen (R), Andreas Madsen Berg (SV), Rebekka Helle Stensbø (H), Trond Tystad (BL), Didrik Lexau (INP), Ingrid Nergaard Fjeldstad (V), Lillian Blom (SV). Forslag fremsatt i utvalget: Henrik Madsen (R) fremsatte på vegne av SV og R følgende tilleggsforslag: Nytt avsnitt mellom avsnitt 1 og 2 i byrådets høringsforslag: Bergen kommune ønsker likevel å peke på en utfordring for vern av marin natur. Punkt 3.6 i høringsnotatet omhandler havbunnsmineralloven. Der presiseres det at utvinningstillatelse kan gis på bestemte vilkår, og at det i denne forbindelse kan stilles vilkår om beskyttelse av naturverdier i avgrensede områder. Bergen kommune er svært bekymret for konsekvensene eventuell marin gruvedrift kan føre til, og savner et sterkere vern av den marine naturen i møte med en helt ny industri. Bergen kommune mener derfor primært at det burde vedtas et moratorium mot marin gruvedrift, frem til vi har mer kunnskap. Når denne loven likevel vedtas i en situasjon der Norge har åpnet for marin gruvedrift, mener Bergen kommune det er avgjørende at dette problematiseres i ny lov om vern av marin natur utenfor territorialfarvannet. Dette vil kunne plasseres i lovforslagets § 24 “Uforutsette miljøkonsekvenser av lovlig virksomhet”. Votering: Innstillingen ble vedtatt enstemmig. Tilleggsforslag fra SV og R, fremsatt av Henrik Madsen (R), fikk 8 stemmer (A, SV, MDG, V, R). Byrådet behandlet saken i møtet 08.08.2024 sak 233/24 Byrådet innstiller til bystyret å fatte følgende vedtak: Byrådets og utvalgets innstilling er likelydende. </text:p>
          </table:table-cell>
          <table:table-cell office:value-type="float" office:value="4601" calcext:value-type="float">
            <text:p>4601</text:p>
          </table:table-cell>
          <table:table-cell office:value-type="string" calcext:value-type="string">
            <text:p>d4e4373a-4ea0-57cf-a2a6-2a8f25d0ad71</text:p>
          </table:table-cell>
          <table:table-cell table:number-columns-repeated="16376"/>
        </table:table-row>
        <table:table-row table:style-name="ro5">
          <table:table-cell table:number-columns-repeated="3"/>
          <table:table-cell office:value-type="string" calcext:value-type="string">
            <text:p>Saksprotokoll FORUTV, 23012024, Sak 17/24, Godkjenning av protokoll fra forretningsutvalgets møte 16.01.2024</text:p>
          </table:table-cell>
          <table:table-cell table:number-columns-repeated="2" office:value-type="string" calcext:value-type="string">
            <text:p>Godkjenning av protokoll fra forretningsutvalgets møte 16.01.2024 Forretningsutvalget behandlet saken i møtet 23.01.2024 sak 17/24 og fattet følgende vedtak: Protokollen ble godkjent. Forretningsutvalgets behandling Ingen representanter tok ordet. </text:p>
          </table:table-cell>
          <table:table-cell office:value-type="float" office:value="4601" calcext:value-type="float">
            <text:p>4601</text:p>
          </table:table-cell>
          <table:table-cell office:value-type="string" calcext:value-type="string">
            <text:p>e28aae06-7bc0-5a38-b1ce-e847256e0e89</text:p>
          </table:table-cell>
          <table:table-cell table:number-columns-repeated="16376"/>
        </table:table-row>
        <table:table-row table:style-name="ro2">
          <table:table-cell table:number-columns-repeated="3"/>
          <table:table-cell office:value-type="string" calcext:value-type="string">
            <text:p>Vedtak</text:p>
          </table:table-cell>
          <table:table-cell office:value-type="string" calcext:value-type="string">
            <text:p><text:s/>Saksprotokoll Utvalg: Arbeidsmiljøutvalget Arkivsaknr. 24/00217 Saksbehandler Catrine Emilie Trygstad Behandlet av Møtedato Saknr 1 Arbeidsmiljøutvalget 17.06.2024 18/24 Fordeling av budsjettmidler avsatt til HMS-arbeidet i 2024 Arbeidsmiljøutvalget har behandlet saken i møte 17.06.2024 sak 18/24 Møtebehandling Votering Innstillinga ble enstemmig vedtatt. Arbeidsmiljøutvalgets vedtak Arbeidsmiljøutvalget vedtar HMS felles budsjett 2024 med en ramme på 431 500,- med foreslått fordeling av midler</text:p>
          </table:table-cell>
          <table:table-cell office:value-type="string" calcext:value-type="string">
            <text:p><text:s/>Saksprotokoll Utvalg: Arbeidsmiljøutvalget Arkivsaknr. 24/00217 Saksbehandler Catrine Emilie Trygstad Behandlet av Møtedato Saknr 1 Arbeidsmiljøutvalget 17.06.2024 18/24 Fordeling av budsjettmidler avsatt til HMS-arbeidet i 2024 Arbeidsmiljøutvalget har behandlet saken i møte 17.06.2024 sak 18/24 Møtebehandling Votering Innstillinga ble enstemmig vedtatt. Arbeidsmiljøutvalgets vedtak Arbeidsmiljøutvalget vedtar HMS felles budsjett 2024 med en ramme på 431 500,- med foreslått fordeling av midler. 1 </text:p>
          </table:table-cell>
          <table:table-cell office:value-type="float" office:value="5501" calcext:value-type="float">
            <text:p>5501</text:p>
          </table:table-cell>
          <table:table-cell office:value-type="string" calcext:value-type="string">
            <text:p>1338b34b-e42a-5250-a8ef-72b020c061da</text:p>
          </table:table-cell>
          <table:table-cell table:number-columns-repeated="16376"/>
        </table:table-row>
        <table:table-row table:style-name="ro2">
          <table:table-cell table:number-columns-repeated="3"/>
          <table:table-cell office:value-type="string" calcext:value-type="string">
            <text:p>0007/25, Helse- og velferdsutvalget, 26.02.2025</text:p>
          </table:table-cell>
          <table:table-cell office:value-type="string" calcext:value-type="string">
            <text:p><text:s/>Saksprotokoll Utvalg: Helse- og velferdsutvalget Arkivsaknr. 25/02412 Saksbehandler Kine Elisabeth Nordmo-Stykket Behandlet av Møtedato Saknr 1 Helse- og velferdsutvalget 26.02.2025 7/25 1 Kommunalt råd for mennesker med nedsatt 21.02.2025 17/25 funksjonsevne 2 Eldrerådet 20.02.2025 8/25 Videre utvikling av. Seminaret 5 etg Helse- og velferdsutvalget har behandlet saken i møte 26.02.2025 sak 7/25 Møtebehandling Marta Hofsøy fremmet følgende alternativforslag: Alternativ til innstilling På vegne</text:p>
          </table:table-cell>
          <table:table-cell office:value-type="string" calcext:value-type="string">
            <text:p><text:s/>Saksprotokoll Utvalg: Helse- og velferdsutvalget Arkivsaknr. 25/02412 Saksbehandler Kine Elisabeth Nordmo-Stykket Behandlet av Møtedato Saknr 1 Helse- og velferdsutvalget 26.02.2025 7/25 1 Kommunalt råd for mennesker med nedsatt 21.02.2025 17/25 funksjonsevne 2 Eldrerådet 20.02.2025 8/25 Videre utvikling av. Seminaret 5 etg Helse- og velferdsutvalget har behandlet saken i møte 26.02.2025 sak 7/25 Møtebehandling Marta Hofsøy fremmet følgende alternativforslag: Alternativ til innstilling På vegne av SV, Rødt, MDG, SP og AP. 1. Omsorgsbolig+ er et positivt og nødvendig tilskudd til kommunens meny av kommunale tjenester til eldre 2. Det gjennomføres en gradvis overgang på Seminaret 5. etasje fra sykehjemsplasser til omsorgsbolig +, forutsatt at plassene kan benyttes til dette uten større bygningsmessige endringer. 3. Det gjøres en kartlegging av dagens beboere for senest innen to måneder å klargjøre for hver enkelt om de kan fortsette å bo på Seminaret som omsorgsbolig+, eventuelt andre tilbud. Pårørende og beboere må så langt det lar seg gjøre involveres i beslutningen om eventuell flytting. 4. Kostnadene til videre utvikling innarbeides i handlingsprogrammet. Brage Bolstad- Andreassen fremmet følgende alternativforslag: Seminaret 5. etg beholdes som langtids sykehjem På vegne av Frp, H og INP. Seminaret 5. Etg beholdes som langtids sykehjemsplasser organisert under Mortensnes Sykehjem slik som i dag frem til investeringsbeslutning er tatt på ny økt sykehjemskapasietet ved andre enheter i kommunen. Det legges inn midler til finansiering av videre drift. Både beboere, arbeidere og pårørende informeres innen denne uka. Administrasjon undersøker andre lokaliteter for å etablere omsorgsbolig+, som pilotprosjekt ved andre enheter. Det legges frem en sak til helse- og velferdsutvalget før oktober 2025 for mulige alternativer. 1 Administrasjonen får i videre oppdrag å undersøke å utvide antall dagplasser ved dagsenter på Sydspissen. Marta Hofsøy fremmet følgende tilleggsforslag: Tillegg På vegne av SV, MDG, SP og AP 5. Dersom det lar seg gjøre å etablere dagaktivitetstilbud uten bygningsmessige endringer, skal dette etableres. Votering Marta Hofsøys alternativforslag ble satt opp mot Brage Bolstad-Andreassens alternativforslag. Hofsøys forslag mottok 6 stemmer (2 AP, 1 MDG, 1 Rødt, 1 SP og 1 SV) og Andreassens forslag mottok 4 stemmer (1 FrP, 2 H og 1 INP). Marta Hofsøys tilleggsforslag ble vedtatt med 7 stemmer for (2 AP, 2 H, 1 MDG, 1 SP og 1 SV) og 3 stemmer mot (1 FrP, 1 Rødt og 1 INP) Helse- og velferdsutvalgets vedtak 1. Omsorgsbolig+ er et positivt og nødvendig tilskudd til kommunens meny av kommunale tjenester til eldre 2. Det gjennomføres en gradvis overgang på Seminaret 5. etasje fra sykehjemsplasser til omsorgsbolig +, forutsatt at plassene kan benyttes til dette uten større bygningsmessige endringer. 3. Det gjøres en kartlegging av dagens beboere for senest innen to måneder å klargjøre for hver enkelt om de kan fortsette å bo på Seminaret som omsorgsbolig+, eventuelt andre tilbud. Pårørende og beboere må så langt det lar seg gjøre involveres i beslutningen om eventuell flytting. 4. Kostnadene til videre utvikling innarbeides i handlingsprogrammet. 5. Dersom det lar seg gjøre å etablere dagaktivitetstilbud uten bygningsmessige endringer, skal dette etableres. 2 </text:p>
          </table:table-cell>
          <table:table-cell office:value-type="float" office:value="5501" calcext:value-type="float">
            <text:p>5501</text:p>
          </table:table-cell>
          <table:table-cell office:value-type="string" calcext:value-type="string">
            <text:p>ccf22e7d-6437-50e9-9872-3656553b35d2</text:p>
          </table:table-cell>
          <table:table-cell table:number-columns-repeated="16376"/>
        </table:table-row>
        <table:table-row table:style-name="ro4">
          <table:table-cell table:number-columns-repeated="3"/>
          <table:table-cell office:value-type="string" calcext:value-type="string">
            <text:p>Saksprotokoll UMBY, 06062024, Sak 161/24, Representantforslag fra Katrine Nødtvedt og Christine Henriksen Ødegaard (MDG) om sosial boligbygging i Grønneviken</text:p>
          </table:table-cell>
          <table:table-cell office:value-type="string" calcext:value-type="string">
            <text:p>Representantforslag fra Katrine Nødtvedt og Christine Henriksen Ødegaard (MDG) om sosial boligbygging i Grønneviken Utvalg for miljø og byutvikling behandlet saken i møtet 06.06.2024 sak 161/24 og avga følgende innstilling: Forslaget avvises med bakgrunn i byrådets svar Utvalg for miljø og byutviklings behandling Følgende representanter tok ordet: Katrine Berg Nødtvedt (MDG), Kjartan Moi Andreassen (Sp) Forslag fremsatt i utvalget: Kjartan Moi Andreassen (Sp) fremsatte på vegne av H, FrP, BL, IN</text:p>
          </table:table-cell>
          <table:table-cell office:value-type="string" calcext:value-type="string">
            <text:p>Representantforslag fra Katrine Nødtvedt og Christine Henriksen Ødegaard (MDG) om sosial boligbygging i Grønneviken Utvalg for miljø og byutvikling behandlet saken i møtet 06.06.2024 sak 161/24 og avga følgende innstilling: Forslaget avvises med bakgrunn i byrådets svar Utvalg for miljø og byutviklings behandling Følgende representanter tok ordet: Katrine Berg Nødtvedt (MDG), Kjartan Moi Andreassen (Sp) Forslag fremsatt i utvalget: Kjartan Moi Andreassen (Sp) fremsatte på vegne av H, FrP, BL, INP og Sp følgende alternative forslag til vedtak: Forslaget avvises med bakgrunn i byrådets svar Katrine Berg Nødtvedt (MDG) fremsatte på vegne av MDG følgende alternative forslag til vedtak: Bystyret ber byrådet sikre at en andel av boligene som bygges skal være utleieboliger som leies ut til under markedspris. Votering: Alternativt forslag til vedtak fra H, FrP, BL, INP og Sp, fremsatt av Kjartan Moi Andreassen (Sp) ble tiltrådt med 13 stemmer (H, A, FrP, BL, INP, Sp, KrF). Forslag fra MDG, fremsatt av fikk 4 stemmer (SV, MDG, R). Forslagsstillers forslag til vedtak: 1. Bystyret ber byrådet vektlegge deleløsninger, nye boformer som miks av eldre og studenter, og sosial bærekraft i boligbyggingen, som de tre viktigste målene å oppnå gjennom salgsstrategien for Pilotprosjekt Grønneviken. 2. Bystyret ber byrådet sikre at en andel av boligene som bygges skal være utleieboliger som leies ut til under markedspris. </text:p>
          </table:table-cell>
          <table:table-cell office:value-type="float" office:value="4601" calcext:value-type="float">
            <text:p>4601</text:p>
          </table:table-cell>
          <table:table-cell office:value-type="string" calcext:value-type="string">
            <text:p>27b1f681-185e-5ea1-a8c7-fbc0a58d002d</text:p>
          </table:table-cell>
          <table:table-cell table:number-columns-repeated="16376"/>
        </table:table-row>
        <table:table-row table:style-name="ro4">
          <table:table-cell table:number-columns-repeated="3"/>
          <table:table-cell office:value-type="string" calcext:value-type="string">
            <text:p>Saksprotokoll FORUTV, 10092024, Sak 301/24, Representantforslag fra Diane Alexandra Berbain (SV) om deltakende budsjettering i Loddefjord - Å se opp til folket i områdesatsingen</text:p>
          </table:table-cell>
          <table:table-cell office:value-type="string" calcext:value-type="string">
            <text:p>Representantforslag fra Diane Alexandra Berbain (SV) om deltakende budsjettering i Loddefjord - Å se opp til folket i områdesatsingen Forretningsutvalget behandlet saken i møtet 10.09.2024 sak 301/24 og fattet følgende vedtak: 1. Representantforslag fra Diane Alexandra Berbain (SV) om deltakende budsjettering i Loddefjord - Å se opp til folket i områdesatsingen, oversendes byrådet for videre utredning. 2. Byrådet bes om å vurdere forslaget og å utarbeide et notat slik at bystyret kan behandle sa</text:p>
          </table:table-cell>
          <table:table-cell office:value-type="string" calcext:value-type="string">
            <text:p>Representantforslag fra Diane Alexandra Berbain (SV) om deltakende budsjettering i Loddefjord - Å se opp til folket i områdesatsingen Forretningsutvalget behandlet saken i møtet 10.09.2024 sak 301/24 og fattet følgende vedtak: 1. Representantforslag fra Diane Alexandra Berbain (SV) om deltakende budsjettering i Loddefjord - Å se opp til folket i områdesatsingen, oversendes byrådet for videre utredning. 2. Byrådet bes om å vurdere forslaget og å utarbeide et notat slik at bystyret kan behandle saken senest innen 19.2.2025. 3. Utvalg for miljø og byutvikling avgir innstilling i saken. Forretningsutvalgets behandling Følgende representanter tok ordet: Mailiss Solheim-Åkerblom (R) Votering: Forslaget punkt 1-3 ble vedtatt enstemmig. Forslag til vedtak: Forslaget og utvalgets vedtak er likelydende. </text:p>
          </table:table-cell>
          <table:table-cell office:value-type="float" office:value="4601" calcext:value-type="float">
            <text:p>4601</text:p>
          </table:table-cell>
          <table:table-cell office:value-type="string" calcext:value-type="string">
            <text:p>e186600c-1db3-59ba-8875-6efd07d2df94</text:p>
          </table:table-cell>
          <table:table-cell table:number-columns-repeated="16376"/>
        </table:table-row>
        <table:table-row table:style-name="ro2">
          <table:table-cell table:number-columns-repeated="3"/>
          <table:table-cell office:value-type="string" calcext:value-type="string">
            <text:p>Vedtak</text:p>
          </table:table-cell>
          <table:table-cell table:number-columns-repeated="2" office:value-type="string" calcext:value-type="string">
            <text:p><text:s/>Saksprotokoll Utvalg: Administrasjonsutvalget Arkivsaknr. 24/18945 Saksbehandler Daniel Brox Behandlet av Møtedato Saknr 1 Arbeidsmiljøutvalget 12.11.2024 22/24 2 Administrasjonsutvalget 20.11.2024 9/24 Resultater fra medarbeiderundersøkelsen 2024 Administrasjonsutvalget har behandlet saken i møte 20.11.2024 sak 9/24 Møtebehandling Votering Innstillingen ble enstemmig vedtatt. Administrasjonsutvalgets vedtak Resultater fra medarbeiderundersøkelsen 2024 tas til orientering 1 </text:p>
          </table:table-cell>
          <table:table-cell office:value-type="float" office:value="5501" calcext:value-type="float">
            <text:p>5501</text:p>
          </table:table-cell>
          <table:table-cell office:value-type="string" calcext:value-type="string">
            <text:p>8b0fab8e-7b96-5b92-89bb-260d3a05395e</text:p>
          </table:table-cell>
          <table:table-cell table:number-columns-repeated="16376"/>
        </table:table-row>
        <table:table-row table:style-name="ro2">
          <table:table-cell table:number-columns-repeated="3"/>
          <table:table-cell office:value-type="string" calcext:value-type="string">
            <text:p>0004/24, Hasteutvalg for fellesskap og sosial utjevning <text:s/>, 13.06.2024</text:p>
          </table:table-cell>
          <table:table-cell office:value-type="string" calcext:value-type="string">
            <text:p><text:s/>Saksprotokoll Utvalg: Hasteutvalg for fellesskap og sosial utjevning Arkivsaknr. 23/07587 Saksbehandler Gunn-Elin Jakobsen Behandlet av Møtedato Saknr 1 Hasteutvalg for fellesskap og sosial utjevning 13.06.2024 4/24 2 Formannskapet 11.06.2024 81/24 Intensjonsavtale om områdesatsing Hasteutvalg for fellesskap og sosial utjevning har behandlet saken i møte 13.06.2024 sak 4/24 Møtebehandling Votering Innstillingen ble enstemmig vedtatt. Hasteutvalg for fellesskap og sosial utjevnings vedtak 1. For</text:p>
          </table:table-cell>
          <table:table-cell office:value-type="string" calcext:value-type="string">
            <text:p><text:s/>Saksprotokoll Utvalg: Hasteutvalg for fellesskap og sosial utjevning Arkivsaknr. 23/07587 Saksbehandler Gunn-Elin Jakobsen Behandlet av Møtedato Saknr 1 Hasteutvalg for fellesskap og sosial utjevning 13.06.2024 4/24 2 Formannskapet 11.06.2024 81/24 Intensjonsavtale om områdesatsing Hasteutvalg for fellesskap og sosial utjevning har behandlet saken i møte 13.06.2024 sak 4/24 Møtebehandling Votering Innstillingen ble enstemmig vedtatt. Hasteutvalg for fellesskap og sosial utjevnings vedtak 1. Forslag til intensjonsavtale mellom staten og Tromsø kommune om områdesatsing i Tromsø vedtas med omtale av bakgrunn som vist i punkt 2 i avtaleforslaget 2. Forslag til målsettinger vedtas som vist i punkt 3 i avtaleforslaget. 3. Områdesatsingen skjer med utgangpunkt i levekårssonen Kroken, jf. punkt 3 i avtaleforslaget. 1 </text:p>
          </table:table-cell>
          <table:table-cell office:value-type="float" office:value="5501" calcext:value-type="float">
            <text:p>5501</text:p>
          </table:table-cell>
          <table:table-cell office:value-type="string" calcext:value-type="string">
            <text:p>66c34914-0b3b-5f68-97c3-185ed6afc63a</text:p>
          </table:table-cell>
          <table:table-cell table:number-columns-repeated="16376"/>
        </table:table-row>
        <table:table-row table:style-name="ro4">
          <table:table-cell table:number-columns-repeated="3"/>
          <table:table-cell office:value-type="string" calcext:value-type="string">
            <text:p>0031/24, Kommunalt råd for mennesker med nedsatt funksjonsevne, 03.06.2024</text:p>
          </table:table-cell>
          <table:table-cell office:value-type="string" calcext:value-type="string">
            <text:p><text:s/>Saksprotokoll Utvalg: Kommunalt råd for mennesker med nedsatt funksjonsevne Arkivsaknr. 24/09858 Saksbehandler Thomas Johansen Behandlet av Møtedato Saknr 1 Eldrerådet 03.06.2024 21/24 2 Kommunalt råd for mennesker med nedsatt 03.06.2024 31/24 funksjonsevne 3 Helse- og velferdsutvalget 05.06.2024 27/24 4 Kommune- og byutviklingsutvalget 06.06.2024 34/24 5 Oppvekst- og utdanningsutvalget 07.06.2024 29/24 6 Formannskapet 11.06.2024 80/24 7 Kommunestyret 19.06.2024 8 Miljø-, idrett-, kultur- og 05</text:p>
          </table:table-cell>
          <table:table-cell office:value-type="string" calcext:value-type="string">
            <text:p><text:s/>Saksprotokoll Utvalg: Kommunalt råd for mennesker med nedsatt funksjonsevne Arkivsaknr. 24/09858 Saksbehandler Thomas Johansen Behandlet av Møtedato Saknr 1 Eldrerådet 03.06.2024 21/24 2 Kommunalt råd for mennesker med nedsatt 03.06.2024 31/24 funksjonsevne 3 Helse- og velferdsutvalget 05.06.2024 27/24 4 Kommune- og byutviklingsutvalget 06.06.2024 34/24 5 Oppvekst- og utdanningsutvalget 07.06.2024 29/24 6 Formannskapet 11.06.2024 80/24 7 Kommunestyret 19.06.2024 8 Miljø-, idrett-, kultur- og 05.06.2024 79/24 samfunnsutviklingsutvalget 9 Mangfolds- og integreringsutvalget 04.06.2024 21/24 Tertialrapport 1-2024 Kommunalt råd for mennesker med nedsatt funksjonsevne har behandlet saken i møte 03.06.2024 sak 31/24 Møtebehandling Votering Første punkt i innstillingen ble enstemmig vedtatt Kommunalt råd for mennesker med nedsatt funksjonsevnes vedtak 1. Tertialrapport 1-2024 tas til orientering. 1 </text:p>
          </table:table-cell>
          <table:table-cell office:value-type="float" office:value="5501" calcext:value-type="float">
            <text:p>5501</text:p>
          </table:table-cell>
          <table:table-cell office:value-type="string" calcext:value-type="string">
            <text:p>dfa68c22-6fb9-5f36-aaa9-c991a28a7296</text:p>
          </table:table-cell>
          <table:table-cell table:number-columns-repeated="16376"/>
        </table:table-row>
        <table:table-row table:style-name="ro2">
          <table:table-cell table:number-columns-repeated="3"/>
          <table:table-cell office:value-type="string" calcext:value-type="string">
            <text:p>Innkalling byrådet - saker med innstilling til bystyret 13.03.2025</text:p>
          </table:table-cell>
          <table:table-cell office:value-type="string" calcext:value-type="string">
            <text:p><text:s/>BERGEN KOMMUNE Byrådsleders avdeling stab (Arbeidssted) Innkalling Byrådet - saker med innstilling til bystyret Møtedato: 13.03.2025 kl. 09:00 Møtested: Bergen Rådhus Tertnes, 2. etg. Godkjenning av protokoll 2024/185807-54 Godkjenning av BR1 protokoll fra møte i byrådet 6. mars 2025 - saker med innstilling til utvalg og bystyret Saker til behandling 51/25 2023/19237-55 Oppheving av eldre reguleringsplaner i Årstad og Fana bydeler. Sluttbehandling 52/25 2024/24847-26 Halvårlig rapportering om v</text:p>
          </table:table-cell>
          <table:table-cell office:value-type="string" calcext:value-type="string">
            <text:p><text:s/>BERGEN KOMMUNE Byrådsleders avdeling stab (Arbeidssted) Innkalling Byrådet - saker med innstilling til bystyret Møtedato: 13.03.2025 kl. 09:00 Møtested: Bergen Rådhus Tertnes, 2. etg. Godkjenning av protokoll 2024/185807-54 Godkjenning av BR1 protokoll fra møte i byrådet 6. mars 2025 - saker med innstilling til utvalg og bystyret Saker til behandling 51/25 2023/19237-55 Oppheving av eldre reguleringsplaner i Årstad og Fana bydeler. Sluttbehandling 52/25 2024/24847-26 Halvårlig rapportering om vedtak i saker av prinsipiell betydning - 2. halvår 2024 side 1 av 1 </text:p>
          </table:table-cell>
          <table:table-cell office:value-type="float" office:value="4601" calcext:value-type="float">
            <text:p>4601</text:p>
          </table:table-cell>
          <table:table-cell office:value-type="string" calcext:value-type="string">
            <text:p>a4ca7428-1279-53c8-8094-2e0675a6b9de</text:p>
          </table:table-cell>
          <table:table-cell table:number-columns-repeated="16376"/>
        </table:table-row>
        <table:table-row table:style-name="ro2">
          <table:table-cell table:number-columns-repeated="3"/>
          <table:table-cell office:value-type="string" calcext:value-type="string">
            <text:p>Innkalling byrådet - saker avgjort av byrådet 13.06.2024</text:p>
          </table:table-cell>
          <table:table-cell office:value-type="string" calcext:value-type="string">
            <text:p><text:s/>BERGEN KOMMUNE Byrådsleders avdeling stab (Arbeidssted) Innkalling Byrådet - saker avgjort av byrådet Møtedato: 13.06.2024 kl. 09:30 Møtested: Bergen Rådhus Tertnes, 2. etg. Godkjenning av protokoll 2023/281600-141 Godkjenning av BR2 protokoll fra møte i byrådet 28. mai og 6. juni 2024 – saker avgjort av byrådet Saker til behandling 1162/24 2024/76532-2 Høringsuttalelse - Endring i forskrift om lån fra Husbanken 1163/24 2024/42167-13 Torgallmenningen 1A, BJERCK RESTAURANT - Søknad om ny alminne</text:p>
          </table:table-cell>
          <table:table-cell office:value-type="string" calcext:value-type="string">
            <text:p><text:s/>BERGEN KOMMUNE Byrådsleders avdeling stab (Arbeidssted) Innkalling Byrådet - saker avgjort av byrådet Møtedato: 13.06.2024 kl. 09:30 Møtested: Bergen Rådhus Tertnes, 2. etg. Godkjenning av protokoll 2023/281600-141 Godkjenning av BR2 protokoll fra møte i byrådet 28. mai og 6. juni 2024 – saker avgjort av byrådet Saker til behandling 1162/24 2024/76532-2 Høringsuttalelse - Endring i forskrift om lån fra Husbanken 1163/24 2024/42167-13 Torgallmenningen 1A, BJERCK RESTAURANT - Søknad om ny alminnelig skjenkebevilling for alkoholholdig drikk gruppe 1-3, utendørs på Torgallmenningen 1164/24 2023/234600-97 Oppnevning av styremedlemmer til Carte Blanche AS 1165/24 2023/234600-123 Bergen Sentrum AS. Oppnevning av styremedlemmer 1166/24 2024/64309-1 Høring av planstrategi for Bergen kommune 2023-2027 med planprogram for kommuneplanens samfunnsdel. Varsel om oppstart av arbeidet med kommuneplan 1167/24 2024/84121-2 Li skole. Rehabilitering av dusj, garderober og gymsal. Gjennomføringsvedtak side 1 av 1 </text:p>
          </table:table-cell>
          <table:table-cell office:value-type="float" office:value="4601" calcext:value-type="float">
            <text:p>4601</text:p>
          </table:table-cell>
          <table:table-cell office:value-type="string" calcext:value-type="string">
            <text:p>2de3aa7f-f0b4-520e-bf14-5f745d4fa02c</text:p>
          </table:table-cell>
          <table:table-cell table:number-columns-repeated="16376"/>
        </table:table-row>
        <table:table-row table:style-name="ro2">
          <table:table-cell table:number-columns-repeated="3"/>
          <table:table-cell office:value-type="string" calcext:value-type="string">
            <text:p>0029/24, Formannskapet, 07.02.2024</text:p>
          </table:table-cell>
          <table:table-cell table:number-columns-repeated="2" office:value-type="string" calcext:value-type="string">
            <text:p><text:s/>Saksprotokoll Utvalg: Formannskapet Arkivsaknr. 24/01352 Saksbehandler Erlend Losnegaard Mevik Behandlet av Møtedato Saknr 1 Formannskapet 07.02.2024 29/24 2 Kommunestyret 14.02.2024 16/24 Notat om vann- og avløpsgebyrene 2024 Formannskapet har behandlet saken i møte 07.02.2024 sak 29/24 Møtebehandling Votering Innstillingen ble enstemmig vedtatt. Formannskapets vedtak 1. Gebyret fra 2023 til 2024 for avløp økes med 3,5 % og for vann økes det med 0 %. 1 </text:p>
          </table:table-cell>
          <table:table-cell office:value-type="float" office:value="5501" calcext:value-type="float">
            <text:p>5501</text:p>
          </table:table-cell>
          <table:table-cell office:value-type="string" calcext:value-type="string">
            <text:p>62a64fc6-4fa2-5abe-bd7e-9626fa05eebc</text:p>
          </table:table-cell>
          <table:table-cell table:number-columns-repeated="16376"/>
        </table:table-row>
        <table:table-row table:style-name="ro2">
          <table:table-cell table:number-columns-repeated="3"/>
          <table:table-cell office:value-type="string" calcext:value-type="string">
            <text:p>0040/23, Oppvekst- og utdanningsutvalget, 08.12.2023</text:p>
          </table:table-cell>
          <table:table-cell office:value-type="string" calcext:value-type="string">
            <text:p><text:s/>Saksprotokoll Utvalg: Oppvekst- og utdanningsutvalget Arkivsaknr. 23/17311 Saksbehandler David Moen Behandlet av Møtedato Saknr 1 Eldrerådet 04.12.2023 42/23 2 Kommunalt råd for mennesker med nedsatt 04.12.2023 41/23 funksjonsevne 3 Ungdomsrådet 05.12.2023 4 Helse- og velferdsutvalget 06.12.2023 43/23 5 Miljø-, idrett-, kultur- og 06.12.2023 33/23 samfunnsutviklingsutvalget 6 Oppvekst- og utdanningsutvalget 08.12.2023 40/23 Handlingsplan for kjønns- og seksualitetsmangfold 2024 - 2027 Oppvekst-</text:p>
          </table:table-cell>
          <table:table-cell office:value-type="string" calcext:value-type="string">
            <text:p><text:s/>Saksprotokoll Utvalg: Oppvekst- og utdanningsutvalget Arkivsaknr. 23/17311 Saksbehandler David Moen Behandlet av Møtedato Saknr 1 Eldrerådet 04.12.2023 42/23 2 Kommunalt råd for mennesker med nedsatt 04.12.2023 41/23 funksjonsevne 3 Ungdomsrådet 05.12.2023 4 Helse- og velferdsutvalget 06.12.2023 43/23 5 Miljø-, idrett-, kultur- og 06.12.2023 33/23 samfunnsutviklingsutvalget 6 Oppvekst- og utdanningsutvalget 08.12.2023 40/23 Handlingsplan for kjønns- og seksualitetsmangfold 2024 - 2027 Oppvekst- og utdanningsutvalget har behandlet saken i møte 08.12.2023 sak 40/23 Møtebehandling Pål Julius Skogholt (SV) fremmet følgende endringsforslag til punkt 1 i vedtaket: 1. Handlingsplan for kjønns- og seksualitetsmangfold i Tromsø 2024-2027 sendes ut på offentlig høring, med høringsfrist 6 uker. 2. Handlingsplanen vedtas av kommunestyret. 3. Følgende setning endres i høringsutkast “For mennesker med nedsatte funksjonsevner er seksualitet generelt, og det å gi rom for seksualitetsmangfold spesielt et nærmest «ukjent» område.” endres til: “Mennesker med nedsatt funksjonsevne opplever ofte at deres seksualitet generelt, og det å gi rom for seksualitetsmangfold spesielt er et svært tabuisert område.” 4. Det gjøres språkvask før planprogrammet legges ut på høring, slik at det ikke brukes ordet “dem” el. i motsetning til “oss” for mennesker med funksjonsnedsettelser. 5. Det vurderes om sexologisk rådgiver og TryggEst-koordinator bør nevnes i planen. Votering Punkt 1 fra kommunedirektørens innstilling til vedtak ble satt opp mot Pål Julius Skogholts endringsforslag. Endringsforslaget ble enstemmig vedtatt. Punkt 2 og 3 fra kommunedirektørens innstilling til vedtak ble enstemmig vedtatt. Oppvekst- og utdanningsutvalgets vedtak 1 1. Handlingsplan for kjønns- og seksualitetsmangfold i Tromsø 2024-2027 sendes ut på offentlig høring, med høringsfrist 6 uker. 2. Handlingsplanen vedtas av kommunestyret. 3. Følgende setning endres i høringsutkast “For mennesker med nedsatte funksjonsevner er seksualitet generelt, og det å gi rom for seksualitetsmangfold spesielt et nærmest «ukjent» område.” endres til: “Mennesker med nedsatt funksjonsevne opplever ofte at deres seksualitet generelt, og det å gi rom for seksualitetsmangfold spesielt er et svært tabuisert område.” 4. Det gjøres språkvask før planprogrammet legges ut på høring, slik at det ikke brukes ordet “dem” el. i motsetning til “oss” for mennesker med funksjonsnedsettelser. 5. Det vurderes om sexologisk rådgiver og TryggEst-koordinator bør nevnes i planen. 6. Handlingsplanens tilknyttede midler, omlag 600 000 kroner årlig, samles i en prosjektutlysning som kan omsøkes av relevante organisasjoner, jf. kap. 4 i saksutredningen. 7. Prosjektmidlene lyses ut etter et eventuelt positivt endelig vedtak av handlingsplanen 2 </text:p>
          </table:table-cell>
          <table:table-cell office:value-type="float" office:value="5501" calcext:value-type="float">
            <text:p>5501</text:p>
          </table:table-cell>
          <table:table-cell office:value-type="string" calcext:value-type="string">
            <text:p>473533e7-ff52-50f3-badc-88f5e8be75b6</text:p>
          </table:table-cell>
          <table:table-cell table:number-columns-repeated="16376"/>
        </table:table-row>
        <table:table-row table:style-name="ro2">
          <table:table-cell table:number-columns-repeated="3"/>
          <table:table-cell office:value-type="string" calcext:value-type="string">
            <text:p>0111/22, Kommunestyret, 31.08.2022</text:p>
          </table:table-cell>
          <table:table-cell office:value-type="string" calcext:value-type="string">
            <text:p><text:s/>Tromsø kommune Saksprotokoll Utvalg: Kommunestyret Arkivsaknr. 19/01271 Saksbehandler Roy Fossum Behandlet av Møtedato Saknr 1 Kommune- og byutviklingsutvalget 18.08.2022 52/22 2 Kommunestyret 31.08.2022 111/22 PLAN 1892 Breiviknes hyttefelt - Detaljregulering - saksframlegg mai 2021 Kommunestyret har behandlet saken i møte 31.08.2022 sak 111/22 Møtebehandling Åsne Øysteinsdotter Høgetveit (SV) fremmet følgende alternativforslag på vegne av SV: Asne Avvise planen Forslag til detaljreguleringspl</text:p>
          </table:table-cell>
          <table:table-cell office:value-type="string" calcext:value-type="string">
            <text:p><text:s/>Tromsø kommune Saksprotokoll Utvalg: Kommunestyret Arkivsaknr. 19/01271 Saksbehandler Roy Fossum Behandlet av Møtedato Saknr 1 Kommune- og byutviklingsutvalget 18.08.2022 52/22 2 Kommunestyret 31.08.2022 111/22 PLAN 1892 Breiviknes hyttefelt - Detaljregulering - saksframlegg mai 2021 Kommunestyret har behandlet saken i møte 31.08.2022 sak 111/22 Møtebehandling Åsne Øysteinsdotter Høgetveit (SV) fremmet følgende alternativforslag på vegne av SV: Asne Avvise planen Forslag til detaljreguleringsplan 1892 - Breiviknes hyttefelt- gnr131, bnr3,6 og 9 med plankart (del1, 2 og 3) sist datert 05.03.2021, planbestemmelser datert 28. mars 2022 og planbeskrivelse avvises. Votering Innstillingen ble satt opp og vedtatt mot Høgetveits (SV) alternativforslag. FOR INNSTILLING: 32 8 (Ap), 7 (H), 4 (FrP), 4 (NBT) 5 (SP), 1(KrF), 1 (R, Jens Ingvald Olsen), 1 (SV, Abdalla Ali Mohammed), 1 (V) FOR ALTERNATIV: 11 6 (SV), 3 (MDG), 1 (BYLA), 1 (R, Anne-Linn Lernes) Kommunestyrets vedtak Forslag til detaljreguleringsplan 1892 -– Breiviknes hyttefelt- gnr 131, bnr 3,6 og 9 med plankart (del1, 2 og 3) sist datert 05.03.2021, planbestemmelser datert 28. mars 2022 og planbeskrivelse vedtas. Vedtaket er hjemlet i plan- og bygningslovens§ bygningslovens § 12-12. 1 </text:p>
          </table:table-cell>
          <table:table-cell office:value-type="float" office:value="5501" calcext:value-type="float">
            <text:p>5501</text:p>
          </table:table-cell>
          <table:table-cell office:value-type="string" calcext:value-type="string">
            <text:p>7c38f77f-9eaf-5250-b169-c7ce5d29c869</text:p>
          </table:table-cell>
          <table:table-cell table:number-columns-repeated="16376"/>
        </table:table-row>
        <table:table-row table:style-name="ro4">
          <table:table-cell table:number-columns-repeated="3"/>
          <table:table-cell office:value-type="string" calcext:value-type="string">
            <text:p>0043/23, Oppvekst- og utdanningsutvalget, 08.12.2023</text:p>
          </table:table-cell>
          <table:table-cell office:value-type="string" calcext:value-type="string">
            <text:p><text:s/>Saksprotokoll Utvalg: Oppvekst- og utdanningsutvalget Arkivsaknr. 23/17479 Saksbehandler Eirin Sundby Behandlet av Møtedato Saknr 1 Formannskapet 14.11.2023 130/23 2 Kommunestyret 22.11.2023 141/23 3 Hasteutvalg for fellesskap og sosial utjevning 16.11.2023 3/23 4 Kommunalt råd for mennesker med nedsatt 04.12.2023 36/23 funksjonsevne 5 Eldrerådet 04.12.2023 40/23 6 Helse- og velferdsutvalget 06.12.2023 42/23 7 Miljø-, idrett-, kultur- og 06.12.2023 14/23 samfunnsutviklingsutvalget 8 Kommune- og</text:p>
          </table:table-cell>
          <table:table-cell office:value-type="string" calcext:value-type="string">
            <text:p><text:s/>Saksprotokoll Utvalg: Oppvekst- og utdanningsutvalget Arkivsaknr. 23/17479 Saksbehandler Eirin Sundby Behandlet av Møtedato Saknr 1 Formannskapet 14.11.2023 130/23 2 Kommunestyret 22.11.2023 141/23 3 Hasteutvalg for fellesskap og sosial utjevning 16.11.2023 3/23 4 Kommunalt råd for mennesker med nedsatt 04.12.2023 36/23 funksjonsevne 5 Eldrerådet 04.12.2023 40/23 6 Helse- og velferdsutvalget 06.12.2023 42/23 7 Miljø-, idrett-, kultur- og 06.12.2023 14/23 samfunnsutviklingsutvalget 8 Kommune- og byutviklingsutvalget 07.12.2023 59/23 9 Oppvekst- og utdanningsutvalget 08.12.2023 43/23 Orienteringssak - Tromsø vet, helhetlig kunnskapsgrunnlag for Tromsø kommune til bruk i planstrategiarbeidet Oppvekst- og utdanningsutvalget har behandlet saken i møte 08.12.2023 sak 43/23 Møtebehandling Votering Innstillingen ble enstemmig vedtatt. Oppvekst- og utdanningsutvalgets vedtak Kunnskapsgrunnlaget Tromsø vet med vedlegg tas til orientering og legges til grunn for det videre arbeidet med ny planstrategi. 1 </text:p>
          </table:table-cell>
          <table:table-cell office:value-type="float" office:value="5501" calcext:value-type="float">
            <text:p>5501</text:p>
          </table:table-cell>
          <table:table-cell office:value-type="string" calcext:value-type="string">
            <text:p>12d857bc-8c6c-512a-af6a-80a50f49d5b0</text:p>
          </table:table-cell>
          <table:table-cell table:number-columns-repeated="16376"/>
        </table:table-row>
        <table:table-row table:style-name="ro2">
          <table:table-cell table:number-columns-repeated="3"/>
          <table:table-cell office:value-type="string" calcext:value-type="string">
            <text:p>0004/24, Likestillingsutvalget, 04.06.2024</text:p>
          </table:table-cell>
          <table:table-cell office:value-type="string" calcext:value-type="string">
            <text:p><text:s/>Saksprotokoll Utvalg: Likestillingsutvalget Arkivsaknr. 24/09261 Saksbehandler Tina Berntsen Hole Behandlet av Møtedato Saknr 1 Kommunalt råd for mennesker med nedsatt 03.06.2024 28/24 funksjonsevne 2 Oppvekst- og utdanningsutvalget 07.06.2024 40/24 3 Likestillingsutvalget 04.06.2024 4/24 Økt grunnbemanning i kommunale barnehager Likestillingsutvalget har behandlet saken i møte 04.06.2024 sak 4/24 Møtebehandling Ann-Sissel Enoksen (By- og Landlista) forslo følgende tilleggsforslag: 1. Alternati</text:p>
          </table:table-cell>
          <table:table-cell office:value-type="string" calcext:value-type="string">
            <text:p><text:s/>Saksprotokoll Utvalg: Likestillingsutvalget Arkivsaknr. 24/09261 Saksbehandler Tina Berntsen Hole Behandlet av Møtedato Saknr 1 Kommunalt råd for mennesker med nedsatt 03.06.2024 28/24 funksjonsevne 2 Oppvekst- og utdanningsutvalget 07.06.2024 40/24 3 Likestillingsutvalget 04.06.2024 4/24 Økt grunnbemanning i kommunale barnehager Likestillingsutvalget har behandlet saken i møte 04.06.2024 sak 4/24 Møtebehandling Ann-Sissel Enoksen (By- og Landlista) forslo følgende tilleggsforslag: 1. Alternativ 2 velges 2. Kostnaden i dette prosjektet dekkes ikke av budsjettrammen for seksjon barnehage, men gjennom tildeling av friske midler. Votering Enoksens tilleggsforslag ble enstemmig vedtatt med 6 stemmer. Innstillinga ble enstemmig vedtatt med 6 stemmer. Likestillingsutvalgets vedtak Kommunedirektørens beskrivelse av hvordan seksjon barnehage kan gjennomføre et prosjekt for å øke grunnbemanning ved en enhet i barnehagesektoren tas til orientering 1. Alternativ 2 velges 2. Kostnaden i dette prosjektet dekkes ikke av budsjettrammen for seksjon barnehage, men gjennom tildeling av friske midler. 1 </text:p>
          </table:table-cell>
          <table:table-cell office:value-type="float" office:value="5501" calcext:value-type="float">
            <text:p>5501</text:p>
          </table:table-cell>
          <table:table-cell office:value-type="string" calcext:value-type="string">
            <text:p>b353d550-0f2f-53be-8440-96ce4ac8e4ad</text:p>
          </table:table-cell>
          <table:table-cell table:number-columns-repeated="16376"/>
        </table:table-row>
        <table:table-row table:style-name="ro2">
          <table:table-cell table:number-columns-repeated="3"/>
          <table:table-cell office:value-type="string" calcext:value-type="string">
            <text:p>0016/25, Oppvekst- og utdanningsutvalget, 04.04.2025</text:p>
          </table:table-cell>
          <table:table-cell office:value-type="string" calcext:value-type="string">
            <text:p><text:s/>Saksprotokoll Utvalg: Oppvekst- og utdanningsutvalget Arkivsaknr. 25/04092 Saksbehandler Vegard A. Olsen Yttergård Behandlet av Møtedato Saknr 1 Kommunalt råd for mennesker med nedsatt 28.03.2025 19/25 funksjonsevne 2 Oppvekst- og utdanningsutvalget 04.04.2025 16/25 3 Kommunestyret 23.04.2025 31/25 Kvalitets- og utviklingsmelding - seksjon skole 2024 Oppvekst- og utdanningsutvalget har behandlet saken i møte 04.04.2025 sak 16/25 Møtebehandling Ingen forslag innmeldt Votering Innstillingen ble e</text:p>
          </table:table-cell>
          <table:table-cell office:value-type="string" calcext:value-type="string">
            <text:p><text:s/>Saksprotokoll Utvalg: Oppvekst- og utdanningsutvalget Arkivsaknr. 25/04092 Saksbehandler Vegard A. Olsen Yttergård Behandlet av Møtedato Saknr 1 Kommunalt råd for mennesker med nedsatt 28.03.2025 19/25 funksjonsevne 2 Oppvekst- og utdanningsutvalget 04.04.2025 16/25 3 Kommunestyret 23.04.2025 31/25 Kvalitets- og utviklingsmelding - seksjon skole 2024 Oppvekst- og utdanningsutvalget har behandlet saken i møte 04.04.2025 sak 16/25 Møtebehandling Ingen forslag innmeldt Votering Innstillingen ble enstemmig vedtatt med 10 stemmer. Oppvekst- og utdanningsutvalgets vedtak Kvalitets- og utviklingsmelding for 2024 – seksjon skole tas til orientering. 1 </text:p>
          </table:table-cell>
          <table:table-cell office:value-type="float" office:value="5501" calcext:value-type="float">
            <text:p>5501</text:p>
          </table:table-cell>
          <table:table-cell office:value-type="string" calcext:value-type="string">
            <text:p>a14bc6a6-ea56-5ca4-83b4-aae58be35e27</text:p>
          </table:table-cell>
          <table:table-cell table:number-columns-repeated="16376"/>
        </table:table-row>
        <table:table-row table:style-name="ro2">
          <table:table-cell table:number-columns-repeated="3"/>
          <table:table-cell office:value-type="string" calcext:value-type="string">
            <text:p>0102/24, Miljø-, idrett-, kultur- og samfunnsutviklingsutvalget, 29.10.2024</text:p>
          </table:table-cell>
          <table:table-cell office:value-type="string" calcext:value-type="string">
            <text:p><text:s/>Saksprotokoll Utvalg: Miljø-, idrett-, kultur- og samfunnsutviklingsutvalget Arkivsaknr. 24/05420 Saksbehandler Ina Ulrikke Rasmussen Behandlet av Møtedato Saknr 1 Miljø-, idrett-, kultur- og 29.10.2024 102/24 samfunnsutviklingsutvalget Kommune- og byutviklingsutvalget 31.10.2024 59/24 Klage på vedtak om rammetillatelse til etablering av skianlegget Arctic Center Miljø-, idrett-, kultur- og samfunnsutviklingsutvalget har behandlet saken i møte 29.10.2024 sak 102/24 Møtebehandling Kari Helene Sk</text:p>
          </table:table-cell>
          <table:table-cell office:value-type="string" calcext:value-type="string">
            <text:p><text:s/>Saksprotokoll Utvalg: Miljø-, idrett-, kultur- og samfunnsutviklingsutvalget Arkivsaknr. 24/05420 Saksbehandler Ina Ulrikke Rasmussen Behandlet av Møtedato Saknr 1 Miljø-, idrett-, kultur- og 29.10.2024 102/24 samfunnsutviklingsutvalget Kommune- og byutviklingsutvalget 31.10.2024 59/24 Klage på vedtak om rammetillatelse til etablering av skianlegget Arctic Center Miljø-, idrett-, kultur- og samfunnsutviklingsutvalget har behandlet saken i møte 29.10.2024 sak 102/24 Møtebehandling Kari Helene Skog (Ap) stilte spørsmål knyttet til egen habilitet siden hun er tidligere ansatt hos Gunnar Wilhelmsen, samt at Wilhelmsen er fadder til hennes sønn. Administrasjonens vurdering: Kravene til habilitet følger av forvaltningsloven § 6. I bestemmelsens første ledd er det en opplisting over tilfeller som automatisk fører til inhabilitet. Du er ikke inhabil etter fvl. § 6, første ledd. Spørsmålet blir da om hun er inhabil etter bestemmelsens andre ledd: "Likeså er han ugild når andre særegne forhold foreligger som er egnet til å svekke tilliten til hans upartiskhet; blant annet skal legges vekt på om avgjørelsen i saken kan innebære særlig fordel, tap eller ulempe for ham selv eller noen som han har nær personlig tilknytning til." Det særegne forholdet må «være egnet til å svekke tilliten» til tjenestemannens upartiskhet. Det er spørsmål om de ytre forhold, og en vurdering av om disse generelt og objektivt sett er egnet til å svekke tilliten, uavhengig av hvor stor tillit man måtte ha til den aktuelle tjenestemanns personlige integritet. Det at noen anses som inhabil, innebærer ikke noen form for mistillit til vedkommende personlig. I vurderingen skal det blant annet legges vekt på om avgjørelsen kan innebære «særlig fordel, tap eller ulempe for ham selv eller noen som han har nær personlig tilknytning til» Det opplyses at Gunnar Wilhelmsen, som er medeier i Arctic senter er gudfar til ditt barn i tillegg til å være din tidligere arbeidsgiver. Du opplyser selv at dere har en nær relasjon, så det legges til grunn at du har en nær personlig tilknytning til Wilhelmsen. Saken som er til behandling antas å ha betydning for ham og han eierskap, og ditt nære vennskap utgjør et særegent forhold i forvaltningslovens forstand. Du må derfor anses inhabil i saken. 1 Barbara Vögele (MDG) fremmet følgende forslag: Saken sendes tilbake med tilleggspunkter 1. Saken er ikke tilstrekkelig opplyst og bør sendes tilbake med følgende tilleggspunkter 2. Opplysninger om nye dispensasjonssøknader og anleggelse av anleggsvei i forbindelse med igangsettingstillatelse bør legges til grunn for vurderingen. 12 totalt. Ber om at dette ses i sammenheng. Jf. Pkt. 4.2.6. Anleggsveier. 3. Administrasjonen bes om en ny vurdering av punktet om konsekvensutredning. Er det mulig å vurdere dispensasjonene ut fra at det ikke foreligger en konsekvensutredning med et 0- scenario i bunn 4. Utvalget ber om en nærmere forklaring hvorfor plan 1515 tross store mangler fortsatt er egnet som styringsverktøy 5. Utvalget ber om en beskrivelse og vurdering av de samfunnsmessige gevinstene ved å gi dispensasjon. 6. Utvalget ber om en vurdering om plan 1515 er i tråd med nye arealpolitiske føringer og holder et forsvarlig planfaglig kvalitetsnivå. Jf § 12-4 femte ledd. Pkt. 4.3. Kommunens plikt til å vurdere reguleringsplanens aktualitet • Vurdering opp mot byvekstavtalen, kommuneplanens samfunnsdel med arealstrategi, og statlige planretningslinjer. • Vurdering av snøskredfare - Skal vurdere sikkerhet og beredskap, pkt. 4.3.3. Klimatilpasning. Planbeskrivelsen legger til grunn at det ikke finnes skredfare i området. 7. Utvalget ber om en vurdering om anlegget/planen kan realiseres, uten ytterligere dispensasjoner eller om det må forventes flere 8. Utvalget ber om at det gjøres en vurdering etter Pbl § 19-2. Ref sivilombudet: “Etter departementets vurdering er det mest aktuelt å legge vekt på faren for at det skapes en forventning om dispensasjon i fremtidige saker, ved «kan»-vurderingen etter § 19-2 første ledd første punktum. Departementet mente momentet bør inngå i kommunens «kan»-vurdering, for å unngå at dispensasjoner over tid undergraver arealplaner.” Rolleiv Lind (H) fremmet følgende forslag: Saken tas til orientering. Votering Kari Helene Skog (Ap) ble enstemmig funnet inhabil. Kari Helene Skog (Ap) forlot møtet, og Barbara Vögele (MDG) tiltrådte som møteleder. Barbara Vögeles (MDG) forslag falt med 4 stemmer (SV, MDG, Rødt) for og 6 stemmer mot. Innstillingen falt med 4 stemmer for (Ap, FrP, INP), og 6 stemmer mot (H, SV, MDG, Rødt). Innstillingen ble satt opp mot Rolleiv Linds (H) forslag og falt med 4 stemmer for (Ap, FrP, INP), og 6 stemmer mot (H, SV, MDG, Rødt). Miljø-, idrett-, kultur- og samfunnsutviklingsutvalgets vedtak Saken tas til orientering. 2 </text:p>
          </table:table-cell>
          <table:table-cell office:value-type="float" office:value="5501" calcext:value-type="float">
            <text:p>5501</text:p>
          </table:table-cell>
          <table:table-cell office:value-type="string" calcext:value-type="string">
            <text:p>64a09879-f151-5587-ac84-3d1a5e1490ea</text:p>
          </table:table-cell>
          <table:table-cell table:number-columns-repeated="16376"/>
        </table:table-row>
        <table:table-row table:style-name="ro2">
          <table:table-cell table:number-columns-repeated="3"/>
          <table:table-cell office:value-type="string" calcext:value-type="string">
            <text:p>Protokoll Klageutvalget 04.10.2024</text:p>
          </table:table-cell>
          <table:table-cell office:value-type="string" calcext:value-type="string">
            <text:p><text:s/>Møteprotokoll Klageutvalget - Unntatt offentlighet Dato: 04.10.2024 kl. 12:00-12:15 Sted: Formannskapssalen Til stede: Kathrine Strandli (Sp), Pål Julius Skogholt (SV) Ann Sissel Enoksen (BYLA), Møtende varamedlemmer: Forfall Viljar Hanssen (Ap) Kristin Karlsen (Industri- og Næringspartiet), Fra administrasjonen: Bjørn Hagen, klagesekretariatet Sekretær: Espen Harper Saksliste Godkjenning av innkalling og saksliste Godkjenning av protokoll Spørsmål Saker til behandling Klagesak - avslag på søkn</text:p>
          </table:table-cell>
          <table:table-cell office:value-type="string" calcext:value-type="string">
            <text:p><text:s/>Møteprotokoll Klageutvalget - Unntatt offentlighet Dato: 04.10.2024 kl. 12:00-12:15 Sted: Formannskapssalen Til stede: Kathrine Strandli (Sp), Pål Julius Skogholt (SV) Ann Sissel Enoksen (BYLA), Møtende varamedlemmer: Forfall Viljar Hanssen (Ap) Kristin Karlsen (Industri- og Næringspartiet), Fra administrasjonen: Bjørn Hagen, klagesekretariatet Sekretær: Espen Harper Saksliste Godkjenning av innkalling og saksliste Godkjenning av protokoll Spørsmål Saker til behandling Klagesak - avslag på søknad om startlån - Unntatt etter 12/24 24/16631-1 3 offentlighetsloven offl. § 13 1 Godkjenning av innkalling og saksliste Godkjent Godkjenning av protokoll Godkjent 2 Saker til behandling 12/24 Klagesak - avslag på søknad om startlån Unntatt etter offentlighetsloven offl. § 13 Behandlet av Møtedato Saknr 1 Klageutvalget 04.10.2024 12/24 Innstilling til vedtak: Klage på avslag om startlån, datert 4.1.2024, gis ikke medhold. Klageutvalget stadfester vedtak av 30.11.2023. Klageutvalgets slutter seg til begrunnelsen som fremkommer av saksfremleggets avsnitt kalt «Klageutvalgets sekretariat – vurdering og begrunnelse». Møtebehandling i Klageutvalget 04.10.2024: Møtebehandling Pål Julius Skogholt forslo: Ny vurdering Klageutvalet sender saka tilbake og ber om ei ny vurdering av bruk av rentetak og evt forlenga avdragsfridom. Grungjeving: Det kjem ikkje klårt nok fram i vedtaket om det er vurdert rentetak og konsekvensar av forlenga avdragsfridom for moglegheita til å skaffe ein eigna bustad. Det finst og bustader i Tromsø i den prisklassa som er innafor den ramma som det er mogleg å gje startlån til, og klageutvalet er usikker på om desse kan vere eigna for søkaren. Votering Forslaget fra Skogholt ble enstemmig vedtatt Klageutvalgets vedtak Klageutvalet sender saka tilbake og ber om ei ny vurdering av bruk av rentetak og evt forlenga avdragsfridom. Grungjeving: Det kjem ikkje klårt nok fram i vedtaket om det er vurdert rentetak og konsekvensar av forlenga avdragsfridom for moglegheita til å skaffe ein eigna bustad. Det finst og bustader i Tromsø i den prisklassa som er innafor den ramma som det er mogleg å gje startlån til, og klageutvalet er usikker på om desse kan vere eigna for søkaren. [Lagre vedtak] [Lagre endelig vedtak] 3 Tromsø, 04.10.2024 4 </text:p>
          </table:table-cell>
          <table:table-cell office:value-type="float" office:value="5501" calcext:value-type="float">
            <text:p>5501</text:p>
          </table:table-cell>
          <table:table-cell office:value-type="string" calcext:value-type="string">
            <text:p>65d10ab5-a8a0-5d7b-8100-f53e3d53f100</text:p>
          </table:table-cell>
          <table:table-cell table:number-columns-repeated="16376"/>
        </table:table-row>
        <table:table-row table:style-name="ro4">
          <table:table-cell table:number-columns-repeated="3"/>
          <table:table-cell office:value-type="string" calcext:value-type="string">
            <text:p>0028/25, Kommunestyret, 23.04.2025</text:p>
          </table:table-cell>
          <table:table-cell office:value-type="string" calcext:value-type="string">
            <text:p><text:s/>Saksprotokoll Utvalg: Kommunestyret Arkivsaknr. 24/18139 Saksbehandler Elise Hammari Behandlet av Møtedato Saknr 1 Formannskapet 08.04.2025 34/25 2 Kommunestyret 23.04.2025 28/25 Arctic Race of Norway – Tromsø 2025 Kommunestyret har behandlet saken i møte 23.04.2025 sak 28/25 Møtebehandling Tilleggsforslag fremmet av Barbara Vögele (MDG) på vegne av MDG: Forflytningshemmede Ved planlegging av traséen skal det sikres at rullestolbrukere og fotgjengere sør for sentrum kan komme seg til sentrum og</text:p>
          </table:table-cell>
          <table:table-cell office:value-type="string" calcext:value-type="string">
            <text:p><text:s/>Saksprotokoll Utvalg: Kommunestyret Arkivsaknr. 24/18139 Saksbehandler Elise Hammari Behandlet av Møtedato Saknr 1 Formannskapet 08.04.2025 34/25 2 Kommunestyret 23.04.2025 28/25 Arctic Race of Norway – Tromsø 2025 Kommunestyret har behandlet saken i møte 23.04.2025 sak 28/25 Møtebehandling Tilleggsforslag fremmet av Barbara Vögele (MDG) på vegne av MDG: Forflytningshemmede Ved planlegging av traséen skal det sikres at rullestolbrukere og fotgjengere sør for sentrum kan komme seg til sentrum og vice versa mens arrangementet pågår, også når kaipromenaden er stengt pga. anleggsvirksomhet på Mack øst. Endringsforslag fremmet av Barbara Vögele (MDG) på vegne av MDG: Ordinære driftsrammer Siste setning i punkt 2 "Planlegging og prosjektledelse av dette skjer innenfor ordinære driftsrammer" strykes. Votering Forflytningshemmede vedtatt med 41 stemmer Ap, ByLa, FrP, 6H (Brage Bolstad- Andreassen, Line Fusdahl, Markus Halftan Akselbo, Rolleiv Lind, Tormod Ingebrigtsen, Vanja Terentieff), INP, KrF, MDG, NBT, Rødt, SV, Uav, V mot 2H (Hans Petter Kvaal, Kasandra Mariell Hunstad): Ordinære driftsrammer vedtatt med 24 stemmer 1Ap (Fartun Hussein), ByLa, FrP, INP, KrF, MDG, NBT, Rødt, SV, Uav mot 10Ap (Brage Larsen Sollund, Gunnar Wilhelmsen, Inge Takøy, Joakim With, Kari Helene Skog, Marit Sollie Aukland, Randi Lillegård, Regine Røvik, Viljar Hanssen, Ørjan Sandberg), H, V: Innstilling vedtatt med 40 stemmer Ap, ByLa, FrP, H, INP, KrF, MDG, SV, Uav, V mot NBT, Rødt. Kommunestyrets vedtak 1. Tromsø kommune ønsker Arctic Race of Norway velkommen til å gjennomføre en etappe i Tromsø i august 2025. 2. Normal tilrettelegging for arrangementet gjennomføres av kommunen på vanlig måte. Teknisk planlegging må skje i tett samarbeid med en rekke parter, og Tromsø kommune kan påta seg en koordinerings- og tilretteleggingsrolle. 3. Tromsø kommune jobber sammen med øvrige vertskommuner med å søke ekstern finansiering til kostnader til frivillig innsats. Dersom dette kommer på plass, kan Tromsø kommune påta seg å organisere dette i tråd med behovene som ligger i avtaleforslaget. 1 4. Øvrige kostnader som fremkommer av dette saksframlegg og som en konsekvens av avtalen må dekkes av Arctic Race of Norway. 5. Kommunedirektøren gis fullmakt til å fremforhandle ny avtale i tråd med dette vedtaket. 6. Det forutsettes at kommunens utgifter dekkes gjennom ekstern finansiering, og at dette er på plass senest 1. mai. Om det ikke blir ekstern finansiering, tar ikke kommunen på seg økonomisk eller praktisk ansvar. 7. Ved planlegging av traséen skal det sikres at rullestolbrukere og fotgjengere sør for sentrum kan komme seg til sentrum og vice versa mens arrangementet pågår, også når kaipromenaden er stengt pga. anleggsvirksomhet på Mack øst. 2 </text:p>
          </table:table-cell>
          <table:table-cell office:value-type="float" office:value="5501" calcext:value-type="float">
            <text:p>5501</text:p>
          </table:table-cell>
          <table:table-cell office:value-type="string" calcext:value-type="string">
            <text:p>9e9e898d-f47c-54de-8dc9-15d860e524d1</text:p>
          </table:table-cell>
          <table:table-cell table:number-columns-repeated="16376"/>
        </table:table-row>
        <table:table-row table:style-name="ro2">
          <table:table-cell table:number-columns-repeated="3"/>
          <table:table-cell office:value-type="string" calcext:value-type="string">
            <text:p>0013/25, Kommunestyret, 12.03.2025</text:p>
          </table:table-cell>
          <table:table-cell office:value-type="string" calcext:value-type="string">
            <text:p><text:s/>Saksprotokoll Utvalg: Kommunestyret Arkivsaknr. 24/11735 Saksbehandler Jon Erling Solheim Behandlet av Møtedato Saknr 1 Kommune- og byutviklingsutvalget 27.02.2025 12/25 2 Kommunestyret 12.03.2025 13/25 Forskrift om endring i forskrift om gebyrregulativ for behandling av plan-, bygge- og geodatatjenester mv., Kommunestyret har behandlet saken i møte 12.03.2025 sak 13/25 Møtebehandling Votering Innstilling enstemmig vedtatt Kommunestyrets vedtak • Vedlagte forskrift om endring i forskrift om geb</text:p>
          </table:table-cell>
          <table:table-cell office:value-type="string" calcext:value-type="string">
            <text:p><text:s/>Saksprotokoll Utvalg: Kommunestyret Arkivsaknr. 24/11735 Saksbehandler Jon Erling Solheim Behandlet av Møtedato Saknr 1 Kommune- og byutviklingsutvalget 27.02.2025 12/25 2 Kommunestyret 12.03.2025 13/25 Forskrift om endring i forskrift om gebyrregulativ for behandling av plan-, bygge- og geodatatjenester mv., Kommunestyret har behandlet saken i møte 12.03.2025 sak 13/25 Møtebehandling Votering Innstilling enstemmig vedtatt Kommunestyrets vedtak • Vedlagte forskrift om endring i forskrift om gebyrregulativ for behandling av plan-, bygge- og geodatatjenester mv., Tromsø kommune, Troms vedtas. Forskriftsendringen gjelder fra dagens dato. 1 </text:p>
          </table:table-cell>
          <table:table-cell office:value-type="float" office:value="5501" calcext:value-type="float">
            <text:p>5501</text:p>
          </table:table-cell>
          <table:table-cell office:value-type="string" calcext:value-type="string">
            <text:p>8577be3e-37cf-5889-b591-13ce48d0dafe</text:p>
          </table:table-cell>
          <table:table-cell table:number-columns-repeated="16376"/>
        </table:table-row>
        <table:table-row table:style-name="ro2">
          <table:table-cell table:number-columns-repeated="3"/>
          <table:table-cell office:value-type="string" calcext:value-type="string">
            <text:p>Saksliste Eldrerådet 03.06.2024</text:p>
          </table:table-cell>
          <table:table-cell office:value-type="string" calcext:value-type="string">
            <text:p><text:s/>Møteinnkalling Utvalg: Eldrerådet Dato: 03.06.2024 kl. 10:00 Sted: Møterom 5C01A Melding om forfall og spørsmål om habilitetsvurdering sendes inn i DigDem. Varamedlemmer møter etter nærmere avtale. Saksliste Orienteringer Orientering om den økonomiske situasjonen i Tromsø kommune v/Geir Andersen Status for helse- og omsorg v/Magne Nicolaisen Strategi for helse- og omsorg v/Roar Evjen Godkjenning av innkalling og saksliste Godkjenning av protokoll Spørsmål Saker til behandling Høringsinnspill ti</text:p>
          </table:table-cell>
          <table:table-cell office:value-type="string" calcext:value-type="string">
            <text:p><text:s/>Møteinnkalling Utvalg: Eldrerådet Dato: 03.06.2024 kl. 10:00 Sted: Møterom 5C01A Melding om forfall og spørsmål om habilitetsvurdering sendes inn i DigDem. Varamedlemmer møter etter nærmere avtale. Saksliste Orienteringer Orientering om den økonomiske situasjonen i Tromsø kommune v/Geir Andersen Status for helse- og omsorg v/Magne Nicolaisen Strategi for helse- og omsorg v/Roar Evjen Godkjenning av innkalling og saksliste Godkjenning av protokoll Spørsmål Saker til behandling Høringsinnspill til plan 1943 - Detaljreguleringsplan for 17/24 24/07923-1 Jonas Lies gate 15 - til offentlig ettersyn 18/24 24/09779-1 Oppsummering og evaluering eldrerådet - første halvår 1 23/17479- Endelig vedtak av planstrategi 2024-2027 for Tromsø 19/24 15 kommune Kommunedelplan for kultur 2024 - 2032. 20/24 24/09696-1 Høringsutgave. 2 </text:p>
          </table:table-cell>
          <table:table-cell office:value-type="float" office:value="5501" calcext:value-type="float">
            <text:p>5501</text:p>
          </table:table-cell>
          <table:table-cell office:value-type="string" calcext:value-type="string">
            <text:p>d39fbf1b-2437-565f-9fa7-2cc2e0a71cdb</text:p>
          </table:table-cell>
          <table:table-cell table:number-columns-repeated="16376"/>
        </table:table-row>
        <table:table-row table:style-name="ro2">
          <table:table-cell table:number-columns-repeated="3"/>
          <table:table-cell office:value-type="string" calcext:value-type="string">
            <text:p>0001/25, Administrasjonsutvalget, 24.01.2025</text:p>
          </table:table-cell>
          <table:table-cell table:number-columns-repeated="2" office:value-type="string" calcext:value-type="string">
            <text:p><text:s/>Saksprotokoll Utvalg: Administrasjonsutvalget Arkivsaknr. 23/20192 Saksbehandler Rebekka Ringholm Behandlet av Møtedato Saknr 1 Administrasjonsutvalget 24.01.2025 1/25 Protokoll Administrasjonsutvalget 20.11.2024 Administrasjonsutvalget har behandlet saken i møte 24.01.2025 sak 1/25 Møtebehandling Votering Protokollen ble enstemmig godkjent med 6 stemmer. Administrasjonsutvalgets vedtak Protokollen fra 20.11.2024 godkjennes. 1 </text:p>
          </table:table-cell>
          <table:table-cell office:value-type="float" office:value="5501" calcext:value-type="float">
            <text:p>5501</text:p>
          </table:table-cell>
          <table:table-cell office:value-type="string" calcext:value-type="string">
            <text:p>8d2c1c1d-8ccf-56ef-8091-53c38cd15d41</text:p>
          </table:table-cell>
          <table:table-cell table:number-columns-repeated="16376"/>
        </table:table-row>
        <table:table-row table:style-name="ro2">
          <table:table-cell table:number-columns-repeated="3"/>
          <table:table-cell office:value-type="string" calcext:value-type="string">
            <text:p>Protokoll Helse- og velferdsutvalget 03.05.2024</text:p>
          </table:table-cell>
          <table:table-cell office:value-type="string" calcext:value-type="string">
            <text:p><text:s/>Møteprotokoll Helse- og velferdsutvalget Dato: 03.05.2024 kl. 09:00 – 13.00 Sted: Formannskapssalen Til stede: Thomas Birkeland (Ap), fra kl. 09.20 Kathrine Strandli (Sp), til kl. 10.00 Line Elisabeth Solbakken (SV), til 11.30 Felix Lempp (MDG) Peder Gunnar Moe Joakimsen (Rødt) Sebastian Hansen Henriksen (H) Arnulf Kristian Kaspersen (FrP) Kristin Karlsen (INP), til 11.30 Møtende Randi Lillegård (Ap) for Ørjan Olsvik (Ap), til 11.30 varamedlemmer: Kasandra Mariell Hunstad (H) for Tormod Ingebri</text:p>
          </table:table-cell>
          <table:table-cell office:value-type="string" calcext:value-type="string">
            <text:p><text:s/>Møteprotokoll Helse- og velferdsutvalget Dato: 03.05.2024 kl. 09:00 – 13.00 Sted: Formannskapssalen Til stede: Thomas Birkeland (Ap), fra kl. 09.20 Kathrine Strandli (Sp), til kl. 10.00 Line Elisabeth Solbakken (SV), til 11.30 Felix Lempp (MDG) Peder Gunnar Moe Joakimsen (Rødt) Sebastian Hansen Henriksen (H) Arnulf Kristian Kaspersen (FrP) Kristin Karlsen (INP), til 11.30 Møtende Randi Lillegård (Ap) for Ørjan Olsvik (Ap), til 11.30 varamedlemmer: Kasandra Mariell Hunstad (H) for Tormod Ingebrigtsen (H), til 11.30 Kristoffer Kanestrøm (FrP) for Ida Gårseth Hov (FrP), til 11.30 Forfall Ørjan Olsvik (Ap) Tormod Ingebrigtsen (H) Ida Gårseth Hov (FrP) Fra administrasjonen: Magne Nicolaisen, kommunedirektør Sekretær: Rebekka Ringholm Saksliste Godkjenning av innkalling og saksliste Godkjenning av protokoll Spørsmål Saker til behandling 1 Tilsvar til revidert nasjonal faglig retningslinje 15/24 24/04205-2 6 «Palliasjon til barn og unge» Handlingsplan for kjønns- og seksualitetsmangfold 2024 16/24 23/17311-7 - 6 2027 - Endelig behandling 17/24 24/07219-1 TROMSØ SOM EUROPEAN YOUTH CAPITAL 2026 8 Klage på avslag fra Kirkens SOS på søknad til helse og 18/24 24/07214-1 9 velferdsformål sak 07/24 Klage på beløpsstørrelse fra Kafe X på søknad til helse 19/24 24/07226-1 10 og velferdsformål sak 07/24 Klage på beløpsstørrelse fra Jusshjelpa i Nord-Norge på 20/24 24/07239-1 11 søknad til helse og velferdsformål sak 7/24 Klage på beløpsstørrelse fra Troms Idrettskrets på 21/24 24/07245-1 11 søknad til helse og velferdsformål sak 7/24 2 Godkjenning av innkalling og saksliste Innkalling og saksliste ble godkjent. 3 Godkjenning av protokoll 2/24 Protokoll Helse- og velferdsutvalget 03.04.2024 Behandlet av Møtedato Saknr 1 Helse- og velferdsutvalget 03.05.2024 2/24 Møtebehandling i Helse- og velferdsutvalget 03.05.2024: Møtebehandling Votering Protokollen ble enstemmig godkjent med 11 stemmer. Helse- og velferdsutvalgets vedtak Helse- og velferdsutvalget godkjenner protokollen fra møtet 03.04.2024. 3/24 Protokoll Helse- og velferdsutvalget 24.04.2024 Behandlet av Møtedato Saknr 1 Helse- og velferdsutvalget 03.05.2024 3/24 Møtebehandling i Helse- og velferdsutvalget 03.05.2024: Møtebehandling Votering Protokollen ble enstemmig godkjent. Helse- og velferdsutvalgets vedtak Helse- og velferdsutvalget godkjenner protokollen fra møtet 24.04.2024. 4 Spørsmål Se vedlegg til protokollen for spørsmål og svar. 5 Saker til behandling 15/24 Tilsvar til revidert nasjonal faglig retningslinje «Palliasjon til barn og unge» Behandlet av Møtedato Saknr 1 Oppvekst- og utdanningsutvalget 07.05.2024 23/24 2 Helse- og velferdsutvalget 03.05.2024 15/24 3 Kommunalt råd for mennesker med nedsatt 29.04.2024 20/24 funksjonsevne Kommunedirektørens innstilling til vedtak: Høringsuttalelsen fra Tromsø kommune om revidert nasjonal faglig retningslinje «Palliasjon til barn og unge» fra Helsedirektoratet vedtas slik det framgår av saksfremlegget. Møtebehandling i Helse- og velferdsutvalget 03.05.2024: Møtebehandling Votering Innstillinga ble enstemmig vedtatt med 10 stemmer. Helse- og velferdsutvalgets vedtak Høringsuttalelsen fra Tromsø kommune om revidert nasjonal faglig retningslinje «Palliasjon til barn og unge» fra Helsedirektoratet vedtas slik det framgår av saksfremlegget. 16/24 Handlingsplan for kjønns- og seksualitetsmangfold 2024 - 2027 - Endelig behandling Behandlet av Møtedato Saknr 1 Ungdomsrådet 23.04.2024 2 Eldrerådet 29.04.2024 15/24 6 3 Kommunalt råd for mennesker med nedsatt 29.04.2024 16/24 funksjonsevne 4 Mangfolds- og integreringsutvalget 30.04.2024 13/24 5 Helse- og velferdsutvalget 03.05.2024 16/24 6 Miljø-, idrett-, kultur- og 03.05.2024 58/24 samfunnsutviklingsutvalget 7 Oppvekst- og utdanningsutvalget 07.05.2024 25/24 8 Kommunestyret 22.05.2024 9 Likestillingsutvalget Kommunedirektørens innstilling til vedtak: 1. Handlingsplan for kjønns- og seksualitetsmangfold i Tromsø 2024 – 2027 (heretter handlingsplanen) vedtas. 2. Handlingsplanens tilknyttede midler (590 000 kr i 2024) samles i en prosjektutlysning som kan omsøkes av relevante organisasjoner, jf. kap. 4 i saksutredningen. 3. Midler til engelsk og nordsamisk oversettelse av handlingsplanen trekkes fra årets budsjett før gjenstående midler lyses ut. Møtebehandling i Helse- og velferdsutvalget 03.05.2024: Møtebehandling Votering Innstillinga ble enstemmig vedtatt med 10 stemmer. Helse- og velferdsutvalgets vedtak 1. Handlingsplan for kjønns- og seksualitetsmangfold i Tromsø 2024 – 2027 (heretter handlingsplanen) vedtas. 2. Handlingsplanens tilknyttede midler (590 000 kr i 2024) samles i en prosjektutlysning som kan omsøkes av relevante organisasjoner, jf. kap. 4 i saksutredningen. 3. Midler til engelsk og nordsamisk oversettelse av handlingsplanen trekkes fra årets budsjett før gjenstående midler lyses ut. 7 17/24 TROMSØ SOM EUROPEAN YOUTH CAPITAL 2026 Behandlet av Møtedato Saknr 1 Ungdomsrådet 23.04.2024 10 Kommunestyret 22.05.2024 2 Kommunalt råd for mennesker med nedsatt 29.04.2024 18/24 funksjonsevne 3 Eldrerådet 29.04.2024 4 Mangfolds- og integreringsutvalget 30.04.2024 16/24 5 Miljø-, idrett-, kultur- og 03.05.2024 57/24 samfunnsutviklingsutvalget 6 Helse- og velferdsutvalget 03.05.2024 17/24 7 Kommune- og byutviklingsutvalget 06.05.2024 22/24 8 Oppvekst- og utdanningsutvalget 07.05.2024 27/24 9 Formannskapet 14.05.2024 Kommunedirektørens innstilling til vedtak: 1. EYC 2026 er en tverrsektoriell satsing og Kommunedirektøren bes om å organisere prosjektet hensiktsmessig innenfor kommuneorganisasjonen. 2. Kommunedirektøren bes om å innarbeide midler for å gjennomføre satsingen EYC 2026 i kommunens HAP/budsjettarbeid for perioden 2025-2028. Møtebehandling i Helse- og velferdsutvalget 03.05.2024: Møtebehandling Votering Innstillinga ble enstemmig vedtatt med 11 stemmer. Helse- og velferdsutvalgets vedtak 1. EYC 2026 er en tverrsektoriell satsing og Kommunedirektøren bes om å organisere prosjektet hensiktsmessig innenfor kommuneorganisasjonen. 2. Kommunedirektøren bes om å innarbeide midler for å gjennomføre satsingen EYC 2026 i kommunens HAP/budsjettarbeid for perioden 2025-2028. 8 18/24 Klage på avslag fra Kirkens SOS på søknad til helse og velferdsformål sak 07/24 Behandlet av Møtedato Saknr 1 Helse- og velferdsutvalget 03.05.2024 18/24 Kommunedirektørens innstilling til vedtak: Klagen tas ikke til følge. Vedtaket opprettholdes og klagesaken sendes til formannskapet for behandling. Møtebehandling i Helse- og velferdsutvalget 03.05.2024: Møtebehandling Utvalget vedtok å gjennomføre debatten av sak 18/24, 19/24, 20/24 og 21/24 samlet under sak 18/24. Votering Innstillinga ble enstemmig vedtatt med 10 stemmer. Helse- og velferdsutvalgets vedtak Klagen tas ikke til følge. Vedtaket opprettholdes og klagesaken sendes til formannskapet for behandling. 9 19/24 Klage på beløpsstørrelse fra Kafe X på søknad til helse og velferdsformål sak 07/24 Behandlet av Møtedato Saknr 1 Helse- og velferdsutvalget 03.05.2024 19/24 Kommunedirektørens innstilling til vedtak: Klagen tas ikke til følge. Vedtaket opprettholdes og klagesaken sendes til formannskapet for behandling. Møtebehandling i Helse- og velferdsutvalget 03.05.2024: Møtebehandling Thomas Birkeland (Ap) la frem følgende forslag på vegne av Ap, SV, Rødt, MDG og SP: Tilleggspunkter Helse- og velferdsutvalget er gjennom klagen gjort oppmerksom på at tildelingen til Kafé X ble besluttet på feil grunnlag. Bevilgningen på 500.000 kr. i HAP-en var knyttet til en egen ressurs ment som en særskilt satsning, og burde derfor ikke vært med som begrunnelse til å kutte i støtten fra "helse- og velferdsformål" i møtet 6. mars. Helse- og velferdsutvalget ber derfor neste klageinstans å vurdere om det finnes muligheter for å finne inndekning til hele eller deler av reduksjonen til Kafé X. Votering Voteringspunkt: Tilleggspunkter Forslaget ble enstemmig vedtatt med 10 stemmer. Voteringspunkt: Innstilling Innstillinga ble enstemmig vedtatt med 10 stemmer. Helse- og velferdsutvalgets vedtak Klagen tas ikke til følge. Vedtaket opprettholdes og klagesaken sendes til formannskapet for behandling. Helse- og velferdsutvalget er gjennom klagen gjort oppmerksom på at tildelingen til Kafé X ble besluttet på feil grunnlag. Bevilgningen på 500.000 kr. i HAP-en var knyttet til en egen ressurs ment som en særskilt satsning, og burde derfor ikke vært med som begrunnelse til å kutte i støtten fra "helse- og velferdsformål" i møtet 6. mars. Helse- og velferdsutvalget ber derfor neste klageinstans å vurdere om det finnes muligheter for å finne inndekning til hele eller deler av reduksjonen til Kafé X. 10 20/24 Klage på beløpsstørrelse fra Jusshjelpa i Nord-Norge på søknad til helse og velferdsformål sak 7/24 Behandlet av Møtedato Saknr 1 Helse- og velferdsutvalget 03.05.2024 20/24 Kommunedirektørens innstilling til vedtak: Klagen tas ikke til følge. Vedtaket opprettholdes og klagesaken sendes til formannskapet for behandling. Møtebehandling i Helse- og velferdsutvalget 03.05.2024: Møtebehandling Votering Innstillinga ble enstemmig vedtatt med 10 stemmer. Helse- og velferdsutvalgets vedtak Klagen tas ikke til følge. Vedtaket opprettholdes og klagesaken sendes til formannskapet for behandling. 21/24 Klage på beløpsstørrelse fra Troms Idrettskrets på søknad til helse og velferdsformål sak 7/24 Behandlet av Møtedato Saknr 1 Helse- og velferdsutvalget 03.05.2024 21/24 Kommunedirektørens innstilling til vedtak: Klagen tas ikke til følge. Vedtaket opprettholdes og klagesaken sendes til formannskapet for behandling. 11 Møtebehandling i Helse- og velferdsutvalget 03.05.2024: Møtebehandling Votering Innstillinga ble enstemmig vedtatt med 10 stemmer. Helse- og velferdsutvalgets vedtak Klagen tas ikke til følge. Vedtaket opprettholdes og klagesaken sendes til formannskapet for behandling. Tromsø, 03.05.2024 12 </text:p>
          </table:table-cell>
          <table:table-cell office:value-type="float" office:value="5501" calcext:value-type="float">
            <text:p>5501</text:p>
          </table:table-cell>
          <table:table-cell office:value-type="string" calcext:value-type="string">
            <text:p>17a2d2e3-ba40-5e48-a86e-8066c08ccb7a</text:p>
          </table:table-cell>
          <table:table-cell table:number-columns-repeated="16376"/>
        </table:table-row>
        <table:table-row table:style-name="ro2">
          <table:table-cell table:number-columns-repeated="3"/>
          <table:table-cell office:value-type="string" calcext:value-type="string">
            <text:p>Innkalling utvalg for miljø og byutvikling 19.09.2024</text:p>
          </table:table-cell>
          <table:table-cell office:value-type="string" calcext:value-type="string">
            <text:p><text:s/>BERGEN KOMMUNE Bystyrets kontor (Arbeidssted) Innkalling Utvalg for miljø og byutvikling Møtedato: 19.09.2024 kl. 16:00 Møtested: Bergen Rådhus, Teatersalen Torsdag 12.09.2024 (Det gamle Rådhus) Tidspunkt Sak 12.10 Avreise Bergen Rådhus 12.40 Ytrebygda gnr 107 bnr 189 bnr 229 Myntevikvegen. Klage over avslått søknad om støttemur, terrassedekke og betongstøyping 13.15 Fana, Gnr. 40, Bnr. 531 mfl., Hjortevegen (planID 65700000). Sluttbehandling av detaljregulering 13.55 Bergenhus gnr 166 bnr 1165</text:p>
          </table:table-cell>
          <table:table-cell office:value-type="string" calcext:value-type="string">
            <text:p><text:s/>BERGEN KOMMUNE Bystyrets kontor (Arbeidssted) Innkalling Utvalg for miljø og byutvikling Møtedato: 19.09.2024 kl. 16:00 Møtested: Bergen Rådhus, Teatersalen Torsdag 12.09.2024 (Det gamle Rådhus) Tidspunkt Sak 12.10 Avreise Bergen Rådhus 12.40 Ytrebygda gnr 107 bnr 189 bnr 229 Myntevikvegen. Klage over avslått søknad om støttemur, terrassedekke og betongstøyping 13.15 Fana, Gnr. 40, Bnr. 531 mfl., Hjortevegen (planID 65700000). Sluttbehandling av detaljregulering 13.55 Bergenhus gnr 166 bnr 1165 Kalfarveien 99. Anmodning om omgjøring - rekkefølgekrav for gjenoppbygging av sjøhus 14.35 Åsane gnr 207 bnr 95 Liavegen 8. Klagebehandling - klage på vilkår om midlertidighet ved oppføring av rubbhall 15.15 Bergen Rådhus 15.30 Middag 16.00 Orientering om bybanen 17.30 Pause 18.00 Møte for muntlige innlegg Torsdag 19.09.2024 (Teatersalen) Tidspunkt Sak 15.30 Middag 16.00 Møtestart Innkallingen sendes varamedlemmer til orientering, varamedlemmer møter kun etter særskilt innkalling. Forfall meldes i Kaukus, dere vil motta en lenke i egen epost fra Kaukus. side 1 av 4 Innkalling Muntlige spørsmål 2024/136279-1 Muntlige spørsmål i utvalg for miljø og byutvikling 19.09.2024 Saker til behandling 290/24 2024/135575-1 Innkomne svar på skriftlige spørsmål til utvalg for miljø og byutvikling 19.09.2024 291/24 2023/257820-15 Godkjenning av protokoll fra møte i utvalg for miljø og byutvikling 22.08.2024 292/24 2023/259299-24 Saker til gjennomsyn i utvalg for miljø og byutvikling 19.09.2024 Bergen bystyre 293/24 2022/56614-32 Fana, Gnr. 40, Bnr. 531 mfl., Hjortevegen (planID 65700000). Sluttbehandling av detaljregulering Utsatt sak - befaring 294/24 2023/275168-11 Bergenhus gnr 166 bnr 1165 Kalfarveien 99. Anmodning om omgjøring - rekkefølgekrav for gjenoppbygging av sjøhus Utsatt sak - befaring 295/24 2024/12555-29 Avtale med Vestland fylkeskommune om tunneltrasé for bybanen gjennom sentrum 296/24 2022/56628-37 Ytrebygda, Gnr. 107, Bnr. 26 m.fl., Smalhushaugen, arealplan-ID: 65780000, detaljreguleringsplan, 2.gangsbehandling 297/24 2022/56802-82 Ytrebygda, Gnr. 116, Bnr. 195 mfl., Sandsliåsen 46, Reguleringsplan (planID 70900000). 2. gangs behandling av detaljregulering 298/24 2024/59736-6 Representantforslag fra Mailiss Solheim-Åkerblom (R) om obligatorisk ID-merking av katt og hund. 299/24 2024/59760-5 Representasjonsforslag fra Ann Kristin Helland Ramstrøm (SV) om at Bergen markerer den muslimske fastemåneden ramadan ved å pynte opp Valborg Platousplass med belysning. 300/24 2024/60040-5 Representantforslag fra Kathrine Algrøy Dahle (A) og Geir Steinar Dale (A) om å oppkalle en gate eller plass etter Gerda Grepp. 301/24 2024/77148-4 Representantforslag fra Mikkel Grüner (SV) og Even Sørland (A) om prioritering av 11er-bane på Dokken 302/24 2024/72224-4 Høyringsfråsegn til Utviklingsplan for Vestland 2024–2028, regional planstrategi side 2 av 4 303/24 2022/192842-96 Oppfølging av bystyrevedtak 08.05.2024, sak 144/24 - Handlingsplan for trafikksikkerhet 2024-2025, kommunale veier 304/24 2024/24847-11 Halvårlig rapportering om vedtak i saker av prinsipiell betydning - 1. halvår 2024 305/24 2024/08815-96 Inngåelse av fremforhandlede avtaler ifm. bossnett for Mindemyren Utvalg for miljø og byutvikling 306/24 2024/54959-12 Ytrebygda gnr 107 bnr 189 bnr 229 Myntevikvegen. Klage over avslått søknad om støttemur, terrassedekke og betongstøyping Utsatt sak - befaring 307/24 2024/33137-6 Åsane gnr 207 bnr 95 Liavegen 8. Klagebehandling - klage på vilkår om midlertidighet ved oppføring av rubbhall Utsatt sak - befaring 308/24 2023/250952-20 Arna gnr 287 bnr 217 Arnatveitvegen 137. Klage over avslag på søknad om anlegging av 18 bilparkeringsplasser m.m 309/24 2024/60188-11 Bergenhus, gnr. 163, bnr. 44, Fløenbakken 5. Klage over byrådens vedtak om tillatelse til oppføring av hagestue 310/24 2024/78031-5 Bergenhus gnr 164 bnr 477 Vinjes gate 3. Klagebehandling - avslått søknad om påbygg i form av takterrasse 311/24 2024/113256-5 Bergenhus gnr 168 bnr 681 Heien 29. Klage på midlertidig rammetillatelse for bruksendring til skole 312/24 2024/73598-8 Fana gnr 10 bnr 819 Øvre Sædalsvegen 14-16. Klage på avslått søknad - omdisponering av lekeareal til gårdsplass/parkeringsplass 313/24 2024/88499-9 Fana gnr 121 bnr 78 Krohnåsvegen 52. Klage på rammetillatelse til utvidelse av veranda m.m. 314/24 2024/66385-9 Fana, gnr. 44 bnr. 893 Totlandsvegen. Klage på rammeløyve til trafikksikringstiltak 315/24 2024/81255-5 Fana, gnr. 44 bnr. 904, Klokkarlia 5A. Klage over avslag på søknad om oppføring av einebustad 316/24 2024/114761-11 Ytrebygda, gnr. 34 bnr. 512, Storrinden. Klage fra naboer på byråden sitt vedtak om tillatelse til oppføring av tomannsbolig 317/24 2024/85678-7 Ytrebygda, gnr. 36, bnr. 156, Ekerdalen 11H. Klage over byråden sitt vedtak om løyve til betongkai, flytebryggje med landgang, natursteinsmur og utfylling av terreng 318/24 2024/90177-8 Ytrebygda gnr 39 bnr 478 Ingen adresse. Klagebehandling - klage på tillatelse til oppføring av tomannsbolig side 3 av 4 319/24 2024/101244-3 Ytrebygda gnr 105 bnr 303 Mildevegen 62. Klagebehandling - klage på byrådens vedtak om tillatelse til flytebrygge 320/24 2024/85364-5 Ytrebygda, gnr. 106, bnr. 226, Eikeneset 33. Klage frå nabo på vedtak i Utvalg for miljø og byutvikling, om endring av vilkår for rammeløyve 321/24 2024/114188-4 Ytrebygda gnr 112 bnr 47 m.fl. Hjellestadvegen. Klage på tillatelse til overføring av 3 parseller 322/24 2024/52316-6 Årstad gnr. 158 bnr. 45 Solheimsgaten 58. Klage over avslag på søknad om dispensasjon fra rekkefølgekrav 323/24 2024/111323-5 Årstad gnr 159 bnr 131 Kanalveien 54. Klage over byråden sitt vedtak om tillatelse til bruksendring - bilverksted til dagligvarebutikk 324/24 2023/286879-8 Årstad gnr. 161 bnr. 1038. Landåslien 17 m.fl. Klage over avslag på søknad om bruksendring fra næring til bolig 325/24 2024/97771-5 Åsane, gnr. 186, bnr. 1, Sjøveien, Tertnes. Klage fra nabo på byrådens vedtak om dispensasjon for oppføring av tomannsbolig. Sak nr. 1 av 2 saker på samme bruksnummer 326/24 2024/101393-3 Åsane, gnr. 186, bnr. 1, Sjøveien, Tertnes. Klage fra nabo på byrådens vedtak om dispensasjon for oppføring av tomannsbolig. Sak nr. 2 av 2 saker på samme bruksnummer 327/24 2024/100731-5 Åsane gnr 189 bnr 356 Salhusvegen 18. Klagebehandling - klage over avslått dispensasjon for etasjehøyde og utforming 328/24 2024/103641-7 Åsane, gnr. 191, bnr. 5, Heiane 80 og Dalavegen 120. Klage på vedtak om frådeling av bustadparsell 329/24 2024/74218-10 Åsane gnr 216 bnr 24 Eidsvågveien 115. Klage på bruksendring fra kontor til offentlig tjenesteyting - dagsenter for personer med nedsatt funksjonsevne 330/24 2024/106124-6 Høringsuttalelse til forslag om endringer i energilovforskriften UMBY avgir høringsuttalelse 331/24 2024/16429-7 Aktivitetsplan for 2. halvår 2024 - utvalg for miljø og byutvikling 332/24 2023/257822-24 Eventuelt UMBY 19.09.2024 side 4 av 4 </text:p>
          </table:table-cell>
          <table:table-cell office:value-type="float" office:value="4601" calcext:value-type="float">
            <text:p>4601</text:p>
          </table:table-cell>
          <table:table-cell office:value-type="string" calcext:value-type="string">
            <text:p>1d7fb1da-a07f-58ff-8d1a-adc87a158161</text:p>
          </table:table-cell>
          <table:table-cell table:number-columns-repeated="16376"/>
        </table:table-row>
        <table:table-row table:style-name="ro2">
          <table:table-cell table:number-columns-repeated="3"/>
          <table:table-cell office:value-type="string" calcext:value-type="string">
            <text:p>0094/24, Kommunestyret, 19.06.2024</text:p>
          </table:table-cell>
          <table:table-cell office:value-type="string" calcext:value-type="string">
            <text:p><text:s/>Saksprotokoll Utvalg: Kommunestyret Arkivsaknr. 23/17479 Saksbehandler Eirin Sundby Behandlet av Møtedato Saknr 1 Eldrerådet 03.06.2024 19/24 10 Kommunestyret 19.06.2024 94/24 2 Kommunalt råd for mennesker med nedsatt 03.06.2024 30/24 funksjonsevne 3 Likestillingsutvalget 04.06.2024 8/24 4 Ungdomsrådet 04.06.2024 5 Mangfolds- og integreringsutvalget 04.06.2024 17/24 6 Helse- og velferdsutvalget 05.06.2024 22/24 6 Miljø-, idrett-, kultur- og 05.06.2024 80/24 samfunnsutviklingsutvalget 7 Kommune-</text:p>
          </table:table-cell>
          <table:table-cell office:value-type="string" calcext:value-type="string">
            <text:p><text:s/>Saksprotokoll Utvalg: Kommunestyret Arkivsaknr. 23/17479 Saksbehandler Eirin Sundby Behandlet av Møtedato Saknr 1 Eldrerådet 03.06.2024 19/24 10 Kommunestyret 19.06.2024 94/24 2 Kommunalt råd for mennesker med nedsatt 03.06.2024 30/24 funksjonsevne 3 Likestillingsutvalget 04.06.2024 8/24 4 Ungdomsrådet 04.06.2024 5 Mangfolds- og integreringsutvalget 04.06.2024 17/24 6 Helse- og velferdsutvalget 05.06.2024 22/24 6 Miljø-, idrett-, kultur- og 05.06.2024 80/24 samfunnsutviklingsutvalget 7 Kommune- og byutviklingsutvalget 06.06.2024 29/24 8 Oppvekst- og utdanningsutvalget 07.06.2024 30/24 9 Formannskapet 11.06.2024 85/24 Planstrategi 2024-2027 for Tromsø kommune Kommunestyret har behandlet saken i møte 19.06.2024 sak 94/24 Møtebehandling Matias Hogne Kjerstad (SV) foreslo: Legge til - Forslag I Presisering om politisk behandling i plansystemet Støttet av: SV, Rødt, MDG, Sp, Ap Forslag: I dokumentet "Plansystemet i Tromsø kommune og planoversikt 2024-2027" side 3 legges følgende avsnitt til som et nytt andre avsnitt: "Dokumenter som inneholder en ny utfordringsbeskrivelse, fastsettelse av nye mål eller definerer et satsningsområde/hovedmål, veivalg eller strategi skal som utgangspunkt behandles politisk. Virksomhetsplaner og rutinebeskrivelser er blant dokumentene som i utgangspunktet bare behandles administrativt" Matias Hogne Kjerstad (SV) foreslo: Endre - Forslag II Politisk behandling av kunnskapsgrunnlag Støttet av: SV, Rødt, MDG, Sp, Ap Forslag: I dokumentet "Plansystemet i Tromsø kommune og planoversikt 2024-2027" side 4 under overskriften "Kunnskapsgrunnlag" endres følgende setning fra "Politisk behandling: Kan behandles politisk, men da hovedsakelig som orienteringssak." til "Politisk behandling: Behandles i utgangspunktet politisk". 1 Matias Hogne Kjerstad (SV) foreslo: Endre - Forslag III Politisk behandling av interne fagplaner og dokumenter til internkontroll Støttet av: SV, Rødt, MDG, Sp, Ap Forslag: I dokumentet "Plansystemet i Tromsø kommune og planoversikt 2024-2027" side 4 under overskriften " Interne fagplaner og dokumenter til internkontroll " endres følgende setning fra "Politisk behandling: Kan behandles politisk, men da hovedsakelig som orienteringssak " til "Politisk behandling: Behandles i utgangspunktet politisk". Matias Hogne Kjerstad (SV) foreslo: Endre - Forslag IV Temaplan om vold i nære relasjoner Støttet av: SV, Rødt, MDG, Sp, Ap Forslag: Arbeidet mot vold i nære relasjoner bør være helthetlig, sektorovergripende og tverrfaglig, og kommunen skal derfor revidere eller utarbeide en ny temaplan om vold i nære relasjoner i løpet av planperioden. Oppstartsdato settes til våren 2025. Matias Hogne Kjerstad (SV)foreslo: Legge til - Forslag V Plan om FNs konvensjon om rettighetene til mennesker med nedsatt funksjonsevne (CRPD) Støttet av: SV, Rødt, MDG, Sp, Ap Forslag: Det skal utarbeides en plan for å implementere FNs konvensjon om rettighetene til mennesker med nedsatt funksjonsevne (CRPD) i den kommunale forvaltningen i løpet av planperioden. Barbara Vögele (MDG) foreslo: Boligplan boliger for mennesker med utviklingshemming Støttet av: MDG Forslag: “Boligplan boliger for mennesker med utviklingshemming” opprettholdes som egen plan i planstrategi Ann Sissel Enoksen (ByLa) foreslo: Alternativt forslag og tilføyning/merknad til planstratergien Støttet av: H, V, INP, ByLa Forslag: 1. Alternativt forslag: Kommuneplanens samfunnsdel revideres med hensikt å åpne for boligbygging i distriktenes pendlersoner. 2. Tilføyning/merknad til planstratergien: Kommunedelplan for Sommarøy, Hillesøy og Brensholmen: Det åpnes for at det gis dispensasjon for enkelt fradeling til boligtomt på egnet areal. Votering Hov var ikke til stede ved votering Voteringspunkt Alternativt forslag og tilføyning/merknad til planstratergien Forslaget falt ved ordførers dobbeltstemme, 21 (ByLa, FrP, H, INP, KrF, NBT, Sp, V) stemte for og 21 (Ap, MDG, Rødt, SV) stemte mot Voteringspunkt Boligplan boliger for mennesker med utviklingshemming Flertallet voterte for: 31 (ByLa, FrP, H, INP, KrF, MDG, NBT, Rødt, Sp, SV, V) og 11 (Ap) stemte mot Voteringspunkt Legge til - Forslag I Presisering om politisk behandling i plansystemet Flertallet voterte for: 36 (Ap, ByLa, H, INP, KrF, MDG, NBT, Rødt, Sp, SV, V) og 6 (FrP) stemte mot 2 Voteringspunkt Endre - Forslag II Politisk behandling av kunnskapsgrunnlag Flertallet voterte for: 35 (Ap, ByLa, H, INP, KrF, MDG, Rødt, Sp, SV, V) og 7 (FrP, NBT) stemte mot Voteringspunkt Endre - Forslag III Politisk behandling av interne fagplaner og dokumenter til internkontroll Flertallet voterte for: 34 (Ap, H, INP, KrF, MDG, Rødt, Sp, SV, V) og 8 (ByLa, FrP, NBT) stemte mot Voteringspunkt Endre - Forslag IV Temaplan om vold i nære relasjoner Enstemmig for 42 (Ap, ByLa, FrP, H, INP, KrF, MDG, NBT, Rødt, Sp, SV, V) Voteringspunkt Legge til - Forslag V Plan om FNs konvensjon om rettighetene til mennesker med nedsatt funksjonsevne (CRPD) Flertallet voterte for: 41 (Ap, ByLa, FrP, H, INP, KrF, MDG, Rødt, Sp, SV, V) og 1 (NBT) stemte mot Voteringspunkt Innstilling Flertallet voterte for: 40 (Ap, FrP, H, INP, KrF, MDG, Rødt, Sp, SV, V) og 2 (ByLa, NBT) stemte mot Kommunestyrets vedtak “Boligplan boliger for mennesker med utviklingshemming” opprettholdes som egen plan i planstrategi I dokumentet "Plansystemet i Tromsø kommune og planoversikt 2024-2027" side 3 legges følgende avsnitt til som et nytt andre avsnitt: "Dokumenter som inneholder en ny utfordringsbeskrivelse, fastsettelse av nye mål eller definerer et satsningsområde/hovedmål, veivalg eller strategi skal som utgangspunkt behandles politisk. Virksomhetsplaner og rutinebeskrivelser er blant dokumentene som i utgangspunktet bare behandles administrativt" I dokumentet "Plansystemet i Tromsø kommune og planoversikt 2024-2027" side 4 under overskriften "Kunnskapsgrunnlag" endres følgende setning fra "Politisk behandling: Kan behandles politisk, men da hovedsakelig som orienteringssak." til "Politisk behandling: Behandles i utgangspunktet politisk". I dokumentet "Plansystemet i Tromsø kommune og planoversikt 2024-2027" side 4 under overskriften " Interne fagplaner og dokumenter til internkontroll " endres følgende setning fra "Politisk behandling: Kan behandles politisk, men da hovedsakelig som orienteringssak " til "Politisk behandling: Behandles i utgangspunktet politisk". Arbeidet mot vold i nære relasjoner bør være helthetlig, sektorovergripende og tverrfaglig, og kommunen skal derfor revidere eller utarbeide en ny temaplan om vold i nære relasjoner i løpet av planperioden. Oppstartsdato settes til våren 2025. Det skal utarbeides en plan for å implementere FNs konvensjon om rettighetene til mennesker med nedsatt funksjonsevne (CRPD) i den kommunale forvaltningen i løpet av planperioden. 1. Planstrategi 2024-2027 med vurdering av kommuneplanens samfunns- og arealdel vedtas. Samfunnsplanen Tromsø vil og foreslåtte fokusområder er retningsgivende for kommunens prioritering av planarbeid for inneværende kommunestyreperiode. 2. Det rapporteres årlig på planoversikten, som inneholder en oversikt over øvrige planbehov utover kommuneplanen. Innmelding av nye planer kan kun skje i forbindelse med rapporteringen, og ressursbehov skal synliggjøres. 3 4 </text:p>
          </table:table-cell>
          <table:table-cell office:value-type="float" office:value="5501" calcext:value-type="float">
            <text:p>5501</text:p>
          </table:table-cell>
          <table:table-cell office:value-type="string" calcext:value-type="string">
            <text:p>0eb4e13b-d7dd-56dc-85b9-f8519a5e5837</text:p>
          </table:table-cell>
          <table:table-cell table:number-columns-repeated="16376"/>
        </table:table-row>
        <table:table-row table:style-name="ro2">
          <table:table-cell table:number-columns-repeated="3"/>
          <table:table-cell office:value-type="string" calcext:value-type="string">
            <text:p>Saksliste Kommunestyret 20.03.2024 (Korrigert)</text:p>
          </table:table-cell>
          <table:table-cell office:value-type="string" calcext:value-type="string">
            <text:p><text:s/>Møteinnkalling Utvalg: Kommunestyret Dato: 20.03.2024 kl. 09:00 Sted: Kommunestyresalen Melding om forfall og spørsmål om habilitetsvurdering sendes inn i DigDem. Varamedlemmer møter etter nærmere avtale. Saksliste Godkjenning av innkalling og saksliste Godkjenning av protokoll 1/24 24/02058-2 Protokoll Kommunestyret 14.02.2024 Spørsmål Orienteringer Tromsø som europeisk ungdomshovedstad Saker til behandling Valg av varamedlemmer til hasteutvalget for felleskap 31/24 23/21148-1 og sosial utjevn</text:p>
          </table:table-cell>
          <table:table-cell office:value-type="string" calcext:value-type="string">
            <text:p><text:s/>Møteinnkalling Utvalg: Kommunestyret Dato: 20.03.2024 kl. 09:00 Sted: Kommunestyresalen Melding om forfall og spørsmål om habilitetsvurdering sendes inn i DigDem. Varamedlemmer møter etter nærmere avtale. Saksliste Godkjenning av innkalling og saksliste Godkjenning av protokoll 1/24 24/02058-2 Protokoll Kommunestyret 14.02.2024 Spørsmål Orienteringer Tromsø som europeisk ungdomshovedstad Saker til behandling Valg av varamedlemmer til hasteutvalget for felleskap 31/24 23/21148-1 og sosial utjevning Tydeliggjøring av formannskapets rolle som folkevalgt 32/24 24/00396-1 eierutvalg - Endringer i reglementet til formannskapet. Valg av varerepresentant til representantskapet i K- 33/24 24/01509-1 Sekretariatet IKS valgperioden 2023-2027 Orientering til kommunestyret om endelige vedtak i 34/24 24/02122-1 hovedutvalg og rådgivende organ i januar 2024 1 Lovlighetsklage på kommunestyrets behandling av sak 35/24 24/04806-1 11/24 - orientering om Romssa-erklæringen i Tromsø kommune 36/24 22/13008-5 Samarbeidsavtale Ishavskysten friluftsråd 22/14125- Plan 1956 - detaljregulering for Fjellheisen øvre stasjon 37/24 189 til endelig vedtak 23/00417- Konseptvalgutredning (KVU) Tromsdalen 38/24 60 skole/oppvekstsenter - vedtak Samiskspråklig barnehagetilbud - oppfølging av 23/07933- 39/24 kommunestyresak 74/23 og oppvekst- og 16 utdanningsutvalgssak 27/23 40/24 24/00322-1 Nedleggelse av Sjursnes skole Revidering kommunale retningslinjer startlån og 41/24 23/00208-1 tilskudd 42/24 24/02794-2 Ny legevakt - Orientering om plassering Nyvalg av Kommunalt råd for mennesker med nedsatt 43/24 23/15784-3 funksjonsevne 44/24 23/19640-1 Valg av fiskerihavneutvalg og vedtak av reglement 45/24 23/19652-1 Valg av representanter til likestillingsutvalget 46/24 23/19759-1 Studentutvalg 2023-2027 Kontrollutvalgssak 5/24 - Kontrollutvalgets årsrapport 47/24 24/03139-1 for 2023 48/24 24/04084-1 Kommunal lånegaranti - Tromsø Skiklub Valg av varamedlemmer til styret i Tromsøbadet KF - 49/24 24/04586-1 Vedtektsendringer Orientering til kommunestyret om endelige vedtak i 50/24 24/04632-1 hovedutvalg og rådgivende organ i februar og mars 2024 Valg av settemedlemmer etter innvilget fritak for Brage 51/24 24/05060-1 Bolstad-Andreassen 2 Valg av settemedlemmer etter innvilget fritak for Berit 52/24 24/04973-1 Peggy Småbakk 3 </text:p>
          </table:table-cell>
          <table:table-cell office:value-type="float" office:value="5501" calcext:value-type="float">
            <text:p>5501</text:p>
          </table:table-cell>
          <table:table-cell office:value-type="string" calcext:value-type="string">
            <text:p>118ee846-aa13-5624-9068-a4f6f5f479df</text:p>
          </table:table-cell>
          <table:table-cell table:number-columns-repeated="16376"/>
        </table:table-row>
        <table:table-row table:style-name="ro2">
          <table:table-cell table:number-columns-repeated="3"/>
          <table:table-cell office:value-type="string" calcext:value-type="string">
            <text:p>Protokoll byrådet - saker avgjort av byrådet 07.05.2024</text:p>
          </table:table-cell>
          <table:table-cell office:value-type="string" calcext:value-type="string">
            <text:p><text:s/>BERGEN KOMMUNE Protokoll Byrådet - saker avgjort av byrådet Den 07. mai. 2024 kl. 15:00 holdt byrådet møte i Rådstuen, Bergen rådhus 14. etg.. Til stede: Christine B. Meyer (H) Eivind K. Nævdal-Bolstad (H) Daniel C. E. Hägglund (FrP) Charlotte Spurkeland (H) Forfall: Marte Joan Monstad (FrP) Reidar Digranes (Sp) Christine Kahrs (H) Fra administrasjonen: Trine Samuelsberg Eva Hille Møteleder: Christine B. Meyer Sekretær: Britt Nordgreen Godkjenning av BR2 protokoll fra møte i byrådet 2. mai 2024</text:p>
          </table:table-cell>
          <table:table-cell office:value-type="string" calcext:value-type="string">
            <text:p><text:s/>BERGEN KOMMUNE Protokoll Byrådet - saker avgjort av byrådet Den 07. mai. 2024 kl. 15:00 holdt byrådet møte i Rådstuen, Bergen rådhus 14. etg.. Til stede: Christine B. Meyer (H) Eivind K. Nævdal-Bolstad (H) Daniel C. E. Hägglund (FrP) Charlotte Spurkeland (H) Forfall: Marte Joan Monstad (FrP) Reidar Digranes (Sp) Christine Kahrs (H) Fra administrasjonen: Trine Samuelsberg Eva Hille Møteleder: Christine B. Meyer Sekretær: Britt Nordgreen Godkjenning av BR2 protokoll fra møte i byrådet 2. mai 2024 – saker avgjort av byrådet Byrådet behandlet saken i møtet 07.05.2024 og fattet følgende vedtak: Protokoll fra møte i byrådet 2. mai 2024 – saker avgjort av byrådet godkjennes. [Lagre saksprotokoll] [Lagre vedtak] 1116/24 Utbyggingsavtale Paradis - Felt BKS3, BB4 og BB5 innenfor KB4, Desyvfjell AS Byrådet behandlet saken i møtet 07.05.2024 sak 1116/24 og fattet følgende vedtak: 1. Byrådet godkjenner utbyggingsavtalen med Desyvfjell 2 AS og Vestland fylkeskommune. 2. Byråd for byutvikling delegeres myndighet til å signere utbyggingsavtalen på vegne av kommunen. [Lagre saksprotokoll] [Lagre vedtak] 73 1117/24 Utbyggingsavtale for Kokstadvegen 35, gnr. 34 bnr. 402 Byrådet behandlet saken i møtet 07.05.2024 sak 1117/24 og fattet følgende vedtak: 1. Byrådet godkjenner utbyggingsavtalen med TESS Vest Eiendom AS og Vestland fylkeskommune. 2. Byråd for klima, miljø og byutvikling delegeres myndighet til å signere utbyggingsavtalen på vegne av kommunen. [Lagre saksprotokoll] [Lagre vedtak] Christine B. Meyer byrådsleder Dokumentet er godkjent elektronisk. 74 </text:p>
          </table:table-cell>
          <table:table-cell office:value-type="float" office:value="4601" calcext:value-type="float">
            <text:p>4601</text:p>
          </table:table-cell>
          <table:table-cell office:value-type="string" calcext:value-type="string">
            <text:p>76f51bda-4fb7-5d46-8df0-e496997140a5</text:p>
          </table:table-cell>
          <table:table-cell table:number-columns-repeated="16376"/>
        </table:table-row>
        <table:table-row table:style-name="ro2">
          <table:table-cell table:number-columns-repeated="3"/>
          <table:table-cell office:value-type="string" calcext:value-type="string">
            <text:p>Protokoll ruspolitisk råd 04.03.2025</text:p>
          </table:table-cell>
          <table:table-cell office:value-type="string" calcext:value-type="string">
            <text:p><text:s/>BERGEN KOMMUNE Protokoll Ruspolitisk råd Den 04. mar. 2025 holdt ruspolitisk råd møte i Kaigaten 4, møterom Åsane. Til stede: Roger Ellingsen, Anne-Pia Lystrup, Kari Edvardsen, Susanne Remme, Yvonne Helle, Tom Faye Forfall: Stig Norland, Tarjei Halle, Christine Sundal Inhabilitet: Fra administrasjonen: Møteleder: Roger Ellingsen Sekretær: Rune Tjøsvold Møtet startet kl. 00:00 og ble hevet kl. 15.30 1 Saksliste Saksnr. Arkivsak Sakstittel Side 8/25 2020/90682-250 Orientering om byrådets arbeid m</text:p>
          </table:table-cell>
          <table:table-cell office:value-type="string" calcext:value-type="string">
            <text:p><text:s/>BERGEN KOMMUNE Protokoll Ruspolitisk råd Den 04. mar. 2025 holdt ruspolitisk råd møte i Kaigaten 4, møterom Åsane. Til stede: Roger Ellingsen, Anne-Pia Lystrup, Kari Edvardsen, Susanne Remme, Yvonne Helle, Tom Faye Forfall: Stig Norland, Tarjei Halle, Christine Sundal Inhabilitet: Fra administrasjonen: Møteleder: Roger Ellingsen Sekretær: Rune Tjøsvold Møtet startet kl. 00:00 og ble hevet kl. 15.30 1 Saksliste Saksnr. Arkivsak Sakstittel Side 8/25 2020/90682-250 Orientering om byrådets arbeid med 3 kommuneplanens samfunnsdel 9/25 2020/90682-255 Godkjenning av innkalling. 3 10/25 2020/90682-256 Godkjenning av protokoll. 3 11/25 2020/90682-257 Presentasjon av forbedringsarbeidet 4 Brukerreisen. 12/25 2020/90682-258 Innspill til høring - Et Nystemt Bergen, 5 kommuneplanens samfunnsdel 13/25 2020/90682-259 Byrådens kvarter 6 14/25 2020/90682-260 Eventuelt 6 2 8/25 Orientering om byrådets arbeid med kommuneplanens samfunnsdel Ruspolitisk råd behandlet saken i møtet 04.03.2025 sak 8/25 og fattet følgende vedtak: Ruspolitisk råd avgir innspill til KPS i tråd med rådets behandling av saken. Ruspolitisk råds behandling [Lagre saksprotokoll] [Lagre vedtak] 9/25 Godkjenning av innkalling. Ruspolitisk råd behandlet saken i møtet 04.03.2025 sak 9/25 og fattet følgende vedtak: Innkalling godkjent. Forslag til vedtak: Innkalling godkjent. [Lagre saksprotokoll] [Lagre vedtak] 10/25 Godkjenning av protokoll. Ruspolitisk råd behandlet saken i møtet 04.03.2025 sak 10/25 og fattet følgende vedtak: Protokoll godkjent. Forslag til vedtak: Protokoll godkjent. 3 [Lagre saksprotokoll] [Lagre vedtak] 11/25 Presentasjon av forbedringsarbeidet Brukerreisen. Ruspolitisk råd behandlet saken i møtet 04.03.2025 sak 11/25 og fattet følgende vedtak: Orientering tas til etterretning. Ruspolitisk råds behandling Brukerreisen er et forbedringstiltak i Bergen kommune. Målgruppen er innbyggere i Bergen kommune som er over 18 år, og har alvorlige ruslidelser og psykiske helseutfordringer (ROP- lidelser). I 2023 ble det gjort et innsiktsarbeid i forhold til brukerreisen til innbyggere med rus- og psykiske helseutfordringer (ROP-lidelser). Deltakere i arbeidet var ansatte i Etat for sosiale tjenester (EST) og Etat for psykisk helse og rustjenester (EPHRT). I tillegg ble bruker- og pårørendeorganisasjoner innovert i arbeidet. Arbeidet avdekket flere problemområder og utfordringer i forhold til dagens brukerreise, som; veien inn til tjenestene, koordinering og samhandling i tjenestene. Prosjektmålene er Beskrive en ny felles enhet, for en felles inngangsport til helse- og omsorgstjenester, samt botilbud for innbyggere med ROP-lidelser. Utarbeide en ny rutine for tildeling av botilbud, samt flytting mellom ulike botilbud, for personer med ROP-lidelser. Beskrive koordinatorrollen og tverrfaglig oppfølgingsteam, for bedre koordinering og oppfølging av tjenestene til personer med ROP-lidelser. Beskrive hvordan dagens mestringsteam og oppfølgingstjenester i EPHRT, og booppfølgingstjenestene i EST kan samhandle bedre evt. samordnes. Beskrive bruk av ambulante tjenester til personer med ROP-lidelser. Beskrive en hensiktsmessig organisering av tjenestene til personer med ROPlidelser. Beskrive digitale verktøy og løsninger som kan gi økt samhandling og informasjonsflyt i tjenestene til innbyggere med ROP-lidelser. Forventede resultater - gevinster • En felles inngangsport til helse- og omsorgstjenester, samt botilbud, for innbygger med ROP-lidelser. • Bedre koordinering og oppfølging av tjenester til personer med ROP-lidelser. • En mer hensiktsmessig organisering av tjenestene. • Økt samhandling og informasjonsflyten i tjenestene. Det er fem arbeidsgrupper knyttet til forbedringsarbeidet som arbeider med fem ulike delleveranser i prosjektet. Status for disse er: Leveranse 1: Arbeidet er ferdig. Dvs. at oversikten over eksisterende botilbud, og mangler i dagens botilbud er utarbeidet. Leveranse 2: • Plan for fremtidig differensiering av botilbudene er utarbeidet. 4 • Arbeidet med ny rutine for tildeling av botilbud, samt flytting mellom ulike botilbud er kommet langt. • Det forventes at rutinen vil være klar for pilotering i løpet av mars. Leveranse 3: • Arbeidet med å beskrive en ny ̈felles enhet ̈ (felles inngangsport til tjenestene og botilbudene), er kommet lang. • Det forventes at ny ̈felles enhet ̈ vil være klar for pilotering i løpet av mars. Leveranse 4: • Arbeidet med å beskrive koordinatorrollen og tverrfaglig oppfølgingsteam er i stor grad ferdig. Leveranse 5: • Arbeidet med å beskrive en hensiktsmessig organisering av tjenestene er ikke startet. Dette arbeide vil ikke starte før høsten 2025. Oppstart pilotering (utprøving) av leveranse 2 og 3 er forventet i mars/april 2025. Forslag til vedtak: Orientering tas til etterretning. [Lagre saksprotokoll] [Lagre vedtak] 12/25 Innspill til høring - Et Nystemt Bergen, kommuneplanens samfunnsdel Ruspolitisk råd behandlet saken i møtet 04.03.2025 sak 12/25 og fattet følgende vedtak: Høringsinnspill gis i tråd med Ruspolitisk råd sin behandling av saken. Ruspolitisk råds behandling Ruspolitisk råd slutter seg til hovedmål og innsatsområder som fremkommer i planutkastet. Utkastet viser en proaktiv og positiv tilnærming til hvordan kommunen skal utvikles det neste tiåret. Under mål 1: Bergen for alle, i underkapittel «Ta alle gode krefter i bruk» fremkommer det at «det gode samfunnet skapes ved at vi mobiliserer alle gode krefter. For å møte samfunnets behov må kommunen, bergenssamfunnet og resten av offentlig sektor spille på lag.» Videre refereres det til at velferdssamfunnet er bygget på et godt samarbeid mellom offentlige, private, ideelle og frivillige aktører.» I sistnevnte setning ønsker Ruspolitisk råd at bruker- og pårørendeorganisasjoner inntas og fremmes som aktører. Bruker- og pårørendeorganisasjoner er i økende grad betydningsfulle både som medspillere på systemnivå for å utvikle gode tjenester, men også som tjenesteytende organisasjoner som yter offentlige tjenester til brukerne. Eksempler på dette er Natthuset som er et kommunalt akuttovernattingstilbud driftet av Huset Bergen, og Wayback Bergen som i samarbeid med NAV tilbyr arbeidsrettede tilbud til unge med kriminell Bakgrunn. 5 Votering: Forslag til vedtak: Ruspolitisk råd oversender høringsinnspill i tråd med saksframstillingen. [Lagre saksprotokoll] [Lagre vedtak] 13/25 Byrådens kvarter Ruspolitisk råd behandlet saken i møtet 04.03.2025 sak 13/25 og fattet følgende vedtak: Dialog mellom byråd og Ruspolitisk råd. [Lagre saksprotokoll] [Lagre vedtak] 14/25 Eventuelt Ruspolitisk råd behandlet saken i møtet 04.03.2025 sak 14/25 og fattet følgende vedtak: Ingen saker til eventuelt. [Lagre saksprotokoll] [Lagre vedtak] 6 </text:p>
          </table:table-cell>
          <table:table-cell office:value-type="float" office:value="4601" calcext:value-type="float">
            <text:p>4601</text:p>
          </table:table-cell>
          <table:table-cell office:value-type="string" calcext:value-type="string">
            <text:p>7248c415-f3cf-566f-8a6f-a09e9dab3b92</text:p>
          </table:table-cell>
          <table:table-cell table:number-columns-repeated="16376"/>
        </table:table-row>
        <table:table-row table:style-name="ro2">
          <table:table-cell table:number-columns-repeated="3"/>
          <table:table-cell office:value-type="string" calcext:value-type="string">
            <text:p>Protokoll byrådet - saker avgjort av byrådet 02.01.2024</text:p>
          </table:table-cell>
          <table:table-cell office:value-type="string" calcext:value-type="string">
            <text:p><text:s/>BERGEN KOMMUNE Protokoll Byrådet - saker avgjort av byrådet Den 02. jan. 2024 kl. 09:30 holdt byrådet konstituerende møte i Bergen Rådhus, møterom Tertnes, 2. etg.. Til stede: Christine B. Meyer (H) Marte Joan Monstad (FrP) Reidar Digranes (Sp) Eivind K. Nævdal-Bolstad (H) Daniel C. E. Hägglund (FrP) Charlotte Spurkeland (H) Christine Kahrs (H) Fra administrasjonen: Trine Samuelsberg Eva Hille Møteleder: Christine B. Meyer Sekretær: Britt Nordgreen Godkjenning av BR2 protokoll fra møte i byråde</text:p>
          </table:table-cell>
          <table:table-cell office:value-type="string" calcext:value-type="string">
            <text:p><text:s/>BERGEN KOMMUNE Protokoll Byrådet - saker avgjort av byrådet Den 02. jan. 2024 kl. 09:30 holdt byrådet konstituerende møte i Bergen Rådhus, møterom Tertnes, 2. etg.. Til stede: Christine B. Meyer (H) Marte Joan Monstad (FrP) Reidar Digranes (Sp) Eivind K. Nævdal-Bolstad (H) Daniel C. E. Hägglund (FrP) Charlotte Spurkeland (H) Christine Kahrs (H) Fra administrasjonen: Trine Samuelsberg Eva Hille Møteleder: Christine B. Meyer Sekretær: Britt Nordgreen Godkjenning av BR2 protokoll fra møte i byrådet 21. desember 2023 – saker avgjort av byrådet Byrådet behandlet saken i møtet 02.01.2024 sak fattet følgende vedtak: Protokoll fra møte i byrådet 21. desember 2023 – saker avgjort av byrådet, godkjennes. [Lagre saksprotokoll] [Lagre vedtak] 1001/24 Konstituering av byrådet og tildeling av fagfullmakter til byråd for eldre, helse og omsorg Byrådet behandlet saken i møtet 02.01.2024 sak 1001/24 og fattet følgende vedtak: 1. I samsvar med byrådslederens vedtak i Fullmaktsak 1-24 av 2. januar 2024, tildeles byråd Marte Joan Monstad ledelse, ansvar og fullmakter for Byrådsavdeling for eldre, helse og omsorg fra 2. januar 2024 kl. 0930. 2. Byråd Marte Joan Monstad er nestleder i byrådet. 3. Byrådet Meyer har etter dette følgende sammensetning: Byrådsleder Christine B. Meyer Byråd Marte Joan Monstad Byråd Reidar Digranes Byråd Eivind K. Nævdal-Bolstad 1 Byråd Daniel C. E. Hägglund Byråd Charlotte Spurkeland Byråd Christine Kahrs 4. Ved inhabilitet og fravær praktiseres følgende settebyrådsordning: For byrådsleder Christine B. Meyer: byråd Marte Joan Monstad De øvrige er gjensidige settebyråder således: Reidar Digranes – Daniel C. E. Hägglund Marte Joan Monstad – Christine Kahrs Eivind K. Nævdal-Bolstad – Charlotte Spurkeland En settebyråd trer inn med de nødvendige fullmakter når byråden har fravær på grunn av sykdom, reise eller lignende, eller ved byrådens inhabilitet. 5. Byrådet Meyer er med dette konstituert etter endring i byrådets sammensetning. 6. Melding om vedtak sendes bystyret i henhold til Byrådets reglement § 2-3 fjerde avsnitt. [Lagre saksprotokoll] [Lagre vedtak] Christine B. Meyer byrådsleder Dokumentet er godkjent elektronisk. 2 </text:p>
          </table:table-cell>
          <table:table-cell office:value-type="float" office:value="4601" calcext:value-type="float">
            <text:p>4601</text:p>
          </table:table-cell>
          <table:table-cell office:value-type="string" calcext:value-type="string">
            <text:p>6b65bc95-8757-540e-8234-6f35adaec29f</text:p>
          </table:table-cell>
          <table:table-cell table:number-columns-repeated="16376"/>
        </table:table-row>
        <table:table-row table:style-name="ro2">
          <table:table-cell table:number-columns-repeated="3"/>
          <table:table-cell office:value-type="string" calcext:value-type="string">
            <text:p>Protokoll byrådet - saker avgjort av byrådet 05.08.2024</text:p>
          </table:table-cell>
          <table:table-cell office:value-type="string" calcext:value-type="string">
            <text:p><text:s/>BERGEN KOMMUNE Protokoll Byrådet - saker avgjort av byrådet Den 05. aug. 2024 kl. 10:00 holdt byrådet møte i Bergen Rådhus Tertnes, 2. etg.. Til stede: Christine B. Meyer (H) Reidar Digranes (Sp) Jacob Mæhle (H) Daniel C. E. Hägglund (FrP) Charlotte Spurkeland (H) Christine Kahrs (H) Forfall: Marte Joan Monstad (FrP) Fra administrasjonen: Trine Samuelsberg og Olaf Erlend Gundersen Møteleder: Christine B. Meyer Sekretær: Britt Nordgreen 1206/24 Konstituering av byrådet, tildeling av fagfullmakte</text:p>
          </table:table-cell>
          <table:table-cell office:value-type="string" calcext:value-type="string">
            <text:p><text:s/>BERGEN KOMMUNE Protokoll Byrådet - saker avgjort av byrådet Den 05. aug. 2024 kl. 10:00 holdt byrådet møte i Bergen Rådhus Tertnes, 2. etg.. Til stede: Christine B. Meyer (H) Reidar Digranes (Sp) Jacob Mæhle (H) Daniel C. E. Hägglund (FrP) Charlotte Spurkeland (H) Christine Kahrs (H) Forfall: Marte Joan Monstad (FrP) Fra administrasjonen: Trine Samuelsberg og Olaf Erlend Gundersen Møteleder: Christine B. Meyer Sekretær: Britt Nordgreen 1206/24 Konstituering av byrådet, tildeling av fagfullmakter til byråd for finans og overføring av ansvarsområde til byrådsleder Byrådet behandlet saken i møtet 05.08.2024 sak 1206/24 og fattet følgende vedtak: 1. Byråd Jacob Mæhle tildeles ledelse, ansvar og fullmakter for Byrådsavdeling for finans. 2. Byrådet har fra 5. august 2024 kl. 1000 følgende sammensetning: Byrådsleder Christine B. Meyer Byrådsleders avdeling Byråd Marte Joan Monstad Byrådsavdeling for eldre, helse og omsorg Byråd Reidar Digranes Byrådsavdeling for næring, kultur og idrett Byråd Jacob Mæhle Byrådsavdeling for finans Byråd Daniel C. E. Hägglund Byrådsavdeling for barnehage og skole Byråd Charlotte Spurkeland Byrådsavdeling for barnevern, sosiale tjenester og mangfold Byråd Christine Kahrs Byrådsavdeling for byutvikling 133 3. Settebyrådsordningen Ved inhabilitet og fravær praktiseres følgende settebyrådsordning: For byrådsleder Christine B. Meyer: byråd Marte Joan Monstad De øvrige er gjensidige settebyråder således: Reidar Digranes – Daniel C. E. Hägglund Marte Joan Monstad – Christine Kahrs Jacob Mæhle – Charlotte Spurkeland 4. Ansvaret for HR feltet overføres fra finansbyråden til byrådsleder slik det fremkommer av saken. 5. Fullmaktene for byråd for finans og for byrådsleder endres i samsvar med pkt 4. 6. Byrådet Meyer er med dette konstituert etter endring i byrådets sammensetning. 7. Melding om vedtak sendes bystyret i henhold til kommuneloven § 10-5 siste avsnitt. [Lagre saksprotokoll] [Lagre vedtak] Christine B. Meyer byrådsleder 134 </text:p>
          </table:table-cell>
          <table:table-cell office:value-type="float" office:value="4601" calcext:value-type="float">
            <text:p>4601</text:p>
          </table:table-cell>
          <table:table-cell office:value-type="string" calcext:value-type="string">
            <text:p>ede8d7e3-24ba-5340-9da5-ca33bfd6eb8d</text:p>
          </table:table-cell>
          <table:table-cell table:number-columns-repeated="16376"/>
        </table:table-row>
        <table:table-row table:style-name="ro2">
          <table:table-cell table:number-columns-repeated="3"/>
          <table:table-cell office:value-type="string" calcext:value-type="string">
            <text:p>Protokoll Formannskapet 05.11.2024</text:p>
          </table:table-cell>
          <table:table-cell office:value-type="string" calcext:value-type="string">
            <text:p><text:s/>Møteprotokoll Formannskapet Dato: 05.11.2024 kl. 08:30 – 11:00 Sted: Formannskapssalen Til stede: Gunnar Wilhelmsen (Ap) til kl. 10:09 Pål Julius Skogholt (SV) Peder Gunnar Moe Joakimsen (Rødt) Barbara Vögele (MDG) Kathrine Strandli (Sp) Guro Tjosaas Mortensen (H) Markus Halftan Akselbo (H) Rolleiv Lind (H) Bjørn-Gunnar Jørgensen (FrP) Kristoffer Kanestrøm (FrP) John Rainer Løvli (Industri- og Næringspartiet) Line Elisabeth Solbakken (SV) Hanne Stenvaag (Rødt) Møtende Line Elisabeth Solbakken (</text:p>
          </table:table-cell>
          <table:table-cell office:value-type="string" calcext:value-type="string">
            <text:p><text:s/>Møteprotokoll Formannskapet Dato: 05.11.2024 kl. 08:30 – 11:00 Sted: Formannskapssalen Til stede: Gunnar Wilhelmsen (Ap) til kl. 10:09 Pål Julius Skogholt (SV) Peder Gunnar Moe Joakimsen (Rødt) Barbara Vögele (MDG) Kathrine Strandli (Sp) Guro Tjosaas Mortensen (H) Markus Halftan Akselbo (H) Rolleiv Lind (H) Bjørn-Gunnar Jørgensen (FrP) Kristoffer Kanestrøm (FrP) John Rainer Løvli (Industri- og Næringspartiet) Line Elisabeth Solbakken (SV) Hanne Stenvaag (Rødt) Møtende Line Elisabeth Solbakken (SV) for Viljar Hanssen (Ap), Hanne varamedlemmer: Stenvaag (Rødt) for Sigrid Bjørnhaug Hammer (SV) Forfall Sigrid Bjørnhaug Hammer (SV), Viljar Hanssen (AP) Fra administrasjonen: Stig Tore Johnsen Sekretær: Jonas Torgersen Saksliste Godkjenning av innkalling og saksliste Godkjenning av protokoll Spørsmål Saker til behandling 1 155/24 24/18363-1 Finansrapport pr. 31.08.2024 5 Eierskapsmelding 2024 - Kommunale selskaper og 156/24 24/18432-1 6 foretak Kommunal lånegaranti Alfheim stadion AS - Utvidelse 157/24 24/18275-1 8 av garantiansvar og endrede garantivilkår 158/24 21/00165-8 Videreføring av tiltak for fastlegeordningen 10 159/24 24/02129-5 Reglement for mangfolds- og integreringsutvalget 11 160/24 24/17281-1 Møteplan for folkevalgte organer i 2025 12 Tromsøhallen – godkjenning av konseptvalgsutredning 161/24 24/12598-1 13 (KVU) Søknad om serverings- og skjenkebevilling Mv Fjord 162/24 24/13187-8 15 Visjon Nyvalg av Miljø-, idrett-, kultur- og 24/16552- 163/24 samfunnsutviklingsutvalget (MIKS) for perioden 2024- 16 28 2027 Nyvalg av helse- og velferdsutvalget etter endelig 24/16552- 164/24 uttreden 17 29 for Anne Berit Figenschau (Høyre) Tromsøbolig KF - Innføring av gjengs leie ved utleie av 165/24 24/18420-1 18 kommunal bolig 166/24 24/15518-1 Kommunal bostøtte 19 2 Godkjenning av innkalling og saksliste Innkalling og saksliste ble godkjent Godkjenning av protokoll Protokollen ble godkjent 3 Spørsmål Representant Vögele (MDG) stilte spørsmål om plasthallen fra flyplassen som Consto solgte til Renta. Spørsmål og svar er vedlagt protokollen. 4 Saker til behandling 155/24 Finansrapport pr. 31.08.2024 Behandlet av Møtedato Saknr 1 Formannskapet 05.11.2024 155/24 2 Kommunestyret 13.11.2024 163/24 Kommunedirektørens innstilling til vedtak: Finansrapport pr. 31.08.2024 tas til orientering. Møtebehandling i Formannskapet 05.11.2024: Møtebehandling Votering Innstillingen ble enstemmig vedtatt. Formannskapets vedtak Finansrapport pr. 31.08.2024 tas til orientering. 5 156/24 Eierskapsmelding 2024 - Kommunale selskaper og foretak Behandlet av Møtedato Saknr 1 Formannskapet 05.11.2024 156/24 2 Kommunestyret 13.11.2024 164/24 Kommunedirektørens innstilling til vedtak: Kommunestyret vedtar ny eierskapsmelding 2024 i samsvar med vedlegg 1 – generelle prinsipper og rammer for eierstyring i kommunale aksjeselskap, interkommunale selskaper og kommunale foretak og presentasjon av kommunens eierposisjoner og eierinteresser med tilhørende målformuleringer. Møtebehandling i Formannskapet 05.11.2024: Møtebehandling Pål Julius Skogholt (SV) stilte spørsmål knyttet til egen habilitet siden han er styreleder for Remiks. Administrasjonens vurdering: I sak om eierskapsmeldingen er selskapene å anse som part i saken siden saken retter seg mot selskapet og legger føringer for selskapet. Etter forvaltningslovens § 6 første ledd bokstav e er man inhabil til å behandle en sak hvor men har en ledende stilling eller er styremedlem i et selskap som er part i saken. Det legges til grunn at du er inhabil til å behandle saken. Kathrine Strandli (Sp) stilte spørsmål knyttet til egen habilitet siden hun er varamedlem i styret til Samisk Hus. Rolleiv Lind (H) stilte spørsmål knyttet til egen habilitet siden han er varamedlem i bedriftsforsamlingen til Troms Kraft. Markus Halftan Akselbo (H) fremmet følgende forslag: Tromsø kommune utreder en omorganisering av Tromsøbolig KF til et aksjeselskap. Utredningen skal vurdere hvorvidt en endret organisering kan gi Tromsø kommune bedre verktøy for å utbedre den kommunalt eide boligporteføljen, eksempelvis i form av avdragsfrie låneperioder og hvordan en endret organisering vil påvirke lånekostnader og andre kostnader for selskapet. 6 Utredningen legges frem innen politisk behandling av Tertial 1 for boligforetaket og Tromsø kommune i 2025 slik at en mulig omorganisering kan ses i sammenheng med budsjettrevidering i 2025. Markus Halftan Akselbo (H) fremmet følgende forslag: Tromsø Havns administrasjon involveres i utformingen av kommunens omtalte due diligence av selskapet. Votering Pål Julius Skogholt (SV) ble enstemmig funnet inhabil. Kathrine Strandli (Sp) ble enstemmig funnet inhabil. Rolleiv Lind (H) ble enstemmig funnet habil. Markus Halftan Akselbos (H) forslag ble vedtatt med 8 stemmer for og 3 (Rødt, MDG) stemmer mot. Markus Halftan Akselbos (H) forslag ble vedtatt med 10 stemmer for og 1 (Hanne Stenvaag, Rødt) stemme mot. Innstillingen ble enstemmig vedtatt. Formannskapets vedtak Kommunestyret vedtar ny eierskapsmelding 2024 i samsvar med vedlegg 1 – generelle prinsipper og rammer for eierstyring i kommunale aksjeselskap, interkommunale selskaper og kommunale foretak og presentasjon av kommunens eierposisjoner og eierinteresser med tilhørende målformuleringer. Tromsø kommune utreder en omorganisering av Tromsøbolig KF til et aksjeselskap. Utredningen skal vurdere hvorvidt en endret organisering kan gi Tromsø kommune bedre verktøy for å utbedre den kommunalt eide boligporteføljen, eksempelvis i form av avdragsfrie låneperioder og hvordan en endret organisering vil påvirke lånekostnader og andre kostnader for selskapet. Utredningen legges frem innen politisk behandling av Tertial 1 for boligforetaket og Tromsø kommune i 2025 slik at en mulig omorganisering kan ses i sammenheng med budsjettrevidering i 2025. Tromsø Havns administrasjon involveres i utformingen av kommunens omtalte due diligence av selskapet. 7 157/24 Kommunal lånegaranti Alfheim stadion AS - Utvidelse av garantiansvar og endrede garantivilkår Behandlet av Møtedato Saknr 1 Formannskapet 05.11.2024 157/24 2 Kommunestyret 13.11.2024 165/24 Kommunedirektørens innstilling til vedtak: 1. Tromsø kommune godkjenner at ansvarlig lån pålydende kr 850 000 konverteres til aksjekapital for Alfheim stadion II AS. Bortfall av årlige renteinntekter i størrelsesorden kroner 34.000,- finansieres over finansområdet i kommunens handlingsplan for 2025-28. 2. Tromsø kommune godkjenner at det gjennomføres en omvendt mor-datterfusjon mellom Alfheim stadion II AS og Alfheim stadion AS hvor Alfheim stadion AS blir gjenstående selskap. 3. Tromsø kommune godkjenner at Alfheim stadion AS blir ny garantihaver for gjeldende lån pålydende Kr 32 350 000,-. Det aksepteres at løpetiden på lån forlenges til 2040. Garantien gjelder for hovedstol på kr 32 350 000,- med et tillegg på 10 % av til enhver tid gjeldende hovedstol til dekning av eventuelle påløpte renter og omkostninger. 4. Garantitiden settes derfor til maksimalt 16 år + tillegg på inntil 2 år for investeringslån. Det aksepteres avdragsfrihet i maksimalt 3 år. Garantien gjelder fra det tidspunkt som Alfheim stadion AS blir godkjent som ny kreditor. Garantiansvaret reduseres i takt med nedbetaling av lånet. 5. Tromsø kommune godkjenner en utvidelse av lånegaranti slik at Alfheim stadion AS kan refinansiere gjeldende lån i Sparebank1 Nord-Norge. Garantien gjelder for hovedstol på kr 29 946 50,- med et tillegg på 10 % av til enhver tid gjeldende hovedstol til dekning av eventuelle påløpte renter og omkostninger. Utvidelse av garanti gis som simpel kausjon. 6. Garantitiden settes til maksimalt 15 år + tillegg på inntil 2 år for investeringslån. Det aksepteres avdragsfrihet i maksimalt 3 år. Garantien gjelder fra det tidspunkt som Alfheim stadion AS refinansierer gjeldende lån i Sparebank1 Nord-Norge. Garantiansvaret reduseres i takt med nedbetaling av lånet. 7. Kommunedirektøren gis myndighet til å godkjenne/akseptere låntakers kredittvilkår. 8 8. Så lenge garantiforholdet eksisterer skal Alfheim stadion AS uoppfordret oversende til kommunen revisorgodkjent regnskap, så snart dette er offentlig kjent. 9. Det tas forbehold om statsforforvalterens godkjennelse av garanti Møtebehandling i Formannskapet 05.11.2024: Møtebehandling Votering Innstillingen ble enstemmig vedtatt. Formannskapets vedtak 1. Tromsø kommune godkjenner at ansvarlig lån pålydende kr 850 000 konverteres til aksjekapital for Alfheim stadion II AS. Bortfall av årlige renteinntekter i størrelsesorden kroner 34.000,- finansieres over finansområdet i kommunens handlingsplan for 2025-28. 2. Tromsø kommune godkjenner at det gjennomføres en omvendt mor-datterfusjon mellom Alfheim stadion II AS og Alfheim stadion AS hvor Alfheim stadion AS blir gjenstående selskap. 3. Tromsø kommune godkjenner at Alfheim stadion AS blir ny garantihaver for gjeldende lån pålydende Kr 32 350 000,-. Det aksepteres at løpetiden på lån forlenges til 2040. Garantien gjelder for hovedstol på kr 32 350 000,- med et tillegg på 10 % av til enhver tid gjeldende hovedstol til dekning av eventuelle påløpte renter og omkostninger. 4. Garantitiden settes derfor til maksimalt 16 år + tillegg på inntil 2 år for investeringslån. Det aksepteres avdragsfrihet i maksimalt 3 år. Garantien gjelder fra det tidspunkt som Alfheim stadion AS blir godkjent som ny kreditor. Garantiansvaret reduseres i takt med nedbetaling av lånet. 5. Tromsø kommune godkjenner en utvidelse av lånegaranti slik at Alfheim stadion AS kan refinansiere gjeldende lån i Sparebank1 Nord-Norge. Garantien gjelder for hovedstol på kr 29 946 50,- med et tillegg på 10 % av til enhver tid gjeldende hovedstol til dekning av eventuelle påløpte renter og omkostninger. Utvidelse av garanti gis som simpel kausjon. 6. Garantitiden settes til maksimalt 15 år + tillegg på inntil 2 år for investeringslån. Det aksepteres avdragsfrihet i maksimalt 3 år. Garantien gjelder fra det tidspunkt som Alfheim stadion AS refinansierer gjeldende lån i Sparebank1 Nord-Norge. Garantiansvaret reduseres i takt med nedbetaling av lånet. 9 7. Kommunedirektøren gis myndighet til å godkjenne/akseptere låntakers kredittvilkår. 8. Så lenge garantiforholdet eksisterer skal Alfheim stadion AS uoppfordret oversende til kommunen revisorgodkjent regnskap, så snart dette er offentlig kjent. 9. Det tas forbehold om statsforforvalterens godkjennelse av garanti 158/24 Videreføring av tiltak for fastlegeordningen Behandlet av Møtedato Saknr 1 Helse- og velferdsutvalget 30.10.2024 37/24 2 Formannskapet 05.11.2024 158/24 3 Kommunestyret 13.11.2024 157/24 Kommunedirektørens innstilling til vedtak: Kommunestyret vedtar å de anbefalte tiltakene 1-4 for fastlegeordningen: rekrutteringstiltak, stabiliseringstiltak, samhandlingstiltak og interne tiltak. Tiltakene er gjensidig avhengig av hverandre og vedtas samlet. Ansvaret for gjennomføringen av tiltakene er organisatorisk plassert i seksjon for helsetjenester. Finansiering fremkommer i handlings- og økonomiplan for avdeling for helse og omsorg 2025-2028. Møtebehandling i Formannskapet 05.11.2024: Møtebehandling Kathrine Strandli (Sp) fremmet følgende forslag: Formannskapet ber om at det utarbeides et tilleggsnotat som legges ved saken til behandling i kommunestyret. Notatet bør generelt inneholde svar på spørsmål som har blitt stilt, i tillegg til utviklingen av nasjonale og lokale basistilskudd siste fem år. Det bes om en fremstilling både i kroner og prosent. 10 Votering Innstillingen ble vedtatt med 11 stemmer for, og 2 (Rødt) stemmer mot. Kathrine Strandlis (Sp) forslag ble enstemmig vedtatt. Formannskapets vedtak Kommunestyret vedtar å de anbefalte tiltakene 1-4 for fastlegeordningen: rekrutteringstiltak, stabiliseringstiltak, samhandlingstiltak og interne tiltak. Tiltakene er gjensidig avhengig av hverandre og vedtas samlet. Ansvaret for gjennomføringen av tiltakene er organisatorisk plassert i seksjon for helsetjenester. Finansiering fremkommer i handlings- og økonomiplan for avdeling for helse og omsorg 2025-2028. Formannskapet ber om at det utarbeides et tilleggsnotat som legges ved saken til behandling i kommunestyret. Notatet bør generelt inneholde svar på spørsmål som har blitt stilt, i tillegg til utviklingen av nasjonale og lokale basistilskudd siste fem år. Det bes om en fremstilling både i kroner og prosent. 159/24 Reglement for mangfolds- og integreringsutvalget Behandlet av Møtedato Saknr 1 Mangfolds- og integreringsutvalget 28.10.2024 27/24 2 Formannskapet 05.11.2024 159/24 3 Kommunestyret 13.11.2024 168/24 4 Likestillingsutvalget 29.10.2024 15/24 5 Mangfolds- og integreringsutvalget 04.11.2024 30/24 Kommunedirektørens innstilling til vedtak: Reglement for mangfolds- og integreringsutvalget vedtas. Møtebehandling i Formannskapet 05.11.2024: 11 Møtebehandling Votering Innstillingen ble enstemmig vedtatt. Formannskapets vedtak Reglement for mangfolds- og integreringsutvalget vedtas. 160/24 Møteplan for folkevalgte organer i 2025 Behandlet av Møtedato Saknr 1 Eldrerådet 28.10.2024 33/24 10 Kommunestyret 13.11.2024 169/24 2 Kommunalt råd for mennesker med nedsatt 28.10.2024 42/24 funksjonsevne 3 Mangfolds- og integreringsutvalget 28.10.2024 28/24 4 Likestillingsutvalget 29.10.2024 14/24 5 Miljø-, idrett-, kultur- og 29.10.2024 106/24 samfunnsutviklingsutvalget 6 Helse- og velferdsutvalget 30.10.2024 38/24 7 Kommune- og byutviklingsutvalget 31.10.2024 60/24 8 Oppvekst- og utdanningsutvalget 01.11.2024 50/24 9 Formannskapet 05.11.2024 160/24 Kommunedirektørens innstilling til vedtak: Møteplan for folkevalgte organer vedtas for 2025 i henhold til vedlegg 1, med ni møterunder Møtebehandling i Formannskapet 05.11.2024: Møtebehandling Markus Halftan Akselbo (H) fremmet følgende forslag: Administrasjonen bes gi en vurdering av følgende foreslåtte endringer i forkant av Kommunestyrets behandling av møteplanen 13. november 2024: 12 - Det tas utgangspunkt i forslaget "Ni runder, utvidet uke" - Oppvekst- og utdanningsutvalget flyttes tilbake fra mandager til fredager i hovedutvalgsuken for alle møter i 2025. - Siste formannskapsmøte før sommeren flyttes fra 10. juni til 17. juni. - Siste kommunestyremøte før sommeren flyttes fra 18. juni til 25. juni for å ikke være i konflikt med Fylkestinget. - Første kommunestyremøte etter sommeren flyttes fra 17. september til 3. september. - Formannskapsmøtet 19. august flyttes til 12. august. - Hovedutvalgsmøter flyttes fra uke 35 til uke 34 og møter i rådene flyttes fra uke 34 til uke 33. Votering Innstillingen ble enstemmig vedtatt. Markus Halftan Akselbos (H) forslag ble vedtatt med 9 stemmer for og 3 (FrP; Rødt, Hanne Stenvaag) stemmer mot. Formannskapets vedtak Møteplan for folkevalgte organer vedtas for 2025 i henhold til vedlegg 1, med ni møterunder Administrasjonen bes gi en vurdering av følgende foreslåtte endringer i forkant av Kommunestyrets behandling av møteplanen 13. november 2024: - Det tas utgangspunkt i forslaget "Ni runder, utvidet uke" - Oppvekst- og utdanningsutvalget flyttes tilbake fra mandager til fredager i hovedutvalgsuken for alle møter i 2025. - Siste formannskapsmøte før sommeren flyttes fra 10. juni til 17. juni. - Siste kommunestyremøte før sommeren flyttes fra 18. juni til 25. juni for å ikke være i konflikt med Fylkestinget. - Første kommunestyremøte etter sommeren flyttes fra 17. september til 3. september. - Formannskapsmøtet 19. august flyttes til 12. august. - Hovedutvalgsmøter flyttes fra uke 35 til uke 34 og møter i rådene flyttes fra uke 34 til uke 33. 161/24 Tromsøhallen – godkjenning av konseptvalgsutredning (KVU) Behandlet av Møtedato Saknr 1 Miljø-, idrett-, kultur- og 29.10.2024 100/24 samfunnsutviklingsutvalget 2 Formannskapet 05.11.2024 161/24 3 Kommunestyret 13.11.2024 159/24 13 Kommunedirektørens innstilling til vedtak: 1. Fremlagt konseptvalgutredning (KVU) for Tromsøhallen godkjennes i henhold til investeringsreglement. 2. Alternativ 1 fra konseptvalgutredning godkjennes som valgt konsept for videre forprosjektarbeid for Tromsøhallen. 3. Det godkjennes oppstart av forprosjekt med utgangspunkt i alternativ 1. Oppstart forutsetter finansiering gjennom ordinært budsjettvedtak i HAP for 2025. 4. Administrasjonen skal som en del av forprosjektet utrede finansieringsmuligheter for prosjektet, herunder inntektskilder som spillemidler, momskompensasjon, støtte fra idretten og andre eksterne aktører. En fullstendig finansieringsplan som også viser driftskonsept og -kostnader skal legges frem for kommunestyret i forbindelse med en sak om mulig investeringsbeslutning. Møtebehandling i Formannskapet 05.11.2024: Møtebehandling Votering Innstillingen ble enstemmig vedtatt. Formannskapets vedtak 1. Fremlagt konseptvalgutredning (KVU) for Tromsøhallen godkjennes i henhold til investeringsreglement. 2. Alternativ 1 fra konseptvalgutredning godkjennes som valgt konsept for videre forprosjektarbeid for Tromsøhallen. 3. Det godkjennes oppstart av forprosjekt med utgangspunkt i alternativ 1. Oppstart forutsetter finansiering gjennom ordinært budsjettvedtak i HAP for 2025. 4. Administrasjonen skal som en del av forprosjektet utrede finansieringsmuligheter for prosjektet, herunder inntektskilder som spillemidler, momskompensasjon, støtte fra idretten og andre eksterne aktører. En fullstendig finansieringsplan som også viser driftskonsept og -kostnader skal legges frem for kommunestyret i forbindelse med en sak om mulig investeringsbeslutning. 14 162/24 Søknad om serverings- og skjenkebevilling Mv Fjord Visjon Behandlet av Møtedato Saknr 1 Formannskapet 05.11.2024 162/24 Kommunedirektørens innstilling til vedtak: 1. Lofoten Lyngen Shipping AS, org.nr. 814 500 292 gis alminnelig skjenkebevilling for alkoholholdig drikk gruppe 1, 2 og 3 i skjenkelokalene til Mv Fjord Visjon (Båt), Kaiplass ved Tromsøysundvegen 16, 9020 Tromsdalen, inkludert uteserving på dekk. 2. Serveringsbevilling iht. Serveringsloven av 1997 tildeles bevillingssøkeren administrativt. Rett til å servere mat og drikke foreligger derfor. 3. Mads Isak Bækkelund, f. 11.07.66 godkjennes som styrer for skjenkebevillingen. Morten Willumsen, f. 31.12.54 godkjennes som stedfortreder. 4. Skjenke- og åpningstider reguleres av Forskrift om salgs-, skjenke- og åpningstider i Tromsø kommune. 5. Bevillingen er gyldig til og med 30.09.2028. Vedtaket er fattet i medhold av Alkoholloven S 1-7 og S 3.1, samt§§ 4-1 tom 4-4 jfr.§ 4- 7, Alkoholforskrift§ 4-8, og gjeldende Rusmiddel Politisk Handlingsplan Møtebehandling i Formannskapet 05.11.2024: Møtebehandling Votering Innstillingen ble vedtatt med 9 stemmer for og 3 (Rødt; SV, Line Elisabeth Solbakken) stemmer mot. Formannskapets vedtak 1. Lofoten Lyngen Shipping AS, org.nr. 814 500 292 gis alminnelig skjenkebevilling for alkoholholdig drikk gruppe 1, 2 og 3 i skjenkelokalene til Mv Fjord Visjon (Båt), Kaiplass ved Tromsøysundvegen 16, 9020 Tromsdalen, inkludert uteserving på dekk. 15 2. Serveringsbevilling iht. Serveringsloven av 1997 tildeles bevillingssøkeren administrativt. Rett til å servere mat og drikke foreligger derfor. 3. Mads Isak Bækkelund, f. 11.07.66 godkjennes som styrer for skjenkebevillingen. Morten Willumsen, f. 31.12.54 godkjennes som stedfortreder. 4. Skjenke- og åpningstider reguleres av Forskrift om salgs-, skjenke- og åpningstider i Tromsø kommune. 5. Bevillingen er gyldig til og med 30.09.2028. Vedtaket er fattet i medhold av Alkoholloven S 1-7 og S 3.1, samt§§ 4-1 tom 4-4 jfr.§ 4- 7, Alkoholforskrift§ 4-8, og gjeldende Rusmiddel Politisk Handlingsplan 163/24 Nyvalg av Miljø-, idrett-, kultur- og samfunnsutviklingsutvalget (MIKS) for perioden 2024- 2027 Behandlet av Møtedato Saknr 1 Formannskapet 05.11.2024 163/24 2 Kommunestyret 13.11.2024 170/24 Kommunedirektørens innstilling til vedtak: Som Miljø-, idrett-, kultur- og samfunnsutviklingsutvalg for perioden 2024 – 2027 velges: Varamedlemmer: Som leder av utvalget velges: Som nestleder av utvalget velges: Møtebehandling i Formannskapet 05.11.2024: Møtebehandling Votering 16 Innstillingen ble enstemmig vedtatt. Formannskapets vedtak Som Miljø-, idrett-, kultur- og samfunnsutviklingsutvalg for perioden 2024 – 2027 velges: Varamedlemmer: Som leder av utvalget velges: Som nestleder av utvalget velges: 164/24 Nyvalg av helse- og velferdsutvalget etter endelig uttreden for Anne Berit Figenschau (Høyre) Behandlet av Møtedato Saknr 1 Formannskapet 05.11.2024 164/24 2 Kommunestyret 13.11.2024 171/24 Kommunedirektørens innstilling til vedtak: 1. Som helse- og velferdsutvalget for perioden 2024 – 2027 velges: Varamedlemmer: 2. Som leder av utvalget velges: 3. Som nestleder av utvalget velges: Møtebehandling i Formannskapet 05.11.2024: Møtebehandling Votering Innstillingen ble enstemmig vedtatt. Formannskapets vedtak 17 1. Som helse- og velferdsutvalget for perioden 2024 – 2027 velges: Varamedlemmer: 2. Som leder av utvalget velges: 3. Som nestleder av utvalget velges: 165/24 Tromsøbolig KF - Innføring av gjengs leie ved utleie av kommunal bolig Behandlet av Møtedato Saknr 1 Formannskapet 05.11.2024 165/24 2 Kommunestyret 13.11.2024 160/24 Innstilling til vedtak: Styret i Tromsøbolig KF legger frem saken for kommunestyret med slik innstilling: Kommunestyret tar saken til orientering Møtebehandling i Formannskapet 05.11.2024: Møtebehandling Votering Innstillingen ble vedtatt med 10 stemmer for, og 2 (Rødt) stemmer mot. Formannskapets vedtak 18 Styret i Tromsøbolig KF legger frem saken for kommunestyret med slik innstilling: Kommunestyret tar saken til orientering 166/24 Kommunal bostøtte Behandlet av Møtedato Saknr 1 Eldrerådet 25.11.2024 2 Kommunalt råd for mennesker med nedsatt 25.11.2024 funksjonsevne 3 Helse- og velferdsutvalget 27.11.2024 4 Formannskapet 05.11.2024 166/24 5 Kommunestyret 13.11.2024 161/24 Kommunedirektørens innstilling til vedtak: 1. Det innføres ny kommunal bostøtte fom 010125. 2. Bostøtten gis til husstander som bor i leid bolig med heldøgns omsorg eller med base. Bostøtten gjelder for alle boliger som nevnt, hvor kommunen har kontrakt. Kommunal bostøtte forutsetter at husstanden/søker har varig trygde/pensjonsytelse. Det gjøres en individuell vurdering med utgangspunkt i SIFO referansebudsjett. Det gjøres ny vurdering hvert 3. år. 3. Kommunal bostøtte gis som fradrag på husleie, og medregner ikke boutgifter utover selve husleien. 4. Utløsning av kommunal bostøtte, forutsetter vedtak på statlig bostøtte. 5. Det gis ikke kommunal bostøtte der hvor husstanden generelt er i behov av løpende økonomisk sosialhjelp. 6. For beboere i ordinær kommunal bolig, som med gjengs leie får en høyere husleie, justeres denne når ny husleiekontrakt inngås. Det vil si at det vil være en gradvis innføring av økt husleie på minimum 3 år. 7. Overgangsordning for tidligere kommunal bostøtte, vedtatt i Vedtak 20/10906-1 avvikles i sin helhet og erstattes av dette vedtaket. Det gis en nedtrappingstid ved at 19 man beholder gammel kommunal bostøtte på nåværende kontrakt. Ved inngåelse av ny kontrakt, også på samme bolig, faller gammel bostøtte bort. 8. Ordningen revideres hvert 3. år. Møtebehandling i Formannskapet 05.11.2024: Møtebehandling Pål Julius Skogholt (SV) fremmet følgende forslag: Til kommunestyret skal det leggast fram eit notat som viser kostnaden for kommunen ved å oppretthalde vedtaket frå sak 97/22 om 10% bustøtte i samband med innføring av gjengs leige Votering Pål Julius Skogholts (SV) forslag ble enstemmig vedtatt. Innstillingen ble vedtatt med 10 stemmer for, og 2 (Peder Gunnar Moe Joakimsen, Rødt; Barbara Vögele, MDG) stemmer mot. Formannskapets vedtak 1. Det innføres ny kommunal bostøtte fom 010125. 2. Bostøtten gis til husstander som bor i leid bolig med heldøgns omsorg eller med base. Bostøtten gjelder for alle boliger som nevnt, hvor kommunen har kontrakt. Kommunal bostøtte forutsetter at husstanden/søker har varig trygde/pensjonsytelse. Det gjøres en individuell vurdering med utgangspunkt i SIFO referansebudsjett. Det gjøres ny vurdering hvert 3. år. 3. Kommunal bostøtte gis som fradrag på husleie, og medregner ikke boutgifter utover selve husleien. 4. Utløsning av kommunal bostøtte, forutsetter vedtak på statlig bostøtte. 5. Det gis ikke kommunal bostøtte der hvor husstanden generelt er i behov av løpende økonomisk sosialhjelp. 6. For beboere i ordinær kommunal bolig, som med gjengs leie får en høyere husleie, justeres denne når ny husleiekontrakt inngås. Det vil si at det vil være en gradvis innføring av økt husleie på minimum 3 år. 7. Overgangsordning for tidligere kommunal bostøtte, vedtatt i Vedtak 20/10906-1 avvikles i sin helhet og erstattes av dette vedtaket. Det gis en nedtrappingstid ved at man beholder gammel kommunal bostøtte på nåværende kontrakt. Ved inngåelse av ny kontrakt, også på samme bolig, faller gammel bostøtte bort. Ordningen revideres hvert 3. år. Til kommunestyret skal det leggast fram eit notat som viser kostnaden for kommunen ved å oppretthalde vedtaket frå sak 97/22 om 10% bustøtte i samband med innføring av gjengs leige 20 Gunnar Wilhelmsen Tromsø, 05.11.2024 21 </text:p>
          </table:table-cell>
          <table:table-cell office:value-type="float" office:value="5501" calcext:value-type="float">
            <text:p>5501</text:p>
          </table:table-cell>
          <table:table-cell office:value-type="string" calcext:value-type="string">
            <text:p>1ea10e10-088d-5e92-9765-94da57ccfcb7</text:p>
          </table:table-cell>
          <table:table-cell table:number-columns-repeated="16376"/>
        </table:table-row>
        <table:table-row table:style-name="ro2">
          <table:table-cell table:number-columns-repeated="3"/>
          <table:table-cell office:value-type="string" calcext:value-type="string">
            <text:p>Protokoll byrådet - saker med innstilling til bystyret 06.02.2025</text:p>
          </table:table-cell>
          <table:table-cell office:value-type="string" calcext:value-type="string">
            <text:p><text:s/>BERGEN KOMMUNE Protokoll Byrådet - saker med innstilling til bystyret Den 06. feb. 2025 kl. 09:00 holdt byrådet møte i Bergen Rådhus Tertnes, 2. etg.. Til stede: Christine B. Meyer (H) Marte Joan Monstad (FrP) Reidar Digranes (Sp) Daniel C. E. Hägglund (FrP) Charlotte Spurkeland (H) Christine Kahrs (H) Forfall: Jacob Mæhle (H) Vurdering av habilitet (forvl §8): - Fra administrasjonen: Trine Samuelsberg Møteleder: Christine B. Meyer Sekretær: Britt Nordgreen Godkjenning av BR1 protokoll fra møte</text:p>
          </table:table-cell>
          <table:table-cell office:value-type="string" calcext:value-type="string">
            <text:p><text:s/>BERGEN KOMMUNE Protokoll Byrådet - saker med innstilling til bystyret Den 06. feb. 2025 kl. 09:00 holdt byrådet møte i Bergen Rådhus Tertnes, 2. etg.. Til stede: Christine B. Meyer (H) Marte Joan Monstad (FrP) Reidar Digranes (Sp) Daniel C. E. Hägglund (FrP) Charlotte Spurkeland (H) Christine Kahrs (H) Forfall: Jacob Mæhle (H) Vurdering av habilitet (forvl §8): - Fra administrasjonen: Trine Samuelsberg Møteleder: Christine B. Meyer Sekretær: Britt Nordgreen Godkjenning av BR1 protokoll fra møte i byrådet 30. januar 2025 - saker med innstilling til utvalg og bystyret Byrådet behandlet saken i møtet 06.02.2025 og fattet følgende vedtak: Protokoll fra møte i byrådet 30. januar 2025 - saker med innstilling til utvalg og bystyret godkjennes. [Lagre saksprotokoll] [Lagre vedtak] 29/25 Opphør av medlemskap i Cities for a Nuclear Free Europe Byrådet behandlet saken i møtet 06.02.2025 sak 29/25 Byrådet innstiller til bystyret å fatte følgjande vedtak: Bystyret ber byrådet om å melde Bergen kommune ut av Cities for a Nuclear Free Europe. [Lagre saksprotokoll] [Lagre vedtak] 10 30/25 Fana gnr 13 bnr 1155 Statsminister Michelsens veg. Klage på avslått søknad om oppføring av boligblokk Byrådet behandlet saken i møtet 06.02.2025 sak 30/25 Byrådet innstiller til utvalg for miljø og byutvikling å fatte følgende vedtak: Fagetatens vedtak datert 26.06.2024 stadfestes. Klagen tas ikke til følge. [Lagre saksprotokoll] [Lagre vedtak] Christine B. Meyer byrådsleder Dokumentet er godkjent elektronisk. 11 </text:p>
          </table:table-cell>
          <table:table-cell office:value-type="float" office:value="4601" calcext:value-type="float">
            <text:p>4601</text:p>
          </table:table-cell>
          <table:table-cell office:value-type="string" calcext:value-type="string">
            <text:p>09fc196d-9116-5634-b1e6-ae56df6abc94</text:p>
          </table:table-cell>
          <table:table-cell table:number-columns-repeated="16376"/>
        </table:table-row>
        <table:table-row table:style-name="ro2">
          <table:table-cell table:number-columns-repeated="3"/>
          <table:table-cell office:value-type="string" calcext:value-type="string">
            <text:p>Protokoll Mangfolds- og integreringsutvalget 04.11.2024</text:p>
          </table:table-cell>
          <table:table-cell office:value-type="string" calcext:value-type="string">
            <text:p><text:s/>Møteprotokoll Mangfolds- og integreringsutvalget Dato: 04.11.2024 kl. 12:00 – 13.48 Sted: Formannskapssalen Til stede: Fartun Hussein (Ap) Abdalla Ali Mohammed (SV) Hans Petter Kvaal (H) Piotr Graczyk Abdi-Aziz Maqbul Kelly Then Møtende Reinaldo Souza Montalvao for Badreldin Abu Alam varamedlemmer: Forfall Rania Yaqoub Ponomarenko Margarita Anatolijevna Badreldin Abu Alam Fra administrasjonen: Kirsti Moslett Thunberg Sekretær: Peter Bjørn til kl. 12.30, Rebekka Ringholm fra kl. 12.30 Saksliste </text:p>
          </table:table-cell>
          <table:table-cell office:value-type="string" calcext:value-type="string">
            <text:p><text:s/>Møteprotokoll Mangfolds- og integreringsutvalget Dato: 04.11.2024 kl. 12:00 – 13.48 Sted: Formannskapssalen Til stede: Fartun Hussein (Ap) Abdalla Ali Mohammed (SV) Hans Petter Kvaal (H) Piotr Graczyk Abdi-Aziz Maqbul Kelly Then Møtende Reinaldo Souza Montalvao for Badreldin Abu Alam varamedlemmer: Forfall Rania Yaqoub Ponomarenko Margarita Anatolijevna Badreldin Abu Alam Fra administrasjonen: Kirsti Moslett Thunberg Sekretær: Peter Bjørn til kl. 12.30, Rebekka Ringholm fra kl. 12.30 Saksliste Godkjenning av innkalling og saksliste Godkjenning av protokoll Spørsmål Saker til behandling 30/24 24/02129-5 Reglement for mangfolds- og integreringsutvalget 6 1 2 Godkjenning av innkalling og saksliste Innkalling og saksliste ble godkjent. 3 Godkjenning av protokoll 5/24 Protokoll Mangfolds- og integreringsutvalget 28.10.2024 Behandlet av Møtedato Saknr 1 Mangfolds- og integreringsutvalget 04.11.2024 5/24 Kommunedirektørens innstilling til vedtak: Mangfolds- og integreringsutvalgets vedtak Møtebehandling i Mangfolds- og integreringsutvalget 04.11.2024: Møtebehandling Behandling av protokollen for forrige møte utsettes til møtet 25.11.2024. Votering Mangfolds- og integreringsutvalgets vedtak Behandling av protokollen for forrige møte utsettes til møtet 25.11.2024. 4 Spørsmål Ingen spørsmål. 5 Saker til behandling 30/24 Reglement for mangfolds- og integreringsutvalget Behandlet av Møtedato Saknr 1 Mangfolds- og integreringsutvalget 28.10.2024 27/24 2 Formannskapet 05.11.2024 159/24 3 Kommunestyret 13.11.2024 168/24 4 Likestillingsutvalget 29.10.2024 15/24 5 Mangfolds- og integreringsutvalget 04.11.2024 30/24 Kommunedirektørens innstilling til vedtak: Reglement for mangfolds- og integreringsutvalget vedtas. Møtebehandling i Mangfolds- og integreringsutvalget 04.11.2024: Møtebehandling Fartun Hussein (Ap), Kelly Then og Abdalla Ali Mohammed fremmet et helhetlig endringsforslag til reglementet. Forslaget ligger vedlagt protokollen fra møtet. Votering Hussein, Then og Mohammeds helhetlige endringsforslag ble votert over mot administrasjonens innstilling. Det helhetlige endringsforslaget ble enstemmig vedtatt med 7 stemmer, mens administrasjonens innstilling falt med 0 stemmer. Mangfolds- og integreringsutvalgets vedtak Reglement for mangfolds- og integreringsutvalget vedtas slik det fremkommer av vedlegget til protokollen. 6 Tromsø, 04.11.2024 7 </text:p>
          </table:table-cell>
          <table:table-cell office:value-type="float" office:value="5501" calcext:value-type="float">
            <text:p>5501</text:p>
          </table:table-cell>
          <table:table-cell office:value-type="string" calcext:value-type="string">
            <text:p>d9c9898d-7bc1-5d77-bbf5-8bb9ba2abbfa</text:p>
          </table:table-cell>
          <table:table-cell table:number-columns-repeated="16376"/>
        </table:table-row>
        <table:table-row table:style-name="ro2">
          <table:table-cell table:number-columns-repeated="3"/>
          <table:table-cell office:value-type="string" calcext:value-type="string">
            <text:p>Protokoll Klageutvalget 25.04.2024</text:p>
          </table:table-cell>
          <table:table-cell office:value-type="string" calcext:value-type="string">
            <text:p><text:s/>Møteprotokoll Klageutvalget Dato: 25.04.2024 kl. 12:00-12:21 Sted: Rådhusset 5C01 Til stede: Viljar Hanssen Kathrine Strandli Pål Julius Skogholdt Ann Sissel Enoksen Kristin Karlsen Møtende varamedlemmer: Forfall Fra administrasjonen: Bjørn Hagen Sekretær: Espen Harper Saksliste Godkjenning av innkalling og saksliste Godkjenning av protokoll Spørsmål Saker til behandling 23/13331- Klagesak - Søknad om forlenget botid i kommunal bolig 6/24 3 18 - Unntatt etter offentlighetsloven offl. § 13 Klage</text:p>
          </table:table-cell>
          <table:table-cell office:value-type="string" calcext:value-type="string">
            <text:p><text:s/>Møteprotokoll Klageutvalget Dato: 25.04.2024 kl. 12:00-12:21 Sted: Rådhusset 5C01 Til stede: Viljar Hanssen Kathrine Strandli Pål Julius Skogholdt Ann Sissel Enoksen Kristin Karlsen Møtende varamedlemmer: Forfall Fra administrasjonen: Bjørn Hagen Sekretær: Espen Harper Saksliste Godkjenning av innkalling og saksliste Godkjenning av protokoll Spørsmål Saker til behandling 23/13331- Klagesak - Søknad om forlenget botid i kommunal bolig 6/24 3 18 - Unntatt etter offentlighetsloven offl. § 13 Klagesak - Tillatelse til utvidet bruk av avkjørsel - 7/24 23/19000-2 3 Broxvegen 3C 1 Godkjenning av innkalling og saksliste Godkjent Godkjenning av protokoll Godkjent 2 Saker til behandling 6/24 Klagesak - Søknad om forlenget botid i kommunal bolig Unntatt etter offentlighetsloven offl. § 13 Behandlet av Møtedato Saknr 1 Klageutvalget 25.04.2024 6/24 Innstilling til vedtak: Klage på søknad kommunal bolig, datert 11.1.2024, gis ikke medhold. Klageutvalget stadfester vedtak av 15.11.2023. Klageutvalgets slutter seg til begrunnelsen som fremkommer av saksfremleggets avsnitt kalt «Klageutvalgets sekretariat – vurdering og begrunnelse». Møtebehandling i Klageutvalget 25.04.2024: Møtebehandling Votering Innstilling enstemmig vedtatt Klageutvalgets vedtak Klage på søknad kommunal bolig, datert 11.1.2024, gis ikke medhold. Klageutvalget stadfester vedtak av 15.11.2023. Klageutvalgets slutter seg til begrunnelsen som fremkommer av saksfremleggets avsnitt kalt «Klageutvalgets sekretariat – vurdering og begrunnelse». 7/24 Klagesak - Tillatelse til utvidet bruk av avkjørsel - Broxvegen 3C Behandlet av Møtedato Saknr 1 Klageutvalget 25.04.2024 7/24 3 Kommunedirektørens innstilling til vedtak: Klager av 6. og 7.11.2023 gis ikke medhold. Klageutvalget stadfester underinstansen sitt vedtak av 16.10.2023. Klageutvalget slutter seg til begrunnelsen som fremgår av saksfremleggets avsnitt kalt «Klageutvalgets sekretariat – vurdering og begrunnelse». Møtebehandling i Klageutvalget 25.04.2024: Møtebehandling Votering Innstilling enstemmig vedtatt Klageutvalgets vedtak Klager av 6. og 7.11.2023 gis ikke medhold. Klageutvalget stadfester underinstansen sitt vedtak av 16.10.2023. Klageutvalget slutter seg til begrunnelsen som fremgår av saksfremleggets avsnitt kalt «Klageutvalgets sekretariat – vurdering og begrunnelse». Viljar Hanssen Utvalgsleder Tromsø, 25.04.2024 4 </text:p>
          </table:table-cell>
          <table:table-cell office:value-type="float" office:value="5501" calcext:value-type="float">
            <text:p>5501</text:p>
          </table:table-cell>
          <table:table-cell office:value-type="string" calcext:value-type="string">
            <text:p>0fc1742a-7762-51b8-89c0-e2735ea73e39</text:p>
          </table:table-cell>
          <table:table-cell table:number-columns-repeated="16376"/>
        </table:table-row>
        <table:table-row table:style-name="ro2">
          <table:table-cell table:number-columns-repeated="3"/>
          <table:table-cell office:value-type="string" calcext:value-type="string">
            <text:p>Innkalling rådet for byforming og arkitektur (rba) 15.01.2024</text:p>
          </table:table-cell>
          <table:table-cell office:value-type="string" calcext:value-type="string">
            <text:p><text:s/>BERGEN KOMMUNE Byrådsleders avdeling stab (Arbeidssted) Innkalling Rådet for byforming og arkitektur (RBA) Møtedato: 15.01.2024 kl. 15:30 Møtested: Domkirkegaten 4 Innkalling Innkallingen sendes til varamedlemmer for orientering. Ved forfall kontakter faste medlemmer sine varamedlemmer og ber disse om å møte. Dersom vara heller ikke kan møte, bes dette meddeles sekretæren omgående. Saken kan leses på internettadressen: https://www.bergen.kommune.no/politikk/politiskeutvalg/900281/mote/6498263 F</text:p>
          </table:table-cell>
          <table:table-cell office:value-type="string" calcext:value-type="string">
            <text:p><text:s/>BERGEN KOMMUNE Byrådsleders avdeling stab (Arbeidssted) Innkalling Rådet for byforming og arkitektur (RBA) Møtedato: 15.01.2024 kl. 15:30 Møtested: Domkirkegaten 4 Innkalling Innkallingen sendes til varamedlemmer for orientering. Ved forfall kontakter faste medlemmer sine varamedlemmer og ber disse om å møte. Dersom vara heller ikke kan møte, bes dette meddeles sekretæren omgående. Saken kan leses på internettadressen: https://www.bergen.kommune.no/politikk/politiskeutvalg/900281/mote/6498263 Forfall bes meldt til: Åge Vallestad Telefonnummer: 934 73 057 Saker til behandling 1/24 2017/11808-310 Godkjenning av saksprotokoll 18.12.2023 - Rådet for byforming og arkitektur 2/24 2017/11811-302 Grunngitte spørsmål - Rådet for byforming og arkitektur 3/24 2017/11811-303 Svar på grunngitt spørsmål stilt i møte av 18.12.2023 4/24 2023/281741-5 Dyngelandseidet 27, nytt bygg - Boligformål 5/24 2023/281200-4 Endring av reguleringsplan for E16 og Vossebanen Arna- Stanghelle 6/24 2017/11811-304 Eventuelt - Rådet for byforming og arkitektur side 1 av 1 </text:p>
          </table:table-cell>
          <table:table-cell office:value-type="float" office:value="4601" calcext:value-type="float">
            <text:p>4601</text:p>
          </table:table-cell>
          <table:table-cell office:value-type="string" calcext:value-type="string">
            <text:p>df2042e4-4f76-5d90-ab5c-f8ab29395545</text:p>
          </table:table-cell>
          <table:table-cell table:number-columns-repeated="16376"/>
        </table:table-row>
        <table:table-row table:style-name="ro4">
          <table:table-cell table:number-columns-repeated="3"/>
          <table:table-cell office:value-type="string" calcext:value-type="string">
            <text:p>Innkalling ungdomsrådet 08.01.2025</text:p>
          </table:table-cell>
          <table:table-cell office:value-type="string" calcext:value-type="string">
            <text:p><text:s/>BERGEN KOMMUNE Bystyrets kontor Innkalling Ungdomsrådet Møtedato: 08.01.2025 kl. 14:00 Møtested: Bergen rådhus, Store Milde Innkalling 2023/246034-69 Innkalling ungdomsrådet 08.01.2025 Saker til behandling 1/25 2023/246034-68 Godkjenning av protokoll 2/25 2023/246032-18 Åpen halvtime 3/25 2023/246006-87 Utvidelse av LIM til ungdomskolen - presentasjon og diskusjon 4/25 2023/246006-88 Styrking av elevresultatene i Bergensskolen - presentasjon og diskusjon 5/25 2023/246006-86 Loddefjord skole, fo</text:p>
          </table:table-cell>
          <table:table-cell office:value-type="string" calcext:value-type="string">
            <text:p><text:s/>BERGEN KOMMUNE Bystyrets kontor Innkalling Ungdomsrådet Møtedato: 08.01.2025 kl. 14:00 Møtested: Bergen rådhus, Store Milde Innkalling 2023/246034-69 Innkalling ungdomsrådet 08.01.2025 Saker til behandling 1/25 2023/246034-68 Godkjenning av protokoll 2/25 2023/246032-18 Åpen halvtime 3/25 2023/246006-87 Utvidelse av LIM til ungdomskolen - presentasjon og diskusjon 4/25 2023/246006-88 Styrking av elevresultatene i Bergensskolen - presentasjon og diskusjon 5/25 2023/246006-86 Loddefjord skole, forsterket skole- konseptvalgutredning 6/25 2023/246007-20 Valg av representanter til deltakelse i ressurs- og prosjektgrupper 7/25 2023/213475-9 Sikkerhet og tilgjengelighet på Bergen Rådhus 8/25 2024/127558-10 Forslag til ny organisering av renholdstjenestene og ny renholdsnorm for Bergen kommune 9/25 2024/164516-1 Handlingsplan mot åpne rusområder 10/25 2024/172244-2 Høringsuttalelse til NOU 2024 - 20 Det digitale (i) livet. Balansert oppvekst i skjermens tid (Skjermbrukutvalget) 11/25 2024/178777-3 Bosetting av flyktninger i 2025 12/25 2024/158708-1 Retningslinjer og kriterier for tilskuddsordninger innen kunst- og kulturområdet i Bergen kommune 13/25 2024/183834-1 Vintervedlikehold av kunstgressbaner 14/25 2023/246030-19 Saker til orientering 15/25 2023/246005-20 Eventuelt side 1 av 2 side 2 av 2 </text:p>
          </table:table-cell>
          <table:table-cell office:value-type="float" office:value="4601" calcext:value-type="float">
            <text:p>4601</text:p>
          </table:table-cell>
          <table:table-cell office:value-type="string" calcext:value-type="string">
            <text:p>65954a8b-4cd1-5d45-9ed7-d1c572ba060b</text:p>
          </table:table-cell>
          <table:table-cell table:number-columns-repeated="16376"/>
        </table:table-row>
        <table:table-row table:style-name="ro2">
          <table:table-cell table:number-columns-repeated="3"/>
          <table:table-cell office:value-type="string" calcext:value-type="string">
            <text:p>0011/23, Kommunestyret, 22.02.2023</text:p>
          </table:table-cell>
          <table:table-cell office:value-type="string" calcext:value-type="string">
            <text:p><text:s/>Saksprotokoll Utvalg: Kommunestyret Arkivsaknr. 23/00417 Saksbehandler Ingrid Berthinussen Behandlet av Møtedato Saknr 1 Kommunalt råd for mennesker med nedsatt 06.02.2023 2/23 funksjonsevne 2 Miljø-, klima- og samferdselsutvalget 07.02.2023 4/23 3 Kultur-, idretts- og friluftsutvalget 08.02.2023 6/23 4 Kommune- og byutviklingsutvalget 09.02.2023 7/23 5 Oppvekst- og utdanningsutvalget 10.02.2023 5/23 6 Kommunestyret 22.02.2023 11/23 Behovsmelding og rammer for anskaffelse av konseptvalgutrednin</text:p>
          </table:table-cell>
          <table:table-cell office:value-type="string" calcext:value-type="string">
            <text:p><text:s/>Saksprotokoll Utvalg: Kommunestyret Arkivsaknr. 23/00417 Saksbehandler Ingrid Berthinussen Behandlet av Møtedato Saknr 1 Kommunalt råd for mennesker med nedsatt 06.02.2023 2/23 funksjonsevne 2 Miljø-, klima- og samferdselsutvalget 07.02.2023 4/23 3 Kultur-, idretts- og friluftsutvalget 08.02.2023 6/23 4 Kommune- og byutviklingsutvalget 09.02.2023 7/23 5 Oppvekst- og utdanningsutvalget 10.02.2023 5/23 6 Kommunestyret 22.02.2023 11/23 Behovsmelding og rammer for anskaffelse av konseptvalgutredning Tromsdalen skole/oppvekstsenter - vedtak Kommunestyret har behandlet saken i møte 22.02.2023 sak 11/23 Møtebehandling Barbara Vögele MDG foreslo på vegne av SV, AP, MDG, Sp: Kommunestyret ber om at det ved Alternativ 4 vurderes hvordan klimaendringer kan påvirke elveleie, samt andre forhold, der kaldtrekk fra dalen og høyere luftfuktighet ved elven vurderes opp mot ustabile temperatur- og nedbørsforhold. Pål Julius Skogholt SV foreslo på vegne av AP, MDG, Sp, SV: Endring av punkt 3 og 4 Utval--&gt;kommunestyre "Kommunestyret ber om at alle større val om innhald eller plassering blir tatt opp til politisk avgjerd. Kommunestyret ber om at Oppvekst- og utdanningsutvalet blir halde orientert i prosessen og at det blir blir utarbeidd ei revidert behovsmedling parallelt med KVU-prosessen som kjem tilbake til politisk behandling. Kommunestyret viser til at vi ikkje har oppdaterte elevtalsprognoser og ber om at det blir utgreidd kostnader, ulemper og fordeler med å bygge etappevis slik at ein kan vurdere å bygge for 640 elevar i første omgang med moglegheit for å utvide til 720 elevar. " Votering Voteringspunkt Endring av punkt 3 og 4 Utval -&gt; kommunestyre Enstemmig for 43 (AP, BYLA, FrP, H, KrF, MDG, NBT, Rødt, Sp, SV, V) Voteringspunkt Forslag fra Vögele Flertallet voterte for: 35 (AP, BYLA, H, KrF, MDG, Rødt, Sp, SV, V) og 8 (FrP, NBT) stemte mot Voteringspunkt Innstilling med endringer Enstemmig for 43 (AP, BYLA, FrP, H, KrF, MDG, NBT, Rødt, Sp, SV, V) 1 Kommunestyrets vedtak • Revidert behovsmelding for oppvekstsenter i Tromsdalen (vedlegg 1) godkjennes med forbehold om at identifiserte behov kvalitetssikres som en del av konseptutredningen, og behov ut over skole prioriteres nærmere. • Rammer for anskaffelse av KVU Tromsdalen skole/oppvekstsenter (vedlegg 2) godkjennes. • Kommunestyret ber om at alle større val om innhald eller plassering blir tatt opp til politisk avgjerd. Kommunestyret ber om at Oppvekst- og utdanningsutvalet blir halde orientert i prosessen og at det blir blir utarbeidd ei revidert behovsmedling parallelt med KVU-prosessen som kjem tilbake til politisk behandling. • Kommunestyret viser til at vi ikkje har oppdaterte elevtalsprognoser og ber om at det blir utgreidd kostnader, ulemper og fordeler med å bygge etappevis slik at ein kan vurdere å bygge for 640 elevar i første omgang med moglegheit for å utvide til 720 elevar. 2 </text:p>
          </table:table-cell>
          <table:table-cell office:value-type="float" office:value="5501" calcext:value-type="float">
            <text:p>5501</text:p>
          </table:table-cell>
          <table:table-cell office:value-type="string" calcext:value-type="string">
            <text:p>3f82a13a-cd98-5273-8575-a6396fc99bb6</text:p>
          </table:table-cell>
          <table:table-cell table:number-columns-repeated="16376"/>
        </table:table-row>
        <table:table-row table:style-name="ro2">
          <table:table-cell table:number-columns-repeated="3"/>
          <table:table-cell office:value-type="string" calcext:value-type="string">
            <text:p>Protokoll Mangfolds- og integreringsutvalget 28.10.2024</text:p>
          </table:table-cell>
          <table:table-cell office:value-type="string" calcext:value-type="string">
            <text:p><text:s/>Møteprotokoll Mangfolds- og integreringsutvalget Dato: 28.10.2024 kl. 12:05 – 14.50 Sted: UVETT Til stede: Fartun Hussein Abdalla Ali Mohammed John-Egil S. J. Magga Ponomarenko Margarita Anatolijevna Abdi-Aziz Maqbul Kelly Then Møtende Abdirashid Dhiblawe for Badreldin Abu Alam varamedlemmer: John-Egil S. J. Magga (V) for Hans Petter Kvaal (H) Forfall Hans Petter Kvaal Badreldin Abu Alam Piotr Graczyk Rania Yaqoub Fra administrasjonen: May-Britt Stensjø Miri Sekretær: Rebekka Ringholm Saksliste</text:p>
          </table:table-cell>
          <table:table-cell office:value-type="string" calcext:value-type="string">
            <text:p><text:s/>Møteprotokoll Mangfolds- og integreringsutvalget Dato: 28.10.2024 kl. 12:05 – 14.50 Sted: UVETT Til stede: Fartun Hussein Abdalla Ali Mohammed John-Egil S. J. Magga Ponomarenko Margarita Anatolijevna Abdi-Aziz Maqbul Kelly Then Møtende Abdirashid Dhiblawe for Badreldin Abu Alam varamedlemmer: John-Egil S. J. Magga (V) for Hans Petter Kvaal (H) Forfall Hans Petter Kvaal Badreldin Abu Alam Piotr Graczyk Rania Yaqoub Fra administrasjonen: May-Britt Stensjø Miri Sekretær: Rebekka Ringholm Saksliste Godkjenning av innkalling og saksliste Godkjenning av protokoll Spørsmål Saker til behandling 24/09696- Kommunedelplan for kultur 2024-2032 - Endelig 26/24 6 24 behandling 1 27/24 24/02129-5 Reglement for mangfolds- og integreringsutvalget 7 28/24 24/17281-1 Møteplan for folkevalgte organer i 2025 7 29/24 24/17117-1 Framdriftsplan for prosjekt "Samskaping av iHus" 8 2 Godkjenning av innkalling og saksliste Innkalling og saksliste ble godkjent 3 Godkjenning av protokoll 4/24 Protokoll Mangfolds- og integreringsutvalget 23.09.2024 Behandlet av Møtedato Saknr 1 Mangfolds- og integreringsutvalget 28.10.2024 4/24 Kommunedirektørens innstilling til vedtak: Mangfolds- og integreringsutvalgets vedtak Møtebehandling i Mangfolds- og integreringsutvalget 28.10.2024: Møtebehandling Votering Protokollen ble enstemmig godkjent. Mangfolds- og integreringsutvalgets vedtak Protokollen godkjennes. 4 Spørsmål Ingen spørsmål fremmet i møtet. 5 Saker til behandling 26/24 Kommunedelplan for kultur 2024-2032 - Endelig behandling Behandlet av Møtedato Saknr 1 Eldrerådet 28.10.2024 34/24 3 Kommunalt råd for mennesker med nedsatt 28.10.2024 38/24 funksjonsevne 4 Mangfolds- og integreringsutvalget 28.10.2024 26/24 5 Ungdomsrådet 6 Miljø-, idrett-, kultur- og 29.10.2024 99/24 samfunnsutviklingsutvalget 7 Kommunestyret 13.11.2024 8 Likestillingsutvalget 29.10.2024 16/24 Kommunedirektørens innstilling til vedtak: Kommunedelplan for kultur 2024-2032 – med endringer etter høring og merknadsbehandling - vedtas Møtebehandling i Mangfolds- og integreringsutvalget 28.10.2024: Møtebehandling Fartun Hussein (Ap) fremmet følgende tilleggsforslag: Utvalget er fornøyd med at tidligere tilbakemelding er ivaretatt i kulturdelplanen 2024-2032. Vi ønsker orienteringer fremover om videre fremdrift. Votering Husseins tilleggsforslag ble enstemmig vedtatt med 7 stemmer. Innstillinga ble enstemmig vedtatt med 7 stemmer. Mangfolds- og integreringsutvalgets vedtak Kommunedelplan for kultur 2024-2032 – med endringer etter høring og merknadsbehandling - vedtas Utvalget er fornøyd med at tidligere tilbakemelding er ivaretatt i kulturdelplanen 2024-2032. Vi ønsker orienteringer fremover om videre fremdrift. 6 27/24 Reglement for mangfolds- og integreringsutvalget Behandlet av Møtedato Saknr 1 Mangfolds- og integreringsutvalget 28.10.2024 27/24 2 Formannskapet 05.11.2024 3 Kommunestyret 13.11.2024 4 Likestillingsutvalget 29.10.2024 15/24 Kommunedirektørens innstilling til vedtak: Reglement for mangfolds- og integreringsutvalget vedtas. Møtebehandling i Mangfolds- og integreringsutvalget 28.10.2024: Møtebehandling Fartun Hussein (Ap) fremmet følgende utsettelsesforslag: Reglementet utsettes og behandles i et eget vedtaksmøte. Votering Utsettelsesforslaget ble enstemmig vedtatt med 7 stemmer. Mangfolds- og integreringsutvalgets vedtak Utsettelsesforslaget ble enstemmig vedtatt med 7 stemmer. 28/24 Møteplan for folkevalgte organer i 2025 Behandlet av Møtedato Saknr 1 Eldrerådet 28.10.2024 33/24 10 Kommunestyret 13.11.2024 2 Kommunalt råd for mennesker med nedsatt 28.10.2024 42/24 funksjonsevne 3 Mangfolds- og integreringsutvalget 28.10.2024 28/24 4 Likestillingsutvalget 29.10.2024 14/24 7 5 Miljø-, idrett-, kultur- og 29.10.2024 106/24 samfunnsutviklingsutvalget 6 Helse- og velferdsutvalget 30.10.2024 38/24 7 Kommune- og byutviklingsutvalget 31.10.2024 60/24 8 Oppvekst- og utdanningsutvalget 01.11.2024 50/24 9 Formannskapet 05.11.2024 Kommunedirektørens innstilling til vedtak: Møtebehandling i Mangfolds- og integreringsutvalget 28.10.2024: Møtebehandling Votering Innstillingen ble enstemmig vedtatt med 7 stemmer. Mangfolds- og integreringsutvalgets vedtak Møteplan for folkevalgte organer vedtas for 2025 i henhold til vedlegg 1, med ni møterunder 29/24 Framdriftsplan for prosjekt "Samskaping av iHus" Behandlet av Møtedato Saknr 1 Mangfolds- og integreringsutvalget 28.10.2024 29/24 2 Miljø-, idrett-, kultur- og 29.10.2024 109/24 samfunnsutviklingsutvalget Kommunedirektørens innstilling til vedtak: 1. Fremdriftsplan for prosjekt Samskaping av iHus tas til orientering. 2. Prosjektmidler og ansvar for iHus-prosjektet i administrasjonen flyttes fra ansvarsramme organisasjon, ledelse og styring til ansvarsramme kultur. 8 3. Administrasjonen arbeider videre med å knytte iHus-tiltak og aktiviteter til eksisterende arealer og tilbud. Møtebehandling i Mangfolds- og integreringsutvalget 28.10.2024: Møtebehandling Kelly Then fremmet følgende tilleggsforslag: Koordinerende rolle på tvers av næringsliv, sosiale tjenester og frivillighet Utredningen viser til et behov for tverrfaglig koordinering mellom ulike aktorer i næringslivet, kultursektor og frivillighet, f.eks. Næringsforeningen, større arbeidsgivere med internasjonale ansatte, fylkeskommunalt karrieresenter, kommunens Servicetorget, biblioteket, Voksenopplæringen, NAV, Skatteetaten, Innovasjon Norge, og frivillige organisasjoner. Dette kan bidra til verdiskapning ved økt utnyttelse av medbrakt kompetanse og heve samfunnsdeltakelse og "bli"-lyst. Administrasjon bes sikre at den tverfaglige, sektorovergripende koordineringen ivaretas. Abdalla Ali Mohammed fremmet følgende tilleggsforslag: SAMSKAPING av iHus Utvalget etterlyser SAMSKAPING av iHus formål, innhold som kommunestyre etterlyste i vedaket. Videre utredningen av veien videre og fremdriftsplanen må samskapes av hele mangfoldet i Tromsø kommune og ikke bare det internasjonalemiljøet som UiT etterlyst i dems innspill og varselet at iHus blir en geto for det internasjonalmiljøet ellers. Votering Voteringspunkt: Kelly Thens tilleggsforslag Enstemmig vedtatt med 7 stemmer. Voteringspunkt: Abdalla Ali Mohammeds tilleggsforslag Vedtatt med 6 stemmer mot 1 stemme (Fartun Hussein) Innstillingen ble votert over punktvis. Voteringspunkt: 1. Fremdriftsplan for prosjekt Samskaping av iHus tas til orientering. Vedtatt med 6 stemmer for og 1 stemme mot (Ponomarenko Margarita Anatolijevna) Voteringspunkt: 2. Prosjektmidler og ansvar for iHus-prosjektet i administrasjonen flyttes fra ansvarsramme organisasjon, ledelse og styring til ansvarsramme kultur. Forslaget falt med 5 stemmer mot og 2 stemmer for (Abdalla Ali Mohammed og Abdirashid Dhiblawe) Voteringspunkt: 3. Administrasjonen arbeider videre med å knytte iHus-tiltak og aktiviteter til eksisterende arealer og tilbud. Vedtatt med 6 stemmer for og 1 stemme mot (Abdi-Aziz Maqbul) Mangfolds- og integreringsutvalgets vedtak 1. Fremdriftsplan for prosjekt Samskaping av iHus tas til orientering. 9 2. Administrasjonen arbeider videre med å knytte iHus-tiltak og aktiviteter til eksisterende arealer og tilbud. Utredningen viser til et behov for tverrfaglig koordinering mellom ulike aktorer i næringslivet, kultursektor og frivillighet, f.eks. Næringsforeningen, større arbeidsgivere med internasjonale ansatte, fylkeskommunalt karrieresenter, kommunens Servicetorget, biblioteket, Voksenopplæringen, NAV, Skatteetaten, Innovasjon Norge, og frivillige organisasjoner. Dette kan bidra til verdiskapning ved økt utnyttelse av medbrakt kompetanse og heve samfunnsdeltakelse og "bli"-lyst. Utvalget etterlyser SAMSKAPING av iHus formål, innhold som kommunestyre etterlyste i vedaket. Videre utredningen av veien videre og fremdriftsplanen må samskapes av hele mangfoldet i Tromsø kommune og ikke bare det internasjonalemiljøet som UiT etterlyst i dems innspill og varselet at iHus blir en geto for det internasjonalmiljøet ellers. Tromsø, 28.10.2024 10 </text:p>
          </table:table-cell>
          <table:table-cell office:value-type="float" office:value="5501" calcext:value-type="float">
            <text:p>5501</text:p>
          </table:table-cell>
          <table:table-cell office:value-type="string" calcext:value-type="string">
            <text:p>f782b6e3-d4ac-5d92-bfdc-7c89c227d8f9</text:p>
          </table:table-cell>
          <table:table-cell table:number-columns-repeated="16376"/>
        </table:table-row>
        <table:table-row table:style-name="ro2">
          <table:table-cell table:number-columns-repeated="3"/>
          <table:table-cell office:value-type="string" calcext:value-type="string">
            <text:p>Innkalling byrådet - saker avgjort av byrådet 24.04.2025</text:p>
          </table:table-cell>
          <table:table-cell office:value-type="string" calcext:value-type="string">
            <text:p><text:s/>BERGEN KOMMUNE Byrådsleders avdeling stab (Arbeidssted) Innkalling Byrådet - saker avgjort av byrådet Møtedato: 24.04.2025 kl. 09:00 Møtested: Bergen Rådhus Tertnes, 2. etg. Godkjenning av protokoll 2024/185808-85 Godkjenning av BR2 protokoll fra møte i byrådet 10. april 2025 – saker avgjort av byrådet Saker til behandling 1094/25 2025/02698-8 Kommunal forkjøpsrett til leiegårder - Gnr 164 bnr 674 Fosswinckels gate 54 og Gnr 165 bnr 913 Vestre Murallmenningen 4 1095/25 2025/125620-3 Høringsutta</text:p>
          </table:table-cell>
          <table:table-cell office:value-type="string" calcext:value-type="string">
            <text:p><text:s/>BERGEN KOMMUNE Byrådsleders avdeling stab (Arbeidssted) Innkalling Byrådet - saker avgjort av byrådet Møtedato: 24.04.2025 kl. 09:00 Møtested: Bergen Rådhus Tertnes, 2. etg. Godkjenning av protokoll 2024/185808-85 Godkjenning av BR2 protokoll fra møte i byrådet 10. april 2025 – saker avgjort av byrådet Saker til behandling 1094/25 2025/02698-8 Kommunal forkjøpsrett til leiegårder - Gnr 164 bnr 674 Fosswinckels gate 54 og Gnr 165 bnr 913 Vestre Murallmenningen 4 1095/25 2025/125620-3 Høringsuttalelse - Tillatelse etter forurensningsloven. Håndtering av forurenset grunn på Dokken 1096/25 2025/137219-3 Høringsuttalelse til Vestland fylkeskommunes Temaplan for bevaring av privatarkiv side 1 av 1 </text:p>
          </table:table-cell>
          <table:table-cell office:value-type="float" office:value="4601" calcext:value-type="float">
            <text:p>4601</text:p>
          </table:table-cell>
          <table:table-cell office:value-type="string" calcext:value-type="string">
            <text:p>490e9760-bcae-51de-8b3a-d2f8431923fa</text:p>
          </table:table-cell>
          <table:table-cell table:number-columns-repeated="16376"/>
        </table:table-row>
        <table:table-row table:style-name="ro2">
          <table:table-cell table:number-columns-repeated="3"/>
          <table:table-cell office:value-type="string" calcext:value-type="string">
            <text:p>Innkalling kontrollutvalget 23.04.2024</text:p>
          </table:table-cell>
          <table:table-cell office:value-type="string" calcext:value-type="string">
            <text:p><text:s/>BERGEN KOMMUNE Sekretariat for kontrollutvalget (Arbeidssted) Innkalling Kontrollutvalget Møtedato: 23.04.2024 kl. 16:00 Møtested: Bergen rådhus, Tetersalen Innkalling Saker til behandling 29/24 2024/45676-2 Protokoll kontrollutvalet 12.03.2024 30/24 2022/132201-17 Oppfølging - forvaltningsrevisjon av samhandling med spesialisthelsetenesta 31/24 2024/63251-1 Uttale frå kontrollutvalet til årsrekneskap og årsmelding for Bergen kommune 2023 32/24 2024/63251-3 Nummerert brev nr. 4 - Bergen kommune</text:p>
          </table:table-cell>
          <table:table-cell office:value-type="string" calcext:value-type="string">
            <text:p><text:s/>BERGEN KOMMUNE Sekretariat for kontrollutvalget (Arbeidssted) Innkalling Kontrollutvalget Møtedato: 23.04.2024 kl. 16:00 Møtested: Bergen rådhus, Tetersalen Innkalling Saker til behandling 29/24 2024/45676-2 Protokoll kontrollutvalet 12.03.2024 30/24 2022/132201-17 Oppfølging - forvaltningsrevisjon av samhandling med spesialisthelsetenesta 31/24 2024/63251-1 Uttale frå kontrollutvalet til årsrekneskap og årsmelding for Bergen kommune 2023 32/24 2024/63251-3 Nummerert brev nr. 4 - Bergen kommunes årsregnskap og årsmelding 2023 33/24 2024/63251-4 Forenklet etterlevelseskontroll av økonomiforvaltningen for 2023 - internkontroll av utlån som forvaltes av Intrum 34/24 2024/59664-1 Revisors uavhengigheitserklæring 2024 35/24 2024/45676-1 Saker til gjennomsyn april 2024 36/24 2024/45676-4 Status saker i arbeid april 2024 37/24 2024/50048-3 Høyringsuttale frå kontrollutvalet til "Forskrift om folkevalgtes rett til godtgjøring og velferdsgoder i Bergen kommune" 38/24 2023/241049-13 Revidert prosjektplan for forvaltningsrevisjon av bustadsosialt arbeid 39/24 2023/126487-23 Plan for forvaltningsrevisjonar og eigarskapskontrollar 2024- 2028 40/24 2024/59501-1 Bestilling av prosjektplanar til forvaltningsrevisjonsprosjekt 41/24 2024/59501-2 Bestilling av prosjektplanar til eigarskapskontrollprosjekt 42/24 2024/45676-3 Eventuelt side 1 av 1 </text:p>
          </table:table-cell>
          <table:table-cell office:value-type="float" office:value="4601" calcext:value-type="float">
            <text:p>4601</text:p>
          </table:table-cell>
          <table:table-cell office:value-type="string" calcext:value-type="string">
            <text:p>0ea30887-9cc9-5312-82da-ecd23b387651</text:p>
          </table:table-cell>
          <table:table-cell table:number-columns-repeated="16376"/>
        </table:table-row>
        <table:table-row table:style-name="ro2">
          <table:table-cell table:number-columns-repeated="3"/>
          <table:table-cell office:value-type="string" calcext:value-type="string">
            <text:p>Protokoll kontrollutvalget 19.11.2024</text:p>
          </table:table-cell>
          <table:table-cell office:value-type="string" calcext:value-type="string">
            <text:p><text:s/>BERGEN KOMMUNE Protokoll - Unntatt offentlighet Offl § 23.3 Offentligjort 26.11.2024 Kontrollutvalget Den 19. nov. 2024 holdt kontrollutvalget møte i Bergen rådhus, Teatersalen fra 16:00 til kl.19:28. Til stede: Per-Arne Hvidsten Larsen (V), leder Caroline Sandven Taule (H), nestleder Karsten Henrik Sprenger (H) May-Britt Nordås (Ap) - vara Torkil Åmland (FrP) Else Kathrine Nesmoen (MDG) Jan Berntsen (INP) Hanne Indrehus (R) Trine Minken Amble (BL) Forfall : Henrik Jorem (Ap) Møteleder: Utvalgs</text:p>
          </table:table-cell>
          <table:table-cell office:value-type="string" calcext:value-type="string">
            <text:p><text:s/>BERGEN KOMMUNE Protokoll - Unntatt offentlighet Offl § 23.3 Offentligjort 26.11.2024 Kontrollutvalget Den 19. nov. 2024 holdt kontrollutvalget møte i Bergen rådhus, Teatersalen fra 16:00 til kl.19:28. Til stede: Per-Arne Hvidsten Larsen (V), leder Caroline Sandven Taule (H), nestleder Karsten Henrik Sprenger (H) May-Britt Nordås (Ap) - vara Torkil Åmland (FrP) Else Kathrine Nesmoen (MDG) Jan Berntsen (INP) Hanne Indrehus (R) Trine Minken Amble (BL) Forfall : Henrik Jorem (Ap) Møteleder: Utvalgsleder Per-Arne Hvidsten Larsen (V) Fra sekretariat for Eli M. Velle, leder kontrollutvalget: Magnus Svendsen, rådgiver 1 Saksliste Saksnr. Arkivsak Sakstittel Side 109/24 2024/05145-19 Valg av revisor for forvaltningsrevisjon og 3 eierskapskontroll for Bergen kommune fra 01.01.2025 - Unntatt etter offentlighetsloven Offl § 23.3 2 109/24 Valg av revisor for forvaltningsrevisjon og eierskapskontroll for Bergen kommune fra 01.01.2025 Unntatt offentlighet Offl § 23.3 Kontrollutvalget behandlet saken i møtet 19.11.2024 sak 109/24 og fattet følgende vedtak: 1. Kontrollutvalget innstiller revisjonsselskapet Deloitte AS som Bergen kommunes revisor for forvaltningsrevisjon og eierskapskontroll for 2 år, med en opsjon på inntil ytterligere 2 år, totalt maksimalt 4 år, gjeldende fra 01.01.2025. 2. Kontrollutvalget ber om at bystyret gir kontrollutvalget fullmakt til å avgjøre om Bergen kommune skal benytte seg av opsjonen. Innstilling til bystyret: 1. Bystyret velger revisjonsselskapet Deloitte AS som Bergen kommunes revisor for forvaltningsrevisjon og eierskapskontroll for 2 år, med en opsjon på inntil ytterligere 2 år, totalt maksimalt 4 år, gjeldende fra 01.01.2025. 2. Bystyret gir kontrollutvalget fullmakt til å avgjøre om Bergen kommune skal benytte seg av opsjonen. Kontrollutvalgets behandling Saken ble behandlet som siste sak i møtet. I åpent møte ble forslag fra møteleder om å lukke møtet vedtatt enstemmig, jf. kommuneloven § 11-5 tredje ledd bokstav b, jf. offentleglova § 5 fjerde ledd og § 23 tredje ledd. Møtet ble lukket kl. 19.04. Revisor og andre tilhørere forlot rommet. Per-Arne Hvidsten Larsen (V) og Caroline Sandven Taule (H) orienterte om saken og arbeidsgruppens vurderinger i forbindelse med konkurransen. Leder av sekretariatet Eli M. Velle svarte på spørsmål. Følgende representanter tok ordet: Karsten Sprenger (H) Else Kathrine Nesmoen (MDG) Torkil Åmland (FrP) Votering: Lukking av møte ble vedtatt enstemmig. Forslag til vedtak ble vedtatt enstemmig. Innstilling til bystyret ble vedtatt enstemmig. Forslag til vedtak: Forslaget til vedtak og kontrollutvalgets vedtak er likelydende. Innstilling til bystyret: Forslaget til innstilling og kontrollutvalgets innstilling er likelydende. [Lagre saksprotokoll] [Lagre vedtak] 3 </text:p>
          </table:table-cell>
          <table:table-cell office:value-type="float" office:value="4601" calcext:value-type="float">
            <text:p>4601</text:p>
          </table:table-cell>
          <table:table-cell office:value-type="string" calcext:value-type="string">
            <text:p>e5d2a4bf-d1ac-526a-bdf5-fe008f91ba22</text:p>
          </table:table-cell>
          <table:table-cell table:number-columns-repeated="16376"/>
        </table:table-row>
        <table:table-row table:style-name="ro2">
          <table:table-cell table:number-columns-repeated="3"/>
          <table:table-cell office:value-type="string" calcext:value-type="string">
            <text:p>0012/24, Miljø-, idrett-, kultur- og samfunnsutviklingsutvalget, 24.01.2024</text:p>
          </table:table-cell>
          <table:table-cell office:value-type="string" calcext:value-type="string">
            <text:p><text:s/>Saksprotokoll Utvalg: Miljø-, idrett-, kultur- og samfunnsutviklingsutvalget Arkivsaknr. 23/06139 Saksbehandler Harald Storås Behandlet av Møtedato Saknr 2 Miljø-, idrett-, kultur- og 24.01.2024 12/24 samfunnsutviklingsutvalget 3 Miljø-, idrett-, kultur- og 21.02.2024 20/24 samfunnsutviklingsutvalget Planprogram for kommunedelplan for klima, miljø og energi 2024- 2032 Miljø-, idrett-, kultur- og samfunnsutviklingsutvalget har behandlet saken i møte 21.02.2024 sak 20/24 Møtebehandling Barbara Vö</text:p>
          </table:table-cell>
          <table:table-cell office:value-type="string" calcext:value-type="string">
            <text:p><text:s/>Saksprotokoll Utvalg: Miljø-, idrett-, kultur- og samfunnsutviklingsutvalget Arkivsaknr. 23/06139 Saksbehandler Harald Storås Behandlet av Møtedato Saknr 2 Miljø-, idrett-, kultur- og 24.01.2024 12/24 samfunnsutviklingsutvalget 3 Miljø-, idrett-, kultur- og 21.02.2024 20/24 samfunnsutviklingsutvalget Planprogram for kommunedelplan for klima, miljø og energi 2024- 2032 Miljø-, idrett-, kultur- og samfunnsutviklingsutvalget har behandlet saken i møte 21.02.2024 sak 20/24 Møtebehandling Barbara Vögele (MDG) foreslo følgende: Tilleggsinformasjon Administrasjonen bes om å svare ut følgende spørsmål ut fra sitatene side 11 i utkast til planprogrammet: - Sitat: “Den gjeldende planen er bygget på et dels utdatert kunnskapsgrunnlag”: Hva er utdatert? - Sitat: “handlingsplanen mangler konkrete tiltak som svarer til nasjonale og lokale ambisjoner”: hvilke konkrete ambisjoner? - Sitat: “Mange tiltak i gjeldende plan er gjennomført eller er under gjennomføring, men har ikke gitt tilfredsstillende resultater”: Hvilke tiltak og hvorfor har de ikke gitt resultater? - Sitat: “Noen av tiltakene er ikke gjennomført, noe som kan skyldes uklar rolleforståelse i utforming av plan og oppfølging i planperioden”: Hvilken roller dreier det seg om? Og hva er konsekvensen av å ikke ha gjennomført? - Sitat: “Enkelte tiltak var vanskelige å gjennomføre, mindre aktuelle, eller ikke lengre like vesentlige som opprinnelig tenkt”: Hvilke tiltak og hvorfor? Det skal legges vekt på en struktur i planen som hindrer at det samme har skjedd 5 år inn i neste planperioden. Rapportering Utvalget forventer en halvårlig rapportering av resultater, endringer i utfordringsbildet etc. Grunnforurensning Blyforurensing og annen type grunnforurensning skal være et fokusområde i KME-planen. Referansegruppe Til Kapittel 5.1 Organisering av planarbeidet Referansegruppe for videre planarbeid utpekes av MIKS. 1 Votering Voteringspunkt tilleggsinformasjon: Forslaget ble vedtatt med 6 stemmer (Ap, SV, Rødt, MDG) for og 5 stemmer mot (H, FrP, INP) Voteringspunkt rapportering: Forslaget ble enstemmig vedtatt. Voteringspunkt grunnforurensning: Forslaget ble enstemmig vedtatt. Voteringspunkt referansegruppe: Forslaget ble enstemmig vedtatt. Innstillingen ble enstemmig vedtatt. Miljø-, idrett-, kultur- og samfunnsutviklingsutvalgets vedtak Tilleggsinformasjon Administrasjonen bes om å svare ut følgende spørsmål ut fra sitatene side 11 i utkast til planprogrammet: - Sitat: “Den gjeldende planen er bygget på et dels utdatert kunnskapsgrunnlag”: Hva er utdatert? - Sitat: “handlingsplanen mangler konkrete tiltak som svarer til nasjonale og lokale ambisjoner”: hvilke konkrete ambisjoner? - Sitat: “Mange tiltak i gjeldende plan er gjennomført eller er under gjennomføring, men har ikke gitt tilfredsstillende resultater”: Hvilke tiltak og hvorfor har de ikke gitt resultater? - Sitat: “Noen av tiltakene er ikke gjennomført, noe som kan skyldes uklar rolleforståelse i utforming av plan og oppfølging i planperioden”: Hvilken roller dreier det seg om? Og hva er konsekvensen av å ikke ha gjennomført? - Sitat: “Enkelte tiltak var vanskelige å gjennomføre, mindre aktuelle, eller ikke lengre like vesentlige som opprinnelig tenkt”: Hvilke tiltak og hvorfor? Det skal legges vekt på en struktur i planen som hindrer at det samme har skjedd 5 år inn i neste planperioden. Rapportering Utvalget forventer en halvårlig rapportering av resultater, endringer i utfordringsbildet etc. Grunnforurensning Blyforurensing og annen type grunnforurensning skal være et fokusområde i KME-planen. Referansegruppe Til Kapittel 5.1 Organisering av planarbeidet Referansegruppe for videre planarbeid utpekes av MIKS. Planprogrammet for kommunedelplan for klima, miljø og energi 2024-2032 vedtas som det foreligger. 2 3 </text:p>
          </table:table-cell>
          <table:table-cell office:value-type="float" office:value="5501" calcext:value-type="float">
            <text:p>5501</text:p>
          </table:table-cell>
          <table:table-cell office:value-type="string" calcext:value-type="string">
            <text:p>f09ffeb2-e0c3-56e9-8fba-8b43bc970849</text:p>
          </table:table-cell>
          <table:table-cell table:number-columns-repeated="16376"/>
        </table:table-row>
        <table:table-row table:style-name="ro2">
          <table:table-cell table:number-columns-repeated="3"/>
          <table:table-cell office:value-type="string" calcext:value-type="string">
            <text:p>Innkalling byrådet - saker med innstilling til bystyret 11.01.2024</text:p>
          </table:table-cell>
          <table:table-cell office:value-type="string" calcext:value-type="string">
            <text:p><text:s/>BERGEN KOMMUNE Byrådsleders avdeling stab (Arbeidssted) Innkalling Byrådet - saker med innstilling til bystyret Møtedato: 11.01.2024 kl. 09:30 Møtested: Bergen Rådhus Tertnes, 2. etg. Godkjenning av protokoll 2023/282685-1 Godkjenning av BR1 protokoll fra møte i byrådet 21. desember 2023 - saker med innstilling til utvalg og bystyret Saker til behandling 1/24 2022/54563-34 Bergenhus, gnr. 164, bnr. 923, Foreningsgaten 3. Klage på vedtak om endring av tillatelse, oppføring av yttervegger i nabog</text:p>
          </table:table-cell>
          <table:table-cell office:value-type="string" calcext:value-type="string">
            <text:p><text:s/>BERGEN KOMMUNE Byrådsleders avdeling stab (Arbeidssted) Innkalling Byrådet - saker med innstilling til bystyret Møtedato: 11.01.2024 kl. 09:30 Møtested: Bergen Rådhus Tertnes, 2. etg. Godkjenning av protokoll 2023/282685-1 Godkjenning av BR1 protokoll fra møte i byrådet 21. desember 2023 - saker med innstilling til utvalg og bystyret Saker til behandling 1/24 2022/54563-34 Bergenhus, gnr. 164, bnr. 923, Foreningsgaten 3. Klage på vedtak om endring av tillatelse, oppføring av yttervegger i nabogrense, oppføring av trappehus m.m. Del 1 av 3 2/24 2022/187017-11 Bergenhus, gnr. 164, bnr. 923, Foreningsgaten 3. Klage fra nabo på vedtak om tillatelse til endring av heishus, trappehus og fasade. Del 2 av 3 3/24 2022/197327-12 Bergenhus, gnr. 164 bnr. 923, Foreningsgaten 3. Klage fra nabo over endring av rammetillatelse (riving/flytting av yttervegg). Del 3 av 3 4/24 2023/71830-5 Bergenhus gnr 168 bnr 570 Formanns vei 12. Klage over avslag på søknad om dispensasjoner for parkeringsplass 5/24 2023/239608-5 Fana gnr 86 bnr 3 Kismulvegen 187. Klage over avslag på søknad om fradeling av to boligparseller side 1 av 1 </text:p>
          </table:table-cell>
          <table:table-cell office:value-type="float" office:value="4601" calcext:value-type="float">
            <text:p>4601</text:p>
          </table:table-cell>
          <table:table-cell office:value-type="string" calcext:value-type="string">
            <text:p>0e8ecfd1-4dc0-59b3-9d21-a728f95ac579</text:p>
          </table:table-cell>
          <table:table-cell table:number-columns-repeated="16376"/>
        </table:table-row>
        <table:table-row table:style-name="ro2">
          <table:table-cell table:number-columns-repeated="3"/>
          <table:table-cell office:value-type="string" calcext:value-type="string">
            <text:p>Protokoll valgstyret 01.10.2024</text:p>
          </table:table-cell>
          <table:table-cell office:value-type="string" calcext:value-type="string">
            <text:p><text:s/>BERGEN KOMMUNE Protokoll Valgstyret Den 01. okt. 2024 holdt valgstyret møte i Bergen Rådhus - Rådstuen, 14. etg. Møtet startet kl. 10:00 og ble hevet kl. 10:05 Til stede: Marit Warncke (H) Kjersti Pettersen (H) Rune Bakervik (A) Martine Jordana Baarholm (FrP) Mikkel Grüner (SV) Thor Haakon Bakke (MDG) Anne Margrete Bollmann (BL) - vara Ingrid Nergaard Fjeldstad (V) Didrik Lexau (INP) – vara Mailiss Solheim-Åkerblom (R) Joel Ystebø (KrF) Thomas Flesland (Sp) Tom-Ove Koteng Monsen (PP) Godkjent f</text:p>
          </table:table-cell>
          <table:table-cell office:value-type="string" calcext:value-type="string">
            <text:p><text:s/>BERGEN KOMMUNE Protokoll Valgstyret Den 01. okt. 2024 holdt valgstyret møte i Bergen Rådhus - Rådstuen, 14. etg. Møtet startet kl. 10:00 og ble hevet kl. 10:05 Til stede: Marit Warncke (H) Kjersti Pettersen (H) Rune Bakervik (A) Martine Jordana Baarholm (FrP) Mikkel Grüner (SV) Thor Haakon Bakke (MDG) Anne Margrete Bollmann (BL) - vara Ingrid Nergaard Fjeldstad (V) Didrik Lexau (INP) – vara Mailiss Solheim-Åkerblom (R) Joel Ystebø (KrF) Thomas Flesland (Sp) Tom-Ove Koteng Monsen (PP) Godkjent forfall til hele Ann Jorun Hillersøy (INP) møtet: Trond Tystad (BL) Møteleder: Ordfører Marit Warncke (H) Fra Bystyrets kontor: Rådgiver Ida Rambech Førstekonsulent Anette Drabløs 1 Saksliste Saksnr. Sakstittel Innkalling valgstyret 01.10.2024 13/24 Godkjenning av protokoll fra valgstyrets møte 27.08.2024 14/24 Saker til gjennomsyn i valgstyret 01.10.2024 15/24 Godtgjørelse til valgmedarbeidere på valgtinget, under forhåndsstemmingen og under valgoppgjøret – stortings- og sametingsvalget 2025 16/24 Møteplan for valgstyret 2025 17/24 Kåring av nytt varamedlem for Sosialistisk Venstreparti i Bergen bystyre i forbindelse med Andreas Madsen Bergs midlertidige fritak fra verv. 18/24 Eventuelt valgstyret 01.10.2024 2 Innkalling valgstyret 01.10.2024 Valgstyret behandlet saken i møtet 01.10.2024: Det var ingen merknader til innkalling og sakskart. [Lagre saksprotokoll] [Lagre vedtak] 13/24 Godkjenning av protokoll fra valgstyrets møte 27.08.2024 Valgstyret behandlet saken i møtet 01.10.2024 sak 13/24: Protokollen ble godkjent. [Lagre saksprotokoll] [Lagre vedtak] 14/24 Saker til gjennomsyn i valgstyret 01.10.2024 Valgstyret behandlet saken i møtet 01.10.2024 sak 14/24: Følgende dokumenter ble sendt ut i forkant av møtet: - Registering av Sametingets valgmanntall [Lagre saksprotokoll] [Lagre vedtak] 15/24 Godtgjørelse til valgmedarbeidere på valgtinget, under forhåndsstemmingen og under valgoppgjøret – stortings- og sametingsvalget 2025 Valgstyret behandlet saken i møtet 01.10.2024 sak 15/24 og fattet følgende vedtak: Valgstyret tar sak om godtgjørelse til valgmedarbeidere på valgtinget, under forhåndsstemmingen og under valgoppgjøret ved stortings- og sametingsvalget 2025 til orientering. Valgstyrets behandling Ingen representanter tok ordet. 3 Votering: Forslag til vedtak ble vedtatt enstemmig. Forslag til vedtak: Forslaget og valgstyrets innstilling er likelydende. [Lagre saksprotokoll] [Lagre vedtak] 16/24 Møteplan for valgstyret 2025 Valgstyret behandlet saken i møtet 01.10.2024 sak 16/24 og fattet følgende vedtak: 1. Valgstyret vedtar følgende møteplan for 2025: 21. januar, 11. februar, 18. mars, 22. april, 20. mai, 10. juni, 16. september, 14. oktober, 11. november og 9. desember. 2. Møtene avholdes som hovedregel kl. 09:30. Med forbehold om kåringssaker oppstår kan en ved behov sette opp ekstramøter i forbindelse med bystyremøter. Valgstyrets behandling Følgende representanter tok ordet: Rune Bakervik (A), Kjersti Pettersen (H), Rune Bakervik (A) fremsatte på vegne av A, følgende alternative forslag til punkt 2: Møtene avholdes som hovedregel kl.09:30. Med forbehold om kåringssaker oppstår kan en ved behov sette opp ekstramøter i forbindelse med bystyremøter. Votering: Alternativt forslag fra A, fremsatt av Rune Bakervik (A) ble vedtatt enstemmig. Forslag til vedtak punk 1 ble vedtatt enstemmig. Forslag til vedtak: 1. Valgstyret vedtar følgende møteplan for 2025: 21. januar, 11. februar, 18. mars, 22. april, 20. mai, 10. juni, 16. september, 14. oktober, 11. november og 9. desember. 2. Møtene avholdes som hovedregel kl. 10.00. [Lagre saksprotokoll] [Lagre vedtak] 4 17/24 Kåring av nytt varamedlem for Sosialistisk Venstreparti i Bergen bystyre i forbindelse med Andreas Madsen Bergs midlertidige fritak fra verv. Valgstyret behandlet saken i møtet 01.10.2024 sak 17/24 og fattet følgende vedtak: Knut Remi Heimvik trer inn som nytt varamedlem for Sosialistisk Venstreparti i Bergen bystyre. Valgstyrets behandling Ingen representanter tok ordet. Votering: Forslag til vedtak ble vedtatt enstemmig. Forslag til vedtak: Forslaget og valgstyrets vedtak er likelydende. [Lagre saksprotokoll] [Lagre vedtak] 18/24 Eventuelt valgstyret 01.10.2024 Valgstyret behandlet saken i møtet 01.10.2024 sak 18/24: Det var ingen saker til eventuelt til dagens møte. [Lagre saksprotokoll] [Lagre vedtak] 5 </text:p>
          </table:table-cell>
          <table:table-cell office:value-type="float" office:value="4601" calcext:value-type="float">
            <text:p>4601</text:p>
          </table:table-cell>
          <table:table-cell office:value-type="string" calcext:value-type="string">
            <text:p>812e082c-e41b-5efa-91dd-7f3748e52275</text:p>
          </table:table-cell>
          <table:table-cell table:number-columns-repeated="16376"/>
        </table:table-row>
        <table:table-row table:style-name="ro2">
          <table:table-cell table:number-columns-repeated="3"/>
          <table:table-cell office:value-type="string" calcext:value-type="string">
            <text:p>Saksliste - Oppvekst- og utdanningsutvalget 28.02.2025</text:p>
          </table:table-cell>
          <table:table-cell office:value-type="string" calcext:value-type="string">
            <text:p><text:s/>Møteinnkalling Utvalg: Oppvekst- og utdanningsutvalget Dato: 28.02.2025 kl. 12:00 Sted: Formannskapssalen Melding om forfall og spørsmål om habilitetsvurdering sendes inn i DigDem. Varamedlemmer møter etter nærmere avtale. Saksliste Godkjenning av innkalling og saksliste Godkjenning av protokoll Spørsmål Orientering Saker til behandling 24/21555- Aktive og selvstendige — sammen. Helhetlig plan for 9/25 11 helse, velferd og omsorg i Tromsø kommune Handlingsplan for uterom ved kommunale barnehage</text:p>
          </table:table-cell>
          <table:table-cell office:value-type="string" calcext:value-type="string">
            <text:p><text:s/>Møteinnkalling Utvalg: Oppvekst- og utdanningsutvalget Dato: 28.02.2025 kl. 12:00 Sted: Formannskapssalen Melding om forfall og spørsmål om habilitetsvurdering sendes inn i DigDem. Varamedlemmer møter etter nærmere avtale. Saksliste Godkjenning av innkalling og saksliste Godkjenning av protokoll Spørsmål Orientering Saker til behandling 24/21555- Aktive og selvstendige — sammen. Helhetlig plan for 9/25 11 helse, velferd og omsorg i Tromsø kommune Handlingsplan for uterom ved kommunale barnehager 10/25 25/01513-1 2025- 2029 Evaluering av seksårsreformen- en kartlegging om lek 11/25 24/17236-1 skolehverdagen på førstetrinn. Avvikling av IT-tjenester fra Tromsø kommune til 12/25 25/01122-1 Tromsø International School 1 Onsdagstid - Tid til pedagogisk utviklingsarbeid for 13/25 25/02065-1 pedagogisk personale i Tromsøskolen Programbeskrivelse for områdesatsingen i Kroken 14/25 25/00792-1 2024-2028 2 </text:p>
          </table:table-cell>
          <table:table-cell office:value-type="float" office:value="5501" calcext:value-type="float">
            <text:p>5501</text:p>
          </table:table-cell>
          <table:table-cell office:value-type="string" calcext:value-type="string">
            <text:p>595b66b0-3f6c-559a-b14b-ce22ad44d0b7</text:p>
          </table:table-cell>
          <table:table-cell table:number-columns-repeated="16376"/>
        </table:table-row>
        <table:table-row table:style-name="ro2">
          <table:table-cell table:number-columns-repeated="3"/>
          <table:table-cell office:value-type="string" calcext:value-type="string">
            <text:p>0027/25, Miljø-, idrett-, kultur- og samfunnsutviklingsutvalget, 01.04.2025</text:p>
          </table:table-cell>
          <table:table-cell office:value-type="string" calcext:value-type="string">
            <text:p><text:s/>Saksprotokoll Utvalg: Miljø-, idrett-, kultur- og samfunnsutviklingsutvalget Arkivsaknr. 24/09518 Saksbehandler Carl Joacim Fensbekk Behandlet av Møtedato Saknr 1 Miljø-, idrett-, kultur- og 01.04.2025 27/25 samfunnsutviklingsutvalget 2 Formannskapet 08.04.2025 33/25 Tromsdalen skøyebane - oppgradering og utvilkingsmuligheter Miljø-, idrett-, kultur- og samfunnsutviklingsutvalget har behandlet saken i møte 01.04.2025 sak 27/25 Møtebehandling Votering Innstillinga ble enstemmig vedtatt med 11 st</text:p>
          </table:table-cell>
          <table:table-cell office:value-type="string" calcext:value-type="string">
            <text:p><text:s/>Saksprotokoll Utvalg: Miljø-, idrett-, kultur- og samfunnsutviklingsutvalget Arkivsaknr. 24/09518 Saksbehandler Carl Joacim Fensbekk Behandlet av Møtedato Saknr 1 Miljø-, idrett-, kultur- og 01.04.2025 27/25 samfunnsutviklingsutvalget 2 Formannskapet 08.04.2025 33/25 Tromsdalen skøyebane - oppgradering og utvilkingsmuligheter Miljø-, idrett-, kultur- og samfunnsutviklingsutvalget har behandlet saken i møte 01.04.2025 sak 27/25 Møtebehandling Votering Innstillinga ble enstemmig vedtatt med 11 stemmer. Miljø-, idrett-, kultur- og samfunnsutviklingsutvalgets vedtak 1. Saksfremlegg og alternativsutredning legges til grunn som behovsmelding og forenklet KVU og godkjennes i henhold til investeringsreglementet. 2. Alternativ 1 fra alternativsutredningen – Totalrenovering av skøytebanen – godkjennes som valgt konsept for videre arbeide i prosjektet. 3. Oppstart av forprosjekt for valgt alternativ godkjennes, under forutsetning at prosjektet bevilges midler i HAP 2026-2029. 1 </text:p>
          </table:table-cell>
          <table:table-cell office:value-type="float" office:value="5501" calcext:value-type="float">
            <text:p>5501</text:p>
          </table:table-cell>
          <table:table-cell office:value-type="string" calcext:value-type="string">
            <text:p>f0382916-4c68-564e-8f33-31c7dc36074c</text:p>
          </table:table-cell>
          <table:table-cell table:number-columns-repeated="16376"/>
        </table:table-row>
        <table:table-row table:style-name="ro2">
          <table:table-cell table:number-columns-repeated="3"/>
          <table:table-cell office:value-type="string" calcext:value-type="string">
            <text:p>0015/25, Kommunalt råd for mennesker med nedsatt funksjonsevne, 21.02.2025</text:p>
          </table:table-cell>
          <table:table-cell office:value-type="string" calcext:value-type="string">
            <text:p><text:s/>Saksprotokoll Utvalg: Kommunalt råd for mennesker med nedsatt funksjonsevne Arkivsaknr. 25/00792 Saksbehandler Janne Wilhelmsen Behandlet av Møtedato Saknr 1 Mangfolds- og integreringsutvalget 19.02.2025 7/25 10 Hasteutvalg for fellesskap og sosial utjevning 20.02.2025 2/25 11 Formannskapet 04.03.2025 20/25 2 Likestillingsutvalget 20.02.2025 8/25 3 Eldrerådet 20.02.2025 5/25 4 Kommunalt råd for mennesker med nedsatt 21.02.2025 15/25 funksjonsevne 5 Miljø-, idrett-, kultur- og 25.02.2025 22/25 s</text:p>
          </table:table-cell>
          <table:table-cell office:value-type="string" calcext:value-type="string">
            <text:p><text:s/>Saksprotokoll Utvalg: Kommunalt råd for mennesker med nedsatt funksjonsevne Arkivsaknr. 25/00792 Saksbehandler Janne Wilhelmsen Behandlet av Møtedato Saknr 1 Mangfolds- og integreringsutvalget 19.02.2025 7/25 10 Hasteutvalg for fellesskap og sosial utjevning 20.02.2025 2/25 11 Formannskapet 04.03.2025 20/25 2 Likestillingsutvalget 20.02.2025 8/25 3 Eldrerådet 20.02.2025 5/25 4 Kommunalt råd for mennesker med nedsatt 21.02.2025 15/25 funksjonsevne 5 Miljø-, idrett-, kultur- og 25.02.2025 22/25 samfunnsutviklingsutvalget 6 Ungdomsrådet 25.02.2025 7 Helse- og velferdsutvalget 26.02.2025 13/25 8 Kommune- og byutviklingsutvalget 27.02.2025 13/25 9 Oppvekst- og utdanningsutvalget 28.02.2025 14/25 Programbeskrivelse for områdesatsingen i Kroken 2024 - 2028 Kommunalt råd for mennesker med nedsatt funksjonsevne har behandlet saken i møte 21.02.2025 sak 15/25 Møtebehandling Barbara Vögele (MDG) fremmet alternativforslaget «Saken tas til orientering»: Programbeskrivelse for områdesatsingen i Kroken 2024-2028 tas til orientering. Barbara Vögele (MDG) fremmet tilleggsforslaget «Barn og unge med funksjonsnedsettelser»: Kommunalt råd ber om at det fokuseres spesielt på barn og unge med funksjonsnedsettelser og familiene deres. Inkluderende og aktive samfunn forutsetter og styrkes gjennom tilrettelegging. Votering • Voteringspunkt: Saken tas til orientering Alternativforslaget ble enstemmig vedtatt med 9 stemmer for • Voteringspunkt: Barn og unge med funksjonsnedsettelser Tilleggsforslaget ble enstemmig vedtatt med 9 stemmer for Kommunalt råd for mennesker med nedsatt funksjonsevnes vedtak 1 1. Programbeskrivelse for områdesatsingen i Kroken 2024-2028 tas til orientering. 2. Kommunalt råd ber om at det fokuseres spesielt på barn og unge med funksjonsnedsettelser og familiene deres. Inkluderende og aktive samfunn forutsetter og styrkes gjennom tilrettelegging. 2 </text:p>
          </table:table-cell>
          <table:table-cell office:value-type="float" office:value="5501" calcext:value-type="float">
            <text:p>5501</text:p>
          </table:table-cell>
          <table:table-cell office:value-type="string" calcext:value-type="string">
            <text:p>3779d677-828d-50c5-8e8c-3c4e71762503</text:p>
          </table:table-cell>
          <table:table-cell table:number-columns-repeated="16376"/>
        </table:table-row>
        <table:table-row table:style-name="ro2">
          <table:table-cell table:number-columns-repeated="3"/>
          <table:table-cell office:value-type="string" calcext:value-type="string">
            <text:p>0027/24, Eldrerådet, 26.08.2024</text:p>
          </table:table-cell>
          <table:table-cell table:number-columns-repeated="2" office:value-type="string" calcext:value-type="string">
            <text:p><text:s/>Saksprotokoll Utvalg: Eldrerådet Arkivsaknr. 24/11920 Saksbehandler Trond Brattland Behandlet av Møtedato Saknr 1 Eldrerådet 26.08.2024 27/24 2 Helse- og velferdsutvalget 28.08.2024 28/24 3 Kommunestyret 11.09.2024 117/24 Analyse av enhetskostnader i institusjonstjenesten i Tromsø kommune Eldrerådet har behandlet saken i møte 26.08.2024 sak 27/24 Møtebehandling Votering Innstillingen ble enstemmig vedtatt. Eldrerådets vedtak Saken tas til orientering 1 </text:p>
          </table:table-cell>
          <table:table-cell office:value-type="float" office:value="5501" calcext:value-type="float">
            <text:p>5501</text:p>
          </table:table-cell>
          <table:table-cell office:value-type="string" calcext:value-type="string">
            <text:p>7916c0e6-eba2-575c-9fb5-a4ba6423a5f0</text:p>
          </table:table-cell>
          <table:table-cell table:number-columns-repeated="16376"/>
        </table:table-row>
        <table:table-row table:style-name="ro4">
          <table:table-cell table:number-columns-repeated="3"/>
          <table:table-cell office:value-type="string" calcext:value-type="string">
            <text:p>0030/24, Kommune- og byutviklingsutvalget, 06.06.2024</text:p>
          </table:table-cell>
          <table:table-cell office:value-type="string" calcext:value-type="string">
            <text:p><text:s/>Saksprotokoll Utvalg: Kommune- og byutviklingsutvalget Arkivsaknr. 24/08873 Saksbehandler Kjersti Lund Martinsen Behandlet av Møtedato Saknr 1 Kommune- og byutviklingsutvalget 06.06.2024 30/24 Utbyggingsavtale til offentlig ettersyn - Gimlevegen boliger - plan 1829 Kommune- og byutviklingsutvalget har behandlet saken i møte 06.06.2024 sak 30/24 Møtebehandling Votering Innstilling enstemmig vedtatt Kommune- og byutviklingsutvalgets vedtak Utbyggingsavtale for Gimlevegen boliger, plan 1829, signe</text:p>
          </table:table-cell>
          <table:table-cell office:value-type="string" calcext:value-type="string">
            <text:p><text:s/>Saksprotokoll Utvalg: Kommune- og byutviklingsutvalget Arkivsaknr. 24/08873 Saksbehandler Kjersti Lund Martinsen Behandlet av Møtedato Saknr 1 Kommune- og byutviklingsutvalget 06.06.2024 30/24 Utbyggingsavtale til offentlig ettersyn - Gimlevegen boliger - plan 1829 Kommune- og byutviklingsutvalget har behandlet saken i møte 06.06.2024 sak 30/24 Møtebehandling Votering Innstilling enstemmig vedtatt Kommune- og byutviklingsutvalgets vedtak Utbyggingsavtale for Gimlevegen boliger, plan 1829, signert av Gimletun AS legges ut til offentlig ettersyn i 30 dager. 1 </text:p>
          </table:table-cell>
          <table:table-cell office:value-type="float" office:value="5501" calcext:value-type="float">
            <text:p>5501</text:p>
          </table:table-cell>
          <table:table-cell office:value-type="string" calcext:value-type="string">
            <text:p>b904dd21-10bf-5abc-a58f-1d7586c14373</text:p>
          </table:table-cell>
          <table:table-cell table:number-columns-repeated="16376"/>
        </table:table-row>
        <table:table-row table:style-name="ro2">
          <table:table-cell table:number-columns-repeated="3"/>
          <table:table-cell office:value-type="string" calcext:value-type="string">
            <text:p>Saksliste Formannskapet 09.04.2024</text:p>
          </table:table-cell>
          <table:table-cell office:value-type="string" calcext:value-type="string">
            <text:p><text:s/>Møteinnkalling Utvalg: Formannskapet Dato: 09.04.2024 kl. 12:00 Sted: Formannskapssalen Melding om forfall og spørsmål om habilitetsvurdering sendes inn i DigDem. Varamedlemmer møter etter nærmere avtale. Saksliste Godkjenning av innkalling og saksliste Godkjenning av protokoll Spørsmål Saker til behandling Søknad om serverings- og skjenkebevilling - Kæsh 49/24 24/03402-9 Tromsø 50/24 23/19060-5 Innbyggerforslag - Infrastruktur Lyngsalpan 23/17479- Vurdering av kommuneplanen som del av planstra</text:p>
          </table:table-cell>
          <table:table-cell office:value-type="string" calcext:value-type="string">
            <text:p><text:s/>Møteinnkalling Utvalg: Formannskapet Dato: 09.04.2024 kl. 12:00 Sted: Formannskapssalen Melding om forfall og spørsmål om habilitetsvurdering sendes inn i DigDem. Varamedlemmer møter etter nærmere avtale. Saksliste Godkjenning av innkalling og saksliste Godkjenning av protokoll Spørsmål Saker til behandling Søknad om serverings- og skjenkebevilling - Kæsh 49/24 24/03402-9 Tromsø 50/24 23/19060-5 Innbyggerforslag - Infrastruktur Lyngsalpan 23/17479- Vurdering av kommuneplanen som del av planstrategi 51/24 11 2024-2027 Forslag til fordeling av tilskudd til bydelsråd og 52/24 24/05722-1 utviklingslag 2024 22/09416- Godkjenning av avtale om vederlag for båndlegging av 53/24 65 kommunal grunn - 118/1180 54/24 24/05888-1 Finansrapport pr. 31.12.2023 1 Oppnevning av styremedlem fra Tromsø kommune til 55/24 24/06055-1 styret i Hybelhuset Strandskillet 3 2 </text:p>
          </table:table-cell>
          <table:table-cell office:value-type="float" office:value="5501" calcext:value-type="float">
            <text:p>5501</text:p>
          </table:table-cell>
          <table:table-cell office:value-type="string" calcext:value-type="string">
            <text:p>79891bb6-5467-526b-b39d-576aa10edf81</text:p>
          </table:table-cell>
          <table:table-cell table:number-columns-repeated="16376"/>
        </table:table-row>
        <table:table-row table:style-name="ro2">
          <table:table-cell table:number-columns-repeated="3"/>
          <table:table-cell office:value-type="string" calcext:value-type="string">
            <text:p>Saksliste Valgstyret 11.06.2024</text:p>
          </table:table-cell>
          <table:table-cell office:value-type="string" calcext:value-type="string">
            <text:p><text:s/>Møteinnkalling Utvalg: Valgstyret Dato: 11.06.2024 kl. 12:00 Sted: Formannskapssalen Melding om forfall og spørsmål om habilitetsvurdering sendes inn i DigDem. Varamedlemmer møter etter nærmere avtale. Saksliste Godkjenning av innkalling og saksliste Godkjenning av protokoll Spørsmål Orienteringer Orientering om status for valgarbeidet ved valgsekretariatet Saker til behandling Nytt valgoppgjør til kommunestyret for perioden 2023- 2/24 24/09949-1 2027 etter varig uttreden Plan for valgstyrets o</text:p>
          </table:table-cell>
          <table:table-cell office:value-type="string" calcext:value-type="string">
            <text:p><text:s/>Møteinnkalling Utvalg: Valgstyret Dato: 11.06.2024 kl. 12:00 Sted: Formannskapssalen Melding om forfall og spørsmål om habilitetsvurdering sendes inn i DigDem. Varamedlemmer møter etter nærmere avtale. Saksliste Godkjenning av innkalling og saksliste Godkjenning av protokoll Spørsmål Orienteringer Orientering om status for valgarbeidet ved valgsekretariatet Saker til behandling Nytt valgoppgjør til kommunestyret for perioden 2023- 2/24 24/09949-1 2027 etter varig uttreden Plan for valgstyrets oppfølging av risiko- og 3/24 24/10015-1 sårbarhetsanalyse for stortings- og sametingsvalget 2025 1 </text:p>
          </table:table-cell>
          <table:table-cell office:value-type="float" office:value="5501" calcext:value-type="float">
            <text:p>5501</text:p>
          </table:table-cell>
          <table:table-cell office:value-type="string" calcext:value-type="string">
            <text:p>913dcf02-d582-5ffd-9056-8cb27b2810be</text:p>
          </table:table-cell>
          <table:table-cell table:number-columns-repeated="16376"/>
        </table:table-row>
        <table:table-row table:style-name="ro4">
          <table:table-cell table:number-columns-repeated="3"/>
          <table:table-cell office:value-type="string" calcext:value-type="string">
            <text:p>0038/23, Kommune- og byutviklingsutvalget, 15.06.2023</text:p>
          </table:table-cell>
          <table:table-cell office:value-type="string" calcext:value-type="string">
            <text:p><text:s/>Saksprotokoll Utvalg: Kommune- og byutviklingsutvalget Arkivsaknr. 20/05373 Saksbehandler Ingrid Berthinussen Behandlet av Møtedato Saknr 1 Kommune- og byutviklingsutvalget 15.06.2023 38/23 Ny begrenset høring - kystsoneplanen Kommune- og byutviklingsutvalget har behandlet saken i møte 15.06.2023 sak 38/23 Møtebehandling Mats Hegg Jacobsen (Sp) fremmet på vegne av Ap, SV og Sp følgende tilleggsforslag: Planbestemmelse 3.11 «Alle nye områder for akvakultur skal i Tromsø kommune gis en tidsbegren</text:p>
          </table:table-cell>
          <table:table-cell office:value-type="string" calcext:value-type="string">
            <text:p><text:s/>Saksprotokoll Utvalg: Kommune- og byutviklingsutvalget Arkivsaknr. 20/05373 Saksbehandler Ingrid Berthinussen Behandlet av Møtedato Saknr 1 Kommune- og byutviklingsutvalget 15.06.2023 38/23 Ny begrenset høring - kystsoneplanen Kommune- og byutviklingsutvalget har behandlet saken i møte 15.06.2023 sak 38/23 Møtebehandling Mats Hegg Jacobsen (Sp) fremmet på vegne av Ap, SV og Sp følgende tilleggsforslag: Planbestemmelse 3.11 «Alle nye områder for akvakultur skal i Tromsø kommune gis en tidsbegrensende konsesjon på 25 år.» tas ikke ut. Bestemmelsen sendes på høring og legges ut til offentlig ettersyn i ti uker Ingrid Hovda Lien (SV) fremmet følgende tilleggsforslag: Bestemmelse 3.12 og 3.13 gjøres til gjenstand for høring og offentlig ettersyn. Det legges til et nytt punkt a) krav om detaljregulering, jf pbl § 11-9 nr 1, til bestemmelse 3.13. Votering Tilleggsforslaget fra Jacobsen ble vedtatt. FOR: 5 (Ap, SV, Sp) MOT: 3 (H, NBT, V) Tilleggsforslaget fra Lien ble vedtatt med utvalgsleders avgjørende stemme. FOR: 4 (1 Ap, SV, Sp) MOT: 4 (1 Ap, H, NBT, V) Kommune- og byutviklingsutvalgets vedtak Endringer i Plan 0143 Kystsoneplanen for Tromsøregionen (2023 - 2033), sendes på høring og legges ut til offentlig ettersyn i ti uker. Endringene fremgår av bestemmelser og retningslinjer av 16.05.2023 og planbeskrivelse av 16.05.2023. Planbestemmelse 3.11 «Alle nye områder for akvakultur skal i Tromsø kommune gis en tidsbegrensende konsesjon på 25 år.» tas ikke ut. Bestemmelsen sendes på høring og legges ut til offentlig ettersyn i ti uker Bestemmelse 3.12 og 3.13 gjøres til gjenstand for høring og offentlig ettersyn. Det legges til et nytt punkt a) krav om detaljregulering, jf pbl § 11-9 nr 1, til bestemmelse 3.13. 1 2 </text:p>
          </table:table-cell>
          <table:table-cell office:value-type="float" office:value="5501" calcext:value-type="float">
            <text:p>5501</text:p>
          </table:table-cell>
          <table:table-cell office:value-type="string" calcext:value-type="string">
            <text:p>ff11d5ba-7731-5873-a134-a1debd511ed7</text:p>
          </table:table-cell>
          <table:table-cell table:number-columns-repeated="16376"/>
        </table:table-row>
        <table:table-row table:style-name="ro2">
          <table:table-cell table:number-columns-repeated="3"/>
          <table:table-cell office:value-type="string" calcext:value-type="string">
            <text:p>Innkalling utvalg for miljø og byutvikling 06.06.2024</text:p>
          </table:table-cell>
          <table:table-cell office:value-type="string" calcext:value-type="string">
            <text:p><text:s/>BERGEN KOMMUNE Bystyrets kontor (Arbeidssted) Innkalling Utvalg for miljø og byutvikling Møtedato: 06.06.2024 kl. 16:00 Møtested: Bergen Rådhus, Teatersalen 30.05.2024 Tidspunkt Sak 09.20 Avreise Bergen Rådhus 09.50 Fana, gnr 32 bnr 19 Stamsneset. Klage over avslag på søknad om terrenginngrep og fasadeendring 10.45 Fana, gnr. 62, bnr. 2, Bontveitvegen 474. Klage over avslag på søknad om diverse bygninger og terrenginngrep/ridebane 11.35 Arna, gnr. 296, bnr.1, Langedalen 60. Klage over avslag på</text:p>
          </table:table-cell>
          <table:table-cell office:value-type="string" calcext:value-type="string">
            <text:p><text:s/>BERGEN KOMMUNE Bystyrets kontor (Arbeidssted) Innkalling Utvalg for miljø og byutvikling Møtedato: 06.06.2024 kl. 16:00 Møtested: Bergen Rådhus, Teatersalen 30.05.2024 Tidspunkt Sak 09.20 Avreise Bergen Rådhus 09.50 Fana, gnr 32 bnr 19 Stamsneset. Klage over avslag på søknad om terrenginngrep og fasadeendring 10.45 Fana, gnr. 62, bnr. 2, Bontveitvegen 474. Klage over avslag på søknad om diverse bygninger og terrenginngrep/ridebane 11.35 Arna, gnr. 296, bnr.1, Langedalen 60. Klage over avslag på søknad om dispensasjon for oppføring av kårbustad. Sak 1 av 2 saker på eigedomen 12.25 Være tilbake Bergen Rådhus 13.00 Opplæring • Kommunens samfunnsplanlegging • Fullmakter og reglement • Tilsyn og kontroll 15.00 Presentasjon Klimaetaten 15.30 Middag 16.00 Møtestart 06.06.2024 Tidspunkt Sak 15.30 Middag 16.00 Møtestart Innkallingen sendes varamedlemmer til orientering, varamedlemmer møter kun etter særskilt innkalling. Forfall meldes i Kaukus, dere vil motta en lenke i egen epost fra Kaukus. side 1 av 5 Innkalling Muntlige spørsmål 2024/85756-1 Muntlige spørsmål i utvalg for miljø og byutvikling 06.06.2024 Saker til behandling 148/24 2024/80849-1 Innkomne svar på skriftlige spørsmål til utvalg for miljø og byutvikling 06.06.2024 149/24 2023/257820-11 Godkjenning av protokoll fra møte i utvalg for miljø og byutvikling 25.04.2024 150/24 2023/259299-17 Saker til gjennomsyn i utvalg for miljø og byutvikling 06.06.2024 Bergen bystyre 151/24 2023/52756-73 Bergenhus. Gnr. 164, bnr. 421 m.fl., Dokken sør, områderegulering (PlanID 71460000). Fastsetting av planprogram 152/24 2023/279485-7 Bergenhus, gnr. 166 bnr. 13, Fløyfjellet. Søknad om dispensasjon for arealoverføring 153/24 2022/56677-26 Fana, Gnr. 41 Bnr. 636 m.fl., Troldhaugvegen, sluttbehandling av detaljregulering (arealplan-ID 70030000) 154/24 2022/56611-29 Laksevåg, Gnr. 122, Bnr. 3 mfl., Bjørndalsbrotet (arealplan- ID 65520000) - Sluttbehandling av detaljregulering 155/24 2022/56675-69 Laksevåg, Gnr. 124, Bnr. 180 mfl., Frieda Fasmers Minne, Tjenesteyting, arealplanID 66020000, detaljreguleringsplan, 2. gangs behandling 156/24 2022/56544-50 Ytrebygda. Gnr.39, Bnr.8 mfl., Steinsvikvegen, Reguleringsplan. Arealplan-ID 64600000 157/24 2024/04661-9 Representantforslag fra Geir Steinar Dale (A) om planinnsyn - reguleringsplaner og kommuneplaner med kart over Bergen 158/24 2024/21194-8 Representantforslag fra Ann Kristin Helland Ramstrøm (SV) om mobil byromsmøblering på Festplassen Bergen bystyre 31.1.24. 159/24 2024/17354-9 Representantforslag fra Katrine Nødtvedt og Thor Haakon Bakke (MDG) om området rundt Jernbanestasjonen. 160/24 2024/17385-7 Representantforslag fra Katrine Nødtvedt og Thor Haakon Bakke (MDG om bruk av kaianlegg ved Skolten-Bontelabo. 161/24 2024/17416-8 Representantforslag fra Katrine Nødtvedt og Christine Henriksen Ødegaard (MDG) om sosial boligbygging i Grønneviken 162/24 2024/17437-8 Representantforslag fra Katrine Nødtvedt og Christine Henriksen Ødegaard (MDG) om utvidelse av Nygårdsparken. side 2 av 5 163/24 2023/284462-9 Representantforslag fra Katrine Nødtvedt (MDG) om midlertidig bruk av grå arealer på Mindemyren. 164/24 2024/16464-8 Representantforslag fra Ingrid Nergaard Fjeldstad (V) om tiltak for at flere kan få gleden av å stå på skøyter på naturis i Bergen - bystyret 31.01.2024 165/24 2024/16468-8 Representantforslag fra Mailiss Solheim-Åkerblom (Rødt) om prøveprosjekt med “Urban mining”. 166/24 2024/16469-7 Representantforslag fra Mailiss Solheim-Åkerblom (Rødt) om prøveprosjekt med gratis kollektivtransport i Bergen kommune 167/24 2024/47339-7 Høringsuttalelse til forslag til reviderte, statlige planretningslinjer for klima og energi 168/24 2024/47356-5 Høringsuttalelse - NOU 2024:2 I samspill med naturen - Naturrisiko for næringer, sektorer og samfunn i Norge 169/24 2024/47369-8 Høringsuttalelse - nye statlige planretningslinjer for arealbruk og mobilitet 170/24 2024/74408-1 Handlingsprogram for Miljøløftet 2025 - 2028 171/24 2020/99686-75 Orientering om byrådets beslutning - Nesttun elvepark 172/24 2024/12297-3 Endring av retningslinjer for tilskudd til miljøorganisasjoner 173/24 2024/12297-5 Endring av retningslinjer for tilskudd til klima- og miljøtiltak 174/24 2024/05344-27 Forvaltningsplan for grågås i Bergen kommune 2023 - 2027, og forslag til lovtekst for lokal forskrift om utvidet jakttid på grågås i Bergen kommune 175/24 2022/152917-7 Status og tiltak for å hindre spreiing av hamnespy i Bergen 176/24 2023/281998-5 Bergen kommune Årsregnskap 2023 og Årsmelding 2023. Til orientering 177/24 2024/31519-1 Revidering og fornyelse av Reglement for byrådet Til orientering 178/24 2024/26651-1 Delegasjon av fullmakter til byrådet - bystyreperioden 2023 – 2027 Til orientering 179/24 2024/51779-1 Byrådets tilrettelegging for bystyrets tilsyn og kontroll med byrådets arbeid Til orientering 180/24 2024/50306-2 Årsrapport luftkvalitet i Bergen 2023 Til orientering 181/24 2024/29514-1 Status om skogsbilveier i Bergen kommune Til orientering side 3 av 5 182/24 2024/82992-1 Årsmelding 2023 – Byombudet Til orientering 183/24 2023/126487-27 Plan for forvaltningsrevisjonar og eigarskapskontrollar 2024- 2028 Til orientering Utvalg for miljø og byutvikling 184/24 2023/252009-7 Arna, gnr. 296, bnr.1, Langedalen 60. Klage over avslag på søknad om dispensasjon for oppføring av kårbustad. Sak 1 av 2 saker på eigedomen Utsatt sak – befaring 185/24 2023/252010-7 Arna, gnr. 296, bnr.1, Langedalen 60. Klage over avslag på søknad om bruksendring av uthus Utsatt sak – befaring 186/24 2023/254591-5 Fana, gnr 32 bnr 19 Stamsneset. Klage over avslag på søknad om terrenginngrep og fasadeendring Utsatt sak – befaring 187/24 2023/210946-7 Fana, gnr. 62, bnr. 2, Bontveitvegen 474. Klage over avslag på søknad om diverse bygninger og terrenginngrep/ridebane Utsatt sak – befaring 188/24 2024/61707-5 Arna, gnr. 271, bnr. 31, Trengereid. Klage over avslag på søknad om mellombels utplassering av merdanlegg, modular på land og flytande konstruksjonar 189/24 2023/234879-7 Bergenhus gnr 163 bnr 272 Stemmeveien 50 Klage på rammetillatelse til rivning 190/24 2024/14582-18 Bergenhus gnr 163 bnr 272 Stemmeveien 50 Søknad om legalisering av trappe- og heishus 191/24 2023/280563-14 Bergenhus gnr 166 bnr 1031 Ole Irgens' vei 12. Klage over avslag på søknad om takterrasse m.m. 192/24 2024/38125-4 Fana, gnr. 12, bnr. 287, Eikåsen 16. Klage frå nabo over vedtak om løyve til frådeling av to parsellar 193/24 2024/33823-6 Fana gnr 41 bnr 330 Paradis. Klage på avslått søknad om utlegging av leddet utrigger 194/24 2024/42701-5 Fana gnr 44 bnr 394 Sørlia 51. Klage over tillatelse til opprettelse og endring av eiendom 195/24 2023/280081-5 Fana gnr 82 bnr 76 Hamrevegen 3 Klage over avslag på søknad om rivning av løe/verksted og oppføring av bilverksted 196/24 2024/26758-9 Fana gnr 96 bnr 743 Hamrevegen 250. Ombrukssentral m.m. Begjæring om omgjøring side 4 av 5 197/24 2023/265387-7 Fyllingsdalen, gnr. 19 bnr. 293, Øvre Kråkenes 51. Klage over avslag på søknad om dispensasjon fra plankrav og tomteutnyttelse 198/24 2024/47253-5 Laksevåg gnr 146 bnr 127 Gravdalspollen 23B. Klage på avslått søknad om takoppbygg, altan og bruksendring 199/24 2024/36326-5 Laksevåg gnr 147 bnr 69 Lyderhornsveien 293. Klagebehandling - avslått søknad om bruksendring 200/24 2024/29181-6 Laksevåg, gnr. 149, bnr. 241, Gravdalsrinden 5. Klage over vedtak om rammeløyve for riving av uthus og oppføring av 2 einebustader med uteareal 201/24 2023/283305-5 Ytrebygda gnr 34 bnr 579. Klage på avslått søknad om bilvaskehall 202/24 2024/10766-5 Ytrebygda, gnr. 108, bnr. 66, Slettenvegen 99. Klage over avslag på søknad om påbygg/naust og ny båtslipp 203/24 2024/42340-7 Ytrebygda gnr 108 bnr 74 Slettenvegen 100. Klage på avslått søknad - betongkonstruksjon i strandsona 204/24 2024/05809-8 Ytrebygda gnr 109 bnr 25 Fleslandsvika 62. Klage over avslag på søknad om etablering av vei og VA-anlegg 205/24 2024/37545-7 Ytrebygda gnr 112 bnr 2 Hjellestadvegen. Klage på avslått søknad om vesentlig terrenginngrep og massehåndteringsområde 206/24 2024/42334-5 Ytrebygda, gnr. 119, bnr. 201, Steinsvikvegen 393. Klage over vedtak om avslag på søknad om rammeløyve og dispensasjon for oppføring av idrettshall 207/24 2024/38974-7 Årstad, gnr. 15 bnr. 158, Løbergsalleen 18. Klage frå nabo over vedtak om rammeløyve for 5 bustadeiningar 208/24 2024/01339-6 Åsane gnr 185 bnr 703 Morvikbotn 223. Klage på UMBY sitt vedtak om å gje dispensasjon og byggeløyve for tilbygg 209/24 2024/52274-5 Åsane gnr 191 bnr 73 Åsamyrane 271. Klage på midlertidig rammetillatelse til bruksendring for LAR-klinikk m.m. 210/24 2023/257822-17 Eventuelt UMBY 06.06.2024 side 5 av 5 </text:p>
          </table:table-cell>
          <table:table-cell office:value-type="float" office:value="4601" calcext:value-type="float">
            <text:p>4601</text:p>
          </table:table-cell>
          <table:table-cell office:value-type="string" calcext:value-type="string">
            <text:p>ace6e77c-a712-5272-ae3f-e54a4fbfc29f</text:p>
          </table:table-cell>
          <table:table-cell table:number-columns-repeated="16376"/>
        </table:table-row>
        <table:table-row table:style-name="ro2">
          <table:table-cell table:number-columns-repeated="3"/>
          <table:table-cell office:value-type="string" calcext:value-type="string">
            <text:p>Protokoll Miljø-, idrett-, kultur- og samfunnsutviklingsutvalget 26.11.2024</text:p>
          </table:table-cell>
          <table:table-cell office:value-type="string" calcext:value-type="string">
            <text:p><text:s/>Møteprotokoll Miljø-, idrett-, kultur- og samfunnsutviklingsutvalget Dato: 26.11.2024 kl. 12:00-15:00 Sted: Formannskapssalen Til stede: Kari Helene Skog (Ap) Barbara Vögele (MDG) Ørjan Sandberg (Ap) Abdalla Ali Mohammed (SV) Ingvild Austgulen (R) Rolleiv Lind (H) Kasandra Mariell Hunstad (H) John Rainer Løvli (INP) Jens Arne Hafeld (FrP) Møtende Magnus Fritjof Johannesen (FrP) for Sara Haugan Jacobsen (FrP), varamedlemmer: Veronika Løveng-Hansen (SV) for Maja Sandvik Lockert Forfall Maja Sandv</text:p>
          </table:table-cell>
          <table:table-cell office:value-type="string" calcext:value-type="string">
            <text:p><text:s/>Møteprotokoll Miljø-, idrett-, kultur- og samfunnsutviklingsutvalget Dato: 26.11.2024 kl. 12:00-15:00 Sted: Formannskapssalen Til stede: Kari Helene Skog (Ap) Barbara Vögele (MDG) Ørjan Sandberg (Ap) Abdalla Ali Mohammed (SV) Ingvild Austgulen (R) Rolleiv Lind (H) Kasandra Mariell Hunstad (H) John Rainer Løvli (INP) Jens Arne Hafeld (FrP) Møtende Magnus Fritjof Johannesen (FrP) for Sara Haugan Jacobsen (FrP), varamedlemmer: Veronika Løveng-Hansen (SV) for Maja Sandvik Lockert Forfall Maja Sandvik Lockert (SV), Sara Haugan Jacobsen (FrP) Fra administrasjonen: Mette Mohåg, Kari Henriksen Sekretær: Peter Bjørn Saksliste Godkjenning av innkalling og saksliste Godkjenning av protokoll Spørsmål Saker til behandling 110/24 24/18322-1 Handlingsprogram 2025-2028 4 1 Kulturøkonomi i Tromsø – ringvirkninger av 111/24 24/19386-1 6 kommunale tilskudd Oppnevning av nytt medlem til priskomiteene for 112/24 24/16387-1 7 idrettsprisen og idrettens heders- og frivillighetspris 113/24 24/18108-1 Driftstilskudd til Dyrebeskyttelsen i Tromsø for 2024 8 Representantforslag Sebastian H. Henriksen - 114/24 24/18427-1 Konsekvensutredning av å organisere idrettsanlegg 9 som kommunalt foretak (KF) Ønske om politiske representanter i 115/24 24/18444-1 10 vannområdeutvalget for Balsfjord-Karlsøy Landbruksplan for Tromsø kommune 2025-2033 - 116/24 24/17652-1 11 Vedtak for høring Navn på gatekode 83007 Rødfjellvegen og gatekode 117/24 24/18442-3 12 83008 Kvitfjellvegen PLAN 1972. DETALJREGULERINGSPLAN TROMSØ 23/06606- 118/24 LUFTHAVN. LANGNES. FASTSETTING AV 13 49 PLANPROGRAM Rapportering på vedtaksoppfølging - januar 2024 til juni 119/24 24/15183-1 14 2024 24/09808- Godkjenning av kommunal tomt gnr/bnr. 15/970 til 120/24 15 13 storhall på Elveneset 20/10434- 121/24 Plan 1939 Solneset til offentlig ettersyn og høring 16 62 2 Godkjenning av innkalling og saksliste Innkalling og saksliste ble godkjent. Godkjenning av protokoll Protokollen ble ikke behandlet. Spørsmål 3 Saker til behandling 110/24 Handlingsprogram 2025-2028 Behandlet av Møtedato Saknr 1 Arbeidsmiljøutvalget 12.11.2024 10 Arbeidsmiljøutvalget 25.11.2024 29/24 11 Mangfolds- og integreringsutvalget 25.11.2024 31/24 12 Ungdomsrådet 13 Hasteutvalg for fellesskap og sosial utjevning 21.11.2024 7/24 14 Likestillingsutvalget 26.11.2024 19/24 2 Eldrerådet 25.11.2024 38/24 3 Kommunalt råd for mennesker med nedsatt 25.11.2024 44/24 funksjonsevne 4 Miljø-, idrett-, kultur- og 26.11.2024 110/24 samfunnsutviklingsutvalget 5 Helse- og velferdsutvalget 27.11.2024 39/24 6 Kommune- og byutviklingsutvalget 28.11.2024 66/24 7 Oppvekst- og utdanningsutvalget 29.11.2024 53/24 8 Formannskapet 03.12.2024 176/24 9 Kommunestyret 18.12.2024 Kommunedirektørens innstilling til vedtak: 1. Skattøret for 2025 fastsettes til høyeste lovlige sats i henhold til Stortingets vedtak. 2. Det utskrives eiendomsskatt på alle eiendommer i Tromsø kommune i medhold av eigedomsskattelova §§ 2 og 3. • Eiendomsskatten for 2025 skrives ut med skattesats 3,9 promille for boligeiendommer og eiendommer med selvstendige boenheter. Den generelle skattesats for alle andre typer eiendommer settes til 7 promille. • Det gjennomføres kontorjustering for 2025 på 4,1 %. • Bunnfradrag for godkjente boenheter settes til 145 000 kroner. • Etter eigedomsskattelova § 7a skal det innvilges fritak for eiendomsskatt for så vidt gjelder private barnehager og skoler som ikke driver på kommersielt grunnlag. Videre kan eiendommer som eies av stiftelser eller organisasjoner som ivaretar kommunens gavn eller tarv og som ikke driver på kommersielt grunnlag, herunder idrettsanlegg som er åpne for alle, av kommunestyret innvilges fritak for eiendomsskatt. • Eiendomsskatt og kommunale eiendomsavgifter forfaller til betaling i fire terminer per år. 3. Handlingsprogrammets første år gjelder som årsbudsjett for 2025. 4. Driftsbudsjettet vedtas i henhold til bevilgningsoversikter drift etter budsjett- og regnskapsforskriften § 5-4 første og andre ledd. 4 5. Investeringsbudsjettet vedtas i henhold til bevilgningsoversikter investering etter budsjett- og regnskapsforskriften § 5-5 første og andre ledd. 6. I 2025-2028 tas det opp lån som følger: Tall i tusen 2025 2026 2027 2028 Ordinære investeringer 805 967 642 760 490 676 650 286 kommunekassen Investeringer 180 000 240 000 250 000 250 000 vann og avløp Lån kommunale 55 326 64 800 90 000 90 000 foretak (KF) Sum lån 1 041 293 947 560 830 676 990 286 investeringer Startlån 500 000 600 000 600 000 600 000 Husbanken 7. Tromsø kommunes trekkrettighet (kassekreditt) for 2025 settes til 600 millioner kroner i gjeldende hovedbankavtale. 8. Kommunale betalingssatser, avgifter og gebyrer for 2025 vedtas i henhold til vedlegg 1 og 2. 9. Faste tilskudd til eksterne organisasjoner i 2025 vedtas iht. vedlegg 3. 10. Rammene for søkbare tilskudd til eksterne organisasjoner i 2025 vedtas iht. vedlegg 4. Politisk sak om fordeling av midler knyttet til de ulike formål fremmes for aktuelt hovedutvalg i tråd med delegasjonsreglementet og reglement for hovedutvalgene. 11. Innenfor ansvarsramme 9200 Sentralt budsjettområde settes det av 1,5 millioner kroner i årsbudsjett 2025 til formannskapets disposisjon. 12. Overføring (driftstilskudd) til Tromsø Brann og Redning KF i 2025-2028 er på 77,692 millioner kroner årlig. 13. Overføring (driftstilskudd) til Tromsøbolig KF er på 43,96 millioner kroner i 2025, og 30,66 millioner kroner i årene 2026-2028. 14. Overføring til Tromsø Havn KF (drift) er på 1,874 millioner kroner i 2025 og 1,774 millioner kroner i 2026-2028, som som skal dekke kapitalutgifter forbundet med opprydding i havnebassenget. 15. Husleien til Aurora Kino AS i 2025 er 5,160 millioner kroner. 16. Kontrollutvalgets budsjett for 2025 er 7,857 millioner kroner. 5 17. På ansvarsramme 9200 Sentralt budsjettområde avsettes det 120 millioner kroner til å dekke lønnsoppgjøret i 2025. Midlene fordeles av kommunedirektør ut på aktuelle ansvarsrammer i tråd med resultatet i de ulike lønnsoppgjørene. Møtebehandling i Miljø-, idrett-, kultur- og samfunnsutviklingsutvalget 26.11.2024: Møtebehandling Jens Arne Hafeld (FrP) foreslo at saken tas til orientering. Votering Jens Arne Hafelds (FrP) forslag ble enstemmig vedtatt. Miljø-, idrett-, kultur- og samfunnsutviklingsutvalgets vedtak Sak tas til orientering. 111/24 Kulturøkonomi i Tromsø – ringvirkninger av kommunale tilskudd Behandlet av Møtedato Saknr 1 Miljø-, idrett-, kultur- og 26.11.2024 111/24 samfunnsutviklingsutvalget Kommunedirektørens innstilling til vedtak: Sak tas til orientering. Møtebehandling i Miljø-, idrett-, kultur- og samfunnsutviklingsutvalget 26.11.2024: 6 Møtebehandling Votering Innstillingen ble enstemmig vedtatt Miljø-, idrett-, kultur- og samfunnsutviklingsutvalgets vedtak Sak tas til orientering. 112/24 Oppnevning av nytt medlem til priskomiteene for idrettsprisen og idrettens heders- og frivillighetspris Behandlet av Møtedato Saknr 1 Miljø-, idrett-, kultur- og 26.11.2024 112/24 samfunnsutviklingsutvalget Kommunedirektørens innstilling til vedtak: XX oppnevnes som erstatter for Anne Berit Figenschau i priskomiteen for idrettsprisen og i priskomiteen for idrettens heders- og frivillighetspris for valgperioden 2024-2027. Møtebehandling i Miljø-, idrett-, kultur- og samfunnsutviklingsutvalget 26.11.2024: Møtebehandling Sak 112/24 ble trukket ettersom Anne Berit Figenschau er valgbar. Votering Miljø-, idrett-, kultur- og samfunnsutviklingsutvalgets vedtak 7 113/24 Driftstilskudd til Dyrebeskyttelsen i Tromsø for 2024 Behandlet av Møtedato Saknr 1 Miljø-, idrett-, kultur- og 26.11.2024 113/24 samfunnsutviklingsutvalget Kommunedirektørens innstilling til vedtak: Dyrebeskyttelsen i Tromsø innvilges ikke omsøkt driftstilskudd for 2024, på kr 100.000, - Dyrebeskyttelsen i Tromsø innvilges ikke omsøkt driftstilskudd for 2024, på kr 100.000, - Møtebehandling i Miljø-, idrett-, kultur- og samfunnsutviklingsutvalget 26.11.2024: Møtebehandling Barbara Vögele (MDG) fremmet alternativforslag på vegne av MDG og Rødt: Dyrebeskyttelsen i Tromsø innvilges omsøkt driftstilskudd for 2024, på kr 100.000,- Votering Barbara Vögeles (MDG) alternativforslag ble enstemmig vedtatt. Miljø-, idrett-, kultur- og samfunnsutviklingsutvalgets vedtak 8 Dyrebeskyttelsen i Tromsø innvilges omsøkt driftstilskudd for 2024, på kr 100.000,- 114/24 Representantforslag Sebastian H. Henriksen - Konsekvensutredning av å organisere idrettsanlegg som kommunalt foretak (KF) Behandlet av Møtedato Saknr 1 Miljø-, idrett-, kultur- og 26.11.2024 114/24 samfunnsutviklingsutvalget Kommunedirektørens innstilling til vedtak: Konsekvensutredning av å organisere idrettsanlegg som kommunalt foretak (KF) tas til orientering. Det vurderes ikke som ønskelig å organisere kommunens idrettsanlegg i et kommunalt foretak. Møtebehandling i Miljø-, idrett-, kultur- og samfunnsutviklingsutvalget 26.11.2024: Møtebehandling Votering Innstilling ble enstemmig vedtatt. 9 Miljø-, idrett-, kultur- og samfunnsutviklingsutvalgets vedtak Konsekvensutredning av å organisere idrettsanlegg som kommunalt foretak (KF) tas til orientering. Det vurderes ikke som ønskelig å organisere kommunens idrettsanlegg i et kommunalt foretak. 115/24 Ønske om politiske representanter i vannområdeutvalget for Balsfjord-Karlsøy Behandlet av Møtedato Saknr 1 Miljø-, idrett-, kultur- og 26.11.2024 115/24 samfunnsutviklingsutvalget Kommunedirektørens innstilling til vedtak: Tromsø kommune velger følgende politikere til å være med i vannområdeutvalget for vannområde Balsfjord-Karlsøy: - Hovedrepresentant: - Vara: Møtebehandling i Miljø-, idrett-, kultur- og samfunnsutviklingsutvalget 26.11.2024: Møtebehandling Kari Helene Skog (AP) fremmet følgende forslag: 10 Vi foreslår som representant for vannområdeutvalget for Balsfjord- Karlsøy: Barbara Vögele. Vara: Markus Akselbo. Votering Forslaget fra Kari Helene Skog (AP) ble enstemmig vedtatt. Miljø-, idrett-, kultur- og samfunnsutviklingsutvalgets vedtak Vi foreslår som representant for vannområdeutvalget for Balsfjord- Karlsøy: Barbara Vögele. Vara: Markus Akselbo. 116/24 Landbruksplan for Tromsø kommune 2025-2033 - Vedtak for høring Behandlet av Møtedato Saknr 1 Miljø-, idrett-, kultur- og 26.11.2024 116/24 samfunnsutviklingsutvalget Kommunedirektørens innstilling til vedtak: Tromsø kommune legger landbruksplan for Tromsø kommune 2025-2033 ut på offentlig høring i fem uker fra kunngjøringsdato. Frist for innlevering av innspill og merknader til landbruksplanen settes til 05.01.2025. Møtebehandling i Miljø-, idrett-, kultur- og samfunnsutviklingsutvalget 26.11.2024: 11 Møtebehandling Barbara Vögele (MDG) fremmet følgende forslag på vegne av MDG og Rødt: Endring høringsfrist Frist for innlevering av innspill og merknader til landbruksplanen settes til 20.01.2025. Barbara Vögele (MDG) fremmet følgende forslag på vegne av MDG og Rødt: Høringsinnspill Kommunen ber særskilt om innspill knyttet til - årsak for beitekonflikter - tiltak for økning av selvforsyningsgrad generelt og spesielt tiltak for økning av grønnsaksproduksjon - kommunens rolle i styrking av økologisk produksjon Votering Barbara Vögeles (MDG) forslag om endring høringsfrist ble enstemmig vedtatt. Barbara Vögeles (MDG) forslag om høringsinnspill ble vedtatt med 8 stemmer mot 3 (FrP, INP) stemmer. Miljø-, idrett-, kultur- og samfunnsutviklingsutvalgets vedtak Tromsø kommune legger landbruksplan for Tromsø kommune 2025-2033 ut på offentlig høring i fem uker fra kunngjøringsdato. Frist for innlevering av innspill og merknader til landbruksplanen settes til 05.01.2025. Endring høringsfrist Frist for innlevering av innspill og merknader til landbruksplanen settes til 20.01.2025. Høringsinnspill Kommunen ber særskilt om innspill knyttet til - årsak for beitekonflikter - tiltak for økning av selvforsyningsgrad generelt og spesielt tiltak for økning av grønnsaksproduksjon - kommunens rolle i styrking av økologisk produksjon 117/24 Navn på gatekode 83007 Rødfjellvegen og gatekode 83008 Kvitfjellvegen 12 Behandlet av Møtedato Saknr 1 Miljø-, idrett-, kultur- og 26.11.2024 117/24 samfunnsutviklingsutvalget Kommunedirektørens innstilling til vedtak: Gatekode 83007 gis navnet Rødfjellvegen Gatekode 83008 gis navnet Kvitfjellvegen Møtebehandling i Miljø-, idrett-, kultur- og samfunnsutviklingsutvalget 26.11.2024: Møtebehandling Votering Innstillingen ble enstemmig vedtatt. Miljø-, idrett-, kultur- og samfunnsutviklingsutvalgets vedtak Gatekode 83007 gis navnet Rødfjellvegen Gatekode 83008 gis navnet Kvitfjellvegen 118/24 PLAN 1972. DETALJREGULERINGSPLAN TROMSØ LUFTHAVN. LANGNES. FASTSETTING AV PLANPROGRAM Behandlet av Møtedato Saknr 1 Miljø-, idrett-, kultur- og 26.11.2024 118/24 samfunnsutviklingsutvalget 2 Kommune- og byutviklingsutvalget 31.10.2024 63/24 13 Kommunedirektørens innstilling: Planprogram for detaljreguleringsplan for Tromsø lufthavn, Langnes fastsettes i tråd med revidert planprogram, datert 16. september 2024. Planområdet avgrenses imidlertid slik at man ikke tar med arealer vest for fylkesveg 862 på Grindneset. Møtebehandling i Miljø-, idrett-, kultur- og samfunnsutviklingsutvalget 26.11.2024: Møtebehandling Sak 118/24 ble trukket ettersom den har vært endelig behandlet i KOBY. Votering Miljø-, idrett-, kultur- og samfunnsutviklingsutvalgets vedtak Sak 118/24 ble trukket ettersom den har vært endelig behandlet i KOBY. 119/24 Rapportering på vedtaksoppfølging - januar 2024 til juni 2024 Behandlet av Møtedato Saknr 1 Kommunestyret 2 Miljø-, idrett-, kultur- og 26.11.2024 119/24 samfunnsutviklingsutvalget 3 Helse- og velferdsutvalget 27.11.2024 42/24 4 Kommune- og byutviklingsutvalget 28.11.2024 65/24 5 Oppvekst- og utdanningsutvalget 29.11.2024 56/24 6 Eldrerådet 25.11.2024 43/24 7 Kommunalt råd for mennesker med nedsatt 25.11.2024 funksjonsevne 8 Kommunestyret 18.12.2024 Kommunedirektørens innstilling til vedtak: 14 Rapportering på vedtaksoppfølging januar 2024 til juni 2024 tas til orientering. Møtebehandling i Miljø-, idrett-, kultur- og samfunnsutviklingsutvalget 26.11.2024: Møtebehandling Votering Innstillingen ble enstemmig vedtatt. Miljø-, idrett-, kultur- og samfunnsutviklingsutvalgets vedtak Rapportering på vedtaksoppfølging januar 2024 til juni 2024 tas til orientering. 120/24 Godkjenning av kommunal tomt gnr/bnr. 15/970 til storhall på Elveneset Behandlet av Møtedato Saknr 1 Miljø-, idrett-, kultur- og 26.11.2024 120/24 samfunnsutviklingsutvalget 2 Kommune- og byutviklingsutvalget 28.11.2024 69/24 3 Formannskapet 03.12.2024 173/24 Kommunedirektørens innstilling til vedtak: 1. Kommunen, som grunneier, stiller arealet med gnr/bnr. 15/970 på Elveneset til disposisjon til storhall for fotballsammenslutningen. 2. Kommunen vil gjennomføre et makebytte av tomt 15/1613 dersom dette viser seg mulig og nødvendig for gjennomføring av tiltaket. 3. Makebytte og eventuelle kommunale økonomiske bidrag i prosjektet fremlegges Kommunestyret for investeringsbeslutning i hht. investeringsreglementet. 15 Møtebehandling i Miljø-, idrett-, kultur- og samfunnsutviklingsutvalget 26.11.2024: Møtebehandling Votering Innstillingen ble vedtatt med 10 stemmer for og 1 (MDG) stemme mot. Miljø-, idrett-, kultur- og samfunnsutviklingsutvalgets vedtak 1. Kommunen, som grunneier, stiller arealet med gnr/bnr. 15/970 på Elveneset til disposisjon til storhall for fotballsammenslutningen. 2. Kommunen vil gjennomføre et makebytte av tomt 15/1613 dersom dette viser seg mulig og nødvendig for gjennomføring av tiltaket. 3. Makebytte og eventuelle kommunale økonomiske bidrag i prosjektet fremlegges Kommunestyret for investeringsbeslutning i hht. investeringsreglementet. 121/24 Plan 1939 Solneset til offentlig ettersyn og høring Behandlet av Møtedato Saknr 1 Kommune- og byutviklingsutvalget 28.11.2024 68/24 2 Miljø-, idrett-, kultur- og 26.11.2024 121/24 samfunnsutviklingsutvalget Kommunedirektørens innstilling: Forslag til plan 1939 detaljregulering for Solneset felt B1-B2, C1-C2, med plankart av 4.10.2024, planbestemmelser av 18.09.2024 og planbeskrivelse av 4.10.2024, fremmes ikke og legges ikke ut til offentlig ettersyn med videre. 16 Planforslaget er i strid med kommunen sine forpliktelser i byvekstavtalen og egne vedtatte kriterier for nullvekstmål. Forslaget er heller ikke i tråd med miljømål i kommuneplanens samfunnsdel med arealstrategi og nasjonale føringer på området. Vedtaket er hjemlet i plan- og bygningsloven § 12-11. Alternativ innstilling: Forslag til plan 1939 detaljregulering for Solneset felt B1-B2, C1-C2, med plankart av 4.10.2024, planbestemmelser av 18.09.2024 og planbeskrivelse av 4.10.2024, sendes på høring og legges til offentlig ettersyn i seks uker. Vedtaket er hjemlet i plan- og bygningsloven § 12-10. Møtebehandling i Miljø-, idrett-, kultur- og samfunnsutviklingsutvalget 26.11.2024: Møtebehandling Barbara Vögele (MDG) fremmet følgende forslag: Tilleggsspørsmål til alternativ 2 i den delte innstillingen Utvalget ber om særskilt innspill til følgende: - hvordan kan kommunens forpliktelser i byvekstavtalen og egne vedtatte kriterier for nullvekstmål innfris med planen? - Hvordan kan miljømål i kommuneplanens samfunnsdel med arealstrategi og nasjonale føringer på området innfris med planen? Kari Helene Skog (Ap) fremmet følgende forslag: Alternativt forslag fra adm: Forslag til plan 1939 detaljregulering for Solneset felt B1-B2, C1-C2, med plankart av 4.10.2024, planbestemmelser av 18.09.2024 og planbeskrivelse av 4.10.2024, sendes på høring og legges til offentlig ettersyn i seks uker. Vedtaket er hjemlet i plan- og bygningsloven § 12-10 Votering Kari Helene Skogs (Ap) forslag ble vedtatt med 9 stemmer mot 2 (MDG, Rødt) stemmer. Barbara Vögeles (MDG) forslag falt med 5 (Ap; SV, Veronika Løveng-Hansen; MDG, Rødt) stemmer for og 6 (H; H; FrP; SV, Abdalla Ali Mohammed; INP) stemmer mot. Miljø-, idrett-, kultur- og samfunnsutviklingsutvalgets vedtak Forslag til plan 1939 detaljregulering for Solneset felt B1-B2, C1-C2, med plankart av 4.10.2024, planbestemmelser av 18.09.2024 og planbeskrivelse av 4.10.2024, sendes på høring og legges til offentlig ettersyn i seks uker. Vedtaket er hjemlet i plan- og bygningsloven § 12-10 17 Kari Helene Skog Tromsø, 27.11.2024 18 </text:p>
          </table:table-cell>
          <table:table-cell office:value-type="float" office:value="5501" calcext:value-type="float">
            <text:p>5501</text:p>
          </table:table-cell>
          <table:table-cell office:value-type="string" calcext:value-type="string">
            <text:p>585a4b1f-b34e-5ab7-ad84-e40d7067934b</text:p>
          </table:table-cell>
          <table:table-cell table:number-columns-repeated="16376"/>
        </table:table-row>
        <table:table-row table:style-name="ro4">
          <table:table-cell table:number-columns-repeated="3"/>
          <table:table-cell office:value-type="string" calcext:value-type="string">
            <text:p>0063/24, Kommune- og byutviklingsutvalget, 31.10.2024</text:p>
          </table:table-cell>
          <table:table-cell office:value-type="string" calcext:value-type="string">
            <text:p><text:s/>Saksprotokoll Utvalg: Kommune- og byutviklingsutvalget Arkivsaknr. 23/06606 Saksbehandler Roy Fossum Behandlet av Møtedato Saknr 1 Miljø-, idrett-, kultur- og 26.11.2024 samfunnsutviklingsutvalget 2 Kommune- og byutviklingsutvalget 31.10.2024 63/24 PLAN 1972. DETALJREGULERINGSPLAN TROMSØ LUFTHAVN. LANGNES. FASTSETTING AV PLANPROGRAM Kommune- og byutviklingsutvalget har behandlet saken i møte 31.10.2024 sak 63/24 Møtebehandling Votering Voteringspunkt Innstilling Enstemmig for 10 (Ap, FrP, H, MD</text:p>
          </table:table-cell>
          <table:table-cell office:value-type="string" calcext:value-type="string">
            <text:p><text:s/>Saksprotokoll Utvalg: Kommune- og byutviklingsutvalget Arkivsaknr. 23/06606 Saksbehandler Roy Fossum Behandlet av Møtedato Saknr 1 Miljø-, idrett-, kultur- og 26.11.2024 samfunnsutviklingsutvalget 2 Kommune- og byutviklingsutvalget 31.10.2024 63/24 PLAN 1972. DETALJREGULERINGSPLAN TROMSØ LUFTHAVN. LANGNES. FASTSETTING AV PLANPROGRAM Kommune- og byutviklingsutvalget har behandlet saken i møte 31.10.2024 sak 63/24 Møtebehandling Votering Voteringspunkt Innstilling Enstemmig for 10 (Ap, FrP, H, MDG, Rødt, SV, V) Kommune- og byutviklingsutvalgets vedtak Planprogram for detaljreguleringsplan for Tromsø lufthavn, Langnes fastsettes i tråd med revidert planprogram, datert 16. september 2024. Planområdet avgrenses imidlertid slik at man ikke tar med arealer vest for fylkesveg 862 på Grindneset. 1 </text:p>
          </table:table-cell>
          <table:table-cell office:value-type="float" office:value="5501" calcext:value-type="float">
            <text:p>5501</text:p>
          </table:table-cell>
          <table:table-cell office:value-type="string" calcext:value-type="string">
            <text:p>3cd83fa5-0231-53f6-92bb-7e8ea6bafe45</text:p>
          </table:table-cell>
          <table:table-cell table:number-columns-repeated="16376"/>
        </table:table-row>
        <table:table-row table:style-name="ro2">
          <table:table-cell table:number-columns-repeated="3"/>
          <table:table-cell office:value-type="string" calcext:value-type="string">
            <text:p>Protokoll utvalg for helse og sosial 17.01.2024</text:p>
          </table:table-cell>
          <table:table-cell office:value-type="string" calcext:value-type="string">
            <text:p><text:s/>BERGEN KOMMUNE Protokoll Utvalg for helse og sosial Den 17. jan. 2024 holdt utvalg for helse og sosial møte i Bergen Rådhus, møterom Teatersalen 1. etg. Møtet startet kl. 16:00 og ble hevet kl. 20.51. Til stede under opprop: Kjersti Pettersen (H) Bjørn-Frode Schjelderup (H) Karl Strydom Eidesund (H) Birgit Nistad (H) Fauzia Hussain-Wiik (A) Solveig Irene Skjerve (A) - vara Jeron Joseph (A) Per Jørgensen (FrP) Christian Haugen (FrP) Erlend Mjanger (FrP) – vara Diane A. Berbain (SV) Ann Kristin R</text:p>
          </table:table-cell>
          <table:table-cell office:value-type="string" calcext:value-type="string">
            <text:p><text:s/>BERGEN KOMMUNE Protokoll Utvalg for helse og sosial Den 17. jan. 2024 holdt utvalg for helse og sosial møte i Bergen Rådhus, møterom Teatersalen 1. etg. Møtet startet kl. 16:00 og ble hevet kl. 20.51. Til stede under opprop: Kjersti Pettersen (H) Bjørn-Frode Schjelderup (H) Karl Strydom Eidesund (H) Birgit Nistad (H) Fauzia Hussain-Wiik (A) Solveig Irene Skjerve (A) - vara Jeron Joseph (A) Per Jørgensen (FrP) Christian Haugen (FrP) Erlend Mjanger (FrP) – vara Diane A. Berbain (SV) Ann Kristin Ramstrøm (SV) Christine Henriksen Ødegaard (MDG) Frode Håkon Hellebø (BL) Elin Brandt Ådlandsvik (INP) Torstein Dahle (R) Per-Erik Gåskjenn (KrF) Tom-Ove Koteng Monsen (PP) Godkjente forfall til hele Linn Katrin Pilskog (A) møtet: Habilitetsvurdering: Orienteringssak om om kommunens oppfølging av konkret sak knyttet til tjenester fra kommunens helse-, sosial- og omsorgstjenester. Utvalg for helse og sosial fant Christian Haugen (FrP) inhabil etter forvaltningsloven § 6, 2. ledd. Erlend Mjanger (FrP) møtte som vara. Nestleder Kjersti Pettersen (H) var møteleder i perioden Haugen var inhabil. Fra byrådsavdelingen for Byråd Charlotte Spurkeland (H) barnevern, sosiale tjenester Kommunaldirektør Belén Birkenes og mangfold: Politisk rådgiver Oda Røhme Sivertsen Fra byrådsavdelingen for Byråd Marte Monstad (FrP) eldre, helse og omsorg Kommunaldirektør Kjell Wolf Politisk rådgiver Tobias Brynildsen Øvstedal Møteleder: Christian Haugen (FrP) Fra bystyrets kontor: Rådgiver Ingeborg Strandberg 1 Førstekonsulent Anne Marit Eriksen Muntlige innlegg: • Bergen SEIF v/ Michel Bafondoko • Til 9/24 «Ferietilbud for personer med utviklingshemming»: Norsk Forbund for Utviklingshemmede v/Kari Elster Moen • Therese Pedersen Orienteringer: • Orientering om kommunens oppfølging av konkret sak knyttet til tjenester fra kommunens helse-, sosial- og omsorgstjenester v/ v/byråd for eldre, helse og omsorg Marte Monstad • Orientering om midlertidig bosatt person på Melkeplasssen, samt status i oppfølging av Statsforvalterens tilsyn datert 11.12.2023 v/ fra byråd for barnevern, sosiale tjenester og mangfold Charlotte Spurkeland Saksliste Saksnr. Arkivsak Sakstittel 2023/257814-13 Innkalling utvalg for helse og sosial 17.01.2024 2024/04896-1 Muntlige spørsmål til møte i utvalg for helse og sosial 17.01.2024 1/24 2023/281482-1 Innkomne svar på skriftlige spørsmål til utvalg for helse og sosial 17.01.2024 2/24 2023/257817-5 Godkjenning av protokoll fra møte 06.12.2023 3/24 2023/261673-5 Saker til gjennomsyn utvalg for helse og sosial 17.01.2024 4/24 2024/03287-1 Høring om Bjørnsonsgate 4 - forberedelser 5/24 2023/260520-2 Høringsuttalelse til NOU 2023:24 Med barnet hele vegen – barnevernsinstitusjoner som har barnas tillit 6/24 2023/264362-2 Høringsuttalelse - Forslag til endringer i pasientbetalingsforskriften, skatteloven og skattelovforskriften vedrørende helseforetaks tilbud om NIPT 7/24 2023/269840-2 Høringsuttalelse til rapporten Barn i fattige familier 8/24 2023/272362-2 Høringsuttalelse - Innspill til stortingsmelding om akuttmedisinske tjenester 9/24 2022/02255-30 Ferietilbud for personer med utviklingshemming 2 10/24 2019/60659-56 Ny lokal forskrift om politivedtekt for Bergen kommune 11/24 2018/61084-2 Bjørge utleieboliger. Gjennomføringsvedtak 12/24 2019/86213-8 Haugland bofellesskap. Gjennomføringsvedtak 13/24 2023/257818-6 Eventuelt til møte helse og sosial 17.01.2024 Innkalling utvalg for helse og sosial 17.01.2024 Utvalg for helse og sosial behandlet saken i møtet 17.01.2024: Det var ingen merknader til innkallingen. Utvalg for helse og sosials behandling Følgende representanter tok ordet: Christian Haugen (Frp), Kjersti Pettersen (H) Christian Haugen (Frp) stilte spørsmål ved sin habilitet i forbindelse med muntlig innlegg fra Therese Pedersen og orientering om kommunens oppfølging av konkret sak knyttet til tjenester fra kommunens helse-, sosial- og omsorgstjenester v/byråd for eldre, helse og omsorg Marte Monstad. Haugen er nær bekjent med en varsler i annen sak om samme tjenesteleverandør. Haugen trådde fra under behandling av inhabilitet. Utvalget fant Christian Haugen (Frp) inhabil etter forvaltningsloven § 6, 2. ledd. Erlend Mjanger (Frp) møtte under muntlig innlegg fra Therese Pedersen og orientering om kommunens oppfølging av konkret sak knyttet til tjenester fra kommunens helse-, sosial- og omsorgstjenester v/byråd for eldre, helse og omsorg Marte Monstad. Nestleder Kjersti Pettersen (H) var møteleder i perioden Haugen var inhabil. Byråd for eldre, helse og omsorg Marte Monstad informerte om at orienteringen kunne gå for åpent møte, men ba om at spørsmålsrunden ble lukket med bakgrunn i kommuneloven § 11- 5. Utvalgets medlemmer stilte seg bak at møtet ble lukket under spørsmålsrunden. [Lagre saksprotokoll] [Lagre vedtak] Muntlige spørsmål til møte i utvalg for helse og sosial 17.01.2024 Utvalg for helse og sosial behandlet saken i møtet 17.01.2024: 14. Solveig Irene Skjerve (A) stilt spørsmål om Klosterhagen erklæringen og prioritering av oppgaver. Byråd Marte Monstad (FrP) besvarte spørsmålet. 3 15. Diane A. Berbain (SV) stilte spørsmål om Nyhavnveien 10 Byråd Charlotte Spurkeland (H) besvarte spørsmålet. Diane A. Berbain (SV) stilte oppfølgingsspørsmål og ba om å få skriftlig svar på spørsmålene. 16. Torstein Dahle (R) stilte spørsmål om rullering av handlingsplanen mot fattigdom. Byråd Charlotte Spurkeland (H) besvarte spørsmålet. 17. Diane A. Berbain (SV) stilte spørsmål om aktivitetskort Byråd Charlotte Spurkeland (H) besvarte spørsmålet. 18. Torstein Dahle (R) stilte spørsmål overføring av BPA-timer fra foregående år. Byråd Charlotte Spurkeland (H) besvarte spørsmålet. 19. Diane A. Berbain (SV) stille spørsmål om akuttovernatting for fattige tilreisende. Byråd Charlotte Spurkeland (H) besvarte spørsmålet. Diane A. Berbain (SV) stilte oppfølgingsspørsmål. Byråd Charlotte Spurkeland (H) besvarte spørsmålet. 20. Ann Kristin Ramstrøm (SV) stilte spørsmål om Plan mot vold i nære relasjoner. Byråd Charlotte Spurkeland (H) besvarte spørsmålet. 21. Ann Kristin Ramstrøm (SV) stilte spørsmål om egen helsestasjon også for barn og unge på Laksevåg og i Loddefjord. Byråd Charlotte Spurkeland (H) besvarte spørsmålet. 22. Ann Kristin Ramstrøm (SV) stilte spørsmål om situasjonen i Vågsbunnen. Byråd Charlotte Spurkeland (H) besvarte spørsmålet. [Lagre saksprotokoll] [Lagre vedtak] 4 1/24 Innkomne svar på skriftlige spørsmål til utvalg for helse og sosial 17.01.2024 Utvalg for helse og sosial behandlet saken i møtet 17.01.2024 sak 1/24: Følgende svar ble sendt ut i forkant a møtet: • Svar på skriftlig spørsmål nr. 7 fra Per-Erik Gåskjenn (KrF) om barn på venteliste til fastlege. • Svar på skriftlig spørsmål nr. 8 fra Christine Henriksen Ødegaard (MDG) om boligsituasjon for ROP-pasienter. • Svar på skriftlig spørsmål nr. 10 fra Fauzia Hussain-Wiik (AP) om kriterier for utvelgelse av konkurranseutsatte kommunale sykehjem. [Lagre saksprotokoll] [Lagre vedtak] 2/24 Godkjenning av protokoll fra møte 06.12.2023 Utvalg for helse og sosial behandlet saken i møtet 17.01.2024 sak 2/24 og fattet følgende vedtak: Protokollen ble godkjent. Utvalg for helse og sosials behandling Ingen representanter tok ordet. [Lagre saksprotokoll] [Lagre vedtak] 3/24 Saker til gjennomsyn utvalg for helse og sosial 17.01.2024 Utvalg for helse og sosial behandlet saken i møtet 17.01.2024 sak 3/24: Følgende dokumenter ble sendt ut i forkant av møtet: • Innlegg for Helse og Sosial 061223 • Til saker til gjennomsyn i Utvalg for helse og sosial: Rapport fra tilsyn med helse- og omsorgstjenester til barn i barne- og avlastningsboliger. • Melding om tilsyn Vestlund avlastning - april 2023 - LOT landsomfattende tilsyn med barne- og avlastningsboliger • Melding om tilsyn - Breimyra avlastning - mai 2023 - LOT landsomfattande tilsyn • Orienteringsskriv - Høringsuttalelse - endringer i utdanningsplanen i samfunnsmedisin • Vedtak BR2, 14122023, Sak 1316/23, Høringsuttalelse - endringer i utdanningsplanen i samfunnsmedisin • Høringsuttalelse - endringer i utdanningsplanen i samfunnsmedisin • Utdanningsplan i samfunnsmedisin til høring 3.11.23 • Høring - endringer i utdanningsplanen i samfunnsmedisin.PDF • Bv foredrag - info til politiske partier (3 utg.) 5 • Protokoll byrådet - saker avgjort av byrådet 02.01.24 • Informasjon om kontrollutvalgets planarbeid og risikospill med bystyreutvalg og andre utvalg 2023 • Oversikt over større saker som byrådet forventer å fremme for bystyret 1. halvår 2024 • Større saker som byrådet planlegger å levere 1. halvår 2024 • Orienteringsskriv - Høringsuttalelse - Pasientens legemiddelliste - PLL i praksis • Vedtak BR2, 07122023, Sak 1307/23, Høringsuttalelse - Pasientens legemiddelliste - PLL i praksis • Høringsuttalelse - Pasientens legemiddeliste - PLL i praksis • Høring på informasjonssiden PLL i praksis • Høringsdokument PLL i praksis • Vedtak BR2, 21122023, Sak 1326/23, Høring- strategi for fastlegeordningen 2024-2028 • Orienteringsskriv - Høring- strategi for fastlegeordningen 2024-2028 • Høring av strategi for fastlegeordningen 2024-2028 • Statistikk fastlegeordningen pr august 2023 • Strategi for fastlegeordningene 2024 - 2028 • Referat fra AU-UHSO 05.01.2024 [Lagre saksprotokoll] [Lagre vedtak] 4/24 Høring om Bjørnsonsgate 4 - forberedelser Utvalg for helse og sosial behandlet saken i møtet 17.01.2024 sak 4/24 og fattet følgende vedtak: 1. Høring om Bjørnsonsgate 4 blir avholdt 13. mars. 2. Utvalg for helse og sosial velger en arbeidsgruppe med følgende medlemmer: a. Christian Haugen (Frp) b. Kjersti Pettersen (H) c. Elin Brandt Ådlandsvik (INP) d. Diane Alexandra Berbain (SV) e. Torstein Dahle (R) 3. Arbeidsgruppen får fullmakt til å planlegge høringen. Utvalg for helse og sosials behandling Følgende representanter tok ordet: Jeron Joseph (A), Kjersti Pettersen (H), Christine Henriksen Ødegaard (MDG), Fauzia Hussain-Wiik (A), Torstein Dahle (R), Bjørn-Frode Schjelderup (H) Forslag fremsatt i utvalget: Christian Haugen (FrP) fremsatte på vegne av H, FrP, SV, INP, R, BL og PP følgende forslag til punkt 2, e): Torstein Dahle (R) Jeron Joseph (A) fremsatte på vegne av A følgende forslag til punkt 2, e): Fauzia Hussain-Wiik (A) 6 Jeron Joseph (A) fremsatte på vegne av A følgende alternative forslag til punkt 2: Arbeidsgruppen utvides fra 5 til 6 medlemmer Merknader fremsatt i utvalget: Christian Haugen (FrP) fremsatte på vegne av H og FrP følgende merknad: Gjennomgang av dødsfallene på adressen tas ut av høringen både for å kunne ha en åpen høring og da granskningen av denne ligger utenfor bystyrets mandat. Votering: Forslag til vedtak punkt 1 ble vedtatt enstemmig. Forslag til vedtak punkt 2 a-d ble vedtatt enstemmig. Alternativt forslag til punkt 2 fremsatt av Jeron Joseph (A) fikk 8 stemmer (A, SV, MDG, R). Forslag fra A til punkt 2, e) fremsatt av Jeron Joseph (A) fikk 0 stemmer. Forslag til punkt 2, e) fra H, FrP, SV, INP, R, BL og PP fremsatt av Christian Haugen (FrP) ble vedtatt enstemmig. Innstillingen punkt 3 ble vedtatt enstemmig. Innstillingens punkt 4 ble ikke votert over. Merknad fra H og Frp fremsatt av Christian Haugen (FrP) ble ikke votert over. Forslag til vedtak: 1. Høring om Bjørnsonsgate 4 blir avholdt 13. mars. 2. Utvalg for helse og sosial velger en arbeidsgruppe med følgende medlemmer: a. Christian Haugen (Frp) b. Kjersti Pettersen (H) c. Elin Brandt Ådlandsvik (INP) d. Diane Alexandra Berbain (SV) e. ....................................... 3. Arbeidsgruppen får fullmakt til å planlegge høringen. 4. Utvalg for helse og sosial har følgende innspill til planleggingen av høringen: [Lagre saksprotokoll] [Lagre vedtak] 5/24 Høringsuttalelse til NOU 2023:24 Med barnet hele vegen – barnevernsinstitusjoner som har barnas tillit 7 Utvalg for helse og sosial behandlet saken i møtet 17.01.2024 sak 5/24 og avga følgende innstilling: 1. Bergen kommune avgir høringsuttalelse til NOU 2023:24 Med barnet hele vegen – barnevernsinstitusjoner som har barnas tillit» slik den fremkommer av byrådets forslag. 2. Bergen kommune forutsetter at det kommer statlige finansieringsordninger. 3. Bergen kommune mener at høringen er uklar med henblikk på når i forløpet en iverksetter individuell plan. Ansvaret skal ligge hos barnekoordinator og skal ivareta samordning av tjenester fra flere etater. Utvalg for helse og sosials behandling Følgende representanter tok ordet: Fauzia Hussain-Wiik (A), Kjersti Pettersen (H), Elin Brandt Ådlandsvik (INP), Ann Kristin Ramstrøm (SV), Christine Henriksen Ødegaard (MDG) Forslag fremsatt i utvalget: Elin Brandt Ådlandsvik (INP) fremsatte på vegne av INP følgende tilleggsforslag: Bergen kommune mener at høringen er uklar med henblikk på når i forløpet en iverksetter individuell plan. Ansvaret skal ligge hos barnekoordinator og skal ivareta samordning av tjenester fra flere etater. Merknader fremsatt i utvalget: Fauzia Hussain-Wiik (A) fremsatte på vegne av A følgende merknad: Bystyret ber byrådet å styrke innsatsen for tilrettelagt oppfølging og ettervern av ungdommer som har begått kriminelle handlinger. Vi har det siste året sett flere tilfeller av at ungdommer begår gjentatt kriminalitet i etterkant av soning/institusjonsopphold. Her bør kommunen gå i bresjen for å prøve ut tverrfaglig oppfølging og samarbeid, med for eksempel barnevern, kriminalomsorg og politi/påtale for å kunne gi barn rett oppfølging tidlig nok. Votering: Innstillingen punkt 1 og 2 ble tiltrådt enstemmig. Tilleggsforslag fra INP, fremsatt av Elin Brandt Ådlandsvik (INP) ble tiltrådt med 10 stemmer (H, FrP, BL, INP, KrF, PP). Merknad fra A, fremsatt av Fauzia Hussain-Wiik (A) fikk 4 stemmer (A og R). Byrådet behandlet saken i møtet 21.12.2023 sak 444/23 Byrådet innstiller til bystyret å fatte følgende vedtak: 1. Bergen kommune avgir høringsuttalelse til NOU 2023:24 Med barnet hele vegen – barnevernsinstitusjoner som har barnas tillit» slik den fremkommer av byrådets forslag. 2. Bergen kommune forutsetter at det kommer statlige finansieringsordninger. [Lagre saksprotokoll] [Lagre vedtak] 6/24 Høringsuttalelse - Forslag til endringer i pasientbetalingsforskriften, skatteloven og skattelovforskriften vedrørende helseforetaks tilbud om NIPT 8 Utvalg for helse og sosial behandlet saken i møtet 17.01.2024 sak 6/24 og avga følgende innstilling: Bergen kommune avgir høringsuttalelse til «Forslag til endringer i pasientbetalingsforskriften, skatteloven og skattelovforskriften vedrørende helseforetaks tilbud om NIPT» slik den fremkommer av byrådets forslag. Utvalg for helse og sosials behandling Følgende representanter tok ordet: Kjersti Pettersen (H), Elin Brandt Ådlandsvik (INP), Per- Erik Gåskjenn (KrF), Christine Henriksen Ødegaard (MDG) Forslag fremsatt i utvalget: Elin Brandt Ådlandsvik (INP) fremsatte på vegne av INP følgende alternativt forslag: Bergen kommune avgir følgende høringsuttalelse til «Forslag til endringer i pasientbetalingsforskriften, skatteloven og skattelovforskriften vedrørende helseforetaks tilbud om NIPT»: Økt ressursbruk til en medisinsk undersøkelse, på i utgangspunktet friske gravide, vil gå på bekostning av annet helsetilbud og andre grupper, og derfor vil Bergen kommune fraråde dette. Utstyr, testing og arbeidstid må helseforetakene selv dekke. Spesialisthelsetjenesten er i en presset situasjon allerede, både når det gjelder økonomiske og personalressurser, og vi mener derfor at denne prioriteringen er feil på dette tidspunkt. Votering: Alternativt forslag fra INP, fremsatt av Elin Brandt Ådlandsvik (INP) fikk 2 stemmer (INP, KrF). Innstillingen ble tiltrådt med 15 stemmer (H, A, FrP, SV, MDG, BL, R, PP) Byrådet behandlet saken i møtet 21.12.2023 sak 468/23 Byrådet innstiller til bystyret å fatte følgende vedtak: Byrådets og utvalgets innstilling er likelydende. [Lagre saksprotokoll] [Lagre vedtak] 7/24 Høringsuttalelse til rapporten Barn i fattige familier Utvalg for helse og sosial behandlet saken i møtet 17.01.2024 sak 7/24 og avga følgende innstilling: Bergen kommune avgir høringsuttalelse til rapporten «Barn i fattige familier» slik den fremkommer av byrådets forslag. Utvalg for helse og sosials behandling Følgende representanter tok ordet: Fauzia Hussain-Wiik (A), Torstein Dahle (R), Karl Strydom Eidesund (H), Diane A. Berbain (SV), Christine Henriksen Ødegaard (MDG), Torstein Dahle (R) Forslag fremsatt i utvalget: Diane A. Berbain (SV) fremsatte på vegne av SV følgende alternative forslag i 6 punkter: 9 1. Høringssvaret under punkt 10.2.1 endres til: Bergen kommune støtter ikke anbefalingen før vi får lagt frem en konsekvensutredning av tiltaket. 2. Høringssvarets tekst under punkt 10.3 a) «Utdypende kommentar», andre avsnitt, tilføyes følgende tillegg: Bergen kommune mener at de statlige overføringene må gi rom for å ha en bedre bemanningsnorm enn minstenormen. 3. Høringssvarets tekst under punkt 10.3 b) «Konklusjon», første avsnitt, endres «private» med kommersielle. Andre avsnitt tilføyes følgende tillegg: Bergen kommune mener også at en ordning med automatisert barnehageopptak ikke er utredet tilstrekkelig, men støtter automatisert tilbud om barnehageplass under forutsetning av at andre viktige hensyn er ivaretatt. 4. Høringssvarets tekst under punkt 10.3 c) «Konklusjon», første avsnitt, strykes «Bergen kommune støtter at kjernetid i barnehagen fortsatt skal være behovsprøvd» og endres med Bergen kommune mener at barnehagetilbudet i sin helhet bør være gratis for alle. 5. Høringssvarets tekst under punkt 10.4 «Konklusjon», tilføyes følgende tillegg under første avsnitt: Det må også være en forutsetning at elevens behov for fritid og egen styrt aktivitet ivaretas. 6. Høringssvarets tekst under punkt 10.6.1 «Konklusjon» tilføyes følgende tillegg: Aktivitetskortet må utvides som en nasjonal, universell ordning. Torstein Dahle (R) fremsatt på vegne av R følgende tilleggsforslag: Punkt 10.2.1: Barnetrygd – Øke, skattlegge og jevne ut satsene for barnetrygd. Kombineres med at foreldrefradraget avvikles. Avvikling av barnetilleggene vurderes videre. Konklusjon: Bergen kommune støtter ikke anbefalingen. Merknader fremsatt i utvalget: Fauzia Hussain-Wiik (A) fremsatte på vegne av A følgende merknad: Bystyret ber byrådet å gå aktivt inn for å utvikle områdesatsingen. Det er viktig at satsingen gjelder flere byområder. Votering: Alternativt forslag punkt 1 fra SV, fremsatt av Diane A. Berbain (SV) fikk 2 stemmer (SV). Alternativt forslag punkt 2-6 fra SV, fremsatt av Diane A. Berbain (SV) fikk 3 stemmer (SV, R). Innstillingen ble tiltrådt med 12 stemmer (H, FrP, MDG, BL, INP, KrF, PP) Tilleggsforslag fra R under punkt 10.2.1, fremsatt av Torstein Dahle (R) fikk 1 stemme (R). 10 Merknad fra A, fremsatt av Fauzia Hussain-Wiik (A) fikk 7 stemmer (A, SV, MDG, R). Byrådet behandlet saken i møtet 21.12.2023 sak 446/23 Byrådet innstiller til bystyret å fatte følgende vedtak: Byrådets og utvalgets innstilling er likelydende. [Lagre saksprotokoll] [Lagre vedtak] 8/24 Høringsuttalelse - Innspill til stortingsmelding om akuttmedisinske tjenester Utvalg for helse og sosial behandlet saken i møtet 17.01.2024 sak 8/24 og avga følgende innstilling: Bergen kommune avgir høringsuttalelse til «Invitasjon til å gi innspill til stortingsmelding om akuttmedisinske tjenester» slik den fremkommer av byrådets forslag. Utvalg for helse og sosials behandling Ingen representanter tok ordet. Votering: Innstillingen ble tiltrådt enstemmig. Byrådet behandlet saken i møtet 21.12.2023 sak 463/23 Byrådet innstiller til bystyret å fatte følgende vedtak: Byrådets og utvalgets innstilling er likelydende. [Lagre saksprotokoll] [Lagre vedtak] 9/24 Ferietilbud for personer med utviklingshemming Utvalg for helse og sosial behandlet saken i møtet 17.01.2024 sak 9/24 og avga følgende innstilling: Bystyret ber byrådet om videreføring av eksisterende tilbud. Utvalg for helse og sosials behandling Følgende representanter tok ordet: Kjersti Pettersen (H), Fauzia Hussain-Wiik (A), Per Jørgensen (FrP), Diane A. Berbain (SV), Torstein Dahle (R), Per-Erik Gåskjenn (KrF), Byråd Charlotte Spurkeland (H), Elin Brandt Ådlandsvik (INP), Bjørn-Frode Schjelderup (H), Christian Haugen (FrP), Ann Kristin Ramstrøm (SV) Forslag fremsatt i utvalget: Christian Haugen (FrP) fremsatte på vegne av H og FrP følgende alternative forslag i 3 punkter: 11 1. Bystyret ber byrådet endre kommunens ferietilbud for voksne personer med utviklingshemming til en individuell tilpasset ordning hvor den enkelte kan søke tilskudd til feriereise. 2. Bystyret ber byrådet sørge for at kommunen legger til rette for et fellestilbud, for eksempel gjennom en frivillig organisasjon eller brukerorganisasjon. 3. Byrådet utarbeider retningslinjer for tilskuddsordningen. Elin Brandt Ådlandsvik (INP) fremsatte på vegne av INP følgende alternativt forslag i 2 punkter: 1. Bystyret ber byrådet om videreføring av eksisterende tilbud. 2. Bystyret ber byrådet om å vurdere mulige tiltak for at tilbudet kan ivareta flere brukere som har behov for assistanse, i videre budsjettjusteringer Diane A. Berbain (SV) fremsatte på vegne av Kommunalt råd for personer med funksjonsnedsettelse følgende alternativt forslag i 4 punkter: Sommerleir for skoleelever med utviklingshemming og sommerleir for skoleelever uten utviklingshemming: 1. Bystyret ber om at det utføres en evaluering av sommerleirtilbudet som har vært i årene fram til og med 2023. a) Her er det viktig å få med stemmene til personer som blir ekskludert fra tilbudet slik det er i dag. 2. Bystyret ber om en mulighetsanalyse/utredning av alternative sommerleirtilbud som også inkluderer personer med større hjelpebehov enn det i dag åpnes for, f.eks. våken nattevakt, medisinsk personell, mulighet for å ha med BPA osv. Dette kan eventuelt gjøres i samarbeid med organisasjoner der kommunen gir tilskudd til organisasjonene som organiserer sommerleirene. a) Her er det viktig med en bred medvirkningsprosess. 3. Mens dette utredes fortsetter sommerleiren for skoleelever med utviklingshemming slik den har vært. 4. Bystyret tar saken opp på nytt når evalueringen og mulighetsanalysen/studien foreligger. Sommerleir for voksne med utviklingshemming: 1. Bystyret ber om at dagens tilbud i kommunal regi blir videreført. 2. Bystyret ber om en vurdering av muligheten for en kombinasjon av ulike tilbud. Det vil si at ferieoppholdet slik det er i dag fortsetter for personer som kan nytte dette. I tillegg settes det av midler til alternativ B, Organisatorisk tilskudd, for personer som ikke kan nyttiggjøre seg av ferieoppholdet som tilbys i dag. 3. Bystyret ber om en mulighetsanalyse/utredning av utvidete sommerleirtilbud som også inkluderer personer med større hjelpebehov enn det i dag åpnes for. For eksempel våken nattevakt, medisinsk personell, mulighet for å ha med BPA osv. 12 Diane A. Berbain (SV) fremsatte på vegne av Kommunalt råd for personer med funksjonsnedsettelse følgende tilleggsforslag: Bergen kommune sitt ferietilbud avlaster de ordinære tjenestene til mennesker med utviklingshemming om sommeren. Dette letter ferieavviklingen for tilsatte, beboere og pårørende. Dette tilbudet gir innbyggere med utviklingshemming en unik mulighet til å få oppleve noe annet enn egen leilighet og arbeidsplass eller dagsenter. Dette er et svært viktig tiltak som bystyret ønsker at Bergen kommune skal utvikle videre. Bystyret ber byrådet sikre nok personale til å gi brukerne en meningsfull hverdag der også fritidsaktiviteter og mulighet til å dra på ferie inngår som en viktig del av å kunne leve et fullverdig liv. Merknader fremsatt i utvalget: Christian Haugen (FrP) fremsatte på vegne av H og FrP følgende merknad: Bystyret understreker viktigheten av å sikre gode ordninger slik som ferietilbud, for denne gruppen bergensere. Det gir mulig til utfoldelse, nye opplevelser og samhold som for mange er etterlengtet. Bystyret merker seg imidlertid at dagens organisering innebærer en praksis der enkelte innenfor gruppen gis et tilbud, mens andre blir stående uten. Dette kan oppleves som en urettferdig forskjellsbehandling, og det er derfor viktig at byrådet i tillegg til et fellestilbud også oppretter en mulighet til å søke individuell støtte til ferietilbud, hvor det åpnes opp for at bofellesskapene selv også kan søke på vegne av brukerne der dette er ønskelig. Votering: Alternativt forslag fra kommunalt råd for personer med funksjonsnedsettelse punkt 1-4 og 1- 3, fremsatt av Diane A. Berbain (SV) fikk 8 stemmer (A, SV, MDG, R, KrF). Alternativt forslag fra INP punkt 1 fremsatt av Elin Brandt Ådlandsvik (INP) ble tiltrådt med 10 stemmer (A, SV, MDG, BL, INP, R, KrF). Alternativt forslag fra INP punkt 2 fremsatt av Elin Brandt Ådlandsvik (INP) fikk 4 stemmer (MDG, BL, INP, KrF). Innstillingen punkt 1 og 2 fikk 7 stemmer (H, FrP, PP). Tilleggsforslag fra H og FrP 1-3, fremsatt av Christian Haugen (FrP) fikk 7 stemmer (H, FrP, PP). Tilleggsforslag fra kommunalt råd for personer med funksjonsnedsettelse, fremsatt av Diane A. Berbain (SV) fikk 8 stemmer (A, SV, MDG, R, KrF). Merknad fra H og FrP, fremsatt av Christian Haugen (FrP) fikk 8 stemmer (H, FrP, INP, PP) Byrådet behandlet saken i møtet 21.12.2023 sak 465/23 Byrådet innstiller til bystyret å fatte følgende vedtak: 1. Kommunens ferietilbud for voksne personer med utviklingshemming endres til en individuell ordning hvor den enkelte kan søke tilskudd til feriereise. 2. Byrådet utarbeider retningslinjer for tilskuddsordningen. [Lagre saksprotokoll] [Lagre vedtak] 13 10/24 Ny lokal forskrift om politivedtekt for Bergen kommune Utvalg for helse og sosial hadde saken til orientering i møtet 17.01.2024 sak 10/24: Utvalg for finans, kultur og næring innstiller til bystyret. Utvalg for helse og sosial tar saken til orientering. Utvalg for helse og sosials behandling Følgende representanter tok ordet: Torstein Dahle (R) Merknader fremsatt i utvalget: Torstein Dahle (R) fremsatte på vegne av R følgende merknad: Foreslår nytt punkt 4 i § 2-4. Farlig eller skremmende virksomhet: På, ut over eller i umiddelbar nærhet av offentlig sted er det forbudt: 4. å holde arrangementer som har hensikt å angripe eller trakassere enkeltgrupper som minoritetsgrupper, religiøse eller etniske grupper. Votering: Merknad fra R, fremsatt av Torstein Dahle (R) fikk 6 stemmer (A, SV, R). Byrådet behandlet saken i møtet 07.12.2023 sak 421/23 Byrådet innstiller til bystyret å fatte følgende vedtak: Bystyret vedtar forslag til ny Forskrift om politivedtekt i Bergen kommune, og oversender denne til formell godkjenning og ikraftsettelse i Politidirektoratet, jf. politiloven § 14, jf. FOR-2000-11-16-1151. [Lagre saksprotokoll] [Lagre vedtak] 11/24 Bjørge utleieboliger. Gjennomføringsvedtak Utvalg for helse og sosial hadde saken til orientering i møtet 17.01.2024 sak 11/24: Utvalg for finans, kultur og næring innstiller til bystyret. Utvalg for helse og sosial tar saken til orientering. Utvalg for helse og sosials behandling Ingen representanter tok ordet. Byrådet behandlet saken i møtet 21.12.2023 sak 464/23 Byrådet innstiller til bystyret å fatte følgende vedtak: 14 1. Prosjektet Bjørge utleieboliger med en anbefalt total investeringsramme på 52,4 millioner gjennomføres. Styringsmål fastsettes til 49,6 mill. 2. Det bevilges 52,4 mill. av total investeringsramme på 57,6 mill. innarbeidet i vedtatt handlings- og økonomiplan til prosjektet. Budsjettavsetning fremgår av følgende tabell: 3. Overskytende beløp på 5,2 mill. trekkes inn ved rullering av handlings- og økonomiplan. [Lagre saksprotokoll] [Lagre vedtak] 12/24 Haugland bofellesskap. Gjennomføringsvedtak Utvalg for helse og sosial hadde saken til orientering i møtet 17.01.2024 sak 12/24: Utvalg for finans, kultur og næring innstiller til bystyret. Utvalg for helse og sosial tar saken til orientering. Utvalg for helse og sosials behandling Følgende representanter tok ordet: Kjersti Pettersen (H) Byrådet behandlet saken i møtet 21.12.2023 sak 449/23 Byrådet innstiller til bystyret å fatte følgende vedtak: 1. Prosjektet Haugland bofellesskap med en anbefalt total investeringsramme på 219,1 millioner gjennomføres. Styringsramme P50 er beregnet til 200,4 mill. 2. Investeringsrammen på 219,1 mill. som er innarbeidet i vedtatt handlings- og økonomiplan bevilges til prosjektet. Budsjettavsetning fremgår av følgende tabell: [Lagre saksprotokoll] [Lagre vedtak] 15 13/24 Eventuelt til møte helse og sosial 17.01.2024 Utvalg for helse og sosial behandlet saken i møtet 17.01.2024 sak 13/24: Diane A. Berbain (SV) fremsatte følgende forslag på vegne av SV og R: På bakgrunn av reglement for bystyreutvalgene pkt 6.4 ber utvalget byrådet legge frem en sak som orienterer om prosessen vedrørende oppfølging av midlertidig botilbud for vanskeligstilte, svar til Statsforvalterens tilsyn med frist 19.01.24, og innholdet av rutiner og tilbud for mennesker med rus- og psykiske lidelser i disse botilbudene, inkludert et fokus på kvinner. Ivaretakelsen av bystyrevedtak i sak 252/23 vedrørende menneskerettighetene drøftes i saken. Byrådet skal vise til medvirkningsprosesser med beboerne, brukerorganisasjoner og tillitsvalgte. Kirkens bymisjons undersøkelse utført med flere organisasjoner på vegne av TV2 legges ved saken. Votering: Ingen motsatte seg realitetsbehandling. Forslag fra SV og R, fremsatt av Diane A. Berbain (SV) fikk 7 stemmer (A, SV, MDG, R). Byråd Charlotte Spurkeland orienterte om at byrådet 18. januar avgir høringssvar på «Høringsuttalelse til forslag om videreføring av midlertidige endringer i lovverket som følge av ankomst av fordrevne fra Ukraina m.m.» På grunn av kort høringsfrist skal den behandles i bystyremøte 31. januar. Utvalg for helse og sosial innstiller til bystyret. Utvalgsleder Christian Haugen minnet om at utvalget skal på befaring 21. februar. [Lagre saksprotokoll] [Lagre vedtak] Christian Haugen (FrP) Utvalgsleder Ingeborg Strandberg Rådgiver 16 </text:p>
          </table:table-cell>
          <table:table-cell office:value-type="float" office:value="4601" calcext:value-type="float">
            <text:p>4601</text:p>
          </table:table-cell>
          <table:table-cell office:value-type="string" calcext:value-type="string">
            <text:p>c7bbdfcb-40f2-5d33-9ad5-897af9b36b20</text:p>
          </table:table-cell>
          <table:table-cell table:number-columns-repeated="16376"/>
        </table:table-row>
        <table:table-row table:style-name="ro2">
          <table:table-cell table:number-columns-repeated="3"/>
          <table:table-cell office:value-type="string" calcext:value-type="string">
            <text:p>0063/24, Miljø-, idrett-, kultur- og samfunnsutviklingsutvalget, 03.05.2024</text:p>
          </table:table-cell>
          <table:table-cell office:value-type="string" calcext:value-type="string">
            <text:p><text:s/>Saksprotokoll Utvalg: Miljø-, idrett-, kultur- og samfunnsutviklingsutvalget Arkivsaknr. 24/04362 Saksbehandler Rune Lejon Behandlet av Møtedato Saknr 1 Miljø-, idrett-, kultur- og 03.05.2024 63/24 samfunnsutviklingsutvalget 2 Kommunestyret 22.05.2024 EUs reviderte avløpsdirektiv utløser strengere rensekrav for byområdet – Samordning med pågående prosjekter innenfor samferdsel og teknisk infrastruktur kan gi betydelige besparelser når ny avløpstransportstruktur skal etableres Miljø-, idrett-, k</text:p>
          </table:table-cell>
          <table:table-cell office:value-type="string" calcext:value-type="string">
            <text:p><text:s/>Saksprotokoll Utvalg: Miljø-, idrett-, kultur- og samfunnsutviklingsutvalget Arkivsaknr. 24/04362 Saksbehandler Rune Lejon Behandlet av Møtedato Saknr 1 Miljø-, idrett-, kultur- og 03.05.2024 63/24 samfunnsutviklingsutvalget 2 Kommunestyret 22.05.2024 EUs reviderte avløpsdirektiv utløser strengere rensekrav for byområdet – Samordning med pågående prosjekter innenfor samferdsel og teknisk infrastruktur kan gi betydelige besparelser når ny avløpstransportstruktur skal etableres Miljø-, idrett-, kultur- og samfunnsutviklingsutvalget har behandlet saken i møte 03.05.2024 sak 63/24 Møtebehandling Rolleiv Lind (H) foreslo at saken utsettes til neste MIKS-møte. Votering Forslaget ble enstemmig vedtatt. Miljø-, idrett-, kultur- og samfunnsutviklingsutvalgets vedtak Saken utsettes til neste møte. 1 </text:p>
          </table:table-cell>
          <table:table-cell office:value-type="float" office:value="5501" calcext:value-type="float">
            <text:p>5501</text:p>
          </table:table-cell>
          <table:table-cell office:value-type="string" calcext:value-type="string">
            <text:p>46f568a4-8d55-52f1-8d7c-74c74766ee93</text:p>
          </table:table-cell>
          <table:table-cell table:number-columns-repeated="16376"/>
        </table:table-row>
        <table:table-row table:style-name="ro2">
          <table:table-cell table:number-columns-repeated="3"/>
          <table:table-cell office:value-type="string" calcext:value-type="string">
            <text:p>Protokoll valgstyret 27.08.2024</text:p>
          </table:table-cell>
          <table:table-cell office:value-type="string" calcext:value-type="string">
            <text:p><text:s/>BERGEN KOMMUNE Protokoll Valgstyret Den 27. aug. 2024 holdt valgstyret møte i Rådstuen 14 etg. fra kl. 10:00 til kl. 10:25 Til stede under opprop: Kjersti Pettersen (H) Vasan Singaravel (H) – vara Rune Bakervik (A) Martine Jordana Baarholm (FrP) Mikkel Grüner (SV) Thor Haakon Bakke (MDG) Trond Tystad (BL) Ingrid Nergaard Fjeldstad (V) Ann Jorunn Hillersøy (INP) Mailiss Solheim-Åkerblom (R) Joel Ystebø (KrF) Thomas Modulv Flesland (Sp) Tom-Ove Koteng Monsen (Pp) Godkjente forfall til hele Marit </text:p>
          </table:table-cell>
          <table:table-cell office:value-type="string" calcext:value-type="string">
            <text:p><text:s/>BERGEN KOMMUNE Protokoll Valgstyret Den 27. aug. 2024 holdt valgstyret møte i Rådstuen 14 etg. fra kl. 10:00 til kl. 10:25 Til stede under opprop: Kjersti Pettersen (H) Vasan Singaravel (H) – vara Rune Bakervik (A) Martine Jordana Baarholm (FrP) Mikkel Grüner (SV) Thor Haakon Bakke (MDG) Trond Tystad (BL) Ingrid Nergaard Fjeldstad (V) Ann Jorunn Hillersøy (INP) Mailiss Solheim-Åkerblom (R) Joel Ystebø (KrF) Thomas Modulv Flesland (Sp) Tom-Ove Koteng Monsen (Pp) Godkjente forfall til hele Marit Warncke (H) møtet: Møteleder: Rune Bakervik (A) Fra bystyrets kontor: Fagleder valg, Ida Rambech Bystyredirektør Trine P. Grønbech Førstekonsulent Birgitte W. Bratland 1 Saksliste Saksnr. Arkivsak Sakstittel 2023/257842-7 Innkalling valgstyret 27.08.2024 9/24 2023/257845-5 Godkjenning av protokoll fra valgstyrets møte 18.06.2024 10/24 2023/257847-1 Saker til gjennomsyn i valgstyret 27.08.2024 11/24 2024/90642-2 Høringsuttalelse - Forslag til ny valgforskrift og endringer i forskrift om valg til Sametinget. 12/24 2023/257844-5 Eventuelt valgstyret 27.08.2024 2 Innkalling valgstyret 27.08.2024 Valgstyret behandlet saken i møtet 27.08.2024: Det var ingen merknader til innkalling og sakskart. [Lagre saksprotokoll] [Lagre vedtak] 9/24 Godkjenning av protokoll fra valgstyrets møte 18.06.2024 Valgstyret behandlet saken i møtet 27.08.2024 sak 9/24 og fattet følgende vedtak: Protokollen ble godkjent. [Lagre saksprotokoll] [Lagre vedtak] 10/24 Saker til gjennomsyn i valgstyret 27.08.2024 Valgstyret behandlet saken i møtet 27.08.2024 sak 10/24: Følgende dokumenter ble sendt ut i forkant av møtet: • Informasjon om ny valglov og stortingsvalget 2025 • Gjennomgang av valgstyrets ansvar og oppgaver i forbindelse med stortings- og sametingsvalget 2025. [Lagre saksprotokoll] [Lagre vedtak] 11/24 Høringsuttalelse - Forslag til ny valgforskrift og endringer i forskrift om valg til Sametinget. Valgstyret behandlet saken i møtet 27.08.2024 sak 11/24 og fattet følgende vedtak: Valgstyret avgir høringsuttalelse til «Forslag til ny valgforskrift og endringer i forskrift om valg til Sametinget» slik den fremkommer av bystyredirektørens forslag. Valgstyrets behandling Følgende representanter tok ordet: Trond Tystad (BL), Thomas Modulv Flesland (Sp) Votering: Forslaget ble vedtatt enstemmig. Forslag til vedtak: Forslaget og utvalgets vedtak er likelydende [Lagre saksprotokoll] [Lagre vedtak] 3 12/24 Eventuelt valgstyret 27.08.2024 Valgstyret behandlet saken i møtet 27.08.2024 sak 12/24 og fattet følgende vedtak: Bystyredirektør Trine P. Grønbech informerte om at tilleggsnotatet til sak vedr. fastsetting av valgdag for stortings- og sametingsvalget 2025 sendes ut sammen med sakspapirene til bystyret i dag. [Lagre saksprotokoll] [Lagre vedtak] 4 </text:p>
          </table:table-cell>
          <table:table-cell office:value-type="float" office:value="4601" calcext:value-type="float">
            <text:p>4601</text:p>
          </table:table-cell>
          <table:table-cell office:value-type="string" calcext:value-type="string">
            <text:p>e095e906-0a1e-548f-8163-1351087de72a</text:p>
          </table:table-cell>
          <table:table-cell table:number-columns-repeated="16376"/>
        </table:table-row>
        <table:table-row table:style-name="ro2">
          <table:table-cell table:number-columns-repeated="3"/>
          <table:table-cell office:value-type="string" calcext:value-type="string">
            <text:p>0031/24, Formannskapet, 07.02.2024</text:p>
          </table:table-cell>
          <table:table-cell office:value-type="string" calcext:value-type="string">
            <text:p><text:s/>Saksprotokoll Utvalg: Formannskapet Arkivsaknr. 23/14690 Saksbehandler Kjersti Lund Martinsen Behandlet av Møtedato Saknr 1 Miljø-, idrett-, kultur- og 24.01.2024 4/24 samfunnsutviklingsutvalget 2 Kommune- og byutviklingsutvalget 25.01.2024 1/24 3 Formannskapet 07.02.2024 31/24 4 Kommunestyret 14.02.2024 4/24 Kulturkvartalet - valg av tomt for etablering av nytt Kulturbygg Formannskapet har behandlet saken i møte 07.02.2024 sak 31/24 Møtebehandling Votering Innstillingen ble vedtatt med 11 stem</text:p>
          </table:table-cell>
          <table:table-cell office:value-type="string" calcext:value-type="string">
            <text:p><text:s/>Saksprotokoll Utvalg: Formannskapet Arkivsaknr. 23/14690 Saksbehandler Kjersti Lund Martinsen Behandlet av Møtedato Saknr 1 Miljø-, idrett-, kultur- og 24.01.2024 4/24 samfunnsutviklingsutvalget 2 Kommune- og byutviklingsutvalget 25.01.2024 1/24 3 Formannskapet 07.02.2024 31/24 4 Kommunestyret 14.02.2024 4/24 Kulturkvartalet - valg av tomt for etablering av nytt Kulturbygg Formannskapet har behandlet saken i møte 07.02.2024 sak 31/24 Møtebehandling Votering Innstillingen ble vedtatt med 11 stemmer for, og 2 stemmer mot (FrP) Formannskapets vedtak Opsjonsavtale for kjøp av aksjene i Kulturbyggtomta AS (under stiftelse) mellom Tromsø kommune og Mack Øst AS godkjennes. 1 </text:p>
          </table:table-cell>
          <table:table-cell office:value-type="float" office:value="5501" calcext:value-type="float">
            <text:p>5501</text:p>
          </table:table-cell>
          <table:table-cell office:value-type="string" calcext:value-type="string">
            <text:p>3f3698e0-ec56-57b4-83a9-eb4da3b30169</text:p>
          </table:table-cell>
          <table:table-cell table:number-columns-repeated="16376"/>
        </table:table-row>
        <table:table-row table:style-name="ro2">
          <table:table-cell table:number-columns-repeated="3"/>
          <table:table-cell office:value-type="string" calcext:value-type="string">
            <text:p>0005/25, Kommune- og byutviklingsutvalget, 30.01.2025</text:p>
          </table:table-cell>
          <table:table-cell office:value-type="string" calcext:value-type="string">
            <text:p><text:s/>Saksprotokoll Utvalg: Kommune- og byutviklingsutvalget Arkivsaknr. 24/19579 Saksbehandler Magnus Kjeldsberg Behandlet av Møtedato Saknr 1 Kommunalt råd for mennesker med nedsatt 24.01.2025 5/25 funksjonsevne 2 Helse- og velferdsutvalget 29.01.2025 1/25 3 Likestillingsutvalget 23.01.2025 4/25 4 Kommunestyret 12.02.2025 3/25 5 Mangfolds- og integreringsutvalget 22.01.2025 1/25 6 Kommune- og byutviklingsutvalget 30.01.2025 5/25 7 Hasteutvalg for fellesskap og sosial utjevning 20.02.2025 8 Kommunes</text:p>
          </table:table-cell>
          <table:table-cell office:value-type="string" calcext:value-type="string">
            <text:p><text:s/>Saksprotokoll Utvalg: Kommune- og byutviklingsutvalget Arkivsaknr. 24/19579 Saksbehandler Magnus Kjeldsberg Behandlet av Møtedato Saknr 1 Kommunalt råd for mennesker med nedsatt 24.01.2025 5/25 funksjonsevne 2 Helse- og velferdsutvalget 29.01.2025 1/25 3 Likestillingsutvalget 23.01.2025 4/25 4 Kommunestyret 12.02.2025 3/25 5 Mangfolds- og integreringsutvalget 22.01.2025 1/25 6 Kommune- og byutviklingsutvalget 30.01.2025 5/25 7 Hasteutvalg for fellesskap og sosial utjevning 20.02.2025 8 Kommunestyret 12.03.2025 Boligsosial handlingsplan for Tromsø kommune – 2025-2028 Kommune- og byutviklingsutvalget har behandlet saken i møte 30.01.2025 sak 5/25 Møtebehandling Irene Dahl og Viljar Hanssen stilte spørsmål om sin habilitet på grunnlag av Stiftelsen kommunale boliger ble tatt opp i debatten og at de sitter i styret i stiftelsen. Dahl og Hanssen ble enstemmig funnet habil og tiltrådte. Viljar Hanssen (Ap) Orientering Støttet av: SV, Rødt, MDG, Ap Forslag: KOBY tar saken til orientering. Votering Flervalgs votering: Innstilling mot alternativforslag • Orientering: 11 stemmer • Innstilling: Ingen stemmer Kommune- og byutviklingsutvalgets vedtak KOBY tar saken til orientering. 1 </text:p>
          </table:table-cell>
          <table:table-cell office:value-type="float" office:value="5501" calcext:value-type="float">
            <text:p>5501</text:p>
          </table:table-cell>
          <table:table-cell office:value-type="string" calcext:value-type="string">
            <text:p>a5203ff0-1514-512c-a192-fe4864e26335</text:p>
          </table:table-cell>
          <table:table-cell table:number-columns-repeated="16376"/>
        </table:table-row>
        <table:table-row table:style-name="ro2">
          <table:table-cell table:number-columns-repeated="3"/>
          <table:table-cell office:value-type="string" calcext:value-type="string">
            <text:p>0150/23, Formannskapet, 12.12.2023</text:p>
          </table:table-cell>
          <table:table-cell office:value-type="string" calcext:value-type="string">
            <text:p><text:s/>Saksprotokoll Utvalg: Formannskapet Arkivsaknr. 23/19433 Saksbehandler Unn Tove Alvarstein Behandlet av Møtedato Saknr 1 Helse- og velferdsutvalget 06.12.2023 47/23 2 Miljø-, idrett-, kultur- og samfunnsutviklingsutvalget 3 Kommune- og byutviklingsutvalget 4 Formannskapet 12.12.2023 150/23 Orientering - Tromsdalen skytebane, svar på vedtak av 16.mai 2023 om miljøkartlegging Formannskapet har behandlet saken i møte 12.12.2023 sak 150/23 Møtebehandling Peder Gunnar Moe Joakimsen foreslo følgende </text:p>
          </table:table-cell>
          <table:table-cell office:value-type="string" calcext:value-type="string">
            <text:p><text:s/>Saksprotokoll Utvalg: Formannskapet Arkivsaknr. 23/19433 Saksbehandler Unn Tove Alvarstein Behandlet av Møtedato Saknr 1 Helse- og velferdsutvalget 06.12.2023 47/23 2 Miljø-, idrett-, kultur- og samfunnsutviklingsutvalget 3 Kommune- og byutviklingsutvalget 4 Formannskapet 12.12.2023 150/23 Orientering - Tromsdalen skytebane, svar på vedtak av 16.mai 2023 om miljøkartlegging Formannskapet har behandlet saken i møte 12.12.2023 sak 150/23 Møtebehandling Peder Gunnar Moe Joakimsen foreslo følgende på vegne av Rødt, SV, og MDG: Formannskapet forventer at det gjennomføres en miljøkartlegging av skytebanene i Tromsdalen våren 2024 (tungmetaller og PAH). Resultatene skal gi grunnlag for en vurdering av helsefare knyttet til opphold på skytebane eller bruk av stiene i tilknytning til skytebanene. Adgang til området og eventuell fysisk stenging skal gjøres avhengig av vurderingene. Formannskapet anbefaler at det trekkes inn utenbys fagmiljøer, inklusive FHI Votering Peder Gunnar Moe Joakimsens forslag ble satt opp mot innstillingen og vedtatt med 11 stemmer for (Ap, SV, Rødt, MDG, H, INP), og 2 stemmer mot (FrP) Formannskapets vedtak Formannskapet forventer at det gjennomføres en miljøkartlegging av skytebanene i Tromsdalen våren 2024 (tungmetaller og PAH). Resultatene skal gi grunnlag for en vurdering av helsefare knyttet til opphold på skytebane eller bruk av stiene i tilknytning til skytebanene. Adgang til området og eventuell fysisk stenging skal gjøres avhengig av vurderingene. Formannskapet anbefaler at det trekkes inn utenbys fagmiljøer, inklusive FHI 1 </text:p>
          </table:table-cell>
          <table:table-cell office:value-type="float" office:value="5501" calcext:value-type="float">
            <text:p>5501</text:p>
          </table:table-cell>
          <table:table-cell office:value-type="string" calcext:value-type="string">
            <text:p>0c0d74b7-8bc5-5daa-b06a-633d56fecb85</text:p>
          </table:table-cell>
          <table:table-cell table:number-columns-repeated="16376"/>
        </table:table-row>
        <table:table-row table:style-name="ro2">
          <table:table-cell table:number-columns-repeated="3"/>
          <table:table-cell office:value-type="string" calcext:value-type="string">
            <text:p>0121/24, Miljø-, idrett-, kultur- og samfunnsutviklingsutvalget, 26.11.2024</text:p>
          </table:table-cell>
          <table:table-cell office:value-type="string" calcext:value-type="string">
            <text:p><text:s/>Saksprotokoll Utvalg: Miljø-, idrett-, kultur- og samfunnsutviklingsutvalget Arkivsaknr. 20/10434 Saksbehandler Margareth Sundfør Behandlet av Møtedato Saknr 1 Kommune- og byutviklingsutvalget 28.11.2024 68/24 2 Miljø-, idrett-, kultur- og 26.11.2024 121/24 samfunnsutviklingsutvalget Plan 1939 Solneset til offentlig ettersyn og høring Miljø-, idrett-, kultur- og samfunnsutviklingsutvalget har behandlet saken i møte 26.11.2024 sak 121/24 Møtebehandling Barbara Vögele (MDG) fremmet følgende forsl</text:p>
          </table:table-cell>
          <table:table-cell office:value-type="string" calcext:value-type="string">
            <text:p><text:s/>Saksprotokoll Utvalg: Miljø-, idrett-, kultur- og samfunnsutviklingsutvalget Arkivsaknr. 20/10434 Saksbehandler Margareth Sundfør Behandlet av Møtedato Saknr 1 Kommune- og byutviklingsutvalget 28.11.2024 68/24 2 Miljø-, idrett-, kultur- og 26.11.2024 121/24 samfunnsutviklingsutvalget Plan 1939 Solneset til offentlig ettersyn og høring Miljø-, idrett-, kultur- og samfunnsutviklingsutvalget har behandlet saken i møte 26.11.2024 sak 121/24 Møtebehandling Barbara Vögele (MDG) fremmet følgende forslag: Tilleggsspørsmål til alternativ 2 i den delte innstillingen Utvalget ber om særskilt innspill til følgende: - hvordan kan kommunens forpliktelser i byvekstavtalen og egne vedtatte kriterier for nullvekstmål innfris med planen? - Hvordan kan miljømål i kommuneplanens samfunnsdel med arealstrategi og nasjonale føringer på området innfris med planen? Kari Helene Skog (Ap) fremmet følgende forslag: Alternativt forslag fra adm: Forslag til plan 1939 detaljregulering for Solneset felt B1-B2, C1-C2, med plankart av 4.10.2024, planbestemmelser av 18.09.2024 og planbeskrivelse av 4.10.2024, sendes på høring og legges til offentlig ettersyn i seks uker. Vedtaket er hjemlet i plan- og bygningsloven § 12-10 Votering Kari Helene Skogs (Ap) forslag ble vedtatt med 9 stemmer mot 2 (MDG, Rødt) stemmer. Barbara Vögeles (MDG) forslag falt med 5 (Ap; SV, Veronika Løveng-Hansen; MDG, Rødt) stemmer for og 6 (H; H; FrP; SV, Abdalla Ali Mohammed; INP) stemmer mot. Miljø-, idrett-, kultur- og samfunnsutviklingsutvalgets vedtak Forslag til plan 1939 detaljregulering for Solneset felt B1-B2, C1-C2, med plankart av 4.10.2024, planbestemmelser av 18.09.2024 og planbeskrivelse av 4.10.2024, sendes på høring og legges til offentlig ettersyn i seks uker. Vedtaket er hjemlet i plan- og bygningsloven § 12-10 1 </text:p>
          </table:table-cell>
          <table:table-cell office:value-type="float" office:value="5501" calcext:value-type="float">
            <text:p>5501</text:p>
          </table:table-cell>
          <table:table-cell office:value-type="string" calcext:value-type="string">
            <text:p>a7512378-639e-5104-9858-877b07a965ff</text:p>
          </table:table-cell>
          <table:table-cell table:number-columns-repeated="16376"/>
        </table:table-row>
        <table:table-row table:style-name="ro4">
          <table:table-cell table:number-columns-repeated="3"/>
          <table:table-cell office:value-type="string" calcext:value-type="string">
            <text:p>0040/24, Kommunestyret, 20.03.2024</text:p>
          </table:table-cell>
          <table:table-cell office:value-type="string" calcext:value-type="string">
            <text:p><text:s/>Saksprotokoll Utvalg: Kommunestyret Arkivsaknr. 24/00322 Saksbehandler Charlotte Karlsdatter Larsen Behandlet av Møtedato Saknr 1 Oppvekst- og utdanningsutvalget 08.03.2024 15/24 2 Kommunestyret 20.03.2024 40/24 3 Ungdomsrådet 22.02.2024 1/24 Nedleggelse av Sjursnes skole Kommunestyret har behandlet saken i møte 20.03.2024 sak 40/24 Møtebehandling Votering Innstillinga ble enstemmig vedtatt med 41 stemmer. Kommunestyrets vedtak Sjursnes skole legges ned etter utgangen av skoleåret 2023/2024. Ny</text:p>
          </table:table-cell>
          <table:table-cell office:value-type="string" calcext:value-type="string">
            <text:p><text:s/>Saksprotokoll Utvalg: Kommunestyret Arkivsaknr. 24/00322 Saksbehandler Charlotte Karlsdatter Larsen Behandlet av Møtedato Saknr 1 Oppvekst- og utdanningsutvalget 08.03.2024 15/24 2 Kommunestyret 20.03.2024 40/24 3 Ungdomsrådet 22.02.2024 1/24 Nedleggelse av Sjursnes skole Kommunestyret har behandlet saken i møte 20.03.2024 sak 40/24 Møtebehandling Votering Innstillinga ble enstemmig vedtatt med 41 stemmer. Kommunestyrets vedtak Sjursnes skole legges ned etter utgangen av skoleåret 2023/2024. Ny nærskole for elevene i Sjursnes skolekrets blir Ramfjord skole fra og med skoleåret 2024/2025. 1 </text:p>
          </table:table-cell>
          <table:table-cell office:value-type="float" office:value="5501" calcext:value-type="float">
            <text:p>5501</text:p>
          </table:table-cell>
          <table:table-cell office:value-type="string" calcext:value-type="string">
            <text:p>63ff8e28-fa5e-5a02-a7e9-d4281a2e7c5d</text:p>
          </table:table-cell>
          <table:table-cell table:number-columns-repeated="16376"/>
        </table:table-row>
        <table:table-row table:style-name="ro4">
          <table:table-cell table:number-columns-repeated="3"/>
          <table:table-cell office:value-type="string" calcext:value-type="string">
            <text:p>0013/24, Kommunalt råd for mennesker med nedsatt funksjonsevne, 04.03.2024</text:p>
          </table:table-cell>
          <table:table-cell office:value-type="string" calcext:value-type="string">
            <text:p><text:s/>Saksprotokoll Utvalg: Kommunalt råd for mennesker med nedsatt funksjonsevne Arkivsaknr. 24/00199 Saksbehandler David Moen Behandlet av Møtedato Saknr 1 Ungdomsrådet 12.03.2024 2 Kommunalt råd for mennesker med nedsatt 04.03.2024 13/24 funksjonsevne 3 Mangfolds- og integreringsutvalget 05.03.2024 10/24 4 Helse- og velferdsutvalget 06.03.2024 9/24 5 Miljø-, idrett-, kultur- og 06.03.2024 26/24 samfunnsutviklingsutvalget 6 Oppvekst- og utdanningsutvalget 08.03.2024 17/24 7 Eldrerådet 04.03.2024 7/</text:p>
          </table:table-cell>
          <table:table-cell office:value-type="string" calcext:value-type="string">
            <text:p><text:s/>Saksprotokoll Utvalg: Kommunalt råd for mennesker med nedsatt funksjonsevne Arkivsaknr. 24/00199 Saksbehandler David Moen Behandlet av Møtedato Saknr 1 Ungdomsrådet 12.03.2024 2 Kommunalt råd for mennesker med nedsatt 04.03.2024 13/24 funksjonsevne 3 Mangfolds- og integreringsutvalget 05.03.2024 10/24 4 Helse- og velferdsutvalget 06.03.2024 9/24 5 Miljø-, idrett-, kultur- og 06.03.2024 26/24 samfunnsutviklingsutvalget 6 Oppvekst- og utdanningsutvalget 08.03.2024 17/24 7 Eldrerådet 04.03.2024 7/24 Høringsuttalelse til Stortinget fra Tromsø kommune om rapporten Sannhet og forsoning Kommunalt råd for mennesker med nedsatt funksjonsevne har behandlet saken i møte 04.03.2024 sak 13/24 Møtebehandling Barbara Vögele foreslo: Administrasjonen bes om å inkludere følgende på egnet plass i høringsuttalelsen: Tromsø kommune støtter kommisjonens vurdering om behovet for økt kunnskap og forskning om behovene og tilbudene til samer og kvener/norskfinner med nedsatt funksjonsevne, men peker på at det haster med konkrete tiltak mot utilsiktet fornorskning. Det er fortsatt en risiko for å ikke lære eller miste språket når et barn eller en voksen med nedsatt funksjonsevne har omfattende støttebehov fra det offentlige (spesialundervisning, medisinsk hjelp, avlastning, BPA etc.). Den risikoen gjelder ikke bare det berørte barnet, men også dens familie. Votering Innstilling enstemmig vedtatt Forslag enstemmig vedtatt Kommunalt råd for mennesker med nedsatt funksjonsevnes vedtak Forslag til høringsuttalelse til Stortinget fra Tromsø kommune om rapporten Sannhet og forsoning vedtas med følgende vedtakspunkter: TK.0.0.1 Generelt Tromsø kommune (heretter TK) støtter alle komiteens forslag til overordnede tiltak. Det følgende er TKs forslag til konkretiseringer under tiltaksoverskriftene. 1 TK.1.A.1 Desentralisert kompetansesenter Tromsø kommune ber Stortinget vurdere om en desentralisert organisasjonsmodell kan være hensiktsmessig for et nasjonalt kompetansesenter. TK.1.A.2 Kulturarv Tromsø kommune mener en styrking – og involvering – av arkiver, fotoarkiver, biblioteker og museer (ABM-sektoren), spesielt i samiske og kvenske områder, vil være nødvendig for forsoningsprosessen. TK.1.A.3 Digital verktøykasse Tromsø kommune foreslår at det nasjonale kompetansesenteret får i oppgave å utvikle og vedlikeholde en digital verktøykasse for befolkningen, hvor brukerne kan utforske mulige personlige innganger til delta i, og bidra til forsoningsprosessen. TK.1.A.4 Samiske områder utenfor språkforvaltningsområdet Tromsø kommune støtter kommisjonens forslag om å styrke kunnskapsformidlingen til majoritetsbefolkningen. Tromsø kommune ber i den sammenheng om at en slik kunnskapsspredning særlig prioriteres for kommuner med samisk representasjon som ligger utenfor samisk språkforvaltningsområde, men som kan være aktuelle som språkstimuleringskommuner. TK.1.B.1 Inkludere barnehager TK foreslår at man inkluderer barnehagene blant arenaene som får styrket kunnskapsformidling. TK.2.C.1 Lovfesting av retten til tilgang på læremidler TK støtter flere høringsinstanser sitt innspill om at retten til tilgang på samiske og kvenske læremidler må lovfestes. Det ønskes også at det skal defineres som et nasjonalt ansvar å produsere disse kvenske og samiske læremidlene i tråd med skolens fag- og timefordeling og gjeldende læreplan. TK.2.C.1 Avklaringer rundt kvensk vs. finsk språk / kvener vs. norsk-finner TK støtter særlig kommisjonens forslag om å lage en handlingsplan for kvensk språk, samt målsetningen om å løfte kvensk til del III i minoritetspakten. I denne sammenheng ønskes en klargjøring av hva det kvenske språkets status er i forhold det finske språket – i Norge, med særlig vekt på om, og hvordan, finsk sin utbredelse påvirker utbredelsen av kvensk. Det bes på denne bakgrunn også om at begrepet «norskfinsk» operasjonaliseres, med tanke på rett til språkopplæring for elever som er kommet fra Finland i nyere tid. TK.2.E.1 Overordnet strategi for minoritetsspråklig likestilling TK ønsker en overordnet nasjonal strategi for språklig likestilling, som a) er knyttet til en øremerket finansiering og en ansvarlig organisasjon – gjerne det nasjonale forsoningssenteret b) som gir rom for sterke språkmodeller i alle typer minoritetsspråkopplæringer c) åpner for finansiering av årlig utdanningstilbud av samisk- og kvenskspråklige skole- og barnehagelærere d) som tilrettelegger for en forbedret organisering og tilrettelegging av opplæringstilbudet i de samiske og finske språkene. e) som gjør det attraktivt for alle å tilegne seg/videreutvikle minoritetsspråklig og minoritetskulturell kompetanse f) tilrettelegger for at offentlig ansatte kan ta språk- og/eller kulturkompetansehevende kurs 2 g) gir språksentrene et tydeligere ansvar, og tilstrekkelig finansiering, for å tilby jevnlige språkkurs til voksne, og for å være en ressurs for barnehager og skoler i form av språkarena. TK.3.A.1 Kommunale tilskuddordninger for med statlig «matching» av midler TK foreslår en ordning hvor kommunale midler – som bevilges til lokale «forsoningsrelevante» tilskuddsordninger – «matches» av statlige midler. TK.3.B.1 Næring TK foreslår, i likhet med Sametingsrådet, å legge til næring som en sjette pilar i forsoningsprosessen. TK.3.B.2 Nærings-, reise- og kulturliv som ressurs Det ligger et stort potensial i å utvikle god reiselivsledelse og kvalitetssikret kunnskapsformidling om minoritetenes kultur og levesett ovenfor turister som kommer til Norge, og overfor eget næringsliv. På den måten kan man forebygge stereotypier og fordommer, også internasjonalt. TK.3.C.1 Samarbeid med nasjonale institusjoner, departementer og utdanningsinstitusjoner Samarbeidet mellom nasjonale institusjoner og minoritetsspråklige institusjoner bør også involvere berørte departementer/direktorater og utdanningsinstitusjoner. TK.3.D.1 Karesuandosamer TK – og Troms fylke – har et spesielt sjøsamisk og kvensk ansvar, men i lys av reinbeitekonvensjonen av 1919, og de påfølgende tvangsflyttingene av Karesuandosamer som hadde sommerbeite i de ytre delene av Troms, vil det være naturlig å vurdere behovet for – og mulighetene i – et Karesuandosamisk samarbeid mellom kommuner i Sverige, Finland og Norge hvor det bor Karesuando-samer i dag TK 4.A.1 Forskning om, og handlingsplaner mot, rasisme og diskriminering TK oppfordrer til en økt satsing på forskning om levekårene for urfolk og minoriteter, og at alle kommuner utarbeider en handlingsplan mot rasisme og diskriminering. TK.4.C.1 Eiendoms-, bruks- og urfolksrettigheter TK mener at a) FNs konvensjon om sivile og politiske rettigheter art. 27 må være førende i alle arealsaker. b) Man må sikre vilkårene til de tradisjonelle samiske næringene som fiskeri, utmarksbruk, reindrift og jordbruk. c) urfolksrettigheter må respekteres og reindriften må sikres tilgang til sine tradisjonelle områder. TK.4.D.1 Retten til fiske – også i Troms TK ber om at også de sjøsamiske områdene i Troms inkluderes i oppfølgingen av NOU 2007: 13 Den nye sameretten og NOU 2008: 5 Retten til fiske i havet utenfor Finnmark – altså hele det sjøsamiske området. TK.5.A.1 Implementeringsgapet TK anser en «lukking» av «implementeringsgapet» og en operasjonalisering av urfolks- og -minoritetsrettigheter – herunder artikkel 27 i FNs konvensjon om sivile og politiske rettigheter, samt konsultasjonsplikten – som grunnleggende forutsetninger for forsoningsprosessen. TK.5.B.1 Kompetanseheving basert på lokale forhold/historie Der det er relevant, oppfordres det til at den enkelte kommune/region tar utgangspunkt i lokale forhold og lokal historie i kompetansehevingen for offentlig ansatte. TK foreslår at 3 det ytes finansiell støtte til kommuner/regioner som har behov for kartlegging, dokumentasjon og forskning på lokal samisk/kvensk/finsk historie. TK.5.C.1 Urfolks- og minoritetskunnskap ved universiteter og høyskoler Et utvidet studietilbud vil kreve friske statlige midler for å være gjennomførbart. Administrasjonen bes om å inkludere følgende på egnet plass i høringsuttalelsen: Tromsø kommune støtter kommisjonens vurdering om behovet for økt kunnskap og forskning om behovene og tilbudene til samer og kvener/norskfinner med nedsatt funksjonsevne, men peker på at det haster med konkrete tiltak mot utilsiktet fornorskning. Det er fortsatt en risiko for å ikke lære eller miste språket når et barn eller en voksen med nedsatt funksjonsevne har omfattende støttebehov fra det offentlige (spesialundervisning, medisinsk hjelp, avlastning, BPA etc.). Den risikoen gjelder ikke bare det berørte barnet, men også dens familie. 4 </text:p>
          </table:table-cell>
          <table:table-cell office:value-type="float" office:value="5501" calcext:value-type="float">
            <text:p>5501</text:p>
          </table:table-cell>
          <table:table-cell office:value-type="string" calcext:value-type="string">
            <text:p>fef7baab-d701-578a-9851-855eefcfd710</text:p>
          </table:table-cell>
          <table:table-cell table:number-columns-repeated="16376"/>
        </table:table-row>
        <table:table-row table:style-name="ro4">
          <table:table-cell table:number-columns-repeated="3"/>
          <table:table-cell office:value-type="string" calcext:value-type="string">
            <text:p>0108/24, Kommunestyret, 19.06.2024</text:p>
          </table:table-cell>
          <table:table-cell office:value-type="string" calcext:value-type="string">
            <text:p><text:s/>Saksprotokoll Utvalg: Kommunestyret Arkivsaknr. 24/09947 Saksbehandler Rebekka Ringholm Behandlet av Møtedato Saknr 1 Formannskapet 11.06.2024 89/24 2 Kommunestyret 19.06.2024 108/24 Fastsettelse av valgdager i Tromsø kommune for valg 2025 Kommunestyret har behandlet saken i møte 19.06.2024 sak 108/24 Møtebehandling Votering Voteringspunkt Innstilling Enstemmig for 41 Kommunestyrets vedtak Valgting ved stortings- og sametingsvalget i Tromsø kommune avholdes søndag 7. september 2025 og mandag 8.</text:p>
          </table:table-cell>
          <table:table-cell office:value-type="string" calcext:value-type="string">
            <text:p><text:s/>Saksprotokoll Utvalg: Kommunestyret Arkivsaknr. 24/09947 Saksbehandler Rebekka Ringholm Behandlet av Møtedato Saknr 1 Formannskapet 11.06.2024 89/24 2 Kommunestyret 19.06.2024 108/24 Fastsettelse av valgdager i Tromsø kommune for valg 2025 Kommunestyret har behandlet saken i møte 19.06.2024 sak 108/24 Møtebehandling Votering Voteringspunkt Innstilling Enstemmig for 41 Kommunestyrets vedtak Valgting ved stortings- og sametingsvalget i Tromsø kommune avholdes søndag 7. september 2025 og mandag 8. september 2025 ved alle stemmemottak i kommunen. 1 </text:p>
          </table:table-cell>
          <table:table-cell office:value-type="float" office:value="5501" calcext:value-type="float">
            <text:p>5501</text:p>
          </table:table-cell>
          <table:table-cell office:value-type="string" calcext:value-type="string">
            <text:p>b9255b00-1a5a-5058-aad4-a058a236bb7e</text:p>
          </table:table-cell>
          <table:table-cell table:number-columns-repeated="16376"/>
        </table:table-row>
        <table:table-row table:style-name="ro2">
          <table:table-cell table:number-columns-repeated="3"/>
          <table:table-cell office:value-type="string" calcext:value-type="string">
            <text:p>0001/24, Oppvekst- og utdanningsutvalget, 08.03.2024</text:p>
          </table:table-cell>
          <table:table-cell table:number-columns-repeated="2" office:value-type="string" calcext:value-type="string">
            <text:p><text:s/>Saksprotokoll Utvalg: Oppvekst- og utdanningsutvalget Arkivsaknr. 23/16160 Saksbehandler Rebekka Ringholm Behandlet av Møtedato Saknr 1 Oppvekst- og utdanningsutvalget 08.03.2024 1/24 Protokoll Oppvekst- og utdanningsutvalget 09.02.2024 Oppvekst- og utdanningsutvalget har behandlet saken i møte 08.03.2024 sak 1/24 Møtebehandling Votering Oppvekst- og utdanningsutvalgets vedtak Protokollen ble godkjent. 1 </text:p>
          </table:table-cell>
          <table:table-cell office:value-type="float" office:value="5501" calcext:value-type="float">
            <text:p>5501</text:p>
          </table:table-cell>
          <table:table-cell office:value-type="string" calcext:value-type="string">
            <text:p>1d638528-a8bb-54cb-af2a-5ed37533b9fd</text:p>
          </table:table-cell>
          <table:table-cell table:number-columns-repeated="16376"/>
        </table:table-row>
        <table:table-row table:style-name="ro2">
          <table:table-cell table:number-columns-repeated="3"/>
          <table:table-cell office:value-type="string" calcext:value-type="string">
            <text:p>0127/24, Formannskapet, 03.09.2024</text:p>
          </table:table-cell>
          <table:table-cell office:value-type="string" calcext:value-type="string">
            <text:p><text:s/>Saksprotokoll Utvalg: Formannskapet Arkivsaknr. 23/20203 Saksbehandler Erik Nilsen Behandlet av Møtedato Saknr 1 Kommune- og byutviklingsutvalget 29.08.2024 43/24 2 Formannskapet 03.09.2024 127/24 3 Kommunestyret 11.09.2024 124/24 Forskrift om gebyrer for saksbehandling og kontroll etter forurensningsregelverket, Tromsø kommune, Troms fylke Formannskapet har behandlet saken i møte 03.09.2024 sak 127/24 Møtebehandling Votering Innstillingen ble enstemmig vedtatt. Formannskapets vedtak Forskrift </text:p>
          </table:table-cell>
          <table:table-cell office:value-type="string" calcext:value-type="string">
            <text:p><text:s/>Saksprotokoll Utvalg: Formannskapet Arkivsaknr. 23/20203 Saksbehandler Erik Nilsen Behandlet av Møtedato Saknr 1 Kommune- og byutviklingsutvalget 29.08.2024 43/24 2 Formannskapet 03.09.2024 127/24 3 Kommunestyret 11.09.2024 124/24 Forskrift om gebyrer for saksbehandling og kontroll etter forurensningsregelverket, Tromsø kommune, Troms fylke Formannskapet har behandlet saken i møte 03.09.2024 sak 127/24 Møtebehandling Votering Innstillingen ble enstemmig vedtatt. Formannskapets vedtak Forskrift om gebyrer for saksbehandling og kontroll etter forurensningsregleverket vedtas. 1 </text:p>
          </table:table-cell>
          <table:table-cell office:value-type="float" office:value="5501" calcext:value-type="float">
            <text:p>5501</text:p>
          </table:table-cell>
          <table:table-cell office:value-type="string" calcext:value-type="string">
            <text:p>9a631653-bcc5-5474-8b6e-5ec77c2726f8</text:p>
          </table:table-cell>
          <table:table-cell table:number-columns-repeated="16376"/>
        </table:table-row>
        <table:table-row table:style-name="ro2">
          <table:table-cell table:number-columns-repeated="3"/>
          <table:table-cell office:value-type="string" calcext:value-type="string">
            <text:p>0017/24, Helse- og velferdsutvalget, 03.05.2024</text:p>
          </table:table-cell>
          <table:table-cell office:value-type="string" calcext:value-type="string">
            <text:p><text:s/>Saksprotokoll Utvalg: Helse- og velferdsutvalget Arkivsaknr. 24/07219 Saksbehandler Sif Vik Behandlet av Møtedato Saknr 1 Ungdomsrådet 23.04.2024 10 Kommunestyret 22.05.2024 2 Kommunalt råd for mennesker med nedsatt 29.04.2024 18/24 funksjonsevne 3 Eldrerådet 29.04.2024 4 Mangfolds- og integreringsutvalget 30.04.2024 16/24 5 Miljø-, idrett-, kultur- og 03.05.2024 57/24 samfunnsutviklingsutvalget 6 Helse- og velferdsutvalget 03.05.2024 17/24 7 Kommune- og byutviklingsutvalget 06.05.2024 22/24 8 </text:p>
          </table:table-cell>
          <table:table-cell office:value-type="string" calcext:value-type="string">
            <text:p><text:s/>Saksprotokoll Utvalg: Helse- og velferdsutvalget Arkivsaknr. 24/07219 Saksbehandler Sif Vik Behandlet av Møtedato Saknr 1 Ungdomsrådet 23.04.2024 10 Kommunestyret 22.05.2024 2 Kommunalt råd for mennesker med nedsatt 29.04.2024 18/24 funksjonsevne 3 Eldrerådet 29.04.2024 4 Mangfolds- og integreringsutvalget 30.04.2024 16/24 5 Miljø-, idrett-, kultur- og 03.05.2024 57/24 samfunnsutviklingsutvalget 6 Helse- og velferdsutvalget 03.05.2024 17/24 7 Kommune- og byutviklingsutvalget 06.05.2024 22/24 8 Oppvekst- og utdanningsutvalget 07.05.2024 27/24 9 Formannskapet 14.05.2024 TROMSØ SOM EUROPEAN YOUTH CAPITAL 2026 Helse- og velferdsutvalget har behandlet saken i møte 03.05.2024 sak 17/24 Møtebehandling Votering Innstillinga ble enstemmig vedtatt med 11 stemmer. Helse- og velferdsutvalgets vedtak 1. EYC 2026 er en tverrsektoriell satsing og Kommunedirektøren bes om å organisere prosjektet hensiktsmessig innenfor kommuneorganisasjonen. 2. Kommunedirektøren bes om å innarbeide midler for å gjennomføre satsingen EYC 2026 i kommunens HAP/budsjettarbeid for perioden 2025-2028. 1 </text:p>
          </table:table-cell>
          <table:table-cell office:value-type="float" office:value="5501" calcext:value-type="float">
            <text:p>5501</text:p>
          </table:table-cell>
          <table:table-cell office:value-type="string" calcext:value-type="string">
            <text:p>5ed13cef-0337-5ac0-bfbc-bfe1b8959606</text:p>
          </table:table-cell>
          <table:table-cell table:number-columns-repeated="16376"/>
        </table:table-row>
        <table:table-row table:style-name="ro4">
          <table:table-cell table:number-columns-repeated="3"/>
          <table:table-cell office:value-type="string" calcext:value-type="string">
            <text:p>0017/24, Kommunalt råd for mennesker med nedsatt funksjonsevne, 29.04.2024</text:p>
          </table:table-cell>
          <table:table-cell office:value-type="string" calcext:value-type="string">
            <text:p><text:s/>Saksprotokoll Utvalg: Kommunalt råd for mennesker med nedsatt funksjonsevne Arkivsaknr. 24/05020 Saksbehandler Elizabeth Kræmer Behandlet av Møtedato Saknr 1 Kommunalt råd for mennesker med nedsatt 29.04.2024 17/24 funksjonsevne 2 Oppvekst- og utdanningsutvalget 07.05.2024 26/24 Opplæringstilbud til hørselshemmede og døve elever på 1.-10.trinn i Tromsø kommune. Kommunalt råd for mennesker med nedsatt funksjonsevne har behandlet saken i møte 29.04.2024 sak 17/24 Møtebehandling Barbara Vögele (MD</text:p>
          </table:table-cell>
          <table:table-cell office:value-type="string" calcext:value-type="string">
            <text:p><text:s/>Saksprotokoll Utvalg: Kommunalt råd for mennesker med nedsatt funksjonsevne Arkivsaknr. 24/05020 Saksbehandler Elizabeth Kræmer Behandlet av Møtedato Saknr 1 Kommunalt råd for mennesker med nedsatt 29.04.2024 17/24 funksjonsevne 2 Oppvekst- og utdanningsutvalget 07.05.2024 26/24 Opplæringstilbud til hørselshemmede og døve elever på 1.-10.trinn i Tromsø kommune. Kommunalt råd for mennesker med nedsatt funksjonsevne har behandlet saken i møte 29.04.2024 sak 17/24 Møtebehandling Barbara Vögele (MDG) foreslo: Støttet av: MDG Forslag: Rådet støtter kommunedirektørens innstilling og valg av alternativ 3, "tilbud om opplæring på nærskolen med tilbud om tegnspråkgruppe". Rådet ønsker å legge til at det bør vurderes muligheten for å utvide til to dager tegnspråkgruppe istedenfor én. Votering Voteringspunkt Innstilling Enstemmig for 9 (Ap, ByLa, FrP, Kommunalt råd for mennesker med nedsatt funksjonsevne, MDG) Voteringspunkt Enstemmig for 9 (Ap, ByLa, FrP, Kommunalt råd for mennesker med nedsatt funksjonsevne, MDG) Kommunalt råd for mennesker med nedsatt funksjonsevnes vedtak 1. Elever med tegnspråk som første språk får et skoletilbud en dag i uken i tegnspråkgruppe og det øvrige opplæringstilbudet på sin nærskole. 2. Elever med tegnspråk som førstespråk kan velge å bli elever på den skolen tegnspråkgruppa er. 3. Etablering av tegnspråkgruppe er betinget av minimum tre elever i gruppen. Rådet støtter kommunedirektørens innstilling og valg av alternativ 3, "tilbud om opplæring på nærskolen med tilbud om tegnspråkgruppe". Rådet ønsker å legge til at det bør vurderes muligheten for å utvide til to dager tegnspråkgruppe istedenfor én. 1 2 </text:p>
          </table:table-cell>
          <table:table-cell office:value-type="float" office:value="5501" calcext:value-type="float">
            <text:p>5501</text:p>
          </table:table-cell>
          <table:table-cell office:value-type="string" calcext:value-type="string">
            <text:p>dfc97f26-31c5-5adf-96b0-8e8f9b5216f5</text:p>
          </table:table-cell>
          <table:table-cell table:number-columns-repeated="16376"/>
        </table:table-row>
        <table:table-row table:style-name="ro2">
          <table:table-cell table:number-columns-repeated="3"/>
          <table:table-cell office:value-type="string" calcext:value-type="string">
            <text:p>0083/24, Miljø-, idrett-, kultur- og samfunnsutviklingsutvalget, 27.08.2024</text:p>
          </table:table-cell>
          <table:table-cell office:value-type="string" calcext:value-type="string">
            <text:p><text:s/>Saksprotokoll Utvalg: Miljø-, idrett-, kultur- og samfunnsutviklingsutvalget Arkivsaknr. 24/06718 Saksbehandler Magnus Klæboe Nordgård Behandlet av Møtedato Saknr 1 Miljø-, idrett-, kultur- og 27.08.2024 83/24 samfunnsutviklingsutvalget 2 Oppvekst- og utdanningsutvalget 30.08.2024 43/24 Oppdatering av retningslinjer for leie av Tromsø kommunes gymsaler og skolelokaler til idrett og fritidsformål Miljø-, idrett-, kultur- og samfunnsutviklingsutvalget har behandlet saken i møte 27.08.2024 sak 83/</text:p>
          </table:table-cell>
          <table:table-cell office:value-type="string" calcext:value-type="string">
            <text:p><text:s/>Saksprotokoll Utvalg: Miljø-, idrett-, kultur- og samfunnsutviklingsutvalget Arkivsaknr. 24/06718 Saksbehandler Magnus Klæboe Nordgård Behandlet av Møtedato Saknr 1 Miljø-, idrett-, kultur- og 27.08.2024 83/24 samfunnsutviklingsutvalget 2 Oppvekst- og utdanningsutvalget 30.08.2024 43/24 Oppdatering av retningslinjer for leie av Tromsø kommunes gymsaler og skolelokaler til idrett og fritidsformål Miljø-, idrett-, kultur- og samfunnsutviklingsutvalget har behandlet saken i møte 27.08.2024 sak 83/24 Møtebehandling Votering Innstillingen ble enstemmig vedtatt. Miljø-, idrett-, kultur- og samfunnsutviklingsutvalgets vedtak Oppdatering av retningslinjene for leie av Tromsø kommunes gymsaler og skolelokaler til idrett og fritidsformål, vedtas i tråd med vedlegget «Oppdatering av retningslinjer for leie av Tromsø kommunes gymsaler og skolelokaler» 1 </text:p>
          </table:table-cell>
          <table:table-cell office:value-type="float" office:value="5501" calcext:value-type="float">
            <text:p>5501</text:p>
          </table:table-cell>
          <table:table-cell office:value-type="string" calcext:value-type="string">
            <text:p>86122a90-2de1-5f8d-8bdd-917c0635b382</text:p>
          </table:table-cell>
          <table:table-cell table:number-columns-repeated="16376"/>
        </table:table-row>
        <table:table-row table:style-name="ro4">
          <table:table-cell table:number-columns-repeated="3"/>
          <table:table-cell office:value-type="string" calcext:value-type="string">
            <text:p>0049/24, Oppvekst- og utdanningsutvalget, 01.11.2024</text:p>
          </table:table-cell>
          <table:table-cell office:value-type="string" calcext:value-type="string">
            <text:p><text:s/>Saksprotokoll Utvalg: Oppvekst- og utdanningsutvalget Arkivsaknr. 24/16893 Saksbehandler Marit Gjendemsjø Talberg Behandlet av Møtedato Saknr 1 Kommunalt råd for mennesker med nedsatt 28.10.2024 40/24 funksjonsevne 2 Oppvekst- og utdanningsutvalget 01.11.2024 49/24 Digitalisering i skolen - digitale læremiddel, skjermbruk og regulering av mobiltelefoner Oppvekst- og utdanningsutvalget har behandlet saken i møte 01.11.2024 sak 49/24 Møtebehandling Anni Skogman (FrP) fremmet følgende tilleggsfors</text:p>
          </table:table-cell>
          <table:table-cell office:value-type="string" calcext:value-type="string">
            <text:p><text:s/>Saksprotokoll Utvalg: Oppvekst- og utdanningsutvalget Arkivsaknr. 24/16893 Saksbehandler Marit Gjendemsjø Talberg Behandlet av Møtedato Saknr 1 Kommunalt råd for mennesker med nedsatt 28.10.2024 40/24 funksjonsevne 2 Oppvekst- og utdanningsutvalget 01.11.2024 49/24 Digitalisering i skolen - digitale læremiddel, skjermbruk og regulering av mobiltelefoner Oppvekst- og utdanningsutvalget har behandlet saken i møte 01.11.2024 sak 49/24 Møtebehandling Anni Skogman (FrP) fremmet følgende tilleggsforslag: Digitale læremidler universelt utformet Kommunedirektøren bes påse at de digitale læremidlene som blir valgt er universelt utformet sånn at både synshemmede, hørselshemmede og andre får tilgang til verktøyene. Det er viktig at lærerne har nødvendig kompetanse i bruken, eller vet hvor de kan få støtte. Pål Julius Skogholt (SV) fremmet følgende tilleggsforslag: Høyring Utvalet ber om at saka blir sendt skolane og fagforeiningane for innspel og kommentarar, og at desse svara blir lagt fram for utvalet. Tema som utvalet ønsker tilbakemelding på: • Forhaldet mellom trykte læremiddel og digitale læremiddel • Faktisk bruk av dei digitale læremidla og dei ordningane kommunen har • trinnsamarbeid på tvers av skolane - korleis skjer dette med omsyn til digitale ressursar • Andre ting på dette feltet som skolane er opptatt av. Sara Ellen Gaup (SV) fremmet følgende tilleggsforslag: Kunstig intelligens Kunstig intelligens og fremtidig digitale verktøy som kommer skal inkluderes i saken. Votering Voteringspunkt: Innstilling Innstillinga ble enstemmig vedtatt med 11 stemmer. Voteringspunkt: Digitale læremidler universelt utformet Forslaget ble enstemmig vedtatt med 11 stemmer. Voteringspunkt: Høyring Forslaget ble enstemmig vedtatt med 11 stemmer. Voteringspunkt: Kunstig intelligens 1 Forslaget ble enstemmig vedtatt med 11 stemmer. Oppvekst- og utdanningsutvalgets vedtak Oppvekst- og utdanningsutvalget tar utredningen om digitalisering, skjermbruk og regulering av mobiltelefoner i skolen til orientering. Kommunedirektøren bes påse at de digitale læremidlene som blir valgt er universelt utformet sånn at både synshemmede, hørselshemmede og andre får tilgang til verktøyene. Det er viktig at lærerne har nødvendig kompetanse i bruken, eller vet hvor de kan få støtte. Utvalet ber om at saka blir sendt skolane og fagforeiningane for innspel og kommentarar, og at desse svara blir lagt fram for utvalet. Tema som utvalet ønsker tilbakemelding på: • Forhaldet mellom trykte læremiddel og digitale læremiddel • Faktisk bruk av dei digitale læremidla og dei ordningane kommunen har • trinnsamarbeid på tvers av skolane - korleis skjer dette med omsyn til digitale ressursar • Andre ting på dette feltet som skolane er opptatt av. Kunstig intelligens og fremtidig digitale verktøy som kommer skal inkluderes i saken. 2 </text:p>
          </table:table-cell>
          <table:table-cell office:value-type="float" office:value="5501" calcext:value-type="float">
            <text:p>5501</text:p>
          </table:table-cell>
          <table:table-cell office:value-type="string" calcext:value-type="string">
            <text:p>326b9750-2cbc-54d3-8284-c7a864b67118</text:p>
          </table:table-cell>
          <table:table-cell table:number-columns-repeated="16376"/>
        </table:table-row>
        <table:table-row table:style-name="ro4">
          <table:table-cell table:number-columns-repeated="3"/>
          <table:table-cell office:value-type="string" calcext:value-type="string">
            <text:p>0174/24, Kommunestyret, 18.12.2024</text:p>
          </table:table-cell>
          <table:table-cell office:value-type="string" calcext:value-type="string">
            <text:p><text:s/>Saksprotokoll Utvalg: Kommunestyret Arkivsaknr. 24/20573 Saksbehandler Thomas Johansen Behandlet av Møtedato Saknr 1 Formannskapet 03.12.2024 188/24 2 Kommunestyret 18.12.2024 174/24 Økonomisk rapportering per oktober 2024 Kommunestyret har behandlet saken i møte 18.12.2024 sak 174/24 Møtebehandling Votering Voteringspunkt: Innstilling Innstillinga ble enstemmig vedtatt med 43 stemmer. Kommunestyrets vedtak 1. Økonomirapport pr. oktober 2024 tas til orientering. 2. Endringer i driftsbudsjettet </text:p>
          </table:table-cell>
          <table:table-cell office:value-type="string" calcext:value-type="string">
            <text:p><text:s/>Saksprotokoll Utvalg: Kommunestyret Arkivsaknr. 24/20573 Saksbehandler Thomas Johansen Behandlet av Møtedato Saknr 1 Formannskapet 03.12.2024 188/24 2 Kommunestyret 18.12.2024 174/24 Økonomisk rapportering per oktober 2024 Kommunestyret har behandlet saken i møte 18.12.2024 sak 174/24 Møtebehandling Votering Voteringspunkt: Innstilling Innstillinga ble enstemmig vedtatt med 43 stemmer. Kommunestyrets vedtak 1. Økonomirapport pr. oktober 2024 tas til orientering. 2. Endringer i driftsbudsjettet vedtas iht. § 5-4 Bevilgningsoversikt - drift (1A) og § 5-4 Bevilgningsoversikt - drift (1B). 3. Endringer i investeringsbudsjettet vedtas iht. § 5-5 Bevilgningsoversikt – investering (2A) og § 5-5 Bevilgningsoversikt – investering (2B) 4. Tromsø kommunes trekkrettighet (kassekreditt) for 2024 økes fra 600 millioner kroner til 800 millioner kroner i gjeldende hovedbankavtale. 5. Til finansiering av nybygg/nyanskaffelser søkes opptatt lån i 2024 på til sammen 1 979,3 millioner kroner. Lån fordeler seg slik: A. Lån til ordinære investeringer 1 149,6 millioner kroner B. Lån til investeringer i VA-sektoren 139,1 millioner kroner C. Utlån kommunale foretak 90,6 millioner kroner Sum lån investeringer 1 379,3 millioner kroner D. Startlån, Husbanken 600 millioner kroner 1 Sum lån til investeringer og utlån 1 979,3 millioner kroner 2 </text:p>
          </table:table-cell>
          <table:table-cell office:value-type="float" office:value="5501" calcext:value-type="float">
            <text:p>5501</text:p>
          </table:table-cell>
          <table:table-cell office:value-type="string" calcext:value-type="string">
            <text:p>1bd73028-e82a-5076-89dd-b5afcbf1f090</text:p>
          </table:table-cell>
          <table:table-cell table:number-columns-repeated="16376"/>
        </table:table-row>
        <table:table-row table:style-name="ro2">
          <table:table-cell table:number-columns-repeated="3"/>
          <table:table-cell office:value-type="string" calcext:value-type="string">
            <text:p>0025/25, Kommunestyret, 23.04.2025</text:p>
          </table:table-cell>
          <table:table-cell office:value-type="string" calcext:value-type="string">
            <text:p><text:s/>Saksprotokoll Utvalg: Kommunestyret Arkivsaknr. 25/05676 Saksbehandler Julie Jørgensen Behandlet av Møtedato Saknr 1 Formannskapet 08.04.2025 37/25 2 Kommunestyret 23.04.2025 25/25 Oppdatert investeringsbeslutning - prosjekt 3163 Ryavegen Omsorgsboliger Kommunestyret har behandlet saken i møte 23.04.2025 sak 25/25 Møtebehandling Votering Innstilling vedtatt med 43 stemmer Kommunestyrets vedtak 1. Revidert bevilgning på 150 300 000 inkludert mva. til prosjekt 3163 Ryavegen Omsorgsboliger godkjen</text:p>
          </table:table-cell>
          <table:table-cell office:value-type="string" calcext:value-type="string">
            <text:p><text:s/>Saksprotokoll Utvalg: Kommunestyret Arkivsaknr. 25/05676 Saksbehandler Julie Jørgensen Behandlet av Møtedato Saknr 1 Formannskapet 08.04.2025 37/25 2 Kommunestyret 23.04.2025 25/25 Oppdatert investeringsbeslutning - prosjekt 3163 Ryavegen Omsorgsboliger Kommunestyret har behandlet saken i møte 23.04.2025 sak 25/25 Møtebehandling Votering Innstilling vedtatt med 43 stemmer Kommunestyrets vedtak 1. Revidert bevilgning på 150 300 000 inkludert mva. til prosjekt 3163 Ryavegen Omsorgsboliger godkjennes 2. Leverandør Econor AS innstilles til gjennomføring av riving og bygging av Ryavegen Omsorgsboliger 3. Kommunestyret gir kommunedirektøren i oppdrag å undersøke om det er mulig å redusere entreprenørskostnadene med 10 %. Utfallet av prosessen påvirker ikke investeringsbeslutningen. 1 </text:p>
          </table:table-cell>
          <table:table-cell office:value-type="float" office:value="5501" calcext:value-type="float">
            <text:p>5501</text:p>
          </table:table-cell>
          <table:table-cell office:value-type="string" calcext:value-type="string">
            <text:p>46a1bf19-6a6d-5806-9b85-c4b9b7bf900d</text:p>
          </table:table-cell>
          <table:table-cell table:number-columns-repeated="16376"/>
        </table:table-row>
        <table:table-row table:style-name="ro2">
          <table:table-cell table:number-columns-repeated="3"/>
          <table:table-cell office:value-type="string" calcext:value-type="string">
            <text:p>0020/24, Mangfolds- og integreringsutvalget, 04.06.2024</text:p>
          </table:table-cell>
          <table:table-cell office:value-type="string" calcext:value-type="string">
            <text:p><text:s/>Saksprotokoll Utvalg: Mangfolds- og integreringsutvalget Arkivsaknr. 24/09696 Saksbehandler David Moen Behandlet av Møtedato Saknr 1 Eldrerådet 03.06.2024 20/24 2 Kommunalt råd for mennesker med nedsatt 03.06.2024 26/24 funksjonsevne 3 Likestillingsutvalget 04.06.2024 5/24 4 Mangfolds- og integreringsutvalget 04.06.2024 20/24 5 Ungdomsrådet 04.06.2024 6 Helse- og velferdsutvalget 05.06.2024 25/24 7 Miljø-, idrett-, kultur- og 05.06.2024 72/24 samfunnsutviklingsutvalget 8 Oppvekst- og utdannings</text:p>
          </table:table-cell>
          <table:table-cell office:value-type="string" calcext:value-type="string">
            <text:p><text:s/>Saksprotokoll Utvalg: Mangfolds- og integreringsutvalget Arkivsaknr. 24/09696 Saksbehandler David Moen Behandlet av Møtedato Saknr 1 Eldrerådet 03.06.2024 20/24 2 Kommunalt råd for mennesker med nedsatt 03.06.2024 26/24 funksjonsevne 3 Likestillingsutvalget 04.06.2024 5/24 4 Mangfolds- og integreringsutvalget 04.06.2024 20/24 5 Ungdomsrådet 04.06.2024 6 Helse- og velferdsutvalget 05.06.2024 25/24 7 Miljø-, idrett-, kultur- og 05.06.2024 72/24 samfunnsutviklingsutvalget 8 Oppvekst- og utdanningsutvalget 07.06.2024 42/24 Kommunedelplan for kultur 2024 - 2032. Høringsutgave. Mangfolds- og integreringsutvalget har behandlet saken i møte 04.06.2024 sak 20/24 Møtebehandling Fartun Hussein (AP) foreslo følgende tilleggsforslag: Språklig mangfold 1.3: Informasjon om tjenester: ønskes å legge til en setning om at informasjon også bør være på flere språk mtp planens ønske om språklig mangfold. Fartun Hussein (AP) foreslo følgende tilleggsforslag: Mangfold Gjennom planen brukes ordet mangfold flere steder, utvalget er fornøyd med den definisjonen som kommer frem på side 12. Rådet anbefaler at det i videre arbeid konkretiserer hvordan vi kan jobbe med å øke etnisk og språklig mangfold i vår kommune. Vi savner dette i kartleggingen, men ønsker å se det i videre anbefalingers og prosessarbeid. Votering Voteringspunkt: Språklig mangfold Enstemmig vedtatt med 6 stemmer Voteringspunkt: Mangfold Vedtatt med 5 stemmer mot 1 stemme (Kelly Then) Voteringspunkt: Innstilling 1 Enstemmig vedtatt med 6 stemmer Mangfolds- og integreringsutvalgets vedtak Høringsversjon av Kommunedelplan for kultur 2024 – 2032 vedtas og sendes ut på offentlig høring i minimum seks uker. 1.3: Informasjon om tjenester: ønskes å legge til en setning om at informasjon også bør være på flere språk mtp planens ønske om språklig mangfold. Gjennom planen brukes ordet mangfold flere steder, utvalget er fornøyd med den definisjonen som kommer frem på side 12. Rådet anbefaler at det i videre arbeid konkretiserer hvordan vi kan jobbe med å øke etnisk og språklig mangfold i vår kommune. Vi savner dette i kartleggingen, men ønsker å se det i videre anbefalingers og prosessarbeid. 2 </text:p>
          </table:table-cell>
          <table:table-cell office:value-type="float" office:value="5501" calcext:value-type="float">
            <text:p>5501</text:p>
          </table:table-cell>
          <table:table-cell office:value-type="string" calcext:value-type="string">
            <text:p>0f4c271a-faca-5934-954e-e9300d9e1e0e</text:p>
          </table:table-cell>
          <table:table-cell table:number-columns-repeated="16376"/>
        </table:table-row>
        <table:table-row table:style-name="ro2">
          <table:table-cell table:number-columns-repeated="3"/>
          <table:table-cell office:value-type="string" calcext:value-type="string">
            <text:p>0018/24, Formannskapet, 07.02.2024</text:p>
          </table:table-cell>
          <table:table-cell office:value-type="string" calcext:value-type="string">
            <text:p><text:s/>Saksprotokoll Utvalg: Formannskapet Arkivsaknr. 24/01567 Saksbehandler Trond Eliassen Behandlet av Møtedato Saknr 1 Formannskapet 07.02.2024 18/24 2 Kommunestyret 14.02.2024 17/24 Refinansiering av lån - Bjerkakerhallen AS Formannskapet har behandlet saken i møte 07.02.2024 sak 18/24 Møtebehandling Votering Innstillingen ble vedtatt med 11 stemmer for, og to stemmer mot (Rolleiv Lind (H), og John Rainer Løvli (INP)) Formannskapets vedtak 1. Tromsø kommune aksepterer at det foretas følgende endr</text:p>
          </table:table-cell>
          <table:table-cell office:value-type="string" calcext:value-type="string">
            <text:p><text:s/>Saksprotokoll Utvalg: Formannskapet Arkivsaknr. 24/01567 Saksbehandler Trond Eliassen Behandlet av Møtedato Saknr 1 Formannskapet 07.02.2024 18/24 2 Kommunestyret 14.02.2024 17/24 Refinansiering av lån - Bjerkakerhallen AS Formannskapet har behandlet saken i møte 07.02.2024 sak 18/24 Møtebehandling Votering Innstillingen ble vedtatt med 11 stemmer for, og to stemmer mot (Rolleiv Lind (H), og John Rainer Løvli (INP)) Formannskapets vedtak 1. Tromsø kommune aksepterer at det foretas følgende endringer i kommunestyrets garantivedtak av 20.06.2018, k-sak 128/18, ovenfor Bjerkakerhallen AS: - Punkt 5: «Det forutsettes at långiver etablerer 1 pr.pant i festekontrakt med påstående eiendom, driftstilbehør og utestående fordringer» oppheves. - Punkt 9: «Garantivedtak er kun gyldig i fem år. Behov etter denne tid må behandles på nytt av kommunestyret» oppheves. 2. Det forutsettes at Statsforvaltningen i Troms og Finnmark aksepterer endrede garantivilkår knyttet til kommunal garantistillelse ovenfor Bjerkakerhallen AS. 1 </text:p>
          </table:table-cell>
          <table:table-cell office:value-type="float" office:value="5501" calcext:value-type="float">
            <text:p>5501</text:p>
          </table:table-cell>
          <table:table-cell office:value-type="string" calcext:value-type="string">
            <text:p>d53b1157-10ab-519a-81da-9628df14d777</text:p>
          </table:table-cell>
          <table:table-cell table:number-columns-repeated="16376"/>
        </table:table-row>
        <table:table-row table:style-name="ro2">
          <table:table-cell table:number-columns-repeated="3"/>
          <table:table-cell office:value-type="string" calcext:value-type="string">
            <text:p>0027/24, Helse- og velferdsutvalget, 05.06.2024</text:p>
          </table:table-cell>
          <table:table-cell office:value-type="string" calcext:value-type="string">
            <text:p><text:s/>Saksprotokoll Utvalg: Helse- og velferdsutvalget Arkivsaknr. 24/09858 Saksbehandler Thomas Johansen Behandlet av Møtedato Saknr 1 Eldrerådet 03.06.2024 21/24 2 Kommunalt råd for mennesker med nedsatt 03.06.2024 31/24 funksjonsevne 3 Helse- og velferdsutvalget 05.06.2024 27/24 4 Kommune- og byutviklingsutvalget 06.06.2024 34/24 5 Oppvekst- og utdanningsutvalget 07.06.2024 29/24 6 Formannskapet 11.06.2024 80/24 7 Kommunestyret 18.06.2024 93/24 8 Miljø-, idrett-, kultur- og 05.06.2024 79/24 samfun</text:p>
          </table:table-cell>
          <table:table-cell office:value-type="string" calcext:value-type="string">
            <text:p><text:s/>Saksprotokoll Utvalg: Helse- og velferdsutvalget Arkivsaknr. 24/09858 Saksbehandler Thomas Johansen Behandlet av Møtedato Saknr 1 Eldrerådet 03.06.2024 21/24 2 Kommunalt råd for mennesker med nedsatt 03.06.2024 31/24 funksjonsevne 3 Helse- og velferdsutvalget 05.06.2024 27/24 4 Kommune- og byutviklingsutvalget 06.06.2024 34/24 5 Oppvekst- og utdanningsutvalget 07.06.2024 29/24 6 Formannskapet 11.06.2024 80/24 7 Kommunestyret 18.06.2024 93/24 8 Miljø-, idrett-, kultur- og 05.06.2024 79/24 samfunnsutviklingsutvalget 9 Mangfolds- og integreringsutvalget 04.06.2024 21/24 Tertialrapport 1-2024 Helse- og velferdsutvalget har behandlet saken i møte 05.06.2024 sak 27/24 Møtebehandling Votering Innstillinga ble enstemmig vedtatt med 10 stemmer. Helse- og velferdsutvalgets vedtak 1. Tertialrapport 1-2024 tas til orientering. 2. Overføring til Tromsø brann og redning KF økes med 2,292 millioner kroner i 2024. 3. Endringer i driftsbudsjettet vedtas iht. § 5-4 Bevilgningsoversikt - drift (1A) og § 5-4 Bevilgningsoversikt - drift (1B). 4. Endringer i investeringsbudsjettet vedtas iht. § 5-5 Bevilgningsoversikt – investering (2A) og § 5-5 Bevilgningsoversikt – investering (2B) Til finansiering av nybygg/nyanskaffelser søkes opptatt lån i 2024 på til sammen 1,644 mrd. kroner. Lån fordeler seg slik: A. Lån til ordinære investeringer 805 millioner kroner B. Lån til investeringer i VA-sektoren 147 millioner kroner C. Utlån kommunale foretak 91 millioner kroner Sum lån investeringer 1,044 mrd. kroner D. Startlån, Husbanken 600 millioner kroner Sum lån til investeringer og utlån 1, 644 mrd. kroner 1 5. Tromsø kommunes trekkrettighet (kassekreditt) for 2024 økes fra 500 millioner kroner til 600 millioner kroner i gjeldende hovedbankavtale. 6. Endring i tilskuddsliste for 2024 vedtas iht. vedlegg 1. 7. Endring i gebyrliste for 2024 vedtas iht. vedlegg 2. 2 </text:p>
          </table:table-cell>
          <table:table-cell office:value-type="float" office:value="5501" calcext:value-type="float">
            <text:p>5501</text:p>
          </table:table-cell>
          <table:table-cell office:value-type="string" calcext:value-type="string">
            <text:p>36e8b04a-358f-5970-bc8b-c41c4b54139b</text:p>
          </table:table-cell>
          <table:table-cell table:number-columns-repeated="16376"/>
        </table:table-row>
        <table:table-row table:style-name="ro4">
          <table:table-cell table:number-columns-repeated="3"/>
          <table:table-cell office:value-type="string" calcext:value-type="string">
            <text:p>0126/24, Formannskapet, 03.09.2024</text:p>
          </table:table-cell>
          <table:table-cell office:value-type="string" calcext:value-type="string">
            <text:p><text:s/>Saksprotokoll Utvalg: Formannskapet Arkivsaknr. 24/13959 Saksbehandler Rebekka Ringholm Behandlet av Møtedato Saknr 1 Formannskapet 03.09.2024 126/24 2 Kommunestyret 11.09.2024 131/24 Nyvalg til Miljø-, idrett-, kultur- og samfunnsutviklingsutvalget etter endelig uttreden for Roger Haugen (INP) Formannskapet har behandlet saken i møte 03.09.2024 sak 126/24 Møtebehandling Votering Innstillingen ble enstemmig vedtatt. Formannskapets vedtak Som nytt varamedlem for Industri- og Næringspartiet i Mil</text:p>
          </table:table-cell>
          <table:table-cell office:value-type="string" calcext:value-type="string">
            <text:p><text:s/>Saksprotokoll Utvalg: Formannskapet Arkivsaknr. 24/13959 Saksbehandler Rebekka Ringholm Behandlet av Møtedato Saknr 1 Formannskapet 03.09.2024 126/24 2 Kommunestyret 11.09.2024 131/24 Nyvalg til Miljø-, idrett-, kultur- og samfunnsutviklingsutvalget etter endelig uttreden for Roger Haugen (INP) Formannskapet har behandlet saken i møte 03.09.2024 sak 126/24 Møtebehandling Votering Innstillingen ble enstemmig vedtatt. Formannskapets vedtak Som nytt varamedlem for Industri- og Næringspartiet i Miljø-, idrett, kultur- og samferdselsutvalget velges: 1 </text:p>
          </table:table-cell>
          <table:table-cell office:value-type="float" office:value="5501" calcext:value-type="float">
            <text:p>5501</text:p>
          </table:table-cell>
          <table:table-cell office:value-type="string" calcext:value-type="string">
            <text:p>e5f0f37b-55c3-5092-8348-a948d7a1a41b</text:p>
          </table:table-cell>
          <table:table-cell table:number-columns-repeated="16376"/>
        </table:table-row>
        <table:table-row table:style-name="ro2">
          <table:table-cell table:number-columns-repeated="3"/>
          <table:table-cell office:value-type="string" calcext:value-type="string">
            <text:p>0023/24, Oppvekst- og utdanningsutvalget, 07.05.2024</text:p>
          </table:table-cell>
          <table:table-cell office:value-type="string" calcext:value-type="string">
            <text:p><text:s/>Saksprotokoll Utvalg: Oppvekst- og utdanningsutvalget Arkivsaknr. 24/04205 Saksbehandler Lill Ann Jordan Behandlet av Møtedato Saknr 1 Oppvekst- og utdanningsutvalget 07.05.2024 23/24 2 Helse- og velferdsutvalget 03.05.2024 15/24 3 Kommunalt råd for mennesker med nedsatt 29.04.2024 20/24 funksjonsevne Tilsvar til revidert nasjonal faglig retningslinje «Palliasjon til barn og unge» Oppvekst- og utdanningsutvalget har behandlet saken i møte 07.05.2024 sak 23/24 Møtebehandling Votering Innstilling</text:p>
          </table:table-cell>
          <table:table-cell office:value-type="string" calcext:value-type="string">
            <text:p><text:s/>Saksprotokoll Utvalg: Oppvekst- og utdanningsutvalget Arkivsaknr. 24/04205 Saksbehandler Lill Ann Jordan Behandlet av Møtedato Saknr 1 Oppvekst- og utdanningsutvalget 07.05.2024 23/24 2 Helse- og velferdsutvalget 03.05.2024 15/24 3 Kommunalt råd for mennesker med nedsatt 29.04.2024 20/24 funksjonsevne Tilsvar til revidert nasjonal faglig retningslinje «Palliasjon til barn og unge» Oppvekst- og utdanningsutvalget har behandlet saken i møte 07.05.2024 sak 23/24 Møtebehandling Votering Innstillinga ble enstemmig vedtatt med 11 stemmer. Oppvekst- og utdanningsutvalgets vedtak Høringsuttalelsen fra Tromsø kommune om revidert nasjonal faglig retningslinje «Palliasjon til barn og unge» fra Helsedirektoratet vedtas slik det framgår av saksfremlegget. 1 </text:p>
          </table:table-cell>
          <table:table-cell office:value-type="float" office:value="5501" calcext:value-type="float">
            <text:p>5501</text:p>
          </table:table-cell>
          <table:table-cell office:value-type="string" calcext:value-type="string">
            <text:p>8f3f774f-f275-5ebd-a90e-392fc1ed9b03</text:p>
          </table:table-cell>
          <table:table-cell table:number-columns-repeated="16376"/>
        </table:table-row>
        <table:table-row table:style-name="ro2">
          <table:table-cell table:number-columns-repeated="3"/>
          <table:table-cell office:value-type="string" calcext:value-type="string">
            <text:p>0021/25, Kommunestyret, 12.03.2025</text:p>
          </table:table-cell>
          <table:table-cell office:value-type="string" calcext:value-type="string">
            <text:p><text:s/>Saksprotokoll Utvalg: Kommunestyret Arkivsaknr. 25/02541 Saksbehandler Zebib Bredesen Behandlet av Møtedato Saknr 1 Formannskapet 04.03.2025 28/25 2 Kommunestyret 12.03.2025 21/25 Nyvalg av valgstyret for 2023-2027 etter innvilget fritak for Sigrid Bjørnhaug Hammer Kommunestyret har behandlet saken i møte 12.03.2025 sak 21/25 Møtebehandling Pål Julius Skogholt (SV) Namn Støttet av: SV Forslag: Line Elisabeth Solbakken velges som settemedlem og nestleiar i valstyret i fritaksperioden for Hammer </text:p>
          </table:table-cell>
          <table:table-cell office:value-type="string" calcext:value-type="string">
            <text:p><text:s/>Saksprotokoll Utvalg: Kommunestyret Arkivsaknr. 25/02541 Saksbehandler Zebib Bredesen Behandlet av Møtedato Saknr 1 Formannskapet 04.03.2025 28/25 2 Kommunestyret 12.03.2025 21/25 Nyvalg av valgstyret for 2023-2027 etter innvilget fritak for Sigrid Bjørnhaug Hammer Kommunestyret har behandlet saken i møte 12.03.2025 sak 21/25 Møtebehandling Pål Julius Skogholt (SV) Namn Støttet av: SV Forslag: Line Elisabeth Solbakken velges som settemedlem og nestleiar i valstyret i fritaksperioden for Hammer Votering Voteringspunkt Namn Enstemmig for 43 Kommunestyrets vedtak Line Elisabeth Solbakken velges som settemedlem og nestleiar i valstyret i fritaksperioden for Hammer 1 </text:p>
          </table:table-cell>
          <table:table-cell office:value-type="float" office:value="5501" calcext:value-type="float">
            <text:p>5501</text:p>
          </table:table-cell>
          <table:table-cell office:value-type="string" calcext:value-type="string">
            <text:p>a46102c6-eee2-5388-bce9-d97052e88f2b</text:p>
          </table:table-cell>
          <table:table-cell table:number-columns-repeated="16376"/>
        </table:table-row>
        <table:table-row table:style-name="ro2">
          <table:table-cell table:number-columns-repeated="3"/>
          <table:table-cell office:value-type="string" calcext:value-type="string">
            <text:p>0041/24, Formannskapet, 12.03.2024</text:p>
          </table:table-cell>
          <table:table-cell table:number-columns-repeated="2" office:value-type="string" calcext:value-type="string">
            <text:p><text:s/>Saksprotokoll Utvalg: Formannskapet Arkivsaknr. 23/19982 Saksbehandler Line Vatne Behandlet av Møtedato Saknr 1 Formannskapet 12.03.2024 41/24 Meddommerutvalget 2021-2024 - Søknad om fritak Formannskapet har behandlet saken i møte 12.03.2024 sak 41/24 Møtebehandling Votering Innstillingen ble enstemmig vedtatt. Formannskapets vedtak Randi Hansen innvilges fritak fra verv som meddommer i Hålogaland lagmannsrett. 1 </text:p>
          </table:table-cell>
          <table:table-cell office:value-type="float" office:value="5501" calcext:value-type="float">
            <text:p>5501</text:p>
          </table:table-cell>
          <table:table-cell office:value-type="string" calcext:value-type="string">
            <text:p>f9333477-d152-516e-804e-c0efb740c4ad</text:p>
          </table:table-cell>
          <table:table-cell table:number-columns-repeated="16376"/>
        </table:table-row>
        <table:table-row table:style-name="ro1" table:number-rows-repeated="104833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17T15:24:09.766224542</dc:date>
    <dc:creator>Andreas L Opdahl</dc:creator>
    <meta:editing-duration>PT2H29M23S</meta:editing-duration>
    <meta:editing-cycles>2</meta:editing-cycles>
    <meta:generator>LibreOffice/25.2.4.3$Linux_X86_64 LibreOffice_project/520$Build-3</meta:generator>
    <meta:document-statistic meta:table-count="1" meta:cell-count="1227" meta:object-count="0"/>
  </office:meta>
</office:document-meta>
</file>